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89in"/>
    </style:style>
    <style:style style:name="co3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3126in"/>
    </style:style>
    <style:style style:name="co12" style:family="table-column">
      <style:table-column-properties fo:break-before="auto" style:column-width="1.1161in"/>
    </style:style>
    <style:style style:name="co6" style:family="table-column">
      <style:table-column-properties fo:break-before="auto" style:column-width="1.3673in"/>
    </style:style>
    <style:style style:name="co2" style:family="table-column">
      <style:table-column-properties fo:break-before="auto" style:column-width="1.2362in"/>
    </style:style>
    <style:style style:name="co14" style:family="table-column">
      <style:table-column-properties fo:break-before="auto" style:column-width="1.2252in"/>
    </style:style>
    <style:style style:name="co9" style:family="table-column">
      <style:table-column-properties fo:break-before="auto" style:column-width="1.4307in"/>
    </style:style>
    <style:style style:name="co10" style:family="table-column">
      <style:table-column-properties fo:break-before="auto" style:column-width="1.0835in"/>
    </style:style>
    <style:style style:name="co11" style:family="table-column">
      <style:table-column-properties fo:break-before="auto" style:column-width="1.2126in"/>
    </style:style>
    <style:style style:name="co13" style:family="table-column">
      <style:table-column-properties fo:break-before="auto" style:column-width="1.302in"/>
    </style:style>
    <style:style style:name="co16" style:family="table-column">
      <style:table-column-properties fo:break-before="auto" style:column-width="0.9827in"/>
    </style:style>
    <style:style style:name="co17" style:family="table-column">
      <style:table-column-properties fo:break-before="auto" style:column-width="1.4654in"/>
    </style:style>
    <style:style style:name="co18" style:family="table-column">
      <style:table-column-properties fo:break-before="auto" style:column-width="1.5638in"/>
    </style:style>
    <style:style style:name="co19" style:family="table-column">
      <style:table-column-properties fo:break-before="auto" style:column-width="1.3346in"/>
    </style:style>
    <style:style style:name="co20" style:family="table-column">
      <style:table-column-properties fo:break-before="auto" style:column-width="1.4201in"/>
    </style:style>
    <style:style style:name="co21" style:family="table-column">
      <style:table-column-properties fo:break-before="auto" style:column-width="1.0398in"/>
    </style:style>
    <style:style style:name="co22" style:family="table-column">
      <style:table-column-properties fo:break-before="auto" style:column-width="1.1484in"/>
    </style:style>
    <style:style style:name="co23" style:family="table-column">
      <style:table-column-properties fo:break-before="auto" style:column-width="1.1272in"/>
    </style:style>
    <style:style style:name="co24" style:family="table-column">
      <style:table-column-properties fo:break-before="auto" style:column-width="1.1925in"/>
    </style:style>
    <style:style style:name="co25" style:family="table-column">
      <style:table-column-properties fo:break-before="auto" style:column-width="0.6354in"/>
    </style:style>
    <style:style style:name="co26" style:family="table-column">
      <style:table-column-properties fo:break-before="auto" style:column-width="0.9744in"/>
    </style:style>
    <style:style style:name="co27" style:family="table-column">
      <style:table-column-properties fo:break-before="auto" style:column-width="0.6244in"/>
    </style:style>
    <style:style style:name="co28" style:family="table-column">
      <style:table-column-properties fo:break-before="auto" style:column-width="0.8756in"/>
    </style:style>
    <style:style style:name="co29" style:family="table-column">
      <style:table-column-properties fo:break-before="auto" style:column-width="0.6465in"/>
    </style:style>
    <style:style style:name="co30" style:family="table-column">
      <style:table-column-properties fo:break-before="auto" style:column-width="0.6008in"/>
    </style:style>
    <style:style style:name="co31" style:family="table-column">
      <style:table-column-properties fo:break-before="auto" style:column-width="1.1689in"/>
    </style:style>
    <style:style style:name="co32" style:family="table-column">
      <style:table-column-properties fo:break-before="auto" style:column-width="1.2339in"/>
    </style:style>
    <style:style style:name="co33" style:family="table-column">
      <style:table-column-properties fo:break-before="auto" style:column-width="1.4854in"/>
    </style:style>
    <style:style style:name="co34" style:family="table-column">
      <style:table-column-properties fo:break-before="auto" style:column-width="1.0598in"/>
    </style:style>
    <style:style style:name="co35" style:family="table-column">
      <style:table-column-properties fo:break-before="auto" style:column-width="1.3in"/>
    </style:style>
    <style:style style:name="co36" style:family="table-column">
      <style:table-column-properties fo:break-before="auto" style:column-width="0.568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008in solid #000000" fo:border-left="0.0138in solid #000000" fo:border-right="0.0008in solid #000000" fo:border-top="0.0138in solid #000000"/>
    </style:style>
    <style:style style:name="ce4" style:family="table-cell" style:parent-style-name="Default">
      <style:table-cell-properties fo:border-bottom="0.0008in solid #000000" fo:border-left="0.0138in solid #000000" fo:border-right="0.0008in solid #000000" fo:border-top="0.0008in solid #000000"/>
    </style:style>
    <style:style style:name="ce5" style:family="table-cell" style:parent-style-name="Default">
      <style:table-cell-properties fo:border-bottom="0.0138in solid #000000" fo:border-left="0.0138in solid #000000" fo:border-right="0.0008in solid #000000" fo:border-top="0.0008in solid #000000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0.0138in solid #000000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fo:border-bottom="0.0138in solid #000000" fo:border-left="0.0008in solid #000000" fo:border-right="0.0008in solid #000000" fo:border-top="0.0008in solid #000000"/>
    </style:style>
    <style:style style:name="ce9" style:family="table-cell" style:parent-style-name="Default">
      <style:table-cell-properties fo:border-bottom="0.0008in solid #000000" fo:background-color="#ff0000" fo:border-left="0.0008in solid #000000" fo:border-right="0.0008in solid #000000" fo:border-top="0.0138in solid #000000"/>
    </style:style>
    <style:style style:name="ce10" style:family="table-cell" style:parent-style-name="Default">
      <style:table-cell-properties fo:background-color="transparent" fo:border="0.0008in solid #000000"/>
    </style:style>
    <style:style style:name="ce11" style:family="table-cell" style:parent-style-name="Default">
      <style:table-cell-properties fo:border-bottom="0.0138in solid #000000" fo:background-color="#ff0000" fo:border-left="0.0008in solid #000000" fo:border-right="0.0008in solid #000000" fo:border-top="0.0008in solid #000000"/>
    </style:style>
    <style:style style:name="ce12" style:family="table-cell" style:parent-style-name="Default">
      <style:table-cell-properties fo:border-bottom="0.0008in solid #000000" fo:background-color="#ff0000" fo:border-left="0.0008in solid #000000" fo:border-right="0.0138in solid #000000" fo:border-top="0.0138in solid #000000"/>
    </style:style>
    <style:style style:name="ce13" style:family="table-cell" style:parent-style-name="Default">
      <style:table-cell-properties fo:border-bottom="0.0008in solid #000000" fo:background-color="#ff0000" fo:border-left="0.0008in solid #000000" fo:border-right="0.0138in solid #000000" fo:border-top="0.0008in solid #000000"/>
    </style:style>
    <style:style style:name="ce14" style:family="table-cell" style:parent-style-name="Default">
      <style:table-cell-properties fo:border-bottom="0.0138in solid #000000" fo:border-left="0.0008in solid #000000" fo:border-right="0.0138in solid #000000" fo:border-top="0.0008in solid #000000"/>
    </style:style>
    <style:style style:name="ce15" style:family="table-cell" style:parent-style-name="Default">
      <style:table-cell-properties fo:border="0.0138in solid #000000"/>
    </style:style>
    <style:style style:name="ce16" style:family="table-cell" style:parent-style-name="Default">
      <style:table-cell-properties fo:background-color="#ff0000" fo:border="0.0138in solid #000000"/>
    </style:style>
    <style:style style:name="ce17" style:family="table-cell" style:parent-style-name="Default">
      <style:table-cell-properties fo:background-color="#ff0000" fo:border="0.0138in solid #000000"/>
      <style:text-properties style:use-window-font-color="true"/>
    </style:style>
  </office:automatic-styles>
  <office:body>
    <office:spreadsheet>
      <table:table table:name="Timer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13" table:number-columns-repeated="7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926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rain set size</text:p>
          </table:table-cell>
          <table:table-cell office:value-type="string">
            <text:p>Test set size</text:p>
          </table:table-cell>
          <table:table-cell office:value-type="string">
            <text:p>nClasses</text:p>
          </table:table-cell>
          <table:table-cell office:value-type="string">
            <text:p>D</text:p>
          </table:table-cell>
          <table:table-cell office:value-type="string">
            <text:p>kMeansPP01SimpSil</text:p>
          </table:table-cell>
          <table:table-cell office:value-type="string">
            <text:p>kMed01SimpSil</text:p>
          </table:table-cell>
          <table:table-cell office:value-type="string">
            <text:p>kMed01R10SimpSil</text:p>
          </table:table-cell>
          <table:table-cell office:value-type="string">
            <text:p>EMBIC</text:p>
          </table:table-cell>
          <table:table-cell office:value-type="string">
            <text:p>Spectral</text:p>
          </table:table-cell>
          <table:table-cell office:value-type="string">
            <text:p>DBSCAN</text:p>
          </table:table-cell>
          <table:table-cell office:value-type="string">
            <text:p>kMeansPP01Gap</text:p>
          </table:table-cell>
          <table:table-cell/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D10</text:p>
          </table:table-cell>
          <table:table-cell office:value-type="string">
            <text:p>VP10</text:p>
          </table:table-cell>
          <table:table-cell office:value-type="string">
            <text:p>Ham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office:value-type="string">
            <text:p>EM01</text:p>
          </table:table-cell>
          <table:table-cell office:value-type="string">
            <text:p>Spectral</text:p>
          </table:table-cell>
          <table:table-cell/>
          <table:table-cell office:value-type="string">
            <text:p>StabilityTimes</text:p>
          </table:table-cell>
          <table:table-cell office:value-type="string">
            <text:p>kMeansPP01Gap</text:p>
          </table:table-cell>
          <table:table-cell office:value-type="string">
            <text:p>kMeansPP01SimpSil</text:p>
          </table:table-cell>
          <table:table-cell office:value-type="string">
            <text:p>kMeansPPR10SimpSil</text:p>
          </table:table-cell>
          <table:table-cell office:value-type="string">
            <text:p>kMed01SimpSil</text:p>
          </table:table-cell>
          <table:table-cell table:style-name="ce2" office:value-type="string">
            <text:p>kMed01R10SimpSi</text:p>
          </table:table-cell>
          <table:table-cell/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table:number-columns-repeated="924"/>
        </table:table-row>
        <table:table-row table:style-name="ro1">
          <table:table-cell office:value-type="string">
            <text:p>/Iris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Ave.FA2]" office:value-type="float" office:value="0.0018">
            <text:p>0</text:p>
          </table:table-cell>
          <table:table-cell table:formula="of:=[Ave.JS2]" office:value-type="float" office:value="0.0502">
            <text:p>0.05</text:p>
          </table:table-cell>
          <table:table-cell table:formula="of:=[Ave.RR2]" office:value-type="float" office:value="0.722">
            <text:p>0.72</text:p>
          </table:table-cell>
          <table:table-cell table:formula="of:=[Ave.MR2]" office:value-type="float" office:value="0.0386">
            <text:p>0.04</text:p>
          </table:table-cell>
          <table:table-cell table:formula="of:=[Ave.WZ2]" office:value-type="float" office:value="0.3342">
            <text:p>0.33</text:p>
          </table:table-cell>
          <table:table-cell office:value-type="float" office:value="0">
            <text:p>0</text:p>
          </table:table-cell>
          <table:table-cell table:formula="of:=[Ave.DH2]" office:value-type="float" office:value="0.0592">
            <text:p>0.06</text:p>
          </table:table-cell>
          <table:table-cell/>
          <table:table-cell table:formula="of:=[Ave.AV2]" office:value-type="float" office:value="0.0032">
            <text:p>0</text:p>
          </table:table-cell>
          <table:table-cell table:formula="of:=[Ave.CB2]" office:value-type="float" office:value="0.0154">
            <text:p>0.02</text:p>
          </table:table-cell>
          <table:table-cell table:formula="of:=[Ave.PK2]" office:value-type="float" office:value="0.0156">
            <text:p>0.02</text:p>
          </table:table-cell>
          <table:table-cell table:formula="of:=[Ave.PQ2]" office:value-type="float" office:value="0.0184">
            <text:p>0.02</text:p>
          </table:table-cell>
          <table:table-cell table:formula="of:=[Ave.PW2]" office:value-type="float" office:value="0.0152">
            <text:p>0.02</text:p>
          </table:table-cell>
          <table:table-cell table:formula="of:=[Ave.IM2]" office:value-type="float" office:value="0.023">
            <text:p>0.02</text:p>
          </table:table-cell>
          <table:table-cell table:formula="of:=[Ave.QL2]" office:value-type="float" office:value="0.3548">
            <text:p>0.35</text:p>
          </table:table-cell>
          <table:table-cell table:formula="of:=[Ave.LL2]" office:value-type="float" office:value="0.0278">
            <text:p>0.03</text:p>
          </table:table-cell>
          <table:table-cell table:formula="of:=[Ave.VT2]" office:value-type="float" office:value="0.2336">
            <text:p>0.23</text:p>
          </table:table-cell>
          <table:table-cell table:number-columns-repeated="2"/>
          <table:table-cell office:value-type="float" office:value="7.87">
            <text:p>7.87</text:p>
          </table:table-cell>
          <table:table-cell office:value-type="float" office:value="0.505">
            <text:p>0.51</text:p>
          </table:table-cell>
          <table:table-cell office:value-type="float" office:value="3.625">
            <text:p>3.63</text:p>
          </table:table-cell>
          <table:table-cell office:value-type="float" office:value="14.325">
            <text:p>14.33</text:p>
          </table:table-cell>
          <table:table-cell office:value-type="float" office:value="109.285">
            <text:p>109.29</text:p>
          </table:table-cell>
          <table:table-cell/>
          <table:table-cell office:value-type="float" office:value="0.256">
            <text:p>0.26</text:p>
          </table:table-cell>
          <table:table-cell office:value-type="float" office:value="3.001">
            <text:p>3</text:p>
          </table:table-cell>
          <table:table-cell office:value-type="float" office:value="5.774">
            <text:p>5.77</text:p>
          </table:table-cell>
          <table:table-cell office:value-type="float" office:value="61.822">
            <text:p>61.82</text:p>
          </table:table-cell>
          <table:table-cell table:number-columns-repeated="924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3824">
            <text:p>3824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table:formula="of:=[Ave.FA3]" office:value-type="float" office:value="3.5066">
            <text:p>3.51</text:p>
          </table:table-cell>
          <table:table-cell table:formula="of:=[Ave.JS3]" office:value-type="float" office:value="69.3252">
            <text:p>69.33</text:p>
          </table:table-cell>
          <table:table-cell table:formula="of:=[Ave.RR3]" office:value-type="float" office:value="1102.2216">
            <text:p>1102.22</text:p>
          </table:table-cell>
          <table:table-cell table:formula="of:=[Ave.MR3]" office:value-type="float" office:value="772.3104">
            <text:p>772.31</text:p>
          </table:table-cell>
          <table:table-cell table:formula="of:=[Ave.WZ3]" office:value-type="float" office:value="16256.6106">
            <text:p>16256.61</text:p>
          </table:table-cell>
          <table:table-cell office:value-type="float" office:value="44.096">
            <text:p>44.1</text:p>
          </table:table-cell>
          <table:table-cell table:formula="of:=[Ave.DH3]" office:value-type="float" office:value="59.1158">
            <text:p>59.12</text:p>
          </table:table-cell>
          <table:table-cell/>
          <table:table-cell table:formula="of:=[Ave.AV3]" office:value-type="float" office:value="1.2968">
            <text:p>1.3</text:p>
          </table:table-cell>
          <table:table-cell table:formula="of:=[Ave.CB3]" office:value-type="float" office:value="10.9442">
            <text:p>10.94</text:p>
          </table:table-cell>
          <table:table-cell table:formula="of:=[Ave.PK3]" office:value-type="float" office:value="14.5072">
            <text:p>14.51</text:p>
          </table:table-cell>
          <table:table-cell table:formula="of:=[Ave.PQ3]" office:value-type="float" office:value="15.0134">
            <text:p>15.01</text:p>
          </table:table-cell>
          <table:table-cell table:formula="of:=[Ave.PW3]" office:value-type="float" office:value="13.9972">
            <text:p>14</text:p>
          </table:table-cell>
          <table:table-cell table:formula="of:=[Ave.IM3]" office:value-type="float" office:value="13.4628">
            <text:p>13.46</text:p>
          </table:table-cell>
          <table:table-cell table:formula="of:=[Ave.QL3]" office:value-type="float" office:value="193.5558">
            <text:p>193.56</text:p>
          </table:table-cell>
          <table:table-cell table:formula="of:=[Ave.LL3]" office:value-type="float" office:value="707.1946">
            <text:p>707.19</text:p>
          </table:table-cell>
          <table:table-cell table:formula="of:=[Ave.VT3]" office:value-type="float" office:value="12817.2605">
            <text:p>12817.26</text:p>
          </table:table-cell>
          <table:table-cell table:number-columns-repeated="2"/>
          <table:table-cell office:value-type="float" office:value="5325.672">
            <text:p>5325.67</text:p>
          </table:table-cell>
          <table:table-cell office:value-type="float" office:value="702.694">
            <text:p>702.69</text:p>
          </table:table-cell>
          <table:table-cell office:value-type="float" office:value="1108.483">
            <text:p>1108.48</text:p>
          </table:table-cell>
          <table:table-cell office:value-type="float" office:value="16261.81">
            <text:p>16261.81</text:p>
          </table:table-cell>
          <table:table-cell office:value-type="float" office:value="84301.471">
            <text:p>84301.47</text:p>
          </table:table-cell>
          <table:table-cell/>
          <table:table-cell office:value-type="float" office:value="213.46">
            <text:p>213.46</text:p>
          </table:table-cell>
          <table:table-cell office:value-type="float" office:value="2323.33">
            <text:p>2323.33</text:p>
          </table:table-cell>
          <table:table-cell office:value-type="float" office:value="3379.405">
            <text:p>3379.41</text:p>
          </table:table-cell>
          <table:table-cell office:value-type="float" office:value="39079.889">
            <text:p>39079.89</text:p>
          </table:table-cell>
          <table:table-cell table:number-columns-repeated="924"/>
        </table:table-row>
        <table:table-row table:style-name="ro1">
          <table:table-cell office:value-type="string">
            <text:p>/CNAE-9</text:p>
          </table:table-cell>
          <table:table-cell office:value-type="float" office:value="864">
            <text:p>864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float" office:value="856">
            <text:p>856</text:p>
          </table:table-cell>
          <table:table-cell table:formula="of:=[Ave.FA4]" office:value-type="float" office:value="0.7402">
            <text:p>0.74</text:p>
          </table:table-cell>
          <table:table-cell table:formula="of:=[Ave.JS4]" office:value-type="float" office:value="306.3396">
            <text:p>306.34</text:p>
          </table:table-cell>
          <table:table-cell table:formula="of:=[Ave.RR4]" office:value-type="float" office:value="5364.9456">
            <text:p>5364.95</text:p>
          </table:table-cell>
          <table:table-cell table:formula="of:=[Ave.MR4]" office:value-type="float" office:value="0.4874">
            <text:p>0.49</text:p>
          </table:table-cell>
          <table:table-cell table:formula="of:=[Ave.WZ4]" office:value-type="float" office:value="221.6146">
            <text:p>221.61</text:p>
          </table:table-cell>
          <table:table-cell office:value-type="float" office:value="48.018">
            <text:p>48.02</text:p>
          </table:table-cell>
          <table:table-cell table:formula="of:=[Ave.DH4]" office:value-type="float" office:value="7.1286">
            <text:p>7.13</text:p>
          </table:table-cell>
          <table:table-cell/>
          <table:table-cell table:formula="of:=[Ave.AV4]" office:value-type="float" office:value="0.6186">
            <text:p>0.62</text:p>
          </table:table-cell>
          <table:table-cell table:formula="of:=[Ave.CB4]" office:value-type="float" office:value="8.2724">
            <text:p>8.27</text:p>
          </table:table-cell>
          <table:table-cell table:formula="of:=[Ave.PK4]" office:value-type="float" office:value="11.21">
            <text:p>11.21</text:p>
          </table:table-cell>
          <table:table-cell table:formula="of:=[Ave.PQ4]" office:value-type="float" office:value="10.2472">
            <text:p>10.25</text:p>
          </table:table-cell>
          <table:table-cell table:formula="of:=[Ave.PW4]" office:value-type="float" office:value="18.6498">
            <text:p>18.65</text:p>
          </table:table-cell>
          <table:table-cell table:formula="of:=[Ave.IM4]" office:value-type="float" office:value="26.1806">
            <text:p>26.18</text:p>
          </table:table-cell>
          <table:table-cell table:formula="of:=[Ave.QL4]" office:value-type="float" office:value="363.2566">
            <text:p>363.26</text:p>
          </table:table-cell>
          <table:table-cell table:formula="of:=[Ave.LL4]" office:value-type="float" office:value="0.8654">
            <text:p>0.87</text:p>
          </table:table-cell>
          <table:table-cell table:formula="of:=[Ave.VT4]" office:value-type="float" office:value="171.3186">
            <text:p>171.32</text:p>
          </table:table-cell>
          <table:table-cell table:number-columns-repeated="2"/>
          <table:table-cell office:value-type="float" office:value="780.179">
            <text:p>780.18</text:p>
          </table:table-cell>
          <table:table-cell office:value-type="float" office:value="192.668">
            <text:p>192.67</text:p>
          </table:table-cell>
          <table:table-cell office:value-type="float" office:value="721.025">
            <text:p>721.03</text:p>
          </table:table-cell>
          <table:table-cell office:value-type="float" office:value="109232.945">
            <text:p>109232.95</text:p>
          </table:table-cell>
          <table:table-cell office:value-type="float" office:value="334989.646">
            <text:p>334989.65</text:p>
          </table:table-cell>
          <table:table-cell/>
          <table:table-cell office:value-type="float" office:value="191.733">
            <text:p>191.73</text:p>
          </table:table-cell>
          <table:table-cell office:value-type="float" office:value="2012.567">
            <text:p>2012.57</text:p>
          </table:table-cell>
          <table:table-cell office:value-type="float" office:value="7632.848">
            <text:p>7632.85</text:p>
          </table:table-cell>
          <table:table-cell office:value-type="float" office:value="70309.657">
            <text:p>70309.66</text:p>
          </table:table-cell>
          <table:table-cell table:number-columns-repeated="924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1097">
            <text:p>1097</text:p>
          </table:table-cell>
          <table:table-cell office:value-type="float" office:value="275">
            <text:p>275</text:p>
          </table:table-cell>
          <table:table-cell/>
          <table:table-cell office:value-type="float" office:value="4">
            <text:p>4</text:p>
          </table:table-cell>
          <table:table-cell table:formula="of:=[Ave.FA5]" office:value-type="float" office:value="0.0446">
            <text:p>0.04</text:p>
          </table:table-cell>
          <table:table-cell table:formula="of:=[Ave.JS5]" office:value-type="float" office:value="2.586">
            <text:p>2.59</text:p>
          </table:table-cell>
          <table:table-cell table:formula="of:=[Ave.RR5]" office:value-type="float" office:value="39.5508">
            <text:p>39.55</text:p>
          </table:table-cell>
          <table:table-cell table:formula="of:=[Ave.MR5]" office:value-type="float" office:value="16.5126">
            <text:p>16.51</text:p>
          </table:table-cell>
          <table:table-cell table:formula="of:=[Ave.WZ5]" office:value-type="float" office:value="374.5792">
            <text:p>374.58</text:p>
          </table:table-cell>
          <table:table-cell office:value-type="float" office:value="0.125">
            <text:p>0.13</text:p>
          </table:table-cell>
          <table:table-cell table:formula="of:=[Ave.DH5]" office:value-type="float" office:value="1.5938">
            <text:p>1.59</text:p>
          </table:table-cell>
          <table:table-cell/>
          <table:table-cell table:formula="of:=[Ave.AV5]" office:value-type="float" office:value="0.0154">
            <text:p>0.02</text:p>
          </table:table-cell>
          <table:table-cell table:formula="of:=[Ave.CB5]" office:value-type="float" office:value="0.1874">
            <text:p>0.19</text:p>
          </table:table-cell>
          <table:table-cell table:formula="of:=[Ave.PK5]" office:value-type="float" office:value="0.325">
            <text:p>0.33</text:p>
          </table:table-cell>
          <table:table-cell table:formula="of:=[Ave.PQ5]" office:value-type="float" office:value="0.2754">
            <text:p>0.28</text:p>
          </table:table-cell>
          <table:table-cell table:formula="of:=[Ave.PW5]" office:value-type="float" office:value="0.1782">
            <text:p>0.18</text:p>
          </table:table-cell>
          <table:table-cell table:formula="of:=[Ave.IM5]" office:value-type="float" office:value="0.8718">
            <text:p>0.87</text:p>
          </table:table-cell>
          <table:table-cell table:formula="of:=[Ave.QL5]" office:value-type="float" office:value="12.5756">
            <text:p>12.58</text:p>
          </table:table-cell>
          <table:table-cell table:formula="of:=[Ave.LL5]" office:value-type="float" office:value="0.4888">
            <text:p>0.49</text:p>
          </table:table-cell>
          <table:table-cell table:formula="of:=[Ave.VT5]" office:value-type="float" office:value="324.1676">
            <text:p>324.17</text:p>
          </table:table-cell>
          <table:table-cell table:number-columns-repeated="2"/>
          <table:table-cell office:value-type="float" office:value="288.006">
            <text:p>288.01</text:p>
          </table:table-cell>
          <table:table-cell office:value-type="float" office:value="14.028">
            <text:p>14.03</text:p>
          </table:table-cell>
          <table:table-cell office:value-type="float" office:value="87.29">
            <text:p>87.29</text:p>
          </table:table-cell>
          <table:table-cell office:value-type="float" office:value="738.512">
            <text:p>738.51</text:p>
          </table:table-cell>
          <table:table-cell office:value-type="float" office:value="3989.749">
            <text:p>3989.75</text:p>
          </table:table-cell>
          <table:table-cell/>
          <table:table-cell office:value-type="float" office:value="4.763">
            <text:p>4.76</text:p>
          </table:table-cell>
          <table:table-cell office:value-type="float" office:value="48.051">
            <text:p>48.05</text:p>
          </table:table-cell>
          <table:table-cell office:value-type="float" office:value="338.778">
            <text:p>338.78</text:p>
          </table:table-cell>
          <table:table-cell office:value-type="float" office:value="2527.222">
            <text:p>2527.22</text:p>
          </table:table-cell>
          <table:table-cell table:number-columns-repeated="924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455">
            <text:p>455</text:p>
          </table:table-cell>
          <table:table-cell office:value-type="float" office:value="115">
            <text:p>115</text:p>
          </table:table-cell>
          <table:table-cell/>
          <table:table-cell office:value-type="float" office:value="30">
            <text:p>30</text:p>
          </table:table-cell>
          <table:table-cell table:formula="of:=[Ave.FA6]" office:value-type="float" office:value="0.0326">
            <text:p>0.03</text:p>
          </table:table-cell>
          <table:table-cell table:formula="of:=[Ave.JS6]" office:value-type="float" office:value="1.4916">
            <text:p>1.49</text:p>
          </table:table-cell>
          <table:table-cell table:formula="of:=[Ave.RR6]" office:value-type="float" office:value="20.7924">
            <text:p>20.79</text:p>
          </table:table-cell>
          <table:table-cell table:formula="of:=[Ave.MR6]" office:value-type="float" office:value="6.1284">
            <text:p>6.13</text:p>
          </table:table-cell>
          <table:table-cell table:formula="of:=[Ave.WZ6]" office:value-type="float" office:value="25.9128">
            <text:p>25.91</text:p>
          </table:table-cell>
          <table:table-cell office:value-type="float" office:value="0.359">
            <text:p>0.36</text:p>
          </table:table-cell>
          <table:table-cell table:formula="of:=[Ave.DH6]" office:value-type="float" office:value="0.7464">
            <text:p>0.75</text:p>
          </table:table-cell>
          <table:table-cell/>
          <table:table-cell table:formula="of:=[Ave.AV6]" office:value-type="float" office:value="0.0124">
            <text:p>0.01</text:p>
          </table:table-cell>
          <table:table-cell table:formula="of:=[Ave.CB6]" office:value-type="float" office:value="0.0782">
            <text:p>0.08</text:p>
          </table:table-cell>
          <table:table-cell table:formula="of:=[Ave.PK6]" office:value-type="float" office:value="0.153">
            <text:p>0.15</text:p>
          </table:table-cell>
          <table:table-cell table:formula="of:=[Ave.PQ6]" office:value-type="float" office:value="0.1158">
            <text:p>0.12</text:p>
          </table:table-cell>
          <table:table-cell table:formula="of:=[Ave.PW6]" office:value-type="float" office:value="0.1002">
            <text:p>0.1</text:p>
          </table:table-cell>
          <table:table-cell table:formula="of:=[Ave.IM6]" office:value-type="float" office:value="0.699">
            <text:p>0.7</text:p>
          </table:table-cell>
          <table:table-cell table:formula="of:=[Ave.QL6]" office:value-type="float" office:value="9.686">
            <text:p>9.69</text:p>
          </table:table-cell>
          <table:table-cell table:formula="of:=[Ave.LL6]" office:value-type="float" office:value="0.8126">
            <text:p>0.81</text:p>
          </table:table-cell>
          <table:table-cell table:formula="of:=[Ave.VT6]" office:value-type="float" office:value="21.0108">
            <text:p>21.01</text:p>
          </table:table-cell>
          <table:table-cell table:number-columns-repeated="2"/>
          <table:table-cell office:value-type="float" office:value="72.034">
            <text:p>72.03</text:p>
          </table:table-cell>
          <table:table-cell office:value-type="float" office:value="6.94">
            <text:p>6.94</text:p>
          </table:table-cell>
          <table:table-cell office:value-type="float" office:value="36.894">
            <text:p>36.89</text:p>
          </table:table-cell>
          <table:table-cell office:value-type="float" office:value="413.372">
            <text:p>413.37</text:p>
          </table:table-cell>
          <table:table-cell office:value-type="float" office:value="1908.636">
            <text:p>1908.64</text:p>
          </table:table-cell>
          <table:table-cell/>
          <table:table-cell office:value-type="float" office:value="1.799">
            <text:p>1.8</text:p>
          </table:table-cell>
          <table:table-cell office:value-type="float" office:value="20.755">
            <text:p>20.76</text:p>
          </table:table-cell>
          <table:table-cell office:value-type="float" office:value="198.648">
            <text:p>198.65</text:p>
          </table:table-cell>
          <table:table-cell office:value-type="float" office:value="2013.686">
            <text:p>2013.69</text:p>
          </table:table-cell>
          <table:table-cell table:number-columns-repeated="924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170">
            <text:p>170</text:p>
          </table:table-cell>
          <table:table-cell office:value-type="float" office:value="45">
            <text:p>45</text:p>
          </table:table-cell>
          <table:table-cell/>
          <table:table-cell office:value-type="float" office:value="10">
            <text:p>10</text:p>
          </table:table-cell>
          <table:table-cell table:formula="of:=[Ave.FA7]" office:value-type="float" office:value="0.007">
            <text:p>0.01</text:p>
          </table:table-cell>
          <table:table-cell table:formula="of:=[Ave.JS7]" office:value-type="float" office:value="0.2126">
            <text:p>0.21</text:p>
          </table:table-cell>
          <table:table-cell table:formula="of:=[Ave.RR7]" office:value-type="float" office:value="3.1778">
            <text:p>3.18</text:p>
          </table:table-cell>
          <table:table-cell table:formula="of:=[Ave.MR7]" office:value-type="float" office:value="0.5902">
            <text:p>0.59</text:p>
          </table:table-cell>
          <table:table-cell table:formula="of:=[Ave.WZ7]" office:value-type="float" office:value="0.9322">
            <text:p>0.93</text:p>
          </table:table-cell>
          <table:table-cell office:value-type="float" office:value="0.031">
            <text:p>0.03</text:p>
          </table:table-cell>
          <table:table-cell table:formula="of:=[Ave.DH7]" office:value-type="float" office:value="0.1216">
            <text:p>0.12</text:p>
          </table:table-cell>
          <table:table-cell/>
          <table:table-cell table:formula="of:=[Ave.AV7]" office:value-type="float" office:value="0.0064">
            <text:p>0.01</text:p>
          </table:table-cell>
          <table:table-cell table:formula="of:=[Ave.CB7]" office:value-type="float" office:value="0.0562">
            <text:p>0.06</text:p>
          </table:table-cell>
          <table:table-cell table:formula="of:=[Ave.PK7]" office:value-type="float" office:value="0.0812">
            <text:p>0.08</text:p>
          </table:table-cell>
          <table:table-cell table:formula="of:=[Ave.PQ7]" office:value-type="float" office:value="0.072">
            <text:p>0.07</text:p>
          </table:table-cell>
          <table:table-cell table:formula="of:=[Ave.PW7]" office:value-type="float" office:value="0.1002">
            <text:p>0.1</text:p>
          </table:table-cell>
          <table:table-cell table:formula="of:=[Ave.IM7]" office:value-type="float" office:value="0.1344">
            <text:p>0.13</text:p>
          </table:table-cell>
          <table:table-cell table:formula="of:=[Ave.QL7]" office:value-type="float" office:value="2.1588">
            <text:p>2.16</text:p>
          </table:table-cell>
          <table:table-cell table:formula="of:=[Ave.LL7]" office:value-type="float" office:value="0.122">
            <text:p>0.12</text:p>
          </table:table-cell>
          <table:table-cell table:formula="of:=[Ave.VT7]" office:value-type="float" office:value="0.6186">
            <text:p>0.62</text:p>
          </table:table-cell>
          <table:table-cell table:number-columns-repeated="2"/>
          <table:table-cell office:value-type="float" office:value="14.549">
            <text:p>14.55</text:p>
          </table:table-cell>
          <table:table-cell office:value-type="float" office:value="1.656">
            <text:p>1.66</text:p>
          </table:table-cell>
          <table:table-cell office:value-type="float" office:value="13">
            <text:p>13</text:p>
          </table:table-cell>
          <table:table-cell office:value-type="float" office:value="60.615">
            <text:p>60.62</text:p>
          </table:table-cell>
          <table:table-cell office:value-type="float" office:value="356.916">
            <text:p>356.92</text:p>
          </table:table-cell>
          <table:table-cell/>
          <table:table-cell office:value-type="float" office:value="1.415">
            <text:p>1.42</text:p>
          </table:table-cell>
          <table:table-cell office:value-type="float" office:value="15.348">
            <text:p>15.35</text:p>
          </table:table-cell>
          <table:table-cell office:value-type="float" office:value="35.629">
            <text:p>35.63</text:p>
          </table:table-cell>
          <table:table-cell office:value-type="float" office:value="348.394">
            <text:p>348.39</text:p>
          </table:table-cell>
          <table:table-cell table:number-columns-repeated="924"/>
        </table:table-row>
        <table:table-row table:style-name="ro1">
          <table:table-cell office:value-type="string">
            <text:p>/Ionosphere</text:p>
          </table:table-cell>
          <table:table-cell office:value-type="float" office:value="280">
            <text:p>280</text:p>
          </table:table-cell>
          <table:table-cell office:value-type="float" office:value="71">
            <text:p>71</text:p>
          </table:table-cell>
          <table:table-cell/>
          <table:table-cell office:value-type="float" office:value="34">
            <text:p>34</text:p>
          </table:table-cell>
          <table:table-cell table:formula="of:=[Ave.FA8]" office:value-type="float" office:value="0.0182">
            <text:p>0.02</text:p>
          </table:table-cell>
          <table:table-cell table:formula="of:=[Ave.JS8]" office:value-type="float" office:value="1.2938">
            <text:p>1.29</text:p>
          </table:table-cell>
          <table:table-cell table:formula="of:=[Ave.RR8]" office:value-type="float" office:value="19.1776">
            <text:p>19.18</text:p>
          </table:table-cell>
          <table:table-cell table:formula="of:=[Ave.MR8]" office:value-type="float" office:value="1.6336">
            <text:p>1.63</text:p>
          </table:table-cell>
          <table:table-cell table:formula="of:=[Ave.WZ8]" office:value-type="float" office:value="4.3038">
            <text:p>4.3</text:p>
          </table:table-cell>
          <table:table-cell office:value-type="float" office:value="0.172">
            <text:p>0.17</text:p>
          </table:table-cell>
          <table:table-cell table:formula="of:=[Ave.DH8]" office:value-type="float" office:value="0.2094">
            <text:p>0.21</text:p>
          </table:table-cell>
          <table:table-cell/>
          <table:table-cell table:formula="of:=[Ave.AV8]" office:value-type="float" office:value="0.0032">
            <text:p>0</text:p>
          </table:table-cell>
          <table:table-cell table:formula="of:=[Ave.CB8]" office:value-type="float" office:value="0.047">
            <text:p>0.05</text:p>
          </table:table-cell>
          <table:table-cell table:formula="of:=[Ave.PK8]" office:value-type="float" office:value="0.0908">
            <text:p>0.09</text:p>
          </table:table-cell>
          <table:table-cell table:formula="of:=[Ave.PQ8]" office:value-type="float" office:value="0.0692">
            <text:p>0.07</text:p>
          </table:table-cell>
          <table:table-cell table:formula="of:=[Ave.PW8]" office:value-type="float" office:value="0.0626">
            <text:p>0.06</text:p>
          </table:table-cell>
          <table:table-cell table:formula="of:=[Ave.IM8]" office:value-type="float" office:value="0.2816">
            <text:p>0.28</text:p>
          </table:table-cell>
          <table:table-cell table:formula="of:=[Ave.QL8]" office:value-type="float" office:value="4.184">
            <text:p>4.18</text:p>
          </table:table-cell>
          <table:table-cell table:formula="of:=[Ave.LL8]" office:value-type="float" office:value="0.7002">
            <text:p>0.7</text:p>
          </table:table-cell>
          <table:table-cell table:formula="of:=[Ave.VT8]" office:value-type="float" office:value="3.4842">
            <text:p>3.48</text:p>
          </table:table-cell>
          <table:table-cell table:number-columns-repeated="2"/>
          <table:table-cell office:value-type="float" office:value="29.054">
            <text:p>29.05</text:p>
          </table:table-cell>
          <table:table-cell office:value-type="float" office:value="5.566">
            <text:p>5.57</text:p>
          </table:table-cell>
          <table:table-cell office:value-type="float" office:value="27.838">
            <text:p>27.84</text:p>
          </table:table-cell>
          <table:table-cell office:value-type="float" office:value="286.564">
            <text:p>286.56</text:p>
          </table:table-cell>
          <table:table-cell office:value-type="float" office:value="1213.068">
            <text:p>1213.07</text:p>
          </table:table-cell>
          <table:table-cell/>
          <table:table-cell office:value-type="float" office:value="1.267">
            <text:p>1.27</text:p>
          </table:table-cell>
          <table:table-cell office:value-type="float" office:value="14.142">
            <text:p>14.14</text:p>
          </table:table-cell>
          <table:table-cell office:value-type="float" office:value="83.845">
            <text:p>83.85</text:p>
          </table:table-cell>
          <table:table-cell office:value-type="float" office:value="820.816">
            <text:p>820.82</text:p>
          </table:table-cell>
          <table:table-cell table:number-columns-repeated="924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15900">
            <text:p>15900</text:p>
          </table:table-cell>
          <table:table-cell office:value-type="float" office:value="4011">
            <text:p>4011</text:p>
          </table:table-cell>
          <table:table-cell/>
          <table:table-cell office:value-type="float" office:value="16">
            <text:p>16</text:p>
          </table:table-cell>
          <table:table-cell table:formula="of:=[Ave.FA9]" office:value-type="float" office:value="1.9126">
            <text:p>1.91</text:p>
          </table:table-cell>
          <table:table-cell table:formula="of:=[Ave.JS9]" office:value-type="float" office:value="40.0764">
            <text:p>40.08</text:p>
          </table:table-cell>
          <table:table-cell table:formula="of:=[Ave.RR9]" office:value-type="float" office:value="637.4566">
            <text:p>637.46</text:p>
          </table:table-cell>
          <table:table-cell table:formula="of:=[Ave.MR9]" office:value-type="float" office:value="2362.6018">
            <text:p>2362.6</text:p>
          </table:table-cell>
          <table:table-cell table:formula="of:=[Ave.WZ9]" office:value-type="float" office:value="339.3356">
            <text:p>339.34</text:p>
          </table:table-cell>
          <table:table-cell office:value-type="float" office:value="130.381">
            <text:p>130.38</text:p>
          </table:table-cell>
          <table:table-cell table:formula="of:=[Ave.DH9]" office:value-type="float" office:value="40.3772">
            <text:p>40.38</text:p>
          </table:table-cell>
          <table:table-cell/>
          <table:table-cell table:formula="of:=[Ave.AV9]" office:value-type="float" office:value="5.916">
            <text:p>5.92</text:p>
          </table:table-cell>
          <table:table-cell table:formula="of:=[Ave.CB9]" office:value-type="float" office:value="68.3254">
            <text:p>68.33</text:p>
          </table:table-cell>
          <table:table-cell table:formula="of:=[Ave.PK9]" office:value-type="float" office:value="99.13">
            <text:p>99.13</text:p>
          </table:table-cell>
          <table:table-cell table:formula="of:=[Ave.PQ9]" office:value-type="float" office:value="104.2146">
            <text:p>104.21</text:p>
          </table:table-cell>
          <table:table-cell table:formula="of:=[Ave.PW9]" office:value-type="float" office:value="105.4128">
            <text:p>105.41</text:p>
          </table:table-cell>
          <table:table-cell table:formula="of:=[Ave.IM9]" office:value-type="float" office:value="27.3036">
            <text:p>27.3</text:p>
          </table:table-cell>
          <table:table-cell table:formula="of:=[Ave.QL9]" office:value-type="float" office:value="389.4558">
            <text:p>389.46</text:p>
          </table:table-cell>
          <table:table-cell table:formula="of:=[Ave.LL9]" office:value-type="float" office:value="1046.5442">
            <text:p>1046.54</text:p>
          </table:table-cell>
          <table:table-cell table:formula="of:=[Ave.VT9]" office:value-type="float" office:value="184.7256">
            <text:p>184.73</text:p>
          </table:table-cell>
          <table:table-cell table:number-columns-repeated="2"/>
          <table:table-cell office:value-type="float" office:value="11803.388">
            <text:p>11803.39</text:p>
          </table:table-cell>
          <table:table-cell office:value-type="float" office:value="544.616">
            <text:p>544.62</text:p>
          </table:table-cell>
          <table:table-cell office:value-type="float" office:value="3639.234">
            <text:p>3639.23</text:p>
          </table:table-cell>
          <table:table-cell office:value-type="float" office:value="13410.671">
            <text:p>13410.67</text:p>
          </table:table-cell>
          <table:table-cell office:value-type="float" office:value="68637.287">
            <text:p>68637.29</text:p>
          </table:table-cell>
          <table:table-cell/>
          <table:table-cell office:value-type="float" office:value="1358.194">
            <text:p>1358.19</text:p>
          </table:table-cell>
          <table:table-cell office:value-type="float" office:value="13933.662">
            <text:p>13933.66</text:p>
          </table:table-cell>
          <table:table-cell office:value-type="float" office:value="6488.964">
            <text:p>6488.96</text:p>
          </table:table-cell>
          <table:table-cell office:value-type="float" office:value="78375.737">
            <text:p>78375.74</text:p>
          </table:table-cell>
          <table:table-cell table:number-columns-repeated="924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614">
            <text:p>614</text:p>
          </table:table-cell>
          <table:table-cell office:value-type="float" office:value="155">
            <text:p>155</text:p>
          </table:table-cell>
          <table:table-cell/>
          <table:table-cell office:value-type="float" office:value="8">
            <text:p>8</text:p>
          </table:table-cell>
          <table:table-cell table:formula="of:=[Ave.FA10]" office:value-type="float" office:value="0.0326">
            <text:p>0.03</text:p>
          </table:table-cell>
          <table:table-cell table:formula="of:=[Ave.JS10]" office:value-type="float" office:value="1.182">
            <text:p>1.18</text:p>
          </table:table-cell>
          <table:table-cell table:formula="of:=[Ave.RR10]" office:value-type="float" office:value="17.5444">
            <text:p>17.54</text:p>
          </table:table-cell>
          <table:table-cell table:formula="of:=[Ave.MR10]" office:value-type="float" office:value="4.237">
            <text:p>4.24</text:p>
          </table:table-cell>
          <table:table-cell table:formula="of:=[Ave.WZ10]" office:value-type="float" office:value="73.6184">
            <text:p>73.62</text:p>
          </table:table-cell>
          <table:table-cell office:value-type="float" office:value="0.219">
            <text:p>0.22</text:p>
          </table:table-cell>
          <table:table-cell table:formula="of:=[Ave.DH10]" office:value-type="float" office:value="0.7">
            <text:p>0.7</text:p>
          </table:table-cell>
          <table:table-cell/>
          <table:table-cell table:formula="of:=[Ave.AV10]" office:value-type="float" office:value="0.0094">
            <text:p>0.01</text:p>
          </table:table-cell>
          <table:table-cell table:formula="of:=[Ave.CB10]" office:value-type="float" office:value="0.0844">
            <text:p>0.08</text:p>
          </table:table-cell>
          <table:table-cell table:formula="of:=[Ave.PK10]" office:value-type="float" office:value="0.1658">
            <text:p>0.17</text:p>
          </table:table-cell>
          <table:table-cell table:formula="of:=[Ave.PQ10]" office:value-type="float" office:value="0.1472">
            <text:p>0.15</text:p>
          </table:table-cell>
          <table:table-cell table:formula="of:=[Ave.PW10]" office:value-type="float" office:value="0.1094">
            <text:p>0.11</text:p>
          </table:table-cell>
          <table:table-cell table:formula="of:=[Ave.IM10]" office:value-type="float" office:value="0.5778">
            <text:p>0.58</text:p>
          </table:table-cell>
          <table:table-cell table:formula="of:=[Ave.QL10]" office:value-type="float" office:value="8.471">
            <text:p>8.47</text:p>
          </table:table-cell>
          <table:table-cell table:formula="of:=[Ave.LL10]" office:value-type="float" office:value="0.8686">
            <text:p>0.87</text:p>
          </table:table-cell>
          <table:table-cell table:formula="of:=[Ave.VT10]" office:value-type="float" office:value="61.7628">
            <text:p>61.76</text:p>
          </table:table-cell>
          <table:table-cell table:number-columns-repeated="2"/>
          <table:table-cell office:value-type="float" office:value="78.759">
            <text:p>78.76</text:p>
          </table:table-cell>
          <table:table-cell office:value-type="float" office:value="7.966">
            <text:p>7.97</text:p>
          </table:table-cell>
          <table:table-cell office:value-type="float" office:value="115.384">
            <text:p>115.38</text:p>
          </table:table-cell>
          <table:table-cell office:value-type="float" office:value="556.453">
            <text:p>556.45</text:p>
          </table:table-cell>
          <table:table-cell office:value-type="float" office:value="1815.501">
            <text:p>1815.5</text:p>
          </table:table-cell>
          <table:table-cell/>
          <table:table-cell office:value-type="float" office:value="2.196">
            <text:p>2.2</text:p>
          </table:table-cell>
          <table:table-cell office:value-type="float" office:value="23.882">
            <text:p>23.88</text:p>
          </table:table-cell>
          <table:table-cell office:value-type="float" office:value="137.136">
            <text:p>137.14</text:p>
          </table:table-cell>
          <table:table-cell office:value-type="float" office:value="1669.342">
            <text:p>1669.34</text:p>
          </table:table-cell>
          <table:table-cell table:number-columns-repeated="924"/>
        </table:table-row>
        <table:table-row table:style-name="ro1">
          <table:table-cell office:value-type="string">
            <text:p>/Spambase</text:p>
          </table:table-cell>
          <table:table-cell office:value-type="float" office:value="3681">
            <text:p>3681</text:p>
          </table:table-cell>
          <table:table-cell office:value-type="float" office:value="921">
            <text:p>921</text:p>
          </table:table-cell>
          <table:table-cell/>
          <table:table-cell office:value-type="float" office:value="57">
            <text:p>57</text:p>
          </table:table-cell>
          <table:table-cell table:formula="of:=[Ave.FA11]" office:value-type="float" office:value="0.4332">
            <text:p>0.43</text:p>
          </table:table-cell>
          <table:table-cell table:formula="of:=[Ave.JS11]" office:value-type="float" office:value="19.274">
            <text:p>19.27</text:p>
          </table:table-cell>
          <table:table-cell table:formula="of:=[Ave.RR11]" office:value-type="float" office:value="271.9862">
            <text:p>271.99</text:p>
          </table:table-cell>
          <table:table-cell table:formula="of:=[Ave.MR11]" office:value-type="float" office:value="1178.551">
            <text:p>1178.55</text:p>
          </table:table-cell>
          <table:table-cell table:formula="of:=[Ave.WZ11]" office:value-type="float" office:value="14056.0402">
            <text:p>14056.04</text:p>
          </table:table-cell>
          <table:table-cell office:value-type="float" office:value="52.644">
            <text:p>52.64</text:p>
          </table:table-cell>
          <table:table-cell table:formula="of:=[Ave.DH11]" office:value-type="float" office:value="18.7414">
            <text:p>18.74</text:p>
          </table:table-cell>
          <table:table-cell/>
          <table:table-cell table:formula="of:=[Ave.AV11]" office:value-type="float" office:value="0.0596">
            <text:p>0.06</text:p>
          </table:table-cell>
          <table:table-cell table:formula="of:=[Ave.CB11]" office:value-type="float" office:value="0.9434">
            <text:p>0.94</text:p>
          </table:table-cell>
          <table:table-cell table:formula="of:=[Ave.PK11]" office:value-type="float" office:value="2.0032">
            <text:p>2</text:p>
          </table:table-cell>
          <table:table-cell table:formula="of:=[Ave.PQ11]" office:value-type="float" office:value="1.3564">
            <text:p>1.36</text:p>
          </table:table-cell>
          <table:table-cell table:formula="of:=[Ave.PW11]" office:value-type="float" office:value="0.8038">
            <text:p>0.8</text:p>
          </table:table-cell>
          <table:table-cell table:formula="of:=[Ave.IM11]" office:value-type="float" office:value="9.4216">
            <text:p>9.42</text:p>
          </table:table-cell>
          <table:table-cell table:formula="of:=[Ave.QL11]" office:value-type="float" office:value="133.4884">
            <text:p>133.49</text:p>
          </table:table-cell>
          <table:table-cell table:formula="of:=[Ave.LL11]" office:value-type="float" office:value="73.3688">
            <text:p>73.37</text:p>
          </table:table-cell>
          <table:table-cell table:formula="of:=[Ave.VT11]" office:value-type="float" office:value="11222.1068">
            <text:p>11222.11</text:p>
          </table:table-cell>
          <table:table-cell table:number-columns-repeated="2"/>
          <table:table-cell office:value-type="float" office:value="1550.729">
            <text:p>1550.73</text:p>
          </table:table-cell>
          <table:table-cell office:value-type="float" office:value="114.512">
            <text:p>114.51</text:p>
          </table:table-cell>
          <table:table-cell office:value-type="float" office:value="788.031">
            <text:p>788.03</text:p>
          </table:table-cell>
          <table:table-cell office:value-type="float" office:value="7491.381">
            <text:p>7491.38</text:p>
          </table:table-cell>
          <table:table-cell office:value-type="float" office:value="20638.931">
            <text:p>20638.93</text:p>
          </table:table-cell>
          <table:table-cell/>
          <table:table-cell office:value-type="float" office:value="24.772">
            <text:p>24.77</text:p>
          </table:table-cell>
          <table:table-cell office:value-type="float" office:value="259.159">
            <text:p>259.16</text:p>
          </table:table-cell>
          <table:table-cell office:value-type="float" office:value="2210.218">
            <text:p>2210.22</text:p>
          </table:table-cell>
          <table:table-cell office:value-type="float" office:value="23423.716">
            <text:p>23423.72</text:p>
          </table:table-cell>
          <table:table-cell table:number-columns-repeated="924"/>
        </table:table-row>
        <table:table-row table:style-name="ro1">
          <table:table-cell office:value-type="string">
            <text:p>/SPECTF+Heart</text:p>
          </table:table-cell>
          <table:table-cell office:value-type="float" office:value="80">
            <text:p>80</text:p>
          </table:table-cell>
          <table:table-cell office:value-type="float" office:value="187">
            <text:p>187</text:p>
          </table:table-cell>
          <table:table-cell/>
          <table:table-cell office:value-type="float" office:value="22">
            <text:p>22</text:p>
          </table:table-cell>
          <table:table-cell table:formula="of:=[Ave.FA12]" office:value-type="float" office:value="0.0044">
            <text:p>0</text:p>
          </table:table-cell>
          <table:table-cell table:formula="of:=[Ave.JS12]" office:value-type="float" office:value="0.0768">
            <text:p>0.08</text:p>
          </table:table-cell>
          <table:table-cell table:formula="of:=[Ave.RR12]" office:value-type="float" office:value="1.1646">
            <text:p>1.16</text:p>
          </table:table-cell>
          <table:table-cell table:formula="of:=[Ave.MR12]" office:value-type="float" office:value="0.1374">
            <text:p>0.14</text:p>
          </table:table-cell>
          <table:table-cell table:formula="of:=[Ave.WZ12]" office:value-type="float" office:value="0.1032">
            <text:p>0.1</text:p>
          </table:table-cell>
          <table:table-cell office:value-type="float" office:value="0.016">
            <text:p>0.02</text:p>
          </table:table-cell>
          <table:table-cell table:formula="of:=[Ave.DH12]" office:value-type="float" office:value="0.0346">
            <text:p>0.03</text:p>
          </table:table-cell>
          <table:table-cell/>
          <table:table-cell table:formula="of:=[Ave.AV12]" office:value-type="float" office:value="0.0062">
            <text:p>0.01</text:p>
          </table:table-cell>
          <table:table-cell table:formula="of:=[Ave.CB12]" office:value-type="float" office:value="0.0126">
            <text:p>0.01</text:p>
          </table:table-cell>
          <table:table-cell table:formula="of:=[Ave.PK12]" office:value-type="float" office:value="0.0158">
            <text:p>0.02</text:p>
          </table:table-cell>
          <table:table-cell table:formula="of:=[Ave.PQ12]" office:value-type="float" office:value="0.019">
            <text:p>0.02</text:p>
          </table:table-cell>
          <table:table-cell table:formula="of:=[Ave.PW12]" office:value-type="float" office:value="0.022">
            <text:p>0.02</text:p>
          </table:table-cell>
          <table:table-cell table:formula="of:=[Ave.IM12]" office:value-type="float" office:value="0.0098">
            <text:p>0.01</text:p>
          </table:table-cell>
          <table:table-cell table:formula="of:=[Ave.QL12]" office:value-type="float" office:value="0.264">
            <text:p>0.26</text:p>
          </table:table-cell>
          <table:table-cell table:formula="of:=[Ave.LL12]" office:value-type="float" office:value="0.0626">
            <text:p>0.06</text:p>
          </table:table-cell>
          <table:table-cell table:formula="of:=[Ave.VT12]" office:value-type="float" office:value="0.0748">
            <text:p>0.07</text:p>
          </table:table-cell>
          <table:table-cell table:number-columns-repeated="2"/>
          <table:table-cell office:value-type="float" office:value="4.962">
            <text:p>4.96</text:p>
          </table:table-cell>
          <table:table-cell office:value-type="float" office:value="0.917">
            <text:p>0.92</text:p>
          </table:table-cell>
          <table:table-cell office:value-type="float" office:value="9.447">
            <text:p>9.45</text:p>
          </table:table-cell>
          <table:table-cell office:value-type="float" office:value="20.667">
            <text:p>20.67</text:p>
          </table:table-cell>
          <table:table-cell office:value-type="float" office:value="104.851">
            <text:p>104.85</text:p>
          </table:table-cell>
          <table:table-cell/>
          <table:table-cell office:value-type="float" office:value="0.229">
            <text:p>0.23</text:p>
          </table:table-cell>
          <table:table-cell office:value-type="float" office:value="2.437">
            <text:p>2.44</text:p>
          </table:table-cell>
          <table:table-cell office:value-type="float" office:value="4.141">
            <text:p>4.14</text:p>
          </table:table-cell>
          <table:table-cell office:value-type="float" office:value="42.94">
            <text:p>42.94</text:p>
          </table:table-cell>
          <table:table-cell table:number-columns-repeated="924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4436">
            <text:p>4436</text:p>
          </table:table-cell>
          <table:table-cell office:value-type="float" office:value="2001">
            <text:p>2001</text:p>
          </table:table-cell>
          <table:table-cell/>
          <table:table-cell office:value-type="float" office:value="36">
            <text:p>36</text:p>
          </table:table-cell>
          <table:table-cell table:formula="of:=[Ave.FA13]" office:value-type="float" office:value="0.6134">
            <text:p>0.61</text:p>
          </table:table-cell>
          <table:table-cell table:formula="of:=[Ave.JS13]" office:value-type="float" office:value="25.7914">
            <text:p>25.79</text:p>
          </table:table-cell>
          <table:table-cell table:formula="of:=[Ave.RR13]" office:value-type="float" office:value="365.9792">
            <text:p>365.98</text:p>
          </table:table-cell>
          <table:table-cell table:formula="of:=[Ave.MR13]" office:value-type="float" office:value="157.0444">
            <text:p>157.04</text:p>
          </table:table-cell>
          <table:table-cell table:formula="of:=[Ave.WZ13]" office:value-type="float" office:value="24367.644">
            <text:p>24367.64</text:p>
          </table:table-cell>
          <table:table-cell office:value-type="float" office:value="10.642">
            <text:p>10.64</text:p>
          </table:table-cell>
          <table:table-cell table:formula="of:=[Ave.DH13]" office:value-type="float" office:value="89.9922">
            <text:p>89.99</text:p>
          </table:table-cell>
          <table:table-cell/>
          <table:table-cell table:formula="of:=[Ave.AV13]" office:value-type="float" office:value="0.453">
            <text:p>0.45</text:p>
          </table:table-cell>
          <table:table-cell table:formula="of:=[Ave.CB13]" office:value-type="float" office:value="4.4348">
            <text:p>4.43</text:p>
          </table:table-cell>
          <table:table-cell table:formula="of:=[Ave.PK13]" office:value-type="float" office:value="6.6472">
            <text:p>6.65</text:p>
          </table:table-cell>
          <table:table-cell table:formula="of:=[Ave.PQ13]" office:value-type="float" office:value="6.66">
            <text:p>6.66</text:p>
          </table:table-cell>
          <table:table-cell table:formula="of:=[Ave.PW13]" office:value-type="float" office:value="4.5068">
            <text:p>4.51</text:p>
          </table:table-cell>
          <table:table-cell table:formula="of:=[Ave.IM13]" office:value-type="float" office:value="8.812">
            <text:p>8.81</text:p>
          </table:table-cell>
          <table:table-cell table:formula="of:=[Ave.QL13]" office:value-type="float" office:value="126.0558">
            <text:p>126.06</text:p>
          </table:table-cell>
          <table:table-cell table:formula="of:=[Ave.LL13]" office:value-type="float" office:value="175.0046">
            <text:p>175</text:p>
          </table:table-cell>
          <table:table-cell table:formula="of:=[Ave.VT13]" office:value-type="float" office:value="19669.37725">
            <text:p>19669.38</text:p>
          </table:table-cell>
          <table:table-cell table:number-columns-repeated="2"/>
          <table:table-cell office:value-type="float" office:value="7907.083">
            <text:p>7907.08</text:p>
          </table:table-cell>
          <table:table-cell office:value-type="float" office:value="134.339">
            <text:p>134.34</text:p>
          </table:table-cell>
          <table:table-cell office:value-type="float" office:value="949.271">
            <text:p>949.27</text:p>
          </table:table-cell>
          <table:table-cell office:value-type="float" office:value="8152.551">
            <text:p>8152.55</text:p>
          </table:table-cell>
          <table:table-cell office:value-type="float" office:value="36897.408">
            <text:p>36897.41</text:p>
          </table:table-cell>
          <table:table-cell/>
          <table:table-cell office:value-type="float" office:value="111.328">
            <text:p>111.33</text:p>
          </table:table-cell>
          <table:table-cell office:value-type="float" office:value="1186.238">
            <text:p>1186.24</text:p>
          </table:table-cell>
          <table:table-cell office:value-type="float" office:value="2065.747">
            <text:p>2065.75</text:p>
          </table:table-cell>
          <table:table-cell office:value-type="float" office:value="20872.618">
            <text:p>20872.62</text:p>
          </table:table-cell>
          <table:table-cell table:number-columns-repeated="924"/>
        </table:table-row>
        <table:table-row table:style-name="ro1">
          <table:table-cell office:value-type="string">
            <text:p>/Wine</text:p>
          </table:table-cell>
          <table:table-cell office:value-type="float" office:value="142">
            <text:p>142</text:p>
          </table:table-cell>
          <table:table-cell office:value-type="float" office:value="37">
            <text:p>37</text:p>
          </table:table-cell>
          <table:table-cell/>
          <table:table-cell office:value-type="float" office:value="12">
            <text:p>12</text:p>
          </table:table-cell>
          <table:table-cell table:formula="of:=[Ave.FA14]" office:value-type="float" office:value="0.004">
            <text:p>0</text:p>
          </table:table-cell>
          <table:table-cell table:formula="of:=[Ave.JS14]" office:value-type="float" office:value="0.0876">
            <text:p>0.09</text:p>
          </table:table-cell>
          <table:table-cell table:formula="of:=[Ave.RR14]" office:value-type="float" office:value="1.3616">
            <text:p>1.36</text:p>
          </table:table-cell>
          <table:table-cell table:formula="of:=[Ave.MR14]" office:value-type="float" office:value="0.2826">
            <text:p>0.28</text:p>
          </table:table-cell>
          <table:table-cell table:formula="of:=[Ave.WZ14]" office:value-type="float" office:value="0.5346">
            <text:p>0.53</text:p>
          </table:table-cell>
          <table:table-cell office:value-type="float" office:value="0.031">
            <text:p>0.03</text:p>
          </table:table-cell>
          <table:table-cell table:formula="of:=[Ave.DH14]" office:value-type="float" office:value="0.1092">
            <text:p>0.11</text:p>
          </table:table-cell>
          <table:table-cell/>
          <table:table-cell table:formula="of:=[Ave.AV14]" office:value-type="float" office:value="0">
            <text:p>0</text:p>
          </table:table-cell>
          <table:table-cell table:formula="of:=[Ave.CB14]" office:value-type="float" office:value="0.022">
            <text:p>0.02</text:p>
          </table:table-cell>
          <table:table-cell table:formula="of:=[Ave.PK14]" office:value-type="float" office:value="0.0438">
            <text:p>0.04</text:p>
          </table:table-cell>
          <table:table-cell table:formula="of:=[Ave.PQ14]" office:value-type="float" office:value="0.0376">
            <text:p>0.04</text:p>
          </table:table-cell>
          <table:table-cell table:formula="of:=[Ave.PW14]" office:value-type="float" office:value="0.0328">
            <text:p>0.03</text:p>
          </table:table-cell>
          <table:table-cell table:formula="of:=[Ave.IM14]" office:value-type="float" office:value="0.0396">
            <text:p>0.04</text:p>
          </table:table-cell>
          <table:table-cell table:formula="of:=[Ave.QL14]" office:value-type="float" office:value="0.763">
            <text:p>0.76</text:p>
          </table:table-cell>
          <table:table-cell table:formula="of:=[Ave.LL14]" office:value-type="float" office:value="0.2206">
            <text:p>0.22</text:p>
          </table:table-cell>
          <table:table-cell table:formula="of:=[Ave.VT14]" office:value-type="float" office:value="0.4386">
            <text:p>0.44</text:p>
          </table:table-cell>
          <table:table-cell table:number-columns-repeated="2"/>
          <table:table-cell office:value-type="float" office:value="12.916">
            <text:p>12.92</text:p>
          </table:table-cell>
          <table:table-cell office:value-type="float" office:value="1.106">
            <text:p>1.11</text:p>
          </table:table-cell>
          <table:table-cell office:value-type="float" office:value="8.567">
            <text:p>8.57</text:p>
          </table:table-cell>
          <table:table-cell office:value-type="float" office:value="26.758">
            <text:p>26.76</text:p>
          </table:table-cell>
          <table:table-cell office:value-type="float" office:value="137.521">
            <text:p>137.52</text:p>
          </table:table-cell>
          <table:table-cell/>
          <table:table-cell office:value-type="float" office:value="0.523">
            <text:p>0.52</text:p>
          </table:table-cell>
          <table:table-cell office:value-type="float" office:value="5.502">
            <text:p>5.5</text:p>
          </table:table-cell>
          <table:table-cell office:value-type="float" office:value="11.679">
            <text:p>11.68</text:p>
          </table:table-cell>
          <table:table-cell office:value-type="float" office:value="113.527">
            <text:p>113.53</text:p>
          </table:table-cell>
          <table:table-cell table:number-columns-repeated="924"/>
        </table:table-row>
        <table:table-row table:style-name="ro1">
          <table:table-cell table:style-name="ce1" office:value-type="string">
            <text:p>/Arcene</text:p>
          </table:table-cell>
          <table:table-cell office:value-type="float" office:value="101">
            <text:p>101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0000">
            <text:p>10000</text:p>
          </table:table-cell>
          <table:table-cell table:formula="of:=[Ave.FA15]" office:value-type="float" office:value="1.7826">
            <text:p>1.78</text:p>
          </table:table-cell>
          <table:table-cell table:formula="of:=[Ave.JS15]" office:value-type="float" office:value="24.5172">
            <text:p>24.52</text:p>
          </table:table-cell>
          <table:table-cell table:formula="of:=[Ave.RR15]" office:value-type="float" office:value="345.5298">
            <text:p>345.53</text:p>
          </table:table-cell>
          <table:table-cell table:formula="of:=[Ave.MR15]" office:value-type="float" office:value="1.2446">
            <text:p>1.24</text:p>
          </table:table-cell>
          <table:table-cell table:formula="of:=[Ave.WZ15]" office:value-type="float" office:value="13.6758">
            <text:p>13.68</text:p>
          </table:table-cell>
          <table:table-cell office:value-type="float" office:value="11.344">
            <text:p>11.34</text:p>
          </table:table-cell>
          <table:table-cell table:formula="of:=[Ave.DH15]" office:value-type="float" office:value="7">
            <text:p>7</text:p>
          </table:table-cell>
          <table:table-cell/>
          <table:table-cell table:formula="of:=[Ave.AV15]" office:value-type="float" office:value="0.2378">
            <text:p>0.24</text:p>
          </table:table-cell>
          <table:table-cell table:formula="of:=[Ave.CB15]" office:value-type="float" office:value="3.1034">
            <text:p>3.1</text:p>
          </table:table-cell>
          <table:table-cell table:formula="of:=[Ave.PK15]" office:value-type="float" office:value="5.175">
            <text:p>5.18</text:p>
          </table:table-cell>
          <table:table-cell table:formula="of:=[Ave.PQ15]" office:value-type="float" office:value="4.3314">
            <text:p>4.33</text:p>
          </table:table-cell>
          <table:table-cell table:formula="of:=[Ave.PW15]" office:value-type="float" office:value="4.7492">
            <text:p>4.75</text:p>
          </table:table-cell>
          <table:table-cell table:formula="of:=[Ave.IM15]" office:value-type="float" office:value="11.8474">
            <text:p>11.85</text:p>
          </table:table-cell>
          <table:table-cell table:formula="of:=[Ave.QL15]" office:value-type="float" office:value="169.2664">
            <text:p>169.27</text:p>
          </table:table-cell>
          <table:table-cell table:formula="of:=[Ave.LL15]" office:value-type="float" office:value="0.3954">
            <text:p>0.4</text:p>
          </table:table-cell>
          <table:table-cell table:formula="of:=[Ave.VT15]" office:value-type="float" office:value="0.519">
            <text:p>0.52</text:p>
          </table:table-cell>
          <table:table-cell/>
          <table:table-cell table:style-name="ce1"/>
          <table:table-cell office:value-type="float" office:value="1153.275">
            <text:p>1153.28</text:p>
          </table:table-cell>
          <table:table-cell office:value-type="float" office:value="405.918">
            <text:p>405.92</text:p>
          </table:table-cell>
          <table:table-cell office:value-type="float" office:value="3623.291">
            <text:p>3623.29</text:p>
          </table:table-cell>
          <table:table-cell office:value-type="float" office:value="11451.679">
            <text:p>11451.68</text:p>
          </table:table-cell>
          <table:table-cell office:value-type="float" office:value="48227.327">
            <text:p>48227.33</text:p>
          </table:table-cell>
          <table:table-cell/>
          <table:table-cell office:value-type="float" office:value="80.324">
            <text:p>80.32</text:p>
          </table:table-cell>
          <table:table-cell office:value-type="float" office:value="975.167">
            <text:p>975.17</text:p>
          </table:table-cell>
          <table:table-cell office:value-type="float" office:value="2802.175">
            <text:p>2802.18</text:p>
          </table:table-cell>
          <table:table-cell office:value-type="float" office:value="29820.692">
            <text:p>29820.69</text:p>
          </table:table-cell>
          <table:table-cell/>
          <table:table-cell table:style-name="ce1" table:number-columns-repeated="923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2001">
            <text:p>2001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table:formula="of:=[Ave.FA16]" office:value-type="float" office:value="5.3538">
            <text:p>5.35</text:p>
          </table:table-cell>
          <table:table-cell table:formula="of:=[Ave.JS16]" office:value-type="float" office:value="343.0058">
            <text:p>343.01</text:p>
          </table:table-cell>
          <table:table-cell table:formula="of:=[Ave.RR16]" office:value-type="float" office:value="4459.6168">
            <text:p>4459.62</text:p>
          </table:table-cell>
          <table:table-cell table:formula="of:=[Ave.MR16]" office:value-type="float" office:value="7.5258">
            <text:p>7.53</text:p>
          </table:table-cell>
          <table:table-cell table:formula="of:=[Ave.WZ16]" office:value-type="float" office:value="3060.412">
            <text:p>3060.41</text:p>
          </table:table-cell>
          <table:table-cell office:value-type="float" office:value="147.304">
            <text:p>147.3</text:p>
          </table:table-cell>
          <table:table-cell table:formula="of:=[Ave.DH16]" office:value-type="float" office:value="34.358">
            <text:p>34.36</text:p>
          </table:table-cell>
          <table:table-cell/>
          <table:table-cell table:formula="of:=[Ave.AV16]" office:value-type="float" office:value="2.2596">
            <text:p>2.26</text:p>
          </table:table-cell>
          <table:table-cell table:formula="of:=[Ave.CB16]" office:value-type="float" office:value="31.4738">
            <text:p>31.47</text:p>
          </table:table-cell>
          <table:table-cell table:formula="of:=[Ave.PK16]" office:value-type="float" office:value="46.315">
            <text:p>46.32</text:p>
          </table:table-cell>
          <table:table-cell table:formula="of:=[Ave.PQ16]" office:value-type="float" office:value="43.371">
            <text:p>43.37</text:p>
          </table:table-cell>
          <table:table-cell table:formula="of:=[Ave.PW16]" office:value-type="float" office:value="39.8958">
            <text:p>39.9</text:p>
          </table:table-cell>
          <table:table-cell table:formula="of:=[Ave.IM16]" office:value-type="float" office:value="145.4816">
            <text:p>145.48</text:p>
          </table:table-cell>
          <table:table-cell table:formula="of:=[Ave.QL16]" office:value-type="float" office:value="2146.1958">
            <text:p>2146.2</text:p>
          </table:table-cell>
          <table:table-cell table:formula="of:=[Ave.LL16]" office:value-type="float" office:value="4.3116">
            <text:p>4.31</text:p>
          </table:table-cell>
          <table:table-cell table:formula="of:=[Ave.VT16]" office:value-type="float" office:value="1880.4104">
            <text:p>1880.41</text:p>
          </table:table-cell>
          <table:table-cell table:style-name="ce1" table:number-columns-repeated="2"/>
          <table:table-cell office:value-type="float" office:value="7382.706">
            <text:p>7382.71</text:p>
          </table:table-cell>
          <table:table-cell office:value-type="float" office:value="1844.998">
            <text:p>1845</text:p>
          </table:table-cell>
          <table:table-cell office:value-type="float" office:value="16286.885">
            <text:p>16286.89</text:p>
          </table:table-cell>
          <table:table-cell office:value-type="float" office:value="73074.966">
            <text:p>73074.97</text:p>
          </table:table-cell>
          <table:table-cell office:value-type="float" office:value="581953.819">
            <text:p>581953.82</text:p>
          </table:table-cell>
          <table:table-cell/>
          <table:table-cell office:value-type="float" office:value="617.186">
            <text:p>617.19</text:p>
          </table:table-cell>
          <table:table-cell office:value-type="float" office:value="6650.188">
            <text:p>6650.19</text:p>
          </table:table-cell>
          <table:table-cell office:value-type="float" office:value="35349.91">
            <text:p>35349.91</text:p>
          </table:table-cell>
          <table:table-cell office:value-type="float" office:value="421059.835">
            <text:p>421059.84</text:p>
          </table:table-cell>
          <table:table-cell table:style-name="ce1" table:number-columns-repeated="924"/>
        </table:table-row>
        <table:table-row table:style-name="ro1">
          <table:table-cell table:style-name="ce1" table:number-columns-repeated="5"/>
          <table:table-cell table:number-columns-repeated="17"/>
          <table:table-cell table:style-name="ce1" table:number-columns-repeated="2"/>
          <table:table-cell table:number-columns-repeated="10"/>
          <table:table-cell table:style-name="ce1" table:number-columns-repeated="924"/>
        </table:table-row>
        <table:table-row table:style-name="ro1">
          <table:table-cell table:style-name="ce1" table:number-columns-repeated="5"/>
          <table:table-cell table:formula="of:=[Ave.FC2]" office:value-type="float" office:value="0.248451997499977">
            <text:p>0.25</text:p>
          </table:table-cell>
          <table:table-cell table:formula="of:=[Ave.JU17]" office:value-type="float" office:value="0.146224782363537">
            <text:p>0.15</text:p>
          </table:table-cell>
          <table:table-cell table:formula="of:=[Ave.RT17]" office:value-type="float" office:value="0.103026745074142">
            <text:p>0.1</text:p>
          </table:table-cell>
          <table:table-cell table:formula="of:=[Ave.MT17]" office:value-type="float" office:value="0.223404281278013">
            <text:p>0.22</text:p>
          </table:table-cell>
          <table:table-cell table:formula="of:=[Ave.XB17]" office:value-type="float" office:value="0.240380375367877">
            <text:p>0.24</text:p>
          </table:table-cell>
          <table:table-cell/>
          <table:table-cell table:formula="of:=[Ave.DJ17]" office:value-type="float" office:value="0.0360556177086318">
            <text:p>0.04</text:p>
          </table:table-cell>
          <table:table-cell/>
          <table:table-cell table:formula="of:=[Ave.AX17]" office:value-type="float" office:value="0.798982667980217">
            <text:p>0.8</text:p>
          </table:table-cell>
          <table:table-cell table:formula="of:=[Ave.CD10]" office:value-type="float" office:value="0.103833660190553">
            <text:p>0.1</text:p>
          </table:table-cell>
          <table:table-cell table:number-columns-repeated="3"/>
          <table:table-cell table:formula="of:=[Ave.IO17]" office:value-type="float" office:value="0.103572482678094">
            <text:p>0.1</text:p>
          </table:table-cell>
          <table:table-cell table:formula="of:=[Ave.QN17]" office:value-type="float" office:value="0.0358206989807038">
            <text:p>0.04</text:p>
          </table:table-cell>
          <table:table-cell/>
          <table:table-cell table:formula="of:=[Ave.VV17]" office:value-type="float" office:value="0.050729739051377">
            <text:p>0.05</text:p>
          </table:table-cell>
          <table:table-cell table:style-name="ce1" table:number-columns-repeated="2"/>
          <table:table-cell table:number-columns-repeated="10"/>
          <table:table-cell table:style-name="ce1" table:number-columns-repeated="924"/>
        </table:table-row>
        <table:table-row table:style-name="ro1">
          <table:table-cell table:style-name="ce1" table:number-columns-repeated="5"/>
          <table:table-cell table:number-columns-repeated="8"/>
          <table:table-cell table:style-name="ce1" table:number-columns-repeated="11"/>
          <table:table-cell table:number-columns-repeated="6"/>
          <table:table-cell table:style-name="ce1" table:number-columns-repeated="928"/>
        </table:table-row>
        <table:table-row table:style-name="ro1">
          <table:table-cell office:value-type="string">
            <text:p>Ranks</text:p>
          </table:table-cell>
          <table:table-cell table:number-columns-repeated="4"/>
          <table:table-cell table:formula="of:=RANK([.F2]; [.$F2:.$L2]; 1)" office:value-type="float" office:value="2">
            <text:p>2</text:p>
          </table:table-cell>
          <table:table-cell table:formula="of:=RANK([.G2]; [.$F2:.$L2]; 1)" office:value-type="float" office:value="4">
            <text:p>4</text:p>
          </table:table-cell>
          <table:table-cell table:formula="of:=RANK([.H2]; [.$F2:.$L2]; 1)" office:value-type="float" office:value="7">
            <text:p>7</text:p>
          </table:table-cell>
          <table:table-cell table:formula="of:=RANK([.I2]; [.$F2:.$L2]; 1)" office:value-type="float" office:value="3">
            <text:p>3</text:p>
          </table:table-cell>
          <table:table-cell table:formula="of:=RANK([.J2]; [.$F2:.$L2]; 1)" office:value-type="float" office:value="6">
            <text:p>6</text:p>
          </table:table-cell>
          <table:table-cell table:formula="of:=RANK([.K2]; [.$F2:.$L2]; 1)" office:value-type="float" office:value="1">
            <text:p>1</text:p>
          </table:table-cell>
          <table:table-cell table:formula="of:=RANK([.L2]; [.$F2:.$L2]; 1)" office:value-type="float" office:value="5">
            <text:p>5</text:p>
          </table:table-cell>
          <table:table-cell/>
          <table:table-cell table:formula="of:=RANK([.N2]; [.$N2:.$V2]; 1)" office:value-type="float" office:value="1">
            <text:p>1</text:p>
          </table:table-cell>
          <table:table-cell table:formula="of:=RANK([.O2]; [.$N2:.$V2]; 1)" office:value-type="float" office:value="3">
            <text:p>3</text:p>
          </table:table-cell>
          <table:table-cell table:formula="of:=RANK([.P2]; [.$N2:.$V2]; 1)" office:value-type="float" office:value="4">
            <text:p>4</text:p>
          </table:table-cell>
          <table:table-cell table:formula="of:=RANK([.Q2]; [.$N2:.$V2]; 1)" office:value-type="float" office:value="5">
            <text:p>5</text:p>
          </table:table-cell>
          <table:table-cell table:formula="of:=RANK([.R2]; [.$N2:.$V2]; 1)" office:value-type="float" office:value="2">
            <text:p>2</text:p>
          </table:table-cell>
          <table:table-cell table:formula="of:=RANK([.S2]; [.$N2:.$V2]; 1)" office:value-type="float" office:value="6">
            <text:p>6</text:p>
          </table:table-cell>
          <table:table-cell table:formula="of:=RANK([.T2]; [.$N2:.$V2]; 1)" office:value-type="float" office:value="9">
            <text:p>9</text:p>
          </table:table-cell>
          <table:table-cell table:formula="of:=RANK([.U2]; [.$N2:.$V2]; 1)" office:value-type="float" office:value="7">
            <text:p>7</text:p>
          </table:table-cell>
          <table:table-cell table:formula="of:=RANK([.V2]; [.$N2:.$V2]; 1)" office:value-type="float" office:value="8">
            <text:p>8</text:p>
          </table:table-cell>
          <table:table-cell table:number-columns-repeated="2"/>
          <table:table-cell table:formula="of:=RANK([.Y2]; [.$Y2:.$AC2]; 1)" office:value-type="float" office:value="3">
            <text:p>3</text:p>
          </table:table-cell>
          <table:table-cell table:formula="of:=RANK([.Z2]; [.$Y2:.$AC2]; 1)" office:value-type="float" office:value="1">
            <text:p>1</text:p>
          </table:table-cell>
          <table:table-cell table:formula="of:=RANK([.AA2]; [.$Y2:.$AC2]; 1)" office:value-type="float" office:value="2">
            <text:p>2</text:p>
          </table:table-cell>
          <table:table-cell table:formula="of:=RANK([.AB2]; [.$Y2:.$AC2]; 1)" office:value-type="float" office:value="4">
            <text:p>4</text:p>
          </table:table-cell>
          <table:table-cell table:formula="of:=RANK([.AC2]; [.$Y2:.$AC2]; 1)" office:value-type="float" office:value="5">
            <text:p>5</text:p>
          </table:table-cell>
          <table:table-cell/>
          <table:table-cell table:formula="of:=RANK([.AE2]; [.$AE2:.$AH2]; 1)" office:value-type="float" office:value="1">
            <text:p>1</text:p>
          </table:table-cell>
          <table:table-cell table:formula="of:=RANK([.AF2]; [.$AE2:.$AH2]; 1)" office:value-type="float" office:value="2">
            <text:p>2</text:p>
          </table:table-cell>
          <table:table-cell table:formula="of:=RANK([.AG2]; [.$AE2:.$AH2]; 1)" office:value-type="float" office:value="3">
            <text:p>3</text:p>
          </table:table-cell>
          <table:table-cell table:formula="of:=RANK([.AH2]; [.$AE2:.$AH2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3]; [.$F3:.$L3]; 1)" office:value-type="float" office:value="1">
            <text:p>1</text:p>
          </table:table-cell>
          <table:table-cell table:formula="of:=RANK([.G3]; [.$F3:.$L3]; 1)" office:value-type="float" office:value="4">
            <text:p>4</text:p>
          </table:table-cell>
          <table:table-cell table:formula="of:=RANK([.H3]; [.$F3:.$L3]; 1)" office:value-type="float" office:value="6">
            <text:p>6</text:p>
          </table:table-cell>
          <table:table-cell table:formula="of:=RANK([.I3]; [.$F3:.$L3]; 1)" office:value-type="float" office:value="5">
            <text:p>5</text:p>
          </table:table-cell>
          <table:table-cell table:formula="of:=RANK([.J3]; [.$F3:.$L3]; 1)" office:value-type="float" office:value="7">
            <text:p>7</text:p>
          </table:table-cell>
          <table:table-cell table:formula="of:=RANK([.K3]; [.$F3:.$L3]; 1)" office:value-type="float" office:value="2">
            <text:p>2</text:p>
          </table:table-cell>
          <table:table-cell table:formula="of:=RANK([.L3]; [.$F3:.$L3]; 1)" office:value-type="float" office:value="3">
            <text:p>3</text:p>
          </table:table-cell>
          <table:table-cell/>
          <table:table-cell table:formula="of:=RANK([.N3]; [.$N3:.$V3]; 1)" office:value-type="float" office:value="1">
            <text:p>1</text:p>
          </table:table-cell>
          <table:table-cell table:formula="of:=RANK([.O3]; [.$N3:.$V3]; 1)" office:value-type="float" office:value="2">
            <text:p>2</text:p>
          </table:table-cell>
          <table:table-cell table:formula="of:=RANK([.P3]; [.$N3:.$V3]; 1)" office:value-type="float" office:value="5">
            <text:p>5</text:p>
          </table:table-cell>
          <table:table-cell table:formula="of:=RANK([.Q3]; [.$N3:.$V3]; 1)" office:value-type="float" office:value="6">
            <text:p>6</text:p>
          </table:table-cell>
          <table:table-cell table:formula="of:=RANK([.R3]; [.$N3:.$V3]; 1)" office:value-type="float" office:value="4">
            <text:p>4</text:p>
          </table:table-cell>
          <table:table-cell table:formula="of:=RANK([.S3]; [.$N3:.$V3]; 1)" office:value-type="float" office:value="3">
            <text:p>3</text:p>
          </table:table-cell>
          <table:table-cell table:formula="of:=RANK([.T3]; [.$N3:.$V3]; 1)" office:value-type="float" office:value="7">
            <text:p>7</text:p>
          </table:table-cell>
          <table:table-cell table:formula="of:=RANK([.U3]; [.$N3:.$V3]; 1)" office:value-type="float" office:value="8">
            <text:p>8</text:p>
          </table:table-cell>
          <table:table-cell table:formula="of:=RANK([.V3]; [.$N3:.$V3]; 1)" office:value-type="float" office:value="9">
            <text:p>9</text:p>
          </table:table-cell>
          <table:table-cell table:number-columns-repeated="2"/>
          <table:table-cell table:formula="of:=RANK([.Y3]; [.$Y3:.$AC3]; 1)" office:value-type="float" office:value="3">
            <text:p>3</text:p>
          </table:table-cell>
          <table:table-cell table:formula="of:=RANK([.Z3]; [.$Y3:.$AC3]; 1)" office:value-type="float" office:value="1">
            <text:p>1</text:p>
          </table:table-cell>
          <table:table-cell table:formula="of:=RANK([.AA3]; [.$Y3:.$AC3]; 1)" office:value-type="float" office:value="2">
            <text:p>2</text:p>
          </table:table-cell>
          <table:table-cell table:formula="of:=RANK([.AB3]; [.$Y3:.$AC3]; 1)" office:value-type="float" office:value="4">
            <text:p>4</text:p>
          </table:table-cell>
          <table:table-cell table:formula="of:=RANK([.AC3]; [.$Y3:.$AC3]; 1)" office:value-type="float" office:value="5">
            <text:p>5</text:p>
          </table:table-cell>
          <table:table-cell/>
          <table:table-cell table:formula="of:=RANK([.AE3]; [.$AE3:.$AH3]; 1)" office:value-type="float" office:value="1">
            <text:p>1</text:p>
          </table:table-cell>
          <table:table-cell table:formula="of:=RANK([.AF3]; [.$AE3:.$AH3]; 1)" office:value-type="float" office:value="2">
            <text:p>2</text:p>
          </table:table-cell>
          <table:table-cell table:formula="of:=RANK([.AG3]; [.$AE3:.$AH3]; 1)" office:value-type="float" office:value="3">
            <text:p>3</text:p>
          </table:table-cell>
          <table:table-cell table:formula="of:=RANK([.AH3]; [.$AE3:.$AH3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4]; [.$F4:.$L4]; 1)" office:value-type="float" office:value="2">
            <text:p>2</text:p>
          </table:table-cell>
          <table:table-cell table:formula="of:=RANK([.G4]; [.$F4:.$L4]; 1)" office:value-type="float" office:value="6">
            <text:p>6</text:p>
          </table:table-cell>
          <table:table-cell table:formula="of:=RANK([.H4]; [.$F4:.$L4]; 1)" office:value-type="float" office:value="7">
            <text:p>7</text:p>
          </table:table-cell>
          <table:table-cell table:formula="of:=RANK([.I4]; [.$F4:.$L4]; 1)" office:value-type="float" office:value="1">
            <text:p>1</text:p>
          </table:table-cell>
          <table:table-cell table:formula="of:=RANK([.J4]; [.$F4:.$L4]; 1)" office:value-type="float" office:value="5">
            <text:p>5</text:p>
          </table:table-cell>
          <table:table-cell table:formula="of:=RANK([.K4]; [.$F4:.$L4]; 1)" office:value-type="float" office:value="4">
            <text:p>4</text:p>
          </table:table-cell>
          <table:table-cell table:formula="of:=RANK([.L4]; [.$F4:.$L4]; 1)" office:value-type="float" office:value="3">
            <text:p>3</text:p>
          </table:table-cell>
          <table:table-cell/>
          <table:table-cell table:formula="of:=RANK([.N4]; [.$N4:.$V4]; 1)" office:value-type="float" office:value="1">
            <text:p>1</text:p>
          </table:table-cell>
          <table:table-cell table:formula="of:=RANK([.O4]; [.$N4:.$V4]; 1)" office:value-type="float" office:value="3">
            <text:p>3</text:p>
          </table:table-cell>
          <table:table-cell table:formula="of:=RANK([.P4]; [.$N4:.$V4]; 1)" office:value-type="float" office:value="5">
            <text:p>5</text:p>
          </table:table-cell>
          <table:table-cell table:formula="of:=RANK([.Q4]; [.$N4:.$V4]; 1)" office:value-type="float" office:value="4">
            <text:p>4</text:p>
          </table:table-cell>
          <table:table-cell table:formula="of:=RANK([.R4]; [.$N4:.$V4]; 1)" office:value-type="float" office:value="6">
            <text:p>6</text:p>
          </table:table-cell>
          <table:table-cell table:formula="of:=RANK([.S4]; [.$N4:.$V4]; 1)" office:value-type="float" office:value="7">
            <text:p>7</text:p>
          </table:table-cell>
          <table:table-cell table:formula="of:=RANK([.T4]; [.$N4:.$V4]; 1)" office:value-type="float" office:value="9">
            <text:p>9</text:p>
          </table:table-cell>
          <table:table-cell table:formula="of:=RANK([.U4]; [.$N4:.$V4]; 1)" office:value-type="float" office:value="2">
            <text:p>2</text:p>
          </table:table-cell>
          <table:table-cell table:formula="of:=RANK([.V4]; [.$N4:.$V4]; 1)" office:value-type="float" office:value="8">
            <text:p>8</text:p>
          </table:table-cell>
          <table:table-cell table:number-columns-repeated="2"/>
          <table:table-cell table:formula="of:=RANK([.Y4]; [.$Y4:.$AC4]; 1)" office:value-type="float" office:value="3">
            <text:p>3</text:p>
          </table:table-cell>
          <table:table-cell table:formula="of:=RANK([.Z4]; [.$Y4:.$AC4]; 1)" office:value-type="float" office:value="1">
            <text:p>1</text:p>
          </table:table-cell>
          <table:table-cell table:formula="of:=RANK([.AA4]; [.$Y4:.$AC4]; 1)" office:value-type="float" office:value="2">
            <text:p>2</text:p>
          </table:table-cell>
          <table:table-cell table:formula="of:=RANK([.AB4]; [.$Y4:.$AC4]; 1)" office:value-type="float" office:value="4">
            <text:p>4</text:p>
          </table:table-cell>
          <table:table-cell table:formula="of:=RANK([.AC4]; [.$Y4:.$AC4]; 1)" office:value-type="float" office:value="5">
            <text:p>5</text:p>
          </table:table-cell>
          <table:table-cell/>
          <table:table-cell table:formula="of:=RANK([.AE4]; [.$AE4:.$AH4]; 1)" office:value-type="float" office:value="1">
            <text:p>1</text:p>
          </table:table-cell>
          <table:table-cell table:formula="of:=RANK([.AF4]; [.$AE4:.$AH4]; 1)" office:value-type="float" office:value="2">
            <text:p>2</text:p>
          </table:table-cell>
          <table:table-cell table:formula="of:=RANK([.AG4]; [.$AE4:.$AH4]; 1)" office:value-type="float" office:value="3">
            <text:p>3</text:p>
          </table:table-cell>
          <table:table-cell table:formula="of:=RANK([.AH4]; [.$AE4:.$AH4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5]; [.$F5:.$L5]; 1)" office:value-type="float" office:value="1">
            <text:p>1</text:p>
          </table:table-cell>
          <table:table-cell table:formula="of:=RANK([.G5]; [.$F5:.$L5]; 1)" office:value-type="float" office:value="4">
            <text:p>4</text:p>
          </table:table-cell>
          <table:table-cell table:formula="of:=RANK([.H5]; [.$F5:.$L5]; 1)" office:value-type="float" office:value="6">
            <text:p>6</text:p>
          </table:table-cell>
          <table:table-cell table:formula="of:=RANK([.I5]; [.$F5:.$L5]; 1)" office:value-type="float" office:value="5">
            <text:p>5</text:p>
          </table:table-cell>
          <table:table-cell table:formula="of:=RANK([.J5]; [.$F5:.$L5]; 1)" office:value-type="float" office:value="7">
            <text:p>7</text:p>
          </table:table-cell>
          <table:table-cell table:formula="of:=RANK([.K5]; [.$F5:.$L5]; 1)" office:value-type="float" office:value="2">
            <text:p>2</text:p>
          </table:table-cell>
          <table:table-cell table:formula="of:=RANK([.L5]; [.$F5:.$L5]; 1)" office:value-type="float" office:value="3">
            <text:p>3</text:p>
          </table:table-cell>
          <table:table-cell/>
          <table:table-cell table:formula="of:=RANK([.N5]; [.$N5:.$V5]; 1)" office:value-type="float" office:value="1">
            <text:p>1</text:p>
          </table:table-cell>
          <table:table-cell table:formula="of:=RANK([.O5]; [.$N5:.$V5]; 1)" office:value-type="float" office:value="3">
            <text:p>3</text:p>
          </table:table-cell>
          <table:table-cell table:formula="of:=RANK([.P5]; [.$N5:.$V5]; 1)" office:value-type="float" office:value="5">
            <text:p>5</text:p>
          </table:table-cell>
          <table:table-cell table:formula="of:=RANK([.Q5]; [.$N5:.$V5]; 1)" office:value-type="float" office:value="4">
            <text:p>4</text:p>
          </table:table-cell>
          <table:table-cell table:formula="of:=RANK([.R5]; [.$N5:.$V5]; 1)" office:value-type="float" office:value="2">
            <text:p>2</text:p>
          </table:table-cell>
          <table:table-cell table:formula="of:=RANK([.S5]; [.$N5:.$V5]; 1)" office:value-type="float" office:value="7">
            <text:p>7</text:p>
          </table:table-cell>
          <table:table-cell table:formula="of:=RANK([.T5]; [.$N5:.$V5]; 1)" office:value-type="float" office:value="8">
            <text:p>8</text:p>
          </table:table-cell>
          <table:table-cell table:formula="of:=RANK([.U5]; [.$N5:.$V5]; 1)" office:value-type="float" office:value="6">
            <text:p>6</text:p>
          </table:table-cell>
          <table:table-cell table:formula="of:=RANK([.V5]; [.$N5:.$V5]; 1)" office:value-type="float" office:value="9">
            <text:p>9</text:p>
          </table:table-cell>
          <table:table-cell table:number-columns-repeated="2"/>
          <table:table-cell table:formula="of:=RANK([.Y5]; [.$Y5:.$AC5]; 1)" office:value-type="float" office:value="3">
            <text:p>3</text:p>
          </table:table-cell>
          <table:table-cell table:formula="of:=RANK([.Z5]; [.$Y5:.$AC5]; 1)" office:value-type="float" office:value="1">
            <text:p>1</text:p>
          </table:table-cell>
          <table:table-cell table:formula="of:=RANK([.AA5]; [.$Y5:.$AC5]; 1)" office:value-type="float" office:value="2">
            <text:p>2</text:p>
          </table:table-cell>
          <table:table-cell table:formula="of:=RANK([.AB5]; [.$Y5:.$AC5]; 1)" office:value-type="float" office:value="4">
            <text:p>4</text:p>
          </table:table-cell>
          <table:table-cell table:formula="of:=RANK([.AC5]; [.$Y5:.$AC5]; 1)" office:value-type="float" office:value="5">
            <text:p>5</text:p>
          </table:table-cell>
          <table:table-cell/>
          <table:table-cell table:formula="of:=RANK([.AE5]; [.$AE5:.$AH5]; 1)" office:value-type="float" office:value="1">
            <text:p>1</text:p>
          </table:table-cell>
          <table:table-cell table:formula="of:=RANK([.AF5]; [.$AE5:.$AH5]; 1)" office:value-type="float" office:value="2">
            <text:p>2</text:p>
          </table:table-cell>
          <table:table-cell table:formula="of:=RANK([.AG5]; [.$AE5:.$AH5]; 1)" office:value-type="float" office:value="3">
            <text:p>3</text:p>
          </table:table-cell>
          <table:table-cell table:formula="of:=RANK([.AH5]; [.$AE5:.$AH5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6]; [.$F6:.$L6]; 1)" office:value-type="float" office:value="1">
            <text:p>1</text:p>
          </table:table-cell>
          <table:table-cell table:formula="of:=RANK([.G6]; [.$F6:.$L6]; 1)" office:value-type="float" office:value="4">
            <text:p>4</text:p>
          </table:table-cell>
          <table:table-cell table:formula="of:=RANK([.H6]; [.$F6:.$L6]; 1)" office:value-type="float" office:value="6">
            <text:p>6</text:p>
          </table:table-cell>
          <table:table-cell table:formula="of:=RANK([.I6]; [.$F6:.$L6]; 1)" office:value-type="float" office:value="5">
            <text:p>5</text:p>
          </table:table-cell>
          <table:table-cell table:formula="of:=RANK([.J6]; [.$F6:.$L6]; 1)" office:value-type="float" office:value="7">
            <text:p>7</text:p>
          </table:table-cell>
          <table:table-cell table:formula="of:=RANK([.K6]; [.$F6:.$L6]; 1)" office:value-type="float" office:value="2">
            <text:p>2</text:p>
          </table:table-cell>
          <table:table-cell table:formula="of:=RANK([.L6]; [.$F6:.$L6]; 1)" office:value-type="float" office:value="3">
            <text:p>3</text:p>
          </table:table-cell>
          <table:table-cell/>
          <table:table-cell table:formula="of:=RANK([.N6]; [.$N6:.$V6]; 1)" office:value-type="float" office:value="1">
            <text:p>1</text:p>
          </table:table-cell>
          <table:table-cell table:formula="of:=RANK([.O6]; [.$N6:.$V6]; 1)" office:value-type="float" office:value="2">
            <text:p>2</text:p>
          </table:table-cell>
          <table:table-cell table:formula="of:=RANK([.P6]; [.$N6:.$V6]; 1)" office:value-type="float" office:value="5">
            <text:p>5</text:p>
          </table:table-cell>
          <table:table-cell table:formula="of:=RANK([.Q6]; [.$N6:.$V6]; 1)" office:value-type="float" office:value="4">
            <text:p>4</text:p>
          </table:table-cell>
          <table:table-cell table:formula="of:=RANK([.R6]; [.$N6:.$V6]; 1)" office:value-type="float" office:value="3">
            <text:p>3</text:p>
          </table:table-cell>
          <table:table-cell table:formula="of:=RANK([.S6]; [.$N6:.$V6]; 1)" office:value-type="float" office:value="6">
            <text:p>6</text:p>
          </table:table-cell>
          <table:table-cell table:formula="of:=RANK([.T6]; [.$N6:.$V6]; 1)" office:value-type="float" office:value="8">
            <text:p>8</text:p>
          </table:table-cell>
          <table:table-cell table:formula="of:=RANK([.U6]; [.$N6:.$V6]; 1)" office:value-type="float" office:value="7">
            <text:p>7</text:p>
          </table:table-cell>
          <table:table-cell table:formula="of:=RANK([.V6]; [.$N6:.$V6]; 1)" office:value-type="float" office:value="9">
            <text:p>9</text:p>
          </table:table-cell>
          <table:table-cell table:number-columns-repeated="2"/>
          <table:table-cell table:formula="of:=RANK([.Y6]; [.$Y6:.$AC6]; 1)" office:value-type="float" office:value="3">
            <text:p>3</text:p>
          </table:table-cell>
          <table:table-cell table:formula="of:=RANK([.Z6]; [.$Y6:.$AC6]; 1)" office:value-type="float" office:value="1">
            <text:p>1</text:p>
          </table:table-cell>
          <table:table-cell table:formula="of:=RANK([.AA6]; [.$Y6:.$AC6]; 1)" office:value-type="float" office:value="2">
            <text:p>2</text:p>
          </table:table-cell>
          <table:table-cell table:formula="of:=RANK([.AB6]; [.$Y6:.$AC6]; 1)" office:value-type="float" office:value="4">
            <text:p>4</text:p>
          </table:table-cell>
          <table:table-cell table:formula="of:=RANK([.AC6]; [.$Y6:.$AC6]; 1)" office:value-type="float" office:value="5">
            <text:p>5</text:p>
          </table:table-cell>
          <table:table-cell/>
          <table:table-cell table:formula="of:=RANK([.AE6]; [.$AE6:.$AH6]; 1)" office:value-type="float" office:value="1">
            <text:p>1</text:p>
          </table:table-cell>
          <table:table-cell table:formula="of:=RANK([.AF6]; [.$AE6:.$AH6]; 1)" office:value-type="float" office:value="2">
            <text:p>2</text:p>
          </table:table-cell>
          <table:table-cell table:formula="of:=RANK([.AG6]; [.$AE6:.$AH6]; 1)" office:value-type="float" office:value="3">
            <text:p>3</text:p>
          </table:table-cell>
          <table:table-cell table:formula="of:=RANK([.AH6]; [.$AE6:.$AH6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7]; [.$F7:.$L7]; 1)" office:value-type="float" office:value="1">
            <text:p>1</text:p>
          </table:table-cell>
          <table:table-cell table:formula="of:=RANK([.G7]; [.$F7:.$L7]; 1)" office:value-type="float" office:value="4">
            <text:p>4</text:p>
          </table:table-cell>
          <table:table-cell table:formula="of:=RANK([.H7]; [.$F7:.$L7]; 1)" office:value-type="float" office:value="7">
            <text:p>7</text:p>
          </table:table-cell>
          <table:table-cell table:formula="of:=RANK([.I7]; [.$F7:.$L7]; 1)" office:value-type="float" office:value="5">
            <text:p>5</text:p>
          </table:table-cell>
          <table:table-cell table:formula="of:=RANK([.J7]; [.$F7:.$L7]; 1)" office:value-type="float" office:value="6">
            <text:p>6</text:p>
          </table:table-cell>
          <table:table-cell table:formula="of:=RANK([.K7]; [.$F7:.$L7]; 1)" office:value-type="float" office:value="2">
            <text:p>2</text:p>
          </table:table-cell>
          <table:table-cell table:formula="of:=RANK([.L7]; [.$F7:.$L7]; 1)" office:value-type="float" office:value="3">
            <text:p>3</text:p>
          </table:table-cell>
          <table:table-cell/>
          <table:table-cell table:formula="of:=RANK([.N7]; [.$N7:.$V7]; 1)" office:value-type="float" office:value="1">
            <text:p>1</text:p>
          </table:table-cell>
          <table:table-cell table:formula="of:=RANK([.O7]; [.$N7:.$V7]; 1)" office:value-type="float" office:value="2">
            <text:p>2</text:p>
          </table:table-cell>
          <table:table-cell table:formula="of:=RANK([.P7]; [.$N7:.$V7]; 1)" office:value-type="float" office:value="4">
            <text:p>4</text:p>
          </table:table-cell>
          <table:table-cell table:formula="of:=RANK([.Q7]; [.$N7:.$V7]; 1)" office:value-type="float" office:value="3">
            <text:p>3</text:p>
          </table:table-cell>
          <table:table-cell table:formula="of:=RANK([.R7]; [.$N7:.$V7]; 1)" office:value-type="float" office:value="5">
            <text:p>5</text:p>
          </table:table-cell>
          <table:table-cell table:formula="of:=RANK([.S7]; [.$N7:.$V7]; 1)" office:value-type="float" office:value="7">
            <text:p>7</text:p>
          </table:table-cell>
          <table:table-cell table:formula="of:=RANK([.T7]; [.$N7:.$V7]; 1)" office:value-type="float" office:value="9">
            <text:p>9</text:p>
          </table:table-cell>
          <table:table-cell table:formula="of:=RANK([.U7]; [.$N7:.$V7]; 1)" office:value-type="float" office:value="6">
            <text:p>6</text:p>
          </table:table-cell>
          <table:table-cell table:formula="of:=RANK([.V7]; [.$N7:.$V7]; 1)" office:value-type="float" office:value="8">
            <text:p>8</text:p>
          </table:table-cell>
          <table:table-cell table:number-columns-repeated="2"/>
          <table:table-cell table:formula="of:=RANK([.Y7]; [.$Y7:.$AC7]; 1)" office:value-type="float" office:value="3">
            <text:p>3</text:p>
          </table:table-cell>
          <table:table-cell table:formula="of:=RANK([.Z7]; [.$Y7:.$AC7]; 1)" office:value-type="float" office:value="1">
            <text:p>1</text:p>
          </table:table-cell>
          <table:table-cell table:formula="of:=RANK([.AA7]; [.$Y7:.$AC7]; 1)" office:value-type="float" office:value="2">
            <text:p>2</text:p>
          </table:table-cell>
          <table:table-cell table:formula="of:=RANK([.AB7]; [.$Y7:.$AC7]; 1)" office:value-type="float" office:value="4">
            <text:p>4</text:p>
          </table:table-cell>
          <table:table-cell table:formula="of:=RANK([.AC7]; [.$Y7:.$AC7]; 1)" office:value-type="float" office:value="5">
            <text:p>5</text:p>
          </table:table-cell>
          <table:table-cell/>
          <table:table-cell table:formula="of:=RANK([.AE7]; [.$AE7:.$AH7]; 1)" office:value-type="float" office:value="1">
            <text:p>1</text:p>
          </table:table-cell>
          <table:table-cell table:formula="of:=RANK([.AF7]; [.$AE7:.$AH7]; 1)" office:value-type="float" office:value="2">
            <text:p>2</text:p>
          </table:table-cell>
          <table:table-cell table:formula="of:=RANK([.AG7]; [.$AE7:.$AH7]; 1)" office:value-type="float" office:value="3">
            <text:p>3</text:p>
          </table:table-cell>
          <table:table-cell table:formula="of:=RANK([.AH7]; [.$AE7:.$AH7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8]; [.$F8:.$L8]; 1)" office:value-type="float" office:value="1">
            <text:p>1</text:p>
          </table:table-cell>
          <table:table-cell table:formula="of:=RANK([.G8]; [.$F8:.$L8]; 1)" office:value-type="float" office:value="4">
            <text:p>4</text:p>
          </table:table-cell>
          <table:table-cell table:formula="of:=RANK([.H8]; [.$F8:.$L8]; 1)" office:value-type="float" office:value="7">
            <text:p>7</text:p>
          </table:table-cell>
          <table:table-cell table:formula="of:=RANK([.I8]; [.$F8:.$L8]; 1)" office:value-type="float" office:value="5">
            <text:p>5</text:p>
          </table:table-cell>
          <table:table-cell table:formula="of:=RANK([.J8]; [.$F8:.$L8]; 1)" office:value-type="float" office:value="6">
            <text:p>6</text:p>
          </table:table-cell>
          <table:table-cell table:formula="of:=RANK([.K8]; [.$F8:.$L8]; 1)" office:value-type="float" office:value="2">
            <text:p>2</text:p>
          </table:table-cell>
          <table:table-cell table:formula="of:=RANK([.L8]; [.$F8:.$L8]; 1)" office:value-type="float" office:value="3">
            <text:p>3</text:p>
          </table:table-cell>
          <table:table-cell/>
          <table:table-cell table:formula="of:=RANK([.N8]; [.$N8:.$V8]; 1)" office:value-type="float" office:value="1">
            <text:p>1</text:p>
          </table:table-cell>
          <table:table-cell table:formula="of:=RANK([.O8]; [.$N8:.$V8]; 1)" office:value-type="float" office:value="2">
            <text:p>2</text:p>
          </table:table-cell>
          <table:table-cell table:formula="of:=RANK([.P8]; [.$N8:.$V8]; 1)" office:value-type="float" office:value="5">
            <text:p>5</text:p>
          </table:table-cell>
          <table:table-cell table:formula="of:=RANK([.Q8]; [.$N8:.$V8]; 1)" office:value-type="float" office:value="4">
            <text:p>4</text:p>
          </table:table-cell>
          <table:table-cell table:formula="of:=RANK([.R8]; [.$N8:.$V8]; 1)" office:value-type="float" office:value="3">
            <text:p>3</text:p>
          </table:table-cell>
          <table:table-cell table:formula="of:=RANK([.S8]; [.$N8:.$V8]; 1)" office:value-type="float" office:value="6">
            <text:p>6</text:p>
          </table:table-cell>
          <table:table-cell table:formula="of:=RANK([.T8]; [.$N8:.$V8]; 1)" office:value-type="float" office:value="9">
            <text:p>9</text:p>
          </table:table-cell>
          <table:table-cell table:formula="of:=RANK([.U8]; [.$N8:.$V8]; 1)" office:value-type="float" office:value="7">
            <text:p>7</text:p>
          </table:table-cell>
          <table:table-cell table:formula="of:=RANK([.V8]; [.$N8:.$V8]; 1)" office:value-type="float" office:value="8">
            <text:p>8</text:p>
          </table:table-cell>
          <table:table-cell table:number-columns-repeated="2"/>
          <table:table-cell table:formula="of:=RANK([.Y8]; [.$Y8:.$AC8]; 1)" office:value-type="float" office:value="3">
            <text:p>3</text:p>
          </table:table-cell>
          <table:table-cell table:formula="of:=RANK([.Z8]; [.$Y8:.$AC8]; 1)" office:value-type="float" office:value="1">
            <text:p>1</text:p>
          </table:table-cell>
          <table:table-cell table:formula="of:=RANK([.AA8]; [.$Y8:.$AC8]; 1)" office:value-type="float" office:value="2">
            <text:p>2</text:p>
          </table:table-cell>
          <table:table-cell table:formula="of:=RANK([.AB8]; [.$Y8:.$AC8]; 1)" office:value-type="float" office:value="4">
            <text:p>4</text:p>
          </table:table-cell>
          <table:table-cell table:formula="of:=RANK([.AC8]; [.$Y8:.$AC8]; 1)" office:value-type="float" office:value="5">
            <text:p>5</text:p>
          </table:table-cell>
          <table:table-cell/>
          <table:table-cell table:formula="of:=RANK([.AE8]; [.$AE8:.$AH8]; 1)" office:value-type="float" office:value="1">
            <text:p>1</text:p>
          </table:table-cell>
          <table:table-cell table:formula="of:=RANK([.AF8]; [.$AE8:.$AH8]; 1)" office:value-type="float" office:value="2">
            <text:p>2</text:p>
          </table:table-cell>
          <table:table-cell table:formula="of:=RANK([.AG8]; [.$AE8:.$AH8]; 1)" office:value-type="float" office:value="3">
            <text:p>3</text:p>
          </table:table-cell>
          <table:table-cell table:formula="of:=RANK([.AH8]; [.$AE8:.$AH8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9]; [.$F9:.$L9]; 1)" office:value-type="float" office:value="1">
            <text:p>1</text:p>
          </table:table-cell>
          <table:table-cell table:formula="of:=RANK([.G9]; [.$F9:.$L9]; 1)" office:value-type="float" office:value="2">
            <text:p>2</text:p>
          </table:table-cell>
          <table:table-cell table:formula="of:=RANK([.H9]; [.$F9:.$L9]; 1)" office:value-type="float" office:value="6">
            <text:p>6</text:p>
          </table:table-cell>
          <table:table-cell table:formula="of:=RANK([.I9]; [.$F9:.$L9]; 1)" office:value-type="float" office:value="7">
            <text:p>7</text:p>
          </table:table-cell>
          <table:table-cell table:formula="of:=RANK([.J9]; [.$F9:.$L9]; 1)" office:value-type="float" office:value="5">
            <text:p>5</text:p>
          </table:table-cell>
          <table:table-cell table:formula="of:=RANK([.K9]; [.$F9:.$L9]; 1)" office:value-type="float" office:value="4">
            <text:p>4</text:p>
          </table:table-cell>
          <table:table-cell table:formula="of:=RANK([.L9]; [.$F9:.$L9]; 1)" office:value-type="float" office:value="3">
            <text:p>3</text:p>
          </table:table-cell>
          <table:table-cell/>
          <table:table-cell table:formula="of:=RANK([.N9]; [.$N9:.$V9]; 1)" office:value-type="float" office:value="1">
            <text:p>1</text:p>
          </table:table-cell>
          <table:table-cell table:formula="of:=RANK([.O9]; [.$N9:.$V9]; 1)" office:value-type="float" office:value="3">
            <text:p>3</text:p>
          </table:table-cell>
          <table:table-cell table:formula="of:=RANK([.P9]; [.$N9:.$V9]; 1)" office:value-type="float" office:value="4">
            <text:p>4</text:p>
          </table:table-cell>
          <table:table-cell table:formula="of:=RANK([.Q9]; [.$N9:.$V9]; 1)" office:value-type="float" office:value="5">
            <text:p>5</text:p>
          </table:table-cell>
          <table:table-cell table:formula="of:=RANK([.R9]; [.$N9:.$V9]; 1)" office:value-type="float" office:value="6">
            <text:p>6</text:p>
          </table:table-cell>
          <table:table-cell table:formula="of:=RANK([.S9]; [.$N9:.$V9]; 1)" office:value-type="float" office:value="2">
            <text:p>2</text:p>
          </table:table-cell>
          <table:table-cell table:formula="of:=RANK([.T9]; [.$N9:.$V9]; 1)" office:value-type="float" office:value="8">
            <text:p>8</text:p>
          </table:table-cell>
          <table:table-cell table:formula="of:=RANK([.U9]; [.$N9:.$V9]; 1)" office:value-type="float" office:value="9">
            <text:p>9</text:p>
          </table:table-cell>
          <table:table-cell table:formula="of:=RANK([.V9]; [.$N9:.$V9]; 1)" office:value-type="float" office:value="7">
            <text:p>7</text:p>
          </table:table-cell>
          <table:table-cell table:number-columns-repeated="2"/>
          <table:table-cell table:formula="of:=RANK([.Y9]; [.$Y9:.$AC9]; 1)" office:value-type="float" office:value="3">
            <text:p>3</text:p>
          </table:table-cell>
          <table:table-cell table:formula="of:=RANK([.Z9]; [.$Y9:.$AC9]; 1)" office:value-type="float" office:value="1">
            <text:p>1</text:p>
          </table:table-cell>
          <table:table-cell table:formula="of:=RANK([.AA9]; [.$Y9:.$AC9]; 1)" office:value-type="float" office:value="2">
            <text:p>2</text:p>
          </table:table-cell>
          <table:table-cell table:formula="of:=RANK([.AB9]; [.$Y9:.$AC9]; 1)" office:value-type="float" office:value="4">
            <text:p>4</text:p>
          </table:table-cell>
          <table:table-cell table:formula="of:=RANK([.AC9]; [.$Y9:.$AC9]; 1)" office:value-type="float" office:value="5">
            <text:p>5</text:p>
          </table:table-cell>
          <table:table-cell/>
          <table:table-cell table:formula="of:=RANK([.AE9]; [.$AE9:.$AH9]; 1)" office:value-type="float" office:value="1">
            <text:p>1</text:p>
          </table:table-cell>
          <table:table-cell table:formula="of:=RANK([.AF9]; [.$AE9:.$AH9]; 1)" office:value-type="float" office:value="3">
            <text:p>3</text:p>
          </table:table-cell>
          <table:table-cell table:formula="of:=RANK([.AG9]; [.$AE9:.$AH9]; 1)" office:value-type="float" office:value="2">
            <text:p>2</text:p>
          </table:table-cell>
          <table:table-cell table:formula="of:=RANK([.AH9]; [.$AE9:.$AH9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0]; [.$F10:.$L10]; 1)" office:value-type="float" office:value="1">
            <text:p>1</text:p>
          </table:table-cell>
          <table:table-cell table:formula="of:=RANK([.G10]; [.$F10:.$L10]; 1)" office:value-type="float" office:value="4">
            <text:p>4</text:p>
          </table:table-cell>
          <table:table-cell table:formula="of:=RANK([.H10]; [.$F10:.$L10]; 1)" office:value-type="float" office:value="6">
            <text:p>6</text:p>
          </table:table-cell>
          <table:table-cell table:formula="of:=RANK([.I10]; [.$F10:.$L10]; 1)" office:value-type="float" office:value="5">
            <text:p>5</text:p>
          </table:table-cell>
          <table:table-cell table:formula="of:=RANK([.J10]; [.$F10:.$L10]; 1)" office:value-type="float" office:value="7">
            <text:p>7</text:p>
          </table:table-cell>
          <table:table-cell table:formula="of:=RANK([.K10]; [.$F10:.$L10]; 1)" office:value-type="float" office:value="2">
            <text:p>2</text:p>
          </table:table-cell>
          <table:table-cell table:formula="of:=RANK([.L10]; [.$F10:.$L10]; 1)" office:value-type="float" office:value="3">
            <text:p>3</text:p>
          </table:table-cell>
          <table:table-cell/>
          <table:table-cell table:formula="of:=RANK([.N10]; [.$N10:.$V10]; 1)" office:value-type="float" office:value="1">
            <text:p>1</text:p>
          </table:table-cell>
          <table:table-cell table:formula="of:=RANK([.O10]; [.$N10:.$V10]; 1)" office:value-type="float" office:value="2">
            <text:p>2</text:p>
          </table:table-cell>
          <table:table-cell table:formula="of:=RANK([.P10]; [.$N10:.$V10]; 1)" office:value-type="float" office:value="5">
            <text:p>5</text:p>
          </table:table-cell>
          <table:table-cell table:formula="of:=RANK([.Q10]; [.$N10:.$V10]; 1)" office:value-type="float" office:value="4">
            <text:p>4</text:p>
          </table:table-cell>
          <table:table-cell table:formula="of:=RANK([.R10]; [.$N10:.$V10]; 1)" office:value-type="float" office:value="3">
            <text:p>3</text:p>
          </table:table-cell>
          <table:table-cell table:formula="of:=RANK([.S10]; [.$N10:.$V10]; 1)" office:value-type="float" office:value="6">
            <text:p>6</text:p>
          </table:table-cell>
          <table:table-cell table:formula="of:=RANK([.T10]; [.$N10:.$V10]; 1)" office:value-type="float" office:value="8">
            <text:p>8</text:p>
          </table:table-cell>
          <table:table-cell table:formula="of:=RANK([.U10]; [.$N10:.$V10]; 1)" office:value-type="float" office:value="7">
            <text:p>7</text:p>
          </table:table-cell>
          <table:table-cell table:formula="of:=RANK([.V10]; [.$N10:.$V10]; 1)" office:value-type="float" office:value="9">
            <text:p>9</text:p>
          </table:table-cell>
          <table:table-cell table:number-columns-repeated="2"/>
          <table:table-cell table:formula="of:=RANK([.Y10]; [.$Y10:.$AC10]; 1)" office:value-type="float" office:value="2">
            <text:p>2</text:p>
          </table:table-cell>
          <table:table-cell table:formula="of:=RANK([.Z10]; [.$Y10:.$AC10]; 1)" office:value-type="float" office:value="1">
            <text:p>1</text:p>
          </table:table-cell>
          <table:table-cell table:formula="of:=RANK([.AA10]; [.$Y10:.$AC10]; 1)" office:value-type="float" office:value="3">
            <text:p>3</text:p>
          </table:table-cell>
          <table:table-cell table:formula="of:=RANK([.AB10]; [.$Y10:.$AC10]; 1)" office:value-type="float" office:value="4">
            <text:p>4</text:p>
          </table:table-cell>
          <table:table-cell table:formula="of:=RANK([.AC10]; [.$Y10:.$AC10]; 1)" office:value-type="float" office:value="5">
            <text:p>5</text:p>
          </table:table-cell>
          <table:table-cell/>
          <table:table-cell table:formula="of:=RANK([.AE10]; [.$AE10:.$AH10]; 1)" office:value-type="float" office:value="1">
            <text:p>1</text:p>
          </table:table-cell>
          <table:table-cell table:formula="of:=RANK([.AF10]; [.$AE10:.$AH10]; 1)" office:value-type="float" office:value="2">
            <text:p>2</text:p>
          </table:table-cell>
          <table:table-cell table:formula="of:=RANK([.AG10]; [.$AE10:.$AH10]; 1)" office:value-type="float" office:value="3">
            <text:p>3</text:p>
          </table:table-cell>
          <table:table-cell table:formula="of:=RANK([.AH10]; [.$AE10:.$AH10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1]; [.$F11:.$L11]; 1)" office:value-type="float" office:value="1">
            <text:p>1</text:p>
          </table:table-cell>
          <table:table-cell table:formula="of:=RANK([.G11]; [.$F11:.$L11]; 1)" office:value-type="float" office:value="3">
            <text:p>3</text:p>
          </table:table-cell>
          <table:table-cell table:formula="of:=RANK([.H11]; [.$F11:.$L11]; 1)" office:value-type="float" office:value="5">
            <text:p>5</text:p>
          </table:table-cell>
          <table:table-cell table:formula="of:=RANK([.I11]; [.$F11:.$L11]; 1)" office:value-type="float" office:value="6">
            <text:p>6</text:p>
          </table:table-cell>
          <table:table-cell table:formula="of:=RANK([.J11]; [.$F11:.$L11]; 1)" office:value-type="float" office:value="7">
            <text:p>7</text:p>
          </table:table-cell>
          <table:table-cell table:formula="of:=RANK([.K11]; [.$F11:.$L11]; 1)" office:value-type="float" office:value="4">
            <text:p>4</text:p>
          </table:table-cell>
          <table:table-cell table:formula="of:=RANK([.L11]; [.$F11:.$L11]; 1)" office:value-type="float" office:value="2">
            <text:p>2</text:p>
          </table:table-cell>
          <table:table-cell/>
          <table:table-cell table:formula="of:=RANK([.N11]; [.$N11:.$V11]; 1)" office:value-type="float" office:value="1">
            <text:p>1</text:p>
          </table:table-cell>
          <table:table-cell table:formula="of:=RANK([.O11]; [.$N11:.$V11]; 1)" office:value-type="float" office:value="3">
            <text:p>3</text:p>
          </table:table-cell>
          <table:table-cell table:formula="of:=RANK([.P11]; [.$N11:.$V11]; 1)" office:value-type="float" office:value="5">
            <text:p>5</text:p>
          </table:table-cell>
          <table:table-cell table:formula="of:=RANK([.Q11]; [.$N11:.$V11]; 1)" office:value-type="float" office:value="4">
            <text:p>4</text:p>
          </table:table-cell>
          <table:table-cell table:formula="of:=RANK([.R11]; [.$N11:.$V11]; 1)" office:value-type="float" office:value="2">
            <text:p>2</text:p>
          </table:table-cell>
          <table:table-cell table:formula="of:=RANK([.S11]; [.$N11:.$V11]; 1)" office:value-type="float" office:value="6">
            <text:p>6</text:p>
          </table:table-cell>
          <table:table-cell table:formula="of:=RANK([.T11]; [.$N11:.$V11]; 1)" office:value-type="float" office:value="8">
            <text:p>8</text:p>
          </table:table-cell>
          <table:table-cell table:formula="of:=RANK([.U11]; [.$N11:.$V11]; 1)" office:value-type="float" office:value="7">
            <text:p>7</text:p>
          </table:table-cell>
          <table:table-cell table:formula="of:=RANK([.V11]; [.$N11:.$V11]; 1)" office:value-type="float" office:value="9">
            <text:p>9</text:p>
          </table:table-cell>
          <table:table-cell table:number-columns-repeated="2"/>
          <table:table-cell table:formula="of:=RANK([.Y11]; [.$Y11:.$AC11]; 1)" office:value-type="float" office:value="3">
            <text:p>3</text:p>
          </table:table-cell>
          <table:table-cell table:formula="of:=RANK([.Z11]; [.$Y11:.$AC11]; 1)" office:value-type="float" office:value="1">
            <text:p>1</text:p>
          </table:table-cell>
          <table:table-cell table:formula="of:=RANK([.AA11]; [.$Y11:.$AC11]; 1)" office:value-type="float" office:value="2">
            <text:p>2</text:p>
          </table:table-cell>
          <table:table-cell table:formula="of:=RANK([.AB11]; [.$Y11:.$AC11]; 1)" office:value-type="float" office:value="4">
            <text:p>4</text:p>
          </table:table-cell>
          <table:table-cell table:formula="of:=RANK([.AC11]; [.$Y11:.$AC11]; 1)" office:value-type="float" office:value="5">
            <text:p>5</text:p>
          </table:table-cell>
          <table:table-cell/>
          <table:table-cell table:formula="of:=RANK([.AE11]; [.$AE11:.$AH11]; 1)" office:value-type="float" office:value="1">
            <text:p>1</text:p>
          </table:table-cell>
          <table:table-cell table:formula="of:=RANK([.AF11]; [.$AE11:.$AH11]; 1)" office:value-type="float" office:value="2">
            <text:p>2</text:p>
          </table:table-cell>
          <table:table-cell table:formula="of:=RANK([.AG11]; [.$AE11:.$AH11]; 1)" office:value-type="float" office:value="3">
            <text:p>3</text:p>
          </table:table-cell>
          <table:table-cell table:formula="of:=RANK([.AH11]; [.$AE11:.$AH11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2]; [.$F12:.$L12]; 1)" office:value-type="float" office:value="1">
            <text:p>1</text:p>
          </table:table-cell>
          <table:table-cell table:formula="of:=RANK([.G12]; [.$F12:.$L12]; 1)" office:value-type="float" office:value="4">
            <text:p>4</text:p>
          </table:table-cell>
          <table:table-cell table:formula="of:=RANK([.H12]; [.$F12:.$L12]; 1)" office:value-type="float" office:value="7">
            <text:p>7</text:p>
          </table:table-cell>
          <table:table-cell table:formula="of:=RANK([.I12]; [.$F12:.$L12]; 1)" office:value-type="float" office:value="6">
            <text:p>6</text:p>
          </table:table-cell>
          <table:table-cell table:formula="of:=RANK([.J12]; [.$F12:.$L12]; 1)" office:value-type="float" office:value="5">
            <text:p>5</text:p>
          </table:table-cell>
          <table:table-cell table:formula="of:=RANK([.K12]; [.$F12:.$L12]; 1)" office:value-type="float" office:value="2">
            <text:p>2</text:p>
          </table:table-cell>
          <table:table-cell table:formula="of:=RANK([.L12]; [.$F12:.$L12]; 1)" office:value-type="float" office:value="3">
            <text:p>3</text:p>
          </table:table-cell>
          <table:table-cell/>
          <table:table-cell table:formula="of:=RANK([.N12]; [.$N12:.$V12]; 1)" office:value-type="float" office:value="1">
            <text:p>1</text:p>
          </table:table-cell>
          <table:table-cell table:formula="of:=RANK([.O12]; [.$N12:.$V12]; 1)" office:value-type="float" office:value="3">
            <text:p>3</text:p>
          </table:table-cell>
          <table:table-cell table:formula="of:=RANK([.P12]; [.$N12:.$V12]; 1)" office:value-type="float" office:value="4">
            <text:p>4</text:p>
          </table:table-cell>
          <table:table-cell table:formula="of:=RANK([.Q12]; [.$N12:.$V12]; 1)" office:value-type="float" office:value="5">
            <text:p>5</text:p>
          </table:table-cell>
          <table:table-cell table:formula="of:=RANK([.R12]; [.$N12:.$V12]; 1)" office:value-type="float" office:value="6">
            <text:p>6</text:p>
          </table:table-cell>
          <table:table-cell table:formula="of:=RANK([.S12]; [.$N12:.$V12]; 1)" office:value-type="float" office:value="2">
            <text:p>2</text:p>
          </table:table-cell>
          <table:table-cell table:formula="of:=RANK([.T12]; [.$N12:.$V12]; 1)" office:value-type="float" office:value="9">
            <text:p>9</text:p>
          </table:table-cell>
          <table:table-cell table:formula="of:=RANK([.U12]; [.$N12:.$V12]; 1)" office:value-type="float" office:value="7">
            <text:p>7</text:p>
          </table:table-cell>
          <table:table-cell table:formula="of:=RANK([.V12]; [.$N12:.$V12]; 1)" office:value-type="float" office:value="8">
            <text:p>8</text:p>
          </table:table-cell>
          <table:table-cell table:number-columns-repeated="2"/>
          <table:table-cell table:formula="of:=RANK([.Y12]; [.$Y12:.$AC12]; 1)" office:value-type="float" office:value="2">
            <text:p>2</text:p>
          </table:table-cell>
          <table:table-cell table:formula="of:=RANK([.Z12]; [.$Y12:.$AC12]; 1)" office:value-type="float" office:value="1">
            <text:p>1</text:p>
          </table:table-cell>
          <table:table-cell table:formula="of:=RANK([.AA12]; [.$Y12:.$AC12]; 1)" office:value-type="float" office:value="3">
            <text:p>3</text:p>
          </table:table-cell>
          <table:table-cell table:formula="of:=RANK([.AB12]; [.$Y12:.$AC12]; 1)" office:value-type="float" office:value="4">
            <text:p>4</text:p>
          </table:table-cell>
          <table:table-cell table:formula="of:=RANK([.AC12]; [.$Y12:.$AC12]; 1)" office:value-type="float" office:value="5">
            <text:p>5</text:p>
          </table:table-cell>
          <table:table-cell/>
          <table:table-cell table:formula="of:=RANK([.AE12]; [.$AE12:.$AH12]; 1)" office:value-type="float" office:value="1">
            <text:p>1</text:p>
          </table:table-cell>
          <table:table-cell table:formula="of:=RANK([.AF12]; [.$AE12:.$AH12]; 1)" office:value-type="float" office:value="2">
            <text:p>2</text:p>
          </table:table-cell>
          <table:table-cell table:formula="of:=RANK([.AG12]; [.$AE12:.$AH12]; 1)" office:value-type="float" office:value="3">
            <text:p>3</text:p>
          </table:table-cell>
          <table:table-cell table:formula="of:=RANK([.AH12]; [.$AE12:.$AH12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3]; [.$F13:.$L13]; 1)" office:value-type="float" office:value="1">
            <text:p>1</text:p>
          </table:table-cell>
          <table:table-cell table:formula="of:=RANK([.G13]; [.$F13:.$L13]; 1)" office:value-type="float" office:value="3">
            <text:p>3</text:p>
          </table:table-cell>
          <table:table-cell table:formula="of:=RANK([.H13]; [.$F13:.$L13]; 1)" office:value-type="float" office:value="6">
            <text:p>6</text:p>
          </table:table-cell>
          <table:table-cell table:formula="of:=RANK([.I13]; [.$F13:.$L13]; 1)" office:value-type="float" office:value="5">
            <text:p>5</text:p>
          </table:table-cell>
          <table:table-cell table:formula="of:=RANK([.J13]; [.$F13:.$L13]; 1)" office:value-type="float" office:value="7">
            <text:p>7</text:p>
          </table:table-cell>
          <table:table-cell table:formula="of:=RANK([.K13]; [.$F13:.$L13]; 1)" office:value-type="float" office:value="2">
            <text:p>2</text:p>
          </table:table-cell>
          <table:table-cell table:formula="of:=RANK([.L13]; [.$F13:.$L13]; 1)" office:value-type="float" office:value="4">
            <text:p>4</text:p>
          </table:table-cell>
          <table:table-cell/>
          <table:table-cell table:formula="of:=RANK([.N13]; [.$N13:.$V13]; 1)" office:value-type="float" office:value="1">
            <text:p>1</text:p>
          </table:table-cell>
          <table:table-cell table:formula="of:=RANK([.O13]; [.$N13:.$V13]; 1)" office:value-type="float" office:value="2">
            <text:p>2</text:p>
          </table:table-cell>
          <table:table-cell table:formula="of:=RANK([.P13]; [.$N13:.$V13]; 1)" office:value-type="float" office:value="4">
            <text:p>4</text:p>
          </table:table-cell>
          <table:table-cell table:formula="of:=RANK([.Q13]; [.$N13:.$V13]; 1)" office:value-type="float" office:value="5">
            <text:p>5</text:p>
          </table:table-cell>
          <table:table-cell table:formula="of:=RANK([.R13]; [.$N13:.$V13]; 1)" office:value-type="float" office:value="3">
            <text:p>3</text:p>
          </table:table-cell>
          <table:table-cell table:formula="of:=RANK([.S13]; [.$N13:.$V13]; 1)" office:value-type="float" office:value="6">
            <text:p>6</text:p>
          </table:table-cell>
          <table:table-cell table:formula="of:=RANK([.T13]; [.$N13:.$V13]; 1)" office:value-type="float" office:value="7">
            <text:p>7</text:p>
          </table:table-cell>
          <table:table-cell table:formula="of:=RANK([.U13]; [.$N13:.$V13]; 1)" office:value-type="float" office:value="8">
            <text:p>8</text:p>
          </table:table-cell>
          <table:table-cell table:formula="of:=RANK([.V13]; [.$N13:.$V13]; 1)" office:value-type="float" office:value="9">
            <text:p>9</text:p>
          </table:table-cell>
          <table:table-cell table:number-columns-repeated="2"/>
          <table:table-cell table:formula="of:=RANK([.Y13]; [.$Y13:.$AC13]; 1)" office:value-type="float" office:value="3">
            <text:p>3</text:p>
          </table:table-cell>
          <table:table-cell table:formula="of:=RANK([.Z13]; [.$Y13:.$AC13]; 1)" office:value-type="float" office:value="1">
            <text:p>1</text:p>
          </table:table-cell>
          <table:table-cell table:formula="of:=RANK([.AA13]; [.$Y13:.$AC13]; 1)" office:value-type="float" office:value="2">
            <text:p>2</text:p>
          </table:table-cell>
          <table:table-cell table:formula="of:=RANK([.AB13]; [.$Y13:.$AC13]; 1)" office:value-type="float" office:value="4">
            <text:p>4</text:p>
          </table:table-cell>
          <table:table-cell table:formula="of:=RANK([.AC13]; [.$Y13:.$AC13]; 1)" office:value-type="float" office:value="5">
            <text:p>5</text:p>
          </table:table-cell>
          <table:table-cell/>
          <table:table-cell table:formula="of:=RANK([.AE13]; [.$AE13:.$AH13]; 1)" office:value-type="float" office:value="1">
            <text:p>1</text:p>
          </table:table-cell>
          <table:table-cell table:formula="of:=RANK([.AF13]; [.$AE13:.$AH13]; 1)" office:value-type="float" office:value="2">
            <text:p>2</text:p>
          </table:table-cell>
          <table:table-cell table:formula="of:=RANK([.AG13]; [.$AE13:.$AH13]; 1)" office:value-type="float" office:value="3">
            <text:p>3</text:p>
          </table:table-cell>
          <table:table-cell table:formula="of:=RANK([.AH13]; [.$AE13:.$AH13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4]; [.$F14:.$L14]; 1)" office:value-type="float" office:value="1">
            <text:p>1</text:p>
          </table:table-cell>
          <table:table-cell table:formula="of:=RANK([.G14]; [.$F14:.$L14]; 1)" office:value-type="float" office:value="3">
            <text:p>3</text:p>
          </table:table-cell>
          <table:table-cell table:formula="of:=RANK([.H14]; [.$F14:.$L14]; 1)" office:value-type="float" office:value="7">
            <text:p>7</text:p>
          </table:table-cell>
          <table:table-cell table:formula="of:=RANK([.I14]; [.$F14:.$L14]; 1)" office:value-type="float" office:value="5">
            <text:p>5</text:p>
          </table:table-cell>
          <table:table-cell table:formula="of:=RANK([.J14]; [.$F14:.$L14]; 1)" office:value-type="float" office:value="6">
            <text:p>6</text:p>
          </table:table-cell>
          <table:table-cell table:formula="of:=RANK([.K14]; [.$F14:.$L14]; 1)" office:value-type="float" office:value="2">
            <text:p>2</text:p>
          </table:table-cell>
          <table:table-cell table:formula="of:=RANK([.L14]; [.$F14:.$L14]; 1)" office:value-type="float" office:value="4">
            <text:p>4</text:p>
          </table:table-cell>
          <table:table-cell/>
          <table:table-cell table:formula="of:=RANK([.N14]; [.$N14:.$V14]; 1)" office:value-type="float" office:value="1">
            <text:p>1</text:p>
          </table:table-cell>
          <table:table-cell table:formula="of:=RANK([.O14]; [.$N14:.$V14]; 1)" office:value-type="float" office:value="2">
            <text:p>2</text:p>
          </table:table-cell>
          <table:table-cell table:formula="of:=RANK([.P14]; [.$N14:.$V14]; 1)" office:value-type="float" office:value="6">
            <text:p>6</text:p>
          </table:table-cell>
          <table:table-cell table:formula="of:=RANK([.Q14]; [.$N14:.$V14]; 1)" office:value-type="float" office:value="4">
            <text:p>4</text:p>
          </table:table-cell>
          <table:table-cell table:formula="of:=RANK([.R14]; [.$N14:.$V14]; 1)" office:value-type="float" office:value="3">
            <text:p>3</text:p>
          </table:table-cell>
          <table:table-cell table:formula="of:=RANK([.S14]; [.$N14:.$V14]; 1)" office:value-type="float" office:value="5">
            <text:p>5</text:p>
          </table:table-cell>
          <table:table-cell table:formula="of:=RANK([.T14]; [.$N14:.$V14]; 1)" office:value-type="float" office:value="9">
            <text:p>9</text:p>
          </table:table-cell>
          <table:table-cell table:formula="of:=RANK([.U14]; [.$N14:.$V14]; 1)" office:value-type="float" office:value="7">
            <text:p>7</text:p>
          </table:table-cell>
          <table:table-cell table:formula="of:=RANK([.V14]; [.$N14:.$V14]; 1)" office:value-type="float" office:value="8">
            <text:p>8</text:p>
          </table:table-cell>
          <table:table-cell table:number-columns-repeated="2"/>
          <table:table-cell table:formula="of:=RANK([.Y14]; [.$Y14:.$AC14]; 1)" office:value-type="float" office:value="3">
            <text:p>3</text:p>
          </table:table-cell>
          <table:table-cell table:formula="of:=RANK([.Z14]; [.$Y14:.$AC14]; 1)" office:value-type="float" office:value="1">
            <text:p>1</text:p>
          </table:table-cell>
          <table:table-cell table:formula="of:=RANK([.AA14]; [.$Y14:.$AC14]; 1)" office:value-type="float" office:value="2">
            <text:p>2</text:p>
          </table:table-cell>
          <table:table-cell table:formula="of:=RANK([.AB14]; [.$Y14:.$AC14]; 1)" office:value-type="float" office:value="4">
            <text:p>4</text:p>
          </table:table-cell>
          <table:table-cell table:formula="of:=RANK([.AC14]; [.$Y14:.$AC14]; 1)" office:value-type="float" office:value="5">
            <text:p>5</text:p>
          </table:table-cell>
          <table:table-cell/>
          <table:table-cell table:formula="of:=RANK([.AE14]; [.$AE14:.$AH14]; 1)" office:value-type="float" office:value="1">
            <text:p>1</text:p>
          </table:table-cell>
          <table:table-cell table:formula="of:=RANK([.AF14]; [.$AE14:.$AH14]; 1)" office:value-type="float" office:value="2">
            <text:p>2</text:p>
          </table:table-cell>
          <table:table-cell table:formula="of:=RANK([.AG14]; [.$AE14:.$AH14]; 1)" office:value-type="float" office:value="3">
            <text:p>3</text:p>
          </table:table-cell>
          <table:table-cell table:formula="of:=RANK([.AH14]; [.$AE14:.$AH14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5]; [.$F15:.$L15]; 1)" office:value-type="float" office:value="2">
            <text:p>2</text:p>
          </table:table-cell>
          <table:table-cell table:formula="of:=RANK([.G15]; [.$F15:.$L15]; 1)" office:value-type="float" office:value="6">
            <text:p>6</text:p>
          </table:table-cell>
          <table:table-cell table:formula="of:=RANK([.H15]; [.$F15:.$L15]; 1)" office:value-type="float" office:value="7">
            <text:p>7</text:p>
          </table:table-cell>
          <table:table-cell table:formula="of:=RANK([.I15]; [.$F15:.$L15]; 1)" office:value-type="float" office:value="1">
            <text:p>1</text:p>
          </table:table-cell>
          <table:table-cell table:formula="of:=RANK([.J15]; [.$F15:.$L15]; 1)" office:value-type="float" office:value="5">
            <text:p>5</text:p>
          </table:table-cell>
          <table:table-cell table:formula="of:=RANK([.K15]; [.$F15:.$L15]; 1)" office:value-type="float" office:value="4">
            <text:p>4</text:p>
          </table:table-cell>
          <table:table-cell table:formula="of:=RANK([.L15]; [.$F15:.$L15]; 1)" office:value-type="float" office:value="3">
            <text:p>3</text:p>
          </table:table-cell>
          <table:table-cell/>
          <table:table-cell table:formula="of:=RANK([.N15]; [.$N15:.$V15]; 1)" office:value-type="float" office:value="1">
            <text:p>1</text:p>
          </table:table-cell>
          <table:table-cell table:formula="of:=RANK([.O15]; [.$N15:.$V15]; 1)" office:value-type="float" office:value="4">
            <text:p>4</text:p>
          </table:table-cell>
          <table:table-cell table:formula="of:=RANK([.P15]; [.$N15:.$V15]; 1)" office:value-type="float" office:value="7">
            <text:p>7</text:p>
          </table:table-cell>
          <table:table-cell table:formula="of:=RANK([.Q15]; [.$N15:.$V15]; 1)" office:value-type="float" office:value="5">
            <text:p>5</text:p>
          </table:table-cell>
          <table:table-cell table:formula="of:=RANK([.R15]; [.$N15:.$V15]; 1)" office:value-type="float" office:value="6">
            <text:p>6</text:p>
          </table:table-cell>
          <table:table-cell table:formula="of:=RANK([.S15]; [.$N15:.$V15]; 1)" office:value-type="float" office:value="8">
            <text:p>8</text:p>
          </table:table-cell>
          <table:table-cell table:formula="of:=RANK([.T15]; [.$N15:.$V15]; 1)" office:value-type="float" office:value="9">
            <text:p>9</text:p>
          </table:table-cell>
          <table:table-cell table:formula="of:=RANK([.U15]; [.$N15:.$V15]; 1)" office:value-type="float" office:value="2">
            <text:p>2</text:p>
          </table:table-cell>
          <table:table-cell table:formula="of:=RANK([.V15]; [.$N15:.$V15]; 1)" office:value-type="float" office:value="3">
            <text:p>3</text:p>
          </table:table-cell>
          <table:table-cell table:number-columns-repeated="2"/>
          <table:table-cell table:formula="of:=RANK([.Y15]; [.$Y15:.$AC15]; 1)" office:value-type="float" office:value="2">
            <text:p>2</text:p>
          </table:table-cell>
          <table:table-cell table:formula="of:=RANK([.Z15]; [.$Y15:.$AC15]; 1)" office:value-type="float" office:value="1">
            <text:p>1</text:p>
          </table:table-cell>
          <table:table-cell table:formula="of:=RANK([.AA15]; [.$Y15:.$AC15]; 1)" office:value-type="float" office:value="3">
            <text:p>3</text:p>
          </table:table-cell>
          <table:table-cell table:formula="of:=RANK([.AB15]; [.$Y15:.$AC15]; 1)" office:value-type="float" office:value="4">
            <text:p>4</text:p>
          </table:table-cell>
          <table:table-cell table:formula="of:=RANK([.AC15]; [.$Y15:.$AC15]; 1)" office:value-type="float" office:value="5">
            <text:p>5</text:p>
          </table:table-cell>
          <table:table-cell/>
          <table:table-cell table:formula="of:=RANK([.AE15]; [.$AE15:.$AH15]; 1)" office:value-type="float" office:value="1">
            <text:p>1</text:p>
          </table:table-cell>
          <table:table-cell table:formula="of:=RANK([.AF15]; [.$AE15:.$AH15]; 1)" office:value-type="float" office:value="2">
            <text:p>2</text:p>
          </table:table-cell>
          <table:table-cell table:formula="of:=RANK([.AG15]; [.$AE15:.$AH15]; 1)" office:value-type="float" office:value="3">
            <text:p>3</text:p>
          </table:table-cell>
          <table:table-cell table:formula="of:=RANK([.AH15]; [.$AE15:.$AH15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6]; [.$F16:.$L16]; 1)" office:value-type="float" office:value="1">
            <text:p>1</text:p>
          </table:table-cell>
          <table:table-cell table:formula="of:=RANK([.G16]; [.$F16:.$L16]; 1)" office:value-type="float" office:value="5">
            <text:p>5</text:p>
          </table:table-cell>
          <table:table-cell table:formula="of:=RANK([.H16]; [.$F16:.$L16]; 1)" office:value-type="float" office:value="7">
            <text:p>7</text:p>
          </table:table-cell>
          <table:table-cell table:formula="of:=RANK([.I16]; [.$F16:.$L16]; 1)" office:value-type="float" office:value="2">
            <text:p>2</text:p>
          </table:table-cell>
          <table:table-cell table:formula="of:=RANK([.J16]; [.$F16:.$L16]; 1)" office:value-type="float" office:value="6">
            <text:p>6</text:p>
          </table:table-cell>
          <table:table-cell table:formula="of:=RANK([.K16]; [.$F16:.$L16]; 1)" office:value-type="float" office:value="4">
            <text:p>4</text:p>
          </table:table-cell>
          <table:table-cell table:formula="of:=RANK([.L16]; [.$F16:.$L16]; 1)" office:value-type="float" office:value="3">
            <text:p>3</text:p>
          </table:table-cell>
          <table:table-cell/>
          <table:table-cell table:formula="of:=RANK([.N16]; [.$N16:.$V16]; 1)" office:value-type="float" office:value="1">
            <text:p>1</text:p>
          </table:table-cell>
          <table:table-cell table:formula="of:=RANK([.O16]; [.$N16:.$V16]; 1)" office:value-type="float" office:value="3">
            <text:p>3</text:p>
          </table:table-cell>
          <table:table-cell table:formula="of:=RANK([.P16]; [.$N16:.$V16]; 1)" office:value-type="float" office:value="6">
            <text:p>6</text:p>
          </table:table-cell>
          <table:table-cell table:formula="of:=RANK([.Q16]; [.$N16:.$V16]; 1)" office:value-type="float" office:value="5">
            <text:p>5</text:p>
          </table:table-cell>
          <table:table-cell table:formula="of:=RANK([.R16]; [.$N16:.$V16]; 1)" office:value-type="float" office:value="4">
            <text:p>4</text:p>
          </table:table-cell>
          <table:table-cell table:formula="of:=RANK([.S16]; [.$N16:.$V16]; 1)" office:value-type="float" office:value="7">
            <text:p>7</text:p>
          </table:table-cell>
          <table:table-cell table:formula="of:=RANK([.T16]; [.$N16:.$V16]; 1)" office:value-type="float" office:value="9">
            <text:p>9</text:p>
          </table:table-cell>
          <table:table-cell table:formula="of:=RANK([.U16]; [.$N16:.$V16]; 1)" office:value-type="float" office:value="2">
            <text:p>2</text:p>
          </table:table-cell>
          <table:table-cell table:formula="of:=RANK([.V16]; [.$N16:.$V16]; 1)" office:value-type="float" office:value="8">
            <text:p>8</text:p>
          </table:table-cell>
          <table:table-cell table:number-columns-repeated="2"/>
          <table:table-cell table:formula="of:=RANK([.Y16]; [.$Y16:.$AC16]; 1)" office:value-type="float" office:value="2">
            <text:p>2</text:p>
          </table:table-cell>
          <table:table-cell table:formula="of:=RANK([.Z16]; [.$Y16:.$AC16]; 1)" office:value-type="float" office:value="1">
            <text:p>1</text:p>
          </table:table-cell>
          <table:table-cell table:formula="of:=RANK([.AA16]; [.$Y16:.$AC16]; 1)" office:value-type="float" office:value="3">
            <text:p>3</text:p>
          </table:table-cell>
          <table:table-cell table:formula="of:=RANK([.AB16]; [.$Y16:.$AC16]; 1)" office:value-type="float" office:value="4">
            <text:p>4</text:p>
          </table:table-cell>
          <table:table-cell table:formula="of:=RANK([.AC16]; [.$Y16:.$AC16]; 1)" office:value-type="float" office:value="5">
            <text:p>5</text:p>
          </table:table-cell>
          <table:table-cell/>
          <table:table-cell table:formula="of:=RANK([.AE16]; [.$AE16:.$AH16]; 1)" office:value-type="float" office:value="1">
            <text:p>1</text:p>
          </table:table-cell>
          <table:table-cell table:formula="of:=RANK([.AF16]; [.$AE16:.$AH16]; 1)" office:value-type="float" office:value="2">
            <text:p>2</text:p>
          </table:table-cell>
          <table:table-cell table:formula="of:=RANK([.AG16]; [.$AE16:.$AH16]; 1)" office:value-type="float" office:value="3">
            <text:p>3</text:p>
          </table:table-cell>
          <table:table-cell table:formula="of:=RANK([.AH16]; [.$AE16:.$AH16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AVERAGE([.F20:.F31])" office:value-type="float" office:value="1.16666666666667">
            <text:p>1.17</text:p>
          </table:table-cell>
          <table:table-cell table:formula="of:=AVERAGE([.G20:.G31])" office:value-type="float" office:value="3.83333333333333">
            <text:p>3.83</text:p>
          </table:table-cell>
          <table:table-cell table:formula="of:=AVERAGE([.H20:.H31])" office:value-type="float" office:value="6.33333333333333">
            <text:p>6.33</text:p>
          </table:table-cell>
          <table:table-cell table:formula="of:=AVERAGE([.I20:.I31])" office:value-type="float" office:value="4.83333333333333">
            <text:p>4.83</text:p>
          </table:table-cell>
          <table:table-cell table:formula="of:=AVERAGE([.J20:.J31])" office:value-type="float" office:value="6.25">
            <text:p>6.25</text:p>
          </table:table-cell>
          <table:table-cell table:formula="of:=AVERAGE([.K20:.K31])" office:value-type="float" office:value="2.41666666666667">
            <text:p>2.42</text:p>
          </table:table-cell>
          <table:table-cell table:formula="of:=AVERAGE([.L20:.L31])" office:value-type="float" office:value="3.16666666666667">
            <text:p>3.17</text:p>
          </table:table-cell>
          <table:table-cell/>
          <table:table-cell table:formula="of:=AVERAGE([.N20:.N31])" office:value-type="float" office:value="1">
            <text:p>1</text:p>
          </table:table-cell>
          <table:table-cell table:formula="of:=AVERAGE([.O20:.O31])" office:value-type="float" office:value="2.5">
            <text:p>2.5</text:p>
          </table:table-cell>
          <table:table-cell table:formula="of:=AVERAGE([.P20:.P31])" office:value-type="float" office:value="4.58333333333333">
            <text:p>4.58</text:p>
          </table:table-cell>
          <table:table-cell table:formula="of:=AVERAGE([.Q20:.Q31])" office:value-type="float" office:value="4.41666666666667">
            <text:p>4.42</text:p>
          </table:table-cell>
          <table:table-cell table:formula="of:=AVERAGE([.R20:.R31])" office:value-type="float" office:value="3.75">
            <text:p>3.75</text:p>
          </table:table-cell>
          <table:table-cell table:formula="of:=AVERAGE([.S20:.S31])" office:value-type="float" office:value="5.33333333333333">
            <text:p>5.33</text:p>
          </table:table-cell>
          <table:table-cell table:formula="of:=AVERAGE([.T20:.T31])" office:value-type="float" office:value="8.25">
            <text:p>8.25</text:p>
          </table:table-cell>
          <table:table-cell table:formula="of:=AVERAGE([.U20:.U31])" office:value-type="float" office:value="6.75">
            <text:p>6.75</text:p>
          </table:table-cell>
          <table:table-cell table:formula="of:=AVERAGE([.V20:.V31])" office:value-type="float" office:value="8.41666666666667">
            <text:p>8.42</text:p>
          </table:table-cell>
          <table:table-cell table:number-columns-repeated="2"/>
          <table:table-cell table:formula="of:=AVERAGE([.Y20:.Y31])" office:value-type="float" office:value="2.83333333333333">
            <text:p>2.83</text:p>
          </table:table-cell>
          <table:table-cell table:formula="of:=AVERAGE([.Z20:.Z31])" office:value-type="float" office:value="1">
            <text:p>1</text:p>
          </table:table-cell>
          <table:table-cell table:formula="of:=AVERAGE([.AA20:.AA31])" office:value-type="float" office:value="2.16666666666667">
            <text:p>2.17</text:p>
          </table:table-cell>
          <table:table-cell table:formula="of:=AVERAGE([.AB20:.AB31])" office:value-type="float" office:value="4">
            <text:p>4</text:p>
          </table:table-cell>
          <table:table-cell table:formula="of:=AVERAGE([.AC20:.AC31])" office:value-type="float" office:value="5">
            <text:p>5</text:p>
          </table:table-cell>
          <table:table-cell/>
          <table:table-cell table:formula="of:=AVERAGE([.AE20:.AE31])" office:value-type="float" office:value="1">
            <text:p>1</text:p>
          </table:table-cell>
          <table:table-cell table:formula="of:=AVERAGE([.AF20:.AF31])" office:value-type="float" office:value="2.08333333333333">
            <text:p>2.08</text:p>
          </table:table-cell>
          <table:table-cell table:formula="of:=AVERAGE([.AG20:.AG31])" office:value-type="float" office:value="2.91666666666667">
            <text:p>2.92</text:p>
          </table:table-cell>
          <table:table-cell table:formula="of:=AVERAGE([.AH20:.AH31]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35]; [.$F35:.$L35]; 1)" office:value-type="float" office:value="1">
            <text:p>1</text:p>
          </table:table-cell>
          <table:table-cell table:formula="of:=RANK([.G35]; [.$F35:.$L35]; 1)" office:value-type="float" office:value="4">
            <text:p>4</text:p>
          </table:table-cell>
          <table:table-cell table:formula="of:=RANK([.H35]; [.$F35:.$L35]; 1)" office:value-type="float" office:value="7">
            <text:p>7</text:p>
          </table:table-cell>
          <table:table-cell table:formula="of:=RANK([.I35]; [.$F35:.$L35]; 1)" office:value-type="float" office:value="5">
            <text:p>5</text:p>
          </table:table-cell>
          <table:table-cell table:formula="of:=RANK([.J35]; [.$F35:.$L35]; 1)" office:value-type="float" office:value="6">
            <text:p>6</text:p>
          </table:table-cell>
          <table:table-cell table:formula="of:=RANK([.K35]; [.$F35:.$L35]; 1)" office:value-type="float" office:value="2">
            <text:p>2</text:p>
          </table:table-cell>
          <table:table-cell table:formula="of:=RANK([.L35]; [.$F35:.$L35]; 1)" office:value-type="float" office:value="3">
            <text:p>3</text:p>
          </table:table-cell>
          <table:table-cell/>
          <table:table-cell table:formula="of:=RANK([.N35]; [.$N35:.$V35]; 1)" office:value-type="float" office:value="1">
            <text:p>1</text:p>
          </table:table-cell>
          <table:table-cell table:formula="of:=RANK([.O35]; [.$N35:.$V35]; 1)" office:value-type="float" office:value="2">
            <text:p>2</text:p>
          </table:table-cell>
          <table:table-cell table:formula="of:=RANK([.P35]; [.$N35:.$V35]; 1)" office:value-type="float" office:value="5">
            <text:p>5</text:p>
          </table:table-cell>
          <table:table-cell table:formula="of:=RANK([.Q35]; [.$N35:.$V35]; 1)" office:value-type="float" office:value="4">
            <text:p>4</text:p>
          </table:table-cell>
          <table:table-cell table:formula="of:=RANK([.R35]; [.$N35:.$V35]; 1)" office:value-type="float" office:value="3">
            <text:p>3</text:p>
          </table:table-cell>
          <table:table-cell table:formula="of:=RANK([.S35]; [.$N35:.$V35]; 1)" office:value-type="float" office:value="6">
            <text:p>6</text:p>
          </table:table-cell>
          <table:table-cell table:formula="of:=RANK([.T35]; [.$N35:.$V35]; 1)" office:value-type="float" office:value="8">
            <text:p>8</text:p>
          </table:table-cell>
          <table:table-cell table:formula="of:=RANK([.U35]; [.$N35:.$V35]; 1)" office:value-type="float" office:value="7">
            <text:p>7</text:p>
          </table:table-cell>
          <table:table-cell table:formula="of:=RANK([.V35]; [.$N35:.$V35]; 1)" office:value-type="float" office:value="9">
            <text:p>9</text:p>
          </table:table-cell>
          <table:table-cell table:number-columns-repeated="2"/>
          <table:table-cell table:formula="of:=RANK([.Y35]; [.$F35:.$L35]; 1)" office:value-type="float" office:value="0">
            <text:p>#VALUE!</text:p>
          </table:table-cell>
          <table:table-cell table:formula="of:=RANK([.Z35]; [.$F35:.$L35]; 1)" office:value-type="float" office:value="0">
            <text:p>#VALUE!</text:p>
          </table:table-cell>
          <table:table-cell table:formula="of:=RANK([.AA35]; [.$F35:.$L35]; 1)" office:value-type="float" office:value="0">
            <text:p>#VALUE!</text:p>
          </table:table-cell>
          <table:table-cell table:formula="of:=RANK([.AB35]; [.$F35:.$L35]; 1)" office:value-type="float" office:value="0">
            <text:p>#VALUE!</text:p>
          </table:table-cell>
          <table:table-cell table:formula="of:=RANK([.AC35]; [.$F35:.$L35]; 1)" office:value-type="float" office:value="0">
            <text:p>#VALUE!</text:p>
          </table:table-cell>
          <table:table-cell/>
          <table:table-cell table:formula="of:=RANK([.AE35]; [.$AE35:.$AH35]; 1)" office:value-type="float" office:value="1">
            <text:p>1</text:p>
          </table:table-cell>
          <table:table-cell table:formula="of:=RANK([.AF35]; [.$AE35:.$AH35]; 1)" office:value-type="float" office:value="2">
            <text:p>2</text:p>
          </table:table-cell>
          <table:table-cell table:formula="of:=RANK([.AG35]; [.$AE35:.$AH35]; 1)" office:value-type="float" office:value="3">
            <text:p>3</text:p>
          </table:table-cell>
          <table:table-cell table:formula="of:=RANK([.AH35]; [.$AE35:.$AH35]; 1)" office:value-type="float" office:value="4">
            <text:p>4</text:p>
          </table:table-cell>
          <table:table-cell table:number-columns-repeated="924"/>
        </table:table-row>
      </table:table>
      <table:table table:name="Purit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990" table:default-cell-style-name="Default"/>
        <table:table-row table:style-name="ro1">
          <table:table-cell office:value-type="string">
            <text:p>http://archive.ics.uci.edu/ml/datasets</text:p>
          </table:table-cell>
          <table:table-cell table:number-columns-repeated="2" office:value-type="string">
            <text:p>Test set size</text:p>
          </table:table-cell>
          <table:table-cell office:value-type="string">
            <text:p>Best</text:p>
          </table:table-cell>
          <table:table-cell office:value-type="string">
            <text:p>kMeansPPSimpSil</text:p>
          </table:table-cell>
          <table:table-cell office:value-type="string">
            <text:p>kMed01SimpSil</text:p>
          </table:table-cell>
          <table:table-cell office:value-type="string">
            <text:p>kMed01R10SimpSil</text:p>
          </table:table-cell>
          <table:table-cell office:value-type="string">
            <text:p>Spectral</text:p>
          </table:table-cell>
          <table:table-cell office:value-type="string">
            <text:p>kMeansPP01Gap</text:p>
          </table:table-cell>
          <table:table-cell/>
          <table:table-cell office:value-type="string">
            <text:p>Best</text:p>
          </table:table-cell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office:value-type="string">
            <text:p>Spectral</text:p>
          </table:table-cell>
          <table:table-cell table:number-columns-repeated="987"/>
        </table:table-row>
        <table:table-row table:style-name="ro1">
          <table:table-cell office:value-type="string">
            <text:p>/Iris</text:p>
          </table:table-cell>
          <table:table-cell table:number-columns-repeated="2" office:value-type="float" office:value="30">
            <text:p>30</text:p>
          </table:table-cell>
          <table:table-cell table:formula="of:=MAX([.$E2:.$I2])" office:value-type="float" office:value="0.666666666666667">
            <text:p>0.67</text:p>
          </table:table-cell>
          <table:table-cell table:number-columns-repeated="2"/>
          <table:table-cell table:formula="of:=[Ave.RJ2]" office:value-type="float" office:value="0.666666666666667">
            <text:p>0.67</text:p>
          </table:table-cell>
          <table:table-cell table:formula="of:=[Ave.WR2]" office:value-type="float" office:value="0.666666666666667">
            <text:p>0.67</text:p>
          </table:table-cell>
          <table:table-cell table:number-columns-repeated="2"/>
          <table:table-cell table:formula="of:=MAX([.$L2:.$P2])" office:value-type="float" office:value="0.916666666666667">
            <text:p>0.92</text:p>
          </table:table-cell>
          <table:table-cell table:formula="of:=[Ave.AN2]" office:value-type="float" office:value="0.891666666666667">
            <text:p>0.89</text:p>
          </table:table-cell>
          <table:table-cell table:formula="of:=[Ave.BT2]" office:value-type="float" office:value="0.891666666666667">
            <text:p>0.89</text:p>
          </table:table-cell>
          <table:table-cell table:formula="of:=[Ave.IE2]" office:value-type="float" office:value="0.895">
            <text:p>0.9</text:p>
          </table:table-cell>
          <table:table-cell/>
          <table:table-cell table:formula="of:=[Ave.VL2]" office:value-type="float" office:value="0.916666666666667">
            <text:p>0.92</text:p>
          </table:table-cell>
          <table:table-cell table:number-columns-repeated="987"/>
        </table:table-row>
        <table:table-row table:style-name="ro1">
          <table:table-cell office:value-type="string">
            <text:p>/Optical+Recognition+of+Handwritten+Digits</text:p>
          </table:table-cell>
          <table:table-cell table:number-columns-repeated="2" office:value-type="float" office:value="1798">
            <text:p>1798</text:p>
          </table:table-cell>
          <table:table-cell table:formula="of:=MAX([.$E3:.$I3])" office:value-type="float" office:value="0.784257322175732">
            <text:p>0.78</text:p>
          </table:table-cell>
          <table:table-cell table:number-columns-repeated="2"/>
          <table:table-cell table:formula="of:=[Ave.RJ3]" office:value-type="float" office:value="0.497071129707113">
            <text:p>0.5</text:p>
          </table:table-cell>
          <table:table-cell table:formula="of:=[Ave.WR3]" office:value-type="float" office:value="0.784257322175732">
            <text:p>0.78</text:p>
          </table:table-cell>
          <table:table-cell table:number-columns-repeated="2"/>
          <table:table-cell table:formula="of:=MAX([.$L3:.$P3])" office:value-type="float" office:value="0.946809623430962">
            <text:p>0.95</text:p>
          </table:table-cell>
          <table:table-cell table:formula="of:=[Ave.AN3]" office:value-type="float" office:value="0.79602510460251">
            <text:p>0.8</text:p>
          </table:table-cell>
          <table:table-cell table:formula="of:=[Ave.BT3]" office:value-type="float" office:value="0.784361924686193">
            <text:p>0.78</text:p>
          </table:table-cell>
          <table:table-cell table:formula="of:=[Ave.IE3]" office:value-type="float" office:value="0.770031380753138">
            <text:p>0.77</text:p>
          </table:table-cell>
          <table:table-cell/>
          <table:table-cell table:formula="of:=[Ave.VL3]" office:value-type="float" office:value="0.946809623430962">
            <text:p>0.95</text:p>
          </table:table-cell>
          <table:table-cell table:number-columns-repeated="987"/>
        </table:table-row>
        <table:table-row table:style-name="ro1">
          <table:table-cell office:value-type="string">
            <text:p>/CNAE-9</text:p>
          </table:table-cell>
          <table:table-cell table:number-columns-repeated="2" office:value-type="float" office:value="217">
            <text:p>217</text:p>
          </table:table-cell>
          <table:table-cell table:formula="of:=MAX([.$E4:.$I4])" office:value-type="float" office:value="0.524305555555556">
            <text:p>0.52</text:p>
          </table:table-cell>
          <table:table-cell table:number-columns-repeated="2"/>
          <table:table-cell table:formula="of:=[Ave.RJ4]" office:value-type="float" office:value="0.524305555555556">
            <text:p>0.52</text:p>
          </table:table-cell>
          <table:table-cell table:formula="of:=[Ave.WR4]" office:value-type="float" office:value="0.295138888888889">
            <text:p>0.3</text:p>
          </table:table-cell>
          <table:table-cell table:number-columns-repeated="2"/>
          <table:table-cell table:formula="of:=MAX([.$L4:.$P4])" office:value-type="float" office:value="0.583796296296296">
            <text:p>0.58</text:p>
          </table:table-cell>
          <table:table-cell table:formula="of:=[Ave.AN4]" office:value-type="float" office:value="0.339814814814815">
            <text:p>0.34</text:p>
          </table:table-cell>
          <table:table-cell table:formula="of:=[Ave.BT4]" office:value-type="float" office:value="0.364814814814815">
            <text:p>0.36</text:p>
          </table:table-cell>
          <table:table-cell table:formula="of:=[Ave.IE4]" office:value-type="float" office:value="0.481481481481482">
            <text:p>0.48</text:p>
          </table:table-cell>
          <table:table-cell/>
          <table:table-cell table:formula="of:=[Ave.VL4]" office:value-type="float" office:value="0.583796296296296">
            <text:p>0.58</text:p>
          </table:table-cell>
          <table:table-cell table:number-columns-repeated="987"/>
        </table:table-row>
        <table:table-row table:style-name="ro1">
          <table:table-cell office:value-type="string">
            <text:p>/banknote+authentication</text:p>
          </table:table-cell>
          <table:table-cell table:number-columns-repeated="2" office:value-type="float" office:value="275">
            <text:p>275</text:p>
          </table:table-cell>
          <table:table-cell table:formula="of:=MAX([.$E5:.$I5])" office:value-type="float" office:value="0.699179580674567">
            <text:p>0.7</text:p>
          </table:table-cell>
          <table:table-cell table:number-columns-repeated="2"/>
          <table:table-cell table:formula="of:=[Ave.RJ5]" office:value-type="float" office:value="0.699179580674567">
            <text:p>0.7</text:p>
          </table:table-cell>
          <table:table-cell table:formula="of:=[Ave.WR5]" office:value-type="float" office:value="0.563354603463993">
            <text:p>0.56</text:p>
          </table:table-cell>
          <table:table-cell table:number-columns-repeated="2"/>
          <table:table-cell table:formula="of:=MAX([.$L5:.$P5])" office:value-type="float" office:value="0.630446672743847">
            <text:p>0.63</text:p>
          </table:table-cell>
          <table:table-cell table:formula="of:=[Ave.AN5]" office:value-type="float" office:value="0.579216043755697">
            <text:p>0.58</text:p>
          </table:table-cell>
          <table:table-cell table:formula="of:=[Ave.BT5]" office:value-type="float" office:value="0.580309936189608">
            <text:p>0.58</text:p>
          </table:table-cell>
          <table:table-cell table:formula="of:=[Ave.IE5]" office:value-type="float" office:value="0.630446672743847">
            <text:p>0.63</text:p>
          </table:table-cell>
          <table:table-cell/>
          <table:table-cell table:formula="of:=[Ave.VL5]" office:value-type="float" office:value="0.563354603463993">
            <text:p>0.56</text:p>
          </table:table-cell>
          <table:table-cell table:number-columns-repeated="987"/>
        </table:table-row>
        <table:table-row table:style-name="ro1">
          <table:table-cell office:value-type="string">
            <text:p>/Breast+Cancer+Wisconsin+(Diagnostic)</text:p>
          </table:table-cell>
          <table:table-cell table:number-columns-repeated="2" office:value-type="float" office:value="115">
            <text:p>115</text:p>
          </table:table-cell>
          <table:table-cell table:formula="of:=MAX([.$E6:.$I6])" office:value-type="float" office:value="0.938461538461538">
            <text:p>0.94</text:p>
          </table:table-cell>
          <table:table-cell table:number-columns-repeated="2"/>
          <table:table-cell table:formula="of:=[Ave.RJ6]" office:value-type="float" office:value="0.920879120879121">
            <text:p>0.92</text:p>
          </table:table-cell>
          <table:table-cell table:formula="of:=[Ave.WR6]" office:value-type="float" office:value="0.938461538461538">
            <text:p>0.94</text:p>
          </table:table-cell>
          <table:table-cell table:number-columns-repeated="2"/>
          <table:table-cell table:formula="of:=MAX([.$L6:.$P6])" office:value-type="float" office:value="0.938461538461538">
            <text:p>0.94</text:p>
          </table:table-cell>
          <table:table-cell table:formula="of:=[Ave.AN6]" office:value-type="float" office:value="0.916043956043956">
            <text:p>0.92</text:p>
          </table:table-cell>
          <table:table-cell table:formula="of:=[Ave.BT6]" office:value-type="float" office:value="0.915604395604395">
            <text:p>0.92</text:p>
          </table:table-cell>
          <table:table-cell table:formula="of:=[Ave.IE6]" office:value-type="float" office:value="0.920879120879121">
            <text:p>0.92</text:p>
          </table:table-cell>
          <table:table-cell/>
          <table:table-cell table:formula="of:=[Ave.VL6]" office:value-type="float" office:value="0.938461538461538">
            <text:p>0.94</text:p>
          </table:table-cell>
          <table:table-cell table:number-columns-repeated="987"/>
        </table:table-row>
        <table:table-row table:style-name="ro1">
          <table:table-cell office:value-type="string">
            <text:p>/Glass+Identification</text:p>
          </table:table-cell>
          <table:table-cell table:number-columns-repeated="2" office:value-type="float" office:value="45">
            <text:p>45</text:p>
          </table:table-cell>
          <table:table-cell table:formula="of:=MAX([.$E7:.$I7])" office:value-type="float" office:value="0.658823529411765">
            <text:p>0.66</text:p>
          </table:table-cell>
          <table:table-cell table:number-columns-repeated="2"/>
          <table:table-cell table:formula="of:=[Ave.RJ7]" office:value-type="float" office:value="0.464705882352941">
            <text:p>0.46</text:p>
          </table:table-cell>
          <table:table-cell table:formula="of:=[Ave.WR7]" office:value-type="float" office:value="0.658823529411765">
            <text:p>0.66</text:p>
          </table:table-cell>
          <table:table-cell table:number-columns-repeated="2"/>
          <table:table-cell table:formula="of:=MAX([.$L7:.$P7])" office:value-type="float" office:value="0.870588235294118">
            <text:p>0.87</text:p>
          </table:table-cell>
          <table:table-cell table:formula="of:=[Ave.AN7]" office:value-type="float" office:value="0.756470588235294">
            <text:p>0.76</text:p>
          </table:table-cell>
          <table:table-cell table:formula="of:=[Ave.BT7]" office:value-type="float" office:value="0.795294117647059">
            <text:p>0.8</text:p>
          </table:table-cell>
          <table:table-cell table:formula="of:=[Ave.IE7]" office:value-type="float" office:value="0.788235294117647">
            <text:p>0.79</text:p>
          </table:table-cell>
          <table:table-cell/>
          <table:table-cell table:formula="of:=[Ave.VL7]" office:value-type="float" office:value="0.870588235294118">
            <text:p>0.87</text:p>
          </table:table-cell>
          <table:table-cell table:number-columns-repeated="987"/>
        </table:table-row>
        <table:table-row table:style-name="ro1">
          <table:table-cell office:value-type="string">
            <text:p>/Ionosphere</text:p>
          </table:table-cell>
          <table:table-cell table:number-columns-repeated="2" office:value-type="float" office:value="71">
            <text:p>71</text:p>
          </table:table-cell>
          <table:table-cell table:formula="of:=MAX([.$E8:.$I8])" office:value-type="float" office:value="0.853571428571429">
            <text:p>0.85</text:p>
          </table:table-cell>
          <table:table-cell table:number-columns-repeated="2"/>
          <table:table-cell table:formula="of:=[Ave.RJ8]" office:value-type="float" office:value="0.853571428571429">
            <text:p>0.85</text:p>
          </table:table-cell>
          <table:table-cell table:formula="of:=[Ave.WR8]" office:value-type="float" office:value="0.703571428571429">
            <text:p>0.7</text:p>
          </table:table-cell>
          <table:table-cell table:number-columns-repeated="2"/>
          <table:table-cell table:formula="of:=MAX([.$L8:.$P8])" office:value-type="float" office:value="0.732142857142857">
            <text:p>0.73</text:p>
          </table:table-cell>
          <table:table-cell table:formula="of:=[Ave.AN8]" office:value-type="float" office:value="0.732142857142857">
            <text:p>0.73</text:p>
          </table:table-cell>
          <table:table-cell table:formula="of:=[Ave.BT8]" office:value-type="float" office:value="0.731428571428572">
            <text:p>0.73</text:p>
          </table:table-cell>
          <table:table-cell table:formula="of:=[Ave.IE8]" office:value-type="float" office:value="0.728571428571429">
            <text:p>0.73</text:p>
          </table:table-cell>
          <table:table-cell/>
          <table:table-cell table:formula="of:=[Ave.VL8]" office:value-type="float" office:value="0.703571428571429">
            <text:p>0.7</text:p>
          </table:table-cell>
          <table:table-cell table:number-columns-repeated="987"/>
        </table:table-row>
        <table:table-row table:style-name="ro1">
          <table:table-cell office:value-type="string">
            <text:p>/Letter+Recognition</text:p>
          </table:table-cell>
          <table:table-cell table:number-columns-repeated="2" office:value-type="float" office:value="4011">
            <text:p>4011</text:p>
          </table:table-cell>
          <table:table-cell table:formula="of:=MAX([.$E9:.$I9])" office:value-type="float" office:value="0.0529205753595998">
            <text:p>0.05</text:p>
          </table:table-cell>
          <table:table-cell table:number-columns-repeated="2"/>
          <table:table-cell table:formula="of:=[Ave.RJ9]" office:value-type="float" office:value="0.0529205753595998">
            <text:p>0.05</text:p>
          </table:table-cell>
          <table:table-cell table:formula="of:=[Ave.WR9]" office:value-type="float" office:value="0.0487679799874922">
            <text:p>0.05</text:p>
          </table:table-cell>
          <table:table-cell table:number-columns-repeated="2"/>
          <table:table-cell table:formula="of:=MAX([.$L9:.$P9])" office:value-type="float" office:value="0.289543464665416">
            <text:p>0.29</text:p>
          </table:table-cell>
          <table:table-cell table:formula="of:=[Ave.AN9]" office:value-type="float" office:value="0.283414634146341">
            <text:p>0.28</text:p>
          </table:table-cell>
          <table:table-cell table:formula="of:=[Ave.BT9]" office:value-type="float" office:value="0.280162601626016">
            <text:p>0.28</text:p>
          </table:table-cell>
          <table:table-cell table:formula="of:=[Ave.IE9]" office:value-type="float" office:value="0.289543464665416">
            <text:p>0.29</text:p>
          </table:table-cell>
          <table:table-cell/>
          <table:table-cell table:formula="of:=[Ave.VL9]" office:value-type="float" office:value="0.283939962476548">
            <text:p>0.28</text:p>
          </table:table-cell>
          <table:table-cell table:number-columns-repeated="987"/>
        </table:table-row>
        <table:table-row table:style-name="ro1">
          <table:table-cell office:value-type="string">
            <text:p>/pima-indians-diabetes</text:p>
          </table:table-cell>
          <table:table-cell table:number-columns-repeated="2" office:value-type="float" office:value="155">
            <text:p>155</text:p>
          </table:table-cell>
          <table:table-cell table:formula="of:=MAX([.$E10:.$I10])" office:value-type="float" office:value="0.657980456026059">
            <text:p>0.66</text:p>
          </table:table-cell>
          <table:table-cell table:number-columns-repeated="2"/>
          <table:table-cell table:formula="of:=[Ave.RJ10]" office:value-type="float" office:value="0.657980456026059">
            <text:p>0.66</text:p>
          </table:table-cell>
          <table:table-cell table:formula="of:=[Ave.WR10]" office:value-type="float" office:value="0.651465798045603">
            <text:p>0.65</text:p>
          </table:table-cell>
          <table:table-cell table:number-columns-repeated="2"/>
          <table:table-cell table:formula="of:=MAX([.$L10:.$P10])" office:value-type="float" office:value="0.659934853420196">
            <text:p>0.66</text:p>
          </table:table-cell>
          <table:table-cell table:formula="of:=[Ave.AN10]" office:value-type="float" office:value="0.65928338762215">
            <text:p>0.66</text:p>
          </table:table-cell>
          <table:table-cell table:formula="of:=[Ave.BT10]" office:value-type="float" office:value="0.659934853420196">
            <text:p>0.66</text:p>
          </table:table-cell>
          <table:table-cell table:formula="of:=[Ave.IE10]" office:value-type="float" office:value="0.658631921824105">
            <text:p>0.66</text:p>
          </table:table-cell>
          <table:table-cell/>
          <table:table-cell table:formula="of:=[Ave.VL10]" office:value-type="float" office:value="0.651465798045603">
            <text:p>0.65</text:p>
          </table:table-cell>
          <table:table-cell table:number-columns-repeated="987"/>
        </table:table-row>
        <table:table-row table:style-name="ro1">
          <table:table-cell office:value-type="string">
            <text:p>/Spambase</text:p>
          </table:table-cell>
          <table:table-cell table:number-columns-repeated="2" office:value-type="float" office:value="921">
            <text:p>921</text:p>
          </table:table-cell>
          <table:table-cell table:formula="of:=MAX([.$E11:.$I11])" office:value-type="float" office:value="0.624558543873947">
            <text:p>0.62</text:p>
          </table:table-cell>
          <table:table-cell table:number-columns-repeated="2"/>
          <table:table-cell table:formula="of:=[Ave.RJ11]" office:value-type="float" office:value="0.606085302906819">
            <text:p>0.61</text:p>
          </table:table-cell>
          <table:table-cell table:formula="of:=[Ave.WR11]" office:value-type="float" office:value="0.624558543873947">
            <text:p>0.62</text:p>
          </table:table-cell>
          <table:table-cell table:number-columns-repeated="2"/>
          <table:table-cell table:formula="of:=MAX([.$L11:.$P11])" office:value-type="float" office:value="0.624558543873947">
            <text:p>0.62</text:p>
          </table:table-cell>
          <table:table-cell table:formula="of:=[Ave.AN11]" office:value-type="float" office:value="0.61347459929367">
            <text:p>0.61</text:p>
          </table:table-cell>
          <table:table-cell table:formula="of:=[Ave.BT11]" office:value-type="float" office:value="0.620863895680522">
            <text:p>0.62</text:p>
          </table:table-cell>
          <table:table-cell table:formula="of:=[Ave.IE11]" office:value-type="float" office:value="0.606085302906819">
            <text:p>0.61</text:p>
          </table:table-cell>
          <table:table-cell/>
          <table:table-cell table:formula="of:=[Ave.VL11]" office:value-type="float" office:value="0.624558543873947">
            <text:p>0.62</text:p>
          </table:table-cell>
          <table:table-cell table:number-columns-repeated="987"/>
        </table:table-row>
        <table:table-row table:style-name="ro1">
          <table:table-cell office:value-type="string">
            <text:p>/SPECTF+Heart</text:p>
          </table:table-cell>
          <table:table-cell table:number-columns-repeated="2" office:value-type="float" office:value="187">
            <text:p>187</text:p>
          </table:table-cell>
          <table:table-cell table:formula="of:=MAX([.$E12:.$I12])" office:value-type="float" office:value="0.715">
            <text:p>0.72</text:p>
          </table:table-cell>
          <table:table-cell table:number-columns-repeated="2"/>
          <table:table-cell table:formula="of:=[Ave.RJ12]" office:value-type="float" office:value="0.715">
            <text:p>0.72</text:p>
          </table:table-cell>
          <table:table-cell table:formula="of:=[Ave.WR12]" office:value-type="float" office:value="0.6125">
            <text:p>0.61</text:p>
          </table:table-cell>
          <table:table-cell table:number-columns-repeated="2"/>
          <table:table-cell table:formula="of:=MAX([.$L12:.$P12])" office:value-type="float" office:value="0.6575">
            <text:p>0.66</text:p>
          </table:table-cell>
          <table:table-cell table:formula="of:=[Ave.AN12]" office:value-type="float" office:value="0.655">
            <text:p>0.66</text:p>
          </table:table-cell>
          <table:table-cell table:formula="of:=[Ave.BT12]" office:value-type="float" office:value="0.6575">
            <text:p>0.66</text:p>
          </table:table-cell>
          <table:table-cell table:formula="of:=[Ave.IE12]" office:value-type="float" office:value="0.575">
            <text:p>0.58</text:p>
          </table:table-cell>
          <table:table-cell/>
          <table:table-cell table:formula="of:=[Ave.VL12]" office:value-type="float" office:value="0.6125">
            <text:p>0.61</text:p>
          </table:table-cell>
          <table:table-cell table:number-columns-repeated="987"/>
        </table:table-row>
        <table:table-row table:style-name="ro1">
          <table:table-cell office:value-type="string">
            <text:p>/Statlog+(Landsat+Satellite)</text:p>
          </table:table-cell>
          <table:table-cell table:number-columns-repeated="2" office:value-type="float" office:value="2001">
            <text:p>2001</text:p>
          </table:table-cell>
          <table:table-cell table:formula="of:=MAX([.$E13:.$I13])" office:value-type="float" office:value="0.520559062218215">
            <text:p>0.52</text:p>
          </table:table-cell>
          <table:table-cell table:number-columns-repeated="2"/>
          <table:table-cell table:formula="of:=[Ave.RJ13]" office:value-type="float" office:value="0.520559062218215">
            <text:p>0.52</text:p>
          </table:table-cell>
          <table:table-cell table:formula="of:=[Ave.WR13]" office:value-type="float" office:value="0.416591523895401">
            <text:p>0.42</text:p>
          </table:table-cell>
          <table:table-cell table:number-columns-repeated="2"/>
          <table:table-cell table:formula="of:=MAX([.$L13:.$P13])" office:value-type="float" office:value="0.804869251577999">
            <text:p>0.8</text:p>
          </table:table-cell>
          <table:table-cell table:formula="of:=[Ave.AN13]" office:value-type="float" office:value="0.765915238954013">
            <text:p>0.77</text:p>
          </table:table-cell>
          <table:table-cell table:formula="of:=[Ave.BT13]" office:value-type="float" office:value="0.792786293958521">
            <text:p>0.79</text:p>
          </table:table-cell>
          <table:table-cell table:formula="of:=[Ave.IE13]" office:value-type="float" office:value="0.79404869251578">
            <text:p>0.79</text:p>
          </table:table-cell>
          <table:table-cell/>
          <table:table-cell table:formula="of:=[Ave.VL13]" office:value-type="float" office:value="0.804869251577999">
            <text:p>0.8</text:p>
          </table:table-cell>
          <table:table-cell table:number-columns-repeated="987"/>
        </table:table-row>
        <table:table-row table:style-name="ro1">
          <table:table-cell office:value-type="string">
            <text:p>/Wine</text:p>
          </table:table-cell>
          <table:table-cell table:number-columns-repeated="2" office:value-type="float" office:value="37">
            <text:p>37</text:p>
          </table:table-cell>
          <table:table-cell table:formula="of:=MAX([.$E14:.$I14])" office:value-type="float" office:value="0.661971830985916">
            <text:p>0.66</text:p>
          </table:table-cell>
          <table:table-cell table:number-columns-repeated="2"/>
          <table:table-cell table:formula="of:=[Ave.RJ14]" office:value-type="float" office:value="0.640845070422535">
            <text:p>0.64</text:p>
          </table:table-cell>
          <table:table-cell table:formula="of:=[Ave.WR14]" office:value-type="float" office:value="0.661971830985916">
            <text:p>0.66</text:p>
          </table:table-cell>
          <table:table-cell table:number-columns-repeated="2"/>
          <table:table-cell table:formula="of:=MAX([.$L14:.$P14])" office:value-type="float" office:value="0.873239436619718">
            <text:p>0.87</text:p>
          </table:table-cell>
          <table:table-cell table:formula="of:=[Ave.AN14]" office:value-type="float" office:value="0.850704225352113">
            <text:p>0.85</text:p>
          </table:table-cell>
          <table:table-cell table:formula="of:=[Ave.BT14]" office:value-type="float" office:value="0.701408450704225">
            <text:p>0.7</text:p>
          </table:table-cell>
          <table:table-cell table:formula="of:=[Ave.IE14]" office:value-type="float" office:value="0.845070422535211">
            <text:p>0.85</text:p>
          </table:table-cell>
          <table:table-cell/>
          <table:table-cell table:formula="of:=[Ave.VL14]" office:value-type="float" office:value="0.873239436619718">
            <text:p>0.87</text:p>
          </table:table-cell>
          <table:table-cell table:number-columns-repeated="987"/>
        </table:table-row>
        <table:table-row table:style-name="ro1">
          <table:table-cell table:style-name="ce1" office:value-type="string">
            <text:p>/Arcene</text:p>
          </table:table-cell>
          <table:table-cell table:number-columns-repeated="2" table:style-name="ce1" office:value-type="float" office:value="101">
            <text:p>101</text:p>
          </table:table-cell>
          <table:table-cell table:formula="of:=MAX([.$E15:.$I15])" office:value-type="float" office:value="0.633663366336634">
            <text:p>0.63</text:p>
          </table:table-cell>
          <table:table-cell table:number-columns-repeated="2"/>
          <table:table-cell table:formula="of:=[Ave.RJ15]" office:value-type="float" office:value="0.613861386138614">
            <text:p>0.61</text:p>
          </table:table-cell>
          <table:table-cell table:formula="of:=[Ave.WR15]" office:value-type="float" office:value="0.633663366336634">
            <text:p>0.63</text:p>
          </table:table-cell>
          <table:table-cell table:number-columns-repeated="2"/>
          <table:table-cell table:formula="of:=MAX([.$L15:.$P15])" office:value-type="float" office:value="0.633663366336634">
            <text:p>0.63</text:p>
          </table:table-cell>
          <table:table-cell table:formula="of:=[Ave.AN15]" office:value-type="float" office:value="0.611881188118812">
            <text:p>0.61</text:p>
          </table:table-cell>
          <table:table-cell table:formula="of:=[Ave.BT15]" office:value-type="float" office:value="0.627722772277228">
            <text:p>0.63</text:p>
          </table:table-cell>
          <table:table-cell table:formula="of:=[Ave.IE15]" office:value-type="float" office:value="0.613861386138614">
            <text:p>0.61</text:p>
          </table:table-cell>
          <table:table-cell/>
          <table:table-cell table:formula="of:=[Ave.VL15]" office:value-type="float" office:value="0.633663366336634">
            <text:p>0.63</text:p>
          </table:table-cell>
          <table:table-cell/>
          <table:table-cell table:style-name="ce1" table:number-columns-repeated="986"/>
        </table:table-row>
        <table:table-row table:style-name="ro1">
          <table:table-cell table:style-name="ce1" office:value-type="string">
            <text:p>/Madelon</text:p>
          </table:table-cell>
          <table:table-cell table:number-columns-repeated="2" table:style-name="ce1" office:value-type="float" office:value="601">
            <text:p>601</text:p>
          </table:table-cell>
          <table:table-cell table:formula="of:=MAX([.$E16:.$I16])" office:value-type="float" office:value="0.568715642178911">
            <text:p>0.57</text:p>
          </table:table-cell>
          <table:table-cell table:number-columns-repeated="2"/>
          <table:table-cell table:formula="of:=[Ave.RJ16]" office:value-type="float" office:value="0.568715642178911">
            <text:p>0.57</text:p>
          </table:table-cell>
          <table:table-cell table:formula="of:=[Ave.WR16]" office:value-type="float" office:value="0.510744627686157">
            <text:p>0.51</text:p>
          </table:table-cell>
          <table:table-cell/>
          <table:table-cell table:style-name="ce1"/>
          <table:table-cell table:formula="of:=MAX([.$L16:.$P16])" office:value-type="float" office:value="0.55592203898051">
            <text:p>0.56</text:p>
          </table:table-cell>
          <table:table-cell table:formula="of:=[Ave.AN16]" office:value-type="float" office:value="0.527036481759121">
            <text:p>0.53</text:p>
          </table:table-cell>
          <table:table-cell table:formula="of:=[Ave.BT16]" office:value-type="float" office:value="0.55592203898051">
            <text:p>0.56</text:p>
          </table:table-cell>
          <table:table-cell table:formula="of:=[Ave.IE16]" office:value-type="float" office:value="0.52583708145927">
            <text:p>0.53</text:p>
          </table:table-cell>
          <table:table-cell/>
          <table:table-cell table:formula="of:=[Ave.VL16]" office:value-type="float" office:value="0.510744627686157">
            <text:p>0.51</text:p>
          </table:table-cell>
          <table:table-cell table:style-name="ce1" table:number-columns-repeated="987"/>
        </table:table-row>
        <table:table-row table:style-name="ro1">
          <table:table-cell table:number-columns-repeated="1003"/>
        </table:table-row>
        <table:table-row table:style-name="ro1">
          <table:table-cell table:style-name="ce1" office:value-type="string">
            <text:p>Average Relative Stdev</text:p>
          </table:table-cell>
          <table:table-cell table:number-columns-repeated="5"/>
          <table:table-cell table:formula="of:=[Ave.RL17]" office:value-type="float" office:value="0.053357150609989">
            <text:p>0.05</text:p>
          </table:table-cell>
          <table:table-cell table:formula="of:=[Ave.WT17]" office:value-type="float" office:value="0.00234004599840955">
            <text:p>0</text:p>
          </table:table-cell>
          <table:table-cell table:number-columns-repeated="3"/>
          <table:table-cell table:formula="of:=[Ave.AP17]" office:value-type="float" office:value="0.0342663028867794">
            <text:p>0.03</text:p>
          </table:table-cell>
          <table:table-cell table:formula="of:=[Ave.BV17]" office:value-type="float" office:value="0.0397508264115364">
            <text:p>0.04</text:p>
          </table:table-cell>
          <table:table-cell table:formula="of:=[Ave.IG17]" office:value-type="float" office:value="0.0110694370686159">
            <text:p>0.01</text:p>
          </table:table-cell>
          <table:table-cell table:number-columns-repeated="989"/>
        </table:table-row>
        <table:table-row table:style-name="ro1">
          <table:table-cell table:number-columns-repeated="1003"/>
        </table:table-row>
        <table:table-row table:style-name="ro1">
          <table:table-cell office:value-type="string">
            <text:p>Curved GPA</text:p>
          </table:table-cell>
          <table:table-cell table:number-columns-repeated="10"/>
          <table:table-cell table:formula="of:=[.L2]/[.$K2]" office:value-type="float" office:value="0.972727272727273">
            <text:p>0.97</text:p>
          </table:table-cell>
          <table:table-cell table:formula="of:=[.M2]/[.$K2]" office:value-type="float" office:value="0.972727272727273">
            <text:p>0.97</text:p>
          </table:table-cell>
          <table:table-cell table:formula="of:=[.N2]/[.$K2]" office:value-type="float" office:value="0.976363636363636">
            <text:p>0.98</text:p>
          </table:table-cell>
          <table:table-cell/>
          <table:table-cell table:formula="of:=[.P2]/[.$K2]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[.L3]/[.$K3]" office:value-type="float" office:value="0.840744627962216">
            <text:p>0.84</text:p>
          </table:table-cell>
          <table:table-cell table:formula="of:=[.M3]/[.$K3]" office:value-type="float" office:value="0.828426227697067">
            <text:p>0.83</text:p>
          </table:table-cell>
          <table:table-cell table:formula="of:=[.N3]/[.$K3]" office:value-type="float" office:value="0.813290614815224">
            <text:p>0.81</text:p>
          </table:table-cell>
          <table:table-cell/>
          <table:table-cell table:formula="of:=[.P3]/[.$K3]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[.L4]/[.$K4]" office:value-type="float" office:value="0.582077716098335">
            <text:p>0.58</text:p>
          </table:table-cell>
          <table:table-cell table:formula="of:=[.M4]/[.$K4]" office:value-type="float" office:value="0.624900872323553">
            <text:p>0.62</text:p>
          </table:table-cell>
          <table:table-cell table:formula="of:=[.N4]/[.$K4]" office:value-type="float" office:value="0.824742268041238">
            <text:p>0.82</text:p>
          </table:table-cell>
          <table:table-cell/>
          <table:table-cell table:formula="of:=[.P4]/[.$K4]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[.L5]/[.$K5]" office:value-type="float" office:value="0.91873915558126">
            <text:p>0.92</text:p>
          </table:table-cell>
          <table:table-cell table:formula="of:=[.M5]/[.$K5]" office:value-type="float" office:value="0.920474262579525">
            <text:p>0.92</text:p>
          </table:table-cell>
          <table:table-cell table:formula="of:=[.N5]/[.$K5]" office:value-type="float" office:value="1">
            <text:p>1</text:p>
          </table:table-cell>
          <table:table-cell/>
          <table:table-cell table:formula="of:=[.P5]/[.$K5]" office:value-type="float" office:value="0.89358010410642">
            <text:p>0.89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[.L6]/[.$K6]" office:value-type="float" office:value="0.976112412177986">
            <text:p>0.98</text:p>
          </table:table-cell>
          <table:table-cell table:formula="of:=[.M6]/[.$K6]" office:value-type="float" office:value="0.975644028103044">
            <text:p>0.98</text:p>
          </table:table-cell>
          <table:table-cell table:formula="of:=[.N6]/[.$K6]" office:value-type="float" office:value="0.981264637002342">
            <text:p>0.98</text:p>
          </table:table-cell>
          <table:table-cell/>
          <table:table-cell table:formula="of:=[.P6]/[.$K6]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[.L7]/[.$K7]" office:value-type="float" office:value="0.868918918918919">
            <text:p>0.87</text:p>
          </table:table-cell>
          <table:table-cell table:formula="of:=[.M7]/[.$K7]" office:value-type="float" office:value="0.913513513513513">
            <text:p>0.91</text:p>
          </table:table-cell>
          <table:table-cell table:formula="of:=[.N7]/[.$K7]" office:value-type="float" office:value="0.905405405405405">
            <text:p>0.91</text:p>
          </table:table-cell>
          <table:table-cell/>
          <table:table-cell table:formula="of:=[.P7]/[.$K7]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[.L8]/[.$K8]" office:value-type="float" office:value="1">
            <text:p>1</text:p>
          </table:table-cell>
          <table:table-cell table:formula="of:=[.M8]/[.$K8]" office:value-type="float" office:value="0.999024390243903">
            <text:p>1</text:p>
          </table:table-cell>
          <table:table-cell table:formula="of:=[.N8]/[.$K8]" office:value-type="float" office:value="0.995121951219513">
            <text:p>1</text:p>
          </table:table-cell>
          <table:table-cell/>
          <table:table-cell table:formula="of:=[.P8]/[.$K8]" office:value-type="float" office:value="0.960975609756098">
            <text:p>0.96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[.L9]/[.$K9]" office:value-type="float" office:value="0.978832778953735">
            <text:p>0.98</text:p>
          </table:table-cell>
          <table:table-cell table:formula="of:=[.M9]/[.$K9]" office:value-type="float" office:value="0.967601192276125">
            <text:p>0.97</text:p>
          </table:table-cell>
          <table:table-cell table:formula="of:=[.N9]/[.$K9]" office:value-type="float" office:value="1">
            <text:p>1</text:p>
          </table:table-cell>
          <table:table-cell/>
          <table:table-cell table:formula="of:=[.P9]/[.$K9]" office:value-type="float" office:value="0.980647112186272">
            <text:p>0.98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[.L10]/[.$K10]" office:value-type="float" office:value="0.999012833168806">
            <text:p>1</text:p>
          </table:table-cell>
          <table:table-cell table:formula="of:=[.M10]/[.$K10]" office:value-type="float" office:value="1">
            <text:p>1</text:p>
          </table:table-cell>
          <table:table-cell table:formula="of:=[.N10]/[.$K10]" office:value-type="float" office:value="0.998025666337611">
            <text:p>1</text:p>
          </table:table-cell>
          <table:table-cell/>
          <table:table-cell table:formula="of:=[.P10]/[.$K10]" office:value-type="float" office:value="0.987166831194472">
            <text:p>0.99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[.L11]/[.$K11]" office:value-type="float" office:value="0.98225315354502">
            <text:p>0.98</text:p>
          </table:table-cell>
          <table:table-cell table:formula="of:=[.M11]/[.$K11]" office:value-type="float" office:value="0.994084384515007">
            <text:p>0.99</text:p>
          </table:table-cell>
          <table:table-cell table:formula="of:=[.N11]/[.$K11]" office:value-type="float" office:value="0.970421922575033">
            <text:p>0.97</text:p>
          </table:table-cell>
          <table:table-cell/>
          <table:table-cell table:formula="of:=[.P11]/[.$K11]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[.L12]/[.$K12]" office:value-type="float" office:value="0.996197718631179">
            <text:p>1</text:p>
          </table:table-cell>
          <table:table-cell table:formula="of:=[.M12]/[.$K12]" office:value-type="float" office:value="1">
            <text:p>1</text:p>
          </table:table-cell>
          <table:table-cell table:formula="of:=[.N12]/[.$K12]" office:value-type="float" office:value="0.874524714828898">
            <text:p>0.87</text:p>
          </table:table-cell>
          <table:table-cell/>
          <table:table-cell table:formula="of:=[.P12]/[.$K12]" office:value-type="float" office:value="0.931558935361217">
            <text:p>0.93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[.L13]/[.$K13]" office:value-type="float" office:value="0.951602061393681">
            <text:p>0.95</text:p>
          </table:table-cell>
          <table:table-cell table:formula="of:=[.M13]/[.$K13]" office:value-type="float" office:value="0.984987676450818">
            <text:p>0.98</text:p>
          </table:table-cell>
          <table:table-cell table:formula="of:=[.N13]/[.$K13]" office:value-type="float" office:value="0.986556128164911">
            <text:p>0.99</text:p>
          </table:table-cell>
          <table:table-cell/>
          <table:table-cell table:formula="of:=[.P13]/[.$K13]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[.L14]/[.$K14]" office:value-type="float" office:value="0.974193548387097">
            <text:p>0.97</text:p>
          </table:table-cell>
          <table:table-cell table:formula="of:=[.M14]/[.$K14]" office:value-type="float" office:value="0.803225806451613">
            <text:p>0.8</text:p>
          </table:table-cell>
          <table:table-cell table:formula="of:=[.N14]/[.$K14]" office:value-type="float" office:value="0.967741935483871">
            <text:p>0.97</text:p>
          </table:table-cell>
          <table:table-cell/>
          <table:table-cell table:formula="of:=[.P14]/[.$K14]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[.L15]/[.$K15]" office:value-type="float" office:value="0.965625">
            <text:p>0.97</text:p>
          </table:table-cell>
          <table:table-cell table:formula="of:=[.M15]/[.$K15]" office:value-type="float" office:value="0.990625">
            <text:p>0.99</text:p>
          </table:table-cell>
          <table:table-cell table:formula="of:=[.N15]/[.$K15]" office:value-type="float" office:value="0.96875">
            <text:p>0.97</text:p>
          </table:table-cell>
          <table:table-cell/>
          <table:table-cell table:formula="of:=[.P15]/[.$K15]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[.L16]/[.$K16]" office:value-type="float" office:value="0.948040273282992">
            <text:p>0.95</text:p>
          </table:table-cell>
          <table:table-cell table:formula="of:=[.M16]/[.$K16]" office:value-type="float" office:value="1">
            <text:p>1</text:p>
          </table:table-cell>
          <table:table-cell table:formula="of:=[.N16]/[.$K16]" office:value-type="float" office:value="0.945882775979863">
            <text:p>0.95</text:p>
          </table:table-cell>
          <table:table-cell/>
          <table:table-cell table:formula="of:=[.P16]/[.$K16]" office:value-type="float" office:value="0.918734268248831">
            <text:p>0.92</text:p>
          </table:table-cell>
          <table:table-cell table:number-columns-repeated="987"/>
        </table:table-row>
        <table:table-row table:style-name="ro1">
          <table:table-cell office:value-type="string">
            <text:p>Average GPA</text:p>
          </table:table-cell>
          <table:table-cell table:number-columns-repeated="10"/>
          <table:table-cell table:formula="of:=AVERAGE([.L20:.L34])" office:value-type="float" office:value="0.930338498055233">
            <text:p>0.93</text:p>
          </table:table-cell>
          <table:table-cell table:formula="of:=AVERAGE([.M20:.M34])" office:value-type="float" office:value="0.931682308458763">
            <text:p>0.93</text:p>
          </table:table-cell>
          <table:table-cell table:formula="of:=AVERAGE([.N20:.N34])" office:value-type="float" office:value="0.947206110414503">
            <text:p>0.95</text:p>
          </table:table-cell>
          <table:table-cell/>
          <table:table-cell table:formula="of:=AVERAGE([.P20:.P34])" office:value-type="float" office:value="0.978177524056887">
            <text:p>0.98</text:p>
          </table:table-cell>
          <table:table-cell table:number-columns-repeated="987"/>
        </table:table-row>
        <table:table-row table:style-name="ro1">
          <table:table-cell office:value-type="string">
            <text:p>Overall Ranks</text:p>
          </table:table-cell>
          <table:table-cell table:number-columns-repeated="10"/>
          <table:table-cell table:formula="of:=RANK([.L35]; [.$L35:.$P35])" office:value-type="float" office:value="4">
            <text:p>4</text:p>
          </table:table-cell>
          <table:table-cell table:formula="of:=RANK([.M35]; [.$L35:.$P35])" office:value-type="float" office:value="3">
            <text:p>3</text:p>
          </table:table-cell>
          <table:table-cell table:formula="of:=RANK([.N35]; [.$L35:.$P35])" office:value-type="float" office:value="2">
            <text:p>2</text:p>
          </table:table-cell>
          <table:table-cell/>
          <table:table-cell table:formula="of:=RANK([.P35]; [.$L35:.$P35]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003"/>
        </table:table-row>
        <table:table-row table:style-name="ro1">
          <table:table-cell office:value-type="string">
            <text:p>Ranks</text:p>
          </table:table-cell>
          <table:table-cell table:number-columns-repeated="10"/>
          <table:table-cell table:formula="of:=RANK([.L2]; [.$L2:.$P2])" office:value-type="float" office:value="3">
            <text:p>3</text:p>
          </table:table-cell>
          <table:table-cell table:formula="of:=RANK([.M2]; [.$L2:.$P2])" office:value-type="float" office:value="3">
            <text:p>3</text:p>
          </table:table-cell>
          <table:table-cell table:formula="of:=RANK([.N2]; [.$L2:.$P2])" office:value-type="float" office:value="2">
            <text:p>2</text:p>
          </table:table-cell>
          <table:table-cell/>
          <table:table-cell table:formula="of:=RANK([.P2]; [.$L2:.$P2]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RANK([.L3]; [.$L3:.$P3])" office:value-type="float" office:value="2">
            <text:p>2</text:p>
          </table:table-cell>
          <table:table-cell table:formula="of:=RANK([.M3]; [.$L3:.$P3])" office:value-type="float" office:value="3">
            <text:p>3</text:p>
          </table:table-cell>
          <table:table-cell table:formula="of:=RANK([.N3]; [.$L3:.$P3])" office:value-type="float" office:value="4">
            <text:p>4</text:p>
          </table:table-cell>
          <table:table-cell/>
          <table:table-cell table:formula="of:=RANK([.P3]; [.$L3:.$P3]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RANK([.L4]; [.$L4:.$P4])" office:value-type="float" office:value="4">
            <text:p>4</text:p>
          </table:table-cell>
          <table:table-cell table:formula="of:=RANK([.M4]; [.$L4:.$P4])" office:value-type="float" office:value="3">
            <text:p>3</text:p>
          </table:table-cell>
          <table:table-cell table:formula="of:=RANK([.N4]; [.$L4:.$P4])" office:value-type="float" office:value="2">
            <text:p>2</text:p>
          </table:table-cell>
          <table:table-cell/>
          <table:table-cell table:formula="of:=RANK([.P4]; [.$L4:.$P4]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RANK([.L5]; [.$L5:.$P5])" office:value-type="float" office:value="3">
            <text:p>3</text:p>
          </table:table-cell>
          <table:table-cell table:formula="of:=RANK([.M5]; [.$L5:.$P5])" office:value-type="float" office:value="2">
            <text:p>2</text:p>
          </table:table-cell>
          <table:table-cell table:formula="of:=RANK([.N5]; [.$L5:.$P5])" office:value-type="float" office:value="1">
            <text:p>1</text:p>
          </table:table-cell>
          <table:table-cell/>
          <table:table-cell table:formula="of:=RANK([.P5]; [.$L5:.$P5])" office:value-type="float" office:value="4">
            <text:p>4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RANK([.L6]; [.$L6:.$P6])" office:value-type="float" office:value="3">
            <text:p>3</text:p>
          </table:table-cell>
          <table:table-cell table:formula="of:=RANK([.M6]; [.$L6:.$P6])" office:value-type="float" office:value="4">
            <text:p>4</text:p>
          </table:table-cell>
          <table:table-cell table:formula="of:=RANK([.N6]; [.$L6:.$P6])" office:value-type="float" office:value="2">
            <text:p>2</text:p>
          </table:table-cell>
          <table:table-cell/>
          <table:table-cell table:formula="of:=RANK([.P6]; [.$L6:.$P6]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RANK([.L7]; [.$L7:.$P7])" office:value-type="float" office:value="4">
            <text:p>4</text:p>
          </table:table-cell>
          <table:table-cell table:formula="of:=RANK([.M7]; [.$L7:.$P7])" office:value-type="float" office:value="2">
            <text:p>2</text:p>
          </table:table-cell>
          <table:table-cell table:formula="of:=RANK([.N7]; [.$L7:.$P7])" office:value-type="float" office:value="3">
            <text:p>3</text:p>
          </table:table-cell>
          <table:table-cell/>
          <table:table-cell table:formula="of:=RANK([.P7]; [.$L7:.$P7]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RANK([.L8]; [.$L8:.$P8])" office:value-type="float" office:value="1">
            <text:p>1</text:p>
          </table:table-cell>
          <table:table-cell table:formula="of:=RANK([.M8]; [.$L8:.$P8])" office:value-type="float" office:value="2">
            <text:p>2</text:p>
          </table:table-cell>
          <table:table-cell table:formula="of:=RANK([.N8]; [.$L8:.$P8])" office:value-type="float" office:value="3">
            <text:p>3</text:p>
          </table:table-cell>
          <table:table-cell/>
          <table:table-cell table:formula="of:=RANK([.P8]; [.$L8:.$P8])" office:value-type="float" office:value="4">
            <text:p>4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RANK([.L9]; [.$L9:.$P9])" office:value-type="float" office:value="3">
            <text:p>3</text:p>
          </table:table-cell>
          <table:table-cell table:formula="of:=RANK([.M9]; [.$L9:.$P9])" office:value-type="float" office:value="4">
            <text:p>4</text:p>
          </table:table-cell>
          <table:table-cell table:formula="of:=RANK([.N9]; [.$L9:.$P9])" office:value-type="float" office:value="1">
            <text:p>1</text:p>
          </table:table-cell>
          <table:table-cell/>
          <table:table-cell table:formula="of:=RANK([.P9]; [.$L9:.$P9])" office:value-type="float" office:value="2">
            <text:p>2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RANK([.L10]; [.$L10:.$P10])" office:value-type="float" office:value="2">
            <text:p>2</text:p>
          </table:table-cell>
          <table:table-cell table:formula="of:=RANK([.M10]; [.$L10:.$P10])" office:value-type="float" office:value="1">
            <text:p>1</text:p>
          </table:table-cell>
          <table:table-cell table:formula="of:=RANK([.N10]; [.$L10:.$P10])" office:value-type="float" office:value="3">
            <text:p>3</text:p>
          </table:table-cell>
          <table:table-cell/>
          <table:table-cell table:formula="of:=RANK([.P10]; [.$L10:.$P10])" office:value-type="float" office:value="4">
            <text:p>4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RANK([.L11]; [.$L11:.$P11])" office:value-type="float" office:value="3">
            <text:p>3</text:p>
          </table:table-cell>
          <table:table-cell table:formula="of:=RANK([.M11]; [.$L11:.$P11])" office:value-type="float" office:value="2">
            <text:p>2</text:p>
          </table:table-cell>
          <table:table-cell table:formula="of:=RANK([.N11]; [.$L11:.$P11])" office:value-type="float" office:value="4">
            <text:p>4</text:p>
          </table:table-cell>
          <table:table-cell/>
          <table:table-cell table:formula="of:=RANK([.P11]; [.$L11:.$P11]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RANK([.L12]; [.$L12:.$P12])" office:value-type="float" office:value="2">
            <text:p>2</text:p>
          </table:table-cell>
          <table:table-cell table:formula="of:=RANK([.M12]; [.$L12:.$P12])" office:value-type="float" office:value="1">
            <text:p>1</text:p>
          </table:table-cell>
          <table:table-cell table:formula="of:=RANK([.N12]; [.$L12:.$P12])" office:value-type="float" office:value="4">
            <text:p>4</text:p>
          </table:table-cell>
          <table:table-cell/>
          <table:table-cell table:formula="of:=RANK([.P12]; [.$L12:.$P12])" office:value-type="float" office:value="3">
            <text:p>3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RANK([.L13]; [.$L13:.$P13])" office:value-type="float" office:value="4">
            <text:p>4</text:p>
          </table:table-cell>
          <table:table-cell table:formula="of:=RANK([.M13]; [.$L13:.$P13])" office:value-type="float" office:value="3">
            <text:p>3</text:p>
          </table:table-cell>
          <table:table-cell table:formula="of:=RANK([.N13]; [.$L13:.$P13])" office:value-type="float" office:value="2">
            <text:p>2</text:p>
          </table:table-cell>
          <table:table-cell/>
          <table:table-cell table:formula="of:=RANK([.P13]; [.$L13:.$P13]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RANK([.L14]; [.$L14:.$P14])" office:value-type="float" office:value="2">
            <text:p>2</text:p>
          </table:table-cell>
          <table:table-cell table:formula="of:=RANK([.M14]; [.$L14:.$P14])" office:value-type="float" office:value="4">
            <text:p>4</text:p>
          </table:table-cell>
          <table:table-cell table:formula="of:=RANK([.N14]; [.$L14:.$P14])" office:value-type="float" office:value="3">
            <text:p>3</text:p>
          </table:table-cell>
          <table:table-cell/>
          <table:table-cell table:formula="of:=RANK([.P14]; [.$L14:.$P14]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RANK([.L15]; [.$L15:.$P15])" office:value-type="float" office:value="4">
            <text:p>4</text:p>
          </table:table-cell>
          <table:table-cell table:formula="of:=RANK([.M15]; [.$L15:.$P15])" office:value-type="float" office:value="2">
            <text:p>2</text:p>
          </table:table-cell>
          <table:table-cell table:formula="of:=RANK([.N15]; [.$L15:.$P15])" office:value-type="float" office:value="3">
            <text:p>3</text:p>
          </table:table-cell>
          <table:table-cell/>
          <table:table-cell table:formula="of:=RANK([.P15]; [.$L15:.$P15]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RANK([.L16]; [.$L16:.$P16])" office:value-type="float" office:value="2">
            <text:p>2</text:p>
          </table:table-cell>
          <table:table-cell table:formula="of:=RANK([.M16]; [.$L16:.$P16])" office:value-type="float" office:value="1">
            <text:p>1</text:p>
          </table:table-cell>
          <table:table-cell table:formula="of:=RANK([.N16]; [.$L16:.$P16])" office:value-type="float" office:value="3">
            <text:p>3</text:p>
          </table:table-cell>
          <table:table-cell/>
          <table:table-cell table:formula="of:=RANK([.P16]; [.$L16:.$P16])" office:value-type="float" office:value="4">
            <text:p>4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AVERAGE([.L38:.L52])" office:value-type="float" office:value="2.8">
            <text:p>2.8</text:p>
          </table:table-cell>
          <table:table-cell table:formula="of:=AVERAGE([.M38:.M52])" office:value-type="float" office:value="2.46666666666667">
            <text:p>2.47</text:p>
          </table:table-cell>
          <table:table-cell table:formula="of:=AVERAGE([.N38:.N52])" office:value-type="float" office:value="2.66666666666667">
            <text:p>2.67</text:p>
          </table:table-cell>
          <table:table-cell/>
          <table:table-cell table:formula="of:=AVERAGE([.P38:.P52])" office:value-type="float" office:value="2">
            <text:p>2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formula="of:=RANK([.L53]; [.$L53:.$P53]; 1)" office:value-type="float" office:value="4">
            <text:p>4</text:p>
          </table:table-cell>
          <table:table-cell table:formula="of:=RANK([.M53]; [.$L53:.$P53]; 1)" office:value-type="float" office:value="2">
            <text:p>2</text:p>
          </table:table-cell>
          <table:table-cell table:formula="of:=RANK([.N53]; [.$L53:.$P53]; 1)" office:value-type="float" office:value="3">
            <text:p>3</text:p>
          </table:table-cell>
          <table:table-cell/>
          <table:table-cell table:formula="of:=RANK([.P53]; [.$L53:.$P53]; 1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003"/>
        </table:table-row>
        <table:table-row table:style-name="ro1">
          <table:table-cell office:value-type="string">
            <text:p>Local Evals</text:p>
          </table:table-cell>
          <table:table-cell table:number-columns-repeated="1002"/>
        </table:table-row>
        <table:table-row table:style-name="ro1">
          <table:table-cell table:number-columns-repeated="1003"/>
        </table:table-row>
        <table:table-row table:style-name="ro1">
          <table:table-cell office:value-type="string">
            <text:p>Comment Evals</text:p>
          </table:table-cell>
          <table:table-cell table:number-columns-repeated="1002"/>
        </table:table-row>
      </table:table>
      <table:table table:name="CAcc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Best</text:p>
          </table:table-cell>
          <table:table-cell office:value-type="string">
            <text:p>kMeansPPSimpSil</text:p>
          </table:table-cell>
          <table:table-cell office:value-type="string">
            <text:p>kMed01SimpSil</text:p>
          </table:table-cell>
          <table:table-cell office:value-type="string">
            <text:p>kMed01R10SimpSil</text:p>
          </table:table-cell>
          <table:table-cell/>
          <table:table-cell office:value-type="string">
            <text:p>kMeansPP01Gap</text:p>
          </table:table-cell>
          <table:table-cell/>
          <table:table-cell office:value-type="string">
            <text:p>Best</text:p>
          </table:table-cell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office:value-type="string">
            <text:p>Spectral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table:formula="of:=MAX([.$D2:.$H2])" office:value-type="float" office:value="0.666666666666667">
            <text:p>0.67</text:p>
          </table:table-cell>
          <table:table-cell/>
          <table:table-cell table:formula="of:=[Ave.KN2]" office:value-type="float" office:value="0.666666666666667">
            <text:p>0.67</text:p>
          </table:table-cell>
          <table:table-cell table:formula="of:=[Ave.SM2]" office:value-type="float" office:value="0.666666666666667">
            <text:p>0.67</text:p>
          </table:table-cell>
          <table:table-cell table:formula="of:=[Ave.XU2]" office:value-type="float" office:value="0.666666666666667">
            <text:p>0.67</text:p>
          </table:table-cell>
          <table:table-cell/>
          <table:table-cell/>
          <table:table-cell table:formula="of:=MAX([.$K2:.$O2])" office:value-type="float" office:value="0.916666666666667">
            <text:p>0.92</text:p>
          </table:table-cell>
          <table:table-cell table:number-columns-repeated="2"/>
          <table:table-cell table:formula="of:=[Ave.IE2]" office:value-type="float" office:value="0.895">
            <text:p>0.9</text:p>
          </table:table-cell>
          <table:table-cell table:formula="of:=[Ave.QT2]" office:value-type="float" office:value="0.908333333333333">
            <text:p>0.91</text:p>
          </table:table-cell>
          <table:table-cell table:formula="of:=[Ave.WB2]" office:value-type="float" office:value="0.916666666666667">
            <text:p>0.92</text:p>
          </table:table-cell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table:formula="of:=MAX([.$D3:.$H3])" office:value-type="float" office:value="0.784257322175732">
            <text:p>0.78</text:p>
          </table:table-cell>
          <table:table-cell/>
          <table:table-cell table:formula="of:=[Ave.KN3]" office:value-type="float" office:value="0.461035564853557">
            <text:p>0.46</text:p>
          </table:table-cell>
          <table:table-cell table:formula="of:=[Ave.SM3]" office:value-type="float" office:value="0.497071129707113">
            <text:p>0.5</text:p>
          </table:table-cell>
          <table:table-cell table:formula="of:=[Ave.XU3]" office:value-type="float" office:value="0.784257322175732">
            <text:p>0.78</text:p>
          </table:table-cell>
          <table:table-cell/>
          <table:table-cell/>
          <table:table-cell table:formula="of:=MAX([.$K3:.$O3])" office:value-type="float" office:value="0.946809623430962">
            <text:p>0.95</text:p>
          </table:table-cell>
          <table:table-cell table:number-columns-repeated="2"/>
          <table:table-cell table:formula="of:=[Ave.IE3]" office:value-type="float" office:value="0.770031380753138">
            <text:p>0.77</text:p>
          </table:table-cell>
          <table:table-cell table:formula="of:=[Ave.QT3]" office:value-type="float" office:value="0.749581589958159">
            <text:p>0.75</text:p>
          </table:table-cell>
          <table:table-cell table:formula="of:=[Ave.WB3]" office:value-type="float" office:value="0.946809623430962">
            <text:p>0.95</text:p>
          </table:table-cell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table:formula="of:=MAX([.$D4:.$H4])" office:value-type="float" office:value="0.43912037037037">
            <text:p>0.44</text:p>
          </table:table-cell>
          <table:table-cell/>
          <table:table-cell table:formula="of:=[Ave.KN4]" office:value-type="float" office:value="0.43912037037037">
            <text:p>0.44</text:p>
          </table:table-cell>
          <table:table-cell table:formula="of:=[Ave.SM4]" office:value-type="float" office:value="0.409722222222222">
            <text:p>0.41</text:p>
          </table:table-cell>
          <table:table-cell table:formula="of:=[Ave.XU4]" office:value-type="float" office:value="0.295138888888889">
            <text:p>0.3</text:p>
          </table:table-cell>
          <table:table-cell/>
          <table:table-cell/>
          <table:table-cell table:formula="of:=MAX([.$K4:.$O4])" office:value-type="float" office:value="0.546759259259259">
            <text:p>0.55</text:p>
          </table:table-cell>
          <table:table-cell table:number-columns-repeated="2"/>
          <table:table-cell table:formula="of:=[Ave.IE4]" office:value-type="float" office:value="0.481481481481482">
            <text:p>0.48</text:p>
          </table:table-cell>
          <table:table-cell table:formula="of:=[Ave.QT4]" office:value-type="float" office:value="0.450231481481482">
            <text:p>0.45</text:p>
          </table:table-cell>
          <table:table-cell table:formula="of:=[Ave.WB4]" office:value-type="float" office:value="0.546759259259259">
            <text:p>0.55</text:p>
          </table:table-cell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table:formula="of:=MAX([.$D5:.$H5])" office:value-type="float" office:value="0.563354603463993">
            <text:p>0.56</text:p>
          </table:table-cell>
          <table:table-cell/>
          <table:table-cell table:formula="of:=[Ave.KN5]" office:value-type="float" office:value="0.505013673655424">
            <text:p>0.51</text:p>
          </table:table-cell>
          <table:table-cell table:formula="of:=[Ave.SM5]" office:value-type="float" office:value="0.4922515952598">
            <text:p>0.49</text:p>
          </table:table-cell>
          <table:table-cell table:formula="of:=[Ave.XU5]" office:value-type="float" office:value="0.563354603463993">
            <text:p>0.56</text:p>
          </table:table-cell>
          <table:table-cell/>
          <table:table-cell/>
          <table:table-cell table:formula="of:=MAX([.$K5:.$O5])" office:value-type="float" office:value="0.630446672743847">
            <text:p>0.63</text:p>
          </table:table-cell>
          <table:table-cell table:number-columns-repeated="2"/>
          <table:table-cell table:formula="of:=[Ave.IE5]" office:value-type="float" office:value="0.630446672743847">
            <text:p>0.63</text:p>
          </table:table-cell>
          <table:table-cell table:formula="of:=[Ave.QT5]" office:value-type="float" office:value="0.601640838650866">
            <text:p>0.6</text:p>
          </table:table-cell>
          <table:table-cell table:formula="of:=[Ave.WB5]" office:value-type="float" office:value="0.563354603463993">
            <text:p>0.56</text:p>
          </table:table-cell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table:formula="of:=MAX([.$D6:.$H6])" office:value-type="float" office:value="0.938461538461538">
            <text:p>0.94</text:p>
          </table:table-cell>
          <table:table-cell/>
          <table:table-cell table:formula="of:=[Ave.KN6]" office:value-type="float" office:value="0.920879120879121">
            <text:p>0.92</text:p>
          </table:table-cell>
          <table:table-cell table:formula="of:=[Ave.SM6]" office:value-type="float" office:value="0.920879120879121">
            <text:p>0.92</text:p>
          </table:table-cell>
          <table:table-cell table:formula="of:=[Ave.XU6]" office:value-type="float" office:value="0.938461538461538">
            <text:p>0.94</text:p>
          </table:table-cell>
          <table:table-cell/>
          <table:table-cell/>
          <table:table-cell table:formula="of:=MAX([.$K6:.$O6])" office:value-type="float" office:value="0.938461538461538">
            <text:p>0.94</text:p>
          </table:table-cell>
          <table:table-cell table:number-columns-repeated="2"/>
          <table:table-cell table:formula="of:=[Ave.IE6]" office:value-type="float" office:value="0.920879120879121">
            <text:p>0.92</text:p>
          </table:table-cell>
          <table:table-cell table:formula="of:=[Ave.QT6]" office:value-type="float" office:value="0.920879120879121">
            <text:p>0.92</text:p>
          </table:table-cell>
          <table:table-cell table:formula="of:=[Ave.WB6]" office:value-type="float" office:value="0.938461538461538">
            <text:p>0.94</text:p>
          </table:table-cell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table:formula="of:=MAX([.$D7:.$H7])" office:value-type="float" office:value="0.605882352941176">
            <text:p>0.61</text:p>
          </table:table-cell>
          <table:table-cell/>
          <table:table-cell table:formula="of:=[Ave.KN7]" office:value-type="float" office:value="0.464705882352941">
            <text:p>0.46</text:p>
          </table:table-cell>
          <table:table-cell table:formula="of:=[Ave.SM7]" office:value-type="float" office:value="0.464705882352941">
            <text:p>0.46</text:p>
          </table:table-cell>
          <table:table-cell table:formula="of:=[Ave.XU7]" office:value-type="float" office:value="0.605882352941176">
            <text:p>0.61</text:p>
          </table:table-cell>
          <table:table-cell/>
          <table:table-cell/>
          <table:table-cell table:formula="of:=MAX([.$K7:.$O7])" office:value-type="float" office:value="0.788235294117647">
            <text:p>0.79</text:p>
          </table:table-cell>
          <table:table-cell table:number-columns-repeated="2"/>
          <table:table-cell table:formula="of:=[Ave.IE7]" office:value-type="float" office:value="0.788235294117647">
            <text:p>0.79</text:p>
          </table:table-cell>
          <table:table-cell table:formula="of:=[Ave.QT7]" office:value-type="float" office:value="0.629411764705882">
            <text:p>0.63</text:p>
          </table:table-cell>
          <table:table-cell table:formula="of:=[Ave.WB7]" office:value-type="float" office:value="0.758823529411765">
            <text:p>0.76</text:p>
          </table:table-cell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table:formula="of:=MAX([.$D8:.$H8])" office:value-type="float" office:value="0.703571428571429">
            <text:p>0.7</text:p>
          </table:table-cell>
          <table:table-cell/>
          <table:table-cell table:formula="of:=[Ave.KN8]" office:value-type="float" office:value="0.691428571428571">
            <text:p>0.69</text:p>
          </table:table-cell>
          <table:table-cell table:formula="of:=[Ave.SM8]" office:value-type="float" office:value="0.682142857142857">
            <text:p>0.68</text:p>
          </table:table-cell>
          <table:table-cell table:formula="of:=[Ave.XU8]" office:value-type="float" office:value="0.703571428571429">
            <text:p>0.7</text:p>
          </table:table-cell>
          <table:table-cell/>
          <table:table-cell/>
          <table:table-cell table:formula="of:=MAX([.$K8:.$O8])" office:value-type="float" office:value="0.728571428571429">
            <text:p>0.73</text:p>
          </table:table-cell>
          <table:table-cell table:number-columns-repeated="2"/>
          <table:table-cell table:formula="of:=[Ave.IE8]" office:value-type="float" office:value="0.728571428571429">
            <text:p>0.73</text:p>
          </table:table-cell>
          <table:table-cell table:formula="of:=[Ave.QT8]" office:value-type="float" office:value="0.728571428571429">
            <text:p>0.73</text:p>
          </table:table-cell>
          <table:table-cell table:formula="of:=[Ave.WB8]" office:value-type="float" office:value="0.703571428571429">
            <text:p>0.7</text:p>
          </table:table-cell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table:formula="of:=MAX([.$D9:.$H9])" office:value-type="float" office:value="0.0529205753595998">
            <text:p>0.05</text:p>
          </table:table-cell>
          <table:table-cell/>
          <table:table-cell table:formula="of:=[Ave.KN9]" office:value-type="float" office:value="0.0525078173858662">
            <text:p>0.05</text:p>
          </table:table-cell>
          <table:table-cell table:formula="of:=[Ave.SM9]" office:value-type="float" office:value="0.0529205753595998">
            <text:p>0.05</text:p>
          </table:table-cell>
          <table:table-cell table:formula="of:=[Ave.XU9]" office:value-type="float" office:value="0.0487679799874922">
            <text:p>0.05</text:p>
          </table:table-cell>
          <table:table-cell/>
          <table:table-cell/>
          <table:table-cell table:formula="of:=MAX([.$K9:.$O9])" office:value-type="float" office:value="0.289543464665416">
            <text:p>0.29</text:p>
          </table:table-cell>
          <table:table-cell table:number-columns-repeated="2"/>
          <table:table-cell table:formula="of:=[Ave.IE9]" office:value-type="float" office:value="0.289543464665416">
            <text:p>0.29</text:p>
          </table:table-cell>
          <table:table-cell table:formula="of:=[Ave.QT9]" office:value-type="float" office:value="0.26968105065666">
            <text:p>0.27</text:p>
          </table:table-cell>
          <table:table-cell table:formula="of:=[Ave.WB9]" office:value-type="float" office:value="0.258086303939962">
            <text:p>0.26</text:p>
          </table:table-cell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table:formula="of:=MAX([.$D10:.$H10])" office:value-type="float" office:value="0.658631921824105">
            <text:p>0.66</text:p>
          </table:table-cell>
          <table:table-cell/>
          <table:table-cell table:formula="of:=[Ave.KN10]" office:value-type="float" office:value="0.658631921824105">
            <text:p>0.66</text:p>
          </table:table-cell>
          <table:table-cell table:formula="of:=[Ave.SM10]" office:value-type="float" office:value="0.657980456026059">
            <text:p>0.66</text:p>
          </table:table-cell>
          <table:table-cell table:formula="of:=[Ave.XU10]" office:value-type="float" office:value="0.646579804560261">
            <text:p>0.65</text:p>
          </table:table-cell>
          <table:table-cell/>
          <table:table-cell/>
          <table:table-cell table:formula="of:=MAX([.$K10:.$O10])" office:value-type="float" office:value="0.658631921824105">
            <text:p>0.66</text:p>
          </table:table-cell>
          <table:table-cell table:number-columns-repeated="2"/>
          <table:table-cell table:formula="of:=[Ave.IE10]" office:value-type="float" office:value="0.658631921824105">
            <text:p>0.66</text:p>
          </table:table-cell>
          <table:table-cell table:formula="of:=[Ave.QT10]" office:value-type="float" office:value="0.657980456026059">
            <text:p>0.66</text:p>
          </table:table-cell>
          <table:table-cell table:formula="of:=[Ave.WB10]" office:value-type="float" office:value="0.646579804560261">
            <text:p>0.65</text:p>
          </table:table-cell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table:formula="of:=MAX([.$D11:.$H11])" office:value-type="float" office:value="0.624558543873947">
            <text:p>0.62</text:p>
          </table:table-cell>
          <table:table-cell/>
          <table:table-cell table:formula="of:=[Ave.KN11]" office:value-type="float" office:value="0.574300461831024">
            <text:p>0.57</text:p>
          </table:table-cell>
          <table:table-cell table:formula="of:=[Ave.SM11]" office:value-type="float" office:value="0.574300461831024">
            <text:p>0.57</text:p>
          </table:table-cell>
          <table:table-cell table:formula="of:=[Ave.XU11]" office:value-type="float" office:value="0.624558543873947">
            <text:p>0.62</text:p>
          </table:table-cell>
          <table:table-cell/>
          <table:table-cell/>
          <table:table-cell table:formula="of:=MAX([.$K11:.$O11])" office:value-type="float" office:value="0.624558543873947">
            <text:p>0.62</text:p>
          </table:table-cell>
          <table:table-cell table:number-columns-repeated="2"/>
          <table:table-cell table:formula="of:=[Ave.IE11]" office:value-type="float" office:value="0.606085302906819">
            <text:p>0.61</text:p>
          </table:table-cell>
          <table:table-cell table:formula="of:=[Ave.QT11]" office:value-type="float" office:value="0.574300461831024">
            <text:p>0.57</text:p>
          </table:table-cell>
          <table:table-cell table:formula="of:=[Ave.WB11]" office:value-type="float" office:value="0.624558543873947">
            <text:p>0.62</text:p>
          </table:table-cell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table:formula="of:=MAX([.$D12:.$H12])" office:value-type="float" office:value="0.6125">
            <text:p>0.61</text:p>
          </table:table-cell>
          <table:table-cell/>
          <table:table-cell table:formula="of:=[Ave.KN12]" office:value-type="float" office:value="0.52">
            <text:p>0.52</text:p>
          </table:table-cell>
          <table:table-cell table:formula="of:=[Ave.SM12]" office:value-type="float" office:value="0.515">
            <text:p>0.52</text:p>
          </table:table-cell>
          <table:table-cell table:formula="of:=[Ave.XU12]" office:value-type="float" office:value="0.6125">
            <text:p>0.61</text:p>
          </table:table-cell>
          <table:table-cell/>
          <table:table-cell/>
          <table:table-cell table:formula="of:=MAX([.$K12:.$O12])" office:value-type="float" office:value="0.6125">
            <text:p>0.61</text:p>
          </table:table-cell>
          <table:table-cell table:number-columns-repeated="2"/>
          <table:table-cell table:formula="of:=[Ave.IE12]" office:value-type="float" office:value="0.575">
            <text:p>0.58</text:p>
          </table:table-cell>
          <table:table-cell table:formula="of:=[Ave.QT12]" office:value-type="float" office:value="0.575">
            <text:p>0.58</text:p>
          </table:table-cell>
          <table:table-cell table:formula="of:=[Ave.WB12]" office:value-type="float" office:value="0.6125">
            <text:p>0.61</text:p>
          </table:table-cell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table:formula="of:=MAX([.$D13:.$H13])" office:value-type="float" office:value="0.520559062218215">
            <text:p>0.52</text:p>
          </table:table-cell>
          <table:table-cell/>
          <table:table-cell table:formula="of:=[Ave.KN13]" office:value-type="float" office:value="0.520423805229937">
            <text:p>0.52</text:p>
          </table:table-cell>
          <table:table-cell table:formula="of:=[Ave.SM13]" office:value-type="float" office:value="0.520559062218215">
            <text:p>0.52</text:p>
          </table:table-cell>
          <table:table-cell table:formula="of:=[Ave.XU13]" office:value-type="float" office:value="0.416591523895401">
            <text:p>0.42</text:p>
          </table:table-cell>
          <table:table-cell/>
          <table:table-cell/>
          <table:table-cell table:formula="of:=MAX([.$K13:.$O13])" office:value-type="float" office:value="0.79404869251578">
            <text:p>0.79</text:p>
          </table:table-cell>
          <table:table-cell table:number-columns-repeated="2"/>
          <table:table-cell table:formula="of:=[Ave.IE13]" office:value-type="float" office:value="0.79404869251578">
            <text:p>0.79</text:p>
          </table:table-cell>
          <table:table-cell table:formula="of:=[Ave.QT13]" office:value-type="float" office:value="0.719522091974752">
            <text:p>0.72</text:p>
          </table:table-cell>
          <table:table-cell table:formula="of:=[Ave.WB13]" office:value-type="float" office:value="0.700721370604148">
            <text:p>0.7</text:p>
          </table:table-cell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table:formula="of:=MAX([.$D14:.$H14])" office:value-type="float" office:value="0.661971830985916">
            <text:p>0.66</text:p>
          </table:table-cell>
          <table:table-cell/>
          <table:table-cell table:formula="of:=[Ave.KN14]" office:value-type="float" office:value="0.640845070422535">
            <text:p>0.64</text:p>
          </table:table-cell>
          <table:table-cell table:formula="of:=[Ave.SM14]" office:value-type="float" office:value="0.640845070422535">
            <text:p>0.64</text:p>
          </table:table-cell>
          <table:table-cell table:formula="of:=[Ave.XU14]" office:value-type="float" office:value="0.661971830985916">
            <text:p>0.66</text:p>
          </table:table-cell>
          <table:table-cell/>
          <table:table-cell/>
          <table:table-cell table:formula="of:=MAX([.$K14:.$O14])" office:value-type="float" office:value="0.873239436619718">
            <text:p>0.87</text:p>
          </table:table-cell>
          <table:table-cell table:number-columns-repeated="2"/>
          <table:table-cell table:formula="of:=[Ave.IE14]" office:value-type="float" office:value="0.845070422535211">
            <text:p>0.85</text:p>
          </table:table-cell>
          <table:table-cell table:formula="of:=[Ave.QT14]" office:value-type="float" office:value="0.845070422535211">
            <text:p>0.85</text:p>
          </table:table-cell>
          <table:table-cell table:formula="of:=[Ave.WB14]" office:value-type="float" office:value="0.873239436619718">
            <text:p>0.87</text:p>
          </table:table-cell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formula="of:=MAX([.$D15:.$H15])" office:value-type="float" office:value="0.613861386138614">
            <text:p>0.61</text:p>
          </table:table-cell>
          <table:table-cell/>
          <table:table-cell table:formula="of:=[Ave.KN15]" office:value-type="float" office:value="0.613861386138614">
            <text:p>0.61</text:p>
          </table:table-cell>
          <table:table-cell table:formula="of:=[Ave.SM15]" office:value-type="float" office:value="0.613861386138614">
            <text:p>0.61</text:p>
          </table:table-cell>
          <table:table-cell table:formula="of:=[Ave.XU15]" office:value-type="float" office:value="0.514851485148515">
            <text:p>0.51</text:p>
          </table:table-cell>
          <table:table-cell/>
          <table:table-cell/>
          <table:table-cell table:formula="of:=MAX([.$K15:.$O15])" office:value-type="float" office:value="0.633663366336634">
            <text:p>0.63</text:p>
          </table:table-cell>
          <table:table-cell table:number-columns-repeated="2"/>
          <table:table-cell table:formula="of:=[Ave.IE15]" office:value-type="float" office:value="0.613861386138614">
            <text:p>0.61</text:p>
          </table:table-cell>
          <table:table-cell table:formula="of:=[Ave.QT15]" office:value-type="float" office:value="0.613861386138614">
            <text:p>0.61</text:p>
          </table:table-cell>
          <table:table-cell table:formula="of:=[Ave.WB15]" office:value-type="float" office:value="0.633663366336634">
            <text:p>0.63</text:p>
          </table:table-cell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formula="of:=MAX([.$D16:.$H16])" office:value-type="float" office:value="0.568715642178911">
            <text:p>0.57</text:p>
          </table:table-cell>
          <table:table-cell/>
          <table:table-cell table:formula="of:=[Ave.KN16]" office:value-type="float" office:value="0.509145427286357">
            <text:p>0.51</text:p>
          </table:table-cell>
          <table:table-cell table:formula="of:=[Ave.SM16]" office:value-type="float" office:value="0.568715642178911">
            <text:p>0.57</text:p>
          </table:table-cell>
          <table:table-cell table:formula="of:=[Ave.XU16]" office:value-type="float" office:value="0.510744627686157">
            <text:p>0.51</text:p>
          </table:table-cell>
          <table:table-cell/>
          <table:table-cell table:style-name="ce1"/>
          <table:table-cell table:formula="of:=MAX([.$K16:.$O16])" office:value-type="float" office:value="0.568715642178911">
            <text:p>0.57</text:p>
          </table:table-cell>
          <table:table-cell table:number-columns-repeated="2"/>
          <table:table-cell table:formula="of:=[Ave.IE16]" office:value-type="float" office:value="0.52583708145927">
            <text:p>0.53</text:p>
          </table:table-cell>
          <table:table-cell table:formula="of:=[Ave.QT16]" office:value-type="float" office:value="0.568715642178911">
            <text:p>0.57</text:p>
          </table:table-cell>
          <table:table-cell table:formula="of:=[Ave.WB16]" office:value-type="float" office:value="0.510744627686157">
            <text:p>0.5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Average Relative Stdev</text:p>
          </table:table-cell>
          <table:table-cell table:number-columns-repeated="3"/>
          <table:table-cell table:formula="of:=[Ave.KP17]" office:value-type="float" office:value="0.0693129764668548">
            <text:p>0.07</text:p>
          </table:table-cell>
          <table:table-cell table:formula="of:=[Ave.SO17]" office:value-type="float" office:value="0.0541897414563677">
            <text:p>0.05</text:p>
          </table:table-cell>
          <table:table-cell table:formula="of:=[Ave.XW17]" office:value-type="float" office:value="0.00234004599840955">
            <text:p>0</text:p>
          </table:table-cell>
          <table:table-cell table:number-columns-repeated="5"/>
          <table:table-cell table:formula="of:=[Ave.IG17]" office:value-type="float" office:value="0.0110694370686159">
            <text:p>0.01</text:p>
          </table:table-cell>
          <table:table-cell table:formula="of:=[Ave.QV17]" office:value-type="float" office:value="0.0038950206738774">
            <text:p>0</text:p>
          </table:table-cell>
          <table:table-cell table:formula="of:=[Ave.WD17]" office:value-type="float" office:value="0.00187061180669615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urved GPA</text:p>
          </table:table-cell>
          <table:table-cell table:number-columns-repeated="2"/>
          <table:table-cell table:formula="of:=[.D2]/[.$C2]" office:value-type="float" office:value="0">
            <text:p>0</text:p>
          </table:table-cell>
          <table:table-cell table:formula="of:=[.E2]/[.$C2]" office:value-type="float" office:value="1">
            <text:p>1</text:p>
          </table:table-cell>
          <table:table-cell table:formula="of:=[.F2]/[.$C2]" office:value-type="float" office:value="1">
            <text:p>1</text:p>
          </table:table-cell>
          <table:table-cell table:formula="of:=[.G2]/[.$C2]" office:value-type="float" office:value="1">
            <text:p>1</text:p>
          </table:table-cell>
          <table:table-cell table:formula="of:=[.H2]/[.$C2]" office:value-type="float" office:value="0">
            <text:p>0</text:p>
          </table:table-cell>
          <table:table-cell table:number-columns-repeated="2"/>
          <table:table-cell table:formula="of:=[.K2]/[.$J2]" office:value-type="float" office:value="0">
            <text:p>0</text:p>
          </table:table-cell>
          <table:table-cell table:formula="of:=[.L2]/[.$J2]" office:value-type="float" office:value="0">
            <text:p>0</text:p>
          </table:table-cell>
          <table:table-cell table:formula="of:=[.M2]/[.$J2]" office:value-type="float" office:value="0.976363636363636">
            <text:p>0.98</text:p>
          </table:table-cell>
          <table:table-cell table:formula="of:=[.N2]/[.$J2]" office:value-type="float" office:value="0.99090909090909">
            <text:p>0.99</text:p>
          </table:table-cell>
          <table:table-cell table:formula="of:=[.O2]/[.$J2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3]/[.$C3]" office:value-type="float" office:value="0">
            <text:p>0</text:p>
          </table:table-cell>
          <table:table-cell table:formula="of:=[.E3]/[.$C3]" office:value-type="float" office:value="0.587862620873625">
            <text:p>0.59</text:p>
          </table:table-cell>
          <table:table-cell table:formula="of:=[.F3]/[.$C3]" office:value-type="float" office:value="0.633811270423475">
            <text:p>0.63</text:p>
          </table:table-cell>
          <table:table-cell table:formula="of:=[.G3]/[.$C3]" office:value-type="float" office:value="1">
            <text:p>1</text:p>
          </table:table-cell>
          <table:table-cell table:formula="of:=[.H3]/[.$C3]" office:value-type="float" office:value="0">
            <text:p>0</text:p>
          </table:table-cell>
          <table:table-cell table:number-columns-repeated="2"/>
          <table:table-cell table:formula="of:=[.K3]/[.$J3]" office:value-type="float" office:value="0">
            <text:p>0</text:p>
          </table:table-cell>
          <table:table-cell table:formula="of:=[.L3]/[.$J3]" office:value-type="float" office:value="0">
            <text:p>0</text:p>
          </table:table-cell>
          <table:table-cell table:formula="of:=[.M3]/[.$J3]" office:value-type="float" office:value="0.813290614815224">
            <text:p>0.81</text:p>
          </table:table-cell>
          <table:table-cell table:formula="of:=[.N3]/[.$J3]" office:value-type="float" office:value="0.791691984753908">
            <text:p>0.79</text:p>
          </table:table-cell>
          <table:table-cell table:formula="of:=[.O3]/[.$J3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4]/[.$C4]" office:value-type="float" office:value="0">
            <text:p>0</text:p>
          </table:table-cell>
          <table:table-cell table:formula="of:=[.E4]/[.$C4]" office:value-type="float" office:value="1">
            <text:p>1</text:p>
          </table:table-cell>
          <table:table-cell table:formula="of:=[.F4]/[.$C4]" office:value-type="float" office:value="0.933052187664733">
            <text:p>0.93</text:p>
          </table:table-cell>
          <table:table-cell table:formula="of:=[.G4]/[.$C4]" office:value-type="float" office:value="0.672113863995783">
            <text:p>0.67</text:p>
          </table:table-cell>
          <table:table-cell table:formula="of:=[.H4]/[.$C4]" office:value-type="float" office:value="0">
            <text:p>0</text:p>
          </table:table-cell>
          <table:table-cell table:number-columns-repeated="2"/>
          <table:table-cell table:formula="of:=[.K4]/[.$J4]" office:value-type="float" office:value="0">
            <text:p>0</text:p>
          </table:table-cell>
          <table:table-cell table:formula="of:=[.L4]/[.$J4]" office:value-type="float" office:value="0">
            <text:p>0</text:p>
          </table:table-cell>
          <table:table-cell table:formula="of:=[.M4]/[.$J4]" office:value-type="float" office:value="0.88060965283658">
            <text:p>0.88</text:p>
          </table:table-cell>
          <table:table-cell table:formula="of:=[.N4]/[.$J4]" office:value-type="float" office:value="0.823454699407283">
            <text:p>0.82</text:p>
          </table:table-cell>
          <table:table-cell table:formula="of:=[.O4]/[.$J4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5]/[.$C5]" office:value-type="float" office:value="0">
            <text:p>0</text:p>
          </table:table-cell>
          <table:table-cell table:formula="of:=[.E5]/[.$C5]" office:value-type="float" office:value="0.896440129449838">
            <text:p>0.9</text:p>
          </table:table-cell>
          <table:table-cell table:formula="of:=[.F5]/[.$C5]" office:value-type="float" office:value="0.873786407766991">
            <text:p>0.87</text:p>
          </table:table-cell>
          <table:table-cell table:formula="of:=[.G5]/[.$C5]" office:value-type="float" office:value="1">
            <text:p>1</text:p>
          </table:table-cell>
          <table:table-cell table:formula="of:=[.H5]/[.$C5]" office:value-type="float" office:value="0">
            <text:p>0</text:p>
          </table:table-cell>
          <table:table-cell table:number-columns-repeated="2"/>
          <table:table-cell table:formula="of:=[.K5]/[.$J5]" office:value-type="float" office:value="0">
            <text:p>0</text:p>
          </table:table-cell>
          <table:table-cell table:formula="of:=[.L5]/[.$J5]" office:value-type="float" office:value="0">
            <text:p>0</text:p>
          </table:table-cell>
          <table:table-cell table:formula="of:=[.M5]/[.$J5]" office:value-type="float" office:value="1">
            <text:p>1</text:p>
          </table:table-cell>
          <table:table-cell table:formula="of:=[.N5]/[.$J5]" office:value-type="float" office:value="0.95430884904569">
            <text:p>0.95</text:p>
          </table:table-cell>
          <table:table-cell table:formula="of:=[.O5]/[.$J5]" office:value-type="float" office:value="0.89358010410642">
            <text:p>0.89</text:p>
          </table:table-cell>
        </table:table-row>
        <table:table-row table:style-name="ro1">
          <table:table-cell table:number-columns-repeated="3"/>
          <table:table-cell table:formula="of:=[.D6]/[.$C6]" office:value-type="float" office:value="0">
            <text:p>0</text:p>
          </table:table-cell>
          <table:table-cell table:formula="of:=[.E6]/[.$C6]" office:value-type="float" office:value="0.981264637002342">
            <text:p>0.98</text:p>
          </table:table-cell>
          <table:table-cell table:formula="of:=[.F6]/[.$C6]" office:value-type="float" office:value="0.981264637002342">
            <text:p>0.98</text:p>
          </table:table-cell>
          <table:table-cell table:formula="of:=[.G6]/[.$C6]" office:value-type="float" office:value="1">
            <text:p>1</text:p>
          </table:table-cell>
          <table:table-cell table:formula="of:=[.H6]/[.$C6]" office:value-type="float" office:value="0">
            <text:p>0</text:p>
          </table:table-cell>
          <table:table-cell table:number-columns-repeated="2"/>
          <table:table-cell table:formula="of:=[.K6]/[.$J6]" office:value-type="float" office:value="0">
            <text:p>0</text:p>
          </table:table-cell>
          <table:table-cell table:formula="of:=[.L6]/[.$J6]" office:value-type="float" office:value="0">
            <text:p>0</text:p>
          </table:table-cell>
          <table:table-cell table:formula="of:=[.M6]/[.$J6]" office:value-type="float" office:value="0.981264637002342">
            <text:p>0.98</text:p>
          </table:table-cell>
          <table:table-cell table:formula="of:=[.N6]/[.$J6]" office:value-type="float" office:value="0.981264637002342">
            <text:p>0.98</text:p>
          </table:table-cell>
          <table:table-cell table:formula="of:=[.O6]/[.$J6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7]/[.$C7]" office:value-type="float" office:value="0">
            <text:p>0</text:p>
          </table:table-cell>
          <table:table-cell table:formula="of:=[.E7]/[.$C7]" office:value-type="float" office:value="0.766990291262136">
            <text:p>0.77</text:p>
          </table:table-cell>
          <table:table-cell table:formula="of:=[.F7]/[.$C7]" office:value-type="float" office:value="0.766990291262136">
            <text:p>0.77</text:p>
          </table:table-cell>
          <table:table-cell table:formula="of:=[.G7]/[.$C7]" office:value-type="float" office:value="1">
            <text:p>1</text:p>
          </table:table-cell>
          <table:table-cell table:formula="of:=[.H7]/[.$C7]" office:value-type="float" office:value="0">
            <text:p>0</text:p>
          </table:table-cell>
          <table:table-cell table:number-columns-repeated="2"/>
          <table:table-cell table:formula="of:=[.K7]/[.$J7]" office:value-type="float" office:value="0">
            <text:p>0</text:p>
          </table:table-cell>
          <table:table-cell table:formula="of:=[.L7]/[.$J7]" office:value-type="float" office:value="0">
            <text:p>0</text:p>
          </table:table-cell>
          <table:table-cell table:formula="of:=[.M7]/[.$J7]" office:value-type="float" office:value="1">
            <text:p>1</text:p>
          </table:table-cell>
          <table:table-cell table:formula="of:=[.N7]/[.$J7]" office:value-type="float" office:value="0.798507462686567">
            <text:p>0.8</text:p>
          </table:table-cell>
          <table:table-cell table:formula="of:=[.O7]/[.$J7]" office:value-type="float" office:value="0.96268656716418">
            <text:p>0.96</text:p>
          </table:table-cell>
        </table:table-row>
        <table:table-row table:style-name="ro1">
          <table:table-cell table:number-columns-repeated="3"/>
          <table:table-cell table:formula="of:=[.D8]/[.$C8]" office:value-type="float" office:value="0">
            <text:p>0</text:p>
          </table:table-cell>
          <table:table-cell table:formula="of:=[.E8]/[.$C8]" office:value-type="float" office:value="0.982741116751268">
            <text:p>0.98</text:p>
          </table:table-cell>
          <table:table-cell table:formula="of:=[.F8]/[.$C8]" office:value-type="float" office:value="0.969543147208121">
            <text:p>0.97</text:p>
          </table:table-cell>
          <table:table-cell table:formula="of:=[.G8]/[.$C8]" office:value-type="float" office:value="1">
            <text:p>1</text:p>
          </table:table-cell>
          <table:table-cell table:formula="of:=[.H8]/[.$C8]" office:value-type="float" office:value="0">
            <text:p>0</text:p>
          </table:table-cell>
          <table:table-cell table:number-columns-repeated="2"/>
          <table:table-cell table:formula="of:=[.K8]/[.$J8]" office:value-type="float" office:value="0">
            <text:p>0</text:p>
          </table:table-cell>
          <table:table-cell table:formula="of:=[.L8]/[.$J8]" office:value-type="float" office:value="0">
            <text:p>0</text:p>
          </table:table-cell>
          <table:table-cell table:formula="of:=[.M8]/[.$J8]" office:value-type="float" office:value="1">
            <text:p>1</text:p>
          </table:table-cell>
          <table:table-cell table:formula="of:=[.N8]/[.$J8]" office:value-type="float" office:value="1">
            <text:p>1</text:p>
          </table:table-cell>
          <table:table-cell table:formula="of:=[.O8]/[.$J8]" office:value-type="float" office:value="0.965686274509804">
            <text:p>0.97</text:p>
          </table:table-cell>
        </table:table-row>
        <table:table-row table:style-name="ro1">
          <table:table-cell table:number-columns-repeated="3"/>
          <table:table-cell table:formula="of:=[.D9]/[.$C9]" office:value-type="float" office:value="0">
            <text:p>0</text:p>
          </table:table-cell>
          <table:table-cell table:formula="of:=[.E9]/[.$C9]" office:value-type="float" office:value="0.99220042543134">
            <text:p>0.99</text:p>
          </table:table-cell>
          <table:table-cell table:formula="of:=[.F9]/[.$C9]" office:value-type="float" office:value="1">
            <text:p>1</text:p>
          </table:table-cell>
          <table:table-cell table:formula="of:=[.G9]/[.$C9]" office:value-type="float" office:value="0.921531552824391">
            <text:p>0.92</text:p>
          </table:table-cell>
          <table:table-cell table:formula="of:=[.H9]/[.$C9]" office:value-type="float" office:value="0">
            <text:p>0</text:p>
          </table:table-cell>
          <table:table-cell table:number-columns-repeated="2"/>
          <table:table-cell table:formula="of:=[.K9]/[.$J9]" office:value-type="float" office:value="0">
            <text:p>0</text:p>
          </table:table-cell>
          <table:table-cell table:formula="of:=[.L9]/[.$J9]" office:value-type="float" office:value="0">
            <text:p>0</text:p>
          </table:table-cell>
          <table:table-cell table:formula="of:=[.M9]/[.$J9]" office:value-type="float" office:value="1">
            <text:p>1</text:p>
          </table:table-cell>
          <table:table-cell table:formula="of:=[.N9]/[.$J9]" office:value-type="float" office:value="0.93140092444598">
            <text:p>0.93</text:p>
          </table:table-cell>
          <table:table-cell table:formula="of:=[.O9]/[.$J9]" office:value-type="float" office:value="0.89135599809927">
            <text:p>0.89</text:p>
          </table:table-cell>
        </table:table-row>
        <table:table-row table:style-name="ro1">
          <table:table-cell table:number-columns-repeated="3"/>
          <table:table-cell table:formula="of:=[.D10]/[.$C10]" office:value-type="float" office:value="0">
            <text:p>0</text:p>
          </table:table-cell>
          <table:table-cell table:formula="of:=[.E10]/[.$C10]" office:value-type="float" office:value="1">
            <text:p>1</text:p>
          </table:table-cell>
          <table:table-cell table:formula="of:=[.F10]/[.$C10]" office:value-type="float" office:value="0.999010880316518">
            <text:p>1</text:p>
          </table:table-cell>
          <table:table-cell table:formula="of:=[.G10]/[.$C10]" office:value-type="float" office:value="0.981701285855589">
            <text:p>0.98</text:p>
          </table:table-cell>
          <table:table-cell table:formula="of:=[.H10]/[.$C10]" office:value-type="float" office:value="0">
            <text:p>0</text:p>
          </table:table-cell>
          <table:table-cell table:number-columns-repeated="2"/>
          <table:table-cell table:formula="of:=[.K10]/[.$J10]" office:value-type="float" office:value="0">
            <text:p>0</text:p>
          </table:table-cell>
          <table:table-cell table:formula="of:=[.L10]/[.$J10]" office:value-type="float" office:value="0">
            <text:p>0</text:p>
          </table:table-cell>
          <table:table-cell table:formula="of:=[.M10]/[.$J10]" office:value-type="float" office:value="1">
            <text:p>1</text:p>
          </table:table-cell>
          <table:table-cell table:formula="of:=[.N10]/[.$J10]" office:value-type="float" office:value="0.999010880316518">
            <text:p>1</text:p>
          </table:table-cell>
          <table:table-cell table:formula="of:=[.O10]/[.$J10]" office:value-type="float" office:value="0.981701285855589">
            <text:p>0.98</text:p>
          </table:table-cell>
        </table:table-row>
        <table:table-row table:style-name="ro1">
          <table:table-cell table:number-columns-repeated="3"/>
          <table:table-cell table:formula="of:=[.D11]/[.$C11]" office:value-type="float" office:value="0">
            <text:p>0</text:p>
          </table:table-cell>
          <table:table-cell table:formula="of:=[.E11]/[.$C11]" office:value-type="float" office:value="0.919530230535015">
            <text:p>0.92</text:p>
          </table:table-cell>
          <table:table-cell table:formula="of:=[.F11]/[.$C11]" office:value-type="float" office:value="0.919530230535015">
            <text:p>0.92</text:p>
          </table:table-cell>
          <table:table-cell table:formula="of:=[.G11]/[.$C11]" office:value-type="float" office:value="1">
            <text:p>1</text:p>
          </table:table-cell>
          <table:table-cell table:formula="of:=[.H11]/[.$C11]" office:value-type="float" office:value="0">
            <text:p>0</text:p>
          </table:table-cell>
          <table:table-cell table:number-columns-repeated="2"/>
          <table:table-cell table:formula="of:=[.K11]/[.$J11]" office:value-type="float" office:value="0">
            <text:p>0</text:p>
          </table:table-cell>
          <table:table-cell table:formula="of:=[.L11]/[.$J11]" office:value-type="float" office:value="0">
            <text:p>0</text:p>
          </table:table-cell>
          <table:table-cell table:formula="of:=[.M11]/[.$J11]" office:value-type="float" office:value="0.970421922575033">
            <text:p>0.97</text:p>
          </table:table-cell>
          <table:table-cell table:formula="of:=[.N11]/[.$J11]" office:value-type="float" office:value="0.919530230535015">
            <text:p>0.92</text:p>
          </table:table-cell>
          <table:table-cell table:formula="of:=[.O11]/[.$J11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12]/[.$C12]" office:value-type="float" office:value="0">
            <text:p>0</text:p>
          </table:table-cell>
          <table:table-cell table:formula="of:=[.E12]/[.$C12]" office:value-type="float" office:value="0.848979591836735">
            <text:p>0.85</text:p>
          </table:table-cell>
          <table:table-cell table:formula="of:=[.F12]/[.$C12]" office:value-type="float" office:value="0.840816326530612">
            <text:p>0.84</text:p>
          </table:table-cell>
          <table:table-cell table:formula="of:=[.G12]/[.$C12]" office:value-type="float" office:value="1">
            <text:p>1</text:p>
          </table:table-cell>
          <table:table-cell table:formula="of:=[.H12]/[.$C12]" office:value-type="float" office:value="0">
            <text:p>0</text:p>
          </table:table-cell>
          <table:table-cell table:number-columns-repeated="2"/>
          <table:table-cell table:formula="of:=[.K12]/[.$J12]" office:value-type="float" office:value="0">
            <text:p>0</text:p>
          </table:table-cell>
          <table:table-cell table:formula="of:=[.L12]/[.$J12]" office:value-type="float" office:value="0">
            <text:p>0</text:p>
          </table:table-cell>
          <table:table-cell table:formula="of:=[.M12]/[.$J12]" office:value-type="float" office:value="0.938775510204082">
            <text:p>0.94</text:p>
          </table:table-cell>
          <table:table-cell table:formula="of:=[.N12]/[.$J12]" office:value-type="float" office:value="0.938775510204082">
            <text:p>0.94</text:p>
          </table:table-cell>
          <table:table-cell table:formula="of:=[.O12]/[.$J12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13]/[.$C13]" office:value-type="float" office:value="0">
            <text:p>0</text:p>
          </table:table-cell>
          <table:table-cell table:formula="of:=[.E13]/[.$C13]" office:value-type="float" office:value="0.999740169755759">
            <text:p>1</text:p>
          </table:table-cell>
          <table:table-cell table:formula="of:=[.F13]/[.$C13]" office:value-type="float" office:value="1">
            <text:p>1</text:p>
          </table:table-cell>
          <table:table-cell table:formula="of:=[.G13]/[.$C13]" office:value-type="float" office:value="0.800277152260523">
            <text:p>0.8</text:p>
          </table:table-cell>
          <table:table-cell table:formula="of:=[.H13]/[.$C13]" office:value-type="float" office:value="0">
            <text:p>0</text:p>
          </table:table-cell>
          <table:table-cell table:number-columns-repeated="2"/>
          <table:table-cell table:formula="of:=[.K13]/[.$J13]" office:value-type="float" office:value="0">
            <text:p>0</text:p>
          </table:table-cell>
          <table:table-cell table:formula="of:=[.L13]/[.$J13]" office:value-type="float" office:value="0">
            <text:p>0</text:p>
          </table:table-cell>
          <table:table-cell table:formula="of:=[.M13]/[.$J13]" office:value-type="float" office:value="1">
            <text:p>1</text:p>
          </table:table-cell>
          <table:table-cell table:formula="of:=[.N13]/[.$J13]" office:value-type="float" office:value="0.90614353849648">
            <text:p>0.91</text:p>
          </table:table-cell>
          <table:table-cell table:formula="of:=[.O13]/[.$J13]" office:value-type="float" office:value="0.882466500113559">
            <text:p>0.88</text:p>
          </table:table-cell>
        </table:table-row>
        <table:table-row table:style-name="ro1">
          <table:table-cell table:number-columns-repeated="3"/>
          <table:table-cell table:formula="of:=[.D14]/[.$C14]" office:value-type="float" office:value="0">
            <text:p>0</text:p>
          </table:table-cell>
          <table:table-cell table:formula="of:=[.E14]/[.$C14]" office:value-type="float" office:value="0.968085106382978">
            <text:p>0.97</text:p>
          </table:table-cell>
          <table:table-cell table:formula="of:=[.F14]/[.$C14]" office:value-type="float" office:value="0.968085106382978">
            <text:p>0.97</text:p>
          </table:table-cell>
          <table:table-cell table:formula="of:=[.G14]/[.$C14]" office:value-type="float" office:value="1">
            <text:p>1</text:p>
          </table:table-cell>
          <table:table-cell table:formula="of:=[.H14]/[.$C14]" office:value-type="float" office:value="0">
            <text:p>0</text:p>
          </table:table-cell>
          <table:table-cell table:number-columns-repeated="2"/>
          <table:table-cell table:formula="of:=[.K14]/[.$J14]" office:value-type="float" office:value="0">
            <text:p>0</text:p>
          </table:table-cell>
          <table:table-cell table:formula="of:=[.L14]/[.$J14]" office:value-type="float" office:value="0">
            <text:p>0</text:p>
          </table:table-cell>
          <table:table-cell table:formula="of:=[.M14]/[.$J14]" office:value-type="float" office:value="0.967741935483871">
            <text:p>0.97</text:p>
          </table:table-cell>
          <table:table-cell table:formula="of:=[.N14]/[.$J14]" office:value-type="float" office:value="0.967741935483871">
            <text:p>0.97</text:p>
          </table:table-cell>
          <table:table-cell table:formula="of:=[.O14]/[.$J14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15]/[.$C15]" office:value-type="float" office:value="0">
            <text:p>0</text:p>
          </table:table-cell>
          <table:table-cell table:formula="of:=[.E15]/[.$C15]" office:value-type="float" office:value="1">
            <text:p>1</text:p>
          </table:table-cell>
          <table:table-cell table:formula="of:=[.F15]/[.$C15]" office:value-type="float" office:value="1">
            <text:p>1</text:p>
          </table:table-cell>
          <table:table-cell table:formula="of:=[.G15]/[.$C15]" office:value-type="float" office:value="0.838709677419355">
            <text:p>0.84</text:p>
          </table:table-cell>
          <table:table-cell table:formula="of:=[.H15]/[.$C15]" office:value-type="float" office:value="0">
            <text:p>0</text:p>
          </table:table-cell>
          <table:table-cell table:number-columns-repeated="2"/>
          <table:table-cell table:formula="of:=[.K15]/[.$J15]" office:value-type="float" office:value="0">
            <text:p>0</text:p>
          </table:table-cell>
          <table:table-cell table:formula="of:=[.L15]/[.$J15]" office:value-type="float" office:value="0">
            <text:p>0</text:p>
          </table:table-cell>
          <table:table-cell table:formula="of:=[.M15]/[.$J15]" office:value-type="float" office:value="0.96875">
            <text:p>0.97</text:p>
          </table:table-cell>
          <table:table-cell table:formula="of:=[.N15]/[.$J15]" office:value-type="float" office:value="0.96875">
            <text:p>0.97</text:p>
          </table:table-cell>
          <table:table-cell table:formula="of:=[.O15]/[.$J15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16]/[.$C16]" office:value-type="float" office:value="0">
            <text:p>0</text:p>
          </table:table-cell>
          <table:table-cell table:formula="of:=[.E16]/[.$C16]" office:value-type="float" office:value="0.895254833040421">
            <text:p>0.9</text:p>
          </table:table-cell>
          <table:table-cell table:formula="of:=[.F16]/[.$C16]" office:value-type="float" office:value="1">
            <text:p>1</text:p>
          </table:table-cell>
          <table:table-cell table:formula="of:=[.G16]/[.$C16]" office:value-type="float" office:value="0.898066783831282">
            <text:p>0.9</text:p>
          </table:table-cell>
          <table:table-cell table:formula="of:=[.H16]/[.$C16]" office:value-type="float" office:value="0">
            <text:p>0</text:p>
          </table:table-cell>
          <table:table-cell table:number-columns-repeated="2"/>
          <table:table-cell table:formula="of:=[.K16]/[.$J16]" office:value-type="float" office:value="0">
            <text:p>0</text:p>
          </table:table-cell>
          <table:table-cell table:formula="of:=[.L16]/[.$J16]" office:value-type="float" office:value="0">
            <text:p>0</text:p>
          </table:table-cell>
          <table:table-cell table:formula="of:=[.M16]/[.$J16]" office:value-type="float" office:value="0.924604569420035">
            <text:p>0.92</text:p>
          </table:table-cell>
          <table:table-cell table:formula="of:=[.N16]/[.$J16]" office:value-type="float" office:value="1">
            <text:p>1</text:p>
          </table:table-cell>
          <table:table-cell table:formula="of:=[.O16]/[.$J16]" office:value-type="float" office:value="0.898066783831282">
            <text:p>0.9</text:p>
          </table:table-cell>
        </table:table-row>
        <table:table-row table:style-name="ro1">
          <table:table-cell office:value-type="string">
            <text:p>Average GPA</text:p>
          </table:table-cell>
          <table:table-cell table:number-columns-repeated="2"/>
          <table:table-cell table:formula="of:=AVERAGE([.D20:.D34])" office:value-type="float" office:value="0">
            <text:p>0</text:p>
          </table:table-cell>
          <table:table-cell table:formula="of:=AVERAGE([.E20:.E34])" office:value-type="float" office:value="0.922605943488097">
            <text:p>0.92</text:p>
          </table:table-cell>
          <table:table-cell table:formula="of:=AVERAGE([.F20:.F34])" office:value-type="float" office:value="0.925726032339528">
            <text:p>0.93</text:p>
          </table:table-cell>
          <table:table-cell table:formula="of:=AVERAGE([.G20:.G34])" office:value-type="float" office:value="0.940826687745795">
            <text:p>0.94</text:p>
          </table:table-cell>
          <table:table-cell table:formula="of:=AVERAGE([.H20:.H34])" office:value-type="float" office:value="0">
            <text:p>0</text:p>
          </table:table-cell>
          <table:table-cell table:number-columns-repeated="2"/>
          <table:table-cell table:formula="of:=AVERAGE([.K20:.K34])" office:value-type="float" office:value="0">
            <text:p>0</text:p>
          </table:table-cell>
          <table:table-cell table:formula="of:=AVERAGE([.L20:.L34])" office:value-type="float" office:value="0">
            <text:p>0</text:p>
          </table:table-cell>
          <table:table-cell table:formula="of:=AVERAGE([.M20:.M34])" office:value-type="float" office:value="0.961454831913387">
            <text:p>0.96</text:p>
          </table:table-cell>
          <table:table-cell table:formula="of:=AVERAGE([.N20:.N34])" office:value-type="float" office:value="0.931432649552455">
            <text:p>0.93</text:p>
          </table:table-cell>
          <table:table-cell table:formula="of:=AVERAGE([.O20:.O34])" office:value-type="float" office:value="0.96503623424534">
            <text:p>0.97</text:p>
          </table:table-cell>
        </table:table-row>
        <table:table-row table:style-name="ro1">
          <table:table-cell office:value-type="string">
            <text:p>Overall Ranks</text:p>
          </table:table-cell>
          <table:table-cell table:number-columns-repeated="2"/>
          <table:table-cell table:formula="of:=RANK([.D35]; [.$D35:.$H35])" office:value-type="float" office:value="4">
            <text:p>4</text:p>
          </table:table-cell>
          <table:table-cell table:formula="of:=RANK([.E35]; [.$D35:.$H35])" office:value-type="float" office:value="3">
            <text:p>3</text:p>
          </table:table-cell>
          <table:table-cell table:formula="of:=RANK([.F35]; [.$D35:.$H35])" office:value-type="float" office:value="2">
            <text:p>2</text:p>
          </table:table-cell>
          <table:table-cell table:formula="of:=RANK([.G35]; [.$D35:.$H35])" office:value-type="float" office:value="1">
            <text:p>1</text:p>
          </table:table-cell>
          <table:table-cell table:formula="of:=RANK([.H35]; [.$D35:.$H35])" office:value-type="float" office:value="4">
            <text:p>4</text:p>
          </table:table-cell>
          <table:table-cell table:number-columns-repeated="2"/>
          <table:table-cell table:formula="of:=RANK([.K35]; [.$K35:.$O35])" office:value-type="float" office:value="4">
            <text:p>4</text:p>
          </table:table-cell>
          <table:table-cell table:formula="of:=RANK([.L35]; [.$K35:.$O35])" office:value-type="float" office:value="4">
            <text:p>4</text:p>
          </table:table-cell>
          <table:table-cell table:formula="of:=RANK([.M35]; [.$K35:.$O35])" office:value-type="float" office:value="2">
            <text:p>2</text:p>
          </table:table-cell>
          <table:table-cell table:formula="of:=RANK([.N35]; [.$K35:.$O35])" office:value-type="float" office:value="3">
            <text:p>3</text:p>
          </table:table-cell>
          <table:table-cell table:formula="of:=RANK([.O35]; [.$K35:.$O35])" office:value-type="float" office:value="1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Ranks</text:p>
          </table:table-cell>
          <table:table-cell table:number-columns-repeated="2"/>
          <table:table-cell table:formula="of:=RANK([.D2]; [.$D2:.$H2])" office:value-type="float" office:value="0">
            <text:p>#VALUE!</text:p>
          </table:table-cell>
          <table:table-cell table:formula="of:=RANK([.E2]; [.$D2:.$H2])" office:value-type="float" office:value="1">
            <text:p>1</text:p>
          </table:table-cell>
          <table:table-cell table:formula="of:=RANK([.F2]; [.$D2:.$H2])" office:value-type="float" office:value="1">
            <text:p>1</text:p>
          </table:table-cell>
          <table:table-cell table:formula="of:=RANK([.G2]; [.$D2:.$H2])" office:value-type="float" office:value="1">
            <text:p>1</text:p>
          </table:table-cell>
          <table:table-cell table:formula="of:=RANK([.H2]; [.$D2:.$H2])" office:value-type="float" office:value="0">
            <text:p>#VALUE!</text:p>
          </table:table-cell>
          <table:table-cell table:number-columns-repeated="2"/>
          <table:table-cell table:formula="of:=RANK([.K2]; [.$K2:.$O2])" office:value-type="float" office:value="0">
            <text:p>#VALUE!</text:p>
          </table:table-cell>
          <table:table-cell table:formula="of:=RANK([.L2]; [.$K2:.$O2])" office:value-type="float" office:value="0">
            <text:p>#VALUE!</text:p>
          </table:table-cell>
          <table:table-cell table:formula="of:=RANK([.M2]; [.$K2:.$O2])" office:value-type="float" office:value="3">
            <text:p>3</text:p>
          </table:table-cell>
          <table:table-cell table:formula="of:=RANK([.N2]; [.$K2:.$O2])" office:value-type="float" office:value="2">
            <text:p>2</text:p>
          </table:table-cell>
          <table:table-cell table:formula="of:=RANK([.O2]; [.$K2:.$O2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3]; [.$D3:.$H3])" office:value-type="float" office:value="0">
            <text:p>#VALUE!</text:p>
          </table:table-cell>
          <table:table-cell table:formula="of:=RANK([.E3]; [.$D3:.$H3])" office:value-type="float" office:value="3">
            <text:p>3</text:p>
          </table:table-cell>
          <table:table-cell table:formula="of:=RANK([.F3]; [.$D3:.$H3])" office:value-type="float" office:value="2">
            <text:p>2</text:p>
          </table:table-cell>
          <table:table-cell table:formula="of:=RANK([.G3]; [.$D3:.$H3])" office:value-type="float" office:value="1">
            <text:p>1</text:p>
          </table:table-cell>
          <table:table-cell table:formula="of:=RANK([.H3]; [.$D3:.$H3])" office:value-type="float" office:value="0">
            <text:p>#VALUE!</text:p>
          </table:table-cell>
          <table:table-cell table:number-columns-repeated="2"/>
          <table:table-cell table:formula="of:=RANK([.K3]; [.$K3:.$O3])" office:value-type="float" office:value="0">
            <text:p>#VALUE!</text:p>
          </table:table-cell>
          <table:table-cell table:formula="of:=RANK([.L3]; [.$K3:.$O3])" office:value-type="float" office:value="0">
            <text:p>#VALUE!</text:p>
          </table:table-cell>
          <table:table-cell table:formula="of:=RANK([.M3]; [.$K3:.$O3])" office:value-type="float" office:value="2">
            <text:p>2</text:p>
          </table:table-cell>
          <table:table-cell table:formula="of:=RANK([.N3]; [.$K3:.$O3])" office:value-type="float" office:value="3">
            <text:p>3</text:p>
          </table:table-cell>
          <table:table-cell table:formula="of:=RANK([.O3]; [.$K3:.$O3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4]; [.$D4:.$H4])" office:value-type="float" office:value="0">
            <text:p>#VALUE!</text:p>
          </table:table-cell>
          <table:table-cell table:formula="of:=RANK([.E4]; [.$D4:.$H4])" office:value-type="float" office:value="1">
            <text:p>1</text:p>
          </table:table-cell>
          <table:table-cell table:formula="of:=RANK([.F4]; [.$D4:.$H4])" office:value-type="float" office:value="2">
            <text:p>2</text:p>
          </table:table-cell>
          <table:table-cell table:formula="of:=RANK([.G4]; [.$D4:.$H4])" office:value-type="float" office:value="3">
            <text:p>3</text:p>
          </table:table-cell>
          <table:table-cell table:formula="of:=RANK([.H4]; [.$D4:.$H4])" office:value-type="float" office:value="0">
            <text:p>#VALUE!</text:p>
          </table:table-cell>
          <table:table-cell table:number-columns-repeated="2"/>
          <table:table-cell table:formula="of:=RANK([.K4]; [.$K4:.$O4])" office:value-type="float" office:value="0">
            <text:p>#VALUE!</text:p>
          </table:table-cell>
          <table:table-cell table:formula="of:=RANK([.L4]; [.$K4:.$O4])" office:value-type="float" office:value="0">
            <text:p>#VALUE!</text:p>
          </table:table-cell>
          <table:table-cell table:formula="of:=RANK([.M4]; [.$K4:.$O4])" office:value-type="float" office:value="2">
            <text:p>2</text:p>
          </table:table-cell>
          <table:table-cell table:formula="of:=RANK([.N4]; [.$K4:.$O4])" office:value-type="float" office:value="3">
            <text:p>3</text:p>
          </table:table-cell>
          <table:table-cell table:formula="of:=RANK([.O4]; [.$K4:.$O4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5]; [.$D5:.$H5])" office:value-type="float" office:value="0">
            <text:p>#VALUE!</text:p>
          </table:table-cell>
          <table:table-cell table:formula="of:=RANK([.E5]; [.$D5:.$H5])" office:value-type="float" office:value="2">
            <text:p>2</text:p>
          </table:table-cell>
          <table:table-cell table:formula="of:=RANK([.F5]; [.$D5:.$H5])" office:value-type="float" office:value="3">
            <text:p>3</text:p>
          </table:table-cell>
          <table:table-cell table:formula="of:=RANK([.G5]; [.$D5:.$H5])" office:value-type="float" office:value="1">
            <text:p>1</text:p>
          </table:table-cell>
          <table:table-cell table:formula="of:=RANK([.H5]; [.$D5:.$H5])" office:value-type="float" office:value="0">
            <text:p>#VALUE!</text:p>
          </table:table-cell>
          <table:table-cell table:number-columns-repeated="2"/>
          <table:table-cell table:formula="of:=RANK([.K5]; [.$K5:.$O5])" office:value-type="float" office:value="0">
            <text:p>#VALUE!</text:p>
          </table:table-cell>
          <table:table-cell table:formula="of:=RANK([.L5]; [.$K5:.$O5])" office:value-type="float" office:value="0">
            <text:p>#VALUE!</text:p>
          </table:table-cell>
          <table:table-cell table:formula="of:=RANK([.M5]; [.$K5:.$O5])" office:value-type="float" office:value="1">
            <text:p>1</text:p>
          </table:table-cell>
          <table:table-cell table:formula="of:=RANK([.N5]; [.$K5:.$O5])" office:value-type="float" office:value="2">
            <text:p>2</text:p>
          </table:table-cell>
          <table:table-cell table:formula="of:=RANK([.O5]; [.$K5:.$O5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6]; [.$D6:.$H6])" office:value-type="float" office:value="0">
            <text:p>#VALUE!</text:p>
          </table:table-cell>
          <table:table-cell table:formula="of:=RANK([.E6]; [.$D6:.$H6])" office:value-type="float" office:value="2">
            <text:p>2</text:p>
          </table:table-cell>
          <table:table-cell table:formula="of:=RANK([.F6]; [.$D6:.$H6])" office:value-type="float" office:value="2">
            <text:p>2</text:p>
          </table:table-cell>
          <table:table-cell table:formula="of:=RANK([.G6]; [.$D6:.$H6])" office:value-type="float" office:value="1">
            <text:p>1</text:p>
          </table:table-cell>
          <table:table-cell table:formula="of:=RANK([.H6]; [.$D6:.$H6])" office:value-type="float" office:value="0">
            <text:p>#VALUE!</text:p>
          </table:table-cell>
          <table:table-cell table:number-columns-repeated="2"/>
          <table:table-cell table:formula="of:=RANK([.K6]; [.$K6:.$O6])" office:value-type="float" office:value="0">
            <text:p>#VALUE!</text:p>
          </table:table-cell>
          <table:table-cell table:formula="of:=RANK([.L6]; [.$K6:.$O6])" office:value-type="float" office:value="0">
            <text:p>#VALUE!</text:p>
          </table:table-cell>
          <table:table-cell table:formula="of:=RANK([.M6]; [.$K6:.$O6])" office:value-type="float" office:value="2">
            <text:p>2</text:p>
          </table:table-cell>
          <table:table-cell table:formula="of:=RANK([.N6]; [.$K6:.$O6])" office:value-type="float" office:value="2">
            <text:p>2</text:p>
          </table:table-cell>
          <table:table-cell table:formula="of:=RANK([.O6]; [.$K6:.$O6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7]; [.$D7:.$H7])" office:value-type="float" office:value="0">
            <text:p>#VALUE!</text:p>
          </table:table-cell>
          <table:table-cell table:formula="of:=RANK([.E7]; [.$D7:.$H7])" office:value-type="float" office:value="2">
            <text:p>2</text:p>
          </table:table-cell>
          <table:table-cell table:formula="of:=RANK([.F7]; [.$D7:.$H7])" office:value-type="float" office:value="2">
            <text:p>2</text:p>
          </table:table-cell>
          <table:table-cell table:formula="of:=RANK([.G7]; [.$D7:.$H7])" office:value-type="float" office:value="1">
            <text:p>1</text:p>
          </table:table-cell>
          <table:table-cell table:formula="of:=RANK([.H7]; [.$D7:.$H7])" office:value-type="float" office:value="0">
            <text:p>#VALUE!</text:p>
          </table:table-cell>
          <table:table-cell table:number-columns-repeated="2"/>
          <table:table-cell table:formula="of:=RANK([.K7]; [.$K7:.$O7])" office:value-type="float" office:value="0">
            <text:p>#VALUE!</text:p>
          </table:table-cell>
          <table:table-cell table:formula="of:=RANK([.L7]; [.$K7:.$O7])" office:value-type="float" office:value="0">
            <text:p>#VALUE!</text:p>
          </table:table-cell>
          <table:table-cell table:formula="of:=RANK([.M7]; [.$K7:.$O7])" office:value-type="float" office:value="1">
            <text:p>1</text:p>
          </table:table-cell>
          <table:table-cell table:formula="of:=RANK([.N7]; [.$K7:.$O7])" office:value-type="float" office:value="3">
            <text:p>3</text:p>
          </table:table-cell>
          <table:table-cell table:formula="of:=RANK([.O7]; [.$K7:.$O7])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RANK([.D8]; [.$D8:.$H8])" office:value-type="float" office:value="0">
            <text:p>#VALUE!</text:p>
          </table:table-cell>
          <table:table-cell table:formula="of:=RANK([.E8]; [.$D8:.$H8])" office:value-type="float" office:value="2">
            <text:p>2</text:p>
          </table:table-cell>
          <table:table-cell table:formula="of:=RANK([.F8]; [.$D8:.$H8])" office:value-type="float" office:value="3">
            <text:p>3</text:p>
          </table:table-cell>
          <table:table-cell table:formula="of:=RANK([.G8]; [.$D8:.$H8])" office:value-type="float" office:value="1">
            <text:p>1</text:p>
          </table:table-cell>
          <table:table-cell table:formula="of:=RANK([.H8]; [.$D8:.$H8])" office:value-type="float" office:value="0">
            <text:p>#VALUE!</text:p>
          </table:table-cell>
          <table:table-cell table:number-columns-repeated="2"/>
          <table:table-cell table:formula="of:=RANK([.K8]; [.$K8:.$O8])" office:value-type="float" office:value="0">
            <text:p>#VALUE!</text:p>
          </table:table-cell>
          <table:table-cell table:formula="of:=RANK([.L8]; [.$K8:.$O8])" office:value-type="float" office:value="0">
            <text:p>#VALUE!</text:p>
          </table:table-cell>
          <table:table-cell table:formula="of:=RANK([.M8]; [.$K8:.$O8])" office:value-type="float" office:value="1">
            <text:p>1</text:p>
          </table:table-cell>
          <table:table-cell table:formula="of:=RANK([.N8]; [.$K8:.$O8])" office:value-type="float" office:value="1">
            <text:p>1</text:p>
          </table:table-cell>
          <table:table-cell table:formula="of:=RANK([.O8]; [.$K8:.$O8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9]; [.$D9:.$H9])" office:value-type="float" office:value="0">
            <text:p>#VALUE!</text:p>
          </table:table-cell>
          <table:table-cell table:formula="of:=RANK([.E9]; [.$D9:.$H9])" office:value-type="float" office:value="2">
            <text:p>2</text:p>
          </table:table-cell>
          <table:table-cell table:formula="of:=RANK([.F9]; [.$D9:.$H9])" office:value-type="float" office:value="1">
            <text:p>1</text:p>
          </table:table-cell>
          <table:table-cell table:formula="of:=RANK([.G9]; [.$D9:.$H9])" office:value-type="float" office:value="3">
            <text:p>3</text:p>
          </table:table-cell>
          <table:table-cell table:formula="of:=RANK([.H9]; [.$D9:.$H9])" office:value-type="float" office:value="0">
            <text:p>#VALUE!</text:p>
          </table:table-cell>
          <table:table-cell table:number-columns-repeated="2"/>
          <table:table-cell table:formula="of:=RANK([.K9]; [.$K9:.$O9])" office:value-type="float" office:value="0">
            <text:p>#VALUE!</text:p>
          </table:table-cell>
          <table:table-cell table:formula="of:=RANK([.L9]; [.$K9:.$O9])" office:value-type="float" office:value="0">
            <text:p>#VALUE!</text:p>
          </table:table-cell>
          <table:table-cell table:formula="of:=RANK([.M9]; [.$K9:.$O9])" office:value-type="float" office:value="1">
            <text:p>1</text:p>
          </table:table-cell>
          <table:table-cell table:formula="of:=RANK([.N9]; [.$K9:.$O9])" office:value-type="float" office:value="2">
            <text:p>2</text:p>
          </table:table-cell>
          <table:table-cell table:formula="of:=RANK([.O9]; [.$K9:.$O9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10]; [.$D10:.$H10])" office:value-type="float" office:value="0">
            <text:p>#VALUE!</text:p>
          </table:table-cell>
          <table:table-cell table:formula="of:=RANK([.E10]; [.$D10:.$H10])" office:value-type="float" office:value="1">
            <text:p>1</text:p>
          </table:table-cell>
          <table:table-cell table:formula="of:=RANK([.F10]; [.$D10:.$H10])" office:value-type="float" office:value="2">
            <text:p>2</text:p>
          </table:table-cell>
          <table:table-cell table:formula="of:=RANK([.G10]; [.$D10:.$H10])" office:value-type="float" office:value="3">
            <text:p>3</text:p>
          </table:table-cell>
          <table:table-cell table:formula="of:=RANK([.H10]; [.$D10:.$H10])" office:value-type="float" office:value="0">
            <text:p>#VALUE!</text:p>
          </table:table-cell>
          <table:table-cell table:number-columns-repeated="2"/>
          <table:table-cell table:formula="of:=RANK([.K10]; [.$K10:.$O10])" office:value-type="float" office:value="0">
            <text:p>#VALUE!</text:p>
          </table:table-cell>
          <table:table-cell table:formula="of:=RANK([.L10]; [.$K10:.$O10])" office:value-type="float" office:value="0">
            <text:p>#VALUE!</text:p>
          </table:table-cell>
          <table:table-cell table:formula="of:=RANK([.M10]; [.$K10:.$O10])" office:value-type="float" office:value="1">
            <text:p>1</text:p>
          </table:table-cell>
          <table:table-cell table:formula="of:=RANK([.N10]; [.$K10:.$O10])" office:value-type="float" office:value="2">
            <text:p>2</text:p>
          </table:table-cell>
          <table:table-cell table:formula="of:=RANK([.O10]; [.$K10:.$O10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11]; [.$D11:.$H11])" office:value-type="float" office:value="0">
            <text:p>#VALUE!</text:p>
          </table:table-cell>
          <table:table-cell table:formula="of:=RANK([.E11]; [.$D11:.$H11])" office:value-type="float" office:value="2">
            <text:p>2</text:p>
          </table:table-cell>
          <table:table-cell table:formula="of:=RANK([.F11]; [.$D11:.$H11])" office:value-type="float" office:value="2">
            <text:p>2</text:p>
          </table:table-cell>
          <table:table-cell table:formula="of:=RANK([.G11]; [.$D11:.$H11])" office:value-type="float" office:value="1">
            <text:p>1</text:p>
          </table:table-cell>
          <table:table-cell table:formula="of:=RANK([.H11]; [.$D11:.$H11])" office:value-type="float" office:value="0">
            <text:p>#VALUE!</text:p>
          </table:table-cell>
          <table:table-cell table:number-columns-repeated="2"/>
          <table:table-cell table:formula="of:=RANK([.K11]; [.$K11:.$O11])" office:value-type="float" office:value="0">
            <text:p>#VALUE!</text:p>
          </table:table-cell>
          <table:table-cell table:formula="of:=RANK([.L11]; [.$K11:.$O11])" office:value-type="float" office:value="0">
            <text:p>#VALUE!</text:p>
          </table:table-cell>
          <table:table-cell table:formula="of:=RANK([.M11]; [.$K11:.$O11])" office:value-type="float" office:value="2">
            <text:p>2</text:p>
          </table:table-cell>
          <table:table-cell table:formula="of:=RANK([.N11]; [.$K11:.$O11])" office:value-type="float" office:value="3">
            <text:p>3</text:p>
          </table:table-cell>
          <table:table-cell table:formula="of:=RANK([.O11]; [.$K11:.$O11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2]; [.$D12:.$H12])" office:value-type="float" office:value="0">
            <text:p>#VALUE!</text:p>
          </table:table-cell>
          <table:table-cell table:formula="of:=RANK([.E12]; [.$D12:.$H12])" office:value-type="float" office:value="2">
            <text:p>2</text:p>
          </table:table-cell>
          <table:table-cell table:formula="of:=RANK([.F12]; [.$D12:.$H12])" office:value-type="float" office:value="3">
            <text:p>3</text:p>
          </table:table-cell>
          <table:table-cell table:formula="of:=RANK([.G12]; [.$D12:.$H12])" office:value-type="float" office:value="1">
            <text:p>1</text:p>
          </table:table-cell>
          <table:table-cell table:formula="of:=RANK([.H12]; [.$D12:.$H12])" office:value-type="float" office:value="0">
            <text:p>#VALUE!</text:p>
          </table:table-cell>
          <table:table-cell table:number-columns-repeated="2"/>
          <table:table-cell table:formula="of:=RANK([.K12]; [.$K12:.$O12])" office:value-type="float" office:value="0">
            <text:p>#VALUE!</text:p>
          </table:table-cell>
          <table:table-cell table:formula="of:=RANK([.L12]; [.$K12:.$O12])" office:value-type="float" office:value="0">
            <text:p>#VALUE!</text:p>
          </table:table-cell>
          <table:table-cell table:formula="of:=RANK([.M12]; [.$K12:.$O12])" office:value-type="float" office:value="2">
            <text:p>2</text:p>
          </table:table-cell>
          <table:table-cell table:formula="of:=RANK([.N12]; [.$K12:.$O12])" office:value-type="float" office:value="2">
            <text:p>2</text:p>
          </table:table-cell>
          <table:table-cell table:formula="of:=RANK([.O12]; [.$K12:.$O12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3]; [.$D13:.$H13])" office:value-type="float" office:value="0">
            <text:p>#VALUE!</text:p>
          </table:table-cell>
          <table:table-cell table:formula="of:=RANK([.E13]; [.$D13:.$H13])" office:value-type="float" office:value="2">
            <text:p>2</text:p>
          </table:table-cell>
          <table:table-cell table:formula="of:=RANK([.F13]; [.$D13:.$H13])" office:value-type="float" office:value="1">
            <text:p>1</text:p>
          </table:table-cell>
          <table:table-cell table:formula="of:=RANK([.G13]; [.$D13:.$H13])" office:value-type="float" office:value="3">
            <text:p>3</text:p>
          </table:table-cell>
          <table:table-cell table:formula="of:=RANK([.H13]; [.$D13:.$H13])" office:value-type="float" office:value="0">
            <text:p>#VALUE!</text:p>
          </table:table-cell>
          <table:table-cell table:number-columns-repeated="2"/>
          <table:table-cell table:formula="of:=RANK([.K13]; [.$K13:.$O13])" office:value-type="float" office:value="0">
            <text:p>#VALUE!</text:p>
          </table:table-cell>
          <table:table-cell table:formula="of:=RANK([.L13]; [.$K13:.$O13])" office:value-type="float" office:value="0">
            <text:p>#VALUE!</text:p>
          </table:table-cell>
          <table:table-cell table:formula="of:=RANK([.M13]; [.$K13:.$O13])" office:value-type="float" office:value="1">
            <text:p>1</text:p>
          </table:table-cell>
          <table:table-cell table:formula="of:=RANK([.N13]; [.$K13:.$O13])" office:value-type="float" office:value="2">
            <text:p>2</text:p>
          </table:table-cell>
          <table:table-cell table:formula="of:=RANK([.O13]; [.$K13:.$O13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14]; [.$D14:.$H14])" office:value-type="float" office:value="0">
            <text:p>#VALUE!</text:p>
          </table:table-cell>
          <table:table-cell table:formula="of:=RANK([.E14]; [.$D14:.$H14])" office:value-type="float" office:value="2">
            <text:p>2</text:p>
          </table:table-cell>
          <table:table-cell table:formula="of:=RANK([.F14]; [.$D14:.$H14])" office:value-type="float" office:value="2">
            <text:p>2</text:p>
          </table:table-cell>
          <table:table-cell table:formula="of:=RANK([.G14]; [.$D14:.$H14])" office:value-type="float" office:value="1">
            <text:p>1</text:p>
          </table:table-cell>
          <table:table-cell table:formula="of:=RANK([.H14]; [.$D14:.$H14])" office:value-type="float" office:value="0">
            <text:p>#VALUE!</text:p>
          </table:table-cell>
          <table:table-cell table:number-columns-repeated="2"/>
          <table:table-cell table:formula="of:=RANK([.K14]; [.$K14:.$O14])" office:value-type="float" office:value="0">
            <text:p>#VALUE!</text:p>
          </table:table-cell>
          <table:table-cell table:formula="of:=RANK([.L14]; [.$K14:.$O14])" office:value-type="float" office:value="0">
            <text:p>#VALUE!</text:p>
          </table:table-cell>
          <table:table-cell table:formula="of:=RANK([.M14]; [.$K14:.$O14])" office:value-type="float" office:value="2">
            <text:p>2</text:p>
          </table:table-cell>
          <table:table-cell table:formula="of:=RANK([.N14]; [.$K14:.$O14])" office:value-type="float" office:value="2">
            <text:p>2</text:p>
          </table:table-cell>
          <table:table-cell table:formula="of:=RANK([.O14]; [.$K14:.$O14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5]; [.$D15:.$H15])" office:value-type="float" office:value="0">
            <text:p>#VALUE!</text:p>
          </table:table-cell>
          <table:table-cell table:formula="of:=RANK([.E15]; [.$D15:.$H15])" office:value-type="float" office:value="1">
            <text:p>1</text:p>
          </table:table-cell>
          <table:table-cell table:formula="of:=RANK([.F15]; [.$D15:.$H15])" office:value-type="float" office:value="1">
            <text:p>1</text:p>
          </table:table-cell>
          <table:table-cell table:formula="of:=RANK([.G15]; [.$D15:.$H15])" office:value-type="float" office:value="3">
            <text:p>3</text:p>
          </table:table-cell>
          <table:table-cell table:formula="of:=RANK([.H15]; [.$D15:.$H15])" office:value-type="float" office:value="0">
            <text:p>#VALUE!</text:p>
          </table:table-cell>
          <table:table-cell table:number-columns-repeated="2"/>
          <table:table-cell table:formula="of:=RANK([.K15]; [.$K15:.$O15])" office:value-type="float" office:value="0">
            <text:p>#VALUE!</text:p>
          </table:table-cell>
          <table:table-cell table:formula="of:=RANK([.L15]; [.$K15:.$O15])" office:value-type="float" office:value="0">
            <text:p>#VALUE!</text:p>
          </table:table-cell>
          <table:table-cell table:formula="of:=RANK([.M15]; [.$K15:.$O15])" office:value-type="float" office:value="2">
            <text:p>2</text:p>
          </table:table-cell>
          <table:table-cell table:formula="of:=RANK([.N15]; [.$K15:.$O15])" office:value-type="float" office:value="2">
            <text:p>2</text:p>
          </table:table-cell>
          <table:table-cell table:formula="of:=RANK([.O15]; [.$K15:.$O15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6]; [.$D16:.$H16])" office:value-type="float" office:value="0">
            <text:p>#VALUE!</text:p>
          </table:table-cell>
          <table:table-cell table:formula="of:=RANK([.E16]; [.$D16:.$H16])" office:value-type="float" office:value="3">
            <text:p>3</text:p>
          </table:table-cell>
          <table:table-cell table:formula="of:=RANK([.F16]; [.$D16:.$H16])" office:value-type="float" office:value="1">
            <text:p>1</text:p>
          </table:table-cell>
          <table:table-cell table:formula="of:=RANK([.G16]; [.$D16:.$H16])" office:value-type="float" office:value="2">
            <text:p>2</text:p>
          </table:table-cell>
          <table:table-cell table:formula="of:=RANK([.H16]; [.$D16:.$H16])" office:value-type="float" office:value="0">
            <text:p>#VALUE!</text:p>
          </table:table-cell>
          <table:table-cell table:number-columns-repeated="2"/>
          <table:table-cell table:formula="of:=RANK([.K16]; [.$K16:.$O16])" office:value-type="float" office:value="0">
            <text:p>#VALUE!</text:p>
          </table:table-cell>
          <table:table-cell table:formula="of:=RANK([.L16]; [.$K16:.$O16])" office:value-type="float" office:value="0">
            <text:p>#VALUE!</text:p>
          </table:table-cell>
          <table:table-cell table:formula="of:=RANK([.M16]; [.$K16:.$O16])" office:value-type="float" office:value="2">
            <text:p>2</text:p>
          </table:table-cell>
          <table:table-cell table:formula="of:=RANK([.N16]; [.$K16:.$O16])" office:value-type="float" office:value="1">
            <text:p>1</text:p>
          </table:table-cell>
          <table:table-cell table:formula="of:=RANK([.O16]; [.$K16:.$O16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AVERAGE([.D38:.D52])" office:value-type="float" office:value="0">
            <text:p>#VALUE!</text:p>
          </table:table-cell>
          <table:table-cell table:formula="of:=AVERAGE([.E38:.E52])" office:value-type="float" office:value="1.86666666666667">
            <text:p>1.87</text:p>
          </table:table-cell>
          <table:table-cell table:formula="of:=AVERAGE([.F38:.F52])" office:value-type="float" office:value="1.86666666666667">
            <text:p>1.87</text:p>
          </table:table-cell>
          <table:table-cell table:formula="of:=AVERAGE([.G38:.G52])" office:value-type="float" office:value="1.73333333333333">
            <text:p>1.73</text:p>
          </table:table-cell>
          <table:table-cell table:formula="of:=AVERAGE([.H38:.H52])" office:value-type="float" office:value="0">
            <text:p>#VALUE!</text:p>
          </table:table-cell>
          <table:table-cell table:number-columns-repeated="2"/>
          <table:table-cell table:formula="of:=AVERAGE([.K38:.K52])" office:value-type="float" office:value="0">
            <text:p>#VALUE!</text:p>
          </table:table-cell>
          <table:table-cell table:formula="of:=AVERAGE([.L38:.L52])" office:value-type="float" office:value="0">
            <text:p>#VALUE!</text:p>
          </table:table-cell>
          <table:table-cell table:formula="of:=AVERAGE([.M38:.M52])" office:value-type="float" office:value="1.66666666666667">
            <text:p>1.67</text:p>
          </table:table-cell>
          <table:table-cell table:formula="of:=AVERAGE([.N38:.N52])" office:value-type="float" office:value="2.13333333333333">
            <text:p>2.13</text:p>
          </table:table-cell>
          <table:table-cell table:formula="of:=AVERAGE([.O38:.O52])" office:value-type="float" office:value="1.86666666666667">
            <text:p>1.87</text:p>
          </table:table-cell>
        </table:table-row>
        <table:table-row table:style-name="ro1">
          <table:table-cell table:number-columns-repeated="3"/>
          <table:table-cell table:formula="of:=RANK([.D53]; [.$D53:.$H53]; 1)" office:value-type="float" office:value="0">
            <text:p>#VALUE!</text:p>
          </table:table-cell>
          <table:table-cell table:formula="of:=RANK([.E53]; [.$D53:.$H53]; 1)" office:value-type="float" office:value="0">
            <text:p>#VALUE!</text:p>
          </table:table-cell>
          <table:table-cell table:formula="of:=RANK([.F53]; [.$D53:.$H53]; 1)" office:value-type="float" office:value="0">
            <text:p>#VALUE!</text:p>
          </table:table-cell>
          <table:table-cell table:formula="of:=RANK([.G53]; [.$D53:.$H53]; 1)" office:value-type="float" office:value="0">
            <text:p>#VALUE!</text:p>
          </table:table-cell>
          <table:table-cell table:formula="of:=RANK([.H53]; [.$D53:.$H53]; 1)" office:value-type="float" office:value="0">
            <text:p>#VALUE!</text:p>
          </table:table-cell>
          <table:table-cell table:number-columns-repeated="2"/>
          <table:table-cell table:formula="of:=RANK([.K53]; [.$K53:.$O53]; 1)" office:value-type="float" office:value="0">
            <text:p>#VALUE!</text:p>
          </table:table-cell>
          <table:table-cell table:formula="of:=RANK([.L53]; [.$K53:.$O53]; 1)" office:value-type="float" office:value="0">
            <text:p>#VALUE!</text:p>
          </table:table-cell>
          <table:table-cell table:formula="of:=RANK([.M53]; [.$K53:.$O53]; 1)" office:value-type="float" office:value="0">
            <text:p>#VALUE!</text:p>
          </table:table-cell>
          <table:table-cell table:formula="of:=RANK([.N53]; [.$K53:.$O53]; 1)" office:value-type="float" office:value="0">
            <text:p>#VALUE!</text:p>
          </table:table-cell>
          <table:table-cell table:formula="of:=RANK([.O53]; [.$K53:.$O53]; 1)" office:value-type="float" office:value="0">
            <text:p>#VALUE!</text:p>
          </table:table-cell>
        </table:table-row>
      </table:table>
      <table:table table:name="KDif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3" table:number-columns-repeated="991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kMeansPP01Gap</text:p>
          </table:table-cell>
          <table:table-cell office:value-type="string">
            <text:p>kMeansPP01SimpSil</text:p>
          </table:table-cell>
          <table:table-cell office:value-type="string">
            <text:p>kMeansPPR10SimpSil</text:p>
          </table:table-cell>
          <table:table-cell office:value-type="string">
            <text:p>kMed01SimpSil</text:p>
          </table:table-cell>
          <table:table-cell office:value-type="string">
            <text:p>kMed01R10SimpSil</text:p>
          </table:table-cell>
          <table:table-cell office:value-type="string">
            <text:p>Spectral</text:p>
          </table:table-cell>
          <table:table-cell table:number-columns-repeated="991"/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table:formula="of:=[Ave.DL2]" office:value-type="float" office:value="0">
            <text:p>0</text:p>
          </table:table-cell>
          <table:table-cell table:formula="of:=[Ave.FN2]" office:value-type="float" office:value="0.333333333333333">
            <text:p>0.33</text:p>
          </table:table-cell>
          <table:table-cell table:formula="of:=[Ave.UD2]" office:value-type="float" office:value="0.333333333333333">
            <text:p>0.33</text:p>
          </table:table-cell>
          <table:table-cell table:formula="of:=[Ave.KF2]" office:value-type="float" office:value="0.333333333333333">
            <text:p>0.33</text:p>
          </table:table-cell>
          <table:table-cell table:formula="of:=[Ave.SE2]" office:value-type="float" office:value="0.333333333333333">
            <text:p>0.33</text:p>
          </table:table-cell>
          <table:table-cell table:formula="of:=[Ave.XM2]" office:value-type="float" office:value="0.333333333333333">
            <text:p>0.33</text:p>
          </table:table-cell>
          <table:table-cell table:number-columns-repeated="991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table:formula="of:=[Ave.DL3]" office:value-type="float" office:value="-0.7">
            <text:p>-0.7</text:p>
          </table:table-cell>
          <table:table-cell table:formula="of:=[Ave.FN3]" office:value-type="float" office:value="0.34">
            <text:p>0.34</text:p>
          </table:table-cell>
          <table:table-cell table:formula="of:=[Ave.UD3]" office:value-type="float" office:value="0.8">
            <text:p>0.8</text:p>
          </table:table-cell>
          <table:table-cell table:formula="of:=[Ave.KF3]" office:value-type="float" office:value="0.48">
            <text:p>0.48</text:p>
          </table:table-cell>
          <table:table-cell table:formula="of:=[Ave.SE3]" office:value-type="float" office:value="0.42">
            <text:p>0.42</text:p>
          </table:table-cell>
          <table:table-cell table:formula="of:=[Ave.XM3]" office:value-type="float" office:value="0.2">
            <text:p>0.2</text:p>
          </table:table-cell>
          <table:table-cell table:number-columns-repeated="991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table:formula="of:=[Ave.DL4]" office:value-type="float" office:value="-0.777777777777778">
            <text:p>-0.78</text:p>
          </table:table-cell>
          <table:table-cell table:formula="of:=[Ave.FN4]" office:value-type="float" office:value="0.733333333333334">
            <text:p>0.73</text:p>
          </table:table-cell>
          <table:table-cell table:formula="of:=[Ave.UD4]" office:value-type="float" office:value="0.666666666666667">
            <text:p>0.67</text:p>
          </table:table-cell>
          <table:table-cell table:formula="of:=[Ave.KF4]" office:value-type="float" office:value="0.311111111111111">
            <text:p>0.31</text:p>
          </table:table-cell>
          <table:table-cell table:formula="of:=[Ave.SE4]" office:value-type="float" office:value="0.444444444444444">
            <text:p>0.44</text:p>
          </table:table-cell>
          <table:table-cell table:formula="of:=[Ave.XM4]" office:value-type="float" office:value="0.666666666666667">
            <text:p>0.67</text:p>
          </table:table-cell>
          <table:table-cell table:number-columns-repeated="991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table:formula="of:=[Ave.DL5]" office:value-type="float" office:value="2">
            <text:p>2</text:p>
          </table:table-cell>
          <table:table-cell table:formula="of:=[Ave.FN5]" office:value-type="float" office:value="0">
            <text:p>0</text:p>
          </table:table-cell>
          <table:table-cell table:formula="of:=[Ave.UD5]" office:value-type="float" office:value="0">
            <text:p>0</text:p>
          </table:table-cell>
          <table:table-cell table:formula="of:=[Ave.KF5]" office:value-type="float" office:value="0.4">
            <text:p>0.4</text:p>
          </table:table-cell>
          <table:table-cell table:formula="of:=[Ave.SE5]" office:value-type="float" office:value="0.5">
            <text:p>0.5</text:p>
          </table:table-cell>
          <table:table-cell table:formula="of:=[Ave.XM5]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table:formula="of:=[Ave.DL6]" office:value-type="float" office:value="0">
            <text:p>0</text:p>
          </table:table-cell>
          <table:table-cell table:formula="of:=[Ave.FN6]" office:value-type="float" office:value="0">
            <text:p>0</text:p>
          </table:table-cell>
          <table:table-cell table:formula="of:=[Ave.UD6]" office:value-type="float" office:value="0">
            <text:p>0</text:p>
          </table:table-cell>
          <table:table-cell table:formula="of:=[Ave.KF6]" office:value-type="float" office:value="0">
            <text:p>0</text:p>
          </table:table-cell>
          <table:table-cell table:formula="of:=[Ave.SE6]" office:value-type="float" office:value="0">
            <text:p>0</text:p>
          </table:table-cell>
          <table:table-cell table:formula="of:=[Ave.XM6]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table:formula="of:=[Ave.DL7]" office:value-type="float" office:value="-0.428571428571429">
            <text:p>-0.43</text:p>
          </table:table-cell>
          <table:table-cell table:formula="of:=[Ave.FN7]" office:value-type="float" office:value="0.685714285714285">
            <text:p>0.69</text:p>
          </table:table-cell>
          <table:table-cell table:formula="of:=[Ave.UD7]" office:value-type="float" office:value="0.714285714285714">
            <text:p>0.71</text:p>
          </table:table-cell>
          <table:table-cell table:formula="of:=[Ave.KF7]" office:value-type="float" office:value="0.714285714285714">
            <text:p>0.71</text:p>
          </table:table-cell>
          <table:table-cell table:formula="of:=[Ave.SE7]" office:value-type="float" office:value="0.714285714285714">
            <text:p>0.71</text:p>
          </table:table-cell>
          <table:table-cell table:formula="of:=[Ave.XM7]" office:value-type="float" office:value="0.428571428571429">
            <text:p>0.43</text:p>
          </table:table-cell>
          <table:table-cell table:number-columns-repeated="991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table:formula="of:=[Ave.DL8]" office:value-type="float" office:value="0">
            <text:p>0</text:p>
          </table:table-cell>
          <table:table-cell table:formula="of:=[Ave.FN8]" office:value-type="float" office:value="0.3">
            <text:p>0.3</text:p>
          </table:table-cell>
          <table:table-cell table:formula="of:=[Ave.UD8]" office:value-type="float" office:value="0.5">
            <text:p>0.5</text:p>
          </table:table-cell>
          <table:table-cell table:formula="of:=[Ave.KF8]" office:value-type="float" office:value="0.9">
            <text:p>0.9</text:p>
          </table:table-cell>
          <table:table-cell table:formula="of:=[Ave.SE8]" office:value-type="float" office:value="1">
            <text:p>1</text:p>
          </table:table-cell>
          <table:table-cell table:formula="of:=[Ave.XM8]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table:formula="of:=[Ave.DL9]" office:value-type="float" office:value="-0.923076923076923">
            <text:p>-0.92</text:p>
          </table:table-cell>
          <table:table-cell table:formula="of:=[Ave.FN9]" office:value-type="float" office:value="0.923076923076923">
            <text:p>0.92</text:p>
          </table:table-cell>
          <table:table-cell table:formula="of:=[Ave.UD9]" office:value-type="float" office:value="0.923076923076923">
            <text:p>0.92</text:p>
          </table:table-cell>
          <table:table-cell table:formula="of:=[Ave.KF9]" office:value-type="float" office:value="0.923076923076923">
            <text:p>0.92</text:p>
          </table:table-cell>
          <table:table-cell table:formula="of:=[Ave.SE9]" office:value-type="float" office:value="0.915384615384615">
            <text:p>0.92</text:p>
          </table:table-cell>
          <table:table-cell table:formula="of:=[Ave.XM9]" office:value-type="float" office:value="0.923076923076923">
            <text:p>0.92</text:p>
          </table:table-cell>
          <table:table-cell table:number-columns-repeated="991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table:formula="of:=[Ave.DL10]" office:value-type="float" office:value="0.5">
            <text:p>0.5</text:p>
          </table:table-cell>
          <table:table-cell table:formula="of:=[Ave.FN10]" office:value-type="float" office:value="0.1">
            <text:p>0.1</text:p>
          </table:table-cell>
          <table:table-cell table:formula="of:=[Ave.UD10]" office:value-type="float" office:value="0">
            <text:p>0</text:p>
          </table:table-cell>
          <table:table-cell table:formula="of:=[Ave.KF10]" office:value-type="float" office:value="0">
            <text:p>0</text:p>
          </table:table-cell>
          <table:table-cell table:formula="of:=[Ave.SE10]" office:value-type="float" office:value="0">
            <text:p>0</text:p>
          </table:table-cell>
          <table:table-cell table:formula="of:=[Ave.XM10]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table:formula="of:=[Ave.DL11]" office:value-type="float" office:value="0">
            <text:p>0</text:p>
          </table:table-cell>
          <table:table-cell table:formula="of:=[Ave.FN11]" office:value-type="float" office:value="0.4">
            <text:p>0.4</text:p>
          </table:table-cell>
          <table:table-cell table:formula="of:=[Ave.UD11]" office:value-type="float" office:value="0">
            <text:p>0</text:p>
          </table:table-cell>
          <table:table-cell table:formula="of:=[Ave.KF11]" office:value-type="float" office:value="0">
            <text:p>0</text:p>
          </table:table-cell>
          <table:table-cell table:formula="of:=[Ave.SE11]" office:value-type="float" office:value="0">
            <text:p>0</text:p>
          </table:table-cell>
          <table:table-cell table:formula="of:=[Ave.XM11]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table:formula="of:=[Ave.DL12]" office:value-type="float" office:value="0.5">
            <text:p>0.5</text:p>
          </table:table-cell>
          <table:table-cell table:formula="of:=[Ave.FN12]" office:value-type="float" office:value="0.5">
            <text:p>0.5</text:p>
          </table:table-cell>
          <table:table-cell table:formula="of:=[Ave.UD12]" office:value-type="float" office:value="0.5">
            <text:p>0.5</text:p>
          </table:table-cell>
          <table:table-cell table:formula="of:=[Ave.KF12]" office:value-type="float" office:value="1">
            <text:p>1</text:p>
          </table:table-cell>
          <table:table-cell table:formula="of:=[Ave.SE12]" office:value-type="float" office:value="1">
            <text:p>1</text:p>
          </table:table-cell>
          <table:table-cell table:formula="of:=[Ave.XM12]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table:formula="of:=[Ave.DL13]" office:value-type="float" office:value="0.142857142857143">
            <text:p>0.14</text:p>
          </table:table-cell>
          <table:table-cell table:formula="of:=[Ave.FN13]" office:value-type="float" office:value="0.571428571428571">
            <text:p>0.57</text:p>
          </table:table-cell>
          <table:table-cell table:formula="of:=[Ave.UD13]" office:value-type="float" office:value="0.571428571428571">
            <text:p>0.57</text:p>
          </table:table-cell>
          <table:table-cell table:formula="of:=[Ave.KF13]" office:value-type="float" office:value="0.571428571428571">
            <text:p>0.57</text:p>
          </table:table-cell>
          <table:table-cell table:formula="of:=[Ave.SE13]" office:value-type="float" office:value="0.571428571428571">
            <text:p>0.57</text:p>
          </table:table-cell>
          <table:table-cell table:formula="of:=[Ave.XM13]" office:value-type="float" office:value="0.714285714285714">
            <text:p>0.71</text:p>
          </table:table-cell>
          <table:table-cell table:number-columns-repeated="991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table:formula="of:=[Ave.DL14]" office:value-type="float" office:value="0">
            <text:p>0</text:p>
          </table:table-cell>
          <table:table-cell table:formula="of:=[Ave.FN14]" office:value-type="float" office:value="0.333333333333333">
            <text:p>0.33</text:p>
          </table:table-cell>
          <table:table-cell table:formula="of:=[Ave.UD14]" office:value-type="float" office:value="0.333333333333333">
            <text:p>0.33</text:p>
          </table:table-cell>
          <table:table-cell table:formula="of:=[Ave.KF14]" office:value-type="float" office:value="0.333333333333333">
            <text:p>0.33</text:p>
          </table:table-cell>
          <table:table-cell table:formula="of:=[Ave.SE14]" office:value-type="float" office:value="0.333333333333333">
            <text:p>0.33</text:p>
          </table:table-cell>
          <table:table-cell table:formula="of:=[Ave.XM14]" office:value-type="float" office:value="0.333333333333333">
            <text:p>0.33</text:p>
          </table:table-cell>
          <table:table-cell table:number-columns-repeated="991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formula="of:=[Ave.DL15]" office:value-type="float" office:value="0.5">
            <text:p>0.5</text:p>
          </table:table-cell>
          <table:table-cell table:formula="of:=[Ave.FN15]" office:value-type="float" office:value="0.5">
            <text:p>0.5</text:p>
          </table:table-cell>
          <table:table-cell table:formula="of:=[Ave.UD15]" office:value-type="float" office:value="0.5">
            <text:p>0.5</text:p>
          </table:table-cell>
          <table:table-cell table:formula="of:=[Ave.KF15]" office:value-type="float" office:value="0">
            <text:p>0</text:p>
          </table:table-cell>
          <table:table-cell table:formula="of:=[Ave.SE15]" office:value-type="float" office:value="0">
            <text:p>0</text:p>
          </table:table-cell>
          <table:table-cell table:formula="of:=[Ave.XM15]" office:value-type="float" office:value="0.5">
            <text:p>0.5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formula="of:=[Ave.DL16]" office:value-type="float" office:value="0">
            <text:p>0</text:p>
          </table:table-cell>
          <table:table-cell table:formula="of:=[Ave.FN16]" office:value-type="float" office:value="0">
            <text:p>0</text:p>
          </table:table-cell>
          <table:table-cell table:formula="of:=[Ave.UD16]" office:value-type="float" office:value="0">
            <text:p>0</text:p>
          </table:table-cell>
          <table:table-cell table:formula="of:=[Ave.KF16]" office:value-type="float" office:value="0.1">
            <text:p>0.1</text:p>
          </table:table-cell>
          <table:table-cell table:formula="of:=[Ave.SE16]" office:value-type="float" office:value="0">
            <text:p>0</text:p>
          </table:table-cell>
          <table:table-cell table:formula="of:=[Ave.XM16]" office:value-type="float" office:value="0">
            <text:p>0</text:p>
          </table:table-cell>
          <table:table-cell table:style-name="ce1" table:number-columns-repeated="991"/>
        </table:table-row>
        <table:table-row table:style-name="ro1">
          <table:table-cell table:style-name="ce1" table:number-columns-repeated="2"/>
          <table:table-cell table:number-columns-repeated="6"/>
          <table:table-cell table:style-name="ce1" table:number-columns-repeated="991"/>
        </table:table-row>
        <table:table-row table:style-name="ro1">
          <table:table-cell table:style-name="ce1" table:number-columns-repeated="2"/>
          <table:table-cell table:formula="of:=[Ave.DN17]" office:value-type="float" office:value="0">
            <text:p>0</text:p>
          </table:table-cell>
          <table:table-cell/>
          <table:table-cell table:formula="of:=[Ave.UF17]" office:value-type="float" office:value="0">
            <text:p>0</text:p>
          </table:table-cell>
          <table:table-cell table:formula="of:=[Ave.KH17]" office:value-type="float" office:value="0.277202984219907">
            <text:p>0.28</text:p>
          </table:table-cell>
          <table:table-cell table:formula="of:=[Ave.SG17]" office:value-type="float" office:value="0.0578194600397744">
            <text:p>0.06</text:p>
          </table:table-cell>
          <table:table-cell table:formula="of:=[Ave.XO17]" office:value-type="float" office:value="0">
            <text:p>#DIV/0!</text:p>
          </table:table-cell>
          <table:table-cell table:style-name="ce1"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office:value-type="string">
            <text:p>ABS</text:p>
          </table:table-cell>
          <table:table-cell/>
          <table:table-cell table:formula="of:=ABS([.C2])" office:value-type="float" office:value="0">
            <text:p>0</text:p>
          </table:table-cell>
          <table:table-cell table:formula="of:=ABS([.D2])" office:value-type="float" office:value="0.333333333333333">
            <text:p>0.33</text:p>
          </table:table-cell>
          <table:table-cell table:formula="of:=ABS([.E2])" office:value-type="float" office:value="0.333333333333333">
            <text:p>0.33</text:p>
          </table:table-cell>
          <table:table-cell table:formula="of:=ABS([.F2])" office:value-type="float" office:value="0.333333333333333">
            <text:p>0.33</text:p>
          </table:table-cell>
          <table:table-cell table:formula="of:=ABS([.G2])" office:value-type="float" office:value="0.333333333333333">
            <text:p>0.33</text:p>
          </table:table-cell>
          <table:table-cell table:formula="of:=ABS([.H2])" office:value-type="float" office:value="0.333333333333333">
            <text:p>0.3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3])" office:value-type="float" office:value="0.7">
            <text:p>0.7</text:p>
          </table:table-cell>
          <table:table-cell table:formula="of:=ABS([.D3])" office:value-type="float" office:value="0.34">
            <text:p>0.34</text:p>
          </table:table-cell>
          <table:table-cell table:formula="of:=ABS([.E3])" office:value-type="float" office:value="0.8">
            <text:p>0.8</text:p>
          </table:table-cell>
          <table:table-cell table:formula="of:=ABS([.F3])" office:value-type="float" office:value="0.48">
            <text:p>0.48</text:p>
          </table:table-cell>
          <table:table-cell table:formula="of:=ABS([.G3])" office:value-type="float" office:value="0.42">
            <text:p>0.42</text:p>
          </table:table-cell>
          <table:table-cell table:formula="of:=ABS([.H3])" office:value-type="float" office:value="0.2">
            <text:p>0.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4])" office:value-type="float" office:value="0.777777777777778">
            <text:p>0.78</text:p>
          </table:table-cell>
          <table:table-cell table:formula="of:=ABS([.D4])" office:value-type="float" office:value="0.733333333333334">
            <text:p>0.73</text:p>
          </table:table-cell>
          <table:table-cell table:formula="of:=ABS([.E4])" office:value-type="float" office:value="0.666666666666667">
            <text:p>0.67</text:p>
          </table:table-cell>
          <table:table-cell table:formula="of:=ABS([.F4])" office:value-type="float" office:value="0.311111111111111">
            <text:p>0.31</text:p>
          </table:table-cell>
          <table:table-cell table:formula="of:=ABS([.G4])" office:value-type="float" office:value="0.444444444444444">
            <text:p>0.44</text:p>
          </table:table-cell>
          <table:table-cell table:formula="of:=ABS([.H4])" office:value-type="float" office:value="0.666666666666667">
            <text:p>0.67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5])" office:value-type="float" office:value="2">
            <text:p>2</text:p>
          </table:table-cell>
          <table:table-cell table:formula="of:=ABS([.D5])" office:value-type="float" office:value="0">
            <text:p>0</text:p>
          </table:table-cell>
          <table:table-cell table:formula="of:=ABS([.E5])" office:value-type="float" office:value="0">
            <text:p>0</text:p>
          </table:table-cell>
          <table:table-cell table:formula="of:=ABS([.F5])" office:value-type="float" office:value="0.4">
            <text:p>0.4</text:p>
          </table:table-cell>
          <table:table-cell table:formula="of:=ABS([.G5])" office:value-type="float" office:value="0.5">
            <text:p>0.5</text:p>
          </table:table-cell>
          <table:table-cell table:formula="of:=ABS([.H5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6])" office:value-type="float" office:value="0">
            <text:p>0</text:p>
          </table:table-cell>
          <table:table-cell table:formula="of:=ABS([.D6])" office:value-type="float" office:value="0">
            <text:p>0</text:p>
          </table:table-cell>
          <table:table-cell table:formula="of:=ABS([.E6])" office:value-type="float" office:value="0">
            <text:p>0</text:p>
          </table:table-cell>
          <table:table-cell table:formula="of:=ABS([.F6])" office:value-type="float" office:value="0">
            <text:p>0</text:p>
          </table:table-cell>
          <table:table-cell table:formula="of:=ABS([.G6])" office:value-type="float" office:value="0">
            <text:p>0</text:p>
          </table:table-cell>
          <table:table-cell table:formula="of:=ABS([.H6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7])" office:value-type="float" office:value="0.428571428571429">
            <text:p>0.43</text:p>
          </table:table-cell>
          <table:table-cell table:formula="of:=ABS([.D7])" office:value-type="float" office:value="0.685714285714285">
            <text:p>0.69</text:p>
          </table:table-cell>
          <table:table-cell table:formula="of:=ABS([.E7])" office:value-type="float" office:value="0.714285714285714">
            <text:p>0.71</text:p>
          </table:table-cell>
          <table:table-cell table:formula="of:=ABS([.F7])" office:value-type="float" office:value="0.714285714285714">
            <text:p>0.71</text:p>
          </table:table-cell>
          <table:table-cell table:formula="of:=ABS([.G7])" office:value-type="float" office:value="0.714285714285714">
            <text:p>0.71</text:p>
          </table:table-cell>
          <table:table-cell table:formula="of:=ABS([.H7])" office:value-type="float" office:value="0.428571428571429">
            <text:p>0.4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8])" office:value-type="float" office:value="0">
            <text:p>0</text:p>
          </table:table-cell>
          <table:table-cell table:formula="of:=ABS([.D8])" office:value-type="float" office:value="0.3">
            <text:p>0.3</text:p>
          </table:table-cell>
          <table:table-cell table:formula="of:=ABS([.E8])" office:value-type="float" office:value="0.5">
            <text:p>0.5</text:p>
          </table:table-cell>
          <table:table-cell table:formula="of:=ABS([.F8])" office:value-type="float" office:value="0.9">
            <text:p>0.9</text:p>
          </table:table-cell>
          <table:table-cell table:formula="of:=ABS([.G8])" office:value-type="float" office:value="1">
            <text:p>1</text:p>
          </table:table-cell>
          <table:table-cell table:formula="of:=ABS([.H8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9])" office:value-type="float" office:value="0.923076923076923">
            <text:p>0.92</text:p>
          </table:table-cell>
          <table:table-cell table:formula="of:=ABS([.D9])" office:value-type="float" office:value="0.923076923076923">
            <text:p>0.92</text:p>
          </table:table-cell>
          <table:table-cell table:formula="of:=ABS([.E9])" office:value-type="float" office:value="0.923076923076923">
            <text:p>0.92</text:p>
          </table:table-cell>
          <table:table-cell table:formula="of:=ABS([.F9])" office:value-type="float" office:value="0.923076923076923">
            <text:p>0.92</text:p>
          </table:table-cell>
          <table:table-cell table:formula="of:=ABS([.G9])" office:value-type="float" office:value="0.915384615384615">
            <text:p>0.92</text:p>
          </table:table-cell>
          <table:table-cell table:formula="of:=ABS([.H9])" office:value-type="float" office:value="0.923076923076923">
            <text:p>0.9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0])" office:value-type="float" office:value="0.5">
            <text:p>0.5</text:p>
          </table:table-cell>
          <table:table-cell table:formula="of:=ABS([.D10])" office:value-type="float" office:value="0.1">
            <text:p>0.1</text:p>
          </table:table-cell>
          <table:table-cell table:formula="of:=ABS([.E10])" office:value-type="float" office:value="0">
            <text:p>0</text:p>
          </table:table-cell>
          <table:table-cell table:formula="of:=ABS([.F10])" office:value-type="float" office:value="0">
            <text:p>0</text:p>
          </table:table-cell>
          <table:table-cell table:formula="of:=ABS([.G10])" office:value-type="float" office:value="0">
            <text:p>0</text:p>
          </table:table-cell>
          <table:table-cell table:formula="of:=ABS([.H10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1])" office:value-type="float" office:value="0">
            <text:p>0</text:p>
          </table:table-cell>
          <table:table-cell table:formula="of:=ABS([.D11])" office:value-type="float" office:value="0.4">
            <text:p>0.4</text:p>
          </table:table-cell>
          <table:table-cell table:formula="of:=ABS([.E11])" office:value-type="float" office:value="0">
            <text:p>0</text:p>
          </table:table-cell>
          <table:table-cell table:formula="of:=ABS([.F11])" office:value-type="float" office:value="0">
            <text:p>0</text:p>
          </table:table-cell>
          <table:table-cell table:formula="of:=ABS([.G11])" office:value-type="float" office:value="0">
            <text:p>0</text:p>
          </table:table-cell>
          <table:table-cell table:formula="of:=ABS([.H11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2])" office:value-type="float" office:value="0.5">
            <text:p>0.5</text:p>
          </table:table-cell>
          <table:table-cell table:formula="of:=ABS([.D12])" office:value-type="float" office:value="0.5">
            <text:p>0.5</text:p>
          </table:table-cell>
          <table:table-cell table:formula="of:=ABS([.E12])" office:value-type="float" office:value="0.5">
            <text:p>0.5</text:p>
          </table:table-cell>
          <table:table-cell table:formula="of:=ABS([.F12])" office:value-type="float" office:value="1">
            <text:p>1</text:p>
          </table:table-cell>
          <table:table-cell table:formula="of:=ABS([.G12])" office:value-type="float" office:value="1">
            <text:p>1</text:p>
          </table:table-cell>
          <table:table-cell table:formula="of:=ABS([.H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3])" office:value-type="float" office:value="0.142857142857143">
            <text:p>0.14</text:p>
          </table:table-cell>
          <table:table-cell table:formula="of:=ABS([.D13])" office:value-type="float" office:value="0.571428571428571">
            <text:p>0.57</text:p>
          </table:table-cell>
          <table:table-cell table:formula="of:=ABS([.E13])" office:value-type="float" office:value="0.571428571428571">
            <text:p>0.57</text:p>
          </table:table-cell>
          <table:table-cell table:formula="of:=ABS([.F13])" office:value-type="float" office:value="0.571428571428571">
            <text:p>0.57</text:p>
          </table:table-cell>
          <table:table-cell table:formula="of:=ABS([.G13])" office:value-type="float" office:value="0.571428571428571">
            <text:p>0.57</text:p>
          </table:table-cell>
          <table:table-cell table:formula="of:=ABS([.H13])" office:value-type="float" office:value="0.714285714285714">
            <text:p>0.7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4])" office:value-type="float" office:value="0">
            <text:p>0</text:p>
          </table:table-cell>
          <table:table-cell table:formula="of:=ABS([.D14])" office:value-type="float" office:value="0.333333333333333">
            <text:p>0.33</text:p>
          </table:table-cell>
          <table:table-cell table:formula="of:=ABS([.E14])" office:value-type="float" office:value="0.333333333333333">
            <text:p>0.33</text:p>
          </table:table-cell>
          <table:table-cell table:formula="of:=ABS([.F14])" office:value-type="float" office:value="0.333333333333333">
            <text:p>0.33</text:p>
          </table:table-cell>
          <table:table-cell table:formula="of:=ABS([.G14])" office:value-type="float" office:value="0.333333333333333">
            <text:p>0.33</text:p>
          </table:table-cell>
          <table:table-cell table:formula="of:=ABS([.H14])" office:value-type="float" office:value="0.333333333333333">
            <text:p>0.3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5])" office:value-type="float" office:value="0.5">
            <text:p>0.5</text:p>
          </table:table-cell>
          <table:table-cell table:formula="of:=ABS([.D15])" office:value-type="float" office:value="0.5">
            <text:p>0.5</text:p>
          </table:table-cell>
          <table:table-cell table:formula="of:=ABS([.E15])" office:value-type="float" office:value="0.5">
            <text:p>0.5</text:p>
          </table:table-cell>
          <table:table-cell table:formula="of:=ABS([.F15])" office:value-type="float" office:value="0">
            <text:p>0</text:p>
          </table:table-cell>
          <table:table-cell table:formula="of:=ABS([.G15])" office:value-type="float" office:value="0">
            <text:p>0</text:p>
          </table:table-cell>
          <table:table-cell table:formula="of:=ABS([.H15])" office:value-type="float" office:value="0.5">
            <text:p>0.5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6])" office:value-type="float" office:value="0">
            <text:p>0</text:p>
          </table:table-cell>
          <table:table-cell table:formula="of:=ABS([.D16])" office:value-type="float" office:value="0">
            <text:p>0</text:p>
          </table:table-cell>
          <table:table-cell table:formula="of:=ABS([.E16])" office:value-type="float" office:value="0">
            <text:p>0</text:p>
          </table:table-cell>
          <table:table-cell table:formula="of:=ABS([.F16])" office:value-type="float" office:value="0.1">
            <text:p>0.1</text:p>
          </table:table-cell>
          <table:table-cell table:formula="of:=ABS([.G16])" office:value-type="float" office:value="0">
            <text:p>0</text:p>
          </table:table-cell>
          <table:table-cell table:formula="of:=ABS([.H16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office:value-type="string">
            <text:p>Ranks</text:p>
          </table:table-cell>
          <table:table-cell/>
          <table:table-cell table:formula="of:=RANK([.C20]; [.$C20:.$H20]; 1)" office:value-type="float" office:value="1">
            <text:p>1</text:p>
          </table:table-cell>
          <table:table-cell table:formula="of:=RANK([.D20]; [.$C20:.$H20]; 1)" office:value-type="float" office:value="2">
            <text:p>2</text:p>
          </table:table-cell>
          <table:table-cell table:formula="of:=RANK([.E20]; [.$C20:.$H20]; 1)" office:value-type="float" office:value="2">
            <text:p>2</text:p>
          </table:table-cell>
          <table:table-cell table:formula="of:=RANK([.F20]; [.$C20:.$H20]; 1)" office:value-type="float" office:value="2">
            <text:p>2</text:p>
          </table:table-cell>
          <table:table-cell table:formula="of:=RANK([.G20]; [.$C20:.$H20]; 1)" office:value-type="float" office:value="2">
            <text:p>2</text:p>
          </table:table-cell>
          <table:table-cell table:formula="of:=RANK([.H20]; [.$C20:.$H20]; 1)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1]; [.$C21:.$H21]; 1)" office:value-type="float" office:value="5">
            <text:p>5</text:p>
          </table:table-cell>
          <table:table-cell table:formula="of:=RANK([.D21]; [.$C21:.$H21]; 1)" office:value-type="float" office:value="2">
            <text:p>2</text:p>
          </table:table-cell>
          <table:table-cell table:formula="of:=RANK([.E21]; [.$C21:.$H21]; 1)" office:value-type="float" office:value="6">
            <text:p>6</text:p>
          </table:table-cell>
          <table:table-cell table:formula="of:=RANK([.F21]; [.$C21:.$H21]; 1)" office:value-type="float" office:value="4">
            <text:p>4</text:p>
          </table:table-cell>
          <table:table-cell table:formula="of:=RANK([.G21]; [.$C21:.$H21]; 1)" office:value-type="float" office:value="3">
            <text:p>3</text:p>
          </table:table-cell>
          <table:table-cell table:formula="of:=RANK([.H21]; [.$C21:.$H21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2]; [.$C22:.$H22]; 1)" office:value-type="float" office:value="6">
            <text:p>6</text:p>
          </table:table-cell>
          <table:table-cell table:formula="of:=RANK([.D22]; [.$C22:.$H22]; 1)" office:value-type="float" office:value="5">
            <text:p>5</text:p>
          </table:table-cell>
          <table:table-cell table:formula="of:=RANK([.E22]; [.$C22:.$H22]; 1)" office:value-type="float" office:value="3">
            <text:p>3</text:p>
          </table:table-cell>
          <table:table-cell table:formula="of:=RANK([.F22]; [.$C22:.$H22]; 1)" office:value-type="float" office:value="1">
            <text:p>1</text:p>
          </table:table-cell>
          <table:table-cell table:formula="of:=RANK([.G22]; [.$C22:.$H22]; 1)" office:value-type="float" office:value="2">
            <text:p>2</text:p>
          </table:table-cell>
          <table:table-cell table:formula="of:=RANK([.H22]; [.$C22:.$H22]; 1)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3]; [.$C23:.$H23]; 1)" office:value-type="float" office:value="6">
            <text:p>6</text:p>
          </table:table-cell>
          <table:table-cell table:formula="of:=RANK([.D23]; [.$C23:.$H23]; 1)" office:value-type="float" office:value="1">
            <text:p>1</text:p>
          </table:table-cell>
          <table:table-cell table:formula="of:=RANK([.E23]; [.$C23:.$H23]; 1)" office:value-type="float" office:value="1">
            <text:p>1</text:p>
          </table:table-cell>
          <table:table-cell table:formula="of:=RANK([.F23]; [.$C23:.$H23]; 1)" office:value-type="float" office:value="4">
            <text:p>4</text:p>
          </table:table-cell>
          <table:table-cell table:formula="of:=RANK([.G23]; [.$C23:.$H23]; 1)" office:value-type="float" office:value="5">
            <text:p>5</text:p>
          </table:table-cell>
          <table:table-cell table:formula="of:=RANK([.H23]; [.$C23:.$H23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4]; [.$C24:.$H24]; 1)" office:value-type="float" office:value="1">
            <text:p>1</text:p>
          </table:table-cell>
          <table:table-cell table:formula="of:=RANK([.D24]; [.$C24:.$H24]; 1)" office:value-type="float" office:value="1">
            <text:p>1</text:p>
          </table:table-cell>
          <table:table-cell table:formula="of:=RANK([.E24]; [.$C24:.$H24]; 1)" office:value-type="float" office:value="1">
            <text:p>1</text:p>
          </table:table-cell>
          <table:table-cell table:formula="of:=RANK([.F24]; [.$C24:.$H24]; 1)" office:value-type="float" office:value="1">
            <text:p>1</text:p>
          </table:table-cell>
          <table:table-cell table:formula="of:=RANK([.G24]; [.$C24:.$H24]; 1)" office:value-type="float" office:value="1">
            <text:p>1</text:p>
          </table:table-cell>
          <table:table-cell table:formula="of:=RANK([.H24]; [.$C24:.$H24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5]; [.$C25:.$H25]; 1)" office:value-type="float" office:value="2">
            <text:p>2</text:p>
          </table:table-cell>
          <table:table-cell table:formula="of:=RANK([.D25]; [.$C25:.$H25]; 1)" office:value-type="float" office:value="3">
            <text:p>3</text:p>
          </table:table-cell>
          <table:table-cell table:formula="of:=RANK([.E25]; [.$C25:.$H25]; 1)" office:value-type="float" office:value="4">
            <text:p>4</text:p>
          </table:table-cell>
          <table:table-cell table:formula="of:=RANK([.F25]; [.$C25:.$H25]; 1)" office:value-type="float" office:value="4">
            <text:p>4</text:p>
          </table:table-cell>
          <table:table-cell table:formula="of:=RANK([.G25]; [.$C25:.$H25]; 1)" office:value-type="float" office:value="4">
            <text:p>4</text:p>
          </table:table-cell>
          <table:table-cell table:formula="of:=RANK([.H25]; [.$C25:.$H25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6]; [.$C26:.$H26]; 1)" office:value-type="float" office:value="1">
            <text:p>1</text:p>
          </table:table-cell>
          <table:table-cell table:formula="of:=RANK([.D26]; [.$C26:.$H26]; 1)" office:value-type="float" office:value="3">
            <text:p>3</text:p>
          </table:table-cell>
          <table:table-cell table:formula="of:=RANK([.E26]; [.$C26:.$H26]; 1)" office:value-type="float" office:value="4">
            <text:p>4</text:p>
          </table:table-cell>
          <table:table-cell table:formula="of:=RANK([.F26]; [.$C26:.$H26]; 1)" office:value-type="float" office:value="5">
            <text:p>5</text:p>
          </table:table-cell>
          <table:table-cell table:formula="of:=RANK([.G26]; [.$C26:.$H26]; 1)" office:value-type="float" office:value="6">
            <text:p>6</text:p>
          </table:table-cell>
          <table:table-cell table:formula="of:=RANK([.H26]; [.$C26:.$H26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7]; [.$C27:.$H27]; 1)" office:value-type="float" office:value="2">
            <text:p>2</text:p>
          </table:table-cell>
          <table:table-cell table:formula="of:=RANK([.D27]; [.$C27:.$H27]; 1)" office:value-type="float" office:value="2">
            <text:p>2</text:p>
          </table:table-cell>
          <table:table-cell table:formula="of:=RANK([.E27]; [.$C27:.$H27]; 1)" office:value-type="float" office:value="2">
            <text:p>2</text:p>
          </table:table-cell>
          <table:table-cell table:formula="of:=RANK([.F27]; [.$C27:.$H27]; 1)" office:value-type="float" office:value="2">
            <text:p>2</text:p>
          </table:table-cell>
          <table:table-cell table:formula="of:=RANK([.G27]; [.$C27:.$H27]; 1)" office:value-type="float" office:value="1">
            <text:p>1</text:p>
          </table:table-cell>
          <table:table-cell table:formula="of:=RANK([.H27]; [.$C27:.$H27]; 1)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8]; [.$C28:.$H28]; 1)" office:value-type="float" office:value="6">
            <text:p>6</text:p>
          </table:table-cell>
          <table:table-cell table:formula="of:=RANK([.D28]; [.$C28:.$H28]; 1)" office:value-type="float" office:value="5">
            <text:p>5</text:p>
          </table:table-cell>
          <table:table-cell table:formula="of:=RANK([.E28]; [.$C28:.$H28]; 1)" office:value-type="float" office:value="1">
            <text:p>1</text:p>
          </table:table-cell>
          <table:table-cell table:formula="of:=RANK([.F28]; [.$C28:.$H28]; 1)" office:value-type="float" office:value="1">
            <text:p>1</text:p>
          </table:table-cell>
          <table:table-cell table:formula="of:=RANK([.G28]; [.$C28:.$H28]; 1)" office:value-type="float" office:value="1">
            <text:p>1</text:p>
          </table:table-cell>
          <table:table-cell table:formula="of:=RANK([.H28]; [.$C28:.$H28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9]; [.$C29:.$H29]; 1)" office:value-type="float" office:value="1">
            <text:p>1</text:p>
          </table:table-cell>
          <table:table-cell table:formula="of:=RANK([.D29]; [.$C29:.$H29]; 1)" office:value-type="float" office:value="6">
            <text:p>6</text:p>
          </table:table-cell>
          <table:table-cell table:formula="of:=RANK([.E29]; [.$C29:.$H29]; 1)" office:value-type="float" office:value="1">
            <text:p>1</text:p>
          </table:table-cell>
          <table:table-cell table:formula="of:=RANK([.F29]; [.$C29:.$H29]; 1)" office:value-type="float" office:value="1">
            <text:p>1</text:p>
          </table:table-cell>
          <table:table-cell table:formula="of:=RANK([.G29]; [.$C29:.$H29]; 1)" office:value-type="float" office:value="1">
            <text:p>1</text:p>
          </table:table-cell>
          <table:table-cell table:formula="of:=RANK([.H29]; [.$C29:.$H29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30]; [.$C30:.$H30]; 1)" office:value-type="float" office:value="2">
            <text:p>2</text:p>
          </table:table-cell>
          <table:table-cell table:formula="of:=RANK([.D30]; [.$C30:.$H30]; 1)" office:value-type="float" office:value="2">
            <text:p>2</text:p>
          </table:table-cell>
          <table:table-cell table:formula="of:=RANK([.E30]; [.$C30:.$H30]; 1)" office:value-type="float" office:value="2">
            <text:p>2</text:p>
          </table:table-cell>
          <table:table-cell table:formula="of:=RANK([.F30]; [.$C30:.$H30]; 1)" office:value-type="float" office:value="5">
            <text:p>5</text:p>
          </table:table-cell>
          <table:table-cell table:formula="of:=RANK([.G30]; [.$C30:.$H30]; 1)" office:value-type="float" office:value="5">
            <text:p>5</text:p>
          </table:table-cell>
          <table:table-cell table:formula="of:=RANK([.H30]; [.$C30:.$H30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31]; [.$C31:.$H31]; 1)" office:value-type="float" office:value="1">
            <text:p>1</text:p>
          </table:table-cell>
          <table:table-cell table:formula="of:=RANK([.D31]; [.$C31:.$H31]; 1)" office:value-type="float" office:value="2">
            <text:p>2</text:p>
          </table:table-cell>
          <table:table-cell table:formula="of:=RANK([.E31]; [.$C31:.$H31]; 1)" office:value-type="float" office:value="2">
            <text:p>2</text:p>
          </table:table-cell>
          <table:table-cell table:formula="of:=RANK([.F31]; [.$C31:.$H31]; 1)" office:value-type="float" office:value="2">
            <text:p>2</text:p>
          </table:table-cell>
          <table:table-cell table:formula="of:=RANK([.G31]; [.$C31:.$H31]; 1)" office:value-type="float" office:value="2">
            <text:p>2</text:p>
          </table:table-cell>
          <table:table-cell table:formula="of:=RANK([.H31]; [.$C31:.$H31]; 1)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32]; [.$C32:.$H32]; 1)" office:value-type="float" office:value="1">
            <text:p>1</text:p>
          </table:table-cell>
          <table:table-cell table:formula="of:=RANK([.D32]; [.$C32:.$H32]; 1)" office:value-type="float" office:value="2">
            <text:p>2</text:p>
          </table:table-cell>
          <table:table-cell table:formula="of:=RANK([.E32]; [.$C32:.$H32]; 1)" office:value-type="float" office:value="2">
            <text:p>2</text:p>
          </table:table-cell>
          <table:table-cell table:formula="of:=RANK([.F32]; [.$C32:.$H32]; 1)" office:value-type="float" office:value="2">
            <text:p>2</text:p>
          </table:table-cell>
          <table:table-cell table:formula="of:=RANK([.G32]; [.$C32:.$H32]; 1)" office:value-type="float" office:value="2">
            <text:p>2</text:p>
          </table:table-cell>
          <table:table-cell table:formula="of:=RANK([.H32]; [.$C32:.$H32]; 1)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33]; [.$C33:.$H33]; 1)" office:value-type="float" office:value="3">
            <text:p>3</text:p>
          </table:table-cell>
          <table:table-cell table:formula="of:=RANK([.D33]; [.$C33:.$H33]; 1)" office:value-type="float" office:value="3">
            <text:p>3</text:p>
          </table:table-cell>
          <table:table-cell table:formula="of:=RANK([.E33]; [.$C33:.$H33]; 1)" office:value-type="float" office:value="3">
            <text:p>3</text:p>
          </table:table-cell>
          <table:table-cell table:formula="of:=RANK([.F33]; [.$C33:.$H33]; 1)" office:value-type="float" office:value="1">
            <text:p>1</text:p>
          </table:table-cell>
          <table:table-cell table:formula="of:=RANK([.G33]; [.$C33:.$H33]; 1)" office:value-type="float" office:value="1">
            <text:p>1</text:p>
          </table:table-cell>
          <table:table-cell table:formula="of:=RANK([.H33]; [.$C33:.$H33]; 1)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34]; [.$C34:.$H34]; 1)" office:value-type="float" office:value="1">
            <text:p>1</text:p>
          </table:table-cell>
          <table:table-cell table:formula="of:=RANK([.D34]; [.$C34:.$H34]; 1)" office:value-type="float" office:value="1">
            <text:p>1</text:p>
          </table:table-cell>
          <table:table-cell table:formula="of:=RANK([.E34]; [.$C34:.$H34]; 1)" office:value-type="float" office:value="1">
            <text:p>1</text:p>
          </table:table-cell>
          <table:table-cell table:formula="of:=RANK([.F34]; [.$C34:.$H34]; 1)" office:value-type="float" office:value="6">
            <text:p>6</text:p>
          </table:table-cell>
          <table:table-cell table:formula="of:=RANK([.G34]; [.$C34:.$H34]; 1)" office:value-type="float" office:value="1">
            <text:p>1</text:p>
          </table:table-cell>
          <table:table-cell table:formula="of:=RANK([.H34]; [.$C34:.$H34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36:.C50])" office:value-type="float" office:value="2.6">
            <text:p>2.6</text:p>
          </table:table-cell>
          <table:table-cell table:formula="of:=AVERAGE([.D36:.D50])" office:value-type="float" office:value="2.66666666666667">
            <text:p>2.67</text:p>
          </table:table-cell>
          <table:table-cell table:formula="of:=AVERAGE([.E36:.E50])" office:value-type="float" office:value="2.33333333333333">
            <text:p>2.33</text:p>
          </table:table-cell>
          <table:table-cell table:formula="of:=AVERAGE([.F36:.F50])" office:value-type="float" office:value="2.73333333333333">
            <text:p>2.73</text:p>
          </table:table-cell>
          <table:table-cell table:formula="of:=AVERAGE([.G36:.G50])" office:value-type="float" office:value="2.46666666666667">
            <text:p>2.47</text:p>
          </table:table-cell>
          <table:table-cell table:formula="of:=AVERAGE([.H36:.H50])" office:value-type="float" office:value="1.8">
            <text:p>1.8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51]; [.$C51:.$H51]; 1)" office:value-type="float" office:value="4">
            <text:p>4</text:p>
          </table:table-cell>
          <table:table-cell table:formula="of:=RANK([.D51]; [.$C51:.$H51]; 1)" office:value-type="float" office:value="5">
            <text:p>5</text:p>
          </table:table-cell>
          <table:table-cell table:formula="of:=RANK([.E51]; [.$C51:.$H51]; 1)" office:value-type="float" office:value="2">
            <text:p>2</text:p>
          </table:table-cell>
          <table:table-cell table:formula="of:=RANK([.F51]; [.$C51:.$H51]; 1)" office:value-type="float" office:value="6">
            <text:p>6</text:p>
          </table:table-cell>
          <table:table-cell table:formula="of:=RANK([.G51]; [.$C51:.$H51]; 1)" office:value-type="float" office:value="3">
            <text:p>3</text:p>
          </table:table-cell>
          <table:table-cell table:formula="of:=RANK([.H51]; [.$C51:.$H51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office:value-type="string">
            <text:p>Local Evals</text:p>
          </table:table-cell>
          <table:table-cell table:number-columns-repeated="998"/>
        </table:table-row>
        <table:table-row table:style-name="ro1">
          <table:table-cell table:number-columns-repeated="999"/>
        </table:table-row>
        <table:table-row table:style-name="ro1">
          <table:table-cell office:value-type="string">
            <text:p>Comment Evals</text:p>
          </table:table-cell>
          <table:table-cell table:number-columns-repeated="998"/>
        </table:table-row>
      </table:table>
      <table:table table:name="ARand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column table:style-name="co15" table:number-columns-repeated="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D</text:p>
          </table:table-cell>
          <table:table-cell office:value-type="string">
            <text:p>kMeansPP01Gap</text:p>
          </table:table-cell>
          <table:table-cell office:value-type="string">
            <text:p>kMeansPPSimpSil</text:p>
          </table:table-cell>
          <table:table-cell office:value-type="string">
            <text:p>kMeansPPR10SimpSil</text:p>
          </table:table-cell>
          <table:table-cell office:value-type="string">
            <text:p>kMed01SimpSil</text:p>
          </table:table-cell>
          <table:table-cell office:value-type="string">
            <text:p>kMed01R10SimpSil</text:p>
          </table:table-cell>
          <table:table-cell office:value-type="string">
            <text:p>Spectral</text:p>
          </table:table-cell>
          <table:table-cell/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office:value-type="string">
            <text:p>Spectral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Ave.EK2]" office:value-type="float" office:value="0.700998100378172">
            <text:p>0.7</text:p>
          </table:table-cell>
          <table:table-cell table:formula="of:=[Ave.GD2]" office:value-type="float" office:value="0.567272727272727">
            <text:p>0.57</text:p>
          </table:table-cell>
          <table:table-cell table:formula="of:=[Ave.UV2]" office:value-type="float" office:value="0.567272727272727">
            <text:p>0.57</text:p>
          </table:table-cell>
          <table:table-cell table:formula="of:=[Ave.KV2]" office:value-type="float" office:value="0.567272727272727">
            <text:p>0.57</text:p>
          </table:table-cell>
          <table:table-cell table:formula="of:=[Ave.SU2]" office:value-type="float" office:value="0.567272727272727">
            <text:p>0.57</text:p>
          </table:table-cell>
          <table:table-cell table:formula="of:=[Ave.YC2]" office:value-type="float" office:value="0.567272727272727">
            <text:p>0.57</text:p>
          </table:table-cell>
          <table:table-cell/>
          <table:table-cell table:formula="of:=[Ave.BL2]" office:value-type="float" office:value="0.724637296132664">
            <text:p>0.72</text:p>
          </table:table-cell>
          <table:table-cell table:formula="of:=[Ave.CR2]" office:value-type="float" office:value="0.724637296132664">
            <text:p>0.72</text:p>
          </table:table-cell>
          <table:table-cell table:formula="of:=[Ave.JC2]" office:value-type="float" office:value="0.73365897050998">
            <text:p>0.73</text:p>
          </table:table-cell>
          <table:table-cell table:formula="of:=[Ave.RB2]" office:value-type="float" office:value="0.760879061529542">
            <text:p>0.76</text:p>
          </table:table-cell>
          <table:table-cell table:formula="of:=[Ave.WJ2]" office:value-type="float" office:value="0.779920739762219">
            <text:p>0.78</text:p>
          </table:table-cell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64">
            <text:p>64</text:p>
          </table:table-cell>
          <table:table-cell table:formula="of:=[Ave.EK3]" office:value-type="float" office:value="0.439776567528263">
            <text:p>0.44</text:p>
          </table:table-cell>
          <table:table-cell table:formula="of:=[Ave.GD3]" office:value-type="float" office:value="0.533309980950591">
            <text:p>0.53</text:p>
          </table:table-cell>
          <table:table-cell table:formula="of:=[Ave.UV3]" office:value-type="float" office:value="0.272723924863274">
            <text:p>0.27</text:p>
          </table:table-cell>
          <table:table-cell table:formula="of:=[Ave.KV3]" office:value-type="float" office:value="0.426021980401749">
            <text:p>0.43</text:p>
          </table:table-cell>
          <table:table-cell table:formula="of:=[Ave.SU3]" office:value-type="float" office:value="0.460352600506433">
            <text:p>0.46</text:p>
          </table:table-cell>
          <table:table-cell table:formula="of:=[Ave.YC3]" office:value-type="float" office:value="0.776128184115127">
            <text:p>0.78</text:p>
          </table:table-cell>
          <table:table-cell/>
          <table:table-cell table:formula="of:=[Ave.BL3]" office:value-type="float" office:value="0.698152253117769">
            <text:p>0.7</text:p>
          </table:table-cell>
          <table:table-cell table:formula="of:=[Ave.CR3]" office:value-type="float" office:value="0.685390499821986">
            <text:p>0.69</text:p>
          </table:table-cell>
          <table:table-cell table:formula="of:=[Ave.JC3]" office:value-type="float" office:value="0.651767191228919">
            <text:p>0.65</text:p>
          </table:table-cell>
          <table:table-cell table:formula="of:=[Ave.RB3]" office:value-type="float" office:value="0.661135437972221">
            <text:p>0.66</text:p>
          </table:table-cell>
          <table:table-cell table:formula="of:=[Ave.WJ3]" office:value-type="float" office:value="0.904843801522265">
            <text:p>0.9</text:p>
          </table:table-cell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856">
            <text:p>856</text:p>
          </table:table-cell>
          <table:table-cell table:formula="of:=[Ave.EK4]" office:value-type="float" office:value="0.20537420370681">
            <text:p>0.21</text:p>
          </table:table-cell>
          <table:table-cell table:formula="of:=[Ave.GD4]" office:value-type="float" office:value="0.225731044884329">
            <text:p>0.23</text:p>
          </table:table-cell>
          <table:table-cell table:formula="of:=[Ave.UV4]" office:value-type="float" office:value="0.233706018224846">
            <text:p>0.23</text:p>
          </table:table-cell>
          <table:table-cell table:formula="of:=[Ave.KV4]" office:value-type="float" office:value="0.36145735437938">
            <text:p>0.36</text:p>
          </table:table-cell>
          <table:table-cell table:formula="of:=[Ave.SU4]" office:value-type="float" office:value="0.375237257953009">
            <text:p>0.38</text:p>
          </table:table-cell>
          <table:table-cell table:formula="of:=[Ave.YC4]" office:value-type="float" office:value="0.235240420397228">
            <text:p>0.24</text:p>
          </table:table-cell>
          <table:table-cell/>
          <table:table-cell table:formula="of:=[Ave.BL4]" office:value-type="float" office:value="0.263014226878612">
            <text:p>0.26</text:p>
          </table:table-cell>
          <table:table-cell table:formula="of:=[Ave.CR4]" office:value-type="float" office:value="0.270999264415134">
            <text:p>0.27</text:p>
          </table:table-cell>
          <table:table-cell table:formula="of:=[Ave.JC4]" office:value-type="float" office:value="0.337558785509087">
            <text:p>0.34</text:p>
          </table:table-cell>
          <table:table-cell table:formula="of:=[Ave.RB4]" office:value-type="float" office:value="0.337558785509087">
            <text:p>0.34</text:p>
          </table:table-cell>
          <table:table-cell table:formula="of:=[Ave.WJ4]" office:value-type="float" office:value="0.445486673182586">
            <text:p>0.45</text:p>
          </table:table-cell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table:formula="of:=[Ave.EK5]" office:value-type="float" office:value="0.467049867312595">
            <text:p>0.47</text:p>
          </table:table-cell>
          <table:table-cell table:formula="of:=[Ave.GD5]" office:value-type="float" office:value="0.512058408558634">
            <text:p>0.51</text:p>
          </table:table-cell>
          <table:table-cell table:formula="of:=[Ave.UV5]" office:value-type="float" office:value="0.511008610324161">
            <text:p>0.51</text:p>
          </table:table-cell>
          <table:table-cell table:formula="of:=[Ave.KV5]" office:value-type="float" office:value="0.495733946203306">
            <text:p>0.5</text:p>
          </table:table-cell>
          <table:table-cell table:formula="of:=[Ave.SU5]" office:value-type="float" office:value="0.491717682043523">
            <text:p>0.49</text:p>
          </table:table-cell>
          <table:table-cell table:formula="of:=[Ave.YC5]" office:value-type="float" office:value="0.664875845333827">
            <text:p>0.66</text:p>
          </table:table-cell>
          <table:table-cell/>
          <table:table-cell table:formula="of:=[Ave.BL5]" office:value-type="float" office:value="0.511708475813809">
            <text:p>0.51</text:p>
          </table:table-cell>
          <table:table-cell table:formula="of:=[Ave.CR5]" office:value-type="float" office:value="0.512058408558634">
            <text:p>0.51</text:p>
          </table:table-cell>
          <table:table-cell table:formula="of:=[Ave.JC5]" office:value-type="float" office:value="0.545758815645253">
            <text:p>0.55</text:p>
          </table:table-cell>
          <table:table-cell table:formula="of:=[Ave.RB5]" office:value-type="float" office:value="0.530898374593461">
            <text:p>0.53</text:p>
          </table:table-cell>
          <table:table-cell table:formula="of:=[Ave.WJ5]" office:value-type="float" office:value="0.664875845333827">
            <text:p>0.66</text:p>
          </table:table-cell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 table:formula="of:=[Ave.EK6]" office:value-type="float" office:value="0.668785048144208">
            <text:p>0.67</text:p>
          </table:table-cell>
          <table:table-cell table:formula="of:=[Ave.GD6]" office:value-type="float" office:value="0.880470524080699">
            <text:p>0.88</text:p>
          </table:table-cell>
          <table:table-cell table:formula="of:=[Ave.UV6]" office:value-type="float" office:value="0.879349441820043">
            <text:p>0.88</text:p>
          </table:table-cell>
          <table:table-cell table:formula="of:=[Ave.KV6]" office:value-type="float" office:value="0.887715837029076">
            <text:p>0.89</text:p>
          </table:table-cell>
          <table:table-cell table:formula="of:=[Ave.SU6]" office:value-type="float" office:value="0.887715837029076">
            <text:p>0.89</text:p>
          </table:table-cell>
          <table:table-cell table:formula="of:=[Ave.YC6]" office:value-type="float" office:value="0.911162358942981">
            <text:p>0.91</text:p>
          </table:table-cell>
          <table:table-cell/>
          <table:table-cell table:formula="of:=[Ave.BL6]" office:value-type="float" office:value="0.881591606341355">
            <text:p>0.88</text:p>
          </table:table-cell>
          <table:table-cell table:formula="of:=[Ave.CR6]" office:value-type="float" office:value="0.881031065211027">
            <text:p>0.88</text:p>
          </table:table-cell>
          <table:table-cell table:formula="of:=[Ave.JC6]" office:value-type="float" office:value="0.887715837029076">
            <text:p>0.89</text:p>
          </table:table-cell>
          <table:table-cell table:formula="of:=[Ave.RB6]" office:value-type="float" office:value="0.887715837029076">
            <text:p>0.89</text:p>
          </table:table-cell>
          <table:table-cell table:formula="of:=[Ave.WJ6]" office:value-type="float" office:value="0.911162358942981">
            <text:p>0.91</text:p>
          </table:table-cell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formula="of:=[Ave.EK7]" office:value-type="float" office:value="0.47832503954396">
            <text:p>0.48</text:p>
          </table:table-cell>
          <table:table-cell table:formula="of:=[Ave.GD7]" office:value-type="float" office:value="0.273698110353275">
            <text:p>0.27</text:p>
          </table:table-cell>
          <table:table-cell table:formula="of:=[Ave.UV7]" office:value-type="float" office:value="0.271679589470029">
            <text:p>0.27</text:p>
          </table:table-cell>
          <table:table-cell table:formula="of:=[Ave.KV7]" office:value-type="float" office:value="0.259994882068636">
            <text:p>0.26</text:p>
          </table:table-cell>
          <table:table-cell table:formula="of:=[Ave.SU7]" office:value-type="float" office:value="0.259994882068636">
            <text:p>0.26</text:p>
          </table:table-cell>
          <table:table-cell table:formula="of:=[Ave.YC7]" office:value-type="float" office:value="0.369685961802784">
            <text:p>0.37</text:p>
          </table:table-cell>
          <table:table-cell/>
          <table:table-cell table:formula="of:=[Ave.BL7]" office:value-type="float" office:value="0.509373529186121">
            <text:p>0.51</text:p>
          </table:table-cell>
          <table:table-cell table:formula="of:=[Ave.CR7]" office:value-type="float" office:value="0.593399767852923">
            <text:p>0.59</text:p>
          </table:table-cell>
          <table:table-cell table:formula="of:=[Ave.JC7]" office:value-type="float" office:value="0.498751716162266">
            <text:p>0.5</text:p>
          </table:table-cell>
          <table:table-cell table:formula="of:=[Ave.RB7]" office:value-type="float" office:value="0.498751716162266">
            <text:p>0.5</text:p>
          </table:table-cell>
          <table:table-cell table:formula="of:=[Ave.WJ7]" office:value-type="float" office:value="0.720575787479538">
            <text:p>0.72</text:p>
          </table:table-cell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table:formula="of:=[Ave.EK8]" office:value-type="float" office:value="0.207932673497472">
            <text:p>0.21</text:p>
          </table:table-cell>
          <table:table-cell table:formula="of:=[Ave.GD8]" office:value-type="float" office:value="0.20438188885341">
            <text:p>0.2</text:p>
          </table:table-cell>
          <table:table-cell table:formula="of:=[Ave.UV8]" office:value-type="float" office:value="0.211468731771873">
            <text:p>0.21</text:p>
          </table:table-cell>
          <table:table-cell table:formula="of:=[Ave.KV8]" office:value-type="float" office:value="0.281882847661882">
            <text:p>0.28</text:p>
          </table:table-cell>
          <table:table-cell table:formula="of:=[Ave.SU8]" office:value-type="float" office:value="0.285410577282312">
            <text:p>0.29</text:p>
          </table:table-cell>
          <table:table-cell table:formula="of:=[Ave.YC8]" office:value-type="float" office:value="0.162603905508971">
            <text:p>0.16</text:p>
          </table:table-cell>
          <table:table-cell/>
          <table:table-cell table:formula="of:=[Ave.BL8]" office:value-type="float" office:value="0.211829590062798">
            <text:p>0.21</text:p>
          </table:table-cell>
          <table:table-cell table:formula="of:=[Ave.CR8]" office:value-type="float" office:value="0.210530617874356">
            <text:p>0.21</text:p>
          </table:table-cell>
          <table:table-cell table:formula="of:=[Ave.JC8]" office:value-type="float" office:value="0.205334729120588">
            <text:p>0.21</text:p>
          </table:table-cell>
          <table:table-cell table:formula="of:=[Ave.RB8]" office:value-type="float" office:value="0.205334729120588">
            <text:p>0.21</text:p>
          </table:table-cell>
          <table:table-cell table:formula="of:=[Ave.WJ8]" office:value-type="float" office:value="0.162603905508971">
            <text:p>0.16</text:p>
          </table:table-cell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office:value-type="float" office:value="16">
            <text:p>16</text:p>
          </table:table-cell>
          <table:table-cell table:formula="of:=[Ave.EK9]" office:value-type="float" office:value="0.0732115654366943">
            <text:p>0.07</text:p>
          </table:table-cell>
          <table:table-cell table:formula="of:=[Ave.GD9]" office:value-type="float" office:value="0.0732147997936603">
            <text:p>0.07</text:p>
          </table:table-cell>
          <table:table-cell table:formula="of:=[Ave.UV9]" office:value-type="float" office:value="0.0732092980450281">
            <text:p>0.07</text:p>
          </table:table-cell>
          <table:table-cell table:formula="of:=[Ave.KV9]" office:value-type="float" office:value="0.0737457284188423">
            <text:p>0.07</text:p>
          </table:table-cell>
          <table:table-cell table:formula="of:=[Ave.SU9]" office:value-type="float" office:value="0.0753483067538405">
            <text:p>0.08</text:p>
          </table:table-cell>
          <table:table-cell table:formula="of:=[Ave.YC9]" office:value-type="float" office:value="0.0726351220427185">
            <text:p>0.07</text:p>
          </table:table-cell>
          <table:table-cell/>
          <table:table-cell table:formula="of:=[Ave.BL9]" office:value-type="float" office:value="0.165025772333547">
            <text:p>0.17</text:p>
          </table:table-cell>
          <table:table-cell table:formula="of:=[Ave.CR9]" office:value-type="float" office:value="0.163023119824259">
            <text:p>0.16</text:p>
          </table:table-cell>
          <table:table-cell table:formula="of:=[Ave.JC9]" office:value-type="float" office:value="0.169161241693644">
            <text:p>0.17</text:p>
          </table:table-cell>
          <table:table-cell table:formula="of:=[Ave.RB9]" office:value-type="float" office:value="0.169741244380297">
            <text:p>0.17</text:p>
          </table:table-cell>
          <table:table-cell table:formula="of:=[Ave.WJ9]" office:value-type="float" office:value="0.16348382790549">
            <text:p>0.16</text:p>
          </table:table-cell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office:value-type="float" office:value="8">
            <text:p>8</text:p>
          </table:table-cell>
          <table:table-cell table:formula="of:=[Ave.EK10]" office:value-type="float" office:value="0.547051948064934">
            <text:p>0.55</text:p>
          </table:table-cell>
          <table:table-cell table:formula="of:=[Ave.GD10]" office:value-type="float" office:value="0.613600311788172">
            <text:p>0.61</text:p>
          </table:table-cell>
          <table:table-cell table:formula="of:=[Ave.UV10]" office:value-type="float" office:value="0.631207819238014">
            <text:p>0.63</text:p>
          </table:table-cell>
          <table:table-cell table:formula="of:=[Ave.KV10]" office:value-type="float" office:value="0.630816580954959">
            <text:p>0.63</text:p>
          </table:table-cell>
          <table:table-cell table:formula="of:=[Ave.SU10]" office:value-type="float" office:value="0.630612855820422">
            <text:p>0.63</text:p>
          </table:table-cell>
          <table:table-cell table:formula="of:=[Ave.YC10]" office:value-type="float" office:value="0.680705900116218">
            <text:p>0.68</text:p>
          </table:table-cell>
          <table:table-cell/>
          <table:table-cell table:formula="of:=[Ave.BL10]" office:value-type="float" office:value="0.631863268642616">
            <text:p>0.63</text:p>
          </table:table-cell>
          <table:table-cell table:formula="of:=[Ave.CR10]" office:value-type="float" office:value="0.632141562260674">
            <text:p>0.63</text:p>
          </table:table-cell>
          <table:table-cell table:formula="of:=[Ave.JC10]" office:value-type="float" office:value="0.630816580954959">
            <text:p>0.63</text:p>
          </table:table-cell>
          <table:table-cell table:formula="of:=[Ave.RB10]" office:value-type="float" office:value="0.630612855820422">
            <text:p>0.63</text:p>
          </table:table-cell>
          <table:table-cell table:formula="of:=[Ave.WJ10]" office:value-type="float" office:value="0.680705900116218">
            <text:p>0.68</text:p>
          </table:table-cell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office:value-type="float" office:value="57">
            <text:p>57</text:p>
          </table:table-cell>
          <table:table-cell table:formula="of:=[Ave.EK11]" office:value-type="float" office:value="0.65831980849728">
            <text:p>0.66</text:p>
          </table:table-cell>
          <table:table-cell table:formula="of:=[Ave.GD11]" office:value-type="float" office:value="0.664219629018421">
            <text:p>0.66</text:p>
          </table:table-cell>
          <table:table-cell table:formula="of:=[Ave.UV11]" office:value-type="float" office:value="0.686061722231145">
            <text:p>0.69</text:p>
          </table:table-cell>
          <table:table-cell table:formula="of:=[Ave.KV11]" office:value-type="float" office:value="0.665193635490801">
            <text:p>0.67</text:p>
          </table:table-cell>
          <table:table-cell table:formula="of:=[Ave.SU11]" office:value-type="float" office:value="0.665193635490801">
            <text:p>0.67</text:p>
          </table:table-cell>
          <table:table-cell table:formula="of:=[Ave.YC11]" office:value-type="float" office:value="0.636564462950671">
            <text:p>0.64</text:p>
          </table:table-cell>
          <table:table-cell/>
          <table:table-cell table:formula="of:=[Ave.BL11]" office:value-type="float" office:value="0.677565739537459">
            <text:p>0.68</text:p>
          </table:table-cell>
          <table:table-cell table:formula="of:=[Ave.CR11]" office:value-type="float" office:value="0.682140661040174">
            <text:p>0.68</text:p>
          </table:table-cell>
          <table:table-cell table:formula="of:=[Ave.JC11]" office:value-type="float" office:value="0.665193635490801">
            <text:p>0.67</text:p>
          </table:table-cell>
          <table:table-cell table:formula="of:=[Ave.RB11]" office:value-type="float" office:value="0.665193635490801">
            <text:p>0.67</text:p>
          </table:table-cell>
          <table:table-cell table:formula="of:=[Ave.WJ11]" office:value-type="float" office:value="0.636564462950671">
            <text:p>0.64</text:p>
          </table:table-cell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office:value-type="float" office:value="22">
            <text:p>22</text:p>
          </table:table-cell>
          <table:table-cell table:formula="of:=[Ave.EK12]" office:value-type="float" office:value="0.120660451859834">
            <text:p>0.12</text:p>
          </table:table-cell>
          <table:table-cell table:formula="of:=[Ave.GD12]" office:value-type="float" office:value="0.140068795558509">
            <text:p>0.14</text:p>
          </table:table-cell>
          <table:table-cell table:formula="of:=[Ave.UV12]" office:value-type="float" office:value="0.0996160178502723">
            <text:p>0.1</text:p>
          </table:table-cell>
          <table:table-cell table:formula="of:=[Ave.KV12]" office:value-type="float" office:value="0.106495604069807">
            <text:p>0.11</text:p>
          </table:table-cell>
          <table:table-cell table:formula="of:=[Ave.SU12]" office:value-type="float" office:value="0.104693806470578">
            <text:p>0.1</text:p>
          </table:table-cell>
          <table:table-cell table:formula="of:=[Ave.YC12]" office:value-type="float" office:value="0.039077201495824">
            <text:p>0.04</text:p>
          </table:table-cell>
          <table:table-cell/>
          <table:table-cell table:formula="of:=[Ave.BL12]" office:value-type="float" office:value="0.0888735644386695">
            <text:p>0.09</text:p>
          </table:table-cell>
          <table:table-cell table:formula="of:=[Ave.CR12]" office:value-type="float" office:value="0.0958923195625336">
            <text:p>0.1</text:p>
          </table:table-cell>
          <table:table-cell table:formula="of:=[Ave.JC12]" office:value-type="float" office:value="0.0111089768216161">
            <text:p>0.01</text:p>
          </table:table-cell>
          <table:table-cell table:formula="of:=[Ave.RB12]" office:value-type="float" office:value="0.0111089768216161">
            <text:p>0.01</text:p>
          </table:table-cell>
          <table:table-cell table:formula="of:=[Ave.WJ12]" office:value-type="float" office:value="0.039077201495824">
            <text:p>0.04</text:p>
          </table:table-cell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office:value-type="float" office:value="36">
            <text:p>36</text:p>
          </table:table-cell>
          <table:table-cell table:formula="of:=[Ave.EK13]" office:value-type="float" office:value="0.591738899496558">
            <text:p>0.59</text:p>
          </table:table-cell>
          <table:table-cell table:formula="of:=[Ave.GD13]" office:value-type="float" office:value="0.473959987827968">
            <text:p>0.47</text:p>
          </table:table-cell>
          <table:table-cell table:formula="of:=[Ave.UV13]" office:value-type="float" office:value="0.473521866527744">
            <text:p>0.47</text:p>
          </table:table-cell>
          <table:table-cell table:formula="of:=[Ave.KV13]" office:value-type="float" office:value="0.475383601994101">
            <text:p>0.48</text:p>
          </table:table-cell>
          <table:table-cell table:formula="of:=[Ave.SU13]" office:value-type="float" office:value="0.475507729755244">
            <text:p>0.48</text:p>
          </table:table-cell>
          <table:table-cell table:formula="of:=[Ave.YC13]" office:value-type="float" office:value="0.409216657848014">
            <text:p>0.41</text:p>
          </table:table-cell>
          <table:table-cell/>
          <table:table-cell table:formula="of:=[Ave.BL13]" office:value-type="float" office:value="0.619372074325493">
            <text:p>0.62</text:p>
          </table:table-cell>
          <table:table-cell table:formula="of:=[Ave.CR13]" office:value-type="float" office:value="0.63802147323473">
            <text:p>0.64</text:p>
          </table:table-cell>
          <table:table-cell table:formula="of:=[Ave.JC13]" office:value-type="float" office:value="0.630412797685654">
            <text:p>0.63</text:p>
          </table:table-cell>
          <table:table-cell table:formula="of:=[Ave.RB13]" office:value-type="float" office:value="0.65272913184372">
            <text:p>0.65</text:p>
          </table:table-cell>
          <table:table-cell table:formula="of:=[Ave.WJ13]" office:value-type="float" office:value="0.626886390524525">
            <text:p>0.63</text:p>
          </table:table-cell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formula="of:=[Ave.EK14]" office:value-type="float" office:value="0.562852504087789">
            <text:p>0.56</text:p>
          </table:table-cell>
          <table:table-cell table:formula="of:=[Ave.GD14]" office:value-type="float" office:value="0.310693583980895">
            <text:p>0.31</text:p>
          </table:table-cell>
          <table:table-cell table:formula="of:=[Ave.UV14]" office:value-type="float" office:value="0.4078316324444">
            <text:p>0.41</text:p>
          </table:table-cell>
          <table:table-cell table:formula="of:=[Ave.KV14]" office:value-type="float" office:value="0.457953964802611">
            <text:p>0.46</text:p>
          </table:table-cell>
          <table:table-cell table:formula="of:=[Ave.SU14]" office:value-type="float" office:value="0.457953964802611">
            <text:p>0.46</text:p>
          </table:table-cell>
          <table:table-cell table:formula="of:=[Ave.YC14]" office:value-type="float" office:value="0.488220072757927">
            <text:p>0.49</text:p>
          </table:table-cell>
          <table:table-cell/>
          <table:table-cell table:formula="of:=[Ave.BL14]" office:value-type="float" office:value="0.607067146956464">
            <text:p>0.61</text:p>
          </table:table-cell>
          <table:table-cell table:formula="of:=[Ave.CR14]" office:value-type="float" office:value="0.473330800812007">
            <text:p>0.47</text:p>
          </table:table-cell>
          <table:table-cell table:formula="of:=[Ave.JC14]" office:value-type="float" office:value="0.593662140217859">
            <text:p>0.59</text:p>
          </table:table-cell>
          <table:table-cell table:formula="of:=[Ave.RB14]" office:value-type="float" office:value="0.593662140217859">
            <text:p>0.59</text:p>
          </table:table-cell>
          <table:table-cell table:formula="of:=[Ave.WJ14]" office:value-type="float" office:value="0.647861862159293">
            <text:p>0.65</text:p>
          </table:table-cell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0000">
            <text:p>10000</text:p>
          </table:table-cell>
          <table:table-cell table:formula="of:=[Ave.EK15]" office:value-type="float" office:value="0.0580204243179485">
            <text:p>0.06</text:p>
          </table:table-cell>
          <table:table-cell table:formula="of:=[Ave.GD15]" office:value-type="float" office:value="0.0566973335299468">
            <text:p>0.06</text:p>
          </table:table-cell>
          <table:table-cell table:formula="of:=[Ave.UV15]" office:value-type="float" office:value="0.0580204243179485">
            <text:p>0.06</text:p>
          </table:table-cell>
          <table:table-cell table:formula="of:=[Ave.KV15]" office:value-type="float" office:value="0.0422583155028205">
            <text:p>0.04</text:p>
          </table:table-cell>
          <table:table-cell table:formula="of:=[Ave.SU15]" office:value-type="float" office:value="0.0422583155028205">
            <text:p>0.04</text:p>
          </table:table-cell>
          <table:table-cell table:formula="of:=[Ave.YC15]" office:value-type="float" office:value="0.0599883221060964">
            <text:p>0.06</text:p>
          </table:table-cell>
          <table:table-cell/>
          <table:table-cell table:formula="of:=[Ave.BL15]" office:value-type="float" office:value="0.0428215673750859">
            <text:p>0.04</text:p>
          </table:table-cell>
          <table:table-cell table:formula="of:=[Ave.CR15]" office:value-type="float" office:value="0.056072033097393">
            <text:p>0.06</text:p>
          </table:table-cell>
          <table:table-cell table:formula="of:=[Ave.JC15]" office:value-type="float" office:value="0.0422583155028205">
            <text:p>0.04</text:p>
          </table:table-cell>
          <table:table-cell table:formula="of:=[Ave.RB15]" office:value-type="float" office:value="0.0422583155028205">
            <text:p>0.04</text:p>
          </table:table-cell>
          <table:table-cell table:formula="of:=[Ave.WJ15]" office:value-type="float" office:value="0.062099515457821">
            <text:p>0.06</text:p>
          </table:table-cell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500">
            <text:p>500</text:p>
          </table:table-cell>
          <table:table-cell table:formula="of:=[Ave.EK16]" office:value-type="float" office:value="0.451918074182358">
            <text:p>0.45</text:p>
          </table:table-cell>
          <table:table-cell table:formula="of:=[Ave.GD16]" office:value-type="float" office:value="0.545760214633593">
            <text:p>0.55</text:p>
          </table:table-cell>
          <table:table-cell table:formula="of:=[Ave.UV16]" office:value-type="float" office:value="0.53519153594335">
            <text:p>0.54</text:p>
          </table:table-cell>
          <table:table-cell table:formula="of:=[Ave.KV16]" office:value-type="float" office:value="0.489560433779352">
            <text:p>0.49</text:p>
          </table:table-cell>
          <table:table-cell table:formula="of:=[Ave.SU16]" office:value-type="float" office:value="0.529338859782952">
            <text:p>0.53</text:p>
          </table:table-cell>
          <table:table-cell table:formula="of:=[Ave.YC16]" office:value-type="float" office:value="0.500984040860252">
            <text:p>0.5</text:p>
          </table:table-cell>
          <table:table-cell table:style-name="ce1"/>
          <table:table-cell table:formula="of:=[Ave.BL16]" office:value-type="float" office:value="0.571684384812349">
            <text:p>0.57</text:p>
          </table:table-cell>
          <table:table-cell table:formula="of:=[Ave.CR16]" office:value-type="float" office:value="0.510572631578795">
            <text:p>0.51</text:p>
          </table:table-cell>
          <table:table-cell table:formula="of:=[Ave.JC16]" office:value-type="float" office:value="0.511257042889464">
            <text:p>0.51</text:p>
          </table:table-cell>
          <table:table-cell table:formula="of:=[Ave.RB16]" office:value-type="float" office:value="0.529338859782952">
            <text:p>0.53</text:p>
          </table:table-cell>
          <table:table-cell table:formula="of:=[Ave.WJ16]" office:value-type="float" office:value="0.500984040860252">
            <text:p>0.5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style-name="ce1" office:value-type="string">
            <text:p>Average Relative Stdev</text:p>
          </table:table-cell>
          <table:table-cell/>
          <table:table-cell table:style-name="ce1"/>
          <table:table-cell table:formula="of:=[Ave.EM2]" office:value-type="float" office:value="0.0754051239396397">
            <text:p>0.08</text:p>
          </table:table-cell>
          <table:table-cell table:formula="of:=[Ave.GF17]" office:value-type="float" office:value="0.097022954370141">
            <text:p>0.1</text:p>
          </table:table-cell>
          <table:table-cell table:formula="of:=[Ave.UX17]" office:value-type="float" office:value="0.029337076762566">
            <text:p>0.03</text:p>
          </table:table-cell>
          <table:table-cell table:formula="of:=[Ave.KX17]" office:value-type="float" office:value="0.045028394361565">
            <text:p>0.05</text:p>
          </table:table-cell>
          <table:table-cell table:formula="of:=[Ave.SW17]" office:value-type="float" office:value="0.0358681296792809">
            <text:p>0.04</text:p>
          </table:table-cell>
          <table:table-cell table:formula="of:=[Ave.YE17]" office:value-type="float" office:value="0.000482510175153414">
            <text:p>0</text:p>
          </table:table-cell>
          <table:table-cell/>
          <table:table-cell table:formula="of:=[Ave.BN17]" office:value-type="float" office:value="0.0888926696089261">
            <text:p>0.09</text:p>
          </table:table-cell>
          <table:table-cell table:formula="of:=[Ave.CT17]" office:value-type="float" office:value="0.0864854155166958">
            <text:p>0.09</text:p>
          </table:table-cell>
          <table:table-cell table:formula="of:=[Ave.JE17]" office:value-type="float" office:value="0.014984546084857">
            <text:p>0.01</text:p>
          </table:table-cell>
          <table:table-cell table:formula="of:=[Ave.RD17]" office:value-type="float" office:value="0.00406692843329004">
            <text:p>0</text:p>
          </table:table-cell>
          <table:table-cell table:formula="of:=[Ave.WK1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anks</text:p>
          </table:table-cell>
          <table:table-cell table:number-columns-repeated="2"/>
          <table:table-cell table:formula="of:=RANK([.D2]; [.$D2:.$I2])" office:value-type="float" office:value="1">
            <text:p>1</text:p>
          </table:table-cell>
          <table:table-cell table:formula="of:=RANK([.E2]; [.$D2:.$I2])" office:value-type="float" office:value="2">
            <text:p>2</text:p>
          </table:table-cell>
          <table:table-cell table:formula="of:=RANK([.F2]; [.$D2:.$I2])" office:value-type="float" office:value="2">
            <text:p>2</text:p>
          </table:table-cell>
          <table:table-cell table:formula="of:=RANK([.G2]; [.$D2:.$I2])" office:value-type="float" office:value="2">
            <text:p>2</text:p>
          </table:table-cell>
          <table:table-cell table:formula="of:=RANK([.H2]; [.$D2:.$I2])" office:value-type="float" office:value="2">
            <text:p>2</text:p>
          </table:table-cell>
          <table:table-cell table:formula="of:=RANK([.I2]; [.$D2:.$I2])" office:value-type="float" office:value="2">
            <text:p>2</text:p>
          </table:table-cell>
          <table:table-cell/>
          <table:table-cell table:formula="of:=RANK([.K2]; [.$K2:.$O2])" office:value-type="float" office:value="4">
            <text:p>4</text:p>
          </table:table-cell>
          <table:table-cell table:formula="of:=RANK([.L2]; [.$K2:.$O2])" office:value-type="float" office:value="4">
            <text:p>4</text:p>
          </table:table-cell>
          <table:table-cell table:formula="of:=RANK([.M2]; [.$K2:.$O2])" office:value-type="float" office:value="3">
            <text:p>3</text:p>
          </table:table-cell>
          <table:table-cell table:formula="of:=RANK([.N2]; [.$K2:.$O2])" office:value-type="float" office:value="2">
            <text:p>2</text:p>
          </table:table-cell>
          <table:table-cell table:formula="of:=RANK([.O2]; [.$K2:.$O2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3]; [.$D3:.$I3])" office:value-type="float" office:value="4">
            <text:p>4</text:p>
          </table:table-cell>
          <table:table-cell table:formula="of:=RANK([.E3]; [.$D3:.$I3])" office:value-type="float" office:value="2">
            <text:p>2</text:p>
          </table:table-cell>
          <table:table-cell table:formula="of:=RANK([.F3]; [.$D3:.$I3])" office:value-type="float" office:value="6">
            <text:p>6</text:p>
          </table:table-cell>
          <table:table-cell table:formula="of:=RANK([.G3]; [.$D3:.$I3])" office:value-type="float" office:value="5">
            <text:p>5</text:p>
          </table:table-cell>
          <table:table-cell table:formula="of:=RANK([.H3]; [.$D3:.$I3])" office:value-type="float" office:value="3">
            <text:p>3</text:p>
          </table:table-cell>
          <table:table-cell table:formula="of:=RANK([.I3]; [.$D3:.$I3])" office:value-type="float" office:value="1">
            <text:p>1</text:p>
          </table:table-cell>
          <table:table-cell/>
          <table:table-cell table:formula="of:=RANK([.K3]; [.$K3:.$O3])" office:value-type="float" office:value="2">
            <text:p>2</text:p>
          </table:table-cell>
          <table:table-cell table:formula="of:=RANK([.L3]; [.$K3:.$O3])" office:value-type="float" office:value="3">
            <text:p>3</text:p>
          </table:table-cell>
          <table:table-cell table:formula="of:=RANK([.M3]; [.$K3:.$O3])" office:value-type="float" office:value="5">
            <text:p>5</text:p>
          </table:table-cell>
          <table:table-cell table:formula="of:=RANK([.N3]; [.$K3:.$O3])" office:value-type="float" office:value="4">
            <text:p>4</text:p>
          </table:table-cell>
          <table:table-cell table:formula="of:=RANK([.O3]; [.$K3:.$O3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4]; [.$D4:.$I4])" office:value-type="float" office:value="6">
            <text:p>6</text:p>
          </table:table-cell>
          <table:table-cell table:formula="of:=RANK([.E4]; [.$D4:.$I4])" office:value-type="float" office:value="5">
            <text:p>5</text:p>
          </table:table-cell>
          <table:table-cell table:formula="of:=RANK([.F4]; [.$D4:.$I4])" office:value-type="float" office:value="4">
            <text:p>4</text:p>
          </table:table-cell>
          <table:table-cell table:formula="of:=RANK([.G4]; [.$D4:.$I4])" office:value-type="float" office:value="2">
            <text:p>2</text:p>
          </table:table-cell>
          <table:table-cell table:formula="of:=RANK([.H4]; [.$D4:.$I4])" office:value-type="float" office:value="1">
            <text:p>1</text:p>
          </table:table-cell>
          <table:table-cell table:formula="of:=RANK([.I4]; [.$D4:.$I4])" office:value-type="float" office:value="3">
            <text:p>3</text:p>
          </table:table-cell>
          <table:table-cell/>
          <table:table-cell table:formula="of:=RANK([.K4]; [.$K4:.$O4])" office:value-type="float" office:value="5">
            <text:p>5</text:p>
          </table:table-cell>
          <table:table-cell table:formula="of:=RANK([.L4]; [.$K4:.$O4])" office:value-type="float" office:value="4">
            <text:p>4</text:p>
          </table:table-cell>
          <table:table-cell table:formula="of:=RANK([.M4]; [.$K4:.$O4])" office:value-type="float" office:value="2">
            <text:p>2</text:p>
          </table:table-cell>
          <table:table-cell table:formula="of:=RANK([.N4]; [.$K4:.$O4])" office:value-type="float" office:value="2">
            <text:p>2</text:p>
          </table:table-cell>
          <table:table-cell table:formula="of:=RANK([.O4]; [.$K4:.$O4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5]; [.$D5:.$I5])" office:value-type="float" office:value="6">
            <text:p>6</text:p>
          </table:table-cell>
          <table:table-cell table:formula="of:=RANK([.E5]; [.$D5:.$I5])" office:value-type="float" office:value="2">
            <text:p>2</text:p>
          </table:table-cell>
          <table:table-cell table:formula="of:=RANK([.F5]; [.$D5:.$I5])" office:value-type="float" office:value="3">
            <text:p>3</text:p>
          </table:table-cell>
          <table:table-cell table:formula="of:=RANK([.G5]; [.$D5:.$I5])" office:value-type="float" office:value="4">
            <text:p>4</text:p>
          </table:table-cell>
          <table:table-cell table:formula="of:=RANK([.H5]; [.$D5:.$I5])" office:value-type="float" office:value="5">
            <text:p>5</text:p>
          </table:table-cell>
          <table:table-cell table:formula="of:=RANK([.I5]; [.$D5:.$I5])" office:value-type="float" office:value="1">
            <text:p>1</text:p>
          </table:table-cell>
          <table:table-cell/>
          <table:table-cell table:formula="of:=RANK([.K5]; [.$K5:.$O5])" office:value-type="float" office:value="5">
            <text:p>5</text:p>
          </table:table-cell>
          <table:table-cell table:formula="of:=RANK([.L5]; [.$K5:.$O5])" office:value-type="float" office:value="4">
            <text:p>4</text:p>
          </table:table-cell>
          <table:table-cell table:formula="of:=RANK([.M5]; [.$K5:.$O5])" office:value-type="float" office:value="2">
            <text:p>2</text:p>
          </table:table-cell>
          <table:table-cell table:formula="of:=RANK([.N5]; [.$K5:.$O5])" office:value-type="float" office:value="3">
            <text:p>3</text:p>
          </table:table-cell>
          <table:table-cell table:formula="of:=RANK([.O5]; [.$K5:.$O5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6]; [.$D6:.$I6])" office:value-type="float" office:value="6">
            <text:p>6</text:p>
          </table:table-cell>
          <table:table-cell table:formula="of:=RANK([.E6]; [.$D6:.$I6])" office:value-type="float" office:value="4">
            <text:p>4</text:p>
          </table:table-cell>
          <table:table-cell table:formula="of:=RANK([.F6]; [.$D6:.$I6])" office:value-type="float" office:value="5">
            <text:p>5</text:p>
          </table:table-cell>
          <table:table-cell table:formula="of:=RANK([.G6]; [.$D6:.$I6])" office:value-type="float" office:value="2">
            <text:p>2</text:p>
          </table:table-cell>
          <table:table-cell table:formula="of:=RANK([.H6]; [.$D6:.$I6])" office:value-type="float" office:value="2">
            <text:p>2</text:p>
          </table:table-cell>
          <table:table-cell table:formula="of:=RANK([.I6]; [.$D6:.$I6])" office:value-type="float" office:value="1">
            <text:p>1</text:p>
          </table:table-cell>
          <table:table-cell/>
          <table:table-cell table:formula="of:=RANK([.K6]; [.$K6:.$O6])" office:value-type="float" office:value="4">
            <text:p>4</text:p>
          </table:table-cell>
          <table:table-cell table:formula="of:=RANK([.L6]; [.$K6:.$O6])" office:value-type="float" office:value="5">
            <text:p>5</text:p>
          </table:table-cell>
          <table:table-cell table:formula="of:=RANK([.M6]; [.$K6:.$O6])" office:value-type="float" office:value="2">
            <text:p>2</text:p>
          </table:table-cell>
          <table:table-cell table:formula="of:=RANK([.N6]; [.$K6:.$O6])" office:value-type="float" office:value="2">
            <text:p>2</text:p>
          </table:table-cell>
          <table:table-cell table:formula="of:=RANK([.O6]; [.$K6:.$O6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7]; [.$D7:.$I7])" office:value-type="float" office:value="1">
            <text:p>1</text:p>
          </table:table-cell>
          <table:table-cell table:formula="of:=RANK([.E7]; [.$D7:.$I7])" office:value-type="float" office:value="3">
            <text:p>3</text:p>
          </table:table-cell>
          <table:table-cell table:formula="of:=RANK([.F7]; [.$D7:.$I7])" office:value-type="float" office:value="4">
            <text:p>4</text:p>
          </table:table-cell>
          <table:table-cell table:formula="of:=RANK([.G7]; [.$D7:.$I7])" office:value-type="float" office:value="5">
            <text:p>5</text:p>
          </table:table-cell>
          <table:table-cell table:formula="of:=RANK([.H7]; [.$D7:.$I7])" office:value-type="float" office:value="5">
            <text:p>5</text:p>
          </table:table-cell>
          <table:table-cell table:formula="of:=RANK([.I7]; [.$D7:.$I7])" office:value-type="float" office:value="2">
            <text:p>2</text:p>
          </table:table-cell>
          <table:table-cell/>
          <table:table-cell table:formula="of:=RANK([.K7]; [.$K7:.$O7])" office:value-type="float" office:value="3">
            <text:p>3</text:p>
          </table:table-cell>
          <table:table-cell table:formula="of:=RANK([.L7]; [.$K7:.$O7])" office:value-type="float" office:value="2">
            <text:p>2</text:p>
          </table:table-cell>
          <table:table-cell table:formula="of:=RANK([.M7]; [.$K7:.$O7])" office:value-type="float" office:value="4">
            <text:p>4</text:p>
          </table:table-cell>
          <table:table-cell table:formula="of:=RANK([.N7]; [.$K7:.$O7])" office:value-type="float" office:value="4">
            <text:p>4</text:p>
          </table:table-cell>
          <table:table-cell table:formula="of:=RANK([.O7]; [.$K7:.$O7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8]; [.$D8:.$I8])" office:value-type="float" office:value="4">
            <text:p>4</text:p>
          </table:table-cell>
          <table:table-cell table:formula="of:=RANK([.E8]; [.$D8:.$I8])" office:value-type="float" office:value="5">
            <text:p>5</text:p>
          </table:table-cell>
          <table:table-cell table:formula="of:=RANK([.F8]; [.$D8:.$I8])" office:value-type="float" office:value="3">
            <text:p>3</text:p>
          </table:table-cell>
          <table:table-cell table:formula="of:=RANK([.G8]; [.$D8:.$I8])" office:value-type="float" office:value="2">
            <text:p>2</text:p>
          </table:table-cell>
          <table:table-cell table:formula="of:=RANK([.H8]; [.$D8:.$I8])" office:value-type="float" office:value="1">
            <text:p>1</text:p>
          </table:table-cell>
          <table:table-cell table:formula="of:=RANK([.I8]; [.$D8:.$I8])" office:value-type="float" office:value="6">
            <text:p>6</text:p>
          </table:table-cell>
          <table:table-cell/>
          <table:table-cell table:formula="of:=RANK([.K8]; [.$K8:.$O8])" office:value-type="float" office:value="1">
            <text:p>1</text:p>
          </table:table-cell>
          <table:table-cell table:formula="of:=RANK([.L8]; [.$K8:.$O8])" office:value-type="float" office:value="2">
            <text:p>2</text:p>
          </table:table-cell>
          <table:table-cell table:formula="of:=RANK([.M8]; [.$K8:.$O8])" office:value-type="float" office:value="3">
            <text:p>3</text:p>
          </table:table-cell>
          <table:table-cell table:formula="of:=RANK([.N8]; [.$K8:.$O8])" office:value-type="float" office:value="3">
            <text:p>3</text:p>
          </table:table-cell>
          <table:table-cell table:formula="of:=RANK([.O8]; [.$K8:.$O8]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f:=RANK([.D9]; [.$D9:.$I9])" office:value-type="float" office:value="4">
            <text:p>4</text:p>
          </table:table-cell>
          <table:table-cell table:formula="of:=RANK([.E9]; [.$D9:.$I9])" office:value-type="float" office:value="3">
            <text:p>3</text:p>
          </table:table-cell>
          <table:table-cell table:formula="of:=RANK([.F9]; [.$D9:.$I9])" office:value-type="float" office:value="5">
            <text:p>5</text:p>
          </table:table-cell>
          <table:table-cell table:formula="of:=RANK([.G9]; [.$D9:.$I9])" office:value-type="float" office:value="2">
            <text:p>2</text:p>
          </table:table-cell>
          <table:table-cell table:formula="of:=RANK([.H9]; [.$D9:.$I9])" office:value-type="float" office:value="1">
            <text:p>1</text:p>
          </table:table-cell>
          <table:table-cell table:formula="of:=RANK([.I9]; [.$D9:.$I9])" office:value-type="float" office:value="6">
            <text:p>6</text:p>
          </table:table-cell>
          <table:table-cell/>
          <table:table-cell table:formula="of:=RANK([.K9]; [.$K9:.$O9])" office:value-type="float" office:value="3">
            <text:p>3</text:p>
          </table:table-cell>
          <table:table-cell table:formula="of:=RANK([.L9]; [.$K9:.$O9])" office:value-type="float" office:value="5">
            <text:p>5</text:p>
          </table:table-cell>
          <table:table-cell table:formula="of:=RANK([.M9]; [.$K9:.$O9])" office:value-type="float" office:value="2">
            <text:p>2</text:p>
          </table:table-cell>
          <table:table-cell table:formula="of:=RANK([.N9]; [.$K9:.$O9])" office:value-type="float" office:value="1">
            <text:p>1</text:p>
          </table:table-cell>
          <table:table-cell table:formula="of:=RANK([.O9]; [.$K9:.$O9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RANK([.D10]; [.$D10:.$I10])" office:value-type="float" office:value="6">
            <text:p>6</text:p>
          </table:table-cell>
          <table:table-cell table:formula="of:=RANK([.E10]; [.$D10:.$I10])" office:value-type="float" office:value="5">
            <text:p>5</text:p>
          </table:table-cell>
          <table:table-cell table:formula="of:=RANK([.F10]; [.$D10:.$I10])" office:value-type="float" office:value="2">
            <text:p>2</text:p>
          </table:table-cell>
          <table:table-cell table:formula="of:=RANK([.G10]; [.$D10:.$I10])" office:value-type="float" office:value="3">
            <text:p>3</text:p>
          </table:table-cell>
          <table:table-cell table:formula="of:=RANK([.H10]; [.$D10:.$I10])" office:value-type="float" office:value="4">
            <text:p>4</text:p>
          </table:table-cell>
          <table:table-cell table:formula="of:=RANK([.I10]; [.$D10:.$I10])" office:value-type="float" office:value="1">
            <text:p>1</text:p>
          </table:table-cell>
          <table:table-cell/>
          <table:table-cell table:formula="of:=RANK([.K10]; [.$K10:.$O10])" office:value-type="float" office:value="3">
            <text:p>3</text:p>
          </table:table-cell>
          <table:table-cell table:formula="of:=RANK([.L10]; [.$K10:.$O10])" office:value-type="float" office:value="2">
            <text:p>2</text:p>
          </table:table-cell>
          <table:table-cell table:formula="of:=RANK([.M10]; [.$K10:.$O10])" office:value-type="float" office:value="4">
            <text:p>4</text:p>
          </table:table-cell>
          <table:table-cell table:formula="of:=RANK([.N10]; [.$K10:.$O10])" office:value-type="float" office:value="5">
            <text:p>5</text:p>
          </table:table-cell>
          <table:table-cell table:formula="of:=RANK([.O10]; [.$K10:.$O10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1]; [.$D11:.$I11])" office:value-type="float" office:value="5">
            <text:p>5</text:p>
          </table:table-cell>
          <table:table-cell table:formula="of:=RANK([.E11]; [.$D11:.$I11])" office:value-type="float" office:value="4">
            <text:p>4</text:p>
          </table:table-cell>
          <table:table-cell table:formula="of:=RANK([.F11]; [.$D11:.$I11])" office:value-type="float" office:value="1">
            <text:p>1</text:p>
          </table:table-cell>
          <table:table-cell table:formula="of:=RANK([.G11]; [.$D11:.$I11])" office:value-type="float" office:value="2">
            <text:p>2</text:p>
          </table:table-cell>
          <table:table-cell table:formula="of:=RANK([.H11]; [.$D11:.$I11])" office:value-type="float" office:value="2">
            <text:p>2</text:p>
          </table:table-cell>
          <table:table-cell table:formula="of:=RANK([.I11]; [.$D11:.$I11])" office:value-type="float" office:value="6">
            <text:p>6</text:p>
          </table:table-cell>
          <table:table-cell/>
          <table:table-cell table:formula="of:=RANK([.K11]; [.$K11:.$O11])" office:value-type="float" office:value="2">
            <text:p>2</text:p>
          </table:table-cell>
          <table:table-cell table:formula="of:=RANK([.L11]; [.$K11:.$O11])" office:value-type="float" office:value="1">
            <text:p>1</text:p>
          </table:table-cell>
          <table:table-cell table:formula="of:=RANK([.M11]; [.$K11:.$O11])" office:value-type="float" office:value="3">
            <text:p>3</text:p>
          </table:table-cell>
          <table:table-cell table:formula="of:=RANK([.N11]; [.$K11:.$O11])" office:value-type="float" office:value="3">
            <text:p>3</text:p>
          </table:table-cell>
          <table:table-cell table:formula="of:=RANK([.O11]; [.$K11:.$O11]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f:=RANK([.D12]; [.$D12:.$I12])" office:value-type="float" office:value="2">
            <text:p>2</text:p>
          </table:table-cell>
          <table:table-cell table:formula="of:=RANK([.E12]; [.$D12:.$I12])" office:value-type="float" office:value="1">
            <text:p>1</text:p>
          </table:table-cell>
          <table:table-cell table:formula="of:=RANK([.F12]; [.$D12:.$I12])" office:value-type="float" office:value="5">
            <text:p>5</text:p>
          </table:table-cell>
          <table:table-cell table:formula="of:=RANK([.G12]; [.$D12:.$I12])" office:value-type="float" office:value="3">
            <text:p>3</text:p>
          </table:table-cell>
          <table:table-cell table:formula="of:=RANK([.H12]; [.$D12:.$I12])" office:value-type="float" office:value="4">
            <text:p>4</text:p>
          </table:table-cell>
          <table:table-cell table:formula="of:=RANK([.I12]; [.$D12:.$I12])" office:value-type="float" office:value="6">
            <text:p>6</text:p>
          </table:table-cell>
          <table:table-cell/>
          <table:table-cell table:formula="of:=RANK([.K12]; [.$K12:.$O12])" office:value-type="float" office:value="2">
            <text:p>2</text:p>
          </table:table-cell>
          <table:table-cell table:formula="of:=RANK([.L12]; [.$K12:.$O12])" office:value-type="float" office:value="1">
            <text:p>1</text:p>
          </table:table-cell>
          <table:table-cell table:formula="of:=RANK([.M12]; [.$K12:.$O12])" office:value-type="float" office:value="4">
            <text:p>4</text:p>
          </table:table-cell>
          <table:table-cell table:formula="of:=RANK([.N12]; [.$K12:.$O12])" office:value-type="float" office:value="4">
            <text:p>4</text:p>
          </table:table-cell>
          <table:table-cell table:formula="of:=RANK([.O12]; [.$K12:.$O12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13]; [.$D13:.$I13])" office:value-type="float" office:value="1">
            <text:p>1</text:p>
          </table:table-cell>
          <table:table-cell table:formula="of:=RANK([.E13]; [.$D13:.$I13])" office:value-type="float" office:value="4">
            <text:p>4</text:p>
          </table:table-cell>
          <table:table-cell table:formula="of:=RANK([.F13]; [.$D13:.$I13])" office:value-type="float" office:value="5">
            <text:p>5</text:p>
          </table:table-cell>
          <table:table-cell table:formula="of:=RANK([.G13]; [.$D13:.$I13])" office:value-type="float" office:value="3">
            <text:p>3</text:p>
          </table:table-cell>
          <table:table-cell table:formula="of:=RANK([.H13]; [.$D13:.$I13])" office:value-type="float" office:value="2">
            <text:p>2</text:p>
          </table:table-cell>
          <table:table-cell table:formula="of:=RANK([.I13]; [.$D13:.$I13])" office:value-type="float" office:value="6">
            <text:p>6</text:p>
          </table:table-cell>
          <table:table-cell/>
          <table:table-cell table:formula="of:=RANK([.K13]; [.$K13:.$O13])" office:value-type="float" office:value="5">
            <text:p>5</text:p>
          </table:table-cell>
          <table:table-cell table:formula="of:=RANK([.L13]; [.$K13:.$O13])" office:value-type="float" office:value="2">
            <text:p>2</text:p>
          </table:table-cell>
          <table:table-cell table:formula="of:=RANK([.M13]; [.$K13:.$O13])" office:value-type="float" office:value="3">
            <text:p>3</text:p>
          </table:table-cell>
          <table:table-cell table:formula="of:=RANK([.N13]; [.$K13:.$O13])" office:value-type="float" office:value="1">
            <text:p>1</text:p>
          </table:table-cell>
          <table:table-cell table:formula="of:=RANK([.O13]; [.$K13:.$O13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RANK([.D14]; [.$D14:.$I14])" office:value-type="float" office:value="1">
            <text:p>1</text:p>
          </table:table-cell>
          <table:table-cell table:formula="of:=RANK([.E14]; [.$D14:.$I14])" office:value-type="float" office:value="6">
            <text:p>6</text:p>
          </table:table-cell>
          <table:table-cell table:formula="of:=RANK([.F14]; [.$D14:.$I14])" office:value-type="float" office:value="5">
            <text:p>5</text:p>
          </table:table-cell>
          <table:table-cell table:formula="of:=RANK([.G14]; [.$D14:.$I14])" office:value-type="float" office:value="3">
            <text:p>3</text:p>
          </table:table-cell>
          <table:table-cell table:formula="of:=RANK([.H14]; [.$D14:.$I14])" office:value-type="float" office:value="3">
            <text:p>3</text:p>
          </table:table-cell>
          <table:table-cell table:formula="of:=RANK([.I14]; [.$D14:.$I14])" office:value-type="float" office:value="2">
            <text:p>2</text:p>
          </table:table-cell>
          <table:table-cell/>
          <table:table-cell table:formula="of:=RANK([.K14]; [.$K14:.$O14])" office:value-type="float" office:value="2">
            <text:p>2</text:p>
          </table:table-cell>
          <table:table-cell table:formula="of:=RANK([.L14]; [.$K14:.$O14])" office:value-type="float" office:value="5">
            <text:p>5</text:p>
          </table:table-cell>
          <table:table-cell table:formula="of:=RANK([.M14]; [.$K14:.$O14])" office:value-type="float" office:value="3">
            <text:p>3</text:p>
          </table:table-cell>
          <table:table-cell table:formula="of:=RANK([.N14]; [.$K14:.$O14])" office:value-type="float" office:value="3">
            <text:p>3</text:p>
          </table:table-cell>
          <table:table-cell table:formula="of:=RANK([.O14]; [.$K14:.$O14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5]; [.$D15:.$I15])" office:value-type="float" office:value="2">
            <text:p>2</text:p>
          </table:table-cell>
          <table:table-cell table:formula="of:=RANK([.E15]; [.$D15:.$I15])" office:value-type="float" office:value="4">
            <text:p>4</text:p>
          </table:table-cell>
          <table:table-cell table:formula="of:=RANK([.F15]; [.$D15:.$I15])" office:value-type="float" office:value="2">
            <text:p>2</text:p>
          </table:table-cell>
          <table:table-cell table:formula="of:=RANK([.G15]; [.$D15:.$I15])" office:value-type="float" office:value="5">
            <text:p>5</text:p>
          </table:table-cell>
          <table:table-cell table:formula="of:=RANK([.H15]; [.$D15:.$I15])" office:value-type="float" office:value="5">
            <text:p>5</text:p>
          </table:table-cell>
          <table:table-cell table:formula="of:=RANK([.I15]; [.$D15:.$I15])" office:value-type="float" office:value="1">
            <text:p>1</text:p>
          </table:table-cell>
          <table:table-cell/>
          <table:table-cell table:formula="of:=RANK([.K15]; [.$K15:.$O15])" office:value-type="float" office:value="3">
            <text:p>3</text:p>
          </table:table-cell>
          <table:table-cell table:formula="of:=RANK([.L15]; [.$K15:.$O15])" office:value-type="float" office:value="2">
            <text:p>2</text:p>
          </table:table-cell>
          <table:table-cell table:formula="of:=RANK([.M15]; [.$K15:.$O15])" office:value-type="float" office:value="4">
            <text:p>4</text:p>
          </table:table-cell>
          <table:table-cell table:formula="of:=RANK([.N15]; [.$K15:.$O15])" office:value-type="float" office:value="4">
            <text:p>4</text:p>
          </table:table-cell>
          <table:table-cell table:formula="of:=RANK([.O15]; [.$K15:.$O15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6]; [.$D16:.$I16])" office:value-type="float" office:value="6">
            <text:p>6</text:p>
          </table:table-cell>
          <table:table-cell table:formula="of:=RANK([.E16]; [.$D16:.$I16])" office:value-type="float" office:value="1">
            <text:p>1</text:p>
          </table:table-cell>
          <table:table-cell table:formula="of:=RANK([.F16]; [.$D16:.$I16])" office:value-type="float" office:value="2">
            <text:p>2</text:p>
          </table:table-cell>
          <table:table-cell table:formula="of:=RANK([.G16]; [.$D16:.$I16])" office:value-type="float" office:value="5">
            <text:p>5</text:p>
          </table:table-cell>
          <table:table-cell table:formula="of:=RANK([.H16]; [.$D16:.$I16])" office:value-type="float" office:value="3">
            <text:p>3</text:p>
          </table:table-cell>
          <table:table-cell table:formula="of:=RANK([.I16]; [.$D16:.$I16])" office:value-type="float" office:value="4">
            <text:p>4</text:p>
          </table:table-cell>
          <table:table-cell/>
          <table:table-cell table:formula="of:=RANK([.K16]; [.$K16:.$O16])" office:value-type="float" office:value="1">
            <text:p>1</text:p>
          </table:table-cell>
          <table:table-cell table:formula="of:=RANK([.L16]; [.$K16:.$O16])" office:value-type="float" office:value="4">
            <text:p>4</text:p>
          </table:table-cell>
          <table:table-cell table:formula="of:=RANK([.M16]; [.$K16:.$O16])" office:value-type="float" office:value="3">
            <text:p>3</text:p>
          </table:table-cell>
          <table:table-cell table:formula="of:=RANK([.N16]; [.$K16:.$O16])" office:value-type="float" office:value="2">
            <text:p>2</text:p>
          </table:table-cell>
          <table:table-cell table:formula="of:=RANK([.O16]; [.$K16:.$O16]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f:=AVERAGE([.D20:.D34])" office:value-type="float" office:value="3.66666666666667">
            <text:p>3.67</text:p>
          </table:table-cell>
          <table:table-cell table:formula="of:=AVERAGE([.E20:.E34])" office:value-type="float" office:value="3.4">
            <text:p>3.4</text:p>
          </table:table-cell>
          <table:table-cell table:formula="of:=AVERAGE([.F20:.F34])" office:value-type="float" office:value="3.6">
            <text:p>3.6</text:p>
          </table:table-cell>
          <table:table-cell table:formula="of:=AVERAGE([.G20:.G34])" office:value-type="float" office:value="3.2">
            <text:p>3.2</text:p>
          </table:table-cell>
          <table:table-cell table:formula="of:=AVERAGE([.H20:.H34])" office:value-type="float" office:value="2.86666666666667">
            <text:p>2.87</text:p>
          </table:table-cell>
          <table:table-cell table:formula="of:=AVERAGE([.I20:.I34])" office:value-type="float" office:value="3.2">
            <text:p>3.2</text:p>
          </table:table-cell>
          <table:table-cell/>
          <table:table-cell table:formula="of:=AVERAGE([.K20:.K34])" office:value-type="float" office:value="3">
            <text:p>3</text:p>
          </table:table-cell>
          <table:table-cell table:formula="of:=AVERAGE([.L20:.L34])" office:value-type="float" office:value="3.06666666666667">
            <text:p>3.07</text:p>
          </table:table-cell>
          <table:table-cell table:formula="of:=AVERAGE([.M20:.M34])" office:value-type="float" office:value="3.13333333333333">
            <text:p>3.13</text:p>
          </table:table-cell>
          <table:table-cell table:formula="of:=AVERAGE([.N20:.N34])" office:value-type="float" office:value="2.86666666666667">
            <text:p>2.87</text:p>
          </table:table-cell>
          <table:table-cell table:formula="of:=AVERAGE([.O20:.O34])" office:value-type="float" office:value="2.33333333333333">
            <text:p>2.33</text:p>
          </table:table-cell>
        </table:table-row>
        <table:table-row table:style-name="ro1">
          <table:table-cell table:number-columns-repeated="3"/>
          <table:table-cell table:formula="of:=RANK([.D35]; [.$D35:.$I35]; 1)" office:value-type="float" office:value="6">
            <text:p>6</text:p>
          </table:table-cell>
          <table:table-cell table:formula="of:=RANK([.E35]; [.$D35:.$I35]; 1)" office:value-type="float" office:value="4">
            <text:p>4</text:p>
          </table:table-cell>
          <table:table-cell table:formula="of:=RANK([.F35]; [.$D35:.$I35]; 1)" office:value-type="float" office:value="5">
            <text:p>5</text:p>
          </table:table-cell>
          <table:table-cell table:formula="of:=RANK([.G35]; [.$D35:.$I35]; 1)" office:value-type="float" office:value="2">
            <text:p>2</text:p>
          </table:table-cell>
          <table:table-cell table:formula="of:=RANK([.H35]; [.$D35:.$I35]; 1)" office:value-type="float" office:value="1">
            <text:p>1</text:p>
          </table:table-cell>
          <table:table-cell table:formula="of:=RANK([.I35]; [.$D35:.$I35]; 1)" office:value-type="float" office:value="2">
            <text:p>2</text:p>
          </table:table-cell>
          <table:table-cell/>
          <table:table-cell table:formula="of:=RANK([.K35]; [.$K35:.$O35]; 1)" office:value-type="float" office:value="3">
            <text:p>3</text:p>
          </table:table-cell>
          <table:table-cell table:formula="of:=RANK([.L35]; [.$K35:.$O35]; 1)" office:value-type="float" office:value="4">
            <text:p>4</text:p>
          </table:table-cell>
          <table:table-cell table:formula="of:=RANK([.M35]; [.$K35:.$O35]; 1)" office:value-type="float" office:value="5">
            <text:p>5</text:p>
          </table:table-cell>
          <table:table-cell table:formula="of:=RANK([.N35]; [.$K35:.$O35]; 1)" office:value-type="float" office:value="2">
            <text:p>2</text:p>
          </table:table-cell>
          <table:table-cell table:formula="of:=RANK([.O35]; [.$K35:.$O35]; 1)" office:value-type="float" office:value="1">
            <text:p>1</text:p>
          </table:table-cell>
        </table:table-row>
      </table:table>
      <table:table table:name="Stab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D</text:p>
          </table:table-cell>
          <table:table-cell office:value-type="string">
            <text:p>kMeansPP01Gap</text:p>
          </table:table-cell>
          <table:table-cell office:value-type="string">
            <text:p>kMeansPPSimpSil</text:p>
          </table:table-cell>
          <table:table-cell office:value-type="string">
            <text:p>kMeansPPR10SimpSil</text:p>
          </table:table-cell>
          <table:table-cell office:value-type="string">
            <text:p>kMed01SimpSil</text:p>
          </table:table-cell>
          <table:table-cell table:style-name="ce2" office:value-type="string">
            <text:p>kMed01R10SimpSi</text:p>
          </table:table-cell>
          <table:table-cell/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0.710775425382356">
            <text:p>0.71</text:p>
          </table:table-cell>
          <table:table-cell office:value-type="float" office:value="0.98416520407934">
            <text:p>0.98</text:p>
          </table:table-cell>
          <table:table-cell office:value-type="float" office:value="0.984573750861486">
            <text:p>0.98</text:p>
          </table:table-cell>
          <table:table-cell office:value-type="float" office:value="0.984962006887682">
            <text:p>0.98</text:p>
          </table:table-cell>
          <table:table-cell office:value-type="float" office:value="0.982232860654091">
            <text:p>0.98</text:p>
          </table:table-cell>
          <table:table-cell/>
          <table:table-cell office:value-type="float" office:value="0.79203827942808">
            <text:p>0.79</text:p>
          </table:table-cell>
          <table:table-cell office:value-type="float" office:value="0.879041819640012">
            <text:p>0.88</text:p>
          </table:table-cell>
          <table:table-cell office:value-type="float" office:value="0.7945103405269">
            <text:p>0.79</text:p>
          </table:table-cell>
          <table:table-cell office:value-type="float" office:value="0.794509303552425">
            <text:p>0.79</text:p>
          </table:table-cell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64">
            <text:p>64</text:p>
          </table:table-cell>
          <table:table-cell office:value-type="float" office:value="0.618676431489104">
            <text:p>0.62</text:p>
          </table:table-cell>
          <table:table-cell office:value-type="float" office:value="0.601694711503603">
            <text:p>0.6</text:p>
          </table:table-cell>
          <table:table-cell office:value-type="float" office:value="0.973913277853349">
            <text:p>0.97</text:p>
          </table:table-cell>
          <table:table-cell office:value-type="float" office:value="0.503362211996705">
            <text:p>0.5</text:p>
          </table:table-cell>
          <table:table-cell office:value-type="float" office:value="0.499613165806956">
            <text:p>0.5</text:p>
          </table:table-cell>
          <table:table-cell/>
          <table:table-cell office:value-type="float" office:value="0.758918482410609">
            <text:p>0.76</text:p>
          </table:table-cell>
          <table:table-cell office:value-type="float" office:value="0.85839728063025">
            <text:p>0.86</text:p>
          </table:table-cell>
          <table:table-cell office:value-type="float" office:value="0.704175687968512">
            <text:p>0.7</text:p>
          </table:table-cell>
          <table:table-cell office:value-type="float" office:value="0.72487345111278">
            <text:p>0.72</text:p>
          </table:table-cell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856">
            <text:p>856</text:p>
          </table:table-cell>
          <table:table-cell office:value-type="float" office:value="0.756896668961147">
            <text:p>0.76</text:p>
          </table:table-cell>
          <table:table-cell office:value-type="float" office:value="0.931206312524318">
            <text:p>0.93</text:p>
          </table:table-cell>
          <table:table-cell office:value-type="float" office:value="0.768781578982789">
            <text:p>0.77</text:p>
          </table:table-cell>
          <table:table-cell office:value-type="float" office:value="0.447996748391803">
            <text:p>0.45</text:p>
          </table:table-cell>
          <table:table-cell office:value-type="float" office:value="0.491669945655715">
            <text:p>0.49</text:p>
          </table:table-cell>
          <table:table-cell/>
          <table:table-cell office:value-type="float" office:value="0.230736525394673">
            <text:p>0.23</text:p>
          </table:table-cell>
          <table:table-cell office:value-type="float" office:value="0.430160156610022">
            <text:p>0.43</text:p>
          </table:table-cell>
          <table:table-cell office:value-type="float" office:value="0.750139479323225">
            <text:p>0.75</text:p>
          </table:table-cell>
          <table:table-cell office:value-type="float" office:value="0.717200796728437">
            <text:p>0.72</text:p>
          </table:table-cell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office:value-type="float" office:value="0.484133026781687">
            <text:p>0.48</text:p>
          </table:table-cell>
          <table:table-cell office:value-type="float" office:value="0.811181818645112">
            <text:p>0.81</text:p>
          </table:table-cell>
          <table:table-cell office:value-type="float" office:value="0.825243652624246">
            <text:p>0.83</text:p>
          </table:table-cell>
          <table:table-cell office:value-type="float" office:value="0.588183974946863">
            <text:p>0.59</text:p>
          </table:table-cell>
          <table:table-cell office:value-type="float" office:value="0.573910833233739">
            <text:p>0.57</text:p>
          </table:table-cell>
          <table:table-cell/>
          <table:table-cell office:value-type="float" office:value="0.936082878449313">
            <text:p>0.94</text:p>
          </table:table-cell>
          <table:table-cell office:value-type="float" office:value="0.955348262314113">
            <text:p>0.96</text:p>
          </table:table-cell>
          <table:table-cell office:value-type="float" office:value="0.834626041201758">
            <text:p>0.83</text:p>
          </table:table-cell>
          <table:table-cell office:value-type="float" office:value="0.853391448995326">
            <text:p>0.85</text:p>
          </table:table-cell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 office:value-type="float" office:value="0.748648718075958">
            <text:p>0.75</text:p>
          </table:table-cell>
          <table:table-cell office:value-type="float" office:value="0.898563642272787">
            <text:p>0.9</text:p>
          </table:table-cell>
          <table:table-cell office:value-type="float" office:value="0.960008412955227">
            <text:p>0.96</text:p>
          </table:table-cell>
          <table:table-cell office:value-type="float" office:value="0.869786772643908">
            <text:p>0.87</text:p>
          </table:table-cell>
          <table:table-cell office:value-type="float" office:value="0.87233893106599">
            <text:p>0.87</text:p>
          </table:table-cell>
          <table:table-cell/>
          <table:table-cell office:value-type="float" office:value="0.918178075476101">
            <text:p>0.92</text:p>
          </table:table-cell>
          <table:table-cell office:value-type="float" office:value="0.958616684130625">
            <text:p>0.96</text:p>
          </table:table-cell>
          <table:table-cell office:value-type="float" office:value="0.888468515714346">
            <text:p>0.89</text:p>
          </table:table-cell>
          <table:table-cell office:value-type="float" office:value="0.869909536192148">
            <text:p>0.87</text:p>
          </table:table-cell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0.670590767519323">
            <text:p>0.67</text:p>
          </table:table-cell>
          <table:table-cell office:value-type="float" office:value="0.856681232333955">
            <text:p>0.86</text:p>
          </table:table-cell>
          <table:table-cell office:value-type="float" office:value="0.987981494886973">
            <text:p>0.99</text:p>
          </table:table-cell>
          <table:table-cell office:value-type="float" office:value="0.926084369357462">
            <text:p>0.93</text:p>
          </table:table-cell>
          <table:table-cell office:value-type="float" office:value="0.924542850683215">
            <text:p>0.92</text:p>
          </table:table-cell>
          <table:table-cell/>
          <table:table-cell office:value-type="float" office:value="0.615948822748243">
            <text:p>0.62</text:p>
          </table:table-cell>
          <table:table-cell office:value-type="float" office:value="0.721049827536176">
            <text:p>0.72</text:p>
          </table:table-cell>
          <table:table-cell office:value-type="float" office:value="0.677272185850372">
            <text:p>0.68</text:p>
          </table:table-cell>
          <table:table-cell office:value-type="float" office:value="0.688331506582771">
            <text:p>0.69</text:p>
          </table:table-cell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0.651884110211162">
            <text:p>0.65</text:p>
          </table:table-cell>
          <table:table-cell office:value-type="float" office:value="0.647771013317278">
            <text:p>0.65</text:p>
          </table:table-cell>
          <table:table-cell office:value-type="float" office:value="0.797567052815048">
            <text:p>0.8</text:p>
          </table:table-cell>
          <table:table-cell office:value-type="float" office:value="0.776890055742761">
            <text:p>0.78</text:p>
          </table:table-cell>
          <table:table-cell office:value-type="float" office:value="0.781119016425952">
            <text:p>0.78</text:p>
          </table:table-cell>
          <table:table-cell/>
          <table:table-cell office:value-type="float" office:value="0.644100647550042">
            <text:p>0.64</text:p>
          </table:table-cell>
          <table:table-cell office:value-type="float" office:value="0.972767649735429">
            <text:p>0.97</text:p>
          </table:table-cell>
          <table:table-cell office:value-type="float" office:value="0.948433552667562">
            <text:p>0.95</text:p>
          </table:table-cell>
          <table:table-cell office:value-type="float" office:value="0.939311753997138">
            <text:p>0.94</text:p>
          </table:table-cell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office:value-type="float" office:value="16">
            <text:p>16</text:p>
          </table:table-cell>
          <table:table-cell office:value-type="float" office:value="0.688381663542377">
            <text:p>0.69</text:p>
          </table:table-cell>
          <table:table-cell office:value-type="float" office:value="0.97860892767707">
            <text:p>0.98</text:p>
          </table:table-cell>
          <table:table-cell office:value-type="float" office:value="0.979724827234329">
            <text:p>0.98</text:p>
          </table:table-cell>
          <table:table-cell office:value-type="float" office:value="0.719092124005065">
            <text:p>0.72</text:p>
          </table:table-cell>
          <table:table-cell office:value-type="float" office:value="0.763010787965367">
            <text:p>0.76</text:p>
          </table:table-cell>
          <table:table-cell/>
          <table:table-cell office:value-type="float" office:value="0.574472128890696">
            <text:p>0.57</text:p>
          </table:table-cell>
          <table:table-cell office:value-type="float" office:value="0.64958616466599">
            <text:p>0.65</text:p>
          </table:table-cell>
          <table:table-cell office:value-type="float" office:value="0.418087487675568">
            <text:p>0.42</text:p>
          </table:table-cell>
          <table:table-cell office:value-type="float" office:value="0.44489852246028">
            <text:p>0.44</text:p>
          </table:table-cell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office:value-type="float" office:value="8">
            <text:p>8</text:p>
          </table:table-cell>
          <table:table-cell office:value-type="float" office:value="0.571302937353838">
            <text:p>0.57</text:p>
          </table:table-cell>
          <table:table-cell office:value-type="float" office:value="0.760203545333431">
            <text:p>0.76</text:p>
          </table:table-cell>
          <table:table-cell office:value-type="float" office:value="0.861632083277316">
            <text:p>0.86</text:p>
          </table:table-cell>
          <table:table-cell office:value-type="float" office:value="0.585330506638703">
            <text:p>0.59</text:p>
          </table:table-cell>
          <table:table-cell office:value-type="float" office:value="0.665246728613469">
            <text:p>0.67</text:p>
          </table:table-cell>
          <table:table-cell/>
          <table:table-cell office:value-type="float" office:value="0.839625327694697">
            <text:p>0.84</text:p>
          </table:table-cell>
          <table:table-cell office:value-type="float" office:value="0.889460036287192">
            <text:p>0.89</text:p>
          </table:table-cell>
          <table:table-cell office:value-type="float" office:value="0.632835178431312">
            <text:p>0.63</text:p>
          </table:table-cell>
          <table:table-cell office:value-type="float" office:value="0.663396571630002">
            <text:p>0.66</text:p>
          </table:table-cell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office:value-type="float" office:value="57">
            <text:p>57</text:p>
          </table:table-cell>
          <table:table-cell office:value-type="float" office:value="0.899856333909739">
            <text:p>0.9</text:p>
          </table:table-cell>
          <table:table-cell office:value-type="float" office:value="0.961397205727108">
            <text:p>0.96</text:p>
          </table:table-cell>
          <table:table-cell office:value-type="float" office:value="0.98158916406826">
            <text:p>0.98</text:p>
          </table:table-cell>
          <table:table-cell office:value-type="float" office:value="0.990713761228299">
            <text:p>0.99</text:p>
          </table:table-cell>
          <table:table-cell office:value-type="float" office:value="1">
            <text:p>1</text:p>
          </table:table-cell>
          <table:table-cell/>
          <table:table-cell office:value-type="float" office:value="0.921643307047754">
            <text:p>0.92</text:p>
          </table:table-cell>
          <table:table-cell office:value-type="float" office:value="0.982091046564545">
            <text:p>0.98</text:p>
          </table:table-cell>
          <table:table-cell office:value-type="float" office:value="0.993126147536458">
            <text:p>0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office:value-type="float" office:value="22">
            <text:p>22</text:p>
          </table:table-cell>
          <table:table-cell office:value-type="float" office:value="0.514459815377318">
            <text:p>0.51</text:p>
          </table:table-cell>
          <table:table-cell office:value-type="float" office:value="0.530212694170113">
            <text:p>0.53</text:p>
          </table:table-cell>
          <table:table-cell office:value-type="float" office:value="0.528581303297793">
            <text:p>0.53</text:p>
          </table:table-cell>
          <table:table-cell office:value-type="float" office:value="0.401009996043295">
            <text:p>0.4</text:p>
          </table:table-cell>
          <table:table-cell office:value-type="float" office:value="0.409849492807108">
            <text:p>0.41</text:p>
          </table:table-cell>
          <table:table-cell/>
          <table:table-cell office:value-type="float" office:value="0.453227365641521">
            <text:p>0.45</text:p>
          </table:table-cell>
          <table:table-cell office:value-type="float" office:value="0.484918345222737">
            <text:p>0.48</text:p>
          </table:table-cell>
          <table:table-cell office:value-type="float" office:value="0.359147080566871">
            <text:p>0.36</text:p>
          </table:table-cell>
          <table:table-cell office:value-type="float" office:value="0.386243752853416">
            <text:p>0.39</text:p>
          </table:table-cell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office:value-type="float" office:value="36">
            <text:p>36</text:p>
          </table:table-cell>
          <table:table-cell office:value-type="float" office:value="0.729907050428936">
            <text:p>0.73</text:p>
          </table:table-cell>
          <table:table-cell office:value-type="float" office:value="0.857564718737124">
            <text:p>0.86</text:p>
          </table:table-cell>
          <table:table-cell office:value-type="float" office:value="0.988142378855046">
            <text:p>0.99</text:p>
          </table:table-cell>
          <table:table-cell office:value-type="float" office:value="0.89181500700384">
            <text:p>0.89</text:p>
          </table:table-cell>
          <table:table-cell office:value-type="float" office:value="0.937703321063725">
            <text:p>0.94</text:p>
          </table:table-cell>
          <table:table-cell/>
          <table:table-cell office:value-type="float" office:value="0.829920167678836">
            <text:p>0.83</text:p>
          </table:table-cell>
          <table:table-cell office:value-type="float" office:value="0.955700733181534">
            <text:p>0.96</text:p>
          </table:table-cell>
          <table:table-cell office:value-type="float" office:value="0.830570699926966">
            <text:p>0.83</text:p>
          </table:table-cell>
          <table:table-cell office:value-type="float" office:value="0.905312192529077">
            <text:p>0.91</text:p>
          </table:table-cell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0.673615121377075">
            <text:p>0.67</text:p>
          </table:table-cell>
          <table:table-cell office:value-type="float" office:value="0.830003482582896">
            <text:p>0.83</text:p>
          </table:table-cell>
          <table:table-cell office:value-type="float" office:value="0.868702182714372">
            <text:p>0.87</text:p>
          </table:table-cell>
          <table:table-cell office:value-type="float" office:value="0.852716992675795">
            <text:p>0.85</text:p>
          </table:table-cell>
          <table:table-cell office:value-type="float" office:value="0.873393704450107">
            <text:p>0.87</text:p>
          </table:table-cell>
          <table:table-cell/>
          <table:table-cell office:value-type="float" office:value="0.696990777374984">
            <text:p>0.7</text:p>
          </table:table-cell>
          <table:table-cell office:value-type="float" office:value="0.877710394987432">
            <text:p>0.88</text:p>
          </table:table-cell>
          <table:table-cell office:value-type="float" office:value="0.658798622221581">
            <text:p>0.66</text:p>
          </table:table-cell>
          <table:table-cell office:value-type="float" office:value="0.695589319110121">
            <text:p>0.7</text:p>
          </table:table-cell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0000">
            <text:p>10000</text:p>
          </table:table-cell>
          <table:table-cell office:value-type="float" office:value="0.661071636072674">
            <text:p>0.66</text:p>
          </table:table-cell>
          <table:table-cell office:value-type="float" office:value="0.730870834575364">
            <text:p>0.73</text:p>
          </table:table-cell>
          <table:table-cell office:value-type="float" office:value="0.943329865224701">
            <text:p>0.94</text:p>
          </table:table-cell>
          <table:table-cell office:value-type="float" office:value="0.722017083264977">
            <text:p>0.72</text:p>
          </table:table-cell>
          <table:table-cell office:value-type="float" office:value="0.723199493690686">
            <text:p>0.72</text:p>
          </table:table-cell>
          <table:table-cell/>
          <table:table-cell office:value-type="float" office:value="0.640883120700481">
            <text:p>0.64</text:p>
          </table:table-cell>
          <table:table-cell office:value-type="float" office:value="0.860481207694264">
            <text:p>0.86</text:p>
          </table:table-cell>
          <table:table-cell office:value-type="float" office:value="0.790702367278483">
            <text:p>0.79</text:p>
          </table:table-cell>
          <table:table-cell office:value-type="float" office:value="0.735553986603788">
            <text:p>0.74</text:p>
          </table:table-cell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500">
            <text:p>500</text:p>
          </table:table-cell>
          <table:table-cell office:value-type="float" office:value="0.593126297611044">
            <text:p>0.59</text:p>
          </table:table-cell>
          <table:table-cell office:value-type="float" office:value="0.723544050202876">
            <text:p>0.72</text:p>
          </table:table-cell>
          <table:table-cell office:value-type="float" office:value="0.740949199204637">
            <text:p>0.74</text:p>
          </table:table-cell>
          <table:table-cell office:value-type="float" office:value="0.610501126275112">
            <text:p>0.61</text:p>
          </table:table-cell>
          <table:table-cell office:value-type="float" office:value="0.652990987031582">
            <text:p>0.65</text:p>
          </table:table-cell>
          <table:table-cell table:style-name="ce1"/>
          <table:table-cell office:value-type="float" office:value="0.66816289375085">
            <text:p>0.67</text:p>
          </table:table-cell>
          <table:table-cell office:value-type="float" office:value="0.754066694973446">
            <text:p>0.75</text:p>
          </table:table-cell>
          <table:table-cell office:value-type="float" office:value="0.591627609115405">
            <text:p>0.59</text:p>
          </table:table-cell>
          <table:table-cell office:value-type="float" office:value="0.645124570010812">
            <text:p>0.65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office:value-type="string">
            <text:p>Ranks</text:p>
          </table:table-cell>
          <table:table-cell table:number-columns-repeated="2"/>
          <table:table-cell table:formula="of:=RANK([.D2]; [.$D2:.$H2])" office:value-type="float" office:value="5">
            <text:p>5</text:p>
          </table:table-cell>
          <table:table-cell table:formula="of:=RANK([.E2]; [.$D2:.$H2])" office:value-type="float" office:value="3">
            <text:p>3</text:p>
          </table:table-cell>
          <table:table-cell table:formula="of:=RANK([.F2]; [.$D2:.$H2])" office:value-type="float" office:value="2">
            <text:p>2</text:p>
          </table:table-cell>
          <table:table-cell table:formula="of:=RANK([.G2]; [.$D2:.$H2])" office:value-type="float" office:value="1">
            <text:p>1</text:p>
          </table:table-cell>
          <table:table-cell table:formula="of:=RANK([.H2]; [.$D2:.$H2])" office:value-type="float" office:value="4">
            <text:p>4</text:p>
          </table:table-cell>
          <table:table-cell/>
          <table:table-cell table:formula="of:=RANK([.J2]; [.$J2:.$M2])" office:value-type="float" office:value="4">
            <text:p>4</text:p>
          </table:table-cell>
          <table:table-cell table:formula="of:=RANK([.K2]; [.$J2:.$M2])" office:value-type="float" office:value="1">
            <text:p>1</text:p>
          </table:table-cell>
          <table:table-cell table:formula="of:=RANK([.L2]; [.$J2:.$M2])" office:value-type="float" office:value="2">
            <text:p>2</text:p>
          </table:table-cell>
          <table:table-cell table:formula="of:=RANK([.M2]; [.$J2:.$M2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3]; [.$D3:.$H3])" office:value-type="float" office:value="2">
            <text:p>2</text:p>
          </table:table-cell>
          <table:table-cell table:formula="of:=RANK([.E3]; [.$D3:.$H3])" office:value-type="float" office:value="3">
            <text:p>3</text:p>
          </table:table-cell>
          <table:table-cell table:formula="of:=RANK([.F3]; [.$D3:.$H3])" office:value-type="float" office:value="1">
            <text:p>1</text:p>
          </table:table-cell>
          <table:table-cell table:formula="of:=RANK([.G3]; [.$D3:.$H3])" office:value-type="float" office:value="4">
            <text:p>4</text:p>
          </table:table-cell>
          <table:table-cell table:formula="of:=RANK([.H3]; [.$D3:.$H3])" office:value-type="float" office:value="5">
            <text:p>5</text:p>
          </table:table-cell>
          <table:table-cell/>
          <table:table-cell table:formula="of:=RANK([.J3]; [.$J3:.$M3])" office:value-type="float" office:value="2">
            <text:p>2</text:p>
          </table:table-cell>
          <table:table-cell table:formula="of:=RANK([.K3]; [.$J3:.$M3])" office:value-type="float" office:value="1">
            <text:p>1</text:p>
          </table:table-cell>
          <table:table-cell table:formula="of:=RANK([.L3]; [.$J3:.$M3])" office:value-type="float" office:value="4">
            <text:p>4</text:p>
          </table:table-cell>
          <table:table-cell table:formula="of:=RANK([.M3]; [.$J3:.$M3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4]; [.$D4:.$H4])" office:value-type="float" office:value="3">
            <text:p>3</text:p>
          </table:table-cell>
          <table:table-cell table:formula="of:=RANK([.E4]; [.$D4:.$H4])" office:value-type="float" office:value="1">
            <text:p>1</text:p>
          </table:table-cell>
          <table:table-cell table:formula="of:=RANK([.F4]; [.$D4:.$H4])" office:value-type="float" office:value="2">
            <text:p>2</text:p>
          </table:table-cell>
          <table:table-cell table:formula="of:=RANK([.G4]; [.$D4:.$H4])" office:value-type="float" office:value="5">
            <text:p>5</text:p>
          </table:table-cell>
          <table:table-cell table:formula="of:=RANK([.H4]; [.$D4:.$H4])" office:value-type="float" office:value="4">
            <text:p>4</text:p>
          </table:table-cell>
          <table:table-cell/>
          <table:table-cell table:formula="of:=RANK([.J4]; [.$J4:.$M4])" office:value-type="float" office:value="4">
            <text:p>4</text:p>
          </table:table-cell>
          <table:table-cell table:formula="of:=RANK([.K4]; [.$J4:.$M4])" office:value-type="float" office:value="3">
            <text:p>3</text:p>
          </table:table-cell>
          <table:table-cell table:formula="of:=RANK([.L4]; [.$J4:.$M4])" office:value-type="float" office:value="1">
            <text:p>1</text:p>
          </table:table-cell>
          <table:table-cell table:formula="of:=RANK([.M4]; [.$J4:.$M4])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RANK([.D5]; [.$D5:.$H5])" office:value-type="float" office:value="5">
            <text:p>5</text:p>
          </table:table-cell>
          <table:table-cell table:formula="of:=RANK([.E5]; [.$D5:.$H5])" office:value-type="float" office:value="2">
            <text:p>2</text:p>
          </table:table-cell>
          <table:table-cell table:formula="of:=RANK([.F5]; [.$D5:.$H5])" office:value-type="float" office:value="1">
            <text:p>1</text:p>
          </table:table-cell>
          <table:table-cell table:formula="of:=RANK([.G5]; [.$D5:.$H5])" office:value-type="float" office:value="3">
            <text:p>3</text:p>
          </table:table-cell>
          <table:table-cell table:formula="of:=RANK([.H5]; [.$D5:.$H5])" office:value-type="float" office:value="4">
            <text:p>4</text:p>
          </table:table-cell>
          <table:table-cell/>
          <table:table-cell table:formula="of:=RANK([.J5]; [.$J5:.$M5])" office:value-type="float" office:value="2">
            <text:p>2</text:p>
          </table:table-cell>
          <table:table-cell table:formula="of:=RANK([.K5]; [.$J5:.$M5])" office:value-type="float" office:value="1">
            <text:p>1</text:p>
          </table:table-cell>
          <table:table-cell table:formula="of:=RANK([.L5]; [.$J5:.$M5])" office:value-type="float" office:value="4">
            <text:p>4</text:p>
          </table:table-cell>
          <table:table-cell table:formula="of:=RANK([.M5]; [.$J5:.$M5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6]; [.$D6:.$H6])" office:value-type="float" office:value="5">
            <text:p>5</text:p>
          </table:table-cell>
          <table:table-cell table:formula="of:=RANK([.E6]; [.$D6:.$H6])" office:value-type="float" office:value="2">
            <text:p>2</text:p>
          </table:table-cell>
          <table:table-cell table:formula="of:=RANK([.F6]; [.$D6:.$H6])" office:value-type="float" office:value="1">
            <text:p>1</text:p>
          </table:table-cell>
          <table:table-cell table:formula="of:=RANK([.G6]; [.$D6:.$H6])" office:value-type="float" office:value="4">
            <text:p>4</text:p>
          </table:table-cell>
          <table:table-cell table:formula="of:=RANK([.H6]; [.$D6:.$H6])" office:value-type="float" office:value="3">
            <text:p>3</text:p>
          </table:table-cell>
          <table:table-cell/>
          <table:table-cell table:formula="of:=RANK([.J6]; [.$J6:.$M6])" office:value-type="float" office:value="2">
            <text:p>2</text:p>
          </table:table-cell>
          <table:table-cell table:formula="of:=RANK([.K6]; [.$J6:.$M6])" office:value-type="float" office:value="1">
            <text:p>1</text:p>
          </table:table-cell>
          <table:table-cell table:formula="of:=RANK([.L6]; [.$J6:.$M6])" office:value-type="float" office:value="3">
            <text:p>3</text:p>
          </table:table-cell>
          <table:table-cell table:formula="of:=RANK([.M6]; [.$J6:.$M6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RANK([.D7]; [.$D7:.$H7])" office:value-type="float" office:value="5">
            <text:p>5</text:p>
          </table:table-cell>
          <table:table-cell table:formula="of:=RANK([.E7]; [.$D7:.$H7])" office:value-type="float" office:value="4">
            <text:p>4</text:p>
          </table:table-cell>
          <table:table-cell table:formula="of:=RANK([.F7]; [.$D7:.$H7])" office:value-type="float" office:value="1">
            <text:p>1</text:p>
          </table:table-cell>
          <table:table-cell table:formula="of:=RANK([.G7]; [.$D7:.$H7])" office:value-type="float" office:value="2">
            <text:p>2</text:p>
          </table:table-cell>
          <table:table-cell table:formula="of:=RANK([.H7]; [.$D7:.$H7])" office:value-type="float" office:value="3">
            <text:p>3</text:p>
          </table:table-cell>
          <table:table-cell/>
          <table:table-cell table:formula="of:=RANK([.J7]; [.$J7:.$M7])" office:value-type="float" office:value="4">
            <text:p>4</text:p>
          </table:table-cell>
          <table:table-cell table:formula="of:=RANK([.K7]; [.$J7:.$M7])" office:value-type="float" office:value="1">
            <text:p>1</text:p>
          </table:table-cell>
          <table:table-cell table:formula="of:=RANK([.L7]; [.$J7:.$M7])" office:value-type="float" office:value="3">
            <text:p>3</text:p>
          </table:table-cell>
          <table:table-cell table:formula="of:=RANK([.M7]; [.$J7:.$M7])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RANK([.D8]; [.$D8:.$H8])" office:value-type="float" office:value="4">
            <text:p>4</text:p>
          </table:table-cell>
          <table:table-cell table:formula="of:=RANK([.E8]; [.$D8:.$H8])" office:value-type="float" office:value="5">
            <text:p>5</text:p>
          </table:table-cell>
          <table:table-cell table:formula="of:=RANK([.F8]; [.$D8:.$H8])" office:value-type="float" office:value="1">
            <text:p>1</text:p>
          </table:table-cell>
          <table:table-cell table:formula="of:=RANK([.G8]; [.$D8:.$H8])" office:value-type="float" office:value="3">
            <text:p>3</text:p>
          </table:table-cell>
          <table:table-cell table:formula="of:=RANK([.H8]; [.$D8:.$H8])" office:value-type="float" office:value="2">
            <text:p>2</text:p>
          </table:table-cell>
          <table:table-cell/>
          <table:table-cell table:formula="of:=RANK([.J8]; [.$J8:.$M8])" office:value-type="float" office:value="4">
            <text:p>4</text:p>
          </table:table-cell>
          <table:table-cell table:formula="of:=RANK([.K8]; [.$J8:.$M8])" office:value-type="float" office:value="1">
            <text:p>1</text:p>
          </table:table-cell>
          <table:table-cell table:formula="of:=RANK([.L8]; [.$J8:.$M8])" office:value-type="float" office:value="2">
            <text:p>2</text:p>
          </table:table-cell>
          <table:table-cell table:formula="of:=RANK([.M8]; [.$J8:.$M8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9]; [.$D9:.$H9])" office:value-type="float" office:value="5">
            <text:p>5</text:p>
          </table:table-cell>
          <table:table-cell table:formula="of:=RANK([.E9]; [.$D9:.$H9])" office:value-type="float" office:value="2">
            <text:p>2</text:p>
          </table:table-cell>
          <table:table-cell table:formula="of:=RANK([.F9]; [.$D9:.$H9])" office:value-type="float" office:value="1">
            <text:p>1</text:p>
          </table:table-cell>
          <table:table-cell table:formula="of:=RANK([.G9]; [.$D9:.$H9])" office:value-type="float" office:value="4">
            <text:p>4</text:p>
          </table:table-cell>
          <table:table-cell table:formula="of:=RANK([.H9]; [.$D9:.$H9])" office:value-type="float" office:value="3">
            <text:p>3</text:p>
          </table:table-cell>
          <table:table-cell/>
          <table:table-cell table:formula="of:=RANK([.J9]; [.$J9:.$M9])" office:value-type="float" office:value="2">
            <text:p>2</text:p>
          </table:table-cell>
          <table:table-cell table:formula="of:=RANK([.K9]; [.$J9:.$M9])" office:value-type="float" office:value="1">
            <text:p>1</text:p>
          </table:table-cell>
          <table:table-cell table:formula="of:=RANK([.L9]; [.$J9:.$M9])" office:value-type="float" office:value="4">
            <text:p>4</text:p>
          </table:table-cell>
          <table:table-cell table:formula="of:=RANK([.M9]; [.$J9:.$M9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10]; [.$D10:.$H10])" office:value-type="float" office:value="5">
            <text:p>5</text:p>
          </table:table-cell>
          <table:table-cell table:formula="of:=RANK([.E10]; [.$D10:.$H10])" office:value-type="float" office:value="2">
            <text:p>2</text:p>
          </table:table-cell>
          <table:table-cell table:formula="of:=RANK([.F10]; [.$D10:.$H10])" office:value-type="float" office:value="1">
            <text:p>1</text:p>
          </table:table-cell>
          <table:table-cell table:formula="of:=RANK([.G10]; [.$D10:.$H10])" office:value-type="float" office:value="4">
            <text:p>4</text:p>
          </table:table-cell>
          <table:table-cell table:formula="of:=RANK([.H10]; [.$D10:.$H10])" office:value-type="float" office:value="3">
            <text:p>3</text:p>
          </table:table-cell>
          <table:table-cell/>
          <table:table-cell table:formula="of:=RANK([.J10]; [.$J10:.$M10])" office:value-type="float" office:value="2">
            <text:p>2</text:p>
          </table:table-cell>
          <table:table-cell table:formula="of:=RANK([.K10]; [.$J10:.$M10])" office:value-type="float" office:value="1">
            <text:p>1</text:p>
          </table:table-cell>
          <table:table-cell table:formula="of:=RANK([.L10]; [.$J10:.$M10])" office:value-type="float" office:value="4">
            <text:p>4</text:p>
          </table:table-cell>
          <table:table-cell table:formula="of:=RANK([.M10]; [.$J10:.$M10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11]; [.$D11:.$H11])" office:value-type="float" office:value="5">
            <text:p>5</text:p>
          </table:table-cell>
          <table:table-cell table:formula="of:=RANK([.E11]; [.$D11:.$H11])" office:value-type="float" office:value="4">
            <text:p>4</text:p>
          </table:table-cell>
          <table:table-cell table:formula="of:=RANK([.F11]; [.$D11:.$H11])" office:value-type="float" office:value="3">
            <text:p>3</text:p>
          </table:table-cell>
          <table:table-cell table:formula="of:=RANK([.G11]; [.$D11:.$H11])" office:value-type="float" office:value="2">
            <text:p>2</text:p>
          </table:table-cell>
          <table:table-cell table:formula="of:=RANK([.H11]; [.$D11:.$H11])" office:value-type="float" office:value="1">
            <text:p>1</text:p>
          </table:table-cell>
          <table:table-cell/>
          <table:table-cell table:formula="of:=RANK([.J11]; [.$J11:.$M11])" office:value-type="float" office:value="4">
            <text:p>4</text:p>
          </table:table-cell>
          <table:table-cell table:formula="of:=RANK([.K11]; [.$J11:.$M11])" office:value-type="float" office:value="3">
            <text:p>3</text:p>
          </table:table-cell>
          <table:table-cell table:formula="of:=RANK([.L11]; [.$J11:.$M11])" office:value-type="float" office:value="2">
            <text:p>2</text:p>
          </table:table-cell>
          <table:table-cell table:formula="of:=RANK([.M11]; [.$J11:.$M11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2]; [.$D12:.$H12])" office:value-type="float" office:value="3">
            <text:p>3</text:p>
          </table:table-cell>
          <table:table-cell table:formula="of:=RANK([.E12]; [.$D12:.$H12])" office:value-type="float" office:value="1">
            <text:p>1</text:p>
          </table:table-cell>
          <table:table-cell table:formula="of:=RANK([.F12]; [.$D12:.$H12])" office:value-type="float" office:value="2">
            <text:p>2</text:p>
          </table:table-cell>
          <table:table-cell table:formula="of:=RANK([.G12]; [.$D12:.$H12])" office:value-type="float" office:value="5">
            <text:p>5</text:p>
          </table:table-cell>
          <table:table-cell table:formula="of:=RANK([.H12]; [.$D12:.$H12])" office:value-type="float" office:value="4">
            <text:p>4</text:p>
          </table:table-cell>
          <table:table-cell/>
          <table:table-cell table:formula="of:=RANK([.J12]; [.$J12:.$M12])" office:value-type="float" office:value="2">
            <text:p>2</text:p>
          </table:table-cell>
          <table:table-cell table:formula="of:=RANK([.K12]; [.$J12:.$M12])" office:value-type="float" office:value="1">
            <text:p>1</text:p>
          </table:table-cell>
          <table:table-cell table:formula="of:=RANK([.L12]; [.$J12:.$M12])" office:value-type="float" office:value="4">
            <text:p>4</text:p>
          </table:table-cell>
          <table:table-cell table:formula="of:=RANK([.M12]; [.$J12:.$M12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13]; [.$D13:.$H13])" office:value-type="float" office:value="5">
            <text:p>5</text:p>
          </table:table-cell>
          <table:table-cell table:formula="of:=RANK([.E13]; [.$D13:.$H13])" office:value-type="float" office:value="4">
            <text:p>4</text:p>
          </table:table-cell>
          <table:table-cell table:formula="of:=RANK([.F13]; [.$D13:.$H13])" office:value-type="float" office:value="1">
            <text:p>1</text:p>
          </table:table-cell>
          <table:table-cell table:formula="of:=RANK([.G13]; [.$D13:.$H13])" office:value-type="float" office:value="3">
            <text:p>3</text:p>
          </table:table-cell>
          <table:table-cell table:formula="of:=RANK([.H13]; [.$D13:.$H13])" office:value-type="float" office:value="2">
            <text:p>2</text:p>
          </table:table-cell>
          <table:table-cell/>
          <table:table-cell table:formula="of:=RANK([.J13]; [.$J13:.$M13])" office:value-type="float" office:value="4">
            <text:p>4</text:p>
          </table:table-cell>
          <table:table-cell table:formula="of:=RANK([.K13]; [.$J13:.$M13])" office:value-type="float" office:value="1">
            <text:p>1</text:p>
          </table:table-cell>
          <table:table-cell table:formula="of:=RANK([.L13]; [.$J13:.$M13])" office:value-type="float" office:value="3">
            <text:p>3</text:p>
          </table:table-cell>
          <table:table-cell table:formula="of:=RANK([.M13]; [.$J13:.$M13])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RANK([.D14]; [.$D14:.$H14])" office:value-type="float" office:value="5">
            <text:p>5</text:p>
          </table:table-cell>
          <table:table-cell table:formula="of:=RANK([.E14]; [.$D14:.$H14])" office:value-type="float" office:value="4">
            <text:p>4</text:p>
          </table:table-cell>
          <table:table-cell table:formula="of:=RANK([.F14]; [.$D14:.$H14])" office:value-type="float" office:value="2">
            <text:p>2</text:p>
          </table:table-cell>
          <table:table-cell table:formula="of:=RANK([.G14]; [.$D14:.$H14])" office:value-type="float" office:value="3">
            <text:p>3</text:p>
          </table:table-cell>
          <table:table-cell table:formula="of:=RANK([.H14]; [.$D14:.$H14])" office:value-type="float" office:value="1">
            <text:p>1</text:p>
          </table:table-cell>
          <table:table-cell/>
          <table:table-cell table:formula="of:=RANK([.J14]; [.$J14:.$M14])" office:value-type="float" office:value="2">
            <text:p>2</text:p>
          </table:table-cell>
          <table:table-cell table:formula="of:=RANK([.K14]; [.$J14:.$M14])" office:value-type="float" office:value="1">
            <text:p>1</text:p>
          </table:table-cell>
          <table:table-cell table:formula="of:=RANK([.L14]; [.$J14:.$M14])" office:value-type="float" office:value="4">
            <text:p>4</text:p>
          </table:table-cell>
          <table:table-cell table:formula="of:=RANK([.M14]; [.$J14:.$M14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15]; [.$D15:.$H15])" office:value-type="float" office:value="5">
            <text:p>5</text:p>
          </table:table-cell>
          <table:table-cell table:formula="of:=RANK([.E15]; [.$D15:.$H15])" office:value-type="float" office:value="2">
            <text:p>2</text:p>
          </table:table-cell>
          <table:table-cell table:formula="of:=RANK([.F15]; [.$D15:.$H15])" office:value-type="float" office:value="1">
            <text:p>1</text:p>
          </table:table-cell>
          <table:table-cell table:formula="of:=RANK([.G15]; [.$D15:.$H15])" office:value-type="float" office:value="4">
            <text:p>4</text:p>
          </table:table-cell>
          <table:table-cell table:formula="of:=RANK([.H15]; [.$D15:.$H15])" office:value-type="float" office:value="3">
            <text:p>3</text:p>
          </table:table-cell>
          <table:table-cell/>
          <table:table-cell table:formula="of:=RANK([.J15]; [.$J15:.$M15])" office:value-type="float" office:value="4">
            <text:p>4</text:p>
          </table:table-cell>
          <table:table-cell table:formula="of:=RANK([.K15]; [.$J15:.$M15])" office:value-type="float" office:value="1">
            <text:p>1</text:p>
          </table:table-cell>
          <table:table-cell table:formula="of:=RANK([.L15]; [.$J15:.$M15])" office:value-type="float" office:value="2">
            <text:p>2</text:p>
          </table:table-cell>
          <table:table-cell table:formula="of:=RANK([.M15]; [.$J15:.$M15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16]; [.$D16:.$H16])" office:value-type="float" office:value="5">
            <text:p>5</text:p>
          </table:table-cell>
          <table:table-cell table:formula="of:=RANK([.E16]; [.$D16:.$H16])" office:value-type="float" office:value="2">
            <text:p>2</text:p>
          </table:table-cell>
          <table:table-cell table:formula="of:=RANK([.F16]; [.$D16:.$H16])" office:value-type="float" office:value="1">
            <text:p>1</text:p>
          </table:table-cell>
          <table:table-cell table:formula="of:=RANK([.G16]; [.$D16:.$H16])" office:value-type="float" office:value="4">
            <text:p>4</text:p>
          </table:table-cell>
          <table:table-cell table:formula="of:=RANK([.H16]; [.$D16:.$H16])" office:value-type="float" office:value="3">
            <text:p>3</text:p>
          </table:table-cell>
          <table:table-cell/>
          <table:table-cell table:formula="of:=RANK([.J16]; [.$J16:.$M16])" office:value-type="float" office:value="2">
            <text:p>2</text:p>
          </table:table-cell>
          <table:table-cell table:formula="of:=RANK([.K16]; [.$J16:.$M16])" office:value-type="float" office:value="1">
            <text:p>1</text:p>
          </table:table-cell>
          <table:table-cell table:formula="of:=RANK([.L16]; [.$J16:.$M16])" office:value-type="float" office:value="4">
            <text:p>4</text:p>
          </table:table-cell>
          <table:table-cell table:formula="of:=RANK([.M16]; [.$J16:.$M16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AVERAGE([.D18:.D32])" office:value-type="float" office:value="4.46666666666667">
            <text:p>4.47</text:p>
          </table:table-cell>
          <table:table-cell table:formula="of:=AVERAGE([.E18:.E32])" office:value-type="float" office:value="2.73333333333333">
            <text:p>2.73</text:p>
          </table:table-cell>
          <table:table-cell table:formula="of:=AVERAGE([.F18:.F32])" office:value-type="float" office:value="1.4">
            <text:p>1.4</text:p>
          </table:table-cell>
          <table:table-cell table:formula="of:=AVERAGE([.G18:.G32])" office:value-type="float" office:value="3.4">
            <text:p>3.4</text:p>
          </table:table-cell>
          <table:table-cell table:formula="of:=AVERAGE([.H18:.H32])" office:value-type="float" office:value="3">
            <text:p>3</text:p>
          </table:table-cell>
          <table:table-cell/>
          <table:table-cell table:formula="of:=AVERAGE([.J18:.J32])" office:value-type="float" office:value="2.93333333333333">
            <text:p>2.93</text:p>
          </table:table-cell>
          <table:table-cell table:formula="of:=AVERAGE([.K18:.K32])" office:value-type="float" office:value="1.26666666666667">
            <text:p>1.27</text:p>
          </table:table-cell>
          <table:table-cell table:formula="of:=AVERAGE([.L18:.L32])" office:value-type="float" office:value="3.06666666666667">
            <text:p>3.07</text:p>
          </table:table-cell>
          <table:table-cell table:formula="of:=AVERAGE([.M18:.M32])" office:value-type="float" office:value="2.73333333333333">
            <text:p>2.73</text:p>
          </table:table-cell>
        </table:table-row>
        <table:table-row table:style-name="ro1">
          <table:table-cell table:number-columns-repeated="3"/>
          <table:table-cell table:formula="of:=RANK([.D33]; [.$D33:.$H33]; 1)" office:value-type="float" office:value="5">
            <text:p>5</text:p>
          </table:table-cell>
          <table:table-cell table:formula="of:=RANK([.E33]; [.$D33:.$H33]; 1)" office:value-type="float" office:value="2">
            <text:p>2</text:p>
          </table:table-cell>
          <table:table-cell table:formula="of:=RANK([.F33]; [.$D33:.$H33]; 1)" office:value-type="float" office:value="1">
            <text:p>1</text:p>
          </table:table-cell>
          <table:table-cell table:formula="of:=RANK([.G33]; [.$D33:.$H33]; 1)" office:value-type="float" office:value="4">
            <text:p>4</text:p>
          </table:table-cell>
          <table:table-cell table:formula="of:=RANK([.H33]; [.$D33:.$H33]; 1)" office:value-type="float" office:value="3">
            <text:p>3</text:p>
          </table:table-cell>
          <table:table-cell/>
          <table:table-cell table:formula="of:=RANK([.J33]; [.$J33:.$M33]; 1)" office:value-type="float" office:value="3">
            <text:p>3</text:p>
          </table:table-cell>
          <table:table-cell table:formula="of:=RANK([.K33]; [.$J33:.$M33]; 1)" office:value-type="float" office:value="1">
            <text:p>1</text:p>
          </table:table-cell>
          <table:table-cell table:formula="of:=RANK([.L33]; [.$J33:.$M33]; 1)" office:value-type="float" office:value="4">
            <text:p>4</text:p>
          </table:table-cell>
          <table:table-cell table:formula="of:=RANK([.M33]; [.$J33:.$M33]; 1)" office:value-type="float" office:value="2">
            <text:p>2</text:p>
          </table:table-cell>
        </table:table-row>
      </table:table>
      <table:table table:name="TAcc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Best</text:p>
          </table:table-cell>
          <table:table-cell office:value-type="string">
            <text:p>kMeansPPSimpSil</text:p>
          </table:table-cell>
          <table:table-cell office:value-type="string">
            <text:p>kMed01SimpSil</text:p>
          </table:table-cell>
          <table:table-cell office:value-type="string">
            <text:p>kMed01R10SimpSil</text:p>
          </table:table-cell>
          <table:table-cell office:value-type="string">
            <text:p>EMBIC</text:p>
          </table:table-cell>
          <table:table-cell office:value-type="string">
            <text:p>kMeansPP01Gap</text:p>
          </table:table-cell>
          <table:table-cell/>
          <table:table-cell office:value-type="string">
            <text:p>Best</text:p>
          </table:table-cell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office:value-type="string">
            <text:p>EM01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table:formula="of:=MAX([.$D2:.$H2])" office:value-type="float" office:value="0">
            <text:p>0</text:p>
          </table:table-cell>
          <table:table-cell table:number-columns-repeated="5"/>
          <table:table-cell/>
          <table:table-cell table:formula="of:=MAX([.$K2:.$O2])" office:value-type="float" office:value="0.666666666666667">
            <text:p>0.67</text:p>
          </table:table-cell>
          <table:table-cell table:number-columns-repeated="3"/>
          <table:table-cell table:formula="of:=[Ave.TC2]" office:value-type="float" office:value="0.666666666666667">
            <text:p>0.67</text:p>
          </table:table-cell>
          <table:table-cell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table:formula="of:=MAX([.$D3:.$H3])" office:value-type="float" office:value="0">
            <text:p>0</text:p>
          </table:table-cell>
          <table:table-cell table:number-columns-repeated="5"/>
          <table:table-cell/>
          <table:table-cell table:formula="of:=MAX([.$K3:.$O3])" office:value-type="float" office:value="0.504226918798665">
            <text:p>0.5</text:p>
          </table:table-cell>
          <table:table-cell table:number-columns-repeated="3"/>
          <table:table-cell table:formula="of:=[Ave.TC3]" office:value-type="float" office:value="0.504226918798665">
            <text:p>0.5</text:p>
          </table:table-cell>
          <table:table-cell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table:formula="of:=MAX([.$D4:.$H4])" office:value-type="float" office:value="0">
            <text:p>0</text:p>
          </table:table-cell>
          <table:table-cell table:number-columns-repeated="5"/>
          <table:table-cell/>
          <table:table-cell table:formula="of:=MAX([.$K4:.$O4])" office:value-type="float" office:value="0.426728110599078">
            <text:p>0.43</text:p>
          </table:table-cell>
          <table:table-cell table:number-columns-repeated="3"/>
          <table:table-cell table:formula="of:=[Ave.TC4]" office:value-type="float" office:value="0.426728110599078">
            <text:p>0.43</text:p>
          </table:table-cell>
          <table:table-cell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table:formula="of:=MAX([.$D5:.$H5])" office:value-type="float" office:value="0">
            <text:p>0</text:p>
          </table:table-cell>
          <table:table-cell table:number-columns-repeated="5"/>
          <table:table-cell/>
          <table:table-cell table:formula="of:=MAX([.$K5:.$O5])" office:value-type="float" office:value="0.563636363636364">
            <text:p>0.56</text:p>
          </table:table-cell>
          <table:table-cell table:number-columns-repeated="3"/>
          <table:table-cell table:formula="of:=[Ave.TC5]" office:value-type="float" office:value="0.563636363636364">
            <text:p>0.56</text:p>
          </table:table-cell>
          <table:table-cell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table:formula="of:=MAX([.$D6:.$H6])" office:value-type="float" office:value="0">
            <text:p>0</text:p>
          </table:table-cell>
          <table:table-cell table:number-columns-repeated="5"/>
          <table:table-cell/>
          <table:table-cell table:formula="of:=MAX([.$K6:.$O6])" office:value-type="float" office:value="0.956521739130435">
            <text:p>0.96</text:p>
          </table:table-cell>
          <table:table-cell table:number-columns-repeated="3"/>
          <table:table-cell table:formula="of:=[Ave.TC6]" office:value-type="float" office:value="0.956521739130435">
            <text:p>0.96</text:p>
          </table:table-cell>
          <table:table-cell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table:formula="of:=MAX([.$D7:.$H7])" office:value-type="float" office:value="0">
            <text:p>0</text:p>
          </table:table-cell>
          <table:table-cell table:number-columns-repeated="5"/>
          <table:table-cell/>
          <table:table-cell table:formula="of:=MAX([.$K7:.$O7])" office:value-type="float" office:value="0.444444444444444">
            <text:p>0.44</text:p>
          </table:table-cell>
          <table:table-cell table:number-columns-repeated="3"/>
          <table:table-cell table:formula="of:=[Ave.TC7]" office:value-type="float" office:value="0.444444444444444">
            <text:p>0.44</text:p>
          </table:table-cell>
          <table:table-cell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table:formula="of:=MAX([.$D8:.$H8])" office:value-type="float" office:value="0">
            <text:p>0</text:p>
          </table:table-cell>
          <table:table-cell table:number-columns-repeated="5"/>
          <table:table-cell/>
          <table:table-cell table:formula="of:=MAX([.$K8:.$O8])" office:value-type="float" office:value="0.633802816901409">
            <text:p>0.63</text:p>
          </table:table-cell>
          <table:table-cell table:number-columns-repeated="3"/>
          <table:table-cell table:formula="of:=[Ave.TC8]" office:value-type="float" office:value="0.633802816901409">
            <text:p>0.63</text:p>
          </table:table-cell>
          <table:table-cell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table:formula="of:=MAX([.$D9:.$H9])" office:value-type="float" office:value="0">
            <text:p>0</text:p>
          </table:table-cell>
          <table:table-cell table:number-columns-repeated="5"/>
          <table:table-cell/>
          <table:table-cell table:formula="of:=MAX([.$K9:.$O9])" office:value-type="float" office:value="0.0566940912490651">
            <text:p>0.06</text:p>
          </table:table-cell>
          <table:table-cell table:number-columns-repeated="3"/>
          <table:table-cell table:formula="of:=[Ave.TC9]" office:value-type="float" office:value="0.0566940912490651">
            <text:p>0.06</text:p>
          </table:table-cell>
          <table:table-cell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table:formula="of:=MAX([.$D10:.$H10])" office:value-type="float" office:value="0">
            <text:p>0</text:p>
          </table:table-cell>
          <table:table-cell table:number-columns-repeated="5"/>
          <table:table-cell/>
          <table:table-cell table:formula="of:=MAX([.$K10:.$O10])" office:value-type="float" office:value="0.704516129032258">
            <text:p>0.7</text:p>
          </table:table-cell>
          <table:table-cell table:number-columns-repeated="3"/>
          <table:table-cell table:formula="of:=[Ave.TC10]" office:value-type="float" office:value="0.704516129032258">
            <text:p>0.7</text:p>
          </table:table-cell>
          <table:table-cell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table:formula="of:=MAX([.$D11:.$H11])" office:value-type="float" office:value="0">
            <text:p>0</text:p>
          </table:table-cell>
          <table:table-cell table:number-columns-repeated="5"/>
          <table:table-cell/>
          <table:table-cell table:formula="of:=MAX([.$K11:.$O11])" office:value-type="float" office:value="0.598262757871878">
            <text:p>0.6</text:p>
          </table:table-cell>
          <table:table-cell table:number-columns-repeated="3"/>
          <table:table-cell table:formula="of:=[Ave.TC11]" office:value-type="float" office:value="0.598262757871878">
            <text:p>0.6</text:p>
          </table:table-cell>
          <table:table-cell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table:formula="of:=MAX([.$D12:.$H12])" office:value-type="float" office:value="0">
            <text:p>0</text:p>
          </table:table-cell>
          <table:table-cell table:number-columns-repeated="5"/>
          <table:table-cell/>
          <table:table-cell table:formula="of:=MAX([.$K12:.$O12])" office:value-type="float" office:value="0.352941176470588">
            <text:p>0.35</text:p>
          </table:table-cell>
          <table:table-cell table:number-columns-repeated="3"/>
          <table:table-cell table:formula="of:=[Ave.TC12]" office:value-type="float" office:value="0.352941176470588">
            <text:p>0.35</text:p>
          </table:table-cell>
          <table:table-cell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table:formula="of:=MAX([.$D13:.$H13])" office:value-type="float" office:value="0">
            <text:p>0</text:p>
          </table:table-cell>
          <table:table-cell table:number-columns-repeated="5"/>
          <table:table-cell/>
          <table:table-cell table:formula="of:=MAX([.$K13:.$O13])" office:value-type="float" office:value="0.505847076461769">
            <text:p>0.51</text:p>
          </table:table-cell>
          <table:table-cell table:number-columns-repeated="3"/>
          <table:table-cell table:formula="of:=[Ave.TC13]" office:value-type="float" office:value="0.505847076461769">
            <text:p>0.51</text:p>
          </table:table-cell>
          <table:table-cell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table:formula="of:=MAX([.$D14:.$H14])" office:value-type="float" office:value="0">
            <text:p>0</text:p>
          </table:table-cell>
          <table:table-cell table:number-columns-repeated="5"/>
          <table:table-cell/>
          <table:table-cell table:formula="of:=MAX([.$K14:.$O14])" office:value-type="float" office:value="0.648648648648649">
            <text:p>0.65</text:p>
          </table:table-cell>
          <table:table-cell table:number-columns-repeated="3"/>
          <table:table-cell table:formula="of:=[Ave.TC14]" office:value-type="float" office:value="0.648648648648649">
            <text:p>0.65</text:p>
          </table:table-cell>
          <table:table-cell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formula="of:=MAX([.$D15:.$H15])" office:value-type="float" office:value="0">
            <text:p>0</text:p>
          </table:table-cell>
          <table:table-cell table:number-columns-repeated="5"/>
          <table:table-cell/>
          <table:table-cell table:formula="of:=MAX([.$K15:.$O15])" office:value-type="float" office:value="0.657425742574258">
            <text:p>0.66</text:p>
          </table:table-cell>
          <table:table-cell table:number-columns-repeated="3"/>
          <table:table-cell table:formula="of:=[Ave.TC15]" office:value-type="float" office:value="0.657425742574258">
            <text:p>0.66</text:p>
          </table:table-cell>
          <table:table-cell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formula="of:=MAX([.$D16:.$H16])" office:value-type="float" office:value="0">
            <text:p>0</text:p>
          </table:table-cell>
          <table:table-cell table:number-columns-repeated="5"/>
          <table:table-cell table:style-name="ce1"/>
          <table:table-cell table:formula="of:=MAX([.$K16:.$O16])" office:value-type="float" office:value="0.59134775374376">
            <text:p>0.59</text:p>
          </table:table-cell>
          <table:table-cell table:number-columns-repeated="3"/>
          <table:table-cell table:formula="of:=[Ave.TC16]" office:value-type="float" office:value="0.59134775374376">
            <text:p>0.59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Average Relative Stdev</text:p>
          </table:table-cell>
          <table:table-cell table:number-columns-repeated="12"/>
          <table:table-cell table:formula="of:=[Ave.TE17]" office:value-type="float" office:value="0.0606298196833788">
            <text:p>0.06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urved GPA</text:p>
          </table:table-cell>
          <table:table-cell table:number-columns-repeated="2"/>
          <table:table-cell table:formula="of:=[.D2]/[.$C2]" office:value-type="float" office:value="0">
            <text:p>#DIV/0!</text:p>
          </table:table-cell>
          <table:table-cell table:formula="of:=[.E2]/[.$C2]" office:value-type="float" office:value="0">
            <text:p>#DIV/0!</text:p>
          </table:table-cell>
          <table:table-cell table:formula="of:=[.F2]/[.$C2]" office:value-type="float" office:value="0">
            <text:p>#DIV/0!</text:p>
          </table:table-cell>
          <table:table-cell table:formula="of:=[.G2]/[.$C2]" office:value-type="float" office:value="0">
            <text:p>#DIV/0!</text:p>
          </table:table-cell>
          <table:table-cell table:formula="of:=[.H2]/[.$C2]" office:value-type="float" office:value="0">
            <text:p>#DIV/0!</text:p>
          </table:table-cell>
          <table:table-cell table:number-columns-repeated="2"/>
          <table:table-cell table:formula="of:=[.K2]/[.$J2]" office:value-type="float" office:value="0">
            <text:p>0</text:p>
          </table:table-cell>
          <table:table-cell table:formula="of:=[.L2]/[.$J2]" office:value-type="float" office:value="0">
            <text:p>0</text:p>
          </table:table-cell>
          <table:table-cell table:formula="of:=[.M2]/[.$J2]" office:value-type="float" office:value="0">
            <text:p>0</text:p>
          </table:table-cell>
          <table:table-cell table:formula="of:=[.N2]/[.$J2]" office:value-type="float" office:value="1">
            <text:p>1</text:p>
          </table:table-cell>
          <table:table-cell table:formula="of:=[.O2]/[.$J2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3]/[.$C3]" office:value-type="float" office:value="0">
            <text:p>#DIV/0!</text:p>
          </table:table-cell>
          <table:table-cell table:formula="of:=[.E3]/[.$C3]" office:value-type="float" office:value="0">
            <text:p>#DIV/0!</text:p>
          </table:table-cell>
          <table:table-cell table:formula="of:=[.F3]/[.$C3]" office:value-type="float" office:value="0">
            <text:p>#DIV/0!</text:p>
          </table:table-cell>
          <table:table-cell table:formula="of:=[.G3]/[.$C3]" office:value-type="float" office:value="0">
            <text:p>#DIV/0!</text:p>
          </table:table-cell>
          <table:table-cell table:formula="of:=[.H3]/[.$C3]" office:value-type="float" office:value="0">
            <text:p>#DIV/0!</text:p>
          </table:table-cell>
          <table:table-cell table:number-columns-repeated="2"/>
          <table:table-cell table:formula="of:=[.K3]/[.$J3]" office:value-type="float" office:value="0">
            <text:p>0</text:p>
          </table:table-cell>
          <table:table-cell table:formula="of:=[.L3]/[.$J3]" office:value-type="float" office:value="0">
            <text:p>0</text:p>
          </table:table-cell>
          <table:table-cell table:formula="of:=[.M3]/[.$J3]" office:value-type="float" office:value="0">
            <text:p>0</text:p>
          </table:table-cell>
          <table:table-cell table:formula="of:=[.N3]/[.$J3]" office:value-type="float" office:value="1">
            <text:p>1</text:p>
          </table:table-cell>
          <table:table-cell table:formula="of:=[.O3]/[.$J3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4]/[.$C4]" office:value-type="float" office:value="0">
            <text:p>#DIV/0!</text:p>
          </table:table-cell>
          <table:table-cell table:formula="of:=[.E4]/[.$C4]" office:value-type="float" office:value="0">
            <text:p>#DIV/0!</text:p>
          </table:table-cell>
          <table:table-cell table:formula="of:=[.F4]/[.$C4]" office:value-type="float" office:value="0">
            <text:p>#DIV/0!</text:p>
          </table:table-cell>
          <table:table-cell table:formula="of:=[.G4]/[.$C4]" office:value-type="float" office:value="0">
            <text:p>#DIV/0!</text:p>
          </table:table-cell>
          <table:table-cell table:formula="of:=[.H4]/[.$C4]" office:value-type="float" office:value="0">
            <text:p>#DIV/0!</text:p>
          </table:table-cell>
          <table:table-cell table:number-columns-repeated="2"/>
          <table:table-cell table:formula="of:=[.K4]/[.$J4]" office:value-type="float" office:value="0">
            <text:p>0</text:p>
          </table:table-cell>
          <table:table-cell table:formula="of:=[.L4]/[.$J4]" office:value-type="float" office:value="0">
            <text:p>0</text:p>
          </table:table-cell>
          <table:table-cell table:formula="of:=[.M4]/[.$J4]" office:value-type="float" office:value="0">
            <text:p>0</text:p>
          </table:table-cell>
          <table:table-cell table:formula="of:=[.N4]/[.$J4]" office:value-type="float" office:value="1">
            <text:p>1</text:p>
          </table:table-cell>
          <table:table-cell table:formula="of:=[.O4]/[.$J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5]/[.$C5]" office:value-type="float" office:value="0">
            <text:p>#DIV/0!</text:p>
          </table:table-cell>
          <table:table-cell table:formula="of:=[.E5]/[.$C5]" office:value-type="float" office:value="0">
            <text:p>#DIV/0!</text:p>
          </table:table-cell>
          <table:table-cell table:formula="of:=[.F5]/[.$C5]" office:value-type="float" office:value="0">
            <text:p>#DIV/0!</text:p>
          </table:table-cell>
          <table:table-cell table:formula="of:=[.G5]/[.$C5]" office:value-type="float" office:value="0">
            <text:p>#DIV/0!</text:p>
          </table:table-cell>
          <table:table-cell table:formula="of:=[.H5]/[.$C5]" office:value-type="float" office:value="0">
            <text:p>#DIV/0!</text:p>
          </table:table-cell>
          <table:table-cell table:number-columns-repeated="2"/>
          <table:table-cell table:formula="of:=[.K5]/[.$J5]" office:value-type="float" office:value="0">
            <text:p>0</text:p>
          </table:table-cell>
          <table:table-cell table:formula="of:=[.L5]/[.$J5]" office:value-type="float" office:value="0">
            <text:p>0</text:p>
          </table:table-cell>
          <table:table-cell table:formula="of:=[.M5]/[.$J5]" office:value-type="float" office:value="0">
            <text:p>0</text:p>
          </table:table-cell>
          <table:table-cell table:formula="of:=[.N5]/[.$J5]" office:value-type="float" office:value="1">
            <text:p>1</text:p>
          </table:table-cell>
          <table:table-cell table:formula="of:=[.O5]/[.$J5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6]/[.$C6]" office:value-type="float" office:value="0">
            <text:p>#DIV/0!</text:p>
          </table:table-cell>
          <table:table-cell table:formula="of:=[.E6]/[.$C6]" office:value-type="float" office:value="0">
            <text:p>#DIV/0!</text:p>
          </table:table-cell>
          <table:table-cell table:formula="of:=[.F6]/[.$C6]" office:value-type="float" office:value="0">
            <text:p>#DIV/0!</text:p>
          </table:table-cell>
          <table:table-cell table:formula="of:=[.G6]/[.$C6]" office:value-type="float" office:value="0">
            <text:p>#DIV/0!</text:p>
          </table:table-cell>
          <table:table-cell table:formula="of:=[.H6]/[.$C6]" office:value-type="float" office:value="0">
            <text:p>#DIV/0!</text:p>
          </table:table-cell>
          <table:table-cell table:number-columns-repeated="2"/>
          <table:table-cell table:formula="of:=[.K6]/[.$J6]" office:value-type="float" office:value="0">
            <text:p>0</text:p>
          </table:table-cell>
          <table:table-cell table:formula="of:=[.L6]/[.$J6]" office:value-type="float" office:value="0">
            <text:p>0</text:p>
          </table:table-cell>
          <table:table-cell table:formula="of:=[.M6]/[.$J6]" office:value-type="float" office:value="0">
            <text:p>0</text:p>
          </table:table-cell>
          <table:table-cell table:formula="of:=[.N6]/[.$J6]" office:value-type="float" office:value="1">
            <text:p>1</text:p>
          </table:table-cell>
          <table:table-cell table:formula="of:=[.O6]/[.$J6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7]/[.$C7]" office:value-type="float" office:value="0">
            <text:p>#DIV/0!</text:p>
          </table:table-cell>
          <table:table-cell table:formula="of:=[.E7]/[.$C7]" office:value-type="float" office:value="0">
            <text:p>#DIV/0!</text:p>
          </table:table-cell>
          <table:table-cell table:formula="of:=[.F7]/[.$C7]" office:value-type="float" office:value="0">
            <text:p>#DIV/0!</text:p>
          </table:table-cell>
          <table:table-cell table:formula="of:=[.G7]/[.$C7]" office:value-type="float" office:value="0">
            <text:p>#DIV/0!</text:p>
          </table:table-cell>
          <table:table-cell table:formula="of:=[.H7]/[.$C7]" office:value-type="float" office:value="0">
            <text:p>#DIV/0!</text:p>
          </table:table-cell>
          <table:table-cell table:number-columns-repeated="2"/>
          <table:table-cell table:formula="of:=[.K7]/[.$J7]" office:value-type="float" office:value="0">
            <text:p>0</text:p>
          </table:table-cell>
          <table:table-cell table:formula="of:=[.L7]/[.$J7]" office:value-type="float" office:value="0">
            <text:p>0</text:p>
          </table:table-cell>
          <table:table-cell table:formula="of:=[.M7]/[.$J7]" office:value-type="float" office:value="0">
            <text:p>0</text:p>
          </table:table-cell>
          <table:table-cell table:formula="of:=[.N7]/[.$J7]" office:value-type="float" office:value="1">
            <text:p>1</text:p>
          </table:table-cell>
          <table:table-cell table:formula="of:=[.O7]/[.$J7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8]/[.$C8]" office:value-type="float" office:value="0">
            <text:p>#DIV/0!</text:p>
          </table:table-cell>
          <table:table-cell table:formula="of:=[.E8]/[.$C8]" office:value-type="float" office:value="0">
            <text:p>#DIV/0!</text:p>
          </table:table-cell>
          <table:table-cell table:formula="of:=[.F8]/[.$C8]" office:value-type="float" office:value="0">
            <text:p>#DIV/0!</text:p>
          </table:table-cell>
          <table:table-cell table:formula="of:=[.G8]/[.$C8]" office:value-type="float" office:value="0">
            <text:p>#DIV/0!</text:p>
          </table:table-cell>
          <table:table-cell table:formula="of:=[.H8]/[.$C8]" office:value-type="float" office:value="0">
            <text:p>#DIV/0!</text:p>
          </table:table-cell>
          <table:table-cell table:number-columns-repeated="2"/>
          <table:table-cell table:formula="of:=[.K8]/[.$J8]" office:value-type="float" office:value="0">
            <text:p>0</text:p>
          </table:table-cell>
          <table:table-cell table:formula="of:=[.L8]/[.$J8]" office:value-type="float" office:value="0">
            <text:p>0</text:p>
          </table:table-cell>
          <table:table-cell table:formula="of:=[.M8]/[.$J8]" office:value-type="float" office:value="0">
            <text:p>0</text:p>
          </table:table-cell>
          <table:table-cell table:formula="of:=[.N8]/[.$J8]" office:value-type="float" office:value="1">
            <text:p>1</text:p>
          </table:table-cell>
          <table:table-cell table:formula="of:=[.O8]/[.$J8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9]/[.$C9]" office:value-type="float" office:value="0">
            <text:p>#DIV/0!</text:p>
          </table:table-cell>
          <table:table-cell table:formula="of:=[.E9]/[.$C9]" office:value-type="float" office:value="0">
            <text:p>#DIV/0!</text:p>
          </table:table-cell>
          <table:table-cell table:formula="of:=[.F9]/[.$C9]" office:value-type="float" office:value="0">
            <text:p>#DIV/0!</text:p>
          </table:table-cell>
          <table:table-cell table:formula="of:=[.G9]/[.$C9]" office:value-type="float" office:value="0">
            <text:p>#DIV/0!</text:p>
          </table:table-cell>
          <table:table-cell table:formula="of:=[.H9]/[.$C9]" office:value-type="float" office:value="0">
            <text:p>#DIV/0!</text:p>
          </table:table-cell>
          <table:table-cell table:number-columns-repeated="2"/>
          <table:table-cell table:formula="of:=[.K9]/[.$J9]" office:value-type="float" office:value="0">
            <text:p>0</text:p>
          </table:table-cell>
          <table:table-cell table:formula="of:=[.L9]/[.$J9]" office:value-type="float" office:value="0">
            <text:p>0</text:p>
          </table:table-cell>
          <table:table-cell table:formula="of:=[.M9]/[.$J9]" office:value-type="float" office:value="0">
            <text:p>0</text:p>
          </table:table-cell>
          <table:table-cell table:formula="of:=[.N9]/[.$J9]" office:value-type="float" office:value="1">
            <text:p>1</text:p>
          </table:table-cell>
          <table:table-cell table:formula="of:=[.O9]/[.$J9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0]/[.$C10]" office:value-type="float" office:value="0">
            <text:p>#DIV/0!</text:p>
          </table:table-cell>
          <table:table-cell table:formula="of:=[.E10]/[.$C10]" office:value-type="float" office:value="0">
            <text:p>#DIV/0!</text:p>
          </table:table-cell>
          <table:table-cell table:formula="of:=[.F10]/[.$C10]" office:value-type="float" office:value="0">
            <text:p>#DIV/0!</text:p>
          </table:table-cell>
          <table:table-cell table:formula="of:=[.G10]/[.$C10]" office:value-type="float" office:value="0">
            <text:p>#DIV/0!</text:p>
          </table:table-cell>
          <table:table-cell table:formula="of:=[.H10]/[.$C10]" office:value-type="float" office:value="0">
            <text:p>#DIV/0!</text:p>
          </table:table-cell>
          <table:table-cell table:number-columns-repeated="2"/>
          <table:table-cell table:formula="of:=[.K10]/[.$J10]" office:value-type="float" office:value="0">
            <text:p>0</text:p>
          </table:table-cell>
          <table:table-cell table:formula="of:=[.L10]/[.$J10]" office:value-type="float" office:value="0">
            <text:p>0</text:p>
          </table:table-cell>
          <table:table-cell table:formula="of:=[.M10]/[.$J10]" office:value-type="float" office:value="0">
            <text:p>0</text:p>
          </table:table-cell>
          <table:table-cell table:formula="of:=[.N10]/[.$J10]" office:value-type="float" office:value="1">
            <text:p>1</text:p>
          </table:table-cell>
          <table:table-cell table:formula="of:=[.O10]/[.$J10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1]/[.$C11]" office:value-type="float" office:value="0">
            <text:p>#DIV/0!</text:p>
          </table:table-cell>
          <table:table-cell table:formula="of:=[.E11]/[.$C11]" office:value-type="float" office:value="0">
            <text:p>#DIV/0!</text:p>
          </table:table-cell>
          <table:table-cell table:formula="of:=[.F11]/[.$C11]" office:value-type="float" office:value="0">
            <text:p>#DIV/0!</text:p>
          </table:table-cell>
          <table:table-cell table:formula="of:=[.G11]/[.$C11]" office:value-type="float" office:value="0">
            <text:p>#DIV/0!</text:p>
          </table:table-cell>
          <table:table-cell table:formula="of:=[.H11]/[.$C11]" office:value-type="float" office:value="0">
            <text:p>#DIV/0!</text:p>
          </table:table-cell>
          <table:table-cell table:number-columns-repeated="2"/>
          <table:table-cell table:formula="of:=[.K11]/[.$J11]" office:value-type="float" office:value="0">
            <text:p>0</text:p>
          </table:table-cell>
          <table:table-cell table:formula="of:=[.L11]/[.$J11]" office:value-type="float" office:value="0">
            <text:p>0</text:p>
          </table:table-cell>
          <table:table-cell table:formula="of:=[.M11]/[.$J11]" office:value-type="float" office:value="0">
            <text:p>0</text:p>
          </table:table-cell>
          <table:table-cell table:formula="of:=[.N11]/[.$J11]" office:value-type="float" office:value="1">
            <text:p>1</text:p>
          </table:table-cell>
          <table:table-cell table:formula="of:=[.O11]/[.$J11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2]/[.$C12]" office:value-type="float" office:value="0">
            <text:p>#DIV/0!</text:p>
          </table:table-cell>
          <table:table-cell table:formula="of:=[.E12]/[.$C12]" office:value-type="float" office:value="0">
            <text:p>#DIV/0!</text:p>
          </table:table-cell>
          <table:table-cell table:formula="of:=[.F12]/[.$C12]" office:value-type="float" office:value="0">
            <text:p>#DIV/0!</text:p>
          </table:table-cell>
          <table:table-cell table:formula="of:=[.G12]/[.$C12]" office:value-type="float" office:value="0">
            <text:p>#DIV/0!</text:p>
          </table:table-cell>
          <table:table-cell table:formula="of:=[.H12]/[.$C12]" office:value-type="float" office:value="0">
            <text:p>#DIV/0!</text:p>
          </table:table-cell>
          <table:table-cell table:number-columns-repeated="2"/>
          <table:table-cell table:formula="of:=[.K12]/[.$J12]" office:value-type="float" office:value="0">
            <text:p>0</text:p>
          </table:table-cell>
          <table:table-cell table:formula="of:=[.L12]/[.$J12]" office:value-type="float" office:value="0">
            <text:p>0</text:p>
          </table:table-cell>
          <table:table-cell table:formula="of:=[.M12]/[.$J12]" office:value-type="float" office:value="0">
            <text:p>0</text:p>
          </table:table-cell>
          <table:table-cell table:formula="of:=[.N12]/[.$J12]" office:value-type="float" office:value="1">
            <text:p>1</text:p>
          </table:table-cell>
          <table:table-cell table:formula="of:=[.O12]/[.$J12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3]/[.$C13]" office:value-type="float" office:value="0">
            <text:p>#DIV/0!</text:p>
          </table:table-cell>
          <table:table-cell table:formula="of:=[.E13]/[.$C13]" office:value-type="float" office:value="0">
            <text:p>#DIV/0!</text:p>
          </table:table-cell>
          <table:table-cell table:formula="of:=[.F13]/[.$C13]" office:value-type="float" office:value="0">
            <text:p>#DIV/0!</text:p>
          </table:table-cell>
          <table:table-cell table:formula="of:=[.G13]/[.$C13]" office:value-type="float" office:value="0">
            <text:p>#DIV/0!</text:p>
          </table:table-cell>
          <table:table-cell table:formula="of:=[.H13]/[.$C13]" office:value-type="float" office:value="0">
            <text:p>#DIV/0!</text:p>
          </table:table-cell>
          <table:table-cell table:number-columns-repeated="2"/>
          <table:table-cell table:formula="of:=[.K13]/[.$J13]" office:value-type="float" office:value="0">
            <text:p>0</text:p>
          </table:table-cell>
          <table:table-cell table:formula="of:=[.L13]/[.$J13]" office:value-type="float" office:value="0">
            <text:p>0</text:p>
          </table:table-cell>
          <table:table-cell table:formula="of:=[.M13]/[.$J13]" office:value-type="float" office:value="0">
            <text:p>0</text:p>
          </table:table-cell>
          <table:table-cell table:formula="of:=[.N13]/[.$J13]" office:value-type="float" office:value="1">
            <text:p>1</text:p>
          </table:table-cell>
          <table:table-cell table:formula="of:=[.O13]/[.$J13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4]/[.$C14]" office:value-type="float" office:value="0">
            <text:p>#DIV/0!</text:p>
          </table:table-cell>
          <table:table-cell table:formula="of:=[.E14]/[.$C14]" office:value-type="float" office:value="0">
            <text:p>#DIV/0!</text:p>
          </table:table-cell>
          <table:table-cell table:formula="of:=[.F14]/[.$C14]" office:value-type="float" office:value="0">
            <text:p>#DIV/0!</text:p>
          </table:table-cell>
          <table:table-cell table:formula="of:=[.G14]/[.$C14]" office:value-type="float" office:value="0">
            <text:p>#DIV/0!</text:p>
          </table:table-cell>
          <table:table-cell table:formula="of:=[.H14]/[.$C14]" office:value-type="float" office:value="0">
            <text:p>#DIV/0!</text:p>
          </table:table-cell>
          <table:table-cell table:number-columns-repeated="2"/>
          <table:table-cell table:formula="of:=[.K14]/[.$J14]" office:value-type="float" office:value="0">
            <text:p>0</text:p>
          </table:table-cell>
          <table:table-cell table:formula="of:=[.L14]/[.$J14]" office:value-type="float" office:value="0">
            <text:p>0</text:p>
          </table:table-cell>
          <table:table-cell table:formula="of:=[.M14]/[.$J14]" office:value-type="float" office:value="0">
            <text:p>0</text:p>
          </table:table-cell>
          <table:table-cell table:formula="of:=[.N14]/[.$J14]" office:value-type="float" office:value="1">
            <text:p>1</text:p>
          </table:table-cell>
          <table:table-cell table:formula="of:=[.O14]/[.$J1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5]/[.$C15]" office:value-type="float" office:value="0">
            <text:p>#DIV/0!</text:p>
          </table:table-cell>
          <table:table-cell table:formula="of:=[.E15]/[.$C15]" office:value-type="float" office:value="0">
            <text:p>#DIV/0!</text:p>
          </table:table-cell>
          <table:table-cell table:formula="of:=[.F15]/[.$C15]" office:value-type="float" office:value="0">
            <text:p>#DIV/0!</text:p>
          </table:table-cell>
          <table:table-cell table:formula="of:=[.G15]/[.$C15]" office:value-type="float" office:value="0">
            <text:p>#DIV/0!</text:p>
          </table:table-cell>
          <table:table-cell table:formula="of:=[.H15]/[.$C15]" office:value-type="float" office:value="0">
            <text:p>#DIV/0!</text:p>
          </table:table-cell>
          <table:table-cell table:number-columns-repeated="2"/>
          <table:table-cell table:formula="of:=[.K15]/[.$J15]" office:value-type="float" office:value="0">
            <text:p>0</text:p>
          </table:table-cell>
          <table:table-cell table:formula="of:=[.L15]/[.$J15]" office:value-type="float" office:value="0">
            <text:p>0</text:p>
          </table:table-cell>
          <table:table-cell table:formula="of:=[.M15]/[.$J15]" office:value-type="float" office:value="0">
            <text:p>0</text:p>
          </table:table-cell>
          <table:table-cell table:formula="of:=[.N15]/[.$J15]" office:value-type="float" office:value="1">
            <text:p>1</text:p>
          </table:table-cell>
          <table:table-cell table:formula="of:=[.O15]/[.$J15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6]/[.$C16]" office:value-type="float" office:value="0">
            <text:p>#DIV/0!</text:p>
          </table:table-cell>
          <table:table-cell table:formula="of:=[.E16]/[.$C16]" office:value-type="float" office:value="0">
            <text:p>#DIV/0!</text:p>
          </table:table-cell>
          <table:table-cell table:formula="of:=[.F16]/[.$C16]" office:value-type="float" office:value="0">
            <text:p>#DIV/0!</text:p>
          </table:table-cell>
          <table:table-cell table:formula="of:=[.G16]/[.$C16]" office:value-type="float" office:value="0">
            <text:p>#DIV/0!</text:p>
          </table:table-cell>
          <table:table-cell table:formula="of:=[.H16]/[.$C16]" office:value-type="float" office:value="0">
            <text:p>#DIV/0!</text:p>
          </table:table-cell>
          <table:table-cell table:number-columns-repeated="2"/>
          <table:table-cell table:formula="of:=[.K16]/[.$J16]" office:value-type="float" office:value="0">
            <text:p>0</text:p>
          </table:table-cell>
          <table:table-cell table:formula="of:=[.L16]/[.$J16]" office:value-type="float" office:value="0">
            <text:p>0</text:p>
          </table:table-cell>
          <table:table-cell table:formula="of:=[.M16]/[.$J16]" office:value-type="float" office:value="0">
            <text:p>0</text:p>
          </table:table-cell>
          <table:table-cell table:formula="of:=[.N16]/[.$J16]" office:value-type="float" office:value="1">
            <text:p>1</text:p>
          </table:table-cell>
          <table:table-cell table:formula="of:=[.O16]/[.$J16]" office:value-type="float" office:value="0">
            <text:p>0</text:p>
          </table:table-cell>
        </table:table-row>
        <table:table-row table:style-name="ro1">
          <table:table-cell office:value-type="string">
            <text:p>Average GPA</text:p>
          </table:table-cell>
          <table:table-cell table:number-columns-repeated="2"/>
          <table:table-cell table:formula="of:=AVERAGE([.D20:.D34])" office:value-type="float" office:value="0">
            <text:p>#DIV/0!</text:p>
          </table:table-cell>
          <table:table-cell table:formula="of:=AVERAGE([.E20:.E34])" office:value-type="float" office:value="0">
            <text:p>#DIV/0!</text:p>
          </table:table-cell>
          <table:table-cell table:formula="of:=AVERAGE([.F20:.F34])" office:value-type="float" office:value="0">
            <text:p>#DIV/0!</text:p>
          </table:table-cell>
          <table:table-cell table:formula="of:=AVERAGE([.G20:.G34])" office:value-type="float" office:value="0">
            <text:p>#DIV/0!</text:p>
          </table:table-cell>
          <table:table-cell table:formula="of:=AVERAGE([.H20:.H34])" office:value-type="float" office:value="0">
            <text:p>#DIV/0!</text:p>
          </table:table-cell>
          <table:table-cell table:number-columns-repeated="2"/>
          <table:table-cell table:formula="of:=AVERAGE([.K20:.K34])" office:value-type="float" office:value="0">
            <text:p>0</text:p>
          </table:table-cell>
          <table:table-cell table:formula="of:=AVERAGE([.L20:.L34])" office:value-type="float" office:value="0">
            <text:p>0</text:p>
          </table:table-cell>
          <table:table-cell table:formula="of:=AVERAGE([.M20:.M34])" office:value-type="float" office:value="0">
            <text:p>0</text:p>
          </table:table-cell>
          <table:table-cell table:formula="of:=AVERAGE([.N20:.N34])" office:value-type="float" office:value="1">
            <text:p>1</text:p>
          </table:table-cell>
          <table:table-cell table:formula="of:=AVERAGE([.O20:.O34])" office:value-type="float" office:value="0">
            <text:p>0</text:p>
          </table:table-cell>
        </table:table-row>
        <table:table-row table:style-name="ro1">
          <table:table-cell office:value-type="string">
            <text:p>Overall Ranks</text:p>
          </table:table-cell>
          <table:table-cell table:number-columns-repeated="2"/>
          <table:table-cell table:formula="of:=RANK([.D35]; [.$D35:.$H35])" office:value-type="float" office:value="0">
            <text:p>#DIV/0!</text:p>
          </table:table-cell>
          <table:table-cell table:formula="of:=RANK([.E35]; [.$D35:.$H35])" office:value-type="float" office:value="0">
            <text:p>#DIV/0!</text:p>
          </table:table-cell>
          <table:table-cell table:formula="of:=RANK([.F35]; [.$D35:.$H35])" office:value-type="float" office:value="0">
            <text:p>#DIV/0!</text:p>
          </table:table-cell>
          <table:table-cell table:formula="of:=RANK([.G35]; [.$D35:.$H35])" office:value-type="float" office:value="0">
            <text:p>#DIV/0!</text:p>
          </table:table-cell>
          <table:table-cell table:formula="of:=RANK([.H35]; [.$D35:.$H35])" office:value-type="float" office:value="0">
            <text:p>#DIV/0!</text:p>
          </table:table-cell>
          <table:table-cell table:number-columns-repeated="2"/>
          <table:table-cell table:formula="of:=RANK([.K35]; [.$K35:.$O35])" office:value-type="float" office:value="2">
            <text:p>2</text:p>
          </table:table-cell>
          <table:table-cell table:formula="of:=RANK([.L35]; [.$K35:.$O35])" office:value-type="float" office:value="2">
            <text:p>2</text:p>
          </table:table-cell>
          <table:table-cell table:formula="of:=RANK([.M35]; [.$K35:.$O35])" office:value-type="float" office:value="2">
            <text:p>2</text:p>
          </table:table-cell>
          <table:table-cell table:formula="of:=RANK([.N35]; [.$K35:.$O35])" office:value-type="float" office:value="1">
            <text:p>1</text:p>
          </table:table-cell>
          <table:table-cell table:formula="of:=RANK([.O35]; [.$K35:.$O35])" office:value-type="float" office:value="2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Ranks</text:p>
          </table:table-cell>
          <table:table-cell table:number-columns-repeated="2"/>
          <table:table-cell table:formula="of:=RANK([.D2]; [.$D2:.$H2])" office:value-type="float" office:value="0">
            <text:p>#VALUE!</text:p>
          </table:table-cell>
          <table:table-cell table:formula="of:=RANK([.E2]; [.$D2:.$H2])" office:value-type="float" office:value="0">
            <text:p>#VALUE!</text:p>
          </table:table-cell>
          <table:table-cell table:formula="of:=RANK([.F2]; [.$D2:.$H2])" office:value-type="float" office:value="0">
            <text:p>#VALUE!</text:p>
          </table:table-cell>
          <table:table-cell table:formula="of:=RANK([.G2]; [.$D2:.$H2])" office:value-type="float" office:value="0">
            <text:p>#VALUE!</text:p>
          </table:table-cell>
          <table:table-cell table:formula="of:=RANK([.H2]; [.$D2:.$H2])" office:value-type="float" office:value="0">
            <text:p>#VALUE!</text:p>
          </table:table-cell>
          <table:table-cell table:number-columns-repeated="2"/>
          <table:table-cell table:formula="of:=RANK([.K2]; [.$K2:.$O2])" office:value-type="float" office:value="0">
            <text:p>#VALUE!</text:p>
          </table:table-cell>
          <table:table-cell table:formula="of:=RANK([.L2]; [.$K2:.$O2])" office:value-type="float" office:value="0">
            <text:p>#VALUE!</text:p>
          </table:table-cell>
          <table:table-cell table:formula="of:=RANK([.M2]; [.$K2:.$O2])" office:value-type="float" office:value="0">
            <text:p>#VALUE!</text:p>
          </table:table-cell>
          <table:table-cell/>
          <table:table-cell table:formula="of:=RANK([.O2]; [.$K2:.$O2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3]; [.$D3:.$H3])" office:value-type="float" office:value="0">
            <text:p>#VALUE!</text:p>
          </table:table-cell>
          <table:table-cell table:formula="of:=RANK([.E3]; [.$D3:.$H3])" office:value-type="float" office:value="0">
            <text:p>#VALUE!</text:p>
          </table:table-cell>
          <table:table-cell table:formula="of:=RANK([.F3]; [.$D3:.$H3])" office:value-type="float" office:value="0">
            <text:p>#VALUE!</text:p>
          </table:table-cell>
          <table:table-cell table:formula="of:=RANK([.G3]; [.$D3:.$H3])" office:value-type="float" office:value="0">
            <text:p>#VALUE!</text:p>
          </table:table-cell>
          <table:table-cell table:formula="of:=RANK([.H3]; [.$D3:.$H3])" office:value-type="float" office:value="0">
            <text:p>#VALUE!</text:p>
          </table:table-cell>
          <table:table-cell table:number-columns-repeated="2"/>
          <table:table-cell table:formula="of:=RANK([.K3]; [.$K3:.$O3])" office:value-type="float" office:value="0">
            <text:p>#VALUE!</text:p>
          </table:table-cell>
          <table:table-cell table:formula="of:=RANK([.L3]; [.$K3:.$O3])" office:value-type="float" office:value="0">
            <text:p>#VALUE!</text:p>
          </table:table-cell>
          <table:table-cell table:formula="of:=RANK([.M3]; [.$K3:.$O3])" office:value-type="float" office:value="0">
            <text:p>#VALUE!</text:p>
          </table:table-cell>
          <table:table-cell/>
          <table:table-cell table:formula="of:=RANK([.O3]; [.$K3:.$O3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4]; [.$D4:.$H4])" office:value-type="float" office:value="0">
            <text:p>#VALUE!</text:p>
          </table:table-cell>
          <table:table-cell table:formula="of:=RANK([.E4]; [.$D4:.$H4])" office:value-type="float" office:value="0">
            <text:p>#VALUE!</text:p>
          </table:table-cell>
          <table:table-cell table:formula="of:=RANK([.F4]; [.$D4:.$H4])" office:value-type="float" office:value="0">
            <text:p>#VALUE!</text:p>
          </table:table-cell>
          <table:table-cell table:formula="of:=RANK([.G4]; [.$D4:.$H4])" office:value-type="float" office:value="0">
            <text:p>#VALUE!</text:p>
          </table:table-cell>
          <table:table-cell table:formula="of:=RANK([.H4]; [.$D4:.$H4])" office:value-type="float" office:value="0">
            <text:p>#VALUE!</text:p>
          </table:table-cell>
          <table:table-cell table:number-columns-repeated="2"/>
          <table:table-cell table:formula="of:=RANK([.K4]; [.$K4:.$O4])" office:value-type="float" office:value="0">
            <text:p>#VALUE!</text:p>
          </table:table-cell>
          <table:table-cell table:formula="of:=RANK([.L4]; [.$K4:.$O4])" office:value-type="float" office:value="0">
            <text:p>#VALUE!</text:p>
          </table:table-cell>
          <table:table-cell table:formula="of:=RANK([.M4]; [.$K4:.$O4])" office:value-type="float" office:value="0">
            <text:p>#VALUE!</text:p>
          </table:table-cell>
          <table:table-cell/>
          <table:table-cell table:formula="of:=RANK([.O4]; [.$K4:.$O4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5]; [.$D5:.$H5])" office:value-type="float" office:value="0">
            <text:p>#VALUE!</text:p>
          </table:table-cell>
          <table:table-cell table:formula="of:=RANK([.E5]; [.$D5:.$H5])" office:value-type="float" office:value="0">
            <text:p>#VALUE!</text:p>
          </table:table-cell>
          <table:table-cell table:formula="of:=RANK([.F5]; [.$D5:.$H5])" office:value-type="float" office:value="0">
            <text:p>#VALUE!</text:p>
          </table:table-cell>
          <table:table-cell table:formula="of:=RANK([.G5]; [.$D5:.$H5])" office:value-type="float" office:value="0">
            <text:p>#VALUE!</text:p>
          </table:table-cell>
          <table:table-cell table:formula="of:=RANK([.H5]; [.$D5:.$H5])" office:value-type="float" office:value="0">
            <text:p>#VALUE!</text:p>
          </table:table-cell>
          <table:table-cell table:number-columns-repeated="2"/>
          <table:table-cell table:formula="of:=RANK([.K5]; [.$K5:.$O5])" office:value-type="float" office:value="0">
            <text:p>#VALUE!</text:p>
          </table:table-cell>
          <table:table-cell table:formula="of:=RANK([.L5]; [.$K5:.$O5])" office:value-type="float" office:value="0">
            <text:p>#VALUE!</text:p>
          </table:table-cell>
          <table:table-cell table:formula="of:=RANK([.M5]; [.$K5:.$O5])" office:value-type="float" office:value="0">
            <text:p>#VALUE!</text:p>
          </table:table-cell>
          <table:table-cell/>
          <table:table-cell table:formula="of:=RANK([.O5]; [.$K5:.$O5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6]; [.$D6:.$H6])" office:value-type="float" office:value="0">
            <text:p>#VALUE!</text:p>
          </table:table-cell>
          <table:table-cell table:formula="of:=RANK([.E6]; [.$D6:.$H6])" office:value-type="float" office:value="0">
            <text:p>#VALUE!</text:p>
          </table:table-cell>
          <table:table-cell table:formula="of:=RANK([.F6]; [.$D6:.$H6])" office:value-type="float" office:value="0">
            <text:p>#VALUE!</text:p>
          </table:table-cell>
          <table:table-cell table:formula="of:=RANK([.G6]; [.$D6:.$H6])" office:value-type="float" office:value="0">
            <text:p>#VALUE!</text:p>
          </table:table-cell>
          <table:table-cell table:formula="of:=RANK([.H6]; [.$D6:.$H6])" office:value-type="float" office:value="0">
            <text:p>#VALUE!</text:p>
          </table:table-cell>
          <table:table-cell table:number-columns-repeated="2"/>
          <table:table-cell table:formula="of:=RANK([.K6]; [.$K6:.$O6])" office:value-type="float" office:value="0">
            <text:p>#VALUE!</text:p>
          </table:table-cell>
          <table:table-cell table:formula="of:=RANK([.L6]; [.$K6:.$O6])" office:value-type="float" office:value="0">
            <text:p>#VALUE!</text:p>
          </table:table-cell>
          <table:table-cell table:formula="of:=RANK([.M6]; [.$K6:.$O6])" office:value-type="float" office:value="0">
            <text:p>#VALUE!</text:p>
          </table:table-cell>
          <table:table-cell/>
          <table:table-cell table:formula="of:=RANK([.O6]; [.$K6:.$O6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7]; [.$D7:.$H7])" office:value-type="float" office:value="0">
            <text:p>#VALUE!</text:p>
          </table:table-cell>
          <table:table-cell table:formula="of:=RANK([.E7]; [.$D7:.$H7])" office:value-type="float" office:value="0">
            <text:p>#VALUE!</text:p>
          </table:table-cell>
          <table:table-cell table:formula="of:=RANK([.F7]; [.$D7:.$H7])" office:value-type="float" office:value="0">
            <text:p>#VALUE!</text:p>
          </table:table-cell>
          <table:table-cell table:formula="of:=RANK([.G7]; [.$D7:.$H7])" office:value-type="float" office:value="0">
            <text:p>#VALUE!</text:p>
          </table:table-cell>
          <table:table-cell table:formula="of:=RANK([.H7]; [.$D7:.$H7])" office:value-type="float" office:value="0">
            <text:p>#VALUE!</text:p>
          </table:table-cell>
          <table:table-cell table:number-columns-repeated="2"/>
          <table:table-cell table:formula="of:=RANK([.K7]; [.$K7:.$O7])" office:value-type="float" office:value="0">
            <text:p>#VALUE!</text:p>
          </table:table-cell>
          <table:table-cell table:formula="of:=RANK([.L7]; [.$K7:.$O7])" office:value-type="float" office:value="0">
            <text:p>#VALUE!</text:p>
          </table:table-cell>
          <table:table-cell table:formula="of:=RANK([.M7]; [.$K7:.$O7])" office:value-type="float" office:value="0">
            <text:p>#VALUE!</text:p>
          </table:table-cell>
          <table:table-cell/>
          <table:table-cell table:formula="of:=RANK([.O7]; [.$K7:.$O7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8]; [.$D8:.$H8])" office:value-type="float" office:value="0">
            <text:p>#VALUE!</text:p>
          </table:table-cell>
          <table:table-cell table:formula="of:=RANK([.E8]; [.$D8:.$H8])" office:value-type="float" office:value="0">
            <text:p>#VALUE!</text:p>
          </table:table-cell>
          <table:table-cell table:formula="of:=RANK([.F8]; [.$D8:.$H8])" office:value-type="float" office:value="0">
            <text:p>#VALUE!</text:p>
          </table:table-cell>
          <table:table-cell table:formula="of:=RANK([.G8]; [.$D8:.$H8])" office:value-type="float" office:value="0">
            <text:p>#VALUE!</text:p>
          </table:table-cell>
          <table:table-cell table:formula="of:=RANK([.H8]; [.$D8:.$H8])" office:value-type="float" office:value="0">
            <text:p>#VALUE!</text:p>
          </table:table-cell>
          <table:table-cell table:number-columns-repeated="2"/>
          <table:table-cell table:formula="of:=RANK([.K8]; [.$K8:.$O8])" office:value-type="float" office:value="0">
            <text:p>#VALUE!</text:p>
          </table:table-cell>
          <table:table-cell table:formula="of:=RANK([.L8]; [.$K8:.$O8])" office:value-type="float" office:value="0">
            <text:p>#VALUE!</text:p>
          </table:table-cell>
          <table:table-cell table:formula="of:=RANK([.M8]; [.$K8:.$O8])" office:value-type="float" office:value="0">
            <text:p>#VALUE!</text:p>
          </table:table-cell>
          <table:table-cell/>
          <table:table-cell table:formula="of:=RANK([.O8]; [.$K8:.$O8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9]; [.$D9:.$H9])" office:value-type="float" office:value="0">
            <text:p>#VALUE!</text:p>
          </table:table-cell>
          <table:table-cell table:formula="of:=RANK([.E9]; [.$D9:.$H9])" office:value-type="float" office:value="0">
            <text:p>#VALUE!</text:p>
          </table:table-cell>
          <table:table-cell table:formula="of:=RANK([.F9]; [.$D9:.$H9])" office:value-type="float" office:value="0">
            <text:p>#VALUE!</text:p>
          </table:table-cell>
          <table:table-cell table:formula="of:=RANK([.G9]; [.$D9:.$H9])" office:value-type="float" office:value="0">
            <text:p>#VALUE!</text:p>
          </table:table-cell>
          <table:table-cell table:formula="of:=RANK([.H9]; [.$D9:.$H9])" office:value-type="float" office:value="0">
            <text:p>#VALUE!</text:p>
          </table:table-cell>
          <table:table-cell table:number-columns-repeated="2"/>
          <table:table-cell table:formula="of:=RANK([.K9]; [.$K9:.$O9])" office:value-type="float" office:value="0">
            <text:p>#VALUE!</text:p>
          </table:table-cell>
          <table:table-cell table:formula="of:=RANK([.L9]; [.$K9:.$O9])" office:value-type="float" office:value="0">
            <text:p>#VALUE!</text:p>
          </table:table-cell>
          <table:table-cell table:formula="of:=RANK([.M9]; [.$K9:.$O9])" office:value-type="float" office:value="0">
            <text:p>#VALUE!</text:p>
          </table:table-cell>
          <table:table-cell/>
          <table:table-cell table:formula="of:=RANK([.O9]; [.$K9:.$O9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0]; [.$D10:.$H10])" office:value-type="float" office:value="0">
            <text:p>#VALUE!</text:p>
          </table:table-cell>
          <table:table-cell table:formula="of:=RANK([.E10]; [.$D10:.$H10])" office:value-type="float" office:value="0">
            <text:p>#VALUE!</text:p>
          </table:table-cell>
          <table:table-cell table:formula="of:=RANK([.F10]; [.$D10:.$H10])" office:value-type="float" office:value="0">
            <text:p>#VALUE!</text:p>
          </table:table-cell>
          <table:table-cell table:formula="of:=RANK([.G10]; [.$D10:.$H10])" office:value-type="float" office:value="0">
            <text:p>#VALUE!</text:p>
          </table:table-cell>
          <table:table-cell table:formula="of:=RANK([.H10]; [.$D10:.$H10])" office:value-type="float" office:value="0">
            <text:p>#VALUE!</text:p>
          </table:table-cell>
          <table:table-cell table:number-columns-repeated="2"/>
          <table:table-cell table:formula="of:=RANK([.K10]; [.$K10:.$O10])" office:value-type="float" office:value="0">
            <text:p>#VALUE!</text:p>
          </table:table-cell>
          <table:table-cell table:formula="of:=RANK([.L10]; [.$K10:.$O10])" office:value-type="float" office:value="0">
            <text:p>#VALUE!</text:p>
          </table:table-cell>
          <table:table-cell table:formula="of:=RANK([.M10]; [.$K10:.$O10])" office:value-type="float" office:value="0">
            <text:p>#VALUE!</text:p>
          </table:table-cell>
          <table:table-cell/>
          <table:table-cell table:formula="of:=RANK([.O10]; [.$K10:.$O10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1]; [.$D11:.$H11])" office:value-type="float" office:value="0">
            <text:p>#VALUE!</text:p>
          </table:table-cell>
          <table:table-cell table:formula="of:=RANK([.E11]; [.$D11:.$H11])" office:value-type="float" office:value="0">
            <text:p>#VALUE!</text:p>
          </table:table-cell>
          <table:table-cell table:formula="of:=RANK([.F11]; [.$D11:.$H11])" office:value-type="float" office:value="0">
            <text:p>#VALUE!</text:p>
          </table:table-cell>
          <table:table-cell table:formula="of:=RANK([.G11]; [.$D11:.$H11])" office:value-type="float" office:value="0">
            <text:p>#VALUE!</text:p>
          </table:table-cell>
          <table:table-cell table:formula="of:=RANK([.H11]; [.$D11:.$H11])" office:value-type="float" office:value="0">
            <text:p>#VALUE!</text:p>
          </table:table-cell>
          <table:table-cell table:number-columns-repeated="2"/>
          <table:table-cell table:formula="of:=RANK([.K11]; [.$K11:.$O11])" office:value-type="float" office:value="0">
            <text:p>#VALUE!</text:p>
          </table:table-cell>
          <table:table-cell table:formula="of:=RANK([.L11]; [.$K11:.$O11])" office:value-type="float" office:value="0">
            <text:p>#VALUE!</text:p>
          </table:table-cell>
          <table:table-cell table:formula="of:=RANK([.M11]; [.$K11:.$O11])" office:value-type="float" office:value="0">
            <text:p>#VALUE!</text:p>
          </table:table-cell>
          <table:table-cell/>
          <table:table-cell table:formula="of:=RANK([.O11]; [.$K11:.$O11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2]; [.$D12:.$H12])" office:value-type="float" office:value="0">
            <text:p>#VALUE!</text:p>
          </table:table-cell>
          <table:table-cell table:formula="of:=RANK([.E12]; [.$D12:.$H12])" office:value-type="float" office:value="0">
            <text:p>#VALUE!</text:p>
          </table:table-cell>
          <table:table-cell table:formula="of:=RANK([.F12]; [.$D12:.$H12])" office:value-type="float" office:value="0">
            <text:p>#VALUE!</text:p>
          </table:table-cell>
          <table:table-cell table:formula="of:=RANK([.G12]; [.$D12:.$H12])" office:value-type="float" office:value="0">
            <text:p>#VALUE!</text:p>
          </table:table-cell>
          <table:table-cell table:formula="of:=RANK([.H12]; [.$D12:.$H12])" office:value-type="float" office:value="0">
            <text:p>#VALUE!</text:p>
          </table:table-cell>
          <table:table-cell table:number-columns-repeated="2"/>
          <table:table-cell table:formula="of:=RANK([.K12]; [.$K12:.$O12])" office:value-type="float" office:value="0">
            <text:p>#VALUE!</text:p>
          </table:table-cell>
          <table:table-cell table:formula="of:=RANK([.L12]; [.$K12:.$O12])" office:value-type="float" office:value="0">
            <text:p>#VALUE!</text:p>
          </table:table-cell>
          <table:table-cell table:formula="of:=RANK([.M12]; [.$K12:.$O12])" office:value-type="float" office:value="0">
            <text:p>#VALUE!</text:p>
          </table:table-cell>
          <table:table-cell/>
          <table:table-cell table:formula="of:=RANK([.O12]; [.$K12:.$O12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3]; [.$D13:.$H13])" office:value-type="float" office:value="0">
            <text:p>#VALUE!</text:p>
          </table:table-cell>
          <table:table-cell table:formula="of:=RANK([.E13]; [.$D13:.$H13])" office:value-type="float" office:value="0">
            <text:p>#VALUE!</text:p>
          </table:table-cell>
          <table:table-cell table:formula="of:=RANK([.F13]; [.$D13:.$H13])" office:value-type="float" office:value="0">
            <text:p>#VALUE!</text:p>
          </table:table-cell>
          <table:table-cell table:formula="of:=RANK([.G13]; [.$D13:.$H13])" office:value-type="float" office:value="0">
            <text:p>#VALUE!</text:p>
          </table:table-cell>
          <table:table-cell table:formula="of:=RANK([.H13]; [.$D13:.$H13])" office:value-type="float" office:value="0">
            <text:p>#VALUE!</text:p>
          </table:table-cell>
          <table:table-cell table:number-columns-repeated="2"/>
          <table:table-cell table:formula="of:=RANK([.K13]; [.$K13:.$O13])" office:value-type="float" office:value="0">
            <text:p>#VALUE!</text:p>
          </table:table-cell>
          <table:table-cell table:formula="of:=RANK([.L13]; [.$K13:.$O13])" office:value-type="float" office:value="0">
            <text:p>#VALUE!</text:p>
          </table:table-cell>
          <table:table-cell table:formula="of:=RANK([.M13]; [.$K13:.$O13])" office:value-type="float" office:value="0">
            <text:p>#VALUE!</text:p>
          </table:table-cell>
          <table:table-cell/>
          <table:table-cell table:formula="of:=RANK([.O13]; [.$K13:.$O13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4]; [.$D14:.$H14])" office:value-type="float" office:value="0">
            <text:p>#VALUE!</text:p>
          </table:table-cell>
          <table:table-cell table:formula="of:=RANK([.E14]; [.$D14:.$H14])" office:value-type="float" office:value="0">
            <text:p>#VALUE!</text:p>
          </table:table-cell>
          <table:table-cell table:formula="of:=RANK([.F14]; [.$D14:.$H14])" office:value-type="float" office:value="0">
            <text:p>#VALUE!</text:p>
          </table:table-cell>
          <table:table-cell table:formula="of:=RANK([.G14]; [.$D14:.$H14])" office:value-type="float" office:value="0">
            <text:p>#VALUE!</text:p>
          </table:table-cell>
          <table:table-cell table:formula="of:=RANK([.H14]; [.$D14:.$H14])" office:value-type="float" office:value="0">
            <text:p>#VALUE!</text:p>
          </table:table-cell>
          <table:table-cell table:number-columns-repeated="2"/>
          <table:table-cell table:formula="of:=RANK([.K14]; [.$K14:.$O14])" office:value-type="float" office:value="0">
            <text:p>#VALUE!</text:p>
          </table:table-cell>
          <table:table-cell table:formula="of:=RANK([.L14]; [.$K14:.$O14])" office:value-type="float" office:value="0">
            <text:p>#VALUE!</text:p>
          </table:table-cell>
          <table:table-cell table:formula="of:=RANK([.M14]; [.$K14:.$O14])" office:value-type="float" office:value="0">
            <text:p>#VALUE!</text:p>
          </table:table-cell>
          <table:table-cell/>
          <table:table-cell table:formula="of:=RANK([.O14]; [.$K14:.$O14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5]; [.$D15:.$H15])" office:value-type="float" office:value="0">
            <text:p>#VALUE!</text:p>
          </table:table-cell>
          <table:table-cell table:formula="of:=RANK([.E15]; [.$D15:.$H15])" office:value-type="float" office:value="0">
            <text:p>#VALUE!</text:p>
          </table:table-cell>
          <table:table-cell table:formula="of:=RANK([.F15]; [.$D15:.$H15])" office:value-type="float" office:value="0">
            <text:p>#VALUE!</text:p>
          </table:table-cell>
          <table:table-cell table:formula="of:=RANK([.G15]; [.$D15:.$H15])" office:value-type="float" office:value="0">
            <text:p>#VALUE!</text:p>
          </table:table-cell>
          <table:table-cell table:formula="of:=RANK([.H15]; [.$D15:.$H15])" office:value-type="float" office:value="0">
            <text:p>#VALUE!</text:p>
          </table:table-cell>
          <table:table-cell table:number-columns-repeated="2"/>
          <table:table-cell table:formula="of:=RANK([.K15]; [.$K15:.$O15])" office:value-type="float" office:value="0">
            <text:p>#VALUE!</text:p>
          </table:table-cell>
          <table:table-cell table:formula="of:=RANK([.L15]; [.$K15:.$O15])" office:value-type="float" office:value="0">
            <text:p>#VALUE!</text:p>
          </table:table-cell>
          <table:table-cell table:formula="of:=RANK([.M15]; [.$K15:.$O15])" office:value-type="float" office:value="0">
            <text:p>#VALUE!</text:p>
          </table:table-cell>
          <table:table-cell/>
          <table:table-cell table:formula="of:=RANK([.O15]; [.$K15:.$O15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6]; [.$D16:.$H16])" office:value-type="float" office:value="0">
            <text:p>#VALUE!</text:p>
          </table:table-cell>
          <table:table-cell table:formula="of:=RANK([.E16]; [.$D16:.$H16])" office:value-type="float" office:value="0">
            <text:p>#VALUE!</text:p>
          </table:table-cell>
          <table:table-cell table:formula="of:=RANK([.F16]; [.$D16:.$H16])" office:value-type="float" office:value="0">
            <text:p>#VALUE!</text:p>
          </table:table-cell>
          <table:table-cell table:formula="of:=RANK([.G16]; [.$D16:.$H16])" office:value-type="float" office:value="0">
            <text:p>#VALUE!</text:p>
          </table:table-cell>
          <table:table-cell table:formula="of:=RANK([.H16]; [.$D16:.$H16])" office:value-type="float" office:value="0">
            <text:p>#VALUE!</text:p>
          </table:table-cell>
          <table:table-cell table:number-columns-repeated="2"/>
          <table:table-cell table:formula="of:=RANK([.K16]; [.$K16:.$O16])" office:value-type="float" office:value="0">
            <text:p>#VALUE!</text:p>
          </table:table-cell>
          <table:table-cell table:formula="of:=RANK([.L16]; [.$K16:.$O16])" office:value-type="float" office:value="0">
            <text:p>#VALUE!</text:p>
          </table:table-cell>
          <table:table-cell table:formula="of:=RANK([.M16]; [.$K16:.$O16])" office:value-type="float" office:value="0">
            <text:p>#VALUE!</text:p>
          </table:table-cell>
          <table:table-cell/>
          <table:table-cell table:formula="of:=RANK([.O16]; [.$K16:.$O16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AVERAGE([.D38:.D52])" office:value-type="float" office:value="0">
            <text:p>#VALUE!</text:p>
          </table:table-cell>
          <table:table-cell table:formula="of:=AVERAGE([.E38:.E52])" office:value-type="float" office:value="0">
            <text:p>#VALUE!</text:p>
          </table:table-cell>
          <table:table-cell table:formula="of:=AVERAGE([.F38:.F52])" office:value-type="float" office:value="0">
            <text:p>#VALUE!</text:p>
          </table:table-cell>
          <table:table-cell table:formula="of:=AVERAGE([.G38:.G52])" office:value-type="float" office:value="0">
            <text:p>#VALUE!</text:p>
          </table:table-cell>
          <table:table-cell table:formula="of:=AVERAGE([.H38:.H52])" office:value-type="float" office:value="0">
            <text:p>#VALUE!</text:p>
          </table:table-cell>
          <table:table-cell table:number-columns-repeated="2"/>
          <table:table-cell table:formula="of:=AVERAGE([.K38:.K52])" office:value-type="float" office:value="0">
            <text:p>#VALUE!</text:p>
          </table:table-cell>
          <table:table-cell table:formula="of:=AVERAGE([.L38:.L52])" office:value-type="float" office:value="0">
            <text:p>#VALUE!</text:p>
          </table:table-cell>
          <table:table-cell table:formula="of:=AVERAGE([.M38:.M52])" office:value-type="float" office:value="0">
            <text:p>#VALUE!</text:p>
          </table:table-cell>
          <table:table-cell/>
          <table:table-cell table:formula="of:=AVERAGE([.O38:.O52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53]; [.$D53:.$H53]; 1)" office:value-type="float" office:value="0">
            <text:p>#VALUE!</text:p>
          </table:table-cell>
          <table:table-cell table:formula="of:=RANK([.E53]; [.$D53:.$H53]; 1)" office:value-type="float" office:value="0">
            <text:p>#VALUE!</text:p>
          </table:table-cell>
          <table:table-cell table:formula="of:=RANK([.F53]; [.$D53:.$H53]; 1)" office:value-type="float" office:value="0">
            <text:p>#VALUE!</text:p>
          </table:table-cell>
          <table:table-cell table:formula="of:=RANK([.G53]; [.$D53:.$H53]; 1)" office:value-type="float" office:value="0">
            <text:p>#VALUE!</text:p>
          </table:table-cell>
          <table:table-cell table:formula="of:=RANK([.H53]; [.$D53:.$H53]; 1)" office:value-type="float" office:value="0">
            <text:p>#VALUE!</text:p>
          </table:table-cell>
          <table:table-cell table:number-columns-repeated="2"/>
          <table:table-cell table:formula="of:=RANK([.K53]; [.$K53:.$O53]; 1)" office:value-type="float" office:value="0">
            <text:p>#VALUE!</text:p>
          </table:table-cell>
          <table:table-cell table:formula="of:=RANK([.L53]; [.$K53:.$O53]; 1)" office:value-type="float" office:value="0">
            <text:p>#VALUE!</text:p>
          </table:table-cell>
          <table:table-cell table:formula="of:=RANK([.M53]; [.$K53:.$O53]; 1)" office:value-type="float" office:value="0">
            <text:p>#VALUE!</text:p>
          </table:table-cell>
          <table:table-cell/>
          <table:table-cell table:formula="of:=RANK([.O53]; [.$K53:.$O53]; 1)" office:value-type="float" office:value="0">
            <text:p>#VALUE!</text:p>
          </table:table-cell>
        </table:table-row>
      </table:table>
      <table:table table:name="Ave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21" table:number-columns-repeated="5" table:default-cell-style-name="Default"/>
        <table:table-column table:style-name="co22" table:number-columns-repeated="3" table:default-cell-style-name="Default"/>
        <table:table-column table:style-name="co23" table:number-columns-repeated="5" table:default-cell-style-name="Default"/>
        <table:table-column table:style-name="co3" table:number-columns-repeated="2" table:default-cell-style-name="Default"/>
        <table:table-column table:style-name="co24" table:number-columns-repeated="18" table:default-cell-style-name="Default"/>
        <table:table-column table:style-name="co3" table:number-columns-repeated="629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kMeansPPPur</text:p>
          </table:table-cell>
          <table:table-cell table:number-columns-repeated="7"/>
          <table:table-cell office:value-type="string">
            <text:p>kMeansPPTime</text:p>
          </table:table-cell>
          <table:table-cell table:number-columns-repeated="7"/>
          <table:table-cell office:value-type="string">
            <text:p>kMeansPPCA</text:p>
          </table:table-cell>
          <table:table-cell table:number-columns-repeated="7"/>
          <table:table-cell office:value-type="string">
            <text:p>kMeansPPARand</text:p>
          </table:table-cell>
          <table:table-cell table:number-columns-repeated="7"/>
          <table:table-cell office:value-type="string">
            <text:p>kMeansPPPur01</text:p>
          </table:table-cell>
          <table:table-cell table:number-columns-repeated="7"/>
          <table:table-cell office:value-type="string">
            <text:p>kMeansPPTime01</text:p>
          </table:table-cell>
          <table:table-cell table:number-columns-repeated="7"/>
          <table:table-cell office:value-type="string">
            <text:p>kMeansPP01CA</text:p>
          </table:table-cell>
          <table:table-cell table:number-columns-repeated="7"/>
          <table:table-cell office:value-type="string">
            <text:p>kMeansPP01ARand</text:p>
          </table:table-cell>
          <table:table-cell table:number-columns-repeated="7"/>
          <table:table-cell office:value-type="string">
            <text:p>kMeansPP01R10Pur</text:p>
          </table:table-cell>
          <table:table-cell table:number-columns-repeated="7"/>
          <table:table-cell office:value-type="string">
            <text:p>kMeansPP01R10Time</text:p>
          </table:table-cell>
          <table:table-cell table:number-columns-repeated="7"/>
          <table:table-cell office:value-type="string">
            <text:p>kMeansPP01R10CA</text:p>
          </table:table-cell>
          <table:table-cell table:number-columns-repeated="7"/>
          <table:table-cell office:value-type="string">
            <text:p>kMeansPP01R10ARand</text:p>
          </table:table-cell>
          <table:table-cell table:number-columns-repeated="7"/>
          <table:table-cell office:value-type="string">
            <text:p>kMeansPP01GapPur</text:p>
          </table:table-cell>
          <table:table-cell table:number-columns-repeated="7"/>
          <table:table-cell office:value-type="string">
            <text:p>kMeansPP01GapTime</text:p>
          </table:table-cell>
          <table:table-cell table:number-columns-repeated="7"/>
          <table:table-cell office:value-type="string">
            <text:p>kMeansPP01GapKDiff</text:p>
          </table:table-cell>
          <table:table-cell table:number-columns-repeated="12"/>
          <table:table-cell office:value-type="string">
            <text:p>kMeansPP01GapCA</text:p>
          </table:table-cell>
          <table:table-cell table:number-columns-repeated="7"/>
          <table:table-cell office:value-type="string">
            <text:p>kMeansPP01GapARand</text:p>
          </table:table-cell>
          <table:table-cell table:number-columns-repeated="7"/>
          <table:table-cell office:value-type="string">
            <text:p>kMeansPP01SimpSilPur</text:p>
          </table:table-cell>
          <table:table-cell table:number-columns-repeated="7"/>
          <table:table-cell office:value-type="string">
            <text:p>kMeansPP01SimpSilTime</text:p>
          </table:table-cell>
          <table:table-cell table:number-columns-repeated="7"/>
          <table:table-cell office:value-type="string">
            <text:p>kMeansPP01SimpSilKDiff</text:p>
          </table:table-cell>
          <table:table-cell table:number-columns-repeated="12"/>
          <table:table-cell office:value-type="string">
            <text:p>kMeansPP01SimpSilCA</text:p>
          </table:table-cell>
          <table:table-cell table:number-columns-repeated="7"/>
          <table:table-cell office:value-type="string">
            <text:p>kMeansPP01SimpSilARand</text:p>
          </table:table-cell>
          <table:table-cell table:number-columns-repeated="7"/>
          <table:table-cell office:value-type="string">
            <text:p>kMeansPP01CHPur</text:p>
          </table:table-cell>
          <table:table-cell table:number-columns-repeated="7"/>
          <table:table-cell office:value-type="string">
            <text:p>kMeansPP01CHTime</text:p>
          </table:table-cell>
          <table:table-cell table:number-columns-repeated="7"/>
          <table:table-cell office:value-type="string">
            <text:p>kMeansPP01CHKDiff</text:p>
          </table:table-cell>
          <table:table-cell table:number-columns-repeated="12"/>
          <table:table-cell office:value-type="string">
            <text:p>kMeansPP01CHCA</text:p>
          </table:table-cell>
          <table:table-cell table:number-columns-repeated="7"/>
          <table:table-cell office:value-type="string">
            <text:p>kMeansPP01CHAR</text:p>
          </table:table-cell>
          <table:table-cell table:number-columns-repeated="7"/>
          <table:table-cell office:value-type="string">
            <text:p>kMed01Pur</text:p>
          </table:table-cell>
          <table:table-cell table:number-columns-repeated="7"/>
          <table:table-cell office:value-type="string">
            <text:p>kMed01Time</text:p>
          </table:table-cell>
          <table:table-cell table:number-columns-repeated="7"/>
          <table:table-cell office:value-type="string">
            <text:p>kMed01CA</text:p>
          </table:table-cell>
          <table:table-cell table:number-columns-repeated="7"/>
          <table:table-cell office:value-type="string">
            <text:p>kMed01AR</text:p>
          </table:table-cell>
          <table:table-cell table:number-columns-repeated="7"/>
          <table:table-cell office:value-type="string">
            <text:p>kMed01SimpSilPur</text:p>
          </table:table-cell>
          <table:table-cell table:number-columns-repeated="7"/>
          <table:table-cell office:value-type="string">
            <text:p>kMed01SimpSilTime</text:p>
          </table:table-cell>
          <table:table-cell table:number-columns-repeated="7"/>
          <table:table-cell office:value-type="string">
            <text:p>kMed01SimpSilKDiff</text:p>
          </table:table-cell>
          <table:table-cell table:number-columns-repeated="12"/>
          <table:table-cell office:value-type="string">
            <text:p>kMed01SimpSilCA</text:p>
          </table:table-cell>
          <table:table-cell table:number-columns-repeated="7"/>
          <table:table-cell office:value-type="string">
            <text:p>kMed01SimpSilARand</text:p>
          </table:table-cell>
          <table:table-cell table:number-columns-repeated="7"/>
          <table:table-cell office:value-type="string">
            <text:p>EMPur</text:p>
          </table:table-cell>
          <table:table-cell table:number-columns-repeated="7"/>
          <table:table-cell office:value-type="string">
            <text:p>EMTime</text:p>
          </table:table-cell>
          <table:table-cell table:number-columns-repeated="7"/>
          <table:table-cell office:value-type="string">
            <text:p>EMCA</text:p>
          </table:table-cell>
          <table:table-cell table:number-columns-repeated="7"/>
          <table:table-cell office:value-type="string">
            <text:p>EMARand</text:p>
          </table:table-cell>
          <table:table-cell table:number-columns-repeated="7"/>
          <table:table-cell office:value-type="string">
            <text:p>EMBICPur</text:p>
          </table:table-cell>
          <table:table-cell table:number-columns-repeated="7"/>
          <table:table-cell office:value-type="string">
            <text:p>EMBICTime</text:p>
          </table:table-cell>
          <table:table-cell table:number-columns-repeated="7"/>
          <table:table-cell office:value-type="string">
            <text:p>EMBICKDiff</text:p>
          </table:table-cell>
          <table:table-cell table:number-columns-repeated="12"/>
          <table:table-cell office:value-type="string">
            <text:p>EMBICCA</text:p>
          </table:table-cell>
          <table:table-cell table:number-columns-repeated="7"/>
          <table:table-cell office:value-type="string">
            <text:p>EMBICARand</text:p>
          </table:table-cell>
          <table:table-cell table:number-columns-repeated="7"/>
          <table:table-cell office:value-type="string">
            <text:p>EMGapPur</text:p>
          </table:table-cell>
          <table:table-cell table:number-columns-repeated="5"/>
          <table:table-cell office:value-type="string">
            <text:p>EMGapTime</text:p>
          </table:table-cell>
          <table:table-cell table:number-columns-repeated="5"/>
          <table:table-cell office:value-type="string">
            <text:p>EMGapKDiff</text:p>
          </table:table-cell>
          <table:table-cell table:number-columns-repeated="8"/>
          <table:table-cell office:value-type="string">
            <text:p>EMGapCA</text:p>
          </table:table-cell>
          <table:table-cell table:number-columns-repeated="5"/>
          <table:table-cell office:value-type="string">
            <text:p>EMGapARand</text:p>
          </table:table-cell>
          <table:table-cell table:number-columns-repeated="6"/>
          <table:table-cell office:value-type="string">
            <text:p>KD10</text:p>
          </table:table-cell>
          <table:table-cell table:number-columns-repeated="5"/>
          <table:table-cell office:value-type="string">
            <text:p>VP10</text:p>
          </table:table-cell>
          <table:table-cell table:number-columns-repeated="5"/>
          <table:table-cell office:value-type="string">
            <text:p>Ham10</text:p>
          </table:table-cell>
          <table:table-cell table:number-columns-repeated="6"/>
          <table:table-cell office:value-type="string">
            <text:p>kMed01R10Pur</text:p>
          </table:table-cell>
          <table:table-cell table:number-columns-repeated="7"/>
          <table:table-cell office:value-type="string">
            <text:p>kMed01R10Time</text:p>
          </table:table-cell>
          <table:table-cell table:number-columns-repeated="7"/>
          <table:table-cell office:value-type="string">
            <text:p>kMed01R10CA</text:p>
          </table:table-cell>
          <table:table-cell table:number-columns-repeated="7"/>
          <table:table-cell office:value-type="string">
            <text:p>kMed01R10Rand</text:p>
          </table:table-cell>
          <table:table-cell table:number-columns-repeated="7"/>
          <table:table-cell office:value-type="string">
            <text:p>kMed01R10SimpSilPur</text:p>
          </table:table-cell>
          <table:table-cell table:number-columns-repeated="7"/>
          <table:table-cell office:value-type="string">
            <text:p>kMed01R10SimpSilTime</text:p>
          </table:table-cell>
          <table:table-cell table:number-columns-repeated="7"/>
          <table:table-cell office:value-type="string">
            <text:p>kMed01R10SimpSilKDiff</text:p>
          </table:table-cell>
          <table:table-cell table:number-columns-repeated="12"/>
          <table:table-cell office:value-type="string">
            <text:p>kMed01R10SimpSilCA</text:p>
          </table:table-cell>
          <table:table-cell table:number-columns-repeated="7"/>
          <table:table-cell office:value-type="string">
            <text:p>kMed01R10SimpSilARand</text:p>
          </table:table-cell>
          <table:table-cell table:number-columns-repeated="7"/>
          <table:table-cell office:value-type="string">
            <text:p>kMed01R10SimpSilTA</text:p>
          </table:table-cell>
          <table:table-cell table:number-columns-repeated="7"/>
          <table:table-cell office:value-type="string">
            <text:p>kMeans01R10SimpSilPur</text:p>
          </table:table-cell>
          <table:table-cell table:number-columns-repeated="7"/>
          <table:table-cell office:value-type="string">
            <text:p>kMeans01R10SimpSilTime</text:p>
          </table:table-cell>
          <table:table-cell table:number-columns-repeated="7"/>
          <table:table-cell office:value-type="string">
            <text:p>kMeans01R10SimpSilKDiff</text:p>
          </table:table-cell>
          <table:table-cell table:number-columns-repeated="12"/>
          <table:table-cell office:value-type="string">
            <text:p>kMeans01R10SimpSilCA</text:p>
          </table:table-cell>
          <table:table-cell table:number-columns-repeated="7"/>
          <table:table-cell office:value-type="string">
            <text:p>kMeans01R10SimpSilARand</text:p>
          </table:table-cell>
          <table:table-cell table:number-columns-repeated="7"/>
          <table:table-cell office:value-type="string">
            <text:p>kMed01R10SimpSilTA</text:p>
          </table:table-cell>
          <table:table-cell table:number-columns-repeated="7"/>
          <table:table-cell office:value-type="string">
            <text:p>SpectralPur</text:p>
          </table:table-cell>
          <table:table-cell table:number-columns-repeated="7"/>
          <table:table-cell office:value-type="string">
            <text:p>SpectralTime</text:p>
          </table:table-cell>
          <table:table-cell table:number-columns-repeated="7"/>
          <table:table-cell office:value-type="string">
            <text:p>SpectralCA</text:p>
          </table:table-cell>
          <table:table-cell table:number-columns-repeated="7"/>
          <table:table-cell office:value-type="string">
            <text:p>SpectralRand</text:p>
          </table:table-cell>
          <table:table-cell table:number-columns-repeated="7"/>
          <table:table-cell office:value-type="string">
            <text:p>SpectralKChoicePur</text:p>
          </table:table-cell>
          <table:table-cell table:number-columns-repeated="7"/>
          <table:table-cell office:value-type="string">
            <text:p>SpectralKChoiceTime</text:p>
          </table:table-cell>
          <table:table-cell table:number-columns-repeated="7"/>
          <table:table-cell office:value-type="string">
            <text:p>SpectralKChoiceKDiff</text:p>
          </table:table-cell>
          <table:table-cell table:number-columns-repeated="12"/>
          <table:table-cell office:value-type="string">
            <text:p>SpectralKChoiceCA</text:p>
          </table:table-cell>
          <table:table-cell table:number-columns-repeated="7"/>
          <table:table-cell office:value-type="string">
            <text:p>SpectralKChoiceARand</text:p>
          </table:table-cell>
          <table:table-cell table:number-columns-repeated="7"/>
          <table:table-cell office:value-type="string">
            <text:p>SpectralKChoiceTA</text:p>
          </table:table-cell>
          <table:table-cell table:number-columns-repeated="7"/>
          <table:table-cell office:value-type="string">
            <text:p>ADD HERE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table:number-columns-repeated="2" office:value-type="float" office:value="0.891666666666667">
            <text:p>0.89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666666666666667">
            <text:p>0.67</text:p>
          </table:table-cell>
          <table:table-cell table:formula="of:=AVERAGE([.C2:.G2])" office:value-type="float" office:value="0.85">
            <text:p>0.85</text:p>
          </table:table-cell>
          <table:table-cell table:formula="of:=STDEV([.C2:.G2])" office:value-type="float" office:value="0.102571113542426">
            <text:p>0.1</text:p>
          </table:table-cell>
          <table:table-cell table:formula="of:=[.I2]/[.H2]" office:value-type="float" office:value="0.120671898285207">
            <text:p>0.12</text:p>
          </table:table-cell>
          <table:table-cell table:number-columns-repeated="5" office:value-type="float" office:value="0">
            <text:p>0</text:p>
          </table:table-cell>
          <table:table-cell table:formula="of:=AVERAGE([.K2:.O2])" office:value-type="float" office:value="0">
            <text:p>0</text:p>
          </table:table-cell>
          <table:table-cell table:formula="of:=STDEV([.K2:.O2])" office:value-type="float" office:value="0">
            <text:p>0</text:p>
          </table:table-cell>
          <table:table-cell table:formula="of:=IF([.P2]=0; [.Q2]; [.Q2]/[.P2])" office:value-type="float" office:value="0">
            <text:p>0</text:p>
          </table:table-cell>
          <table:table-cell table:number-columns-repeated="5"/>
          <table:table-cell table:formula="of:=AVERAGE([.S2:.W2])" office:value-type="float" office:value="0">
            <text:p>#DIV/0!</text:p>
          </table:table-cell>
          <table:table-cell table:formula="of:=STDEV([.S2:.W2])" office:value-type="float" office:value="0">
            <text:p>#DIV/0!</text:p>
          </table:table-cell>
          <table:table-cell table:formula="of:=[.Y2]/[.X2]" office:value-type="float" office:value="0">
            <text:p>#DIV/0!</text:p>
          </table:table-cell>
          <table:table-cell table:number-columns-repeated="2" office:value-type="float" office:value="0.724637296132664">
            <text:p>0.72</text:p>
          </table:table-cell>
          <table:table-cell table:number-columns-repeated="2" office:value-type="float" office:value="0.742446104226787">
            <text:p>0.74</text:p>
          </table:table-cell>
          <table:table-cell office:value-type="float" office:value="0.429665078585112">
            <text:p>0.43</text:p>
          </table:table-cell>
          <table:table-cell table:formula="of:=AVERAGE([.AA2:.AE2])" office:value-type="float" office:value="0.672766375860803">
            <text:p>0.67</text:p>
          </table:table-cell>
          <table:table-cell table:formula="of:=STDEV([.AA2:.AE2])" office:value-type="float" office:value="0.136189164920652">
            <text:p>0.14</text:p>
          </table:table-cell>
          <table:table-cell table:formula="of:=[.AG2]/[.AF2]" office:value-type="float" office:value="0.202431586665428">
            <text:p>0.2</text:p>
          </table:table-cell>
          <table:table-cell table:number-columns-repeated="5" office:value-type="float" office:value="0.891666666666667">
            <text:p>0.89</text:p>
          </table:table-cell>
          <table:table-cell table:formula="of:=AVERAGE([.AI2:.AM2])" office:value-type="float" office:value="0.891666666666667">
            <text:p>0.89</text:p>
          </table:table-cell>
          <table:table-cell table:formula="of:=STDEV([.AI2:.AM2])" office:value-type="float" office:value="0">
            <text:p>0</text:p>
          </table:table-cell>
          <table:table-cell table:formula="of:=[.AO2]/[.AN2]" office:value-type="float" office:value="0">
            <text:p>0</text:p>
          </table:table-cell>
          <table:table-cell office:value-type="float" office:value="0.016">
            <text:p>0.02</text:p>
          </table:table-cell>
          <table:table-cell table:number-columns-repeated="4" office:value-type="float" office:value="0">
            <text:p>0</text:p>
          </table:table-cell>
          <table:table-cell table:formula="of:=AVERAGE([.AQ2:.AU2])" office:value-type="float" office:value="0.0032">
            <text:p>0</text:p>
          </table:table-cell>
          <table:table-cell table:formula="of:=STDEV([.AQ2:.AU2])" office:value-type="float" office:value="0.00715541752799933">
            <text:p>0.01</text:p>
          </table:table-cell>
          <table:table-cell table:formula="of:=IF([.AV2]=0; 0; [.AW2]/[.AV2])" office:value-type="float" office:value="2.23606797749979">
            <text:p>2.24</text:p>
          </table:table-cell>
          <table:table-cell table:number-columns-repeated="5"/>
          <table:table-cell table:formula="of:=AVERAGE([.AY2:.BC2])" office:value-type="float" office:value="0">
            <text:p>#DIV/0!</text:p>
          </table:table-cell>
          <table:table-cell table:formula="of:=STDEV([.AY2:.BC2])" office:value-type="float" office:value="0">
            <text:p>#DIV/0!</text:p>
          </table:table-cell>
          <table:table-cell table:formula="of:=[.BE2]/[.BD2]" office:value-type="float" office:value="0">
            <text:p>#DIV/0!</text:p>
          </table:table-cell>
          <table:table-cell table:number-columns-repeated="5" office:value-type="float" office:value="0.724637296132664">
            <text:p>0.72</text:p>
          </table:table-cell>
          <table:table-cell table:formula="of:=AVERAGE([.BG2:.BK2])" office:value-type="float" office:value="0.724637296132664">
            <text:p>0.72</text:p>
          </table:table-cell>
          <table:table-cell table:formula="of:=STDEV([.BG2:.BK2])" office:value-type="float" office:value="0">
            <text:p>0</text:p>
          </table:table-cell>
          <table:table-cell table:formula="of:=[.BM2]/[.BL2]" office:value-type="float" office:value="0">
            <text:p>0</text:p>
          </table:table-cell>
          <table:table-cell table:number-columns-repeated="5" office:value-type="float" office:value="0.891666666666667">
            <text:p>0.89</text:p>
          </table:table-cell>
          <table:table-cell table:formula="of:=AVERAGE([.BO2:.BS2])" office:value-type="float" office:value="0.891666666666667">
            <text:p>0.89</text:p>
          </table:table-cell>
          <table:table-cell table:formula="of:=STDEV([.BO2:.BS2])" office:value-type="float" office:value="0">
            <text:p>0</text:p>
          </table:table-cell>
          <table:table-cell table:formula="of:=[.BU2]/[.BT2]" office:value-type="float" office:value="0">
            <text:p>0</text:p>
          </table:table-cell>
          <table:table-cell table:number-columns-repeated="2" office:value-type="float" office:value="0.015">
            <text:p>0.02</text:p>
          </table:table-cell>
          <table:table-cell table:number-columns-repeated="2"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formula="of:=AVERAGE([.BW2:.CA2])" office:value-type="float" office:value="0.0154">
            <text:p>0.02</text:p>
          </table:table-cell>
          <table:table-cell table:formula="of:=STDEV([.BW2:.CA2])" office:value-type="float" office:value="0.000547722557505167">
            <text:p>0</text:p>
          </table:table-cell>
          <table:table-cell table:formula="of:=[.CC2]/[.CB2]" office:value-type="float" office:value="0.0355663998379978">
            <text:p>0.04</text:p>
          </table:table-cell>
          <table:table-cell table:number-columns-repeated="5"/>
          <table:table-cell table:formula="of:=AVERAGE([.CE2:.CI2])" office:value-type="float" office:value="0">
            <text:p>#DIV/0!</text:p>
          </table:table-cell>
          <table:table-cell table:formula="of:=STDEV([.CE2:.CI2])" office:value-type="float" office:value="0">
            <text:p>#DIV/0!</text:p>
          </table:table-cell>
          <table:table-cell table:formula="of:=[.CK2]/[.CJ2]" office:value-type="float" office:value="0">
            <text:p>#DIV/0!</text:p>
          </table:table-cell>
          <table:table-cell table:number-columns-repeated="5" office:value-type="float" office:value="0.724637296132664">
            <text:p>0.72</text:p>
          </table:table-cell>
          <table:table-cell table:formula="of:=AVERAGE([.CM2:.CQ2])" office:value-type="float" office:value="0.724637296132664">
            <text:p>0.72</text:p>
          </table:table-cell>
          <table:table-cell table:formula="of:=STDEV([.CM2:.CQ2])" office:value-type="float" office:value="0">
            <text:p>0</text:p>
          </table:table-cell>
          <table:table-cell table:formula="of:=[.CS2]/[.CR2]" office:value-type="float" office:value="0">
            <text:p>0</text:p>
          </table:table-cell>
          <table:table-cell table:number-columns-repeated="4" office:value-type="float" office:value="0.891666666666667">
            <text:p>0.89</text:p>
          </table:table-cell>
          <table:table-cell office:value-type="float" office:value="0.85">
            <text:p>0.85</text:p>
          </table:table-cell>
          <table:table-cell table:formula="of:=AVERAGE([.CU2:.CY2])" office:value-type="float" office:value="0.883333333333333">
            <text:p>0.88</text:p>
          </table:table-cell>
          <table:table-cell table:formula="of:=STDEV([.CU2:.CY2])" office:value-type="float" office:value="0.0186338998124984">
            <text:p>0.02</text:p>
          </table:table-cell>
          <table:table-cell table:formula="of:=[.DA2]/[.CZ2]" office:value-type="float" office:value="0.0210949809198095">
            <text:p>0.02</text:p>
          </table:table-cell>
          <table:table-cell office:value-type="float" office:value="0.047">
            <text:p>0.05</text:p>
          </table:table-cell>
          <table:table-cell office:value-type="float" office:value="0.062">
            <text:p>0.06</text:p>
          </table:table-cell>
          <table:table-cell office:value-type="float" office:value="0.047">
            <text:p>0.05</text:p>
          </table:table-cell>
          <table:table-cell office:value-type="float" office:value="0.062">
            <text:p>0.06</text:p>
          </table:table-cell>
          <table:table-cell office:value-type="float" office:value="0.078">
            <text:p>0.08</text:p>
          </table:table-cell>
          <table:table-cell table:formula="of:=AVERAGE([.DC2:.DG2])" office:value-type="float" office:value="0.0592">
            <text:p>0.06</text:p>
          </table:table-cell>
          <table:table-cell table:formula="of:=STDEV([.DC2:.DG2])" office:value-type="float" office:value="0.0129112354172635">
            <text:p>0.01</text:p>
          </table:table-cell>
          <table:table-cell table:formula="of:=[.DI2]/[.DH2]" office:value-type="float" office:value="0.218095192859181">
            <text:p>0.22</text:p>
          </table:table-cell>
          <table:table-cell table:number-columns-repeated="4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f:=ABS([.DK2])" office:value-type="float" office:value="0">
            <text:p>0</text:p>
          </table:table-cell>
          <table:table-cell table:formula="of:=ABS([.DL2])" office:value-type="float" office:value="0">
            <text:p>0</text:p>
          </table:table-cell>
          <table:table-cell table:formula="of:=ABS([.DM2])" office:value-type="float" office:value="0">
            <text:p>0</text:p>
          </table:table-cell>
          <table:table-cell table:formula="of:=ABS([.DN2])" office:value-type="float" office:value="0">
            <text:p>0</text:p>
          </table:table-cell>
          <table:table-cell table:formula="of:=ABS([.DO2])" office:value-type="float" office:value="0.333333333333333">
            <text:p>0.33</text:p>
          </table:table-cell>
          <table:table-cell table:formula="of:=AVERAGE([.DP2:.DT2])" office:value-type="float" office:value="0.0666666666666666">
            <text:p>0.07</text:p>
          </table:table-cell>
          <table:table-cell table:formula="of:=STDEV([.DP2:.DT2])" office:value-type="float" office:value="0.149071198499986">
            <text:p>0.15</text:p>
          </table:table-cell>
          <table:table-cell table:formula="of:=IF([.DU2] = 0; 0; [.DV2]/[.DU2])" office:value-type="float" office:value="2.23606797749979">
            <text:p>2.24</text:p>
          </table:table-cell>
          <table:table-cell table:number-columns-repeated="5"/>
          <table:table-cell table:formula="of:=AVERAGE([.DX2:.EB2])" office:value-type="float" office:value="0">
            <text:p>#DIV/0!</text:p>
          </table:table-cell>
          <table:table-cell table:formula="of:=STDEV([.DX2:.EB2])" office:value-type="float" office:value="0">
            <text:p>#DIV/0!</text:p>
          </table:table-cell>
          <table:table-cell table:formula="of:=[.ED2]/[.EC2]" office:value-type="float" office:value="0">
            <text:p>#DIV/0!</text:p>
          </table:table-cell>
          <table:table-cell table:number-columns-repeated="4" office:value-type="float" office:value="0.724637296132664">
            <text:p>0.72</text:p>
          </table:table-cell>
          <table:table-cell office:value-type="float" office:value="0.606441317360205">
            <text:p>0.61</text:p>
          </table:table-cell>
          <table:table-cell table:formula="of:=AVERAGE([.EF2:.EJ2])" office:value-type="float" office:value="0.700998100378172">
            <text:p>0.7</text:p>
          </table:table-cell>
          <table:table-cell table:formula="of:=STDEV([.EF2:.EJ2])" office:value-type="float" office:value="0.0528588486404681">
            <text:p>0.05</text:p>
          </table:table-cell>
          <table:table-cell table:formula="of:=[.EL2]/[.EK2]" office:value-type="float" office:value="0.0754051239396397">
            <text:p>0.08</text:p>
          </table:table-cell>
          <table:table-cell table:number-columns-repeated="5"/>
          <table:table-cell table:formula="of:=AVERAGE([.EN2:.ER16])" office:value-type="float" office:value="0">
            <text:p>#DIV/0!</text:p>
          </table:table-cell>
          <table:table-cell table:formula="of:=STDEV([.EN2:.ER2])" office:value-type="float" office:value="0">
            <text:p>#DIV/0!</text:p>
          </table:table-cell>
          <table:table-cell table:formula="of:=[.ET2]/[.ES2]" office:value-type="float" office:value="0">
            <text:p>#DIV/0!</text:p>
          </table:table-cell>
          <table:table-cell table:number-columns-repeated="2" office:value-type="float" office:value="0.002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.002">
            <text:p>0</text:p>
          </table:table-cell>
          <table:table-cell table:formula="of:=AVERAGE([.EV2:.EZ2])" office:value-type="float" office:value="0.0018">
            <text:p>0</text:p>
          </table:table-cell>
          <table:table-cell table:formula="of:=STDEV([.EV2:.EZ2])" office:value-type="float" office:value="0.000447213595499958">
            <text:p>0</text:p>
          </table:table-cell>
          <table:table-cell table:formula="of:=[.FB2]/[.FA2]" office:value-type="float" office:value="0.248451997499977">
            <text:p>0.25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FD2])" office:value-type="float" office:value="0.333333333333333">
            <text:p>0.33</text:p>
          </table:table-cell>
          <table:table-cell table:formula="of:=ABS([.FE2])" office:value-type="float" office:value="0.333333333333333">
            <text:p>0.33</text:p>
          </table:table-cell>
          <table:table-cell table:formula="of:=ABS([.FF2])" office:value-type="float" office:value="0.333333333333333">
            <text:p>0.33</text:p>
          </table:table-cell>
          <table:table-cell table:formula="of:=ABS([.FG2])" office:value-type="float" office:value="0.333333333333333">
            <text:p>0.33</text:p>
          </table:table-cell>
          <table:table-cell table:formula="of:=ABS([.FH2])" office:value-type="float" office:value="0.333333333333333">
            <text:p>0.33</text:p>
          </table:table-cell>
          <table:table-cell table:formula="of:=AVERAGE([.FI2:.FM2])" office:value-type="float" office:value="0.333333333333333">
            <text:p>0.33</text:p>
          </table:table-cell>
          <table:table-cell table:formula="of:=STDEV([.FI2:.FM2])" office:value-type="float" office:value="0">
            <text:p>0</text:p>
          </table:table-cell>
          <table:table-cell table:formula="of:=IF([.FN2] = 0; 0; [.FO2]/[.FN2])" office:value-type="float" office:value="0">
            <text:p>0</text:p>
          </table:table-cell>
          <table:table-cell table:number-columns-repeated="5"/>
          <table:table-cell table:formula="of:=AVERAGE([.FQ2:.FU2])" office:value-type="float" office:value="0">
            <text:p>#DIV/0!</text:p>
          </table:table-cell>
          <table:table-cell table:formula="of:=STDEV([.FQ2:.FU2])" office:value-type="float" office:value="0">
            <text:p>#DIV/0!</text:p>
          </table:table-cell>
          <table:table-cell table:formula="of:=[.FW2]/[.FV2]" office:value-type="float" office:value="0">
            <text:p>#DIV/0!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FY2:.GC2])" office:value-type="float" office:value="0.567272727272727">
            <text:p>0.57</text:p>
          </table:table-cell>
          <table:table-cell table:formula="of:=STDEV([.FY2:.GC2])" office:value-type="float" office:value="0">
            <text:p>0</text:p>
          </table:table-cell>
          <table:table-cell table:formula="of:=[.GE2]/[.GD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GG2:.GK2])" office:value-type="float" office:value="0.666666666666667">
            <text:p>0.67</text:p>
          </table:table-cell>
          <table:table-cell table:formula="of:=STDEV([.GG2:.GK2])" office:value-type="float" office:value="0">
            <text:p>0</text:p>
          </table:table-cell>
          <table:table-cell table:formula="of:=[.GM2]/[.GL2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formula="of:=AVERAGE([.GO2:.GS2])" office:value-type="float" office:value="0">
            <text:p>0</text:p>
          </table:table-cell>
          <table:table-cell table:formula="of:=STDEV([.GO2:.GS2])" office:value-type="float" office:value="0">
            <text:p>0</text:p>
          </table:table-cell>
          <table:table-cell table:formula="of:=IF([.GT2]=0;0;[.GU2]/[.GT2])" office:value-type="float" office:value="0">
            <text:p>0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GW2])" office:value-type="float" office:value="0.333333333333333">
            <text:p>0.33</text:p>
          </table:table-cell>
          <table:table-cell table:formula="of:=ABS([.GX2])" office:value-type="float" office:value="0.333333333333333">
            <text:p>0.33</text:p>
          </table:table-cell>
          <table:table-cell table:formula="of:=ABS([.GY2])" office:value-type="float" office:value="0.333333333333333">
            <text:p>0.33</text:p>
          </table:table-cell>
          <table:table-cell table:formula="of:=ABS([.GZ2])" office:value-type="float" office:value="0.333333333333333">
            <text:p>0.33</text:p>
          </table:table-cell>
          <table:table-cell table:formula="of:=ABS([.HA2])" office:value-type="float" office:value="0.333333333333333">
            <text:p>0.33</text:p>
          </table:table-cell>
          <table:table-cell table:formula="of:=AVERAGE([.HB2:.HF2])" office:value-type="float" office:value="0.333333333333333">
            <text:p>0.33</text:p>
          </table:table-cell>
          <table:table-cell table:formula="of:=STDEV([.HB2:.HF2])" office:value-type="float" office:value="0">
            <text:p>0</text:p>
          </table:table-cell>
          <table:table-cell table:formula="of:=[.HH2]/[.HG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HJ2:.HN2])" office:value-type="float" office:value="0.666666666666667">
            <text:p>0.67</text:p>
          </table:table-cell>
          <table:table-cell table:formula="of:=STDEV([.HJ2:.HN2])" office:value-type="float" office:value="0">
            <text:p>0</text:p>
          </table:table-cell>
          <table:table-cell table:formula="of:=[.HP2]/[.HO2]" office:value-type="float" office:value="0">
            <text:p>0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HR2:.HV2])" office:value-type="float" office:value="0.567272727272727">
            <text:p>0.57</text:p>
          </table:table-cell>
          <table:table-cell table:formula="of:=STDEV([.HR2:.HV2])" office:value-type="float" office:value="0">
            <text:p>0</text:p>
          </table:table-cell>
          <table:table-cell table:formula="of:=[.HX2]/[.HW2]" office:value-type="float" office:value="0">
            <text:p>0</text:p>
          </table:table-cell>
          <table:table-cell office:value-type="float" office:value="0.875">
            <text:p>0.88</text:p>
          </table:table-cell>
          <table:table-cell office:value-type="float" office:value="0.908333333333333">
            <text:p>0.91</text:p>
          </table:table-cell>
          <table:table-cell office:value-type="float" office:value="0.875">
            <text:p>0.88</text:p>
          </table:table-cell>
          <table:table-cell table:number-columns-repeated="2" office:value-type="float" office:value="0.908333333333333">
            <text:p>0.91</text:p>
          </table:table-cell>
          <table:table-cell table:formula="of:=AVERAGE([.HZ2:.ID2])" office:value-type="float" office:value="0.895">
            <text:p>0.9</text:p>
          </table:table-cell>
          <table:table-cell table:formula="of:=STDEV([.HZ2:.ID2])" office:value-type="float" office:value="0.0182574185835054">
            <text:p>0.02</text:p>
          </table:table-cell>
          <table:table-cell table:formula="of:=[.IF2]/[.IE2]" office:value-type="float" office:value="0.0203993503726317">
            <text:p>0.02</text:p>
          </table:table-cell>
          <table:table-cell office:value-type="float" office:value="0.022">
            <text:p>0.02</text:p>
          </table:table-cell>
          <table:table-cell table:number-columns-repeated="2" office:value-type="float" office:value="0.023">
            <text:p>0.02</text:p>
          </table:table-cell>
          <table:table-cell office:value-type="float" office:value="0.024">
            <text:p>0.02</text:p>
          </table:table-cell>
          <table:table-cell office:value-type="float" office:value="0.023">
            <text:p>0.02</text:p>
          </table:table-cell>
          <table:table-cell table:formula="of:=AVERAGE([.IH2:.IL2])" office:value-type="float" office:value="0.023">
            <text:p>0.02</text:p>
          </table:table-cell>
          <table:table-cell table:formula="of:=STDEV([.IH2:.IL2])" office:value-type="float" office:value="0.000707106781186548">
            <text:p>0</text:p>
          </table:table-cell>
          <table:table-cell table:formula="of:=[.IN2]/[.IM2]" office:value-type="float" office:value="0.0307437730950673">
            <text:p>0.03</text:p>
          </table:table-cell>
          <table:table-cell office:value-type="float" office:value="0.875">
            <text:p>0.88</text:p>
          </table:table-cell>
          <table:table-cell office:value-type="float" office:value="0.908333333333333">
            <text:p>0.91</text:p>
          </table:table-cell>
          <table:table-cell office:value-type="float" office:value="0.875">
            <text:p>0.88</text:p>
          </table:table-cell>
          <table:table-cell table:number-columns-repeated="2" office:value-type="float" office:value="0.908333333333333">
            <text:p>0.91</text:p>
          </table:table-cell>
          <table:table-cell table:formula="of:=AVERAGE([.IP2:.IT2])" office:value-type="float" office:value="0.895">
            <text:p>0.9</text:p>
          </table:table-cell>
          <table:table-cell table:formula="of:=STDEV([.IP2:.IT2])" office:value-type="float" office:value="0.0182574185835054">
            <text:p>0.02</text:p>
          </table:table-cell>
          <table:table-cell table:formula="of:=[.IV2]/[.IU2]" office:value-type="float" office:value="0.0203993503726317">
            <text:p>0.02</text:p>
          </table:table-cell>
          <table:table-cell office:value-type="float" office:value="0.692828833980637">
            <text:p>0.69</text:p>
          </table:table-cell>
          <table:table-cell office:value-type="float" office:value="0.760879061529542">
            <text:p>0.76</text:p>
          </table:table-cell>
          <table:table-cell office:value-type="float" office:value="0.692828833980637">
            <text:p>0.69</text:p>
          </table:table-cell>
          <table:table-cell table:number-columns-repeated="2" office:value-type="float" office:value="0.760879061529542">
            <text:p>0.76</text:p>
          </table:table-cell>
          <table:table-cell table:formula="of:=AVERAGE([.IX2:.JB2])" office:value-type="float" office:value="0.73365897050998">
            <text:p>0.73</text:p>
          </table:table-cell>
          <table:table-cell table:formula="of:=STDEV([.IX2:.JB2])" office:value-type="float" office:value="0.0372726446718948">
            <text:p>0.04</text:p>
          </table:table-cell>
          <table:table-cell table:formula="of:=[.JD2]/[.JC2]" office:value-type="float" office:value="0.0508037741922325">
            <text:p>0.05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JF2:.JJ2])" office:value-type="float" office:value="0.666666666666667">
            <text:p>0.67</text:p>
          </table:table-cell>
          <table:table-cell table:formula="of:=STDEV([.JF2:.JJ2])" office:value-type="float" office:value="0">
            <text:p>0</text:p>
          </table:table-cell>
          <table:table-cell table:formula="of:=[.JL2]/[.JK2]" office:value-type="float" office:value="0">
            <text:p>0</text:p>
          </table:table-cell>
          <table:table-cell office:value-type="float" office:value="0.043">
            <text:p>0.04</text:p>
          </table:table-cell>
          <table:table-cell office:value-type="float" office:value="0.047">
            <text:p>0.05</text:p>
          </table:table-cell>
          <table:table-cell office:value-type="float" office:value="0.048">
            <text:p>0.05</text:p>
          </table:table-cell>
          <table:table-cell office:value-type="float" office:value="0.054">
            <text:p>0.05</text:p>
          </table:table-cell>
          <table:table-cell office:value-type="float" office:value="0.059">
            <text:p>0.06</text:p>
          </table:table-cell>
          <table:table-cell table:formula="of:=AVERAGE([.JN2:.JR2])" office:value-type="float" office:value="0.0502">
            <text:p>0.05</text:p>
          </table:table-cell>
          <table:table-cell table:formula="of:=STDEV([.JN2:.JR2])" office:value-type="float" office:value="0.00630079360080935">
            <text:p>0.01</text:p>
          </table:table-cell>
          <table:table-cell table:formula="of:=[.JT2]/[.JS2]" office:value-type="float" office:value="0.12551381674919">
            <text:p>0.13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JV2])" office:value-type="float" office:value="0.333333333333333">
            <text:p>0.33</text:p>
          </table:table-cell>
          <table:table-cell table:formula="of:=ABS([.JW2])" office:value-type="float" office:value="0.333333333333333">
            <text:p>0.33</text:p>
          </table:table-cell>
          <table:table-cell table:formula="of:=ABS([.JX2])" office:value-type="float" office:value="0.333333333333333">
            <text:p>0.33</text:p>
          </table:table-cell>
          <table:table-cell table:formula="of:=ABS([.JY2])" office:value-type="float" office:value="0.333333333333333">
            <text:p>0.33</text:p>
          </table:table-cell>
          <table:table-cell table:formula="of:=ABS([.JZ2])" office:value-type="float" office:value="0.333333333333333">
            <text:p>0.33</text:p>
          </table:table-cell>
          <table:table-cell table:formula="of:=AVERAGE([.KA2:.KE2])" office:value-type="float" office:value="0.333333333333333">
            <text:p>0.33</text:p>
          </table:table-cell>
          <table:table-cell table:formula="of:=STDEV([.KA2:.KE2])" office:value-type="float" office:value="0">
            <text:p>0</text:p>
          </table:table-cell>
          <table:table-cell table:formula="of:=IF([.KF2] = 0; 0; [.KG2]/[.KF2])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KI2:.KM2])" office:value-type="float" office:value="0.666666666666667">
            <text:p>0.67</text:p>
          </table:table-cell>
          <table:table-cell table:formula="of:=STDEV([.KI2:.KM2])" office:value-type="float" office:value="0">
            <text:p>0</text:p>
          </table:table-cell>
          <table:table-cell table:formula="of:=[.KO2]/[.KN2]" office:value-type="float" office:value="0">
            <text:p>0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KQ2:.KU2])" office:value-type="float" office:value="0.567272727272727">
            <text:p>0.57</text:p>
          </table:table-cell>
          <table:table-cell table:formula="of:=STDEV([.KQ2:.KU2])" office:value-type="float" office:value="0">
            <text:p>0</text:p>
          </table:table-cell>
          <table:table-cell table:formula="of:=[.KW2]/[.KV2]" office:value-type="float" office:value="0">
            <text:p>0</text:p>
          </table:table-cell>
          <table:table-cell table:number-columns-repeated="5" office:value-type="float" office:value="0.891666666666667">
            <text:p>0.89</text:p>
          </table:table-cell>
          <table:table-cell table:formula="of:=AVERAGE([.KY2:.LC2])" office:value-type="float" office:value="0.891666666666667">
            <text:p>0.89</text:p>
          </table:table-cell>
          <table:table-cell table:formula="of:=STDEV([.KY2:.LC2])" office:value-type="float" office:value="0">
            <text:p>0</text:p>
          </table:table-cell>
          <table:table-cell table:formula="of:=[.LE2]/[.LD2]" office:value-type="float" office:value="0">
            <text:p>0</text:p>
          </table:table-cell>
          <table:table-cell office:value-type="float" office:value="0.024">
            <text:p>0.02</text:p>
          </table:table-cell>
          <table:table-cell table:number-columns-repeated="2" office:value-type="float" office:value="0.027">
            <text:p>0.03</text:p>
          </table:table-cell>
          <table:table-cell office:value-type="float" office:value="0.035">
            <text:p>0.04</text:p>
          </table:table-cell>
          <table:table-cell office:value-type="float" office:value="0.026">
            <text:p>0.03</text:p>
          </table:table-cell>
          <table:table-cell table:formula="of:=AVERAGE([.LG2:.LK2])" office:value-type="float" office:value="0.0278">
            <text:p>0.03</text:p>
          </table:table-cell>
          <table:table-cell table:formula="of:=STDEV([.LG2:.LK2])" office:value-type="float" office:value="0.00420713679359253">
            <text:p>0</text:p>
          </table:table-cell>
          <table:table-cell table:formula="of:=IF([.LL2]=0; [.LM2]; [.LM2]/[.LL2])" office:value-type="float" office:value="0.151335855884623">
            <text:p>0.15</text:p>
          </table:table-cell>
          <table:table-cell table:number-columns-repeated="5" office:value-type="float" office:value="0.891666666666667">
            <text:p>0.89</text:p>
          </table:table-cell>
          <table:table-cell table:formula="of:=AVERAGE([.LO2:.LS2])" office:value-type="float" office:value="0.891666666666667">
            <text:p>0.89</text:p>
          </table:table-cell>
          <table:table-cell table:formula="of:=STDEV([.LO2:.LS2])" office:value-type="float" office:value="0">
            <text:p>0</text:p>
          </table:table-cell>
          <table:table-cell table:formula="of:=[.LU2]/[.LT2]" office:value-type="float" office:value="0">
            <text:p>0</text:p>
          </table:table-cell>
          <table:table-cell table:number-columns-repeated="5" office:value-type="float" office:value="0.728190093069239">
            <text:p>0.73</text:p>
          </table:table-cell>
          <table:table-cell table:formula="of:=AVERAGE([.LW2:.MA2])" office:value-type="float" office:value="0.728190093069239">
            <text:p>0.73</text:p>
          </table:table-cell>
          <table:table-cell table:formula="of:=STDEV([.LW2:.MA2])" office:value-type="float" office:value="0">
            <text:p>0</text:p>
          </table:table-cell>
          <table:table-cell table:formula="of:=[.MC2]/[.MB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ME2:.MI2])" office:value-type="float" office:value="0.666666666666667">
            <text:p>0.67</text:p>
          </table:table-cell>
          <table:table-cell table:formula="of:=STDEV([.ME2:.MI2])" office:value-type="float" office:value="0">
            <text:p>0</text:p>
          </table:table-cell>
          <table:table-cell table:formula="of:=[.MK2]/[.MJ2]" office:value-type="float" office:value="0">
            <text:p>0</text:p>
          </table:table-cell>
          <table:table-cell office:value-type="float" office:value="0.039">
            <text:p>0.04</text:p>
          </table:table-cell>
          <table:table-cell office:value-type="float" office:value="0.043">
            <text:p>0.04</text:p>
          </table:table-cell>
          <table:table-cell office:value-type="float" office:value="0.037">
            <text:p>0.04</text:p>
          </table:table-cell>
          <table:table-cell office:value-type="float" office:value="0.038">
            <text:p>0.04</text:p>
          </table:table-cell>
          <table:table-cell office:value-type="float" office:value="0.036">
            <text:p>0.04</text:p>
          </table:table-cell>
          <table:table-cell table:formula="of:=AVERAGE([.MM2:.MQ2])" office:value-type="float" office:value="0.0386">
            <text:p>0.04</text:p>
          </table:table-cell>
          <table:table-cell table:formula="of:=STDEV([.MM2:.MQ2])" office:value-type="float" office:value="0.00270185121722126">
            <text:p>0</text:p>
          </table:table-cell>
          <table:table-cell table:formula="of:=[.MS2]/[.MR2]" office:value-type="float" office:value="0.0699961455238668">
            <text:p>0.07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MU2])" office:value-type="float" office:value="0.333333333333333">
            <text:p>0.33</text:p>
          </table:table-cell>
          <table:table-cell table:formula="of:=ABS([.MV2])" office:value-type="float" office:value="0.333333333333333">
            <text:p>0.33</text:p>
          </table:table-cell>
          <table:table-cell table:formula="of:=ABS([.MW2])" office:value-type="float" office:value="0.333333333333333">
            <text:p>0.33</text:p>
          </table:table-cell>
          <table:table-cell table:formula="of:=ABS([.MX2])" office:value-type="float" office:value="0.333333333333333">
            <text:p>0.33</text:p>
          </table:table-cell>
          <table:table-cell table:formula="of:=ABS([.MY2])" office:value-type="float" office:value="0.333333333333333">
            <text:p>0.33</text:p>
          </table:table-cell>
          <table:table-cell table:formula="of:=AVERAGE([.MZ2:.ND2])" office:value-type="float" office:value="0.333333333333333">
            <text:p>0.33</text:p>
          </table:table-cell>
          <table:table-cell table:formula="of:=STDEV([.MZ2:.ND2])" office:value-type="float" office:value="0">
            <text:p>0</text:p>
          </table:table-cell>
          <table:table-cell table:formula="of:=IF([.NE2] = 0; 0; [.NF2]/[.NE2])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NH2:.NL2])" office:value-type="float" office:value="0.666666666666667">
            <text:p>0.67</text:p>
          </table:table-cell>
          <table:table-cell table:formula="of:=STDEV([.NH2:.NL2])" office:value-type="float" office:value="0">
            <text:p>0</text:p>
          </table:table-cell>
          <table:table-cell table:formula="of:=[.NN2]/[.NM2]" office:value-type="float" office:value="0">
            <text:p>0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NP2:.NT2])" office:value-type="float" office:value="0.567272727272727">
            <text:p>0.57</text:p>
          </table:table-cell>
          <table:table-cell table:formula="of:=STDEV([.NP2:.NT2])" office:value-type="float" office:value="0">
            <text:p>0</text:p>
          </table:table-cell>
          <table:table-cell table:formula="of:=[.NV2]/[.NU2]" office:value-type="float" office:value="0">
            <text:p>0</text:p>
          </table:table-cell>
          <table:table-cell table:number-columns-repeated="3" office:value-type="float" office:value="0.666666666666667">
            <text:p>0.67</text:p>
          </table:table-cell>
          <table:table-cell table:formula="of:=AVERAGE([.NX2:.NZ2])" office:value-type="float" office:value="0.666666666666667">
            <text:p>0.67</text:p>
          </table:table-cell>
          <table:table-cell table:formula="of:=STDEV([.NX2:.NZ2])" office:value-type="float" office:value="0">
            <text:p>0</text:p>
          </table:table-cell>
          <table:table-cell table:formula="of:=[.OB2]/[.OA2]" office:value-type="float" office:value="0">
            <text:p>0</text:p>
          </table:table-cell>
          <table:table-cell office:value-type="float" office:value="1.954">
            <text:p>1.95</text:p>
          </table:table-cell>
          <table:table-cell office:value-type="float" office:value="2.204">
            <text:p>2.2</text:p>
          </table:table-cell>
          <table:table-cell office:value-type="float" office:value="2.085">
            <text:p>2.09</text:p>
          </table:table-cell>
          <table:table-cell table:formula="of:=AVERAGE([.OD2:.OF2])" office:value-type="float" office:value="2.081">
            <text:p>2.08</text:p>
          </table:table-cell>
          <table:table-cell table:formula="of:=STDEV([.OD2:.OF2])" office:value-type="float" office:value="0.125047990787537">
            <text:p>0.13</text:p>
          </table:table-cell>
          <table:table-cell table:formula="of:=[.OH2]/[.OG2]" office:value-type="float" office:value="0.0600903367551837">
            <text:p>0.06</text:p>
          </table:table-cell>
          <table:table-cell table:number-columns-repeated="3" office:value-type="float" office:value="-0.333333333333333">
            <text:p>-0.33</text:p>
          </table:table-cell>
          <table:table-cell table:formula="of:=ABS([.OJ2])" office:value-type="float" office:value="0.333333333333333">
            <text:p>0.33</text:p>
          </table:table-cell>
          <table:table-cell table:formula="of:=ABS([.OK2])" office:value-type="float" office:value="0.333333333333333">
            <text:p>0.33</text:p>
          </table:table-cell>
          <table:table-cell table:formula="of:=ABS([.OL2])" office:value-type="float" office:value="0.333333333333333">
            <text:p>0.33</text:p>
          </table:table-cell>
          <table:table-cell table:formula="of:=AVERAGE([.OM2:.OO2])" office:value-type="float" office:value="0.333333333333333">
            <text:p>0.33</text:p>
          </table:table-cell>
          <table:table-cell table:formula="of:=STDEV([.OM2:.OO2])" office:value-type="float" office:value="0">
            <text:p>0</text:p>
          </table:table-cell>
          <table:table-cell table:formula="of:=IF([.OP2] = 0; 0; [.OQ2]/[.OP2])" office:value-type="float" office:value="0">
            <text:p>0</text:p>
          </table:table-cell>
          <table:table-cell table:number-columns-repeated="3" office:value-type="float" office:value="0.666666666666667">
            <text:p>0.67</text:p>
          </table:table-cell>
          <table:table-cell table:formula="of:=AVERAGE([.OS2:.OU2])" office:value-type="float" office:value="0.666666666666667">
            <text:p>0.67</text:p>
          </table:table-cell>
          <table:table-cell table:formula="of:=STDEV([.OS2:.OU2])" office:value-type="float" office:value="0">
            <text:p>0</text:p>
          </table:table-cell>
          <table:table-cell table:formula="of:=[.OW2]/[.OV2]" office:value-type="float" office:value="0">
            <text:p>0</text:p>
          </table:table-cell>
          <table:table-cell table:number-columns-repeated="3" office:value-type="float" office:value="0.567272727272727">
            <text:p>0.57</text:p>
          </table:table-cell>
          <table:table-cell table:formula="of:=AVERAGE([.OY2:.PA2])" office:value-type="float" office:value="0.567272727272727">
            <text:p>0.57</text:p>
          </table:table-cell>
          <table:table-cell table:formula="of:=STDEV([.OY2:.PA2])" office:value-type="float" office:value="0">
            <text:p>0</text:p>
          </table:table-cell>
          <table:table-cell table:formula="of:=[.PC2]/[.PB2]" office:value-type="float" office:value="0">
            <text:p>0</text:p>
          </table:table-cell>
          <table:table-cell/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number-columns-repeated="2" office:value-type="float" office:value="0.016">
            <text:p>0.02</text:p>
          </table:table-cell>
          <table:table-cell table:formula="of:=AVERAGE([.PF2:.PJ2])" office:value-type="float" office:value="0.0156">
            <text:p>0.02</text:p>
          </table:table-cell>
          <table:table-cell office:value-type="float" office:value="0.031">
            <text:p>0.03</text:p>
          </table:table-cell>
          <table:table-cell table:number-columns-repeated="2"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formula="of:=AVERAGE([.PL2:.PP2])" office:value-type="float" office:value="0.0184">
            <text:p>0.02</text:p>
          </table:table-cell>
          <table:table-cell office:value-type="float" office:value="0.016">
            <text:p>0.02</text:p>
          </table:table-cell>
          <table:table-cell office:value-type="float" office:value="0.014">
            <text:p>0.01</text:p>
          </table:table-cell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formula="of:=AVERAGE([.PR2:.PV2])" office:value-type="float" office:value="0.0152">
            <text:p>0.02</text:p>
          </table:table-cell>
          <table:table-cell/>
          <table:table-cell table:number-columns-repeated="5" office:value-type="float" office:value="0.908333333333333">
            <text:p>0.91</text:p>
          </table:table-cell>
          <table:table-cell table:formula="of:=AVERAGE([.PY2:.QC2])" office:value-type="float" office:value="0.908333333333333">
            <text:p>0.91</text:p>
          </table:table-cell>
          <table:table-cell table:formula="of:=STDEV([.PY2:.QC2])" office:value-type="float" office:value="0">
            <text:p>0</text:p>
          </table:table-cell>
          <table:table-cell table:formula="of:=[.QE2]/[.QD2]" office:value-type="float" office:value="0">
            <text:p>0</text:p>
          </table:table-cell>
          <table:table-cell office:value-type="float" office:value="0.325">
            <text:p>0.33</text:p>
          </table:table-cell>
          <table:table-cell office:value-type="float" office:value="0.349">
            <text:p>0.35</text:p>
          </table:table-cell>
          <table:table-cell office:value-type="float" office:value="0.413">
            <text:p>0.41</text:p>
          </table:table-cell>
          <table:table-cell office:value-type="float" office:value="0.392">
            <text:p>0.39</text:p>
          </table:table-cell>
          <table:table-cell office:value-type="float" office:value="0.295">
            <text:p>0.3</text:p>
          </table:table-cell>
          <table:table-cell table:formula="of:=AVERAGE([.QG2:.QK2])" office:value-type="float" office:value="0.3548">
            <text:p>0.35</text:p>
          </table:table-cell>
          <table:table-cell table:formula="of:=STDEV([.QG2:.QK2])" office:value-type="float" office:value="0.0481373036220352">
            <text:p>0.05</text:p>
          </table:table-cell>
          <table:table-cell table:formula="of:=[.QM2]/[.QL2]" office:value-type="float" office:value="0.135674474695702">
            <text:p>0.14</text:p>
          </table:table-cell>
          <table:table-cell table:number-columns-repeated="5" office:value-type="float" office:value="0.908333333333333">
            <text:p>0.91</text:p>
          </table:table-cell>
          <table:table-cell table:formula="of:=AVERAGE([.QO2:.QS2])" office:value-type="float" office:value="0.908333333333333">
            <text:p>0.91</text:p>
          </table:table-cell>
          <table:table-cell table:formula="of:=STDEV([.QO2:.QS2])" office:value-type="float" office:value="0">
            <text:p>0</text:p>
          </table:table-cell>
          <table:table-cell table:formula="of:=[.QU2]/[.QT2]" office:value-type="float" office:value="0">
            <text:p>0</text:p>
          </table:table-cell>
          <table:table-cell table:number-columns-repeated="5" office:value-type="float" office:value="0.760879061529542">
            <text:p>0.76</text:p>
          </table:table-cell>
          <table:table-cell table:formula="of:=AVERAGE([.QW2:.RA2])" office:value-type="float" office:value="0.760879061529542">
            <text:p>0.76</text:p>
          </table:table-cell>
          <table:table-cell table:formula="of:=STDEV([.QW2:.RA2])" office:value-type="float" office:value="0">
            <text:p>0</text:p>
          </table:table-cell>
          <table:table-cell table:formula="of:=[.RC2]/[.RB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RE2:.RI2])" office:value-type="float" office:value="0.666666666666667">
            <text:p>0.67</text:p>
          </table:table-cell>
          <table:table-cell table:formula="of:=STDEV([.RE2:.RI2])" office:value-type="float" office:value="0">
            <text:p>0</text:p>
          </table:table-cell>
          <table:table-cell table:formula="of:=[.RK2]/[.RJ2]" office:value-type="float" office:value="0">
            <text:p>0</text:p>
          </table:table-cell>
          <table:table-cell office:value-type="float" office:value="0.662">
            <text:p>0.66</text:p>
          </table:table-cell>
          <table:table-cell office:value-type="float" office:value="0.671">
            <text:p>0.67</text:p>
          </table:table-cell>
          <table:table-cell office:value-type="float" office:value="0.817">
            <text:p>0.82</text:p>
          </table:table-cell>
          <table:table-cell office:value-type="float" office:value="0.74">
            <text:p>0.74</text:p>
          </table:table-cell>
          <table:table-cell office:value-type="float" office:value="0.72">
            <text:p>0.72</text:p>
          </table:table-cell>
          <table:table-cell table:formula="of:=AVERAGE([.RM2:.RQ2])" office:value-type="float" office:value="0.722">
            <text:p>0.72</text:p>
          </table:table-cell>
          <table:table-cell table:formula="of:=STDEV([.RM2:.RQ2])" office:value-type="float" office:value="0.062357838320455">
            <text:p>0.06</text:p>
          </table:table-cell>
          <table:table-cell table:formula="of:=[.RS2]/[.RR2]" office:value-type="float" office:value="0.0863681971197437">
            <text:p>0.09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RU2])" office:value-type="float" office:value="0.333333333333333">
            <text:p>0.33</text:p>
          </table:table-cell>
          <table:table-cell table:formula="of:=ABS([.RV2])" office:value-type="float" office:value="0.333333333333333">
            <text:p>0.33</text:p>
          </table:table-cell>
          <table:table-cell table:formula="of:=ABS([.RW2])" office:value-type="float" office:value="0.333333333333333">
            <text:p>0.33</text:p>
          </table:table-cell>
          <table:table-cell table:formula="of:=ABS([.RX2])" office:value-type="float" office:value="0.333333333333333">
            <text:p>0.33</text:p>
          </table:table-cell>
          <table:table-cell table:formula="of:=ABS([.RY2])" office:value-type="float" office:value="0.333333333333333">
            <text:p>0.33</text:p>
          </table:table-cell>
          <table:table-cell table:formula="of:=AVERAGE([.RZ2:.SD2])" office:value-type="float" office:value="0.333333333333333">
            <text:p>0.33</text:p>
          </table:table-cell>
          <table:table-cell table:formula="of:=STDEV([.RZ2:.SD2])" office:value-type="float" office:value="0">
            <text:p>0</text:p>
          </table:table-cell>
          <table:table-cell table:formula="of:=IF([.SE2] = 0; 0; [.SF2]/[.SE2])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SH2:.SL2])" office:value-type="float" office:value="0.666666666666667">
            <text:p>0.67</text:p>
          </table:table-cell>
          <table:table-cell table:formula="of:=STDEV([.SH2:.SL2])" office:value-type="float" office:value="0">
            <text:p>0</text:p>
          </table:table-cell>
          <table:table-cell table:formula="of:=[.SN2]/[.SM2]" office:value-type="float" office:value="0">
            <text:p>0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SP2:.ST2])" office:value-type="float" office:value="0.567272727272727">
            <text:p>0.57</text:p>
          </table:table-cell>
          <table:table-cell table:formula="of:=STDEV([.SP2:.ST2])" office:value-type="float" office:value="0">
            <text:p>0</text:p>
          </table:table-cell>
          <table:table-cell table:formula="of:=[.SV2]/[.SU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SX2:.TB2])" office:value-type="float" office:value="0.666666666666667">
            <text:p>0.67</text:p>
          </table:table-cell>
          <table:table-cell table:formula="of:=STDEV([.SX2:.TB2])" office:value-type="float" office:value="0">
            <text:p>0</text:p>
          </table:table-cell>
          <table:table-cell table:formula="of:=[.TD2]/[.TC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TF2:.TJ2])" office:value-type="float" office:value="0.666666666666667">
            <text:p>0.67</text:p>
          </table:table-cell>
          <table:table-cell table:formula="of:=STDEV([.TF2:.TJ2])" office:value-type="float" office:value="0">
            <text:p>0</text:p>
          </table:table-cell>
          <table:table-cell table:formula="of:=[.TL2]/[.TK2]" office:value-type="float" office:value="0">
            <text:p>0</text:p>
          </table:table-cell>
          <table:table-cell office:value-type="float" office:value="0.016">
            <text:p>0.02</text:p>
          </table:table-cell>
          <table:table-cell office:value-type="float" office:value="0.031">
            <text:p>0.03</text:p>
          </table:table-cell>
          <table:table-cell office:value-type="float" office:value="0.015">
            <text:p>0.02</text:p>
          </table:table-cell>
          <table:table-cell office:value-type="float" office:value="0.019">
            <text:p>0.02</text:p>
          </table:table-cell>
          <table:table-cell office:value-type="float" office:value="0.032">
            <text:p>0.03</text:p>
          </table:table-cell>
          <table:table-cell table:formula="of:=AVERAGE([.TN2:.TR2])" office:value-type="float" office:value="0.0226">
            <text:p>0.02</text:p>
          </table:table-cell>
          <table:table-cell table:formula="of:=STDEV([.TN2:.TR2])" office:value-type="float" office:value="0.00826438140455775">
            <text:p>0.01</text:p>
          </table:table-cell>
          <table:table-cell table:formula="of:=[.TT2]/[.TS2]" office:value-type="float" office:value="0.365680593122024">
            <text:p>0.37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TV2])" office:value-type="float" office:value="0.333333333333333">
            <text:p>0.33</text:p>
          </table:table-cell>
          <table:table-cell table:formula="of:=ABS([.TW2])" office:value-type="float" office:value="0.333333333333333">
            <text:p>0.33</text:p>
          </table:table-cell>
          <table:table-cell table:formula="of:=ABS([.TX2])" office:value-type="float" office:value="0.333333333333333">
            <text:p>0.33</text:p>
          </table:table-cell>
          <table:table-cell table:formula="of:=ABS([.TY2])" office:value-type="float" office:value="0.333333333333333">
            <text:p>0.33</text:p>
          </table:table-cell>
          <table:table-cell table:formula="of:=ABS([.TZ2])" office:value-type="float" office:value="0.333333333333333">
            <text:p>0.33</text:p>
          </table:table-cell>
          <table:table-cell table:formula="of:=AVERAGE([.UA2:.UE2])" office:value-type="float" office:value="0.333333333333333">
            <text:p>0.33</text:p>
          </table:table-cell>
          <table:table-cell table:formula="of:=STDEV([.UA2:.UE2])" office:value-type="float" office:value="0">
            <text:p>0</text:p>
          </table:table-cell>
          <table:table-cell table:formula="of:=IF([.UF2] = 0; 0; [.UG2]/[.UF2])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UI2:.UM2])" office:value-type="float" office:value="0.666666666666667">
            <text:p>0.67</text:p>
          </table:table-cell>
          <table:table-cell table:formula="of:=STDEV([.UI2:.UM2])" office:value-type="float" office:value="0">
            <text:p>0</text:p>
          </table:table-cell>
          <table:table-cell table:formula="of:=[.UO2]/[.UN2]" office:value-type="float" office:value="0">
            <text:p>0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UQ2:.UU2])" office:value-type="float" office:value="0.567272727272727">
            <text:p>0.57</text:p>
          </table:table-cell>
          <table:table-cell table:formula="of:=STDEV([.UQ2:.UU2])" office:value-type="float" office:value="0">
            <text:p>0</text:p>
          </table:table-cell>
          <table:table-cell table:formula="of:=[.UW2]/[.UV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UY2:.VC2])" office:value-type="float" office:value="0.666666666666667">
            <text:p>0.67</text:p>
          </table:table-cell>
          <table:table-cell table:formula="of:=STDEV([.UY2:.VC2])" office:value-type="float" office:value="0">
            <text:p>0</text:p>
          </table:table-cell>
          <table:table-cell table:formula="of:=[.VE2]/[.VD2]" office:value-type="float" office:value="0">
            <text:p>0</text:p>
          </table:table-cell>
          <table:table-cell table:number-columns-repeated="5" office:value-type="float" office:value="0.916666666666667">
            <text:p>0.92</text:p>
          </table:table-cell>
          <table:table-cell table:formula="of:=AVERAGE([.VG2:.VK2])" office:value-type="float" office:value="0.916666666666667">
            <text:p>0.92</text:p>
          </table:table-cell>
          <table:table-cell table:formula="of:=STDEV([.VG2:.VK2])" office:value-type="float" office:value="0">
            <text:p>0</text:p>
          </table:table-cell>
          <table:table-cell table:formula="of:=[.VM2]/[.VL2]" office:value-type="float" office:value="0">
            <text:p>0</text:p>
          </table:table-cell>
          <table:table-cell office:value-type="float" office:value="0.204">
            <text:p>0.2</text:p>
          </table:table-cell>
          <table:table-cell office:value-type="float" office:value="0.203">
            <text:p>0.2</text:p>
          </table:table-cell>
          <table:table-cell office:value-type="float" office:value="0.229">
            <text:p>0.23</text:p>
          </table:table-cell>
          <table:table-cell office:value-type="float" office:value="0.219">
            <text:p>0.22</text:p>
          </table:table-cell>
          <table:table-cell office:value-type="float" office:value="0.313">
            <text:p>0.31</text:p>
          </table:table-cell>
          <table:table-cell table:formula="of:=AVERAGE([.VO2:.VS2])" office:value-type="float" office:value="0.2336">
            <text:p>0.23</text:p>
          </table:table-cell>
          <table:table-cell table:formula="of:=STDEV([.VO2:.VS2])" office:value-type="float" office:value="0.0456924501422281">
            <text:p>0.05</text:p>
          </table:table-cell>
          <table:table-cell table:formula="of:=[.VU2]/[.VT2]" office:value-type="float" office:value="0.195601242047209">
            <text:p>0.2</text:p>
          </table:table-cell>
          <table:table-cell table:number-columns-repeated="5" office:value-type="float" office:value="0.916666666666667">
            <text:p>0.92</text:p>
          </table:table-cell>
          <table:table-cell table:formula="of:=AVERAGE([.VW2:.WA2])" office:value-type="float" office:value="0.916666666666667">
            <text:p>0.92</text:p>
          </table:table-cell>
          <table:table-cell table:formula="of:=STDEV([.VW2:.WA2])" office:value-type="float" office:value="0">
            <text:p>0</text:p>
          </table:table-cell>
          <table:table-cell table:formula="of:=[.WC2]/[.WB2]" office:value-type="float" office:value="0">
            <text:p>0</text:p>
          </table:table-cell>
          <table:table-cell table:number-columns-repeated="5" office:value-type="float" office:value="0.779920739762219">
            <text:p>0.78</text:p>
          </table:table-cell>
          <table:table-cell table:formula="of:=AVERAGE([.WE2:.WI2])" office:value-type="float" office:value="0.779920739762219">
            <text:p>0.78</text:p>
          </table:table-cell>
          <table:table-cell table:formula="of:=STDEV([.WE2:.WI2])" office:value-type="float" office:value="0">
            <text:p>0</text:p>
          </table:table-cell>
          <table:table-cell table:formula="of:=[.WK2]/[.WJ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WM2:.WQ2])" office:value-type="float" office:value="0.666666666666667">
            <text:p>0.67</text:p>
          </table:table-cell>
          <table:table-cell table:formula="of:=STDEV([.WM2:.WQ2])" office:value-type="float" office:value="0">
            <text:p>0</text:p>
          </table:table-cell>
          <table:table-cell table:formula="of:=[.WS2]/[.WR2]" office:value-type="float" office:value="0">
            <text:p>0</text:p>
          </table:table-cell>
          <table:table-cell office:value-type="float" office:value="0.284">
            <text:p>0.28</text:p>
          </table:table-cell>
          <table:table-cell office:value-type="float" office:value="0.481">
            <text:p>0.48</text:p>
          </table:table-cell>
          <table:table-cell office:value-type="float" office:value="0.406">
            <text:p>0.41</text:p>
          </table:table-cell>
          <table:table-cell table:number-columns-repeated="2" office:value-type="float" office:value="0.25">
            <text:p>0.25</text:p>
          </table:table-cell>
          <table:table-cell table:formula="of:=AVERAGE([.WU2:.WY2])" office:value-type="float" office:value="0.3342">
            <text:p>0.33</text:p>
          </table:table-cell>
          <table:table-cell table:formula="of:=STDEV([.WU2:.WY2])" office:value-type="float" office:value="0.104169093305068">
            <text:p>0.1</text:p>
          </table:table-cell>
          <table:table-cell table:formula="of:=[.XA2]/[.WZ2]" office:value-type="float" office:value="0.311696868058253">
            <text:p>0.31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XC2])" office:value-type="float" office:value="0.333333333333333">
            <text:p>0.33</text:p>
          </table:table-cell>
          <table:table-cell table:formula="of:=ABS([.XD2])" office:value-type="float" office:value="0.333333333333333">
            <text:p>0.33</text:p>
          </table:table-cell>
          <table:table-cell table:formula="of:=ABS([.XE2])" office:value-type="float" office:value="0.333333333333333">
            <text:p>0.33</text:p>
          </table:table-cell>
          <table:table-cell table:formula="of:=ABS([.XF2])" office:value-type="float" office:value="0.333333333333333">
            <text:p>0.33</text:p>
          </table:table-cell>
          <table:table-cell table:formula="of:=ABS([.XG2])" office:value-type="float" office:value="0.333333333333333">
            <text:p>0.33</text:p>
          </table:table-cell>
          <table:table-cell table:formula="of:=AVERAGE([.XH2:.XL2])" office:value-type="float" office:value="0.333333333333333">
            <text:p>0.33</text:p>
          </table:table-cell>
          <table:table-cell table:formula="of:=STDEV([.XH2:.XL2])" office:value-type="float" office:value="0">
            <text:p>0</text:p>
          </table:table-cell>
          <table:table-cell table:formula="of:=[.XN2]/[.XM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XP2:.XT2])" office:value-type="float" office:value="0.666666666666667">
            <text:p>0.67</text:p>
          </table:table-cell>
          <table:table-cell table:formula="of:=STDEV([.XP2:.XT2])" office:value-type="float" office:value="0">
            <text:p>0</text:p>
          </table:table-cell>
          <table:table-cell table:formula="of:=[.XV2]/[.XU2]" office:value-type="float" office:value="0">
            <text:p>0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XX2:.YB2])" office:value-type="float" office:value="0.567272727272727">
            <text:p>0.57</text:p>
          </table:table-cell>
          <table:table-cell table:formula="of:=STDEV([.XX2:.YB2])" office:value-type="float" office:value="0">
            <text:p>0</text:p>
          </table:table-cell>
          <table:table-cell table:formula="of:=[.YD2]/[.YC2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0.751569037656904">
            <text:p>0.75</text:p>
          </table:table-cell>
          <table:table-cell office:value-type="float" office:value="0.80831589958159">
            <text:p>0.81</text:p>
          </table:table-cell>
          <table:table-cell office:value-type="float" office:value="0.787918410041841">
            <text:p>0.79</text:p>
          </table:table-cell>
          <table:table-cell office:value-type="float" office:value="0.735878661087866">
            <text:p>0.74</text:p>
          </table:table-cell>
          <table:table-cell office:value-type="float" office:value="0.773274058577406">
            <text:p>0.77</text:p>
          </table:table-cell>
          <table:table-cell table:formula="of:=AVERAGE([.C3:.G3])" office:value-type="float" office:value="0.771391213389122">
            <text:p>0.77</text:p>
          </table:table-cell>
          <table:table-cell table:formula="of:=STDEV([.C3:.G3])" office:value-type="float" office:value="0.0286974990518394">
            <text:p>0.03</text:p>
          </table:table-cell>
          <table:table-cell table:formula="of:=[.I3]/[.H3]" office:value-type="float" office:value="0.0372022633311526">
            <text:p>0.04</text:p>
          </table:table-cell>
          <table:table-cell office:value-type="float" office:value="0.453">
            <text:p>0.45</text:p>
          </table:table-cell>
          <table:table-cell table:number-columns-repeated="3" office:value-type="float" office:value="0.547">
            <text:p>0.55</text:p>
          </table:table-cell>
          <table:table-cell office:value-type="float" office:value="0.469">
            <text:p>0.47</text:p>
          </table:table-cell>
          <table:table-cell table:formula="of:=AVERAGE([.K3:.O3])" office:value-type="float" office:value="0.5126">
            <text:p>0.51</text:p>
          </table:table-cell>
          <table:table-cell table:formula="of:=STDEV([.K3:.O3])" office:value-type="float" office:value="0.0474425968935091">
            <text:p>0.05</text:p>
          </table:table-cell>
          <table:table-cell table:formula="of:=IF([.P3]=0; [.Q3]; [.Q3]/[.P3])" office:value-type="float" office:value="0.0925528616728621">
            <text:p>0.09</text:p>
          </table:table-cell>
          <table:table-cell table:number-columns-repeated="5"/>
          <table:table-cell table:formula="of:=AVERAGE([.S3:.W3])" office:value-type="float" office:value="0">
            <text:p>#DIV/0!</text:p>
          </table:table-cell>
          <table:table-cell table:formula="of:=STDEV([.S3:.W3])" office:value-type="float" office:value="0">
            <text:p>#DIV/0!</text:p>
          </table:table-cell>
          <table:table-cell table:formula="of:=[.Y3]/[.X3]" office:value-type="float" office:value="0">
            <text:p>#DIV/0!</text:p>
          </table:table-cell>
          <table:table-cell office:value-type="float" office:value="0.645730025690188">
            <text:p>0.65</text:p>
          </table:table-cell>
          <table:table-cell office:value-type="float" office:value="0.714910101353193">
            <text:p>0.71</text:p>
          </table:table-cell>
          <table:table-cell office:value-type="float" office:value="0.683555098405002">
            <text:p>0.68</text:p>
          </table:table-cell>
          <table:table-cell office:value-type="float" office:value="0.620601310818175">
            <text:p>0.62</text:p>
          </table:table-cell>
          <table:table-cell office:value-type="float" office:value="0.681713645358907">
            <text:p>0.68</text:p>
          </table:table-cell>
          <table:table-cell table:formula="of:=AVERAGE([.AA3:.AE3])" office:value-type="float" office:value="0.669302036325093">
            <text:p>0.67</text:p>
          </table:table-cell>
          <table:table-cell table:formula="of:=STDEV([.AA3:.AE3])" office:value-type="float" office:value="0.0366220349084457">
            <text:p>0.04</text:p>
          </table:table-cell>
          <table:table-cell table:formula="of:=[.AG3]/[.AF3]" office:value-type="float" office:value="0.0547167540525121">
            <text:p>0.05</text:p>
          </table:table-cell>
          <table:table-cell office:value-type="float" office:value="0.889644351464435">
            <text:p>0.89</text:p>
          </table:table-cell>
          <table:table-cell office:value-type="float" office:value="0.735617154811716">
            <text:p>0.74</text:p>
          </table:table-cell>
          <table:table-cell office:value-type="float" office:value="0.745554393305439">
            <text:p>0.75</text:p>
          </table:table-cell>
          <table:table-cell office:value-type="float" office:value="0.802562761506276">
            <text:p>0.8</text:p>
          </table:table-cell>
          <table:table-cell office:value-type="float" office:value="0.806746861924686">
            <text:p>0.81</text:p>
          </table:table-cell>
          <table:table-cell table:formula="of:=AVERAGE([.AI3:.AM3])" office:value-type="float" office:value="0.79602510460251">
            <text:p>0.8</text:p>
          </table:table-cell>
          <table:table-cell table:formula="of:=STDEV([.AI3:.AM3])" office:value-type="float" office:value="0.0614790076319154">
            <text:p>0.06</text:p>
          </table:table-cell>
          <table:table-cell table:formula="of:=[.AO3]/[.AN3]" office:value-type="float" office:value="0.0772324984180172">
            <text:p>0.08</text:p>
          </table:table-cell>
          <table:table-cell office:value-type="float" office:value="0.625">
            <text:p>0.63</text:p>
          </table:table-cell>
          <table:table-cell office:value-type="float" office:value="0.859">
            <text:p>0.86</text:p>
          </table:table-cell>
          <table:table-cell office:value-type="float" office:value="1.937">
            <text:p>1.94</text:p>
          </table:table-cell>
          <table:table-cell office:value-type="float" office:value="1.422">
            <text:p>1.42</text:p>
          </table:table-cell>
          <table:table-cell office:value-type="float" office:value="1.641">
            <text:p>1.64</text:p>
          </table:table-cell>
          <table:table-cell table:formula="of:=AVERAGE([.AQ3:.AU3])" office:value-type="float" office:value="1.2968">
            <text:p>1.3</text:p>
          </table:table-cell>
          <table:table-cell table:formula="of:=STDEV([.AQ3:.AU3])" office:value-type="float" office:value="0.544745077995203">
            <text:p>0.54</text:p>
          </table:table-cell>
          <table:table-cell table:formula="of:=IF([.AV3]=0; 0; [.AW3]/[.AV3])" office:value-type="float" office:value="0.420068690619373">
            <text:p>0.42</text:p>
          </table:table-cell>
          <table:table-cell table:number-columns-repeated="5"/>
          <table:table-cell table:formula="of:=AVERAGE([.AY3:.BC3])" office:value-type="float" office:value="0">
            <text:p>#DIV/0!</text:p>
          </table:table-cell>
          <table:table-cell table:formula="of:=STDEV([.AY3:.BC3])" office:value-type="float" office:value="0">
            <text:p>#DIV/0!</text:p>
          </table:table-cell>
          <table:table-cell table:formula="of:=[.BE3]/[.BD3]" office:value-type="float" office:value="0">
            <text:p>#DIV/0!</text:p>
          </table:table-cell>
          <table:table-cell office:value-type="float" office:value="0.799230628531431">
            <text:p>0.8</text:p>
          </table:table-cell>
          <table:table-cell office:value-type="float" office:value="0.621146519379546">
            <text:p>0.62</text:p>
          </table:table-cell>
          <table:table-cell office:value-type="float" office:value="0.637548141098159">
            <text:p>0.64</text:p>
          </table:table-cell>
          <table:table-cell office:value-type="float" office:value="0.714634743424975">
            <text:p>0.71</text:p>
          </table:table-cell>
          <table:table-cell office:value-type="float" office:value="0.718201233154733">
            <text:p>0.72</text:p>
          </table:table-cell>
          <table:table-cell table:formula="of:=AVERAGE([.BG3:.BK3])" office:value-type="float" office:value="0.698152253117769">
            <text:p>0.7</text:p>
          </table:table-cell>
          <table:table-cell table:formula="of:=STDEV([.BG3:.BK3])" office:value-type="float" office:value="0.0715772545676391">
            <text:p>0.07</text:p>
          </table:table-cell>
          <table:table-cell table:formula="of:=[.BM3]/[.BL3]" office:value-type="float" office:value="0.102523846693889">
            <text:p>0.1</text:p>
          </table:table-cell>
          <table:table-cell office:value-type="float" office:value="0.807008368200837">
            <text:p>0.81</text:p>
          </table:table-cell>
          <table:table-cell office:value-type="float" office:value="0.752353556485356">
            <text:p>0.75</text:p>
          </table:table-cell>
          <table:table-cell office:value-type="float" office:value="0.805962343096234">
            <text:p>0.81</text:p>
          </table:table-cell>
          <table:table-cell office:value-type="float" office:value="0.806485355648536">
            <text:p>0.81</text:p>
          </table:table-cell>
          <table:table-cell office:value-type="float" office:value="0.75">
            <text:p>0.75</text:p>
          </table:table-cell>
          <table:table-cell table:formula="of:=AVERAGE([.BO3:.BS3])" office:value-type="float" office:value="0.784361924686193">
            <text:p>0.78</text:p>
          </table:table-cell>
          <table:table-cell table:formula="of:=STDEV([.BO3:.BS3])" office:value-type="float" office:value="0.0303074379481189">
            <text:p>0.03</text:p>
          </table:table-cell>
          <table:table-cell table:formula="of:=[.BU3]/[.BT3]" office:value-type="float" office:value="0.0386396088263008">
            <text:p>0.04</text:p>
          </table:table-cell>
          <table:table-cell office:value-type="float" office:value="8.016">
            <text:p>8.02</text:p>
          </table:table-cell>
          <table:table-cell office:value-type="float" office:value="12.282">
            <text:p>12.28</text:p>
          </table:table-cell>
          <table:table-cell office:value-type="float" office:value="12.313">
            <text:p>12.31</text:p>
          </table:table-cell>
          <table:table-cell office:value-type="float" office:value="11.234">
            <text:p>11.23</text:p>
          </table:table-cell>
          <table:table-cell office:value-type="float" office:value="10.876">
            <text:p>10.88</text:p>
          </table:table-cell>
          <table:table-cell table:formula="of:=AVERAGE([.BW3:.CA3])" office:value-type="float" office:value="10.9442">
            <text:p>10.94</text:p>
          </table:table-cell>
          <table:table-cell table:formula="of:=STDEV([.BW3:.CA3])" office:value-type="float" office:value="1.75544245134952">
            <text:p>1.76</text:p>
          </table:table-cell>
          <table:table-cell table:formula="of:=[.CC3]/[.CB3]" office:value-type="float" office:value="0.160399339499417">
            <text:p>0.16</text:p>
          </table:table-cell>
          <table:table-cell table:number-columns-repeated="5"/>
          <table:table-cell table:formula="of:=AVERAGE([.CE3:.CI3])" office:value-type="float" office:value="0">
            <text:p>#DIV/0!</text:p>
          </table:table-cell>
          <table:table-cell table:formula="of:=STDEV([.CE3:.CI3])" office:value-type="float" office:value="0">
            <text:p>#DIV/0!</text:p>
          </table:table-cell>
          <table:table-cell table:formula="of:=[.CK3]/[.CJ3]" office:value-type="float" office:value="0">
            <text:p>#DIV/0!</text:p>
          </table:table-cell>
          <table:table-cell office:value-type="float" office:value="0.716394553004277">
            <text:p>0.72</text:p>
          </table:table-cell>
          <table:table-cell office:value-type="float" office:value="0.644040094571912">
            <text:p>0.64</text:p>
          </table:table-cell>
          <table:table-cell office:value-type="float" office:value="0.710709890131317">
            <text:p>0.71</text:p>
          </table:table-cell>
          <table:table-cell office:value-type="float" office:value="0.711695538941564">
            <text:p>0.71</text:p>
          </table:table-cell>
          <table:table-cell office:value-type="float" office:value="0.644112422460857">
            <text:p>0.64</text:p>
          </table:table-cell>
          <table:table-cell table:formula="of:=AVERAGE([.CM3:.CQ3])" office:value-type="float" office:value="0.685390499821986">
            <text:p>0.69</text:p>
          </table:table-cell>
          <table:table-cell table:formula="of:=STDEV([.CM3:.CQ3])" office:value-type="float" office:value="0.0377756985621239">
            <text:p>0.04</text:p>
          </table:table-cell>
          <table:table-cell table:formula="of:=[.CS3]/[.CR3]" office:value-type="float" office:value="0.0551155853078431">
            <text:p>0.06</text:p>
          </table:table-cell>
          <table:table-cell table:number-columns-repeated="2" office:value-type="float" office:value="0.294194560669456">
            <text:p>0.29</text:p>
          </table:table-cell>
          <table:table-cell office:value-type="float" office:value="0.380230125523013">
            <text:p>0.38</text:p>
          </table:table-cell>
          <table:table-cell office:value-type="float" office:value="0.382845188284519">
            <text:p>0.38</text:p>
          </table:table-cell>
          <table:table-cell office:value-type="float" office:value="0.803608786610879">
            <text:p>0.8</text:p>
          </table:table-cell>
          <table:table-cell table:formula="of:=AVERAGE([.CU3:.CY3])" office:value-type="float" office:value="0.431014644351465">
            <text:p>0.43</text:p>
          </table:table-cell>
          <table:table-cell table:formula="of:=STDEV([.CU3:.CY3])" office:value-type="float" office:value="0.212817544679683">
            <text:p>0.21</text:p>
          </table:table-cell>
          <table:table-cell table:formula="of:=[.DA3]/[.CZ3]" office:value-type="float" office:value="0.493759428986231">
            <text:p>0.49</text:p>
          </table:table-cell>
          <table:table-cell office:value-type="float" office:value="26.705">
            <text:p>26.71</text:p>
          </table:table-cell>
          <table:table-cell office:value-type="float" office:value="29.58">
            <text:p>29.58</text:p>
          </table:table-cell>
          <table:table-cell office:value-type="float" office:value="42.237">
            <text:p>42.24</text:p>
          </table:table-cell>
          <table:table-cell office:value-type="float" office:value="44.315">
            <text:p>44.32</text:p>
          </table:table-cell>
          <table:table-cell office:value-type="float" office:value="152.742">
            <text:p>152.74</text:p>
          </table:table-cell>
          <table:table-cell table:formula="of:=AVERAGE([.DC3:.DG3])" office:value-type="float" office:value="59.1158">
            <text:p>59.12</text:p>
          </table:table-cell>
          <table:table-cell table:formula="of:=STDEV([.DC3:.DG3])" office:value-type="float" office:value="52.8976519677386">
            <text:p>52.9</text:p>
          </table:table-cell>
          <table:table-cell table:formula="of:=[.DI3]/[.DH3]" office:value-type="float" office:value="0.894814110064291">
            <text:p>0.89</text:p>
          </table:table-cell>
          <table:table-cell table:number-columns-repeated="2" office:value-type="float" office:value="-0.7">
            <text:p>-0.7</text:p>
          </table:table-cell>
          <table:table-cell table:number-columns-repeated="2" office:value-type="float" office:value="-0.6">
            <text:p>-0.6</text:p>
          </table:table-cell>
          <table:table-cell office:value-type="float" office:value="-0.1">
            <text:p>-0.1</text:p>
          </table:table-cell>
          <table:table-cell table:formula="of:=ABS([.DK3])" office:value-type="float" office:value="0.7">
            <text:p>0.7</text:p>
          </table:table-cell>
          <table:table-cell table:formula="of:=ABS([.DL3])" office:value-type="float" office:value="0.7">
            <text:p>0.7</text:p>
          </table:table-cell>
          <table:table-cell table:formula="of:=ABS([.DM3])" office:value-type="float" office:value="0.6">
            <text:p>0.6</text:p>
          </table:table-cell>
          <table:table-cell table:formula="of:=ABS([.DN3])" office:value-type="float" office:value="0.6">
            <text:p>0.6</text:p>
          </table:table-cell>
          <table:table-cell table:formula="of:=ABS([.DO3])" office:value-type="float" office:value="0.1">
            <text:p>0.1</text:p>
          </table:table-cell>
          <table:table-cell table:formula="of:=AVERAGE([.DP3:.DT3])" office:value-type="float" office:value="0.54">
            <text:p>0.54</text:p>
          </table:table-cell>
          <table:table-cell table:formula="of:=STDEV([.DP3:.DT3])" office:value-type="float" office:value="0.250998007960223">
            <text:p>0.25</text:p>
          </table:table-cell>
          <table:table-cell table:formula="of:=IF([.DU3] = 0; 0; [.DV3]/[.DU3])" office:value-type="float" office:value="0.464811125852264">
            <text:p>0.46</text:p>
          </table:table-cell>
          <table:table-cell table:number-columns-repeated="5"/>
          <table:table-cell table:formula="of:=AVERAGE([.DX3:.EB3])" office:value-type="float" office:value="0">
            <text:p>#DIV/0!</text:p>
          </table:table-cell>
          <table:table-cell table:formula="of:=STDEV([.DX3:.EB3])" office:value-type="float" office:value="0">
            <text:p>#DIV/0!</text:p>
          </table:table-cell>
          <table:table-cell table:formula="of:=[.ED3]/[.EC3]" office:value-type="float" office:value="0">
            <text:p>#DIV/0!</text:p>
          </table:table-cell>
          <table:table-cell office:value-type="float" office:value="0.343165473572285">
            <text:p>0.34</text:p>
          </table:table-cell>
          <table:table-cell office:value-type="float" office:value="0.343547711335711">
            <text:p>0.34</text:p>
          </table:table-cell>
          <table:table-cell office:value-type="float" office:value="0.404728227058725">
            <text:p>0.4</text:p>
          </table:table-cell>
          <table:table-cell office:value-type="float" office:value="0.382336098285238">
            <text:p>0.38</text:p>
          </table:table-cell>
          <table:table-cell office:value-type="float" office:value="0.725105327389356">
            <text:p>0.73</text:p>
          </table:table-cell>
          <table:table-cell table:formula="of:=AVERAGE([.EF3:.EJ3])" office:value-type="float" office:value="0.439776567528263">
            <text:p>0.44</text:p>
          </table:table-cell>
          <table:table-cell table:formula="of:=STDEV([.EF3:.EJ3])" office:value-type="float" office:value="0.161658583997181">
            <text:p>0.16</text:p>
          </table:table-cell>
          <table:table-cell table:formula="of:=[.EL3]/[.EK3]" office:value-type="float" office:value="0.367592536605061">
            <text:p>0.37</text:p>
          </table:table-cell>
          <table:table-cell table:number-columns-repeated="5"/>
          <table:table-cell table:formula="of:=AVERAGE([.EN3:.ER17])" office:value-type="float" office:value="0">
            <text:p>#DIV/0!</text:p>
          </table:table-cell>
          <table:table-cell table:formula="of:=STDEV([.EN3:.ER3])" office:value-type="float" office:value="0">
            <text:p>#DIV/0!</text:p>
          </table:table-cell>
          <table:table-cell table:formula="of:=[.ET3]/[.ES3]" office:value-type="float" office:value="0">
            <text:p>#DIV/0!</text:p>
          </table:table-cell>
          <table:table-cell office:value-type="float" office:value="4.862">
            <text:p>4.86</text:p>
          </table:table-cell>
          <table:table-cell office:value-type="float" office:value="5.41">
            <text:p>5.41</text:p>
          </table:table-cell>
          <table:table-cell office:value-type="float" office:value="2.577">
            <text:p>2.58</text:p>
          </table:table-cell>
          <table:table-cell office:value-type="float" office:value="2.913">
            <text:p>2.91</text:p>
          </table:table-cell>
          <table:table-cell office:value-type="float" office:value="1.771">
            <text:p>1.77</text:p>
          </table:table-cell>
          <table:table-cell table:formula="of:=AVERAGE([.EV3:.EZ3])" office:value-type="float" office:value="3.5066">
            <text:p>3.51</text:p>
          </table:table-cell>
          <table:table-cell table:formula="of:=STDEV([.EV3:.EZ3])" office:value-type="float" office:value="1.55634710138838">
            <text:p>1.56</text:p>
          </table:table-cell>
          <table:table-cell table:formula="of:=[.FB3]/[.FA3]" office:value-type="float" office:value="0.443833656929326">
            <text:p>0.44</text:p>
          </table:table-cell>
          <table:table-cell office:value-type="float" office:value="-0.3">
            <text:p>-0.3</text:p>
          </table:table-cell>
          <table:table-cell office:value-type="float" office:value="-0.1">
            <text:p>-0.1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-0.5">
            <text:p>-0.5</text:p>
          </table:table-cell>
          <table:table-cell table:formula="of:=ABS([.FD3])" office:value-type="float" office:value="0.3">
            <text:p>0.3</text:p>
          </table:table-cell>
          <table:table-cell table:formula="of:=ABS([.FE3])" office:value-type="float" office:value="0.1">
            <text:p>0.1</text:p>
          </table:table-cell>
          <table:table-cell table:formula="of:=ABS([.FF3])" office:value-type="float" office:value="0.5">
            <text:p>0.5</text:p>
          </table:table-cell>
          <table:table-cell table:formula="of:=ABS([.FG3])" office:value-type="float" office:value="0.3">
            <text:p>0.3</text:p>
          </table:table-cell>
          <table:table-cell table:formula="of:=ABS([.FH3])" office:value-type="float" office:value="0.5">
            <text:p>0.5</text:p>
          </table:table-cell>
          <table:table-cell table:formula="of:=AVERAGE([.FI3:.FM3])" office:value-type="float" office:value="0.34">
            <text:p>0.34</text:p>
          </table:table-cell>
          <table:table-cell table:formula="of:=STDEV([.FI3:.FM3])" office:value-type="float" office:value="0.167332005306815">
            <text:p>0.17</text:p>
          </table:table-cell>
          <table:table-cell table:formula="of:=IF([.FN3] = 0; 0; [.FO3]/[.FN3])" office:value-type="float" office:value="0.49215295678475">
            <text:p>0.49</text:p>
          </table:table-cell>
          <table:table-cell table:number-columns-repeated="5"/>
          <table:table-cell table:formula="of:=AVERAGE([.FQ3:.FU3])" office:value-type="float" office:value="0">
            <text:p>#DIV/0!</text:p>
          </table:table-cell>
          <table:table-cell table:formula="of:=STDEV([.FQ3:.FU3])" office:value-type="float" office:value="0">
            <text:p>#DIV/0!</text:p>
          </table:table-cell>
          <table:table-cell table:formula="of:=[.FW3]/[.FV3]" office:value-type="float" office:value="0">
            <text:p>#DIV/0!</text:p>
          </table:table-cell>
          <table:table-cell office:value-type="float" office:value="0.565830329917136">
            <text:p>0.57</text:p>
          </table:table-cell>
          <table:table-cell office:value-type="float" office:value="0.650019985530675">
            <text:p>0.65</text:p>
          </table:table-cell>
          <table:table-cell office:value-type="float" office:value="0.420957757056833">
            <text:p>0.42</text:p>
          </table:table-cell>
          <table:table-cell office:value-type="float" office:value="0.565628295819881">
            <text:p>0.57</text:p>
          </table:table-cell>
          <table:table-cell office:value-type="float" office:value="0.46411353642843">
            <text:p>0.46</text:p>
          </table:table-cell>
          <table:table-cell table:formula="of:=AVERAGE([.FY3:.GC3])" office:value-type="float" office:value="0.533309980950591">
            <text:p>0.53</text:p>
          </table:table-cell>
          <table:table-cell table:formula="of:=STDEV([.FY3:.GC3])" office:value-type="float" office:value="0.0910143421257899">
            <text:p>0.09</text:p>
          </table:table-cell>
          <table:table-cell table:formula="of:=[.GE3]/[.GD3]" office:value-type="float" office:value="0.170659363928578">
            <text:p>0.17</text:p>
          </table:table-cell>
          <table:table-cell office:value-type="float" office:value="0.37918410041841">
            <text:p>0.38</text:p>
          </table:table-cell>
          <table:table-cell table:number-columns-repeated="2" office:value-type="float" office:value="0.293933054393305">
            <text:p>0.29</text:p>
          </table:table-cell>
          <table:table-cell office:value-type="float" office:value="0.198744769874477">
            <text:p>0.2</text:p>
          </table:table-cell>
          <table:table-cell office:value-type="float" office:value="0.20005230125523">
            <text:p>0.2</text:p>
          </table:table-cell>
          <table:table-cell table:formula="of:=AVERAGE([.GG3:.GK3])" office:value-type="float" office:value="0.273169456066945">
            <text:p>0.27</text:p>
          </table:table-cell>
          <table:table-cell table:formula="of:=STDEV([.GG3:.GK3])" office:value-type="float" office:value="0.0758065153705341">
            <text:p>0.08</text:p>
          </table:table-cell>
          <table:table-cell table:formula="of:=[.GM3]/[.GL3]" office:value-type="float" office:value="0.277507289658168">
            <text:p>0.28</text:p>
          </table:table-cell>
          <table:table-cell office:value-type="float" office:value="2.547">
            <text:p>2.55</text:p>
          </table:table-cell>
          <table:table-cell office:value-type="float" office:value="1.14">
            <text:p>1.14</text:p>
          </table:table-cell>
          <table:table-cell office:value-type="float" office:value="1.735">
            <text:p>1.74</text:p>
          </table:table-cell>
          <table:table-cell office:value-type="float" office:value="0.828">
            <text:p>0.83</text:p>
          </table:table-cell>
          <table:table-cell office:value-type="float" office:value="0.547">
            <text:p>0.55</text:p>
          </table:table-cell>
          <table:table-cell table:formula="of:=AVERAGE([.GO3:.GS3])" office:value-type="float" office:value="1.3594">
            <text:p>1.36</text:p>
          </table:table-cell>
          <table:table-cell table:formula="of:=STDEV([.GO3:.GS3])" office:value-type="float" office:value="0.797180218018486">
            <text:p>0.8</text:p>
          </table:table-cell>
          <table:table-cell table:formula="of:=IF([.GT3]=0;0;[.GU3]/[.GT3])" office:value-type="float" office:value="0.586420640001828">
            <text:p>0.59</text:p>
          </table:table-cell>
          <table:table-cell office:value-type="float" office:value="-0.6">
            <text:p>-0.6</text:p>
          </table:table-cell>
          <table:table-cell table:number-columns-repeated="2" office:value-type="float" office:value="-0.7">
            <text:p>-0.7</text:p>
          </table:table-cell>
          <table:table-cell table:number-columns-repeated="2" office:value-type="float" office:value="-0.8">
            <text:p>-0.8</text:p>
          </table:table-cell>
          <table:table-cell table:formula="of:=ABS([.GW3])" office:value-type="float" office:value="0.6">
            <text:p>0.6</text:p>
          </table:table-cell>
          <table:table-cell table:formula="of:=ABS([.GX3])" office:value-type="float" office:value="0.7">
            <text:p>0.7</text:p>
          </table:table-cell>
          <table:table-cell table:formula="of:=ABS([.GY3])" office:value-type="float" office:value="0.7">
            <text:p>0.7</text:p>
          </table:table-cell>
          <table:table-cell table:formula="of:=ABS([.GZ3])" office:value-type="float" office:value="0.8">
            <text:p>0.8</text:p>
          </table:table-cell>
          <table:table-cell table:formula="of:=ABS([.HA3])" office:value-type="float" office:value="0.8">
            <text:p>0.8</text:p>
          </table:table-cell>
          <table:table-cell table:formula="of:=AVERAGE([.HB3:.HF3])" office:value-type="float" office:value="0.72">
            <text:p>0.72</text:p>
          </table:table-cell>
          <table:table-cell table:formula="of:=STDEV([.HB3:.HF3])" office:value-type="float" office:value="0.0836660026534075">
            <text:p>0.08</text:p>
          </table:table-cell>
          <table:table-cell table:formula="of:=[.HH3]/[.HG3]" office:value-type="float" office:value="0.116202781463066">
            <text:p>0.12</text:p>
          </table:table-cell>
          <table:table-cell office:value-type="float" office:value="0.37918410041841">
            <text:p>0.38</text:p>
          </table:table-cell>
          <table:table-cell table:number-columns-repeated="2" office:value-type="float" office:value="0.293933054393305">
            <text:p>0.29</text:p>
          </table:table-cell>
          <table:table-cell office:value-type="float" office:value="0.198744769874477">
            <text:p>0.2</text:p>
          </table:table-cell>
          <table:table-cell office:value-type="float" office:value="0.20005230125523">
            <text:p>0.2</text:p>
          </table:table-cell>
          <table:table-cell table:formula="of:=AVERAGE([.HJ3:.HN3])" office:value-type="float" office:value="0.273169456066945">
            <text:p>0.27</text:p>
          </table:table-cell>
          <table:table-cell table:formula="of:=STDEV([.HJ3:.HN3])" office:value-type="float" office:value="0.0758065153705341">
            <text:p>0.08</text:p>
          </table:table-cell>
          <table:table-cell table:formula="of:=[.HP3]/[.HO3]" office:value-type="float" office:value="0.277507289658168">
            <text:p>0.28</text:p>
          </table:table-cell>
          <table:table-cell office:value-type="float" office:value="0.3991978748004">
            <text:p>0.4</text:p>
          </table:table-cell>
          <table:table-cell table:number-columns-repeated="2" office:value-type="float" office:value="0.342749304132416">
            <text:p>0.34</text:p>
          </table:table-cell>
          <table:table-cell office:value-type="float" office:value="0.263045749994783">
            <text:p>0.26</text:p>
          </table:table-cell>
          <table:table-cell office:value-type="float" office:value="0.272633376491823">
            <text:p>0.27</text:p>
          </table:table-cell>
          <table:table-cell table:formula="of:=AVERAGE([.HR3:.HV3])" office:value-type="float" office:value="0.324075121910368">
            <text:p>0.32</text:p>
          </table:table-cell>
          <table:table-cell table:formula="of:=STDEV([.HR3:.HV3])" office:value-type="float" office:value="0.0563731220822887">
            <text:p>0.06</text:p>
          </table:table-cell>
          <table:table-cell table:formula="of:=[.HX3]/[.HW3]" office:value-type="float" office:value="0.173950785700484">
            <text:p>0.17</text:p>
          </table:table-cell>
          <table:table-cell office:value-type="float" office:value="0.767259414225941">
            <text:p>0.77</text:p>
          </table:table-cell>
          <table:table-cell office:value-type="float" office:value="0.783734309623431">
            <text:p>0.78</text:p>
          </table:table-cell>
          <table:table-cell office:value-type="float" office:value="0.774320083682008">
            <text:p>0.77</text:p>
          </table:table-cell>
          <table:table-cell office:value-type="float" office:value="0.767259414225941">
            <text:p>0.77</text:p>
          </table:table-cell>
          <table:table-cell office:value-type="float" office:value="0.757583682008368">
            <text:p>0.76</text:p>
          </table:table-cell>
          <table:table-cell table:formula="of:=AVERAGE([.HZ3:.ID3])" office:value-type="float" office:value="0.770031380753138">
            <text:p>0.77</text:p>
          </table:table-cell>
          <table:table-cell table:formula="of:=STDEV([.HZ3:.ID3])" office:value-type="float" office:value="0.00970149515967461">
            <text:p>0.01</text:p>
          </table:table-cell>
          <table:table-cell table:formula="of:=[.IF3]/[.IE3]" office:value-type="float" office:value="0.0125988309076261">
            <text:p>0.01</text:p>
          </table:table-cell>
          <table:table-cell office:value-type="float" office:value="12.688">
            <text:p>12.69</text:p>
          </table:table-cell>
          <table:table-cell office:value-type="float" office:value="13.246">
            <text:p>13.25</text:p>
          </table:table-cell>
          <table:table-cell office:value-type="float" office:value="13.458">
            <text:p>13.46</text:p>
          </table:table-cell>
          <table:table-cell office:value-type="float" office:value="13.814">
            <text:p>13.81</text:p>
          </table:table-cell>
          <table:table-cell office:value-type="float" office:value="14.108">
            <text:p>14.11</text:p>
          </table:table-cell>
          <table:table-cell table:formula="of:=AVERAGE([.IH3:.IL3])" office:value-type="float" office:value="13.4628">
            <text:p>13.46</text:p>
          </table:table-cell>
          <table:table-cell table:formula="of:=STDEV([.IH3:.IL3])" office:value-type="float" office:value="0.544739570804251">
            <text:p>0.54</text:p>
          </table:table-cell>
          <table:table-cell table:formula="of:=[.IN3]/[.IM3]" office:value-type="float" office:value="0.0404625761954609">
            <text:p>0.04</text:p>
          </table:table-cell>
          <table:table-cell office:value-type="float" office:value="0.736140167364017">
            <text:p>0.74</text:p>
          </table:table-cell>
          <table:table-cell office:value-type="float" office:value="0.749215481171548">
            <text:p>0.75</text:p>
          </table:table-cell>
          <table:table-cell office:value-type="float" office:value="0.744769874476988">
            <text:p>0.74</text:p>
          </table:table-cell>
          <table:table-cell office:value-type="float" office:value="0.732217573221757">
            <text:p>0.73</text:p>
          </table:table-cell>
          <table:table-cell office:value-type="float" office:value="0.727771966527197">
            <text:p>0.73</text:p>
          </table:table-cell>
          <table:table-cell table:formula="of:=AVERAGE([.IP3:.IT3])" office:value-type="float" office:value="0.738023012552302">
            <text:p>0.74</text:p>
          </table:table-cell>
          <table:table-cell table:formula="of:=STDEV([.IP3:.IT3])" office:value-type="float" office:value="0.00884765047987444">
            <text:p>0.01</text:p>
          </table:table-cell>
          <table:table-cell table:formula="of:=[.IV3]/[.IU3]" office:value-type="float" office:value="0.0119883124636949">
            <text:p>0.01</text:p>
          </table:table-cell>
          <table:table-cell office:value-type="float" office:value="0.645856315329921">
            <text:p>0.65</text:p>
          </table:table-cell>
          <table:table-cell office:value-type="float" office:value="0.668937049345192">
            <text:p>0.67</text:p>
          </table:table-cell>
          <table:table-cell office:value-type="float" office:value="0.662634410071157">
            <text:p>0.66</text:p>
          </table:table-cell>
          <table:table-cell office:value-type="float" office:value="0.648608687488503">
            <text:p>0.65</text:p>
          </table:table-cell>
          <table:table-cell office:value-type="float" office:value="0.632799493909822">
            <text:p>0.63</text:p>
          </table:table-cell>
          <table:table-cell table:formula="of:=AVERAGE([.IX3:.JB3])" office:value-type="float" office:value="0.651767191228919">
            <text:p>0.65</text:p>
          </table:table-cell>
          <table:table-cell table:formula="of:=STDEV([.IX3:.JB3])" office:value-type="float" office:value="0.01429675325431">
            <text:p>0.01</text:p>
          </table:table-cell>
          <table:table-cell table:formula="of:=[.JD3]/[.JC3]" office:value-type="float" office:value="0.0219353680987735">
            <text:p>0.02</text:p>
          </table:table-cell>
          <table:table-cell office:value-type="float" office:value="0.540010460251046">
            <text:p>0.54</text:p>
          </table:table-cell>
          <table:table-cell office:value-type="float" office:value="0.735094142259414">
            <text:p>0.74</text:p>
          </table:table-cell>
          <table:table-cell office:value-type="float" office:value="0.63336820083682">
            <text:p>0.63</text:p>
          </table:table-cell>
          <table:table-cell office:value-type="float" office:value="0.19979079497908">
            <text:p>0.2</text:p>
          </table:table-cell>
          <table:table-cell office:value-type="float" office:value="0.196914225941423">
            <text:p>0.2</text:p>
          </table:table-cell>
          <table:table-cell table:formula="of:=AVERAGE([.JF3:.JJ3])" office:value-type="float" office:value="0.461035564853557">
            <text:p>0.46</text:p>
          </table:table-cell>
          <table:table-cell table:formula="of:=STDEV([.JF3:.JJ3])" office:value-type="float" office:value="0.249525843768342">
            <text:p>0.25</text:p>
          </table:table-cell>
          <table:table-cell table:formula="of:=[.JL3]/[.JK3]" office:value-type="float" office:value="0.541229056477675">
            <text:p>0.54</text:p>
          </table:table-cell>
          <table:table-cell office:value-type="float" office:value="74.513">
            <text:p>74.51</text:p>
          </table:table-cell>
          <table:table-cell office:value-type="float" office:value="120.175">
            <text:p>120.18</text:p>
          </table:table-cell>
          <table:table-cell office:value-type="float" office:value="94.816">
            <text:p>94.82</text:p>
          </table:table-cell>
          <table:table-cell office:value-type="float" office:value="27.62">
            <text:p>27.62</text:p>
          </table:table-cell>
          <table:table-cell office:value-type="float" office:value="29.502">
            <text:p>29.5</text:p>
          </table:table-cell>
          <table:table-cell table:formula="of:=AVERAGE([.JN3:.JR3])" office:value-type="float" office:value="69.3252">
            <text:p>69.33</text:p>
          </table:table-cell>
          <table:table-cell table:formula="of:=STDEV([.JN3:.JR3])" office:value-type="float" office:value="40.5820381412762">
            <text:p>40.58</text:p>
          </table:table-cell>
          <table:table-cell table:formula="of:=[.JT3]/[.JS3]" office:value-type="float" office:value="0.585386528149594">
            <text:p>0.59</text:p>
          </table:table-cell>
          <table:table-cell office:value-type="float" office:value="-0.4">
            <text:p>-0.4</text:p>
          </table:table-cell>
          <table:table-cell office:value-type="float" office:value="-0.1">
            <text:p>-0.1</text:p>
          </table:table-cell>
          <table:table-cell office:value-type="float" office:value="-0.3">
            <text:p>-0.3</text:p>
          </table:table-cell>
          <table:table-cell table:number-columns-repeated="2" office:value-type="float" office:value="-0.8">
            <text:p>-0.8</text:p>
          </table:table-cell>
          <table:table-cell table:formula="of:=ABS([.JV3])" office:value-type="float" office:value="0.4">
            <text:p>0.4</text:p>
          </table:table-cell>
          <table:table-cell table:formula="of:=ABS([.JW3])" office:value-type="float" office:value="0.1">
            <text:p>0.1</text:p>
          </table:table-cell>
          <table:table-cell table:formula="of:=ABS([.JX3])" office:value-type="float" office:value="0.3">
            <text:p>0.3</text:p>
          </table:table-cell>
          <table:table-cell table:formula="of:=ABS([.JY3])" office:value-type="float" office:value="0.8">
            <text:p>0.8</text:p>
          </table:table-cell>
          <table:table-cell table:formula="of:=ABS([.JZ3])" office:value-type="float" office:value="0.8">
            <text:p>0.8</text:p>
          </table:table-cell>
          <table:table-cell table:formula="of:=AVERAGE([.KA3:.KE3])" office:value-type="float" office:value="0.48">
            <text:p>0.48</text:p>
          </table:table-cell>
          <table:table-cell table:formula="of:=STDEV([.KA3:.KE3])" office:value-type="float" office:value="0.311448230047949">
            <text:p>0.31</text:p>
          </table:table-cell>
          <table:table-cell table:formula="of:=IF([.KF3] = 0; 0; [.KG3]/[.KF3])" office:value-type="float" office:value="0.64885047926656">
            <text:p>0.65</text:p>
          </table:table-cell>
          <table:table-cell office:value-type="float" office:value="0.540010460251046">
            <text:p>0.54</text:p>
          </table:table-cell>
          <table:table-cell office:value-type="float" office:value="0.735094142259414">
            <text:p>0.74</text:p>
          </table:table-cell>
          <table:table-cell office:value-type="float" office:value="0.63336820083682">
            <text:p>0.63</text:p>
          </table:table-cell>
          <table:table-cell office:value-type="float" office:value="0.19979079497908">
            <text:p>0.2</text:p>
          </table:table-cell>
          <table:table-cell office:value-type="float" office:value="0.196914225941423">
            <text:p>0.2</text:p>
          </table:table-cell>
          <table:table-cell table:formula="of:=AVERAGE([.KI3:.KM3])" office:value-type="float" office:value="0.461035564853557">
            <text:p>0.46</text:p>
          </table:table-cell>
          <table:table-cell table:formula="of:=STDEV([.KI3:.KM3])" office:value-type="float" office:value="0.249525843768342">
            <text:p>0.25</text:p>
          </table:table-cell>
          <table:table-cell table:formula="of:=[.KO3]/[.KN3]" office:value-type="float" office:value="0.541229056477675">
            <text:p>0.54</text:p>
          </table:table-cell>
          <table:table-cell office:value-type="float" office:value="0.460083894305661">
            <text:p>0.46</text:p>
          </table:table-cell>
          <table:table-cell office:value-type="float" office:value="0.629246974626007">
            <text:p>0.63</text:p>
          </table:table-cell>
          <table:table-cell office:value-type="float" office:value="0.53867837971291">
            <text:p>0.54</text:p>
          </table:table-cell>
          <table:table-cell office:value-type="float" office:value="0.262189357559927">
            <text:p>0.26</text:p>
          </table:table-cell>
          <table:table-cell office:value-type="float" office:value="0.239911295804242">
            <text:p>0.24</text:p>
          </table:table-cell>
          <table:table-cell table:formula="of:=AVERAGE([.KQ3:.KU3])" office:value-type="float" office:value="0.426021980401749">
            <text:p>0.43</text:p>
          </table:table-cell>
          <table:table-cell table:formula="of:=STDEV([.KQ3:.KU3])" office:value-type="float" office:value="0.170755960211193">
            <text:p>0.17</text:p>
          </table:table-cell>
          <table:table-cell table:formula="of:=[.KW3]/[.KV3]" office:value-type="float" office:value="0.400814906428457">
            <text:p>0.4</text:p>
          </table:table-cell>
          <table:table-cell table:number-columns-repeated="2" office:value-type="float" office:value="0.814330543933054">
            <text:p>0.81</text:p>
          </table:table-cell>
          <table:table-cell office:value-type="float" office:value="0.813807531380753">
            <text:p>0.81</text:p>
          </table:table-cell>
          <table:table-cell office:value-type="float" office:value="0.813546025104603">
            <text:p>0.81</text:p>
          </table:table-cell>
          <table:table-cell office:value-type="float" office:value="0.809623430962343">
            <text:p>0.81</text:p>
          </table:table-cell>
          <table:table-cell table:formula="of:=AVERAGE([.KY3:.LC3])" office:value-type="float" office:value="0.813127615062761">
            <text:p>0.81</text:p>
          </table:table-cell>
          <table:table-cell table:formula="of:=STDEV([.KY3:.LC3])" office:value-type="float" office:value="0.00198813575405311">
            <text:p>0</text:p>
          </table:table-cell>
          <table:table-cell table:formula="of:=[.LE3]/[.LD3]" office:value-type="float" office:value="0.00244504763732523">
            <text:p>0</text:p>
          </table:table-cell>
          <table:table-cell office:value-type="float" office:value="720.677">
            <text:p>720.68</text:p>
          </table:table-cell>
          <table:table-cell office:value-type="float" office:value="735.935">
            <text:p>735.94</text:p>
          </table:table-cell>
          <table:table-cell office:value-type="float" office:value="695.425">
            <text:p>695.43</text:p>
          </table:table-cell>
          <table:table-cell office:value-type="float" office:value="959.008">
            <text:p>959.01</text:p>
          </table:table-cell>
          <table:table-cell office:value-type="float" office:value="424.928">
            <text:p>424.93</text:p>
          </table:table-cell>
          <table:table-cell table:formula="of:=AVERAGE([.LG3:.LK3])" office:value-type="float" office:value="707.1946">
            <text:p>707.19</text:p>
          </table:table-cell>
          <table:table-cell table:formula="of:=STDEV([.LG3:.LK3])" office:value-type="float" office:value="189.888606215065">
            <text:p>189.89</text:p>
          </table:table-cell>
          <table:table-cell table:formula="of:=IF([.LL3]=0; [.LM3]; [.LM3]/[.LL3])" office:value-type="float" office:value="0.268509694806868">
            <text:p>0.27</text:p>
          </table:table-cell>
          <table:table-cell table:number-columns-repeated="2" office:value-type="float" office:value="0.814330543933054">
            <text:p>0.81</text:p>
          </table:table-cell>
          <table:table-cell office:value-type="float" office:value="0.813807531380753">
            <text:p>0.81</text:p>
          </table:table-cell>
          <table:table-cell office:value-type="float" office:value="0.813546025104603">
            <text:p>0.81</text:p>
          </table:table-cell>
          <table:table-cell office:value-type="float" office:value="0.809623430962343">
            <text:p>0.81</text:p>
          </table:table-cell>
          <table:table-cell table:formula="of:=AVERAGE([.LO3:.LS3])" office:value-type="float" office:value="0.813127615062761">
            <text:p>0.81</text:p>
          </table:table-cell>
          <table:table-cell table:formula="of:=STDEV([.LO3:.LS3])" office:value-type="float" office:value="0.00198813575405311">
            <text:p>0</text:p>
          </table:table-cell>
          <table:table-cell table:formula="of:=[.LU3]/[.LT3]" office:value-type="float" office:value="0.00244504763732523">
            <text:p>0</text:p>
          </table:table-cell>
          <table:table-cell table:number-columns-repeated="2" office:value-type="float" office:value="0.727273959134559">
            <text:p>0.73</text:p>
          </table:table-cell>
          <table:table-cell office:value-type="float" office:value="0.726595190877037">
            <text:p>0.73</text:p>
          </table:table-cell>
          <table:table-cell office:value-type="float" office:value="0.725442162591215">
            <text:p>0.73</text:p>
          </table:table-cell>
          <table:table-cell office:value-type="float" office:value="0.722701480756506">
            <text:p>0.72</text:p>
          </table:table-cell>
          <table:table-cell table:formula="of:=AVERAGE([.LW3:.MA3])" office:value-type="float" office:value="0.725857350498775">
            <text:p>0.73</text:p>
          </table:table-cell>
          <table:table-cell table:formula="of:=STDEV([.LW3:.MA3])" office:value-type="float" office:value="0.00191636787351113">
            <text:p>0</text:p>
          </table:table-cell>
          <table:table-cell table:formula="of:=[.MC3]/[.MB3]" office:value-type="float" office:value="0.00264014392386368">
            <text:p>0</text:p>
          </table:table-cell>
          <table:table-cell table:number-columns-repeated="5" office:value-type="float" office:value="0.316422594142259">
            <text:p>0.32</text:p>
          </table:table-cell>
          <table:table-cell table:formula="of:=AVERAGE([.ME3:.MI3])" office:value-type="float" office:value="0.316422594142259">
            <text:p>0.32</text:p>
          </table:table-cell>
          <table:table-cell table:formula="of:=STDEV([.ME3:.MI3])" office:value-type="float" office:value="0">
            <text:p>0</text:p>
          </table:table-cell>
          <table:table-cell table:formula="of:=[.MK3]/[.MJ3]" office:value-type="float" office:value="0">
            <text:p>0</text:p>
          </table:table-cell>
          <table:table-cell office:value-type="float" office:value="809.359">
            <text:p>809.36</text:p>
          </table:table-cell>
          <table:table-cell office:value-type="float" office:value="762.165">
            <text:p>762.17</text:p>
          </table:table-cell>
          <table:table-cell office:value-type="float" office:value="779.495">
            <text:p>779.5</text:p>
          </table:table-cell>
          <table:table-cell office:value-type="float" office:value="727.862">
            <text:p>727.86</text:p>
          </table:table-cell>
          <table:table-cell office:value-type="float" office:value="782.671">
            <text:p>782.67</text:p>
          </table:table-cell>
          <table:table-cell table:formula="of:=AVERAGE([.MM3:.MQ3])" office:value-type="float" office:value="772.3104">
            <text:p>772.31</text:p>
          </table:table-cell>
          <table:table-cell table:formula="of:=STDEV([.MM3:.MQ3])" office:value-type="float" office:value="30.0422563866298">
            <text:p>30.04</text:p>
          </table:table-cell>
          <table:table-cell table:formula="of:=[.MS3]/[.MR3]" office:value-type="float" office:value="0.0388991995791198">
            <text:p>0.04</text:p>
          </table:table-cell>
          <table:table-cell table:number-columns-repeated="5" office:value-type="float" office:value="-0.6">
            <text:p>-0.6</text:p>
          </table:table-cell>
          <table:table-cell table:formula="of:=ABS([.MU3])" office:value-type="float" office:value="0.6">
            <text:p>0.6</text:p>
          </table:table-cell>
          <table:table-cell table:formula="of:=ABS([.MV3])" office:value-type="float" office:value="0.6">
            <text:p>0.6</text:p>
          </table:table-cell>
          <table:table-cell table:formula="of:=ABS([.MW3])" office:value-type="float" office:value="0.6">
            <text:p>0.6</text:p>
          </table:table-cell>
          <table:table-cell table:formula="of:=ABS([.MX3])" office:value-type="float" office:value="0.6">
            <text:p>0.6</text:p>
          </table:table-cell>
          <table:table-cell table:formula="of:=ABS([.MY3])" office:value-type="float" office:value="0.6">
            <text:p>0.6</text:p>
          </table:table-cell>
          <table:table-cell table:formula="of:=AVERAGE([.MZ3:.ND3])" office:value-type="float" office:value="0.6">
            <text:p>0.6</text:p>
          </table:table-cell>
          <table:table-cell table:formula="of:=STDEV([.MZ3:.ND3])" office:value-type="float" office:value="0">
            <text:p>0</text:p>
          </table:table-cell>
          <table:table-cell table:formula="of:=IF([.NE3] = 0; 0; [.NF3]/[.NE3])" office:value-type="float" office:value="0">
            <text:p>0</text:p>
          </table:table-cell>
          <table:table-cell table:number-columns-repeated="5" office:value-type="float" office:value="0.316422594142259">
            <text:p>0.32</text:p>
          </table:table-cell>
          <table:table-cell table:formula="of:=AVERAGE([.NH3:.NL3])" office:value-type="float" office:value="0.316422594142259">
            <text:p>0.32</text:p>
          </table:table-cell>
          <table:table-cell table:formula="of:=STDEV([.NH3:.NL3])" office:value-type="float" office:value="0">
            <text:p>0</text:p>
          </table:table-cell>
          <table:table-cell table:formula="of:=[.NN3]/[.NM3]" office:value-type="float" office:value="0">
            <text:p>0</text:p>
          </table:table-cell>
          <table:table-cell table:number-columns-repeated="5" office:value-type="float" office:value="0.276806129607216">
            <text:p>0.28</text:p>
          </table:table-cell>
          <table:table-cell table:formula="of:=AVERAGE([.NP3:.NT3])" office:value-type="float" office:value="0.276806129607216">
            <text:p>0.28</text:p>
          </table:table-cell>
          <table:table-cell table:formula="of:=STDEV([.NP3:.NT3])" office:value-type="float" office:value="0">
            <text:p>0</text:p>
          </table:table-cell>
          <table:table-cell table:formula="of:=[.NV3]/[.NU3]" office:value-type="float" office:value="0">
            <text:p>0</text:p>
          </table:table-cell>
          <table:table-cell office:value-type="float" office:value="0.451621338912134">
            <text:p>0.45</text:p>
          </table:table-cell>
          <table:table-cell office:value-type="float" office:value="0.447437238493724">
            <text:p>0.45</text:p>
          </table:table-cell>
          <table:table-cell office:value-type="float" office:value="0.451621338912134">
            <text:p>0.45</text:p>
          </table:table-cell>
          <table:table-cell table:formula="of:=AVERAGE([.NX3:.NZ3])" office:value-type="float" office:value="0.450226638772664">
            <text:p>0.45</text:p>
          </table:table-cell>
          <table:table-cell table:formula="of:=STDEV([.NX3:.NZ3])" office:value-type="float" office:value="0.00241569150288544">
            <text:p>0</text:p>
          </table:table-cell>
          <table:table-cell table:formula="of:=[.OB3]/[.OA3]" office:value-type="float" office:value="0.00536550104958407">
            <text:p>0.01</text:p>
          </table:table-cell>
          <table:table-cell office:value-type="float" office:value="104686.805">
            <text:p>104686.81</text:p>
          </table:table-cell>
          <table:table-cell office:value-type="float" office:value="121606.31">
            <text:p>121606.31</text:p>
          </table:table-cell>
          <table:table-cell office:value-type="float" office:value="123728.782">
            <text:p>123728.78</text:p>
          </table:table-cell>
          <table:table-cell table:formula="of:=AVERAGE([.OD3:.OF3])" office:value-type="float" office:value="116673.965666667">
            <text:p>116673.97</text:p>
          </table:table-cell>
          <table:table-cell table:formula="of:=STDEV([.OD3:.OF3])" office:value-type="float" office:value="10435.2880882157">
            <text:p>10435.29</text:p>
          </table:table-cell>
          <table:table-cell table:formula="of:=[.OH3]/[.OG3]" office:value-type="float" office:value="0.0894397308653153">
            <text:p>0.09</text:p>
          </table:table-cell>
          <table:table-cell table:number-columns-repeated="3" office:value-type="float" office:value="-0.5">
            <text:p>-0.5</text:p>
          </table:table-cell>
          <table:table-cell table:formula="of:=ABS([.OJ3])" office:value-type="float" office:value="0.5">
            <text:p>0.5</text:p>
          </table:table-cell>
          <table:table-cell table:formula="of:=ABS([.OK3])" office:value-type="float" office:value="0.5">
            <text:p>0.5</text:p>
          </table:table-cell>
          <table:table-cell table:formula="of:=ABS([.OL3])" office:value-type="float" office:value="0.5">
            <text:p>0.5</text:p>
          </table:table-cell>
          <table:table-cell table:formula="of:=AVERAGE([.OM3:.OO3])" office:value-type="float" office:value="0.5">
            <text:p>0.5</text:p>
          </table:table-cell>
          <table:table-cell table:formula="of:=STDEV([.OM3:.OO3])" office:value-type="float" office:value="0">
            <text:p>0</text:p>
          </table:table-cell>
          <table:table-cell table:formula="of:=IF([.OP3] = 0; 0; [.OQ3]/[.OP3])" office:value-type="float" office:value="0">
            <text:p>0</text:p>
          </table:table-cell>
          <table:table-cell office:value-type="float" office:value="0.451621338912134">
            <text:p>0.45</text:p>
          </table:table-cell>
          <table:table-cell office:value-type="float" office:value="0.447437238493724">
            <text:p>0.45</text:p>
          </table:table-cell>
          <table:table-cell office:value-type="float" office:value="0.451621338912134">
            <text:p>0.45</text:p>
          </table:table-cell>
          <table:table-cell table:formula="of:=AVERAGE([.OS3:.OU3])" office:value-type="float" office:value="0.450226638772664">
            <text:p>0.45</text:p>
          </table:table-cell>
          <table:table-cell table:formula="of:=STDEV([.OS3:.OU3])" office:value-type="float" office:value="0.00241569150288544">
            <text:p>0</text:p>
          </table:table-cell>
          <table:table-cell table:formula="of:=[.OW3]/[.OV3]" office:value-type="float" office:value="0.00536550104958407">
            <text:p>0.01</text:p>
          </table:table-cell>
          <table:table-cell office:value-type="float" office:value="0.3759168239763">
            <text:p>0.38</text:p>
          </table:table-cell>
          <table:table-cell office:value-type="float" office:value="0.347305276222605">
            <text:p>0.35</text:p>
          </table:table-cell>
          <table:table-cell office:value-type="float" office:value="0.3759168239763">
            <text:p>0.38</text:p>
          </table:table-cell>
          <table:table-cell table:formula="of:=AVERAGE([.OY3:.PA3])" office:value-type="float" office:value="0.366379641391735">
            <text:p>0.37</text:p>
          </table:table-cell>
          <table:table-cell table:formula="of:=STDEV([.OY3:.PA3])" office:value-type="float" office:value="0.0165188847975276">
            <text:p>0.02</text:p>
          </table:table-cell>
          <table:table-cell table:formula="of:=[.PC3]/[.PB3]" office:value-type="float" office:value="0.0450867977674162">
            <text:p>0.05</text:p>
          </table:table-cell>
          <table:table-cell/>
          <table:table-cell office:value-type="float" office:value="15.11">
            <text:p>15.11</text:p>
          </table:table-cell>
          <table:table-cell office:value-type="float" office:value="14.329">
            <text:p>14.33</text:p>
          </table:table-cell>
          <table:table-cell office:value-type="float" office:value="15.017">
            <text:p>15.02</text:p>
          </table:table-cell>
          <table:table-cell office:value-type="float" office:value="13.298">
            <text:p>13.3</text:p>
          </table:table-cell>
          <table:table-cell office:value-type="float" office:value="14.782">
            <text:p>14.78</text:p>
          </table:table-cell>
          <table:table-cell table:formula="of:=AVERAGE([.PF3:.PJ3])" office:value-type="float" office:value="14.5072">
            <text:p>14.51</text:p>
          </table:table-cell>
          <table:table-cell office:value-type="float" office:value="11.126">
            <text:p>11.13</text:p>
          </table:table-cell>
          <table:table-cell office:value-type="float" office:value="17.845">
            <text:p>17.85</text:p>
          </table:table-cell>
          <table:table-cell office:value-type="float" office:value="18.001">
            <text:p>18</text:p>
          </table:table-cell>
          <table:table-cell office:value-type="float" office:value="11.907">
            <text:p>11.91</text:p>
          </table:table-cell>
          <table:table-cell office:value-type="float" office:value="16.188">
            <text:p>16.19</text:p>
          </table:table-cell>
          <table:table-cell table:formula="of:=AVERAGE([.PL3:.PP3])" office:value-type="float" office:value="15.0134">
            <text:p>15.01</text:p>
          </table:table-cell>
          <table:table-cell office:value-type="float" office:value="12.126">
            <text:p>12.13</text:p>
          </table:table-cell>
          <table:table-cell office:value-type="float" office:value="17.452">
            <text:p>17.45</text:p>
          </table:table-cell>
          <table:table-cell office:value-type="float" office:value="14.016">
            <text:p>14.02</text:p>
          </table:table-cell>
          <table:table-cell office:value-type="float" office:value="12.001">
            <text:p>12</text:p>
          </table:table-cell>
          <table:table-cell office:value-type="float" office:value="14.391">
            <text:p>14.39</text:p>
          </table:table-cell>
          <table:table-cell table:formula="of:=AVERAGE([.PR3:.PV3])" office:value-type="float" office:value="13.9972">
            <text:p>14</text:p>
          </table:table-cell>
          <table:table-cell/>
          <table:table-cell office:value-type="float" office:value="0.754445606694561">
            <text:p>0.75</text:p>
          </table:table-cell>
          <table:table-cell office:value-type="float" office:value="0.774320083682008">
            <text:p>0.77</text:p>
          </table:table-cell>
          <table:table-cell office:value-type="float" office:value="0.785041841004184">
            <text:p>0.79</text:p>
          </table:table-cell>
          <table:table-cell office:value-type="float" office:value="0.778242677824268">
            <text:p>0.78</text:p>
          </table:table-cell>
          <table:table-cell office:value-type="float" office:value="0.781903765690377">
            <text:p>0.78</text:p>
          </table:table-cell>
          <table:table-cell table:formula="of:=AVERAGE([.PY3:.QC3])" office:value-type="float" office:value="0.77479079497908">
            <text:p>0.77</text:p>
          </table:table-cell>
          <table:table-cell table:formula="of:=STDEV([.PY3:.QC3])" office:value-type="float" office:value="0.0120596646676347">
            <text:p>0.01</text:p>
          </table:table-cell>
          <table:table-cell table:formula="of:=[.QE3]/[.QD3]" office:value-type="float" office:value="0.0155650592983108">
            <text:p>0.02</text:p>
          </table:table-cell>
          <table:table-cell office:value-type="float" office:value="197.108">
            <text:p>197.11</text:p>
          </table:table-cell>
          <table:table-cell office:value-type="float" office:value="193.339">
            <text:p>193.34</text:p>
          </table:table-cell>
          <table:table-cell office:value-type="float" office:value="189.924">
            <text:p>189.92</text:p>
          </table:table-cell>
          <table:table-cell office:value-type="float" office:value="193.011">
            <text:p>193.01</text:p>
          </table:table-cell>
          <table:table-cell office:value-type="float" office:value="194.397">
            <text:p>194.4</text:p>
          </table:table-cell>
          <table:table-cell table:formula="of:=AVERAGE([.QG3:.QK3])" office:value-type="float" office:value="193.5558">
            <text:p>193.56</text:p>
          </table:table-cell>
          <table:table-cell table:formula="of:=STDEV([.QG3:.QK3])" office:value-type="float" office:value="2.59130868481545">
            <text:p>2.59</text:p>
          </table:table-cell>
          <table:table-cell table:formula="of:=[.QM3]/[.QL3]" office:value-type="float" office:value="0.0133879154477182">
            <text:p>0.01</text:p>
          </table:table-cell>
          <table:table-cell office:value-type="float" office:value="0.72489539748954">
            <text:p>0.72</text:p>
          </table:table-cell>
          <table:table-cell office:value-type="float" office:value="0.743200836820084">
            <text:p>0.74</text:p>
          </table:table-cell>
          <table:table-cell office:value-type="float" office:value="0.753661087866109">
            <text:p>0.75</text:p>
          </table:table-cell>
          <table:table-cell office:value-type="float" office:value="0.778242677824268">
            <text:p>0.78</text:p>
          </table:table-cell>
          <table:table-cell office:value-type="float" office:value="0.747907949790795">
            <text:p>0.75</text:p>
          </table:table-cell>
          <table:table-cell table:formula="of:=AVERAGE([.QO3:.QS3])" office:value-type="float" office:value="0.749581589958159">
            <text:p>0.75</text:p>
          </table:table-cell>
          <table:table-cell table:formula="of:=STDEV([.QO3:.QS3])" office:value-type="float" office:value="0.019306886345721">
            <text:p>0.02</text:p>
          </table:table-cell>
          <table:table-cell table:formula="of:=[.QU3]/[.QT3]" office:value-type="float" office:value="0.0257568843797227">
            <text:p>0.03</text:p>
          </table:table-cell>
          <table:table-cell office:value-type="float" office:value="0.63600589615158">
            <text:p>0.64</text:p>
          </table:table-cell>
          <table:table-cell office:value-type="float" office:value="0.656143886075682">
            <text:p>0.66</text:p>
          </table:table-cell>
          <table:table-cell office:value-type="float" office:value="0.677628007239992">
            <text:p>0.68</text:p>
          </table:table-cell>
          <table:table-cell office:value-type="float" office:value="0.661271176056256">
            <text:p>0.66</text:p>
          </table:table-cell>
          <table:table-cell office:value-type="float" office:value="0.674628224337595">
            <text:p>0.67</text:p>
          </table:table-cell>
          <table:table-cell table:formula="of:=AVERAGE([.QW3:.RA3])" office:value-type="float" office:value="0.661135437972221">
            <text:p>0.66</text:p>
          </table:table-cell>
          <table:table-cell table:formula="of:=STDEV([.QW3:.RA3])" office:value-type="float" office:value="0.0166619927697177">
            <text:p>0.02</text:p>
          </table:table-cell>
          <table:table-cell table:formula="of:=[.RC3]/[.RB3]" office:value-type="float" office:value="0.0252020869140246">
            <text:p>0.03</text:p>
          </table:table-cell>
          <table:table-cell office:value-type="float" office:value="0.635983263598326">
            <text:p>0.64</text:p>
          </table:table-cell>
          <table:table-cell office:value-type="float" office:value="0.720188284518829">
            <text:p>0.72</text:p>
          </table:table-cell>
          <table:table-cell office:value-type="float" office:value="0.199267782426778">
            <text:p>0.2</text:p>
          </table:table-cell>
          <table:table-cell office:value-type="float" office:value="0.730648535564854">
            <text:p>0.73</text:p>
          </table:table-cell>
          <table:table-cell office:value-type="float" office:value="0.199267782426778">
            <text:p>0.2</text:p>
          </table:table-cell>
          <table:table-cell table:formula="of:=AVERAGE([.RE3:.RI3])" office:value-type="float" office:value="0.497071129707113">
            <text:p>0.5</text:p>
          </table:table-cell>
          <table:table-cell table:formula="of:=STDEV([.RE3:.RI3])" office:value-type="float" office:value="0.274321853642515">
            <text:p>0.27</text:p>
          </table:table-cell>
          <table:table-cell table:formula="of:=[.RK3]/[.RJ3]" office:value-type="float" office:value="0.551876456402029">
            <text:p>0.55</text:p>
          </table:table-cell>
          <table:table-cell office:value-type="float" office:value="1312">
            <text:p>1312</text:p>
          </table:table-cell>
          <table:table-cell office:value-type="float" office:value="1699.597">
            <text:p>1699.6</text:p>
          </table:table-cell>
          <table:table-cell office:value-type="float" office:value="377.468">
            <text:p>377.47</text:p>
          </table:table-cell>
          <table:table-cell office:value-type="float" office:value="1734.448">
            <text:p>1734.45</text:p>
          </table:table-cell>
          <table:table-cell office:value-type="float" office:value="387.595">
            <text:p>387.6</text:p>
          </table:table-cell>
          <table:table-cell table:formula="of:=AVERAGE([.RM3:.RQ3])" office:value-type="float" office:value="1102.2216">
            <text:p>1102.22</text:p>
          </table:table-cell>
          <table:table-cell table:formula="of:=STDEV([.RM3:.RQ3])" office:value-type="float" office:value="677.593817236624">
            <text:p>677.59</text:p>
          </table:table-cell>
          <table:table-cell table:formula="of:=[.RS3]/[.RR3]" office:value-type="float" office:value="0.614752802192068">
            <text:p>0.61</text:p>
          </table:table-cell>
          <table:table-cell office:value-type="float" office:value="-0.3">
            <text:p>-0.3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table:formula="of:=ABS([.RU3])" office:value-type="float" office:value="0.3">
            <text:p>0.3</text:p>
          </table:table-cell>
          <table:table-cell table:formula="of:=ABS([.RV3])" office:value-type="float" office:value="0.1">
            <text:p>0.1</text:p>
          </table:table-cell>
          <table:table-cell table:formula="of:=ABS([.RW3])" office:value-type="float" office:value="0.8">
            <text:p>0.8</text:p>
          </table:table-cell>
          <table:table-cell table:formula="of:=ABS([.RX3])" office:value-type="float" office:value="0.1">
            <text:p>0.1</text:p>
          </table:table-cell>
          <table:table-cell table:formula="of:=ABS([.RY3])" office:value-type="float" office:value="0.8">
            <text:p>0.8</text:p>
          </table:table-cell>
          <table:table-cell table:formula="of:=AVERAGE([.RZ3:.SD3])" office:value-type="float" office:value="0.42">
            <text:p>0.42</text:p>
          </table:table-cell>
          <table:table-cell table:formula="of:=STDEV([.RZ3:.SD3])" office:value-type="float" office:value="0.356370593624109">
            <text:p>0.36</text:p>
          </table:table-cell>
          <table:table-cell table:formula="of:=IF([.SE3] = 0; 0; [.SF3]/[.SE3])" office:value-type="float" office:value="0.848501413390736">
            <text:p>0.85</text:p>
          </table:table-cell>
          <table:table-cell office:value-type="float" office:value="0.635983263598326">
            <text:p>0.64</text:p>
          </table:table-cell>
          <table:table-cell office:value-type="float" office:value="0.720188284518829">
            <text:p>0.72</text:p>
          </table:table-cell>
          <table:table-cell office:value-type="float" office:value="0.199267782426778">
            <text:p>0.2</text:p>
          </table:table-cell>
          <table:table-cell office:value-type="float" office:value="0.730648535564854">
            <text:p>0.73</text:p>
          </table:table-cell>
          <table:table-cell office:value-type="float" office:value="0.199267782426778">
            <text:p>0.2</text:p>
          </table:table-cell>
          <table:table-cell table:formula="of:=AVERAGE([.SH3:.SL3])" office:value-type="float" office:value="0.497071129707113">
            <text:p>0.5</text:p>
          </table:table-cell>
          <table:table-cell table:formula="of:=STDEV([.SH3:.SL3])" office:value-type="float" office:value="0.274321853642515">
            <text:p>0.27</text:p>
          </table:table-cell>
          <table:table-cell table:formula="of:=[.SN3]/[.SM3]" office:value-type="float" office:value="0.551876456402029">
            <text:p>0.55</text:p>
          </table:table-cell>
          <table:table-cell office:value-type="float" office:value="0.532494938861303">
            <text:p>0.53</text:p>
          </table:table-cell>
          <table:table-cell office:value-type="float" office:value="0.611052591803745">
            <text:p>0.61</text:p>
          </table:table-cell>
          <table:table-cell office:value-type="float" office:value="0.265488241646795">
            <text:p>0.27</text:p>
          </table:table-cell>
          <table:table-cell office:value-type="float" office:value="0.627238988573527">
            <text:p>0.63</text:p>
          </table:table-cell>
          <table:table-cell office:value-type="float" office:value="0.265488241646795">
            <text:p>0.27</text:p>
          </table:table-cell>
          <table:table-cell table:formula="of:=AVERAGE([.SP3:.ST3])" office:value-type="float" office:value="0.460352600506433">
            <text:p>0.46</text:p>
          </table:table-cell>
          <table:table-cell table:formula="of:=STDEV([.SP3:.ST3])" office:value-type="float" office:value="0.181459573727838">
            <text:p>0.18</text:p>
          </table:table-cell>
          <table:table-cell table:formula="of:=[.SV3]/[.SU3]" office:value-type="float" office:value="0.3941751899049">
            <text:p>0.39</text:p>
          </table:table-cell>
          <table:table-cell office:value-type="float" office:value="0.641268075639599">
            <text:p>0.64</text:p>
          </table:table-cell>
          <table:table-cell office:value-type="float" office:value="0.725250278086763">
            <text:p>0.73</text:p>
          </table:table-cell>
          <table:table-cell office:value-type="float" office:value="0.201890989988877">
            <text:p>0.2</text:p>
          </table:table-cell>
          <table:table-cell office:value-type="float" office:value="0.75139043381535">
            <text:p>0.75</text:p>
          </table:table-cell>
          <table:table-cell office:value-type="float" office:value="0.201334816462736">
            <text:p>0.2</text:p>
          </table:table-cell>
          <table:table-cell table:formula="of:=AVERAGE([.SX3:.TB3])" office:value-type="float" office:value="0.504226918798665">
            <text:p>0.5</text:p>
          </table:table-cell>
          <table:table-cell table:formula="of:=STDEV([.SX3:.TB3])" office:value-type="float" office:value="0.279227526706025">
            <text:p>0.28</text:p>
          </table:table-cell>
          <table:table-cell table:formula="of:=[.TD3]/[.TC3]" office:value-type="float" office:value="0.553773541823774">
            <text:p>0.55</text:p>
          </table:table-cell>
          <table:table-cell table:number-columns-repeated="5" office:value-type="float" office:value="0.20005230125523">
            <text:p>0.2</text:p>
          </table:table-cell>
          <table:table-cell table:formula="of:=AVERAGE([.TF3:.TJ3])" office:value-type="float" office:value="0.20005230125523">
            <text:p>0.2</text:p>
          </table:table-cell>
          <table:table-cell table:formula="of:=STDEV([.TF3:.TJ3])" office:value-type="float" office:value="0">
            <text:p>0</text:p>
          </table:table-cell>
          <table:table-cell table:formula="of:=[.TL3]/[.TK3]" office:value-type="float" office:value="0">
            <text:p>0</text:p>
          </table:table-cell>
          <table:table-cell office:value-type="float" office:value="5.799">
            <text:p>5.8</text:p>
          </table:table-cell>
          <table:table-cell office:value-type="float" office:value="5.035">
            <text:p>5.04</text:p>
          </table:table-cell>
          <table:table-cell office:value-type="float" office:value="6.214">
            <text:p>6.21</text:p>
          </table:table-cell>
          <table:table-cell office:value-type="float" office:value="4.943">
            <text:p>4.94</text:p>
          </table:table-cell>
          <table:table-cell office:value-type="float" office:value="6.015">
            <text:p>6.02</text:p>
          </table:table-cell>
          <table:table-cell table:formula="of:=AVERAGE([.TN3:.TR3])" office:value-type="float" office:value="5.6012">
            <text:p>5.6</text:p>
          </table:table-cell>
          <table:table-cell table:formula="of:=STDEV([.TN3:.TR3])" office:value-type="float" office:value="0.578724632273416">
            <text:p>0.58</text:p>
          </table:table-cell>
          <table:table-cell table:formula="of:=[.TT3]/[.TS3]" office:value-type="float" office:value="0.103321544003681">
            <text:p>0.1</text:p>
          </table:table-cell>
          <table:table-cell table:number-columns-repeated="5" office:value-type="float" office:value="-0.8">
            <text:p>-0.8</text:p>
          </table:table-cell>
          <table:table-cell table:formula="of:=ABS([.TV3])" office:value-type="float" office:value="0.8">
            <text:p>0.8</text:p>
          </table:table-cell>
          <table:table-cell table:formula="of:=ABS([.TW3])" office:value-type="float" office:value="0.8">
            <text:p>0.8</text:p>
          </table:table-cell>
          <table:table-cell table:formula="of:=ABS([.TX3])" office:value-type="float" office:value="0.8">
            <text:p>0.8</text:p>
          </table:table-cell>
          <table:table-cell table:formula="of:=ABS([.TY3])" office:value-type="float" office:value="0.8">
            <text:p>0.8</text:p>
          </table:table-cell>
          <table:table-cell table:formula="of:=ABS([.TZ3])" office:value-type="float" office:value="0.8">
            <text:p>0.8</text:p>
          </table:table-cell>
          <table:table-cell table:formula="of:=AVERAGE([.UA3:.UE3])" office:value-type="float" office:value="0.8">
            <text:p>0.8</text:p>
          </table:table-cell>
          <table:table-cell table:formula="of:=STDEV([.UA3:.UE3])" office:value-type="float" office:value="0">
            <text:p>0</text:p>
          </table:table-cell>
          <table:table-cell table:formula="of:=IF([.UF3] = 0; 0; [.UG3]/[.UF3])" office:value-type="float" office:value="0">
            <text:p>0</text:p>
          </table:table-cell>
          <table:table-cell table:number-columns-repeated="5" office:value-type="float" office:value="0.20005230125523">
            <text:p>0.2</text:p>
          </table:table-cell>
          <table:table-cell table:formula="of:=AVERAGE([.UI3:.UM3])" office:value-type="float" office:value="0.20005230125523">
            <text:p>0.2</text:p>
          </table:table-cell>
          <table:table-cell table:formula="of:=STDEV([.UI3:.UM3])" office:value-type="float" office:value="0">
            <text:p>0</text:p>
          </table:table-cell>
          <table:table-cell table:formula="of:=[.UO3]/[.UN3]" office:value-type="float" office:value="0">
            <text:p>0</text:p>
          </table:table-cell>
          <table:table-cell office:value-type="float" office:value="0.272857997550448">
            <text:p>0.27</text:p>
          </table:table-cell>
          <table:table-cell table:number-columns-repeated="3" office:value-type="float" office:value="0.272633376491823">
            <text:p>0.27</text:p>
          </table:table-cell>
          <table:table-cell office:value-type="float" office:value="0.272861497290454">
            <text:p>0.27</text:p>
          </table:table-cell>
          <table:table-cell table:formula="of:=AVERAGE([.UQ3:.UU3])" office:value-type="float" office:value="0.272723924863274">
            <text:p>0.27</text:p>
          </table:table-cell>
          <table:table-cell table:formula="of:=STDEV([.UQ3:.UU3])" office:value-type="float" office:value="0.000123994637871507">
            <text:p>0</text:p>
          </table:table-cell>
          <table:table-cell table:formula="of:=[.UW3]/[.UV3]" office:value-type="float" office:value="0.000454652586617289">
            <text:p>0</text:p>
          </table:table-cell>
          <table:table-cell table:number-columns-repeated="5" office:value-type="float" office:value="0.200778642936596">
            <text:p>0.2</text:p>
          </table:table-cell>
          <table:table-cell table:formula="of:=AVERAGE([.UY3:.VC3])" office:value-type="float" office:value="0.200778642936596">
            <text:p>0.2</text:p>
          </table:table-cell>
          <table:table-cell table:formula="of:=STDEV([.UY3:.VC3])" office:value-type="float" office:value="0">
            <text:p>0</text:p>
          </table:table-cell>
          <table:table-cell table:formula="of:=[.VE3]/[.VD3]" office:value-type="float" office:value="0">
            <text:p>0</text:p>
          </table:table-cell>
          <table:table-cell table:number-columns-repeated="3" office:value-type="float" office:value="0.947175732217573">
            <text:p>0.95</text:p>
          </table:table-cell>
          <table:table-cell office:value-type="float" office:value="0.946652719665272">
            <text:p>0.95</text:p>
          </table:table-cell>
          <table:table-cell office:value-type="float" office:value="0.94586820083682">
            <text:p>0.95</text:p>
          </table:table-cell>
          <table:table-cell table:formula="of:=AVERAGE([.VG3:.VK3])" office:value-type="float" office:value="0.946809623430962">
            <text:p>0.95</text:p>
          </table:table-cell>
          <table:table-cell table:formula="of:=STDEV([.VG3:.VK3])" office:value-type="float" office:value="0.000572931545507475">
            <text:p>0</text:p>
          </table:table-cell>
          <table:table-cell table:formula="of:=[.VM3]/[.VL3]" office:value-type="float" office:value="0.000605117999784727">
            <text:p>0</text:p>
          </table:table-cell>
          <table:table-cell office:value-type="float" office:value="12942.917">
            <text:p>12942.92</text:p>
          </table:table-cell>
          <table:table-cell office:value-type="float" office:value="12994.521">
            <text:p>12994.52</text:p>
          </table:table-cell>
          <table:table-cell office:value-type="float" office:value="12709.169">
            <text:p>12709.17</text:p>
          </table:table-cell>
          <table:table-cell/>
          <table:table-cell office:value-type="float" office:value="12622.435">
            <text:p>12622.44</text:p>
          </table:table-cell>
          <table:table-cell table:formula="of:=AVERAGE([.VO3:.VS3])" office:value-type="float" office:value="12817.2605">
            <text:p>12817.26</text:p>
          </table:table-cell>
          <table:table-cell table:formula="of:=STDEV([.VO3:.VS3])" office:value-type="float" office:value="179.677107311051">
            <text:p>179.68</text:p>
          </table:table-cell>
          <table:table-cell table:formula="of:=[.VU3]/[.VT3]" office:value-type="float" office:value="0.0140183705645251">
            <text:p>0.01</text:p>
          </table:table-cell>
          <table:table-cell table:number-columns-repeated="3" office:value-type="float" office:value="0.947175732217573">
            <text:p>0.95</text:p>
          </table:table-cell>
          <table:table-cell office:value-type="float" office:value="0.946652719665272">
            <text:p>0.95</text:p>
          </table:table-cell>
          <table:table-cell office:value-type="float" office:value="0.94586820083682">
            <text:p>0.95</text:p>
          </table:table-cell>
          <table:table-cell table:formula="of:=AVERAGE([.VW3:.WA3])" office:value-type="float" office:value="0.946809623430962">
            <text:p>0.95</text:p>
          </table:table-cell>
          <table:table-cell table:formula="of:=STDEV([.VW3:.WA3])" office:value-type="float" office:value="0.000572931545507475">
            <text:p>0</text:p>
          </table:table-cell>
          <table:table-cell table:formula="of:=[.WC3]/[.WB3]" office:value-type="float" office:value="0.000605117999784727">
            <text:p>0</text:p>
          </table:table-cell>
          <table:table-cell table:number-columns-repeated="3" office:value-type="float" office:value="0.905332236579466">
            <text:p>0.91</text:p>
          </table:table-cell>
          <table:table-cell office:value-type="float" office:value="0.90463116634179">
            <text:p>0.9</text:p>
          </table:table-cell>
          <table:table-cell office:value-type="float" office:value="0.903591131531139">
            <text:p>0.9</text:p>
          </table:table-cell>
          <table:table-cell table:formula="of:=AVERAGE([.WE3:.WI3])" office:value-type="float" office:value="0.904843801522265">
            <text:p>0.9</text:p>
          </table:table-cell>
          <table:table-cell table:formula="of:=STDEV([.WE3:.WI3])" office:value-type="float" office:value="0.000763233621172428">
            <text:p>0</text:p>
          </table:table-cell>
          <table:table-cell table:formula="of:=[.WK3]/[.WJ3]" office:value-type="float" office:value="0.000843497651073479">
            <text:p>0</text:p>
          </table:table-cell>
          <table:table-cell table:number-columns-repeated="5" office:value-type="float" office:value="0.784257322175732">
            <text:p>0.78</text:p>
          </table:table-cell>
          <table:table-cell table:formula="of:=AVERAGE([.WM3:.WQ3])" office:value-type="float" office:value="0.784257322175732">
            <text:p>0.78</text:p>
          </table:table-cell>
          <table:table-cell table:formula="of:=STDEV([.WM3:.WQ3])" office:value-type="float" office:value="0">
            <text:p>0</text:p>
          </table:table-cell>
          <table:table-cell table:formula="of:=[.WS3]/[.WR3]" office:value-type="float" office:value="0">
            <text:p>0</text:p>
          </table:table-cell>
          <table:table-cell office:value-type="float" office:value="17883.59">
            <text:p>17883.59</text:p>
          </table:table-cell>
          <table:table-cell office:value-type="float" office:value="20110.819">
            <text:p>20110.82</text:p>
          </table:table-cell>
          <table:table-cell office:value-type="float" office:value="17901.133">
            <text:p>17901.13</text:p>
          </table:table-cell>
          <table:table-cell office:value-type="float" office:value="12621.669">
            <text:p>12621.67</text:p>
          </table:table-cell>
          <table:table-cell office:value-type="float" office:value="12765.842">
            <text:p>12765.84</text:p>
          </table:table-cell>
          <table:table-cell table:formula="of:=AVERAGE([.WU3:.WY3])" office:value-type="float" office:value="16256.6106">
            <text:p>16256.61</text:p>
          </table:table-cell>
          <table:table-cell table:formula="of:=STDEV([.WU3:.WY3])" office:value-type="float" office:value="3376.56275437438">
            <text:p>3376.56</text:p>
          </table:table-cell>
          <table:table-cell table:formula="of:=[.XA3]/[.WZ3]" office:value-type="float" office:value="0.20770398193424">
            <text:p>0.21</text:p>
          </table:table-cell>
          <table:table-cell table:number-columns-repeated="5" office:value-type="float" office:value="-0.2">
            <text:p>-0.2</text:p>
          </table:table-cell>
          <table:table-cell table:formula="of:=ABS([.XC3])" office:value-type="float" office:value="0.2">
            <text:p>0.2</text:p>
          </table:table-cell>
          <table:table-cell table:formula="of:=ABS([.XD3])" office:value-type="float" office:value="0.2">
            <text:p>0.2</text:p>
          </table:table-cell>
          <table:table-cell table:formula="of:=ABS([.XE3])" office:value-type="float" office:value="0.2">
            <text:p>0.2</text:p>
          </table:table-cell>
          <table:table-cell table:formula="of:=ABS([.XF3])" office:value-type="float" office:value="0.2">
            <text:p>0.2</text:p>
          </table:table-cell>
          <table:table-cell table:formula="of:=ABS([.XG3])" office:value-type="float" office:value="0.2">
            <text:p>0.2</text:p>
          </table:table-cell>
          <table:table-cell table:formula="of:=AVERAGE([.XH3:.XL3])" office:value-type="float" office:value="0.2">
            <text:p>0.2</text:p>
          </table:table-cell>
          <table:table-cell table:formula="of:=STDEV([.XH3:.XL3])" office:value-type="float" office:value="0">
            <text:p>0</text:p>
          </table:table-cell>
          <table:table-cell table:formula="of:=[.XN3]/[.XM3]" office:value-type="float" office:value="0">
            <text:p>0</text:p>
          </table:table-cell>
          <table:table-cell table:number-columns-repeated="5" office:value-type="float" office:value="0.784257322175732">
            <text:p>0.78</text:p>
          </table:table-cell>
          <table:table-cell table:formula="of:=AVERAGE([.XP3:.XT3])" office:value-type="float" office:value="0.784257322175732">
            <text:p>0.78</text:p>
          </table:table-cell>
          <table:table-cell table:formula="of:=STDEV([.XP3:.XT3])" office:value-type="float" office:value="0">
            <text:p>0</text:p>
          </table:table-cell>
          <table:table-cell table:formula="of:=[.XV3]/[.XU3]" office:value-type="float" office:value="0">
            <text:p>0</text:p>
          </table:table-cell>
          <table:table-cell table:number-columns-repeated="5" office:value-type="float" office:value="0.776128184115127">
            <text:p>0.78</text:p>
          </table:table-cell>
          <table:table-cell table:formula="of:=AVERAGE([.XX3:.YB3])" office:value-type="float" office:value="0.776128184115127">
            <text:p>0.78</text:p>
          </table:table-cell>
          <table:table-cell table:formula="of:=STDEV([.XX3:.YB3])" office:value-type="float" office:value="0">
            <text:p>0</text:p>
          </table:table-cell>
          <table:table-cell table:formula="of:=[.YD3]/[.YC3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0.549768518518518">
            <text:p>0.55</text:p>
          </table:table-cell>
          <table:table-cell office:value-type="float" office:value="0.578703703703704">
            <text:p>0.58</text:p>
          </table:table-cell>
          <table:table-cell office:value-type="float" office:value="0.52662037037037">
            <text:p>0.53</text:p>
          </table:table-cell>
          <table:table-cell office:value-type="float" office:value="0.395833333333333">
            <text:p>0.4</text:p>
          </table:table-cell>
          <table:table-cell office:value-type="float" office:value="0.409722222222222">
            <text:p>0.41</text:p>
          </table:table-cell>
          <table:table-cell table:formula="of:=AVERAGE([.C4:.G4])" office:value-type="float" office:value="0.492129629629629">
            <text:p>0.49</text:p>
          </table:table-cell>
          <table:table-cell table:formula="of:=STDEV([.C4:.G4])" office:value-type="float" office:value="0.0837718337016812">
            <text:p>0.08</text:p>
          </table:table-cell>
          <table:table-cell table:formula="of:=[.I4]/[.H4]" office:value-type="float" office:value="0.170223105169926">
            <text:p>0.17</text:p>
          </table:table-cell>
          <table:table-cell office:value-type="float" office:value="0.891">
            <text:p>0.89</text:p>
          </table:table-cell>
          <table:table-cell office:value-type="float" office:value="0.579">
            <text:p>0.58</text:p>
          </table:table-cell>
          <table:table-cell office:value-type="float" office:value="0.844">
            <text:p>0.84</text:p>
          </table:table-cell>
          <table:table-cell office:value-type="float" office:value="0.562">
            <text:p>0.56</text:p>
          </table:table-cell>
          <table:table-cell office:value-type="float" office:value="0.406">
            <text:p>0.41</text:p>
          </table:table-cell>
          <table:table-cell table:formula="of:=AVERAGE([.K4:.O4])" office:value-type="float" office:value="0.6564">
            <text:p>0.66</text:p>
          </table:table-cell>
          <table:table-cell table:formula="of:=STDEV([.K4:.O4])" office:value-type="float" office:value="0.204837252471322">
            <text:p>0.2</text:p>
          </table:table-cell>
          <table:table-cell table:formula="of:=IF([.P4]=0; [.Q4]; [.Q4]/[.P4])" office:value-type="float" office:value="0.312061627774713">
            <text:p>0.31</text:p>
          </table:table-cell>
          <table:table-cell table:number-columns-repeated="5"/>
          <table:table-cell table:formula="of:=AVERAGE([.S4:.W4])" office:value-type="float" office:value="0">
            <text:p>#DIV/0!</text:p>
          </table:table-cell>
          <table:table-cell table:formula="of:=STDEV([.S4:.W4])" office:value-type="float" office:value="0">
            <text:p>#DIV/0!</text:p>
          </table:table-cell>
          <table:table-cell table:formula="of:=[.Y4]/[.X4]" office:value-type="float" office:value="0">
            <text:p>#DIV/0!</text:p>
          </table:table-cell>
          <table:table-cell office:value-type="float" office:value="0.40435068495034">
            <text:p>0.4</text:p>
          </table:table-cell>
          <table:table-cell office:value-type="float" office:value="0.383066471915834">
            <text:p>0.38</text:p>
          </table:table-cell>
          <table:table-cell office:value-type="float" office:value="0.407408905809391">
            <text:p>0.41</text:p>
          </table:table-cell>
          <table:table-cell office:value-type="float" office:value="0.308476316236885">
            <text:p>0.31</text:p>
          </table:table-cell>
          <table:table-cell office:value-type="float" office:value="0.332370440647519">
            <text:p>0.33</text:p>
          </table:table-cell>
          <table:table-cell table:formula="of:=AVERAGE([.AA4:.AE4])" office:value-type="float" office:value="0.367134563911994">
            <text:p>0.37</text:p>
          </table:table-cell>
          <table:table-cell table:formula="of:=STDEV([.AA4:.AE4])" office:value-type="float" office:value="0.0444697151433256">
            <text:p>0.04</text:p>
          </table:table-cell>
          <table:table-cell table:formula="of:=[.AG4]/[.AF4]" office:value-type="float" office:value="0.121126473817882">
            <text:p>0.12</text:p>
          </table:table-cell>
          <table:table-cell office:value-type="float" office:value="0.387731481481482">
            <text:p>0.39</text:p>
          </table:table-cell>
          <table:table-cell office:value-type="float" office:value="0.344907407407407">
            <text:p>0.34</text:p>
          </table:table-cell>
          <table:table-cell office:value-type="float" office:value="0.342592592592593">
            <text:p>0.34</text:p>
          </table:table-cell>
          <table:table-cell office:value-type="float" office:value="0.246527777777778">
            <text:p>0.25</text:p>
          </table:table-cell>
          <table:table-cell office:value-type="float" office:value="0.377314814814815">
            <text:p>0.38</text:p>
          </table:table-cell>
          <table:table-cell table:formula="of:=AVERAGE([.AI4:.AM4])" office:value-type="float" office:value="0.339814814814815">
            <text:p>0.34</text:p>
          </table:table-cell>
          <table:table-cell table:formula="of:=STDEV([.AI4:.AM4])" office:value-type="float" office:value="0.055763739948758">
            <text:p>0.06</text:p>
          </table:table-cell>
          <table:table-cell table:formula="of:=[.AO4]/[.AN4]" office:value-type="float" office:value="0.164100379140759">
            <text:p>0.16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31">
            <text:p>0.53</text:p>
          </table:table-cell>
          <table:table-cell office:value-type="float" office:value="0.953">
            <text:p>0.95</text:p>
          </table:table-cell>
          <table:table-cell office:value-type="float" office:value="0.609">
            <text:p>0.61</text:p>
          </table:table-cell>
          <table:table-cell table:formula="of:=AVERAGE([.AQ4:.AU4])" office:value-type="float" office:value="0.6186">
            <text:p>0.62</text:p>
          </table:table-cell>
          <table:table-cell table:formula="of:=STDEV([.AQ4:.AU4])" office:value-type="float" office:value="0.192172578689052">
            <text:p>0.19</text:p>
          </table:table-cell>
          <table:table-cell table:formula="of:=IF([.AV4]=0; 0; [.AW4]/[.AV4])" office:value-type="float" office:value="0.310657256206033">
            <text:p>0.31</text:p>
          </table:table-cell>
          <table:table-cell table:number-columns-repeated="5"/>
          <table:table-cell table:formula="of:=AVERAGE([.AY4:.BC4])" office:value-type="float" office:value="0">
            <text:p>#DIV/0!</text:p>
          </table:table-cell>
          <table:table-cell table:formula="of:=STDEV([.AY4:.BC4])" office:value-type="float" office:value="0">
            <text:p>#DIV/0!</text:p>
          </table:table-cell>
          <table:table-cell table:formula="of:=[.BE4]/[.BD4]" office:value-type="float" office:value="0">
            <text:p>#DIV/0!</text:p>
          </table:table-cell>
          <table:table-cell office:value-type="float" office:value="0.289367569894157">
            <text:p>0.29</text:p>
          </table:table-cell>
          <table:table-cell office:value-type="float" office:value="0.254559239237331">
            <text:p>0.25</text:p>
          </table:table-cell>
          <table:table-cell office:value-type="float" office:value="0.235421349551319">
            <text:p>0.24</text:p>
          </table:table-cell>
          <table:table-cell office:value-type="float" office:value="0.275533162729418">
            <text:p>0.28</text:p>
          </table:table-cell>
          <table:table-cell office:value-type="float" office:value="0.260189812980837">
            <text:p>0.26</text:p>
          </table:table-cell>
          <table:table-cell table:formula="of:=AVERAGE([.BG4:.BK4])" office:value-type="float" office:value="0.263014226878612">
            <text:p>0.26</text:p>
          </table:table-cell>
          <table:table-cell table:formula="of:=STDEV([.BG4:.BK4])" office:value-type="float" office:value="0.0205672886643498">
            <text:p>0.02</text:p>
          </table:table-cell>
          <table:table-cell table:formula="of:=[.BM4]/[.BL4]" office:value-type="float" office:value="0.0781983883854394">
            <text:p>0.08</text:p>
          </table:table-cell>
          <table:table-cell office:value-type="float" office:value="0.327546296296296">
            <text:p>0.33</text:p>
          </table:table-cell>
          <table:table-cell office:value-type="float" office:value="0.385416666666667">
            <text:p>0.39</text:p>
          </table:table-cell>
          <table:table-cell office:value-type="float" office:value="0.396990740740741">
            <text:p>0.4</text:p>
          </table:table-cell>
          <table:table-cell office:value-type="float" office:value="0.361111111111111">
            <text:p>0.36</text:p>
          </table:table-cell>
          <table:table-cell office:value-type="float" office:value="0.353009259259259">
            <text:p>0.35</text:p>
          </table:table-cell>
          <table:table-cell table:formula="of:=AVERAGE([.BO4:.BS4])" office:value-type="float" office:value="0.364814814814815">
            <text:p>0.36</text:p>
          </table:table-cell>
          <table:table-cell table:formula="of:=STDEV([.BO4:.BS4])" office:value-type="float" office:value="0.0273941487574522">
            <text:p>0.03</text:p>
          </table:table-cell>
          <table:table-cell table:formula="of:=[.BU4]/[.BT4]" office:value-type="float" office:value="0.0750905600458081">
            <text:p>0.08</text:p>
          </table:table-cell>
          <table:table-cell office:value-type="float" office:value="7.469">
            <text:p>7.47</text:p>
          </table:table-cell>
          <table:table-cell office:value-type="float" office:value="10.626">
            <text:p>10.63</text:p>
          </table:table-cell>
          <table:table-cell office:value-type="float" office:value="8.782">
            <text:p>8.78</text:p>
          </table:table-cell>
          <table:table-cell office:value-type="float" office:value="7.797">
            <text:p>7.8</text:p>
          </table:table-cell>
          <table:table-cell office:value-type="float" office:value="6.688">
            <text:p>6.69</text:p>
          </table:table-cell>
          <table:table-cell table:formula="of:=AVERAGE([.BW4:.CA4])" office:value-type="float" office:value="8.2724">
            <text:p>8.27</text:p>
          </table:table-cell>
          <table:table-cell table:formula="of:=STDEV([.BW4:.CA4])" office:value-type="float" office:value="1.51500042904284">
            <text:p>1.52</text:p>
          </table:table-cell>
          <table:table-cell table:formula="of:=[.CC4]/[.CB4]" office:value-type="float" office:value="0.18313916506006">
            <text:p>0.18</text:p>
          </table:table-cell>
          <table:table-cell table:number-columns-repeated="5"/>
          <table:table-cell table:formula="of:=AVERAGE([.CE4:.CI4])" office:value-type="float" office:value="0">
            <text:p>#DIV/0!</text:p>
          </table:table-cell>
          <table:table-cell table:formula="of:=STDEV([.CE4:.CI4])" office:value-type="float" office:value="0">
            <text:p>#DIV/0!</text:p>
          </table:table-cell>
          <table:table-cell table:formula="of:=[.CK4]/[.CJ4]" office:value-type="float" office:value="0">
            <text:p>#DIV/0!</text:p>
          </table:table-cell>
          <table:table-cell office:value-type="float" office:value="0.237054639568081">
            <text:p>0.24</text:p>
          </table:table-cell>
          <table:table-cell office:value-type="float" office:value="0.311259032530125">
            <text:p>0.31</text:p>
          </table:table-cell>
          <table:table-cell office:value-type="float" office:value="0.282753785159083">
            <text:p>0.28</text:p>
          </table:table-cell>
          <table:table-cell office:value-type="float" office:value="0.261745089308675">
            <text:p>0.26</text:p>
          </table:table-cell>
          <table:table-cell office:value-type="float" office:value="0.262183775509704">
            <text:p>0.26</text:p>
          </table:table-cell>
          <table:table-cell table:formula="of:=AVERAGE([.CM4:.CQ4])" office:value-type="float" office:value="0.270999264415134">
            <text:p>0.27</text:p>
          </table:table-cell>
          <table:table-cell table:formula="of:=STDEV([.CM4:.CQ4])" office:value-type="float" office:value="0.0277245732345094">
            <text:p>0.03</text:p>
          </table:table-cell>
          <table:table-cell table:formula="of:=[.CS4]/[.CR4]" office:value-type="float" office:value="0.10230497597233">
            <text:p>0.1</text:p>
          </table:table-cell>
          <table:table-cell office:value-type="float" office:value="0.196759259259259">
            <text:p>0.2</text:p>
          </table:table-cell>
          <table:table-cell office:value-type="float" office:value="0.115740740740741">
            <text:p>0.12</text:p>
          </table:table-cell>
          <table:table-cell table:number-columns-repeated="2" office:value-type="float" office:value="0.112268518518519">
            <text:p>0.11</text:p>
          </table:table-cell>
          <table:table-cell office:value-type="float" office:value="0.159722222222222">
            <text:p>0.16</text:p>
          </table:table-cell>
          <table:table-cell table:formula="of:=AVERAGE([.CU4:.CY4])" office:value-type="float" office:value="0.139351851851852">
            <text:p>0.14</text:p>
          </table:table-cell>
          <table:table-cell table:formula="of:=STDEV([.CU4:.CY4])" office:value-type="float" office:value="0.0378650923379837">
            <text:p>0.04</text:p>
          </table:table-cell>
          <table:table-cell table:formula="of:=[.DA4]/[.CZ4]" office:value-type="float" office:value="0.271722921760946">
            <text:p>0.27</text:p>
          </table:table-cell>
          <table:table-cell office:value-type="float" office:value="6.579">
            <text:p>6.58</text:p>
          </table:table-cell>
          <table:table-cell office:value-type="float" office:value="7.016">
            <text:p>7.02</text:p>
          </table:table-cell>
          <table:table-cell office:value-type="float" office:value="7.501">
            <text:p>7.5</text:p>
          </table:table-cell>
          <table:table-cell office:value-type="float" office:value="7">
            <text:p>7</text:p>
          </table:table-cell>
          <table:table-cell office:value-type="float" office:value="7.547">
            <text:p>7.55</text:p>
          </table:table-cell>
          <table:table-cell table:formula="of:=AVERAGE([.DC4:.DG4])" office:value-type="float" office:value="7.1286">
            <text:p>7.13</text:p>
          </table:table-cell>
          <table:table-cell table:formula="of:=STDEV([.DC4:.DG4])" office:value-type="float" office:value="0.401564814195666">
            <text:p>0.4</text:p>
          </table:table-cell>
          <table:table-cell table:formula="of:=[.DI4]/[.DH4]" office:value-type="float" office:value="0.056331511684716">
            <text:p>0.06</text:p>
          </table:table-cell>
          <table:table-cell table:number-columns-repeated="5" office:value-type="float" office:value="-0.777777777777778">
            <text:p>-0.78</text:p>
          </table:table-cell>
          <table:table-cell table:formula="of:=ABS([.DK4])" office:value-type="float" office:value="0.777777777777778">
            <text:p>0.78</text:p>
          </table:table-cell>
          <table:table-cell table:formula="of:=ABS([.DL4])" office:value-type="float" office:value="0.777777777777778">
            <text:p>0.78</text:p>
          </table:table-cell>
          <table:table-cell table:formula="of:=ABS([.DM4])" office:value-type="float" office:value="0.777777777777778">
            <text:p>0.78</text:p>
          </table:table-cell>
          <table:table-cell table:formula="of:=ABS([.DN4])" office:value-type="float" office:value="0.777777777777778">
            <text:p>0.78</text:p>
          </table:table-cell>
          <table:table-cell table:formula="of:=ABS([.DO4])" office:value-type="float" office:value="0.777777777777778">
            <text:p>0.78</text:p>
          </table:table-cell>
          <table:table-cell table:formula="of:=AVERAGE([.DP4:.DT4])" office:value-type="float" office:value="0.777777777777778">
            <text:p>0.78</text:p>
          </table:table-cell>
          <table:table-cell table:formula="of:=STDEV([.DP4:.DT4])" office:value-type="float" office:value="0">
            <text:p>0</text:p>
          </table:table-cell>
          <table:table-cell table:formula="of:=IF([.DU4] = 0; 0; [.DV4]/[.DU4])" office:value-type="float" office:value="0">
            <text:p>0</text:p>
          </table:table-cell>
          <table:table-cell table:number-columns-repeated="5"/>
          <table:table-cell table:formula="of:=AVERAGE([.DX4:.EB4])" office:value-type="float" office:value="0">
            <text:p>#DIV/0!</text:p>
          </table:table-cell>
          <table:table-cell table:formula="of:=STDEV([.DX4:.EB4])" office:value-type="float" office:value="0">
            <text:p>#DIV/0!</text:p>
          </table:table-cell>
          <table:table-cell table:formula="of:=[.ED4]/[.EC4]" office:value-type="float" office:value="0">
            <text:p>#DIV/0!</text:p>
          </table:table-cell>
          <table:table-cell office:value-type="float" office:value="0.221857334881497">
            <text:p>0.22</text:p>
          </table:table-cell>
          <table:table-cell office:value-type="float" office:value="0.176503578954347">
            <text:p>0.18</text:p>
          </table:table-cell>
          <table:table-cell table:number-columns-repeated="2" office:value-type="float" office:value="0.217741998262305">
            <text:p>0.22</text:p>
          </table:table-cell>
          <table:table-cell office:value-type="float" office:value="0.193026108173595">
            <text:p>0.19</text:p>
          </table:table-cell>
          <table:table-cell table:formula="of:=AVERAGE([.EF4:.EJ4])" office:value-type="float" office:value="0.20537420370681">
            <text:p>0.21</text:p>
          </table:table-cell>
          <table:table-cell table:formula="of:=STDEV([.EF4:.EJ4])" office:value-type="float" office:value="0.0197712337409096">
            <text:p>0.02</text:p>
          </table:table-cell>
          <table:table-cell table:formula="of:=[.EL4]/[.EK4]" office:value-type="float" office:value="0.0962693141789845">
            <text:p>0.1</text:p>
          </table:table-cell>
          <table:table-cell table:number-columns-repeated="5"/>
          <table:table-cell table:formula="of:=AVERAGE([.EN4:.ER18])" office:value-type="float" office:value="0">
            <text:p>#DIV/0!</text:p>
          </table:table-cell>
          <table:table-cell table:formula="of:=STDEV([.EN4:.ER4])" office:value-type="float" office:value="0">
            <text:p>#DIV/0!</text:p>
          </table:table-cell>
          <table:table-cell table:formula="of:=[.ET4]/[.ES4]" office:value-type="float" office:value="0">
            <text:p>#DIV/0!</text:p>
          </table:table-cell>
          <table:table-cell office:value-type="float" office:value="0.995">
            <text:p>1</text:p>
          </table:table-cell>
          <table:table-cell office:value-type="float" office:value="0.655">
            <text:p>0.66</text:p>
          </table:table-cell>
          <table:table-cell office:value-type="float" office:value="0.504">
            <text:p>0.5</text:p>
          </table:table-cell>
          <table:table-cell office:value-type="float" office:value="0.623">
            <text:p>0.62</text:p>
          </table:table-cell>
          <table:table-cell office:value-type="float" office:value="0.924">
            <text:p>0.92</text:p>
          </table:table-cell>
          <table:table-cell table:formula="of:=AVERAGE([.EV4:.EZ4])" office:value-type="float" office:value="0.7402">
            <text:p>0.74</text:p>
          </table:table-cell>
          <table:table-cell table:formula="of:=STDEV([.EV4:.EZ4])" office:value-type="float" office:value="0.209458110370546">
            <text:p>0.21</text:p>
          </table:table-cell>
          <table:table-cell table:formula="of:=[.FB4]/[.FA4]" office:value-type="float" office:value="0.282975020765396">
            <text:p>0.28</text:p>
          </table:table-cell>
          <table:table-cell table:number-columns-repeated="2" office:value-type="float" office:value="-0.666666666666667">
            <text:p>-0.67</text:p>
          </table:table-cell>
          <table:table-cell table:number-columns-repeated="3" office:value-type="float" office:value="-0.777777777777778">
            <text:p>-0.78</text:p>
          </table:table-cell>
          <table:table-cell table:formula="of:=ABS([.FD4])" office:value-type="float" office:value="0.666666666666667">
            <text:p>0.67</text:p>
          </table:table-cell>
          <table:table-cell table:formula="of:=ABS([.FE4])" office:value-type="float" office:value="0.666666666666667">
            <text:p>0.67</text:p>
          </table:table-cell>
          <table:table-cell table:formula="of:=ABS([.FF4])" office:value-type="float" office:value="0.777777777777778">
            <text:p>0.78</text:p>
          </table:table-cell>
          <table:table-cell table:formula="of:=ABS([.FG4])" office:value-type="float" office:value="0.777777777777778">
            <text:p>0.78</text:p>
          </table:table-cell>
          <table:table-cell table:formula="of:=ABS([.FH4])" office:value-type="float" office:value="0.777777777777778">
            <text:p>0.78</text:p>
          </table:table-cell>
          <table:table-cell table:formula="of:=AVERAGE([.FI4:.FM4])" office:value-type="float" office:value="0.733333333333334">
            <text:p>0.73</text:p>
          </table:table-cell>
          <table:table-cell table:formula="of:=STDEV([.FI4:.FM4])" office:value-type="float" office:value="0.0608580619450184">
            <text:p>0.06</text:p>
          </table:table-cell>
          <table:table-cell table:formula="of:=IF([.FN4] = 0; 0; [.FO4]/[.FN4])" office:value-type="float" office:value="0.0829882662886614">
            <text:p>0.08</text:p>
          </table:table-cell>
          <table:table-cell table:number-columns-repeated="5"/>
          <table:table-cell table:formula="of:=AVERAGE([.FQ4:.FU4])" office:value-type="float" office:value="0">
            <text:p>#DIV/0!</text:p>
          </table:table-cell>
          <table:table-cell table:formula="of:=STDEV([.FQ4:.FU4])" office:value-type="float" office:value="0">
            <text:p>#DIV/0!</text:p>
          </table:table-cell>
          <table:table-cell table:formula="of:=[.FW4]/[.FV4]" office:value-type="float" office:value="0">
            <text:p>#DIV/0!</text:p>
          </table:table-cell>
          <table:table-cell office:value-type="float" office:value="0.222195684134984">
            <text:p>0.22</text:p>
          </table:table-cell>
          <table:table-cell office:value-type="float" office:value="0.244326060278726">
            <text:p>0.24</text:p>
          </table:table-cell>
          <table:table-cell office:value-type="float" office:value="0.220779061077077">
            <text:p>0.22</text:p>
          </table:table-cell>
          <table:table-cell office:value-type="float" office:value="0.219497084049362">
            <text:p>0.22</text:p>
          </table:table-cell>
          <table:table-cell office:value-type="float" office:value="0.221857334881497">
            <text:p>0.22</text:p>
          </table:table-cell>
          <table:table-cell table:formula="of:=AVERAGE([.FY4:.GC4])" office:value-type="float" office:value="0.225731044884329">
            <text:p>0.23</text:p>
          </table:table-cell>
          <table:table-cell table:formula="of:=STDEV([.FY4:.GC4])" office:value-type="float" office:value="0.010448246427644">
            <text:p>0.01</text:p>
          </table:table-cell>
          <table:table-cell table:formula="of:=[.GE4]/[.GD4]" office:value-type="float" office:value="0.0462862626316993">
            <text:p>0.05</text:p>
          </table:table-cell>
          <table:table-cell office:value-type="float" office:value="0.167824074074074">
            <text:p>0.17</text:p>
          </table:table-cell>
          <table:table-cell office:value-type="float" office:value="0.197916666666667">
            <text:p>0.2</text:p>
          </table:table-cell>
          <table:table-cell office:value-type="float" office:value="0.239583333333333">
            <text:p>0.24</text:p>
          </table:table-cell>
          <table:table-cell office:value-type="float" office:value="0.255787037037037">
            <text:p>0.26</text:p>
          </table:table-cell>
          <table:table-cell office:value-type="float" office:value="0.196759259259259">
            <text:p>0.2</text:p>
          </table:table-cell>
          <table:table-cell table:formula="of:=AVERAGE([.GG4:.GK4])" office:value-type="float" office:value="0.211574074074074">
            <text:p>0.21</text:p>
          </table:table-cell>
          <table:table-cell table:formula="of:=STDEV([.GG4:.GK4])" office:value-type="float" office:value="0.0355646267845801">
            <text:p>0.04</text:p>
          </table:table-cell>
          <table:table-cell table:formula="of:=[.GM4]/[.GL4]" office:value-type="float" office:value="0.168095391366943">
            <text:p>0.17</text:p>
          </table:table-cell>
          <table:table-cell office:value-type="float" office:value="0.39">
            <text:p>0.39</text:p>
          </table:table-cell>
          <table:table-cell office:value-type="float" office:value="0.625">
            <text:p>0.63</text:p>
          </table:table-cell>
          <table:table-cell office:value-type="float" office:value="1.313">
            <text:p>1.31</text:p>
          </table:table-cell>
          <table:table-cell office:value-type="float" office:value="1.063">
            <text:p>1.06</text:p>
          </table:table-cell>
          <table:table-cell office:value-type="float" office:value="0.61">
            <text:p>0.61</text:p>
          </table:table-cell>
          <table:table-cell table:formula="of:=AVERAGE([.GO4:.GS4])" office:value-type="float" office:value="0.8002">
            <text:p>0.8</text:p>
          </table:table-cell>
          <table:table-cell table:formula="of:=STDEV([.GO4:.GS4])" office:value-type="float" office:value="0.376551058954825">
            <text:p>0.38</text:p>
          </table:table-cell>
          <table:table-cell table:formula="of:=IF([.GT4]=0;0;[.GU4]/[.GT4])" office:value-type="float" office:value="0.470571180898306">
            <text:p>0.47</text:p>
          </table:table-cell>
          <table:table-cell office:value-type="float" office:value="-0.777777777777778">
            <text:p>-0.78</text:p>
          </table:table-cell>
          <table:table-cell table:number-columns-repeated="2" office:value-type="float" office:value="-0.666666666666667">
            <text:p>-0.67</text:p>
          </table:table-cell>
          <table:table-cell office:value-type="float" office:value="-0.555555555555556">
            <text:p>-0.56</text:p>
          </table:table-cell>
          <table:table-cell office:value-type="float" office:value="-0.777777777777778">
            <text:p>-0.78</text:p>
          </table:table-cell>
          <table:table-cell table:formula="of:=ABS([.GW4])" office:value-type="float" office:value="0.777777777777778">
            <text:p>0.78</text:p>
          </table:table-cell>
          <table:table-cell table:formula="of:=ABS([.GX4])" office:value-type="float" office:value="0.666666666666667">
            <text:p>0.67</text:p>
          </table:table-cell>
          <table:table-cell table:formula="of:=ABS([.GY4])" office:value-type="float" office:value="0.666666666666667">
            <text:p>0.67</text:p>
          </table:table-cell>
          <table:table-cell table:formula="of:=ABS([.GZ4])" office:value-type="float" office:value="0.555555555555556">
            <text:p>0.56</text:p>
          </table:table-cell>
          <table:table-cell table:formula="of:=ABS([.HA4])" office:value-type="float" office:value="0.777777777777778">
            <text:p>0.78</text:p>
          </table:table-cell>
          <table:table-cell table:formula="of:=AVERAGE([.HB4:.HF4])" office:value-type="float" office:value="0.688888888888889">
            <text:p>0.69</text:p>
          </table:table-cell>
          <table:table-cell table:formula="of:=STDEV([.HB4:.HF4])" office:value-type="float" office:value="0.0929622251704527">
            <text:p>0.09</text:p>
          </table:table-cell>
          <table:table-cell table:formula="of:=[.HH4]/[.HG4]" office:value-type="float" office:value="0.134945165570012">
            <text:p>0.13</text:p>
          </table:table-cell>
          <table:table-cell office:value-type="float" office:value="0.167824074074074">
            <text:p>0.17</text:p>
          </table:table-cell>
          <table:table-cell office:value-type="float" office:value="0.197916666666667">
            <text:p>0.2</text:p>
          </table:table-cell>
          <table:table-cell office:value-type="float" office:value="0.239583333333333">
            <text:p>0.24</text:p>
          </table:table-cell>
          <table:table-cell office:value-type="float" office:value="0.255787037037037">
            <text:p>0.26</text:p>
          </table:table-cell>
          <table:table-cell office:value-type="float" office:value="0.196759259259259">
            <text:p>0.2</text:p>
          </table:table-cell>
          <table:table-cell table:formula="of:=AVERAGE([.HJ4:.HN4])" office:value-type="float" office:value="0.211574074074074">
            <text:p>0.21</text:p>
          </table:table-cell>
          <table:table-cell table:formula="of:=STDEV([.HJ4:.HN4])" office:value-type="float" office:value="0.0355646267845801">
            <text:p>0.04</text:p>
          </table:table-cell>
          <table:table-cell table:formula="of:=[.HP4]/[.HO4]" office:value-type="float" office:value="0.168095391366943">
            <text:p>0.17</text:p>
          </table:table-cell>
          <table:table-cell office:value-type="float" office:value="0.208879675050433">
            <text:p>0.21</text:p>
          </table:table-cell>
          <table:table-cell office:value-type="float" office:value="0.222195684134984">
            <text:p>0.22</text:p>
          </table:table-cell>
          <table:table-cell office:value-type="float" office:value="0.272987945582724">
            <text:p>0.27</text:p>
          </table:table-cell>
          <table:table-cell office:value-type="float" office:value="0.288612791544876">
            <text:p>0.29</text:p>
          </table:table-cell>
          <table:table-cell office:value-type="float" office:value="0.229815885608181">
            <text:p>0.23</text:p>
          </table:table-cell>
          <table:table-cell table:formula="of:=AVERAGE([.HR4:.HV4])" office:value-type="float" office:value="0.24449839638424">
            <text:p>0.24</text:p>
          </table:table-cell>
          <table:table-cell table:formula="of:=STDEV([.HR4:.HV4])" office:value-type="float" office:value="0.0344217034722978">
            <text:p>0.03</text:p>
          </table:table-cell>
          <table:table-cell table:formula="of:=[.HX4]/[.HW4]" office:value-type="float" office:value="0.14078498665571">
            <text:p>0.14</text:p>
          </table:table-cell>
          <table:table-cell table:number-columns-repeated="5" office:value-type="float" office:value="0.481481481481482">
            <text:p>0.48</text:p>
          </table:table-cell>
          <table:table-cell table:formula="of:=AVERAGE([.HZ4:.ID4])" office:value-type="float" office:value="0.481481481481482">
            <text:p>0.48</text:p>
          </table:table-cell>
          <table:table-cell table:formula="of:=STDEV([.HZ4:.ID4])" office:value-type="float" office:value="0">
            <text:p>0</text:p>
          </table:table-cell>
          <table:table-cell table:formula="of:=[.IF4]/[.IE4]" office:value-type="float" office:value="0">
            <text:p>0</text:p>
          </table:table-cell>
          <table:table-cell office:value-type="float" office:value="23.855">
            <text:p>23.86</text:p>
          </table:table-cell>
          <table:table-cell office:value-type="float" office:value="25.818">
            <text:p>25.82</text:p>
          </table:table-cell>
          <table:table-cell office:value-type="float" office:value="26.537">
            <text:p>26.54</text:p>
          </table:table-cell>
          <table:table-cell office:value-type="float" office:value="27.622">
            <text:p>27.62</text:p>
          </table:table-cell>
          <table:table-cell office:value-type="float" office:value="27.071">
            <text:p>27.07</text:p>
          </table:table-cell>
          <table:table-cell table:formula="of:=AVERAGE([.IH4:.IL4])" office:value-type="float" office:value="26.1806">
            <text:p>26.18</text:p>
          </table:table-cell>
          <table:table-cell table:formula="of:=STDEV([.IH4:.IL4])" office:value-type="float" office:value="1.46093815748648">
            <text:p>1.46</text:p>
          </table:table-cell>
          <table:table-cell table:formula="of:=[.IN4]/[.IM4]" office:value-type="float" office:value="0.0558023176507216">
            <text:p>0.06</text:p>
          </table:table-cell>
          <table:table-cell table:number-columns-repeated="5" office:value-type="float" office:value="0.450231481481482">
            <text:p>0.45</text:p>
          </table:table-cell>
          <table:table-cell table:formula="of:=AVERAGE([.IP4:.IT4])" office:value-type="float" office:value="0.450231481481482">
            <text:p>0.45</text:p>
          </table:table-cell>
          <table:table-cell table:formula="of:=STDEV([.IP4:.IT4])" office:value-type="float" office:value="0">
            <text:p>0</text:p>
          </table:table-cell>
          <table:table-cell table:formula="of:=[.IV4]/[.IU4]" office:value-type="float" office:value="0">
            <text:p>0</text:p>
          </table:table-cell>
          <table:table-cell table:number-columns-repeated="5" office:value-type="float" office:value="0.337558785509087">
            <text:p>0.34</text:p>
          </table:table-cell>
          <table:table-cell table:formula="of:=AVERAGE([.IX4:.JB4])" office:value-type="float" office:value="0.337558785509087">
            <text:p>0.34</text:p>
          </table:table-cell>
          <table:table-cell table:formula="of:=STDEV([.IX4:.JB4])" office:value-type="float" office:value="0">
            <text:p>0</text:p>
          </table:table-cell>
          <table:table-cell table:formula="of:=[.JD4]/[.JC4]" office:value-type="float" office:value="0">
            <text:p>0</text:p>
          </table:table-cell>
          <table:table-cell office:value-type="float" office:value="0.524305555555556">
            <text:p>0.52</text:p>
          </table:table-cell>
          <table:table-cell office:value-type="float" office:value="0.518518518518518">
            <text:p>0.52</text:p>
          </table:table-cell>
          <table:table-cell office:value-type="float" office:value="0.498842592592593">
            <text:p>0.5</text:p>
          </table:table-cell>
          <table:table-cell office:value-type="float" office:value="0.532407407407407">
            <text:p>0.53</text:p>
          </table:table-cell>
          <table:table-cell office:value-type="float" office:value="0.534722222222222">
            <text:p>0.53</text:p>
          </table:table-cell>
          <table:table-cell table:formula="of:=AVERAGE([.JF4:.JJ4])" office:value-type="float" office:value="0.521759259259259">
            <text:p>0.52</text:p>
          </table:table-cell>
          <table:table-cell table:formula="of:=STDEV([.JF4:.JJ4])" office:value-type="float" office:value="0.0143490513994164">
            <text:p>0.01</text:p>
          </table:table-cell>
          <table:table-cell table:formula="of:=[.JL4]/[.JK4]" office:value-type="float" office:value="0.0275012875090855">
            <text:p>0.03</text:p>
          </table:table-cell>
          <table:table-cell office:value-type="float" office:value="320.481">
            <text:p>320.48</text:p>
          </table:table-cell>
          <table:table-cell office:value-type="float" office:value="272.214">
            <text:p>272.21</text:p>
          </table:table-cell>
          <table:table-cell office:value-type="float" office:value="246.847">
            <text:p>246.85</text:p>
          </table:table-cell>
          <table:table-cell office:value-type="float" office:value="342.472">
            <text:p>342.47</text:p>
          </table:table-cell>
          <table:table-cell office:value-type="float" office:value="349.684">
            <text:p>349.68</text:p>
          </table:table-cell>
          <table:table-cell table:formula="of:=AVERAGE([.JN4:.JR4])" office:value-type="float" office:value="306.3396">
            <text:p>306.34</text:p>
          </table:table-cell>
          <table:table-cell table:formula="of:=STDEV([.JN4:.JR4])" office:value-type="float" office:value="44.9671896086469">
            <text:p>44.97</text:p>
          </table:table-cell>
          <table:table-cell table:formula="of:=[.JT4]/[.JS4]" office:value-type="float" office:value="0.146788693360724">
            <text:p>0.15</text:p>
          </table:table-cell>
          <table:table-cell office:value-type="float" office:value="0.444444444444444">
            <text:p>0.44</text:p>
          </table:table-cell>
          <table:table-cell office:value-type="float" office:value="0.222222222222222">
            <text:p>0.22</text:p>
          </table:table-cell>
          <table:table-cell office:value-type="float" office:value="0.111111111111111">
            <text:p>0.11</text:p>
          </table:table-cell>
          <table:table-cell office:value-type="float" office:value="0.444444444444444">
            <text:p>0.44</text:p>
          </table:table-cell>
          <table:table-cell office:value-type="float" office:value="0.333333333333333">
            <text:p>0.33</text:p>
          </table:table-cell>
          <table:table-cell table:formula="of:=ABS([.JV4])" office:value-type="float" office:value="0.444444444444444">
            <text:p>0.44</text:p>
          </table:table-cell>
          <table:table-cell table:formula="of:=ABS([.JW4])" office:value-type="float" office:value="0.222222222222222">
            <text:p>0.22</text:p>
          </table:table-cell>
          <table:table-cell table:formula="of:=ABS([.JX4])" office:value-type="float" office:value="0.111111111111111">
            <text:p>0.11</text:p>
          </table:table-cell>
          <table:table-cell table:formula="of:=ABS([.JY4])" office:value-type="float" office:value="0.444444444444444">
            <text:p>0.44</text:p>
          </table:table-cell>
          <table:table-cell table:formula="of:=ABS([.JZ4])" office:value-type="float" office:value="0.333333333333333">
            <text:p>0.33</text:p>
          </table:table-cell>
          <table:table-cell table:formula="of:=AVERAGE([.KA4:.KE4])" office:value-type="float" office:value="0.311111111111111">
            <text:p>0.31</text:p>
          </table:table-cell>
          <table:table-cell table:formula="of:=STDEV([.KA4:.KE4])" office:value-type="float" office:value="0.144871164560059">
            <text:p>0.14</text:p>
          </table:table-cell>
          <table:table-cell table:formula="of:=IF([.KF4] = 0; 0; [.KG4]/[.KF4])" office:value-type="float" office:value="0.465657314657332">
            <text:p>0.47</text:p>
          </table:table-cell>
          <table:table-cell office:value-type="float" office:value="0.408564814814815">
            <text:p>0.41</text:p>
          </table:table-cell>
          <table:table-cell office:value-type="float" office:value="0.466435185185185">
            <text:p>0.47</text:p>
          </table:table-cell>
          <table:table-cell office:value-type="float" office:value="0.445601851851852">
            <text:p>0.45</text:p>
          </table:table-cell>
          <table:table-cell office:value-type="float" office:value="0.415509259259259">
            <text:p>0.42</text:p>
          </table:table-cell>
          <table:table-cell office:value-type="float" office:value="0.459490740740741">
            <text:p>0.46</text:p>
          </table:table-cell>
          <table:table-cell table:formula="of:=AVERAGE([.KI4:.KM4])" office:value-type="float" office:value="0.43912037037037">
            <text:p>0.44</text:p>
          </table:table-cell>
          <table:table-cell table:formula="of:=STDEV([.KI4:.KM4])" office:value-type="float" office:value="0.0259527804040259">
            <text:p>0.03</text:p>
          </table:table-cell>
          <table:table-cell table:formula="of:=[.KO4]/[.KN4]" office:value-type="float" office:value="0.0591017455695265">
            <text:p>0.06</text:p>
          </table:table-cell>
          <table:table-cell office:value-type="float" office:value="0.375054715615477">
            <text:p>0.38</text:p>
          </table:table-cell>
          <table:table-cell office:value-type="float" office:value="0.351248545984443">
            <text:p>0.35</text:p>
          </table:table-cell>
          <table:table-cell office:value-type="float" office:value="0.344038363090607">
            <text:p>0.34</text:p>
          </table:table-cell>
          <table:table-cell office:value-type="float" office:value="0.377180533378569">
            <text:p>0.38</text:p>
          </table:table-cell>
          <table:table-cell office:value-type="float" office:value="0.359764613827803">
            <text:p>0.36</text:p>
          </table:table-cell>
          <table:table-cell table:formula="of:=AVERAGE([.KQ4:.KU4])" office:value-type="float" office:value="0.36145735437938">
            <text:p>0.36</text:p>
          </table:table-cell>
          <table:table-cell table:formula="of:=STDEV([.KQ4:.KU4])" office:value-type="float" office:value="0.0145138984025941">
            <text:p>0.01</text:p>
          </table:table-cell>
          <table:table-cell table:formula="of:=[.KW4]/[.KV4]" office:value-type="float" office:value="0.0401538334377353">
            <text:p>0.04</text:p>
          </table:table-cell>
          <table:table-cell office:value-type="float" office:value="0.313657407407407">
            <text:p>0.31</text:p>
          </table:table-cell>
          <table:table-cell office:value-type="float" office:value="0.392361111111111">
            <text:p>0.39</text:p>
          </table:table-cell>
          <table:table-cell office:value-type="float" office:value="0.209490740740741">
            <text:p>0.21</text:p>
          </table:table-cell>
          <table:table-cell office:value-type="float" office:value="0.287037037037037">
            <text:p>0.29</text:p>
          </table:table-cell>
          <table:table-cell office:value-type="float" office:value="0.324074074074074">
            <text:p>0.32</text:p>
          </table:table-cell>
          <table:table-cell table:formula="of:=AVERAGE([.KY4:.LC4])" office:value-type="float" office:value="0.305324074074074">
            <text:p>0.31</text:p>
          </table:table-cell>
          <table:table-cell table:formula="of:=STDEV([.KY4:.LC4])" office:value-type="float" office:value="0.0661719280775517">
            <text:p>0.07</text:p>
          </table:table-cell>
          <table:table-cell table:formula="of:=[.LE4]/[.LD4]" office:value-type="float" office:value="0.216726860724051">
            <text:p>0.22</text:p>
          </table:table-cell>
          <table:table-cell office:value-type="float" office:value="0.912">
            <text:p>0.91</text:p>
          </table:table-cell>
          <table:table-cell office:value-type="float" office:value="0.928">
            <text:p>0.93</text:p>
          </table:table-cell>
          <table:table-cell office:value-type="float" office:value="0.658">
            <text:p>0.66</text:p>
          </table:table-cell>
          <table:table-cell office:value-type="float" office:value="0.85">
            <text:p>0.85</text:p>
          </table:table-cell>
          <table:table-cell office:value-type="float" office:value="0.979">
            <text:p>0.98</text:p>
          </table:table-cell>
          <table:table-cell table:formula="of:=AVERAGE([.LG4:.LK4])" office:value-type="float" office:value="0.8654">
            <text:p>0.87</text:p>
          </table:table-cell>
          <table:table-cell table:formula="of:=STDEV([.LG4:.LK4])" office:value-type="float" office:value="0.12474694385034">
            <text:p>0.12</text:p>
          </table:table-cell>
          <table:table-cell table:formula="of:=IF([.LL4]=0; [.LM4]; [.LM4]/[.LL4])" office:value-type="float" office:value="0.144149461347747">
            <text:p>0.14</text:p>
          </table:table-cell>
          <table:table-cell office:value-type="float" office:value="0.30787037037037">
            <text:p>0.31</text:p>
          </table:table-cell>
          <table:table-cell office:value-type="float" office:value="0.387731481481482">
            <text:p>0.39</text:p>
          </table:table-cell>
          <table:table-cell office:value-type="float" office:value="0.207175925925926">
            <text:p>0.21</text:p>
          </table:table-cell>
          <table:table-cell office:value-type="float" office:value="0.269675925925926">
            <text:p>0.27</text:p>
          </table:table-cell>
          <table:table-cell office:value-type="float" office:value="0.288194444444444">
            <text:p>0.29</text:p>
          </table:table-cell>
          <table:table-cell table:formula="of:=AVERAGE([.LO4:.LS4])" office:value-type="float" office:value="0.29212962962963">
            <text:p>0.29</text:p>
          </table:table-cell>
          <table:table-cell table:formula="of:=STDEV([.LO4:.LS4])" office:value-type="float" office:value="0.0654298694443196">
            <text:p>0.07</text:p>
          </table:table-cell>
          <table:table-cell table:formula="of:=[.LU4]/[.LT4]" office:value-type="float" office:value="0.223975464341886">
            <text:p>0.22</text:p>
          </table:table-cell>
          <table:table-cell office:value-type="float" office:value="0.231414095540823">
            <text:p>0.23</text:p>
          </table:table-cell>
          <table:table-cell office:value-type="float" office:value="0.283555343276549">
            <text:p>0.28</text:p>
          </table:table-cell>
          <table:table-cell office:value-type="float" office:value="0.228806467721236">
            <text:p>0.23</text:p>
          </table:table-cell>
          <table:table-cell office:value-type="float" office:value="0.315324504287829">
            <text:p>0.32</text:p>
          </table:table-cell>
          <table:table-cell office:value-type="float" office:value="0.247507520363087">
            <text:p>0.25</text:p>
          </table:table-cell>
          <table:table-cell table:formula="of:=AVERAGE([.LW4:.MA4])" office:value-type="float" office:value="0.261321586237905">
            <text:p>0.26</text:p>
          </table:table-cell>
          <table:table-cell table:formula="of:=STDEV([.LW4:.MA4])" office:value-type="float" office:value="0.0372598123247526">
            <text:p>0.04</text:p>
          </table:table-cell>
          <table:table-cell table:formula="of:=[.MC4]/[.MB4]" office:value-type="float" office:value="0.142582221626466">
            <text:p>0.14</text:p>
          </table:table-cell>
          <table:table-cell office:value-type="float" office:value="0.195601851851852">
            <text:p>0.2</text:p>
          </table:table-cell>
          <table:table-cell table:number-columns-repeated="2" office:value-type="float" office:value="0.112268518518519">
            <text:p>0.11</text:p>
          </table:table-cell>
          <table:table-cell office:value-type="float" office:value="0.193287037037037">
            <text:p>0.19</text:p>
          </table:table-cell>
          <table:table-cell office:value-type="float" office:value="0.112268518518519">
            <text:p>0.11</text:p>
          </table:table-cell>
          <table:table-cell table:formula="of:=AVERAGE([.ME4:.MI4])" office:value-type="float" office:value="0.145138888888889">
            <text:p>0.15</text:p>
          </table:table-cell>
          <table:table-cell table:formula="of:=STDEV([.ME4:.MI4])" office:value-type="float" office:value="0.0450170482871581">
            <text:p>0.05</text:p>
          </table:table-cell>
          <table:table-cell table:formula="of:=[.MK4]/[.MJ4]" office:value-type="float" office:value="0.310165308772763">
            <text:p>0.31</text:p>
          </table:table-cell>
          <table:table-cell office:value-type="float" office:value="0.728">
            <text:p>0.73</text:p>
          </table:table-cell>
          <table:table-cell office:value-type="float" office:value="0.377">
            <text:p>0.38</text:p>
          </table:table-cell>
          <table:table-cell office:value-type="float" office:value="0.571">
            <text:p>0.57</text:p>
          </table:table-cell>
          <table:table-cell office:value-type="float" office:value="0.444">
            <text:p>0.44</text:p>
          </table:table-cell>
          <table:table-cell office:value-type="float" office:value="0.317">
            <text:p>0.32</text:p>
          </table:table-cell>
          <table:table-cell table:formula="of:=AVERAGE([.MM4:.MQ4])" office:value-type="float" office:value="0.4874">
            <text:p>0.49</text:p>
          </table:table-cell>
          <table:table-cell table:formula="of:=STDEV([.MM4:.MQ4])" office:value-type="float" office:value="0.164305508124347">
            <text:p>0.16</text:p>
          </table:table-cell>
          <table:table-cell table:formula="of:=[.MS4]/[.MR4]" office:value-type="float" office:value="0.337106089709371">
            <text:p>0.34</text:p>
          </table:table-cell>
          <table:table-cell table:number-columns-repeated="5" office:value-type="float" office:value="-0.777777777777778">
            <text:p>-0.78</text:p>
          </table:table-cell>
          <table:table-cell table:formula="of:=ABS([.MU4])" office:value-type="float" office:value="0.777777777777778">
            <text:p>0.78</text:p>
          </table:table-cell>
          <table:table-cell table:formula="of:=ABS([.MV4])" office:value-type="float" office:value="0.777777777777778">
            <text:p>0.78</text:p>
          </table:table-cell>
          <table:table-cell table:formula="of:=ABS([.MW4])" office:value-type="float" office:value="0.777777777777778">
            <text:p>0.78</text:p>
          </table:table-cell>
          <table:table-cell table:formula="of:=ABS([.MX4])" office:value-type="float" office:value="0.777777777777778">
            <text:p>0.78</text:p>
          </table:table-cell>
          <table:table-cell table:formula="of:=ABS([.MY4])" office:value-type="float" office:value="0.777777777777778">
            <text:p>0.78</text:p>
          </table:table-cell>
          <table:table-cell table:formula="of:=AVERAGE([.MZ4:.ND4])" office:value-type="float" office:value="0.777777777777778">
            <text:p>0.78</text:p>
          </table:table-cell>
          <table:table-cell table:formula="of:=STDEV([.MZ4:.ND4])" office:value-type="float" office:value="0">
            <text:p>0</text:p>
          </table:table-cell>
          <table:table-cell table:formula="of:=IF([.NE4] = 0; 0; [.NF4]/[.NE4])" office:value-type="float" office:value="0">
            <text:p>0</text:p>
          </table:table-cell>
          <table:table-cell office:value-type="float" office:value="0.195601851851852">
            <text:p>0.2</text:p>
          </table:table-cell>
          <table:table-cell table:number-columns-repeated="2" office:value-type="float" office:value="0.112268518518519">
            <text:p>0.11</text:p>
          </table:table-cell>
          <table:table-cell office:value-type="float" office:value="0.193287037037037">
            <text:p>0.19</text:p>
          </table:table-cell>
          <table:table-cell office:value-type="float" office:value="0.112268518518519">
            <text:p>0.11</text:p>
          </table:table-cell>
          <table:table-cell table:formula="of:=AVERAGE([.NH4:.NL4])" office:value-type="float" office:value="0.145138888888889">
            <text:p>0.15</text:p>
          </table:table-cell>
          <table:table-cell table:formula="of:=STDEV([.NH4:.NL4])" office:value-type="float" office:value="0.0450170482871581">
            <text:p>0.05</text:p>
          </table:table-cell>
          <table:table-cell table:formula="of:=[.NN4]/[.NM4]" office:value-type="float" office:value="0.310165308772763">
            <text:p>0.31</text:p>
          </table:table-cell>
          <table:table-cell office:value-type="float" office:value="0.220779061077077">
            <text:p>0.22</text:p>
          </table:table-cell>
          <table:table-cell table:number-columns-repeated="2" office:value-type="float" office:value="0.217741998262305">
            <text:p>0.22</text:p>
          </table:table-cell>
          <table:table-cell office:value-type="float" office:value="0.218402908765342">
            <text:p>0.22</text:p>
          </table:table-cell>
          <table:table-cell office:value-type="float" office:value="0.217741998262305">
            <text:p>0.22</text:p>
          </table:table-cell>
          <table:table-cell table:formula="of:=AVERAGE([.NP4:.NT4])" office:value-type="float" office:value="0.218481592925867">
            <text:p>0.22</text:p>
          </table:table-cell>
          <table:table-cell table:formula="of:=STDEV([.NP4:.NT4])" office:value-type="float" office:value="0.00131582216713069">
            <text:p>0</text:p>
          </table:table-cell>
          <table:table-cell table:formula="of:=[.NV4]/[.NU4]" office:value-type="float" office:value="0.00602257677413201">
            <text:p>0.01</text:p>
          </table:table-cell>
          <table:table-cell office:value-type="float" office:value="0.195601851851852">
            <text:p>0.2</text:p>
          </table:table-cell>
          <table:table-cell office:value-type="float" office:value="0.113425925925926">
            <text:p>0.11</text:p>
          </table:table-cell>
          <table:table-cell office:value-type="float" office:value="0.122685185185185">
            <text:p>0.12</text:p>
          </table:table-cell>
          <table:table-cell table:formula="of:=AVERAGE([.NX4:.NZ4])" office:value-type="float" office:value="0.143904320987654">
            <text:p>0.14</text:p>
          </table:table-cell>
          <table:table-cell table:formula="of:=STDEV([.NX4:.NZ4])" office:value-type="float" office:value="0.0450101043500073">
            <text:p>0.05</text:p>
          </table:table-cell>
          <table:table-cell table:formula="of:=[.OB4]/[.OA4]" office:value-type="float" office:value="0.312777990550185">
            <text:p>0.31</text:p>
          </table:table-cell>
          <table:table-cell office:value-type="float" office:value="0.549">
            <text:p>0.55</text:p>
          </table:table-cell>
          <table:table-cell office:value-type="float" office:value="0.66">
            <text:p>0.66</text:p>
          </table:table-cell>
          <table:table-cell office:value-type="float" office:value="0.978">
            <text:p>0.98</text:p>
          </table:table-cell>
          <table:table-cell table:formula="of:=AVERAGE([.OD4:.OF4])" office:value-type="float" office:value="0.729">
            <text:p>0.73</text:p>
          </table:table-cell>
          <table:table-cell table:formula="of:=STDEV([.OD4:.OF4])" office:value-type="float" office:value="0.222667914168162">
            <text:p>0.22</text:p>
          </table:table-cell>
          <table:table-cell table:formula="of:=[.OH4]/[.OG4]" office:value-type="float" office:value="0.305442954963185">
            <text:p>0.31</text:p>
          </table:table-cell>
          <table:table-cell table:number-columns-repeated="3" office:value-type="float" office:value="-0.777777777777778">
            <text:p>-0.78</text:p>
          </table:table-cell>
          <table:table-cell table:formula="of:=ABS([.OJ4])" office:value-type="float" office:value="0.777777777777778">
            <text:p>0.78</text:p>
          </table:table-cell>
          <table:table-cell table:formula="of:=ABS([.OK4])" office:value-type="float" office:value="0.777777777777778">
            <text:p>0.78</text:p>
          </table:table-cell>
          <table:table-cell table:formula="of:=ABS([.OL4])" office:value-type="float" office:value="0.777777777777778">
            <text:p>0.78</text:p>
          </table:table-cell>
          <table:table-cell table:formula="of:=AVERAGE([.OM4:.OO4])" office:value-type="float" office:value="0.777777777777778">
            <text:p>0.78</text:p>
          </table:table-cell>
          <table:table-cell table:formula="of:=STDEV([.OM4:.OO4])" office:value-type="float" office:value="0">
            <text:p>0</text:p>
          </table:table-cell>
          <table:table-cell table:formula="of:=IF([.OP4] = 0; 0; [.OQ4]/[.OP4])" office:value-type="float" office:value="0">
            <text:p>0</text:p>
          </table:table-cell>
          <table:table-cell office:value-type="float" office:value="0.195601851851852">
            <text:p>0.2</text:p>
          </table:table-cell>
          <table:table-cell office:value-type="float" office:value="0.113425925925926">
            <text:p>0.11</text:p>
          </table:table-cell>
          <table:table-cell office:value-type="float" office:value="0.122685185185185">
            <text:p>0.12</text:p>
          </table:table-cell>
          <table:table-cell table:formula="of:=AVERAGE([.OS4:.OU4])" office:value-type="float" office:value="0.143904320987654">
            <text:p>0.14</text:p>
          </table:table-cell>
          <table:table-cell table:formula="of:=STDEV([.OS4:.OU4])" office:value-type="float" office:value="0.0450101043500073">
            <text:p>0.05</text:p>
          </table:table-cell>
          <table:table-cell table:formula="of:=[.OW4]/[.OV4]" office:value-type="float" office:value="0.312777990550185">
            <text:p>0.31</text:p>
          </table:table-cell>
          <table:table-cell office:value-type="float" office:value="0.220779061077077">
            <text:p>0.22</text:p>
          </table:table-cell>
          <table:table-cell office:value-type="float" office:value="0.218096381743224">
            <text:p>0.22</text:p>
          </table:table-cell>
          <table:table-cell office:value-type="float" office:value="0.187601311264374">
            <text:p>0.19</text:p>
          </table:table-cell>
          <table:table-cell table:formula="of:=AVERAGE([.OY4:.PA4])" office:value-type="float" office:value="0.208825584694892">
            <text:p>0.21</text:p>
          </table:table-cell>
          <table:table-cell table:formula="of:=STDEV([.OY4:.PA4])" office:value-type="float" office:value="0.0184296372479792">
            <text:p>0.02</text:p>
          </table:table-cell>
          <table:table-cell table:formula="of:=[.PC4]/[.PB4]" office:value-type="float" office:value="0.0882537322948536">
            <text:p>0.09</text:p>
          </table:table-cell>
          <table:table-cell/>
          <table:table-cell office:value-type="float" office:value="10.922">
            <text:p>10.92</text:p>
          </table:table-cell>
          <table:table-cell office:value-type="float" office:value="11.641">
            <text:p>11.64</text:p>
          </table:table-cell>
          <table:table-cell office:value-type="float" office:value="10.923">
            <text:p>10.92</text:p>
          </table:table-cell>
          <table:table-cell office:value-type="float" office:value="11.001">
            <text:p>11</text:p>
          </table:table-cell>
          <table:table-cell office:value-type="float" office:value="11.563">
            <text:p>11.56</text:p>
          </table:table-cell>
          <table:table-cell table:formula="of:=AVERAGE([.PF4:.PJ4])" office:value-type="float" office:value="11.21">
            <text:p>11.21</text:p>
          </table:table-cell>
          <table:table-cell office:value-type="float" office:value="9.703">
            <text:p>9.7</text:p>
          </table:table-cell>
          <table:table-cell office:value-type="float" office:value="10.251">
            <text:p>10.25</text:p>
          </table:table-cell>
          <table:table-cell office:value-type="float" office:value="11.5">
            <text:p>11.5</text:p>
          </table:table-cell>
          <table:table-cell office:value-type="float" office:value="9.391">
            <text:p>9.39</text:p>
          </table:table-cell>
          <table:table-cell office:value-type="float" office:value="10.391">
            <text:p>10.39</text:p>
          </table:table-cell>
          <table:table-cell table:formula="of:=AVERAGE([.PL4:.PP4])" office:value-type="float" office:value="10.2472">
            <text:p>10.25</text:p>
          </table:table-cell>
          <table:table-cell office:value-type="float" office:value="19.017">
            <text:p>19.02</text:p>
          </table:table-cell>
          <table:table-cell office:value-type="float" office:value="18.573">
            <text:p>18.57</text:p>
          </table:table-cell>
          <table:table-cell office:value-type="float" office:value="19.064">
            <text:p>19.06</text:p>
          </table:table-cell>
          <table:table-cell office:value-type="float" office:value="18.594">
            <text:p>18.59</text:p>
          </table:table-cell>
          <table:table-cell office:value-type="float" office:value="18.001">
            <text:p>18</text:p>
          </table:table-cell>
          <table:table-cell table:formula="of:=AVERAGE([.PR4:.PV4])" office:value-type="float" office:value="18.6498">
            <text:p>18.65</text:p>
          </table:table-cell>
          <table:table-cell/>
          <table:table-cell table:number-columns-repeated="5" office:value-type="float" office:value="0.481481481481482">
            <text:p>0.48</text:p>
          </table:table-cell>
          <table:table-cell table:formula="of:=AVERAGE([.PY4:.QC4])" office:value-type="float" office:value="0.481481481481482">
            <text:p>0.48</text:p>
          </table:table-cell>
          <table:table-cell table:formula="of:=STDEV([.PY4:.QC4])" office:value-type="float" office:value="0">
            <text:p>0</text:p>
          </table:table-cell>
          <table:table-cell table:formula="of:=[.QE4]/[.QD4]" office:value-type="float" office:value="0">
            <text:p>0</text:p>
          </table:table-cell>
          <table:table-cell office:value-type="float" office:value="359.967">
            <text:p>359.97</text:p>
          </table:table-cell>
          <table:table-cell office:value-type="float" office:value="359.426">
            <text:p>359.43</text:p>
          </table:table-cell>
          <table:table-cell office:value-type="float" office:value="359.475">
            <text:p>359.48</text:p>
          </table:table-cell>
          <table:table-cell office:value-type="float" office:value="367.969">
            <text:p>367.97</text:p>
          </table:table-cell>
          <table:table-cell office:value-type="float" office:value="369.446">
            <text:p>369.45</text:p>
          </table:table-cell>
          <table:table-cell table:formula="of:=AVERAGE([.QG4:.QK4])" office:value-type="float" office:value="363.2566">
            <text:p>363.26</text:p>
          </table:table-cell>
          <table:table-cell table:formula="of:=STDEV([.QG4:.QK4])" office:value-type="float" office:value="5.00776520016664">
            <text:p>5.01</text:p>
          </table:table-cell>
          <table:table-cell table:formula="of:=[.QM4]/[.QL4]" office:value-type="float" office:value="0.0137857514499851">
            <text:p>0.01</text:p>
          </table:table-cell>
          <table:table-cell table:number-columns-repeated="5" office:value-type="float" office:value="0.450231481481482">
            <text:p>0.45</text:p>
          </table:table-cell>
          <table:table-cell table:formula="of:=AVERAGE([.QO4:.QS4])" office:value-type="float" office:value="0.450231481481482">
            <text:p>0.45</text:p>
          </table:table-cell>
          <table:table-cell table:formula="of:=STDEV([.QO4:.QS4])" office:value-type="float" office:value="0">
            <text:p>0</text:p>
          </table:table-cell>
          <table:table-cell table:formula="of:=[.QU4]/[.QT4]" office:value-type="float" office:value="0">
            <text:p>0</text:p>
          </table:table-cell>
          <table:table-cell table:number-columns-repeated="5" office:value-type="float" office:value="0.337558785509087">
            <text:p>0.34</text:p>
          </table:table-cell>
          <table:table-cell table:formula="of:=AVERAGE([.QW4:.RA4])" office:value-type="float" office:value="0.337558785509087">
            <text:p>0.34</text:p>
          </table:table-cell>
          <table:table-cell table:formula="of:=STDEV([.QW4:.RA4])" office:value-type="float" office:value="0">
            <text:p>0</text:p>
          </table:table-cell>
          <table:table-cell table:formula="of:=[.RC4]/[.RB4]" office:value-type="float" office:value="0">
            <text:p>0</text:p>
          </table:table-cell>
          <table:table-cell table:number-columns-repeated="5" office:value-type="float" office:value="0.524305555555556">
            <text:p>0.52</text:p>
          </table:table-cell>
          <table:table-cell table:formula="of:=AVERAGE([.RE4:.RI4])" office:value-type="float" office:value="0.524305555555556">
            <text:p>0.52</text:p>
          </table:table-cell>
          <table:table-cell table:formula="of:=STDEV([.RE4:.RI4])" office:value-type="float" office:value="0">
            <text:p>0</text:p>
          </table:table-cell>
          <table:table-cell table:formula="of:=[.RK4]/[.RJ4]" office:value-type="float" office:value="0">
            <text:p>0</text:p>
          </table:table-cell>
          <table:table-cell office:value-type="float" office:value="4750.357">
            <text:p>4750.36</text:p>
          </table:table-cell>
          <table:table-cell office:value-type="float" office:value="4798.392">
            <text:p>4798.39</text:p>
          </table:table-cell>
          <table:table-cell office:value-type="float" office:value="4888.379">
            <text:p>4888.38</text:p>
          </table:table-cell>
          <table:table-cell office:value-type="float" office:value="4886.381">
            <text:p>4886.38</text:p>
          </table:table-cell>
          <table:table-cell office:value-type="float" office:value="7501.219">
            <text:p>7501.22</text:p>
          </table:table-cell>
          <table:table-cell table:formula="of:=AVERAGE([.RM4:.RQ4])" office:value-type="float" office:value="5364.9456">
            <text:p>5364.95</text:p>
          </table:table-cell>
          <table:table-cell table:formula="of:=STDEV([.RM4:.RQ4])" office:value-type="float" office:value="1195.66989268351">
            <text:p>1195.67</text:p>
          </table:table-cell>
          <table:table-cell table:formula="of:=[.RS4]/[.RR4]" office:value-type="float" office:value="0.222867104688538">
            <text:p>0.22</text:p>
          </table:table-cell>
          <table:table-cell table:number-columns-repeated="5" office:value-type="float" office:value="0.444444444444444">
            <text:p>0.44</text:p>
          </table:table-cell>
          <table:table-cell table:formula="of:=ABS([.RU4])" office:value-type="float" office:value="0.444444444444444">
            <text:p>0.44</text:p>
          </table:table-cell>
          <table:table-cell table:formula="of:=ABS([.RV4])" office:value-type="float" office:value="0.444444444444444">
            <text:p>0.44</text:p>
          </table:table-cell>
          <table:table-cell table:formula="of:=ABS([.RW4])" office:value-type="float" office:value="0.444444444444444">
            <text:p>0.44</text:p>
          </table:table-cell>
          <table:table-cell table:formula="of:=ABS([.RX4])" office:value-type="float" office:value="0.444444444444444">
            <text:p>0.44</text:p>
          </table:table-cell>
          <table:table-cell table:formula="of:=ABS([.RY4])" office:value-type="float" office:value="0.444444444444444">
            <text:p>0.44</text:p>
          </table:table-cell>
          <table:table-cell table:formula="of:=AVERAGE([.RZ4:.SD4])" office:value-type="float" office:value="0.444444444444444">
            <text:p>0.44</text:p>
          </table:table-cell>
          <table:table-cell table:formula="of:=STDEV([.RZ4:.SD4])" office:value-type="float" office:value="0">
            <text:p>0</text:p>
          </table:table-cell>
          <table:table-cell table:formula="of:=IF([.SE4] = 0; 0; [.SF4]/[.SE4])" office:value-type="float" office:value="0">
            <text:p>0</text:p>
          </table:table-cell>
          <table:table-cell table:number-columns-repeated="5" office:value-type="float" office:value="0.409722222222222">
            <text:p>0.41</text:p>
          </table:table-cell>
          <table:table-cell table:formula="of:=AVERAGE([.SH4:.SL4])" office:value-type="float" office:value="0.409722222222222">
            <text:p>0.41</text:p>
          </table:table-cell>
          <table:table-cell table:formula="of:=STDEV([.SH4:.SL4])" office:value-type="float" office:value="0">
            <text:p>0</text:p>
          </table:table-cell>
          <table:table-cell table:formula="of:=[.SN4]/[.SM4]" office:value-type="float" office:value="0">
            <text:p>0</text:p>
          </table:table-cell>
          <table:table-cell table:number-columns-repeated="2" office:value-type="float" office:value="0.375314293623755">
            <text:p>0.38</text:p>
          </table:table-cell>
          <table:table-cell office:value-type="float" office:value="0.37512170444689">
            <text:p>0.38</text:p>
          </table:table-cell>
          <table:table-cell office:value-type="float" office:value="0.375314293623755">
            <text:p>0.38</text:p>
          </table:table-cell>
          <table:table-cell office:value-type="float" office:value="0.37512170444689">
            <text:p>0.38</text:p>
          </table:table-cell>
          <table:table-cell table:formula="of:=AVERAGE([.SP4:.ST4])" office:value-type="float" office:value="0.375237257953009">
            <text:p>0.38</text:p>
          </table:table-cell>
          <table:table-cell table:formula="of:=STDEV([.SP4:.ST4])" office:value-type="float" office:value="0.000105485436500306">
            <text:p>0</text:p>
          </table:table-cell>
          <table:table-cell table:formula="of:=[.SV4]/[.SU4]" office:value-type="float" office:value="0.000281116638245757">
            <text:p>0</text:p>
          </table:table-cell>
          <table:table-cell office:value-type="float" office:value="0.433179723502304">
            <text:p>0.43</text:p>
          </table:table-cell>
          <table:table-cell office:value-type="float" office:value="0.428571428571429">
            <text:p>0.43</text:p>
          </table:table-cell>
          <table:table-cell office:value-type="float" office:value="0.423963133640553">
            <text:p>0.42</text:p>
          </table:table-cell>
          <table:table-cell office:value-type="float" office:value="0.433179723502304">
            <text:p>0.43</text:p>
          </table:table-cell>
          <table:table-cell office:value-type="float" office:value="0.414746543778802">
            <text:p>0.41</text:p>
          </table:table-cell>
          <table:table-cell table:formula="of:=AVERAGE([.SX4:.TB4])" office:value-type="float" office:value="0.426728110599078">
            <text:p>0.43</text:p>
          </table:table-cell>
          <table:table-cell table:formula="of:=STDEV([.SX4:.TB4])" office:value-type="float" office:value="0.00771115231828631">
            <text:p>0.01</text:p>
          </table:table-cell>
          <table:table-cell table:formula="of:=[.TD4]/[.TC4]" office:value-type="float" office:value="0.0180704109402606">
            <text:p>0.02</text:p>
          </table:table-cell>
          <table:table-cell office:value-type="float" office:value="0.195601851851852">
            <text:p>0.2</text:p>
          </table:table-cell>
          <table:table-cell office:value-type="float" office:value="0.197916666666667">
            <text:p>0.2</text:p>
          </table:table-cell>
          <table:table-cell office:value-type="float" office:value="0.196759259259259">
            <text:p>0.2</text:p>
          </table:table-cell>
          <table:table-cell office:value-type="float" office:value="0.277777777777778">
            <text:p>0.28</text:p>
          </table:table-cell>
          <table:table-cell office:value-type="float" office:value="0.202546296296296">
            <text:p>0.2</text:p>
          </table:table-cell>
          <table:table-cell table:formula="of:=AVERAGE([.TF4:.TJ4])" office:value-type="float" office:value="0.21412037037037">
            <text:p>0.21</text:p>
          </table:table-cell>
          <table:table-cell table:formula="of:=STDEV([.TF4:.TJ4])" office:value-type="float" office:value="0.0356830787256205">
            <text:p>0.04</text:p>
          </table:table-cell>
          <table:table-cell table:formula="of:=[.TL4]/[.TK4]" office:value-type="float" office:value="0.166649621723979">
            <text:p>0.17</text:p>
          </table:table-cell>
          <table:table-cell office:value-type="float" office:value="2.822">
            <text:p>2.82</text:p>
          </table:table-cell>
          <table:table-cell office:value-type="float" office:value="4.945">
            <text:p>4.95</text:p>
          </table:table-cell>
          <table:table-cell office:value-type="float" office:value="3.246">
            <text:p>3.25</text:p>
          </table:table-cell>
          <table:table-cell office:value-type="float" office:value="5.328">
            <text:p>5.33</text:p>
          </table:table-cell>
          <table:table-cell office:value-type="float" office:value="4.667">
            <text:p>4.67</text:p>
          </table:table-cell>
          <table:table-cell table:formula="of:=AVERAGE([.TN4:.TR4])" office:value-type="float" office:value="4.2016">
            <text:p>4.2</text:p>
          </table:table-cell>
          <table:table-cell table:formula="of:=STDEV([.TN4:.TR4])" office:value-type="float" office:value="1.10164481571875">
            <text:p>1.1</text:p>
          </table:table-cell>
          <table:table-cell table:formula="of:=[.TT4]/[.TS4]" office:value-type="float" office:value="0.262196500313869">
            <text:p>0.26</text:p>
          </table:table-cell>
          <table:table-cell office:value-type="float" office:value="-0.777777777777778">
            <text:p>-0.78</text:p>
          </table:table-cell>
          <table:table-cell office:value-type="float" office:value="-0.666666666666667">
            <text:p>-0.67</text:p>
          </table:table-cell>
          <table:table-cell office:value-type="float" office:value="-0.777777777777778">
            <text:p>-0.78</text:p>
          </table:table-cell>
          <table:table-cell table:number-columns-repeated="2" office:value-type="float" office:value="-0.666666666666667">
            <text:p>-0.67</text:p>
          </table:table-cell>
          <table:table-cell table:formula="of:=ABS([.TV4])" office:value-type="float" office:value="0.777777777777778">
            <text:p>0.78</text:p>
          </table:table-cell>
          <table:table-cell table:formula="of:=ABS([.TW4])" office:value-type="float" office:value="0.666666666666667">
            <text:p>0.67</text:p>
          </table:table-cell>
          <table:table-cell table:formula="of:=ABS([.TX4])" office:value-type="float" office:value="0.777777777777778">
            <text:p>0.78</text:p>
          </table:table-cell>
          <table:table-cell table:formula="of:=ABS([.TY4])" office:value-type="float" office:value="0.666666666666667">
            <text:p>0.67</text:p>
          </table:table-cell>
          <table:table-cell table:formula="of:=ABS([.TZ4])" office:value-type="float" office:value="0.666666666666667">
            <text:p>0.67</text:p>
          </table:table-cell>
          <table:table-cell table:formula="of:=AVERAGE([.UA4:.UE4])" office:value-type="float" office:value="0.711111111111111">
            <text:p>0.71</text:p>
          </table:table-cell>
          <table:table-cell table:formula="of:=STDEV([.UA4:.UE4])" office:value-type="float" office:value="0.0608580619450184">
            <text:p>0.06</text:p>
          </table:table-cell>
          <table:table-cell table:formula="of:=IF([.UF4] = 0; 0; [.UG4]/[.UF4])" office:value-type="float" office:value="0.085581649610182">
            <text:p>0.09</text:p>
          </table:table-cell>
          <table:table-cell office:value-type="float" office:value="0.195601851851852">
            <text:p>0.2</text:p>
          </table:table-cell>
          <table:table-cell office:value-type="float" office:value="0.197916666666667">
            <text:p>0.2</text:p>
          </table:table-cell>
          <table:table-cell office:value-type="float" office:value="0.196759259259259">
            <text:p>0.2</text:p>
          </table:table-cell>
          <table:table-cell office:value-type="float" office:value="0.277777777777778">
            <text:p>0.28</text:p>
          </table:table-cell>
          <table:table-cell office:value-type="float" office:value="0.180555555555556">
            <text:p>0.18</text:p>
          </table:table-cell>
          <table:table-cell table:formula="of:=AVERAGE([.UI4:.UM4])" office:value-type="float" office:value="0.209722222222222">
            <text:p>0.21</text:p>
          </table:table-cell>
          <table:table-cell table:formula="of:=STDEV([.UI4:.UM4])" office:value-type="float" office:value="0.0386944682628236">
            <text:p>0.04</text:p>
          </table:table-cell>
          <table:table-cell table:formula="of:=[.UO4]/[.UN4]" office:value-type="float" office:value="0.184503424829357">
            <text:p>0.18</text:p>
          </table:table-cell>
          <table:table-cell office:value-type="float" office:value="0.220779061077077">
            <text:p>0.22</text:p>
          </table:table-cell>
          <table:table-cell office:value-type="float" office:value="0.229470949773234">
            <text:p>0.23</text:p>
          </table:table-cell>
          <table:table-cell office:value-type="float" office:value="0.221857334881497">
            <text:p>0.22</text:p>
          </table:table-cell>
          <table:table-cell office:value-type="float" office:value="0.273008302114095">
            <text:p>0.27</text:p>
          </table:table-cell>
          <table:table-cell office:value-type="float" office:value="0.223414443278326">
            <text:p>0.22</text:p>
          </table:table-cell>
          <table:table-cell table:formula="of:=AVERAGE([.UQ4:.UU4])" office:value-type="float" office:value="0.233706018224846">
            <text:p>0.23</text:p>
          </table:table-cell>
          <table:table-cell table:formula="of:=STDEV([.UQ4:.UU4])" office:value-type="float" office:value="0.0222262196327446">
            <text:p>0.02</text:p>
          </table:table-cell>
          <table:table-cell table:formula="of:=[.UW4]/[.UV4]" office:value-type="float" office:value="0.0951033259715249">
            <text:p>0.1</text:p>
          </table:table-cell>
          <table:table-cell office:value-type="float" office:value="0.202764976958525">
            <text:p>0.2</text:p>
          </table:table-cell>
          <table:table-cell table:number-columns-repeated="2" office:value-type="float" office:value="0.19815668202765">
            <text:p>0.2</text:p>
          </table:table-cell>
          <table:table-cell office:value-type="float" office:value="0.276497695852535">
            <text:p>0.28</text:p>
          </table:table-cell>
          <table:table-cell office:value-type="float" office:value="0.184331797235023">
            <text:p>0.18</text:p>
          </table:table-cell>
          <table:table-cell table:formula="of:=AVERAGE([.UY4:.VC4])" office:value-type="float" office:value="0.211981566820277">
            <text:p>0.21</text:p>
          </table:table-cell>
          <table:table-cell table:formula="of:=STDEV([.UY4:.VC4])" office:value-type="float" office:value="0.0367220678583164">
            <text:p>0.04</text:p>
          </table:table-cell>
          <table:table-cell table:formula="of:=[.VE4]/[.VD4]" office:value-type="float" office:value="0.173232363592492">
            <text:p>0.17</text:p>
          </table:table-cell>
          <table:table-cell table:number-columns-repeated="2" office:value-type="float" office:value="0.583333333333333">
            <text:p>0.58</text:p>
          </table:table-cell>
          <table:table-cell office:value-type="float" office:value="0.584490740740741">
            <text:p>0.58</text:p>
          </table:table-cell>
          <table:table-cell office:value-type="float" office:value="0.583333333333333">
            <text:p>0.58</text:p>
          </table:table-cell>
          <table:table-cell office:value-type="float" office:value="0.584490740740741">
            <text:p>0.58</text:p>
          </table:table-cell>
          <table:table-cell table:formula="of:=AVERAGE([.VG4:.VK4])" office:value-type="float" office:value="0.583796296296296">
            <text:p>0.58</text:p>
          </table:table-cell>
          <table:table-cell table:formula="of:=STDEV([.VG4:.VK4])" office:value-type="float" office:value="0.000633938145260931">
            <text:p>0</text:p>
          </table:table-cell>
          <table:table-cell table:formula="of:=[.VM4]/[.VL4]" office:value-type="float" office:value="0.00108588928926535">
            <text:p>0</text:p>
          </table:table-cell>
          <table:table-cell office:value-type="float" office:value="169.509">
            <text:p>169.51</text:p>
          </table:table-cell>
          <table:table-cell office:value-type="float" office:value="170.072">
            <text:p>170.07</text:p>
          </table:table-cell>
          <table:table-cell office:value-type="float" office:value="171.962">
            <text:p>171.96</text:p>
          </table:table-cell>
          <table:table-cell office:value-type="float" office:value="174.119">
            <text:p>174.12</text:p>
          </table:table-cell>
          <table:table-cell office:value-type="float" office:value="170.931">
            <text:p>170.93</text:p>
          </table:table-cell>
          <table:table-cell table:formula="of:=AVERAGE([.VO4:.VS4])" office:value-type="float" office:value="171.3186">
            <text:p>171.32</text:p>
          </table:table-cell>
          <table:table-cell table:formula="of:=STDEV([.VO4:.VS4])" office:value-type="float" office:value="1.81900393072693">
            <text:p>1.82</text:p>
          </table:table-cell>
          <table:table-cell table:formula="of:=[.VU4]/[.VT4]" office:value-type="float" office:value="0.0106176674962726">
            <text:p>0.01</text:p>
          </table:table-cell>
          <table:table-cell table:number-columns-repeated="2" office:value-type="float" office:value="0.546296296296296">
            <text:p>0.55</text:p>
          </table:table-cell>
          <table:table-cell office:value-type="float" office:value="0.547453703703704">
            <text:p>0.55</text:p>
          </table:table-cell>
          <table:table-cell office:value-type="float" office:value="0.546296296296296">
            <text:p>0.55</text:p>
          </table:table-cell>
          <table:table-cell office:value-type="float" office:value="0.547453703703704">
            <text:p>0.55</text:p>
          </table:table-cell>
          <table:table-cell table:formula="of:=AVERAGE([.VW4:.WA4])" office:value-type="float" office:value="0.546759259259259">
            <text:p>0.55</text:p>
          </table:table-cell>
          <table:table-cell table:formula="of:=STDEV([.VW4:.WA4])" office:value-type="float" office:value="0.000633938145260931">
            <text:p>0</text:p>
          </table:table-cell>
          <table:table-cell table:formula="of:=[.WC4]/[.WB4]" office:value-type="float" office:value="0.00115944656542219">
            <text:p>0</text:p>
          </table:table-cell>
          <table:table-cell office:value-type="float" office:value="0.444667868411791">
            <text:p>0.44</text:p>
          </table:table-cell>
          <table:table-cell office:value-type="float" office:value="0.44512752702529">
            <text:p>0.45</text:p>
          </table:table-cell>
          <table:table-cell office:value-type="float" office:value="0.446255221725279">
            <text:p>0.45</text:p>
          </table:table-cell>
          <table:table-cell office:value-type="float" office:value="0.44512752702529">
            <text:p>0.45</text:p>
          </table:table-cell>
          <table:table-cell office:value-type="float" office:value="0.446255221725279">
            <text:p>0.45</text:p>
          </table:table-cell>
          <table:table-cell table:formula="of:=AVERAGE([.WE4:.WI4])" office:value-type="float" office:value="0.445486673182586">
            <text:p>0.45</text:p>
          </table:table-cell>
          <table:table-cell table:formula="of:=STDEV([.WE4:.WI4])" office:value-type="float" office:value="0.000726248391087506">
            <text:p>0</text:p>
          </table:table-cell>
          <table:table-cell table:formula="of:=[.WK4]/[.WJ4]" office:value-type="float" office:value="0.00163023595273713">
            <text:p>0</text:p>
          </table:table-cell>
          <table:table-cell table:number-columns-repeated="5" office:value-type="float" office:value="0.295138888888889">
            <text:p>0.3</text:p>
          </table:table-cell>
          <table:table-cell table:formula="of:=AVERAGE([.WM4:.WQ4])" office:value-type="float" office:value="0.295138888888889">
            <text:p>0.3</text:p>
          </table:table-cell>
          <table:table-cell table:formula="of:=STDEV([.WM4:.WQ4])" office:value-type="float" office:value="0">
            <text:p>0</text:p>
          </table:table-cell>
          <table:table-cell table:formula="of:=[.WS4]/[.WR4]" office:value-type="float" office:value="0">
            <text:p>0</text:p>
          </table:table-cell>
          <table:table-cell office:value-type="float" office:value="296.97">
            <text:p>296.97</text:p>
          </table:table-cell>
          <table:table-cell office:value-type="float" office:value="198.495">
            <text:p>198.5</text:p>
          </table:table-cell>
          <table:table-cell office:value-type="float" office:value="226.791">
            <text:p>226.79</text:p>
          </table:table-cell>
          <table:table-cell office:value-type="float" office:value="189.526">
            <text:p>189.53</text:p>
          </table:table-cell>
          <table:table-cell office:value-type="float" office:value="196.291">
            <text:p>196.29</text:p>
          </table:table-cell>
          <table:table-cell table:formula="of:=AVERAGE([.WU4:.WY4])" office:value-type="float" office:value="221.6146">
            <text:p>221.61</text:p>
          </table:table-cell>
          <table:table-cell table:formula="of:=STDEV([.WU4:.WY4])" office:value-type="float" office:value="44.4710869475888">
            <text:p>44.47</text:p>
          </table:table-cell>
          <table:table-cell table:formula="of:=[.XA4]/[.WZ4]" office:value-type="float" office:value="0.200668579360695">
            <text:p>0.2</text:p>
          </table:table-cell>
          <table:table-cell table:number-columns-repeated="5" office:value-type="float" office:value="-0.666666666666667">
            <text:p>-0.67</text:p>
          </table:table-cell>
          <table:table-cell table:formula="of:=ABS([.XC4])" office:value-type="float" office:value="0.666666666666667">
            <text:p>0.67</text:p>
          </table:table-cell>
          <table:table-cell table:formula="of:=ABS([.XD4])" office:value-type="float" office:value="0.666666666666667">
            <text:p>0.67</text:p>
          </table:table-cell>
          <table:table-cell table:formula="of:=ABS([.XE4])" office:value-type="float" office:value="0.666666666666667">
            <text:p>0.67</text:p>
          </table:table-cell>
          <table:table-cell table:formula="of:=ABS([.XF4])" office:value-type="float" office:value="0.666666666666667">
            <text:p>0.67</text:p>
          </table:table-cell>
          <table:table-cell table:formula="of:=ABS([.XG4])" office:value-type="float" office:value="0.666666666666667">
            <text:p>0.67</text:p>
          </table:table-cell>
          <table:table-cell table:formula="of:=AVERAGE([.XH4:.XL4])" office:value-type="float" office:value="0.666666666666667">
            <text:p>0.67</text:p>
          </table:table-cell>
          <table:table-cell table:formula="of:=STDEV([.XH4:.XL4])" office:value-type="float" office:value="0">
            <text:p>0</text:p>
          </table:table-cell>
          <table:table-cell table:formula="of:=[.XN4]/[.XM4]" office:value-type="float" office:value="0">
            <text:p>0</text:p>
          </table:table-cell>
          <table:table-cell table:number-columns-repeated="5" office:value-type="float" office:value="0.295138888888889">
            <text:p>0.3</text:p>
          </table:table-cell>
          <table:table-cell table:formula="of:=AVERAGE([.XP4:.XT4])" office:value-type="float" office:value="0.295138888888889">
            <text:p>0.3</text:p>
          </table:table-cell>
          <table:table-cell table:formula="of:=STDEV([.XP4:.XT4])" office:value-type="float" office:value="0">
            <text:p>0</text:p>
          </table:table-cell>
          <table:table-cell table:formula="of:=[.XV4]/[.XU4]" office:value-type="float" office:value="0">
            <text:p>0</text:p>
          </table:table-cell>
          <table:table-cell table:number-columns-repeated="5" office:value-type="float" office:value="0.235240420397228">
            <text:p>0.24</text:p>
          </table:table-cell>
          <table:table-cell table:formula="of:=AVERAGE([.XX4:.YB4])" office:value-type="float" office:value="0.235240420397228">
            <text:p>0.24</text:p>
          </table:table-cell>
          <table:table-cell table:formula="of:=STDEV([.XX4:.YB4])" office:value-type="float" office:value="0">
            <text:p>0</text:p>
          </table:table-cell>
          <table:table-cell table:formula="of:=[.YD4]/[.YC4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table:number-columns-repeated="5" office:value-type="float" office:value="0.619872379216044">
            <text:p>0.62</text:p>
          </table:table-cell>
          <table:table-cell table:formula="of:=AVERAGE([.C5:.G5])" office:value-type="float" office:value="0.619872379216044">
            <text:p>0.62</text:p>
          </table:table-cell>
          <table:table-cell table:formula="of:=STDEV([.C5:.G5])" office:value-type="float" office:value="0">
            <text:p>0</text:p>
          </table:table-cell>
          <table:table-cell table:formula="of:=[.I5]/[.H5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formula="of:=AVERAGE([.K5:.O5])" office:value-type="float" office:value="0.0094">
            <text:p>0.01</text:p>
          </table:table-cell>
          <table:table-cell table:formula="of:=STDEV([.K5:.O5])" office:value-type="float" office:value="0.00859069263796581">
            <text:p>0.01</text:p>
          </table:table-cell>
          <table:table-cell table:formula="of:=IF([.P5]=0; [.Q5]; [.Q5]/[.P5])" office:value-type="float" office:value="0.913903472124022">
            <text:p>0.91</text:p>
          </table:table-cell>
          <table:table-cell table:number-columns-repeated="5"/>
          <table:table-cell table:formula="of:=AVERAGE([.S5:.W5])" office:value-type="float" office:value="0">
            <text:p>#DIV/0!</text:p>
          </table:table-cell>
          <table:table-cell table:formula="of:=STDEV([.S5:.W5])" office:value-type="float" office:value="0">
            <text:p>#DIV/0!</text:p>
          </table:table-cell>
          <table:table-cell table:formula="of:=[.Y5]/[.X5]" office:value-type="float" office:value="0">
            <text:p>#DIV/0!</text:p>
          </table:table-cell>
          <table:table-cell table:number-columns-repeated="5" office:value-type="float" office:value="0.559093887938424">
            <text:p>0.56</text:p>
          </table:table-cell>
          <table:table-cell table:formula="of:=AVERAGE([.AA5:.AE5])" office:value-type="float" office:value="0.559093887938424">
            <text:p>0.56</text:p>
          </table:table-cell>
          <table:table-cell table:formula="of:=STDEV([.AA5:.AE5])" office:value-type="float" office:value="0">
            <text:p>0</text:p>
          </table:table-cell>
          <table:table-cell table:formula="of:=[.AG5]/[.AF5]" office:value-type="float" office:value="0">
            <text:p>0</text:p>
          </table:table-cell>
          <table:table-cell table:number-columns-repeated="2" office:value-type="float" office:value="0.577028258887876">
            <text:p>0.58</text:p>
          </table:table-cell>
          <table:table-cell office:value-type="float" office:value="0.582497721057429">
            <text:p>0.58</text:p>
          </table:table-cell>
          <table:table-cell office:value-type="float" office:value="0.577028258887876">
            <text:p>0.58</text:p>
          </table:table-cell>
          <table:table-cell office:value-type="float" office:value="0.582497721057429">
            <text:p>0.58</text:p>
          </table:table-cell>
          <table:table-cell table:formula="of:=AVERAGE([.AI5:.AM5])" office:value-type="float" office:value="0.579216043755697">
            <text:p>0.58</text:p>
          </table:table-cell>
          <table:table-cell table:formula="of:=STDEV([.AI5:.AM5])" office:value-type="float" office:value="0.00299574780768533">
            <text:p>0</text:p>
          </table:table-cell>
          <table:table-cell table:formula="of:=[.AO5]/[.AN5]" office:value-type="float" office:value="0.00517207325311743">
            <text:p>0.01</text:p>
          </table:table-cell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table:number-columns-repeated="2"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table:formula="of:=AVERAGE([.AQ5:.AU5])" office:value-type="float" office:value="0.0154">
            <text:p>0.02</text:p>
          </table:table-cell>
          <table:table-cell table:formula="of:=STDEV([.AQ5:.AU5])" office:value-type="float" office:value="0.000547722557505167">
            <text:p>0</text:p>
          </table:table-cell>
          <table:table-cell table:formula="of:=IF([.AV5]=0; 0; [.AW5]/[.AV5])" office:value-type="float" office:value="0.0355663998379978">
            <text:p>0.04</text:p>
          </table:table-cell>
          <table:table-cell table:number-columns-repeated="5"/>
          <table:table-cell table:formula="of:=AVERAGE([.AY5:.BC5])" office:value-type="float" office:value="0">
            <text:p>#DIV/0!</text:p>
          </table:table-cell>
          <table:table-cell table:formula="of:=STDEV([.AY5:.BC5])" office:value-type="float" office:value="0">
            <text:p>#DIV/0!</text:p>
          </table:table-cell>
          <table:table-cell table:formula="of:=[.BE5]/[.BD5]" office:value-type="float" office:value="0">
            <text:p>#DIV/0!</text:p>
          </table:table-cell>
          <table:table-cell table:number-columns-repeated="2" office:value-type="float" office:value="0.511008610324161">
            <text:p>0.51</text:p>
          </table:table-cell>
          <table:table-cell office:value-type="float" office:value="0.512758274048282">
            <text:p>0.51</text:p>
          </table:table-cell>
          <table:table-cell office:value-type="float" office:value="0.511008610324161">
            <text:p>0.51</text:p>
          </table:table-cell>
          <table:table-cell office:value-type="float" office:value="0.512758274048282">
            <text:p>0.51</text:p>
          </table:table-cell>
          <table:table-cell table:formula="of:=AVERAGE([.BG5:.BK5])" office:value-type="float" office:value="0.511708475813809">
            <text:p>0.51</text:p>
          </table:table-cell>
          <table:table-cell table:formula="of:=STDEV([.BG5:.BK5])" office:value-type="float" office:value="0.000958330289749566">
            <text:p>0</text:p>
          </table:table-cell>
          <table:table-cell table:formula="of:=[.BM5]/[.BL5]" office:value-type="float" office:value="0.00187280519093505">
            <text:p>0</text:p>
          </table:table-cell>
          <table:table-cell table:number-columns-repeated="2" office:value-type="float" office:value="0.577028258887876">
            <text:p>0.58</text:p>
          </table:table-cell>
          <table:table-cell table:number-columns-repeated="3" office:value-type="float" office:value="0.582497721057429">
            <text:p>0.58</text:p>
          </table:table-cell>
          <table:table-cell table:formula="of:=AVERAGE([.BO5:.BS5])" office:value-type="float" office:value="0.580309936189608">
            <text:p>0.58</text:p>
          </table:table-cell>
          <table:table-cell table:formula="of:=STDEV([.BO5:.BS5])" office:value-type="float" office:value="0.00299574780768533">
            <text:p>0</text:p>
          </table:table-cell>
          <table:table-cell table:formula="of:=[.BU5]/[.BT5]" office:value-type="float" office:value="0.00516232382191456">
            <text:p>0.01</text:p>
          </table:table-cell>
          <table:table-cell office:value-type="float" office:value="0.172">
            <text:p>0.17</text:p>
          </table:table-cell>
          <table:table-cell office:value-type="float" office:value="0.219">
            <text:p>0.22</text:p>
          </table:table-cell>
          <table:table-cell office:value-type="float" office:value="0.188">
            <text:p>0.19</text:p>
          </table:table-cell>
          <table:table-cell office:value-type="float" office:value="0.171">
            <text:p>0.17</text:p>
          </table:table-cell>
          <table:table-cell office:value-type="float" office:value="0.187">
            <text:p>0.19</text:p>
          </table:table-cell>
          <table:table-cell table:formula="of:=AVERAGE([.BW5:.CA5])" office:value-type="float" office:value="0.1874">
            <text:p>0.19</text:p>
          </table:table-cell>
          <table:table-cell table:formula="of:=STDEV([.BW5:.CA5])" office:value-type="float" office:value="0.0193984535466104">
            <text:p>0.02</text:p>
          </table:table-cell>
          <table:table-cell table:formula="of:=[.CC5]/[.CB5]" office:value-type="float" office:value="0.103513626182553">
            <text:p>0.1</text:p>
          </table:table-cell>
          <table:table-cell table:number-columns-repeated="5"/>
          <table:table-cell table:formula="of:=AVERAGE([.CE5:.CI5])" office:value-type="float" office:value="0">
            <text:p>#DIV/0!</text:p>
          </table:table-cell>
          <table:table-cell table:formula="of:=STDEV([.CE5:.CI5])" office:value-type="float" office:value="0">
            <text:p>#DIV/0!</text:p>
          </table:table-cell>
          <table:table-cell table:formula="of:=[.CK5]/[.CJ5]" office:value-type="float" office:value="0">
            <text:p>#DIV/0!</text:p>
          </table:table-cell>
          <table:table-cell table:number-columns-repeated="2" office:value-type="float" office:value="0.511008610324161">
            <text:p>0.51</text:p>
          </table:table-cell>
          <table:table-cell table:number-columns-repeated="3" office:value-type="float" office:value="0.512758274048282">
            <text:p>0.51</text:p>
          </table:table-cell>
          <table:table-cell table:formula="of:=AVERAGE([.CM5:.CQ5])" office:value-type="float" office:value="0.512058408558634">
            <text:p>0.51</text:p>
          </table:table-cell>
          <table:table-cell table:formula="of:=STDEV([.CM5:.CQ5])" office:value-type="float" office:value="0.000958330289749566">
            <text:p>0</text:p>
          </table:table-cell>
          <table:table-cell table:formula="of:=[.CS5]/[.CR5]" office:value-type="float" office:value="0.00187152534502289">
            <text:p>0</text:p>
          </table:table-cell>
          <table:table-cell office:value-type="float" office:value="0.690975387420237">
            <text:p>0.69</text:p>
          </table:table-cell>
          <table:table-cell office:value-type="float" office:value="0.851412944393801">
            <text:p>0.85</text:p>
          </table:table-cell>
          <table:table-cell table:number-columns-repeated="2" office:value-type="float" office:value="0.689152233363719">
            <text:p>0.69</text:p>
          </table:table-cell>
          <table:table-cell office:value-type="float" office:value="0.690975387420237">
            <text:p>0.69</text:p>
          </table:table-cell>
          <table:table-cell table:formula="of:=AVERAGE([.CU5:.CY5])" office:value-type="float" office:value="0.722333637192343">
            <text:p>0.72</text:p>
          </table:table-cell>
          <table:table-cell table:formula="of:=STDEV([.CU5:.CY5])" office:value-type="float" office:value="0.0721632841638052">
            <text:p>0.07</text:p>
          </table:table-cell>
          <table:table-cell table:formula="of:=[.DA5]/[.CZ5]" office:value-type="float" office:value="0.099902981736111">
            <text:p>0.1</text:p>
          </table:table-cell>
          <table:table-cell office:value-type="float" office:value="1.109">
            <text:p>1.11</text:p>
          </table:table-cell>
          <table:table-cell office:value-type="float" office:value="3.188">
            <text:p>3.19</text:p>
          </table:table-cell>
          <table:table-cell office:value-type="float" office:value="1.203">
            <text:p>1.2</text:p>
          </table:table-cell>
          <table:table-cell office:value-type="float" office:value="1.25">
            <text:p>1.25</text:p>
          </table:table-cell>
          <table:table-cell office:value-type="float" office:value="1.219">
            <text:p>1.22</text:p>
          </table:table-cell>
          <table:table-cell table:formula="of:=AVERAGE([.DC5:.DG5])" office:value-type="float" office:value="1.5938">
            <text:p>1.59</text:p>
          </table:table-cell>
          <table:table-cell table:formula="of:=STDEV([.DC5:.DG5])" office:value-type="float" office:value="0.892734955067852">
            <text:p>0.89</text:p>
          </table:table-cell>
          <table:table-cell table:formula="of:=[.DI5]/[.DH5]" office:value-type="float" office:value="0.560129850086493">
            <text:p>0.56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number-columns-repeated="3" office:value-type="float" office:value="0.5">
            <text:p>0.5</text:p>
          </table:table-cell>
          <table:table-cell table:formula="of:=ABS([.DK5])" office:value-type="float" office:value="0.5">
            <text:p>0.5</text:p>
          </table:table-cell>
          <table:table-cell table:formula="of:=ABS([.DL5])" office:value-type="float" office:value="2">
            <text:p>2</text:p>
          </table:table-cell>
          <table:table-cell table:formula="of:=ABS([.DM5])" office:value-type="float" office:value="0.5">
            <text:p>0.5</text:p>
          </table:table-cell>
          <table:table-cell table:formula="of:=ABS([.DN5])" office:value-type="float" office:value="0.5">
            <text:p>0.5</text:p>
          </table:table-cell>
          <table:table-cell table:formula="of:=ABS([.DO5])" office:value-type="float" office:value="0.5">
            <text:p>0.5</text:p>
          </table:table-cell>
          <table:table-cell table:formula="of:=AVERAGE([.DP5:.DT5])" office:value-type="float" office:value="0.8">
            <text:p>0.8</text:p>
          </table:table-cell>
          <table:table-cell table:formula="of:=STDEV([.DP5:.DT5])" office:value-type="float" office:value="0.670820393249937">
            <text:p>0.67</text:p>
          </table:table-cell>
          <table:table-cell table:formula="of:=IF([.DU5] = 0; 0; [.DV5]/[.DU5])" office:value-type="float" office:value="0.838525491562421">
            <text:p>0.84</text:p>
          </table:table-cell>
          <table:table-cell table:number-columns-repeated="5"/>
          <table:table-cell table:formula="of:=AVERAGE([.DX5:.EB5])" office:value-type="float" office:value="0">
            <text:p>#DIV/0!</text:p>
          </table:table-cell>
          <table:table-cell table:formula="of:=STDEV([.DX5:.EB5])" office:value-type="float" office:value="0">
            <text:p>#DIV/0!</text:p>
          </table:table-cell>
          <table:table-cell table:formula="of:=[.ED5]/[.EC5]" office:value-type="float" office:value="0">
            <text:p>#DIV/0!</text:p>
          </table:table-cell>
          <table:table-cell office:value-type="float" office:value="0.481329424455206">
            <text:p>0.48</text:p>
          </table:table-cell>
          <table:table-cell office:value-type="float" office:value="0.415408238161806">
            <text:p>0.42</text:p>
          </table:table-cell>
          <table:table-cell table:number-columns-repeated="2" office:value-type="float" office:value="0.478591124745379">
            <text:p>0.48</text:p>
          </table:table-cell>
          <table:table-cell office:value-type="float" office:value="0.481329424455206">
            <text:p>0.48</text:p>
          </table:table-cell>
          <table:table-cell table:formula="of:=AVERAGE([.EF5:.EJ5])" office:value-type="float" office:value="0.467049867312595">
            <text:p>0.47</text:p>
          </table:table-cell>
          <table:table-cell table:formula="of:=STDEV([.EF5:.EJ5])" office:value-type="float" office:value="0.0289009974394716">
            <text:p>0.03</text:p>
          </table:table-cell>
          <table:table-cell table:formula="of:=[.EL5]/[.EK5]" office:value-type="float" office:value="0.061879896478224">
            <text:p>0.06</text:p>
          </table:table-cell>
          <table:table-cell table:number-columns-repeated="5"/>
          <table:table-cell table:formula="of:=AVERAGE([.EN5:.ER19])" office:value-type="float" office:value="0">
            <text:p>#DIV/0!</text:p>
          </table:table-cell>
          <table:table-cell table:formula="of:=STDEV([.EN5:.ER5])" office:value-type="float" office:value="0">
            <text:p>#DIV/0!</text:p>
          </table:table-cell>
          <table:table-cell table:formula="of:=[.ET5]/[.ES5]" office:value-type="float" office:value="0">
            <text:p>#DIV/0!</text:p>
          </table:table-cell>
          <table:table-cell office:value-type="float" office:value="0.044">
            <text:p>0.04</text:p>
          </table:table-cell>
          <table:table-cell office:value-type="float" office:value="0.053">
            <text:p>0.05</text:p>
          </table:table-cell>
          <table:table-cell office:value-type="float" office:value="0.046">
            <text:p>0.05</text:p>
          </table:table-cell>
          <table:table-cell office:value-type="float" office:value="0.049">
            <text:p>0.05</text:p>
          </table:table-cell>
          <table:table-cell office:value-type="float" office:value="0.031">
            <text:p>0.03</text:p>
          </table:table-cell>
          <table:table-cell table:formula="of:=AVERAGE([.EV5:.EZ5])" office:value-type="float" office:value="0.0446">
            <text:p>0.04</text:p>
          </table:table-cell>
          <table:table-cell table:formula="of:=STDEV([.EV5:.EZ5])" office:value-type="float" office:value="0.00832466215530697">
            <text:p>0.01</text:p>
          </table:table-cell>
          <table:table-cell table:formula="of:=[.FB5]/[.FA5]" office:value-type="float" office:value="0.186651617831995">
            <text:p>0.19</text:p>
          </table:table-cell>
          <table:table-cell table:number-columns-repeated="5" office:value-type="float" office:value="0">
            <text:p>0</text:p>
          </table:table-cell>
          <table:table-cell table:formula="of:=ABS([.FD5])" office:value-type="float" office:value="0">
            <text:p>0</text:p>
          </table:table-cell>
          <table:table-cell table:formula="of:=ABS([.FE5])" office:value-type="float" office:value="0">
            <text:p>0</text:p>
          </table:table-cell>
          <table:table-cell table:formula="of:=ABS([.FF5])" office:value-type="float" office:value="0">
            <text:p>0</text:p>
          </table:table-cell>
          <table:table-cell table:formula="of:=ABS([.FG5])" office:value-type="float" office:value="0">
            <text:p>0</text:p>
          </table:table-cell>
          <table:table-cell table:formula="of:=ABS([.FH5])" office:value-type="float" office:value="0">
            <text:p>0</text:p>
          </table:table-cell>
          <table:table-cell table:formula="of:=AVERAGE([.FI5:.FM5])" office:value-type="float" office:value="0">
            <text:p>0</text:p>
          </table:table-cell>
          <table:table-cell table:formula="of:=STDEV([.FI5:.FM5])" office:value-type="float" office:value="0">
            <text:p>0</text:p>
          </table:table-cell>
          <table:table-cell table:formula="of:=IF([.FN5] = 0; 0; [.FO5]/[.FN5])" office:value-type="float" office:value="0">
            <text:p>0</text:p>
          </table:table-cell>
          <table:table-cell table:number-columns-repeated="5"/>
          <table:table-cell table:formula="of:=AVERAGE([.FQ5:.FU5])" office:value-type="float" office:value="0">
            <text:p>#DIV/0!</text:p>
          </table:table-cell>
          <table:table-cell table:formula="of:=STDEV([.FQ5:.FU5])" office:value-type="float" office:value="0">
            <text:p>#DIV/0!</text:p>
          </table:table-cell>
          <table:table-cell table:formula="of:=[.FW5]/[.FV5]" office:value-type="float" office:value="0">
            <text:p>#DIV/0!</text:p>
          </table:table-cell>
          <table:table-cell office:value-type="float" office:value="0.511008610324161">
            <text:p>0.51</text:p>
          </table:table-cell>
          <table:table-cell office:value-type="float" office:value="0.512758274048282">
            <text:p>0.51</text:p>
          </table:table-cell>
          <table:table-cell office:value-type="float" office:value="0.511008610324161">
            <text:p>0.51</text:p>
          </table:table-cell>
          <table:table-cell table:number-columns-repeated="2" office:value-type="float" office:value="0.512758274048282">
            <text:p>0.51</text:p>
          </table:table-cell>
          <table:table-cell table:formula="of:=AVERAGE([.FY5:.GC5])" office:value-type="float" office:value="0.512058408558634">
            <text:p>0.51</text:p>
          </table:table-cell>
          <table:table-cell table:formula="of:=STDEV([.FY5:.GC5])" office:value-type="float" office:value="0.000958330289749566">
            <text:p>0</text:p>
          </table:table-cell>
          <table:table-cell table:formula="of:=[.GE5]/[.GD5]" office:value-type="float" office:value="0.00187152534502289">
            <text:p>0</text:p>
          </table:table-cell>
          <table:table-cell office:value-type="float" office:value="0.824065633546035">
            <text:p>0.82</text:p>
          </table:table-cell>
          <table:table-cell office:value-type="float" office:value="0.82771194165907">
            <text:p>0.83</text:p>
          </table:table-cell>
          <table:table-cell office:value-type="float" office:value="0.689152233363719">
            <text:p>0.69</text:p>
          </table:table-cell>
          <table:table-cell office:value-type="float" office:value="0.822242479489517">
            <text:p>0.82</text:p>
          </table:table-cell>
          <table:table-cell office:value-type="float" office:value="0.689152233363719">
            <text:p>0.69</text:p>
          </table:table-cell>
          <table:table-cell table:formula="of:=AVERAGE([.GG5:.GK5])" office:value-type="float" office:value="0.770464904284412">
            <text:p>0.77</text:p>
          </table:table-cell>
          <table:table-cell table:formula="of:=STDEV([.GG5:.GK5])" office:value-type="float" office:value="0.07425409023109">
            <text:p>0.07</text:p>
          </table:table-cell>
          <table:table-cell table:formula="of:=[.GM5]/[.GL5]" office:value-type="float" office:value="0.0963756944906599">
            <text:p>0.1</text:p>
          </table:table-cell>
          <table:table-cell office:value-type="float" office:value="0.172">
            <text:p>0.17</text:p>
          </table:table-cell>
          <table:table-cell office:value-type="float" office:value="0.125">
            <text:p>0.13</text:p>
          </table:table-cell>
          <table:table-cell office:value-type="float" office:value="0.094">
            <text:p>0.09</text:p>
          </table:table-cell>
          <table:table-cell office:value-type="float" office:value="0.172">
            <text:p>0.17</text:p>
          </table:table-cell>
          <table:table-cell office:value-type="float" office:value="0.078">
            <text:p>0.08</text:p>
          </table:table-cell>
          <table:table-cell table:formula="of:=AVERAGE([.GO5:.GS5])" office:value-type="float" office:value="0.1282">
            <text:p>0.13</text:p>
          </table:table-cell>
          <table:table-cell table:formula="of:=STDEV([.GO5:.GS5])" office:value-type="float" office:value="0.0434073726456693">
            <text:p>0.04</text:p>
          </table:table-cell>
          <table:table-cell table:formula="of:=IF([.GT5]=0;0;[.GU5]/[.GT5])" office:value-type="float" office:value="0.338591050278232">
            <text:p>0.34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formula="of:=ABS([.GW5])" office:value-type="float" office:value="1.5">
            <text:p>1.5</text:p>
          </table:table-cell>
          <table:table-cell table:formula="of:=ABS([.GX5])" office:value-type="float" office:value="1.5">
            <text:p>1.5</text:p>
          </table:table-cell>
          <table:table-cell table:formula="of:=ABS([.GY5])" office:value-type="float" office:value="0.5">
            <text:p>0.5</text:p>
          </table:table-cell>
          <table:table-cell table:formula="of:=ABS([.GZ5])" office:value-type="float" office:value="1.5">
            <text:p>1.5</text:p>
          </table:table-cell>
          <table:table-cell table:formula="of:=ABS([.HA5])" office:value-type="float" office:value="0.5">
            <text:p>0.5</text:p>
          </table:table-cell>
          <table:table-cell table:formula="of:=AVERAGE([.HB5:.HF5])" office:value-type="float" office:value="1.1">
            <text:p>1.1</text:p>
          </table:table-cell>
          <table:table-cell table:formula="of:=STDEV([.HB5:.HF5])" office:value-type="float" office:value="0.547722557505166">
            <text:p>0.55</text:p>
          </table:table-cell>
          <table:table-cell table:formula="of:=[.HH5]/[.HG5]" office:value-type="float" office:value="0.497929597731969">
            <text:p>0.5</text:p>
          </table:table-cell>
          <table:table-cell office:value-type="float" office:value="0.43482224247949">
            <text:p>0.43</text:p>
          </table:table-cell>
          <table:table-cell office:value-type="float" office:value="0.423883318140383">
            <text:p>0.42</text:p>
          </table:table-cell>
          <table:table-cell office:value-type="float" office:value="0.484958979033728">
            <text:p>0.48</text:p>
          </table:table-cell>
          <table:table-cell office:value-type="float" office:value="0.435733819507748">
            <text:p>0.44</text:p>
          </table:table-cell>
          <table:table-cell office:value-type="float" office:value="0.484958979033728">
            <text:p>0.48</text:p>
          </table:table-cell>
          <table:table-cell table:formula="of:=AVERAGE([.HJ5:.HN5])" office:value-type="float" office:value="0.452871467639015">
            <text:p>0.45</text:p>
          </table:table-cell>
          <table:table-cell table:formula="of:=STDEV([.HJ5:.HN5])" office:value-type="float" office:value="0.0296605929589121">
            <text:p>0.03</text:p>
          </table:table-cell>
          <table:table-cell table:formula="of:=[.HP5]/[.HO5]" office:value-type="float" office:value="0.0654945057889021">
            <text:p>0.07</text:p>
          </table:table-cell>
          <table:table-cell office:value-type="float" office:value="0.44895397274335">
            <text:p>0.45</text:p>
          </table:table-cell>
          <table:table-cell office:value-type="float" office:value="0.450479712456483">
            <text:p>0.45</text:p>
          </table:table-cell>
          <table:table-cell office:value-type="float" office:value="0.478591124745379">
            <text:p>0.48</text:p>
          </table:table-cell>
          <table:table-cell office:value-type="float" office:value="0.44810871923644">
            <text:p>0.45</text:p>
          </table:table-cell>
          <table:table-cell office:value-type="float" office:value="0.478591124745379">
            <text:p>0.48</text:p>
          </table:table-cell>
          <table:table-cell table:formula="of:=AVERAGE([.HR5:.HV5])" office:value-type="float" office:value="0.460944930785406">
            <text:p>0.46</text:p>
          </table:table-cell>
          <table:table-cell table:formula="of:=STDEV([.HR5:.HV5])" office:value-type="float" office:value="0.0161310920190959">
            <text:p>0.02</text:p>
          </table:table-cell>
          <table:table-cell table:formula="of:=[.HX5]/[.HW5]" office:value-type="float" office:value="0.0349957032646178">
            <text:p>0.03</text:p>
          </table:table-cell>
          <table:table-cell office:value-type="float" office:value="0.620783956244303">
            <text:p>0.62</text:p>
          </table:table-cell>
          <table:table-cell office:value-type="float" office:value="0.597994530537831">
            <text:p>0.6</text:p>
          </table:table-cell>
          <table:table-cell office:value-type="float" office:value="0.601640838650866">
            <text:p>0.6</text:p>
          </table:table-cell>
          <table:table-cell office:value-type="float" office:value="0.661804922515953">
            <text:p>0.66</text:p>
          </table:table-cell>
          <table:table-cell office:value-type="float" office:value="0.670009115770283">
            <text:p>0.67</text:p>
          </table:table-cell>
          <table:table-cell table:formula="of:=AVERAGE([.HZ5:.ID5])" office:value-type="float" office:value="0.630446672743847">
            <text:p>0.63</text:p>
          </table:table-cell>
          <table:table-cell table:formula="of:=STDEV([.HZ5:.ID5])" office:value-type="float" office:value="0.0336333630071845">
            <text:p>0.03</text:p>
          </table:table-cell>
          <table:table-cell table:formula="of:=[.IF5]/[.IE5]" office:value-type="float" office:value="0.0533484661927145">
            <text:p>0.05</text:p>
          </table:table-cell>
          <table:table-cell office:value-type="float" office:value="0.845">
            <text:p>0.85</text:p>
          </table:table-cell>
          <table:table-cell office:value-type="float" office:value="0.871">
            <text:p>0.87</text:p>
          </table:table-cell>
          <table:table-cell office:value-type="float" office:value="0.883">
            <text:p>0.88</text:p>
          </table:table-cell>
          <table:table-cell office:value-type="float" office:value="0.889">
            <text:p>0.89</text:p>
          </table:table-cell>
          <table:table-cell office:value-type="float" office:value="0.871">
            <text:p>0.87</text:p>
          </table:table-cell>
          <table:table-cell table:formula="of:=AVERAGE([.IH5:.IL5])" office:value-type="float" office:value="0.8718">
            <text:p>0.87</text:p>
          </table:table-cell>
          <table:table-cell table:formula="of:=STDEV([.IH5:.IL5])" office:value-type="float" office:value="0.0168878654660677">
            <text:p>0.02</text:p>
          </table:table-cell>
          <table:table-cell table:formula="of:=[.IN5]/[.IM5]" office:value-type="float" office:value="0.0193712611448356">
            <text:p>0.02</text:p>
          </table:table-cell>
          <table:table-cell office:value-type="float" office:value="0.620783956244303">
            <text:p>0.62</text:p>
          </table:table-cell>
          <table:table-cell office:value-type="float" office:value="0.597994530537831">
            <text:p>0.6</text:p>
          </table:table-cell>
          <table:table-cell office:value-type="float" office:value="0.601640838650866">
            <text:p>0.6</text:p>
          </table:table-cell>
          <table:table-cell office:value-type="float" office:value="0.661804922515953">
            <text:p>0.66</text:p>
          </table:table-cell>
          <table:table-cell office:value-type="float" office:value="0.670009115770283">
            <text:p>0.67</text:p>
          </table:table-cell>
          <table:table-cell table:formula="of:=AVERAGE([.IP5:.IT5])" office:value-type="float" office:value="0.630446672743847">
            <text:p>0.63</text:p>
          </table:table-cell>
          <table:table-cell table:formula="of:=STDEV([.IP5:.IT5])" office:value-type="float" office:value="0.0336333630071845">
            <text:p>0.03</text:p>
          </table:table-cell>
          <table:table-cell table:formula="of:=[.IV5]/[.IU5]" office:value-type="float" office:value="0.0533484661927145">
            <text:p>0.05</text:p>
          </table:table-cell>
          <table:table-cell office:value-type="float" office:value="0.539220501353543">
            <text:p>0.54</text:p>
          </table:table-cell>
          <table:table-cell office:value-type="float" office:value="0.529500756047706">
            <text:p>0.53</text:p>
          </table:table-cell>
          <table:table-cell office:value-type="float" office:value="0.530898374593461">
            <text:p>0.53</text:p>
          </table:table-cell>
          <table:table-cell office:value-type="float" office:value="0.561892686202342">
            <text:p>0.56</text:p>
          </table:table-cell>
          <table:table-cell office:value-type="float" office:value="0.567281760029215">
            <text:p>0.57</text:p>
          </table:table-cell>
          <table:table-cell table:formula="of:=AVERAGE([.IX5:.JB5])" office:value-type="float" office:value="0.545758815645253">
            <text:p>0.55</text:p>
          </table:table-cell>
          <table:table-cell table:formula="of:=STDEV([.IX5:.JB5])" office:value-type="float" office:value="0.0176878890629745">
            <text:p>0.02</text:p>
          </table:table-cell>
          <table:table-cell table:formula="of:=[.JD5]/[.JC5]" office:value-type="float" office:value="0.0324097175453997">
            <text:p>0.03</text:p>
          </table:table-cell>
          <table:table-cell office:value-type="float" office:value="0.694621695533273">
            <text:p>0.69</text:p>
          </table:table-cell>
          <table:table-cell office:value-type="float" office:value="0.699179580674567">
            <text:p>0.7</text:p>
          </table:table-cell>
          <table:table-cell office:value-type="float" office:value="0.601640838650866">
            <text:p>0.6</text:p>
          </table:table-cell>
          <table:table-cell table:number-columns-repeated="2" office:value-type="float" office:value="0.699179580674567">
            <text:p>0.7</text:p>
          </table:table-cell>
          <table:table-cell table:formula="of:=AVERAGE([.JF5:.JJ5])" office:value-type="float" office:value="0.678760255241568">
            <text:p>0.68</text:p>
          </table:table-cell>
          <table:table-cell table:formula="of:=STDEV([.JF5:.JJ5])" office:value-type="float" office:value="0.0431562169821271">
            <text:p>0.04</text:p>
          </table:table-cell>
          <table:table-cell table:formula="of:=[.JL5]/[.JK5]" office:value-type="float" office:value="0.0635809428275495">
            <text:p>0.06</text:p>
          </table:table-cell>
          <table:table-cell office:value-type="float" office:value="2.704">
            <text:p>2.7</text:p>
          </table:table-cell>
          <table:table-cell office:value-type="float" office:value="2.665">
            <text:p>2.67</text:p>
          </table:table-cell>
          <table:table-cell office:value-type="float" office:value="1.833">
            <text:p>1.83</text:p>
          </table:table-cell>
          <table:table-cell office:value-type="float" office:value="2.671">
            <text:p>2.67</text:p>
          </table:table-cell>
          <table:table-cell office:value-type="float" office:value="3.057">
            <text:p>3.06</text:p>
          </table:table-cell>
          <table:table-cell table:formula="of:=AVERAGE([.JN5:.JR5])" office:value-type="float" office:value="2.586">
            <text:p>2.59</text:p>
          </table:table-cell>
          <table:table-cell table:formula="of:=STDEV([.JN5:.JR5])" office:value-type="float" office:value="0.451730007858677">
            <text:p>0.45</text:p>
          </table:table-cell>
          <table:table-cell table:formula="of:=[.JT5]/[.JS5]" office:value-type="float" office:value="0.174682911004902">
            <text:p>0.1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formula="of:=ABS([.JV5])" office:value-type="float" office:value="0.5">
            <text:p>0.5</text:p>
          </table:table-cell>
          <table:table-cell table:formula="of:=ABS([.JW5])" office:value-type="float" office:value="0.5">
            <text:p>0.5</text:p>
          </table:table-cell>
          <table:table-cell table:formula="of:=ABS([.JX5])" office:value-type="float" office:value="0">
            <text:p>0</text:p>
          </table:table-cell>
          <table:table-cell table:formula="of:=ABS([.JY5])" office:value-type="float" office:value="0.5">
            <text:p>0.5</text:p>
          </table:table-cell>
          <table:table-cell table:formula="of:=ABS([.JZ5])" office:value-type="float" office:value="0.5">
            <text:p>0.5</text:p>
          </table:table-cell>
          <table:table-cell table:formula="of:=AVERAGE([.KA5:.KE5])" office:value-type="float" office:value="0.4">
            <text:p>0.4</text:p>
          </table:table-cell>
          <table:table-cell table:formula="of:=STDEV([.KA5:.KE5])" office:value-type="float" office:value="0.223606797749979">
            <text:p>0.22</text:p>
          </table:table-cell>
          <table:table-cell table:formula="of:=IF([.KF5] = 0; 0; [.KG5]/[.KF5])" office:value-type="float" office:value="0.559016994374947">
            <text:p>0.56</text:p>
          </table:table-cell>
          <table:table-cell office:value-type="float" office:value="0.446672743846855">
            <text:p>0.45</text:p>
          </table:table-cell>
          <table:table-cell office:value-type="float" office:value="0.4922515952598">
            <text:p>0.49</text:p>
          </table:table-cell>
          <table:table-cell office:value-type="float" office:value="0.601640838650866">
            <text:p>0.6</text:p>
          </table:table-cell>
          <table:table-cell table:number-columns-repeated="2" office:value-type="float" office:value="0.4922515952598">
            <text:p>0.49</text:p>
          </table:table-cell>
          <table:table-cell table:formula="of:=AVERAGE([.KI5:.KM5])" office:value-type="float" office:value="0.505013673655424">
            <text:p>0.51</text:p>
          </table:table-cell>
          <table:table-cell table:formula="of:=STDEV([.KI5:.KM5])" office:value-type="float" office:value="0.0575088798380583">
            <text:p>0.06</text:p>
          </table:table-cell>
          <table:table-cell table:formula="of:=[.KO5]/[.KN5]" office:value-type="float" office:value="0.11387588661074">
            <text:p>0.11</text:p>
          </table:table-cell>
          <table:table-cell office:value-type="float" office:value="0.472618310292499">
            <text:p>0.47</text:p>
          </table:table-cell>
          <table:table-cell office:value-type="float" office:value="0.491717682043523">
            <text:p>0.49</text:p>
          </table:table-cell>
          <table:table-cell office:value-type="float" office:value="0.530898374593461">
            <text:p>0.53</text:p>
          </table:table-cell>
          <table:table-cell table:number-columns-repeated="2" office:value-type="float" office:value="0.491717682043523">
            <text:p>0.49</text:p>
          </table:table-cell>
          <table:table-cell table:formula="of:=AVERAGE([.KQ5:.KU5])" office:value-type="float" office:value="0.495733946203306">
            <text:p>0.5</text:p>
          </table:table-cell>
          <table:table-cell table:formula="of:=STDEV([.KQ5:.KU5])" office:value-type="float" office:value="0.0213263966774207">
            <text:p>0.02</text:p>
          </table:table-cell>
          <table:table-cell table:formula="of:=[.KW5]/[.KV5]" office:value-type="float" office:value="0.0430198432864117">
            <text:p>0.04</text:p>
          </table:table-cell>
          <table:table-cell table:number-columns-repeated="5" office:value-type="float" office:value="0.555150410209663">
            <text:p>0.56</text:p>
          </table:table-cell>
          <table:table-cell table:formula="of:=AVERAGE([.KY5:.LC5])" office:value-type="float" office:value="0.555150410209663">
            <text:p>0.56</text:p>
          </table:table-cell>
          <table:table-cell table:formula="of:=STDEV([.KY5:.LC5])" office:value-type="float" office:value="0">
            <text:p>0</text:p>
          </table:table-cell>
          <table:table-cell table:formula="of:=[.LE5]/[.LD5]" office:value-type="float" office:value="0">
            <text:p>0</text:p>
          </table:table-cell>
          <table:table-cell office:value-type="float" office:value="0.501">
            <text:p>0.5</text:p>
          </table:table-cell>
          <table:table-cell office:value-type="float" office:value="0.491">
            <text:p>0.49</text:p>
          </table:table-cell>
          <table:table-cell office:value-type="float" office:value="0.481">
            <text:p>0.48</text:p>
          </table:table-cell>
          <table:table-cell office:value-type="float" office:value="0.49">
            <text:p>0.49</text:p>
          </table:table-cell>
          <table:table-cell office:value-type="float" office:value="0.481">
            <text:p>0.48</text:p>
          </table:table-cell>
          <table:table-cell table:formula="of:=AVERAGE([.LG5:.LK5])" office:value-type="float" office:value="0.4888">
            <text:p>0.49</text:p>
          </table:table-cell>
          <table:table-cell table:formula="of:=STDEV([.LG5:.LK5])" office:value-type="float" office:value="0.00831865373723418">
            <text:p>0.01</text:p>
          </table:table-cell>
          <table:table-cell table:formula="of:=IF([.LL5]=0; [.LM5]; [.LM5]/[.LL5])" office:value-type="float" office:value="0.0170185223756837">
            <text:p>0.02</text:p>
          </table:table-cell>
          <table:table-cell table:number-columns-repeated="5" office:value-type="float" office:value="0.477666362807657">
            <text:p>0.48</text:p>
          </table:table-cell>
          <table:table-cell table:formula="of:=AVERAGE([.LO5:.LS5])" office:value-type="float" office:value="0.477666362807657">
            <text:p>0.48</text:p>
          </table:table-cell>
          <table:table-cell table:formula="of:=STDEV([.LO5:.LS5])" office:value-type="float" office:value="0">
            <text:p>0</text:p>
          </table:table-cell>
          <table:table-cell table:formula="of:=[.LU5]/[.LT5]" office:value-type="float" office:value="0">
            <text:p>0</text:p>
          </table:table-cell>
          <table:table-cell table:number-columns-repeated="5" office:value-type="float" office:value="0.511637913611188">
            <text:p>0.51</text:p>
          </table:table-cell>
          <table:table-cell table:formula="of:=AVERAGE([.LW5:.MA5])" office:value-type="float" office:value="0.511637913611188">
            <text:p>0.51</text:p>
          </table:table-cell>
          <table:table-cell table:formula="of:=STDEV([.LW5:.MA5])" office:value-type="float" office:value="0">
            <text:p>0</text:p>
          </table:table-cell>
          <table:table-cell table:formula="of:=[.MC5]/[.MB5]" office:value-type="float" office:value="0">
            <text:p>0</text:p>
          </table:table-cell>
          <table:table-cell table:number-columns-repeated="2" office:value-type="float" office:value="0.964448495897903">
            <text:p>0.96</text:p>
          </table:table-cell>
          <table:table-cell office:value-type="float" office:value="0.980856882406563">
            <text:p>0.98</text:p>
          </table:table-cell>
          <table:table-cell office:value-type="float" office:value="0.993618960802188">
            <text:p>0.99</text:p>
          </table:table-cell>
          <table:table-cell office:value-type="float" office:value="0.964448495897903">
            <text:p>0.96</text:p>
          </table:table-cell>
          <table:table-cell table:formula="of:=AVERAGE([.ME5:.MI5])" office:value-type="float" office:value="0.973564266180492">
            <text:p>0.97</text:p>
          </table:table-cell>
          <table:table-cell table:formula="of:=STDEV([.ME5:.MI5])" office:value-type="float" office:value="0.0132727618765372">
            <text:p>0.01</text:p>
          </table:table-cell>
          <table:table-cell table:formula="of:=[.MK5]/[.MJ5]" office:value-type="float" office:value="0.0136331645866679">
            <text:p>0.01</text:p>
          </table:table-cell>
          <table:table-cell office:value-type="float" office:value="15.42">
            <text:p>15.42</text:p>
          </table:table-cell>
          <table:table-cell office:value-type="float" office:value="12.941">
            <text:p>12.94</text:p>
          </table:table-cell>
          <table:table-cell office:value-type="float" office:value="22.727">
            <text:p>22.73</text:p>
          </table:table-cell>
          <table:table-cell office:value-type="float" office:value="18.596">
            <text:p>18.6</text:p>
          </table:table-cell>
          <table:table-cell office:value-type="float" office:value="12.879">
            <text:p>12.88</text:p>
          </table:table-cell>
          <table:table-cell table:formula="of:=AVERAGE([.MM5:.MQ5])" office:value-type="float" office:value="16.5126">
            <text:p>16.51</text:p>
          </table:table-cell>
          <table:table-cell table:formula="of:=STDEV([.MM5:.MQ5])" office:value-type="float" office:value="4.18665956342285">
            <text:p>4.19</text:p>
          </table:table-cell>
          <table:table-cell table:formula="of:=[.MS5]/[.MR5]" office:value-type="float" office:value="0.253543328332476">
            <text:p>0.25</text:p>
          </table:table-cell>
          <table:table-cell table:number-columns-repeated="2"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ABS([.MU5])" office:value-type="float" office:value="3">
            <text:p>3</text:p>
          </table:table-cell>
          <table:table-cell table:formula="of:=ABS([.MV5])" office:value-type="float" office:value="3">
            <text:p>3</text:p>
          </table:table-cell>
          <table:table-cell table:formula="of:=ABS([.MW5])" office:value-type="float" office:value="4.5">
            <text:p>4.5</text:p>
          </table:table-cell>
          <table:table-cell table:formula="of:=ABS([.MX5])" office:value-type="float" office:value="4">
            <text:p>4</text:p>
          </table:table-cell>
          <table:table-cell table:formula="of:=ABS([.MY5])" office:value-type="float" office:value="3">
            <text:p>3</text:p>
          </table:table-cell>
          <table:table-cell table:formula="of:=AVERAGE([.MZ5:.ND5])" office:value-type="float" office:value="3.5">
            <text:p>3.5</text:p>
          </table:table-cell>
          <table:table-cell table:formula="of:=STDEV([.MZ5:.ND5])" office:value-type="float" office:value="0.707106781186548">
            <text:p>0.71</text:p>
          </table:table-cell>
          <table:table-cell table:formula="of:=IF([.NE5] = 0; 0; [.NF5]/[.NE5])" office:value-type="float" office:value="0.202030508910442">
            <text:p>0.2</text:p>
          </table:table-cell>
          <table:table-cell office:value-type="float" office:value="0.329079307201458">
            <text:p>0.33</text:p>
          </table:table-cell>
          <table:table-cell office:value-type="float" office:value="0.380127620783956">
            <text:p>0.38</text:p>
          </table:table-cell>
          <table:table-cell office:value-type="float" office:value="0.309024612579763">
            <text:p>0.31</text:p>
          </table:table-cell>
          <table:table-cell office:value-type="float" office:value="0.307201458523245">
            <text:p>0.31</text:p>
          </table:table-cell>
          <table:table-cell office:value-type="float" office:value="0.380127620783956">
            <text:p>0.38</text:p>
          </table:table-cell>
          <table:table-cell table:formula="of:=AVERAGE([.NH5:.NL5])" office:value-type="float" office:value="0.341112123974476">
            <text:p>0.34</text:p>
          </table:table-cell>
          <table:table-cell table:formula="of:=STDEV([.NH5:.NL5])" office:value-type="float" office:value="0.0366358713589743">
            <text:p>0.04</text:p>
          </table:table-cell>
          <table:table-cell table:formula="of:=[.NN5]/[.NM5]" office:value-type="float" office:value="0.107401258366635">
            <text:p>0.11</text:p>
          </table:table-cell>
          <table:table-cell office:value-type="float" office:value="0.407908306630343">
            <text:p>0.41</text:p>
          </table:table-cell>
          <table:table-cell office:value-type="float" office:value="0.429905505540053">
            <text:p>0.43</text:p>
          </table:table-cell>
          <table:table-cell office:value-type="float" office:value="0.354388222016108">
            <text:p>0.35</text:p>
          </table:table-cell>
          <table:table-cell office:value-type="float" office:value="0.370190810047105">
            <text:p>0.37</text:p>
          </table:table-cell>
          <table:table-cell office:value-type="float" office:value="0.429905505540053">
            <text:p>0.43</text:p>
          </table:table-cell>
          <table:table-cell table:formula="of:=AVERAGE([.NP5:.NT5])" office:value-type="float" office:value="0.398459669954732">
            <text:p>0.4</text:p>
          </table:table-cell>
          <table:table-cell table:formula="of:=STDEV([.NP5:.NT5])" office:value-type="float" office:value="0.0346712375400333">
            <text:p>0.03</text:p>
          </table:table-cell>
          <table:table-cell table:formula="of:=[.NV5]/[.NU5]" office:value-type="float" office:value="0.0870131663361871">
            <text:p>0.09</text:p>
          </table:table-cell>
          <table:table-cell office:value-type="float" office:value="0.964448495897903">
            <text:p>0.96</text:p>
          </table:table-cell>
          <table:table-cell office:value-type="float" office:value="0.946216955332726">
            <text:p>0.95</text:p>
          </table:table-cell>
          <table:table-cell office:value-type="float" office:value="0.964448495897903">
            <text:p>0.96</text:p>
          </table:table-cell>
          <table:table-cell table:formula="of:=AVERAGE([.NX5:.NZ5])" office:value-type="float" office:value="0.958371315709511">
            <text:p>0.96</text:p>
          </table:table-cell>
          <table:table-cell table:formula="of:=STDEV([.NX5:.NZ5])" office:value-type="float" office:value="0.0105259848530465">
            <text:p>0.01</text:p>
          </table:table-cell>
          <table:table-cell table:formula="of:=[.OB5]/[.OA5]" office:value-type="float" office:value="0.0109832010625796">
            <text:p>0.01</text:p>
          </table:table-cell>
          <table:table-cell office:value-type="float" office:value="476.986">
            <text:p>476.99</text:p>
          </table:table-cell>
          <table:table-cell office:value-type="float" office:value="828.856">
            <text:p>828.86</text:p>
          </table:table-cell>
          <table:table-cell office:value-type="float" office:value="734.708">
            <text:p>734.71</text:p>
          </table:table-cell>
          <table:table-cell table:formula="of:=AVERAGE([.OD5:.OF5])" office:value-type="float" office:value="680.183333333333">
            <text:p>680.18</text:p>
          </table:table-cell>
          <table:table-cell table:formula="of:=STDEV([.OD5:.OF5])" office:value-type="float" office:value="182.161545561442">
            <text:p>182.16</text:p>
          </table:table-cell>
          <table:table-cell table:formula="of:=[.OH5]/[.OG5]" office:value-type="float" office:value="0.267812421496325">
            <text:p>0.27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formula="of:=ABS([.OJ5])" office:value-type="float" office:value="3.5">
            <text:p>3.5</text:p>
          </table:table-cell>
          <table:table-cell table:formula="of:=ABS([.OK5])" office:value-type="float" office:value="4">
            <text:p>4</text:p>
          </table:table-cell>
          <table:table-cell table:formula="of:=ABS([.OL5])" office:value-type="float" office:value="3.5">
            <text:p>3.5</text:p>
          </table:table-cell>
          <table:table-cell table:formula="of:=AVERAGE([.OM5:.OO5])" office:value-type="float" office:value="3.66666666666667">
            <text:p>3.67</text:p>
          </table:table-cell>
          <table:table-cell table:formula="of:=STDEV([.OM5:.OO5])" office:value-type="float" office:value="0.288675134594813">
            <text:p>0.29</text:p>
          </table:table-cell>
          <table:table-cell table:formula="of:=IF([.OP5] = 0; 0; [.OQ5]/[.OP5])" office:value-type="float" office:value="0.0787295821622217">
            <text:p>0.08</text:p>
          </table:table-cell>
          <table:table-cell office:value-type="float" office:value="0.28714676390155">
            <text:p>0.29</text:p>
          </table:table-cell>
          <table:table-cell office:value-type="float" office:value="0.358249772105743">
            <text:p>0.36</text:p>
          </table:table-cell>
          <table:table-cell office:value-type="float" office:value="0.372835004557885">
            <text:p>0.37</text:p>
          </table:table-cell>
          <table:table-cell table:formula="of:=AVERAGE([.OS5:.OU5])" office:value-type="float" office:value="0.339410513521726">
            <text:p>0.34</text:p>
          </table:table-cell>
          <table:table-cell table:formula="of:=STDEV([.OS5:.OU5])" office:value-type="float" office:value="0.0458454675479604">
            <text:p>0.05</text:p>
          </table:table-cell>
          <table:table-cell table:formula="of:=[.OW5]/[.OV5]" office:value-type="float" office:value="0.135073799194573">
            <text:p>0.14</text:p>
          </table:table-cell>
          <table:table-cell office:value-type="float" office:value="0.361332371714651">
            <text:p>0.36</text:p>
          </table:table-cell>
          <table:table-cell office:value-type="float" office:value="0.367623289524786">
            <text:p>0.37</text:p>
          </table:table-cell>
          <table:table-cell office:value-type="float" office:value="0.425672900762041">
            <text:p>0.43</text:p>
          </table:table-cell>
          <table:table-cell table:formula="of:=AVERAGE([.OY5:.PA5])" office:value-type="float" office:value="0.384876187333826">
            <text:p>0.38</text:p>
          </table:table-cell>
          <table:table-cell table:formula="of:=STDEV([.OY5:.PA5])" office:value-type="float" office:value="0.0354707313377014">
            <text:p>0.04</text:p>
          </table:table-cell>
          <table:table-cell table:formula="of:=[.PC5]/[.PB5]" office:value-type="float" office:value="0.092161408019082">
            <text:p>0.09</text:p>
          </table:table-cell>
          <table:table-cell/>
          <table:table-cell office:value-type="float" office:value="0.296">
            <text:p>0.3</text:p>
          </table:table-cell>
          <table:table-cell office:value-type="float" office:value="0.313">
            <text:p>0.31</text:p>
          </table:table-cell>
          <table:table-cell office:value-type="float" office:value="0.266">
            <text:p>0.2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formula="of:=AVERAGE([.PF5:.PJ5])" office:value-type="float" office:value="0.325">
            <text:p>0.33</text:p>
          </table:table-cell>
          <table:table-cell office:value-type="float" office:value="0.297">
            <text:p>0.3</text:p>
          </table:table-cell>
          <table:table-cell office:value-type="float" office:value="0.344">
            <text:p>0.34</text:p>
          </table:table-cell>
          <table:table-cell office:value-type="float" office:value="0.219">
            <text:p>0.22</text:p>
          </table:table-cell>
          <table:table-cell office:value-type="float" office:value="0.235">
            <text:p>0.24</text:p>
          </table:table-cell>
          <table:table-cell office:value-type="float" office:value="0.282">
            <text:p>0.28</text:p>
          </table:table-cell>
          <table:table-cell table:formula="of:=AVERAGE([.PL5:.PP5])" office:value-type="float" office:value="0.2754">
            <text:p>0.28</text:p>
          </table:table-cell>
          <table:table-cell office:value-type="float" office:value="0.204">
            <text:p>0.2</text:p>
          </table:table-cell>
          <table:table-cell office:value-type="float" office:value="0.156">
            <text:p>0.16</text:p>
          </table:table-cell>
          <table:table-cell office:value-type="float" office:value="0.203">
            <text:p>0.2</text:p>
          </table:table-cell>
          <table:table-cell office:value-type="float" office:value="0.172">
            <text:p>0.17</text:p>
          </table:table-cell>
          <table:table-cell office:value-type="float" office:value="0.156">
            <text:p>0.16</text:p>
          </table:table-cell>
          <table:table-cell table:formula="of:=AVERAGE([.PR5:.PV5])" office:value-type="float" office:value="0.1782">
            <text:p>0.18</text:p>
          </table:table-cell>
          <table:table-cell/>
          <table:table-cell table:number-columns-repeated="5" office:value-type="float" office:value="0.601640838650866">
            <text:p>0.6</text:p>
          </table:table-cell>
          <table:table-cell table:formula="of:=AVERAGE([.PY5:.QC5])" office:value-type="float" office:value="0.601640838650866">
            <text:p>0.6</text:p>
          </table:table-cell>
          <table:table-cell table:formula="of:=STDEV([.PY5:.QC5])" office:value-type="float" office:value="0">
            <text:p>0</text:p>
          </table:table-cell>
          <table:table-cell table:formula="of:=[.QE5]/[.QD5]" office:value-type="float" office:value="0">
            <text:p>0</text:p>
          </table:table-cell>
          <table:table-cell office:value-type="float" office:value="12.286">
            <text:p>12.29</text:p>
          </table:table-cell>
          <table:table-cell office:value-type="float" office:value="12.733">
            <text:p>12.73</text:p>
          </table:table-cell>
          <table:table-cell office:value-type="float" office:value="12.366">
            <text:p>12.37</text:p>
          </table:table-cell>
          <table:table-cell office:value-type="float" office:value="12.802">
            <text:p>12.8</text:p>
          </table:table-cell>
          <table:table-cell office:value-type="float" office:value="12.691">
            <text:p>12.69</text:p>
          </table:table-cell>
          <table:table-cell table:formula="of:=AVERAGE([.QG5:.QK5])" office:value-type="float" office:value="12.5756">
            <text:p>12.58</text:p>
          </table:table-cell>
          <table:table-cell table:formula="of:=STDEV([.QG5:.QK5])" office:value-type="float" office:value="0.232996351902771">
            <text:p>0.23</text:p>
          </table:table-cell>
          <table:table-cell table:formula="of:=[.QM5]/[.QL5]" office:value-type="float" office:value="0.0185276529074375">
            <text:p>0.02</text:p>
          </table:table-cell>
          <table:table-cell table:number-columns-repeated="5" office:value-type="float" office:value="0.601640838650866">
            <text:p>0.6</text:p>
          </table:table-cell>
          <table:table-cell table:formula="of:=AVERAGE([.QO5:.QS5])" office:value-type="float" office:value="0.601640838650866">
            <text:p>0.6</text:p>
          </table:table-cell>
          <table:table-cell table:formula="of:=STDEV([.QO5:.QS5])" office:value-type="float" office:value="0">
            <text:p>0</text:p>
          </table:table-cell>
          <table:table-cell table:formula="of:=[.QU5]/[.QT5]" office:value-type="float" office:value="0">
            <text:p>0</text:p>
          </table:table-cell>
          <table:table-cell table:number-columns-repeated="5" office:value-type="float" office:value="0.530898374593461">
            <text:p>0.53</text:p>
          </table:table-cell>
          <table:table-cell table:formula="of:=AVERAGE([.QW5:.RA5])" office:value-type="float" office:value="0.530898374593461">
            <text:p>0.53</text:p>
          </table:table-cell>
          <table:table-cell table:formula="of:=STDEV([.QW5:.RA5])" office:value-type="float" office:value="0">
            <text:p>0</text:p>
          </table:table-cell>
          <table:table-cell table:formula="of:=[.RC5]/[.RB5]" office:value-type="float" office:value="0">
            <text:p>0</text:p>
          </table:table-cell>
          <table:table-cell table:number-columns-repeated="5" office:value-type="float" office:value="0.699179580674567">
            <text:p>0.7</text:p>
          </table:table-cell>
          <table:table-cell table:formula="of:=AVERAGE([.RE5:.RI5])" office:value-type="float" office:value="0.699179580674567">
            <text:p>0.7</text:p>
          </table:table-cell>
          <table:table-cell table:formula="of:=STDEV([.RE5:.RI5])" office:value-type="float" office:value="0">
            <text:p>0</text:p>
          </table:table-cell>
          <table:table-cell table:formula="of:=[.RK5]/[.RJ5]" office:value-type="float" office:value="0">
            <text:p>0</text:p>
          </table:table-cell>
          <table:table-cell office:value-type="float" office:value="39.64">
            <text:p>39.64</text:p>
          </table:table-cell>
          <table:table-cell office:value-type="float" office:value="39.024">
            <text:p>39.02</text:p>
          </table:table-cell>
          <table:table-cell office:value-type="float" office:value="39.373">
            <text:p>39.37</text:p>
          </table:table-cell>
          <table:table-cell office:value-type="float" office:value="40.08">
            <text:p>40.08</text:p>
          </table:table-cell>
          <table:table-cell office:value-type="float" office:value="39.637">
            <text:p>39.64</text:p>
          </table:table-cell>
          <table:table-cell table:formula="of:=AVERAGE([.RM5:.RQ5])" office:value-type="float" office:value="39.5508">
            <text:p>39.55</text:p>
          </table:table-cell>
          <table:table-cell table:formula="of:=STDEV([.RM5:.RQ5])" office:value-type="float" office:value="0.38877075507296">
            <text:p>0.39</text:p>
          </table:table-cell>
          <table:table-cell table:formula="of:=[.RS5]/[.RR5]" office:value-type="float" office:value="0.00982965591272389">
            <text:p>0.01</text:p>
          </table:table-cell>
          <table:table-cell table:number-columns-repeated="5" office:value-type="float" office:value="0.5">
            <text:p>0.5</text:p>
          </table:table-cell>
          <table:table-cell table:formula="of:=ABS([.RU5])" office:value-type="float" office:value="0.5">
            <text:p>0.5</text:p>
          </table:table-cell>
          <table:table-cell table:formula="of:=ABS([.RV5])" office:value-type="float" office:value="0.5">
            <text:p>0.5</text:p>
          </table:table-cell>
          <table:table-cell table:formula="of:=ABS([.RW5])" office:value-type="float" office:value="0.5">
            <text:p>0.5</text:p>
          </table:table-cell>
          <table:table-cell table:formula="of:=ABS([.RX5])" office:value-type="float" office:value="0.5">
            <text:p>0.5</text:p>
          </table:table-cell>
          <table:table-cell table:formula="of:=ABS([.RY5])" office:value-type="float" office:value="0.5">
            <text:p>0.5</text:p>
          </table:table-cell>
          <table:table-cell table:formula="of:=AVERAGE([.RZ5:.SD5])" office:value-type="float" office:value="0.5">
            <text:p>0.5</text:p>
          </table:table-cell>
          <table:table-cell table:formula="of:=STDEV([.RZ5:.SD5])" office:value-type="float" office:value="0">
            <text:p>0</text:p>
          </table:table-cell>
          <table:table-cell table:formula="of:=IF([.SE5] = 0; 0; [.SF5]/[.SE5])" office:value-type="float" office:value="0">
            <text:p>0</text:p>
          </table:table-cell>
          <table:table-cell table:number-columns-repeated="5" office:value-type="float" office:value="0.4922515952598">
            <text:p>0.49</text:p>
          </table:table-cell>
          <table:table-cell table:formula="of:=AVERAGE([.SH5:.SL5])" office:value-type="float" office:value="0.4922515952598">
            <text:p>0.49</text:p>
          </table:table-cell>
          <table:table-cell table:formula="of:=STDEV([.SH5:.SL5])" office:value-type="float" office:value="0">
            <text:p>0</text:p>
          </table:table-cell>
          <table:table-cell table:formula="of:=[.SN5]/[.SM5]" office:value-type="float" office:value="0">
            <text:p>0</text:p>
          </table:table-cell>
          <table:table-cell table:number-columns-repeated="5" office:value-type="float" office:value="0.491717682043523">
            <text:p>0.49</text:p>
          </table:table-cell>
          <table:table-cell table:formula="of:=AVERAGE([.SP5:.ST5])" office:value-type="float" office:value="0.491717682043523">
            <text:p>0.49</text:p>
          </table:table-cell>
          <table:table-cell table:formula="of:=STDEV([.SP5:.ST5])" office:value-type="float" office:value="0">
            <text:p>0</text:p>
          </table:table-cell>
          <table:table-cell table:formula="of:=[.SV5]/[.SU5]" office:value-type="float" office:value="0">
            <text:p>0</text:p>
          </table:table-cell>
          <table:table-cell table:number-columns-repeated="5" office:value-type="float" office:value="0.563636363636364">
            <text:p>0.56</text:p>
          </table:table-cell>
          <table:table-cell table:formula="of:=AVERAGE([.SX5:.TB5])" office:value-type="float" office:value="0.563636363636364">
            <text:p>0.56</text:p>
          </table:table-cell>
          <table:table-cell table:formula="of:=STDEV([.SX5:.TB5])" office:value-type="float" office:value="0">
            <text:p>0</text:p>
          </table:table-cell>
          <table:table-cell table:formula="of:=[.TD5]/[.TC5]" office:value-type="float" office:value="0">
            <text:p>0</text:p>
          </table:table-cell>
          <table:table-cell table:number-columns-repeated="5" office:value-type="float" office:value="0.577028258887876">
            <text:p>0.58</text:p>
          </table:table-cell>
          <table:table-cell table:formula="of:=AVERAGE([.TF5:.TJ5])" office:value-type="float" office:value="0.577028258887876">
            <text:p>0.58</text:p>
          </table:table-cell>
          <table:table-cell table:formula="of:=STDEV([.TF5:.TJ5])" office:value-type="float" office:value="0">
            <text:p>0</text:p>
          </table:table-cell>
          <table:table-cell table:formula="of:=[.TL5]/[.TK5]" office:value-type="float" office:value="0">
            <text:p>0</text:p>
          </table:table-cell>
          <table:table-cell office:value-type="float" office:value="0.502">
            <text:p>0.5</text:p>
          </table:table-cell>
          <table:table-cell office:value-type="float" office:value="0.563">
            <text:p>0.56</text:p>
          </table:table-cell>
          <table:table-cell office:value-type="float" office:value="0.485">
            <text:p>0.49</text:p>
          </table:table-cell>
          <table:table-cell office:value-type="float" office:value="0.587">
            <text:p>0.59</text:p>
          </table:table-cell>
          <table:table-cell office:value-type="float" office:value="0.57">
            <text:p>0.57</text:p>
          </table:table-cell>
          <table:table-cell table:formula="of:=AVERAGE([.TN5:.TR5])" office:value-type="float" office:value="0.5414">
            <text:p>0.54</text:p>
          </table:table-cell>
          <table:table-cell table:formula="of:=STDEV([.TN5:.TR5])" office:value-type="float" office:value="0.0449922215499524">
            <text:p>0.04</text:p>
          </table:table-cell>
          <table:table-cell table:formula="of:=[.TT5]/[.TS5]" office:value-type="float" office:value="0.0831034753416188">
            <text:p>0.08</text:p>
          </table:table-cell>
          <table:table-cell table:number-columns-repeated="5" office:value-type="float" office:value="0">
            <text:p>0</text:p>
          </table:table-cell>
          <table:table-cell table:formula="of:=ABS([.TV5])" office:value-type="float" office:value="0">
            <text:p>0</text:p>
          </table:table-cell>
          <table:table-cell table:formula="of:=ABS([.TW5])" office:value-type="float" office:value="0">
            <text:p>0</text:p>
          </table:table-cell>
          <table:table-cell table:formula="of:=ABS([.TX5])" office:value-type="float" office:value="0">
            <text:p>0</text:p>
          </table:table-cell>
          <table:table-cell table:formula="of:=ABS([.TY5])" office:value-type="float" office:value="0">
            <text:p>0</text:p>
          </table:table-cell>
          <table:table-cell table:formula="of:=ABS([.TZ5])" office:value-type="float" office:value="0">
            <text:p>0</text:p>
          </table:table-cell>
          <table:table-cell table:formula="of:=AVERAGE([.UA5:.UE5])" office:value-type="float" office:value="0">
            <text:p>0</text:p>
          </table:table-cell>
          <table:table-cell table:formula="of:=STDEV([.UA5:.UE5])" office:value-type="float" office:value="0">
            <text:p>0</text:p>
          </table:table-cell>
          <table:table-cell table:formula="of:=IF([.UF5] = 0; 0; [.UG5]/[.UF5])" office:value-type="float" office:value="0">
            <text:p>0</text:p>
          </table:table-cell>
          <table:table-cell table:number-columns-repeated="5" office:value-type="float" office:value="0.577028258887876">
            <text:p>0.58</text:p>
          </table:table-cell>
          <table:table-cell table:formula="of:=AVERAGE([.UI5:.UM5])" office:value-type="float" office:value="0.577028258887876">
            <text:p>0.58</text:p>
          </table:table-cell>
          <table:table-cell table:formula="of:=STDEV([.UI5:.UM5])" office:value-type="float" office:value="0">
            <text:p>0</text:p>
          </table:table-cell>
          <table:table-cell table:formula="of:=[.UO5]/[.UN5]" office:value-type="float" office:value="0">
            <text:p>0</text:p>
          </table:table-cell>
          <table:table-cell table:number-columns-repeated="5" office:value-type="float" office:value="0.511008610324161">
            <text:p>0.51</text:p>
          </table:table-cell>
          <table:table-cell table:formula="of:=AVERAGE([.UQ5:.UU5])" office:value-type="float" office:value="0.511008610324161">
            <text:p>0.51</text:p>
          </table:table-cell>
          <table:table-cell table:formula="of:=STDEV([.UQ5:.UU5])" office:value-type="float" office:value="0">
            <text:p>0</text:p>
          </table:table-cell>
          <table:table-cell table:formula="of:=[.UW5]/[.UV5]" office:value-type="float" office:value="0">
            <text:p>0</text:p>
          </table:table-cell>
          <table:table-cell table:number-columns-repeated="5" office:value-type="float" office:value="0.556363636363636">
            <text:p>0.56</text:p>
          </table:table-cell>
          <table:table-cell table:formula="of:=AVERAGE([.UY5:.VC5])" office:value-type="float" office:value="0.556363636363636">
            <text:p>0.56</text:p>
          </table:table-cell>
          <table:table-cell table:formula="of:=STDEV([.UY5:.VC5])" office:value-type="float" office:value="0">
            <text:p>0</text:p>
          </table:table-cell>
          <table:table-cell table:formula="of:=[.VE5]/[.VD5]" office:value-type="float" office:value="0">
            <text:p>0</text:p>
          </table:table-cell>
          <table:table-cell table:number-columns-repeated="5" office:value-type="float" office:value="0.563354603463993">
            <text:p>0.56</text:p>
          </table:table-cell>
          <table:table-cell table:formula="of:=AVERAGE([.VG5:.VK5])" office:value-type="float" office:value="0.563354603463993">
            <text:p>0.56</text:p>
          </table:table-cell>
          <table:table-cell table:formula="of:=STDEV([.VG5:.VK5])" office:value-type="float" office:value="0">
            <text:p>0</text:p>
          </table:table-cell>
          <table:table-cell table:formula="of:=[.VM5]/[.VL5]" office:value-type="float" office:value="0">
            <text:p>0</text:p>
          </table:table-cell>
          <table:table-cell office:value-type="float" office:value="318.83">
            <text:p>318.83</text:p>
          </table:table-cell>
          <table:table-cell office:value-type="float" office:value="323.111">
            <text:p>323.11</text:p>
          </table:table-cell>
          <table:table-cell office:value-type="float" office:value="322.44">
            <text:p>322.44</text:p>
          </table:table-cell>
          <table:table-cell office:value-type="float" office:value="330.69">
            <text:p>330.69</text:p>
          </table:table-cell>
          <table:table-cell office:value-type="float" office:value="325.767">
            <text:p>325.77</text:p>
          </table:table-cell>
          <table:table-cell table:formula="of:=AVERAGE([.VO5:.VS5])" office:value-type="float" office:value="324.1676">
            <text:p>324.17</text:p>
          </table:table-cell>
          <table:table-cell table:formula="of:=STDEV([.VO5:.VS5])" office:value-type="float" office:value="4.40711814000941">
            <text:p>4.41</text:p>
          </table:table-cell>
          <table:table-cell table:formula="of:=[.VU5]/[.VT5]" office:value-type="float" office:value="0.0135951839110677">
            <text:p>0.01</text:p>
          </table:table-cell>
          <table:table-cell table:number-columns-repeated="5" office:value-type="float" office:value="0.563354603463993">
            <text:p>0.56</text:p>
          </table:table-cell>
          <table:table-cell table:formula="of:=AVERAGE([.VW5:.WA5])" office:value-type="float" office:value="0.563354603463993">
            <text:p>0.56</text:p>
          </table:table-cell>
          <table:table-cell table:formula="of:=STDEV([.VW5:.WA5])" office:value-type="float" office:value="0">
            <text:p>0</text:p>
          </table:table-cell>
          <table:table-cell table:formula="of:=[.WC5]/[.WB5]" office:value-type="float" office:value="0">
            <text:p>0</text:p>
          </table:table-cell>
          <table:table-cell table:number-columns-repeated="5" office:value-type="float" office:value="0.664875845333827">
            <text:p>0.66</text:p>
          </table:table-cell>
          <table:table-cell table:formula="of:=AVERAGE([.WE5:.WI5])" office:value-type="float" office:value="0.664875845333827">
            <text:p>0.66</text:p>
          </table:table-cell>
          <table:table-cell table:formula="of:=STDEV([.WE5:.WI5])" office:value-type="float" office:value="0">
            <text:p>0</text:p>
          </table:table-cell>
          <table:table-cell table:formula="of:=[.WK5]/[.WJ5]" office:value-type="float" office:value="0">
            <text:p>0</text:p>
          </table:table-cell>
          <table:table-cell table:number-columns-repeated="5" office:value-type="float" office:value="0.563354603463993">
            <text:p>0.56</text:p>
          </table:table-cell>
          <table:table-cell table:formula="of:=AVERAGE([.WM5:.WQ5])" office:value-type="float" office:value="0.563354603463993">
            <text:p>0.56</text:p>
          </table:table-cell>
          <table:table-cell table:formula="of:=STDEV([.WM5:.WQ5])" office:value-type="float" office:value="0">
            <text:p>0</text:p>
          </table:table-cell>
          <table:table-cell table:formula="of:=[.WS5]/[.WR5]" office:value-type="float" office:value="0">
            <text:p>0</text:p>
          </table:table-cell>
          <table:table-cell office:value-type="float" office:value="488.902">
            <text:p>488.9</text:p>
          </table:table-cell>
          <table:table-cell office:value-type="float" office:value="337.925">
            <text:p>337.93</text:p>
          </table:table-cell>
          <table:table-cell office:value-type="float" office:value="359.029">
            <text:p>359.03</text:p>
          </table:table-cell>
          <table:table-cell office:value-type="float" office:value="324.799">
            <text:p>324.8</text:p>
          </table:table-cell>
          <table:table-cell office:value-type="float" office:value="362.241">
            <text:p>362.24</text:p>
          </table:table-cell>
          <table:table-cell table:formula="of:=AVERAGE([.WU5:.WY5])" office:value-type="float" office:value="374.5792">
            <text:p>374.58</text:p>
          </table:table-cell>
          <table:table-cell table:formula="of:=STDEV([.WU5:.WY5])" office:value-type="float" office:value="65.7368640657584">
            <text:p>65.74</text:p>
          </table:table-cell>
          <table:table-cell table:formula="of:=[.XA5]/[.WZ5]" office:value-type="float" office:value="0.1754952332264">
            <text:p>0.18</text:p>
          </table:table-cell>
          <table:table-cell table:number-columns-repeated="5" office:value-type="float" office:value="0">
            <text:p>0</text:p>
          </table:table-cell>
          <table:table-cell table:formula="of:=ABS([.XC5])" office:value-type="float" office:value="0">
            <text:p>0</text:p>
          </table:table-cell>
          <table:table-cell table:formula="of:=ABS([.XD5])" office:value-type="float" office:value="0">
            <text:p>0</text:p>
          </table:table-cell>
          <table:table-cell table:formula="of:=ABS([.XE5])" office:value-type="float" office:value="0">
            <text:p>0</text:p>
          </table:table-cell>
          <table:table-cell table:formula="of:=ABS([.XF5])" office:value-type="float" office:value="0">
            <text:p>0</text:p>
          </table:table-cell>
          <table:table-cell table:formula="of:=ABS([.XG5])" office:value-type="float" office:value="0">
            <text:p>0</text:p>
          </table:table-cell>
          <table:table-cell table:formula="of:=AVERAGE([.XH5:.XL5])" office:value-type="float" office:value="0">
            <text:p>0</text:p>
          </table:table-cell>
          <table:table-cell table:formula="of:=STDEV([.XH5:.XL5])" office:value-type="float" office:value="0">
            <text:p>0</text:p>
          </table:table-cell>
          <table:table-cell table:formula="of:=[.XN5]/[.XM5]" office:value-type="float" office:value="0">
            <text:p>#DIV/0!</text:p>
          </table:table-cell>
          <table:table-cell table:number-columns-repeated="5" office:value-type="float" office:value="0.563354603463993">
            <text:p>0.56</text:p>
          </table:table-cell>
          <table:table-cell table:formula="of:=AVERAGE([.XP5:.XT5])" office:value-type="float" office:value="0.563354603463993">
            <text:p>0.56</text:p>
          </table:table-cell>
          <table:table-cell table:formula="of:=STDEV([.XP5:.XT5])" office:value-type="float" office:value="0">
            <text:p>0</text:p>
          </table:table-cell>
          <table:table-cell table:formula="of:=[.XV5]/[.XU5]" office:value-type="float" office:value="0">
            <text:p>0</text:p>
          </table:table-cell>
          <table:table-cell table:number-columns-repeated="5" office:value-type="float" office:value="0.664875845333827">
            <text:p>0.66</text:p>
          </table:table-cell>
          <table:table-cell table:formula="of:=AVERAGE([.XX5:.YB5])" office:value-type="float" office:value="0.664875845333827">
            <text:p>0.66</text:p>
          </table:table-cell>
          <table:table-cell table:formula="of:=STDEV([.XX5:.YB5])" office:value-type="float" office:value="0">
            <text:p>0</text:p>
          </table:table-cell>
          <table:table-cell table:formula="of:=[.YD5]/[.YC5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table:number-columns-repeated="5" office:value-type="float" office:value="0.848351648351648">
            <text:p>0.85</text:p>
          </table:table-cell>
          <table:table-cell table:formula="of:=AVERAGE([.C6:.G6])" office:value-type="float" office:value="0.848351648351648">
            <text:p>0.85</text:p>
          </table:table-cell>
          <table:table-cell table:formula="of:=STDEV([.C6:.G6])" office:value-type="float" office:value="0">
            <text:p>0</text:p>
          </table:table-cell>
          <table:table-cell table:formula="of:=[.I6]/[.H6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0.016">
            <text:p>0.02</text:p>
          </table:table-cell>
          <table:table-cell table:formula="of:=AVERAGE([.K6:.O6])" office:value-type="float" office:value="0.0032">
            <text:p>0</text:p>
          </table:table-cell>
          <table:table-cell table:formula="of:=STDEV([.K6:.O6])" office:value-type="float" office:value="0.00715541752799933">
            <text:p>0.01</text:p>
          </table:table-cell>
          <table:table-cell table:formula="of:=IF([.P6]=0; [.Q6]; [.Q6]/[.P6])" office:value-type="float" office:value="2.23606797749979">
            <text:p>2.24</text:p>
          </table:table-cell>
          <table:table-cell table:number-columns-repeated="5"/>
          <table:table-cell table:formula="of:=AVERAGE([.S6:.W6])" office:value-type="float" office:value="0">
            <text:p>#DIV/0!</text:p>
          </table:table-cell>
          <table:table-cell table:formula="of:=STDEV([.S6:.W6])" office:value-type="float" office:value="0">
            <text:p>#DIV/0!</text:p>
          </table:table-cell>
          <table:table-cell table:formula="of:=[.Y6]/[.X6]" office:value-type="float" office:value="0">
            <text:p>#DIV/0!</text:p>
          </table:table-cell>
          <table:table-cell table:number-columns-repeated="5" office:value-type="float" office:value="0.800905431900064">
            <text:p>0.8</text:p>
          </table:table-cell>
          <table:table-cell table:formula="of:=AVERAGE([.AA6:.AE6])" office:value-type="float" office:value="0.800905431900064">
            <text:p>0.8</text:p>
          </table:table-cell>
          <table:table-cell table:formula="of:=STDEV([.AA6:.AE6])" office:value-type="float" office:value="0">
            <text:p>0</text:p>
          </table:table-cell>
          <table:table-cell table:formula="of:=[.AG6]/[.AF6]" office:value-type="float" office:value="0">
            <text:p>0</text:p>
          </table:table-cell>
          <table:table-cell office:value-type="float" office:value="0.914285714285714">
            <text:p>0.91</text:p>
          </table:table-cell>
          <table:table-cell table:number-columns-repeated="4" office:value-type="float" office:value="0.916483516483516">
            <text:p>0.92</text:p>
          </table:table-cell>
          <table:table-cell table:formula="of:=AVERAGE([.AI6:.AM6])" office:value-type="float" office:value="0.916043956043956">
            <text:p>0.92</text:p>
          </table:table-cell>
          <table:table-cell table:formula="of:=STDEV([.AI6:.AM6])" office:value-type="float" office:value="0.000982887023076778">
            <text:p>0</text:p>
          </table:table-cell>
          <table:table-cell table:formula="of:=[.AO6]/[.AN6]" office:value-type="float" office:value="0.00107296927903055">
            <text:p>0</text:p>
          </table:table-cell>
          <table:table-cell office:value-type="float" office:value="0.015">
            <text:p>0.02</text:p>
          </table:table-cell>
          <table:table-cell table:number-columns-repeated="2"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office:value-type="float" office:value="0">
            <text:p>0</text:p>
          </table:table-cell>
          <table:table-cell table:formula="of:=AVERAGE([.AQ6:.AU6])" office:value-type="float" office:value="0.0124">
            <text:p>0.01</text:p>
          </table:table-cell>
          <table:table-cell table:formula="of:=STDEV([.AQ6:.AU6])" office:value-type="float" office:value="0.00694982014155762">
            <text:p>0.01</text:p>
          </table:table-cell>
          <table:table-cell table:formula="of:=IF([.AV6]=0; 0; [.AW6]/[.AV6])" office:value-type="float" office:value="0.560469366254647">
            <text:p>0.56</text:p>
          </table:table-cell>
          <table:table-cell table:number-columns-repeated="5"/>
          <table:table-cell table:formula="of:=AVERAGE([.AY6:.BC6])" office:value-type="float" office:value="0">
            <text:p>#DIV/0!</text:p>
          </table:table-cell>
          <table:table-cell table:formula="of:=STDEV([.AY6:.BC6])" office:value-type="float" office:value="0">
            <text:p>#DIV/0!</text:p>
          </table:table-cell>
          <table:table-cell table:formula="of:=[.BE6]/[.BD6]" office:value-type="float" office:value="0">
            <text:p>#DIV/0!</text:p>
          </table:table-cell>
          <table:table-cell office:value-type="float" office:value="0.879349441820043">
            <text:p>0.88</text:p>
          </table:table-cell>
          <table:table-cell table:number-columns-repeated="4" office:value-type="float" office:value="0.882152147471683">
            <text:p>0.88</text:p>
          </table:table-cell>
          <table:table-cell table:formula="of:=AVERAGE([.BG6:.BK6])" office:value-type="float" office:value="0.881591606341355">
            <text:p>0.88</text:p>
          </table:table-cell>
          <table:table-cell table:formula="of:=STDEV([.BG6:.BK6])" office:value-type="float" office:value="0.00125340807159797">
            <text:p>0</text:p>
          </table:table-cell>
          <table:table-cell table:formula="of:=[.BM6]/[.BL6]" office:value-type="float" office:value="0.00142175590441437">
            <text:p>0</text:p>
          </table:table-cell>
          <table:table-cell office:value-type="float" office:value="0.916483516483516">
            <text:p>0.92</text:p>
          </table:table-cell>
          <table:table-cell table:number-columns-repeated="2" office:value-type="float" office:value="0.914285714285714">
            <text:p>0.91</text:p>
          </table:table-cell>
          <table:table-cell table:number-columns-repeated="2" office:value-type="float" office:value="0.916483516483516">
            <text:p>0.92</text:p>
          </table:table-cell>
          <table:table-cell table:formula="of:=AVERAGE([.BO6:.BS6])" office:value-type="float" office:value="0.915604395604395">
            <text:p>0.92</text:p>
          </table:table-cell>
          <table:table-cell table:formula="of:=STDEV([.BO6:.BS6])" office:value-type="float" office:value="0.00120378584067063">
            <text:p>0</text:p>
          </table:table-cell>
          <table:table-cell table:formula="of:=[.BU6]/[.BT6]" office:value-type="float" office:value="0.00131474449713187">
            <text:p>0</text:p>
          </table:table-cell>
          <table:table-cell office:value-type="float" office:value="0.063">
            <text:p>0.06</text:p>
          </table:table-cell>
          <table:table-cell office:value-type="float" office:value="0.11">
            <text:p>0.11</text:p>
          </table:table-cell>
          <table:table-cell office:value-type="float" office:value="0.078">
            <text:p>0.08</text:p>
          </table:table-cell>
          <table:table-cell office:value-type="float" office:value="0.062">
            <text:p>0.06</text:p>
          </table:table-cell>
          <table:table-cell office:value-type="float" office:value="0.078">
            <text:p>0.08</text:p>
          </table:table-cell>
          <table:table-cell table:formula="of:=AVERAGE([.BW6:.CA6])" office:value-type="float" office:value="0.0782">
            <text:p>0.08</text:p>
          </table:table-cell>
          <table:table-cell table:formula="of:=STDEV([.BW6:.CA6])" office:value-type="float" office:value="0.0193958758502935">
            <text:p>0.02</text:p>
          </table:table-cell>
          <table:table-cell table:formula="of:=[.CC6]/[.CB6]" office:value-type="float" office:value="0.24802910294493">
            <text:p>0.25</text:p>
          </table:table-cell>
          <table:table-cell table:number-columns-repeated="5"/>
          <table:table-cell table:formula="of:=AVERAGE([.CE6:.CI6])" office:value-type="float" office:value="0">
            <text:p>#DIV/0!</text:p>
          </table:table-cell>
          <table:table-cell table:formula="of:=STDEV([.CE6:.CI6])" office:value-type="float" office:value="0">
            <text:p>#DIV/0!</text:p>
          </table:table-cell>
          <table:table-cell table:formula="of:=[.CK6]/[.CJ6]" office:value-type="float" office:value="0">
            <text:p>#DIV/0!</text:p>
          </table:table-cell>
          <table:table-cell office:value-type="float" office:value="0.882152147471683">
            <text:p>0.88</text:p>
          </table:table-cell>
          <table:table-cell table:number-columns-repeated="2" office:value-type="float" office:value="0.879349441820043">
            <text:p>0.88</text:p>
          </table:table-cell>
          <table:table-cell table:number-columns-repeated="2" office:value-type="float" office:value="0.882152147471683">
            <text:p>0.88</text:p>
          </table:table-cell>
          <table:table-cell table:formula="of:=AVERAGE([.CM6:.CQ6])" office:value-type="float" office:value="0.881031065211027">
            <text:p>0.88</text:p>
          </table:table-cell>
          <table:table-cell table:formula="of:=STDEV([.CM6:.CQ6])" office:value-type="float" office:value="0.00153510510745043">
            <text:p>0</text:p>
          </table:table-cell>
          <table:table-cell table:formula="of:=[.CS6]/[.CR6]" office:value-type="float" office:value="0.00174239611753388">
            <text:p>0</text:p>
          </table:table-cell>
          <table:table-cell office:value-type="float" office:value="0.848351648351648">
            <text:p>0.85</text:p>
          </table:table-cell>
          <table:table-cell office:value-type="float" office:value="0.914285714285714">
            <text:p>0.91</text:p>
          </table:table-cell>
          <table:table-cell office:value-type="float" office:value="0.916483516483516">
            <text:p>0.92</text:p>
          </table:table-cell>
          <table:table-cell office:value-type="float" office:value="0.914285714285714">
            <text:p>0.91</text:p>
          </table:table-cell>
          <table:table-cell office:value-type="float" office:value="0.916483516483516">
            <text:p>0.92</text:p>
          </table:table-cell>
          <table:table-cell table:formula="of:=AVERAGE([.CU6:.CY6])" office:value-type="float" office:value="0.901978021978021">
            <text:p>0.9</text:p>
          </table:table-cell>
          <table:table-cell table:formula="of:=STDEV([.CU6:.CY6])" office:value-type="float" office:value="0.0299981885698742">
            <text:p>0.03</text:p>
          </table:table-cell>
          <table:table-cell table:formula="of:=[.DA6]/[.CZ6]" office:value-type="float" office:value="0.033258225631805">
            <text:p>0.03</text:p>
          </table:table-cell>
          <table:table-cell office:value-type="float" office:value="0.609">
            <text:p>0.61</text:p>
          </table:table-cell>
          <table:table-cell office:value-type="float" office:value="0.421">
            <text:p>0.42</text:p>
          </table:table-cell>
          <table:table-cell office:value-type="float" office:value="0.406">
            <text:p>0.41</text:p>
          </table:table-cell>
          <table:table-cell office:value-type="float" office:value="1.906">
            <text:p>1.91</text:p>
          </table:table-cell>
          <table:table-cell office:value-type="float" office:value="0.39">
            <text:p>0.39</text:p>
          </table:table-cell>
          <table:table-cell table:formula="of:=AVERAGE([.DC6:.DG6])" office:value-type="float" office:value="0.7464">
            <text:p>0.75</text:p>
          </table:table-cell>
          <table:table-cell table:formula="of:=STDEV([.DC6:.DG6])" office:value-type="float" office:value="0.654279985938742">
            <text:p>0.65</text:p>
          </table:table-cell>
          <table:table-cell table:formula="of:=[.DI6]/[.DH6]" office:value-type="float" office:value="0.876580902919">
            <text:p>0.8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BS([.DK6])" office:value-type="float" office:value="0.5">
            <text:p>0.5</text:p>
          </table:table-cell>
          <table:table-cell table:formula="of:=ABS([.DL6])" office:value-type="float" office:value="0">
            <text:p>0</text:p>
          </table:table-cell>
          <table:table-cell table:formula="of:=ABS([.DM6])" office:value-type="float" office:value="0">
            <text:p>0</text:p>
          </table:table-cell>
          <table:table-cell table:formula="of:=ABS([.DN6])" office:value-type="float" office:value="2">
            <text:p>2</text:p>
          </table:table-cell>
          <table:table-cell table:formula="of:=ABS([.DO6])" office:value-type="float" office:value="0">
            <text:p>0</text:p>
          </table:table-cell>
          <table:table-cell table:formula="of:=AVERAGE([.DP6:.DT6])" office:value-type="float" office:value="0.5">
            <text:p>0.5</text:p>
          </table:table-cell>
          <table:table-cell table:formula="of:=STDEV([.DP6:.DT6])" office:value-type="float" office:value="0.866025403784439">
            <text:p>0.87</text:p>
          </table:table-cell>
          <table:table-cell table:formula="of:=IF([.DU6] = 0; 0; [.DV6]/[.DU6])" office:value-type="float" office:value="1.73205080756888">
            <text:p>1.73</text:p>
          </table:table-cell>
          <table:table-cell table:number-columns-repeated="5"/>
          <table:table-cell table:formula="of:=AVERAGE([.DX6:.EB6])" office:value-type="float" office:value="0">
            <text:p>#DIV/0!</text:p>
          </table:table-cell>
          <table:table-cell table:formula="of:=STDEV([.DX6:.EB6])" office:value-type="float" office:value="0">
            <text:p>#DIV/0!</text:p>
          </table:table-cell>
          <table:table-cell table:formula="of:=[.ED6]/[.EC6]" office:value-type="float" office:value="0">
            <text:p>#DIV/0!</text:p>
          </table:table-cell>
          <table:table-cell office:value-type="float" office:value="0.44240192583617">
            <text:p>0.44</text:p>
          </table:table-cell>
          <table:table-cell office:value-type="float" office:value="0.879349441820043">
            <text:p>0.88</text:p>
          </table:table-cell>
          <table:table-cell office:value-type="float" office:value="0.882152147471683">
            <text:p>0.88</text:p>
          </table:table-cell>
          <table:table-cell office:value-type="float" office:value="0.257869578121463">
            <text:p>0.26</text:p>
          </table:table-cell>
          <table:table-cell office:value-type="float" office:value="0.882152147471683">
            <text:p>0.88</text:p>
          </table:table-cell>
          <table:table-cell table:formula="of:=AVERAGE([.EF6:.EJ6])" office:value-type="float" office:value="0.668785048144208">
            <text:p>0.67</text:p>
          </table:table-cell>
          <table:table-cell table:formula="of:=STDEV([.EF6:.EJ6])" office:value-type="float" office:value="0.298114593573035">
            <text:p>0.3</text:p>
          </table:table-cell>
          <table:table-cell table:formula="of:=[.EL6]/[.EK6]" office:value-type="float" office:value="0.445755470162295">
            <text:p>0.45</text:p>
          </table:table-cell>
          <table:table-cell table:number-columns-repeated="5"/>
          <table:table-cell table:formula="of:=AVERAGE([.EN6:.ER20])" office:value-type="float" office:value="0">
            <text:p>#DIV/0!</text:p>
          </table:table-cell>
          <table:table-cell table:formula="of:=STDEV([.EN6:.ER6])" office:value-type="float" office:value="0">
            <text:p>#DIV/0!</text:p>
          </table:table-cell>
          <table:table-cell table:formula="of:=[.ET6]/[.ES6]" office:value-type="float" office:value="0">
            <text:p>#DIV/0!</text:p>
          </table:table-cell>
          <table:table-cell office:value-type="float" office:value="0.033">
            <text:p>0.03</text:p>
          </table:table-cell>
          <table:table-cell office:value-type="float" office:value="0.034">
            <text:p>0.03</text:p>
          </table:table-cell>
          <table:table-cell office:value-type="float" office:value="0.03">
            <text:p>0.03</text:p>
          </table:table-cell>
          <table:table-cell office:value-type="float" office:value="0.023">
            <text:p>0.02</text:p>
          </table:table-cell>
          <table:table-cell office:value-type="float" office:value="0.043">
            <text:p>0.04</text:p>
          </table:table-cell>
          <table:table-cell table:formula="of:=AVERAGE([.EV6:.EZ6])" office:value-type="float" office:value="0.0326">
            <text:p>0.03</text:p>
          </table:table-cell>
          <table:table-cell table:formula="of:=STDEV([.EV6:.EZ6])" office:value-type="float" office:value="0.00723187389270582">
            <text:p>0.01</text:p>
          </table:table-cell>
          <table:table-cell table:formula="of:=[.FB6]/[.FA6]" office:value-type="float" office:value="0.221836622475639">
            <text:p>0.22</text:p>
          </table:table-cell>
          <table:table-cell table:number-columns-repeated="5" office:value-type="float" office:value="0">
            <text:p>0</text:p>
          </table:table-cell>
          <table:table-cell table:formula="of:=ABS([.FD6])" office:value-type="float" office:value="0">
            <text:p>0</text:p>
          </table:table-cell>
          <table:table-cell table:formula="of:=ABS([.FE6])" office:value-type="float" office:value="0">
            <text:p>0</text:p>
          </table:table-cell>
          <table:table-cell table:formula="of:=ABS([.FF6])" office:value-type="float" office:value="0">
            <text:p>0</text:p>
          </table:table-cell>
          <table:table-cell table:formula="of:=ABS([.FG6])" office:value-type="float" office:value="0">
            <text:p>0</text:p>
          </table:table-cell>
          <table:table-cell table:formula="of:=ABS([.FH6])" office:value-type="float" office:value="0">
            <text:p>0</text:p>
          </table:table-cell>
          <table:table-cell table:formula="of:=AVERAGE([.FI6:.FM6])" office:value-type="float" office:value="0">
            <text:p>0</text:p>
          </table:table-cell>
          <table:table-cell table:formula="of:=STDEV([.FI6:.FM6])" office:value-type="float" office:value="0">
            <text:p>0</text:p>
          </table:table-cell>
          <table:table-cell table:formula="of:=IF([.FN6] = 0; 0; [.FO6]/[.FN6])" office:value-type="float" office:value="0">
            <text:p>0</text:p>
          </table:table-cell>
          <table:table-cell table:number-columns-repeated="5"/>
          <table:table-cell table:formula="of:=AVERAGE([.FQ6:.FU6])" office:value-type="float" office:value="0">
            <text:p>#DIV/0!</text:p>
          </table:table-cell>
          <table:table-cell table:formula="of:=STDEV([.FQ6:.FU6])" office:value-type="float" office:value="0">
            <text:p>#DIV/0!</text:p>
          </table:table-cell>
          <table:table-cell table:formula="of:=[.FW6]/[.FV6]" office:value-type="float" office:value="0">
            <text:p>#DIV/0!</text:p>
          </table:table-cell>
          <table:table-cell table:number-columns-repeated="2" office:value-type="float" office:value="0.879349441820043">
            <text:p>0.88</text:p>
          </table:table-cell>
          <table:table-cell table:number-columns-repeated="2" office:value-type="float" office:value="0.882152147471683">
            <text:p>0.88</text:p>
          </table:table-cell>
          <table:table-cell office:value-type="float" office:value="0.879349441820043">
            <text:p>0.88</text:p>
          </table:table-cell>
          <table:table-cell table:formula="of:=AVERAGE([.FY6:.GC6])" office:value-type="float" office:value="0.880470524080699">
            <text:p>0.88</text:p>
          </table:table-cell>
          <table:table-cell table:formula="of:=STDEV([.FY6:.GC6])" office:value-type="float" office:value="0.00153510510745043">
            <text:p>0</text:p>
          </table:table-cell>
          <table:table-cell table:formula="of:=[.GE6]/[.GD6]" office:value-type="float" office:value="0.00174350539338411">
            <text:p>0</text:p>
          </table:table-cell>
          <table:table-cell office:value-type="float" office:value="0.916483516483516">
            <text:p>0.92</text:p>
          </table:table-cell>
          <table:table-cell office:value-type="float" office:value="0.843956043956044">
            <text:p>0.84</text:p>
          </table:table-cell>
          <table:table-cell table:number-columns-repeated="2" office:value-type="float" office:value="0.916483516483516">
            <text:p>0.92</text:p>
          </table:table-cell>
          <table:table-cell office:value-type="float" office:value="0.914285714285714">
            <text:p>0.91</text:p>
          </table:table-cell>
          <table:table-cell table:formula="of:=AVERAGE([.GG6:.GK6])" office:value-type="float" office:value="0.901538461538461">
            <text:p>0.9</text:p>
          </table:table-cell>
          <table:table-cell table:formula="of:=STDEV([.GG6:.GK6])" office:value-type="float" office:value="0.032203614972431">
            <text:p>0.03</text:p>
          </table:table-cell>
          <table:table-cell table:formula="of:=[.GM6]/[.GL6]" office:value-type="float" office:value="0.0357207333311948">
            <text:p>0.04</text:p>
          </table:table-cell>
          <table:table-cell table:number-columns-repeated="2" office:value-type="float" office:value="0.032">
            <text:p>0.03</text:p>
          </table:table-cell>
          <table:table-cell table:number-columns-repeated="2" office:value-type="float" office:value="0.016">
            <text:p>0.02</text:p>
          </table:table-cell>
          <table:table-cell office:value-type="float" office:value="0.031">
            <text:p>0.03</text:p>
          </table:table-cell>
          <table:table-cell table:formula="of:=AVERAGE([.GO6:.GS6])" office:value-type="float" office:value="0.0254">
            <text:p>0.03</text:p>
          </table:table-cell>
          <table:table-cell table:formula="of:=STDEV([.GO6:.GS6])" office:value-type="float" office:value="0.00859069263796581">
            <text:p>0.01</text:p>
          </table:table-cell>
          <table:table-cell table:formula="of:=IF([.GT6]=0;0;[.GU6]/[.GT6])" office:value-type="float" office:value="0.338216245589205">
            <text:p>0.3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formula="of:=ABS([.GW6])" office:value-type="float" office:value="0">
            <text:p>0</text:p>
          </table:table-cell>
          <table:table-cell table:formula="of:=ABS([.GX6])" office:value-type="float" office:value="0.5">
            <text:p>0.5</text:p>
          </table:table-cell>
          <table:table-cell table:formula="of:=ABS([.GY6])" office:value-type="float" office:value="0">
            <text:p>0</text:p>
          </table:table-cell>
          <table:table-cell table:formula="of:=ABS([.GZ6])" office:value-type="float" office:value="0">
            <text:p>0</text:p>
          </table:table-cell>
          <table:table-cell table:formula="of:=ABS([.HA6])" office:value-type="float" office:value="0">
            <text:p>0</text:p>
          </table:table-cell>
          <table:table-cell table:formula="of:=AVERAGE([.HB6:.HF6])" office:value-type="float" office:value="0.1">
            <text:p>0.1</text:p>
          </table:table-cell>
          <table:table-cell table:formula="of:=STDEV([.HB6:.HF6])" office:value-type="float" office:value="0.223606797749979">
            <text:p>0.22</text:p>
          </table:table-cell>
          <table:table-cell table:formula="of:=[.HH6]/[.HG6]" office:value-type="float" office:value="2.23606797749979">
            <text:p>2.24</text:p>
          </table:table-cell>
          <table:table-cell office:value-type="float" office:value="0.916483516483516">
            <text:p>0.92</text:p>
          </table:table-cell>
          <table:table-cell office:value-type="float" office:value="0.698901098901099">
            <text:p>0.7</text:p>
          </table:table-cell>
          <table:table-cell table:number-columns-repeated="2" office:value-type="float" office:value="0.916483516483516">
            <text:p>0.92</text:p>
          </table:table-cell>
          <table:table-cell office:value-type="float" office:value="0.914285714285714">
            <text:p>0.91</text:p>
          </table:table-cell>
          <table:table-cell table:formula="of:=AVERAGE([.HJ6:.HN6])" office:value-type="float" office:value="0.872527472527472">
            <text:p>0.87</text:p>
          </table:table-cell>
          <table:table-cell table:formula="of:=STDEV([.HJ6:.HN6])" office:value-type="float" office:value="0.0970647590196639">
            <text:p>0.1</text:p>
          </table:table-cell>
          <table:table-cell table:formula="of:=[.HP6]/[.HO6]" office:value-type="float" office:value="0.111245504669892">
            <text:p>0.11</text:p>
          </table:table-cell>
          <table:table-cell office:value-type="float" office:value="0.882152147471683">
            <text:p>0.88</text:p>
          </table:table-cell>
          <table:table-cell office:value-type="float" office:value="0.472229284981953">
            <text:p>0.47</text:p>
          </table:table-cell>
          <table:table-cell table:number-columns-repeated="2" office:value-type="float" office:value="0.882152147471683">
            <text:p>0.88</text:p>
          </table:table-cell>
          <table:table-cell office:value-type="float" office:value="0.879349441820043">
            <text:p>0.88</text:p>
          </table:table-cell>
          <table:table-cell table:formula="of:=AVERAGE([.HR6:.HV6])" office:value-type="float" office:value="0.799607033843409">
            <text:p>0.8</text:p>
          </table:table-cell>
          <table:table-cell table:formula="of:=STDEV([.HR6:.HV6])" office:value-type="float" office:value="0.183013749094993">
            <text:p>0.18</text:p>
          </table:table-cell>
          <table:table-cell table:formula="of:=[.HX6]/[.HW6]" office:value-type="float" office:value="0.228879613796436">
            <text:p>0.23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HZ6:.ID6])" office:value-type="float" office:value="0.920879120879121">
            <text:p>0.92</text:p>
          </table:table-cell>
          <table:table-cell table:formula="of:=STDEV([.HZ6:.ID6])" office:value-type="float" office:value="0">
            <text:p>0</text:p>
          </table:table-cell>
          <table:table-cell table:formula="of:=[.IF6]/[.IE6]" office:value-type="float" office:value="0">
            <text:p>0</text:p>
          </table:table-cell>
          <table:table-cell office:value-type="float" office:value="0.658">
            <text:p>0.66</text:p>
          </table:table-cell>
          <table:table-cell office:value-type="float" office:value="0.707">
            <text:p>0.71</text:p>
          </table:table-cell>
          <table:table-cell office:value-type="float" office:value="0.719">
            <text:p>0.72</text:p>
          </table:table-cell>
          <table:table-cell office:value-type="float" office:value="0.716">
            <text:p>0.72</text:p>
          </table:table-cell>
          <table:table-cell office:value-type="float" office:value="0.695">
            <text:p>0.7</text:p>
          </table:table-cell>
          <table:table-cell table:formula="of:=AVERAGE([.IH6:.IL6])" office:value-type="float" office:value="0.699">
            <text:p>0.7</text:p>
          </table:table-cell>
          <table:table-cell table:formula="of:=STDEV([.IH6:.IL6])" office:value-type="float" office:value="0.0247487373415291">
            <text:p>0.02</text:p>
          </table:table-cell>
          <table:table-cell table:formula="of:=[.IN6]/[.IM6]" office:value-type="float" office:value="0.0354059189435324">
            <text:p>0.04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IP6:.IT6])" office:value-type="float" office:value="0.920879120879121">
            <text:p>0.92</text:p>
          </table:table-cell>
          <table:table-cell table:formula="of:=STDEV([.IP6:.IT6])" office:value-type="float" office:value="0">
            <text:p>0</text:p>
          </table:table-cell>
          <table:table-cell table:formula="of:=[.IV6]/[.IU6]" office:value-type="float" office:value="0">
            <text:p>0</text:p>
          </table:table-cell>
          <table:table-cell table:number-columns-repeated="5" office:value-type="float" office:value="0.887715837029076">
            <text:p>0.89</text:p>
          </table:table-cell>
          <table:table-cell table:formula="of:=AVERAGE([.IX6:.JB6])" office:value-type="float" office:value="0.887715837029076">
            <text:p>0.89</text:p>
          </table:table-cell>
          <table:table-cell table:formula="of:=STDEV([.IX6:.JB6])" office:value-type="float" office:value="0">
            <text:p>0</text:p>
          </table:table-cell>
          <table:table-cell table:formula="of:=[.JD6]/[.JC6]" office:value-type="float" office:value="0">
            <text:p>0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JF6:.JJ6])" office:value-type="float" office:value="0.920879120879121">
            <text:p>0.92</text:p>
          </table:table-cell>
          <table:table-cell table:formula="of:=STDEV([.JF6:.JJ6])" office:value-type="float" office:value="0">
            <text:p>0</text:p>
          </table:table-cell>
          <table:table-cell table:formula="of:=[.JL6]/[.JK6]" office:value-type="float" office:value="0">
            <text:p>0</text:p>
          </table:table-cell>
          <table:table-cell office:value-type="float" office:value="1.547">
            <text:p>1.55</text:p>
          </table:table-cell>
          <table:table-cell office:value-type="float" office:value="1.523">
            <text:p>1.52</text:p>
          </table:table-cell>
          <table:table-cell office:value-type="float" office:value="1.436">
            <text:p>1.44</text:p>
          </table:table-cell>
          <table:table-cell office:value-type="float" office:value="1.49">
            <text:p>1.49</text:p>
          </table:table-cell>
          <table:table-cell office:value-type="float" office:value="1.462">
            <text:p>1.46</text:p>
          </table:table-cell>
          <table:table-cell table:formula="of:=AVERAGE([.JN6:.JR6])" office:value-type="float" office:value="1.4916">
            <text:p>1.49</text:p>
          </table:table-cell>
          <table:table-cell table:formula="of:=STDEV([.JN6:.JR6])" office:value-type="float" office:value="0.0447917403100171">
            <text:p>0.04</text:p>
          </table:table-cell>
          <table:table-cell table:formula="of:=[.JT6]/[.JS6]" office:value-type="float" office:value="0.0300293244234494">
            <text:p>0.03</text:p>
          </table:table-cell>
          <table:table-cell table:number-columns-repeated="5" office:value-type="float" office:value="0">
            <text:p>0</text:p>
          </table:table-cell>
          <table:table-cell table:formula="of:=ABS([.JV6])" office:value-type="float" office:value="0">
            <text:p>0</text:p>
          </table:table-cell>
          <table:table-cell table:formula="of:=ABS([.JW6])" office:value-type="float" office:value="0">
            <text:p>0</text:p>
          </table:table-cell>
          <table:table-cell table:formula="of:=ABS([.JX6])" office:value-type="float" office:value="0">
            <text:p>0</text:p>
          </table:table-cell>
          <table:table-cell table:formula="of:=ABS([.JY6])" office:value-type="float" office:value="0">
            <text:p>0</text:p>
          </table:table-cell>
          <table:table-cell table:formula="of:=ABS([.JZ6])" office:value-type="float" office:value="0">
            <text:p>0</text:p>
          </table:table-cell>
          <table:table-cell table:formula="of:=AVERAGE([.KA6:.KE6])" office:value-type="float" office:value="0">
            <text:p>0</text:p>
          </table:table-cell>
          <table:table-cell table:formula="of:=STDEV([.KA6:.KE6])" office:value-type="float" office:value="0">
            <text:p>0</text:p>
          </table:table-cell>
          <table:table-cell table:formula="of:=IF([.KF6] = 0; 0; [.KG6]/[.KF6])" office:value-type="float" office:value="0">
            <text:p>0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KI6:.KM6])" office:value-type="float" office:value="0.920879120879121">
            <text:p>0.92</text:p>
          </table:table-cell>
          <table:table-cell table:formula="of:=STDEV([.KI6:.KM6])" office:value-type="float" office:value="0">
            <text:p>0</text:p>
          </table:table-cell>
          <table:table-cell table:formula="of:=[.KO6]/[.KN6]" office:value-type="float" office:value="0">
            <text:p>0</text:p>
          </table:table-cell>
          <table:table-cell table:number-columns-repeated="5" office:value-type="float" office:value="0.887715837029076">
            <text:p>0.89</text:p>
          </table:table-cell>
          <table:table-cell table:formula="of:=AVERAGE([.KQ6:.KU6])" office:value-type="float" office:value="0.887715837029076">
            <text:p>0.89</text:p>
          </table:table-cell>
          <table:table-cell table:formula="of:=STDEV([.KQ6:.KU6])" office:value-type="float" office:value="0">
            <text:p>0</text:p>
          </table:table-cell>
          <table:table-cell table:formula="of:=[.KW6]/[.KV6]" office:value-type="float" office:value="0">
            <text:p>0</text:p>
          </table:table-cell>
          <table:table-cell table:number-columns-repeated="5" office:value-type="float" office:value="0.923076923076923">
            <text:p>0.92</text:p>
          </table:table-cell>
          <table:table-cell table:formula="of:=AVERAGE([.KY6:.LC6])" office:value-type="float" office:value="0.923076923076923">
            <text:p>0.92</text:p>
          </table:table-cell>
          <table:table-cell table:formula="of:=STDEV([.KY6:.LC6])" office:value-type="float" office:value="0">
            <text:p>0</text:p>
          </table:table-cell>
          <table:table-cell table:formula="of:=[.LE6]/[.LD6]" office:value-type="float" office:value="0">
            <text:p>0</text:p>
          </table:table-cell>
          <table:table-cell office:value-type="float" office:value="0.802">
            <text:p>0.8</text:p>
          </table:table-cell>
          <table:table-cell office:value-type="float" office:value="0.838">
            <text:p>0.84</text:p>
          </table:table-cell>
          <table:table-cell office:value-type="float" office:value="0.794">
            <text:p>0.79</text:p>
          </table:table-cell>
          <table:table-cell office:value-type="float" office:value="0.834">
            <text:p>0.83</text:p>
          </table:table-cell>
          <table:table-cell office:value-type="float" office:value="0.795">
            <text:p>0.8</text:p>
          </table:table-cell>
          <table:table-cell table:formula="of:=AVERAGE([.LG6:.LK6])" office:value-type="float" office:value="0.8126">
            <text:p>0.81</text:p>
          </table:table-cell>
          <table:table-cell table:formula="of:=STDEV([.LG6:.LK6])" office:value-type="float" office:value="0.0216286846571861">
            <text:p>0.02</text:p>
          </table:table-cell>
          <table:table-cell table:formula="of:=IF([.LL6]=0; [.LM6]; [.LM6]/[.LL6])" office:value-type="float" office:value="0.026616643683468">
            <text:p>0.03</text:p>
          </table:table-cell>
          <table:table-cell table:number-columns-repeated="5" office:value-type="float" office:value="0.923076923076923">
            <text:p>0.92</text:p>
          </table:table-cell>
          <table:table-cell table:formula="of:=AVERAGE([.LO6:.LS6])" office:value-type="float" office:value="0.923076923076923">
            <text:p>0.92</text:p>
          </table:table-cell>
          <table:table-cell table:formula="of:=STDEV([.LO6:.LS6])" office:value-type="float" office:value="0">
            <text:p>0</text:p>
          </table:table-cell>
          <table:table-cell table:formula="of:=[.LU6]/[.LT6]" office:value-type="float" office:value="0">
            <text:p>0</text:p>
          </table:table-cell>
          <table:table-cell table:number-columns-repeated="5" office:value-type="float" office:value="0.890712523832015">
            <text:p>0.89</text:p>
          </table:table-cell>
          <table:table-cell table:formula="of:=AVERAGE([.LW6:.MA6])" office:value-type="float" office:value="0.890712523832015">
            <text:p>0.89</text:p>
          </table:table-cell>
          <table:table-cell table:formula="of:=STDEV([.LW6:.MA6])" office:value-type="float" office:value="0">
            <text:p>0</text:p>
          </table:table-cell>
          <table:table-cell table:formula="of:=[.MC6]/[.MB6]" office:value-type="float" office:value="0">
            <text:p>0</text:p>
          </table:table-cell>
          <table:table-cell table:number-columns-repeated="5" office:value-type="float" office:value="0.923076923076923">
            <text:p>0.92</text:p>
          </table:table-cell>
          <table:table-cell table:formula="of:=AVERAGE([.ME6:.MI6])" office:value-type="float" office:value="0.923076923076923">
            <text:p>0.92</text:p>
          </table:table-cell>
          <table:table-cell table:formula="of:=STDEV([.ME6:.MI6])" office:value-type="float" office:value="0">
            <text:p>0</text:p>
          </table:table-cell>
          <table:table-cell table:formula="of:=[.MK6]/[.MJ6]" office:value-type="float" office:value="0">
            <text:p>0</text:p>
          </table:table-cell>
          <table:table-cell office:value-type="float" office:value="2.971">
            <text:p>2.97</text:p>
          </table:table-cell>
          <table:table-cell table:number-columns-repeated="2" office:value-type="float" office:value="6.874">
            <text:p>6.87</text:p>
          </table:table-cell>
          <table:table-cell office:value-type="float" office:value="7.102">
            <text:p>7.1</text:p>
          </table:table-cell>
          <table:table-cell office:value-type="float" office:value="6.821">
            <text:p>6.82</text:p>
          </table:table-cell>
          <table:table-cell table:formula="of:=AVERAGE([.MM6:.MQ6])" office:value-type="float" office:value="6.1284">
            <text:p>6.13</text:p>
          </table:table-cell>
          <table:table-cell table:formula="of:=STDEV([.MM6:.MQ6])" office:value-type="float" office:value="1.76837532780799">
            <text:p>1.77</text:p>
          </table:table-cell>
          <table:table-cell table:formula="of:=[.MS6]/[.MR6]" office:value-type="float" office:value="0.288554162229617">
            <text:p>0.29</text:p>
          </table:table-cell>
          <table:table-cell table:number-columns-repeated="5" office:value-type="float" office:value="0">
            <text:p>0</text:p>
          </table:table-cell>
          <table:table-cell table:formula="of:=ABS([.MU6])" office:value-type="float" office:value="0">
            <text:p>0</text:p>
          </table:table-cell>
          <table:table-cell table:formula="of:=ABS([.MV6])" office:value-type="float" office:value="0">
            <text:p>0</text:p>
          </table:table-cell>
          <table:table-cell table:formula="of:=ABS([.MW6])" office:value-type="float" office:value="0">
            <text:p>0</text:p>
          </table:table-cell>
          <table:table-cell table:formula="of:=ABS([.MX6])" office:value-type="float" office:value="0">
            <text:p>0</text:p>
          </table:table-cell>
          <table:table-cell table:formula="of:=ABS([.MY6])" office:value-type="float" office:value="0">
            <text:p>0</text:p>
          </table:table-cell>
          <table:table-cell table:formula="of:=AVERAGE([.MZ6:.ND6])" office:value-type="float" office:value="0">
            <text:p>0</text:p>
          </table:table-cell>
          <table:table-cell table:formula="of:=STDEV([.MZ6:.ND6])" office:value-type="float" office:value="0">
            <text:p>0</text:p>
          </table:table-cell>
          <table:table-cell table:formula="of:=IF([.NE6] = 0; 0; [.NF6]/[.NE6])" office:value-type="float" office:value="0">
            <text:p>0</text:p>
          </table:table-cell>
          <table:table-cell table:number-columns-repeated="5" office:value-type="float" office:value="0.923076923076923">
            <text:p>0.92</text:p>
          </table:table-cell>
          <table:table-cell table:formula="of:=AVERAGE([.NH6:.NL6])" office:value-type="float" office:value="0.923076923076923">
            <text:p>0.92</text:p>
          </table:table-cell>
          <table:table-cell table:formula="of:=STDEV([.NH6:.NL6])" office:value-type="float" office:value="0">
            <text:p>0</text:p>
          </table:table-cell>
          <table:table-cell table:formula="of:=[.NN6]/[.NM6]" office:value-type="float" office:value="0">
            <text:p>0</text:p>
          </table:table-cell>
          <table:table-cell table:number-columns-repeated="5" office:value-type="float" office:value="0.890712523832015">
            <text:p>0.89</text:p>
          </table:table-cell>
          <table:table-cell table:formula="of:=AVERAGE([.NP6:.NT6])" office:value-type="float" office:value="0.890712523832015">
            <text:p>0.89</text:p>
          </table:table-cell>
          <table:table-cell table:formula="of:=STDEV([.NP6:.NT6])" office:value-type="float" office:value="0">
            <text:p>0</text:p>
          </table:table-cell>
          <table:table-cell table:formula="of:=[.NV6]/[.NU6]" office:value-type="float" office:value="0">
            <text:p>0</text:p>
          </table:table-cell>
          <table:table-cell office:value-type="float" office:value="0.918681318681319">
            <text:p>0.92</text:p>
          </table:table-cell>
          <table:table-cell office:value-type="float" office:value="0.936263736263736">
            <text:p>0.94</text:p>
          </table:table-cell>
          <table:table-cell office:value-type="float" office:value="0.949450549450549">
            <text:p>0.95</text:p>
          </table:table-cell>
          <table:table-cell table:formula="of:=AVERAGE([.NX6:.NZ6])" office:value-type="float" office:value="0.934798534798535">
            <text:p>0.93</text:p>
          </table:table-cell>
          <table:table-cell table:formula="of:=STDEV([.NX6:.NZ6])" office:value-type="float" office:value="0.0154368553155348">
            <text:p>0.02</text:p>
          </table:table-cell>
          <table:table-cell table:formula="of:=[.OB6]/[.OA6]" office:value-type="float" office:value="0.0165135638759443">
            <text:p>0.02</text:p>
          </table:table-cell>
          <table:table-cell office:value-type="float" office:value="511.896">
            <text:p>511.9</text:p>
          </table:table-cell>
          <table:table-cell office:value-type="float" office:value="771.219">
            <text:p>771.22</text:p>
          </table:table-cell>
          <table:table-cell office:value-type="float" office:value="785.259">
            <text:p>785.26</text:p>
          </table:table-cell>
          <table:table-cell table:formula="of:=AVERAGE([.OD6:.OF6])" office:value-type="float" office:value="689.458">
            <text:p>689.46</text:p>
          </table:table-cell>
          <table:table-cell table:formula="of:=STDEV([.OD6:.OF6])" office:value-type="float" office:value="153.93335662877">
            <text:p>153.93</text:p>
          </table:table-cell>
          <table:table-cell table:formula="of:=[.OH6]/[.OG6]" office:value-type="float" office:value="0.223267199203968">
            <text:p>0.22</text:p>
          </table:table-cell>
          <table:table-cell table:number-columns-repeated="3" office:value-type="float" office:value="1.5">
            <text:p>1.5</text:p>
          </table:table-cell>
          <table:table-cell table:formula="of:=ABS([.OJ6])" office:value-type="float" office:value="1.5">
            <text:p>1.5</text:p>
          </table:table-cell>
          <table:table-cell table:formula="of:=ABS([.OK6])" office:value-type="float" office:value="1.5">
            <text:p>1.5</text:p>
          </table:table-cell>
          <table:table-cell table:formula="of:=ABS([.OL6])" office:value-type="float" office:value="1.5">
            <text:p>1.5</text:p>
          </table:table-cell>
          <table:table-cell table:formula="of:=AVERAGE([.OM6:.OO6])" office:value-type="float" office:value="1.5">
            <text:p>1.5</text:p>
          </table:table-cell>
          <table:table-cell table:formula="of:=STDEV([.OM6:.OO6])" office:value-type="float" office:value="0">
            <text:p>0</text:p>
          </table:table-cell>
          <table:table-cell table:formula="of:=IF([.OP6] = 0; 0; [.OQ6]/[.OP6])" office:value-type="float" office:value="0">
            <text:p>0</text:p>
          </table:table-cell>
          <table:table-cell office:value-type="float" office:value="0.602197802197802">
            <text:p>0.6</text:p>
          </table:table-cell>
          <table:table-cell office:value-type="float" office:value="0.617582417582418">
            <text:p>0.62</text:p>
          </table:table-cell>
          <table:table-cell office:value-type="float" office:value="0.789010989010989">
            <text:p>0.79</text:p>
          </table:table-cell>
          <table:table-cell table:formula="of:=AVERAGE([.OS6:.OU6])" office:value-type="float" office:value="0.66959706959707">
            <text:p>0.67</text:p>
          </table:table-cell>
          <table:table-cell table:formula="of:=STDEV([.OS6:.OU6])" office:value-type="float" office:value="0.10370117988711">
            <text:p>0.1</text:p>
          </table:table-cell>
          <table:table-cell table:formula="of:=[.OW6]/[.OV6]" office:value-type="float" office:value="0.15487101810274">
            <text:p>0.15</text:p>
          </table:table-cell>
          <table:table-cell office:value-type="float" office:value="0.395725266109446">
            <text:p>0.4</text:p>
          </table:table-cell>
          <table:table-cell office:value-type="float" office:value="0.415194174257122">
            <text:p>0.42</text:p>
          </table:table-cell>
          <table:table-cell office:value-type="float" office:value="0.850232088807636">
            <text:p>0.85</text:p>
          </table:table-cell>
          <table:table-cell table:formula="of:=AVERAGE([.OY6:.PA6])" office:value-type="float" office:value="0.553717176391401">
            <text:p>0.55</text:p>
          </table:table-cell>
          <table:table-cell table:formula="of:=STDEV([.OY6:.PA6])" office:value-type="float" office:value="0.256973888868152">
            <text:p>0.26</text:p>
          </table:table-cell>
          <table:table-cell table:formula="of:=[.PC6]/[.PB6]" office:value-type="float" office:value="0.464088707781943">
            <text:p>0.46</text:p>
          </table:table-cell>
          <table:table-cell/>
          <table:table-cell office:value-type="float" office:value="0.125">
            <text:p>0.13</text:p>
          </table:table-cell>
          <table:table-cell office:value-type="float" office:value="0.14">
            <text:p>0.14</text:p>
          </table:table-cell>
          <table:table-cell office:value-type="float" office:value="0.125">
            <text:p>0.13</text:p>
          </table:table-cell>
          <table:table-cell office:value-type="float" office:value="0.172">
            <text:p>0.17</text:p>
          </table:table-cell>
          <table:table-cell office:value-type="float" office:value="0.203">
            <text:p>0.2</text:p>
          </table:table-cell>
          <table:table-cell table:formula="of:=AVERAGE([.PF6:.PJ6])" office:value-type="float" office:value="0.153">
            <text:p>0.15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094">
            <text:p>0.09</text:p>
          </table:table-cell>
          <table:table-cell office:value-type="float" office:value="0.11">
            <text:p>0.11</text:p>
          </table:table-cell>
          <table:table-cell office:value-type="float" office:value="0.125">
            <text:p>0.13</text:p>
          </table:table-cell>
          <table:table-cell table:formula="of:=AVERAGE([.PL6:.PP6])" office:value-type="float" office:value="0.1158">
            <text:p>0.12</text:p>
          </table:table-cell>
          <table:table-cell office:value-type="float" office:value="0.094">
            <text:p>0.09</text:p>
          </table:table-cell>
          <table:table-cell office:value-type="float" office:value="0.11">
            <text:p>0.11</text:p>
          </table:table-cell>
          <table:table-cell office:value-type="float" office:value="0.109">
            <text:p>0.11</text:p>
          </table:table-cell>
          <table:table-cell table:number-columns-repeated="2" office:value-type="float" office:value="0.094">
            <text:p>0.09</text:p>
          </table:table-cell>
          <table:table-cell table:formula="of:=AVERAGE([.PR6:.PV6])" office:value-type="float" office:value="0.1002">
            <text:p>0.1</text:p>
          </table:table-cell>
          <table:table-cell/>
          <table:table-cell table:number-columns-repeated="5" office:value-type="float" office:value="0.920879120879121">
            <text:p>0.92</text:p>
          </table:table-cell>
          <table:table-cell table:formula="of:=AVERAGE([.PY6:.QC6])" office:value-type="float" office:value="0.920879120879121">
            <text:p>0.92</text:p>
          </table:table-cell>
          <table:table-cell table:formula="of:=STDEV([.PY6:.QC6])" office:value-type="float" office:value="0">
            <text:p>0</text:p>
          </table:table-cell>
          <table:table-cell table:formula="of:=[.QE6]/[.QD6]" office:value-type="float" office:value="0">
            <text:p>0</text:p>
          </table:table-cell>
          <table:table-cell office:value-type="float" office:value="9.466">
            <text:p>9.47</text:p>
          </table:table-cell>
          <table:table-cell office:value-type="float" office:value="9.678">
            <text:p>9.68</text:p>
          </table:table-cell>
          <table:table-cell office:value-type="float" office:value="9.965">
            <text:p>9.97</text:p>
          </table:table-cell>
          <table:table-cell office:value-type="float" office:value="9.66">
            <text:p>9.66</text:p>
          </table:table-cell>
          <table:table-cell office:value-type="float" office:value="9.661">
            <text:p>9.66</text:p>
          </table:table-cell>
          <table:table-cell table:formula="of:=AVERAGE([.QG6:.QK6])" office:value-type="float" office:value="9.686">
            <text:p>9.69</text:p>
          </table:table-cell>
          <table:table-cell table:formula="of:=STDEV([.QG6:.QK6])" office:value-type="float" office:value="0.178609910139387">
            <text:p>0.18</text:p>
          </table:table-cell>
          <table:table-cell table:formula="of:=[.QM6]/[.QL6]" office:value-type="float" office:value="0.0184400072413161">
            <text:p>0.02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QO6:.QS6])" office:value-type="float" office:value="0.920879120879121">
            <text:p>0.92</text:p>
          </table:table-cell>
          <table:table-cell table:formula="of:=STDEV([.QO6:.QS6])" office:value-type="float" office:value="0">
            <text:p>0</text:p>
          </table:table-cell>
          <table:table-cell table:formula="of:=[.QU6]/[.QT6]" office:value-type="float" office:value="0">
            <text:p>0</text:p>
          </table:table-cell>
          <table:table-cell table:number-columns-repeated="5" office:value-type="float" office:value="0.887715837029076">
            <text:p>0.89</text:p>
          </table:table-cell>
          <table:table-cell table:formula="of:=AVERAGE([.QW6:.RA6])" office:value-type="float" office:value="0.887715837029076">
            <text:p>0.89</text:p>
          </table:table-cell>
          <table:table-cell table:formula="of:=STDEV([.QW6:.RA6])" office:value-type="float" office:value="0">
            <text:p>0</text:p>
          </table:table-cell>
          <table:table-cell table:formula="of:=[.RC6]/[.RB6]" office:value-type="float" office:value="0">
            <text:p>0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RE6:.RI6])" office:value-type="float" office:value="0.920879120879121">
            <text:p>0.92</text:p>
          </table:table-cell>
          <table:table-cell table:formula="of:=STDEV([.RE6:.RI6])" office:value-type="float" office:value="0">
            <text:p>0</text:p>
          </table:table-cell>
          <table:table-cell table:formula="of:=[.RK6]/[.RJ6]" office:value-type="float" office:value="0">
            <text:p>0</text:p>
          </table:table-cell>
          <table:table-cell office:value-type="float" office:value="21.431">
            <text:p>21.43</text:p>
          </table:table-cell>
          <table:table-cell office:value-type="float" office:value="20.693">
            <text:p>20.69</text:p>
          </table:table-cell>
          <table:table-cell office:value-type="float" office:value="21.097">
            <text:p>21.1</text:p>
          </table:table-cell>
          <table:table-cell office:value-type="float" office:value="19.899">
            <text:p>19.9</text:p>
          </table:table-cell>
          <table:table-cell office:value-type="float" office:value="20.842">
            <text:p>20.84</text:p>
          </table:table-cell>
          <table:table-cell table:formula="of:=AVERAGE([.RM6:.RQ6])" office:value-type="float" office:value="20.7924">
            <text:p>20.79</text:p>
          </table:table-cell>
          <table:table-cell table:formula="of:=STDEV([.RM6:.RQ6])" office:value-type="float" office:value="0.572515327305741">
            <text:p>0.57</text:p>
          </table:table-cell>
          <table:table-cell table:formula="of:=[.RS6]/[.RR6]" office:value-type="float" office:value="0.0275348361567564">
            <text:p>0.03</text:p>
          </table:table-cell>
          <table:table-cell table:number-columns-repeated="5" office:value-type="float" office:value="0">
            <text:p>0</text:p>
          </table:table-cell>
          <table:table-cell table:formula="of:=ABS([.RU6])" office:value-type="float" office:value="0">
            <text:p>0</text:p>
          </table:table-cell>
          <table:table-cell table:formula="of:=ABS([.RV6])" office:value-type="float" office:value="0">
            <text:p>0</text:p>
          </table:table-cell>
          <table:table-cell table:formula="of:=ABS([.RW6])" office:value-type="float" office:value="0">
            <text:p>0</text:p>
          </table:table-cell>
          <table:table-cell table:formula="of:=ABS([.RX6])" office:value-type="float" office:value="0">
            <text:p>0</text:p>
          </table:table-cell>
          <table:table-cell table:formula="of:=ABS([.RY6])" office:value-type="float" office:value="0">
            <text:p>0</text:p>
          </table:table-cell>
          <table:table-cell table:formula="of:=AVERAGE([.RZ6:.SD6])" office:value-type="float" office:value="0">
            <text:p>0</text:p>
          </table:table-cell>
          <table:table-cell table:formula="of:=STDEV([.RZ6:.SD6])" office:value-type="float" office:value="0">
            <text:p>0</text:p>
          </table:table-cell>
          <table:table-cell table:formula="of:=IF([.SE6] = 0; 0; [.SF6]/[.SE6])" office:value-type="float" office:value="0">
            <text:p>0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SH6:.SL6])" office:value-type="float" office:value="0.920879120879121">
            <text:p>0.92</text:p>
          </table:table-cell>
          <table:table-cell table:formula="of:=STDEV([.SH6:.SL6])" office:value-type="float" office:value="0">
            <text:p>0</text:p>
          </table:table-cell>
          <table:table-cell table:formula="of:=[.SN6]/[.SM6]" office:value-type="float" office:value="0">
            <text:p>0</text:p>
          </table:table-cell>
          <table:table-cell table:number-columns-repeated="5" office:value-type="float" office:value="0.887715837029076">
            <text:p>0.89</text:p>
          </table:table-cell>
          <table:table-cell table:formula="of:=AVERAGE([.SP6:.ST6])" office:value-type="float" office:value="0.887715837029076">
            <text:p>0.89</text:p>
          </table:table-cell>
          <table:table-cell table:formula="of:=STDEV([.SP6:.ST6])" office:value-type="float" office:value="0">
            <text:p>0</text:p>
          </table:table-cell>
          <table:table-cell table:formula="of:=[.SV6]/[.SU6]" office:value-type="float" office:value="0">
            <text:p>0</text:p>
          </table:table-cell>
          <table:table-cell table:number-columns-repeated="5" office:value-type="float" office:value="0.956521739130435">
            <text:p>0.96</text:p>
          </table:table-cell>
          <table:table-cell table:formula="of:=AVERAGE([.SX6:.TB6])" office:value-type="float" office:value="0.956521739130435">
            <text:p>0.96</text:p>
          </table:table-cell>
          <table:table-cell table:formula="of:=STDEV([.SX6:.TB6])" office:value-type="float" office:value="0">
            <text:p>0</text:p>
          </table:table-cell>
          <table:table-cell table:formula="of:=[.TD6]/[.TC6]" office:value-type="float" office:value="0">
            <text:p>0</text:p>
          </table:table-cell>
          <table:table-cell table:number-columns-repeated="5" office:value-type="float" office:value="0.914285714285714">
            <text:p>0.91</text:p>
          </table:table-cell>
          <table:table-cell table:formula="of:=AVERAGE([.TF6:.TJ6])" office:value-type="float" office:value="0.914285714285714">
            <text:p>0.91</text:p>
          </table:table-cell>
          <table:table-cell table:formula="of:=STDEV([.TF6:.TJ6])" office:value-type="float" office:value="0">
            <text:p>0</text:p>
          </table:table-cell>
          <table:table-cell table:formula="of:=[.TL6]/[.TK6]" office:value-type="float" office:value="0">
            <text:p>0</text:p>
          </table:table-cell>
          <table:table-cell office:value-type="float" office:value="0.231">
            <text:p>0.23</text:p>
          </table:table-cell>
          <table:table-cell office:value-type="float" office:value="0.301">
            <text:p>0.3</text:p>
          </table:table-cell>
          <table:table-cell office:value-type="float" office:value="0.286">
            <text:p>0.29</text:p>
          </table:table-cell>
          <table:table-cell office:value-type="float" office:value="0.274">
            <text:p>0.27</text:p>
          </table:table-cell>
          <table:table-cell office:value-type="float" office:value="0.317">
            <text:p>0.32</text:p>
          </table:table-cell>
          <table:table-cell table:formula="of:=AVERAGE([.TN6:.TR6])" office:value-type="float" office:value="0.2818">
            <text:p>0.28</text:p>
          </table:table-cell>
          <table:table-cell table:formula="of:=STDEV([.TN6:.TR6])" office:value-type="float" office:value="0.0326603735434854">
            <text:p>0.03</text:p>
          </table:table-cell>
          <table:table-cell table:formula="of:=[.TT6]/[.TS6]" office:value-type="float" office:value="0.115899125420459">
            <text:p>0.12</text:p>
          </table:table-cell>
          <table:table-cell table:number-columns-repeated="5" office:value-type="float" office:value="0">
            <text:p>0</text:p>
          </table:table-cell>
          <table:table-cell table:formula="of:=ABS([.TV6])" office:value-type="float" office:value="0">
            <text:p>0</text:p>
          </table:table-cell>
          <table:table-cell table:formula="of:=ABS([.TW6])" office:value-type="float" office:value="0">
            <text:p>0</text:p>
          </table:table-cell>
          <table:table-cell table:formula="of:=ABS([.TX6])" office:value-type="float" office:value="0">
            <text:p>0</text:p>
          </table:table-cell>
          <table:table-cell table:formula="of:=ABS([.TY6])" office:value-type="float" office:value="0">
            <text:p>0</text:p>
          </table:table-cell>
          <table:table-cell table:formula="of:=ABS([.TZ6])" office:value-type="float" office:value="0">
            <text:p>0</text:p>
          </table:table-cell>
          <table:table-cell table:formula="of:=AVERAGE([.UA6:.UE6])" office:value-type="float" office:value="0">
            <text:p>0</text:p>
          </table:table-cell>
          <table:table-cell table:formula="of:=STDEV([.UA6:.UE6])" office:value-type="float" office:value="0">
            <text:p>0</text:p>
          </table:table-cell>
          <table:table-cell table:formula="of:=IF([.UF6] = 0; 0; [.UG6]/[.UF6])" office:value-type="float" office:value="0">
            <text:p>0</text:p>
          </table:table-cell>
          <table:table-cell table:number-columns-repeated="5" office:value-type="float" office:value="0.914285714285714">
            <text:p>0.91</text:p>
          </table:table-cell>
          <table:table-cell table:formula="of:=AVERAGE([.UI6:.UM6])" office:value-type="float" office:value="0.914285714285714">
            <text:p>0.91</text:p>
          </table:table-cell>
          <table:table-cell table:formula="of:=STDEV([.UI6:.UM6])" office:value-type="float" office:value="0">
            <text:p>0</text:p>
          </table:table-cell>
          <table:table-cell table:formula="of:=[.UO6]/[.UN6]" office:value-type="float" office:value="0">
            <text:p>0</text:p>
          </table:table-cell>
          <table:table-cell table:number-columns-repeated="5" office:value-type="float" office:value="0.879349441820043">
            <text:p>0.88</text:p>
          </table:table-cell>
          <table:table-cell table:formula="of:=AVERAGE([.UQ6:.UU6])" office:value-type="float" office:value="0.879349441820043">
            <text:p>0.88</text:p>
          </table:table-cell>
          <table:table-cell table:formula="of:=STDEV([.UQ6:.UU6])" office:value-type="float" office:value="0">
            <text:p>0</text:p>
          </table:table-cell>
          <table:table-cell table:formula="of:=[.UW6]/[.UV6]" office:value-type="float" office:value="0">
            <text:p>0</text:p>
          </table:table-cell>
          <table:table-cell table:number-columns-repeated="2" office:value-type="float" office:value="0.930434782608696">
            <text:p>0.93</text:p>
          </table:table-cell>
          <table:table-cell table:number-columns-repeated="2" office:value-type="float" office:value="0.939130434782609">
            <text:p>0.94</text:p>
          </table:table-cell>
          <table:table-cell office:value-type="float" office:value="0.930434782608696">
            <text:p>0.93</text:p>
          </table:table-cell>
          <table:table-cell table:formula="of:=AVERAGE([.UY6:.VC6])" office:value-type="float" office:value="0.933913043478261">
            <text:p>0.93</text:p>
          </table:table-cell>
          <table:table-cell table:formula="of:=STDEV([.UY6:.VC6])" office:value-type="float" office:value="0.00476280484787098">
            <text:p>0</text:p>
          </table:table-cell>
          <table:table-cell table:formula="of:=[.VE6]/[.VD6]" office:value-type="float" office:value="0.00509983759315794">
            <text:p>0.01</text:p>
          </table:table-cell>
          <table:table-cell table:number-columns-repeated="5" office:value-type="float" office:value="0.938461538461538">
            <text:p>0.94</text:p>
          </table:table-cell>
          <table:table-cell table:formula="of:=AVERAGE([.VG6:.VK6])" office:value-type="float" office:value="0.938461538461538">
            <text:p>0.94</text:p>
          </table:table-cell>
          <table:table-cell table:formula="of:=STDEV([.VG6:.VK6])" office:value-type="float" office:value="0">
            <text:p>0</text:p>
          </table:table-cell>
          <table:table-cell table:formula="of:=[.VM6]/[.VL6]" office:value-type="float" office:value="0">
            <text:p>0</text:p>
          </table:table-cell>
          <table:table-cell office:value-type="float" office:value="20.689">
            <text:p>20.69</text:p>
          </table:table-cell>
          <table:table-cell office:value-type="float" office:value="21.548">
            <text:p>21.55</text:p>
          </table:table-cell>
          <table:table-cell office:value-type="float" office:value="21.033">
            <text:p>21.03</text:p>
          </table:table-cell>
          <table:table-cell office:value-type="float" office:value="20.986">
            <text:p>20.99</text:p>
          </table:table-cell>
          <table:table-cell office:value-type="float" office:value="20.798">
            <text:p>20.8</text:p>
          </table:table-cell>
          <table:table-cell table:formula="of:=AVERAGE([.VO6:.VS6])" office:value-type="float" office:value="21.0108">
            <text:p>21.01</text:p>
          </table:table-cell>
          <table:table-cell table:formula="of:=STDEV([.VO6:.VS6])" office:value-type="float" office:value="0.33110829044287">
            <text:p>0.33</text:p>
          </table:table-cell>
          <table:table-cell table:formula="of:=[.VU6]/[.VT6]" office:value-type="float" office:value="0.015758956843284">
            <text:p>0.02</text:p>
          </table:table-cell>
          <table:table-cell table:number-columns-repeated="5" office:value-type="float" office:value="0.938461538461538">
            <text:p>0.94</text:p>
          </table:table-cell>
          <table:table-cell table:formula="of:=AVERAGE([.VW6:.WA6])" office:value-type="float" office:value="0.938461538461538">
            <text:p>0.94</text:p>
          </table:table-cell>
          <table:table-cell table:formula="of:=STDEV([.VW6:.WA6])" office:value-type="float" office:value="0">
            <text:p>0</text:p>
          </table:table-cell>
          <table:table-cell table:formula="of:=[.WC6]/[.WB6]" office:value-type="float" office:value="0">
            <text:p>0</text:p>
          </table:table-cell>
          <table:table-cell table:number-columns-repeated="5" office:value-type="float" office:value="0.911162358942981">
            <text:p>0.91</text:p>
          </table:table-cell>
          <table:table-cell table:formula="of:=AVERAGE([.WE6:.WI6])" office:value-type="float" office:value="0.911162358942981">
            <text:p>0.91</text:p>
          </table:table-cell>
          <table:table-cell table:formula="of:=STDEV([.WE6:.WI6])" office:value-type="float" office:value="0">
            <text:p>0</text:p>
          </table:table-cell>
          <table:table-cell table:formula="of:=[.WK6]/[.WJ6]" office:value-type="float" office:value="0">
            <text:p>0</text:p>
          </table:table-cell>
          <table:table-cell table:number-columns-repeated="5" office:value-type="float" office:value="0.938461538461538">
            <text:p>0.94</text:p>
          </table:table-cell>
          <table:table-cell table:formula="of:=AVERAGE([.WM6:.WQ6])" office:value-type="float" office:value="0.938461538461538">
            <text:p>0.94</text:p>
          </table:table-cell>
          <table:table-cell table:formula="of:=STDEV([.WM6:.WQ6])" office:value-type="float" office:value="0">
            <text:p>0</text:p>
          </table:table-cell>
          <table:table-cell table:formula="of:=[.WS6]/[.WR6]" office:value-type="float" office:value="0">
            <text:p>0</text:p>
          </table:table-cell>
          <table:table-cell office:value-type="float" office:value="35.893">
            <text:p>35.89</text:p>
          </table:table-cell>
          <table:table-cell office:value-type="float" office:value="21.923">
            <text:p>21.92</text:p>
          </table:table-cell>
          <table:table-cell office:value-type="float" office:value="25.034">
            <text:p>25.03</text:p>
          </table:table-cell>
          <table:table-cell office:value-type="float" office:value="21.064">
            <text:p>21.06</text:p>
          </table:table-cell>
          <table:table-cell office:value-type="float" office:value="25.65">
            <text:p>25.65</text:p>
          </table:table-cell>
          <table:table-cell table:formula="of:=AVERAGE([.WU6:.WY6])" office:value-type="float" office:value="25.9128">
            <text:p>25.91</text:p>
          </table:table-cell>
          <table:table-cell table:formula="of:=STDEV([.WU6:.WY6])" office:value-type="float" office:value="5.91344042838008">
            <text:p>5.91</text:p>
          </table:table-cell>
          <table:table-cell table:formula="of:=[.XA6]/[.WZ6]" office:value-type="float" office:value="0.228205382219601">
            <text:p>0.23</text:p>
          </table:table-cell>
          <table:table-cell table:number-columns-repeated="5" office:value-type="float" office:value="0">
            <text:p>0</text:p>
          </table:table-cell>
          <table:table-cell table:formula="of:=ABS([.XC6])" office:value-type="float" office:value="0">
            <text:p>0</text:p>
          </table:table-cell>
          <table:table-cell table:formula="of:=ABS([.XD6])" office:value-type="float" office:value="0">
            <text:p>0</text:p>
          </table:table-cell>
          <table:table-cell table:formula="of:=ABS([.XE6])" office:value-type="float" office:value="0">
            <text:p>0</text:p>
          </table:table-cell>
          <table:table-cell table:formula="of:=ABS([.XF6])" office:value-type="float" office:value="0">
            <text:p>0</text:p>
          </table:table-cell>
          <table:table-cell table:formula="of:=ABS([.XG6])" office:value-type="float" office:value="0">
            <text:p>0</text:p>
          </table:table-cell>
          <table:table-cell table:formula="of:=AVERAGE([.XH6:.XL6])" office:value-type="float" office:value="0">
            <text:p>0</text:p>
          </table:table-cell>
          <table:table-cell table:formula="of:=STDEV([.XH6:.XL6])" office:value-type="float" office:value="0">
            <text:p>0</text:p>
          </table:table-cell>
          <table:table-cell table:formula="of:=[.XN6]/[.XM6]" office:value-type="float" office:value="0">
            <text:p>#DIV/0!</text:p>
          </table:table-cell>
          <table:table-cell table:number-columns-repeated="5" office:value-type="float" office:value="0.938461538461538">
            <text:p>0.94</text:p>
          </table:table-cell>
          <table:table-cell table:formula="of:=AVERAGE([.XP6:.XT6])" office:value-type="float" office:value="0.938461538461538">
            <text:p>0.94</text:p>
          </table:table-cell>
          <table:table-cell table:formula="of:=STDEV([.XP6:.XT6])" office:value-type="float" office:value="0">
            <text:p>0</text:p>
          </table:table-cell>
          <table:table-cell table:formula="of:=[.XV6]/[.XU6]" office:value-type="float" office:value="0">
            <text:p>0</text:p>
          </table:table-cell>
          <table:table-cell table:number-columns-repeated="5" office:value-type="float" office:value="0.911162358942981">
            <text:p>0.91</text:p>
          </table:table-cell>
          <table:table-cell table:formula="of:=AVERAGE([.XX6:.YB6])" office:value-type="float" office:value="0.911162358942981">
            <text:p>0.91</text:p>
          </table:table-cell>
          <table:table-cell table:formula="of:=STDEV([.XX6:.YB6])" office:value-type="float" office:value="0">
            <text:p>0</text:p>
          </table:table-cell>
          <table:table-cell table:formula="of:=[.YD6]/[.YC6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office:value-type="float" office:value="0.941176470588235">
            <text:p>0.94</text:p>
          </table:table-cell>
          <table:table-cell office:value-type="float" office:value="0.947058823529412">
            <text:p>0.95</text:p>
          </table:table-cell>
          <table:table-cell office:value-type="float" office:value="0.9">
            <text:p>0.9</text:p>
          </table:table-cell>
          <table:table-cell office:value-type="float" office:value="0.952941176470588">
            <text:p>0.95</text:p>
          </table:table-cell>
          <table:table-cell office:value-type="float" office:value="0.941176470588235">
            <text:p>0.94</text:p>
          </table:table-cell>
          <table:table-cell table:formula="of:=AVERAGE([.C7:.G7])" office:value-type="float" office:value="0.936470588235294">
            <text:p>0.94</text:p>
          </table:table-cell>
          <table:table-cell table:formula="of:=STDEV([.C7:.G7])" office:value-type="float" office:value="0.0209629760955358">
            <text:p>0.02</text:p>
          </table:table-cell>
          <table:table-cell table:formula="of:=[.I7]/[.H7]" office:value-type="float" office:value="0.0223850875392028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">
            <text:p>0</text:p>
          </table:table-cell>
          <table:table-cell table:formula="of:=AVERAGE([.K7:.O7])" office:value-type="float" office:value="0.003">
            <text:p>0</text:p>
          </table:table-cell>
          <table:table-cell table:formula="of:=STDEV([.K7:.O7])" office:value-type="float" office:value="0.00670820393249937">
            <text:p>0.01</text:p>
          </table:table-cell>
          <table:table-cell table:formula="of:=IF([.P7]=0; [.Q7]; [.Q7]/[.P7])" office:value-type="float" office:value="2.23606797749979">
            <text:p>2.24</text:p>
          </table:table-cell>
          <table:table-cell table:number-columns-repeated="5"/>
          <table:table-cell table:formula="of:=AVERAGE([.S7:.W7])" office:value-type="float" office:value="0">
            <text:p>#DIV/0!</text:p>
          </table:table-cell>
          <table:table-cell table:formula="of:=STDEV([.S7:.W7])" office:value-type="float" office:value="0">
            <text:p>#DIV/0!</text:p>
          </table:table-cell>
          <table:table-cell table:formula="of:=[.Y7]/[.X7]" office:value-type="float" office:value="0">
            <text:p>#DIV/0!</text:p>
          </table:table-cell>
          <table:table-cell office:value-type="float" office:value="0.61433179663702">
            <text:p>0.61</text:p>
          </table:table-cell>
          <table:table-cell office:value-type="float" office:value="0.61710878652745">
            <text:p>0.62</text:p>
          </table:table-cell>
          <table:table-cell office:value-type="float" office:value="0.585900323354218">
            <text:p>0.59</text:p>
          </table:table-cell>
          <table:table-cell office:value-type="float" office:value="0.80279686793936">
            <text:p>0.8</text:p>
          </table:table-cell>
          <table:table-cell office:value-type="float" office:value="0.761968043517265">
            <text:p>0.76</text:p>
          </table:table-cell>
          <table:table-cell table:formula="of:=AVERAGE([.AA7:.AE7])" office:value-type="float" office:value="0.676421163595063">
            <text:p>0.68</text:p>
          </table:table-cell>
          <table:table-cell table:formula="of:=STDEV([.AA7:.AE7])" office:value-type="float" office:value="0.0985598262395874">
            <text:p>0.1</text:p>
          </table:table-cell>
          <table:table-cell table:formula="of:=[.AG7]/[.AF7]" office:value-type="float" office:value="0.145707780217518">
            <text:p>0.15</text:p>
          </table:table-cell>
          <table:table-cell office:value-type="float" office:value="0.758823529411765">
            <text:p>0.76</text:p>
          </table:table-cell>
          <table:table-cell office:value-type="float" office:value="0.764705882352941">
            <text:p>0.76</text:p>
          </table:table-cell>
          <table:table-cell table:number-columns-repeated="2" office:value-type="float" office:value="0.758823529411765">
            <text:p>0.76</text:p>
          </table:table-cell>
          <table:table-cell office:value-type="float" office:value="0.741176470588235">
            <text:p>0.74</text:p>
          </table:table-cell>
          <table:table-cell table:formula="of:=AVERAGE([.AI7:.AM7])" office:value-type="float" office:value="0.756470588235294">
            <text:p>0.76</text:p>
          </table:table-cell>
          <table:table-cell table:formula="of:=STDEV([.AI7:.AM7])" office:value-type="float" office:value="0.0089210299341784">
            <text:p>0.01</text:p>
          </table:table-cell>
          <table:table-cell table:formula="of:=[.AO7]/[.AN7]" office:value-type="float" office:value="0.0117929633655546">
            <text:p>0.01</text:p>
          </table:table-cell>
          <table:table-cell office:value-type="float" office:value="0.016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.02</text:p>
          </table:table-cell>
          <table:table-cell office:value-type="float" office:value="0">
            <text:p>0</text:p>
          </table:table-cell>
          <table:table-cell table:formula="of:=AVERAGE([.AQ7:.AU7])" office:value-type="float" office:value="0.0064">
            <text:p>0.01</text:p>
          </table:table-cell>
          <table:table-cell table:formula="of:=STDEV([.AQ7:.AU7])" office:value-type="float" office:value="0.00876356092008266">
            <text:p>0.01</text:p>
          </table:table-cell>
          <table:table-cell table:formula="of:=IF([.AV7]=0; 0; [.AW7]/[.AV7])" office:value-type="float" office:value="1.36930639376292">
            <text:p>1.37</text:p>
          </table:table-cell>
          <table:table-cell table:number-columns-repeated="5"/>
          <table:table-cell table:formula="of:=AVERAGE([.AY7:.BC7])" office:value-type="float" office:value="0">
            <text:p>#DIV/0!</text:p>
          </table:table-cell>
          <table:table-cell table:formula="of:=STDEV([.AY7:.BC7])" office:value-type="float" office:value="0">
            <text:p>#DIV/0!</text:p>
          </table:table-cell>
          <table:table-cell table:formula="of:=[.BE7]/[.BD7]" office:value-type="float" office:value="0">
            <text:p>#DIV/0!</text:p>
          </table:table-cell>
          <table:table-cell office:value-type="float" office:value="0.550247984016625">
            <text:p>0.55</text:p>
          </table:table-cell>
          <table:table-cell office:value-type="float" office:value="0.52819968232012">
            <text:p>0.53</text:p>
          </table:table-cell>
          <table:table-cell office:value-type="float" office:value="0.514522730992305">
            <text:p>0.51</text:p>
          </table:table-cell>
          <table:table-cell office:value-type="float" office:value="0.510774133494993">
            <text:p>0.51</text:p>
          </table:table-cell>
          <table:table-cell office:value-type="float" office:value="0.443123115106564">
            <text:p>0.44</text:p>
          </table:table-cell>
          <table:table-cell table:formula="of:=AVERAGE([.BG7:.BK7])" office:value-type="float" office:value="0.509373529186121">
            <text:p>0.51</text:p>
          </table:table-cell>
          <table:table-cell table:formula="of:=STDEV([.BG7:.BK7])" office:value-type="float" office:value="0.040133335386245">
            <text:p>0.04</text:p>
          </table:table-cell>
          <table:table-cell table:formula="of:=[.BM7]/[.BL7]" office:value-type="float" office:value="0.0787895975873936">
            <text:p>0.08</text:p>
          </table:table-cell>
          <table:table-cell office:value-type="float" office:value="0.794117647058823">
            <text:p>0.79</text:p>
          </table:table-cell>
          <table:table-cell office:value-type="float" office:value="0.823529411764706">
            <text:p>0.82</text:p>
          </table:table-cell>
          <table:table-cell office:value-type="float" office:value="0.811764705882353">
            <text:p>0.81</text:p>
          </table:table-cell>
          <table:table-cell office:value-type="float" office:value="0.8">
            <text:p>0.8</text:p>
          </table:table-cell>
          <table:table-cell office:value-type="float" office:value="0.747058823529412">
            <text:p>0.75</text:p>
          </table:table-cell>
          <table:table-cell table:formula="of:=AVERAGE([.BO7:.BS7])" office:value-type="float" office:value="0.795294117647059">
            <text:p>0.8</text:p>
          </table:table-cell>
          <table:table-cell table:formula="of:=STDEV([.BO7:.BS7])" office:value-type="float" office:value="0.0292347615053862">
            <text:p>0.03</text:p>
          </table:table-cell>
          <table:table-cell table:formula="of:=[.BU7]/[.BT7]" office:value-type="float" office:value="0.03675968532482">
            <text:p>0.04</text:p>
          </table:table-cell>
          <table:table-cell office:value-type="float" office:value="0.047">
            <text:p>0.05</text:p>
          </table:table-cell>
          <table:table-cell office:value-type="float" office:value="0.078">
            <text:p>0.08</text:p>
          </table:table-cell>
          <table:table-cell office:value-type="float" office:value="0.062">
            <text:p>0.06</text:p>
          </table:table-cell>
          <table:table-cell table:number-columns-repeated="2" office:value-type="float" office:value="0.047">
            <text:p>0.05</text:p>
          </table:table-cell>
          <table:table-cell table:formula="of:=AVERAGE([.BW7:.CA7])" office:value-type="float" office:value="0.0562">
            <text:p>0.06</text:p>
          </table:table-cell>
          <table:table-cell table:formula="of:=STDEV([.BW7:.CA7])" office:value-type="float" office:value="0.0138094170767632">
            <text:p>0.01</text:p>
          </table:table-cell>
          <table:table-cell table:formula="of:=[.CC7]/[.CB7]" office:value-type="float" office:value="0.245719165066961">
            <text:p>0.25</text:p>
          </table:table-cell>
          <table:table-cell table:number-columns-repeated="5"/>
          <table:table-cell table:formula="of:=AVERAGE([.CE7:.CI7])" office:value-type="float" office:value="0">
            <text:p>#DIV/0!</text:p>
          </table:table-cell>
          <table:table-cell table:formula="of:=STDEV([.CE7:.CI7])" office:value-type="float" office:value="0">
            <text:p>#DIV/0!</text:p>
          </table:table-cell>
          <table:table-cell table:formula="of:=[.CK7]/[.CJ7]" office:value-type="float" office:value="0">
            <text:p>#DIV/0!</text:p>
          </table:table-cell>
          <table:table-cell office:value-type="float" office:value="0.555263157894737">
            <text:p>0.56</text:p>
          </table:table-cell>
          <table:table-cell office:value-type="float" office:value="0.732485437629182">
            <text:p>0.73</text:p>
          </table:table-cell>
          <table:table-cell office:value-type="float" office:value="0.642118090214831">
            <text:p>0.64</text:p>
          </table:table-cell>
          <table:table-cell office:value-type="float" office:value="0.512727403220595">
            <text:p>0.51</text:p>
          </table:table-cell>
          <table:table-cell office:value-type="float" office:value="0.524404750305271">
            <text:p>0.52</text:p>
          </table:table-cell>
          <table:table-cell table:formula="of:=AVERAGE([.CM7:.CQ7])" office:value-type="float" office:value="0.593399767852923">
            <text:p>0.59</text:p>
          </table:table-cell>
          <table:table-cell table:formula="of:=STDEV([.CM7:.CQ7])" office:value-type="float" office:value="0.0927914898465159">
            <text:p>0.09</text:p>
          </table:table-cell>
          <table:table-cell table:formula="of:=[.CS7]/[.CR7]" office:value-type="float" office:value="0.156372642649086">
            <text:p>0.16</text:p>
          </table:table-cell>
          <table:table-cell office:value-type="float" office:value="0.811764705882353">
            <text:p>0.81</text:p>
          </table:table-cell>
          <table:table-cell office:value-type="float" office:value="0.711764705882353">
            <text:p>0.71</text:p>
          </table:table-cell>
          <table:table-cell table:number-columns-repeated="2" office:value-type="float" office:value="0.464705882352941">
            <text:p>0.46</text:p>
          </table:table-cell>
          <table:table-cell office:value-type="float" office:value="0.764705882352941">
            <text:p>0.76</text:p>
          </table:table-cell>
          <table:table-cell table:formula="of:=AVERAGE([.CU7:.CY7])" office:value-type="float" office:value="0.643529411764706">
            <text:p>0.64</text:p>
          </table:table-cell>
          <table:table-cell table:formula="of:=STDEV([.CU7:.CY7])" office:value-type="float" office:value="0.167031895095634">
            <text:p>0.17</text:p>
          </table:table-cell>
          <table:table-cell table:formula="of:=[.DA7]/[.CZ7]" office:value-type="float" office:value="0.259555961300345">
            <text:p>0.26</text:p>
          </table:table-cell>
          <table:table-cell office:value-type="float" office:value="0.171">
            <text:p>0.17</text:p>
          </table:table-cell>
          <table:table-cell office:value-type="float" office:value="0.172">
            <text:p>0.17</text:p>
          </table:table-cell>
          <table:table-cell office:value-type="float" office:value="0.094">
            <text:p>0.09</text:p>
          </table:table-cell>
          <table:table-cell office:value-type="float" office:value="0.062">
            <text:p>0.06</text:p>
          </table:table-cell>
          <table:table-cell office:value-type="float" office:value="0.109">
            <text:p>0.11</text:p>
          </table:table-cell>
          <table:table-cell table:formula="of:=AVERAGE([.DC7:.DG7])" office:value-type="float" office:value="0.1216">
            <text:p>0.12</text:p>
          </table:table-cell>
          <table:table-cell table:formula="of:=STDEV([.DC7:.DG7])" office:value-type="float" office:value="0.0486137840534966">
            <text:p>0.05</text:p>
          </table:table-cell>
          <table:table-cell table:formula="of:=[.DI7]/[.DH7]" office:value-type="float" office:value="0.399784408334676">
            <text:p>0.4</text:p>
          </table:table-cell>
          <table:table-cell table:number-columns-repeated="2" office:value-type="float" office:value="-0.428571428571429">
            <text:p>-0.43</text:p>
          </table:table-cell>
          <table:table-cell table:number-columns-repeated="2" office:value-type="float" office:value="-0.714285714285714">
            <text:p>-0.71</text:p>
          </table:table-cell>
          <table:table-cell office:value-type="float" office:value="-0.571428571428571">
            <text:p>-0.57</text:p>
          </table:table-cell>
          <table:table-cell table:formula="of:=ABS([.DK7])" office:value-type="float" office:value="0.428571428571429">
            <text:p>0.43</text:p>
          </table:table-cell>
          <table:table-cell table:formula="of:=ABS([.DL7])" office:value-type="float" office:value="0.428571428571429">
            <text:p>0.43</text:p>
          </table:table-cell>
          <table:table-cell table:formula="of:=ABS([.DM7])" office:value-type="float" office:value="0.714285714285714">
            <text:p>0.71</text:p>
          </table:table-cell>
          <table:table-cell table:formula="of:=ABS([.DN7])" office:value-type="float" office:value="0.714285714285714">
            <text:p>0.71</text:p>
          </table:table-cell>
          <table:table-cell table:formula="of:=ABS([.DO7])" office:value-type="float" office:value="0.571428571428571">
            <text:p>0.57</text:p>
          </table:table-cell>
          <table:table-cell table:formula="of:=AVERAGE([.DP7:.DT7])" office:value-type="float" office:value="0.571428571428571">
            <text:p>0.57</text:p>
          </table:table-cell>
          <table:table-cell table:formula="of:=STDEV([.DP7:.DT7])" office:value-type="float" office:value="0.142857142857143">
            <text:p>0.14</text:p>
          </table:table-cell>
          <table:table-cell table:formula="of:=IF([.DU7] = 0; 0; [.DV7]/[.DU7])" office:value-type="float" office:value="0.249999999999999">
            <text:p>0.25</text:p>
          </table:table-cell>
          <table:table-cell table:number-columns-repeated="5"/>
          <table:table-cell table:formula="of:=AVERAGE([.DX7:.EB7])" office:value-type="float" office:value="0">
            <text:p>#DIV/0!</text:p>
          </table:table-cell>
          <table:table-cell table:formula="of:=STDEV([.DX7:.EB7])" office:value-type="float" office:value="0">
            <text:p>#DIV/0!</text:p>
          </table:table-cell>
          <table:table-cell table:formula="of:=[.ED7]/[.EC7]" office:value-type="float" office:value="0">
            <text:p>#DIV/0!</text:p>
          </table:table-cell>
          <table:table-cell office:value-type="float" office:value="0.738816883817241">
            <text:p>0.74</text:p>
          </table:table-cell>
          <table:table-cell office:value-type="float" office:value="0.46868479237483">
            <text:p>0.47</text:p>
          </table:table-cell>
          <table:table-cell table:number-columns-repeated="2" office:value-type="float" office:value="0.271679589470029">
            <text:p>0.27</text:p>
          </table:table-cell>
          <table:table-cell office:value-type="float" office:value="0.640764342587672">
            <text:p>0.64</text:p>
          </table:table-cell>
          <table:table-cell table:formula="of:=AVERAGE([.EF7:.EJ7])" office:value-type="float" office:value="0.47832503954396">
            <text:p>0.48</text:p>
          </table:table-cell>
          <table:table-cell table:formula="of:=STDEV([.EF7:.EJ7])" office:value-type="float" office:value="0.211978858936581">
            <text:p>0.21</text:p>
          </table:table-cell>
          <table:table-cell table:formula="of:=[.EL7]/[.EK7]" office:value-type="float" office:value="0.443169061646205">
            <text:p>0.44</text:p>
          </table:table-cell>
          <table:table-cell table:number-columns-repeated="5"/>
          <table:table-cell table:formula="of:=AVERAGE([.EN7:.ER21])" office:value-type="float" office:value="0">
            <text:p>#DIV/0!</text:p>
          </table:table-cell>
          <table:table-cell table:formula="of:=STDEV([.EN7:.ER7])" office:value-type="float" office:value="0">
            <text:p>#DIV/0!</text:p>
          </table:table-cell>
          <table:table-cell table:formula="of:=[.ET7]/[.ES7]" office:value-type="float" office:value="0">
            <text:p>#DIV/0!</text:p>
          </table:table-cell>
          <table:table-cell office:value-type="float" office:value="0.006">
            <text:p>0.01</text:p>
          </table:table-cell>
          <table:table-cell table:number-columns-repeated="2" office:value-type="float" office:value="0.008">
            <text:p>0.01</text:p>
          </table:table-cell>
          <table:table-cell office:value-type="float" office:value="0.006">
            <text:p>0.01</text:p>
          </table:table-cell>
          <table:table-cell office:value-type="float" office:value="0.007">
            <text:p>0.01</text:p>
          </table:table-cell>
          <table:table-cell table:formula="of:=AVERAGE([.EV7:.EZ7])" office:value-type="float" office:value="0.007">
            <text:p>0.01</text:p>
          </table:table-cell>
          <table:table-cell table:formula="of:=STDEV([.EV7:.EZ7])" office:value-type="float" office:value="0.001">
            <text:p>0</text:p>
          </table:table-cell>
          <table:table-cell table:formula="of:=[.FB7]/[.FA7]" office:value-type="float" office:value="0.142857142857143">
            <text:p>0.14</text:p>
          </table:table-cell>
          <table:table-cell table:number-columns-repeated="2" office:value-type="float" office:value="-0.714285714285714">
            <text:p>-0.71</text:p>
          </table:table-cell>
          <table:table-cell office:value-type="float" office:value="-0.571428571428571">
            <text:p>-0.57</text:p>
          </table:table-cell>
          <table:table-cell table:number-columns-repeated="2" office:value-type="float" office:value="-0.714285714285714">
            <text:p>-0.71</text:p>
          </table:table-cell>
          <table:table-cell table:formula="of:=ABS([.FD7])" office:value-type="float" office:value="0.714285714285714">
            <text:p>0.71</text:p>
          </table:table-cell>
          <table:table-cell table:formula="of:=ABS([.FE7])" office:value-type="float" office:value="0.714285714285714">
            <text:p>0.71</text:p>
          </table:table-cell>
          <table:table-cell table:formula="of:=ABS([.FF7])" office:value-type="float" office:value="0.571428571428571">
            <text:p>0.57</text:p>
          </table:table-cell>
          <table:table-cell table:formula="of:=ABS([.FG7])" office:value-type="float" office:value="0.714285714285714">
            <text:p>0.71</text:p>
          </table:table-cell>
          <table:table-cell table:formula="of:=ABS([.FH7])" office:value-type="float" office:value="0.714285714285714">
            <text:p>0.71</text:p>
          </table:table-cell>
          <table:table-cell table:formula="of:=AVERAGE([.FI7:.FM7])" office:value-type="float" office:value="0.685714285714285">
            <text:p>0.69</text:p>
          </table:table-cell>
          <table:table-cell table:formula="of:=STDEV([.FI7:.FM7])" office:value-type="float" office:value="0.0638876564999941">
            <text:p>0.06</text:p>
          </table:table-cell>
          <table:table-cell table:formula="of:=IF([.FN7] = 0; 0; [.FO7]/[.FN7])" office:value-type="float" office:value="0.0931694990624914">
            <text:p>0.09</text:p>
          </table:table-cell>
          <table:table-cell table:number-columns-repeated="5"/>
          <table:table-cell table:formula="of:=AVERAGE([.FQ7:.FU7])" office:value-type="float" office:value="0">
            <text:p>#DIV/0!</text:p>
          </table:table-cell>
          <table:table-cell table:formula="of:=STDEV([.FQ7:.FU7])" office:value-type="float" office:value="0">
            <text:p>#DIV/0!</text:p>
          </table:table-cell>
          <table:table-cell table:formula="of:=[.FW7]/[.FV7]" office:value-type="float" office:value="0">
            <text:p>#DIV/0!</text:p>
          </table:table-cell>
          <table:table-cell table:number-columns-repeated="2" office:value-type="float" office:value="0.271679589470029">
            <text:p>0.27</text:p>
          </table:table-cell>
          <table:table-cell office:value-type="float" office:value="0.281772193886261">
            <text:p>0.28</text:p>
          </table:table-cell>
          <table:table-cell table:number-columns-repeated="2" office:value-type="float" office:value="0.271679589470029">
            <text:p>0.27</text:p>
          </table:table-cell>
          <table:table-cell table:formula="of:=AVERAGE([.FY7:.GC7])" office:value-type="float" office:value="0.273698110353275">
            <text:p>0.27</text:p>
          </table:table-cell>
          <table:table-cell table:formula="of:=STDEV([.FY7:.GC7])" office:value-type="float" office:value="0.00451354990894187">
            <text:p>0</text:p>
          </table:table-cell>
          <table:table-cell table:formula="of:=[.GE7]/[.GD7]" office:value-type="float" office:value="0.0164909794339318">
            <text:p>0.02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GG7:.GK7])" office:value-type="float" office:value="0.464705882352941">
            <text:p>0.46</text:p>
          </table:table-cell>
          <table:table-cell table:formula="of:=STDEV([.GG7:.GK7])" office:value-type="float" office:value="0">
            <text:p>0</text:p>
          </table:table-cell>
          <table:table-cell table:formula="of:=[.GM7]/[.GL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16">
            <text:p>0.02</text:p>
          </table:table-cell>
          <table:table-cell table:number-columns-repeated="3" office:value-type="float" office:value="0">
            <text:p>0</text:p>
          </table:table-cell>
          <table:table-cell table:formula="of:=AVERAGE([.GO7:.GS7])" office:value-type="float" office:value="0.0032">
            <text:p>0</text:p>
          </table:table-cell>
          <table:table-cell table:formula="of:=STDEV([.GO7:.GS7])" office:value-type="float" office:value="0.00715541752799933">
            <text:p>0.01</text:p>
          </table:table-cell>
          <table:table-cell table:formula="of:=IF([.GT7]=0;0;[.GU7]/[.GT7])" office:value-type="float" office:value="2.23606797749979">
            <text:p>2.24</text:p>
          </table:table-cell>
          <table:table-cell table:number-columns-repeated="5" office:value-type="float" office:value="-0.714285714285714">
            <text:p>-0.71</text:p>
          </table:table-cell>
          <table:table-cell table:formula="of:=ABS([.GW7])" office:value-type="float" office:value="0.714285714285714">
            <text:p>0.71</text:p>
          </table:table-cell>
          <table:table-cell table:formula="of:=ABS([.GX7])" office:value-type="float" office:value="0.714285714285714">
            <text:p>0.71</text:p>
          </table:table-cell>
          <table:table-cell table:formula="of:=ABS([.GY7])" office:value-type="float" office:value="0.714285714285714">
            <text:p>0.71</text:p>
          </table:table-cell>
          <table:table-cell table:formula="of:=ABS([.GZ7])" office:value-type="float" office:value="0.714285714285714">
            <text:p>0.71</text:p>
          </table:table-cell>
          <table:table-cell table:formula="of:=ABS([.HA7])" office:value-type="float" office:value="0.714285714285714">
            <text:p>0.71</text:p>
          </table:table-cell>
          <table:table-cell table:formula="of:=AVERAGE([.HB7:.HF7])" office:value-type="float" office:value="0.714285714285714">
            <text:p>0.71</text:p>
          </table:table-cell>
          <table:table-cell table:formula="of:=STDEV([.HB7:.HF7])" office:value-type="float" office:value="0">
            <text:p>0</text:p>
          </table:table-cell>
          <table:table-cell table:formula="of:=[.HH7]/[.HG7]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HJ7:.HN7])" office:value-type="float" office:value="0.464705882352941">
            <text:p>0.46</text:p>
          </table:table-cell>
          <table:table-cell table:formula="of:=STDEV([.HJ7:.HN7])" office:value-type="float" office:value="0">
            <text:p>0</text:p>
          </table:table-cell>
          <table:table-cell table:formula="of:=[.HP7]/[.HO7]" office:value-type="float" office:value="0">
            <text:p>0</text:p>
          </table:table-cell>
          <table:table-cell table:number-columns-repeated="5" office:value-type="float" office:value="0.271679589470029">
            <text:p>0.27</text:p>
          </table:table-cell>
          <table:table-cell table:formula="of:=AVERAGE([.HR7:.HV7])" office:value-type="float" office:value="0.271679589470029">
            <text:p>0.27</text:p>
          </table:table-cell>
          <table:table-cell table:formula="of:=STDEV([.HR7:.HV7])" office:value-type="float" office:value="0">
            <text:p>0</text:p>
          </table:table-cell>
          <table:table-cell table:formula="of:=[.HX7]/[.HW7]" office:value-type="float" office:value="0">
            <text:p>0</text:p>
          </table:table-cell>
          <table:table-cell table:number-columns-repeated="5" office:value-type="float" office:value="0.788235294117647">
            <text:p>0.79</text:p>
          </table:table-cell>
          <table:table-cell table:formula="of:=AVERAGE([.HZ7:.ID7])" office:value-type="float" office:value="0.788235294117647">
            <text:p>0.79</text:p>
          </table:table-cell>
          <table:table-cell table:formula="of:=STDEV([.HZ7:.ID7])" office:value-type="float" office:value="0">
            <text:p>0</text:p>
          </table:table-cell>
          <table:table-cell table:formula="of:=[.IF7]/[.IE7]" office:value-type="float" office:value="0">
            <text:p>0</text:p>
          </table:table-cell>
          <table:table-cell table:number-columns-repeated="2" office:value-type="float" office:value="0.152">
            <text:p>0.15</text:p>
          </table:table-cell>
          <table:table-cell office:value-type="float" office:value="0.159">
            <text:p>0.16</text:p>
          </table:table-cell>
          <table:table-cell office:value-type="float" office:value="0.108">
            <text:p>0.11</text:p>
          </table:table-cell>
          <table:table-cell office:value-type="float" office:value="0.101">
            <text:p>0.1</text:p>
          </table:table-cell>
          <table:table-cell table:formula="of:=AVERAGE([.IH7:.IL7])" office:value-type="float" office:value="0.1344">
            <text:p>0.13</text:p>
          </table:table-cell>
          <table:table-cell table:formula="of:=STDEV([.IH7:.IL7])" office:value-type="float" office:value="0.0275553987450735">
            <text:p>0.03</text:p>
          </table:table-cell>
          <table:table-cell table:formula="of:=[.IN7]/[.IM7]" office:value-type="float" office:value="0.205025288281797">
            <text:p>0.21</text:p>
          </table:table-cell>
          <table:table-cell table:number-columns-repeated="5" office:value-type="float" office:value="0.629411764705882">
            <text:p>0.63</text:p>
          </table:table-cell>
          <table:table-cell table:formula="of:=AVERAGE([.IP7:.IT7])" office:value-type="float" office:value="0.629411764705882">
            <text:p>0.63</text:p>
          </table:table-cell>
          <table:table-cell table:formula="of:=STDEV([.IP7:.IT7])" office:value-type="float" office:value="0">
            <text:p>0</text:p>
          </table:table-cell>
          <table:table-cell table:formula="of:=[.IV7]/[.IU7]" office:value-type="float" office:value="0">
            <text:p>0</text:p>
          </table:table-cell>
          <table:table-cell table:number-columns-repeated="5" office:value-type="float" office:value="0.498751716162266">
            <text:p>0.5</text:p>
          </table:table-cell>
          <table:table-cell table:formula="of:=AVERAGE([.IX7:.JB7])" office:value-type="float" office:value="0.498751716162266">
            <text:p>0.5</text:p>
          </table:table-cell>
          <table:table-cell table:formula="of:=STDEV([.IX7:.JB7])" office:value-type="float" office:value="0">
            <text:p>0</text:p>
          </table:table-cell>
          <table:table-cell table:formula="of:=[.JD7]/[.JC7]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JF7:.JJ7])" office:value-type="float" office:value="0.464705882352941">
            <text:p>0.46</text:p>
          </table:table-cell>
          <table:table-cell table:formula="of:=STDEV([.JF7:.JJ7])" office:value-type="float" office:value="0">
            <text:p>0</text:p>
          </table:table-cell>
          <table:table-cell table:formula="of:=[.JL7]/[.JK7]" office:value-type="float" office:value="0">
            <text:p>0</text:p>
          </table:table-cell>
          <table:table-cell office:value-type="float" office:value="0.241">
            <text:p>0.24</text:p>
          </table:table-cell>
          <table:table-cell office:value-type="float" office:value="0.199">
            <text:p>0.2</text:p>
          </table:table-cell>
          <table:table-cell office:value-type="float" office:value="0.206">
            <text:p>0.21</text:p>
          </table:table-cell>
          <table:table-cell office:value-type="float" office:value="0.197">
            <text:p>0.2</text:p>
          </table:table-cell>
          <table:table-cell office:value-type="float" office:value="0.22">
            <text:p>0.22</text:p>
          </table:table-cell>
          <table:table-cell table:formula="of:=AVERAGE([.JN7:.JR7])" office:value-type="float" office:value="0.2126">
            <text:p>0.21</text:p>
          </table:table-cell>
          <table:table-cell table:formula="of:=STDEV([.JN7:.JR7])" office:value-type="float" office:value="0.0182565056897534">
            <text:p>0.02</text:p>
          </table:table-cell>
          <table:table-cell table:formula="of:=[.JT7]/[.JS7]" office:value-type="float" office:value="0.0858725573365637">
            <text:p>0.09</text:p>
          </table:table-cell>
          <table:table-cell table:number-columns-repeated="5" office:value-type="float" office:value="-0.714285714285714">
            <text:p>-0.71</text:p>
          </table:table-cell>
          <table:table-cell table:formula="of:=ABS([.JV7])" office:value-type="float" office:value="0.714285714285714">
            <text:p>0.71</text:p>
          </table:table-cell>
          <table:table-cell table:formula="of:=ABS([.JW7])" office:value-type="float" office:value="0.714285714285714">
            <text:p>0.71</text:p>
          </table:table-cell>
          <table:table-cell table:formula="of:=ABS([.JX7])" office:value-type="float" office:value="0.714285714285714">
            <text:p>0.71</text:p>
          </table:table-cell>
          <table:table-cell table:formula="of:=ABS([.JY7])" office:value-type="float" office:value="0.714285714285714">
            <text:p>0.71</text:p>
          </table:table-cell>
          <table:table-cell table:formula="of:=ABS([.JZ7])" office:value-type="float" office:value="0.714285714285714">
            <text:p>0.71</text:p>
          </table:table-cell>
          <table:table-cell table:formula="of:=AVERAGE([.KA7:.KE7])" office:value-type="float" office:value="0.714285714285714">
            <text:p>0.71</text:p>
          </table:table-cell>
          <table:table-cell table:formula="of:=STDEV([.KA7:.KE7])" office:value-type="float" office:value="0">
            <text:p>0</text:p>
          </table:table-cell>
          <table:table-cell table:formula="of:=IF([.KF7] = 0; 0; [.KG7]/[.KF7])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KI7:.KM7])" office:value-type="float" office:value="0.464705882352941">
            <text:p>0.46</text:p>
          </table:table-cell>
          <table:table-cell table:formula="of:=STDEV([.KI7:.KM7])" office:value-type="float" office:value="0">
            <text:p>0</text:p>
          </table:table-cell>
          <table:table-cell table:formula="of:=[.KO7]/[.KN7]" office:value-type="float" office:value="0">
            <text:p>0</text:p>
          </table:table-cell>
          <table:table-cell table:number-columns-repeated="5" office:value-type="float" office:value="0.259994882068636">
            <text:p>0.26</text:p>
          </table:table-cell>
          <table:table-cell table:formula="of:=AVERAGE([.KQ7:.KU7])" office:value-type="float" office:value="0.259994882068636">
            <text:p>0.26</text:p>
          </table:table-cell>
          <table:table-cell table:formula="of:=STDEV([.KQ7:.KU7])" office:value-type="float" office:value="0">
            <text:p>0</text:p>
          </table:table-cell>
          <table:table-cell table:formula="of:=[.KW7]/[.KV7]" office:value-type="float" office:value="0">
            <text:p>0</text:p>
          </table:table-cell>
          <table:table-cell office:value-type="float" office:value="0.770588235294118">
            <text:p>0.77</text:p>
          </table:table-cell>
          <table:table-cell office:value-type="float" office:value="0.758823529411765">
            <text:p>0.76</text:p>
          </table:table-cell>
          <table:table-cell table:number-columns-repeated="2" office:value-type="float" office:value="0.747058823529412">
            <text:p>0.75</text:p>
          </table:table-cell>
          <table:table-cell office:value-type="float" office:value="0.794117647058823">
            <text:p>0.79</text:p>
          </table:table-cell>
          <table:table-cell table:formula="of:=AVERAGE([.KY7:.LC7])" office:value-type="float" office:value="0.763529411764706">
            <text:p>0.76</text:p>
          </table:table-cell>
          <table:table-cell table:formula="of:=STDEV([.KY7:.LC7])" office:value-type="float" office:value="0.0196861182713897">
            <text:p>0.02</text:p>
          </table:table-cell>
          <table:table-cell table:formula="of:=[.LE7]/[.LD7]" office:value-type="float" office:value="0.0257830516651483">
            <text:p>0.03</text:p>
          </table:table-cell>
          <table:table-cell office:value-type="float" office:value="0.082">
            <text:p>0.08</text:p>
          </table:table-cell>
          <table:table-cell office:value-type="float" office:value="0.123">
            <text:p>0.12</text:p>
          </table:table-cell>
          <table:table-cell office:value-type="float" office:value="0.137">
            <text:p>0.14</text:p>
          </table:table-cell>
          <table:table-cell office:value-type="float" office:value="0.116">
            <text:p>0.12</text:p>
          </table:table-cell>
          <table:table-cell office:value-type="float" office:value="0.152">
            <text:p>0.15</text:p>
          </table:table-cell>
          <table:table-cell table:formula="of:=AVERAGE([.LG7:.LK7])" office:value-type="float" office:value="0.122">
            <text:p>0.12</text:p>
          </table:table-cell>
          <table:table-cell table:formula="of:=STDEV([.LG7:.LK7])" office:value-type="float" office:value="0.0262773666869418">
            <text:p>0.03</text:p>
          </table:table-cell>
          <table:table-cell table:formula="of:=IF([.LL7]=0; [.LM7]; [.LM7]/[.LL7])" office:value-type="float" office:value="0.21538825153231">
            <text:p>0.22</text:p>
          </table:table-cell>
          <table:table-cell office:value-type="float" office:value="0.658823529411765">
            <text:p>0.66</text:p>
          </table:table-cell>
          <table:table-cell office:value-type="float" office:value="0.670588235294118">
            <text:p>0.67</text:p>
          </table:table-cell>
          <table:table-cell office:value-type="float" office:value="0.652941176470588">
            <text:p>0.65</text:p>
          </table:table-cell>
          <table:table-cell office:value-type="float" office:value="0.658823529411765">
            <text:p>0.66</text:p>
          </table:table-cell>
          <table:table-cell office:value-type="float" office:value="0.688235294117647">
            <text:p>0.69</text:p>
          </table:table-cell>
          <table:table-cell table:formula="of:=AVERAGE([.LO7:.LS7])" office:value-type="float" office:value="0.665882352941177">
            <text:p>0.67</text:p>
          </table:table-cell>
          <table:table-cell table:formula="of:=STDEV([.LO7:.LS7])" office:value-type="float" office:value="0.0140439251603686">
            <text:p>0.01</text:p>
          </table:table-cell>
          <table:table-cell table:formula="of:=[.LU7]/[.LT7]" office:value-type="float" office:value="0.0210907003291755">
            <text:p>0.02</text:p>
          </table:table-cell>
          <table:table-cell office:value-type="float" office:value="0.534119411423184">
            <text:p>0.53</text:p>
          </table:table-cell>
          <table:table-cell office:value-type="float" office:value="0.55295930741222">
            <text:p>0.55</text:p>
          </table:table-cell>
          <table:table-cell office:value-type="float" office:value="0.528711870749835">
            <text:p>0.53</text:p>
          </table:table-cell>
          <table:table-cell office:value-type="float" office:value="0.537899501428431">
            <text:p>0.54</text:p>
          </table:table-cell>
          <table:table-cell office:value-type="float" office:value="0.568419582253121">
            <text:p>0.57</text:p>
          </table:table-cell>
          <table:table-cell table:formula="of:=AVERAGE([.LW7:.MA7])" office:value-type="float" office:value="0.544421934653358">
            <text:p>0.54</text:p>
          </table:table-cell>
          <table:table-cell table:formula="of:=STDEV([.LW7:.MA7])" office:value-type="float" office:value="0.0161575373423741">
            <text:p>0.02</text:p>
          </table:table-cell>
          <table:table-cell table:formula="of:=[.MC7]/[.MB7]" office:value-type="float" office:value="0.0296783364407641">
            <text:p>0.03</text:p>
          </table:table-cell>
          <table:table-cell table:number-columns-repeated="2" office:value-type="float" office:value="0.470588235294118">
            <text:p>0.47</text:p>
          </table:table-cell>
          <table:table-cell office:value-type="float" office:value="0.464705882352941">
            <text:p>0.46</text:p>
          </table:table-cell>
          <table:table-cell table:number-columns-repeated="2" office:value-type="float" office:value="0.470588235294118">
            <text:p>0.47</text:p>
          </table:table-cell>
          <table:table-cell table:formula="of:=AVERAGE([.ME7:.MI7])" office:value-type="float" office:value="0.469411764705883">
            <text:p>0.47</text:p>
          </table:table-cell>
          <table:table-cell table:formula="of:=STDEV([.ME7:.MI7])" office:value-type="float" office:value="0.00263066820882352">
            <text:p>0</text:p>
          </table:table-cell>
          <table:table-cell table:formula="of:=[.MK7]/[.MJ7]" office:value-type="float" office:value="0.00560418039473682">
            <text:p>0.01</text:p>
          </table:table-cell>
          <table:table-cell office:value-type="float" office:value="0.7">
            <text:p>0.7</text:p>
          </table:table-cell>
          <table:table-cell office:value-type="float" office:value="0.692">
            <text:p>0.69</text:p>
          </table:table-cell>
          <table:table-cell office:value-type="float" office:value="0.232">
            <text:p>0.23</text:p>
          </table:table-cell>
          <table:table-cell office:value-type="float" office:value="0.652">
            <text:p>0.65</text:p>
          </table:table-cell>
          <table:table-cell office:value-type="float" office:value="0.675">
            <text:p>0.68</text:p>
          </table:table-cell>
          <table:table-cell table:formula="of:=AVERAGE([.MM7:.MQ7])" office:value-type="float" office:value="0.5902">
            <text:p>0.59</text:p>
          </table:table-cell>
          <table:table-cell table:formula="of:=STDEV([.MM7:.MQ7])" office:value-type="float" office:value="0.20108257010492">
            <text:p>0.2</text:p>
          </table:table-cell>
          <table:table-cell table:formula="of:=[.MS7]/[.MR7]" office:value-type="float" office:value="0.340702423085259">
            <text:p>0.34</text:p>
          </table:table-cell>
          <table:table-cell table:number-columns-repeated="2" office:value-type="float" office:value="-0.571428571428571">
            <text:p>-0.57</text:p>
          </table:table-cell>
          <table:table-cell office:value-type="float" office:value="-0.714285714285714">
            <text:p>-0.71</text:p>
          </table:table-cell>
          <table:table-cell table:number-columns-repeated="2" office:value-type="float" office:value="-0.571428571428571">
            <text:p>-0.57</text:p>
          </table:table-cell>
          <table:table-cell table:formula="of:=ABS([.MU7])" office:value-type="float" office:value="0.571428571428571">
            <text:p>0.57</text:p>
          </table:table-cell>
          <table:table-cell table:formula="of:=ABS([.MV7])" office:value-type="float" office:value="0.571428571428571">
            <text:p>0.57</text:p>
          </table:table-cell>
          <table:table-cell table:formula="of:=ABS([.MW7])" office:value-type="float" office:value="0.714285714285714">
            <text:p>0.71</text:p>
          </table:table-cell>
          <table:table-cell table:formula="of:=ABS([.MX7])" office:value-type="float" office:value="0.571428571428571">
            <text:p>0.57</text:p>
          </table:table-cell>
          <table:table-cell table:formula="of:=ABS([.MY7])" office:value-type="float" office:value="0.571428571428571">
            <text:p>0.57</text:p>
          </table:table-cell>
          <table:table-cell table:formula="of:=AVERAGE([.MZ7:.ND7])" office:value-type="float" office:value="0.6">
            <text:p>0.6</text:p>
          </table:table-cell>
          <table:table-cell table:formula="of:=STDEV([.MZ7:.ND7])" office:value-type="float" office:value="0.0638876564999941">
            <text:p>0.06</text:p>
          </table:table-cell>
          <table:table-cell table:formula="of:=IF([.NE7] = 0; 0; [.NF7]/[.NE7])" office:value-type="float" office:value="0.10647942749999">
            <text:p>0.11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NH7:.NL7])" office:value-type="float" office:value="0.464705882352941">
            <text:p>0.46</text:p>
          </table:table-cell>
          <table:table-cell table:formula="of:=STDEV([.NH7:.NL7])" office:value-type="float" office:value="0">
            <text:p>0</text:p>
          </table:table-cell>
          <table:table-cell table:formula="of:=[.NN7]/[.NM7]" office:value-type="float" office:value="0">
            <text:p>0</text:p>
          </table:table-cell>
          <table:table-cell table:number-columns-repeated="2" office:value-type="float" office:value="0.272681624279172">
            <text:p>0.27</text:p>
          </table:table-cell>
          <table:table-cell office:value-type="float" office:value="0.26273750323929">
            <text:p>0.26</text:p>
          </table:table-cell>
          <table:table-cell table:number-columns-repeated="2" office:value-type="float" office:value="0.272681624279172">
            <text:p>0.27</text:p>
          </table:table-cell>
          <table:table-cell table:formula="of:=AVERAGE([.NP7:.NT7])" office:value-type="float" office:value="0.270692800071196">
            <text:p>0.27</text:p>
          </table:table-cell>
          <table:table-cell table:formula="of:=STDEV([.NP7:.NT7])" office:value-type="float" office:value="0.00444714612433242">
            <text:p>0</text:p>
          </table:table-cell>
          <table:table-cell table:formula="of:=[.NV7]/[.NU7]" office:value-type="float" office:value="0.0164287565947922">
            <text:p>0.02</text:p>
          </table:table-cell>
          <table:table-cell table:number-columns-repeated="2" office:value-type="float" office:value="0.464705882352941">
            <text:p>0.46</text:p>
          </table:table-cell>
          <table:table-cell office:value-type="float" office:value="0.51764705882353">
            <text:p>0.52</text:p>
          </table:table-cell>
          <table:table-cell table:formula="of:=AVERAGE([.NX7:.NZ7])" office:value-type="float" office:value="0.482352941176471">
            <text:p>0.48</text:p>
          </table:table-cell>
          <table:table-cell table:formula="of:=STDEV([.NX7:.NZ7])" office:value-type="float" office:value="0.03056560248651">
            <text:p>0.03</text:p>
          </table:table-cell>
          <table:table-cell table:formula="of:=[.OB7]/[.OA7]" office:value-type="float" office:value="0.063367712472033">
            <text:p>0.06</text:p>
          </table:table-cell>
          <table:table-cell office:value-type="float" office:value="12.484">
            <text:p>12.48</text:p>
          </table:table-cell>
          <table:table-cell office:value-type="float" office:value="20.506">
            <text:p>20.51</text:p>
          </table:table-cell>
          <table:table-cell office:value-type="float" office:value="42.833">
            <text:p>42.83</text:p>
          </table:table-cell>
          <table:table-cell table:formula="of:=AVERAGE([.OD7:.OF7])" office:value-type="float" office:value="25.2743333333333">
            <text:p>25.27</text:p>
          </table:table-cell>
          <table:table-cell table:formula="of:=STDEV([.OD7:.OF7])" office:value-type="float" office:value="15.7263537520092">
            <text:p>15.73</text:p>
          </table:table-cell>
          <table:table-cell table:formula="of:=[.OH7]/[.OG7]" office:value-type="float" office:value="0.622226253986621">
            <text:p>0.62</text:p>
          </table:table-cell>
          <table:table-cell table:number-columns-repeated="2" office:value-type="float" office:value="-0.714285714285714">
            <text:p>-0.71</text:p>
          </table:table-cell>
          <table:table-cell office:value-type="float" office:value="-0.428571428571429">
            <text:p>-0.43</text:p>
          </table:table-cell>
          <table:table-cell table:formula="of:=ABS([.OJ7])" office:value-type="float" office:value="0.714285714285714">
            <text:p>0.71</text:p>
          </table:table-cell>
          <table:table-cell table:formula="of:=ABS([.OK7])" office:value-type="float" office:value="0.714285714285714">
            <text:p>0.71</text:p>
          </table:table-cell>
          <table:table-cell table:formula="of:=ABS([.OL7])" office:value-type="float" office:value="0.428571428571429">
            <text:p>0.43</text:p>
          </table:table-cell>
          <table:table-cell table:formula="of:=AVERAGE([.OM7:.OO7])" office:value-type="float" office:value="0.619047619047619">
            <text:p>0.62</text:p>
          </table:table-cell>
          <table:table-cell table:formula="of:=STDEV([.OM7:.OO7])" office:value-type="float" office:value="0.164957219768464">
            <text:p>0.16</text:p>
          </table:table-cell>
          <table:table-cell table:formula="of:=IF([.OP7] = 0; 0; [.OQ7]/[.OP7])" office:value-type="float" office:value="0.266469355010596">
            <text:p>0.27</text:p>
          </table:table-cell>
          <table:table-cell table:number-columns-repeated="2" office:value-type="float" office:value="0.464705882352941">
            <text:p>0.46</text:p>
          </table:table-cell>
          <table:table-cell office:value-type="float" office:value="0.505882352941177">
            <text:p>0.51</text:p>
          </table:table-cell>
          <table:table-cell table:formula="of:=AVERAGE([.OS7:.OU7])" office:value-type="float" office:value="0.47843137254902">
            <text:p>0.48</text:p>
          </table:table-cell>
          <table:table-cell table:formula="of:=STDEV([.OS7:.OU7])" office:value-type="float" office:value="0.0237732463783967">
            <text:p>0.02</text:p>
          </table:table-cell>
          <table:table-cell table:formula="of:=[.OW7]/[.OV7]" office:value-type="float" office:value="0.0496899821843539">
            <text:p>0.05</text:p>
          </table:table-cell>
          <table:table-cell table:number-columns-repeated="2" office:value-type="float" office:value="0.26273750323929">
            <text:p>0.26</text:p>
          </table:table-cell>
          <table:table-cell office:value-type="float" office:value="0.310400099242268">
            <text:p>0.31</text:p>
          </table:table-cell>
          <table:table-cell table:formula="of:=AVERAGE([.OY7:.PA7])" office:value-type="float" office:value="0.278625035240283">
            <text:p>0.28</text:p>
          </table:table-cell>
          <table:table-cell table:formula="of:=STDEV([.OY7:.PA7])" office:value-type="float" office:value="0.0275180126325957">
            <text:p>0.03</text:p>
          </table:table-cell>
          <table:table-cell table:formula="of:=[.PC7]/[.PB7]" office:value-type="float" office:value="0.0987636039556336">
            <text:p>0.1</text:p>
          </table:table-cell>
          <table:table-cell/>
          <table:table-cell office:value-type="float" office:value="0.062">
            <text:p>0.06</text:p>
          </table:table-cell>
          <table:table-cell office:value-type="float" office:value="0.078">
            <text:p>0.08</text:p>
          </table:table-cell>
          <table:table-cell table:number-columns-repeated="2" office:value-type="float" office:value="0.094">
            <text:p>0.09</text:p>
          </table:table-cell>
          <table:table-cell office:value-type="float" office:value="0.078">
            <text:p>0.08</text:p>
          </table:table-cell>
          <table:table-cell table:formula="of:=AVERAGE([.PF7:.PJ7])" office:value-type="float" office:value="0.0812">
            <text:p>0.08</text:p>
          </table:table-cell>
          <table:table-cell office:value-type="float" office:value="0.063">
            <text:p>0.06</text:p>
          </table:table-cell>
          <table:table-cell office:value-type="float" office:value="0.047">
            <text:p>0.05</text:p>
          </table:table-cell>
          <table:table-cell table:number-columns-repeated="2" office:value-type="float" office:value="0.078">
            <text:p>0.08</text:p>
          </table:table-cell>
          <table:table-cell office:value-type="float" office:value="0.094">
            <text:p>0.09</text:p>
          </table:table-cell>
          <table:table-cell table:formula="of:=AVERAGE([.PL7:.PP7])" office:value-type="float" office:value="0.072">
            <text:p>0.07</text:p>
          </table:table-cell>
          <table:table-cell office:value-type="float" office:value="0.141">
            <text:p>0.14</text:p>
          </table:table-cell>
          <table:table-cell office:value-type="float" office:value="0.094">
            <text:p>0.09</text:p>
          </table:table-cell>
          <table:table-cell table:number-columns-repeated="2" office:value-type="float" office:value="0.078">
            <text:p>0.08</text:p>
          </table:table-cell>
          <table:table-cell office:value-type="float" office:value="0.11">
            <text:p>0.11</text:p>
          </table:table-cell>
          <table:table-cell table:formula="of:=AVERAGE([.PR7:.PV7])" office:value-type="float" office:value="0.1002">
            <text:p>0.1</text:p>
          </table:table-cell>
          <table:table-cell/>
          <table:table-cell table:number-columns-repeated="5" office:value-type="float" office:value="0.788235294117647">
            <text:p>0.79</text:p>
          </table:table-cell>
          <table:table-cell table:formula="of:=AVERAGE([.PY7:.QC7])" office:value-type="float" office:value="0.788235294117647">
            <text:p>0.79</text:p>
          </table:table-cell>
          <table:table-cell table:formula="of:=STDEV([.PY7:.QC7])" office:value-type="float" office:value="0">
            <text:p>0</text:p>
          </table:table-cell>
          <table:table-cell table:formula="of:=[.QE7]/[.QD7]" office:value-type="float" office:value="0">
            <text:p>0</text:p>
          </table:table-cell>
          <table:table-cell office:value-type="float" office:value="2.041">
            <text:p>2.04</text:p>
          </table:table-cell>
          <table:table-cell office:value-type="float" office:value="2.299">
            <text:p>2.3</text:p>
          </table:table-cell>
          <table:table-cell office:value-type="float" office:value="2.235">
            <text:p>2.24</text:p>
          </table:table-cell>
          <table:table-cell office:value-type="float" office:value="2.336">
            <text:p>2.34</text:p>
          </table:table-cell>
          <table:table-cell office:value-type="float" office:value="1.883">
            <text:p>1.88</text:p>
          </table:table-cell>
          <table:table-cell table:formula="of:=AVERAGE([.QG7:.QK7])" office:value-type="float" office:value="2.1588">
            <text:p>2.16</text:p>
          </table:table-cell>
          <table:table-cell table:formula="of:=STDEV([.QG7:.QK7])" office:value-type="float" office:value="0.191575572555584">
            <text:p>0.19</text:p>
          </table:table-cell>
          <table:table-cell table:formula="of:=[.QM7]/[.QL7]" office:value-type="float" office:value="0.0887416956436837">
            <text:p>0.09</text:p>
          </table:table-cell>
          <table:table-cell table:number-columns-repeated="5" office:value-type="float" office:value="0.629411764705882">
            <text:p>0.63</text:p>
          </table:table-cell>
          <table:table-cell table:formula="of:=AVERAGE([.QO7:.QS7])" office:value-type="float" office:value="0.629411764705882">
            <text:p>0.63</text:p>
          </table:table-cell>
          <table:table-cell table:formula="of:=STDEV([.QO7:.QS7])" office:value-type="float" office:value="0">
            <text:p>0</text:p>
          </table:table-cell>
          <table:table-cell table:formula="of:=[.QU7]/[.QT7]" office:value-type="float" office:value="0">
            <text:p>0</text:p>
          </table:table-cell>
          <table:table-cell table:number-columns-repeated="5" office:value-type="float" office:value="0.498751716162266">
            <text:p>0.5</text:p>
          </table:table-cell>
          <table:table-cell table:formula="of:=AVERAGE([.QW7:.RA7])" office:value-type="float" office:value="0.498751716162266">
            <text:p>0.5</text:p>
          </table:table-cell>
          <table:table-cell table:formula="of:=STDEV([.QW7:.RA7])" office:value-type="float" office:value="0">
            <text:p>0</text:p>
          </table:table-cell>
          <table:table-cell table:formula="of:=[.RC7]/[.RB7]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RE7:.RI7])" office:value-type="float" office:value="0.464705882352941">
            <text:p>0.46</text:p>
          </table:table-cell>
          <table:table-cell table:formula="of:=STDEV([.RE7:.RI7])" office:value-type="float" office:value="0">
            <text:p>0</text:p>
          </table:table-cell>
          <table:table-cell table:formula="of:=[.RK7]/[.RJ7]" office:value-type="float" office:value="0">
            <text:p>0</text:p>
          </table:table-cell>
          <table:table-cell office:value-type="float" office:value="3.357">
            <text:p>3.36</text:p>
          </table:table-cell>
          <table:table-cell office:value-type="float" office:value="3.041">
            <text:p>3.04</text:p>
          </table:table-cell>
          <table:table-cell office:value-type="float" office:value="3.181">
            <text:p>3.18</text:p>
          </table:table-cell>
          <table:table-cell office:value-type="float" office:value="3.313">
            <text:p>3.31</text:p>
          </table:table-cell>
          <table:table-cell office:value-type="float" office:value="2.997">
            <text:p>3</text:p>
          </table:table-cell>
          <table:table-cell table:formula="of:=AVERAGE([.RM7:.RQ7])" office:value-type="float" office:value="3.1778">
            <text:p>3.18</text:p>
          </table:table-cell>
          <table:table-cell table:formula="of:=STDEV([.RM7:.RQ7])" office:value-type="float" office:value="0.15953432232595">
            <text:p>0.16</text:p>
          </table:table-cell>
          <table:table-cell table:formula="of:=[.RS7]/[.RR7]" office:value-type="float" office:value="0.0502027573560167">
            <text:p>0.05</text:p>
          </table:table-cell>
          <table:table-cell table:number-columns-repeated="5" office:value-type="float" office:value="-0.714285714285714">
            <text:p>-0.71</text:p>
          </table:table-cell>
          <table:table-cell table:formula="of:=ABS([.RU7])" office:value-type="float" office:value="0.714285714285714">
            <text:p>0.71</text:p>
          </table:table-cell>
          <table:table-cell table:formula="of:=ABS([.RV7])" office:value-type="float" office:value="0.714285714285714">
            <text:p>0.71</text:p>
          </table:table-cell>
          <table:table-cell table:formula="of:=ABS([.RW7])" office:value-type="float" office:value="0.714285714285714">
            <text:p>0.71</text:p>
          </table:table-cell>
          <table:table-cell table:formula="of:=ABS([.RX7])" office:value-type="float" office:value="0.714285714285714">
            <text:p>0.71</text:p>
          </table:table-cell>
          <table:table-cell table:formula="of:=ABS([.RY7])" office:value-type="float" office:value="0.714285714285714">
            <text:p>0.71</text:p>
          </table:table-cell>
          <table:table-cell table:formula="of:=AVERAGE([.RZ7:.SD7])" office:value-type="float" office:value="0.714285714285714">
            <text:p>0.71</text:p>
          </table:table-cell>
          <table:table-cell table:formula="of:=STDEV([.RZ7:.SD7])" office:value-type="float" office:value="0">
            <text:p>0</text:p>
          </table:table-cell>
          <table:table-cell table:formula="of:=IF([.SE7] = 0; 0; [.SF7]/[.SE7])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SH7:.SL7])" office:value-type="float" office:value="0.464705882352941">
            <text:p>0.46</text:p>
          </table:table-cell>
          <table:table-cell table:formula="of:=STDEV([.SH7:.SL7])" office:value-type="float" office:value="0">
            <text:p>0</text:p>
          </table:table-cell>
          <table:table-cell table:formula="of:=[.SN7]/[.SM7]" office:value-type="float" office:value="0">
            <text:p>0</text:p>
          </table:table-cell>
          <table:table-cell table:number-columns-repeated="5" office:value-type="float" office:value="0.259994882068636">
            <text:p>0.26</text:p>
          </table:table-cell>
          <table:table-cell table:formula="of:=AVERAGE([.SP7:.ST7])" office:value-type="float" office:value="0.259994882068636">
            <text:p>0.26</text:p>
          </table:table-cell>
          <table:table-cell table:formula="of:=STDEV([.SP7:.ST7])" office:value-type="float" office:value="0">
            <text:p>0</text:p>
          </table:table-cell>
          <table:table-cell table:formula="of:=[.SV7]/[.SU7]" office:value-type="float" office:value="0">
            <text:p>0</text:p>
          </table:table-cell>
          <table:table-cell table:number-columns-repeated="5" office:value-type="float" office:value="0.444444444444444">
            <text:p>0.44</text:p>
          </table:table-cell>
          <table:table-cell table:formula="of:=AVERAGE([.SX7:.TB7])" office:value-type="float" office:value="0.444444444444444">
            <text:p>0.44</text:p>
          </table:table-cell>
          <table:table-cell table:formula="of:=STDEV([.SX7:.TB7])" office:value-type="float" office:value="0">
            <text:p>0</text:p>
          </table:table-cell>
          <table:table-cell table:formula="of:=[.TD7]/[.TC7]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TF7:.TJ7])" office:value-type="float" office:value="0.464705882352941">
            <text:p>0.46</text:p>
          </table:table-cell>
          <table:table-cell table:formula="of:=STDEV([.TF7:.TJ7])" office:value-type="float" office:value="0">
            <text:p>0</text:p>
          </table:table-cell>
          <table:table-cell table:formula="of:=[.TL7]/[.TK7]" office:value-type="float" office:value="0">
            <text:p>0</text:p>
          </table:table-cell>
          <table:table-cell office:value-type="float" office:value="0.062">
            <text:p>0.06</text:p>
          </table:table-cell>
          <table:table-cell office:value-type="float" office:value="0.069">
            <text:p>0.07</text:p>
          </table:table-cell>
          <table:table-cell office:value-type="float" office:value="0.078">
            <text:p>0.08</text:p>
          </table:table-cell>
          <table:table-cell office:value-type="float" office:value="0.069">
            <text:p>0.07</text:p>
          </table:table-cell>
          <table:table-cell office:value-type="float" office:value="0.084">
            <text:p>0.08</text:p>
          </table:table-cell>
          <table:table-cell table:formula="of:=AVERAGE([.TN7:.TR7])" office:value-type="float" office:value="0.0724">
            <text:p>0.07</text:p>
          </table:table-cell>
          <table:table-cell table:formula="of:=STDEV([.TN7:.TR7])" office:value-type="float" office:value="0.00861974477580398">
            <text:p>0.01</text:p>
          </table:table-cell>
          <table:table-cell table:formula="of:=[.TT7]/[.TS7]" office:value-type="float" office:value="0.119057248284585">
            <text:p>0.12</text:p>
          </table:table-cell>
          <table:table-cell table:number-columns-repeated="5" office:value-type="float" office:value="-0.714285714285714">
            <text:p>-0.71</text:p>
          </table:table-cell>
          <table:table-cell table:formula="of:=ABS([.TV7])" office:value-type="float" office:value="0.714285714285714">
            <text:p>0.71</text:p>
          </table:table-cell>
          <table:table-cell table:formula="of:=ABS([.TW7])" office:value-type="float" office:value="0.714285714285714">
            <text:p>0.71</text:p>
          </table:table-cell>
          <table:table-cell table:formula="of:=ABS([.TX7])" office:value-type="float" office:value="0.714285714285714">
            <text:p>0.71</text:p>
          </table:table-cell>
          <table:table-cell table:formula="of:=ABS([.TY7])" office:value-type="float" office:value="0.714285714285714">
            <text:p>0.71</text:p>
          </table:table-cell>
          <table:table-cell table:formula="of:=ABS([.TZ7])" office:value-type="float" office:value="0.714285714285714">
            <text:p>0.71</text:p>
          </table:table-cell>
          <table:table-cell table:formula="of:=AVERAGE([.UA7:.UE7])" office:value-type="float" office:value="0.714285714285714">
            <text:p>0.71</text:p>
          </table:table-cell>
          <table:table-cell table:formula="of:=STDEV([.UA7:.UE7])" office:value-type="float" office:value="0">
            <text:p>0</text:p>
          </table:table-cell>
          <table:table-cell table:formula="of:=IF([.UF7] = 0; 0; [.UG7]/[.UF7])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UI7:.UM7])" office:value-type="float" office:value="0.464705882352941">
            <text:p>0.46</text:p>
          </table:table-cell>
          <table:table-cell table:formula="of:=STDEV([.UI7:.UM7])" office:value-type="float" office:value="0">
            <text:p>0</text:p>
          </table:table-cell>
          <table:table-cell table:formula="of:=[.UO7]/[.UN7]" office:value-type="float" office:value="0">
            <text:p>0</text:p>
          </table:table-cell>
          <table:table-cell table:number-columns-repeated="5" office:value-type="float" office:value="0.271679589470029">
            <text:p>0.27</text:p>
          </table:table-cell>
          <table:table-cell table:formula="of:=AVERAGE([.UQ7:.UU7])" office:value-type="float" office:value="0.271679589470029">
            <text:p>0.27</text:p>
          </table:table-cell>
          <table:table-cell table:formula="of:=STDEV([.UQ7:.UU7])" office:value-type="float" office:value="0">
            <text:p>0</text:p>
          </table:table-cell>
          <table:table-cell table:formula="of:=[.UW7]/[.UV7]" office:value-type="float" office:value="0">
            <text:p>0</text:p>
          </table:table-cell>
          <table:table-cell office:value-type="float" office:value="0.422222222222222">
            <text:p>0.42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.422222222222222">
            <text:p>0.42</text:p>
          </table:table-cell>
          <table:table-cell table:formula="of:=AVERAGE([.UY7:.VC7])" office:value-type="float" office:value="0.417777777777778">
            <text:p>0.42</text:p>
          </table:table-cell>
          <table:table-cell table:formula="of:=STDEV([.UY7:.VC7])" office:value-type="float" office:value="0.00993807989999898">
            <text:p>0.01</text:p>
          </table:table-cell>
          <table:table-cell table:formula="of:=[.VE7]/[.VD7]" office:value-type="float" office:value="0.0237879572074444">
            <text:p>0.02</text:p>
          </table:table-cell>
          <table:table-cell table:number-columns-repeated="5" office:value-type="float" office:value="0.870588235294118">
            <text:p>0.87</text:p>
          </table:table-cell>
          <table:table-cell table:formula="of:=AVERAGE([.VG7:.VK7])" office:value-type="float" office:value="0.870588235294118">
            <text:p>0.87</text:p>
          </table:table-cell>
          <table:table-cell table:formula="of:=STDEV([.VG7:.VK7])" office:value-type="float" office:value="0">
            <text:p>0</text:p>
          </table:table-cell>
          <table:table-cell table:formula="of:=[.VM7]/[.VL7]" office:value-type="float" office:value="0">
            <text:p>0</text:p>
          </table:table-cell>
          <table:table-cell office:value-type="float" office:value="0.609">
            <text:p>0.61</text:p>
          </table:table-cell>
          <table:table-cell office:value-type="float" office:value="0.578">
            <text:p>0.58</text:p>
          </table:table-cell>
          <table:table-cell office:value-type="float" office:value="0.64">
            <text:p>0.64</text:p>
          </table:table-cell>
          <table:table-cell office:value-type="float" office:value="0.641">
            <text:p>0.64</text:p>
          </table:table-cell>
          <table:table-cell office:value-type="float" office:value="0.625">
            <text:p>0.63</text:p>
          </table:table-cell>
          <table:table-cell table:formula="of:=AVERAGE([.VO7:.VS7])" office:value-type="float" office:value="0.6186">
            <text:p>0.62</text:p>
          </table:table-cell>
          <table:table-cell table:formula="of:=STDEV([.VO7:.VS7])" office:value-type="float" office:value="0.0261782352346372">
            <text:p>0.03</text:p>
          </table:table-cell>
          <table:table-cell table:formula="of:=[.VU7]/[.VT7]" office:value-type="float" office:value="0.0423185179997368">
            <text:p>0.04</text:p>
          </table:table-cell>
          <table:table-cell table:number-columns-repeated="5" office:value-type="float" office:value="0.758823529411765">
            <text:p>0.76</text:p>
          </table:table-cell>
          <table:table-cell table:formula="of:=AVERAGE([.VW7:.WA7])" office:value-type="float" office:value="0.758823529411765">
            <text:p>0.76</text:p>
          </table:table-cell>
          <table:table-cell table:formula="of:=STDEV([.VW7:.WA7])" office:value-type="float" office:value="0">
            <text:p>0</text:p>
          </table:table-cell>
          <table:table-cell table:formula="of:=[.WC7]/[.WB7]" office:value-type="float" office:value="0">
            <text:p>0</text:p>
          </table:table-cell>
          <table:table-cell table:number-columns-repeated="5" office:value-type="float" office:value="0.720575787479538">
            <text:p>0.72</text:p>
          </table:table-cell>
          <table:table-cell table:formula="of:=AVERAGE([.WE7:.WI7])" office:value-type="float" office:value="0.720575787479538">
            <text:p>0.72</text:p>
          </table:table-cell>
          <table:table-cell table:formula="of:=STDEV([.WE7:.WI7])" office:value-type="float" office:value="0">
            <text:p>0</text:p>
          </table:table-cell>
          <table:table-cell table:formula="of:=[.WK7]/[.WJ7]" office:value-type="float" office:value="0">
            <text:p>0</text:p>
          </table:table-cell>
          <table:table-cell table:number-columns-repeated="5" office:value-type="float" office:value="0.658823529411765">
            <text:p>0.66</text:p>
          </table:table-cell>
          <table:table-cell table:formula="of:=AVERAGE([.WM7:.WQ7])" office:value-type="float" office:value="0.658823529411765">
            <text:p>0.66</text:p>
          </table:table-cell>
          <table:table-cell table:formula="of:=STDEV([.WM7:.WQ7])" office:value-type="float" office:value="0">
            <text:p>0</text:p>
          </table:table-cell>
          <table:table-cell table:formula="of:=[.WS7]/[.WR7]" office:value-type="float" office:value="0">
            <text:p>0</text:p>
          </table:table-cell>
          <table:table-cell office:value-type="float" office:value="1.329">
            <text:p>1.33</text:p>
          </table:table-cell>
          <table:table-cell office:value-type="float" office:value="0.75">
            <text:p>0.75</text:p>
          </table:table-cell>
          <table:table-cell office:value-type="float" office:value="0.873">
            <text:p>0.87</text:p>
          </table:table-cell>
          <table:table-cell office:value-type="float" office:value="0.796">
            <text:p>0.8</text:p>
          </table:table-cell>
          <table:table-cell office:value-type="float" office:value="0.913">
            <text:p>0.91</text:p>
          </table:table-cell>
          <table:table-cell table:formula="of:=AVERAGE([.WU7:.WY7])" office:value-type="float" office:value="0.9322">
            <text:p>0.93</text:p>
          </table:table-cell>
          <table:table-cell table:formula="of:=STDEV([.WU7:.WY7])" office:value-type="float" office:value="0.230797963595869">
            <text:p>0.23</text:p>
          </table:table-cell>
          <table:table-cell table:formula="of:=[.XA7]/[.WZ7]" office:value-type="float" office:value="0.247584170345279">
            <text:p>0.25</text:p>
          </table:table-cell>
          <table:table-cell table:number-columns-repeated="5" office:value-type="float" office:value="-0.428571428571429">
            <text:p>-0.43</text:p>
          </table:table-cell>
          <table:table-cell table:formula="of:=ABS([.XC7])" office:value-type="float" office:value="0.428571428571429">
            <text:p>0.43</text:p>
          </table:table-cell>
          <table:table-cell table:formula="of:=ABS([.XD7])" office:value-type="float" office:value="0.428571428571429">
            <text:p>0.43</text:p>
          </table:table-cell>
          <table:table-cell table:formula="of:=ABS([.XE7])" office:value-type="float" office:value="0.428571428571429">
            <text:p>0.43</text:p>
          </table:table-cell>
          <table:table-cell table:formula="of:=ABS([.XF7])" office:value-type="float" office:value="0.428571428571429">
            <text:p>0.43</text:p>
          </table:table-cell>
          <table:table-cell table:formula="of:=ABS([.XG7])" office:value-type="float" office:value="0.428571428571429">
            <text:p>0.43</text:p>
          </table:table-cell>
          <table:table-cell table:formula="of:=AVERAGE([.XH7:.XL7])" office:value-type="float" office:value="0.428571428571429">
            <text:p>0.43</text:p>
          </table:table-cell>
          <table:table-cell table:formula="of:=STDEV([.XH7:.XL7])" office:value-type="float" office:value="0">
            <text:p>0</text:p>
          </table:table-cell>
          <table:table-cell table:formula="of:=[.XN7]/[.XM7]" office:value-type="float" office:value="0">
            <text:p>0</text:p>
          </table:table-cell>
          <table:table-cell table:number-columns-repeated="5" office:value-type="float" office:value="0.605882352941176">
            <text:p>0.61</text:p>
          </table:table-cell>
          <table:table-cell table:formula="of:=AVERAGE([.XP7:.XT7])" office:value-type="float" office:value="0.605882352941176">
            <text:p>0.61</text:p>
          </table:table-cell>
          <table:table-cell table:formula="of:=STDEV([.XP7:.XT7])" office:value-type="float" office:value="0">
            <text:p>0</text:p>
          </table:table-cell>
          <table:table-cell table:formula="of:=[.XV7]/[.XU7]" office:value-type="float" office:value="0">
            <text:p>0</text:p>
          </table:table-cell>
          <table:table-cell table:number-columns-repeated="5" office:value-type="float" office:value="0.369685961802784">
            <text:p>0.37</text:p>
          </table:table-cell>
          <table:table-cell table:formula="of:=AVERAGE([.XX7:.YB7])" office:value-type="float" office:value="0.369685961802784">
            <text:p>0.37</text:p>
          </table:table-cell>
          <table:table-cell table:formula="of:=STDEV([.XX7:.YB7])" office:value-type="float" office:value="0">
            <text:p>0</text:p>
          </table:table-cell>
          <table:table-cell table:formula="of:=[.YD7]/[.YC7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office:value-type="float" office:value="0.732142857142857">
            <text:p>0.73</text:p>
          </table:table-cell>
          <table:table-cell office:value-type="float" office:value="0.728571428571429">
            <text:p>0.73</text:p>
          </table:table-cell>
          <table:table-cell table:number-columns-repeated="2" office:value-type="float" office:value="0.732142857142857">
            <text:p>0.73</text:p>
          </table:table-cell>
          <table:table-cell office:value-type="float" office:value="0.728571428571429">
            <text:p>0.73</text:p>
          </table:table-cell>
          <table:table-cell table:formula="of:=AVERAGE([.C8:.G8])" office:value-type="float" office:value="0.730714285714286">
            <text:p>0.73</text:p>
          </table:table-cell>
          <table:table-cell table:formula="of:=STDEV([.C8:.G8])" office:value-type="float" office:value="0.00195615199108957">
            <text:p>0</text:p>
          </table:table-cell>
          <table:table-cell table:formula="of:=[.I8]/[.H8]" office:value-type="float" office:value="0.00267704084802091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0.016">
            <text:p>0.02</text:p>
          </table:table-cell>
          <table:table-cell table:formula="of:=AVERAGE([.K8:.O8])" office:value-type="float" office:value="0.0032">
            <text:p>0</text:p>
          </table:table-cell>
          <table:table-cell table:formula="of:=STDEV([.K8:.O8])" office:value-type="float" office:value="0.00715541752799933">
            <text:p>0.01</text:p>
          </table:table-cell>
          <table:table-cell table:formula="of:=IF([.P8]=0; [.Q8]; [.Q8]/[.P8])" office:value-type="float" office:value="2.23606797749979">
            <text:p>2.24</text:p>
          </table:table-cell>
          <table:table-cell table:number-columns-repeated="5"/>
          <table:table-cell table:formula="of:=AVERAGE([.S8:.W8])" office:value-type="float" office:value="0">
            <text:p>#DIV/0!</text:p>
          </table:table-cell>
          <table:table-cell table:formula="of:=STDEV([.S8:.W8])" office:value-type="float" office:value="0">
            <text:p>#DIV/0!</text:p>
          </table:table-cell>
          <table:table-cell table:formula="of:=[.Y8]/[.X8]" office:value-type="float" office:value="0">
            <text:p>#DIV/0!</text:p>
          </table:table-cell>
          <table:table-cell office:value-type="float" office:value="0.211829590062798">
            <text:p>0.21</text:p>
          </table:table-cell>
          <table:table-cell office:value-type="float" office:value="0.205334729120588">
            <text:p>0.21</text:p>
          </table:table-cell>
          <table:table-cell table:number-columns-repeated="2" office:value-type="float" office:value="0.211829590062798">
            <text:p>0.21</text:p>
          </table:table-cell>
          <table:table-cell office:value-type="float" office:value="0.205334729120588">
            <text:p>0.21</text:p>
          </table:table-cell>
          <table:table-cell table:formula="of:=AVERAGE([.AA8:.AE8])" office:value-type="float" office:value="0.209231645685914">
            <text:p>0.21</text:p>
          </table:table-cell>
          <table:table-cell table:formula="of:=STDEV([.AA8:.AE8])" office:value-type="float" office:value="0.00355738184590769">
            <text:p>0</text:p>
          </table:table-cell>
          <table:table-cell table:formula="of:=[.AG8]/[.AF8]" office:value-type="float" office:value="0.0170021214250153">
            <text:p>0.02</text:p>
          </table:table-cell>
          <table:table-cell table:number-columns-repeated="5" office:value-type="float" office:value="0.732142857142857">
            <text:p>0.73</text:p>
          </table:table-cell>
          <table:table-cell table:formula="of:=AVERAGE([.AI8:.AM8])" office:value-type="float" office:value="0.732142857142857">
            <text:p>0.73</text:p>
          </table:table-cell>
          <table:table-cell table:formula="of:=STDEV([.AI8:.AM8])" office:value-type="float" office:value="0">
            <text:p>0</text:p>
          </table:table-cell>
          <table:table-cell table:formula="of:=[.AO8]/[.AN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.02</text:p>
          </table:table-cell>
          <table:table-cell table:number-columns-repeated="2" office:value-type="float" office:value="0">
            <text:p>0</text:p>
          </table:table-cell>
          <table:table-cell table:formula="of:=AVERAGE([.AQ8:.AU8])" office:value-type="float" office:value="0.0032">
            <text:p>0</text:p>
          </table:table-cell>
          <table:table-cell table:formula="of:=STDEV([.AQ8:.AU8])" office:value-type="float" office:value="0.00715541752799933">
            <text:p>0.01</text:p>
          </table:table-cell>
          <table:table-cell table:formula="of:=IF([.AV8]=0; 0; [.AW8]/[.AV8])" office:value-type="float" office:value="2.23606797749979">
            <text:p>2.24</text:p>
          </table:table-cell>
          <table:table-cell table:number-columns-repeated="5"/>
          <table:table-cell table:formula="of:=AVERAGE([.AY8:.BC8])" office:value-type="float" office:value="0">
            <text:p>#DIV/0!</text:p>
          </table:table-cell>
          <table:table-cell table:formula="of:=STDEV([.AY8:.BC8])" office:value-type="float" office:value="0">
            <text:p>#DIV/0!</text:p>
          </table:table-cell>
          <table:table-cell table:formula="of:=[.BE8]/[.BD8]" office:value-type="float" office:value="0">
            <text:p>#DIV/0!</text:p>
          </table:table-cell>
          <table:table-cell table:number-columns-repeated="5" office:value-type="float" office:value="0.211829590062798">
            <text:p>0.21</text:p>
          </table:table-cell>
          <table:table-cell table:formula="of:=AVERAGE([.BG8:.BK8])" office:value-type="float" office:value="0.211829590062798">
            <text:p>0.21</text:p>
          </table:table-cell>
          <table:table-cell table:formula="of:=STDEV([.BG8:.BK8])" office:value-type="float" office:value="0">
            <text:p>0</text:p>
          </table:table-cell>
          <table:table-cell table:formula="of:=[.BM8]/[.BL8]" office:value-type="float" office:value="0">
            <text:p>0</text:p>
          </table:table-cell>
          <table:table-cell table:number-columns-repeated="2" office:value-type="float" office:value="0.732142857142857">
            <text:p>0.73</text:p>
          </table:table-cell>
          <table:table-cell office:value-type="float" office:value="0.728571428571429">
            <text:p>0.73</text:p>
          </table:table-cell>
          <table:table-cell table:number-columns-repeated="2" office:value-type="float" office:value="0.732142857142857">
            <text:p>0.73</text:p>
          </table:table-cell>
          <table:table-cell table:formula="of:=AVERAGE([.BO8:.BS8])" office:value-type="float" office:value="0.731428571428572">
            <text:p>0.73</text:p>
          </table:table-cell>
          <table:table-cell table:formula="of:=STDEV([.BO8:.BS8])" office:value-type="float" office:value="0.0015971914124996">
            <text:p>0</text:p>
          </table:table-cell>
          <table:table-cell table:formula="of:=[.BU8]/[.BT8]" office:value-type="float" office:value="0.00218366013427679">
            <text:p>0</text:p>
          </table:table-cell>
          <table:table-cell table:number-columns-repeated="5" office:value-type="float" office:value="0.047">
            <text:p>0.05</text:p>
          </table:table-cell>
          <table:table-cell table:formula="of:=AVERAGE([.BW8:.CA8])" office:value-type="float" office:value="0.047">
            <text:p>0.05</text:p>
          </table:table-cell>
          <table:table-cell table:formula="of:=STDEV([.BW8:.CA8])" office:value-type="float" office:value="0">
            <text:p>0</text:p>
          </table:table-cell>
          <table:table-cell table:formula="of:=[.CC8]/[.CB8]" office:value-type="float" office:value="0">
            <text:p>0</text:p>
          </table:table-cell>
          <table:table-cell table:number-columns-repeated="5"/>
          <table:table-cell table:formula="of:=AVERAGE([.CE8:.CI8])" office:value-type="float" office:value="0">
            <text:p>#DIV/0!</text:p>
          </table:table-cell>
          <table:table-cell table:formula="of:=STDEV([.CE8:.CI8])" office:value-type="float" office:value="0">
            <text:p>#DIV/0!</text:p>
          </table:table-cell>
          <table:table-cell table:formula="of:=[.CK8]/[.CJ8]" office:value-type="float" office:value="0">
            <text:p>#DIV/0!</text:p>
          </table:table-cell>
          <table:table-cell table:number-columns-repeated="2" office:value-type="float" office:value="0.211829590062798">
            <text:p>0.21</text:p>
          </table:table-cell>
          <table:table-cell office:value-type="float" office:value="0.205334729120588">
            <text:p>0.21</text:p>
          </table:table-cell>
          <table:table-cell table:number-columns-repeated="2" office:value-type="float" office:value="0.211829590062798">
            <text:p>0.21</text:p>
          </table:table-cell>
          <table:table-cell table:formula="of:=AVERAGE([.CM8:.CQ8])" office:value-type="float" office:value="0.210530617874356">
            <text:p>0.21</text:p>
          </table:table-cell>
          <table:table-cell table:formula="of:=STDEV([.CM8:.CQ8])" office:value-type="float" office:value="0.00290459011423799">
            <text:p>0</text:p>
          </table:table-cell>
          <table:table-cell table:formula="of:=[.CS8]/[.CR8]" office:value-type="float" office:value="0.0137965211120572">
            <text:p>0.01</text:p>
          </table:table-cell>
          <table:table-cell office:value-type="float" office:value="0.728571428571429">
            <text:p>0.73</text:p>
          </table:table-cell>
          <table:table-cell table:number-columns-repeated="2" office:value-type="float" office:value="0.732142857142857">
            <text:p>0.73</text:p>
          </table:table-cell>
          <table:table-cell table:number-columns-repeated="2" office:value-type="float" office:value="0.728571428571429">
            <text:p>0.73</text:p>
          </table:table-cell>
          <table:table-cell table:formula="of:=AVERAGE([.CU8:.CY8])" office:value-type="float" office:value="0.73">
            <text:p>0.73</text:p>
          </table:table-cell>
          <table:table-cell table:formula="of:=STDEV([.CU8:.CY8])" office:value-type="float" office:value="0.00195615199108957">
            <text:p>0</text:p>
          </table:table-cell>
          <table:table-cell table:formula="of:=[.DA8]/[.CZ8]" office:value-type="float" office:value="0.00267966026176653">
            <text:p>0</text:p>
          </table:table-cell>
          <table:table-cell table:number-columns-repeated="2" office:value-type="float" office:value="0.203">
            <text:p>0.2</text:p>
          </table:table-cell>
          <table:table-cell office:value-type="float" office:value="0.235">
            <text:p>0.24</text:p>
          </table:table-cell>
          <table:table-cell table:number-columns-repeated="2" office:value-type="float" office:value="0.203">
            <text:p>0.2</text:p>
          </table:table-cell>
          <table:table-cell table:formula="of:=AVERAGE([.DC8:.DG8])" office:value-type="float" office:value="0.2094">
            <text:p>0.21</text:p>
          </table:table-cell>
          <table:table-cell table:formula="of:=STDEV([.DC8:.DG8])" office:value-type="float" office:value="0.0143108350559987">
            <text:p>0.01</text:p>
          </table:table-cell>
          <table:table-cell table:formula="of:=[.DI8]/[.DH8]" office:value-type="float" office:value="0.0683420967335179">
            <text:p>0.07</text:p>
          </table:table-cell>
          <table:table-cell table:number-columns-repeated="5" office:value-type="float" office:value="0">
            <text:p>0</text:p>
          </table:table-cell>
          <table:table-cell table:formula="of:=ABS([.DK8])" office:value-type="float" office:value="0">
            <text:p>0</text:p>
          </table:table-cell>
          <table:table-cell table:formula="of:=ABS([.DL8])" office:value-type="float" office:value="0">
            <text:p>0</text:p>
          </table:table-cell>
          <table:table-cell table:formula="of:=ABS([.DM8])" office:value-type="float" office:value="0">
            <text:p>0</text:p>
          </table:table-cell>
          <table:table-cell table:formula="of:=ABS([.DN8])" office:value-type="float" office:value="0">
            <text:p>0</text:p>
          </table:table-cell>
          <table:table-cell table:formula="of:=ABS([.DO8])" office:value-type="float" office:value="0">
            <text:p>0</text:p>
          </table:table-cell>
          <table:table-cell table:formula="of:=AVERAGE([.DP8:.DT8])" office:value-type="float" office:value="0">
            <text:p>0</text:p>
          </table:table-cell>
          <table:table-cell table:formula="of:=STDEV([.DP8:.DT8])" office:value-type="float" office:value="0">
            <text:p>0</text:p>
          </table:table-cell>
          <table:table-cell table:formula="of:=IF([.DU8] = 0; 0; [.DV8]/[.DU8])" office:value-type="float" office:value="0">
            <text:p>0</text:p>
          </table:table-cell>
          <table:table-cell table:number-columns-repeated="5"/>
          <table:table-cell table:formula="of:=AVERAGE([.DX8:.EB8])" office:value-type="float" office:value="0">
            <text:p>#DIV/0!</text:p>
          </table:table-cell>
          <table:table-cell table:formula="of:=STDEV([.DX8:.EB8])" office:value-type="float" office:value="0">
            <text:p>#DIV/0!</text:p>
          </table:table-cell>
          <table:table-cell table:formula="of:=[.ED8]/[.EC8]" office:value-type="float" office:value="0">
            <text:p>#DIV/0!</text:p>
          </table:table-cell>
          <table:table-cell office:value-type="float" office:value="0.205334729120588">
            <text:p>0.21</text:p>
          </table:table-cell>
          <table:table-cell table:number-columns-repeated="2" office:value-type="float" office:value="0.211829590062798">
            <text:p>0.21</text:p>
          </table:table-cell>
          <table:table-cell table:number-columns-repeated="2" office:value-type="float" office:value="0.205334729120588">
            <text:p>0.21</text:p>
          </table:table-cell>
          <table:table-cell table:formula="of:=AVERAGE([.EF8:.EJ8])" office:value-type="float" office:value="0.207932673497472">
            <text:p>0.21</text:p>
          </table:table-cell>
          <table:table-cell table:formula="of:=STDEV([.EF8:.EJ8])" office:value-type="float" office:value="0.00355738184590769">
            <text:p>0</text:p>
          </table:table-cell>
          <table:table-cell table:formula="of:=[.EL8]/[.EK8]" office:value-type="float" office:value="0.0171083350493781">
            <text:p>0.02</text:p>
          </table:table-cell>
          <table:table-cell table:number-columns-repeated="5"/>
          <table:table-cell table:formula="of:=AVERAGE([.EN8:.ER22])" office:value-type="float" office:value="0">
            <text:p>#DIV/0!</text:p>
          </table:table-cell>
          <table:table-cell table:formula="of:=STDEV([.EN8:.ER8])" office:value-type="float" office:value="0">
            <text:p>#DIV/0!</text:p>
          </table:table-cell>
          <table:table-cell table:formula="of:=[.ET8]/[.ES8]" office:value-type="float" office:value="0">
            <text:p>#DIV/0!</text:p>
          </table:table-cell>
          <table:table-cell office:value-type="float" office:value="0.024">
            <text:p>0.02</text:p>
          </table:table-cell>
          <table:table-cell office:value-type="float" office:value="0.015">
            <text:p>0.02</text:p>
          </table:table-cell>
          <table:table-cell office:value-type="float" office:value="0.01">
            <text:p>0.01</text:p>
          </table:table-cell>
          <table:table-cell office:value-type="float" office:value="0.031">
            <text:p>0.03</text:p>
          </table:table-cell>
          <table:table-cell office:value-type="float" office:value="0.011">
            <text:p>0.01</text:p>
          </table:table-cell>
          <table:table-cell table:formula="of:=AVERAGE([.EV8:.EZ8])" office:value-type="float" office:value="0.0182">
            <text:p>0.02</text:p>
          </table:table-cell>
          <table:table-cell table:formula="of:=STDEV([.EV8:.EZ8])" office:value-type="float" office:value="0.00903880523078133">
            <text:p>0.01</text:p>
          </table:table-cell>
          <table:table-cell table:formula="of:=[.FB8]/[.FA8]" office:value-type="float" office:value="0.49663765004293">
            <text:p>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BS([.FD8])" office:value-type="float" office:value="0.5">
            <text:p>0.5</text:p>
          </table:table-cell>
          <table:table-cell table:formula="of:=ABS([.FE8])" office:value-type="float" office:value="0">
            <text:p>0</text:p>
          </table:table-cell>
          <table:table-cell table:formula="of:=ABS([.FF8])" office:value-type="float" office:value="0">
            <text:p>0</text:p>
          </table:table-cell>
          <table:table-cell table:formula="of:=ABS([.FG8])" office:value-type="float" office:value="1">
            <text:p>1</text:p>
          </table:table-cell>
          <table:table-cell table:formula="of:=ABS([.FH8])" office:value-type="float" office:value="0">
            <text:p>0</text:p>
          </table:table-cell>
          <table:table-cell table:formula="of:=AVERAGE([.FI8:.FM8])" office:value-type="float" office:value="0.3">
            <text:p>0.3</text:p>
          </table:table-cell>
          <table:table-cell table:formula="of:=STDEV([.FI8:.FM8])" office:value-type="float" office:value="0.447213595499958">
            <text:p>0.45</text:p>
          </table:table-cell>
          <table:table-cell table:formula="of:=IF([.FN8] = 0; 0; [.FO8]/[.FN8])" office:value-type="float" office:value="1.49071198499986">
            <text:p>1.49</text:p>
          </table:table-cell>
          <table:table-cell table:number-columns-repeated="5"/>
          <table:table-cell table:formula="of:=AVERAGE([.FQ8:.FU8])" office:value-type="float" office:value="0">
            <text:p>#DIV/0!</text:p>
          </table:table-cell>
          <table:table-cell table:formula="of:=STDEV([.FQ8:.FU8])" office:value-type="float" office:value="0">
            <text:p>#DIV/0!</text:p>
          </table:table-cell>
          <table:table-cell table:formula="of:=[.FW8]/[.FV8]" office:value-type="float" office:value="0">
            <text:p>#DIV/0!</text:p>
          </table:table-cell>
          <table:table-cell office:value-type="float" office:value="0.189430302500847">
            <text:p>0.19</text:p>
          </table:table-cell>
          <table:table-cell office:value-type="float" office:value="0.211829590062798">
            <text:p>0.21</text:p>
          </table:table-cell>
          <table:table-cell office:value-type="float" office:value="0.205334729120588">
            <text:p>0.21</text:p>
          </table:table-cell>
          <table:table-cell office:value-type="float" office:value="0.209980093462231">
            <text:p>0.21</text:p>
          </table:table-cell>
          <table:table-cell office:value-type="float" office:value="0.205334729120588">
            <text:p>0.21</text:p>
          </table:table-cell>
          <table:table-cell table:formula="of:=AVERAGE([.FY8:.GC8])" office:value-type="float" office:value="0.20438188885341">
            <text:p>0.2</text:p>
          </table:table-cell>
          <table:table-cell table:formula="of:=STDEV([.FY8:.GC8])" office:value-type="float" office:value="0.00883422169398929">
            <text:p>0.01</text:p>
          </table:table-cell>
          <table:table-cell table:formula="of:=[.GE8]/[.GD8]" office:value-type="float" office:value="0.0432240926216583">
            <text:p>0.04</text:p>
          </table:table-cell>
          <table:table-cell office:value-type="float" office:value="0.728571428571429">
            <text:p>0.73</text:p>
          </table:table-cell>
          <table:table-cell table:number-columns-repeated="2" office:value-type="float" office:value="0.732142857142857">
            <text:p>0.73</text:p>
          </table:table-cell>
          <table:table-cell table:number-columns-repeated="2" office:value-type="float" office:value="0.728571428571429">
            <text:p>0.73</text:p>
          </table:table-cell>
          <table:table-cell table:formula="of:=AVERAGE([.GG8:.GK8])" office:value-type="float" office:value="0.73">
            <text:p>0.73</text:p>
          </table:table-cell>
          <table:table-cell table:formula="of:=STDEV([.GG8:.GK8])" office:value-type="float" office:value="0.00195615199108957">
            <text:p>0</text:p>
          </table:table-cell>
          <table:table-cell table:formula="of:=[.GM8]/[.GL8]" office:value-type="float" office:value="0.00267966026176653">
            <text:p>0</text:p>
          </table:table-cell>
          <table:table-cell office:value-type="float" office:value="0.015">
            <text:p>0.02</text:p>
          </table:table-cell>
          <table:table-cell table:number-columns-repeated="4" office:value-type="float" office:value="0.016">
            <text:p>0.02</text:p>
          </table:table-cell>
          <table:table-cell table:formula="of:=AVERAGE([.GO8:.GS8])" office:value-type="float" office:value="0.0158">
            <text:p>0.02</text:p>
          </table:table-cell>
          <table:table-cell table:formula="of:=STDEV([.GO8:.GS8])" office:value-type="float" office:value="0.000447213595499958">
            <text:p>0</text:p>
          </table:table-cell>
          <table:table-cell table:formula="of:=IF([.GT8]=0;0;[.GU8]/[.GT8])" office:value-type="float" office:value="0.0283046579430353">
            <text:p>0.03</text:p>
          </table:table-cell>
          <table:table-cell table:number-columns-repeated="5" office:value-type="float" office:value="0">
            <text:p>0</text:p>
          </table:table-cell>
          <table:table-cell table:formula="of:=ABS([.GW8])" office:value-type="float" office:value="0">
            <text:p>0</text:p>
          </table:table-cell>
          <table:table-cell table:formula="of:=ABS([.GX8])" office:value-type="float" office:value="0">
            <text:p>0</text:p>
          </table:table-cell>
          <table:table-cell table:formula="of:=ABS([.GY8])" office:value-type="float" office:value="0">
            <text:p>0</text:p>
          </table:table-cell>
          <table:table-cell table:formula="of:=ABS([.GZ8])" office:value-type="float" office:value="0">
            <text:p>0</text:p>
          </table:table-cell>
          <table:table-cell table:formula="of:=ABS([.HA8])" office:value-type="float" office:value="0">
            <text:p>0</text:p>
          </table:table-cell>
          <table:table-cell table:formula="of:=AVERAGE([.HB8:.HF8])" office:value-type="float" office:value="0">
            <text:p>0</text:p>
          </table:table-cell>
          <table:table-cell table:formula="of:=STDEV([.HB8:.HF8])" office:value-type="float" office:value="0">
            <text:p>0</text:p>
          </table:table-cell>
          <table:table-cell table:formula="of:=[.HH8]/[.HG8]" office:value-type="float" office:value="0">
            <text:p>#DIV/0!</text:p>
          </table:table-cell>
          <table:table-cell office:value-type="float" office:value="0.728571428571429">
            <text:p>0.73</text:p>
          </table:table-cell>
          <table:table-cell table:number-columns-repeated="2" office:value-type="float" office:value="0.732142857142857">
            <text:p>0.73</text:p>
          </table:table-cell>
          <table:table-cell table:number-columns-repeated="2" office:value-type="float" office:value="0.728571428571429">
            <text:p>0.73</text:p>
          </table:table-cell>
          <table:table-cell table:formula="of:=AVERAGE([.HJ8:.HN8])" office:value-type="float" office:value="0.73">
            <text:p>0.73</text:p>
          </table:table-cell>
          <table:table-cell table:formula="of:=STDEV([.HJ8:.HN8])" office:value-type="float" office:value="0.00195615199108957">
            <text:p>0</text:p>
          </table:table-cell>
          <table:table-cell table:formula="of:=[.HP8]/[.HO8]" office:value-type="float" office:value="0.00267966026176653">
            <text:p>0</text:p>
          </table:table-cell>
          <table:table-cell office:value-type="float" office:value="0.205334729120588">
            <text:p>0.21</text:p>
          </table:table-cell>
          <table:table-cell table:number-columns-repeated="2" office:value-type="float" office:value="0.211829590062798">
            <text:p>0.21</text:p>
          </table:table-cell>
          <table:table-cell table:number-columns-repeated="2" office:value-type="float" office:value="0.205334729120588">
            <text:p>0.21</text:p>
          </table:table-cell>
          <table:table-cell table:formula="of:=AVERAGE([.HR8:.HV8])" office:value-type="float" office:value="0.207932673497472">
            <text:p>0.21</text:p>
          </table:table-cell>
          <table:table-cell table:formula="of:=STDEV([.HR8:.HV8])" office:value-type="float" office:value="0.00355738184590769">
            <text:p>0</text:p>
          </table:table-cell>
          <table:table-cell table:formula="of:=[.HX8]/[.HW8]" office:value-type="float" office:value="0.0171083350493781">
            <text:p>0.02</text:p>
          </table:table-cell>
          <table:table-cell table:number-columns-repeated="5" office:value-type="float" office:value="0.728571428571429">
            <text:p>0.73</text:p>
          </table:table-cell>
          <table:table-cell table:formula="of:=AVERAGE([.HZ8:.ID8])" office:value-type="float" office:value="0.728571428571429">
            <text:p>0.73</text:p>
          </table:table-cell>
          <table:table-cell table:formula="of:=STDEV([.HZ8:.ID8])" office:value-type="float" office:value="0">
            <text:p>0</text:p>
          </table:table-cell>
          <table:table-cell table:formula="of:=[.IF8]/[.IE8]" office:value-type="float" office:value="0">
            <text:p>0</text:p>
          </table:table-cell>
          <table:table-cell office:value-type="float" office:value="0.264">
            <text:p>0.26</text:p>
          </table:table-cell>
          <table:table-cell office:value-type="float" office:value="0.287">
            <text:p>0.29</text:p>
          </table:table-cell>
          <table:table-cell office:value-type="float" office:value="0.285">
            <text:p>0.29</text:p>
          </table:table-cell>
          <table:table-cell office:value-type="float" office:value="0.292">
            <text:p>0.29</text:p>
          </table:table-cell>
          <table:table-cell office:value-type="float" office:value="0.28">
            <text:p>0.28</text:p>
          </table:table-cell>
          <table:table-cell table:formula="of:=AVERAGE([.IH8:.IL8])" office:value-type="float" office:value="0.2816">
            <text:p>0.28</text:p>
          </table:table-cell>
          <table:table-cell table:formula="of:=STDEV([.IH8:.IL8])" office:value-type="float" office:value="0.0107377837564369">
            <text:p>0.01</text:p>
          </table:table-cell>
          <table:table-cell table:formula="of:=[.IN8]/[.IM8]" office:value-type="float" office:value="0.0381313343623469">
            <text:p>0.04</text:p>
          </table:table-cell>
          <table:table-cell table:number-columns-repeated="5" office:value-type="float" office:value="0.728571428571429">
            <text:p>0.73</text:p>
          </table:table-cell>
          <table:table-cell table:formula="of:=AVERAGE([.IP8:.IT8])" office:value-type="float" office:value="0.728571428571429">
            <text:p>0.73</text:p>
          </table:table-cell>
          <table:table-cell table:formula="of:=STDEV([.IP8:.IT8])" office:value-type="float" office:value="0">
            <text:p>0</text:p>
          </table:table-cell>
          <table:table-cell table:formula="of:=[.IV8]/[.IU8]" office:value-type="float" office:value="0">
            <text:p>0</text:p>
          </table:table-cell>
          <table:table-cell table:number-columns-repeated="5" office:value-type="float" office:value="0.205334729120588">
            <text:p>0.21</text:p>
          </table:table-cell>
          <table:table-cell table:formula="of:=AVERAGE([.IX8:.JB8])" office:value-type="float" office:value="0.205334729120588">
            <text:p>0.21</text:p>
          </table:table-cell>
          <table:table-cell table:formula="of:=STDEV([.IX8:.JB8])" office:value-type="float" office:value="0">
            <text:p>0</text:p>
          </table:table-cell>
          <table:table-cell table:formula="of:=[.JD8]/[.JC8]" office:value-type="float" office:value="0">
            <text:p>0</text:p>
          </table:table-cell>
          <table:table-cell office:value-type="float" office:value="0.810714285714286">
            <text:p>0.81</text:p>
          </table:table-cell>
          <table:table-cell table:number-columns-repeated="4" office:value-type="float" office:value="0.853571428571429">
            <text:p>0.85</text:p>
          </table:table-cell>
          <table:table-cell table:formula="of:=AVERAGE([.JF8:.JJ8])" office:value-type="float" office:value="0.845">
            <text:p>0.85</text:p>
          </table:table-cell>
          <table:table-cell table:formula="of:=STDEV([.JF8:.JJ8])" office:value-type="float" office:value="0.0191662969499983">
            <text:p>0.02</text:p>
          </table:table-cell>
          <table:table-cell table:formula="of:=[.JL8]/[.JK8]" office:value-type="float" office:value="0.02268200822485">
            <text:p>0.02</text:p>
          </table:table-cell>
          <table:table-cell office:value-type="float" office:value="0.879">
            <text:p>0.88</text:p>
          </table:table-cell>
          <table:table-cell office:value-type="float" office:value="1.439">
            <text:p>1.44</text:p>
          </table:table-cell>
          <table:table-cell office:value-type="float" office:value="1.466">
            <text:p>1.47</text:p>
          </table:table-cell>
          <table:table-cell office:value-type="float" office:value="1.365">
            <text:p>1.37</text:p>
          </table:table-cell>
          <table:table-cell office:value-type="float" office:value="1.32">
            <text:p>1.32</text:p>
          </table:table-cell>
          <table:table-cell table:formula="of:=AVERAGE([.JN8:.JR8])" office:value-type="float" office:value="1.2938">
            <text:p>1.29</text:p>
          </table:table-cell>
          <table:table-cell table:formula="of:=STDEV([.JN8:.JR8])" office:value-type="float" office:value="0.239034934685288">
            <text:p>0.24</text:p>
          </table:table-cell>
          <table:table-cell table:formula="of:=[.JT8]/[.JS8]" office:value-type="float" office:value="0.184754161914738">
            <text:p>0.18</text:p>
          </table:table-cell>
          <table:table-cell office:value-type="float" office:value="0.5">
            <text:p>0.5</text:p>
          </table:table-cell>
          <table:table-cell table:number-columns-repeated="4" office:value-type="float" office:value="1">
            <text:p>1</text:p>
          </table:table-cell>
          <table:table-cell table:formula="of:=ABS([.JV8])" office:value-type="float" office:value="0.5">
            <text:p>0.5</text:p>
          </table:table-cell>
          <table:table-cell table:formula="of:=ABS([.JW8])" office:value-type="float" office:value="1">
            <text:p>1</text:p>
          </table:table-cell>
          <table:table-cell table:formula="of:=ABS([.JX8])" office:value-type="float" office:value="1">
            <text:p>1</text:p>
          </table:table-cell>
          <table:table-cell table:formula="of:=ABS([.JY8])" office:value-type="float" office:value="1">
            <text:p>1</text:p>
          </table:table-cell>
          <table:table-cell table:formula="of:=ABS([.JZ8])" office:value-type="float" office:value="1">
            <text:p>1</text:p>
          </table:table-cell>
          <table:table-cell table:formula="of:=AVERAGE([.KA8:.KE8])" office:value-type="float" office:value="0.9">
            <text:p>0.9</text:p>
          </table:table-cell>
          <table:table-cell table:formula="of:=STDEV([.KA8:.KE8])" office:value-type="float" office:value="0.223606797749979">
            <text:p>0.22</text:p>
          </table:table-cell>
          <table:table-cell table:formula="of:=IF([.KF8] = 0; 0; [.KG8]/[.KF8])" office:value-type="float" office:value="0.248451997499977">
            <text:p>0.25</text:p>
          </table:table-cell>
          <table:table-cell office:value-type="float" office:value="0.728571428571429">
            <text:p>0.73</text:p>
          </table:table-cell>
          <table:table-cell table:number-columns-repeated="4" office:value-type="float" office:value="0.682142857142857">
            <text:p>0.68</text:p>
          </table:table-cell>
          <table:table-cell table:formula="of:=AVERAGE([.KI8:.KM8])" office:value-type="float" office:value="0.691428571428571">
            <text:p>0.69</text:p>
          </table:table-cell>
          <table:table-cell table:formula="of:=STDEV([.KI8:.KM8])" office:value-type="float" office:value="0.0207634883624983">
            <text:p>0.02</text:p>
          </table:table-cell>
          <table:table-cell table:formula="of:=[.KO8]/[.KN8]" office:value-type="float" office:value="0.0300298385408034">
            <text:p>0.03</text:p>
          </table:table-cell>
          <table:table-cell office:value-type="float" office:value="0.267771929180161">
            <text:p>0.27</text:p>
          </table:table-cell>
          <table:table-cell table:number-columns-repeated="4" office:value-type="float" office:value="0.285410577282312">
            <text:p>0.29</text:p>
          </table:table-cell>
          <table:table-cell table:formula="of:=AVERAGE([.KQ8:.KU8])" office:value-type="float" office:value="0.281882847661882">
            <text:p>0.28</text:p>
          </table:table-cell>
          <table:table-cell table:formula="of:=STDEV([.KQ8:.KU8])" office:value-type="float" office:value="0.00788824323752145">
            <text:p>0.01</text:p>
          </table:table-cell>
          <table:table-cell table:formula="of:=[.KW8]/[.KV8]" office:value-type="float" office:value="0.0279841192997432">
            <text:p>0.03</text:p>
          </table:table-cell>
          <table:table-cell table:number-columns-repeated="5" office:value-type="float" office:value="0.778571428571429">
            <text:p>0.78</text:p>
          </table:table-cell>
          <table:table-cell table:formula="of:=AVERAGE([.KY8:.LC8])" office:value-type="float" office:value="0.778571428571429">
            <text:p>0.78</text:p>
          </table:table-cell>
          <table:table-cell table:formula="of:=STDEV([.KY8:.LC8])" office:value-type="float" office:value="0">
            <text:p>0</text:p>
          </table:table-cell>
          <table:table-cell table:formula="of:=[.LE8]/[.LD8]" office:value-type="float" office:value="0">
            <text:p>0</text:p>
          </table:table-cell>
          <table:table-cell office:value-type="float" office:value="0.657">
            <text:p>0.66</text:p>
          </table:table-cell>
          <table:table-cell table:number-columns-repeated="2" office:value-type="float" office:value="0.718">
            <text:p>0.72</text:p>
          </table:table-cell>
          <table:table-cell office:value-type="float" office:value="0.722">
            <text:p>0.72</text:p>
          </table:table-cell>
          <table:table-cell office:value-type="float" office:value="0.686">
            <text:p>0.69</text:p>
          </table:table-cell>
          <table:table-cell table:formula="of:=AVERAGE([.LG8:.LK8])" office:value-type="float" office:value="0.7002">
            <text:p>0.7</text:p>
          </table:table-cell>
          <table:table-cell table:formula="of:=STDEV([.LG8:.LK8])" office:value-type="float" office:value="0.0281815542509635">
            <text:p>0.03</text:p>
          </table:table-cell>
          <table:table-cell table:formula="of:=IF([.LL8]=0; [.LM8]; [.LM8]/[.LL8])" office:value-type="float" office:value="0.0402478638259976">
            <text:p>0.04</text:p>
          </table:table-cell>
          <table:table-cell table:number-columns-repeated="5" office:value-type="float" office:value="0.778571428571429">
            <text:p>0.78</text:p>
          </table:table-cell>
          <table:table-cell table:formula="of:=AVERAGE([.LO8:.LS8])" office:value-type="float" office:value="0.778571428571429">
            <text:p>0.78</text:p>
          </table:table-cell>
          <table:table-cell table:formula="of:=STDEV([.LO8:.LS8])" office:value-type="float" office:value="0">
            <text:p>0</text:p>
          </table:table-cell>
          <table:table-cell table:formula="of:=[.LU8]/[.LT8]" office:value-type="float" office:value="0">
            <text:p>0</text:p>
          </table:table-cell>
          <table:table-cell table:number-columns-repeated="5" office:value-type="float" office:value="0.301124216646413">
            <text:p>0.3</text:p>
          </table:table-cell>
          <table:table-cell table:formula="of:=AVERAGE([.LW8:.MA8])" office:value-type="float" office:value="0.301124216646413">
            <text:p>0.3</text:p>
          </table:table-cell>
          <table:table-cell table:formula="of:=STDEV([.LW8:.MA8])" office:value-type="float" office:value="0">
            <text:p>0</text:p>
          </table:table-cell>
          <table:table-cell table:formula="of:=[.MC8]/[.MB8]" office:value-type="float" office:value="0">
            <text:p>0</text:p>
          </table:table-cell>
          <table:table-cell table:number-columns-repeated="5" office:value-type="float" office:value="0.778571428571429">
            <text:p>0.78</text:p>
          </table:table-cell>
          <table:table-cell table:formula="of:=AVERAGE([.ME8:.MI8])" office:value-type="float" office:value="0.778571428571429">
            <text:p>0.78</text:p>
          </table:table-cell>
          <table:table-cell table:formula="of:=STDEV([.ME8:.MI8])" office:value-type="float" office:value="0">
            <text:p>0</text:p>
          </table:table-cell>
          <table:table-cell table:formula="of:=[.MK8]/[.MJ8]" office:value-type="float" office:value="0">
            <text:p>0</text:p>
          </table:table-cell>
          <table:table-cell office:value-type="float" office:value="1.823">
            <text:p>1.82</text:p>
          </table:table-cell>
          <table:table-cell office:value-type="float" office:value="1.567">
            <text:p>1.57</text:p>
          </table:table-cell>
          <table:table-cell office:value-type="float" office:value="1.43">
            <text:p>1.43</text:p>
          </table:table-cell>
          <table:table-cell office:value-type="float" office:value="1.478">
            <text:p>1.48</text:p>
          </table:table-cell>
          <table:table-cell office:value-type="float" office:value="1.87">
            <text:p>1.87</text:p>
          </table:table-cell>
          <table:table-cell table:formula="of:=AVERAGE([.MM8:.MQ8])" office:value-type="float" office:value="1.6336">
            <text:p>1.63</text:p>
          </table:table-cell>
          <table:table-cell table:formula="of:=STDEV([.MM8:.MQ8])" office:value-type="float" office:value="0.201157401056983">
            <text:p>0.2</text:p>
          </table:table-cell>
          <table:table-cell table:formula="of:=[.MS8]/[.MR8]" office:value-type="float" office:value="0.123137488404128">
            <text:p>0.12</text:p>
          </table:table-cell>
          <table:table-cell table:number-columns-repeated="5" office:value-type="float" office:value="0">
            <text:p>0</text:p>
          </table:table-cell>
          <table:table-cell table:formula="of:=ABS([.MU8])" office:value-type="float" office:value="0">
            <text:p>0</text:p>
          </table:table-cell>
          <table:table-cell table:formula="of:=ABS([.MV8])" office:value-type="float" office:value="0">
            <text:p>0</text:p>
          </table:table-cell>
          <table:table-cell table:formula="of:=ABS([.MW8])" office:value-type="float" office:value="0">
            <text:p>0</text:p>
          </table:table-cell>
          <table:table-cell table:formula="of:=ABS([.MX8])" office:value-type="float" office:value="0">
            <text:p>0</text:p>
          </table:table-cell>
          <table:table-cell table:formula="of:=ABS([.MY8])" office:value-type="float" office:value="0">
            <text:p>0</text:p>
          </table:table-cell>
          <table:table-cell table:formula="of:=AVERAGE([.MZ8:.ND8])" office:value-type="float" office:value="0">
            <text:p>0</text:p>
          </table:table-cell>
          <table:table-cell table:formula="of:=STDEV([.MZ8:.ND8])" office:value-type="float" office:value="0">
            <text:p>0</text:p>
          </table:table-cell>
          <table:table-cell table:formula="of:=IF([.NE8] = 0; 0; [.NF8]/[.NE8])" office:value-type="float" office:value="0">
            <text:p>0</text:p>
          </table:table-cell>
          <table:table-cell table:number-columns-repeated="5" office:value-type="float" office:value="0.778571428571429">
            <text:p>0.78</text:p>
          </table:table-cell>
          <table:table-cell table:formula="of:=AVERAGE([.NH8:.NL8])" office:value-type="float" office:value="0.778571428571429">
            <text:p>0.78</text:p>
          </table:table-cell>
          <table:table-cell table:formula="of:=STDEV([.NH8:.NL8])" office:value-type="float" office:value="0">
            <text:p>0</text:p>
          </table:table-cell>
          <table:table-cell table:formula="of:=[.NN8]/[.NM8]" office:value-type="float" office:value="0">
            <text:p>0</text:p>
          </table:table-cell>
          <table:table-cell table:number-columns-repeated="5" office:value-type="float" office:value="0.301124216646413">
            <text:p>0.3</text:p>
          </table:table-cell>
          <table:table-cell table:formula="of:=AVERAGE([.NP8:.NT8])" office:value-type="float" office:value="0.301124216646413">
            <text:p>0.3</text:p>
          </table:table-cell>
          <table:table-cell table:formula="of:=STDEV([.NP8:.NT8])" office:value-type="float" office:value="0">
            <text:p>0</text:p>
          </table:table-cell>
          <table:table-cell table:formula="of:=[.NV8]/[.NU8]" office:value-type="float" office:value="0">
            <text:p>0</text:p>
          </table:table-cell>
          <table:table-cell office:value-type="float" office:value="0.757142857142857">
            <text:p>0.76</text:p>
          </table:table-cell>
          <table:table-cell office:value-type="float" office:value="0.75">
            <text:p>0.75</text:p>
          </table:table-cell>
          <table:table-cell office:value-type="float" office:value="0.853571428571429">
            <text:p>0.85</text:p>
          </table:table-cell>
          <table:table-cell table:formula="of:=AVERAGE([.NX8:.NZ8])" office:value-type="float" office:value="0.786904761904762">
            <text:p>0.79</text:p>
          </table:table-cell>
          <table:table-cell table:formula="of:=STDEV([.NX8:.NZ8])" office:value-type="float" office:value="0.0578453838726496">
            <text:p>0.06</text:p>
          </table:table-cell>
          <table:table-cell table:formula="of:=[.OB8]/[.OA8]" office:value-type="float" office:value="0.0735100188396757">
            <text:p>0.07</text:p>
          </table:table-cell>
          <table:table-cell office:value-type="float" office:value="91.309">
            <text:p>91.31</text:p>
          </table:table-cell>
          <table:table-cell office:value-type="float" office:value="147.846">
            <text:p>147.85</text:p>
          </table:table-cell>
          <table:table-cell office:value-type="float" office:value="241.943">
            <text:p>241.94</text:p>
          </table:table-cell>
          <table:table-cell table:formula="of:=AVERAGE([.OD8:.OF8])" office:value-type="float" office:value="160.366">
            <text:p>160.37</text:p>
          </table:table-cell>
          <table:table-cell table:formula="of:=STDEV([.OD8:.OF8])" office:value-type="float" office:value="76.093451025696">
            <text:p>76.09</text:p>
          </table:table-cell>
          <table:table-cell table:formula="of:=[.OH8]/[.OG8]" office:value-type="float" office:value="0.474498653241311">
            <text:p>0.4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formula="of:=ABS([.OJ8])" office:value-type="float" office:value="0.5">
            <text:p>0.5</text:p>
          </table:table-cell>
          <table:table-cell table:formula="of:=ABS([.OK8])" office:value-type="float" office:value="0.5">
            <text:p>0.5</text:p>
          </table:table-cell>
          <table:table-cell table:formula="of:=ABS([.OL8])" office:value-type="float" office:value="1.5">
            <text:p>1.5</text:p>
          </table:table-cell>
          <table:table-cell table:formula="of:=AVERAGE([.OM8:.OO8])" office:value-type="float" office:value="0.833333333333333">
            <text:p>0.83</text:p>
          </table:table-cell>
          <table:table-cell table:formula="of:=STDEV([.OM8:.OO8])" office:value-type="float" office:value="0.577350269189626">
            <text:p>0.58</text:p>
          </table:table-cell>
          <table:table-cell table:formula="of:=IF([.OP8] = 0; 0; [.OQ8]/[.OP8])" office:value-type="float" office:value="0.692820323027551">
            <text:p>0.69</text:p>
          </table:table-cell>
          <table:table-cell office:value-type="float" office:value="0.646428571428571">
            <text:p>0.65</text:p>
          </table:table-cell>
          <table:table-cell office:value-type="float" office:value="0.642857142857143">
            <text:p>0.64</text:p>
          </table:table-cell>
          <table:table-cell office:value-type="float" office:value="0.567857142857143">
            <text:p>0.57</text:p>
          </table:table-cell>
          <table:table-cell table:formula="of:=AVERAGE([.OS8:.OU8])" office:value-type="float" office:value="0.619047619047619">
            <text:p>0.62</text:p>
          </table:table-cell>
          <table:table-cell table:formula="of:=STDEV([.OS8:.OU8])" office:value-type="float" office:value="0.0443682027466289">
            <text:p>0.04</text:p>
          </table:table-cell>
          <table:table-cell table:formula="of:=[.OW8]/[.OV8]" office:value-type="float" office:value="0.0716717121291698">
            <text:p>0.07</text:p>
          </table:table-cell>
          <table:table-cell office:value-type="float" office:value="0.163569775436129">
            <text:p>0.16</text:p>
          </table:table-cell>
          <table:table-cell office:value-type="float" office:value="0.161391827129965">
            <text:p>0.16</text:p>
          </table:table-cell>
          <table:table-cell office:value-type="float" office:value="0.285487411365973">
            <text:p>0.29</text:p>
          </table:table-cell>
          <table:table-cell table:formula="of:=AVERAGE([.OY8:.PA8])" office:value-type="float" office:value="0.203483004644022">
            <text:p>0.2</text:p>
          </table:table-cell>
          <table:table-cell table:formula="of:=STDEV([.OY8:.PA8])" office:value-type="float" office:value="0.0710262480078345">
            <text:p>0.07</text:p>
          </table:table-cell>
          <table:table-cell table:formula="of:=[.PC8]/[.PB8]" office:value-type="float" office:value="0.349052482943671">
            <text:p>0.35</text:p>
          </table:table-cell>
          <table:table-cell/>
          <table:table-cell office:value-type="float" office:value="0.094">
            <text:p>0.09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.078">
            <text:p>0.08</text:p>
          </table:table-cell>
          <table:table-cell office:value-type="float" office:value="0.094">
            <text:p>0.09</text:p>
          </table:table-cell>
          <table:table-cell table:formula="of:=AVERAGE([.PF8:.PJ8])" office:value-type="float" office:value="0.0908">
            <text:p>0.09</text:p>
          </table:table-cell>
          <table:table-cell table:number-columns-repeated="2" office:value-type="float" office:value="0.063">
            <text:p>0.06</text:p>
          </table:table-cell>
          <table:table-cell office:value-type="float" office:value="0.079">
            <text:p>0.08</text:p>
          </table:table-cell>
          <table:table-cell office:value-type="float" office:value="0.063">
            <text:p>0.06</text:p>
          </table:table-cell>
          <table:table-cell office:value-type="float" office:value="0.078">
            <text:p>0.08</text:p>
          </table:table-cell>
          <table:table-cell table:formula="of:=AVERAGE([.PL8:.PP8])" office:value-type="float" office:value="0.0692">
            <text:p>0.07</text:p>
          </table:table-cell>
          <table:table-cell table:number-columns-repeated="2" office:value-type="float" office:value="0.063">
            <text:p>0.06</text:p>
          </table:table-cell>
          <table:table-cell office:value-type="float" office:value="0.078">
            <text:p>0.08</text:p>
          </table:table-cell>
          <table:table-cell office:value-type="float" office:value="0.062">
            <text:p>0.06</text:p>
          </table:table-cell>
          <table:table-cell office:value-type="float" office:value="0.047">
            <text:p>0.05</text:p>
          </table:table-cell>
          <table:table-cell table:formula="of:=AVERAGE([.PR8:.PV8])" office:value-type="float" office:value="0.0626">
            <text:p>0.06</text:p>
          </table:table-cell>
          <table:table-cell/>
          <table:table-cell table:number-columns-repeated="5" office:value-type="float" office:value="0.728571428571429">
            <text:p>0.73</text:p>
          </table:table-cell>
          <table:table-cell table:formula="of:=AVERAGE([.PY8:.QC8])" office:value-type="float" office:value="0.728571428571429">
            <text:p>0.73</text:p>
          </table:table-cell>
          <table:table-cell table:formula="of:=STDEV([.PY8:.QC8])" office:value-type="float" office:value="0">
            <text:p>0</text:p>
          </table:table-cell>
          <table:table-cell table:formula="of:=[.QE8]/[.QD8]" office:value-type="float" office:value="0">
            <text:p>0</text:p>
          </table:table-cell>
          <table:table-cell office:value-type="float" office:value="4.282">
            <text:p>4.28</text:p>
          </table:table-cell>
          <table:table-cell office:value-type="float" office:value="3.953">
            <text:p>3.95</text:p>
          </table:table-cell>
          <table:table-cell office:value-type="float" office:value="4.282">
            <text:p>4.28</text:p>
          </table:table-cell>
          <table:table-cell office:value-type="float" office:value="4.335">
            <text:p>4.34</text:p>
          </table:table-cell>
          <table:table-cell office:value-type="float" office:value="4.068">
            <text:p>4.07</text:p>
          </table:table-cell>
          <table:table-cell table:formula="of:=AVERAGE([.QG8:.QK8])" office:value-type="float" office:value="4.184">
            <text:p>4.18</text:p>
          </table:table-cell>
          <table:table-cell table:formula="of:=STDEV([.QG8:.QK8])" office:value-type="float" office:value="0.164943929867091">
            <text:p>0.16</text:p>
          </table:table-cell>
          <table:table-cell table:formula="of:=[.QM8]/[.QL8]" office:value-type="float" office:value="0.039422545379324">
            <text:p>0.04</text:p>
          </table:table-cell>
          <table:table-cell table:number-columns-repeated="5" office:value-type="float" office:value="0.728571428571429">
            <text:p>0.73</text:p>
          </table:table-cell>
          <table:table-cell table:formula="of:=AVERAGE([.QO8:.QS8])" office:value-type="float" office:value="0.728571428571429">
            <text:p>0.73</text:p>
          </table:table-cell>
          <table:table-cell table:formula="of:=STDEV([.QO8:.QS8])" office:value-type="float" office:value="0">
            <text:p>0</text:p>
          </table:table-cell>
          <table:table-cell table:formula="of:=[.QU8]/[.QT8]" office:value-type="float" office:value="0">
            <text:p>0</text:p>
          </table:table-cell>
          <table:table-cell table:number-columns-repeated="5" office:value-type="float" office:value="0.205334729120588">
            <text:p>0.21</text:p>
          </table:table-cell>
          <table:table-cell table:formula="of:=AVERAGE([.QW8:.RA8])" office:value-type="float" office:value="0.205334729120588">
            <text:p>0.21</text:p>
          </table:table-cell>
          <table:table-cell table:formula="of:=STDEV([.QW8:.RA8])" office:value-type="float" office:value="0">
            <text:p>0</text:p>
          </table:table-cell>
          <table:table-cell table:formula="of:=[.RC8]/[.RB8]" office:value-type="float" office:value="0">
            <text:p>0</text:p>
          </table:table-cell>
          <table:table-cell table:number-columns-repeated="5" office:value-type="float" office:value="0.853571428571429">
            <text:p>0.85</text:p>
          </table:table-cell>
          <table:table-cell table:formula="of:=AVERAGE([.RE8:.RI8])" office:value-type="float" office:value="0.853571428571429">
            <text:p>0.85</text:p>
          </table:table-cell>
          <table:table-cell table:formula="of:=STDEV([.RE8:.RI8])" office:value-type="float" office:value="0">
            <text:p>0</text:p>
          </table:table-cell>
          <table:table-cell table:formula="of:=[.RK8]/[.RJ8]" office:value-type="float" office:value="0">
            <text:p>0</text:p>
          </table:table-cell>
          <table:table-cell office:value-type="float" office:value="20.327">
            <text:p>20.33</text:p>
          </table:table-cell>
          <table:table-cell office:value-type="float" office:value="17.868">
            <text:p>17.87</text:p>
          </table:table-cell>
          <table:table-cell office:value-type="float" office:value="19.842">
            <text:p>19.84</text:p>
          </table:table-cell>
          <table:table-cell office:value-type="float" office:value="18.054">
            <text:p>18.05</text:p>
          </table:table-cell>
          <table:table-cell office:value-type="float" office:value="19.797">
            <text:p>19.8</text:p>
          </table:table-cell>
          <table:table-cell table:formula="of:=AVERAGE([.RM8:.RQ8])" office:value-type="float" office:value="19.1776">
            <text:p>19.18</text:p>
          </table:table-cell>
          <table:table-cell table:formula="of:=STDEV([.RM8:.RQ8])" office:value-type="float" office:value="1.13178323896407">
            <text:p>1.13</text:p>
          </table:table-cell>
          <table:table-cell table:formula="of:=[.RS8]/[.RR8]" office:value-type="float" office:value="0.0590158955742153">
            <text:p>0.06</text:p>
          </table:table-cell>
          <table:table-cell table:number-columns-repeated="5" office:value-type="float" office:value="1">
            <text:p>1</text:p>
          </table:table-cell>
          <table:table-cell table:formula="of:=ABS([.RU8])" office:value-type="float" office:value="1">
            <text:p>1</text:p>
          </table:table-cell>
          <table:table-cell table:formula="of:=ABS([.RV8])" office:value-type="float" office:value="1">
            <text:p>1</text:p>
          </table:table-cell>
          <table:table-cell table:formula="of:=ABS([.RW8])" office:value-type="float" office:value="1">
            <text:p>1</text:p>
          </table:table-cell>
          <table:table-cell table:formula="of:=ABS([.RX8])" office:value-type="float" office:value="1">
            <text:p>1</text:p>
          </table:table-cell>
          <table:table-cell table:formula="of:=ABS([.RY8])" office:value-type="float" office:value="1">
            <text:p>1</text:p>
          </table:table-cell>
          <table:table-cell table:formula="of:=AVERAGE([.RZ8:.SD8])" office:value-type="float" office:value="1">
            <text:p>1</text:p>
          </table:table-cell>
          <table:table-cell table:formula="of:=STDEV([.RZ8:.SD8])" office:value-type="float" office:value="0">
            <text:p>0</text:p>
          </table:table-cell>
          <table:table-cell table:formula="of:=IF([.SE8] = 0; 0; [.SF8]/[.SE8])" office:value-type="float" office:value="0">
            <text:p>0</text:p>
          </table:table-cell>
          <table:table-cell table:number-columns-repeated="5" office:value-type="float" office:value="0.682142857142857">
            <text:p>0.68</text:p>
          </table:table-cell>
          <table:table-cell table:formula="of:=AVERAGE([.SH8:.SL8])" office:value-type="float" office:value="0.682142857142857">
            <text:p>0.68</text:p>
          </table:table-cell>
          <table:table-cell table:formula="of:=STDEV([.SH8:.SL8])" office:value-type="float" office:value="0">
            <text:p>0</text:p>
          </table:table-cell>
          <table:table-cell table:formula="of:=[.SN8]/[.SM8]" office:value-type="float" office:value="0">
            <text:p>0</text:p>
          </table:table-cell>
          <table:table-cell table:number-columns-repeated="5" office:value-type="float" office:value="0.285410577282312">
            <text:p>0.29</text:p>
          </table:table-cell>
          <table:table-cell table:formula="of:=AVERAGE([.SP8:.ST8])" office:value-type="float" office:value="0.285410577282312">
            <text:p>0.29</text:p>
          </table:table-cell>
          <table:table-cell table:formula="of:=STDEV([.SP8:.ST8])" office:value-type="float" office:value="0">
            <text:p>0</text:p>
          </table:table-cell>
          <table:table-cell table:formula="of:=[.SV8]/[.SU8]" office:value-type="float" office:value="0">
            <text:p>0</text:p>
          </table:table-cell>
          <table:table-cell table:number-columns-repeated="5" office:value-type="float" office:value="0.633802816901409">
            <text:p>0.63</text:p>
          </table:table-cell>
          <table:table-cell table:formula="of:=AVERAGE([.SX8:.TB8])" office:value-type="float" office:value="0.633802816901409">
            <text:p>0.63</text:p>
          </table:table-cell>
          <table:table-cell table:formula="of:=STDEV([.SX8:.TB8])" office:value-type="float" office:value="0">
            <text:p>0</text:p>
          </table:table-cell>
          <table:table-cell table:formula="of:=[.TD8]/[.TC8]" office:value-type="float" office:value="0">
            <text:p>0</text:p>
          </table:table-cell>
          <table:table-cell table:number-columns-repeated="2" office:value-type="float" office:value="0.732142857142857">
            <text:p>0.73</text:p>
          </table:table-cell>
          <table:table-cell office:value-type="float" office:value="0.775">
            <text:p>0.78</text:p>
          </table:table-cell>
          <table:table-cell office:value-type="float" office:value="0.771428571428571">
            <text:p>0.77</text:p>
          </table:table-cell>
          <table:table-cell office:value-type="float" office:value="0.732142857142857">
            <text:p>0.73</text:p>
          </table:table-cell>
          <table:table-cell table:formula="of:=AVERAGE([.TF8:.TJ8])" office:value-type="float" office:value="0.748571428571428">
            <text:p>0.75</text:p>
          </table:table-cell>
          <table:table-cell table:formula="of:=STDEV([.TF8:.TJ8])" office:value-type="float" office:value="0.0225311575651249">
            <text:p>0.02</text:p>
          </table:table-cell>
          <table:table-cell table:formula="of:=[.TL8]/[.TK8]" office:value-type="float" office:value="0.0300988746098997">
            <text:p>0.03</text:p>
          </table:table-cell>
          <table:table-cell office:value-type="float" office:value="0.116">
            <text:p>0.12</text:p>
          </table:table-cell>
          <table:table-cell office:value-type="float" office:value="0.149">
            <text:p>0.15</text:p>
          </table:table-cell>
          <table:table-cell office:value-type="float" office:value="0.185">
            <text:p>0.19</text:p>
          </table:table-cell>
          <table:table-cell office:value-type="float" office:value="0.218">
            <text:p>0.22</text:p>
          </table:table-cell>
          <table:table-cell office:value-type="float" office:value="0.1">
            <text:p>0.1</text:p>
          </table:table-cell>
          <table:table-cell table:formula="of:=AVERAGE([.TN8:.TR8])" office:value-type="float" office:value="0.1536">
            <text:p>0.15</text:p>
          </table:table-cell>
          <table:table-cell table:formula="of:=STDEV([.TN8:.TR8])" office:value-type="float" office:value="0.0485829188089806">
            <text:p>0.05</text:p>
          </table:table-cell>
          <table:table-cell table:formula="of:=[.TT8]/[.TS8]" office:value-type="float" office:value="0.316295044329301">
            <text:p>0.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ABS([.TV8])" office:value-type="float" office:value="0">
            <text:p>0</text:p>
          </table:table-cell>
          <table:table-cell table:formula="of:=ABS([.TW8])" office:value-type="float" office:value="0">
            <text:p>0</text:p>
          </table:table-cell>
          <table:table-cell table:formula="of:=ABS([.TX8])" office:value-type="float" office:value="0.5">
            <text:p>0.5</text:p>
          </table:table-cell>
          <table:table-cell table:formula="of:=ABS([.TY8])" office:value-type="float" office:value="0.5">
            <text:p>0.5</text:p>
          </table:table-cell>
          <table:table-cell table:formula="of:=ABS([.TZ8])" office:value-type="float" office:value="0">
            <text:p>0</text:p>
          </table:table-cell>
          <table:table-cell table:formula="of:=AVERAGE([.UA8:.UE8])" office:value-type="float" office:value="0.2">
            <text:p>0.2</text:p>
          </table:table-cell>
          <table:table-cell table:formula="of:=STDEV([.UA8:.UE8])" office:value-type="float" office:value="0.273861278752583">
            <text:p>0.27</text:p>
          </table:table-cell>
          <table:table-cell table:formula="of:=IF([.UF8] = 0; 0; [.UG8]/[.UF8])" office:value-type="float" office:value="1.36930639376292">
            <text:p>1.37</text:p>
          </table:table-cell>
          <table:table-cell table:number-columns-repeated="2" office:value-type="float" office:value="0.732142857142857">
            <text:p>0.73</text:p>
          </table:table-cell>
          <table:table-cell office:value-type="float" office:value="0.685714285714286">
            <text:p>0.69</text:p>
          </table:table-cell>
          <table:table-cell office:value-type="float" office:value="0.682142857142857">
            <text:p>0.68</text:p>
          </table:table-cell>
          <table:table-cell office:value-type="float" office:value="0.732142857142857">
            <text:p>0.73</text:p>
          </table:table-cell>
          <table:table-cell table:formula="of:=AVERAGE([.UI8:.UM8])" office:value-type="float" office:value="0.712857142857143">
            <text:p>0.71</text:p>
          </table:table-cell>
          <table:table-cell table:formula="of:=STDEV([.UI8:.UM8])" office:value-type="float" office:value="0.0264382221761738">
            <text:p>0.03</text:p>
          </table:table-cell>
          <table:table-cell table:formula="of:=[.UO8]/[.UN8]" office:value-type="float" office:value="0.0370876864194823">
            <text:p>0.04</text:p>
          </table:table-cell>
          <table:table-cell table:number-columns-repeated="2" office:value-type="float" office:value="0.211829590062798">
            <text:p>0.21</text:p>
          </table:table-cell>
          <table:table-cell office:value-type="float" office:value="0.214238241469688">
            <text:p>0.21</text:p>
          </table:table-cell>
          <table:table-cell office:value-type="float" office:value="0.207616647201285">
            <text:p>0.21</text:p>
          </table:table-cell>
          <table:table-cell office:value-type="float" office:value="0.211829590062798">
            <text:p>0.21</text:p>
          </table:table-cell>
          <table:table-cell table:formula="of:=AVERAGE([.UQ8:.UU8])" office:value-type="float" office:value="0.211468731771873">
            <text:p>0.21</text:p>
          </table:table-cell>
          <table:table-cell table:formula="of:=STDEV([.UQ8:.UU8])" office:value-type="float" office:value="0.00239266564858326">
            <text:p>0</text:p>
          </table:table-cell>
          <table:table-cell table:formula="of:=[.UW8]/[.UV8]" office:value-type="float" office:value="0.0113145126872204">
            <text:p>0.01</text:p>
          </table:table-cell>
          <table:table-cell table:number-columns-repeated="5" office:value-type="float" office:value="0.633802816901409">
            <text:p>0.63</text:p>
          </table:table-cell>
          <table:table-cell table:formula="of:=AVERAGE([.UY8:.VC8])" office:value-type="float" office:value="0.633802816901409">
            <text:p>0.63</text:p>
          </table:table-cell>
          <table:table-cell table:formula="of:=STDEV([.UY8:.VC8])" office:value-type="float" office:value="0">
            <text:p>0</text:p>
          </table:table-cell>
          <table:table-cell table:formula="of:=[.VE8]/[.VD8]" office:value-type="float" office:value="0">
            <text:p>0</text:p>
          </table:table-cell>
          <table:table-cell table:number-columns-repeated="5" office:value-type="float" office:value="0.703571428571429">
            <text:p>0.7</text:p>
          </table:table-cell>
          <table:table-cell table:formula="of:=AVERAGE([.VG8:.VK8])" office:value-type="float" office:value="0.703571428571429">
            <text:p>0.7</text:p>
          </table:table-cell>
          <table:table-cell table:formula="of:=STDEV([.VG8:.VK8])" office:value-type="float" office:value="0">
            <text:p>0</text:p>
          </table:table-cell>
          <table:table-cell table:formula="of:=[.VM8]/[.VL8]" office:value-type="float" office:value="0">
            <text:p>0</text:p>
          </table:table-cell>
          <table:table-cell office:value-type="float" office:value="3.406">
            <text:p>3.41</text:p>
          </table:table-cell>
          <table:table-cell office:value-type="float" office:value="3.578">
            <text:p>3.58</text:p>
          </table:table-cell>
          <table:table-cell office:value-type="float" office:value="3.344">
            <text:p>3.34</text:p>
          </table:table-cell>
          <table:table-cell office:value-type="float" office:value="3.515">
            <text:p>3.52</text:p>
          </table:table-cell>
          <table:table-cell office:value-type="float" office:value="3.578">
            <text:p>3.58</text:p>
          </table:table-cell>
          <table:table-cell table:formula="of:=AVERAGE([.VO8:.VS8])" office:value-type="float" office:value="3.4842">
            <text:p>3.48</text:p>
          </table:table-cell>
          <table:table-cell table:formula="of:=STDEV([.VO8:.VS8])" office:value-type="float" office:value="0.105257778809929">
            <text:p>0.11</text:p>
          </table:table-cell>
          <table:table-cell table:formula="of:=[.VU8]/[.VT8]" office:value-type="float" office:value="0.0302100277854111">
            <text:p>0.03</text:p>
          </table:table-cell>
          <table:table-cell table:number-columns-repeated="5" office:value-type="float" office:value="0.703571428571429">
            <text:p>0.7</text:p>
          </table:table-cell>
          <table:table-cell table:formula="of:=AVERAGE([.VW8:.WA8])" office:value-type="float" office:value="0.703571428571429">
            <text:p>0.7</text:p>
          </table:table-cell>
          <table:table-cell table:formula="of:=STDEV([.VW8:.WA8])" office:value-type="float" office:value="0">
            <text:p>0</text:p>
          </table:table-cell>
          <table:table-cell table:formula="of:=[.WC8]/[.WB8]" office:value-type="float" office:value="0">
            <text:p>0</text:p>
          </table:table-cell>
          <table:table-cell table:number-columns-repeated="5" office:value-type="float" office:value="0.162603905508971">
            <text:p>0.16</text:p>
          </table:table-cell>
          <table:table-cell table:formula="of:=AVERAGE([.WE8:.WI8])" office:value-type="float" office:value="0.162603905508971">
            <text:p>0.16</text:p>
          </table:table-cell>
          <table:table-cell table:formula="of:=STDEV([.WE8:.WI8])" office:value-type="float" office:value="0">
            <text:p>0</text:p>
          </table:table-cell>
          <table:table-cell table:formula="of:=[.WK8]/[.WJ8]" office:value-type="float" office:value="0">
            <text:p>0</text:p>
          </table:table-cell>
          <table:table-cell table:number-columns-repeated="5" office:value-type="float" office:value="0.703571428571429">
            <text:p>0.7</text:p>
          </table:table-cell>
          <table:table-cell table:formula="of:=AVERAGE([.WM8:.WQ8])" office:value-type="float" office:value="0.703571428571429">
            <text:p>0.7</text:p>
          </table:table-cell>
          <table:table-cell table:formula="of:=STDEV([.WM8:.WQ8])" office:value-type="float" office:value="0">
            <text:p>0</text:p>
          </table:table-cell>
          <table:table-cell table:formula="of:=[.WS8]/[.WR8]" office:value-type="float" office:value="0">
            <text:p>0</text:p>
          </table:table-cell>
          <table:table-cell office:value-type="float" office:value="5.719">
            <text:p>5.72</text:p>
          </table:table-cell>
          <table:table-cell office:value-type="float" office:value="3.828">
            <text:p>3.83</text:p>
          </table:table-cell>
          <table:table-cell office:value-type="float" office:value="4.055">
            <text:p>4.06</text:p>
          </table:table-cell>
          <table:table-cell office:value-type="float" office:value="3.672">
            <text:p>3.67</text:p>
          </table:table-cell>
          <table:table-cell office:value-type="float" office:value="4.245">
            <text:p>4.25</text:p>
          </table:table-cell>
          <table:table-cell table:formula="of:=AVERAGE([.WU8:.WY8])" office:value-type="float" office:value="4.3038">
            <text:p>4.3</text:p>
          </table:table-cell>
          <table:table-cell table:formula="of:=STDEV([.WU8:.WY8])" office:value-type="float" office:value="0.82062579779093">
            <text:p>0.82</text:p>
          </table:table-cell>
          <table:table-cell table:formula="of:=[.XA8]/[.WZ8]" office:value-type="float" office:value="0.190674705560419">
            <text:p>0.19</text:p>
          </table:table-cell>
          <table:table-cell table:number-columns-repeated="5" office:value-type="float" office:value="0">
            <text:p>0</text:p>
          </table:table-cell>
          <table:table-cell table:formula="of:=ABS([.XC8])" office:value-type="float" office:value="0">
            <text:p>0</text:p>
          </table:table-cell>
          <table:table-cell table:formula="of:=ABS([.XD8])" office:value-type="float" office:value="0">
            <text:p>0</text:p>
          </table:table-cell>
          <table:table-cell table:formula="of:=ABS([.XE8])" office:value-type="float" office:value="0">
            <text:p>0</text:p>
          </table:table-cell>
          <table:table-cell table:formula="of:=ABS([.XF8])" office:value-type="float" office:value="0">
            <text:p>0</text:p>
          </table:table-cell>
          <table:table-cell table:formula="of:=ABS([.XG8])" office:value-type="float" office:value="0">
            <text:p>0</text:p>
          </table:table-cell>
          <table:table-cell table:formula="of:=AVERAGE([.XH8:.XL8])" office:value-type="float" office:value="0">
            <text:p>0</text:p>
          </table:table-cell>
          <table:table-cell table:formula="of:=STDEV([.XH8:.XL8])" office:value-type="float" office:value="0">
            <text:p>0</text:p>
          </table:table-cell>
          <table:table-cell table:formula="of:=[.XN8]/[.XM8]" office:value-type="float" office:value="0">
            <text:p>#DIV/0!</text:p>
          </table:table-cell>
          <table:table-cell table:number-columns-repeated="5" office:value-type="float" office:value="0.703571428571429">
            <text:p>0.7</text:p>
          </table:table-cell>
          <table:table-cell table:formula="of:=AVERAGE([.XP8:.XT8])" office:value-type="float" office:value="0.703571428571429">
            <text:p>0.7</text:p>
          </table:table-cell>
          <table:table-cell table:formula="of:=STDEV([.XP8:.XT8])" office:value-type="float" office:value="0">
            <text:p>0</text:p>
          </table:table-cell>
          <table:table-cell table:formula="of:=[.XV8]/[.XU8]" office:value-type="float" office:value="0">
            <text:p>0</text:p>
          </table:table-cell>
          <table:table-cell table:number-columns-repeated="5" office:value-type="float" office:value="0.162603905508971">
            <text:p>0.16</text:p>
          </table:table-cell>
          <table:table-cell table:formula="of:=AVERAGE([.XX8:.YB8])" office:value-type="float" office:value="0.162603905508971">
            <text:p>0.16</text:p>
          </table:table-cell>
          <table:table-cell table:formula="of:=STDEV([.XX8:.YB8])" office:value-type="float" office:value="0">
            <text:p>0</text:p>
          </table:table-cell>
          <table:table-cell table:formula="of:=[.YD8]/[.YC8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office:value-type="float" office:value="0.288930581613508">
            <text:p>0.29</text:p>
          </table:table-cell>
          <table:table-cell office:value-type="float" office:value="0.280425265791119">
            <text:p>0.28</text:p>
          </table:table-cell>
          <table:table-cell office:value-type="float" office:value="0.285616010006254">
            <text:p>0.29</text:p>
          </table:table-cell>
          <table:table-cell office:value-type="float" office:value="0.282739212007505">
            <text:p>0.28</text:p>
          </table:table-cell>
          <table:table-cell office:value-type="float" office:value="0.290744215134459">
            <text:p>0.29</text:p>
          </table:table-cell>
          <table:table-cell table:formula="of:=AVERAGE([.C9:.G9])" office:value-type="float" office:value="0.285691056910569">
            <text:p>0.29</text:p>
          </table:table-cell>
          <table:table-cell table:formula="of:=STDEV([.C9:.G9])" office:value-type="float" office:value="0.00425665669334191">
            <text:p>0</text:p>
          </table:table-cell>
          <table:table-cell table:formula="of:=[.I9]/[.H9]" office:value-type="float" office:value="0.0148995097689543">
            <text:p>0.01</text:p>
          </table:table-cell>
          <table:table-cell office:value-type="float" office:value="3.329">
            <text:p>3.33</text:p>
          </table:table-cell>
          <table:table-cell office:value-type="float" office:value="5.657">
            <text:p>5.66</text:p>
          </table:table-cell>
          <table:table-cell office:value-type="float" office:value="6.172">
            <text:p>6.17</text:p>
          </table:table-cell>
          <table:table-cell office:value-type="float" office:value="2.172">
            <text:p>2.17</text:p>
          </table:table-cell>
          <table:table-cell office:value-type="float" office:value="4.516">
            <text:p>4.52</text:p>
          </table:table-cell>
          <table:table-cell table:formula="of:=AVERAGE([.K9:.O9])" office:value-type="float" office:value="4.3692">
            <text:p>4.37</text:p>
          </table:table-cell>
          <table:table-cell table:formula="of:=STDEV([.K9:.O9])" office:value-type="float" office:value="1.64619035958786">
            <text:p>1.65</text:p>
          </table:table-cell>
          <table:table-cell table:formula="of:=IF([.P9]=0; [.Q9]; [.Q9]/[.P9])" office:value-type="float" office:value="0.376771573649148">
            <text:p>0.38</text:p>
          </table:table-cell>
          <table:table-cell table:number-columns-repeated="5"/>
          <table:table-cell table:formula="of:=AVERAGE([.S9:.W9])" office:value-type="float" office:value="0">
            <text:p>#DIV/0!</text:p>
          </table:table-cell>
          <table:table-cell table:formula="of:=STDEV([.S9:.W9])" office:value-type="float" office:value="0">
            <text:p>#DIV/0!</text:p>
          </table:table-cell>
          <table:table-cell table:formula="of:=[.Y9]/[.X9]" office:value-type="float" office:value="0">
            <text:p>#DIV/0!</text:p>
          </table:table-cell>
          <table:table-cell office:value-type="float" office:value="0.162650631248346">
            <text:p>0.16</text:p>
          </table:table-cell>
          <table:table-cell office:value-type="float" office:value="0.16904376548206">
            <text:p>0.17</text:p>
          </table:table-cell>
          <table:table-cell office:value-type="float" office:value="0.173680407184179">
            <text:p>0.17</text:p>
          </table:table-cell>
          <table:table-cell office:value-type="float" office:value="0.170277826676898">
            <text:p>0.17</text:p>
          </table:table-cell>
          <table:table-cell office:value-type="float" office:value="0.162786027098559">
            <text:p>0.16</text:p>
          </table:table-cell>
          <table:table-cell table:formula="of:=AVERAGE([.AA9:.AE9])" office:value-type="float" office:value="0.167687731538008">
            <text:p>0.17</text:p>
          </table:table-cell>
          <table:table-cell table:formula="of:=STDEV([.AA9:.AE9])" office:value-type="float" office:value="0.00484403416652796">
            <text:p>0</text:p>
          </table:table-cell>
          <table:table-cell table:formula="of:=[.AG9]/[.AF9]" office:value-type="float" office:value="0.0288872305809087">
            <text:p>0.03</text:p>
          </table:table-cell>
          <table:table-cell office:value-type="float" office:value="0.281175734834271">
            <text:p>0.28</text:p>
          </table:table-cell>
          <table:table-cell office:value-type="float" office:value="0.276110068792996">
            <text:p>0.28</text:p>
          </table:table-cell>
          <table:table-cell office:value-type="float" office:value="0.289993746091307">
            <text:p>0.29</text:p>
          </table:table-cell>
          <table:table-cell office:value-type="float" office:value="0.277485928705441">
            <text:p>0.28</text:p>
          </table:table-cell>
          <table:table-cell office:value-type="float" office:value="0.292307692307692">
            <text:p>0.29</text:p>
          </table:table-cell>
          <table:table-cell table:formula="of:=AVERAGE([.AI9:.AM9])" office:value-type="float" office:value="0.283414634146341">
            <text:p>0.28</text:p>
          </table:table-cell>
          <table:table-cell table:formula="of:=STDEV([.AI9:.AM9])" office:value-type="float" office:value="0.00734659939668346">
            <text:p>0.01</text:p>
          </table:table-cell>
          <table:table-cell table:formula="of:=[.AO9]/[.AN9]" office:value-type="float" office:value="0.0259217362533581">
            <text:p>0.03</text:p>
          </table:table-cell>
          <table:table-cell office:value-type="float" office:value="4.313">
            <text:p>4.31</text:p>
          </table:table-cell>
          <table:table-cell office:value-type="float" office:value="5.156">
            <text:p>5.16</text:p>
          </table:table-cell>
          <table:table-cell office:value-type="float" office:value="5.454">
            <text:p>5.45</text:p>
          </table:table-cell>
          <table:table-cell office:value-type="float" office:value="6.391">
            <text:p>6.39</text:p>
          </table:table-cell>
          <table:table-cell office:value-type="float" office:value="8.266">
            <text:p>8.27</text:p>
          </table:table-cell>
          <table:table-cell table:formula="of:=AVERAGE([.AQ9:.AU9])" office:value-type="float" office:value="5.916">
            <text:p>5.92</text:p>
          </table:table-cell>
          <table:table-cell table:formula="of:=STDEV([.AQ9:.AU9])" office:value-type="float" office:value="1.50903760721859">
            <text:p>1.51</text:p>
          </table:table-cell>
          <table:table-cell table:formula="of:=IF([.AV9]=0; 0; [.AW9]/[.AV9])" office:value-type="float" office:value="0.255077350780694">
            <text:p>0.26</text:p>
          </table:table-cell>
          <table:table-cell table:number-columns-repeated="5"/>
          <table:table-cell table:formula="of:=AVERAGE([.AY9:.BC9])" office:value-type="float" office:value="0">
            <text:p>#DIV/0!</text:p>
          </table:table-cell>
          <table:table-cell table:formula="of:=STDEV([.AY9:.BC9])" office:value-type="float" office:value="0">
            <text:p>#DIV/0!</text:p>
          </table:table-cell>
          <table:table-cell table:formula="of:=[.BE9]/[.BD9]" office:value-type="float" office:value="0">
            <text:p>#DIV/0!</text:p>
          </table:table-cell>
          <table:table-cell office:value-type="float" office:value="0.165311630661059">
            <text:p>0.17</text:p>
          </table:table-cell>
          <table:table-cell office:value-type="float" office:value="0.158658970700982">
            <text:p>0.16</text:p>
          </table:table-cell>
          <table:table-cell office:value-type="float" office:value="0.168106252097557">
            <text:p>0.17</text:p>
          </table:table-cell>
          <table:table-cell office:value-type="float" office:value="0.158038324478726">
            <text:p>0.16</text:p>
          </table:table-cell>
          <table:table-cell office:value-type="float" office:value="0.17501368372941">
            <text:p>0.18</text:p>
          </table:table-cell>
          <table:table-cell table:formula="of:=AVERAGE([.BG9:.BK9])" office:value-type="float" office:value="0.165025772333547">
            <text:p>0.17</text:p>
          </table:table-cell>
          <table:table-cell table:formula="of:=STDEV([.BG9:.BK9])" office:value-type="float" office:value="0.00704787264292864">
            <text:p>0.01</text:p>
          </table:table-cell>
          <table:table-cell table:formula="of:=[.BM9]/[.BL9]" office:value-type="float" office:value="0.0427077088824867">
            <text:p>0.04</text:p>
          </table:table-cell>
          <table:table-cell office:value-type="float" office:value="0.28880550343965">
            <text:p>0.29</text:p>
          </table:table-cell>
          <table:table-cell office:value-type="float" office:value="0.281113195747342">
            <text:p>0.28</text:p>
          </table:table-cell>
          <table:table-cell office:value-type="float" office:value="0.269105691056911">
            <text:p>0.27</text:p>
          </table:table-cell>
          <table:table-cell office:value-type="float" office:value="0.283302063789869">
            <text:p>0.28</text:p>
          </table:table-cell>
          <table:table-cell office:value-type="float" office:value="0.27848655409631">
            <text:p>0.28</text:p>
          </table:table-cell>
          <table:table-cell table:formula="of:=AVERAGE([.BO9:.BS9])" office:value-type="float" office:value="0.280162601626016">
            <text:p>0.28</text:p>
          </table:table-cell>
          <table:table-cell table:formula="of:=STDEV([.BO9:.BS9])" office:value-type="float" office:value="0.00725472277686924">
            <text:p>0.01</text:p>
          </table:table-cell>
          <table:table-cell table:formula="of:=[.BU9]/[.BT9]" office:value-type="float" office:value="0.0258946866382738">
            <text:p>0.03</text:p>
          </table:table-cell>
          <table:table-cell office:value-type="float" office:value="69.097">
            <text:p>69.1</text:p>
          </table:table-cell>
          <table:table-cell office:value-type="float" office:value="78.707">
            <text:p>78.71</text:p>
          </table:table-cell>
          <table:table-cell office:value-type="float" office:value="65.191">
            <text:p>65.19</text:p>
          </table:table-cell>
          <table:table-cell office:value-type="float" office:value="62.316">
            <text:p>62.32</text:p>
          </table:table-cell>
          <table:table-cell office:value-type="float" office:value="66.316">
            <text:p>66.32</text:p>
          </table:table-cell>
          <table:table-cell table:formula="of:=AVERAGE([.BW9:.CA9])" office:value-type="float" office:value="68.3254">
            <text:p>68.33</text:p>
          </table:table-cell>
          <table:table-cell table:formula="of:=STDEV([.BW9:.CA9])" office:value-type="float" office:value="6.2918205870797">
            <text:p>6.29</text:p>
          </table:table-cell>
          <table:table-cell table:formula="of:=[.CC9]/[.CB9]" office:value-type="float" office:value="0.0920861141988148">
            <text:p>0.09</text:p>
          </table:table-cell>
          <table:table-cell table:number-columns-repeated="5"/>
          <table:table-cell table:formula="of:=AVERAGE([.CE9:.CI9])" office:value-type="float" office:value="0">
            <text:p>#DIV/0!</text:p>
          </table:table-cell>
          <table:table-cell table:formula="of:=STDEV([.CE9:.CI9])" office:value-type="float" office:value="0">
            <text:p>#DIV/0!</text:p>
          </table:table-cell>
          <table:table-cell table:formula="of:=[.CK9]/[.CJ9]" office:value-type="float" office:value="0">
            <text:p>#DIV/0!</text:p>
          </table:table-cell>
          <table:table-cell office:value-type="float" office:value="0.166925045181964">
            <text:p>0.17</text:p>
          </table:table-cell>
          <table:table-cell office:value-type="float" office:value="0.163336507048194">
            <text:p>0.16</text:p>
          </table:table-cell>
          <table:table-cell office:value-type="float" office:value="0.159596914869772">
            <text:p>0.16</text:p>
          </table:table-cell>
          <table:table-cell office:value-type="float" office:value="0.158958771237073">
            <text:p>0.16</text:p>
          </table:table-cell>
          <table:table-cell office:value-type="float" office:value="0.166298360784293">
            <text:p>0.17</text:p>
          </table:table-cell>
          <table:table-cell table:formula="of:=AVERAGE([.CM9:.CQ9])" office:value-type="float" office:value="0.163023119824259">
            <text:p>0.16</text:p>
          </table:table-cell>
          <table:table-cell table:formula="of:=STDEV([.CM9:.CQ9])" office:value-type="float" office:value="0.00368470644094695">
            <text:p>0</text:p>
          </table:table-cell>
          <table:table-cell table:formula="of:=[.CS9]/[.CR9]" office:value-type="float" office:value="0.0226023550826356">
            <text:p>0.02</text:p>
          </table:table-cell>
          <table:table-cell table:number-columns-repeated="5" office:value-type="float" office:value="0.0518449030644153">
            <text:p>0.05</text:p>
          </table:table-cell>
          <table:table-cell table:formula="of:=AVERAGE([.CU9:.CY9])" office:value-type="float" office:value="0.0518449030644153">
            <text:p>0.05</text:p>
          </table:table-cell>
          <table:table-cell table:formula="of:=STDEV([.CU9:.CY9])" office:value-type="float" office:value="0">
            <text:p>0</text:p>
          </table:table-cell>
          <table:table-cell table:formula="of:=[.DA9]/[.CZ9]" office:value-type="float" office:value="0">
            <text:p>0</text:p>
          </table:table-cell>
          <table:table-cell office:value-type="float" office:value="38.83">
            <text:p>38.83</text:p>
          </table:table-cell>
          <table:table-cell office:value-type="float" office:value="37.909">
            <text:p>37.91</text:p>
          </table:table-cell>
          <table:table-cell office:value-type="float" office:value="43.112">
            <text:p>43.11</text:p>
          </table:table-cell>
          <table:table-cell office:value-type="float" office:value="43.627">
            <text:p>43.63</text:p>
          </table:table-cell>
          <table:table-cell office:value-type="float" office:value="38.408">
            <text:p>38.41</text:p>
          </table:table-cell>
          <table:table-cell table:formula="of:=AVERAGE([.DC9:.DG9])" office:value-type="float" office:value="40.3772">
            <text:p>40.38</text:p>
          </table:table-cell>
          <table:table-cell table:formula="of:=STDEV([.DC9:.DG9])" office:value-type="float" office:value="2.75698743196265">
            <text:p>2.76</text:p>
          </table:table-cell>
          <table:table-cell table:formula="of:=[.DI9]/[.DH9]" office:value-type="float" office:value="0.068280797875104">
            <text:p>0.07</text:p>
          </table:table-cell>
          <table:table-cell table:number-columns-repeated="5" office:value-type="float" office:value="-0.923076923076923">
            <text:p>-0.92</text:p>
          </table:table-cell>
          <table:table-cell table:formula="of:=ABS([.DK9])" office:value-type="float" office:value="0.923076923076923">
            <text:p>0.92</text:p>
          </table:table-cell>
          <table:table-cell table:formula="of:=ABS([.DL9])" office:value-type="float" office:value="0.923076923076923">
            <text:p>0.92</text:p>
          </table:table-cell>
          <table:table-cell table:formula="of:=ABS([.DM9])" office:value-type="float" office:value="0.923076923076923">
            <text:p>0.92</text:p>
          </table:table-cell>
          <table:table-cell table:formula="of:=ABS([.DN9])" office:value-type="float" office:value="0.923076923076923">
            <text:p>0.92</text:p>
          </table:table-cell>
          <table:table-cell table:formula="of:=ABS([.DO9])" office:value-type="float" office:value="0.923076923076923">
            <text:p>0.92</text:p>
          </table:table-cell>
          <table:table-cell table:formula="of:=AVERAGE([.DP9:.DT9])" office:value-type="float" office:value="0.923076923076923">
            <text:p>0.92</text:p>
          </table:table-cell>
          <table:table-cell table:formula="of:=STDEV([.DP9:.DT9])" office:value-type="float" office:value="0">
            <text:p>0</text:p>
          </table:table-cell>
          <table:table-cell table:formula="of:=IF([.DU9] = 0; 0; [.DV9]/[.DU9])" office:value-type="float" office:value="0">
            <text:p>0</text:p>
          </table:table-cell>
          <table:table-cell table:number-columns-repeated="5"/>
          <table:table-cell table:formula="of:=AVERAGE([.DX9:.EB9])" office:value-type="float" office:value="0">
            <text:p>#DIV/0!</text:p>
          </table:table-cell>
          <table:table-cell table:formula="of:=STDEV([.DX9:.EB9])" office:value-type="float" office:value="0">
            <text:p>#DIV/0!</text:p>
          </table:table-cell>
          <table:table-cell table:formula="of:=[.ED9]/[.EC9]" office:value-type="float" office:value="0">
            <text:p>#DIV/0!</text:p>
          </table:table-cell>
          <table:table-cell office:value-type="float" office:value="0.0732092980450281">
            <text:p>0.07</text:p>
          </table:table-cell>
          <table:table-cell office:value-type="float" office:value="0.0732134508677322">
            <text:p>0.07</text:p>
          </table:table-cell>
          <table:table-cell office:value-type="float" office:value="0.0732092980450281">
            <text:p>0.07</text:p>
          </table:table-cell>
          <table:table-cell office:value-type="float" office:value="0.0732164821806551">
            <text:p>0.07</text:p>
          </table:table-cell>
          <table:table-cell office:value-type="float" office:value="0.0732092980450281">
            <text:p>0.07</text:p>
          </table:table-cell>
          <table:table-cell table:formula="of:=AVERAGE([.EF9:.EJ9])" office:value-type="float" office:value="0.0732115654366943">
            <text:p>0.07</text:p>
          </table:table-cell>
          <table:table-cell table:formula="of:=STDEV([.EF9:.EJ9])" office:value-type="float" office:value="0.00000328452493820089">
            <text:p>0</text:p>
          </table:table-cell>
          <table:table-cell table:formula="of:=[.EL9]/[.EK9]" office:value-type="float" office:value="0.0000448634709367197">
            <text:p>0</text:p>
          </table:table-cell>
          <table:table-cell table:number-columns-repeated="5"/>
          <table:table-cell table:formula="of:=AVERAGE([.EN9:.ER23])" office:value-type="float" office:value="0">
            <text:p>#DIV/0!</text:p>
          </table:table-cell>
          <table:table-cell table:formula="of:=STDEV([.EN9:.ER9])" office:value-type="float" office:value="0">
            <text:p>#DIV/0!</text:p>
          </table:table-cell>
          <table:table-cell table:formula="of:=[.ET9]/[.ES9]" office:value-type="float" office:value="0">
            <text:p>#DIV/0!</text:p>
          </table:table-cell>
          <table:table-cell office:value-type="float" office:value="1.623">
            <text:p>1.62</text:p>
          </table:table-cell>
          <table:table-cell office:value-type="float" office:value="2.198">
            <text:p>2.2</text:p>
          </table:table-cell>
          <table:table-cell office:value-type="float" office:value="2.084">
            <text:p>2.08</text:p>
          </table:table-cell>
          <table:table-cell office:value-type="float" office:value="1.288">
            <text:p>1.29</text:p>
          </table:table-cell>
          <table:table-cell office:value-type="float" office:value="2.37">
            <text:p>2.37</text:p>
          </table:table-cell>
          <table:table-cell table:formula="of:=AVERAGE([.EV9:.EZ9])" office:value-type="float" office:value="1.9126">
            <text:p>1.91</text:p>
          </table:table-cell>
          <table:table-cell table:formula="of:=STDEV([.EV9:.EZ9])" office:value-type="float" office:value="0.44554438611658">
            <text:p>0.45</text:p>
          </table:table-cell>
          <table:table-cell table:formula="of:=[.FB9]/[.FA9]" office:value-type="float" office:value="0.232952204390139">
            <text:p>0.23</text:p>
          </table:table-cell>
          <table:table-cell table:number-columns-repeated="5" office:value-type="float" office:value="-0.923076923076923">
            <text:p>-0.92</text:p>
          </table:table-cell>
          <table:table-cell table:formula="of:=ABS([.FD9])" office:value-type="float" office:value="0.923076923076923">
            <text:p>0.92</text:p>
          </table:table-cell>
          <table:table-cell table:formula="of:=ABS([.FE9])" office:value-type="float" office:value="0.923076923076923">
            <text:p>0.92</text:p>
          </table:table-cell>
          <table:table-cell table:formula="of:=ABS([.FF9])" office:value-type="float" office:value="0.923076923076923">
            <text:p>0.92</text:p>
          </table:table-cell>
          <table:table-cell table:formula="of:=ABS([.FG9])" office:value-type="float" office:value="0.923076923076923">
            <text:p>0.92</text:p>
          </table:table-cell>
          <table:table-cell table:formula="of:=ABS([.FH9])" office:value-type="float" office:value="0.923076923076923">
            <text:p>0.92</text:p>
          </table:table-cell>
          <table:table-cell table:formula="of:=AVERAGE([.FI9:.FM9])" office:value-type="float" office:value="0.923076923076923">
            <text:p>0.92</text:p>
          </table:table-cell>
          <table:table-cell table:formula="of:=STDEV([.FI9:.FM9])" office:value-type="float" office:value="0">
            <text:p>0</text:p>
          </table:table-cell>
          <table:table-cell table:formula="of:=IF([.FN9] = 0; 0; [.FO9]/[.FN9])" office:value-type="float" office:value="0">
            <text:p>0</text:p>
          </table:table-cell>
          <table:table-cell table:number-columns-repeated="5"/>
          <table:table-cell table:formula="of:=AVERAGE([.FQ9:.FU9])" office:value-type="float" office:value="0">
            <text:p>#DIV/0!</text:p>
          </table:table-cell>
          <table:table-cell table:formula="of:=STDEV([.FQ9:.FU9])" office:value-type="float" office:value="0">
            <text:p>#DIV/0!</text:p>
          </table:table-cell>
          <table:table-cell table:formula="of:=[.FW9]/[.FV9]" office:value-type="float" office:value="0">
            <text:p>#DIV/0!</text:p>
          </table:table-cell>
          <table:table-cell office:value-type="float" office:value="0.0732164821806551">
            <text:p>0.07</text:p>
          </table:table-cell>
          <table:table-cell office:value-type="float" office:value="0.0732071992425835">
            <text:p>0.07</text:p>
          </table:table-cell>
          <table:table-cell office:value-type="float" office:value="0.0732164821806551">
            <text:p>0.07</text:p>
          </table:table-cell>
          <table:table-cell office:value-type="float" office:value="0.0732173531837526">
            <text:p>0.07</text:p>
          </table:table-cell>
          <table:table-cell office:value-type="float" office:value="0.0732164821806551">
            <text:p>0.07</text:p>
          </table:table-cell>
          <table:table-cell table:formula="of:=AVERAGE([.FY9:.GC9])" office:value-type="float" office:value="0.0732147997936603">
            <text:p>0.07</text:p>
          </table:table-cell>
          <table:table-cell table:formula="of:=STDEV([.FY9:.GC9])" office:value-type="float" office:value="0.00000426554379989751">
            <text:p>0</text:p>
          </table:table-cell>
          <table:table-cell table:formula="of:=[.GE9]/[.GD9]" office:value-type="float" office:value="0.0000582606769658457">
            <text:p>0</text:p>
          </table:table-cell>
          <table:table-cell table:number-columns-repeated="5" office:value-type="float" office:value="0.0518449030644153">
            <text:p>0.05</text:p>
          </table:table-cell>
          <table:table-cell table:formula="of:=AVERAGE([.GG9:.GK9])" office:value-type="float" office:value="0.0518449030644153">
            <text:p>0.05</text:p>
          </table:table-cell>
          <table:table-cell table:formula="of:=STDEV([.GG9:.GK9])" office:value-type="float" office:value="0">
            <text:p>0</text:p>
          </table:table-cell>
          <table:table-cell table:formula="of:=[.GM9]/[.GL9]" office:value-type="float" office:value="0">
            <text:p>0</text:p>
          </table:table-cell>
          <table:table-cell office:value-type="float" office:value="1.937">
            <text:p>1.94</text:p>
          </table:table-cell>
          <table:table-cell office:value-type="float" office:value="1.781">
            <text:p>1.78</text:p>
          </table:table-cell>
          <table:table-cell office:value-type="float" office:value="1.953">
            <text:p>1.95</text:p>
          </table:table-cell>
          <table:table-cell office:value-type="float" office:value="1.875">
            <text:p>1.88</text:p>
          </table:table-cell>
          <table:table-cell office:value-type="float" office:value="1.547">
            <text:p>1.55</text:p>
          </table:table-cell>
          <table:table-cell table:formula="of:=AVERAGE([.GO9:.GS9])" office:value-type="float" office:value="1.8186">
            <text:p>1.82</text:p>
          </table:table-cell>
          <table:table-cell table:formula="of:=STDEV([.GO9:.GS9])" office:value-type="float" office:value="0.16616497825956">
            <text:p>0.17</text:p>
          </table:table-cell>
          <table:table-cell table:formula="of:=IF([.GT9]=0;0;[.GU9]/[.GT9])" office:value-type="float" office:value="0.0913697230064664">
            <text:p>0.09</text:p>
          </table:table-cell>
          <table:table-cell table:number-columns-repeated="5" office:value-type="float" office:value="-0.923076923076923">
            <text:p>-0.92</text:p>
          </table:table-cell>
          <table:table-cell table:formula="of:=ABS([.GW9])" office:value-type="float" office:value="0.923076923076923">
            <text:p>0.92</text:p>
          </table:table-cell>
          <table:table-cell table:formula="of:=ABS([.GX9])" office:value-type="float" office:value="0.923076923076923">
            <text:p>0.92</text:p>
          </table:table-cell>
          <table:table-cell table:formula="of:=ABS([.GY9])" office:value-type="float" office:value="0.923076923076923">
            <text:p>0.92</text:p>
          </table:table-cell>
          <table:table-cell table:formula="of:=ABS([.GZ9])" office:value-type="float" office:value="0.923076923076923">
            <text:p>0.92</text:p>
          </table:table-cell>
          <table:table-cell table:formula="of:=ABS([.HA9])" office:value-type="float" office:value="0.923076923076923">
            <text:p>0.92</text:p>
          </table:table-cell>
          <table:table-cell table:formula="of:=AVERAGE([.HB9:.HF9])" office:value-type="float" office:value="0.923076923076923">
            <text:p>0.92</text:p>
          </table:table-cell>
          <table:table-cell table:formula="of:=STDEV([.HB9:.HF9])" office:value-type="float" office:value="0">
            <text:p>0</text:p>
          </table:table-cell>
          <table:table-cell table:formula="of:=[.HH9]/[.HG9]" office:value-type="float" office:value="0">
            <text:p>0</text:p>
          </table:table-cell>
          <table:table-cell table:number-columns-repeated="5" office:value-type="float" office:value="0.0518449030644153">
            <text:p>0.05</text:p>
          </table:table-cell>
          <table:table-cell table:formula="of:=AVERAGE([.HJ9:.HN9])" office:value-type="float" office:value="0.0518449030644153">
            <text:p>0.05</text:p>
          </table:table-cell>
          <table:table-cell table:formula="of:=STDEV([.HJ9:.HN9])" office:value-type="float" office:value="0">
            <text:p>0</text:p>
          </table:table-cell>
          <table:table-cell table:formula="of:=[.HP9]/[.HO9]" office:value-type="float" office:value="0">
            <text:p>0</text:p>
          </table:table-cell>
          <table:table-cell office:value-type="float" office:value="0.0732092980450281">
            <text:p>0.07</text:p>
          </table:table-cell>
          <table:table-cell office:value-type="float" office:value="0.0732164821806551">
            <text:p>0.07</text:p>
          </table:table-cell>
          <table:table-cell table:number-columns-repeated="2" office:value-type="float" office:value="0.0732092980450281">
            <text:p>0.07</text:p>
          </table:table-cell>
          <table:table-cell office:value-type="float" office:value="0.0732071992425835">
            <text:p>0.07</text:p>
          </table:table-cell>
          <table:table-cell table:formula="of:=AVERAGE([.HR9:.HV9])" office:value-type="float" office:value="0.0732103151116646">
            <text:p>0.07</text:p>
          </table:table-cell>
          <table:table-cell table:formula="of:=STDEV([.HR9:.HV9])" office:value-type="float" office:value="0.00000356527185826835">
            <text:p>0</text:p>
          </table:table-cell>
          <table:table-cell table:formula="of:=[.HX9]/[.HW9]" office:value-type="float" office:value="0.0000486990371893686">
            <text:p>0</text:p>
          </table:table-cell>
          <table:table-cell office:value-type="float" office:value="0.290306441525954">
            <text:p>0.29</text:p>
          </table:table-cell>
          <table:table-cell office:value-type="float" office:value="0.291181988742964">
            <text:p>0.29</text:p>
          </table:table-cell>
          <table:table-cell office:value-type="float" office:value="0.288305190744215">
            <text:p>0.29</text:p>
          </table:table-cell>
          <table:table-cell office:value-type="float" office:value="0.289555972482802">
            <text:p>0.29</text:p>
          </table:table-cell>
          <table:table-cell office:value-type="float" office:value="0.288367729831144">
            <text:p>0.29</text:p>
          </table:table-cell>
          <table:table-cell table:formula="of:=AVERAGE([.HZ9:.ID9])" office:value-type="float" office:value="0.289543464665416">
            <text:p>0.29</text:p>
          </table:table-cell>
          <table:table-cell table:formula="of:=STDEV([.HZ9:.ID9])" office:value-type="float" office:value="0.00124325439797773">
            <text:p>0</text:p>
          </table:table-cell>
          <table:table-cell table:formula="of:=[.IF9]/[.IE9]" office:value-type="float" office:value="0.00429384375646118">
            <text:p>0</text:p>
          </table:table-cell>
          <table:table-cell office:value-type="float" office:value="25.899">
            <text:p>25.9</text:p>
          </table:table-cell>
          <table:table-cell office:value-type="float" office:value="27.387">
            <text:p>27.39</text:p>
          </table:table-cell>
          <table:table-cell office:value-type="float" office:value="28.326">
            <text:p>28.33</text:p>
          </table:table-cell>
          <table:table-cell office:value-type="float" office:value="28.133">
            <text:p>28.13</text:p>
          </table:table-cell>
          <table:table-cell office:value-type="float" office:value="26.773">
            <text:p>26.77</text:p>
          </table:table-cell>
          <table:table-cell table:formula="of:=AVERAGE([.IH9:.IL9])" office:value-type="float" office:value="27.3036">
            <text:p>27.3</text:p>
          </table:table-cell>
          <table:table-cell table:formula="of:=STDEV([.IH9:.IL9])" office:value-type="float" office:value="0.999324671966023">
            <text:p>1</text:p>
          </table:table-cell>
          <table:table-cell table:formula="of:=[.IN9]/[.IM9]" office:value-type="float" office:value="0.0366004729034275">
            <text:p>0.04</text:p>
          </table:table-cell>
          <table:table-cell office:value-type="float" office:value="0.272045028142589">
            <text:p>0.27</text:p>
          </table:table-cell>
          <table:table-cell office:value-type="float" office:value="0.254721701063164">
            <text:p>0.25</text:p>
          </table:table-cell>
          <table:table-cell office:value-type="float" office:value="0.252032520325203">
            <text:p>0.25</text:p>
          </table:table-cell>
          <table:table-cell office:value-type="float" office:value="0.271482176360225">
            <text:p>0.27</text:p>
          </table:table-cell>
          <table:table-cell office:value-type="float" office:value="0.249906191369606">
            <text:p>0.25</text:p>
          </table:table-cell>
          <table:table-cell table:formula="of:=AVERAGE([.IP9:.IT9])" office:value-type="float" office:value="0.260037523452157">
            <text:p>0.26</text:p>
          </table:table-cell>
          <table:table-cell table:formula="of:=STDEV([.IP9:.IT9])" office:value-type="float" office:value="0.0108413811571414">
            <text:p>0.01</text:p>
          </table:table-cell>
          <table:table-cell table:formula="of:=[.IV9]/[.IU9]" office:value-type="float" office:value="0.0416916028626003">
            <text:p>0.04</text:p>
          </table:table-cell>
          <table:table-cell office:value-type="float" office:value="0.177246711729023">
            <text:p>0.18</text:p>
          </table:table-cell>
          <table:table-cell office:value-type="float" office:value="0.162179589649746">
            <text:p>0.16</text:p>
          </table:table-cell>
          <table:table-cell office:value-type="float" office:value="0.167459980694886">
            <text:p>0.17</text:p>
          </table:table-cell>
          <table:table-cell office:value-type="float" office:value="0.172040691937376">
            <text:p>0.17</text:p>
          </table:table-cell>
          <table:table-cell office:value-type="float" office:value="0.166879234457191">
            <text:p>0.17</text:p>
          </table:table-cell>
          <table:table-cell table:formula="of:=AVERAGE([.IX9:.JB9])" office:value-type="float" office:value="0.169161241693644">
            <text:p>0.17</text:p>
          </table:table-cell>
          <table:table-cell table:formula="of:=STDEV([.IX9:.JB9])" office:value-type="float" office:value="0.00571207866442514">
            <text:p>0.01</text:p>
          </table:table-cell>
          <table:table-cell table:formula="of:=[.JD9]/[.JC9]" office:value-type="float" office:value="0.0337670651222215">
            <text:p>0.03</text:p>
          </table:table-cell>
          <table:table-cell office:value-type="float" office:value="0.0470293933708568">
            <text:p>0.05</text:p>
          </table:table-cell>
          <table:table-cell office:value-type="float" office:value="0.0499687304565353">
            <text:p>0.05</text:p>
          </table:table-cell>
          <table:table-cell office:value-type="float" office:value="0.0590994371482176">
            <text:p>0.06</text:p>
          </table:table-cell>
          <table:table-cell office:value-type="float" office:value="0.0471544715447155">
            <text:p>0.05</text:p>
          </table:table-cell>
          <table:table-cell office:value-type="float" office:value="0.0592870544090056">
            <text:p>0.06</text:p>
          </table:table-cell>
          <table:table-cell table:formula="of:=AVERAGE([.JF9:.JJ9])" office:value-type="float" office:value="0.0525078173858662">
            <text:p>0.05</text:p>
          </table:table-cell>
          <table:table-cell table:formula="of:=STDEV([.JF9:.JJ9])" office:value-type="float" office:value="0.00621542254245883">
            <text:p>0.01</text:p>
          </table:table-cell>
          <table:table-cell table:formula="of:=[.JL9]/[.JK9]" office:value-type="float" office:value="0.118371375004665">
            <text:p>0.12</text:p>
          </table:table-cell>
          <table:table-cell office:value-type="float" office:value="39.821">
            <text:p>39.82</text:p>
          </table:table-cell>
          <table:table-cell office:value-type="float" office:value="38.66">
            <text:p>38.66</text:p>
          </table:table-cell>
          <table:table-cell office:value-type="float" office:value="39.877">
            <text:p>39.88</text:p>
          </table:table-cell>
          <table:table-cell office:value-type="float" office:value="38.299">
            <text:p>38.3</text:p>
          </table:table-cell>
          <table:table-cell office:value-type="float" office:value="43.725">
            <text:p>43.73</text:p>
          </table:table-cell>
          <table:table-cell table:formula="of:=AVERAGE([.JN9:.JR9])" office:value-type="float" office:value="40.0764">
            <text:p>40.08</text:p>
          </table:table-cell>
          <table:table-cell table:formula="of:=STDEV([.JN9:.JR9])" office:value-type="float" office:value="2.15537764672458">
            <text:p>2.16</text:p>
          </table:table-cell>
          <table:table-cell table:formula="of:=[.JT9]/[.JS9]" office:value-type="float" office:value="0.0537817180865693">
            <text:p>0.05</text:p>
          </table:table-cell>
          <table:table-cell table:number-columns-repeated="5" office:value-type="float" office:value="-0.923076923076923">
            <text:p>-0.92</text:p>
          </table:table-cell>
          <table:table-cell table:formula="of:=ABS([.JV9])" office:value-type="float" office:value="0.923076923076923">
            <text:p>0.92</text:p>
          </table:table-cell>
          <table:table-cell table:formula="of:=ABS([.JW9])" office:value-type="float" office:value="0.923076923076923">
            <text:p>0.92</text:p>
          </table:table-cell>
          <table:table-cell table:formula="of:=ABS([.JX9])" office:value-type="float" office:value="0.923076923076923">
            <text:p>0.92</text:p>
          </table:table-cell>
          <table:table-cell table:formula="of:=ABS([.JY9])" office:value-type="float" office:value="0.923076923076923">
            <text:p>0.92</text:p>
          </table:table-cell>
          <table:table-cell table:formula="of:=ABS([.JZ9])" office:value-type="float" office:value="0.923076923076923">
            <text:p>0.92</text:p>
          </table:table-cell>
          <table:table-cell table:formula="of:=AVERAGE([.KA9:.KE9])" office:value-type="float" office:value="0.923076923076923">
            <text:p>0.92</text:p>
          </table:table-cell>
          <table:table-cell table:formula="of:=STDEV([.KA9:.KE9])" office:value-type="float" office:value="0">
            <text:p>0</text:p>
          </table:table-cell>
          <table:table-cell table:formula="of:=IF([.KF9] = 0; 0; [.KG9]/[.KF9])" office:value-type="float" office:value="0">
            <text:p>0</text:p>
          </table:table-cell>
          <table:table-cell office:value-type="float" office:value="0.0470293933708568">
            <text:p>0.05</text:p>
          </table:table-cell>
          <table:table-cell office:value-type="float" office:value="0.0499687304565353">
            <text:p>0.05</text:p>
          </table:table-cell>
          <table:table-cell office:value-type="float" office:value="0.0590994371482176">
            <text:p>0.06</text:p>
          </table:table-cell>
          <table:table-cell office:value-type="float" office:value="0.0471544715447155">
            <text:p>0.05</text:p>
          </table:table-cell>
          <table:table-cell office:value-type="float" office:value="0.0592870544090056">
            <text:p>0.06</text:p>
          </table:table-cell>
          <table:table-cell table:formula="of:=AVERAGE([.KI9:.KM9])" office:value-type="float" office:value="0.0525078173858662">
            <text:p>0.05</text:p>
          </table:table-cell>
          <table:table-cell table:formula="of:=STDEV([.KI9:.KM9])" office:value-type="float" office:value="0.00621542254245883">
            <text:p>0.01</text:p>
          </table:table-cell>
          <table:table-cell table:formula="of:=[.KO9]/[.KN9]" office:value-type="float" office:value="0.118371375004665">
            <text:p>0.12</text:p>
          </table:table-cell>
          <table:table-cell office:value-type="float" office:value="0.0724900247043553">
            <text:p>0.07</text:p>
          </table:table-cell>
          <table:table-cell office:value-type="float" office:value="0.0727970518707046">
            <text:p>0.07</text:p>
          </table:table-cell>
          <table:table-cell office:value-type="float" office:value="0.0752609589422319">
            <text:p>0.08</text:p>
          </table:table-cell>
          <table:table-cell office:value-type="float" office:value="0.0725154069894407">
            <text:p>0.07</text:p>
          </table:table-cell>
          <table:table-cell office:value-type="float" office:value="0.0756651995874792">
            <text:p>0.08</text:p>
          </table:table-cell>
          <table:table-cell table:formula="of:=AVERAGE([.KQ9:.KU9])" office:value-type="float" office:value="0.0737457284188423">
            <text:p>0.07</text:p>
          </table:table-cell>
          <table:table-cell table:formula="of:=STDEV([.KQ9:.KU9])" office:value-type="float" office:value="0.0015788257454076">
            <text:p>0</text:p>
          </table:table-cell>
          <table:table-cell table:formula="of:=[.KW9]/[.KV9]" office:value-type="float" office:value="0.0214090467239077">
            <text:p>0.02</text:p>
          </table:table-cell>
          <table:table-cell office:value-type="float" office:value="0.353658536585366">
            <text:p>0.35</text:p>
          </table:table-cell>
          <table:table-cell office:value-type="float" office:value="0.34953095684803">
            <text:p>0.35</text:p>
          </table:table-cell>
          <table:table-cell office:value-type="float" office:value="0.347279549718574">
            <text:p>0.35</text:p>
          </table:table-cell>
          <table:table-cell office:value-type="float" office:value="0.331832395247029">
            <text:p>0.33</text:p>
          </table:table-cell>
          <table:table-cell office:value-type="float" office:value="0.323764853033146">
            <text:p>0.32</text:p>
          </table:table-cell>
          <table:table-cell table:formula="of:=AVERAGE([.KY9:.LC9])" office:value-type="float" office:value="0.341213258286429">
            <text:p>0.34</text:p>
          </table:table-cell>
          <table:table-cell table:formula="of:=STDEV([.KY9:.LC9])" office:value-type="float" office:value="0.012780027291502">
            <text:p>0.01</text:p>
          </table:table-cell>
          <table:table-cell table:formula="of:=[.LE9]/[.LD9]" office:value-type="float" office:value="0.037454662095146">
            <text:p>0.04</text:p>
          </table:table-cell>
          <table:table-cell office:value-type="float" office:value="1266.12">
            <text:p>1266.12</text:p>
          </table:table-cell>
          <table:table-cell office:value-type="float" office:value="1009.455">
            <text:p>1009.46</text:p>
          </table:table-cell>
          <table:table-cell office:value-type="float" office:value="1496.566">
            <text:p>1496.57</text:p>
          </table:table-cell>
          <table:table-cell office:value-type="float" office:value="761.16">
            <text:p>761.16</text:p>
          </table:table-cell>
          <table:table-cell office:value-type="float" office:value="699.42">
            <text:p>699.42</text:p>
          </table:table-cell>
          <table:table-cell table:formula="of:=AVERAGE([.LG9:.LK9])" office:value-type="float" office:value="1046.5442">
            <text:p>1046.54</text:p>
          </table:table-cell>
          <table:table-cell table:formula="of:=STDEV([.LG9:.LK9])" office:value-type="float" office:value="336.915461582279">
            <text:p>336.92</text:p>
          </table:table-cell>
          <table:table-cell table:formula="of:=IF([.LL9]=0; [.LM9]; [.LM9]/[.LL9])" office:value-type="float" office:value="0.321931421130879">
            <text:p>0.32</text:p>
          </table:table-cell>
          <table:table-cell office:value-type="float" office:value="0.326016260162602">
            <text:p>0.33</text:p>
          </table:table-cell>
          <table:table-cell office:value-type="float" office:value="0.31400875547217">
            <text:p>0.31</text:p>
          </table:table-cell>
          <table:table-cell office:value-type="float" office:value="0.329268292682927">
            <text:p>0.33</text:p>
          </table:table-cell>
          <table:table-cell office:value-type="float" office:value="0.31307066916823">
            <text:p>0.31</text:p>
          </table:table-cell>
          <table:table-cell office:value-type="float" office:value="0.311319574734209">
            <text:p>0.31</text:p>
          </table:table-cell>
          <table:table-cell table:formula="of:=AVERAGE([.LO9:.LS9])" office:value-type="float" office:value="0.318736710444028">
            <text:p>0.32</text:p>
          </table:table-cell>
          <table:table-cell table:formula="of:=STDEV([.LO9:.LS9])" office:value-type="float" office:value="0.00826706647869605">
            <text:p>0.01</text:p>
          </table:table-cell>
          <table:table-cell table:formula="of:=[.LU9]/[.LT9]" office:value-type="float" office:value="0.0259369762183318">
            <text:p>0.03</text:p>
          </table:table-cell>
          <table:table-cell office:value-type="float" office:value="0.234541675575384">
            <text:p>0.23</text:p>
          </table:table-cell>
          <table:table-cell office:value-type="float" office:value="0.203715879281714">
            <text:p>0.2</text:p>
          </table:table-cell>
          <table:table-cell office:value-type="float" office:value="0.222540355699892">
            <text:p>0.22</text:p>
          </table:table-cell>
          <table:table-cell office:value-type="float" office:value="0.212876265638315">
            <text:p>0.21</text:p>
          </table:table-cell>
          <table:table-cell office:value-type="float" office:value="0.223508961853092">
            <text:p>0.22</text:p>
          </table:table-cell>
          <table:table-cell table:formula="of:=AVERAGE([.LW9:.MA9])" office:value-type="float" office:value="0.219436627609679">
            <text:p>0.22</text:p>
          </table:table-cell>
          <table:table-cell table:formula="of:=STDEV([.LW9:.MA9])" office:value-type="float" office:value="0.0116679023980409">
            <text:p>0.01</text:p>
          </table:table-cell>
          <table:table-cell table:formula="of:=[.MC9]/[.MB9]" office:value-type="float" office:value="0.0531720821867307">
            <text:p>0.05</text:p>
          </table:table-cell>
          <table:table-cell office:value-type="float" office:value="0.173545966228893">
            <text:p>0.17</text:p>
          </table:table-cell>
          <table:table-cell office:value-type="float" office:value="0.198561601000625">
            <text:p>0.2</text:p>
          </table:table-cell>
          <table:table-cell office:value-type="float" office:value="0.250906816760475">
            <text:p>0.25</text:p>
          </table:table-cell>
          <table:table-cell table:number-columns-repeated="2" office:value-type="float" office:value="0.173545966228893">
            <text:p>0.17</text:p>
          </table:table-cell>
          <table:table-cell table:formula="of:=AVERAGE([.ME9:.MI9])" office:value-type="float" office:value="0.194021263289556">
            <text:p>0.19</text:p>
          </table:table-cell>
          <table:table-cell table:formula="of:=STDEV([.ME9:.MI9])" office:value-type="float" office:value="0.0335942488730978">
            <text:p>0.03</text:p>
          </table:table-cell>
          <table:table-cell table:formula="of:=[.MK9]/[.MJ9]" office:value-type="float" office:value="0.173147253571697">
            <text:p>0.17</text:p>
          </table:table-cell>
          <table:table-cell office:value-type="float" office:value="1672.837">
            <text:p>1672.84</text:p>
          </table:table-cell>
          <table:table-cell office:value-type="float" office:value="3197.585">
            <text:p>3197.59</text:p>
          </table:table-cell>
          <table:table-cell office:value-type="float" office:value="3673.646">
            <text:p>3673.65</text:p>
          </table:table-cell>
          <table:table-cell office:value-type="float" office:value="1606.927">
            <text:p>1606.93</text:p>
          </table:table-cell>
          <table:table-cell office:value-type="float" office:value="1662.014">
            <text:p>1662.01</text:p>
          </table:table-cell>
          <table:table-cell table:formula="of:=AVERAGE([.MM9:.MQ9])" office:value-type="float" office:value="2362.6018">
            <text:p>2362.6</text:p>
          </table:table-cell>
          <table:table-cell table:formula="of:=STDEV([.MM9:.MQ9])" office:value-type="float" office:value="994.192761341934">
            <text:p>994.19</text:p>
          </table:table-cell>
          <table:table-cell table:formula="of:=[.MS9]/[.MR9]" office:value-type="float" office:value="0.420804200412416">
            <text:p>0.42</text:p>
          </table:table-cell>
          <table:table-cell office:value-type="float" office:value="-0.653846153846154">
            <text:p>-0.65</text:p>
          </table:table-cell>
          <table:table-cell office:value-type="float" office:value="-0.576923076923077">
            <text:p>-0.58</text:p>
          </table:table-cell>
          <table:table-cell office:value-type="float" office:value="-0.461538461538462">
            <text:p>-0.46</text:p>
          </table:table-cell>
          <table:table-cell table:number-columns-repeated="2" office:value-type="float" office:value="-0.653846153846154">
            <text:p>-0.65</text:p>
          </table:table-cell>
          <table:table-cell table:formula="of:=ABS([.MU9])" office:value-type="float" office:value="0.653846153846154">
            <text:p>0.65</text:p>
          </table:table-cell>
          <table:table-cell table:formula="of:=ABS([.MV9])" office:value-type="float" office:value="0.576923076923077">
            <text:p>0.58</text:p>
          </table:table-cell>
          <table:table-cell table:formula="of:=ABS([.MW9])" office:value-type="float" office:value="0.461538461538462">
            <text:p>0.46</text:p>
          </table:table-cell>
          <table:table-cell table:formula="of:=ABS([.MX9])" office:value-type="float" office:value="0.653846153846154">
            <text:p>0.65</text:p>
          </table:table-cell>
          <table:table-cell table:formula="of:=ABS([.MY9])" office:value-type="float" office:value="0.653846153846154">
            <text:p>0.65</text:p>
          </table:table-cell>
          <table:table-cell table:formula="of:=AVERAGE([.MZ9:.ND9])" office:value-type="float" office:value="0.6">
            <text:p>0.6</text:p>
          </table:table-cell>
          <table:table-cell table:formula="of:=STDEV([.MZ9:.ND9])" office:value-type="float" office:value="0.0842650088469485">
            <text:p>0.08</text:p>
          </table:table-cell>
          <table:table-cell table:formula="of:=IF([.NE9] = 0; 0; [.NF9]/[.NE9])" office:value-type="float" office:value="0.140441681411581">
            <text:p>0.14</text:p>
          </table:table-cell>
          <table:table-cell office:value-type="float" office:value="0.173545966228893">
            <text:p>0.17</text:p>
          </table:table-cell>
          <table:table-cell office:value-type="float" office:value="0.198561601000625">
            <text:p>0.2</text:p>
          </table:table-cell>
          <table:table-cell office:value-type="float" office:value="0.246341463414634">
            <text:p>0.25</text:p>
          </table:table-cell>
          <table:table-cell table:number-columns-repeated="2" office:value-type="float" office:value="0.173545966228893">
            <text:p>0.17</text:p>
          </table:table-cell>
          <table:table-cell table:formula="of:=AVERAGE([.NH9:.NL9])" office:value-type="float" office:value="0.193108192620388">
            <text:p>0.19</text:p>
          </table:table-cell>
          <table:table-cell table:formula="of:=STDEV([.NH9:.NL9])" office:value-type="float" office:value="0.0316684499407197">
            <text:p>0.03</text:p>
          </table:table-cell>
          <table:table-cell table:formula="of:=[.NN9]/[.NM9]" office:value-type="float" office:value="0.163993300910716">
            <text:p>0.16</text:p>
          </table:table-cell>
          <table:table-cell office:value-type="float" office:value="0.154559610533637">
            <text:p>0.15</text:p>
          </table:table-cell>
          <table:table-cell office:value-type="float" office:value="0.160729421321111">
            <text:p>0.16</text:p>
          </table:table-cell>
          <table:table-cell office:value-type="float" office:value="0.183412442302067">
            <text:p>0.18</text:p>
          </table:table-cell>
          <table:table-cell office:value-type="float" office:value="0.154572142231622">
            <text:p>0.15</text:p>
          </table:table-cell>
          <table:table-cell office:value-type="float" office:value="0.15457198137375">
            <text:p>0.15</text:p>
          </table:table-cell>
          <table:table-cell table:formula="of:=AVERAGE([.NP9:.NT9])" office:value-type="float" office:value="0.161569119552437">
            <text:p>0.16</text:p>
          </table:table-cell>
          <table:table-cell table:formula="of:=STDEV([.NP9:.NT9])" office:value-type="float" office:value="0.0124988668773261">
            <text:p>0.01</text:p>
          </table:table-cell>
          <table:table-cell table:formula="of:=[.NV9]/[.NU9]" office:value-type="float" office:value="0.0773592559763225">
            <text:p>0.08</text:p>
          </table:table-cell>
          <table:table-cell office:value-type="float" office:value="0.197373358348968">
            <text:p>0.2</text:p>
          </table:table-cell>
          <table:table-cell office:value-type="float" office:value="0.173545966228893">
            <text:p>0.17</text:p>
          </table:table-cell>
          <table:table-cell/>
          <table:table-cell table:formula="of:=AVERAGE([.NX9:.NZ9])" office:value-type="float" office:value="0.185459662288931">
            <text:p>0.19</text:p>
          </table:table-cell>
          <table:table-cell table:formula="of:=STDEV([.NX9:.NZ9])" office:value-type="float" office:value="0.0168485105460959">
            <text:p>0.02</text:p>
          </table:table-cell>
          <table:table-cell table:formula="of:=[.OB9]/[.OA9]" office:value-type="float" office:value="0.0908473052207298">
            <text:p>0.09</text:p>
          </table:table-cell>
          <table:table-cell office:value-type="float" office:value="149133.322">
            <text:p>149133.32</text:p>
          </table:table-cell>
          <table:table-cell office:value-type="float" office:value="122536.037">
            <text:p>122536.04</text:p>
          </table:table-cell>
          <table:table-cell/>
          <table:table-cell table:formula="of:=AVERAGE([.OD9:.OF9])" office:value-type="float" office:value="135834.6795">
            <text:p>135834.68</text:p>
          </table:table-cell>
          <table:table-cell table:formula="of:=STDEV([.OD9:.OF9])" office:value-type="float" office:value="18807.1205846512">
            <text:p>18807.12</text:p>
          </table:table-cell>
          <table:table-cell table:formula="of:=[.OH9]/[.OG9]" office:value-type="float" office:value="0.138455957299559">
            <text:p>0.14</text:p>
          </table:table-cell>
          <table:table-cell office:value-type="float" office:value="-0.576923076923077">
            <text:p>-0.58</text:p>
          </table:table-cell>
          <table:table-cell office:value-type="float" office:value="-0.653846153846154">
            <text:p>-0.65</text:p>
          </table:table-cell>
          <table:table-cell/>
          <table:table-cell table:formula="of:=ABS([.OJ9])" office:value-type="float" office:value="0.576923076923077">
            <text:p>0.58</text:p>
          </table:table-cell>
          <table:table-cell table:formula="of:=ABS([.OK9])" office:value-type="float" office:value="0.653846153846154">
            <text:p>0.65</text:p>
          </table:table-cell>
          <table:table-cell/>
          <table:table-cell table:formula="of:=AVERAGE([.OM9:.OO9])" office:value-type="float" office:value="0.615384615384616">
            <text:p>0.62</text:p>
          </table:table-cell>
          <table:table-cell table:formula="of:=STDEV([.OM9:.OO9])" office:value-type="float" office:value="0.0543928293220422">
            <text:p>0.05</text:p>
          </table:table-cell>
          <table:table-cell table:formula="of:=IF([.OP9] = 0; 0; [.OQ9]/[.OP9])" office:value-type="float" office:value="0.0883883476483185">
            <text:p>0.09</text:p>
          </table:table-cell>
          <table:table-cell office:value-type="float" office:value="0.197373358348968">
            <text:p>0.2</text:p>
          </table:table-cell>
          <table:table-cell office:value-type="float" office:value="0.173545966228893">
            <text:p>0.17</text:p>
          </table:table-cell>
          <table:table-cell/>
          <table:table-cell table:formula="of:=AVERAGE([.OS9:.OU9])" office:value-type="float" office:value="0.185459662288931">
            <text:p>0.19</text:p>
          </table:table-cell>
          <table:table-cell table:formula="of:=STDEV([.OS9:.OU9])" office:value-type="float" office:value="0.0168485105460959">
            <text:p>0.02</text:p>
          </table:table-cell>
          <table:table-cell table:formula="of:=[.OW9]/[.OV9]" office:value-type="float" office:value="0.0908473052207298">
            <text:p>0.09</text:p>
          </table:table-cell>
          <table:table-cell office:value-type="float" office:value="0.151939339385703">
            <text:p>0.15</text:p>
          </table:table-cell>
          <table:table-cell office:value-type="float" office:value="0.154613624038488">
            <text:p>0.15</text:p>
          </table:table-cell>
          <table:table-cell/>
          <table:table-cell table:formula="of:=AVERAGE([.OY9:.PA9])" office:value-type="float" office:value="0.153276481712096">
            <text:p>0.15</text:p>
          </table:table-cell>
          <table:table-cell table:formula="of:=STDEV([.OY9:.PA9])" office:value-type="float" office:value="0.0018910048128074">
            <text:p>0</text:p>
          </table:table-cell>
          <table:table-cell table:formula="of:=[.PC9]/[.PB9]" office:value-type="float" office:value="0.0123372143702994">
            <text:p>0.01</text:p>
          </table:table-cell>
          <table:table-cell/>
          <table:table-cell office:value-type="float" office:value="90.473">
            <text:p>90.47</text:p>
          </table:table-cell>
          <table:table-cell office:value-type="float" office:value="115.662">
            <text:p>115.66</text:p>
          </table:table-cell>
          <table:table-cell office:value-type="float" office:value="102.771">
            <text:p>102.77</text:p>
          </table:table-cell>
          <table:table-cell office:value-type="float" office:value="81.77">
            <text:p>81.77</text:p>
          </table:table-cell>
          <table:table-cell office:value-type="float" office:value="104.974">
            <text:p>104.97</text:p>
          </table:table-cell>
          <table:table-cell table:formula="of:=AVERAGE([.PF9:.PJ9])" office:value-type="float" office:value="99.13">
            <text:p>99.13</text:p>
          </table:table-cell>
          <table:table-cell office:value-type="float" office:value="110.115">
            <text:p>110.12</text:p>
          </table:table-cell>
          <table:table-cell office:value-type="float" office:value="97.02">
            <text:p>97.02</text:p>
          </table:table-cell>
          <table:table-cell office:value-type="float" office:value="87.786">
            <text:p>87.79</text:p>
          </table:table-cell>
          <table:table-cell office:value-type="float" office:value="115.443">
            <text:p>115.44</text:p>
          </table:table-cell>
          <table:table-cell office:value-type="float" office:value="110.709">
            <text:p>110.71</text:p>
          </table:table-cell>
          <table:table-cell table:formula="of:=AVERAGE([.PL9:.PP9])" office:value-type="float" office:value="104.2146">
            <text:p>104.21</text:p>
          </table:table-cell>
          <table:table-cell office:value-type="float" office:value="94.125">
            <text:p>94.13</text:p>
          </table:table-cell>
          <table:table-cell office:value-type="float" office:value="118.111">
            <text:p>118.11</text:p>
          </table:table-cell>
          <table:table-cell office:value-type="float" office:value="105.646">
            <text:p>105.65</text:p>
          </table:table-cell>
          <table:table-cell office:value-type="float" office:value="115.146">
            <text:p>115.15</text:p>
          </table:table-cell>
          <table:table-cell office:value-type="float" office:value="94.036">
            <text:p>94.04</text:p>
          </table:table-cell>
          <table:table-cell table:formula="of:=AVERAGE([.PR9:.PV9])" office:value-type="float" office:value="105.4128">
            <text:p>105.41</text:p>
          </table:table-cell>
          <table:table-cell/>
          <table:table-cell office:value-type="float" office:value="0.294809255784866">
            <text:p>0.29</text:p>
          </table:table-cell>
          <table:table-cell office:value-type="float" office:value="0.291807379612258">
            <text:p>0.29</text:p>
          </table:table-cell>
          <table:table-cell office:value-type="float" office:value="0.282676672920575">
            <text:p>0.28</text:p>
          </table:table-cell>
          <table:table-cell office:value-type="float" office:value="0.288930581613508">
            <text:p>0.29</text:p>
          </table:table-cell>
          <table:table-cell office:value-type="float" office:value="0.298311444652908">
            <text:p>0.3</text:p>
          </table:table-cell>
          <table:table-cell table:formula="of:=AVERAGE([.PY9:.QC9])" office:value-type="float" office:value="0.291307066916823">
            <text:p>0.29</text:p>
          </table:table-cell>
          <table:table-cell table:formula="of:=STDEV([.PY9:.QC9])" office:value-type="float" office:value="0.00595206539903937">
            <text:p>0.01</text:p>
          </table:table-cell>
          <table:table-cell table:formula="of:=[.QE9]/[.QD9]" office:value-type="float" office:value="0.0204322725913782">
            <text:p>0.02</text:p>
          </table:table-cell>
          <table:table-cell office:value-type="float" office:value="389.34">
            <text:p>389.34</text:p>
          </table:table-cell>
          <table:table-cell office:value-type="float" office:value="391.238">
            <text:p>391.24</text:p>
          </table:table-cell>
          <table:table-cell office:value-type="float" office:value="387.588">
            <text:p>387.59</text:p>
          </table:table-cell>
          <table:table-cell office:value-type="float" office:value="388.499">
            <text:p>388.5</text:p>
          </table:table-cell>
          <table:table-cell office:value-type="float" office:value="390.614">
            <text:p>390.61</text:p>
          </table:table-cell>
          <table:table-cell table:formula="of:=AVERAGE([.QG9:.QK9])" office:value-type="float" office:value="389.4558">
            <text:p>389.46</text:p>
          </table:table-cell>
          <table:table-cell table:formula="of:=STDEV([.QG9:.QK9])" office:value-type="float" office:value="1.49459164991644">
            <text:p>1.49</text:p>
          </table:table-cell>
          <table:table-cell table:formula="of:=[.QM9]/[.QL9]" office:value-type="float" office:value="0.00383764126742096">
            <text:p>0</text:p>
          </table:table-cell>
          <table:table-cell office:value-type="float" office:value="0.267917448405253">
            <text:p>0.27</text:p>
          </table:table-cell>
          <table:table-cell office:value-type="float" office:value="0.264727954971857">
            <text:p>0.26</text:p>
          </table:table-cell>
          <table:table-cell office:value-type="float" office:value="0.261851156973108">
            <text:p>0.26</text:p>
          </table:table-cell>
          <table:table-cell office:value-type="float" office:value="0.272420262664165">
            <text:p>0.27</text:p>
          </table:table-cell>
          <table:table-cell office:value-type="float" office:value="0.281488430268918">
            <text:p>0.28</text:p>
          </table:table-cell>
          <table:table-cell table:formula="of:=AVERAGE([.QO9:.QS9])" office:value-type="float" office:value="0.26968105065666">
            <text:p>0.27</text:p>
          </table:table-cell>
          <table:table-cell table:formula="of:=STDEV([.QO9:.QS9])" office:value-type="float" office:value="0.00767900027005037">
            <text:p>0.01</text:p>
          </table:table-cell>
          <table:table-cell table:formula="of:=[.QU9]/[.QT9]" office:value-type="float" office:value="0.0284743783493589">
            <text:p>0.03</text:p>
          </table:table-cell>
          <table:table-cell office:value-type="float" office:value="0.169040691173496">
            <text:p>0.17</text:p>
          </table:table-cell>
          <table:table-cell office:value-type="float" office:value="0.164760344880315">
            <text:p>0.16</text:p>
          </table:table-cell>
          <table:table-cell office:value-type="float" office:value="0.164304461385598">
            <text:p>0.16</text:p>
          </table:table-cell>
          <table:table-cell office:value-type="float" office:value="0.176480624956067">
            <text:p>0.18</text:p>
          </table:table-cell>
          <table:table-cell office:value-type="float" office:value="0.174120099506007">
            <text:p>0.17</text:p>
          </table:table-cell>
          <table:table-cell table:formula="of:=AVERAGE([.QW9:.RA9])" office:value-type="float" office:value="0.169741244380297">
            <text:p>0.17</text:p>
          </table:table-cell>
          <table:table-cell table:formula="of:=STDEV([.QW9:.RA9])" office:value-type="float" office:value="0.00546471332077335">
            <text:p>0.01</text:p>
          </table:table-cell>
          <table:table-cell table:formula="of:=[.RC9]/[.RB9]" office:value-type="float" office:value="0.0321943752723406">
            <text:p>0.03</text:p>
          </table:table-cell>
          <table:table-cell office:value-type="float" office:value="0.0464040025015635">
            <text:p>0.05</text:p>
          </table:table-cell>
          <table:table-cell office:value-type="float" office:value="0.0484052532833021">
            <text:p>0.05</text:p>
          </table:table-cell>
          <table:table-cell office:value-type="float" office:value="0.0752970606629143">
            <text:p>0.08</text:p>
          </table:table-cell>
          <table:table-cell office:value-type="float" office:value="0.0464665415884928">
            <text:p>0.05</text:p>
          </table:table-cell>
          <table:table-cell office:value-type="float" office:value="0.0480300187617261">
            <text:p>0.05</text:p>
          </table:table-cell>
          <table:table-cell table:formula="of:=AVERAGE([.RE9:.RI9])" office:value-type="float" office:value="0.0529205753595998">
            <text:p>0.05</text:p>
          </table:table-cell>
          <table:table-cell table:formula="of:=STDEV([.RE9:.RI9])" office:value-type="float" office:value="0.0125412623522499">
            <text:p>0.01</text:p>
          </table:table-cell>
          <table:table-cell table:formula="of:=[.RK9]/[.RJ9]" office:value-type="float" office:value="0.236982728684089">
            <text:p>0.24</text:p>
          </table:table-cell>
          <table:table-cell office:value-type="float" office:value="578.314">
            <text:p>578.31</text:p>
          </table:table-cell>
          <table:table-cell office:value-type="float" office:value="568.705">
            <text:p>568.71</text:p>
          </table:table-cell>
          <table:table-cell office:value-type="float" office:value="885.873">
            <text:p>885.87</text:p>
          </table:table-cell>
          <table:table-cell office:value-type="float" office:value="581.592">
            <text:p>581.59</text:p>
          </table:table-cell>
          <table:table-cell office:value-type="float" office:value="572.799">
            <text:p>572.8</text:p>
          </table:table-cell>
          <table:table-cell table:formula="of:=AVERAGE([.RM9:.RQ9])" office:value-type="float" office:value="637.4566">
            <text:p>637.46</text:p>
          </table:table-cell>
          <table:table-cell table:formula="of:=STDEV([.RM9:.RQ9])" office:value-type="float" office:value="138.957544053211">
            <text:p>138.96</text:p>
          </table:table-cell>
          <table:table-cell table:formula="of:=[.RS9]/[.RR9]" office:value-type="float" office:value="0.217987458366908">
            <text:p>0.22</text:p>
          </table:table-cell>
          <table:table-cell table:number-columns-repeated="2" office:value-type="float" office:value="-0.923076923076923">
            <text:p>-0.92</text:p>
          </table:table-cell>
          <table:table-cell office:value-type="float" office:value="-0.884615384615385">
            <text:p>-0.88</text:p>
          </table:table-cell>
          <table:table-cell table:number-columns-repeated="2" office:value-type="float" office:value="-0.923076923076923">
            <text:p>-0.92</text:p>
          </table:table-cell>
          <table:table-cell table:formula="of:=ABS([.RU9])" office:value-type="float" office:value="0.923076923076923">
            <text:p>0.92</text:p>
          </table:table-cell>
          <table:table-cell table:formula="of:=ABS([.RV9])" office:value-type="float" office:value="0.923076923076923">
            <text:p>0.92</text:p>
          </table:table-cell>
          <table:table-cell table:formula="of:=ABS([.RW9])" office:value-type="float" office:value="0.884615384615385">
            <text:p>0.88</text:p>
          </table:table-cell>
          <table:table-cell table:formula="of:=ABS([.RX9])" office:value-type="float" office:value="0.923076923076923">
            <text:p>0.92</text:p>
          </table:table-cell>
          <table:table-cell table:formula="of:=ABS([.RY9])" office:value-type="float" office:value="0.923076923076923">
            <text:p>0.92</text:p>
          </table:table-cell>
          <table:table-cell table:formula="of:=AVERAGE([.RZ9:.SD9])" office:value-type="float" office:value="0.915384615384615">
            <text:p>0.92</text:p>
          </table:table-cell>
          <table:table-cell table:formula="of:=STDEV([.RZ9:.SD9])" office:value-type="float" office:value="0.0172005229038443">
            <text:p>0.02</text:p>
          </table:table-cell>
          <table:table-cell table:formula="of:=IF([.SE9] = 0; 0; [.SF9]/[.SE9])" office:value-type="float" office:value="0.0187904872058804">
            <text:p>0.02</text:p>
          </table:table-cell>
          <table:table-cell office:value-type="float" office:value="0.0464040025015635">
            <text:p>0.05</text:p>
          </table:table-cell>
          <table:table-cell office:value-type="float" office:value="0.0484052532833021">
            <text:p>0.05</text:p>
          </table:table-cell>
          <table:table-cell office:value-type="float" office:value="0.0752970606629143">
            <text:p>0.08</text:p>
          </table:table-cell>
          <table:table-cell office:value-type="float" office:value="0.0464665415884928">
            <text:p>0.05</text:p>
          </table:table-cell>
          <table:table-cell office:value-type="float" office:value="0.0480300187617261">
            <text:p>0.05</text:p>
          </table:table-cell>
          <table:table-cell table:formula="of:=AVERAGE([.SH9:.SL9])" office:value-type="float" office:value="0.0529205753595998">
            <text:p>0.05</text:p>
          </table:table-cell>
          <table:table-cell table:formula="of:=STDEV([.SH9:.SL9])" office:value-type="float" office:value="0.0125412623522499">
            <text:p>0.01</text:p>
          </table:table-cell>
          <table:table-cell table:formula="of:=[.SN9]/[.SM9]" office:value-type="float" office:value="0.236982728684089">
            <text:p>0.24</text:p>
          </table:table-cell>
          <table:table-cell office:value-type="float" office:value="0.072099220746555">
            <text:p>0.07</text:p>
          </table:table-cell>
          <table:table-cell office:value-type="float" office:value="0.0730761681246877">
            <text:p>0.07</text:p>
          </table:table-cell>
          <table:table-cell office:value-type="float" office:value="0.0873206363618654">
            <text:p>0.09</text:p>
          </table:table-cell>
          <table:table-cell office:value-type="float" office:value="0.0721667934651433">
            <text:p>0.07</text:p>
          </table:table-cell>
          <table:table-cell office:value-type="float" office:value="0.0720787150709511">
            <text:p>0.07</text:p>
          </table:table-cell>
          <table:table-cell table:formula="of:=AVERAGE([.SP9:.ST9])" office:value-type="float" office:value="0.0753483067538405">
            <text:p>0.08</text:p>
          </table:table-cell>
          <table:table-cell table:formula="of:=STDEV([.SP9:.ST9])" office:value-type="float" office:value="0.00670574579474559">
            <text:p>0.01</text:p>
          </table:table-cell>
          <table:table-cell table:formula="of:=[.SV9]/[.SU9]" office:value-type="float" office:value="0.0889966355402379">
            <text:p>0.09</text:p>
          </table:table-cell>
          <table:table-cell table:number-columns-repeated="2" office:value-type="float" office:value="0.0516080777860883">
            <text:p>0.05</text:p>
          </table:table-cell>
          <table:table-cell office:value-type="float" office:value="0.0790326601844927">
            <text:p>0.08</text:p>
          </table:table-cell>
          <table:table-cell office:value-type="float" office:value="0.0518573921715283">
            <text:p>0.05</text:p>
          </table:table-cell>
          <table:table-cell office:value-type="float" office:value="0.0493642483171279">
            <text:p>0.05</text:p>
          </table:table-cell>
          <table:table-cell table:formula="of:=AVERAGE([.SX9:.TB9])" office:value-type="float" office:value="0.0566940912490651">
            <text:p>0.06</text:p>
          </table:table-cell>
          <table:table-cell table:formula="of:=STDEV([.SX9:.TB9])" office:value-type="float" office:value="0.0125286370302951">
            <text:p>0.01</text:p>
          </table:table-cell>
          <table:table-cell table:formula="of:=[.TD9]/[.TC9]" office:value-type="float" office:value="0.220986645244124">
            <text:p>0.22</text:p>
          </table:table-cell>
          <table:table-cell table:number-columns-repeated="5" office:value-type="float" office:value="0.0518449030644153">
            <text:p>0.05</text:p>
          </table:table-cell>
          <table:table-cell table:formula="of:=AVERAGE([.TF9:.TJ9])" office:value-type="float" office:value="0.0518449030644153">
            <text:p>0.05</text:p>
          </table:table-cell>
          <table:table-cell table:formula="of:=STDEV([.TF9:.TJ9])" office:value-type="float" office:value="0">
            <text:p>0</text:p>
          </table:table-cell>
          <table:table-cell table:formula="of:=[.TL9]/[.TK9]" office:value-type="float" office:value="0">
            <text:p>0</text:p>
          </table:table-cell>
          <table:table-cell office:value-type="float" office:value="21.528">
            <text:p>21.53</text:p>
          </table:table-cell>
          <table:table-cell office:value-type="float" office:value="18.059">
            <text:p>18.06</text:p>
          </table:table-cell>
          <table:table-cell office:value-type="float" office:value="21.014">
            <text:p>21.01</text:p>
          </table:table-cell>
          <table:table-cell office:value-type="float" office:value="17.122">
            <text:p>17.12</text:p>
          </table:table-cell>
          <table:table-cell office:value-type="float" office:value="19.993">
            <text:p>19.99</text:p>
          </table:table-cell>
          <table:table-cell table:formula="of:=AVERAGE([.TN9:.TR9])" office:value-type="float" office:value="19.5432">
            <text:p>19.54</text:p>
          </table:table-cell>
          <table:table-cell table:formula="of:=STDEV([.TN9:.TR9])" office:value-type="float" office:value="1.89539328372768">
            <text:p>1.9</text:p>
          </table:table-cell>
          <table:table-cell table:formula="of:=[.TT9]/[.TS9]" office:value-type="float" office:value="0.0969847969486921">
            <text:p>0.1</text:p>
          </table:table-cell>
          <table:table-cell table:number-columns-repeated="5" office:value-type="float" office:value="-0.923076923076923">
            <text:p>-0.92</text:p>
          </table:table-cell>
          <table:table-cell table:formula="of:=ABS([.TV9])" office:value-type="float" office:value="0.923076923076923">
            <text:p>0.92</text:p>
          </table:table-cell>
          <table:table-cell table:formula="of:=ABS([.TW9])" office:value-type="float" office:value="0.923076923076923">
            <text:p>0.92</text:p>
          </table:table-cell>
          <table:table-cell table:formula="of:=ABS([.TX9])" office:value-type="float" office:value="0.923076923076923">
            <text:p>0.92</text:p>
          </table:table-cell>
          <table:table-cell table:formula="of:=ABS([.TY9])" office:value-type="float" office:value="0.923076923076923">
            <text:p>0.92</text:p>
          </table:table-cell>
          <table:table-cell table:formula="of:=ABS([.TZ9])" office:value-type="float" office:value="0.923076923076923">
            <text:p>0.92</text:p>
          </table:table-cell>
          <table:table-cell table:formula="of:=AVERAGE([.UA9:.UE9])" office:value-type="float" office:value="0.923076923076923">
            <text:p>0.92</text:p>
          </table:table-cell>
          <table:table-cell table:formula="of:=STDEV([.UA9:.UE9])" office:value-type="float" office:value="0">
            <text:p>0</text:p>
          </table:table-cell>
          <table:table-cell table:formula="of:=IF([.UF9] = 0; 0; [.UG9]/[.UF9])" office:value-type="float" office:value="0">
            <text:p>0</text:p>
          </table:table-cell>
          <table:table-cell table:number-columns-repeated="5" office:value-type="float" office:value="0.0518449030644153">
            <text:p>0.05</text:p>
          </table:table-cell>
          <table:table-cell table:formula="of:=AVERAGE([.UI9:.UM9])" office:value-type="float" office:value="0.0518449030644153">
            <text:p>0.05</text:p>
          </table:table-cell>
          <table:table-cell table:formula="of:=STDEV([.UI9:.UM9])" office:value-type="float" office:value="0">
            <text:p>0</text:p>
          </table:table-cell>
          <table:table-cell table:formula="of:=[.UO9]/[.UN9]" office:value-type="float" office:value="0">
            <text:p>0</text:p>
          </table:table-cell>
          <table:table-cell table:number-columns-repeated="5" office:value-type="float" office:value="0.0732092980450281">
            <text:p>0.07</text:p>
          </table:table-cell>
          <table:table-cell table:formula="of:=AVERAGE([.UQ9:.UU9])" office:value-type="float" office:value="0.0732092980450281">
            <text:p>0.07</text:p>
          </table:table-cell>
          <table:table-cell table:formula="of:=STDEV([.UQ9:.UU9])" office:value-type="float" office:value="0">
            <text:p>0</text:p>
          </table:table-cell>
          <table:table-cell table:formula="of:=[.UW9]/[.UV9]" office:value-type="float" office:value="0">
            <text:p>0</text:p>
          </table:table-cell>
          <table:table-cell table:number-columns-repeated="2" office:value-type="float" office:value="0.0541012216404887">
            <text:p>0.05</text:p>
          </table:table-cell>
          <table:table-cell office:value-type="float" office:value="0.0538519072550486">
            <text:p>0.05</text:p>
          </table:table-cell>
          <table:table-cell office:value-type="float" office:value="0.0541012216404887">
            <text:p>0.05</text:p>
          </table:table-cell>
          <table:table-cell office:value-type="float" office:value="0.0538519072550486">
            <text:p>0.05</text:p>
          </table:table-cell>
          <table:table-cell table:formula="of:=AVERAGE([.UY9:.VC9])" office:value-type="float" office:value="0.0540014958863127">
            <text:p>0.05</text:p>
          </table:table-cell>
          <table:table-cell table:formula="of:=STDEV([.UY9:.VC9])" office:value-type="float" office:value="0.000136555112816082">
            <text:p>0</text:p>
          </table:table-cell>
          <table:table-cell table:formula="of:=[.VE9]/[.VD9]" office:value-type="float" office:value="0.00252872833566624">
            <text:p>0</text:p>
          </table:table-cell>
          <table:table-cell office:value-type="float" office:value="0.289430894308943">
            <text:p>0.29</text:p>
          </table:table-cell>
          <table:table-cell office:value-type="float" office:value="0.27661038148843">
            <text:p>0.28</text:p>
          </table:table-cell>
          <table:table-cell office:value-type="float" office:value="0.283489681050657">
            <text:p>0.28</text:p>
          </table:table-cell>
          <table:table-cell office:value-type="float" office:value="0.278298936835522">
            <text:p>0.28</text:p>
          </table:table-cell>
          <table:table-cell office:value-type="float" office:value="0.291869918699187">
            <text:p>0.29</text:p>
          </table:table-cell>
          <table:table-cell table:formula="of:=AVERAGE([.VG9:.VK9])" office:value-type="float" office:value="0.283939962476548">
            <text:p>0.28</text:p>
          </table:table-cell>
          <table:table-cell table:formula="of:=STDEV([.VG9:.VK9])" office:value-type="float" office:value="0.00668545471878272">
            <text:p>0.01</text:p>
          </table:table-cell>
          <table:table-cell table:formula="of:=[.VM9]/[.VL9]" office:value-type="float" office:value="0.0235453109892374">
            <text:p>0.02</text:p>
          </table:table-cell>
          <table:table-cell office:value-type="float" office:value="184.572">
            <text:p>184.57</text:p>
          </table:table-cell>
          <table:table-cell office:value-type="float" office:value="183.041">
            <text:p>183.04</text:p>
          </table:table-cell>
          <table:table-cell office:value-type="float" office:value="182.729">
            <text:p>182.73</text:p>
          </table:table-cell>
          <table:table-cell office:value-type="float" office:value="188.057">
            <text:p>188.06</text:p>
          </table:table-cell>
          <table:table-cell office:value-type="float" office:value="185.229">
            <text:p>185.23</text:p>
          </table:table-cell>
          <table:table-cell table:formula="of:=AVERAGE([.VO9:.VS9])" office:value-type="float" office:value="184.7256">
            <text:p>184.73</text:p>
          </table:table-cell>
          <table:table-cell table:formula="of:=STDEV([.VO9:.VS9])" office:value-type="float" office:value="2.13304472526948">
            <text:p>2.13</text:p>
          </table:table-cell>
          <table:table-cell table:formula="of:=[.VU9]/[.VT9]" office:value-type="float" office:value="0.0115470986439859">
            <text:p>0.01</text:p>
          </table:table-cell>
          <table:table-cell office:value-type="float" office:value="0.267354596622889">
            <text:p>0.27</text:p>
          </table:table-cell>
          <table:table-cell office:value-type="float" office:value="0.256785490931832">
            <text:p>0.26</text:p>
          </table:table-cell>
          <table:table-cell office:value-type="float" office:value="0.258536585365854">
            <text:p>0.26</text:p>
          </table:table-cell>
          <table:table-cell office:value-type="float" office:value="0.248467792370231">
            <text:p>0.25</text:p>
          </table:table-cell>
          <table:table-cell office:value-type="float" office:value="0.259287054409006">
            <text:p>0.26</text:p>
          </table:table-cell>
          <table:table-cell table:formula="of:=AVERAGE([.VW9:.WA9])" office:value-type="float" office:value="0.258086303939962">
            <text:p>0.26</text:p>
          </table:table-cell>
          <table:table-cell table:formula="of:=STDEV([.VW9:.WA9])" office:value-type="float" office:value="0.00674080268972064">
            <text:p>0.01</text:p>
          </table:table-cell>
          <table:table-cell table:formula="of:=[.WC9]/[.WB9]" office:value-type="float" office:value="0.0261184053040208">
            <text:p>0.03</text:p>
          </table:table-cell>
          <table:table-cell office:value-type="float" office:value="0.166155384032414">
            <text:p>0.17</text:p>
          </table:table-cell>
          <table:table-cell office:value-type="float" office:value="0.162266520099367">
            <text:p>0.16</text:p>
          </table:table-cell>
          <table:table-cell office:value-type="float" office:value="0.161727555342344">
            <text:p>0.16</text:p>
          </table:table-cell>
          <table:table-cell office:value-type="float" office:value="0.165431302878521">
            <text:p>0.17</text:p>
          </table:table-cell>
          <table:table-cell office:value-type="float" office:value="0.161838377174803">
            <text:p>0.16</text:p>
          </table:table-cell>
          <table:table-cell table:formula="of:=AVERAGE([.WE9:.WI9])" office:value-type="float" office:value="0.16348382790549">
            <text:p>0.16</text:p>
          </table:table-cell>
          <table:table-cell table:formula="of:=STDEV([.WE9:.WI9])" office:value-type="float" office:value="0.00213329033583764">
            <text:p>0</text:p>
          </table:table-cell>
          <table:table-cell table:formula="of:=[.WK9]/[.WJ9]" office:value-type="float" office:value="0.0130489380091522">
            <text:p>0.01</text:p>
          </table:table-cell>
          <table:table-cell office:value-type="float" office:value="0.0476547842401501">
            <text:p>0.05</text:p>
          </table:table-cell>
          <table:table-cell office:value-type="float" office:value="0.0477798624140088">
            <text:p>0.05</text:p>
          </table:table-cell>
          <table:table-cell office:value-type="float" office:value="0.0482801751094434">
            <text:p>0.05</text:p>
          </table:table-cell>
          <table:table-cell office:value-type="float" office:value="0.0517823639774859">
            <text:p>0.05</text:p>
          </table:table-cell>
          <table:table-cell office:value-type="float" office:value="0.0483427141963727">
            <text:p>0.05</text:p>
          </table:table-cell>
          <table:table-cell table:formula="of:=AVERAGE([.WM9:.WQ9])" office:value-type="float" office:value="0.0487679799874922">
            <text:p>0.05</text:p>
          </table:table-cell>
          <table:table-cell table:formula="of:=STDEV([.WM9:.WQ9])" office:value-type="float" office:value="0.00171178974630372">
            <text:p>0</text:p>
          </table:table-cell>
          <table:table-cell table:formula="of:=[.WS9]/[.WR9]" office:value-type="float" office:value="0.0351006899761433">
            <text:p>0.04</text:p>
          </table:table-cell>
          <table:table-cell office:value-type="float" office:value="450.79">
            <text:p>450.79</text:p>
          </table:table-cell>
          <table:table-cell office:value-type="float" office:value="293.688">
            <text:p>293.69</text:p>
          </table:table-cell>
          <table:table-cell office:value-type="float" office:value="330.961">
            <text:p>330.96</text:p>
          </table:table-cell>
          <table:table-cell office:value-type="float" office:value="284.921">
            <text:p>284.92</text:p>
          </table:table-cell>
          <table:table-cell office:value-type="float" office:value="336.318">
            <text:p>336.32</text:p>
          </table:table-cell>
          <table:table-cell table:formula="of:=AVERAGE([.WU9:.WY9])" office:value-type="float" office:value="339.3356">
            <text:p>339.34</text:p>
          </table:table-cell>
          <table:table-cell table:formula="of:=STDEV([.WU9:.WY9])" office:value-type="float" office:value="66.2306107347653">
            <text:p>66.23</text:p>
          </table:table-cell>
          <table:table-cell table:formula="of:=[.XA9]/[.WZ9]" office:value-type="float" office:value="0.195177313358119">
            <text:p>0.2</text:p>
          </table:table-cell>
          <table:table-cell table:number-columns-repeated="5" office:value-type="float" office:value="-0.923076923076923">
            <text:p>-0.92</text:p>
          </table:table-cell>
          <table:table-cell table:formula="of:=ABS([.XC9])" office:value-type="float" office:value="0.923076923076923">
            <text:p>0.92</text:p>
          </table:table-cell>
          <table:table-cell table:formula="of:=ABS([.XD9])" office:value-type="float" office:value="0.923076923076923">
            <text:p>0.92</text:p>
          </table:table-cell>
          <table:table-cell table:formula="of:=ABS([.XE9])" office:value-type="float" office:value="0.923076923076923">
            <text:p>0.92</text:p>
          </table:table-cell>
          <table:table-cell table:formula="of:=ABS([.XF9])" office:value-type="float" office:value="0.923076923076923">
            <text:p>0.92</text:p>
          </table:table-cell>
          <table:table-cell table:formula="of:=ABS([.XG9])" office:value-type="float" office:value="0.923076923076923">
            <text:p>0.92</text:p>
          </table:table-cell>
          <table:table-cell table:formula="of:=AVERAGE([.XH9:.XL9])" office:value-type="float" office:value="0.923076923076923">
            <text:p>0.92</text:p>
          </table:table-cell>
          <table:table-cell table:formula="of:=STDEV([.XH9:.XL9])" office:value-type="float" office:value="0">
            <text:p>0</text:p>
          </table:table-cell>
          <table:table-cell table:formula="of:=[.XN9]/[.XM9]" office:value-type="float" office:value="0">
            <text:p>0</text:p>
          </table:table-cell>
          <table:table-cell office:value-type="float" office:value="0.0476547842401501">
            <text:p>0.05</text:p>
          </table:table-cell>
          <table:table-cell office:value-type="float" office:value="0.0477798624140088">
            <text:p>0.05</text:p>
          </table:table-cell>
          <table:table-cell office:value-type="float" office:value="0.0482801751094434">
            <text:p>0.05</text:p>
          </table:table-cell>
          <table:table-cell office:value-type="float" office:value="0.0517823639774859">
            <text:p>0.05</text:p>
          </table:table-cell>
          <table:table-cell office:value-type="float" office:value="0.0483427141963727">
            <text:p>0.05</text:p>
          </table:table-cell>
          <table:table-cell table:formula="of:=AVERAGE([.XP9:.XT9])" office:value-type="float" office:value="0.0487679799874922">
            <text:p>0.05</text:p>
          </table:table-cell>
          <table:table-cell table:formula="of:=STDEV([.XP9:.XT9])" office:value-type="float" office:value="0.00171178974630372">
            <text:p>0</text:p>
          </table:table-cell>
          <table:table-cell table:formula="of:=[.XV9]/[.XU9]" office:value-type="float" office:value="0.0351006899761433">
            <text:p>0.04</text:p>
          </table:table-cell>
          <table:table-cell office:value-type="float" office:value="0.0727963051382147">
            <text:p>0.07</text:p>
          </table:table-cell>
          <table:table-cell office:value-type="float" office:value="0.0721890836030917">
            <text:p>0.07</text:p>
          </table:table-cell>
          <table:table-cell office:value-type="float" office:value="0.0722615994216863">
            <text:p>0.07</text:p>
          </table:table-cell>
          <table:table-cell office:value-type="float" office:value="0.0734763141927307">
            <text:p>0.07</text:p>
          </table:table-cell>
          <table:table-cell office:value-type="float" office:value="0.0724523078578692">
            <text:p>0.07</text:p>
          </table:table-cell>
          <table:table-cell table:formula="of:=AVERAGE([.XX9:.YB9])" office:value-type="float" office:value="0.0726351220427185">
            <text:p>0.07</text:p>
          </table:table-cell>
          <table:table-cell table:formula="of:=STDEV([.XX9:.YB9])" office:value-type="float" office:value="0.000525707781886826">
            <text:p>0</text:p>
          </table:table-cell>
          <table:table-cell table:formula="of:=[.YD9]/[.YC9]" office:value-type="float" office:value="0.00723765262730121">
            <text:p>0.01</text:p>
          </table:table-cell>
          <table:table-cell table:number-columns-repeated="9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.680781758957655">
            <text:p>0.68</text:p>
          </table:table-cell>
          <table:table-cell table:number-columns-repeated="3" office:value-type="float" office:value="0.682410423452769">
            <text:p>0.68</text:p>
          </table:table-cell>
          <table:table-cell table:formula="of:=AVERAGE([.C10:.G10])" office:value-type="float" office:value="0.681758957654723">
            <text:p>0.68</text:p>
          </table:table-cell>
          <table:table-cell table:formula="of:=STDEV([.C10:.G10])" office:value-type="float" office:value="0.000892056282581704">
            <text:p>0</text:p>
          </table:table-cell>
          <table:table-cell table:formula="of:=[.I10]/[.H10]" office:value-type="float" office:value="0.00130846287029423">
            <text:p>0</text:p>
          </table:table-cell>
          <table:table-cell office:value-type="float" office:value="0.016">
            <text:p>0.02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office:value-type="float" office:value="0">
            <text:p>0</text:p>
          </table:table-cell>
          <table:table-cell table:formula="of:=AVERAGE([.K10:.O10])" office:value-type="float" office:value="0.0094">
            <text:p>0.01</text:p>
          </table:table-cell>
          <table:table-cell table:formula="of:=STDEV([.K10:.O10])" office:value-type="float" office:value="0.00859069263796581">
            <text:p>0.01</text:p>
          </table:table-cell>
          <table:table-cell table:formula="of:=IF([.P10]=0; [.Q10]; [.Q10]/[.P10])" office:value-type="float" office:value="0.913903472124023">
            <text:p>0.91</text:p>
          </table:table-cell>
          <table:table-cell table:number-columns-repeated="5"/>
          <table:table-cell table:formula="of:=AVERAGE([.S10:.W10])" office:value-type="float" office:value="0">
            <text:p>#DIV/0!</text:p>
          </table:table-cell>
          <table:table-cell table:formula="of:=STDEV([.S10:.W10])" office:value-type="float" office:value="0">
            <text:p>#DIV/0!</text:p>
          </table:table-cell>
          <table:table-cell table:formula="of:=[.Y10]/[.X10]" office:value-type="float" office:value="0">
            <text:p>#DIV/0!</text:p>
          </table:table-cell>
          <table:table-cell table:number-columns-repeated="2" office:value-type="float" office:value="0.640801848616504">
            <text:p>0.64</text:p>
          </table:table-cell>
          <table:table-cell table:number-columns-repeated="3" office:value-type="float" office:value="0.641624213949377">
            <text:p>0.64</text:p>
          </table:table-cell>
          <table:table-cell table:formula="of:=AVERAGE([.AA10:.AE10])" office:value-type="float" office:value="0.641295267816228">
            <text:p>0.64</text:p>
          </table:table-cell>
          <table:table-cell table:formula="of:=STDEV([.AA10:.AE10])" office:value-type="float" office:value="0.000450428043324816">
            <text:p>0</text:p>
          </table:table-cell>
          <table:table-cell table:formula="of:=[.AG10]/[.AF10]" office:value-type="float" office:value="0.000702372317292528">
            <text:p>0</text:p>
          </table:table-cell>
          <table:table-cell office:value-type="float" office:value="0.659609120521173">
            <text:p>0.66</text:p>
          </table:table-cell>
          <table:table-cell table:number-columns-repeated="2" office:value-type="float" office:value="0.657980456026059">
            <text:p>0.66</text:p>
          </table:table-cell>
          <table:table-cell office:value-type="float" office:value="0.661237785016287">
            <text:p>0.66</text:p>
          </table:table-cell>
          <table:table-cell office:value-type="float" office:value="0.659609120521173">
            <text:p>0.66</text:p>
          </table:table-cell>
          <table:table-cell table:formula="of:=AVERAGE([.AI10:.AM10])" office:value-type="float" office:value="0.65928338762215">
            <text:p>0.66</text:p>
          </table:table-cell>
          <table:table-cell table:formula="of:=STDEV([.AI10:.AM10])" office:value-type="float" office:value="0.00136263847969719">
            <text:p>0</text:p>
          </table:table-cell>
          <table:table-cell table:formula="of:=[.AO10]/[.AN10]" office:value-type="float" office:value="0.00206684789163556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2</text:p>
          </table:table-cell>
          <table:table-cell table:number-columns-repeated="2" office:value-type="float" office:value="0.016">
            <text:p>0.02</text:p>
          </table:table-cell>
          <table:table-cell table:formula="of:=AVERAGE([.AQ10:.AU10])" office:value-type="float" office:value="0.0094">
            <text:p>0.01</text:p>
          </table:table-cell>
          <table:table-cell table:formula="of:=STDEV([.AQ10:.AU10])" office:value-type="float" office:value="0.00859069263796581">
            <text:p>0.01</text:p>
          </table:table-cell>
          <table:table-cell table:formula="of:=IF([.AV10]=0; 0; [.AW10]/[.AV10])" office:value-type="float" office:value="0.913903472124023">
            <text:p>0.91</text:p>
          </table:table-cell>
          <table:table-cell table:number-columns-repeated="5"/>
          <table:table-cell table:formula="of:=AVERAGE([.AY10:.BC10])" office:value-type="float" office:value="0">
            <text:p>#DIV/0!</text:p>
          </table:table-cell>
          <table:table-cell table:formula="of:=STDEV([.AY10:.BC10])" office:value-type="float" office:value="0">
            <text:p>#DIV/0!</text:p>
          </table:table-cell>
          <table:table-cell table:formula="of:=[.BE10]/[.BD10]" office:value-type="float" office:value="0">
            <text:p>#DIV/0!</text:p>
          </table:table-cell>
          <table:table-cell office:value-type="float" office:value="0.6320249953945">
            <text:p>0.63</text:p>
          </table:table-cell>
          <table:table-cell table:number-columns-repeated="2" office:value-type="float" office:value="0.631207819238014">
            <text:p>0.63</text:p>
          </table:table-cell>
          <table:table-cell office:value-type="float" office:value="0.632850713948051">
            <text:p>0.63</text:p>
          </table:table-cell>
          <table:table-cell office:value-type="float" office:value="0.6320249953945">
            <text:p>0.63</text:p>
          </table:table-cell>
          <table:table-cell table:formula="of:=AVERAGE([.BG10:.BK10])" office:value-type="float" office:value="0.631863268642616">
            <text:p>0.63</text:p>
          </table:table-cell>
          <table:table-cell table:formula="of:=STDEV([.BG10:.BK10])" office:value-type="float" office:value="0.000686765454824581">
            <text:p>0</text:p>
          </table:table-cell>
          <table:table-cell table:formula="of:=[.BM10]/[.BL10]" office:value-type="float" office:value="0.00108688934601295">
            <text:p>0</text:p>
          </table:table-cell>
          <table:table-cell office:value-type="float" office:value="0.657980456026059">
            <text:p>0.66</text:p>
          </table:table-cell>
          <table:table-cell office:value-type="float" office:value="0.659609120521173">
            <text:p>0.66</text:p>
          </table:table-cell>
          <table:table-cell table:number-columns-repeated="2" office:value-type="float" office:value="0.661237785016287">
            <text:p>0.66</text:p>
          </table:table-cell>
          <table:table-cell office:value-type="float" office:value="0.659609120521173">
            <text:p>0.66</text:p>
          </table:table-cell>
          <table:table-cell table:formula="of:=AVERAGE([.BO10:.BS10])" office:value-type="float" office:value="0.659934853420196">
            <text:p>0.66</text:p>
          </table:table-cell>
          <table:table-cell table:formula="of:=STDEV([.BO10:.BS10])" office:value-type="float" office:value="0.00136263847969719">
            <text:p>0</text:p>
          </table:table-cell>
          <table:table-cell table:formula="of:=[.BU10]/[.BT10]" office:value-type="float" office:value="0.00206480756795181">
            <text:p>0</text:p>
          </table:table-cell>
          <table:table-cell office:value-type="float" office:value="0.078">
            <text:p>0.08</text:p>
          </table:table-cell>
          <table:table-cell office:value-type="float" office:value="0.094">
            <text:p>0.09</text:p>
          </table:table-cell>
          <table:table-cell office:value-type="float" office:value="0.078">
            <text:p>0.08</text:p>
          </table:table-cell>
          <table:table-cell office:value-type="float" office:value="0.094">
            <text:p>0.09</text:p>
          </table:table-cell>
          <table:table-cell office:value-type="float" office:value="0.078">
            <text:p>0.08</text:p>
          </table:table-cell>
          <table:table-cell table:formula="of:=AVERAGE([.BW10:.CA10])" office:value-type="float" office:value="0.0844">
            <text:p>0.08</text:p>
          </table:table-cell>
          <table:table-cell table:formula="of:=STDEV([.BW10:.CA10])" office:value-type="float" office:value="0.00876356092008266">
            <text:p>0.01</text:p>
          </table:table-cell>
          <table:table-cell table:formula="of:=[.CC10]/[.CB10]" office:value-type="float" office:value="0.103833660190553">
            <text:p>0.1</text:p>
          </table:table-cell>
          <table:table-cell table:number-columns-repeated="5"/>
          <table:table-cell table:formula="of:=AVERAGE([.CE10:.CI10])" office:value-type="float" office:value="0">
            <text:p>#DIV/0!</text:p>
          </table:table-cell>
          <table:table-cell table:formula="of:=STDEV([.CE10:.CI10])" office:value-type="float" office:value="0">
            <text:p>#DIV/0!</text:p>
          </table:table-cell>
          <table:table-cell table:formula="of:=[.CK10]/[.CJ10]" office:value-type="float" office:value="0">
            <text:p>#DIV/0!</text:p>
          </table:table-cell>
          <table:table-cell office:value-type="float" office:value="0.631207819238014">
            <text:p>0.63</text:p>
          </table:table-cell>
          <table:table-cell office:value-type="float" office:value="0.6320249953945">
            <text:p>0.63</text:p>
          </table:table-cell>
          <table:table-cell table:number-columns-repeated="2" office:value-type="float" office:value="0.632725000638178">
            <text:p>0.63</text:p>
          </table:table-cell>
          <table:table-cell office:value-type="float" office:value="0.6320249953945">
            <text:p>0.63</text:p>
          </table:table-cell>
          <table:table-cell table:formula="of:=AVERAGE([.CM10:.CQ10])" office:value-type="float" office:value="0.632141562260674">
            <text:p>0.63</text:p>
          </table:table-cell>
          <table:table-cell table:formula="of:=STDEV([.CM10:.CQ10])" office:value-type="float" office:value="0.000628460894096544">
            <text:p>0</text:p>
          </table:table-cell>
          <table:table-cell table:formula="of:=[.CS10]/[.CR10]" office:value-type="float" office:value="0.000994177462163748">
            <text:p>0</text:p>
          </table:table-cell>
          <table:table-cell office:value-type="float" office:value="0.671009771986971">
            <text:p>0.67</text:p>
          </table:table-cell>
          <table:table-cell office:value-type="float" office:value="0.654723127035831">
            <text:p>0.65</text:p>
          </table:table-cell>
          <table:table-cell office:value-type="float" office:value="0.659609120521173">
            <text:p>0.66</text:p>
          </table:table-cell>
          <table:table-cell office:value-type="float" office:value="0.661237785016287">
            <text:p>0.66</text:p>
          </table:table-cell>
          <table:table-cell office:value-type="float" office:value="0.656351791530945">
            <text:p>0.66</text:p>
          </table:table-cell>
          <table:table-cell table:formula="of:=AVERAGE([.CU10:.CY10])" office:value-type="float" office:value="0.660586319218241">
            <text:p>0.66</text:p>
          </table:table-cell>
          <table:table-cell table:formula="of:=STDEV([.CU10:.CY10])" office:value-type="float" office:value="0.00637055609628924">
            <text:p>0.01</text:p>
          </table:table-cell>
          <table:table-cell table:formula="of:=[.DA10]/[.CZ10]" office:value-type="float" office:value="0.0096437905402406">
            <text:p>0.01</text:p>
          </table:table-cell>
          <table:table-cell office:value-type="float" office:value="0.672">
            <text:p>0.67</text:p>
          </table:table-cell>
          <table:table-cell office:value-type="float" office:value="0.687">
            <text:p>0.69</text:p>
          </table:table-cell>
          <table:table-cell office:value-type="float" office:value="0.719">
            <text:p>0.72</text:p>
          </table:table-cell>
          <table:table-cell office:value-type="float" office:value="0.75">
            <text:p>0.75</text:p>
          </table:table-cell>
          <table:table-cell office:value-type="float" office:value="0.672">
            <text:p>0.67</text:p>
          </table:table-cell>
          <table:table-cell table:formula="of:=AVERAGE([.DC10:.DG10])" office:value-type="float" office:value="0.7">
            <text:p>0.7</text:p>
          </table:table-cell>
          <table:table-cell table:formula="of:=STDEV([.DC10:.DG10])" office:value-type="float" office:value="0.0339042770163293">
            <text:p>0.03</text:p>
          </table:table-cell>
          <table:table-cell table:formula="of:=[.DI10]/[.DH10]" office:value-type="float" office:value="0.0484346814518991">
            <text:p>0.05</text:p>
          </table:table-cell>
          <table:table-cell table:number-columns-repeated="5" office:value-type="float" office:value="0.5">
            <text:p>0.5</text:p>
          </table:table-cell>
          <table:table-cell table:formula="of:=ABS([.DK10])" office:value-type="float" office:value="0.5">
            <text:p>0.5</text:p>
          </table:table-cell>
          <table:table-cell table:formula="of:=ABS([.DL10])" office:value-type="float" office:value="0.5">
            <text:p>0.5</text:p>
          </table:table-cell>
          <table:table-cell table:formula="of:=ABS([.DM10])" office:value-type="float" office:value="0.5">
            <text:p>0.5</text:p>
          </table:table-cell>
          <table:table-cell table:formula="of:=ABS([.DN10])" office:value-type="float" office:value="0.5">
            <text:p>0.5</text:p>
          </table:table-cell>
          <table:table-cell table:formula="of:=ABS([.DO10])" office:value-type="float" office:value="0.5">
            <text:p>0.5</text:p>
          </table:table-cell>
          <table:table-cell table:formula="of:=AVERAGE([.DP10:.DT10])" office:value-type="float" office:value="0.5">
            <text:p>0.5</text:p>
          </table:table-cell>
          <table:table-cell table:formula="of:=STDEV([.DP10:.DT10])" office:value-type="float" office:value="0">
            <text:p>0</text:p>
          </table:table-cell>
          <table:table-cell table:formula="of:=IF([.DU10] = 0; 0; [.DV10]/[.DU10])" office:value-type="float" office:value="0">
            <text:p>0</text:p>
          </table:table-cell>
          <table:table-cell table:number-columns-repeated="5"/>
          <table:table-cell table:formula="of:=AVERAGE([.DX10:.EB10])" office:value-type="float" office:value="0">
            <text:p>#DIV/0!</text:p>
          </table:table-cell>
          <table:table-cell table:formula="of:=STDEV([.DX10:.EB10])" office:value-type="float" office:value="0">
            <text:p>#DIV/0!</text:p>
          </table:table-cell>
          <table:table-cell table:formula="of:=[.ED10]/[.EC10]" office:value-type="float" office:value="0">
            <text:p>#DIV/0!</text:p>
          </table:table-cell>
          <table:table-cell office:value-type="float" office:value="0.553295785313137">
            <text:p>0.55</text:p>
          </table:table-cell>
          <table:table-cell office:value-type="float" office:value="0.545120893962018">
            <text:p>0.55</text:p>
          </table:table-cell>
          <table:table-cell office:value-type="float" office:value="0.544308382272794">
            <text:p>0.54</text:p>
          </table:table-cell>
          <table:table-cell office:value-type="float" office:value="0.546400143138304">
            <text:p>0.55</text:p>
          </table:table-cell>
          <table:table-cell office:value-type="float" office:value="0.546134535638418">
            <text:p>0.55</text:p>
          </table:table-cell>
          <table:table-cell table:formula="of:=AVERAGE([.EF10:.EJ10])" office:value-type="float" office:value="0.547051948064934">
            <text:p>0.55</text:p>
          </table:table-cell>
          <table:table-cell table:formula="of:=STDEV([.EF10:.EJ10])" office:value-type="float" office:value="0.00358845795603565">
            <text:p>0</text:p>
          </table:table-cell>
          <table:table-cell table:formula="of:=[.EL10]/[.EK10]" office:value-type="float" office:value="0.00655962924312575">
            <text:p>0.01</text:p>
          </table:table-cell>
          <table:table-cell table:number-columns-repeated="5"/>
          <table:table-cell table:formula="of:=AVERAGE([.EN10:.ER24])" office:value-type="float" office:value="0">
            <text:p>#DIV/0!</text:p>
          </table:table-cell>
          <table:table-cell table:formula="of:=STDEV([.EN10:.ER10])" office:value-type="float" office:value="0">
            <text:p>#DIV/0!</text:p>
          </table:table-cell>
          <table:table-cell table:formula="of:=[.ET10]/[.ES10]" office:value-type="float" office:value="0">
            <text:p>#DIV/0!</text:p>
          </table:table-cell>
          <table:table-cell office:value-type="float" office:value="0.03">
            <text:p>0.03</text:p>
          </table:table-cell>
          <table:table-cell office:value-type="float" office:value="0.051">
            <text:p>0.05</text:p>
          </table:table-cell>
          <table:table-cell office:value-type="float" office:value="0.018">
            <text:p>0.02</text:p>
          </table:table-cell>
          <table:table-cell office:value-type="float" office:value="0.029">
            <text:p>0.03</text:p>
          </table:table-cell>
          <table:table-cell office:value-type="float" office:value="0.035">
            <text:p>0.04</text:p>
          </table:table-cell>
          <table:table-cell table:formula="of:=AVERAGE([.EV10:.EZ10])" office:value-type="float" office:value="0.0326">
            <text:p>0.03</text:p>
          </table:table-cell>
          <table:table-cell table:formula="of:=STDEV([.EV10:.EZ10])" office:value-type="float" office:value="0.0120124934963562">
            <text:p>0.01</text:p>
          </table:table-cell>
          <table:table-cell table:formula="of:=[.FB10]/[.FA10]" office:value-type="float" office:value="0.368481395593748">
            <text:p>0.3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formula="of:=ABS([.FD10])" office:value-type="float" office:value="0">
            <text:p>0</text:p>
          </table:table-cell>
          <table:table-cell table:formula="of:=ABS([.FE10])" office:value-type="float" office:value="0.5">
            <text:p>0.5</text:p>
          </table:table-cell>
          <table:table-cell table:formula="of:=ABS([.FF10])" office:value-type="float" office:value="0">
            <text:p>0</text:p>
          </table:table-cell>
          <table:table-cell table:formula="of:=ABS([.FG10])" office:value-type="float" office:value="0">
            <text:p>0</text:p>
          </table:table-cell>
          <table:table-cell table:formula="of:=ABS([.FH10])" office:value-type="float" office:value="0">
            <text:p>0</text:p>
          </table:table-cell>
          <table:table-cell table:formula="of:=AVERAGE([.FI10:.FM10])" office:value-type="float" office:value="0.1">
            <text:p>0.1</text:p>
          </table:table-cell>
          <table:table-cell table:formula="of:=STDEV([.FI10:.FM10])" office:value-type="float" office:value="0.223606797749979">
            <text:p>0.22</text:p>
          </table:table-cell>
          <table:table-cell table:formula="of:=IF([.FN10] = 0; 0; [.FO10]/[.FN10])" office:value-type="float" office:value="2.23606797749979">
            <text:p>2.24</text:p>
          </table:table-cell>
          <table:table-cell table:number-columns-repeated="5"/>
          <table:table-cell table:formula="of:=AVERAGE([.FQ10:.FU10])" office:value-type="float" office:value="0">
            <text:p>#DIV/0!</text:p>
          </table:table-cell>
          <table:table-cell table:formula="of:=STDEV([.FQ10:.FU10])" office:value-type="float" office:value="0">
            <text:p>#DIV/0!</text:p>
          </table:table-cell>
          <table:table-cell table:formula="of:=[.FW10]/[.FV10]" office:value-type="float" office:value="0">
            <text:p>#DIV/0!</text:p>
          </table:table-cell>
          <table:table-cell office:value-type="float" office:value="0.6320249953945">
            <text:p>0.63</text:p>
          </table:table-cell>
          <table:table-cell office:value-type="float" office:value="0.540018748275669">
            <text:p>0.54</text:p>
          </table:table-cell>
          <table:table-cell office:value-type="float" office:value="0.632725000638178">
            <text:p>0.63</text:p>
          </table:table-cell>
          <table:table-cell office:value-type="float" office:value="0.631207819238014">
            <text:p>0.63</text:p>
          </table:table-cell>
          <table:table-cell office:value-type="float" office:value="0.6320249953945">
            <text:p>0.63</text:p>
          </table:table-cell>
          <table:table-cell table:formula="of:=AVERAGE([.FY10:.GC10])" office:value-type="float" office:value="0.613600311788172">
            <text:p>0.61</text:p>
          </table:table-cell>
          <table:table-cell table:formula="of:=STDEV([.FY10:.GC10])" office:value-type="float" office:value="0.041136852283375">
            <text:p>0.04</text:p>
          </table:table-cell>
          <table:table-cell table:formula="of:=[.GE10]/[.GD10]" office:value-type="float" office:value="0.0670417721325675">
            <text:p>0.07</text:p>
          </table:table-cell>
          <table:table-cell table:number-columns-repeated="2" office:value-type="float" office:value="0.659609120521173">
            <text:p>0.66</text:p>
          </table:table-cell>
          <table:table-cell office:value-type="float" office:value="0.657980456026059">
            <text:p>0.66</text:p>
          </table:table-cell>
          <table:table-cell office:value-type="float" office:value="0.659609120521173">
            <text:p>0.66</text:p>
          </table:table-cell>
          <table:table-cell office:value-type="float" office:value="0.654723127035831">
            <text:p>0.65</text:p>
          </table:table-cell>
          <table:table-cell table:formula="of:=AVERAGE([.GG10:.GK10])" office:value-type="float" office:value="0.658306188925082">
            <text:p>0.66</text:p>
          </table:table-cell>
          <table:table-cell table:formula="of:=STDEV([.GG10:.GK10])" office:value-type="float" office:value="0.00212351869876308">
            <text:p>0</text:p>
          </table:table-cell>
          <table:table-cell table:formula="of:=[.GM10]/[.GL10]" office:value-type="float" office:value="0.00322573102681972">
            <text:p>0</text:p>
          </table:table-cell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office:value-type="float" office:value="0.031">
            <text:p>0.03</text:p>
          </table:table-cell>
          <table:table-cell table:formula="of:=AVERAGE([.GO10:.GS10])" office:value-type="float" office:value="0.0218">
            <text:p>0.02</text:p>
          </table:table-cell>
          <table:table-cell table:formula="of:=STDEV([.GO10:.GS10])" office:value-type="float" office:value="0.00887130204648675">
            <text:p>0.01</text:p>
          </table:table-cell>
          <table:table-cell table:formula="of:=IF([.GT10]=0;0;[.GU10]/[.GT10])" office:value-type="float" office:value="0.406940460848016">
            <text:p>0.41</text:p>
          </table:table-cell>
          <table:table-cell table:number-columns-repeated="4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ABS([.GW10])" office:value-type="float" office:value="0">
            <text:p>0</text:p>
          </table:table-cell>
          <table:table-cell table:formula="of:=ABS([.GX10])" office:value-type="float" office:value="0">
            <text:p>0</text:p>
          </table:table-cell>
          <table:table-cell table:formula="of:=ABS([.GY10])" office:value-type="float" office:value="0">
            <text:p>0</text:p>
          </table:table-cell>
          <table:table-cell table:formula="of:=ABS([.GZ10])" office:value-type="float" office:value="0">
            <text:p>0</text:p>
          </table:table-cell>
          <table:table-cell table:formula="of:=ABS([.HA10])" office:value-type="float" office:value="0.5">
            <text:p>0.5</text:p>
          </table:table-cell>
          <table:table-cell table:formula="of:=AVERAGE([.HB10:.HF10])" office:value-type="float" office:value="0.1">
            <text:p>0.1</text:p>
          </table:table-cell>
          <table:table-cell table:formula="of:=STDEV([.HB10:.HF10])" office:value-type="float" office:value="0.223606797749979">
            <text:p>0.22</text:p>
          </table:table-cell>
          <table:table-cell table:formula="of:=[.HH10]/[.HG10]" office:value-type="float" office:value="2.23606797749979">
            <text:p>2.24</text:p>
          </table:table-cell>
          <table:table-cell table:number-columns-repeated="2" office:value-type="float" office:value="0.659609120521173">
            <text:p>0.66</text:p>
          </table:table-cell>
          <table:table-cell office:value-type="float" office:value="0.657980456026059">
            <text:p>0.66</text:p>
          </table:table-cell>
          <table:table-cell office:value-type="float" office:value="0.659609120521173">
            <text:p>0.66</text:p>
          </table:table-cell>
          <table:table-cell office:value-type="float" office:value="0.53257328990228">
            <text:p>0.53</text:p>
          </table:table-cell>
          <table:table-cell table:formula="of:=AVERAGE([.HJ10:.HN10])" office:value-type="float" office:value="0.633876221498372">
            <text:p>0.63</text:p>
          </table:table-cell>
          <table:table-cell table:formula="of:=STDEV([.HJ10:.HN10])" office:value-type="float" office:value="0.0566344514153736">
            <text:p>0.06</text:p>
          </table:table-cell>
          <table:table-cell table:formula="of:=[.HP10]/[.HO10]" office:value-type="float" office:value="0.0893462311640272">
            <text:p>0.09</text:p>
          </table:table-cell>
          <table:table-cell office:value-type="float" office:value="0.6320249953945">
            <text:p>0.63</text:p>
          </table:table-cell>
          <table:table-cell office:value-type="float" office:value="0.631963169251903">
            <text:p>0.63</text:p>
          </table:table-cell>
          <table:table-cell office:value-type="float" office:value="0.631207819238014">
            <text:p>0.63</text:p>
          </table:table-cell>
          <table:table-cell office:value-type="float" office:value="0.6320249953945">
            <text:p>0.63</text:p>
          </table:table-cell>
          <table:table-cell office:value-type="float" office:value="0.545050453632308">
            <text:p>0.55</text:p>
          </table:table-cell>
          <table:table-cell table:formula="of:=AVERAGE([.HR10:.HV10])" office:value-type="float" office:value="0.614454286582245">
            <text:p>0.61</text:p>
          </table:table-cell>
          <table:table-cell table:formula="of:=STDEV([.HR10:.HV10])" office:value-type="float" office:value="0.0387994635055068">
            <text:p>0.04</text:p>
          </table:table-cell>
          <table:table-cell table:formula="of:=[.HX10]/[.HW10]" office:value-type="float" office:value="0.0631445891952672">
            <text:p>0.06</text:p>
          </table:table-cell>
          <table:table-cell office:value-type="float" office:value="0.657980456026059">
            <text:p>0.66</text:p>
          </table:table-cell>
          <table:table-cell office:value-type="float" office:value="0.661237785016287">
            <text:p>0.66</text:p>
          </table:table-cell>
          <table:table-cell table:number-columns-repeated="3" office:value-type="float" office:value="0.657980456026059">
            <text:p>0.66</text:p>
          </table:table-cell>
          <table:table-cell table:formula="of:=AVERAGE([.HZ10:.ID10])" office:value-type="float" office:value="0.658631921824105">
            <text:p>0.66</text:p>
          </table:table-cell>
          <table:table-cell table:formula="of:=STDEV([.HZ10:.ID10])" office:value-type="float" office:value="0.00145672180944612">
            <text:p>0</text:p>
          </table:table-cell>
          <table:table-cell table:formula="of:=[.IF10]/[.IE10]" office:value-type="float" office:value="0.00221173885014816">
            <text:p>0</text:p>
          </table:table-cell>
          <table:table-cell office:value-type="float" office:value="0.577">
            <text:p>0.58</text:p>
          </table:table-cell>
          <table:table-cell office:value-type="float" office:value="0.569">
            <text:p>0.57</text:p>
          </table:table-cell>
          <table:table-cell office:value-type="float" office:value="0.584">
            <text:p>0.58</text:p>
          </table:table-cell>
          <table:table-cell office:value-type="float" office:value="0.58">
            <text:p>0.58</text:p>
          </table:table-cell>
          <table:table-cell office:value-type="float" office:value="0.579">
            <text:p>0.58</text:p>
          </table:table-cell>
          <table:table-cell table:formula="of:=AVERAGE([.IH10:.IL10])" office:value-type="float" office:value="0.5778">
            <text:p>0.58</text:p>
          </table:table-cell>
          <table:table-cell table:formula="of:=STDEV([.IH10:.IL10])" office:value-type="float" office:value="0.00554075807087799">
            <text:p>0.01</text:p>
          </table:table-cell>
          <table:table-cell table:formula="of:=[.IN10]/[.IM10]" office:value-type="float" office:value="0.00958940476095187">
            <text:p>0.01</text:p>
          </table:table-cell>
          <table:table-cell office:value-type="float" office:value="0.657980456026059">
            <text:p>0.66</text:p>
          </table:table-cell>
          <table:table-cell office:value-type="float" office:value="0.661237785016287">
            <text:p>0.66</text:p>
          </table:table-cell>
          <table:table-cell table:number-columns-repeated="3" office:value-type="float" office:value="0.657980456026059">
            <text:p>0.66</text:p>
          </table:table-cell>
          <table:table-cell table:formula="of:=AVERAGE([.IP10:.IT10])" office:value-type="float" office:value="0.658631921824105">
            <text:p>0.66</text:p>
          </table:table-cell>
          <table:table-cell table:formula="of:=STDEV([.IP10:.IT10])" office:value-type="float" office:value="0.00145672180944612">
            <text:p>0</text:p>
          </table:table-cell>
          <table:table-cell table:formula="of:=[.IV10]/[.IU10]" office:value-type="float" office:value="0.00221173885014816">
            <text:p>0</text:p>
          </table:table-cell>
          <table:table-cell office:value-type="float" office:value="0.630612855820422">
            <text:p>0.63</text:p>
          </table:table-cell>
          <table:table-cell office:value-type="float" office:value="0.631631481493106">
            <text:p>0.63</text:p>
          </table:table-cell>
          <table:table-cell table:number-columns-repeated="3" office:value-type="float" office:value="0.630612855820422">
            <text:p>0.63</text:p>
          </table:table-cell>
          <table:table-cell table:formula="of:=AVERAGE([.IX10:.JB10])" office:value-type="float" office:value="0.630816580954959">
            <text:p>0.63</text:p>
          </table:table-cell>
          <table:table-cell table:formula="of:=STDEV([.IX10:.JB10])" office:value-type="float" office:value="0.000455543249549557">
            <text:p>0</text:p>
          </table:table-cell>
          <table:table-cell table:formula="of:=[.JD10]/[.JC10]" office:value-type="float" office:value="0.000722148502913374">
            <text:p>0</text:p>
          </table:table-cell>
          <table:table-cell office:value-type="float" office:value="0.661237785016287">
            <text:p>0.66</text:p>
          </table:table-cell>
          <table:table-cell table:number-columns-repeated="4" office:value-type="float" office:value="0.657980456026059">
            <text:p>0.66</text:p>
          </table:table-cell>
          <table:table-cell table:formula="of:=AVERAGE([.JF10:.JJ10])" office:value-type="float" office:value="0.658631921824105">
            <text:p>0.66</text:p>
          </table:table-cell>
          <table:table-cell table:formula="of:=STDEV([.JF10:.JJ10])" office:value-type="float" office:value="0.00145672180944612">
            <text:p>0</text:p>
          </table:table-cell>
          <table:table-cell table:formula="of:=[.JL10]/[.JK10]" office:value-type="float" office:value="0.00221173885014816">
            <text:p>0</text:p>
          </table:table-cell>
          <table:table-cell office:value-type="float" office:value="1.168">
            <text:p>1.17</text:p>
          </table:table-cell>
          <table:table-cell office:value-type="float" office:value="1.177">
            <text:p>1.18</text:p>
          </table:table-cell>
          <table:table-cell office:value-type="float" office:value="1.116">
            <text:p>1.12</text:p>
          </table:table-cell>
          <table:table-cell office:value-type="float" office:value="1.131">
            <text:p>1.13</text:p>
          </table:table-cell>
          <table:table-cell office:value-type="float" office:value="1.318">
            <text:p>1.32</text:p>
          </table:table-cell>
          <table:table-cell table:formula="of:=AVERAGE([.JN10:.JR10])" office:value-type="float" office:value="1.182">
            <text:p>1.18</text:p>
          </table:table-cell>
          <table:table-cell table:formula="of:=STDEV([.JN10:.JR10])" office:value-type="float" office:value="0.0801155415634195">
            <text:p>0.08</text:p>
          </table:table-cell>
          <table:table-cell table:formula="of:=[.JT10]/[.JS10]" office:value-type="float" office:value="0.0677796459927407">
            <text:p>0.07</text:p>
          </table:table-cell>
          <table:table-cell table:number-columns-repeated="5" office:value-type="float" office:value="0">
            <text:p>0</text:p>
          </table:table-cell>
          <table:table-cell table:formula="of:=ABS([.JV10])" office:value-type="float" office:value="0">
            <text:p>0</text:p>
          </table:table-cell>
          <table:table-cell table:formula="of:=ABS([.JW10])" office:value-type="float" office:value="0">
            <text:p>0</text:p>
          </table:table-cell>
          <table:table-cell table:formula="of:=ABS([.JX10])" office:value-type="float" office:value="0">
            <text:p>0</text:p>
          </table:table-cell>
          <table:table-cell table:formula="of:=ABS([.JY10])" office:value-type="float" office:value="0">
            <text:p>0</text:p>
          </table:table-cell>
          <table:table-cell table:formula="of:=ABS([.JZ10])" office:value-type="float" office:value="0">
            <text:p>0</text:p>
          </table:table-cell>
          <table:table-cell table:formula="of:=AVERAGE([.KA10:.KE10])" office:value-type="float" office:value="0">
            <text:p>0</text:p>
          </table:table-cell>
          <table:table-cell table:formula="of:=STDEV([.KA10:.KE10])" office:value-type="float" office:value="0">
            <text:p>0</text:p>
          </table:table-cell>
          <table:table-cell table:formula="of:=IF([.KF10] = 0; 0; [.KG10]/[.KF10])" office:value-type="float" office:value="0">
            <text:p>0</text:p>
          </table:table-cell>
          <table:table-cell office:value-type="float" office:value="0.661237785016287">
            <text:p>0.66</text:p>
          </table:table-cell>
          <table:table-cell table:number-columns-repeated="4" office:value-type="float" office:value="0.657980456026059">
            <text:p>0.66</text:p>
          </table:table-cell>
          <table:table-cell table:formula="of:=AVERAGE([.KI10:.KM10])" office:value-type="float" office:value="0.658631921824105">
            <text:p>0.66</text:p>
          </table:table-cell>
          <table:table-cell table:formula="of:=STDEV([.KI10:.KM10])" office:value-type="float" office:value="0.00145672180944612">
            <text:p>0</text:p>
          </table:table-cell>
          <table:table-cell table:formula="of:=[.KO10]/[.KN10]" office:value-type="float" office:value="0.00221173885014816">
            <text:p>0</text:p>
          </table:table-cell>
          <table:table-cell office:value-type="float" office:value="0.631631481493106">
            <text:p>0.63</text:p>
          </table:table-cell>
          <table:table-cell table:number-columns-repeated="4" office:value-type="float" office:value="0.630612855820422">
            <text:p>0.63</text:p>
          </table:table-cell>
          <table:table-cell table:formula="of:=AVERAGE([.KQ10:.KU10])" office:value-type="float" office:value="0.630816580954959">
            <text:p>0.63</text:p>
          </table:table-cell>
          <table:table-cell table:formula="of:=STDEV([.KQ10:.KU10])" office:value-type="float" office:value="0.000455543249549557">
            <text:p>0</text:p>
          </table:table-cell>
          <table:table-cell table:formula="of:=[.KW10]/[.KV10]" office:value-type="float" office:value="0.000722148502913374">
            <text:p>0</text:p>
          </table:table-cell>
          <table:table-cell table:number-columns-repeated="5" office:value-type="float" office:value="0.651465798045603">
            <text:p>0.65</text:p>
          </table:table-cell>
          <table:table-cell table:formula="of:=AVERAGE([.KY10:.LC10])" office:value-type="float" office:value="0.651465798045603">
            <text:p>0.65</text:p>
          </table:table-cell>
          <table:table-cell table:formula="of:=STDEV([.KY10:.LC10])" office:value-type="float" office:value="0">
            <text:p>0</text:p>
          </table:table-cell>
          <table:table-cell table:formula="of:=[.LE10]/[.LD10]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756">
            <text:p>0.76</text:p>
          </table:table-cell>
          <table:table-cell office:value-type="float" office:value="1.341">
            <text:p>1.34</text:p>
          </table:table-cell>
          <table:table-cell office:value-type="float" office:value="0.759">
            <text:p>0.76</text:p>
          </table:table-cell>
          <table:table-cell office:value-type="float" office:value="0.737">
            <text:p>0.74</text:p>
          </table:table-cell>
          <table:table-cell table:formula="of:=AVERAGE([.LG10:.LK10])" office:value-type="float" office:value="0.8686">
            <text:p>0.87</text:p>
          </table:table-cell>
          <table:table-cell table:formula="of:=STDEV([.LG10:.LK10])" office:value-type="float" office:value="0.264214496195799">
            <text:p>0.26</text:p>
          </table:table-cell>
          <table:table-cell table:formula="of:=IF([.LL10]=0; [.LM10]; [.LM10]/[.LL10])" office:value-type="float" office:value="0.304184315215058">
            <text:p>0.3</text:p>
          </table:table-cell>
          <table:table-cell table:number-columns-repeated="5" office:value-type="float" office:value="0.627035830618893">
            <text:p>0.63</text:p>
          </table:table-cell>
          <table:table-cell table:formula="of:=AVERAGE([.LO10:.LS10])" office:value-type="float" office:value="0.627035830618893">
            <text:p>0.63</text:p>
          </table:table-cell>
          <table:table-cell table:formula="of:=STDEV([.LO10:.LS10])" office:value-type="float" office:value="0">
            <text:p>0</text:p>
          </table:table-cell>
          <table:table-cell table:formula="of:=[.LU10]/[.LT10]" office:value-type="float" office:value="0">
            <text:p>0</text:p>
          </table:table-cell>
          <table:table-cell table:number-columns-repeated="5" office:value-type="float" office:value="0.524345681289384">
            <text:p>0.52</text:p>
          </table:table-cell>
          <table:table-cell table:formula="of:=AVERAGE([.LW10:.MA10])" office:value-type="float" office:value="0.524345681289384">
            <text:p>0.52</text:p>
          </table:table-cell>
          <table:table-cell table:formula="of:=STDEV([.LW10:.MA10])" office:value-type="float" office:value="0">
            <text:p>0</text:p>
          </table:table-cell>
          <table:table-cell table:formula="of:=[.MC10]/[.MB10]" office:value-type="float" office:value="0">
            <text:p>0</text:p>
          </table:table-cell>
          <table:table-cell table:number-columns-repeated="5" office:value-type="float" office:value="0.651465798045603">
            <text:p>0.65</text:p>
          </table:table-cell>
          <table:table-cell table:formula="of:=AVERAGE([.ME10:.MI10])" office:value-type="float" office:value="0.651465798045603">
            <text:p>0.65</text:p>
          </table:table-cell>
          <table:table-cell table:formula="of:=STDEV([.ME10:.MI10])" office:value-type="float" office:value="0">
            <text:p>0</text:p>
          </table:table-cell>
          <table:table-cell table:formula="of:=[.MK10]/[.MJ10]" office:value-type="float" office:value="0">
            <text:p>0</text:p>
          </table:table-cell>
          <table:table-cell office:value-type="float" office:value="4.153">
            <text:p>4.15</text:p>
          </table:table-cell>
          <table:table-cell office:value-type="float" office:value="4.085">
            <text:p>4.09</text:p>
          </table:table-cell>
          <table:table-cell office:value-type="float" office:value="4.276">
            <text:p>4.28</text:p>
          </table:table-cell>
          <table:table-cell office:value-type="float" office:value="4.379">
            <text:p>4.38</text:p>
          </table:table-cell>
          <table:table-cell office:value-type="float" office:value="4.292">
            <text:p>4.29</text:p>
          </table:table-cell>
          <table:table-cell table:formula="of:=AVERAGE([.MM10:.MQ10])" office:value-type="float" office:value="4.237">
            <text:p>4.24</text:p>
          </table:table-cell>
          <table:table-cell table:formula="of:=STDEV([.MM10:.MQ10])" office:value-type="float" office:value="0.117121731544577">
            <text:p>0.12</text:p>
          </table:table-cell>
          <table:table-cell table:formula="of:=[.MS10]/[.MR10]" office:value-type="float" office:value="0.0276426083418874">
            <text:p>0.03</text:p>
          </table:table-cell>
          <table:table-cell table:number-columns-repeated="5" office:value-type="float" office:value="0.5">
            <text:p>0.5</text:p>
          </table:table-cell>
          <table:table-cell table:formula="of:=ABS([.MU10])" office:value-type="float" office:value="0.5">
            <text:p>0.5</text:p>
          </table:table-cell>
          <table:table-cell table:formula="of:=ABS([.MV10])" office:value-type="float" office:value="0.5">
            <text:p>0.5</text:p>
          </table:table-cell>
          <table:table-cell table:formula="of:=ABS([.MW10])" office:value-type="float" office:value="0.5">
            <text:p>0.5</text:p>
          </table:table-cell>
          <table:table-cell table:formula="of:=ABS([.MX10])" office:value-type="float" office:value="0.5">
            <text:p>0.5</text:p>
          </table:table-cell>
          <table:table-cell table:formula="of:=ABS([.MY10])" office:value-type="float" office:value="0.5">
            <text:p>0.5</text:p>
          </table:table-cell>
          <table:table-cell table:formula="of:=AVERAGE([.MZ10:.ND10])" office:value-type="float" office:value="0.5">
            <text:p>0.5</text:p>
          </table:table-cell>
          <table:table-cell table:formula="of:=STDEV([.MZ10:.ND10])" office:value-type="float" office:value="0">
            <text:p>0</text:p>
          </table:table-cell>
          <table:table-cell table:formula="of:=IF([.NE10] = 0; 0; [.NF10]/[.NE10])" office:value-type="float" office:value="0">
            <text:p>0</text:p>
          </table:table-cell>
          <table:table-cell table:number-columns-repeated="5" office:value-type="float" office:value="0.469055374592834">
            <text:p>0.47</text:p>
          </table:table-cell>
          <table:table-cell table:formula="of:=AVERAGE([.NH10:.NL10])" office:value-type="float" office:value="0.469055374592834">
            <text:p>0.47</text:p>
          </table:table-cell>
          <table:table-cell table:formula="of:=STDEV([.NH10:.NL10])" office:value-type="float" office:value="0">
            <text:p>0</text:p>
          </table:table-cell>
          <table:table-cell table:formula="of:=[.NN10]/[.NM10]" office:value-type="float" office:value="0">
            <text:p>0</text:p>
          </table:table-cell>
          <table:table-cell table:number-columns-repeated="5" office:value-type="float" office:value="0.512164448821119">
            <text:p>0.51</text:p>
          </table:table-cell>
          <table:table-cell table:formula="of:=AVERAGE([.NP10:.NT10])" office:value-type="float" office:value="0.512164448821119">
            <text:p>0.51</text:p>
          </table:table-cell>
          <table:table-cell table:formula="of:=STDEV([.NP10:.NT10])" office:value-type="float" office:value="0">
            <text:p>0</text:p>
          </table:table-cell>
          <table:table-cell table:formula="of:=[.NV10]/[.NU10]" office:value-type="float" office:value="0">
            <text:p>0</text:p>
          </table:table-cell>
          <table:table-cell office:value-type="float" office:value="0.657980456026059">
            <text:p>0.66</text:p>
          </table:table-cell>
          <table:table-cell office:value-type="float" office:value="0.651465798045603">
            <text:p>0.65</text:p>
          </table:table-cell>
          <table:table-cell/>
          <table:table-cell table:formula="of:=AVERAGE([.NX10:.NZ10])" office:value-type="float" office:value="0.654723127035831">
            <text:p>0.65</text:p>
          </table:table-cell>
          <table:table-cell table:formula="of:=STDEV([.NX10:.NZ10])" office:value-type="float" office:value="0.00460655883509152">
            <text:p>0</text:p>
          </table:table-cell>
          <table:table-cell table:formula="of:=[.OB10]/[.OA10]" office:value-type="float" office:value="0.0070358883700154">
            <text:p>0.01</text:p>
          </table:table-cell>
          <table:table-cell office:value-type="float" office:value="118.584">
            <text:p>118.58</text:p>
          </table:table-cell>
          <table:table-cell office:value-type="float" office:value="162.376">
            <text:p>162.38</text:p>
          </table:table-cell>
          <table:table-cell/>
          <table:table-cell table:formula="of:=AVERAGE([.OD10:.OF10])" office:value-type="float" office:value="140.48">
            <text:p>140.48</text:p>
          </table:table-cell>
          <table:table-cell table:formula="of:=STDEV([.OD10:.OF10])" office:value-type="float" office:value="30.9656201617213">
            <text:p>30.97</text:p>
          </table:table-cell>
          <table:table-cell table:formula="of:=[.OH10]/[.OG10]" office:value-type="float" office:value="0.220427250581729">
            <text:p>0.22</text:p>
          </table:table-cell>
          <table:table-cell table:number-columns-repeated="2" office:value-type="float" office:value="0.5">
            <text:p>0.5</text:p>
          </table:table-cell>
          <table:table-cell/>
          <table:table-cell table:formula="of:=ABS([.OJ10])" office:value-type="float" office:value="0.5">
            <text:p>0.5</text:p>
          </table:table-cell>
          <table:table-cell table:formula="of:=ABS([.OK10])" office:value-type="float" office:value="0.5">
            <text:p>0.5</text:p>
          </table:table-cell>
          <table:table-cell/>
          <table:table-cell table:formula="of:=AVERAGE([.OM10:.OO10])" office:value-type="float" office:value="0.5">
            <text:p>0.5</text:p>
          </table:table-cell>
          <table:table-cell table:formula="of:=STDEV([.OM10:.OO10])" office:value-type="float" office:value="0">
            <text:p>0</text:p>
          </table:table-cell>
          <table:table-cell table:formula="of:=IF([.OP10] = 0; 0; [.OQ10]/[.OP10])" office:value-type="float" office:value="0">
            <text:p>0</text:p>
          </table:table-cell>
          <table:table-cell office:value-type="float" office:value="0.482084690553746">
            <text:p>0.48</text:p>
          </table:table-cell>
          <table:table-cell office:value-type="float" office:value="0.469055374592834">
            <text:p>0.47</text:p>
          </table:table-cell>
          <table:table-cell/>
          <table:table-cell table:formula="of:=AVERAGE([.OS10:.OU10])" office:value-type="float" office:value="0.47557003257329">
            <text:p>0.48</text:p>
          </table:table-cell>
          <table:table-cell table:formula="of:=STDEV([.OS10:.OU10])" office:value-type="float" office:value="0.00921311767018299">
            <text:p>0.01</text:p>
          </table:table-cell>
          <table:table-cell table:formula="of:=[.OW10]/[.OV10]" office:value-type="float" office:value="0.0193727885256588">
            <text:p>0.02</text:p>
          </table:table-cell>
          <table:table-cell office:value-type="float" office:value="0.518367622754394">
            <text:p>0.52</text:p>
          </table:table-cell>
          <table:table-cell office:value-type="float" office:value="0.512164448821119">
            <text:p>0.51</text:p>
          </table:table-cell>
          <table:table-cell/>
          <table:table-cell table:formula="of:=AVERAGE([.OY10:.PA10])" office:value-type="float" office:value="0.515266035787757">
            <text:p>0.52</text:p>
          </table:table-cell>
          <table:table-cell table:formula="of:=STDEV([.OY10:.PA10])" office:value-type="float" office:value="0.00438630635309843">
            <text:p>0</text:p>
          </table:table-cell>
          <table:table-cell table:formula="of:=[.PC10]/[.PB10]" office:value-type="float" office:value="0.00851270227115299">
            <text:p>0.01</text:p>
          </table:table-cell>
          <table:table-cell/>
          <table:table-cell office:value-type="float" office:value="0.251">
            <text:p>0.25</text:p>
          </table:table-cell>
          <table:table-cell office:value-type="float" office:value="0.172">
            <text:p>0.17</text:p>
          </table:table-cell>
          <table:table-cell office:value-type="float" office:value="0.156">
            <text:p>0.16</text:p>
          </table:table-cell>
          <table:table-cell table:number-columns-repeated="2" office:value-type="float" office:value="0.125">
            <text:p>0.13</text:p>
          </table:table-cell>
          <table:table-cell table:formula="of:=AVERAGE([.PF10:.PJ10])" office:value-type="float" office:value="0.1658">
            <text:p>0.17</text:p>
          </table:table-cell>
          <table:table-cell office:value-type="float" office:value="0.141">
            <text:p>0.14</text:p>
          </table:table-cell>
          <table:table-cell office:value-type="float" office:value="0.125">
            <text:p>0.13</text:p>
          </table:table-cell>
          <table:table-cell office:value-type="float" office:value="0.157">
            <text:p>0.16</text:p>
          </table:table-cell>
          <table:table-cell office:value-type="float" office:value="0.203">
            <text:p>0.2</text:p>
          </table:table-cell>
          <table:table-cell office:value-type="float" office:value="0.11">
            <text:p>0.11</text:p>
          </table:table-cell>
          <table:table-cell table:formula="of:=AVERAGE([.PL10:.PP10])" office:value-type="float" office:value="0.1472">
            <text:p>0.15</text:p>
          </table:table-cell>
          <table:table-cell office:value-type="float" office:value="0.108">
            <text:p>0.11</text:p>
          </table:table-cell>
          <table:table-cell table:number-columns-repeated="3" office:value-type="float" office:value="0.11">
            <text:p>0.11</text:p>
          </table:table-cell>
          <table:table-cell office:value-type="float" office:value="0.109">
            <text:p>0.11</text:p>
          </table:table-cell>
          <table:table-cell table:formula="of:=AVERAGE([.PR10:.PV10])" office:value-type="float" office:value="0.1094">
            <text:p>0.11</text:p>
          </table:table-cell>
          <table:table-cell/>
          <table:table-cell table:number-columns-repeated="5" office:value-type="float" office:value="0.657980456026059">
            <text:p>0.66</text:p>
          </table:table-cell>
          <table:table-cell table:formula="of:=AVERAGE([.PY10:.QC10])" office:value-type="float" office:value="0.657980456026059">
            <text:p>0.66</text:p>
          </table:table-cell>
          <table:table-cell table:formula="of:=STDEV([.PY10:.QC10])" office:value-type="float" office:value="0">
            <text:p>0</text:p>
          </table:table-cell>
          <table:table-cell table:formula="of:=[.QE10]/[.QD10]" office:value-type="float" office:value="0">
            <text:p>0</text:p>
          </table:table-cell>
          <table:table-cell office:value-type="float" office:value="8.575">
            <text:p>8.58</text:p>
          </table:table-cell>
          <table:table-cell office:value-type="float" office:value="8.319">
            <text:p>8.32</text:p>
          </table:table-cell>
          <table:table-cell office:value-type="float" office:value="8.367">
            <text:p>8.37</text:p>
          </table:table-cell>
          <table:table-cell office:value-type="float" office:value="8.293">
            <text:p>8.29</text:p>
          </table:table-cell>
          <table:table-cell office:value-type="float" office:value="8.801">
            <text:p>8.8</text:p>
          </table:table-cell>
          <table:table-cell table:formula="of:=AVERAGE([.QG10:.QK10])" office:value-type="float" office:value="8.471">
            <text:p>8.47</text:p>
          </table:table-cell>
          <table:table-cell table:formula="of:=STDEV([.QG10:.QK10])" office:value-type="float" office:value="0.215244047536744">
            <text:p>0.22</text:p>
          </table:table-cell>
          <table:table-cell table:formula="of:=[.QM10]/[.QL10]" office:value-type="float" office:value="0.0254095204269559">
            <text:p>0.03</text:p>
          </table:table-cell>
          <table:table-cell table:number-columns-repeated="5" office:value-type="float" office:value="0.657980456026059">
            <text:p>0.66</text:p>
          </table:table-cell>
          <table:table-cell table:formula="of:=AVERAGE([.QO10:.QS10])" office:value-type="float" office:value="0.657980456026059">
            <text:p>0.66</text:p>
          </table:table-cell>
          <table:table-cell table:formula="of:=STDEV([.QO10:.QS10])" office:value-type="float" office:value="0">
            <text:p>0</text:p>
          </table:table-cell>
          <table:table-cell table:formula="of:=[.QU10]/[.QT10]" office:value-type="float" office:value="0">
            <text:p>0</text:p>
          </table:table-cell>
          <table:table-cell table:number-columns-repeated="5" office:value-type="float" office:value="0.630612855820422">
            <text:p>0.63</text:p>
          </table:table-cell>
          <table:table-cell table:formula="of:=AVERAGE([.QW10:.RA10])" office:value-type="float" office:value="0.630612855820422">
            <text:p>0.63</text:p>
          </table:table-cell>
          <table:table-cell table:formula="of:=STDEV([.QW10:.RA10])" office:value-type="float" office:value="0">
            <text:p>0</text:p>
          </table:table-cell>
          <table:table-cell table:formula="of:=[.RC10]/[.RB10]" office:value-type="float" office:value="0">
            <text:p>0</text:p>
          </table:table-cell>
          <table:table-cell table:number-columns-repeated="5" office:value-type="float" office:value="0.657980456026059">
            <text:p>0.66</text:p>
          </table:table-cell>
          <table:table-cell table:formula="of:=AVERAGE([.RE10:.RI10])" office:value-type="float" office:value="0.657980456026059">
            <text:p>0.66</text:p>
          </table:table-cell>
          <table:table-cell table:formula="of:=STDEV([.RE10:.RI10])" office:value-type="float" office:value="0">
            <text:p>0</text:p>
          </table:table-cell>
          <table:table-cell table:formula="of:=[.RK10]/[.RJ10]" office:value-type="float" office:value="0">
            <text:p>0</text:p>
          </table:table-cell>
          <table:table-cell office:value-type="float" office:value="17.345">
            <text:p>17.35</text:p>
          </table:table-cell>
          <table:table-cell office:value-type="float" office:value="18.152">
            <text:p>18.15</text:p>
          </table:table-cell>
          <table:table-cell office:value-type="float" office:value="17.462">
            <text:p>17.46</text:p>
          </table:table-cell>
          <table:table-cell office:value-type="float" office:value="17.472">
            <text:p>17.47</text:p>
          </table:table-cell>
          <table:table-cell office:value-type="float" office:value="17.291">
            <text:p>17.29</text:p>
          </table:table-cell>
          <table:table-cell table:formula="of:=AVERAGE([.RM10:.RQ10])" office:value-type="float" office:value="17.5444">
            <text:p>17.54</text:p>
          </table:table-cell>
          <table:table-cell table:formula="of:=STDEV([.RM10:.RQ10])" office:value-type="float" office:value="0.348274747864384">
            <text:p>0.35</text:p>
          </table:table-cell>
          <table:table-cell table:formula="of:=[.RS10]/[.RR10]" office:value-type="float" office:value="0.019851049215954">
            <text:p>0.02</text:p>
          </table:table-cell>
          <table:table-cell table:number-columns-repeated="5" office:value-type="float" office:value="0">
            <text:p>0</text:p>
          </table:table-cell>
          <table:table-cell table:formula="of:=ABS([.RU10])" office:value-type="float" office:value="0">
            <text:p>0</text:p>
          </table:table-cell>
          <table:table-cell table:formula="of:=ABS([.RV10])" office:value-type="float" office:value="0">
            <text:p>0</text:p>
          </table:table-cell>
          <table:table-cell table:formula="of:=ABS([.RW10])" office:value-type="float" office:value="0">
            <text:p>0</text:p>
          </table:table-cell>
          <table:table-cell table:formula="of:=ABS([.RX10])" office:value-type="float" office:value="0">
            <text:p>0</text:p>
          </table:table-cell>
          <table:table-cell table:formula="of:=ABS([.RY10])" office:value-type="float" office:value="0">
            <text:p>0</text:p>
          </table:table-cell>
          <table:table-cell table:formula="of:=AVERAGE([.RZ10:.SD10])" office:value-type="float" office:value="0">
            <text:p>0</text:p>
          </table:table-cell>
          <table:table-cell table:formula="of:=STDEV([.RZ10:.SD10])" office:value-type="float" office:value="0">
            <text:p>0</text:p>
          </table:table-cell>
          <table:table-cell table:formula="of:=IF([.SE10] = 0; 0; [.SF10]/[.SE10])" office:value-type="float" office:value="0">
            <text:p>0</text:p>
          </table:table-cell>
          <table:table-cell table:number-columns-repeated="5" office:value-type="float" office:value="0.657980456026059">
            <text:p>0.66</text:p>
          </table:table-cell>
          <table:table-cell table:formula="of:=AVERAGE([.SH10:.SL10])" office:value-type="float" office:value="0.657980456026059">
            <text:p>0.66</text:p>
          </table:table-cell>
          <table:table-cell table:formula="of:=STDEV([.SH10:.SL10])" office:value-type="float" office:value="0">
            <text:p>0</text:p>
          </table:table-cell>
          <table:table-cell table:formula="of:=[.SN10]/[.SM10]" office:value-type="float" office:value="0">
            <text:p>0</text:p>
          </table:table-cell>
          <table:table-cell table:number-columns-repeated="5" office:value-type="float" office:value="0.630612855820422">
            <text:p>0.63</text:p>
          </table:table-cell>
          <table:table-cell table:formula="of:=AVERAGE([.SP10:.ST10])" office:value-type="float" office:value="0.630612855820422">
            <text:p>0.63</text:p>
          </table:table-cell>
          <table:table-cell table:formula="of:=STDEV([.SP10:.ST10])" office:value-type="float" office:value="0">
            <text:p>0</text:p>
          </table:table-cell>
          <table:table-cell table:formula="of:=[.SV10]/[.SU10]" office:value-type="float" office:value="0">
            <text:p>0</text:p>
          </table:table-cell>
          <table:table-cell office:value-type="float" office:value="0.703225806451613">
            <text:p>0.7</text:p>
          </table:table-cell>
          <table:table-cell office:value-type="float" office:value="0.709677419354839">
            <text:p>0.71</text:p>
          </table:table-cell>
          <table:table-cell table:number-columns-repeated="3" office:value-type="float" office:value="0.703225806451613">
            <text:p>0.7</text:p>
          </table:table-cell>
          <table:table-cell table:formula="of:=AVERAGE([.SX10:.TB10])" office:value-type="float" office:value="0.704516129032258">
            <text:p>0.7</text:p>
          </table:table-cell>
          <table:table-cell table:formula="of:=STDEV([.SX10:.TB10])" office:value-type="float" office:value="0.00288524900322564">
            <text:p>0</text:p>
          </table:table-cell>
          <table:table-cell table:formula="of:=[.TD10]/[.TC10]" office:value-type="float" office:value="0.00409536259615361">
            <text:p>0</text:p>
          </table:table-cell>
          <table:table-cell table:number-columns-repeated="5" office:value-type="float" office:value="0.657980456026059">
            <text:p>0.66</text:p>
          </table:table-cell>
          <table:table-cell table:formula="of:=AVERAGE([.TF10:.TJ10])" office:value-type="float" office:value="0.657980456026059">
            <text:p>0.66</text:p>
          </table:table-cell>
          <table:table-cell table:formula="of:=STDEV([.TF10:.TJ10])" office:value-type="float" office:value="0">
            <text:p>0</text:p>
          </table:table-cell>
          <table:table-cell table:formula="of:=[.TL10]/[.TK10]" office:value-type="float" office:value="0">
            <text:p>0</text:p>
          </table:table-cell>
          <table:table-cell office:value-type="float" office:value="0.216">
            <text:p>0.22</text:p>
          </table:table-cell>
          <table:table-cell office:value-type="float" office:value="0.301">
            <text:p>0.3</text:p>
          </table:table-cell>
          <table:table-cell office:value-type="float" office:value="0.232">
            <text:p>0.23</text:p>
          </table:table-cell>
          <table:table-cell office:value-type="float" office:value="0.269">
            <text:p>0.27</text:p>
          </table:table-cell>
          <table:table-cell office:value-type="float" office:value="0.254">
            <text:p>0.25</text:p>
          </table:table-cell>
          <table:table-cell table:formula="of:=AVERAGE([.TN10:.TR10])" office:value-type="float" office:value="0.2544">
            <text:p>0.25</text:p>
          </table:table-cell>
          <table:table-cell table:formula="of:=STDEV([.TN10:.TR10])" office:value-type="float" office:value="0.0330196910948603">
            <text:p>0.03</text:p>
          </table:table-cell>
          <table:table-cell table:formula="of:=[.TT10]/[.TS10]" office:value-type="float" office:value="0.129794383234514">
            <text:p>0.13</text:p>
          </table:table-cell>
          <table:table-cell table:number-columns-repeated="5" office:value-type="float" office:value="0">
            <text:p>0</text:p>
          </table:table-cell>
          <table:table-cell table:formula="of:=ABS([.TV10])" office:value-type="float" office:value="0">
            <text:p>0</text:p>
          </table:table-cell>
          <table:table-cell table:formula="of:=ABS([.TW10])" office:value-type="float" office:value="0">
            <text:p>0</text:p>
          </table:table-cell>
          <table:table-cell table:formula="of:=ABS([.TX10])" office:value-type="float" office:value="0">
            <text:p>0</text:p>
          </table:table-cell>
          <table:table-cell table:formula="of:=ABS([.TY10])" office:value-type="float" office:value="0">
            <text:p>0</text:p>
          </table:table-cell>
          <table:table-cell table:formula="of:=ABS([.TZ10])" office:value-type="float" office:value="0">
            <text:p>0</text:p>
          </table:table-cell>
          <table:table-cell table:formula="of:=AVERAGE([.UA10:.UE10])" office:value-type="float" office:value="0">
            <text:p>0</text:p>
          </table:table-cell>
          <table:table-cell table:formula="of:=STDEV([.UA10:.UE10])" office:value-type="float" office:value="0">
            <text:p>0</text:p>
          </table:table-cell>
          <table:table-cell table:formula="of:=IF([.UF10] = 0; 0; [.UG10]/[.UF10])" office:value-type="float" office:value="0">
            <text:p>0</text:p>
          </table:table-cell>
          <table:table-cell table:number-columns-repeated="5" office:value-type="float" office:value="0.657980456026059">
            <text:p>0.66</text:p>
          </table:table-cell>
          <table:table-cell table:formula="of:=AVERAGE([.UI10:.UM10])" office:value-type="float" office:value="0.657980456026059">
            <text:p>0.66</text:p>
          </table:table-cell>
          <table:table-cell table:formula="of:=STDEV([.UI10:.UM10])" office:value-type="float" office:value="0">
            <text:p>0</text:p>
          </table:table-cell>
          <table:table-cell table:formula="of:=[.UO10]/[.UN10]" office:value-type="float" office:value="0">
            <text:p>0</text:p>
          </table:table-cell>
          <table:table-cell table:number-columns-repeated="5" office:value-type="float" office:value="0.631207819238014">
            <text:p>0.63</text:p>
          </table:table-cell>
          <table:table-cell table:formula="of:=AVERAGE([.UQ10:.UU10])" office:value-type="float" office:value="0.631207819238014">
            <text:p>0.63</text:p>
          </table:table-cell>
          <table:table-cell table:formula="of:=STDEV([.UQ10:.UU10])" office:value-type="float" office:value="0">
            <text:p>0</text:p>
          </table:table-cell>
          <table:table-cell table:formula="of:=[.UW10]/[.UV10]" office:value-type="float" office:value="0">
            <text:p>0</text:p>
          </table:table-cell>
          <table:table-cell office:value-type="float" office:value="0.703225806451613">
            <text:p>0.7</text:p>
          </table:table-cell>
          <table:table-cell office:value-type="float" office:value="0.709677419354839">
            <text:p>0.71</text:p>
          </table:table-cell>
          <table:table-cell table:number-columns-repeated="3" office:value-type="float" office:value="0.703225806451613">
            <text:p>0.7</text:p>
          </table:table-cell>
          <table:table-cell table:formula="of:=AVERAGE([.UY10:.VC10])" office:value-type="float" office:value="0.704516129032258">
            <text:p>0.7</text:p>
          </table:table-cell>
          <table:table-cell table:formula="of:=STDEV([.UY10:.VC10])" office:value-type="float" office:value="0.00288524900322564">
            <text:p>0</text:p>
          </table:table-cell>
          <table:table-cell table:formula="of:=[.VE10]/[.VD10]" office:value-type="float" office:value="0.00409536259615361">
            <text:p>0</text:p>
          </table:table-cell>
          <table:table-cell table:number-columns-repeated="5" office:value-type="float" office:value="0.651465798045603">
            <text:p>0.65</text:p>
          </table:table-cell>
          <table:table-cell table:formula="of:=AVERAGE([.VG10:.VK10])" office:value-type="float" office:value="0.651465798045603">
            <text:p>0.65</text:p>
          </table:table-cell>
          <table:table-cell table:formula="of:=STDEV([.VG10:.VK10])" office:value-type="float" office:value="0">
            <text:p>0</text:p>
          </table:table-cell>
          <table:table-cell table:formula="of:=[.VM10]/[.VL10]" office:value-type="float" office:value="0">
            <text:p>0</text:p>
          </table:table-cell>
          <table:table-cell office:value-type="float" office:value="60.128">
            <text:p>60.13</text:p>
          </table:table-cell>
          <table:table-cell office:value-type="float" office:value="62.816">
            <text:p>62.82</text:p>
          </table:table-cell>
          <table:table-cell office:value-type="float" office:value="61.409">
            <text:p>61.41</text:p>
          </table:table-cell>
          <table:table-cell office:value-type="float" office:value="62.863">
            <text:p>62.86</text:p>
          </table:table-cell>
          <table:table-cell office:value-type="float" office:value="61.598">
            <text:p>61.6</text:p>
          </table:table-cell>
          <table:table-cell table:formula="of:=AVERAGE([.VO10:.VS10])" office:value-type="float" office:value="61.7628">
            <text:p>61.76</text:p>
          </table:table-cell>
          <table:table-cell table:formula="of:=STDEV([.VO10:.VS10])" office:value-type="float" office:value="1.13408275712137">
            <text:p>1.13</text:p>
          </table:table-cell>
          <table:table-cell table:formula="of:=[.VU10]/[.VT10]" office:value-type="float" office:value="0.0183619064731743">
            <text:p>0.02</text:p>
          </table:table-cell>
          <table:table-cell table:number-columns-repeated="5" office:value-type="float" office:value="0.646579804560261">
            <text:p>0.65</text:p>
          </table:table-cell>
          <table:table-cell table:formula="of:=AVERAGE([.VW10:.WA10])" office:value-type="float" office:value="0.646579804560261">
            <text:p>0.65</text:p>
          </table:table-cell>
          <table:table-cell table:formula="of:=STDEV([.VW10:.WA10])" office:value-type="float" office:value="0">
            <text:p>0</text:p>
          </table:table-cell>
          <table:table-cell table:formula="of:=[.WC10]/[.WB10]" office:value-type="float" office:value="0">
            <text:p>0</text:p>
          </table:table-cell>
          <table:table-cell table:number-columns-repeated="5" office:value-type="float" office:value="0.680705900116218">
            <text:p>0.68</text:p>
          </table:table-cell>
          <table:table-cell table:formula="of:=AVERAGE([.WE10:.WI10])" office:value-type="float" office:value="0.680705900116218">
            <text:p>0.68</text:p>
          </table:table-cell>
          <table:table-cell table:formula="of:=STDEV([.WE10:.WI10])" office:value-type="float" office:value="0">
            <text:p>0</text:p>
          </table:table-cell>
          <table:table-cell table:formula="of:=[.WK10]/[.WJ10]" office:value-type="float" office:value="0">
            <text:p>0</text:p>
          </table:table-cell>
          <table:table-cell table:number-columns-repeated="5" office:value-type="float" office:value="0.651465798045603">
            <text:p>0.65</text:p>
          </table:table-cell>
          <table:table-cell table:formula="of:=AVERAGE([.WM10:.WQ10])" office:value-type="float" office:value="0.651465798045603">
            <text:p>0.65</text:p>
          </table:table-cell>
          <table:table-cell table:formula="of:=STDEV([.WM10:.WQ10])" office:value-type="float" office:value="0">
            <text:p>0</text:p>
          </table:table-cell>
          <table:table-cell table:formula="of:=[.WS10]/[.WR10]" office:value-type="float" office:value="0">
            <text:p>0</text:p>
          </table:table-cell>
          <table:table-cell office:value-type="float" office:value="98.99">
            <text:p>98.99</text:p>
          </table:table-cell>
          <table:table-cell office:value-type="float" office:value="61.879">
            <text:p>61.88</text:p>
          </table:table-cell>
          <table:table-cell office:value-type="float" office:value="72.662">
            <text:p>72.66</text:p>
          </table:table-cell>
          <table:table-cell office:value-type="float" office:value="60.91">
            <text:p>60.91</text:p>
          </table:table-cell>
          <table:table-cell office:value-type="float" office:value="73.651">
            <text:p>73.65</text:p>
          </table:table-cell>
          <table:table-cell table:formula="of:=AVERAGE([.WU10:.WY10])" office:value-type="float" office:value="73.6184">
            <text:p>73.62</text:p>
          </table:table-cell>
          <table:table-cell table:formula="of:=STDEV([.WU10:.WY10])" office:value-type="float" office:value="15.3618911042879">
            <text:p>15.36</text:p>
          </table:table-cell>
          <table:table-cell table:formula="of:=[.XA10]/[.WZ10]" office:value-type="float" office:value="0.208669179230843">
            <text:p>0.21</text:p>
          </table:table-cell>
          <table:table-cell table:number-columns-repeated="5" office:value-type="float" office:value="0">
            <text:p>0</text:p>
          </table:table-cell>
          <table:table-cell table:formula="of:=ABS([.XC10])" office:value-type="float" office:value="0">
            <text:p>0</text:p>
          </table:table-cell>
          <table:table-cell table:formula="of:=ABS([.XD10])" office:value-type="float" office:value="0">
            <text:p>0</text:p>
          </table:table-cell>
          <table:table-cell table:formula="of:=ABS([.XE10])" office:value-type="float" office:value="0">
            <text:p>0</text:p>
          </table:table-cell>
          <table:table-cell table:formula="of:=ABS([.XF10])" office:value-type="float" office:value="0">
            <text:p>0</text:p>
          </table:table-cell>
          <table:table-cell table:formula="of:=ABS([.XG10])" office:value-type="float" office:value="0">
            <text:p>0</text:p>
          </table:table-cell>
          <table:table-cell table:formula="of:=AVERAGE([.XH10:.XL10])" office:value-type="float" office:value="0">
            <text:p>0</text:p>
          </table:table-cell>
          <table:table-cell table:formula="of:=STDEV([.XH10:.XL10])" office:value-type="float" office:value="0">
            <text:p>0</text:p>
          </table:table-cell>
          <table:table-cell table:formula="of:=[.XN10]/[.XM10]" office:value-type="float" office:value="0">
            <text:p>#DIV/0!</text:p>
          </table:table-cell>
          <table:table-cell table:number-columns-repeated="5" office:value-type="float" office:value="0.646579804560261">
            <text:p>0.65</text:p>
          </table:table-cell>
          <table:table-cell table:formula="of:=AVERAGE([.XP10:.XT10])" office:value-type="float" office:value="0.646579804560261">
            <text:p>0.65</text:p>
          </table:table-cell>
          <table:table-cell table:formula="of:=STDEV([.XP10:.XT10])" office:value-type="float" office:value="0">
            <text:p>0</text:p>
          </table:table-cell>
          <table:table-cell table:formula="of:=[.XV10]/[.XU10]" office:value-type="float" office:value="0">
            <text:p>0</text:p>
          </table:table-cell>
          <table:table-cell table:number-columns-repeated="5" office:value-type="float" office:value="0.680705900116218">
            <text:p>0.68</text:p>
          </table:table-cell>
          <table:table-cell table:formula="of:=AVERAGE([.XX10:.YB10])" office:value-type="float" office:value="0.680705900116218">
            <text:p>0.68</text:p>
          </table:table-cell>
          <table:table-cell table:formula="of:=STDEV([.XX10:.YB10])" office:value-type="float" office:value="0">
            <text:p>0</text:p>
          </table:table-cell>
          <table:table-cell table:formula="of:=[.YD10]/[.YC10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office:value-type="float" office:value="0.636240152132573">
            <text:p>0.64</text:p>
          </table:table-cell>
          <table:table-cell table:number-columns-repeated="2" office:value-type="float" office:value="0.635696821515893">
            <text:p>0.64</text:p>
          </table:table-cell>
          <table:table-cell table:number-columns-repeated="2" office:value-type="float" office:value="0.636240152132573">
            <text:p>0.64</text:p>
          </table:table-cell>
          <table:table-cell table:formula="of:=AVERAGE([.C11:.G11])" office:value-type="float" office:value="0.636022819885901">
            <text:p>0.64</text:p>
          </table:table-cell>
          <table:table-cell table:formula="of:=STDEV([.C11:.G11])" office:value-type="float" office:value="0.000297594434938825">
            <text:p>0</text:p>
          </table:table-cell>
          <table:table-cell table:formula="of:=[.I11]/[.H11]" office:value-type="float" office:value="0.000467898989838465">
            <text:p>0</text:p>
          </table:table-cell>
          <table:table-cell office:value-type="float" office:value="0.062">
            <text:p>0.06</text:p>
          </table:table-cell>
          <table:table-cell office:value-type="float" office:value="0.063">
            <text:p>0.06</text:p>
          </table:table-cell>
          <table:table-cell table:number-columns-repeated="2" office:value-type="float" office:value="0.031">
            <text:p>0.03</text:p>
          </table:table-cell>
          <table:table-cell office:value-type="float" office:value="0.078">
            <text:p>0.08</text:p>
          </table:table-cell>
          <table:table-cell table:formula="of:=AVERAGE([.K11:.O11])" office:value-type="float" office:value="0.053">
            <text:p>0.05</text:p>
          </table:table-cell>
          <table:table-cell table:formula="of:=STDEV([.K11:.O11])" office:value-type="float" office:value="0.0210594396886527">
            <text:p>0.02</text:p>
          </table:table-cell>
          <table:table-cell table:formula="of:=IF([.P11]=0; [.Q11]; [.Q11]/[.P11])" office:value-type="float" office:value="0.397347918653824">
            <text:p>0.4</text:p>
          </table:table-cell>
          <table:table-cell table:number-columns-repeated="5"/>
          <table:table-cell table:formula="of:=AVERAGE([.S11:.W11])" office:value-type="float" office:value="0">
            <text:p>#DIV/0!</text:p>
          </table:table-cell>
          <table:table-cell table:formula="of:=STDEV([.S11:.W11])" office:value-type="float" office:value="0">
            <text:p>#DIV/0!</text:p>
          </table:table-cell>
          <table:table-cell table:formula="of:=[.Y11]/[.X11]" office:value-type="float" office:value="0">
            <text:p>#DIV/0!</text:p>
          </table:table-cell>
          <table:table-cell office:value-type="float" office:value="0.669931068459052">
            <text:p>0.67</text:p>
          </table:table-cell>
          <table:table-cell table:number-columns-repeated="2" office:value-type="float" office:value="0.670184661634489">
            <text:p>0.67</text:p>
          </table:table-cell>
          <table:table-cell table:number-columns-repeated="2" office:value-type="float" office:value="0.669931068459052">
            <text:p>0.67</text:p>
          </table:table-cell>
          <table:table-cell table:formula="of:=AVERAGE([.AA11:.AE11])" office:value-type="float" office:value="0.670032505729227">
            <text:p>0.67</text:p>
          </table:table-cell>
          <table:table-cell table:formula="of:=STDEV([.AA11:.AE11])" office:value-type="float" office:value="0.000138898702616237">
            <text:p>0</text:p>
          </table:table-cell>
          <table:table-cell table:formula="of:=[.AG11]/[.AF11]" office:value-type="float" office:value="0.000207301439002676">
            <text:p>0</text:p>
          </table:table-cell>
          <table:table-cell office:value-type="float" office:value="0.643031784841076">
            <text:p>0.64</text:p>
          </table:table-cell>
          <table:table-cell table:number-columns-repeated="4" office:value-type="float" office:value="0.606085302906819">
            <text:p>0.61</text:p>
          </table:table-cell>
          <table:table-cell table:formula="of:=AVERAGE([.AI11:.AM11])" office:value-type="float" office:value="0.61347459929367">
            <text:p>0.61</text:p>
          </table:table-cell>
          <table:table-cell table:formula="of:=STDEV([.AI11:.AM11])" office:value-type="float" office:value="0.0165229690268933">
            <text:p>0.02</text:p>
          </table:table-cell>
          <table:table-cell table:formula="of:=[.AO11]/[.AN11]" office:value-type="float" office:value="0.0269334199751989">
            <text:p>0.03</text:p>
          </table:table-cell>
          <table:table-cell office:value-type="float" office:value="0.094">
            <text:p>0.09</text:p>
          </table:table-cell>
          <table:table-cell table:number-columns-repeated="2" office:value-type="float" office:value="0.016">
            <text:p>0.02</text:p>
          </table:table-cell>
          <table:table-cell office:value-type="float" office:value="0.063">
            <text:p>0.06</text:p>
          </table:table-cell>
          <table:table-cell office:value-type="float" office:value="0.109">
            <text:p>0.11</text:p>
          </table:table-cell>
          <table:table-cell table:formula="of:=AVERAGE([.AQ11:.AU11])" office:value-type="float" office:value="0.0596">
            <text:p>0.06</text:p>
          </table:table-cell>
          <table:table-cell table:formula="of:=STDEV([.AQ11:.AU11])" office:value-type="float" office:value="0.0431196011113275">
            <text:p>0.04</text:p>
          </table:table-cell>
          <table:table-cell table:formula="of:=IF([.AV11]=0; 0; [.AW11]/[.AV11])" office:value-type="float" office:value="0.723483240122945">
            <text:p>0.72</text:p>
          </table:table-cell>
          <table:table-cell table:number-columns-repeated="5"/>
          <table:table-cell table:formula="of:=AVERAGE([.AY11:.BC11])" office:value-type="float" office:value="0">
            <text:p>#DIV/0!</text:p>
          </table:table-cell>
          <table:table-cell table:formula="of:=STDEV([.AY11:.BC11])" office:value-type="float" office:value="0">
            <text:p>#DIV/0!</text:p>
          </table:table-cell>
          <table:table-cell table:formula="of:=[.BE11]/[.BD11]" office:value-type="float" office:value="0">
            <text:p>#DIV/0!</text:p>
          </table:table-cell>
          <table:table-cell office:value-type="float" office:value="0.679595703573766">
            <text:p>0.68</text:p>
          </table:table-cell>
          <table:table-cell office:value-type="float" office:value="0.686061722231145">
            <text:p>0.69</text:p>
          </table:table-cell>
          <table:table-cell office:value-type="float" office:value="0.679388453591047">
            <text:p>0.68</text:p>
          </table:table-cell>
          <table:table-cell office:value-type="float" office:value="0.665193635490801">
            <text:p>0.67</text:p>
          </table:table-cell>
          <table:table-cell office:value-type="float" office:value="0.677589182800533">
            <text:p>0.68</text:p>
          </table:table-cell>
          <table:table-cell table:formula="of:=AVERAGE([.BG11:.BK11])" office:value-type="float" office:value="0.677565739537459">
            <text:p>0.68</text:p>
          </table:table-cell>
          <table:table-cell table:formula="of:=STDEV([.BG11:.BK11])" office:value-type="float" office:value="0.00762715986736174">
            <text:p>0.01</text:p>
          </table:table-cell>
          <table:table-cell table:formula="of:=[.BM11]/[.BL11]" office:value-type="float" office:value="0.0112567082753748">
            <text:p>0.01</text:p>
          </table:table-cell>
          <table:table-cell office:value-type="float" office:value="0.606085302906819">
            <text:p>0.61</text:p>
          </table:table-cell>
          <table:table-cell office:value-type="float" office:value="0.643031784841076">
            <text:p>0.64</text:p>
          </table:table-cell>
          <table:table-cell table:number-columns-repeated="2" office:value-type="float" office:value="0.606085302906819">
            <text:p>0.61</text:p>
          </table:table-cell>
          <table:table-cell office:value-type="float" office:value="0.643031784841076">
            <text:p>0.64</text:p>
          </table:table-cell>
          <table:table-cell table:formula="of:=AVERAGE([.BO11:.BS11])" office:value-type="float" office:value="0.620863895680522">
            <text:p>0.62</text:p>
          </table:table-cell>
          <table:table-cell table:formula="of:=STDEV([.BO11:.BS11])" office:value-type="float" office:value="0.0202364215758496">
            <text:p>0.02</text:p>
          </table:table-cell>
          <table:table-cell table:formula="of:=[.BU11]/[.BT11]" office:value-type="float" office:value="0.0325939738429608">
            <text:p>0.03</text:p>
          </table:table-cell>
          <table:table-cell office:value-type="float" office:value="1.031">
            <text:p>1.03</text:p>
          </table:table-cell>
          <table:table-cell office:value-type="float" office:value="1.14">
            <text:p>1.14</text:p>
          </table:table-cell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office:value-type="float" office:value="0.906">
            <text:p>0.91</text:p>
          </table:table-cell>
          <table:table-cell table:formula="of:=AVERAGE([.BW11:.CA11])" office:value-type="float" office:value="0.9434">
            <text:p>0.94</text:p>
          </table:table-cell>
          <table:table-cell table:formula="of:=STDEV([.BW11:.CA11])" office:value-type="float" office:value="0.189062952478797">
            <text:p>0.19</text:p>
          </table:table-cell>
          <table:table-cell table:formula="of:=[.CC11]/[.CB11]" office:value-type="float" office:value="0.200405928003813">
            <text:p>0.2</text:p>
          </table:table-cell>
          <table:table-cell table:number-columns-repeated="5"/>
          <table:table-cell table:formula="of:=AVERAGE([.CE11:.CI11])" office:value-type="float" office:value="0">
            <text:p>#DIV/0!</text:p>
          </table:table-cell>
          <table:table-cell table:formula="of:=STDEV([.CE11:.CI11])" office:value-type="float" office:value="0">
            <text:p>#DIV/0!</text:p>
          </table:table-cell>
          <table:table-cell table:formula="of:=[.CK11]/[.CJ11]" office:value-type="float" office:value="0">
            <text:p>#DIV/0!</text:p>
          </table:table-cell>
          <table:table-cell office:value-type="float" office:value="0.679388453591047">
            <text:p>0.68</text:p>
          </table:table-cell>
          <table:table-cell office:value-type="float" office:value="0.679595703573766">
            <text:p>0.68</text:p>
          </table:table-cell>
          <table:table-cell table:number-columns-repeated="2" office:value-type="float" office:value="0.686061722231145">
            <text:p>0.69</text:p>
          </table:table-cell>
          <table:table-cell office:value-type="float" office:value="0.679595703573766">
            <text:p>0.68</text:p>
          </table:table-cell>
          <table:table-cell table:formula="of:=AVERAGE([.CM11:.CQ11])" office:value-type="float" office:value="0.682140661040174">
            <text:p>0.68</text:p>
          </table:table-cell>
          <table:table-cell table:formula="of:=STDEV([.CM11:.CQ11])" office:value-type="float" office:value="0.00358042262105184">
            <text:p>0</text:p>
          </table:table-cell>
          <table:table-cell table:formula="of:=[.CS11]/[.CR11]" office:value-type="float" office:value="0.00524880398654462">
            <text:p>0.01</text:p>
          </table:table-cell>
          <table:table-cell table:number-columns-repeated="3" office:value-type="float" office:value="0.606085302906819">
            <text:p>0.61</text:p>
          </table:table-cell>
          <table:table-cell office:value-type="float" office:value="0.76066286335235">
            <text:p>0.76</text:p>
          </table:table-cell>
          <table:table-cell office:value-type="float" office:value="0.606085302906819">
            <text:p>0.61</text:p>
          </table:table-cell>
          <table:table-cell table:formula="of:=AVERAGE([.CU11:.CY11])" office:value-type="float" office:value="0.637000814995925">
            <text:p>0.64</text:p>
          </table:table-cell>
          <table:table-cell table:formula="of:=STDEV([.CU11:.CY11])" office:value-type="float" office:value="0.069129186590458">
            <text:p>0.07</text:p>
          </table:table-cell>
          <table:table-cell table:formula="of:=[.DA11]/[.CZ11]" office:value-type="float" office:value="0.108522917024683">
            <text:p>0.11</text:p>
          </table:table-cell>
          <table:table-cell office:value-type="float" office:value="12.344">
            <text:p>12.34</text:p>
          </table:table-cell>
          <table:table-cell office:value-type="float" office:value="13.422">
            <text:p>13.42</text:p>
          </table:table-cell>
          <table:table-cell office:value-type="float" office:value="14.204">
            <text:p>14.2</text:p>
          </table:table-cell>
          <table:table-cell office:value-type="float" office:value="39.252">
            <text:p>39.25</text:p>
          </table:table-cell>
          <table:table-cell office:value-type="float" office:value="14.485">
            <text:p>14.49</text:p>
          </table:table-cell>
          <table:table-cell table:formula="of:=AVERAGE([.DC11:.DG11])" office:value-type="float" office:value="18.7414">
            <text:p>18.74</text:p>
          </table:table-cell>
          <table:table-cell table:formula="of:=STDEV([.DC11:.DG11])" office:value-type="float" office:value="11.4957861323182">
            <text:p>11.5</text:p>
          </table:table-cell>
          <table:table-cell table:formula="of:=[.DI11]/[.DH11]" office:value-type="float" office:value="0.613389935240603">
            <text:p>0.6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BS([.DK11])" office:value-type="float" office:value="0">
            <text:p>0</text:p>
          </table:table-cell>
          <table:table-cell table:formula="of:=ABS([.DL11])" office:value-type="float" office:value="0">
            <text:p>0</text:p>
          </table:table-cell>
          <table:table-cell table:formula="of:=ABS([.DM11])" office:value-type="float" office:value="0">
            <text:p>0</text:p>
          </table:table-cell>
          <table:table-cell table:formula="of:=ABS([.DN11])" office:value-type="float" office:value="1">
            <text:p>1</text:p>
          </table:table-cell>
          <table:table-cell table:formula="of:=ABS([.DO11])" office:value-type="float" office:value="0">
            <text:p>0</text:p>
          </table:table-cell>
          <table:table-cell table:formula="of:=AVERAGE([.DP11:.DT11])" office:value-type="float" office:value="0.2">
            <text:p>0.2</text:p>
          </table:table-cell>
          <table:table-cell table:formula="of:=STDEV([.DP11:.DT11])" office:value-type="float" office:value="0.447213595499958">
            <text:p>0.45</text:p>
          </table:table-cell>
          <table:table-cell table:formula="of:=IF([.DU11] = 0; 0; [.DV11]/[.DU11])" office:value-type="float" office:value="2.23606797749979">
            <text:p>2.24</text:p>
          </table:table-cell>
          <table:table-cell table:number-columns-repeated="5"/>
          <table:table-cell table:formula="of:=AVERAGE([.DX11:.EB11])" office:value-type="float" office:value="0">
            <text:p>#DIV/0!</text:p>
          </table:table-cell>
          <table:table-cell table:formula="of:=STDEV([.DX11:.EB11])" office:value-type="float" office:value="0">
            <text:p>#DIV/0!</text:p>
          </table:table-cell>
          <table:table-cell table:formula="of:=[.ED11]/[.EC11]" office:value-type="float" office:value="0">
            <text:p>#DIV/0!</text:p>
          </table:table-cell>
          <table:table-cell table:number-columns-repeated="2" office:value-type="float" office:value="0.665193635490801">
            <text:p>0.67</text:p>
          </table:table-cell>
          <table:table-cell office:value-type="float" office:value="0.686061722231145">
            <text:p>0.69</text:p>
          </table:table-cell>
          <table:table-cell office:value-type="float" office:value="0.589088327042509">
            <text:p>0.59</text:p>
          </table:table-cell>
          <table:table-cell office:value-type="float" office:value="0.686061722231145">
            <text:p>0.69</text:p>
          </table:table-cell>
          <table:table-cell table:formula="of:=AVERAGE([.EF11:.EJ11])" office:value-type="float" office:value="0.65831980849728">
            <text:p>0.66</text:p>
          </table:table-cell>
          <table:table-cell table:formula="of:=STDEV([.EF11:.EJ11])" office:value-type="float" office:value="0.040083427294614">
            <text:p>0.04</text:p>
          </table:table-cell>
          <table:table-cell table:formula="of:=[.EL11]/[.EK11]" office:value-type="float" office:value="0.060887469550872">
            <text:p>0.06</text:p>
          </table:table-cell>
          <table:table-cell table:number-columns-repeated="5"/>
          <table:table-cell table:formula="of:=AVERAGE([.EN11:.ER25])" office:value-type="float" office:value="0">
            <text:p>#DIV/0!</text:p>
          </table:table-cell>
          <table:table-cell table:formula="of:=STDEV([.EN11:.ER11])" office:value-type="float" office:value="0">
            <text:p>#DIV/0!</text:p>
          </table:table-cell>
          <table:table-cell table:formula="of:=[.ET11]/[.ES11]" office:value-type="float" office:value="0">
            <text:p>#DIV/0!</text:p>
          </table:table-cell>
          <table:table-cell office:value-type="float" office:value="0.607">
            <text:p>0.61</text:p>
          </table:table-cell>
          <table:table-cell office:value-type="float" office:value="0.213">
            <text:p>0.21</text:p>
          </table:table-cell>
          <table:table-cell office:value-type="float" office:value="0.255">
            <text:p>0.26</text:p>
          </table:table-cell>
          <table:table-cell office:value-type="float" office:value="0.984">
            <text:p>0.98</text:p>
          </table:table-cell>
          <table:table-cell office:value-type="float" office:value="0.107">
            <text:p>0.11</text:p>
          </table:table-cell>
          <table:table-cell table:formula="of:=AVERAGE([.EV11:.EZ11])" office:value-type="float" office:value="0.4332">
            <text:p>0.43</text:p>
          </table:table-cell>
          <table:table-cell table:formula="of:=STDEV([.EV11:.EZ11])" office:value-type="float" office:value="0.360637213831296">
            <text:p>0.36</text:p>
          </table:table-cell>
          <table:table-cell table:formula="of:=[.FB11]/[.FA11]" office:value-type="float" office:value="0.832495876803546">
            <text:p>0.8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BS([.FD11])" office:value-type="float" office:value="0.5">
            <text:p>0.5</text:p>
          </table:table-cell>
          <table:table-cell table:formula="of:=ABS([.FE11])" office:value-type="float" office:value="0">
            <text:p>0</text:p>
          </table:table-cell>
          <table:table-cell table:formula="of:=ABS([.FF11])" office:value-type="float" office:value="0.5">
            <text:p>0.5</text:p>
          </table:table-cell>
          <table:table-cell table:formula="of:=ABS([.FG11])" office:value-type="float" office:value="1">
            <text:p>1</text:p>
          </table:table-cell>
          <table:table-cell table:formula="of:=ABS([.FH11])" office:value-type="float" office:value="0">
            <text:p>0</text:p>
          </table:table-cell>
          <table:table-cell table:formula="of:=AVERAGE([.FI11:.FM11])" office:value-type="float" office:value="0.4">
            <text:p>0.4</text:p>
          </table:table-cell>
          <table:table-cell table:formula="of:=STDEV([.FI11:.FM11])" office:value-type="float" office:value="0.418330013267038">
            <text:p>0.42</text:p>
          </table:table-cell>
          <table:table-cell table:formula="of:=IF([.FN11] = 0; 0; [.FO11]/[.FN11])" office:value-type="float" office:value="1.04582503316759">
            <text:p>1.05</text:p>
          </table:table-cell>
          <table:table-cell table:number-columns-repeated="5"/>
          <table:table-cell table:formula="of:=AVERAGE([.FQ11:.FU11])" office:value-type="float" office:value="0">
            <text:p>#DIV/0!</text:p>
          </table:table-cell>
          <table:table-cell table:formula="of:=STDEV([.FQ11:.FU11])" office:value-type="float" office:value="0">
            <text:p>#DIV/0!</text:p>
          </table:table-cell>
          <table:table-cell table:formula="of:=[.FW11]/[.FV11]" office:value-type="float" office:value="0">
            <text:p>#DIV/0!</text:p>
          </table:table-cell>
          <table:table-cell office:value-type="float" office:value="0.65608999631803">
            <text:p>0.66</text:p>
          </table:table-cell>
          <table:table-cell office:value-type="float" office:value="0.665193635490801">
            <text:p>0.67</text:p>
          </table:table-cell>
          <table:table-cell office:value-type="float" office:value="0.66518208712895">
            <text:p>0.67</text:p>
          </table:table-cell>
          <table:table-cell office:value-type="float" office:value="0.648570703923177">
            <text:p>0.65</text:p>
          </table:table-cell>
          <table:table-cell office:value-type="float" office:value="0.686061722231145">
            <text:p>0.69</text:p>
          </table:table-cell>
          <table:table-cell table:formula="of:=AVERAGE([.FY11:.GC11])" office:value-type="float" office:value="0.664219629018421">
            <text:p>0.66</text:p>
          </table:table-cell>
          <table:table-cell table:formula="of:=STDEV([.FY11:.GC11])" office:value-type="float" office:value="0.0140528630055935">
            <text:p>0.01</text:p>
          </table:table-cell>
          <table:table-cell table:formula="of:=[.GE11]/[.GD11]" office:value-type="float" office:value="0.021156952296578">
            <text:p>0.02</text:p>
          </table:table-cell>
          <table:table-cell office:value-type="float" office:value="0.643303450149416">
            <text:p>0.64</text:p>
          </table:table-cell>
          <table:table-cell table:number-columns-repeated="4" office:value-type="float" office:value="0.606085302906819">
            <text:p>0.61</text:p>
          </table:table-cell>
          <table:table-cell table:formula="of:=AVERAGE([.GG11:.GK11])" office:value-type="float" office:value="0.613528932355338">
            <text:p>0.61</text:p>
          </table:table-cell>
          <table:table-cell table:formula="of:=STDEV([.GG11:.GK11])" office:value-type="float" office:value="0.0166444614462086">
            <text:p>0.02</text:p>
          </table:table-cell>
          <table:table-cell table:formula="of:=[.GM11]/[.GL11]" office:value-type="float" office:value="0.0271290571127763">
            <text:p>0.03</text:p>
          </table:table-cell>
          <table:table-cell office:value-type="float" office:value="1.266">
            <text:p>1.27</text:p>
          </table:table-cell>
          <table:table-cell office:value-type="float" office:value="0.203">
            <text:p>0.2</text:p>
          </table:table-cell>
          <table:table-cell office:value-type="float" office:value="0.656">
            <text:p>0.66</text:p>
          </table:table-cell>
          <table:table-cell office:value-type="float" office:value="0.125">
            <text:p>0.13</text:p>
          </table:table-cell>
          <table:table-cell office:value-type="float" office:value="0.438">
            <text:p>0.44</text:p>
          </table:table-cell>
          <table:table-cell table:formula="of:=AVERAGE([.GO11:.GS11])" office:value-type="float" office:value="0.5376">
            <text:p>0.54</text:p>
          </table:table-cell>
          <table:table-cell table:formula="of:=STDEV([.GO11:.GS11])" office:value-type="float" office:value="0.45735686285438">
            <text:p>0.46</text:p>
          </table:table-cell>
          <table:table-cell table:formula="of:=IF([.GT11]=0;0;[.GU11]/[.GT11])" office:value-type="float" office:value="0.850738212154724">
            <text:p>0.8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ABS([.GW11])" office:value-type="float" office:value="1.5">
            <text:p>1.5</text:p>
          </table:table-cell>
          <table:table-cell table:formula="of:=ABS([.GX11])" office:value-type="float" office:value="0">
            <text:p>0</text:p>
          </table:table-cell>
          <table:table-cell table:formula="of:=ABS([.GY11])" office:value-type="float" office:value="0.5">
            <text:p>0.5</text:p>
          </table:table-cell>
          <table:table-cell table:formula="of:=ABS([.GZ11])" office:value-type="float" office:value="0">
            <text:p>0</text:p>
          </table:table-cell>
          <table:table-cell table:formula="of:=ABS([.HA11])" office:value-type="float" office:value="0.5">
            <text:p>0.5</text:p>
          </table:table-cell>
          <table:table-cell table:formula="of:=AVERAGE([.HB11:.HF11])" office:value-type="float" office:value="0.5">
            <text:p>0.5</text:p>
          </table:table-cell>
          <table:table-cell table:formula="of:=STDEV([.HB11:.HF11])" office:value-type="float" office:value="0.612372435695794">
            <text:p>0.61</text:p>
          </table:table-cell>
          <table:table-cell table:formula="of:=[.HH11]/[.HG11]" office:value-type="float" office:value="1.22474487139159">
            <text:p>1.22</text:p>
          </table:table-cell>
          <table:table-cell office:value-type="float" office:value="0.574843792447705">
            <text:p>0.57</text:p>
          </table:table-cell>
          <table:table-cell office:value-type="float" office:value="0.605813637598479">
            <text:p>0.61</text:p>
          </table:table-cell>
          <table:table-cell office:value-type="float" office:value="0.550937245313774">
            <text:p>0.55</text:p>
          </table:table-cell>
          <table:table-cell table:number-columns-repeated="2" office:value-type="float" office:value="0.574300461831024">
            <text:p>0.57</text:p>
          </table:table-cell>
          <table:table-cell table:formula="of:=AVERAGE([.HJ11:.HN11])" office:value-type="float" office:value="0.576039119804401">
            <text:p>0.58</text:p>
          </table:table-cell>
          <table:table-cell table:formula="of:=STDEV([.HJ11:.HN11])" office:value-type="float" office:value="0.0195198660561458">
            <text:p>0.02</text:p>
          </table:table-cell>
          <table:table-cell table:formula="of:=[.HP11]/[.HO11]" office:value-type="float" office:value="0.0338863549107116">
            <text:p>0.03</text:p>
          </table:table-cell>
          <table:table-cell office:value-type="float" office:value="0.628947952994793">
            <text:p>0.63</text:p>
          </table:table-cell>
          <table:table-cell office:value-type="float" office:value="0.686061722231145">
            <text:p>0.69</text:p>
          </table:table-cell>
          <table:table-cell office:value-type="float" office:value="0.650975109872377">
            <text:p>0.65</text:p>
          </table:table-cell>
          <table:table-cell office:value-type="float" office:value="0.665193635490801">
            <text:p>0.67</text:p>
          </table:table-cell>
          <table:table-cell office:value-type="float" office:value="0.66518208712895">
            <text:p>0.67</text:p>
          </table:table-cell>
          <table:table-cell table:formula="of:=AVERAGE([.HR11:.HV11])" office:value-type="float" office:value="0.659272101543613">
            <text:p>0.66</text:p>
          </table:table-cell>
          <table:table-cell table:formula="of:=STDEV([.HR11:.HV11])" office:value-type="float" office:value="0.0210717246950261">
            <text:p>0.02</text:p>
          </table:table-cell>
          <table:table-cell table:formula="of:=[.HX11]/[.HW11]" office:value-type="float" office:value="0.0319621058523317">
            <text:p>0.03</text:p>
          </table:table-cell>
          <table:table-cell table:number-columns-repeated="5" office:value-type="float" office:value="0.606085302906819">
            <text:p>0.61</text:p>
          </table:table-cell>
          <table:table-cell table:formula="of:=AVERAGE([.HZ11:.ID11])" office:value-type="float" office:value="0.606085302906819">
            <text:p>0.61</text:p>
          </table:table-cell>
          <table:table-cell table:formula="of:=STDEV([.HZ11:.ID11])" office:value-type="float" office:value="0">
            <text:p>0</text:p>
          </table:table-cell>
          <table:table-cell table:formula="of:=[.IF11]/[.IE11]" office:value-type="float" office:value="0">
            <text:p>0</text:p>
          </table:table-cell>
          <table:table-cell office:value-type="float" office:value="8.726">
            <text:p>8.73</text:p>
          </table:table-cell>
          <table:table-cell office:value-type="float" office:value="9.597">
            <text:p>9.6</text:p>
          </table:table-cell>
          <table:table-cell office:value-type="float" office:value="9.679">
            <text:p>9.68</text:p>
          </table:table-cell>
          <table:table-cell office:value-type="float" office:value="9.816">
            <text:p>9.82</text:p>
          </table:table-cell>
          <table:table-cell office:value-type="float" office:value="9.29">
            <text:p>9.29</text:p>
          </table:table-cell>
          <table:table-cell table:formula="of:=AVERAGE([.IH11:.IL11])" office:value-type="float" office:value="9.4216">
            <text:p>9.42</text:p>
          </table:table-cell>
          <table:table-cell table:formula="of:=STDEV([.IH11:.IL11])" office:value-type="float" office:value="0.434093653489659">
            <text:p>0.43</text:p>
          </table:table-cell>
          <table:table-cell table:formula="of:=[.IN11]/[.IM11]" office:value-type="float" office:value="0.0460743030366031">
            <text:p>0.05</text:p>
          </table:table-cell>
          <table:table-cell table:number-columns-repeated="5" office:value-type="float" office:value="0.574300461831024">
            <text:p>0.57</text:p>
          </table:table-cell>
          <table:table-cell table:formula="of:=AVERAGE([.IP11:.IT11])" office:value-type="float" office:value="0.574300461831024">
            <text:p>0.57</text:p>
          </table:table-cell>
          <table:table-cell table:formula="of:=STDEV([.IP11:.IT11])" office:value-type="float" office:value="0">
            <text:p>0</text:p>
          </table:table-cell>
          <table:table-cell table:formula="of:=[.IV11]/[.IU11]" office:value-type="float" office:value="0">
            <text:p>0</text:p>
          </table:table-cell>
          <table:table-cell table:number-columns-repeated="5" office:value-type="float" office:value="0.665193635490801">
            <text:p>0.67</text:p>
          </table:table-cell>
          <table:table-cell table:formula="of:=AVERAGE([.IX11:.JB11])" office:value-type="float" office:value="0.665193635490801">
            <text:p>0.67</text:p>
          </table:table-cell>
          <table:table-cell table:formula="of:=STDEV([.IX11:.JB11])" office:value-type="float" office:value="0">
            <text:p>0</text:p>
          </table:table-cell>
          <table:table-cell table:formula="of:=[.JD11]/[.JC11]" office:value-type="float" office:value="0">
            <text:p>0</text:p>
          </table:table-cell>
          <table:table-cell table:number-columns-repeated="5" office:value-type="float" office:value="0.606085302906819">
            <text:p>0.61</text:p>
          </table:table-cell>
          <table:table-cell table:formula="of:=AVERAGE([.JF11:.JJ11])" office:value-type="float" office:value="0.606085302906819">
            <text:p>0.61</text:p>
          </table:table-cell>
          <table:table-cell table:formula="of:=STDEV([.JF11:.JJ11])" office:value-type="float" office:value="0">
            <text:p>0</text:p>
          </table:table-cell>
          <table:table-cell table:formula="of:=[.JL11]/[.JK11]" office:value-type="float" office:value="0">
            <text:p>0</text:p>
          </table:table-cell>
          <table:table-cell office:value-type="float" office:value="18.768">
            <text:p>18.77</text:p>
          </table:table-cell>
          <table:table-cell office:value-type="float" office:value="19.402">
            <text:p>19.4</text:p>
          </table:table-cell>
          <table:table-cell office:value-type="float" office:value="18.282">
            <text:p>18.28</text:p>
          </table:table-cell>
          <table:table-cell office:value-type="float" office:value="18.516">
            <text:p>18.52</text:p>
          </table:table-cell>
          <table:table-cell office:value-type="float" office:value="21.402">
            <text:p>21.4</text:p>
          </table:table-cell>
          <table:table-cell table:formula="of:=AVERAGE([.JN11:.JR11])" office:value-type="float" office:value="19.274">
            <text:p>19.27</text:p>
          </table:table-cell>
          <table:table-cell table:formula="of:=STDEV([.JN11:.JR11])" office:value-type="float" office:value="1.26089571337205">
            <text:p>1.26</text:p>
          </table:table-cell>
          <table:table-cell table:formula="of:=[.JT11]/[.JS11]" office:value-type="float" office:value="0.0654195140278119">
            <text:p>0.07</text:p>
          </table:table-cell>
          <table:table-cell table:number-columns-repeated="5" office:value-type="float" office:value="0">
            <text:p>0</text:p>
          </table:table-cell>
          <table:table-cell table:formula="of:=ABS([.JV11])" office:value-type="float" office:value="0">
            <text:p>0</text:p>
          </table:table-cell>
          <table:table-cell table:formula="of:=ABS([.JW11])" office:value-type="float" office:value="0">
            <text:p>0</text:p>
          </table:table-cell>
          <table:table-cell table:formula="of:=ABS([.JX11])" office:value-type="float" office:value="0">
            <text:p>0</text:p>
          </table:table-cell>
          <table:table-cell table:formula="of:=ABS([.JY11])" office:value-type="float" office:value="0">
            <text:p>0</text:p>
          </table:table-cell>
          <table:table-cell table:formula="of:=ABS([.JZ11])" office:value-type="float" office:value="0">
            <text:p>0</text:p>
          </table:table-cell>
          <table:table-cell table:formula="of:=AVERAGE([.KA11:.KE11])" office:value-type="float" office:value="0">
            <text:p>0</text:p>
          </table:table-cell>
          <table:table-cell table:formula="of:=STDEV([.KA11:.KE11])" office:value-type="float" office:value="0">
            <text:p>0</text:p>
          </table:table-cell>
          <table:table-cell table:formula="of:=IF([.KF11] = 0; 0; [.KG11]/[.KF11])" office:value-type="float" office:value="0">
            <text:p>0</text:p>
          </table:table-cell>
          <table:table-cell table:number-columns-repeated="5" office:value-type="float" office:value="0.574300461831024">
            <text:p>0.57</text:p>
          </table:table-cell>
          <table:table-cell table:formula="of:=AVERAGE([.KI11:.KM11])" office:value-type="float" office:value="0.574300461831024">
            <text:p>0.57</text:p>
          </table:table-cell>
          <table:table-cell table:formula="of:=STDEV([.KI11:.KM11])" office:value-type="float" office:value="0">
            <text:p>0</text:p>
          </table:table-cell>
          <table:table-cell table:formula="of:=[.KO11]/[.KN11]" office:value-type="float" office:value="0">
            <text:p>0</text:p>
          </table:table-cell>
          <table:table-cell table:number-columns-repeated="5" office:value-type="float" office:value="0.665193635490801">
            <text:p>0.67</text:p>
          </table:table-cell>
          <table:table-cell table:formula="of:=AVERAGE([.KQ11:.KU11])" office:value-type="float" office:value="0.665193635490801">
            <text:p>0.67</text:p>
          </table:table-cell>
          <table:table-cell table:formula="of:=STDEV([.KQ11:.KU11])" office:value-type="float" office:value="0">
            <text:p>0</text:p>
          </table:table-cell>
          <table:table-cell table:formula="of:=[.KW11]/[.KV11]" office:value-type="float" office:value="0">
            <text:p>0</text:p>
          </table:table-cell>
          <table:table-cell table:number-columns-repeated="5" office:value-type="float" office:value="0.666938331975007">
            <text:p>0.67</text:p>
          </table:table-cell>
          <table:table-cell table:formula="of:=AVERAGE([.KY11:.LC11])" office:value-type="float" office:value="0.666938331975007">
            <text:p>0.67</text:p>
          </table:table-cell>
          <table:table-cell table:formula="of:=STDEV([.KY11:.LC11])" office:value-type="float" office:value="0">
            <text:p>0</text:p>
          </table:table-cell>
          <table:table-cell table:formula="of:=[.LE11]/[.LD11]" office:value-type="float" office:value="0">
            <text:p>0</text:p>
          </table:table-cell>
          <table:table-cell office:value-type="float" office:value="65.212">
            <text:p>65.21</text:p>
          </table:table-cell>
          <table:table-cell office:value-type="float" office:value="65.326">
            <text:p>65.33</text:p>
          </table:table-cell>
          <table:table-cell office:value-type="float" office:value="106.093">
            <text:p>106.09</text:p>
          </table:table-cell>
          <table:table-cell office:value-type="float" office:value="65.7">
            <text:p>65.7</text:p>
          </table:table-cell>
          <table:table-cell office:value-type="float" office:value="64.513">
            <text:p>64.51</text:p>
          </table:table-cell>
          <table:table-cell table:formula="of:=AVERAGE([.LG11:.LK11])" office:value-type="float" office:value="73.3688">
            <text:p>73.37</text:p>
          </table:table-cell>
          <table:table-cell table:formula="of:=STDEV([.LG11:.LK11])" office:value-type="float" office:value="18.2984218636472">
            <text:p>18.3</text:p>
          </table:table-cell>
          <table:table-cell table:formula="of:=IF([.LL11]=0; [.LM11]; [.LM11]/[.LL11])" office:value-type="float" office:value="0.249403313992421">
            <text:p>0.25</text:p>
          </table:table-cell>
          <table:table-cell table:number-columns-repeated="5" office:value-type="float" office:value="0.666938331975007">
            <text:p>0.67</text:p>
          </table:table-cell>
          <table:table-cell table:formula="of:=AVERAGE([.LO11:.LS11])" office:value-type="float" office:value="0.666938331975007">
            <text:p>0.67</text:p>
          </table:table-cell>
          <table:table-cell table:formula="of:=STDEV([.LO11:.LS11])" office:value-type="float" office:value="0">
            <text:p>0</text:p>
          </table:table-cell>
          <table:table-cell table:formula="of:=[.LU11]/[.LT11]" office:value-type="float" office:value="0">
            <text:p>0</text:p>
          </table:table-cell>
          <table:table-cell table:number-columns-repeated="5" office:value-type="float" office:value="0.579730260360739">
            <text:p>0.58</text:p>
          </table:table-cell>
          <table:table-cell table:formula="of:=AVERAGE([.LW11:.MA11])" office:value-type="float" office:value="0.579730260360739">
            <text:p>0.58</text:p>
          </table:table-cell>
          <table:table-cell table:formula="of:=STDEV([.LW11:.MA11])" office:value-type="float" office:value="0">
            <text:p>0</text:p>
          </table:table-cell>
          <table:table-cell table:formula="of:=[.MC11]/[.MB11]" office:value-type="float" office:value="0">
            <text:p>0</text:p>
          </table:table-cell>
          <table:table-cell office:value-type="float" office:value="0.846509100787829">
            <text:p>0.85</text:p>
          </table:table-cell>
          <table:table-cell office:value-type="float" office:value="0.852214072262972">
            <text:p>0.85</text:p>
          </table:table-cell>
          <table:table-cell office:value-type="float" office:value="0.801684324911709">
            <text:p>0.8</text:p>
          </table:table-cell>
          <table:table-cell office:value-type="float" office:value="0.846509100787829">
            <text:p>0.85</text:p>
          </table:table-cell>
          <table:table-cell office:value-type="float" office:value="0.801684324911709">
            <text:p>0.8</text:p>
          </table:table-cell>
          <table:table-cell table:formula="of:=AVERAGE([.ME11:.MI11])" office:value-type="float" office:value="0.82972018473241">
            <text:p>0.83</text:p>
          </table:table-cell>
          <table:table-cell table:formula="of:=STDEV([.ME11:.MI11])" office:value-type="float" office:value="0.0256988776634378">
            <text:p>0.03</text:p>
          </table:table-cell>
          <table:table-cell table:formula="of:=[.MK11]/[.MJ11]" office:value-type="float" office:value="0.0309729450196826">
            <text:p>0.03</text:p>
          </table:table-cell>
          <table:table-cell office:value-type="float" office:value="433.973">
            <text:p>433.97</text:p>
          </table:table-cell>
          <table:table-cell office:value-type="float" office:value="1886.938">
            <text:p>1886.94</text:p>
          </table:table-cell>
          <table:table-cell office:value-type="float" office:value="1556.317">
            <text:p>1556.32</text:p>
          </table:table-cell>
          <table:table-cell office:value-type="float" office:value="462.889">
            <text:p>462.89</text:p>
          </table:table-cell>
          <table:table-cell office:value-type="float" office:value="1552.638">
            <text:p>1552.64</text:p>
          </table:table-cell>
          <table:table-cell table:formula="of:=AVERAGE([.MM11:.MQ11])" office:value-type="float" office:value="1178.551">
            <text:p>1178.55</text:p>
          </table:table-cell>
          <table:table-cell table:formula="of:=STDEV([.MM11:.MQ11])" office:value-type="float" office:value="680.262609662989">
            <text:p>680.26</text:p>
          </table:table-cell>
          <table:table-cell table:formula="of:=[.MS11]/[.MR11]" office:value-type="float" office:value="0.577202522133526">
            <text:p>0.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formula="of:=ABS([.MU11])" office:value-type="float" office:value="1">
            <text:p>1</text:p>
          </table:table-cell>
          <table:table-cell table:formula="of:=ABS([.MV11])" office:value-type="float" office:value="3">
            <text:p>3</text:p>
          </table:table-cell>
          <table:table-cell table:formula="of:=ABS([.MW11])" office:value-type="float" office:value="2.5">
            <text:p>2.5</text:p>
          </table:table-cell>
          <table:table-cell table:formula="of:=ABS([.MX11])" office:value-type="float" office:value="1">
            <text:p>1</text:p>
          </table:table-cell>
          <table:table-cell table:formula="of:=ABS([.MY11])" office:value-type="float" office:value="2.5">
            <text:p>2.5</text:p>
          </table:table-cell>
          <table:table-cell table:formula="of:=AVERAGE([.MZ11:.ND11])" office:value-type="float" office:value="2">
            <text:p>2</text:p>
          </table:table-cell>
          <table:table-cell table:formula="of:=STDEV([.MZ11:.ND11])" office:value-type="float" office:value="0.935414346693485">
            <text:p>0.94</text:p>
          </table:table-cell>
          <table:table-cell table:formula="of:=IF([.NE11] = 0; 0; [.NF11]/[.NE11])" office:value-type="float" office:value="0.467707173346743">
            <text:p>0.47</text:p>
          </table:table-cell>
          <table:table-cell office:value-type="float" office:value="0.678619940233632">
            <text:p>0.68</text:p>
          </table:table-cell>
          <table:table-cell office:value-type="float" office:value="0.459114371094811">
            <text:p>0.46</text:p>
          </table:table-cell>
          <table:table-cell office:value-type="float" office:value="0.463732681336593">
            <text:p>0.46</text:p>
          </table:table-cell>
          <table:table-cell office:value-type="float" office:value="0.678619940233632">
            <text:p>0.68</text:p>
          </table:table-cell>
          <table:table-cell office:value-type="float" office:value="0.463732681336593">
            <text:p>0.46</text:p>
          </table:table-cell>
          <table:table-cell table:formula="of:=AVERAGE([.NH11:.NL11])" office:value-type="float" office:value="0.548763922847052">
            <text:p>0.55</text:p>
          </table:table-cell>
          <table:table-cell table:formula="of:=STDEV([.NH11:.NL11])" office:value-type="float" office:value="0.118556776164424">
            <text:p>0.12</text:p>
          </table:table-cell>
          <table:table-cell table:formula="of:=[.NN11]/[.NM11]" office:value-type="float" office:value="0.216043313396656">
            <text:p>0.22</text:p>
          </table:table-cell>
          <table:table-cell office:value-type="float" office:value="0.592097220763314">
            <text:p>0.59</text:p>
          </table:table-cell>
          <table:table-cell office:value-type="float" office:value="0.421862421289652">
            <text:p>0.42</text:p>
          </table:table-cell>
          <table:table-cell office:value-type="float" office:value="0.41808041387281">
            <text:p>0.42</text:p>
          </table:table-cell>
          <table:table-cell office:value-type="float" office:value="0.592097220763314">
            <text:p>0.59</text:p>
          </table:table-cell>
          <table:table-cell office:value-type="float" office:value="0.41808041387281">
            <text:p>0.42</text:p>
          </table:table-cell>
          <table:table-cell table:formula="of:=AVERAGE([.NP11:.NT11])" office:value-type="float" office:value="0.48844353811238">
            <text:p>0.49</text:p>
          </table:table-cell>
          <table:table-cell table:formula="of:=STDEV([.NP11:.NT11])" office:value-type="float" office:value="0.0946350298212417">
            <text:p>0.09</text:p>
          </table:table-cell>
          <table:table-cell table:formula="of:=[.NV11]/[.NU11]" office:value-type="float" office:value="0.193748145767195">
            <text:p>0.19</text:p>
          </table:table-cell>
          <table:table-cell office:value-type="float" office:value="0.781037761477859">
            <text:p>0.78</text:p>
          </table:table-cell>
          <table:table-cell office:value-type="float" office:value="0.846509100787829">
            <text:p>0.85</text:p>
          </table:table-cell>
          <table:table-cell/>
          <table:table-cell table:formula="of:=AVERAGE([.NX11:.NZ11])" office:value-type="float" office:value="0.813773431132844">
            <text:p>0.81</text:p>
          </table:table-cell>
          <table:table-cell table:formula="of:=STDEV([.NX11:.NZ11])" office:value-type="float" office:value="0.0462952279994451">
            <text:p>0.05</text:p>
          </table:table-cell>
          <table:table-cell table:formula="of:=[.OB11]/[.OA11]" office:value-type="float" office:value="0.0568895791240052">
            <text:p>0.06</text:p>
          </table:table-cell>
          <table:table-cell office:value-type="float" office:value="98423.435">
            <text:p>98423.44</text:p>
          </table:table-cell>
          <table:table-cell office:value-type="float" office:value="74581.62">
            <text:p>74581.62</text:p>
          </table:table-cell>
          <table:table-cell/>
          <table:table-cell table:formula="of:=AVERAGE([.OD11:.OF11])" office:value-type="float" office:value="86502.5275">
            <text:p>86502.53</text:p>
          </table:table-cell>
          <table:table-cell table:formula="of:=STDEV([.OD11:.OF11])" office:value-type="float" office:value="16858.7090622951">
            <text:p>16858.71</text:p>
          </table:table-cell>
          <table:table-cell table:formula="of:=[.OH11]/[.OG11]" office:value-type="float" office:value="0.194892675965973">
            <text:p>0.19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/>
          <table:table-cell table:formula="of:=ABS([.OJ11])" office:value-type="float" office:value="1.5">
            <text:p>1.5</text:p>
          </table:table-cell>
          <table:table-cell table:formula="of:=ABS([.OK11])" office:value-type="float" office:value="1">
            <text:p>1</text:p>
          </table:table-cell>
          <table:table-cell/>
          <table:table-cell table:formula="of:=AVERAGE([.OM11:.OO11])" office:value-type="float" office:value="1.25">
            <text:p>1.25</text:p>
          </table:table-cell>
          <table:table-cell table:formula="of:=STDEV([.OM11:.OO11])" office:value-type="float" office:value="0.353553390593274">
            <text:p>0.35</text:p>
          </table:table-cell>
          <table:table-cell table:formula="of:=IF([.OP11] = 0; 0; [.OQ11]/[.OP11])" office:value-type="float" office:value="0.282842712474619">
            <text:p>0.28</text:p>
          </table:table-cell>
          <table:table-cell office:value-type="float" office:value="0.52214072262972">
            <text:p>0.52</text:p>
          </table:table-cell>
          <table:table-cell office:value-type="float" office:value="0.678619940233632">
            <text:p>0.68</text:p>
          </table:table-cell>
          <table:table-cell/>
          <table:table-cell table:formula="of:=AVERAGE([.OS11:.OU11])" office:value-type="float" office:value="0.600380331431676">
            <text:p>0.6</text:p>
          </table:table-cell>
          <table:table-cell table:formula="of:=STDEV([.OS11:.OU11])" office:value-type="float" office:value="0.110647515882492">
            <text:p>0.11</text:p>
          </table:table-cell>
          <table:table-cell table:formula="of:=[.OW11]/[.OV11]" office:value-type="float" office:value="0.18429570405586">
            <text:p>0.18</text:p>
          </table:table-cell>
          <table:table-cell office:value-type="float" office:value="0.454853171773489">
            <text:p>0.45</text:p>
          </table:table-cell>
          <table:table-cell office:value-type="float" office:value="0.592097220763314">
            <text:p>0.59</text:p>
          </table:table-cell>
          <table:table-cell/>
          <table:table-cell table:formula="of:=AVERAGE([.OY11:.PA11])" office:value-type="float" office:value="0.523475196268402">
            <text:p>0.52</text:p>
          </table:table-cell>
          <table:table-cell table:formula="of:=STDEV([.OY11:.PA11])" office:value-type="float" office:value="0.097046197718204">
            <text:p>0.1</text:p>
          </table:table-cell>
          <table:table-cell table:formula="of:=[.PC11]/[.PB11]" office:value-type="float" office:value="0.185388340097103">
            <text:p>0.19</text:p>
          </table:table-cell>
          <table:table-cell/>
          <table:table-cell office:value-type="float" office:value="1.906">
            <text:p>1.91</text:p>
          </table:table-cell>
          <table:table-cell office:value-type="float" office:value="2.781">
            <text:p>2.78</text:p>
          </table:table-cell>
          <table:table-cell office:value-type="float" office:value="1.907">
            <text:p>1.91</text:p>
          </table:table-cell>
          <table:table-cell office:value-type="float" office:value="2.344">
            <text:p>2.34</text:p>
          </table:table-cell>
          <table:table-cell office:value-type="float" office:value="1.078">
            <text:p>1.08</text:p>
          </table:table-cell>
          <table:table-cell table:formula="of:=AVERAGE([.PF11:.PJ11])" office:value-type="float" office:value="2.0032">
            <text:p>2</text:p>
          </table:table-cell>
          <table:table-cell office:value-type="float" office:value="1.265">
            <text:p>1.27</text:p>
          </table:table-cell>
          <table:table-cell office:value-type="float" office:value="1.5">
            <text:p>1.5</text:p>
          </table:table-cell>
          <table:table-cell office:value-type="float" office:value="0.985">
            <text:p>0.99</text:p>
          </table:table-cell>
          <table:table-cell office:value-type="float" office:value="1.782">
            <text:p>1.78</text:p>
          </table:table-cell>
          <table:table-cell office:value-type="float" office:value="1.25">
            <text:p>1.25</text:p>
          </table:table-cell>
          <table:table-cell table:formula="of:=AVERAGE([.PL11:.PP11])" office:value-type="float" office:value="1.3564">
            <text:p>1.36</text:p>
          </table:table-cell>
          <table:table-cell office:value-type="float" office:value="0.893">
            <text:p>0.89</text:p>
          </table:table-cell>
          <table:table-cell office:value-type="float" office:value="0.641">
            <text:p>0.64</text:p>
          </table:table-cell>
          <table:table-cell office:value-type="float" office:value="0.829">
            <text:p>0.83</text:p>
          </table:table-cell>
          <table:table-cell office:value-type="float" office:value="0.625">
            <text:p>0.63</text:p>
          </table:table-cell>
          <table:table-cell office:value-type="float" office:value="1.031">
            <text:p>1.03</text:p>
          </table:table-cell>
          <table:table-cell table:formula="of:=AVERAGE([.PR11:.PV11])" office:value-type="float" office:value="0.8038">
            <text:p>0.8</text:p>
          </table:table-cell>
          <table:table-cell/>
          <table:table-cell table:number-columns-repeated="5" office:value-type="float" office:value="0.606085302906819">
            <text:p>0.61</text:p>
          </table:table-cell>
          <table:table-cell table:formula="of:=AVERAGE([.PY11:.QC11])" office:value-type="float" office:value="0.606085302906819">
            <text:p>0.61</text:p>
          </table:table-cell>
          <table:table-cell table:formula="of:=STDEV([.PY11:.QC11])" office:value-type="float" office:value="0">
            <text:p>0</text:p>
          </table:table-cell>
          <table:table-cell table:formula="of:=[.QE11]/[.QD11]" office:value-type="float" office:value="0">
            <text:p>0</text:p>
          </table:table-cell>
          <table:table-cell office:value-type="float" office:value="133.476">
            <text:p>133.48</text:p>
          </table:table-cell>
          <table:table-cell office:value-type="float" office:value="133.113">
            <text:p>133.11</text:p>
          </table:table-cell>
          <table:table-cell office:value-type="float" office:value="135.398">
            <text:p>135.4</text:p>
          </table:table-cell>
          <table:table-cell office:value-type="float" office:value="132.408">
            <text:p>132.41</text:p>
          </table:table-cell>
          <table:table-cell office:value-type="float" office:value="133.047">
            <text:p>133.05</text:p>
          </table:table-cell>
          <table:table-cell table:formula="of:=AVERAGE([.QG11:.QK11])" office:value-type="float" office:value="133.4884">
            <text:p>133.49</text:p>
          </table:table-cell>
          <table:table-cell table:formula="of:=STDEV([.QG11:.QK11])" office:value-type="float" office:value="1.13465294253353">
            <text:p>1.13</text:p>
          </table:table-cell>
          <table:table-cell table:formula="of:=[.QM11]/[.QL11]" office:value-type="float" office:value="0.00850001155556237">
            <text:p>0.01</text:p>
          </table:table-cell>
          <table:table-cell table:number-columns-repeated="5" office:value-type="float" office:value="0.574300461831024">
            <text:p>0.57</text:p>
          </table:table-cell>
          <table:table-cell table:formula="of:=AVERAGE([.QO11:.QS11])" office:value-type="float" office:value="0.574300461831024">
            <text:p>0.57</text:p>
          </table:table-cell>
          <table:table-cell table:formula="of:=STDEV([.QO11:.QS11])" office:value-type="float" office:value="0">
            <text:p>0</text:p>
          </table:table-cell>
          <table:table-cell table:formula="of:=[.QU11]/[.QT11]" office:value-type="float" office:value="0">
            <text:p>0</text:p>
          </table:table-cell>
          <table:table-cell table:number-columns-repeated="5" office:value-type="float" office:value="0.665193635490801">
            <text:p>0.67</text:p>
          </table:table-cell>
          <table:table-cell table:formula="of:=AVERAGE([.QW11:.RA11])" office:value-type="float" office:value="0.665193635490801">
            <text:p>0.67</text:p>
          </table:table-cell>
          <table:table-cell table:formula="of:=STDEV([.QW11:.RA11])" office:value-type="float" office:value="0">
            <text:p>0</text:p>
          </table:table-cell>
          <table:table-cell table:formula="of:=[.RC11]/[.RB11]" office:value-type="float" office:value="0">
            <text:p>0</text:p>
          </table:table-cell>
          <table:table-cell table:number-columns-repeated="5" office:value-type="float" office:value="0.606085302906819">
            <text:p>0.61</text:p>
          </table:table-cell>
          <table:table-cell table:formula="of:=AVERAGE([.RE11:.RI11])" office:value-type="float" office:value="0.606085302906819">
            <text:p>0.61</text:p>
          </table:table-cell>
          <table:table-cell table:formula="of:=STDEV([.RE11:.RI11])" office:value-type="float" office:value="0">
            <text:p>0</text:p>
          </table:table-cell>
          <table:table-cell table:formula="of:=[.RK11]/[.RJ11]" office:value-type="float" office:value="0">
            <text:p>0</text:p>
          </table:table-cell>
          <table:table-cell office:value-type="float" office:value="271.821">
            <text:p>271.82</text:p>
          </table:table-cell>
          <table:table-cell office:value-type="float" office:value="267.626">
            <text:p>267.63</text:p>
          </table:table-cell>
          <table:table-cell office:value-type="float" office:value="278.68">
            <text:p>278.68</text:p>
          </table:table-cell>
          <table:table-cell office:value-type="float" office:value="275.951">
            <text:p>275.95</text:p>
          </table:table-cell>
          <table:table-cell office:value-type="float" office:value="265.853">
            <text:p>265.85</text:p>
          </table:table-cell>
          <table:table-cell table:formula="of:=AVERAGE([.RM11:.RQ11])" office:value-type="float" office:value="271.9862">
            <text:p>271.99</text:p>
          </table:table-cell>
          <table:table-cell table:formula="of:=STDEV([.RM11:.RQ11])" office:value-type="float" office:value="5.41251731636954">
            <text:p>5.41</text:p>
          </table:table-cell>
          <table:table-cell table:formula="of:=[.RS11]/[.RR11]" office:value-type="float" office:value="0.0198999703527956">
            <text:p>0.02</text:p>
          </table:table-cell>
          <table:table-cell table:number-columns-repeated="5" office:value-type="float" office:value="0">
            <text:p>0</text:p>
          </table:table-cell>
          <table:table-cell table:formula="of:=ABS([.RU11])" office:value-type="float" office:value="0">
            <text:p>0</text:p>
          </table:table-cell>
          <table:table-cell table:formula="of:=ABS([.RV11])" office:value-type="float" office:value="0">
            <text:p>0</text:p>
          </table:table-cell>
          <table:table-cell table:formula="of:=ABS([.RW11])" office:value-type="float" office:value="0">
            <text:p>0</text:p>
          </table:table-cell>
          <table:table-cell table:formula="of:=ABS([.RX11])" office:value-type="float" office:value="0">
            <text:p>0</text:p>
          </table:table-cell>
          <table:table-cell table:formula="of:=ABS([.RY11])" office:value-type="float" office:value="0">
            <text:p>0</text:p>
          </table:table-cell>
          <table:table-cell table:formula="of:=AVERAGE([.RZ11:.SD11])" office:value-type="float" office:value="0">
            <text:p>0</text:p>
          </table:table-cell>
          <table:table-cell table:formula="of:=STDEV([.RZ11:.SD11])" office:value-type="float" office:value="0">
            <text:p>0</text:p>
          </table:table-cell>
          <table:table-cell table:formula="of:=IF([.SE11] = 0; 0; [.SF11]/[.SE11])" office:value-type="float" office:value="0">
            <text:p>0</text:p>
          </table:table-cell>
          <table:table-cell table:number-columns-repeated="5" office:value-type="float" office:value="0.574300461831024">
            <text:p>0.57</text:p>
          </table:table-cell>
          <table:table-cell table:formula="of:=AVERAGE([.SH11:.SL11])" office:value-type="float" office:value="0.574300461831024">
            <text:p>0.57</text:p>
          </table:table-cell>
          <table:table-cell table:formula="of:=STDEV([.SH11:.SL11])" office:value-type="float" office:value="0">
            <text:p>0</text:p>
          </table:table-cell>
          <table:table-cell table:formula="of:=[.SN11]/[.SM11]" office:value-type="float" office:value="0">
            <text:p>0</text:p>
          </table:table-cell>
          <table:table-cell table:number-columns-repeated="5" office:value-type="float" office:value="0.665193635490801">
            <text:p>0.67</text:p>
          </table:table-cell>
          <table:table-cell table:formula="of:=AVERAGE([.SP11:.ST11])" office:value-type="float" office:value="0.665193635490801">
            <text:p>0.67</text:p>
          </table:table-cell>
          <table:table-cell table:formula="of:=STDEV([.SP11:.ST11])" office:value-type="float" office:value="0">
            <text:p>0</text:p>
          </table:table-cell>
          <table:table-cell table:formula="of:=[.SV11]/[.SU11]" office:value-type="float" office:value="0">
            <text:p>0</text:p>
          </table:table-cell>
          <table:table-cell table:number-columns-repeated="5" office:value-type="float" office:value="0.598262757871878">
            <text:p>0.6</text:p>
          </table:table-cell>
          <table:table-cell table:formula="of:=AVERAGE([.SX11:.TB11])" office:value-type="float" office:value="0.598262757871878">
            <text:p>0.6</text:p>
          </table:table-cell>
          <table:table-cell table:formula="of:=STDEV([.SX11:.TB11])" office:value-type="float" office:value="0">
            <text:p>0</text:p>
          </table:table-cell>
          <table:table-cell table:formula="of:=[.TD11]/[.TC11]" office:value-type="float" office:value="0">
            <text:p>0</text:p>
          </table:table-cell>
          <table:table-cell table:number-columns-repeated="5" office:value-type="float" office:value="0.606085302906819">
            <text:p>0.61</text:p>
          </table:table-cell>
          <table:table-cell table:formula="of:=AVERAGE([.TF11:.TJ11])" office:value-type="float" office:value="0.606085302906819">
            <text:p>0.61</text:p>
          </table:table-cell>
          <table:table-cell table:formula="of:=STDEV([.TF11:.TJ11])" office:value-type="float" office:value="0">
            <text:p>0</text:p>
          </table:table-cell>
          <table:table-cell table:formula="of:=[.TL11]/[.TK11]" office:value-type="float" office:value="0">
            <text:p>0</text:p>
          </table:table-cell>
          <table:table-cell office:value-type="float" office:value="2.088">
            <text:p>2.09</text:p>
          </table:table-cell>
          <table:table-cell office:value-type="float" office:value="2.406">
            <text:p>2.41</text:p>
          </table:table-cell>
          <table:table-cell office:value-type="float" office:value="2.538">
            <text:p>2.54</text:p>
          </table:table-cell>
          <table:table-cell office:value-type="float" office:value="1.952">
            <text:p>1.95</text:p>
          </table:table-cell>
          <table:table-cell office:value-type="float" office:value="2.09">
            <text:p>2.09</text:p>
          </table:table-cell>
          <table:table-cell table:formula="of:=AVERAGE([.TN11:.TR11])" office:value-type="float" office:value="2.2148">
            <text:p>2.21</text:p>
          </table:table-cell>
          <table:table-cell table:formula="of:=STDEV([.TN11:.TR11])" office:value-type="float" office:value="0.245831649711749">
            <text:p>0.25</text:p>
          </table:table-cell>
          <table:table-cell table:formula="of:=[.TT11]/[.TS11]" office:value-type="float" office:value="0.110994965555242">
            <text:p>0.11</text:p>
          </table:table-cell>
          <table:table-cell table:number-columns-repeated="5" office:value-type="float" office:value="0">
            <text:p>0</text:p>
          </table:table-cell>
          <table:table-cell table:formula="of:=ABS([.TV11])" office:value-type="float" office:value="0">
            <text:p>0</text:p>
          </table:table-cell>
          <table:table-cell table:formula="of:=ABS([.TW11])" office:value-type="float" office:value="0">
            <text:p>0</text:p>
          </table:table-cell>
          <table:table-cell table:formula="of:=ABS([.TX11])" office:value-type="float" office:value="0">
            <text:p>0</text:p>
          </table:table-cell>
          <table:table-cell table:formula="of:=ABS([.TY11])" office:value-type="float" office:value="0">
            <text:p>0</text:p>
          </table:table-cell>
          <table:table-cell table:formula="of:=ABS([.TZ11])" office:value-type="float" office:value="0">
            <text:p>0</text:p>
          </table:table-cell>
          <table:table-cell table:formula="of:=AVERAGE([.UA11:.UE11])" office:value-type="float" office:value="0">
            <text:p>0</text:p>
          </table:table-cell>
          <table:table-cell table:formula="of:=STDEV([.UA11:.UE11])" office:value-type="float" office:value="0">
            <text:p>0</text:p>
          </table:table-cell>
          <table:table-cell table:formula="of:=IF([.UF11] = 0; 0; [.UG11]/[.UF11])" office:value-type="float" office:value="0">
            <text:p>0</text:p>
          </table:table-cell>
          <table:table-cell table:number-columns-repeated="5" office:value-type="float" office:value="0.605813637598479">
            <text:p>0.61</text:p>
          </table:table-cell>
          <table:table-cell table:formula="of:=AVERAGE([.UI11:.UM11])" office:value-type="float" office:value="0.605813637598479">
            <text:p>0.61</text:p>
          </table:table-cell>
          <table:table-cell table:formula="of:=STDEV([.UI11:.UM11])" office:value-type="float" office:value="0">
            <text:p>0</text:p>
          </table:table-cell>
          <table:table-cell table:formula="of:=[.UO11]/[.UN11]" office:value-type="float" office:value="0">
            <text:p>0</text:p>
          </table:table-cell>
          <table:table-cell table:number-columns-repeated="5" office:value-type="float" office:value="0.686061722231145">
            <text:p>0.69</text:p>
          </table:table-cell>
          <table:table-cell table:formula="of:=AVERAGE([.UQ11:.UU11])" office:value-type="float" office:value="0.686061722231145">
            <text:p>0.69</text:p>
          </table:table-cell>
          <table:table-cell table:formula="of:=STDEV([.UQ11:.UU11])" office:value-type="float" office:value="0">
            <text:p>0</text:p>
          </table:table-cell>
          <table:table-cell table:formula="of:=[.UW11]/[.UV11]" office:value-type="float" office:value="0">
            <text:p>0</text:p>
          </table:table-cell>
          <table:table-cell table:number-columns-repeated="5" office:value-type="float" office:value="0.60586319218241">
            <text:p>0.61</text:p>
          </table:table-cell>
          <table:table-cell table:formula="of:=AVERAGE([.UY11:.VC11])" office:value-type="float" office:value="0.60586319218241">
            <text:p>0.61</text:p>
          </table:table-cell>
          <table:table-cell table:formula="of:=STDEV([.UY11:.VC11])" office:value-type="float" office:value="0">
            <text:p>0</text:p>
          </table:table-cell>
          <table:table-cell table:formula="of:=[.VE11]/[.VD11]" office:value-type="float" office:value="0">
            <text:p>0</text:p>
          </table:table-cell>
          <table:table-cell table:number-columns-repeated="5" office:value-type="float" office:value="0.624558543873947">
            <text:p>0.62</text:p>
          </table:table-cell>
          <table:table-cell table:formula="of:=AVERAGE([.VG11:.VK11])" office:value-type="float" office:value="0.624558543873947">
            <text:p>0.62</text:p>
          </table:table-cell>
          <table:table-cell table:formula="of:=STDEV([.VG11:.VK11])" office:value-type="float" office:value="0">
            <text:p>0</text:p>
          </table:table-cell>
          <table:table-cell table:formula="of:=[.VM11]/[.VL11]" office:value-type="float" office:value="0">
            <text:p>0</text:p>
          </table:table-cell>
          <table:table-cell office:value-type="float" office:value="10894.153">
            <text:p>10894.15</text:p>
          </table:table-cell>
          <table:table-cell office:value-type="float" office:value="11020.004">
            <text:p>11020</text:p>
          </table:table-cell>
          <table:table-cell office:value-type="float" office:value="11776.163">
            <text:p>11776.16</text:p>
          </table:table-cell>
          <table:table-cell office:value-type="float" office:value="11331.285">
            <text:p>11331.29</text:p>
          </table:table-cell>
          <table:table-cell office:value-type="float" office:value="11088.929">
            <text:p>11088.93</text:p>
          </table:table-cell>
          <table:table-cell table:formula="of:=AVERAGE([.VO11:.VS11])" office:value-type="float" office:value="11222.1068">
            <text:p>11222.11</text:p>
          </table:table-cell>
          <table:table-cell table:formula="of:=STDEV([.VO11:.VS11])" office:value-type="float" office:value="348.221809781065">
            <text:p>348.22</text:p>
          </table:table-cell>
          <table:table-cell table:formula="of:=[.VU11]/[.VT11]" office:value-type="float" office:value="0.0310299853661226">
            <text:p>0.03</text:p>
          </table:table-cell>
          <table:table-cell table:number-columns-repeated="5" office:value-type="float" office:value="0.624558543873947">
            <text:p>0.62</text:p>
          </table:table-cell>
          <table:table-cell table:formula="of:=AVERAGE([.VW11:.WA11])" office:value-type="float" office:value="0.624558543873947">
            <text:p>0.62</text:p>
          </table:table-cell>
          <table:table-cell table:formula="of:=STDEV([.VW11:.WA11])" office:value-type="float" office:value="0">
            <text:p>0</text:p>
          </table:table-cell>
          <table:table-cell table:formula="of:=[.WC11]/[.WB11]" office:value-type="float" office:value="0">
            <text:p>0</text:p>
          </table:table-cell>
          <table:table-cell table:number-columns-repeated="5" office:value-type="float" office:value="0.636564462950671">
            <text:p>0.64</text:p>
          </table:table-cell>
          <table:table-cell table:formula="of:=AVERAGE([.WE11:.WI11])" office:value-type="float" office:value="0.636564462950671">
            <text:p>0.64</text:p>
          </table:table-cell>
          <table:table-cell table:formula="of:=STDEV([.WE11:.WI11])" office:value-type="float" office:value="0">
            <text:p>0</text:p>
          </table:table-cell>
          <table:table-cell table:formula="of:=[.WK11]/[.WJ11]" office:value-type="float" office:value="0">
            <text:p>0</text:p>
          </table:table-cell>
          <table:table-cell table:number-columns-repeated="5" office:value-type="float" office:value="0.624558543873947">
            <text:p>0.62</text:p>
          </table:table-cell>
          <table:table-cell table:formula="of:=AVERAGE([.WM11:.WQ11])" office:value-type="float" office:value="0.624558543873947">
            <text:p>0.62</text:p>
          </table:table-cell>
          <table:table-cell table:formula="of:=STDEV([.WM11:.WQ11])" office:value-type="float" office:value="0">
            <text:p>0</text:p>
          </table:table-cell>
          <table:table-cell table:formula="of:=[.WS11]/[.WR11]" office:value-type="float" office:value="0">
            <text:p>0</text:p>
          </table:table-cell>
          <table:table-cell office:value-type="float" office:value="17059.832">
            <text:p>17059.83</text:p>
          </table:table-cell>
          <table:table-cell office:value-type="float" office:value="15041.004">
            <text:p>15041</text:p>
          </table:table-cell>
          <table:table-cell office:value-type="float" office:value="15367.604">
            <text:p>15367.6</text:p>
          </table:table-cell>
          <table:table-cell office:value-type="float" office:value="11326.177">
            <text:p>11326.18</text:p>
          </table:table-cell>
          <table:table-cell office:value-type="float" office:value="11485.584">
            <text:p>11485.58</text:p>
          </table:table-cell>
          <table:table-cell table:formula="of:=AVERAGE([.WU11:.WY11])" office:value-type="float" office:value="14056.0402">
            <text:p>14056.04</text:p>
          </table:table-cell>
          <table:table-cell table:formula="of:=STDEV([.WU11:.WY11])" office:value-type="float" office:value="2538.33196377861">
            <text:p>2538.33</text:p>
          </table:table-cell>
          <table:table-cell table:formula="of:=[.XA11]/[.WZ11]" office:value-type="float" office:value="0.180586561197983">
            <text:p>0.18</text:p>
          </table:table-cell>
          <table:table-cell table:number-columns-repeated="5" office:value-type="float" office:value="0">
            <text:p>0</text:p>
          </table:table-cell>
          <table:table-cell table:formula="of:=ABS([.XC11])" office:value-type="float" office:value="0">
            <text:p>0</text:p>
          </table:table-cell>
          <table:table-cell table:formula="of:=ABS([.XD11])" office:value-type="float" office:value="0">
            <text:p>0</text:p>
          </table:table-cell>
          <table:table-cell table:formula="of:=ABS([.XE11])" office:value-type="float" office:value="0">
            <text:p>0</text:p>
          </table:table-cell>
          <table:table-cell table:formula="of:=ABS([.XF11])" office:value-type="float" office:value="0">
            <text:p>0</text:p>
          </table:table-cell>
          <table:table-cell table:formula="of:=ABS([.XG11])" office:value-type="float" office:value="0">
            <text:p>0</text:p>
          </table:table-cell>
          <table:table-cell table:formula="of:=AVERAGE([.XH11:.XL11])" office:value-type="float" office:value="0">
            <text:p>0</text:p>
          </table:table-cell>
          <table:table-cell table:formula="of:=STDEV([.XH11:.XL11])" office:value-type="float" office:value="0">
            <text:p>0</text:p>
          </table:table-cell>
          <table:table-cell table:formula="of:=[.XN11]/[.XM11]" office:value-type="float" office:value="0">
            <text:p>#DIV/0!</text:p>
          </table:table-cell>
          <table:table-cell table:number-columns-repeated="5" office:value-type="float" office:value="0.624558543873947">
            <text:p>0.62</text:p>
          </table:table-cell>
          <table:table-cell table:formula="of:=AVERAGE([.XP11:.XT11])" office:value-type="float" office:value="0.624558543873947">
            <text:p>0.62</text:p>
          </table:table-cell>
          <table:table-cell table:formula="of:=STDEV([.XP11:.XT11])" office:value-type="float" office:value="0">
            <text:p>0</text:p>
          </table:table-cell>
          <table:table-cell table:formula="of:=[.XV11]/[.XU11]" office:value-type="float" office:value="0">
            <text:p>0</text:p>
          </table:table-cell>
          <table:table-cell table:number-columns-repeated="5" office:value-type="float" office:value="0.636564462950671">
            <text:p>0.64</text:p>
          </table:table-cell>
          <table:table-cell table:formula="of:=AVERAGE([.XX11:.YB11])" office:value-type="float" office:value="0.636564462950671">
            <text:p>0.64</text:p>
          </table:table-cell>
          <table:table-cell table:formula="of:=STDEV([.XX11:.YB11])" office:value-type="float" office:value="0">
            <text:p>0</text:p>
          </table:table-cell>
          <table:table-cell table:formula="of:=[.YD11]/[.YC11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.725">
            <text:p>0.73</text:p>
          </table:table-cell>
          <table:table-cell office:value-type="float" office:value="0.6875">
            <text:p>0.69</text:p>
          </table:table-cell>
          <table:table-cell office:value-type="float" office:value="0.6625">
            <text:p>0.66</text:p>
          </table:table-cell>
          <table:table-cell office:value-type="float" office:value="0.6375">
            <text:p>0.64</text:p>
          </table:table-cell>
          <table:table-cell table:formula="of:=AVERAGE([.C12:.G12])" office:value-type="float" office:value="0.6875">
            <text:p>0.69</text:p>
          </table:table-cell>
          <table:table-cell table:formula="of:=STDEV([.C12:.G12])" office:value-type="float" office:value="0.0385275875185561">
            <text:p>0.04</text:p>
          </table:table-cell>
          <table:table-cell table:formula="of:=[.I12]/[.H12]" office:value-type="float" office:value="0.0560401272997179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2</text:p>
          </table:table-cell>
          <table:table-cell table:number-columns-repeated="2" office:value-type="float" office:value="0">
            <text:p>0</text:p>
          </table:table-cell>
          <table:table-cell table:formula="of:=AVERAGE([.K12:.O12])" office:value-type="float" office:value="0.003">
            <text:p>0</text:p>
          </table:table-cell>
          <table:table-cell table:formula="of:=STDEV([.K12:.O12])" office:value-type="float" office:value="0.00670820393249937">
            <text:p>0.01</text:p>
          </table:table-cell>
          <table:table-cell table:formula="of:=IF([.P12]=0; [.Q12]; [.Q12]/[.P12])" office:value-type="float" office:value="2.23606797749979">
            <text:p>2.24</text:p>
          </table:table-cell>
          <table:table-cell table:number-columns-repeated="5"/>
          <table:table-cell table:formula="of:=AVERAGE([.S12:.W12])" office:value-type="float" office:value="0">
            <text:p>#DIV/0!</text:p>
          </table:table-cell>
          <table:table-cell table:formula="of:=STDEV([.S12:.W12])" office:value-type="float" office:value="0">
            <text:p>#DIV/0!</text:p>
          </table:table-cell>
          <table:table-cell table:formula="of:=[.Y12]/[.X12]" office:value-type="float" office:value="0">
            <text:p>#DIV/0!</text:p>
          </table:table-cell>
          <table:table-cell table:number-columns-repeated="2" office:value-type="float" office:value="0.19392911975435">
            <text:p>0.19</text:p>
          </table:table-cell>
          <table:table-cell office:value-type="float" office:value="0.131618287779101">
            <text:p>0.13</text:p>
          </table:table-cell>
          <table:table-cell office:value-type="float" office:value="0.0979821110836279">
            <text:p>0.1</text:p>
          </table:table-cell>
          <table:table-cell office:value-type="float" office:value="0.0650401299522282">
            <text:p>0.07</text:p>
          </table:table-cell>
          <table:table-cell table:formula="of:=AVERAGE([.AA12:.AE12])" office:value-type="float" office:value="0.136499753664731">
            <text:p>0.14</text:p>
          </table:table-cell>
          <table:table-cell table:formula="of:=STDEV([.AA12:.AE12])" office:value-type="float" office:value="0.0574677724886776">
            <text:p>0.06</text:p>
          </table:table-cell>
          <table:table-cell table:formula="of:=[.AG12]/[.AF12]" office:value-type="float" office:value="0.421010082038895">
            <text:p>0.42</text:p>
          </table:table-cell>
          <table:table-cell office:value-type="float" office:value="0.6375">
            <text:p>0.64</text:p>
          </table:table-cell>
          <table:table-cell office:value-type="float" office:value="0.6625">
            <text:p>0.66</text:p>
          </table:table-cell>
          <table:table-cell office:value-type="float" office:value="0.6875">
            <text:p>0.69</text:p>
          </table:table-cell>
          <table:table-cell office:value-type="float" office:value="0.65">
            <text:p>0.65</text:p>
          </table:table-cell>
          <table:table-cell office:value-type="float" office:value="0.6375">
            <text:p>0.64</text:p>
          </table:table-cell>
          <table:table-cell table:formula="of:=AVERAGE([.AI12:.AM12])" office:value-type="float" office:value="0.655">
            <text:p>0.66</text:p>
          </table:table-cell>
          <table:table-cell table:formula="of:=STDEV([.AI12:.AM12])" office:value-type="float" office:value="0.0209165006633519">
            <text:p>0.02</text:p>
          </table:table-cell>
          <table:table-cell table:formula="of:=[.AO12]/[.AN12]" office:value-type="float" office:value="0.0319335887990105">
            <text:p>0.03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table:number-columns-repeated="2" office:value-type="float" office:value="0">
            <text:p>0</text:p>
          </table:table-cell>
          <table:table-cell table:formula="of:=AVERAGE([.AQ12:.AU12])" office:value-type="float" office:value="0.0062">
            <text:p>0.01</text:p>
          </table:table-cell>
          <table:table-cell table:formula="of:=STDEV([.AQ12:.AU12])" office:value-type="float" office:value="0.0084970583144992">
            <text:p>0.01</text:p>
          </table:table-cell>
          <table:table-cell table:formula="of:=IF([.AV12]=0; 0; [.AW12]/[.AV12])" office:value-type="float" office:value="1.37049327653213">
            <text:p>1.37</text:p>
          </table:table-cell>
          <table:table-cell table:number-columns-repeated="5"/>
          <table:table-cell table:formula="of:=AVERAGE([.AY12:.BC12])" office:value-type="float" office:value="0">
            <text:p>#DIV/0!</text:p>
          </table:table-cell>
          <table:table-cell table:formula="of:=STDEV([.AY12:.BC12])" office:value-type="float" office:value="0">
            <text:p>#DIV/0!</text:p>
          </table:table-cell>
          <table:table-cell table:formula="of:=[.BE12]/[.BD12]" office:value-type="float" office:value="0">
            <text:p>#DIV/0!</text:p>
          </table:table-cell>
          <table:table-cell office:value-type="float" office:value="0.0670706877140873">
            <text:p>0.07</text:p>
          </table:table-cell>
          <table:table-cell office:value-type="float" office:value="0.0973483124535895">
            <text:p>0.1</text:p>
          </table:table-cell>
          <table:table-cell office:value-type="float" office:value="0.132117832232085">
            <text:p>0.13</text:p>
          </table:table-cell>
          <table:table-cell office:value-type="float" office:value="0.0818939369751924">
            <text:p>0.08</text:p>
          </table:table-cell>
          <table:table-cell office:value-type="float" office:value="0.0659370528183933">
            <text:p>0.07</text:p>
          </table:table-cell>
          <table:table-cell table:formula="of:=AVERAGE([.BG12:.BK12])" office:value-type="float" office:value="0.0888735644386695">
            <text:p>0.09</text:p>
          </table:table-cell>
          <table:table-cell table:formula="of:=STDEV([.BG12:.BK12])" office:value-type="float" office:value="0.0273498274638449">
            <text:p>0.03</text:p>
          </table:table-cell>
          <table:table-cell table:formula="of:=[.BM12]/[.BL12]" office:value-type="float" office:value="0.307738613125151">
            <text:p>0.31</text:p>
          </table:table-cell>
          <table:table-cell office:value-type="float" office:value="0.675">
            <text:p>0.68</text:p>
          </table:table-cell>
          <table:table-cell office:value-type="float" office:value="0.6875">
            <text:p>0.69</text:p>
          </table:table-cell>
          <table:table-cell office:value-type="float" office:value="0.65">
            <text:p>0.65</text:p>
          </table:table-cell>
          <table:table-cell office:value-type="float" office:value="0.6875">
            <text:p>0.69</text:p>
          </table:table-cell>
          <table:table-cell office:value-type="float" office:value="0.5875">
            <text:p>0.59</text:p>
          </table:table-cell>
          <table:table-cell table:formula="of:=AVERAGE([.BO12:.BS12])" office:value-type="float" office:value="0.6575">
            <text:p>0.66</text:p>
          </table:table-cell>
          <table:table-cell table:formula="of:=STDEV([.BO12:.BS12])" office:value-type="float" office:value="0.042019340784929">
            <text:p>0.04</text:p>
          </table:table-cell>
          <table:table-cell table:formula="of:=[.BU12]/[.BT12]" office:value-type="float" office:value="0.0639077426386753">
            <text:p>0.06</text:p>
          </table:table-cell>
          <table:table-cell table:number-columns-repeated="3" office:value-type="float" office:value="0.016">
            <text:p>0.02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table:formula="of:=AVERAGE([.BW12:.CA12])" office:value-type="float" office:value="0.0126">
            <text:p>0.01</text:p>
          </table:table-cell>
          <table:table-cell table:formula="of:=STDEV([.BW12:.CA12])" office:value-type="float" office:value="0.00705691150575094">
            <text:p>0.01</text:p>
          </table:table-cell>
          <table:table-cell table:formula="of:=[.CC12]/[.CB12]" office:value-type="float" office:value="0.560072341726265">
            <text:p>0.56</text:p>
          </table:table-cell>
          <table:table-cell table:number-columns-repeated="5"/>
          <table:table-cell table:formula="of:=AVERAGE([.CE12:.CI12])" office:value-type="float" office:value="0">
            <text:p>#DIV/0!</text:p>
          </table:table-cell>
          <table:table-cell table:formula="of:=STDEV([.CE12:.CI12])" office:value-type="float" office:value="0">
            <text:p>#DIV/0!</text:p>
          </table:table-cell>
          <table:table-cell table:formula="of:=[.CK12]/[.CJ12]" office:value-type="float" office:value="0">
            <text:p>#DIV/0!</text:p>
          </table:table-cell>
          <table:table-cell office:value-type="float" office:value="0.114683439226078">
            <text:p>0.11</text:p>
          </table:table-cell>
          <table:table-cell office:value-type="float" office:value="0.132117832232085">
            <text:p>0.13</text:p>
          </table:table-cell>
          <table:table-cell office:value-type="float" office:value="0.0818939369751924">
            <text:p>0.08</text:p>
          </table:table-cell>
          <table:table-cell office:value-type="float" office:value="0.131618287779101">
            <text:p>0.13</text:p>
          </table:table-cell>
          <table:table-cell office:value-type="float" office:value="0.0191481016002113">
            <text:p>0.02</text:p>
          </table:table-cell>
          <table:table-cell table:formula="of:=AVERAGE([.CM12:.CQ12])" office:value-type="float" office:value="0.0958923195625336">
            <text:p>0.1</text:p>
          </table:table-cell>
          <table:table-cell table:formula="of:=STDEV([.CM12:.CQ12])" office:value-type="float" office:value="0.047506232372981">
            <text:p>0.05</text:p>
          </table:table-cell>
          <table:table-cell table:formula="of:=[.CS12]/[.CR12]" office:value-type="float" office:value="0.495412276913388">
            <text:p>0.5</text:p>
          </table:table-cell>
          <table:table-cell office:value-type="float" office:value="0.7375">
            <text:p>0.74</text:p>
          </table:table-cell>
          <table:table-cell office:value-type="float" office:value="0.725">
            <text:p>0.73</text:p>
          </table:table-cell>
          <table:table-cell office:value-type="float" office:value="0.5875">
            <text:p>0.59</text:p>
          </table:table-cell>
          <table:table-cell office:value-type="float" office:value="0.6375">
            <text:p>0.64</text:p>
          </table:table-cell>
          <table:table-cell office:value-type="float" office:value="0.7375">
            <text:p>0.74</text:p>
          </table:table-cell>
          <table:table-cell table:formula="of:=AVERAGE([.CU12:.CY12])" office:value-type="float" office:value="0.685">
            <text:p>0.69</text:p>
          </table:table-cell>
          <table:table-cell table:formula="of:=STDEV([.CU12:.CY12])" office:value-type="float" office:value="0.0686931583201704">
            <text:p>0.07</text:p>
          </table:table-cell>
          <table:table-cell table:formula="of:=[.DA12]/[.CZ12]" office:value-type="float" office:value="0.100281982949154">
            <text:p>0.1</text:p>
          </table:table-cell>
          <table:table-cell table:number-columns-repeated="2" office:value-type="float" office:value="0.031">
            <text:p>0.03</text:p>
          </table:table-cell>
          <table:table-cell table:number-columns-repeated="2" office:value-type="float" office:value="0.032">
            <text:p>0.03</text:p>
          </table:table-cell>
          <table:table-cell office:value-type="float" office:value="0.047">
            <text:p>0.05</text:p>
          </table:table-cell>
          <table:table-cell table:formula="of:=AVERAGE([.DC12:.DG12])" office:value-type="float" office:value="0.0346">
            <text:p>0.03</text:p>
          </table:table-cell>
          <table:table-cell table:formula="of:=STDEV([.DC12:.DG12])" office:value-type="float" office:value="0.00694982014155762">
            <text:p>0.01</text:p>
          </table:table-cell>
          <table:table-cell table:formula="of:=[.DI12]/[.DH12]" office:value-type="float" office:value="0.200861853802243">
            <text:p>0.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ABS([.DK12])" office:value-type="float" office:value="0">
            <text:p>0</text:p>
          </table:table-cell>
          <table:table-cell table:formula="of:=ABS([.DL12])" office:value-type="float" office:value="0.5">
            <text:p>0.5</text:p>
          </table:table-cell>
          <table:table-cell table:formula="of:=ABS([.DM12])" office:value-type="float" office:value="0">
            <text:p>0</text:p>
          </table:table-cell>
          <table:table-cell table:formula="of:=ABS([.DN12])" office:value-type="float" office:value="0">
            <text:p>0</text:p>
          </table:table-cell>
          <table:table-cell table:formula="of:=ABS([.DO12])" office:value-type="float" office:value="0.5">
            <text:p>0.5</text:p>
          </table:table-cell>
          <table:table-cell table:formula="of:=AVERAGE([.DP12:.DT12])" office:value-type="float" office:value="0.2">
            <text:p>0.2</text:p>
          </table:table-cell>
          <table:table-cell table:formula="of:=STDEV([.DP12:.DT12])" office:value-type="float" office:value="0.273861278752583">
            <text:p>0.27</text:p>
          </table:table-cell>
          <table:table-cell table:formula="of:=IF([.DU12] = 0; 0; [.DV12]/[.DU12])" office:value-type="float" office:value="1.36930639376292">
            <text:p>1.37</text:p>
          </table:table-cell>
          <table:table-cell table:number-columns-repeated="5"/>
          <table:table-cell table:formula="of:=AVERAGE([.DX12:.EB12])" office:value-type="float" office:value="0">
            <text:p>#DIV/0!</text:p>
          </table:table-cell>
          <table:table-cell table:formula="of:=STDEV([.DX12:.EB12])" office:value-type="float" office:value="0">
            <text:p>#DIV/0!</text:p>
          </table:table-cell>
          <table:table-cell table:formula="of:=[.ED12]/[.EC12]" office:value-type="float" office:value="0">
            <text:p>#DIV/0!</text:p>
          </table:table-cell>
          <table:table-cell office:value-type="float" office:value="0.217108578284343">
            <text:p>0.22</text:p>
          </table:table-cell>
          <table:table-cell office:value-type="float" office:value="0.141587092525519">
            <text:p>0.14</text:p>
          </table:table-cell>
          <table:table-cell office:value-type="float" office:value="0.0191481016002113">
            <text:p>0.02</text:p>
          </table:table-cell>
          <table:table-cell office:value-type="float" office:value="0.0650401299522282">
            <text:p>0.07</text:p>
          </table:table-cell>
          <table:table-cell office:value-type="float" office:value="0.160418356936869">
            <text:p>0.16</text:p>
          </table:table-cell>
          <table:table-cell table:formula="of:=AVERAGE([.EF12:.EJ12])" office:value-type="float" office:value="0.120660451859834">
            <text:p>0.12</text:p>
          </table:table-cell>
          <table:table-cell table:formula="of:=STDEV([.EF12:.EJ12])" office:value-type="float" office:value="0.0786117578050531">
            <text:p>0.08</text:p>
          </table:table-cell>
          <table:table-cell table:formula="of:=[.EL12]/[.EK12]" office:value-type="float" office:value="0.651512211278414">
            <text:p>0.65</text:p>
          </table:table-cell>
          <table:table-cell table:number-columns-repeated="5"/>
          <table:table-cell table:formula="of:=AVERAGE([.EN12:.ER26])" office:value-type="float" office:value="0">
            <text:p>#DIV/0!</text:p>
          </table:table-cell>
          <table:table-cell table:formula="of:=STDEV([.EN12:.ER12])" office:value-type="float" office:value="0">
            <text:p>#DIV/0!</text:p>
          </table:table-cell>
          <table:table-cell table:formula="of:=[.ET12]/[.ES12]" office:value-type="float" office:value="0">
            <text:p>#DIV/0!</text:p>
          </table:table-cell>
          <table:table-cell office:value-type="float" office:value="0.003">
            <text:p>0</text:p>
          </table:table-cell>
          <table:table-cell office:value-type="float" office:value="0.002">
            <text:p>0</text:p>
          </table:table-cell>
          <table:table-cell office:value-type="float" office:value="0.008">
            <text:p>0.01</text:p>
          </table:table-cell>
          <table:table-cell office:value-type="float" office:value="0.005">
            <text:p>0.01</text:p>
          </table:table-cell>
          <table:table-cell office:value-type="float" office:value="0.004">
            <text:p>0</text:p>
          </table:table-cell>
          <table:table-cell table:formula="of:=AVERAGE([.EV12:.EZ12])" office:value-type="float" office:value="0.0044">
            <text:p>0</text:p>
          </table:table-cell>
          <table:table-cell table:formula="of:=STDEV([.EV12:.EZ12])" office:value-type="float" office:value="0.00230217288664427">
            <text:p>0</text:p>
          </table:table-cell>
          <table:table-cell table:formula="of:=[.FB12]/[.FA12]" office:value-type="float" office:value="0.52322111060097">
            <text:p>0.52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.5">
            <text:p>0.5</text:p>
          </table:table-cell>
          <table:table-cell table:formula="of:=ABS([.FD12])" office:value-type="float" office:value="0">
            <text:p>0</text:p>
          </table:table-cell>
          <table:table-cell table:formula="of:=ABS([.FE12])" office:value-type="float" office:value="0">
            <text:p>0</text:p>
          </table:table-cell>
          <table:table-cell table:formula="of:=ABS([.FF12])" office:value-type="float" office:value="1.5">
            <text:p>1.5</text:p>
          </table:table-cell>
          <table:table-cell table:formula="of:=ABS([.FG12])" office:value-type="float" office:value="0.5">
            <text:p>0.5</text:p>
          </table:table-cell>
          <table:table-cell table:formula="of:=ABS([.FH12])" office:value-type="float" office:value="0.5">
            <text:p>0.5</text:p>
          </table:table-cell>
          <table:table-cell table:formula="of:=AVERAGE([.FI12:.FM12])" office:value-type="float" office:value="0.5">
            <text:p>0.5</text:p>
          </table:table-cell>
          <table:table-cell table:formula="of:=STDEV([.FI12:.FM12])" office:value-type="float" office:value="0.612372435695794">
            <text:p>0.61</text:p>
          </table:table-cell>
          <table:table-cell table:formula="of:=IF([.FN12] = 0; 0; [.FO12]/[.FN12])" office:value-type="float" office:value="1.22474487139159">
            <text:p>1.22</text:p>
          </table:table-cell>
          <table:table-cell table:number-columns-repeated="5"/>
          <table:table-cell table:formula="of:=AVERAGE([.FQ12:.FU12])" office:value-type="float" office:value="0">
            <text:p>#DIV/0!</text:p>
          </table:table-cell>
          <table:table-cell table:formula="of:=STDEV([.FQ12:.FU12])" office:value-type="float" office:value="0">
            <text:p>#DIV/0!</text:p>
          </table:table-cell>
          <table:table-cell table:formula="of:=[.FW12]/[.FV12]" office:value-type="float" office:value="0">
            <text:p>#DIV/0!</text:p>
          </table:table-cell>
          <table:table-cell office:value-type="float" office:value="0.151433777692529">
            <text:p>0.15</text:p>
          </table:table-cell>
          <table:table-cell office:value-type="float" office:value="0.217108578284343">
            <text:p>0.22</text:p>
          </table:table-cell>
          <table:table-cell office:value-type="float" office:value="0.0865031020414732">
            <text:p>0.09</text:p>
          </table:table-cell>
          <table:table-cell office:value-type="float" office:value="0.118251143056884">
            <text:p>0.12</text:p>
          </table:table-cell>
          <table:table-cell office:value-type="float" office:value="0.127047376717316">
            <text:p>0.13</text:p>
          </table:table-cell>
          <table:table-cell table:formula="of:=AVERAGE([.FY12:.GC12])" office:value-type="float" office:value="0.140068795558509">
            <text:p>0.14</text:p>
          </table:table-cell>
          <table:table-cell table:formula="of:=STDEV([.FY12:.GC12])" office:value-type="float" office:value="0.0489365450676454">
            <text:p>0.05</text:p>
          </table:table-cell>
          <table:table-cell table:formula="of:=[.GE12]/[.GD12]" office:value-type="float" office:value="0.349375068676191">
            <text:p>0.35</text:p>
          </table:table-cell>
          <table:table-cell office:value-type="float" office:value="0.6875">
            <text:p>0.69</text:p>
          </table:table-cell>
          <table:table-cell office:value-type="float" office:value="0.6625">
            <text:p>0.66</text:p>
          </table:table-cell>
          <table:table-cell office:value-type="float" office:value="0.675">
            <text:p>0.68</text:p>
          </table:table-cell>
          <table:table-cell office:value-type="float" office:value="0.625">
            <text:p>0.63</text:p>
          </table:table-cell>
          <table:table-cell office:value-type="float" office:value="0.6375">
            <text:p>0.64</text:p>
          </table:table-cell>
          <table:table-cell table:formula="of:=AVERAGE([.GG12:.GK12])" office:value-type="float" office:value="0.6575">
            <text:p>0.66</text:p>
          </table:table-cell>
          <table:table-cell table:formula="of:=STDEV([.GG12:.GK12])" office:value-type="float" office:value="0.0259205516916596">
            <text:p>0.03</text:p>
          </table:table-cell>
          <table:table-cell table:formula="of:=[.GM12]/[.GL12]" office:value-type="float" office:value="0.0394228923067067">
            <text:p>0.04</text:p>
          </table:table-cell>
          <table:table-cell table:number-columns-repeated="5" office:value-type="float" office:value="0">
            <text:p>0</text:p>
          </table:table-cell>
          <table:table-cell table:formula="of:=AVERAGE([.GO12:.GS12])" office:value-type="float" office:value="0">
            <text:p>0</text:p>
          </table:table-cell>
          <table:table-cell table:formula="of:=STDEV([.GO12:.GS12])" office:value-type="float" office:value="0">
            <text:p>0</text:p>
          </table:table-cell>
          <table:table-cell table:formula="of:=IF([.GT12]=0;0;[.GU12]/[.GT12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formula="of:=ABS([.GW12])" office:value-type="float" office:value="0">
            <text:p>0</text:p>
          </table:table-cell>
          <table:table-cell table:formula="of:=ABS([.GX12])" office:value-type="float" office:value="0">
            <text:p>0</text:p>
          </table:table-cell>
          <table:table-cell table:formula="of:=ABS([.GY12])" office:value-type="float" office:value="0">
            <text:p>0</text:p>
          </table:table-cell>
          <table:table-cell table:formula="of:=ABS([.GZ12])" office:value-type="float" office:value="0">
            <text:p>0</text:p>
          </table:table-cell>
          <table:table-cell table:formula="of:=ABS([.HA12])" office:value-type="float" office:value="0">
            <text:p>0</text:p>
          </table:table-cell>
          <table:table-cell table:formula="of:=AVERAGE([.HB12:.HF12])" office:value-type="float" office:value="0">
            <text:p>0</text:p>
          </table:table-cell>
          <table:table-cell table:formula="of:=STDEV([.HB12:.HF12])" office:value-type="float" office:value="0">
            <text:p>0</text:p>
          </table:table-cell>
          <table:table-cell table:formula="of:=[.HH12]/[.HG12]" office:value-type="float" office:value="0">
            <text:p>#DIV/0!</text:p>
          </table:table-cell>
          <table:table-cell office:value-type="float" office:value="0.6875">
            <text:p>0.69</text:p>
          </table:table-cell>
          <table:table-cell office:value-type="float" office:value="0.6625">
            <text:p>0.66</text:p>
          </table:table-cell>
          <table:table-cell office:value-type="float" office:value="0.675">
            <text:p>0.68</text:p>
          </table:table-cell>
          <table:table-cell office:value-type="float" office:value="0.625">
            <text:p>0.63</text:p>
          </table:table-cell>
          <table:table-cell office:value-type="float" office:value="0.6375">
            <text:p>0.64</text:p>
          </table:table-cell>
          <table:table-cell table:formula="of:=AVERAGE([.HJ12:.HN12])" office:value-type="float" office:value="0.6575">
            <text:p>0.66</text:p>
          </table:table-cell>
          <table:table-cell table:formula="of:=STDEV([.HJ12:.HN12])" office:value-type="float" office:value="0.0259205516916596">
            <text:p>0.03</text:p>
          </table:table-cell>
          <table:table-cell table:formula="of:=[.HP12]/[.HO12]" office:value-type="float" office:value="0.0394228923067067">
            <text:p>0.04</text:p>
          </table:table-cell>
          <table:table-cell office:value-type="float" office:value="0.132117832232085">
            <text:p>0.13</text:p>
          </table:table-cell>
          <table:table-cell office:value-type="float" office:value="0.0957888422315537">
            <text:p>0.1</text:p>
          </table:table-cell>
          <table:table-cell office:value-type="float" office:value="0.114683439226078">
            <text:p>0.11</text:p>
          </table:table-cell>
          <table:table-cell office:value-type="float" office:value="0.0535143769968051">
            <text:p>0.05</text:p>
          </table:table-cell>
          <table:table-cell office:value-type="float" office:value="0.0650401299522282">
            <text:p>0.07</text:p>
          </table:table-cell>
          <table:table-cell table:formula="of:=AVERAGE([.HR12:.HV12])" office:value-type="float" office:value="0.09222892412775">
            <text:p>0.09</text:p>
          </table:table-cell>
          <table:table-cell table:formula="of:=STDEV([.HR12:.HV12])" office:value-type="float" office:value="0.0329622888436011">
            <text:p>0.03</text:p>
          </table:table-cell>
          <table:table-cell table:formula="of:=[.HX12]/[.HW12]" office:value-type="float" office:value="0.357396436696406">
            <text:p>0.36</text:p>
          </table:table-cell>
          <table:table-cell table:number-columns-repeated="5" office:value-type="float" office:value="0.575">
            <text:p>0.58</text:p>
          </table:table-cell>
          <table:table-cell table:formula="of:=AVERAGE([.HZ12:.ID12])" office:value-type="float" office:value="0.575">
            <text:p>0.58</text:p>
          </table:table-cell>
          <table:table-cell table:formula="of:=STDEV([.HZ12:.ID12])" office:value-type="float" office:value="0">
            <text:p>0</text:p>
          </table:table-cell>
          <table:table-cell table:formula="of:=[.IF12]/[.IE12]" office:value-type="float" office:value="0">
            <text:p>0</text:p>
          </table:table-cell>
          <table:table-cell office:value-type="float" office:value="0.003">
            <text:p>0</text:p>
          </table:table-cell>
          <table:table-cell office:value-type="float" office:value="0.005">
            <text:p>0.01</text:p>
          </table:table-cell>
          <table:table-cell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office:value-type="float" office:value="0.019">
            <text:p>0.02</text:p>
          </table:table-cell>
          <table:table-cell table:formula="of:=AVERAGE([.IH12:.IL12])" office:value-type="float" office:value="0.0098">
            <text:p>0.01</text:p>
          </table:table-cell>
          <table:table-cell table:formula="of:=STDEV([.IH12:.IL12])" office:value-type="float" office:value="0.00719027120489902">
            <text:p>0.01</text:p>
          </table:table-cell>
          <table:table-cell table:formula="of:=[.IN12]/[.IM12]" office:value-type="float" office:value="0.733701143357043">
            <text:p>0.73</text:p>
          </table:table-cell>
          <table:table-cell table:number-columns-repeated="5" office:value-type="float" office:value="0.575">
            <text:p>0.58</text:p>
          </table:table-cell>
          <table:table-cell table:formula="of:=AVERAGE([.IP12:.IT12])" office:value-type="float" office:value="0.575">
            <text:p>0.58</text:p>
          </table:table-cell>
          <table:table-cell table:formula="of:=STDEV([.IP12:.IT12])" office:value-type="float" office:value="0">
            <text:p>0</text:p>
          </table:table-cell>
          <table:table-cell table:formula="of:=[.IV12]/[.IU12]" office:value-type="float" office:value="0">
            <text:p>0</text:p>
          </table:table-cell>
          <table:table-cell table:number-columns-repeated="5" office:value-type="float" office:value="0.0111089768216161">
            <text:p>0.01</text:p>
          </table:table-cell>
          <table:table-cell table:formula="of:=AVERAGE([.IX12:.JB12])" office:value-type="float" office:value="0.0111089768216161">
            <text:p>0.01</text:p>
          </table:table-cell>
          <table:table-cell table:formula="of:=STDEV([.IX12:.JB12])" office:value-type="float" office:value="0">
            <text:p>0</text:p>
          </table:table-cell>
          <table:table-cell table:formula="of:=[.JD12]/[.JC12]" office:value-type="float" office:value="0">
            <text:p>0</text:p>
          </table:table-cell>
          <table:table-cell table:number-columns-repeated="3" office:value-type="float" office:value="0.7125">
            <text:p>0.71</text:p>
          </table:table-cell>
          <table:table-cell office:value-type="float" office:value="0.725">
            <text:p>0.73</text:p>
          </table:table-cell>
          <table:table-cell office:value-type="float" office:value="0.7125">
            <text:p>0.71</text:p>
          </table:table-cell>
          <table:table-cell table:formula="of:=AVERAGE([.JF12:.JJ12])" office:value-type="float" office:value="0.715">
            <text:p>0.72</text:p>
          </table:table-cell>
          <table:table-cell table:formula="of:=STDEV([.JF12:.JJ12])" office:value-type="float" office:value="0.00559016994374945">
            <text:p>0.01</text:p>
          </table:table-cell>
          <table:table-cell table:formula="of:=[.JL12]/[.JK12]" office:value-type="float" office:value="0.00781841950174749">
            <text:p>0.01</text:p>
          </table:table-cell>
          <table:table-cell office:value-type="float" office:value="0.063">
            <text:p>0.06</text:p>
          </table:table-cell>
          <table:table-cell office:value-type="float" office:value="0.078">
            <text:p>0.08</text:p>
          </table:table-cell>
          <table:table-cell office:value-type="float" office:value="0.079">
            <text:p>0.08</text:p>
          </table:table-cell>
          <table:table-cell office:value-type="float" office:value="0.063">
            <text:p>0.06</text:p>
          </table:table-cell>
          <table:table-cell office:value-type="float" office:value="0.101">
            <text:p>0.1</text:p>
          </table:table-cell>
          <table:table-cell table:formula="of:=AVERAGE([.JN12:.JR12])" office:value-type="float" office:value="0.0768">
            <text:p>0.08</text:p>
          </table:table-cell>
          <table:table-cell table:formula="of:=STDEV([.JN12:.JR12])" office:value-type="float" office:value="0.0155948709516943">
            <text:p>0.02</text:p>
          </table:table-cell>
          <table:table-cell table:formula="of:=[.JT12]/[.JS12]" office:value-type="float" office:value="0.203058215516853">
            <text:p>0.2</text:p>
          </table:table-cell>
          <table:table-cell table:number-columns-repeated="5" office:value-type="float" office:value="1">
            <text:p>1</text:p>
          </table:table-cell>
          <table:table-cell table:formula="of:=ABS([.JV12])" office:value-type="float" office:value="1">
            <text:p>1</text:p>
          </table:table-cell>
          <table:table-cell table:formula="of:=ABS([.JW12])" office:value-type="float" office:value="1">
            <text:p>1</text:p>
          </table:table-cell>
          <table:table-cell table:formula="of:=ABS([.JX12])" office:value-type="float" office:value="1">
            <text:p>1</text:p>
          </table:table-cell>
          <table:table-cell table:formula="of:=ABS([.JY12])" office:value-type="float" office:value="1">
            <text:p>1</text:p>
          </table:table-cell>
          <table:table-cell table:formula="of:=ABS([.JZ12])" office:value-type="float" office:value="1">
            <text:p>1</text:p>
          </table:table-cell>
          <table:table-cell table:formula="of:=AVERAGE([.KA12:.KE12])" office:value-type="float" office:value="1">
            <text:p>1</text:p>
          </table:table-cell>
          <table:table-cell table:formula="of:=STDEV([.KA12:.KE12])" office:value-type="float" office:value="0">
            <text:p>0</text:p>
          </table:table-cell>
          <table:table-cell table:formula="of:=IF([.KF12] = 0; 0; [.KG12]/[.KF12])" office:value-type="float" office:value="0">
            <text:p>0</text:p>
          </table:table-cell>
          <table:table-cell table:number-columns-repeated="2" office:value-type="float" office:value="0.525">
            <text:p>0.53</text:p>
          </table:table-cell>
          <table:table-cell office:value-type="float" office:value="0.5125">
            <text:p>0.51</text:p>
          </table:table-cell>
          <table:table-cell office:value-type="float" office:value="0.525">
            <text:p>0.53</text:p>
          </table:table-cell>
          <table:table-cell office:value-type="float" office:value="0.5125">
            <text:p>0.51</text:p>
          </table:table-cell>
          <table:table-cell table:formula="of:=AVERAGE([.KI12:.KM12])" office:value-type="float" office:value="0.52">
            <text:p>0.52</text:p>
          </table:table-cell>
          <table:table-cell table:formula="of:=STDEV([.KI12:.KM12])" office:value-type="float" office:value="0.00684653196881455">
            <text:p>0.01</text:p>
          </table:table-cell>
          <table:table-cell table:formula="of:=[.KO12]/[.KN12]" office:value-type="float" office:value="0.0131664076323357">
            <text:p>0.01</text:p>
          </table:table-cell>
          <table:table-cell table:number-columns-repeated="2" office:value-type="float" office:value="0.107448716196113">
            <text:p>0.11</text:p>
          </table:table-cell>
          <table:table-cell office:value-type="float" office:value="0.102482049962612">
            <text:p>0.1</text:p>
          </table:table-cell>
          <table:table-cell office:value-type="float" office:value="0.112616488031583">
            <text:p>0.11</text:p>
          </table:table-cell>
          <table:table-cell office:value-type="float" office:value="0.102482049962612">
            <text:p>0.1</text:p>
          </table:table-cell>
          <table:table-cell table:formula="of:=AVERAGE([.KQ12:.KU12])" office:value-type="float" office:value="0.106495604069807">
            <text:p>0.11</text:p>
          </table:table-cell>
          <table:table-cell table:formula="of:=STDEV([.KQ12:.KU12])" office:value-type="float" office:value="0.00422786290775001">
            <text:p>0</text:p>
          </table:table-cell>
          <table:table-cell table:formula="of:=[.KW12]/[.KV12]" office:value-type="float" office:value="0.0396998819310767">
            <text:p>0.04</text:p>
          </table:table-cell>
          <table:table-cell office:value-type="float" office:value="0.725">
            <text:p>0.73</text:p>
          </table:table-cell>
          <table:table-cell office:value-type="float" office:value="0.7">
            <text:p>0.7</text:p>
          </table:table-cell>
          <table:table-cell office:value-type="float" office:value="0.725">
            <text:p>0.73</text:p>
          </table:table-cell>
          <table:table-cell table:number-columns-repeated="2" office:value-type="float" office:value="0.7">
            <text:p>0.7</text:p>
          </table:table-cell>
          <table:table-cell table:formula="of:=AVERAGE([.KY12:.LC12])" office:value-type="float" office:value="0.71">
            <text:p>0.71</text:p>
          </table:table-cell>
          <table:table-cell table:formula="of:=STDEV([.KY12:.LC12])" office:value-type="float" office:value="0.0136930639376291">
            <text:p>0.01</text:p>
          </table:table-cell>
          <table:table-cell table:formula="of:=[.LE12]/[.LD12]" office:value-type="float" office:value="0.0192860055459565">
            <text:p>0.02</text:p>
          </table:table-cell>
          <table:table-cell office:value-type="float" office:value="0.047">
            <text:p>0.05</text:p>
          </table:table-cell>
          <table:table-cell office:value-type="float" office:value="0.048">
            <text:p>0.05</text:p>
          </table:table-cell>
          <table:table-cell office:value-type="float" office:value="0.089">
            <text:p>0.09</text:p>
          </table:table-cell>
          <table:table-cell office:value-type="float" office:value="0.063">
            <text:p>0.06</text:p>
          </table:table-cell>
          <table:table-cell office:value-type="float" office:value="0.066">
            <text:p>0.07</text:p>
          </table:table-cell>
          <table:table-cell table:formula="of:=AVERAGE([.LG12:.LK12])" office:value-type="float" office:value="0.0626">
            <text:p>0.06</text:p>
          </table:table-cell>
          <table:table-cell table:formula="of:=STDEV([.LG12:.LK12])" office:value-type="float" office:value="0.0170675129998486">
            <text:p>0.02</text:p>
          </table:table-cell>
          <table:table-cell table:formula="of:=IF([.LL12]=0; [.LM12]; [.LM12]/[.LL12])" office:value-type="float" office:value="0.272643977633364">
            <text:p>0.27</text:p>
          </table:table-cell>
          <table:table-cell office:value-type="float" office:value="0.725">
            <text:p>0.73</text:p>
          </table:table-cell>
          <table:table-cell office:value-type="float" office:value="0.7">
            <text:p>0.7</text:p>
          </table:table-cell>
          <table:table-cell office:value-type="float" office:value="0.725">
            <text:p>0.73</text:p>
          </table:table-cell>
          <table:table-cell table:number-columns-repeated="2" office:value-type="float" office:value="0.7">
            <text:p>0.7</text:p>
          </table:table-cell>
          <table:table-cell table:formula="of:=AVERAGE([.LO12:.LS12])" office:value-type="float" office:value="0.71">
            <text:p>0.71</text:p>
          </table:table-cell>
          <table:table-cell table:formula="of:=STDEV([.LO12:.LS12])" office:value-type="float" office:value="0.0136930639376291">
            <text:p>0.01</text:p>
          </table:table-cell>
          <table:table-cell table:formula="of:=[.LU12]/[.LT12]" office:value-type="float" office:value="0.0192860055459565">
            <text:p>0.02</text:p>
          </table:table-cell>
          <table:table-cell office:value-type="float" office:value="0.19392911975435">
            <text:p>0.19</text:p>
          </table:table-cell>
          <table:table-cell office:value-type="float" office:value="0.150564818074178">
            <text:p>0.15</text:p>
          </table:table-cell>
          <table:table-cell office:value-type="float" office:value="0.19392911975435">
            <text:p>0.19</text:p>
          </table:table-cell>
          <table:table-cell office:value-type="float" office:value="0.150972364380757">
            <text:p>0.15</text:p>
          </table:table-cell>
          <table:table-cell office:value-type="float" office:value="0.150564818074178">
            <text:p>0.15</text:p>
          </table:table-cell>
          <table:table-cell table:formula="of:=AVERAGE([.LW12:.MA12])" office:value-type="float" office:value="0.167992048007563">
            <text:p>0.17</text:p>
          </table:table-cell>
          <table:table-cell table:formula="of:=STDEV([.LW12:.MA12])" office:value-type="float" office:value="0.0236777833562111">
            <text:p>0.02</text:p>
          </table:table-cell>
          <table:table-cell table:formula="of:=[.MC12]/[.MB12]" office:value-type="float" office:value="0.140945858075051">
            <text:p>0.14</text:p>
          </table:table-cell>
          <table:table-cell office:value-type="float" office:value="0.7125">
            <text:p>0.71</text:p>
          </table:table-cell>
          <table:table-cell office:value-type="float" office:value="0.7375">
            <text:p>0.74</text:p>
          </table:table-cell>
          <table:table-cell office:value-type="float" office:value="0.7125">
            <text:p>0.71</text:p>
          </table:table-cell>
          <table:table-cell table:number-columns-repeated="2" office:value-type="float" office:value="0.7">
            <text:p>0.7</text:p>
          </table:table-cell>
          <table:table-cell table:formula="of:=AVERAGE([.ME12:.MI12])" office:value-type="float" office:value="0.7125">
            <text:p>0.71</text:p>
          </table:table-cell>
          <table:table-cell table:formula="of:=STDEV([.ME12:.MI12])" office:value-type="float" office:value="0.0153093108923949">
            <text:p>0.02</text:p>
          </table:table-cell>
          <table:table-cell table:formula="of:=[.MK12]/[.MJ12]" office:value-type="float" office:value="0.021486752129677">
            <text:p>0.02</text:p>
          </table:table-cell>
          <table:table-cell office:value-type="float" office:value="0.134">
            <text:p>0.13</text:p>
          </table:table-cell>
          <table:table-cell office:value-type="float" office:value="0.147">
            <text:p>0.15</text:p>
          </table:table-cell>
          <table:table-cell office:value-type="float" office:value="0.156">
            <text:p>0.16</text:p>
          </table:table-cell>
          <table:table-cell office:value-type="float" office:value="0.133">
            <text:p>0.13</text:p>
          </table:table-cell>
          <table:table-cell office:value-type="float" office:value="0.117">
            <text:p>0.12</text:p>
          </table:table-cell>
          <table:table-cell table:formula="of:=AVERAGE([.MM12:.MQ12])" office:value-type="float" office:value="0.1374">
            <text:p>0.14</text:p>
          </table:table-cell>
          <table:table-cell table:formula="of:=STDEV([.MM12:.MQ12])" office:value-type="float" office:value="0.0148761554173113">
            <text:p>0.01</text:p>
          </table:table-cell>
          <table:table-cell table:formula="of:=[.MS12]/[.MR12]" office:value-type="float" office:value="0.108268962280286">
            <text:p>0.11</text:p>
          </table:table-cell>
          <table:table-cell table:number-columns-repeated="5" office:value-type="float" office:value="0">
            <text:p>0</text:p>
          </table:table-cell>
          <table:table-cell table:formula="of:=ABS([.MU12])" office:value-type="float" office:value="0">
            <text:p>0</text:p>
          </table:table-cell>
          <table:table-cell table:formula="of:=ABS([.MV12])" office:value-type="float" office:value="0">
            <text:p>0</text:p>
          </table:table-cell>
          <table:table-cell table:formula="of:=ABS([.MW12])" office:value-type="float" office:value="0">
            <text:p>0</text:p>
          </table:table-cell>
          <table:table-cell table:formula="of:=ABS([.MX12])" office:value-type="float" office:value="0">
            <text:p>0</text:p>
          </table:table-cell>
          <table:table-cell table:formula="of:=ABS([.MY12])" office:value-type="float" office:value="0">
            <text:p>0</text:p>
          </table:table-cell>
          <table:table-cell table:formula="of:=AVERAGE([.MZ12:.ND12])" office:value-type="float" office:value="0">
            <text:p>0</text:p>
          </table:table-cell>
          <table:table-cell table:formula="of:=STDEV([.MZ12:.ND12])" office:value-type="float" office:value="0">
            <text:p>0</text:p>
          </table:table-cell>
          <table:table-cell table:formula="of:=IF([.NE12] = 0; 0; [.NF12]/[.NE12])" office:value-type="float" office:value="0">
            <text:p>0</text:p>
          </table:table-cell>
          <table:table-cell office:value-type="float" office:value="0.7125">
            <text:p>0.71</text:p>
          </table:table-cell>
          <table:table-cell office:value-type="float" office:value="0.7375">
            <text:p>0.74</text:p>
          </table:table-cell>
          <table:table-cell office:value-type="float" office:value="0.7125">
            <text:p>0.71</text:p>
          </table:table-cell>
          <table:table-cell table:number-columns-repeated="2" office:value-type="float" office:value="0.7">
            <text:p>0.7</text:p>
          </table:table-cell>
          <table:table-cell table:formula="of:=AVERAGE([.NH12:.NL12])" office:value-type="float" office:value="0.7125">
            <text:p>0.71</text:p>
          </table:table-cell>
          <table:table-cell table:formula="of:=STDEV([.NH12:.NL12])" office:value-type="float" office:value="0.0153093108923949">
            <text:p>0.02</text:p>
          </table:table-cell>
          <table:table-cell table:formula="of:=[.NN12]/[.NM12]" office:value-type="float" office:value="0.021486752129677">
            <text:p>0.02</text:p>
          </table:table-cell>
          <table:table-cell office:value-type="float" office:value="0.172037509293383">
            <text:p>0.17</text:p>
          </table:table-cell>
          <table:table-cell office:value-type="float" office:value="0.217108578284343">
            <text:p>0.22</text:p>
          </table:table-cell>
          <table:table-cell office:value-type="float" office:value="0.172037509293383">
            <text:p>0.17</text:p>
          </table:table-cell>
          <table:table-cell office:value-type="float" office:value="0.150211294660008">
            <text:p>0.15</text:p>
          </table:table-cell>
          <table:table-cell office:value-type="float" office:value="0.151433777692529">
            <text:p>0.15</text:p>
          </table:table-cell>
          <table:table-cell table:formula="of:=AVERAGE([.NP12:.NT12])" office:value-type="float" office:value="0.172565733844729">
            <text:p>0.17</text:p>
          </table:table-cell>
          <table:table-cell table:formula="of:=STDEV([.NP12:.NT12])" office:value-type="float" office:value="0.0270689100039456">
            <text:p>0.03</text:p>
          </table:table-cell>
          <table:table-cell table:formula="of:=[.NV12]/[.NU12]" office:value-type="float" office:value="0.156861442888202">
            <text:p>0.16</text:p>
          </table:table-cell>
          <table:table-cell office:value-type="float" office:value="0.675">
            <text:p>0.68</text:p>
          </table:table-cell>
          <table:table-cell office:value-type="float" office:value="0.65">
            <text:p>0.65</text:p>
          </table:table-cell>
          <table:table-cell/>
          <table:table-cell table:formula="of:=AVERAGE([.NX12:.NZ12])" office:value-type="float" office:value="0.6625">
            <text:p>0.66</text:p>
          </table:table-cell>
          <table:table-cell table:formula="of:=STDEV([.NX12:.NZ12])" office:value-type="float" office:value="0.0176776695296637">
            <text:p>0.02</text:p>
          </table:table-cell>
          <table:table-cell table:formula="of:=[.OB12]/[.OA12]" office:value-type="float" office:value="0.0266832747617565">
            <text:p>0.03</text:p>
          </table:table-cell>
          <table:table-cell office:value-type="float" office:value="6.946">
            <text:p>6.95</text:p>
          </table:table-cell>
          <table:table-cell office:value-type="float" office:value="6.91">
            <text:p>6.91</text:p>
          </table:table-cell>
          <table:table-cell/>
          <table:table-cell table:formula="of:=AVERAGE([.OD12:.OF12])" office:value-type="float" office:value="6.928">
            <text:p>6.93</text:p>
          </table:table-cell>
          <table:table-cell table:formula="of:=STDEV([.OD12:.OF12])" office:value-type="float" office:value="0.0254558441227154">
            <text:p>0.03</text:p>
          </table:table-cell>
          <table:table-cell table:formula="of:=[.OH12]/[.OG12]" office:value-type="float" office:value="0.00367434239646585">
            <text:p>0</text:p>
          </table:table-cell>
          <table:table-cell table:number-columns-repeated="2" office:value-type="float" office:value="0.5">
            <text:p>0.5</text:p>
          </table:table-cell>
          <table:table-cell/>
          <table:table-cell table:formula="of:=ABS([.OJ12])" office:value-type="float" office:value="0.5">
            <text:p>0.5</text:p>
          </table:table-cell>
          <table:table-cell table:formula="of:=ABS([.OK12])" office:value-type="float" office:value="0.5">
            <text:p>0.5</text:p>
          </table:table-cell>
          <table:table-cell/>
          <table:table-cell table:formula="of:=AVERAGE([.OM12:.OO12])" office:value-type="float" office:value="0.5">
            <text:p>0.5</text:p>
          </table:table-cell>
          <table:table-cell table:formula="of:=STDEV([.OM12:.OO12])" office:value-type="float" office:value="0">
            <text:p>0</text:p>
          </table:table-cell>
          <table:table-cell table:formula="of:=IF([.OP12] = 0; 0; [.OQ12]/[.OP12])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525">
            <text:p>0.53</text:p>
          </table:table-cell>
          <table:table-cell/>
          <table:table-cell table:formula="of:=AVERAGE([.OS12:.OU12])" office:value-type="float" office:value="0.5375">
            <text:p>0.54</text:p>
          </table:table-cell>
          <table:table-cell table:formula="of:=STDEV([.OS12:.OU12])" office:value-type="float" office:value="0.0176776695296637">
            <text:p>0.02</text:p>
          </table:table-cell>
          <table:table-cell table:formula="of:=[.OW12]/[.OV12]" office:value-type="float" office:value="0.0328886874970487">
            <text:p>0.03</text:p>
          </table:table-cell>
          <table:table-cell office:value-type="float" office:value="0.100447594481007">
            <text:p>0.1</text:p>
          </table:table-cell>
          <table:table-cell office:value-type="float" office:value="0.0690801892475882">
            <text:p>0.07</text:p>
          </table:table-cell>
          <table:table-cell/>
          <table:table-cell table:formula="of:=AVERAGE([.OY12:.PA12])" office:value-type="float" office:value="0.0847638918642976">
            <text:p>0.08</text:p>
          </table:table-cell>
          <table:table-cell table:formula="of:=STDEV([.OY12:.PA12])" office:value-type="float" office:value="0.0221801049487768">
            <text:p>0.02</text:p>
          </table:table-cell>
          <table:table-cell table:formula="of:=[.PC12]/[.PB12]" office:value-type="float" office:value="0.261669261060901">
            <text:p>0.26</text:p>
          </table:table-cell>
          <table:table-cell/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number-columns-repeated="3" office:value-type="float" office:value="0.016">
            <text:p>0.02</text:p>
          </table:table-cell>
          <table:table-cell table:formula="of:=AVERAGE([.PF12:.PJ12])" office:value-type="float" office:value="0.0158">
            <text:p>0.02</text:p>
          </table:table-cell>
          <table:table-cell table:number-columns-repeated="3" office:value-type="float" office:value="0.016">
            <text:p>0.02</text:p>
          </table:table-cell>
          <table:table-cell office:value-type="float" office:value="0.032">
            <text:p>0.03</text:p>
          </table:table-cell>
          <table:table-cell office:value-type="float" office:value="0.015">
            <text:p>0.02</text:p>
          </table:table-cell>
          <table:table-cell table:formula="of:=AVERAGE([.PL12:.PP12])" office:value-type="float" office:value="0.019">
            <text:p>0.02</text:p>
          </table:table-cell>
          <table:table-cell office:value-type="float" office:value="0.018">
            <text:p>0.02</text:p>
          </table:table-cell>
          <table:table-cell table:number-columns-repeated="2" office:value-type="float" office:value="0.031">
            <text:p>0.03</text:p>
          </table:table-cell>
          <table:table-cell table:number-columns-repeated="2" office:value-type="float" office:value="0.015">
            <text:p>0.02</text:p>
          </table:table-cell>
          <table:table-cell table:formula="of:=AVERAGE([.PR12:.PV12])" office:value-type="float" office:value="0.022">
            <text:p>0.02</text:p>
          </table:table-cell>
          <table:table-cell/>
          <table:table-cell table:number-columns-repeated="5" office:value-type="float" office:value="0.575">
            <text:p>0.58</text:p>
          </table:table-cell>
          <table:table-cell table:formula="of:=AVERAGE([.PY12:.QC12])" office:value-type="float" office:value="0.575">
            <text:p>0.58</text:p>
          </table:table-cell>
          <table:table-cell table:formula="of:=STDEV([.PY12:.QC12])" office:value-type="float" office:value="0">
            <text:p>0</text:p>
          </table:table-cell>
          <table:table-cell table:formula="of:=[.QE12]/[.QD12]" office:value-type="float" office:value="0">
            <text:p>0</text:p>
          </table:table-cell>
          <table:table-cell office:value-type="float" office:value="0.302">
            <text:p>0.3</text:p>
          </table:table-cell>
          <table:table-cell office:value-type="float" office:value="0.262">
            <text:p>0.26</text:p>
          </table:table-cell>
          <table:table-cell office:value-type="float" office:value="0.279">
            <text:p>0.28</text:p>
          </table:table-cell>
          <table:table-cell office:value-type="float" office:value="0.239">
            <text:p>0.24</text:p>
          </table:table-cell>
          <table:table-cell office:value-type="float" office:value="0.238">
            <text:p>0.24</text:p>
          </table:table-cell>
          <table:table-cell table:formula="of:=AVERAGE([.QG12:.QK12])" office:value-type="float" office:value="0.264">
            <text:p>0.26</text:p>
          </table:table-cell>
          <table:table-cell table:formula="of:=STDEV([.QG12:.QK12])" office:value-type="float" office:value="0.027267196408872">
            <text:p>0.03</text:p>
          </table:table-cell>
          <table:table-cell table:formula="of:=[.QM12]/[.QL12]" office:value-type="float" office:value="0.103284834882091">
            <text:p>0.1</text:p>
          </table:table-cell>
          <table:table-cell table:number-columns-repeated="5" office:value-type="float" office:value="0.575">
            <text:p>0.58</text:p>
          </table:table-cell>
          <table:table-cell table:formula="of:=AVERAGE([.QO12:.QS12])" office:value-type="float" office:value="0.575">
            <text:p>0.58</text:p>
          </table:table-cell>
          <table:table-cell table:formula="of:=STDEV([.QO12:.QS12])" office:value-type="float" office:value="0">
            <text:p>0</text:p>
          </table:table-cell>
          <table:table-cell table:formula="of:=[.QU12]/[.QT12]" office:value-type="float" office:value="0">
            <text:p>0</text:p>
          </table:table-cell>
          <table:table-cell table:number-columns-repeated="5" office:value-type="float" office:value="0.0111089768216161">
            <text:p>0.01</text:p>
          </table:table-cell>
          <table:table-cell table:formula="of:=AVERAGE([.QW12:.RA12])" office:value-type="float" office:value="0.0111089768216161">
            <text:p>0.01</text:p>
          </table:table-cell>
          <table:table-cell table:formula="of:=STDEV([.QW12:.RA12])" office:value-type="float" office:value="0">
            <text:p>0</text:p>
          </table:table-cell>
          <table:table-cell table:formula="of:=[.RC12]/[.RB12]" office:value-type="float" office:value="0">
            <text:p>0</text:p>
          </table:table-cell>
          <table:table-cell table:number-columns-repeated="4" office:value-type="float" office:value="0.7125">
            <text:p>0.71</text:p>
          </table:table-cell>
          <table:table-cell office:value-type="float" office:value="0.725">
            <text:p>0.73</text:p>
          </table:table-cell>
          <table:table-cell table:formula="of:=AVERAGE([.RE12:.RI12])" office:value-type="float" office:value="0.715">
            <text:p>0.72</text:p>
          </table:table-cell>
          <table:table-cell table:formula="of:=STDEV([.RE12:.RI12])" office:value-type="float" office:value="0.00559016994374945">
            <text:p>0.01</text:p>
          </table:table-cell>
          <table:table-cell table:formula="of:=[.RK12]/[.RJ12]" office:value-type="float" office:value="0.00781841950174749">
            <text:p>0.01</text:p>
          </table:table-cell>
          <table:table-cell office:value-type="float" office:value="1.045">
            <text:p>1.05</text:p>
          </table:table-cell>
          <table:table-cell office:value-type="float" office:value="1.143">
            <text:p>1.14</text:p>
          </table:table-cell>
          <table:table-cell office:value-type="float" office:value="1.273">
            <text:p>1.27</text:p>
          </table:table-cell>
          <table:table-cell office:value-type="float" office:value="1.135">
            <text:p>1.14</text:p>
          </table:table-cell>
          <table:table-cell office:value-type="float" office:value="1.227">
            <text:p>1.23</text:p>
          </table:table-cell>
          <table:table-cell table:formula="of:=AVERAGE([.RM12:.RQ12])" office:value-type="float" office:value="1.1646">
            <text:p>1.16</text:p>
          </table:table-cell>
          <table:table-cell table:formula="of:=STDEV([.RM12:.RQ12])" office:value-type="float" office:value="0.088446594055396">
            <text:p>0.09</text:p>
          </table:table-cell>
          <table:table-cell table:formula="of:=[.RS12]/[.RR12]" office:value-type="float" office:value="0.0759458990686897">
            <text:p>0.08</text:p>
          </table:table-cell>
          <table:table-cell table:number-columns-repeated="5" office:value-type="float" office:value="1">
            <text:p>1</text:p>
          </table:table-cell>
          <table:table-cell table:formula="of:=ABS([.RU12])" office:value-type="float" office:value="1">
            <text:p>1</text:p>
          </table:table-cell>
          <table:table-cell table:formula="of:=ABS([.RV12])" office:value-type="float" office:value="1">
            <text:p>1</text:p>
          </table:table-cell>
          <table:table-cell table:formula="of:=ABS([.RW12])" office:value-type="float" office:value="1">
            <text:p>1</text:p>
          </table:table-cell>
          <table:table-cell table:formula="of:=ABS([.RX12])" office:value-type="float" office:value="1">
            <text:p>1</text:p>
          </table:table-cell>
          <table:table-cell table:formula="of:=ABS([.RY12])" office:value-type="float" office:value="1">
            <text:p>1</text:p>
          </table:table-cell>
          <table:table-cell table:formula="of:=AVERAGE([.RZ12:.SD12])" office:value-type="float" office:value="1">
            <text:p>1</text:p>
          </table:table-cell>
          <table:table-cell table:formula="of:=STDEV([.RZ12:.SD12])" office:value-type="float" office:value="0">
            <text:p>0</text:p>
          </table:table-cell>
          <table:table-cell table:formula="of:=IF([.SE12] = 0; 0; [.SF12]/[.SE12])" office:value-type="float" office:value="0">
            <text:p>0</text:p>
          </table:table-cell>
          <table:table-cell table:number-columns-repeated="2" office:value-type="float" office:value="0.5125">
            <text:p>0.5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525">
            <text:p>0.53</text:p>
          </table:table-cell>
          <table:table-cell table:formula="of:=AVERAGE([.SH12:.SL12])" office:value-type="float" office:value="0.515">
            <text:p>0.52</text:p>
          </table:table-cell>
          <table:table-cell table:formula="of:=STDEV([.SH12:.SL12])" office:value-type="float" office:value="0.0104582503316759">
            <text:p>0.01</text:p>
          </table:table-cell>
          <table:table-cell table:formula="of:=[.SN12]/[.SM12]" office:value-type="float" office:value="0.020307282197429">
            <text:p>0.02</text:p>
          </table:table-cell>
          <table:table-cell office:value-type="float" office:value="0.102308824357253">
            <text:p>0.1</text:p>
          </table:table-cell>
          <table:table-cell office:value-type="float" office:value="0.102482049962612">
            <text:p>0.1</text:p>
          </table:table-cell>
          <table:table-cell office:value-type="float" office:value="0.0986129538053311">
            <text:p>0.1</text:p>
          </table:table-cell>
          <table:table-cell office:value-type="float" office:value="0.107448716196113">
            <text:p>0.11</text:p>
          </table:table-cell>
          <table:table-cell office:value-type="float" office:value="0.112616488031583">
            <text:p>0.11</text:p>
          </table:table-cell>
          <table:table-cell table:formula="of:=AVERAGE([.SP12:.ST12])" office:value-type="float" office:value="0.104693806470578">
            <text:p>0.1</text:p>
          </table:table-cell>
          <table:table-cell table:formula="of:=STDEV([.SP12:.ST12])" office:value-type="float" office:value="0.00542943796310416">
            <text:p>0.01</text:p>
          </table:table-cell>
          <table:table-cell table:formula="of:=[.SV12]/[.SU12]" office:value-type="float" office:value="0.0518601639021499">
            <text:p>0.05</text:p>
          </table:table-cell>
          <table:table-cell office:value-type="float" office:value="0.294117647058824">
            <text:p>0.29</text:p>
          </table:table-cell>
          <table:table-cell office:value-type="float" office:value="0.368983957219251">
            <text:p>0.37</text:p>
          </table:table-cell>
          <table:table-cell office:value-type="float" office:value="0.374331550802139">
            <text:p>0.37</text:p>
          </table:table-cell>
          <table:table-cell office:value-type="float" office:value="0.358288770053476">
            <text:p>0.36</text:p>
          </table:table-cell>
          <table:table-cell office:value-type="float" office:value="0.368983957219251">
            <text:p>0.37</text:p>
          </table:table-cell>
          <table:table-cell table:formula="of:=AVERAGE([.SX12:.TB12])" office:value-type="float" office:value="0.352941176470588">
            <text:p>0.35</text:p>
          </table:table-cell>
          <table:table-cell table:formula="of:=STDEV([.SX12:.TB12])" office:value-type="float" office:value="0.0333957112213815">
            <text:p>0.03</text:p>
          </table:table-cell>
          <table:table-cell table:formula="of:=[.TD12]/[.TC12]" office:value-type="float" office:value="0.0946211817939143">
            <text:p>0.09</text:p>
          </table:table-cell>
          <table:table-cell office:value-type="float" office:value="0.7375">
            <text:p>0.74</text:p>
          </table:table-cell>
          <table:table-cell office:value-type="float" office:value="0.6625">
            <text:p>0.66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table:formula="of:=AVERAGE([.TF12:.TJ12])" office:value-type="float" office:value="0.7">
            <text:p>0.7</text:p>
          </table:table-cell>
          <table:table-cell table:formula="of:=STDEV([.TF12:.TJ12])" office:value-type="float" office:value="0.0441941738241592">
            <text:p>0.04</text:p>
          </table:table-cell>
          <table:table-cell table:formula="of:=[.TL12]/[.TK12]" office:value-type="float" office:value="0.0631345340345132">
            <text:p>0.06</text:p>
          </table:table-cell>
          <table:table-cell office:value-type="float" office:value="0.062">
            <text:p>0.06</text:p>
          </table:table-cell>
          <table:table-cell office:value-type="float" office:value="0.032">
            <text:p>0.03</text:p>
          </table:table-cell>
          <table:table-cell office:value-type="float" office:value="0.047">
            <text:p>0.05</text:p>
          </table:table-cell>
          <table:table-cell office:value-type="float" office:value="0.069">
            <text:p>0.07</text:p>
          </table:table-cell>
          <table:table-cell office:value-type="float" office:value="0.1">
            <text:p>0.1</text:p>
          </table:table-cell>
          <table:table-cell table:formula="of:=AVERAGE([.TN12:.TR12])" office:value-type="float" office:value="0.062">
            <text:p>0.06</text:p>
          </table:table-cell>
          <table:table-cell table:formula="of:=STDEV([.TN12:.TR12])" office:value-type="float" office:value="0.0255831976109321">
            <text:p>0.03</text:p>
          </table:table-cell>
          <table:table-cell table:formula="of:=[.TT12]/[.TS12]" office:value-type="float" office:value="0.412632219531162">
            <text:p>0.41</text:p>
          </table:table-cell>
          <table:table-cell office:value-type="float" office:value="1.5">
            <text:p>1.5</text:p>
          </table:table-cell>
          <table:table-cell table:number-columns-repeated="3"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formula="of:=ABS([.TV12])" office:value-type="float" office:value="1.5">
            <text:p>1.5</text:p>
          </table:table-cell>
          <table:table-cell table:formula="of:=ABS([.TW12])" office:value-type="float" office:value="0.5">
            <text:p>0.5</text:p>
          </table:table-cell>
          <table:table-cell table:formula="of:=ABS([.TX12])" office:value-type="float" office:value="0.5">
            <text:p>0.5</text:p>
          </table:table-cell>
          <table:table-cell table:formula="of:=ABS([.TY12])" office:value-type="float" office:value="0.5">
            <text:p>0.5</text:p>
          </table:table-cell>
          <table:table-cell table:formula="of:=ABS([.TZ12])" office:value-type="float" office:value="1.5">
            <text:p>1.5</text:p>
          </table:table-cell>
          <table:table-cell table:formula="of:=AVERAGE([.UA12:.UE12])" office:value-type="float" office:value="0.9">
            <text:p>0.9</text:p>
          </table:table-cell>
          <table:table-cell table:formula="of:=STDEV([.UA12:.UE12])" office:value-type="float" office:value="0.547722557505166">
            <text:p>0.55</text:p>
          </table:table-cell>
          <table:table-cell table:formula="of:=IF([.UF12] = 0; 0; [.UG12]/[.UF12])" office:value-type="float" office:value="0.608580619450185">
            <text:p>0.61</text:p>
          </table:table-cell>
          <table:table-cell office:value-type="float" office:value="0.4625">
            <text:p>0.46</text:p>
          </table:table-cell>
          <table:table-cell office:value-type="float" office:value="0.55">
            <text:p>0.55</text:p>
          </table:table-cell>
          <table:table-cell office:value-type="float" office:value="0.525">
            <text:p>0.53</text:p>
          </table:table-cell>
          <table:table-cell office:value-type="float" office:value="0.5625">
            <text:p>0.56</text:p>
          </table:table-cell>
          <table:table-cell office:value-type="float" office:value="0.45">
            <text:p>0.45</text:p>
          </table:table-cell>
          <table:table-cell table:formula="of:=AVERAGE([.UI12:.UM12])" office:value-type="float" office:value="0.51">
            <text:p>0.51</text:p>
          </table:table-cell>
          <table:table-cell table:formula="of:=STDEV([.UI12:.UM12])" office:value-type="float" office:value="0.0510820418542564">
            <text:p>0.05</text:p>
          </table:table-cell>
          <table:table-cell table:formula="of:=[.UO12]/[.UN12]" office:value-type="float" office:value="0.100160866380895">
            <text:p>0.1</text:p>
          </table:table-cell>
          <table:table-cell office:value-type="float" office:value="0.108085037848285">
            <text:p>0.11</text:p>
          </table:table-cell>
          <table:table-cell office:value-type="float" office:value="0.0917351587167683">
            <text:p>0.09</text:p>
          </table:table-cell>
          <table:table-cell office:value-type="float" office:value="0.0690801892475882">
            <text:p>0.07</text:p>
          </table:table-cell>
          <table:table-cell office:value-type="float" office:value="0.11706330089604">
            <text:p>0.12</text:p>
          </table:table-cell>
          <table:table-cell office:value-type="float" office:value="0.11211640254268">
            <text:p>0.11</text:p>
          </table:table-cell>
          <table:table-cell table:formula="of:=AVERAGE([.UQ12:.UU12])" office:value-type="float" office:value="0.0996160178502723">
            <text:p>0.1</text:p>
          </table:table-cell>
          <table:table-cell table:formula="of:=STDEV([.UQ12:.UU12])" office:value-type="float" office:value="0.0195380166086446">
            <text:p>0.02</text:p>
          </table:table-cell>
          <table:table-cell table:formula="of:=[.UW12]/[.UV12]" office:value-type="float" office:value="0.196133282882389">
            <text:p>0.2</text:p>
          </table:table-cell>
          <table:table-cell office:value-type="float" office:value="0.32620320855615">
            <text:p>0.33</text:p>
          </table:table-cell>
          <table:table-cell office:value-type="float" office:value="0.438502673796791">
            <text:p>0.44</text:p>
          </table:table-cell>
          <table:table-cell office:value-type="float" office:value="0.390374331550802">
            <text:p>0.39</text:p>
          </table:table-cell>
          <table:table-cell office:value-type="float" office:value="0.39572192513369">
            <text:p>0.4</text:p>
          </table:table-cell>
          <table:table-cell office:value-type="float" office:value="0.315508021390374">
            <text:p>0.32</text:p>
          </table:table-cell>
          <table:table-cell table:formula="of:=AVERAGE([.UY12:.VC12])" office:value-type="float" office:value="0.373262032085561">
            <text:p>0.37</text:p>
          </table:table-cell>
          <table:table-cell table:formula="of:=STDEV([.UY12:.VC12])" office:value-type="float" office:value="0.0514870797942712">
            <text:p>0.05</text:p>
          </table:table-cell>
          <table:table-cell table:formula="of:=[.VE12]/[.VD12]" office:value-type="float" office:value="0.137938165064881">
            <text:p>0.14</text:p>
          </table:table-cell>
          <table:table-cell table:number-columns-repeated="5" office:value-type="float" office:value="0.6125">
            <text:p>0.61</text:p>
          </table:table-cell>
          <table:table-cell table:formula="of:=AVERAGE([.VG12:.VK12])" office:value-type="float" office:value="0.6125">
            <text:p>0.61</text:p>
          </table:table-cell>
          <table:table-cell table:formula="of:=STDEV([.VG12:.VK12])" office:value-type="float" office:value="0">
            <text:p>0</text:p>
          </table:table-cell>
          <table:table-cell table:formula="of:=[.VM12]/[.VL12]" office:value-type="float" office:value="0">
            <text:p>0</text:p>
          </table:table-cell>
          <table:table-cell office:value-type="float" office:value="0.078">
            <text:p>0.08</text:p>
          </table:table-cell>
          <table:table-cell office:value-type="float" office:value="0.062">
            <text:p>0.06</text:p>
          </table:table-cell>
          <table:table-cell table:number-columns-repeated="3" office:value-type="float" office:value="0.078">
            <text:p>0.08</text:p>
          </table:table-cell>
          <table:table-cell table:formula="of:=AVERAGE([.VO12:.VS12])" office:value-type="float" office:value="0.0748">
            <text:p>0.07</text:p>
          </table:table-cell>
          <table:table-cell table:formula="of:=STDEV([.VO12:.VS12])" office:value-type="float" office:value="0.00715541752799933">
            <text:p>0.01</text:p>
          </table:table-cell>
          <table:table-cell table:formula="of:=[.VU12]/[.VT12]" office:value-type="float" office:value="0.0956606621390284">
            <text:p>0.1</text:p>
          </table:table-cell>
          <table:table-cell table:number-columns-repeated="5" office:value-type="float" office:value="0.6125">
            <text:p>0.61</text:p>
          </table:table-cell>
          <table:table-cell table:formula="of:=AVERAGE([.VW12:.WA12])" office:value-type="float" office:value="0.6125">
            <text:p>0.61</text:p>
          </table:table-cell>
          <table:table-cell table:formula="of:=STDEV([.VW12:.WA12])" office:value-type="float" office:value="0">
            <text:p>0</text:p>
          </table:table-cell>
          <table:table-cell table:formula="of:=[.WC12]/[.WB12]" office:value-type="float" office:value="0">
            <text:p>0</text:p>
          </table:table-cell>
          <table:table-cell table:number-columns-repeated="5" office:value-type="float" office:value="0.039077201495824">
            <text:p>0.04</text:p>
          </table:table-cell>
          <table:table-cell table:formula="of:=AVERAGE([.WE12:.WI12])" office:value-type="float" office:value="0.039077201495824">
            <text:p>0.04</text:p>
          </table:table-cell>
          <table:table-cell table:formula="of:=STDEV([.WE12:.WI12])" office:value-type="float" office:value="0">
            <text:p>0</text:p>
          </table:table-cell>
          <table:table-cell table:formula="of:=[.WK12]/[.WJ12]" office:value-type="float" office:value="0">
            <text:p>0</text:p>
          </table:table-cell>
          <table:table-cell table:number-columns-repeated="5" office:value-type="float" office:value="0.6125">
            <text:p>0.61</text:p>
          </table:table-cell>
          <table:table-cell table:formula="of:=AVERAGE([.WM12:.WQ12])" office:value-type="float" office:value="0.6125">
            <text:p>0.61</text:p>
          </table:table-cell>
          <table:table-cell table:formula="of:=STDEV([.WM12:.WQ12])" office:value-type="float" office:value="0">
            <text:p>0</text:p>
          </table:table-cell>
          <table:table-cell table:formula="of:=[.WS12]/[.WR12]" office:value-type="float" office:value="0">
            <text:p>0</text:p>
          </table:table-cell>
          <table:table-cell table:number-columns-repeated="2" office:value-type="float" office:value="0.141">
            <text:p>0.14</text:p>
          </table:table-cell>
          <table:table-cell table:number-columns-repeated="3" office:value-type="float" office:value="0.078">
            <text:p>0.08</text:p>
          </table:table-cell>
          <table:table-cell table:formula="of:=AVERAGE([.WU12:.WY12])" office:value-type="float" office:value="0.1032">
            <text:p>0.1</text:p>
          </table:table-cell>
          <table:table-cell table:formula="of:=STDEV([.WU12:.WY12])" office:value-type="float" office:value="0.0345065211228255">
            <text:p>0.03</text:p>
          </table:table-cell>
          <table:table-cell table:formula="of:=[.XA12]/[.WZ12]" office:value-type="float" office:value="0.334365514756061">
            <text:p>0.33</text:p>
          </table:table-cell>
          <table:table-cell table:number-columns-repeated="5" office:value-type="float" office:value="0">
            <text:p>0</text:p>
          </table:table-cell>
          <table:table-cell table:formula="of:=ABS([.XC12])" office:value-type="float" office:value="0">
            <text:p>0</text:p>
          </table:table-cell>
          <table:table-cell table:formula="of:=ABS([.XD12])" office:value-type="float" office:value="0">
            <text:p>0</text:p>
          </table:table-cell>
          <table:table-cell table:formula="of:=ABS([.XE12])" office:value-type="float" office:value="0">
            <text:p>0</text:p>
          </table:table-cell>
          <table:table-cell table:formula="of:=ABS([.XF12])" office:value-type="float" office:value="0">
            <text:p>0</text:p>
          </table:table-cell>
          <table:table-cell table:formula="of:=ABS([.XG12])" office:value-type="float" office:value="0">
            <text:p>0</text:p>
          </table:table-cell>
          <table:table-cell table:formula="of:=AVERAGE([.XH12:.XL12])" office:value-type="float" office:value="0">
            <text:p>0</text:p>
          </table:table-cell>
          <table:table-cell table:formula="of:=STDEV([.XH12:.XL12])" office:value-type="float" office:value="0">
            <text:p>0</text:p>
          </table:table-cell>
          <table:table-cell table:formula="of:=[.XN12]/[.XM12]" office:value-type="float" office:value="0">
            <text:p>#DIV/0!</text:p>
          </table:table-cell>
          <table:table-cell table:number-columns-repeated="5" office:value-type="float" office:value="0.6125">
            <text:p>0.61</text:p>
          </table:table-cell>
          <table:table-cell table:formula="of:=AVERAGE([.XP12:.XT12])" office:value-type="float" office:value="0.6125">
            <text:p>0.61</text:p>
          </table:table-cell>
          <table:table-cell table:formula="of:=STDEV([.XP12:.XT12])" office:value-type="float" office:value="0">
            <text:p>0</text:p>
          </table:table-cell>
          <table:table-cell table:formula="of:=[.XV12]/[.XU12]" office:value-type="float" office:value="0">
            <text:p>0</text:p>
          </table:table-cell>
          <table:table-cell table:number-columns-repeated="5" office:value-type="float" office:value="0.039077201495824">
            <text:p>0.04</text:p>
          </table:table-cell>
          <table:table-cell table:formula="of:=AVERAGE([.XX12:.YB12])" office:value-type="float" office:value="0.039077201495824">
            <text:p>0.04</text:p>
          </table:table-cell>
          <table:table-cell table:formula="of:=STDEV([.XX12:.YB12])" office:value-type="float" office:value="0">
            <text:p>0</text:p>
          </table:table-cell>
          <table:table-cell table:formula="of:=[.YD12]/[.YC12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office:value-type="float" office:value="0.734445446348061">
            <text:p>0.73</text:p>
          </table:table-cell>
          <table:table-cell office:value-type="float" office:value="0.685302073940487">
            <text:p>0.69</text:p>
          </table:table-cell>
          <table:table-cell office:value-type="float" office:value="0.802750225428314">
            <text:p>0.8</text:p>
          </table:table-cell>
          <table:table-cell office:value-type="float" office:value="0.755184851217313">
            <text:p>0.76</text:p>
          </table:table-cell>
          <table:table-cell office:value-type="float" office:value="0.754508566275924">
            <text:p>0.75</text:p>
          </table:table-cell>
          <table:table-cell table:formula="of:=AVERAGE([.C13:.G13])" office:value-type="float" office:value="0.74643823264202">
            <text:p>0.75</text:p>
          </table:table-cell>
          <table:table-cell table:formula="of:=STDEV([.C13:.G13])" office:value-type="float" office:value="0.0424091115708034">
            <text:p>0.04</text:p>
          </table:table-cell>
          <table:table-cell table:formula="of:=[.I13]/[.H13]" office:value-type="float" office:value="0.0568152992655485">
            <text:p>0.06</text:p>
          </table:table-cell>
          <table:table-cell office:value-type="float" office:value="0.407">
            <text:p>0.41</text:p>
          </table:table-cell>
          <table:table-cell office:value-type="float" office:value="0.109">
            <text:p>0.11</text:p>
          </table:table-cell>
          <table:table-cell office:value-type="float" office:value="0.172">
            <text:p>0.17</text:p>
          </table:table-cell>
          <table:table-cell office:value-type="float" office:value="0.234">
            <text:p>0.23</text:p>
          </table:table-cell>
          <table:table-cell office:value-type="float" office:value="0.156">
            <text:p>0.16</text:p>
          </table:table-cell>
          <table:table-cell table:formula="of:=AVERAGE([.K13:.O13])" office:value-type="float" office:value="0.2156">
            <text:p>0.22</text:p>
          </table:table-cell>
          <table:table-cell table:formula="of:=STDEV([.K13:.O13])" office:value-type="float" office:value="0.115962493936617">
            <text:p>0.12</text:p>
          </table:table-cell>
          <table:table-cell table:formula="of:=IF([.P13]=0; [.Q13]; [.Q13]/[.P13])" office:value-type="float" office:value="0.537859433843308">
            <text:p>0.54</text:p>
          </table:table-cell>
          <table:table-cell table:number-columns-repeated="5"/>
          <table:table-cell table:formula="of:=AVERAGE([.S13:.W13])" office:value-type="float" office:value="0">
            <text:p>#DIV/0!</text:p>
          </table:table-cell>
          <table:table-cell table:formula="of:=STDEV([.S13:.W13])" office:value-type="float" office:value="0">
            <text:p>#DIV/0!</text:p>
          </table:table-cell>
          <table:table-cell table:formula="of:=[.Y13]/[.X13]" office:value-type="float" office:value="0">
            <text:p>#DIV/0!</text:p>
          </table:table-cell>
          <table:table-cell office:value-type="float" office:value="0.538161670142082">
            <text:p>0.54</text:p>
          </table:table-cell>
          <table:table-cell office:value-type="float" office:value="0.568664756917162">
            <text:p>0.57</text:p>
          </table:table-cell>
          <table:table-cell office:value-type="float" office:value="0.644248286269249">
            <text:p>0.64</text:p>
          </table:table-cell>
          <table:table-cell office:value-type="float" office:value="0.611724069753698">
            <text:p>0.61</text:p>
          </table:table-cell>
          <table:table-cell office:value-type="float" office:value="0.611318473144705">
            <text:p>0.61</text:p>
          </table:table-cell>
          <table:table-cell table:formula="of:=AVERAGE([.AA13:.AE13])" office:value-type="float" office:value="0.594823451245379">
            <text:p>0.59</text:p>
          </table:table-cell>
          <table:table-cell table:formula="of:=STDEV([.AA13:.AE13])" office:value-type="float" office:value="0.0415191693598113">
            <text:p>0.04</text:p>
          </table:table-cell>
          <table:table-cell table:formula="of:=[.AG13]/[.AF13]" office:value-type="float" office:value="0.0698008279143716">
            <text:p>0.07</text:p>
          </table:table-cell>
          <table:table-cell office:value-type="float" office:value="0.802524797114518">
            <text:p>0.8</text:p>
          </table:table-cell>
          <table:table-cell office:value-type="float" office:value="0.755861136158702">
            <text:p>0.76</text:p>
          </table:table-cell>
          <table:table-cell office:value-type="float" office:value="0.759918845807033">
            <text:p>0.76</text:p>
          </table:table-cell>
          <table:table-cell table:number-columns-repeated="2" office:value-type="float" office:value="0.755635707844905">
            <text:p>0.76</text:p>
          </table:table-cell>
          <table:table-cell table:formula="of:=AVERAGE([.AI13:.AM13])" office:value-type="float" office:value="0.765915238954013">
            <text:p>0.77</text:p>
          </table:table-cell>
          <table:table-cell table:formula="of:=STDEV([.AI13:.AM13])" office:value-type="float" office:value="0.0205465263618054">
            <text:p>0.02</text:p>
          </table:table-cell>
          <table:table-cell table:formula="of:=[.AO13]/[.AN13]" office:value-type="float" office:value="0.0268261098837323">
            <text:p>0.03</text:p>
          </table:table-cell>
          <table:table-cell office:value-type="float" office:value="0.328">
            <text:p>0.33</text:p>
          </table:table-cell>
          <table:table-cell office:value-type="float" office:value="0.375">
            <text:p>0.38</text:p>
          </table:table-cell>
          <table:table-cell office:value-type="float" office:value="0.609">
            <text:p>0.61</text:p>
          </table:table-cell>
          <table:table-cell office:value-type="float" office:value="0.469">
            <text:p>0.47</text:p>
          </table:table-cell>
          <table:table-cell office:value-type="float" office:value="0.484">
            <text:p>0.48</text:p>
          </table:table-cell>
          <table:table-cell table:formula="of:=AVERAGE([.AQ13:.AU13])" office:value-type="float" office:value="0.453">
            <text:p>0.45</text:p>
          </table:table-cell>
          <table:table-cell table:formula="of:=STDEV([.AQ13:.AU13])" office:value-type="float" office:value="0.108699126031445">
            <text:p>0.11</text:p>
          </table:table-cell>
          <table:table-cell table:formula="of:=IF([.AV13]=0; 0; [.AW13]/[.AV13])" office:value-type="float" office:value="0.239953920599217">
            <text:p>0.24</text:p>
          </table:table-cell>
          <table:table-cell table:number-columns-repeated="5"/>
          <table:table-cell table:formula="of:=AVERAGE([.AY13:.BC13])" office:value-type="float" office:value="0">
            <text:p>#DIV/0!</text:p>
          </table:table-cell>
          <table:table-cell table:formula="of:=STDEV([.AY13:.BC13])" office:value-type="float" office:value="0">
            <text:p>#DIV/0!</text:p>
          </table:table-cell>
          <table:table-cell table:formula="of:=[.BE13]/[.BD13]" office:value-type="float" office:value="0">
            <text:p>#DIV/0!</text:p>
          </table:table-cell>
          <table:table-cell office:value-type="float" office:value="0.64588945350742">
            <text:p>0.65</text:p>
          </table:table-cell>
          <table:table-cell office:value-type="float" office:value="0.610111217665659">
            <text:p>0.61</text:p>
          </table:table-cell>
          <table:table-cell office:value-type="float" office:value="0.615624732237304">
            <text:p>0.62</text:p>
          </table:table-cell>
          <table:table-cell office:value-type="float" office:value="0.60996223152666">
            <text:p>0.61</text:p>
          </table:table-cell>
          <table:table-cell office:value-type="float" office:value="0.615272736690421">
            <text:p>0.62</text:p>
          </table:table-cell>
          <table:table-cell table:formula="of:=AVERAGE([.BG13:.BK13])" office:value-type="float" office:value="0.619372074325493">
            <text:p>0.62</text:p>
          </table:table-cell>
          <table:table-cell table:formula="of:=STDEV([.BG13:.BK13])" office:value-type="float" office:value="0.015069233126001">
            <text:p>0.02</text:p>
          </table:table-cell>
          <table:table-cell table:formula="of:=[.BM13]/[.BL13]" office:value-type="float" office:value="0.0243298555919101">
            <text:p>0.02</text:p>
          </table:table-cell>
          <table:table-cell office:value-type="float" office:value="0.803426510369702">
            <text:p>0.8</text:p>
          </table:table-cell>
          <table:table-cell office:value-type="float" office:value="0.754959422903517">
            <text:p>0.75</text:p>
          </table:table-cell>
          <table:table-cell table:number-columns-repeated="2" office:value-type="float" office:value="0.801623083859333">
            <text:p>0.8</text:p>
          </table:table-cell>
          <table:table-cell office:value-type="float" office:value="0.802299368800722">
            <text:p>0.8</text:p>
          </table:table-cell>
          <table:table-cell table:formula="of:=AVERAGE([.BO13:.BS13])" office:value-type="float" office:value="0.792786293958521">
            <text:p>0.79</text:p>
          </table:table-cell>
          <table:table-cell table:formula="of:=STDEV([.BO13:.BS13])" office:value-type="float" office:value="0.0211587020132626">
            <text:p>0.02</text:p>
          </table:table-cell>
          <table:table-cell table:formula="of:=[.BU13]/[.BT13]" office:value-type="float" office:value="0.0266890360927072">
            <text:p>0.03</text:p>
          </table:table-cell>
          <table:table-cell office:value-type="float" office:value="4.407">
            <text:p>4.41</text:p>
          </table:table-cell>
          <table:table-cell office:value-type="float" office:value="4.969">
            <text:p>4.97</text:p>
          </table:table-cell>
          <table:table-cell office:value-type="float" office:value="4.204">
            <text:p>4.2</text:p>
          </table:table-cell>
          <table:table-cell office:value-type="float" office:value="4.25">
            <text:p>4.25</text:p>
          </table:table-cell>
          <table:table-cell office:value-type="float" office:value="4.344">
            <text:p>4.34</text:p>
          </table:table-cell>
          <table:table-cell table:formula="of:=AVERAGE([.BW13:.CA13])" office:value-type="float" office:value="4.4348">
            <text:p>4.43</text:p>
          </table:table-cell>
          <table:table-cell table:formula="of:=STDEV([.BW13:.CA13])" office:value-type="float" office:value="0.308952585358984">
            <text:p>0.31</text:p>
          </table:table-cell>
          <table:table-cell table:formula="of:=[.CC13]/[.CB13]" office:value-type="float" office:value="0.0696655058534734">
            <text:p>0.07</text:p>
          </table:table-cell>
          <table:table-cell table:number-columns-repeated="5"/>
          <table:table-cell table:formula="of:=AVERAGE([.CE13:.CI13])" office:value-type="float" office:value="0">
            <text:p>#DIV/0!</text:p>
          </table:table-cell>
          <table:table-cell table:formula="of:=STDEV([.CE13:.CI13])" office:value-type="float" office:value="0">
            <text:p>#DIV/0!</text:p>
          </table:table-cell>
          <table:table-cell table:formula="of:=[.CK13]/[.CJ13]" office:value-type="float" office:value="0">
            <text:p>#DIV/0!</text:p>
          </table:table-cell>
          <table:table-cell office:value-type="float" office:value="0.645617176970913">
            <text:p>0.65</text:p>
          </table:table-cell>
          <table:table-cell office:value-type="float" office:value="0.609095119067425">
            <text:p>0.61</text:p>
          </table:table-cell>
          <table:table-cell table:number-columns-repeated="2" office:value-type="float" office:value="0.645452417295086">
            <text:p>0.65</text:p>
          </table:table-cell>
          <table:table-cell office:value-type="float" office:value="0.644490235545142">
            <text:p>0.64</text:p>
          </table:table-cell>
          <table:table-cell table:formula="of:=AVERAGE([.CM13:.CQ13])" office:value-type="float" office:value="0.63802147323473">
            <text:p>0.64</text:p>
          </table:table-cell>
          <table:table-cell table:formula="of:=STDEV([.CM13:.CQ13])" office:value-type="float" office:value="0.0161764599475991">
            <text:p>0.02</text:p>
          </table:table-cell>
          <table:table-cell table:formula="of:=[.CS13]/[.CR13]" office:value-type="float" office:value="0.0253540995502635">
            <text:p>0.03</text:p>
          </table:table-cell>
          <table:table-cell office:value-type="float" office:value="0.681018935978359">
            <text:p>0.68</text:p>
          </table:table-cell>
          <table:table-cell office:value-type="float" office:value="0.756988277727683">
            <text:p>0.76</text:p>
          </table:table-cell>
          <table:table-cell office:value-type="float" office:value="0.747971145175834">
            <text:p>0.75</text:p>
          </table:table-cell>
          <table:table-cell office:value-type="float" office:value="0.802524797114518">
            <text:p>0.8</text:p>
          </table:table-cell>
          <table:table-cell office:value-type="float" office:value="0.741884580703336">
            <text:p>0.74</text:p>
          </table:table-cell>
          <table:table-cell table:formula="of:=AVERAGE([.CU13:.CY13])" office:value-type="float" office:value="0.746077547339946">
            <text:p>0.75</text:p>
          </table:table-cell>
          <table:table-cell table:formula="of:=STDEV([.CU13:.CY13])" office:value-type="float" office:value="0.0434716161391103">
            <text:p>0.04</text:p>
          </table:table-cell>
          <table:table-cell table:formula="of:=[.DA13]/[.CZ13]" office:value-type="float" office:value="0.0582668869933204">
            <text:p>0.06</text:p>
          </table:table-cell>
          <table:table-cell office:value-type="float" office:value="56.253">
            <text:p>56.25</text:p>
          </table:table-cell>
          <table:table-cell office:value-type="float" office:value="115.756">
            <text:p>115.76</text:p>
          </table:table-cell>
          <table:table-cell office:value-type="float" office:value="86.911">
            <text:p>86.91</text:p>
          </table:table-cell>
          <table:table-cell office:value-type="float" office:value="93.396">
            <text:p>93.4</text:p>
          </table:table-cell>
          <table:table-cell office:value-type="float" office:value="97.645">
            <text:p>97.65</text:p>
          </table:table-cell>
          <table:table-cell table:formula="of:=AVERAGE([.DC13:.DG13])" office:value-type="float" office:value="89.9922">
            <text:p>89.99</text:p>
          </table:table-cell>
          <table:table-cell table:formula="of:=STDEV([.DC13:.DG13])" office:value-type="float" office:value="21.6895827691544">
            <text:p>21.69</text:p>
          </table:table-cell>
          <table:table-cell table:formula="of:=[.DI13]/[.DH13]" office:value-type="float" office:value="0.241016252176904">
            <text:p>0.24</text:p>
          </table:table-cell>
          <table:table-cell office:value-type="float" office:value="-0.285714285714286">
            <text:p>-0.29</text:p>
          </table:table-cell>
          <table:table-cell office:value-type="float" office:value="0.142857142857143">
            <text:p>0.14</text:p>
          </table:table-cell>
          <table:table-cell office:value-type="float" office:value="-0.142857142857143">
            <text:p>-0.14</text:p>
          </table:table-cell>
          <table:table-cell table:number-columns-repeated="2" office:value-type="float" office:value="0">
            <text:p>0</text:p>
          </table:table-cell>
          <table:table-cell table:formula="of:=ABS([.DK13])" office:value-type="float" office:value="0.285714285714286">
            <text:p>0.29</text:p>
          </table:table-cell>
          <table:table-cell table:formula="of:=ABS([.DL13])" office:value-type="float" office:value="0.142857142857143">
            <text:p>0.14</text:p>
          </table:table-cell>
          <table:table-cell table:formula="of:=ABS([.DM13])" office:value-type="float" office:value="0.142857142857143">
            <text:p>0.14</text:p>
          </table:table-cell>
          <table:table-cell table:formula="of:=ABS([.DN13])" office:value-type="float" office:value="0">
            <text:p>0</text:p>
          </table:table-cell>
          <table:table-cell table:formula="of:=ABS([.DO13])" office:value-type="float" office:value="0">
            <text:p>0</text:p>
          </table:table-cell>
          <table:table-cell table:formula="of:=AVERAGE([.DP13:.DT13])" office:value-type="float" office:value="0.114285714285714">
            <text:p>0.11</text:p>
          </table:table-cell>
          <table:table-cell table:formula="of:=STDEV([.DP13:.DT13])" office:value-type="float" office:value="0.11952286093344">
            <text:p>0.12</text:p>
          </table:table-cell>
          <table:table-cell table:formula="of:=IF([.DU13] = 0; 0; [.DV13]/[.DU13])" office:value-type="float" office:value="1.04582503316759">
            <text:p>1.05</text:p>
          </table:table-cell>
          <table:table-cell table:number-columns-repeated="5"/>
          <table:table-cell table:formula="of:=AVERAGE([.DX13:.EB13])" office:value-type="float" office:value="0">
            <text:p>#DIV/0!</text:p>
          </table:table-cell>
          <table:table-cell table:formula="of:=STDEV([.DX13:.EB13])" office:value-type="float" office:value="0">
            <text:p>#DIV/0!</text:p>
          </table:table-cell>
          <table:table-cell table:formula="of:=[.ED13]/[.EC13]" office:value-type="float" office:value="0">
            <text:p>#DIV/0!</text:p>
          </table:table-cell>
          <table:table-cell office:value-type="float" office:value="0.569879884772703">
            <text:p>0.57</text:p>
          </table:table-cell>
          <table:table-cell office:value-type="float" office:value="0.572447738098691">
            <text:p>0.57</text:p>
          </table:table-cell>
          <table:table-cell office:value-type="float" office:value="0.618841731139817">
            <text:p>0.62</text:p>
          </table:table-cell>
          <table:table-cell office:value-type="float" office:value="0.64588945350742">
            <text:p>0.65</text:p>
          </table:table-cell>
          <table:table-cell office:value-type="float" office:value="0.551635689964158">
            <text:p>0.55</text:p>
          </table:table-cell>
          <table:table-cell table:formula="of:=AVERAGE([.EF13:.EJ13])" office:value-type="float" office:value="0.591738899496558">
            <text:p>0.59</text:p>
          </table:table-cell>
          <table:table-cell table:formula="of:=STDEV([.EF13:.EJ13])" office:value-type="float" office:value="0.0391314414197265">
            <text:p>0.04</text:p>
          </table:table-cell>
          <table:table-cell table:formula="of:=[.EL13]/[.EK13]" office:value-type="float" office:value="0.0661295741297707">
            <text:p>0.07</text:p>
          </table:table-cell>
          <table:table-cell table:number-columns-repeated="5"/>
          <table:table-cell table:formula="of:=AVERAGE([.EN13:.ER27])" office:value-type="float" office:value="0">
            <text:p>#DIV/0!</text:p>
          </table:table-cell>
          <table:table-cell table:formula="of:=STDEV([.EN13:.ER13])" office:value-type="float" office:value="0">
            <text:p>#DIV/0!</text:p>
          </table:table-cell>
          <table:table-cell table:formula="of:=[.ET13]/[.ES13]" office:value-type="float" office:value="0">
            <text:p>#DIV/0!</text:p>
          </table:table-cell>
          <table:table-cell office:value-type="float" office:value="0.529">
            <text:p>0.53</text:p>
          </table:table-cell>
          <table:table-cell office:value-type="float" office:value="0.678">
            <text:p>0.68</text:p>
          </table:table-cell>
          <table:table-cell office:value-type="float" office:value="0.793">
            <text:p>0.79</text:p>
          </table:table-cell>
          <table:table-cell office:value-type="float" office:value="0.591">
            <text:p>0.59</text:p>
          </table:table-cell>
          <table:table-cell office:value-type="float" office:value="0.476">
            <text:p>0.48</text:p>
          </table:table-cell>
          <table:table-cell table:formula="of:=AVERAGE([.EV13:.EZ13])" office:value-type="float" office:value="0.6134">
            <text:p>0.61</text:p>
          </table:table-cell>
          <table:table-cell table:formula="of:=STDEV([.EV13:.EZ13])" office:value-type="float" office:value="0.125432451941274">
            <text:p>0.13</text:p>
          </table:table-cell>
          <table:table-cell table:formula="of:=[.FB13]/[.FA13]" office:value-type="float" office:value="0.204487205642768">
            <text:p>0.2</text:p>
          </table:table-cell>
          <table:table-cell table:number-columns-repeated="5" office:value-type="float" office:value="-0.571428571428571">
            <text:p>-0.57</text:p>
          </table:table-cell>
          <table:table-cell table:formula="of:=ABS([.FD13])" office:value-type="float" office:value="0.571428571428571">
            <text:p>0.57</text:p>
          </table:table-cell>
          <table:table-cell table:formula="of:=ABS([.FE13])" office:value-type="float" office:value="0.571428571428571">
            <text:p>0.57</text:p>
          </table:table-cell>
          <table:table-cell table:formula="of:=ABS([.FF13])" office:value-type="float" office:value="0.571428571428571">
            <text:p>0.57</text:p>
          </table:table-cell>
          <table:table-cell table:formula="of:=ABS([.FG13])" office:value-type="float" office:value="0.571428571428571">
            <text:p>0.57</text:p>
          </table:table-cell>
          <table:table-cell table:formula="of:=ABS([.FH13])" office:value-type="float" office:value="0.571428571428571">
            <text:p>0.57</text:p>
          </table:table-cell>
          <table:table-cell table:formula="of:=AVERAGE([.FI13:.FM13])" office:value-type="float" office:value="0.571428571428571">
            <text:p>0.57</text:p>
          </table:table-cell>
          <table:table-cell table:formula="of:=STDEV([.FI13:.FM13])" office:value-type="float" office:value="0">
            <text:p>0</text:p>
          </table:table-cell>
          <table:table-cell table:formula="of:=IF([.FN13] = 0; 0; [.FO13]/[.FN13])" office:value-type="float" office:value="0">
            <text:p>0</text:p>
          </table:table-cell>
          <table:table-cell table:number-columns-repeated="5"/>
          <table:table-cell table:formula="of:=AVERAGE([.FQ13:.FU13])" office:value-type="float" office:value="0">
            <text:p>#DIV/0!</text:p>
          </table:table-cell>
          <table:table-cell table:formula="of:=STDEV([.FQ13:.FU13])" office:value-type="float" office:value="0">
            <text:p>#DIV/0!</text:p>
          </table:table-cell>
          <table:table-cell table:formula="of:=[.FW13]/[.FV13]" office:value-type="float" office:value="0">
            <text:p>#DIV/0!</text:p>
          </table:table-cell>
          <table:table-cell table:number-columns-repeated="2" office:value-type="float" office:value="0.473858518373828">
            <text:p>0.47</text:p>
          </table:table-cell>
          <table:table-cell office:value-type="float" office:value="0.47415887594556">
            <text:p>0.47</text:p>
          </table:table-cell>
          <table:table-cell table:number-columns-repeated="2" office:value-type="float" office:value="0.473962013223311">
            <text:p>0.47</text:p>
          </table:table-cell>
          <table:table-cell table:formula="of:=AVERAGE([.FY13:.GC13])" office:value-type="float" office:value="0.473959987827968">
            <text:p>0.47</text:p>
          </table:table-cell>
          <table:table-cell table:formula="of:=STDEV([.FY13:.GC13])" office:value-type="float" office:value="0.000122634403838">
            <text:p>0</text:p>
          </table:table-cell>
          <table:table-cell table:formula="of:=[.GE13]/[.GD13]" office:value-type="float" office:value="0.000258744212565286">
            <text:p>0</text:p>
          </table:table-cell>
          <table:table-cell office:value-type="float" office:value="0.519161406672678">
            <text:p>0.52</text:p>
          </table:table-cell>
          <table:table-cell office:value-type="float" office:value="0.518935978358882">
            <text:p>0.52</text:p>
          </table:table-cell>
          <table:table-cell office:value-type="float" office:value="0.518710550045086">
            <text:p>0.52</text:p>
          </table:table-cell>
          <table:table-cell office:value-type="float" office:value="0.518034265103697">
            <text:p>0.52</text:p>
          </table:table-cell>
          <table:table-cell office:value-type="float" office:value="0.519161406672678">
            <text:p>0.52</text:p>
          </table:table-cell>
          <table:table-cell table:formula="of:=AVERAGE([.GG13:.GK13])" office:value-type="float" office:value="0.518800721370604">
            <text:p>0.52</text:p>
          </table:table-cell>
          <table:table-cell table:formula="of:=STDEV([.GG13:.GK13])" office:value-type="float" office:value="0.000467458100841475">
            <text:p>0</text:p>
          </table:table-cell>
          <table:table-cell table:formula="of:=[.GM13]/[.GL13]" office:value-type="float" office:value="0.00090103595000121">
            <text:p>0</text:p>
          </table:table-cell>
          <table:table-cell office:value-type="float" office:value="0.485">
            <text:p>0.49</text:p>
          </table:table-cell>
          <table:table-cell office:value-type="float" office:value="0.359">
            <text:p>0.36</text:p>
          </table:table-cell>
          <table:table-cell office:value-type="float" office:value="0.672">
            <text:p>0.67</text:p>
          </table:table-cell>
          <table:table-cell office:value-type="float" office:value="0.593">
            <text:p>0.59</text:p>
          </table:table-cell>
          <table:table-cell office:value-type="float" office:value="0.266">
            <text:p>0.27</text:p>
          </table:table-cell>
          <table:table-cell table:formula="of:=AVERAGE([.GO13:.GS13])" office:value-type="float" office:value="0.475">
            <text:p>0.48</text:p>
          </table:table-cell>
          <table:table-cell table:formula="of:=STDEV([.GO13:.GS13])" office:value-type="float" office:value="0.165808624624897">
            <text:p>0.17</text:p>
          </table:table-cell>
          <table:table-cell table:formula="of:=IF([.GT13]=0;0;[.GU13]/[.GT13])" office:value-type="float" office:value="0.349070788683994">
            <text:p>0.35</text:p>
          </table:table-cell>
          <table:table-cell table:number-columns-repeated="5" office:value-type="float" office:value="-0.571428571428571">
            <text:p>-0.57</text:p>
          </table:table-cell>
          <table:table-cell table:formula="of:=ABS([.GW13])" office:value-type="float" office:value="0.571428571428571">
            <text:p>0.57</text:p>
          </table:table-cell>
          <table:table-cell table:formula="of:=ABS([.GX13])" office:value-type="float" office:value="0.571428571428571">
            <text:p>0.57</text:p>
          </table:table-cell>
          <table:table-cell table:formula="of:=ABS([.GY13])" office:value-type="float" office:value="0.571428571428571">
            <text:p>0.57</text:p>
          </table:table-cell>
          <table:table-cell table:formula="of:=ABS([.GZ13])" office:value-type="float" office:value="0.571428571428571">
            <text:p>0.57</text:p>
          </table:table-cell>
          <table:table-cell table:formula="of:=ABS([.HA13])" office:value-type="float" office:value="0.571428571428571">
            <text:p>0.57</text:p>
          </table:table-cell>
          <table:table-cell table:formula="of:=AVERAGE([.HB13:.HF13])" office:value-type="float" office:value="0.571428571428571">
            <text:p>0.57</text:p>
          </table:table-cell>
          <table:table-cell table:formula="of:=STDEV([.HB13:.HF13])" office:value-type="float" office:value="0">
            <text:p>0</text:p>
          </table:table-cell>
          <table:table-cell table:formula="of:=[.HH13]/[.HG13]" office:value-type="float" office:value="0">
            <text:p>0</text:p>
          </table:table-cell>
          <table:table-cell office:value-type="float" office:value="0.519161406672678">
            <text:p>0.52</text:p>
          </table:table-cell>
          <table:table-cell office:value-type="float" office:value="0.518935978358882">
            <text:p>0.52</text:p>
          </table:table-cell>
          <table:table-cell office:value-type="float" office:value="0.518710550045086">
            <text:p>0.52</text:p>
          </table:table-cell>
          <table:table-cell office:value-type="float" office:value="0.518034265103697">
            <text:p>0.52</text:p>
          </table:table-cell>
          <table:table-cell office:value-type="float" office:value="0.519161406672678">
            <text:p>0.52</text:p>
          </table:table-cell>
          <table:table-cell table:formula="of:=AVERAGE([.HJ13:.HN13])" office:value-type="float" office:value="0.518800721370604">
            <text:p>0.52</text:p>
          </table:table-cell>
          <table:table-cell table:formula="of:=STDEV([.HJ13:.HN13])" office:value-type="float" office:value="0.000467458100841475">
            <text:p>0</text:p>
          </table:table-cell>
          <table:table-cell table:formula="of:=[.HP13]/[.HO13]" office:value-type="float" office:value="0.00090103595000121">
            <text:p>0</text:p>
          </table:table-cell>
          <table:table-cell office:value-type="float" office:value="0.473962013223311">
            <text:p>0.47</text:p>
          </table:table-cell>
          <table:table-cell office:value-type="float" office:value="0.473858518373828">
            <text:p>0.47</text:p>
          </table:table-cell>
          <table:table-cell office:value-type="float" office:value="0.473437703566223">
            <text:p>0.47</text:p>
          </table:table-cell>
          <table:table-cell office:value-type="float" office:value="0.472967619663964">
            <text:p>0.47</text:p>
          </table:table-cell>
          <table:table-cell office:value-type="float" office:value="0.473962013223311">
            <text:p>0.47</text:p>
          </table:table-cell>
          <table:table-cell table:formula="of:=AVERAGE([.HR13:.HV13])" office:value-type="float" office:value="0.473637573610128">
            <text:p>0.47</text:p>
          </table:table-cell>
          <table:table-cell table:formula="of:=STDEV([.HR13:.HV13])" office:value-type="float" office:value="0.000432471108353611">
            <text:p>0</text:p>
          </table:table-cell>
          <table:table-cell table:formula="of:=[.HX13]/[.HW13]" office:value-type="float" office:value="0.000913084460460474">
            <text:p>0</text:p>
          </table:table-cell>
          <table:table-cell office:value-type="float" office:value="0.793507664562669">
            <text:p>0.79</text:p>
          </table:table-cell>
          <table:table-cell office:value-type="float" office:value="0.75653742110009">
            <text:p>0.76</text:p>
          </table:table-cell>
          <table:table-cell office:value-type="float" office:value="0.806131650135257">
            <text:p>0.81</text:p>
          </table:table-cell>
          <table:table-cell office:value-type="float" office:value="0.806357078449053">
            <text:p>0.81</text:p>
          </table:table-cell>
          <table:table-cell office:value-type="float" office:value="0.80770964833183">
            <text:p>0.81</text:p>
          </table:table-cell>
          <table:table-cell table:formula="of:=AVERAGE([.HZ13:.ID13])" office:value-type="float" office:value="0.79404869251578">
            <text:p>0.79</text:p>
          </table:table-cell>
          <table:table-cell table:formula="of:=STDEV([.HZ13:.ID13])" office:value-type="float" office:value="0.0217457130107991">
            <text:p>0.02</text:p>
          </table:table-cell>
          <table:table-cell table:formula="of:=[.IF13]/[.IE13]" office:value-type="float" office:value="0.027385868418097">
            <text:p>0.03</text:p>
          </table:table-cell>
          <table:table-cell office:value-type="float" office:value="8.351">
            <text:p>8.35</text:p>
          </table:table-cell>
          <table:table-cell office:value-type="float" office:value="8.881">
            <text:p>8.88</text:p>
          </table:table-cell>
          <table:table-cell office:value-type="float" office:value="9.024">
            <text:p>9.02</text:p>
          </table:table-cell>
          <table:table-cell office:value-type="float" office:value="8.903">
            <text:p>8.9</text:p>
          </table:table-cell>
          <table:table-cell office:value-type="float" office:value="8.901">
            <text:p>8.9</text:p>
          </table:table-cell>
          <table:table-cell table:formula="of:=AVERAGE([.IH13:.IL13])" office:value-type="float" office:value="8.812">
            <text:p>8.81</text:p>
          </table:table-cell>
          <table:table-cell table:formula="of:=STDEV([.IH13:.IL13])" office:value-type="float" office:value="0.263831385547663">
            <text:p>0.26</text:p>
          </table:table-cell>
          <table:table-cell table:formula="of:=[.IN13]/[.IM13]" office:value-type="float" office:value="0.0299400119777194">
            <text:p>0.03</text:p>
          </table:table-cell>
          <table:table-cell office:value-type="float" office:value="0.699954914337241">
            <text:p>0.7</text:p>
          </table:table-cell>
          <table:table-cell office:value-type="float" office:value="0.589044183949504">
            <text:p>0.59</text:p>
          </table:table-cell>
          <table:table-cell office:value-type="float" office:value="0.71844003606853">
            <text:p>0.72</text:p>
          </table:table-cell>
          <table:table-cell office:value-type="float" office:value="0.712578899909829">
            <text:p>0.71</text:p>
          </table:table-cell>
          <table:table-cell office:value-type="float" office:value="0.713029756537421">
            <text:p>0.71</text:p>
          </table:table-cell>
          <table:table-cell table:formula="of:=AVERAGE([.IP13:.IT13])" office:value-type="float" office:value="0.686609558160505">
            <text:p>0.69</text:p>
          </table:table-cell>
          <table:table-cell table:formula="of:=STDEV([.IP13:.IT13])" office:value-type="float" office:value="0.0549606988980277">
            <text:p>0.05</text:p>
          </table:table-cell>
          <table:table-cell table:formula="of:=[.IV13]/[.IU13]" office:value-type="float" office:value="0.0800465100504468">
            <text:p>0.08</text:p>
          </table:table-cell>
          <table:table-cell office:value-type="float" office:value="0.637828896041616">
            <text:p>0.64</text:p>
          </table:table-cell>
          <table:table-cell office:value-type="float" office:value="0.559207873057263">
            <text:p>0.56</text:p>
          </table:table-cell>
          <table:table-cell office:value-type="float" office:value="0.651207006436492">
            <text:p>0.65</text:p>
          </table:table-cell>
          <table:table-cell office:value-type="float" office:value="0.649423781787235">
            <text:p>0.65</text:p>
          </table:table-cell>
          <table:table-cell office:value-type="float" office:value="0.654396431105663">
            <text:p>0.65</text:p>
          </table:table-cell>
          <table:table-cell table:formula="of:=AVERAGE([.IX13:.JB13])" office:value-type="float" office:value="0.630412797685654">
            <text:p>0.63</text:p>
          </table:table-cell>
          <table:table-cell table:formula="of:=STDEV([.IX13:.JB13])" office:value-type="float" office:value="0.0402932100739986">
            <text:p>0.04</text:p>
          </table:table-cell>
          <table:table-cell table:formula="of:=[.JD13]/[.JC13]" office:value-type="float" office:value="0.0639155966089543">
            <text:p>0.06</text:p>
          </table:table-cell>
          <table:table-cell office:value-type="float" office:value="0.520964833183048">
            <text:p>0.52</text:p>
          </table:table-cell>
          <table:table-cell office:value-type="float" office:value="0.521866546438233">
            <text:p>0.52</text:p>
          </table:table-cell>
          <table:table-cell office:value-type="float" office:value="0.516230838593327">
            <text:p>0.52</text:p>
          </table:table-cell>
          <table:table-cell office:value-type="float" office:value="0.522542831379621">
            <text:p>0.52</text:p>
          </table:table-cell>
          <table:table-cell office:value-type="float" office:value="0.520513976555455">
            <text:p>0.52</text:p>
          </table:table-cell>
          <table:table-cell table:formula="of:=AVERAGE([.JF13:.JJ13])" office:value-type="float" office:value="0.520423805229937">
            <text:p>0.52</text:p>
          </table:table-cell>
          <table:table-cell table:formula="of:=STDEV([.JF13:.JJ13])" office:value-type="float" office:value="0.00247252832880016">
            <text:p>0</text:p>
          </table:table-cell>
          <table:table-cell table:formula="of:=[.JL13]/[.JK13]" office:value-type="float" office:value="0.00475099006608226">
            <text:p>0</text:p>
          </table:table-cell>
          <table:table-cell office:value-type="float" office:value="25.251">
            <text:p>25.25</text:p>
          </table:table-cell>
          <table:table-cell office:value-type="float" office:value="24.59">
            <text:p>24.59</text:p>
          </table:table-cell>
          <table:table-cell office:value-type="float" office:value="25.444">
            <text:p>25.44</text:p>
          </table:table-cell>
          <table:table-cell office:value-type="float" office:value="25.099">
            <text:p>25.1</text:p>
          </table:table-cell>
          <table:table-cell office:value-type="float" office:value="28.573">
            <text:p>28.57</text:p>
          </table:table-cell>
          <table:table-cell table:formula="of:=AVERAGE([.JN13:.JR13])" office:value-type="float" office:value="25.7914">
            <text:p>25.79</text:p>
          </table:table-cell>
          <table:table-cell table:formula="of:=STDEV([.JN13:.JR13])" office:value-type="float" office:value="1.58688351809451">
            <text:p>1.59</text:p>
          </table:table-cell>
          <table:table-cell table:formula="of:=[.JT13]/[.JS13]" office:value-type="float" office:value="0.0615276223118756">
            <text:p>0.06</text:p>
          </table:table-cell>
          <table:table-cell table:number-columns-repeated="5" office:value-type="float" office:value="-0.571428571428571">
            <text:p>-0.57</text:p>
          </table:table-cell>
          <table:table-cell table:formula="of:=ABS([.JV13])" office:value-type="float" office:value="0.571428571428571">
            <text:p>0.57</text:p>
          </table:table-cell>
          <table:table-cell table:formula="of:=ABS([.JW13])" office:value-type="float" office:value="0.571428571428571">
            <text:p>0.57</text:p>
          </table:table-cell>
          <table:table-cell table:formula="of:=ABS([.JX13])" office:value-type="float" office:value="0.571428571428571">
            <text:p>0.57</text:p>
          </table:table-cell>
          <table:table-cell table:formula="of:=ABS([.JY13])" office:value-type="float" office:value="0.571428571428571">
            <text:p>0.57</text:p>
          </table:table-cell>
          <table:table-cell table:formula="of:=ABS([.JZ13])" office:value-type="float" office:value="0.571428571428571">
            <text:p>0.57</text:p>
          </table:table-cell>
          <table:table-cell table:formula="of:=AVERAGE([.KA13:.KE13])" office:value-type="float" office:value="0.571428571428571">
            <text:p>0.57</text:p>
          </table:table-cell>
          <table:table-cell table:formula="of:=STDEV([.KA13:.KE13])" office:value-type="float" office:value="0">
            <text:p>0</text:p>
          </table:table-cell>
          <table:table-cell table:formula="of:=IF([.KF13] = 0; 0; [.KG13]/[.KF13])" office:value-type="float" office:value="0">
            <text:p>0</text:p>
          </table:table-cell>
          <table:table-cell office:value-type="float" office:value="0.520964833183048">
            <text:p>0.52</text:p>
          </table:table-cell>
          <table:table-cell office:value-type="float" office:value="0.521866546438233">
            <text:p>0.52</text:p>
          </table:table-cell>
          <table:table-cell office:value-type="float" office:value="0.516230838593327">
            <text:p>0.52</text:p>
          </table:table-cell>
          <table:table-cell office:value-type="float" office:value="0.522542831379621">
            <text:p>0.52</text:p>
          </table:table-cell>
          <table:table-cell office:value-type="float" office:value="0.520513976555455">
            <text:p>0.52</text:p>
          </table:table-cell>
          <table:table-cell table:formula="of:=AVERAGE([.KI13:.KM13])" office:value-type="float" office:value="0.520423805229937">
            <text:p>0.52</text:p>
          </table:table-cell>
          <table:table-cell table:formula="of:=STDEV([.KI13:.KM13])" office:value-type="float" office:value="0.00247252832880016">
            <text:p>0</text:p>
          </table:table-cell>
          <table:table-cell table:formula="of:=[.KO13]/[.KN13]" office:value-type="float" office:value="0.00475099006608226">
            <text:p>0</text:p>
          </table:table-cell>
          <table:table-cell office:value-type="float" office:value="0.475439677997668">
            <text:p>0.48</text:p>
          </table:table-cell>
          <table:table-cell office:value-type="float" office:value="0.477648261799652">
            <text:p>0.48</text:p>
          </table:table-cell>
          <table:table-cell office:value-type="float" office:value="0.471375248711028">
            <text:p>0.47</text:p>
          </table:table-cell>
          <table:table-cell office:value-type="float" office:value="0.47745430442092">
            <text:p>0.48</text:p>
          </table:table-cell>
          <table:table-cell office:value-type="float" office:value="0.475000517041239">
            <text:p>0.48</text:p>
          </table:table-cell>
          <table:table-cell table:formula="of:=AVERAGE([.KQ13:.KU13])" office:value-type="float" office:value="0.475383601994101">
            <text:p>0.48</text:p>
          </table:table-cell>
          <table:table-cell table:formula="of:=STDEV([.KQ13:.KU13])" office:value-type="float" office:value="0.00253146633478107">
            <text:p>0</text:p>
          </table:table-cell>
          <table:table-cell table:formula="of:=[.KW13]/[.KV13]" office:value-type="float" office:value="0.00532510234716191">
            <text:p>0.01</text:p>
          </table:table-cell>
          <table:table-cell table:number-columns-repeated="3" office:value-type="float" office:value="0.755635707844905">
            <text:p>0.76</text:p>
          </table:table-cell>
          <table:table-cell office:value-type="float" office:value="0.756311992786294">
            <text:p>0.76</text:p>
          </table:table-cell>
          <table:table-cell office:value-type="float" office:value="0.755861136158702">
            <text:p>0.76</text:p>
          </table:table-cell>
          <table:table-cell table:formula="of:=AVERAGE([.KY13:.LC13])" office:value-type="float" office:value="0.755816050495942">
            <text:p>0.76</text:p>
          </table:table-cell>
          <table:table-cell table:formula="of:=STDEV([.KY13:.LC13])" office:value-type="float" office:value="0.000293922561100367">
            <text:p>0</text:p>
          </table:table-cell>
          <table:table-cell table:formula="of:=[.LE13]/[.LD13]" office:value-type="float" office:value="0.000388881078812106">
            <text:p>0</text:p>
          </table:table-cell>
          <table:table-cell office:value-type="float" office:value="156.128">
            <text:p>156.13</text:p>
          </table:table-cell>
          <table:table-cell office:value-type="float" office:value="157.857">
            <text:p>157.86</text:p>
          </table:table-cell>
          <table:table-cell office:value-type="float" office:value="254.93">
            <text:p>254.93</text:p>
          </table:table-cell>
          <table:table-cell office:value-type="float" office:value="152.826">
            <text:p>152.83</text:p>
          </table:table-cell>
          <table:table-cell office:value-type="float" office:value="153.282">
            <text:p>153.28</text:p>
          </table:table-cell>
          <table:table-cell table:formula="of:=AVERAGE([.LG13:.LK13])" office:value-type="float" office:value="175.0046">
            <text:p>175</text:p>
          </table:table-cell>
          <table:table-cell table:formula="of:=STDEV([.LG13:.LK13])" office:value-type="float" office:value="44.7275011240288">
            <text:p>44.73</text:p>
          </table:table-cell>
          <table:table-cell table:formula="of:=IF([.LL13]=0; [.LM13]; [.LM13]/[.LL13])" office:value-type="float" office:value="0.255579002632095">
            <text:p>0.26</text:p>
          </table:table-cell>
          <table:table-cell table:number-columns-repeated="3" office:value-type="float" office:value="0.705590622182146">
            <text:p>0.71</text:p>
          </table:table-cell>
          <table:table-cell office:value-type="float" office:value="0.706041478809739">
            <text:p>0.71</text:p>
          </table:table-cell>
          <table:table-cell office:value-type="float" office:value="0.705816050495942">
            <text:p>0.71</text:p>
          </table:table-cell>
          <table:table-cell table:formula="of:=AVERAGE([.LO13:.LS13])" office:value-type="float" office:value="0.705725879170424">
            <text:p>0.71</text:p>
          </table:table-cell>
          <table:table-cell table:formula="of:=STDEV([.LO13:.LS13])" office:value-type="float" office:value="0.00020162921348081">
            <text:p>0</text:p>
          </table:table-cell>
          <table:table-cell table:formula="of:=[.LU13]/[.LT13]" office:value-type="float" office:value="0.000285704718265148">
            <text:p>0</text:p>
          </table:table-cell>
          <table:table-cell table:number-columns-repeated="3" office:value-type="float" office:value="0.652612306883808">
            <text:p>0.65</text:p>
          </table:table-cell>
          <table:table-cell office:value-type="float" office:value="0.653311376607962">
            <text:p>0.65</text:p>
          </table:table-cell>
          <table:table-cell office:value-type="float" office:value="0.652925455704466">
            <text:p>0.65</text:p>
          </table:table-cell>
          <table:table-cell table:formula="of:=AVERAGE([.LW13:.MA13])" office:value-type="float" office:value="0.65281475059277">
            <text:p>0.65</text:p>
          </table:table-cell>
          <table:table-cell table:formula="of:=STDEV([.LW13:.MA13])" office:value-type="float" office:value="0.000308967387686791">
            <text:p>0</text:p>
          </table:table-cell>
          <table:table-cell table:formula="of:=[.MC13]/[.MB13]" office:value-type="float" office:value="0.000473284936356357">
            <text:p>0</text:p>
          </table:table-cell>
          <table:table-cell table:number-columns-repeated="5" office:value-type="float" office:value="0.621505861136159">
            <text:p>0.62</text:p>
          </table:table-cell>
          <table:table-cell table:formula="of:=AVERAGE([.ME13:.MI13])" office:value-type="float" office:value="0.621505861136159">
            <text:p>0.62</text:p>
          </table:table-cell>
          <table:table-cell table:formula="of:=STDEV([.ME13:.MI13])" office:value-type="float" office:value="0">
            <text:p>0</text:p>
          </table:table-cell>
          <table:table-cell table:formula="of:=[.MK13]/[.MJ13]" office:value-type="float" office:value="0">
            <text:p>0</text:p>
          </table:table-cell>
          <table:table-cell office:value-type="float" office:value="154.595">
            <text:p>154.6</text:p>
          </table:table-cell>
          <table:table-cell office:value-type="float" office:value="156.696">
            <text:p>156.7</text:p>
          </table:table-cell>
          <table:table-cell office:value-type="float" office:value="160.611">
            <text:p>160.61</text:p>
          </table:table-cell>
          <table:table-cell office:value-type="float" office:value="155.38">
            <text:p>155.38</text:p>
          </table:table-cell>
          <table:table-cell office:value-type="float" office:value="157.94">
            <text:p>157.94</text:p>
          </table:table-cell>
          <table:table-cell table:formula="of:=AVERAGE([.MM13:.MQ13])" office:value-type="float" office:value="157.0444">
            <text:p>157.04</text:p>
          </table:table-cell>
          <table:table-cell table:formula="of:=STDEV([.MM13:.MQ13])" office:value-type="float" office:value="2.36716630172026">
            <text:p>2.37</text:p>
          </table:table-cell>
          <table:table-cell table:formula="of:=[.MS13]/[.MR13]" office:value-type="float" office:value="0.0150732296199053">
            <text:p>0.02</text:p>
          </table:table-cell>
          <table:table-cell table:number-columns-repeated="5" office:value-type="float" office:value="-0.428571428571429">
            <text:p>-0.43</text:p>
          </table:table-cell>
          <table:table-cell table:formula="of:=ABS([.MU13])" office:value-type="float" office:value="0.428571428571429">
            <text:p>0.43</text:p>
          </table:table-cell>
          <table:table-cell table:formula="of:=ABS([.MV13])" office:value-type="float" office:value="0.428571428571429">
            <text:p>0.43</text:p>
          </table:table-cell>
          <table:table-cell table:formula="of:=ABS([.MW13])" office:value-type="float" office:value="0.428571428571429">
            <text:p>0.43</text:p>
          </table:table-cell>
          <table:table-cell table:formula="of:=ABS([.MX13])" office:value-type="float" office:value="0.428571428571429">
            <text:p>0.43</text:p>
          </table:table-cell>
          <table:table-cell table:formula="of:=ABS([.MY13])" office:value-type="float" office:value="0.428571428571429">
            <text:p>0.43</text:p>
          </table:table-cell>
          <table:table-cell table:formula="of:=AVERAGE([.MZ13:.ND13])" office:value-type="float" office:value="0.428571428571429">
            <text:p>0.43</text:p>
          </table:table-cell>
          <table:table-cell table:formula="of:=STDEV([.MZ13:.ND13])" office:value-type="float" office:value="0">
            <text:p>0</text:p>
          </table:table-cell>
          <table:table-cell table:formula="of:=IF([.NE13] = 0; 0; [.NF13]/[.NE13])" office:value-type="float" office:value="0">
            <text:p>0</text:p>
          </table:table-cell>
          <table:table-cell table:number-columns-repeated="5" office:value-type="float" office:value="0.621505861136159">
            <text:p>0.62</text:p>
          </table:table-cell>
          <table:table-cell table:formula="of:=AVERAGE([.NH13:.NL13])" office:value-type="float" office:value="0.621505861136159">
            <text:p>0.62</text:p>
          </table:table-cell>
          <table:table-cell table:formula="of:=STDEV([.NH13:.NL13])" office:value-type="float" office:value="0">
            <text:p>0</text:p>
          </table:table-cell>
          <table:table-cell table:formula="of:=[.NN13]/[.NM13]" office:value-type="float" office:value="0">
            <text:p>0</text:p>
          </table:table-cell>
          <table:table-cell table:number-columns-repeated="5" office:value-type="float" office:value="0.606834218987726">
            <text:p>0.61</text:p>
          </table:table-cell>
          <table:table-cell table:formula="of:=AVERAGE([.NP13:.NT13])" office:value-type="float" office:value="0.606834218987726">
            <text:p>0.61</text:p>
          </table:table-cell>
          <table:table-cell table:formula="of:=STDEV([.NP13:.NT13])" office:value-type="float" office:value="0">
            <text:p>0</text:p>
          </table:table-cell>
          <table:table-cell table:formula="of:=[.NV13]/[.NU13]" office:value-type="float" office:value="0">
            <text:p>0</text:p>
          </table:table-cell>
          <table:table-cell office:value-type="float" office:value="0.773895401262399">
            <text:p>0.77</text:p>
          </table:table-cell>
          <table:table-cell office:value-type="float" office:value="0.775473399458972">
            <text:p>0.78</text:p>
          </table:table-cell>
          <table:table-cell/>
          <table:table-cell table:formula="of:=AVERAGE([.NX13:.NZ13])" office:value-type="float" office:value="0.774684400360686">
            <text:p>0.77</text:p>
          </table:table-cell>
          <table:table-cell table:formula="of:=STDEV([.NX13:.NZ13])" office:value-type="float" office:value="0.00111581322549691">
            <text:p>0</text:p>
          </table:table-cell>
          <table:table-cell table:formula="of:=[.OB13]/[.OA13]" office:value-type="float" office:value="0.00144034554584732">
            <text:p>0</text:p>
          </table:table-cell>
          <table:table-cell office:value-type="float" office:value="175372.15">
            <text:p>175372.15</text:p>
          </table:table-cell>
          <table:table-cell office:value-type="float" office:value="172437.486">
            <text:p>172437.49</text:p>
          </table:table-cell>
          <table:table-cell/>
          <table:table-cell table:formula="of:=AVERAGE([.OD13:.OF13])" office:value-type="float" office:value="173904.818">
            <text:p>173904.82</text:p>
          </table:table-cell>
          <table:table-cell table:formula="of:=STDEV([.OD13:.OF13])" office:value-type="float" office:value="2075.12081490403">
            <text:p>2075.12</text:p>
          </table:table-cell>
          <table:table-cell table:formula="of:=[.OH13]/[.OG13]" office:value-type="float" office:value="0.0119325090516125">
            <text:p>0.01</text:p>
          </table:table-cell>
          <table:table-cell table:number-columns-repeated="2" office:value-type="float" office:value="0.142857142857143">
            <text:p>0.14</text:p>
          </table:table-cell>
          <table:table-cell/>
          <table:table-cell table:formula="of:=ABS([.OJ13])" office:value-type="float" office:value="0.142857142857143">
            <text:p>0.14</text:p>
          </table:table-cell>
          <table:table-cell table:formula="of:=ABS([.OK13])" office:value-type="float" office:value="0.142857142857143">
            <text:p>0.14</text:p>
          </table:table-cell>
          <table:table-cell/>
          <table:table-cell table:formula="of:=AVERAGE([.OM13:.OO13])" office:value-type="float" office:value="0.142857142857143">
            <text:p>0.14</text:p>
          </table:table-cell>
          <table:table-cell table:formula="of:=STDEV([.OM13:.OO13])" office:value-type="float" office:value="0">
            <text:p>0</text:p>
          </table:table-cell>
          <table:table-cell table:formula="of:=IF([.OP13] = 0; 0; [.OQ13]/[.OP13])" office:value-type="float" office:value="0">
            <text:p>0</text:p>
          </table:table-cell>
          <table:table-cell office:value-type="float" office:value="0.683498647430117">
            <text:p>0.68</text:p>
          </table:table-cell>
          <table:table-cell office:value-type="float" office:value="0.687330928764653">
            <text:p>0.69</text:p>
          </table:table-cell>
          <table:table-cell/>
          <table:table-cell table:formula="of:=AVERAGE([.OS13:.OU13])" office:value-type="float" office:value="0.685414788097385">
            <text:p>0.69</text:p>
          </table:table-cell>
          <table:table-cell table:formula="of:=STDEV([.OS13:.OU13])" office:value-type="float" office:value="0.00270983211906508">
            <text:p>0</text:p>
          </table:table-cell>
          <table:table-cell table:formula="of:=[.OW13]/[.OV13]" office:value-type="float" office:value="0.00395356529523851">
            <text:p>0</text:p>
          </table:table-cell>
          <table:table-cell office:value-type="float" office:value="0.664942769686621">
            <text:p>0.66</text:p>
          </table:table-cell>
          <table:table-cell office:value-type="float" office:value="0.668849223539434">
            <text:p>0.67</text:p>
          </table:table-cell>
          <table:table-cell/>
          <table:table-cell table:formula="of:=AVERAGE([.OY13:.PA13])" office:value-type="float" office:value="0.666895996613028">
            <text:p>0.67</text:p>
          </table:table-cell>
          <table:table-cell table:formula="of:=STDEV([.OY13:.PA13])" office:value-type="float" office:value="0.00276228000971644">
            <text:p>0</text:p>
          </table:table-cell>
          <table:table-cell table:formula="of:=[.PC13]/[.PB13]" office:value-type="float" office:value="0.00414199518927279">
            <text:p>0</text:p>
          </table:table-cell>
          <table:table-cell/>
          <table:table-cell office:value-type="float" office:value="5.781">
            <text:p>5.78</text:p>
          </table:table-cell>
          <table:table-cell office:value-type="float" office:value="8.079">
            <text:p>8.08</text:p>
          </table:table-cell>
          <table:table-cell office:value-type="float" office:value="7.031">
            <text:p>7.03</text:p>
          </table:table-cell>
          <table:table-cell office:value-type="float" office:value="6.532">
            <text:p>6.53</text:p>
          </table:table-cell>
          <table:table-cell office:value-type="float" office:value="5.813">
            <text:p>5.81</text:p>
          </table:table-cell>
          <table:table-cell table:formula="of:=AVERAGE([.PF13:.PJ13])" office:value-type="float" office:value="6.6472">
            <text:p>6.65</text:p>
          </table:table-cell>
          <table:table-cell office:value-type="float" office:value="7.032">
            <text:p>7.03</text:p>
          </table:table-cell>
          <table:table-cell office:value-type="float" office:value="7.203">
            <text:p>7.2</text:p>
          </table:table-cell>
          <table:table-cell office:value-type="float" office:value="6.72">
            <text:p>6.72</text:p>
          </table:table-cell>
          <table:table-cell office:value-type="float" office:value="6.36">
            <text:p>6.36</text:p>
          </table:table-cell>
          <table:table-cell office:value-type="float" office:value="5.985">
            <text:p>5.99</text:p>
          </table:table-cell>
          <table:table-cell table:formula="of:=AVERAGE([.PL13:.PP13])" office:value-type="float" office:value="6.66">
            <text:p>6.66</text:p>
          </table:table-cell>
          <table:table-cell office:value-type="float" office:value="4.455">
            <text:p>4.46</text:p>
          </table:table-cell>
          <table:table-cell office:value-type="float" office:value="4.25">
            <text:p>4.25</text:p>
          </table:table-cell>
          <table:table-cell office:value-type="float" office:value="5.078">
            <text:p>5.08</text:p>
          </table:table-cell>
          <table:table-cell office:value-type="float" office:value="4.516">
            <text:p>4.52</text:p>
          </table:table-cell>
          <table:table-cell office:value-type="float" office:value="4.235">
            <text:p>4.24</text:p>
          </table:table-cell>
          <table:table-cell table:formula="of:=AVERAGE([.PR13:.PV13])" office:value-type="float" office:value="4.5068">
            <text:p>4.51</text:p>
          </table:table-cell>
          <table:table-cell/>
          <table:table-cell office:value-type="float" office:value="0.811541929666366">
            <text:p>0.81</text:p>
          </table:table-cell>
          <table:table-cell office:value-type="float" office:value="0.805906221821461">
            <text:p>0.81</text:p>
          </table:table-cell>
          <table:table-cell office:value-type="float" office:value="0.811091073038774">
            <text:p>0.81</text:p>
          </table:table-cell>
          <table:table-cell office:value-type="float" office:value="0.810414788097385">
            <text:p>0.81</text:p>
          </table:table-cell>
          <table:table-cell office:value-type="float" office:value="0.807484220018034">
            <text:p>0.81</text:p>
          </table:table-cell>
          <table:table-cell table:formula="of:=AVERAGE([.PY13:.QC13])" office:value-type="float" office:value="0.809287646528404">
            <text:p>0.81</text:p>
          </table:table-cell>
          <table:table-cell table:formula="of:=STDEV([.PY13:.QC13])" office:value-type="float" office:value="0.00246429340724474">
            <text:p>0</text:p>
          </table:table-cell>
          <table:table-cell table:formula="of:=[.QE13]/[.QD13]" office:value-type="float" office:value="0.00304501547480158">
            <text:p>0</text:p>
          </table:table-cell>
          <table:table-cell office:value-type="float" office:value="125.95">
            <text:p>125.95</text:p>
          </table:table-cell>
          <table:table-cell office:value-type="float" office:value="125.723">
            <text:p>125.72</text:p>
          </table:table-cell>
          <table:table-cell office:value-type="float" office:value="127.338">
            <text:p>127.34</text:p>
          </table:table-cell>
          <table:table-cell office:value-type="float" office:value="124.822">
            <text:p>124.82</text:p>
          </table:table-cell>
          <table:table-cell office:value-type="float" office:value="126.446">
            <text:p>126.45</text:p>
          </table:table-cell>
          <table:table-cell table:formula="of:=AVERAGE([.QG13:.QK13])" office:value-type="float" office:value="126.0558">
            <text:p>126.06</text:p>
          </table:table-cell>
          <table:table-cell table:formula="of:=STDEV([.QG13:.QK13])" office:value-type="float" office:value="0.927429889533432">
            <text:p>0.93</text:p>
          </table:table-cell>
          <table:table-cell table:formula="of:=[.QM13]/[.QL13]" office:value-type="float" office:value="0.00735729644755285">
            <text:p>0.01</text:p>
          </table:table-cell>
          <table:table-cell office:value-type="float" office:value="0.723399458972047">
            <text:p>0.72</text:p>
          </table:table-cell>
          <table:table-cell office:value-type="float" office:value="0.717087466185753">
            <text:p>0.72</text:p>
          </table:table-cell>
          <table:table-cell office:value-type="float" office:value="0.721596032461677">
            <text:p>0.72</text:p>
          </table:table-cell>
          <table:table-cell office:value-type="float" office:value="0.719341749323715">
            <text:p>0.72</text:p>
          </table:table-cell>
          <table:table-cell office:value-type="float" office:value="0.716185752930568">
            <text:p>0.72</text:p>
          </table:table-cell>
          <table:table-cell table:formula="of:=AVERAGE([.QO13:.QS13])" office:value-type="float" office:value="0.719522091974752">
            <text:p>0.72</text:p>
          </table:table-cell>
          <table:table-cell table:formula="of:=STDEV([.QO13:.QS13])" office:value-type="float" office:value="0.00301770974403635">
            <text:p>0</text:p>
          </table:table-cell>
          <table:table-cell table:formula="of:=[.QU13]/[.QT13]" office:value-type="float" office:value="0.00419404737907927">
            <text:p>0</text:p>
          </table:table-cell>
          <table:table-cell office:value-type="float" office:value="0.654220439842694">
            <text:p>0.65</text:p>
          </table:table-cell>
          <table:table-cell office:value-type="float" office:value="0.653639757389103">
            <text:p>0.65</text:p>
          </table:table-cell>
          <table:table-cell office:value-type="float" office:value="0.655067534744628">
            <text:p>0.66</text:p>
          </table:table-cell>
          <table:table-cell office:value-type="float" office:value="0.651459334333092">
            <text:p>0.65</text:p>
          </table:table-cell>
          <table:table-cell office:value-type="float" office:value="0.649258592909082">
            <text:p>0.65</text:p>
          </table:table-cell>
          <table:table-cell table:formula="of:=AVERAGE([.QW13:.RA13])" office:value-type="float" office:value="0.65272913184372">
            <text:p>0.65</text:p>
          </table:table-cell>
          <table:table-cell table:formula="of:=STDEV([.QW13:.RA13])" office:value-type="float" office:value="0.00235469704917207">
            <text:p>0</text:p>
          </table:table-cell>
          <table:table-cell table:formula="of:=[.RC13]/[.RB13]" office:value-type="float" office:value="0.00360746431298526">
            <text:p>0</text:p>
          </table:table-cell>
          <table:table-cell office:value-type="float" office:value="0.522542831379621">
            <text:p>0.52</text:p>
          </table:table-cell>
          <table:table-cell table:number-columns-repeated="3" office:value-type="float" office:value="0.520964833183048">
            <text:p>0.52</text:p>
          </table:table-cell>
          <table:table-cell office:value-type="float" office:value="0.517357980162308">
            <text:p>0.52</text:p>
          </table:table-cell>
          <table:table-cell table:formula="of:=AVERAGE([.RE13:.RI13])" office:value-type="float" office:value="0.520559062218215">
            <text:p>0.52</text:p>
          </table:table-cell>
          <table:table-cell table:formula="of:=STDEV([.RE13:.RI13])" office:value-type="float" office:value="0.00191547752806576">
            <text:p>0</text:p>
          </table:table-cell>
          <table:table-cell table:formula="of:=[.RK13]/[.RJ13]" office:value-type="float" office:value="0.00367965456196938">
            <text:p>0</text:p>
          </table:table-cell>
          <table:table-cell office:value-type="float" office:value="363.291">
            <text:p>363.29</text:p>
          </table:table-cell>
          <table:table-cell office:value-type="float" office:value="362.192">
            <text:p>362.19</text:p>
          </table:table-cell>
          <table:table-cell office:value-type="float" office:value="376.334">
            <text:p>376.33</text:p>
          </table:table-cell>
          <table:table-cell office:value-type="float" office:value="368.409">
            <text:p>368.41</text:p>
          </table:table-cell>
          <table:table-cell office:value-type="float" office:value="359.67">
            <text:p>359.67</text:p>
          </table:table-cell>
          <table:table-cell table:formula="of:=AVERAGE([.RM13:.RQ13])" office:value-type="float" office:value="365.9792">
            <text:p>365.98</text:p>
          </table:table-cell>
          <table:table-cell table:formula="of:=STDEV([.RM13:.RQ13])" office:value-type="float" office:value="6.60494358037977">
            <text:p>6.6</text:p>
          </table:table-cell>
          <table:table-cell table:formula="of:=[.RS13]/[.RR13]" office:value-type="float" office:value="0.0180473195754834">
            <text:p>0.02</text:p>
          </table:table-cell>
          <table:table-cell table:number-columns-repeated="5" office:value-type="float" office:value="-0.571428571428571">
            <text:p>-0.57</text:p>
          </table:table-cell>
          <table:table-cell table:formula="of:=ABS([.RU13])" office:value-type="float" office:value="0.571428571428571">
            <text:p>0.57</text:p>
          </table:table-cell>
          <table:table-cell table:formula="of:=ABS([.RV13])" office:value-type="float" office:value="0.571428571428571">
            <text:p>0.57</text:p>
          </table:table-cell>
          <table:table-cell table:formula="of:=ABS([.RW13])" office:value-type="float" office:value="0.571428571428571">
            <text:p>0.57</text:p>
          </table:table-cell>
          <table:table-cell table:formula="of:=ABS([.RX13])" office:value-type="float" office:value="0.571428571428571">
            <text:p>0.57</text:p>
          </table:table-cell>
          <table:table-cell table:formula="of:=ABS([.RY13])" office:value-type="float" office:value="0.571428571428571">
            <text:p>0.57</text:p>
          </table:table-cell>
          <table:table-cell table:formula="of:=AVERAGE([.RZ13:.SD13])" office:value-type="float" office:value="0.571428571428571">
            <text:p>0.57</text:p>
          </table:table-cell>
          <table:table-cell table:formula="of:=STDEV([.RZ13:.SD13])" office:value-type="float" office:value="0">
            <text:p>0</text:p>
          </table:table-cell>
          <table:table-cell table:formula="of:=IF([.SE13] = 0; 0; [.SF13]/[.SE13])" office:value-type="float" office:value="0">
            <text:p>0</text:p>
          </table:table-cell>
          <table:table-cell office:value-type="float" office:value="0.522542831379621">
            <text:p>0.52</text:p>
          </table:table-cell>
          <table:table-cell table:number-columns-repeated="3" office:value-type="float" office:value="0.520964833183048">
            <text:p>0.52</text:p>
          </table:table-cell>
          <table:table-cell office:value-type="float" office:value="0.517357980162308">
            <text:p>0.52</text:p>
          </table:table-cell>
          <table:table-cell table:formula="of:=AVERAGE([.SH13:.SL13])" office:value-type="float" office:value="0.520559062218215">
            <text:p>0.52</text:p>
          </table:table-cell>
          <table:table-cell table:formula="of:=STDEV([.SH13:.SL13])" office:value-type="float" office:value="0.00191547752806576">
            <text:p>0</text:p>
          </table:table-cell>
          <table:table-cell table:formula="of:=[.SN13]/[.SM13]" office:value-type="float" office:value="0.00367965456196938">
            <text:p>0</text:p>
          </table:table-cell>
          <table:table-cell office:value-type="float" office:value="0.47745430442092">
            <text:p>0.48</text:p>
          </table:table-cell>
          <table:table-cell table:number-columns-repeated="2" office:value-type="float" office:value="0.475408570880703">
            <text:p>0.48</text:p>
          </table:table-cell>
          <table:table-cell office:value-type="float" office:value="0.475439677997668">
            <text:p>0.48</text:p>
          </table:table-cell>
          <table:table-cell office:value-type="float" office:value="0.473827524596225">
            <text:p>0.47</text:p>
          </table:table-cell>
          <table:table-cell table:formula="of:=AVERAGE([.SP13:.ST13])" office:value-type="float" office:value="0.475507729755244">
            <text:p>0.48</text:p>
          </table:table-cell>
          <table:table-cell table:formula="of:=STDEV([.SP13:.ST13])" office:value-type="float" office:value="0.0012880739800139">
            <text:p>0</text:p>
          </table:table-cell>
          <table:table-cell table:formula="of:=[.SV13]/[.SU13]" office:value-type="float" office:value="0.00270883920368003">
            <text:p>0</text:p>
          </table:table-cell>
          <table:table-cell office:value-type="float" office:value="0.509245377311344">
            <text:p>0.51</text:p>
          </table:table-cell>
          <table:table-cell office:value-type="float" office:value="0.505247376311844">
            <text:p>0.51</text:p>
          </table:table-cell>
          <table:table-cell office:value-type="float" office:value="0.506246876561719">
            <text:p>0.51</text:p>
          </table:table-cell>
          <table:table-cell office:value-type="float" office:value="0.506746626686657">
            <text:p>0.51</text:p>
          </table:table-cell>
          <table:table-cell office:value-type="float" office:value="0.501749125437281">
            <text:p>0.5</text:p>
          </table:table-cell>
          <table:table-cell table:formula="of:=AVERAGE([.SX13:.TB13])" office:value-type="float" office:value="0.505847076461769">
            <text:p>0.51</text:p>
          </table:table-cell>
          <table:table-cell table:formula="of:=STDEV([.SX13:.TB13])" office:value-type="float" office:value="0.00272352355690935">
            <text:p>0</text:p>
          </table:table-cell>
          <table:table-cell table:formula="of:=[.TD13]/[.TC13]" office:value-type="float" office:value="0.00538408480278168">
            <text:p>0.01</text:p>
          </table:table-cell>
          <table:table-cell table:number-columns-repeated="2" office:value-type="float" office:value="0.518710550045086">
            <text:p>0.52</text:p>
          </table:table-cell>
          <table:table-cell office:value-type="float" office:value="0.518935978358882">
            <text:p>0.52</text:p>
          </table:table-cell>
          <table:table-cell table:number-columns-repeated="2" office:value-type="float" office:value="0.518710550045086">
            <text:p>0.52</text:p>
          </table:table-cell>
          <table:table-cell table:formula="of:=AVERAGE([.TF13:.TJ13])" office:value-type="float" office:value="0.518755635707845">
            <text:p>0.52</text:p>
          </table:table-cell>
          <table:table-cell table:formula="of:=STDEV([.TF13:.TJ13])" office:value-type="float" office:value="0.000100814606740209">
            <text:p>0</text:p>
          </table:table-cell>
          <table:table-cell table:formula="of:=[.TL13]/[.TK13]" office:value-type="float" office:value="0.00019433929927845">
            <text:p>0</text:p>
          </table:table-cell>
          <table:table-cell office:value-type="float" office:value="5.529">
            <text:p>5.53</text:p>
          </table:table-cell>
          <table:table-cell office:value-type="float" office:value="4.464">
            <text:p>4.46</text:p>
          </table:table-cell>
          <table:table-cell office:value-type="float" office:value="5.144">
            <text:p>5.14</text:p>
          </table:table-cell>
          <table:table-cell office:value-type="float" office:value="4.912">
            <text:p>4.91</text:p>
          </table:table-cell>
          <table:table-cell office:value-type="float" office:value="4.891">
            <text:p>4.89</text:p>
          </table:table-cell>
          <table:table-cell table:formula="of:=AVERAGE([.TN13:.TR13])" office:value-type="float" office:value="4.988">
            <text:p>4.99</text:p>
          </table:table-cell>
          <table:table-cell table:formula="of:=STDEV([.TN13:.TR13])" office:value-type="float" office:value="0.389479781246729">
            <text:p>0.39</text:p>
          </table:table-cell>
          <table:table-cell table:formula="of:=[.TT13]/[.TS13]" office:value-type="float" office:value="0.0780833563044765">
            <text:p>0.08</text:p>
          </table:table-cell>
          <table:table-cell table:number-columns-repeated="5" office:value-type="float" office:value="-0.571428571428571">
            <text:p>-0.57</text:p>
          </table:table-cell>
          <table:table-cell table:formula="of:=ABS([.TV13])" office:value-type="float" office:value="0.571428571428571">
            <text:p>0.57</text:p>
          </table:table-cell>
          <table:table-cell table:formula="of:=ABS([.TW13])" office:value-type="float" office:value="0.571428571428571">
            <text:p>0.57</text:p>
          </table:table-cell>
          <table:table-cell table:formula="of:=ABS([.TX13])" office:value-type="float" office:value="0.571428571428571">
            <text:p>0.57</text:p>
          </table:table-cell>
          <table:table-cell table:formula="of:=ABS([.TY13])" office:value-type="float" office:value="0.571428571428571">
            <text:p>0.57</text:p>
          </table:table-cell>
          <table:table-cell table:formula="of:=ABS([.TZ13])" office:value-type="float" office:value="0.571428571428571">
            <text:p>0.57</text:p>
          </table:table-cell>
          <table:table-cell table:formula="of:=AVERAGE([.UA13:.UE13])" office:value-type="float" office:value="0.571428571428571">
            <text:p>0.57</text:p>
          </table:table-cell>
          <table:table-cell table:formula="of:=STDEV([.UA13:.UE13])" office:value-type="float" office:value="0">
            <text:p>0</text:p>
          </table:table-cell>
          <table:table-cell table:formula="of:=IF([.UF13] = 0; 0; [.UG13]/[.UF13])" office:value-type="float" office:value="0">
            <text:p>0</text:p>
          </table:table-cell>
          <table:table-cell table:number-columns-repeated="2" office:value-type="float" office:value="0.518710550045086">
            <text:p>0.52</text:p>
          </table:table-cell>
          <table:table-cell office:value-type="float" office:value="0.518935978358882">
            <text:p>0.52</text:p>
          </table:table-cell>
          <table:table-cell table:number-columns-repeated="2" office:value-type="float" office:value="0.518710550045086">
            <text:p>0.52</text:p>
          </table:table-cell>
          <table:table-cell table:formula="of:=AVERAGE([.UI13:.UM13])" office:value-type="float" office:value="0.518755635707845">
            <text:p>0.52</text:p>
          </table:table-cell>
          <table:table-cell table:formula="of:=STDEV([.UI13:.UM13])" office:value-type="float" office:value="0.000100814606740209">
            <text:p>0</text:p>
          </table:table-cell>
          <table:table-cell table:formula="of:=[.UO13]/[.UN13]" office:value-type="float" office:value="0.00019433929927845">
            <text:p>0</text:p>
          </table:table-cell>
          <table:table-cell table:number-columns-repeated="2" office:value-type="float" office:value="0.473437703566223">
            <text:p>0.47</text:p>
          </table:table-cell>
          <table:table-cell office:value-type="float" office:value="0.473858518373828">
            <text:p>0.47</text:p>
          </table:table-cell>
          <table:table-cell table:number-columns-repeated="2" office:value-type="float" office:value="0.473437703566223">
            <text:p>0.47</text:p>
          </table:table-cell>
          <table:table-cell table:formula="of:=AVERAGE([.UQ13:.UU13])" office:value-type="float" office:value="0.473521866527744">
            <text:p>0.47</text:p>
          </table:table-cell>
          <table:table-cell table:formula="of:=STDEV([.UQ13:.UU13])" office:value-type="float" office:value="0.000188194103148644">
            <text:p>0</text:p>
          </table:table-cell>
          <table:table-cell table:formula="of:=[.UW13]/[.UV13]" office:value-type="float" office:value="0.000397434873554286">
            <text:p>0</text:p>
          </table:table-cell>
          <table:table-cell table:number-columns-repeated="2" office:value-type="float" office:value="0.502748625687156">
            <text:p>0.5</text:p>
          </table:table-cell>
          <table:table-cell office:value-type="float" office:value="0.504747626186907">
            <text:p>0.5</text:p>
          </table:table-cell>
          <table:table-cell table:number-columns-repeated="2" office:value-type="float" office:value="0.503248375812094">
            <text:p>0.5</text:p>
          </table:table-cell>
          <table:table-cell table:formula="of:=AVERAGE([.UY13:.VC13])" office:value-type="float" office:value="0.503348325837081">
            <text:p>0.5</text:p>
          </table:table-cell>
          <table:table-cell table:formula="of:=STDEV([.UY13:.VC13])" office:value-type="float" office:value="0.000821173249633275">
            <text:p>0</text:p>
          </table:table-cell>
          <table:table-cell table:formula="of:=[.VE13]/[.VD13]" office:value-type="float" office:value="0.00163142143816142">
            <text:p>0</text:p>
          </table:table-cell>
          <table:table-cell office:value-type="float" office:value="0.80477908025248">
            <text:p>0.8</text:p>
          </table:table-cell>
          <table:table-cell table:number-columns-repeated="2" office:value-type="float" office:value="0.805004508566276">
            <text:p>0.81</text:p>
          </table:table-cell>
          <table:table-cell table:number-columns-repeated="2" office:value-type="float" office:value="0.80477908025248">
            <text:p>0.8</text:p>
          </table:table-cell>
          <table:table-cell table:formula="of:=AVERAGE([.VG13:.VK13])" office:value-type="float" office:value="0.804869251577999">
            <text:p>0.8</text:p>
          </table:table-cell>
          <table:table-cell table:formula="of:=STDEV([.VG13:.VK13])" office:value-type="float" office:value="0.000123472172566431">
            <text:p>0</text:p>
          </table:table-cell>
          <table:table-cell table:formula="of:=[.VM13]/[.VL13]" office:value-type="float" office:value="0.000153406497172499">
            <text:p>0</text:p>
          </table:table-cell>
          <table:table-cell office:value-type="float" office:value="19359.269">
            <text:p>19359.27</text:p>
          </table:table-cell>
          <table:table-cell office:value-type="float" office:value="19547.071">
            <text:p>19547.07</text:p>
          </table:table-cell>
          <table:table-cell office:value-type="float" office:value="20237.981">
            <text:p>20237.98</text:p>
          </table:table-cell>
          <table:table-cell/>
          <table:table-cell office:value-type="float" office:value="19533.188">
            <text:p>19533.19</text:p>
          </table:table-cell>
          <table:table-cell table:formula="of:=AVERAGE([.VO13:.VS13])" office:value-type="float" office:value="19669.37725">
            <text:p>19669.38</text:p>
          </table:table-cell>
          <table:table-cell table:formula="of:=STDEV([.VO13:.VS13])" office:value-type="float" office:value="388.580185563096">
            <text:p>388.58</text:p>
          </table:table-cell>
          <table:table-cell table:formula="of:=[.VU13]/[.VT13]" office:value-type="float" office:value="0.019755591680621">
            <text:p>0.02</text:p>
          </table:table-cell>
          <table:table-cell office:value-type="float" office:value="0.700631199278629">
            <text:p>0.7</text:p>
          </table:table-cell>
          <table:table-cell table:number-columns-repeated="2" office:value-type="float" office:value="0.700856627592426">
            <text:p>0.7</text:p>
          </table:table-cell>
          <table:table-cell table:number-columns-repeated="2" office:value-type="float" office:value="0.700631199278629">
            <text:p>0.7</text:p>
          </table:table-cell>
          <table:table-cell table:formula="of:=AVERAGE([.VW13:.WA13])" office:value-type="float" office:value="0.700721370604148">
            <text:p>0.7</text:p>
          </table:table-cell>
          <table:table-cell table:formula="of:=STDEV([.VW13:.WA13])" office:value-type="float" office:value="0.000123472172566979">
            <text:p>0</text:p>
          </table:table-cell>
          <table:table-cell table:formula="of:=[.WC13]/[.WB13]" office:value-type="float" office:value="0.000176207231214489">
            <text:p>0</text:p>
          </table:table-cell>
          <table:table-cell office:value-type="float" office:value="0.626762849479594">
            <text:p>0.63</text:p>
          </table:table-cell>
          <table:table-cell table:number-columns-repeated="2" office:value-type="float" office:value="0.627071702091921">
            <text:p>0.63</text:p>
          </table:table-cell>
          <table:table-cell table:number-columns-repeated="2" office:value-type="float" office:value="0.626762849479594">
            <text:p>0.63</text:p>
          </table:table-cell>
          <table:table-cell table:formula="of:=AVERAGE([.WE13:.WI13])" office:value-type="float" office:value="0.626886390524525">
            <text:p>0.63</text:p>
          </table:table-cell>
          <table:table-cell table:formula="of:=STDEV([.WE13:.WI13])" office:value-type="float" office:value="0.000169165542715923">
            <text:p>0</text:p>
          </table:table-cell>
          <table:table-cell table:formula="of:=[.WK13]/[.WJ13]" office:value-type="float" office:value="0.000269850399167829">
            <text:p>0</text:p>
          </table:table-cell>
          <table:table-cell table:number-columns-repeated="5" office:value-type="float" office:value="0.416591523895401">
            <text:p>0.42</text:p>
          </table:table-cell>
          <table:table-cell table:formula="of:=AVERAGE([.WM13:.WQ13])" office:value-type="float" office:value="0.416591523895401">
            <text:p>0.42</text:p>
          </table:table-cell>
          <table:table-cell table:formula="of:=STDEV([.WM13:.WQ13])" office:value-type="float" office:value="0">
            <text:p>0</text:p>
          </table:table-cell>
          <table:table-cell table:formula="of:=[.WS13]/[.WR13]" office:value-type="float" office:value="0">
            <text:p>0</text:p>
          </table:table-cell>
          <table:table-cell office:value-type="float" office:value="31063.771">
            <text:p>31063.77</text:p>
          </table:table-cell>
          <table:table-cell office:value-type="float" office:value="32377.129">
            <text:p>32377.13</text:p>
          </table:table-cell>
          <table:table-cell office:value-type="float" office:value="19631.092">
            <text:p>19631.09</text:p>
          </table:table-cell>
          <table:table-cell office:value-type="float" office:value="19642.284">
            <text:p>19642.28</text:p>
          </table:table-cell>
          <table:table-cell office:value-type="float" office:value="19123.944">
            <text:p>19123.94</text:p>
          </table:table-cell>
          <table:table-cell table:formula="of:=AVERAGE([.WU13:.WY13])" office:value-type="float" office:value="24367.644">
            <text:p>24367.64</text:p>
          </table:table-cell>
          <table:table-cell table:formula="of:=STDEV([.WU13:.WY13])" office:value-type="float" office:value="6731.46173638494">
            <text:p>6731.46</text:p>
          </table:table-cell>
          <table:table-cell table:formula="of:=[.XA13]/[.WZ13]" office:value-type="float" office:value="0.27624589953731">
            <text:p>0.28</text:p>
          </table:table-cell>
          <table:table-cell table:number-columns-repeated="5" office:value-type="float" office:value="-0.714285714285714">
            <text:p>-0.71</text:p>
          </table:table-cell>
          <table:table-cell table:formula="of:=ABS([.XC13])" office:value-type="float" office:value="0.714285714285714">
            <text:p>0.71</text:p>
          </table:table-cell>
          <table:table-cell table:formula="of:=ABS([.XD13])" office:value-type="float" office:value="0.714285714285714">
            <text:p>0.71</text:p>
          </table:table-cell>
          <table:table-cell table:formula="of:=ABS([.XE13])" office:value-type="float" office:value="0.714285714285714">
            <text:p>0.71</text:p>
          </table:table-cell>
          <table:table-cell table:formula="of:=ABS([.XF13])" office:value-type="float" office:value="0.714285714285714">
            <text:p>0.71</text:p>
          </table:table-cell>
          <table:table-cell table:formula="of:=ABS([.XG13])" office:value-type="float" office:value="0.714285714285714">
            <text:p>0.71</text:p>
          </table:table-cell>
          <table:table-cell table:formula="of:=AVERAGE([.XH13:.XL13])" office:value-type="float" office:value="0.714285714285714">
            <text:p>0.71</text:p>
          </table:table-cell>
          <table:table-cell table:formula="of:=STDEV([.XH13:.XL13])" office:value-type="float" office:value="0">
            <text:p>0</text:p>
          </table:table-cell>
          <table:table-cell table:formula="of:=[.XN13]/[.XM13]" office:value-type="float" office:value="0">
            <text:p>0</text:p>
          </table:table-cell>
          <table:table-cell table:number-columns-repeated="5" office:value-type="float" office:value="0.416591523895401">
            <text:p>0.42</text:p>
          </table:table-cell>
          <table:table-cell table:formula="of:=AVERAGE([.XP13:.XT13])" office:value-type="float" office:value="0.416591523895401">
            <text:p>0.42</text:p>
          </table:table-cell>
          <table:table-cell table:formula="of:=STDEV([.XP13:.XT13])" office:value-type="float" office:value="0">
            <text:p>0</text:p>
          </table:table-cell>
          <table:table-cell table:formula="of:=[.XV13]/[.XU13]" office:value-type="float" office:value="0">
            <text:p>0</text:p>
          </table:table-cell>
          <table:table-cell table:number-columns-repeated="5" office:value-type="float" office:value="0.409216657848014">
            <text:p>0.41</text:p>
          </table:table-cell>
          <table:table-cell table:formula="of:=AVERAGE([.XX13:.YB13])" office:value-type="float" office:value="0.409216657848014">
            <text:p>0.41</text:p>
          </table:table-cell>
          <table:table-cell table:formula="of:=STDEV([.XX13:.YB13])" office:value-type="float" office:value="0">
            <text:p>0</text:p>
          </table:table-cell>
          <table:table-cell table:formula="of:=[.YD13]/[.YC13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office:value-type="float" office:value="0.471830985915493">
            <text:p>0.47</text:p>
          </table:table-cell>
          <table:table-cell office:value-type="float" office:value="0.549295774647887">
            <text:p>0.55</text:p>
          </table:table-cell>
          <table:table-cell office:value-type="float" office:value="0.542253521126761">
            <text:p>0.54</text:p>
          </table:table-cell>
          <table:table-cell table:number-columns-repeated="2" office:value-type="float" office:value="0.492957746478873">
            <text:p>0.49</text:p>
          </table:table-cell>
          <table:table-cell table:formula="of:=AVERAGE([.C14:.G14])" office:value-type="float" office:value="0.509859154929577">
            <text:p>0.51</text:p>
          </table:table-cell>
          <table:table-cell table:formula="of:=STDEV([.C14:.G14])" office:value-type="float" office:value="0.0339930095384428">
            <text:p>0.03</text:p>
          </table:table-cell>
          <table:table-cell table:formula="of:=[.I14]/[.H14]" office:value-type="float" office:value="0.0666713722991558">
            <text:p>0.07</text:p>
          </table:table-cell>
          <table:table-cell table:number-columns-repeated="5" office:value-type="float" office:value="0">
            <text:p>0</text:p>
          </table:table-cell>
          <table:table-cell table:formula="of:=AVERAGE([.K14:.O14])" office:value-type="float" office:value="0">
            <text:p>0</text:p>
          </table:table-cell>
          <table:table-cell table:formula="of:=STDEV([.K14:.O14])" office:value-type="float" office:value="0">
            <text:p>0</text:p>
          </table:table-cell>
          <table:table-cell table:formula="of:=IF([.P14]=0; [.Q14]; [.Q14]/[.P14])" office:value-type="float" office:value="0">
            <text:p>0</text:p>
          </table:table-cell>
          <table:table-cell table:number-columns-repeated="5"/>
          <table:table-cell table:formula="of:=AVERAGE([.S14:.W14])" office:value-type="float" office:value="0">
            <text:p>#DIV/0!</text:p>
          </table:table-cell>
          <table:table-cell table:formula="of:=STDEV([.S14:.W14])" office:value-type="float" office:value="0">
            <text:p>#DIV/0!</text:p>
          </table:table-cell>
          <table:table-cell table:formula="of:=[.Y14]/[.X14]" office:value-type="float" office:value="0">
            <text:p>#DIV/0!</text:p>
          </table:table-cell>
          <table:table-cell office:value-type="float" office:value="0.0103760137310103">
            <text:p>0.01</text:p>
          </table:table-cell>
          <table:table-cell office:value-type="float" office:value="0.11739534568349">
            <text:p>0.12</text:p>
          </table:table-cell>
          <table:table-cell office:value-type="float" office:value="0.102908582571215">
            <text:p>0.1</text:p>
          </table:table-cell>
          <table:table-cell table:number-columns-repeated="2" office:value-type="float" office:value="0.0471124812783316">
            <text:p>0.05</text:p>
          </table:table-cell>
          <table:table-cell table:formula="of:=AVERAGE([.AA14:.AE14])" office:value-type="float" office:value="0.0649809809084757">
            <text:p>0.06</text:p>
          </table:table-cell>
          <table:table-cell table:formula="of:=STDEV([.AA14:.AE14])" office:value-type="float" office:value="0.044175891618542">
            <text:p>0.04</text:p>
          </table:table-cell>
          <table:table-cell table:formula="of:=[.AG14]/[.AF14]" office:value-type="float" office:value="0.679828020459752">
            <text:p>0.68</text:p>
          </table:table-cell>
          <table:table-cell office:value-type="float" office:value="0.845070422535211">
            <text:p>0.85</text:p>
          </table:table-cell>
          <table:table-cell office:value-type="float" office:value="0.859154929577465">
            <text:p>0.86</text:p>
          </table:table-cell>
          <table:table-cell office:value-type="float" office:value="0.845070422535211">
            <text:p>0.85</text:p>
          </table:table-cell>
          <table:table-cell office:value-type="float" office:value="0.859154929577465">
            <text:p>0.86</text:p>
          </table:table-cell>
          <table:table-cell office:value-type="float" office:value="0.845070422535211">
            <text:p>0.85</text:p>
          </table:table-cell>
          <table:table-cell table:formula="of:=AVERAGE([.AI14:.AM14])" office:value-type="float" office:value="0.850704225352113">
            <text:p>0.85</text:p>
          </table:table-cell>
          <table:table-cell table:formula="of:=STDEV([.AI14:.AM14])" office:value-type="float" office:value="0.00771440221838292">
            <text:p>0.01</text:p>
          </table:table-cell>
          <table:table-cell table:formula="of:=[.AO14]/[.AN14]" office:value-type="float" office:value="0.00906825426333091">
            <text:p>0.01</text:p>
          </table:table-cell>
          <table:table-cell table:number-columns-repeated="5" office:value-type="float" office:value="0">
            <text:p>0</text:p>
          </table:table-cell>
          <table:table-cell table:formula="of:=AVERAGE([.AQ14:.AU14])" office:value-type="float" office:value="0">
            <text:p>0</text:p>
          </table:table-cell>
          <table:table-cell table:formula="of:=STDEV([.AQ14:.AU14])" office:value-type="float" office:value="0">
            <text:p>0</text:p>
          </table:table-cell>
          <table:table-cell table:formula="of:=IF([.AV14]=0; 0; [.AW14]/[.AV14])" office:value-type="float" office:value="0">
            <text:p>0</text:p>
          </table:table-cell>
          <table:table-cell table:number-columns-repeated="5"/>
          <table:table-cell table:formula="of:=AVERAGE([.AY14:.BC14])" office:value-type="float" office:value="0">
            <text:p>#DIV/0!</text:p>
          </table:table-cell>
          <table:table-cell table:formula="of:=STDEV([.AY14:.BC14])" office:value-type="float" office:value="0">
            <text:p>#DIV/0!</text:p>
          </table:table-cell>
          <table:table-cell table:formula="of:=[.BE14]/[.BD14]" office:value-type="float" office:value="0">
            <text:p>#DIV/0!</text:p>
          </table:table-cell>
          <table:table-cell office:value-type="float" office:value="0.59542598428782">
            <text:p>0.6</text:p>
          </table:table-cell>
          <table:table-cell office:value-type="float" office:value="0.624528890959429">
            <text:p>0.62</text:p>
          </table:table-cell>
          <table:table-cell office:value-type="float" office:value="0.59542598428782">
            <text:p>0.6</text:p>
          </table:table-cell>
          <table:table-cell office:value-type="float" office:value="0.624528890959429">
            <text:p>0.62</text:p>
          </table:table-cell>
          <table:table-cell office:value-type="float" office:value="0.59542598428782">
            <text:p>0.6</text:p>
          </table:table-cell>
          <table:table-cell table:formula="of:=AVERAGE([.BG14:.BK14])" office:value-type="float" office:value="0.607067146956464">
            <text:p>0.61</text:p>
          </table:table-cell>
          <table:table-cell table:formula="of:=STDEV([.BG14:.BK14])" office:value-type="float" office:value="0.0159403184730079">
            <text:p>0.02</text:p>
          </table:table-cell>
          <table:table-cell table:formula="of:=[.BM14]/[.BL14]" office:value-type="float" office:value="0.0262579165301974">
            <text:p>0.03</text:p>
          </table:table-cell>
          <table:table-cell office:value-type="float" office:value="0.845070422535211">
            <text:p>0.85</text:p>
          </table:table-cell>
          <table:table-cell table:number-columns-repeated="2" office:value-type="float" office:value="0.605633802816901">
            <text:p>0.61</text:p>
          </table:table-cell>
          <table:table-cell office:value-type="float" office:value="0.845070422535211">
            <text:p>0.85</text:p>
          </table:table-cell>
          <table:table-cell office:value-type="float" office:value="0.605633802816901">
            <text:p>0.61</text:p>
          </table:table-cell>
          <table:table-cell table:formula="of:=AVERAGE([.BO14:.BS14])" office:value-type="float" office:value="0.701408450704225">
            <text:p>0.7</text:p>
          </table:table-cell>
          <table:table-cell table:formula="of:=STDEV([.BO14:.BS14])" office:value-type="float" office:value="0.131144837712505">
            <text:p>0.13</text:p>
          </table:table-cell>
          <table:table-cell table:formula="of:=[.BU14]/[.BT14]" office:value-type="float" office:value="0.186973563806985">
            <text:p>0.19</text:p>
          </table:table-cell>
          <table:table-cell office:value-type="float" office:value="0.032">
            <text:p>0.03</text:p>
          </table:table-cell>
          <table:table-cell office:value-type="float" office:value="0.016">
            <text:p>0.02</text:p>
          </table:table-cell>
          <table:table-cell office:value-type="float" office:value="0.031">
            <text:p>0.03</text:p>
          </table:table-cell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formula="of:=AVERAGE([.BW14:.CA14])" office:value-type="float" office:value="0.022">
            <text:p>0.02</text:p>
          </table:table-cell>
          <table:table-cell table:formula="of:=STDEV([.BW14:.CA14])" office:value-type="float" office:value="0.00868907359849138">
            <text:p>0.01</text:p>
          </table:table-cell>
          <table:table-cell table:formula="of:=[.CC14]/[.CB14]" office:value-type="float" office:value="0.394957890840517">
            <text:p>0.39</text:p>
          </table:table-cell>
          <table:table-cell table:number-columns-repeated="5"/>
          <table:table-cell table:formula="of:=AVERAGE([.CE14:.CI14])" office:value-type="float" office:value="0">
            <text:p>#DIV/0!</text:p>
          </table:table-cell>
          <table:table-cell table:formula="of:=STDEV([.CE14:.CI14])" office:value-type="float" office:value="0">
            <text:p>#DIV/0!</text:p>
          </table:table-cell>
          <table:table-cell table:formula="of:=[.CK14]/[.CJ14]" office:value-type="float" office:value="0">
            <text:p>#DIV/0!</text:p>
          </table:table-cell>
          <table:table-cell office:value-type="float" office:value="0.59542598428782">
            <text:p>0.6</text:p>
          </table:table-cell>
          <table:table-cell office:value-type="float" office:value="0.404543943227668">
            <text:p>0.4</text:p>
          </table:table-cell>
          <table:table-cell office:value-type="float" office:value="0.385629046128363">
            <text:p>0.39</text:p>
          </table:table-cell>
          <table:table-cell office:value-type="float" office:value="0.59542598428782">
            <text:p>0.6</text:p>
          </table:table-cell>
          <table:table-cell office:value-type="float" office:value="0.385629046128363">
            <text:p>0.39</text:p>
          </table:table-cell>
          <table:table-cell table:formula="of:=AVERAGE([.CM14:.CQ14])" office:value-type="float" office:value="0.473330800812007">
            <text:p>0.47</text:p>
          </table:table-cell>
          <table:table-cell table:formula="of:=STDEV([.CM14:.CQ14])" office:value-type="float" office:value="0.111724320294971">
            <text:p>0.11</text:p>
          </table:table-cell>
          <table:table-cell table:formula="of:=[.CS14]/[.CR14]" office:value-type="float" office:value="0.236038559297866">
            <text:p>0.24</text:p>
          </table:table-cell>
          <table:table-cell office:value-type="float" office:value="0.830985915492958">
            <text:p>0.83</text:p>
          </table:table-cell>
          <table:table-cell office:value-type="float" office:value="0.859154929577465">
            <text:p>0.86</text:p>
          </table:table-cell>
          <table:table-cell office:value-type="float" office:value="0.845070422535211">
            <text:p>0.85</text:p>
          </table:table-cell>
          <table:table-cell office:value-type="float" office:value="0.809859154929577">
            <text:p>0.81</text:p>
          </table:table-cell>
          <table:table-cell office:value-type="float" office:value="0.845070422535211">
            <text:p>0.85</text:p>
          </table:table-cell>
          <table:table-cell table:formula="of:=AVERAGE([.CU14:.CY14])" office:value-type="float" office:value="0.838028169014084">
            <text:p>0.84</text:p>
          </table:table-cell>
          <table:table-cell table:formula="of:=STDEV([.CU14:.CY14])" office:value-type="float" office:value="0.0186320514863705">
            <text:p>0.02</text:p>
          </table:table-cell>
          <table:table-cell table:formula="of:=[.DA14]/[.CZ14]" office:value-type="float" office:value="0.0222332042946606">
            <text:p>0.02</text:p>
          </table:table-cell>
          <table:table-cell office:value-type="float" office:value="0.125">
            <text:p>0.13</text:p>
          </table:table-cell>
          <table:table-cell table:number-columns-repeated="2" office:value-type="float" office:value="0.093">
            <text:p>0.09</text:p>
          </table:table-cell>
          <table:table-cell office:value-type="float" office:value="0.141">
            <text:p>0.14</text:p>
          </table:table-cell>
          <table:table-cell office:value-type="float" office:value="0.094">
            <text:p>0.09</text:p>
          </table:table-cell>
          <table:table-cell table:formula="of:=AVERAGE([.DC14:.DG14])" office:value-type="float" office:value="0.1092">
            <text:p>0.11</text:p>
          </table:table-cell>
          <table:table-cell table:formula="of:=STDEV([.DC14:.DG14])" office:value-type="float" office:value="0.022454398232863">
            <text:p>0.02</text:p>
          </table:table-cell>
          <table:table-cell table:formula="of:=[.DI14]/[.DH14]" office:value-type="float" office:value="0.2056263574438">
            <text:p>0.21</text:p>
          </table:table-cell>
          <table:table-cell office:value-type="float" office:value="0.333333333333333">
            <text:p>0.33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office:value-type="float" office:value="0">
            <text:p>0</text:p>
          </table:table-cell>
          <table:table-cell table:formula="of:=ABS([.DK14])" office:value-type="float" office:value="0.333333333333333">
            <text:p>0.33</text:p>
          </table:table-cell>
          <table:table-cell table:formula="of:=ABS([.DL14])" office:value-type="float" office:value="0">
            <text:p>0</text:p>
          </table:table-cell>
          <table:table-cell table:formula="of:=ABS([.DM14])" office:value-type="float" office:value="0">
            <text:p>0</text:p>
          </table:table-cell>
          <table:table-cell table:formula="of:=ABS([.DN14])" office:value-type="float" office:value="0.333333333333333">
            <text:p>0.33</text:p>
          </table:table-cell>
          <table:table-cell table:formula="of:=ABS([.DO14])" office:value-type="float" office:value="0">
            <text:p>0</text:p>
          </table:table-cell>
          <table:table-cell table:formula="of:=AVERAGE([.DP14:.DT14])" office:value-type="float" office:value="0.133333333333333">
            <text:p>0.13</text:p>
          </table:table-cell>
          <table:table-cell table:formula="of:=STDEV([.DP14:.DT14])" office:value-type="float" office:value="0.182574185835055">
            <text:p>0.18</text:p>
          </table:table-cell>
          <table:table-cell table:formula="of:=IF([.DU14] = 0; 0; [.DV14]/[.DU14])" office:value-type="float" office:value="1.36930639376292">
            <text:p>1.37</text:p>
          </table:table-cell>
          <table:table-cell table:number-columns-repeated="5"/>
          <table:table-cell table:formula="of:=AVERAGE([.DX14:.EB14])" office:value-type="float" office:value="0">
            <text:p>#DIV/0!</text:p>
          </table:table-cell>
          <table:table-cell table:formula="of:=STDEV([.DX14:.EB14])" office:value-type="float" office:value="0">
            <text:p>#DIV/0!</text:p>
          </table:table-cell>
          <table:table-cell table:formula="of:=[.ED14]/[.EC14]" office:value-type="float" office:value="0">
            <text:p>#DIV/0!</text:p>
          </table:table-cell>
          <table:table-cell office:value-type="float" office:value="0.508833047237655">
            <text:p>0.51</text:p>
          </table:table-cell>
          <table:table-cell office:value-type="float" office:value="0.624528890959429">
            <text:p>0.62</text:p>
          </table:table-cell>
          <table:table-cell office:value-type="float" office:value="0.59542598428782">
            <text:p>0.6</text:p>
          </table:table-cell>
          <table:table-cell office:value-type="float" office:value="0.490048613666222">
            <text:p>0.49</text:p>
          </table:table-cell>
          <table:table-cell office:value-type="float" office:value="0.59542598428782">
            <text:p>0.6</text:p>
          </table:table-cell>
          <table:table-cell table:formula="of:=AVERAGE([.EF14:.EJ14])" office:value-type="float" office:value="0.562852504087789">
            <text:p>0.56</text:p>
          </table:table-cell>
          <table:table-cell table:formula="of:=STDEV([.EF14:.EJ14])" office:value-type="float" office:value="0.0594654271428426">
            <text:p>0.06</text:p>
          </table:table-cell>
          <table:table-cell table:formula="of:=[.EL14]/[.EK14]" office:value-type="float" office:value="0.105650106752599">
            <text:p>0.11</text:p>
          </table:table-cell>
          <table:table-cell table:number-columns-repeated="5"/>
          <table:table-cell table:formula="of:=AVERAGE([.EN14:.ER28])" office:value-type="float" office:value="0">
            <text:p>#DIV/0!</text:p>
          </table:table-cell>
          <table:table-cell table:formula="of:=STDEV([.EN14:.ER14])" office:value-type="float" office:value="0">
            <text:p>#DIV/0!</text:p>
          </table:table-cell>
          <table:table-cell table:formula="of:=[.ET14]/[.ES14]" office:value-type="float" office:value="0">
            <text:p>#DIV/0!</text:p>
          </table:table-cell>
          <table:table-cell office:value-type="float" office:value="0.003">
            <text:p>0</text:p>
          </table:table-cell>
          <table:table-cell office:value-type="float" office:value="0.006">
            <text:p>0.01</text:p>
          </table:table-cell>
          <table:table-cell office:value-type="float" office:value="0.003">
            <text:p>0</text:p>
          </table:table-cell>
          <table:table-cell office:value-type="float" office:value="0.005">
            <text:p>0.01</text:p>
          </table:table-cell>
          <table:table-cell office:value-type="float" office:value="0.003">
            <text:p>0</text:p>
          </table:table-cell>
          <table:table-cell table:formula="of:=AVERAGE([.EV14:.EZ14])" office:value-type="float" office:value="0.004">
            <text:p>0</text:p>
          </table:table-cell>
          <table:table-cell table:formula="of:=STDEV([.EV14:.EZ14])" office:value-type="float" office:value="0.0014142135623731">
            <text:p>0</text:p>
          </table:table-cell>
          <table:table-cell table:formula="of:=[.FB14]/[.FA14]" office:value-type="float" office:value="0.353553390593274">
            <text:p>0.35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FD14])" office:value-type="float" office:value="0.333333333333333">
            <text:p>0.33</text:p>
          </table:table-cell>
          <table:table-cell table:formula="of:=ABS([.FE14])" office:value-type="float" office:value="0.333333333333333">
            <text:p>0.33</text:p>
          </table:table-cell>
          <table:table-cell table:formula="of:=ABS([.FF14])" office:value-type="float" office:value="0.333333333333333">
            <text:p>0.33</text:p>
          </table:table-cell>
          <table:table-cell table:formula="of:=ABS([.FG14])" office:value-type="float" office:value="0.333333333333333">
            <text:p>0.33</text:p>
          </table:table-cell>
          <table:table-cell table:formula="of:=ABS([.FH14])" office:value-type="float" office:value="0.333333333333333">
            <text:p>0.33</text:p>
          </table:table-cell>
          <table:table-cell table:formula="of:=AVERAGE([.FI14:.FM14])" office:value-type="float" office:value="0.333333333333333">
            <text:p>0.33</text:p>
          </table:table-cell>
          <table:table-cell table:formula="of:=STDEV([.FI14:.FM14])" office:value-type="float" office:value="0">
            <text:p>0</text:p>
          </table:table-cell>
          <table:table-cell table:formula="of:=IF([.FN14] = 0; 0; [.FO14]/[.FN14])" office:value-type="float" office:value="0">
            <text:p>0</text:p>
          </table:table-cell>
          <table:table-cell table:number-columns-repeated="5"/>
          <table:table-cell table:formula="of:=AVERAGE([.FQ14:.FU14])" office:value-type="float" office:value="0">
            <text:p>#DIV/0!</text:p>
          </table:table-cell>
          <table:table-cell table:formula="of:=STDEV([.FQ14:.FU14])" office:value-type="float" office:value="0">
            <text:p>#DIV/0!</text:p>
          </table:table-cell>
          <table:table-cell table:formula="of:=[.FW14]/[.FV14]" office:value-type="float" office:value="0">
            <text:p>#DIV/0!</text:p>
          </table:table-cell>
          <table:table-cell office:value-type="float" office:value="0.4078316324444">
            <text:p>0.41</text:p>
          </table:table-cell>
          <table:table-cell office:value-type="float" office:value="0.382728582470294">
            <text:p>0.38</text:p>
          </table:table-cell>
          <table:table-cell office:value-type="float" office:value="-0.0025494599508074">
            <text:p>0</text:p>
          </table:table-cell>
          <table:table-cell table:number-columns-repeated="2" office:value-type="float" office:value="0.382728582470294">
            <text:p>0.38</text:p>
          </table:table-cell>
          <table:table-cell table:formula="of:=AVERAGE([.FY14:.GC14])" office:value-type="float" office:value="0.310693583980895">
            <text:p>0.31</text:p>
          </table:table-cell>
          <table:table-cell table:formula="of:=STDEV([.FY14:.GC14])" office:value-type="float" office:value="0.175445239357613">
            <text:p>0.18</text:p>
          </table:table-cell>
          <table:table-cell table:formula="of:=[.GE14]/[.GD14]" office:value-type="float" office:value="0.56468896817773">
            <text:p>0.56</text:p>
          </table:table-cell>
          <table:table-cell table:number-columns-repeated="5" office:value-type="float" office:value="0.598591549295775">
            <text:p>0.6</text:p>
          </table:table-cell>
          <table:table-cell table:formula="of:=AVERAGE([.GG14:.GK14])" office:value-type="float" office:value="0.598591549295775">
            <text:p>0.6</text:p>
          </table:table-cell>
          <table:table-cell table:formula="of:=STDEV([.GG14:.GK14])" office:value-type="float" office:value="0">
            <text:p>0</text:p>
          </table:table-cell>
          <table:table-cell table:formula="of:=[.GM14]/[.GL14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formula="of:=AVERAGE([.GO14:.GS14])" office:value-type="float" office:value="0">
            <text:p>0</text:p>
          </table:table-cell>
          <table:table-cell table:formula="of:=STDEV([.GO14:.GS14])" office:value-type="float" office:value="0">
            <text:p>0</text:p>
          </table:table-cell>
          <table:table-cell table:formula="of:=IF([.GT14]=0;0;[.GU14]/[.GT14])" office:value-type="float" office:value="0">
            <text:p>0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GW14])" office:value-type="float" office:value="0.333333333333333">
            <text:p>0.33</text:p>
          </table:table-cell>
          <table:table-cell table:formula="of:=ABS([.GX14])" office:value-type="float" office:value="0.333333333333333">
            <text:p>0.33</text:p>
          </table:table-cell>
          <table:table-cell table:formula="of:=ABS([.GY14])" office:value-type="float" office:value="0.333333333333333">
            <text:p>0.33</text:p>
          </table:table-cell>
          <table:table-cell table:formula="of:=ABS([.GZ14])" office:value-type="float" office:value="0.333333333333333">
            <text:p>0.33</text:p>
          </table:table-cell>
          <table:table-cell table:formula="of:=ABS([.HA14])" office:value-type="float" office:value="0.333333333333333">
            <text:p>0.33</text:p>
          </table:table-cell>
          <table:table-cell table:formula="of:=AVERAGE([.HB14:.HF14])" office:value-type="float" office:value="0.333333333333333">
            <text:p>0.33</text:p>
          </table:table-cell>
          <table:table-cell table:formula="of:=STDEV([.HB14:.HF14])" office:value-type="float" office:value="0">
            <text:p>0</text:p>
          </table:table-cell>
          <table:table-cell table:formula="of:=[.HH14]/[.HG14]" office:value-type="float" office:value="0">
            <text:p>0</text:p>
          </table:table-cell>
          <table:table-cell table:number-columns-repeated="5" office:value-type="float" office:value="0.598591549295775">
            <text:p>0.6</text:p>
          </table:table-cell>
          <table:table-cell table:formula="of:=AVERAGE([.HJ14:.HN14])" office:value-type="float" office:value="0.598591549295775">
            <text:p>0.6</text:p>
          </table:table-cell>
          <table:table-cell table:formula="of:=STDEV([.HJ14:.HN14])" office:value-type="float" office:value="0">
            <text:p>0</text:p>
          </table:table-cell>
          <table:table-cell table:formula="of:=[.HP14]/[.HO14]" office:value-type="float" office:value="0">
            <text:p>0</text:p>
          </table:table-cell>
          <table:table-cell table:number-columns-repeated="5" office:value-type="float" office:value="0.382728582470294">
            <text:p>0.38</text:p>
          </table:table-cell>
          <table:table-cell table:formula="of:=AVERAGE([.HR14:.HV14])" office:value-type="float" office:value="0.382728582470294">
            <text:p>0.38</text:p>
          </table:table-cell>
          <table:table-cell table:formula="of:=STDEV([.HR14:.HV14])" office:value-type="float" office:value="0">
            <text:p>0</text:p>
          </table:table-cell>
          <table:table-cell table:formula="of:=[.HX14]/[.HW14]" office:value-type="float" office:value="0">
            <text:p>0</text:p>
          </table:table-cell>
          <table:table-cell table:number-columns-repeated="5" office:value-type="float" office:value="0.845070422535211">
            <text:p>0.85</text:p>
          </table:table-cell>
          <table:table-cell table:formula="of:=AVERAGE([.HZ14:.ID14])" office:value-type="float" office:value="0.845070422535211">
            <text:p>0.85</text:p>
          </table:table-cell>
          <table:table-cell table:formula="of:=STDEV([.HZ14:.ID14])" office:value-type="float" office:value="0">
            <text:p>0</text:p>
          </table:table-cell>
          <table:table-cell table:formula="of:=[.IF14]/[.IE14]" office:value-type="float" office:value="0">
            <text:p>0</text:p>
          </table:table-cell>
          <table:table-cell office:value-type="float" office:value="0.035">
            <text:p>0.04</text:p>
          </table:table-cell>
          <table:table-cell office:value-type="float" office:value="0.052">
            <text:p>0.05</text:p>
          </table:table-cell>
          <table:table-cell office:value-type="float" office:value="0.048">
            <text:p>0.05</text:p>
          </table:table-cell>
          <table:table-cell office:value-type="float" office:value="0.031">
            <text:p>0.03</text:p>
          </table:table-cell>
          <table:table-cell office:value-type="float" office:value="0.032">
            <text:p>0.03</text:p>
          </table:table-cell>
          <table:table-cell table:formula="of:=AVERAGE([.IH14:.IL14])" office:value-type="float" office:value="0.0396">
            <text:p>0.04</text:p>
          </table:table-cell>
          <table:table-cell table:formula="of:=STDEV([.IH14:.IL14])" office:value-type="float" office:value="0.00971081870904817">
            <text:p>0.01</text:p>
          </table:table-cell>
          <table:table-cell table:formula="of:=[.IN14]/[.IM14]" office:value-type="float" office:value="0.245222694672934">
            <text:p>0.25</text:p>
          </table:table-cell>
          <table:table-cell table:number-columns-repeated="5" office:value-type="float" office:value="0.845070422535211">
            <text:p>0.85</text:p>
          </table:table-cell>
          <table:table-cell table:formula="of:=AVERAGE([.IP14:.IT14])" office:value-type="float" office:value="0.845070422535211">
            <text:p>0.85</text:p>
          </table:table-cell>
          <table:table-cell table:formula="of:=STDEV([.IP14:.IT14])" office:value-type="float" office:value="0">
            <text:p>0</text:p>
          </table:table-cell>
          <table:table-cell table:formula="of:=[.IV14]/[.IU14]" office:value-type="float" office:value="0">
            <text:p>0</text:p>
          </table:table-cell>
          <table:table-cell table:number-columns-repeated="5" office:value-type="float" office:value="0.593662140217859">
            <text:p>0.59</text:p>
          </table:table-cell>
          <table:table-cell table:formula="of:=AVERAGE([.IX14:.JB14])" office:value-type="float" office:value="0.593662140217859">
            <text:p>0.59</text:p>
          </table:table-cell>
          <table:table-cell table:formula="of:=STDEV([.IX14:.JB14])" office:value-type="float" office:value="0">
            <text:p>0</text:p>
          </table:table-cell>
          <table:table-cell table:formula="of:=[.JD14]/[.JC14]" office:value-type="float" office:value="0">
            <text:p>0</text:p>
          </table:table-cell>
          <table:table-cell table:number-columns-repeated="5" office:value-type="float" office:value="0.640845070422535">
            <text:p>0.64</text:p>
          </table:table-cell>
          <table:table-cell table:formula="of:=AVERAGE([.JF14:.JJ14])" office:value-type="float" office:value="0.640845070422535">
            <text:p>0.64</text:p>
          </table:table-cell>
          <table:table-cell table:formula="of:=STDEV([.JF14:.JJ14])" office:value-type="float" office:value="0">
            <text:p>0</text:p>
          </table:table-cell>
          <table:table-cell table:formula="of:=[.JL14]/[.JK14]" office:value-type="float" office:value="0">
            <text:p>0</text:p>
          </table:table-cell>
          <table:table-cell office:value-type="float" office:value="0.082">
            <text:p>0.08</text:p>
          </table:table-cell>
          <table:table-cell office:value-type="float" office:value="0.079">
            <text:p>0.08</text:p>
          </table:table-cell>
          <table:table-cell office:value-type="float" office:value="0.078">
            <text:p>0.08</text:p>
          </table:table-cell>
          <table:table-cell office:value-type="float" office:value="0.106">
            <text:p>0.11</text:p>
          </table:table-cell>
          <table:table-cell office:value-type="float" office:value="0.093">
            <text:p>0.09</text:p>
          </table:table-cell>
          <table:table-cell table:formula="of:=AVERAGE([.JN14:.JR14])" office:value-type="float" office:value="0.0876">
            <text:p>0.09</text:p>
          </table:table-cell>
          <table:table-cell table:formula="of:=STDEV([.JN14:.JR14])" office:value-type="float" office:value="0.0118869676536954">
            <text:p>0.01</text:p>
          </table:table-cell>
          <table:table-cell table:formula="of:=[.JT14]/[.JS14]" office:value-type="float" office:value="0.135695977781911">
            <text:p>0.14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JV14])" office:value-type="float" office:value="0.333333333333333">
            <text:p>0.33</text:p>
          </table:table-cell>
          <table:table-cell table:formula="of:=ABS([.JW14])" office:value-type="float" office:value="0.333333333333333">
            <text:p>0.33</text:p>
          </table:table-cell>
          <table:table-cell table:formula="of:=ABS([.JX14])" office:value-type="float" office:value="0.333333333333333">
            <text:p>0.33</text:p>
          </table:table-cell>
          <table:table-cell table:formula="of:=ABS([.JY14])" office:value-type="float" office:value="0.333333333333333">
            <text:p>0.33</text:p>
          </table:table-cell>
          <table:table-cell table:formula="of:=ABS([.JZ14])" office:value-type="float" office:value="0.333333333333333">
            <text:p>0.33</text:p>
          </table:table-cell>
          <table:table-cell table:formula="of:=AVERAGE([.KA14:.KE14])" office:value-type="float" office:value="0.333333333333333">
            <text:p>0.33</text:p>
          </table:table-cell>
          <table:table-cell table:formula="of:=STDEV([.KA14:.KE14])" office:value-type="float" office:value="0">
            <text:p>0</text:p>
          </table:table-cell>
          <table:table-cell table:formula="of:=IF([.KF14] = 0; 0; [.KG14]/[.KF14])" office:value-type="float" office:value="0">
            <text:p>0</text:p>
          </table:table-cell>
          <table:table-cell table:number-columns-repeated="5" office:value-type="float" office:value="0.640845070422535">
            <text:p>0.64</text:p>
          </table:table-cell>
          <table:table-cell table:formula="of:=AVERAGE([.KI14:.KM14])" office:value-type="float" office:value="0.640845070422535">
            <text:p>0.64</text:p>
          </table:table-cell>
          <table:table-cell table:formula="of:=STDEV([.KI14:.KM14])" office:value-type="float" office:value="0">
            <text:p>0</text:p>
          </table:table-cell>
          <table:table-cell table:formula="of:=[.KO14]/[.KN14]" office:value-type="float" office:value="0">
            <text:p>0</text:p>
          </table:table-cell>
          <table:table-cell table:number-columns-repeated="5" office:value-type="float" office:value="0.457953964802611">
            <text:p>0.46</text:p>
          </table:table-cell>
          <table:table-cell table:formula="of:=AVERAGE([.KQ14:.KU14])" office:value-type="float" office:value="0.457953964802611">
            <text:p>0.46</text:p>
          </table:table-cell>
          <table:table-cell table:formula="of:=STDEV([.KQ14:.KU14])" office:value-type="float" office:value="0">
            <text:p>0</text:p>
          </table:table-cell>
          <table:table-cell table:formula="of:=[.KW14]/[.KV14]" office:value-type="float" office:value="0">
            <text:p>0</text:p>
          </table:table-cell>
          <table:table-cell table:number-columns-repeated="5" office:value-type="float" office:value="0.830985915492958">
            <text:p>0.83</text:p>
          </table:table-cell>
          <table:table-cell table:formula="of:=AVERAGE([.KY14:.LC14])" office:value-type="float" office:value="0.830985915492958">
            <text:p>0.83</text:p>
          </table:table-cell>
          <table:table-cell table:formula="of:=STDEV([.KY14:.LC14])" office:value-type="float" office:value="0">
            <text:p>0</text:p>
          </table:table-cell>
          <table:table-cell table:formula="of:=[.LE14]/[.LD14]"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208">
            <text:p>0.21</text:p>
          </table:table-cell>
          <table:table-cell office:value-type="float" office:value="0.293">
            <text:p>0.29</text:p>
          </table:table-cell>
          <table:table-cell office:value-type="float" office:value="0.201">
            <text:p>0.2</text:p>
          </table:table-cell>
          <table:table-cell office:value-type="float" office:value="0.205">
            <text:p>0.21</text:p>
          </table:table-cell>
          <table:table-cell table:formula="of:=AVERAGE([.LG14:.LK14])" office:value-type="float" office:value="0.2206">
            <text:p>0.22</text:p>
          </table:table-cell>
          <table:table-cell table:formula="of:=STDEV([.LG14:.LK14])" office:value-type="float" office:value="0.0407222298014242">
            <text:p>0.04</text:p>
          </table:table-cell>
          <table:table-cell table:formula="of:=IF([.LL14]=0; [.LM14]; [.LM14]/[.LL14])" office:value-type="float" office:value="0.184597596561306">
            <text:p>0.18</text:p>
          </table:table-cell>
          <table:table-cell table:number-columns-repeated="5" office:value-type="float" office:value="0.830985915492958">
            <text:p>0.83</text:p>
          </table:table-cell>
          <table:table-cell table:formula="of:=AVERAGE([.LO14:.LS14])" office:value-type="float" office:value="0.830985915492958">
            <text:p>0.83</text:p>
          </table:table-cell>
          <table:table-cell table:formula="of:=STDEV([.LO14:.LS14])" office:value-type="float" office:value="0">
            <text:p>0</text:p>
          </table:table-cell>
          <table:table-cell table:formula="of:=[.LU14]/[.LT14]" office:value-type="float" office:value="0">
            <text:p>0</text:p>
          </table:table-cell>
          <table:table-cell table:number-columns-repeated="5" office:value-type="float" office:value="0.577392686196475">
            <text:p>0.58</text:p>
          </table:table-cell>
          <table:table-cell table:formula="of:=AVERAGE([.LW14:.MA14])" office:value-type="float" office:value="0.577392686196475">
            <text:p>0.58</text:p>
          </table:table-cell>
          <table:table-cell table:formula="of:=STDEV([.LW14:.MA14])" office:value-type="float" office:value="0">
            <text:p>0</text:p>
          </table:table-cell>
          <table:table-cell table:formula="of:=[.MC14]/[.MB14]" office:value-type="float" office:value="0">
            <text:p>0</text:p>
          </table:table-cell>
          <table:table-cell table:number-columns-repeated="5" office:value-type="float" office:value="0.619718309859155">
            <text:p>0.62</text:p>
          </table:table-cell>
          <table:table-cell table:formula="of:=AVERAGE([.ME14:.MI14])" office:value-type="float" office:value="0.619718309859155">
            <text:p>0.62</text:p>
          </table:table-cell>
          <table:table-cell table:formula="of:=STDEV([.ME14:.MI14])" office:value-type="float" office:value="0">
            <text:p>0</text:p>
          </table:table-cell>
          <table:table-cell table:formula="of:=[.MK14]/[.MJ14]" office:value-type="float" office:value="0">
            <text:p>0</text:p>
          </table:table-cell>
          <table:table-cell office:value-type="float" office:value="0.291">
            <text:p>0.29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75">
            <text:p>0.28</text:p>
          </table:table-cell>
          <table:table-cell office:value-type="float" office:value="0.287">
            <text:p>0.29</text:p>
          </table:table-cell>
          <table:table-cell table:formula="of:=AVERAGE([.MM14:.MQ14])" office:value-type="float" office:value="0.2826">
            <text:p>0.28</text:p>
          </table:table-cell>
          <table:table-cell table:formula="of:=STDEV([.MM14:.MQ14])" office:value-type="float" office:value="0.00634822809924154">
            <text:p>0.01</text:p>
          </table:table-cell>
          <table:table-cell table:formula="of:=[.MS14]/[.MR14]" office:value-type="float" office:value="0.0224636521558441">
            <text:p>0.02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MU14])" office:value-type="float" office:value="0.333333333333333">
            <text:p>0.33</text:p>
          </table:table-cell>
          <table:table-cell table:formula="of:=ABS([.MV14])" office:value-type="float" office:value="0.333333333333333">
            <text:p>0.33</text:p>
          </table:table-cell>
          <table:table-cell table:formula="of:=ABS([.MW14])" office:value-type="float" office:value="0.333333333333333">
            <text:p>0.33</text:p>
          </table:table-cell>
          <table:table-cell table:formula="of:=ABS([.MX14])" office:value-type="float" office:value="0.333333333333333">
            <text:p>0.33</text:p>
          </table:table-cell>
          <table:table-cell table:formula="of:=ABS([.MY14])" office:value-type="float" office:value="0.333333333333333">
            <text:p>0.33</text:p>
          </table:table-cell>
          <table:table-cell table:formula="of:=AVERAGE([.MZ14:.ND14])" office:value-type="float" office:value="0.333333333333333">
            <text:p>0.33</text:p>
          </table:table-cell>
          <table:table-cell table:formula="of:=STDEV([.MZ14:.ND14])" office:value-type="float" office:value="0">
            <text:p>0</text:p>
          </table:table-cell>
          <table:table-cell table:formula="of:=IF([.NE14] = 0; 0; [.NF14]/[.NE14])" office:value-type="float" office:value="0">
            <text:p>0</text:p>
          </table:table-cell>
          <table:table-cell table:number-columns-repeated="5" office:value-type="float" office:value="0.619718309859155">
            <text:p>0.62</text:p>
          </table:table-cell>
          <table:table-cell table:formula="of:=AVERAGE([.NH14:.NL14])" office:value-type="float" office:value="0.619718309859155">
            <text:p>0.62</text:p>
          </table:table-cell>
          <table:table-cell table:formula="of:=STDEV([.NH14:.NL14])" office:value-type="float" office:value="0">
            <text:p>0</text:p>
          </table:table-cell>
          <table:table-cell table:formula="of:=[.NN14]/[.NM14]" office:value-type="float" office:value="0">
            <text:p>0</text:p>
          </table:table-cell>
          <table:table-cell table:number-columns-repeated="5" office:value-type="float" office:value="0.431092111127601">
            <text:p>0.43</text:p>
          </table:table-cell>
          <table:table-cell table:formula="of:=AVERAGE([.NP14:.NT14])" office:value-type="float" office:value="0.431092111127601">
            <text:p>0.43</text:p>
          </table:table-cell>
          <table:table-cell table:formula="of:=STDEV([.NP14:.NT14])" office:value-type="float" office:value="0">
            <text:p>0</text:p>
          </table:table-cell>
          <table:table-cell table:formula="of:=[.NV14]/[.NU14]" office:value-type="float" office:value="0">
            <text:p>0</text:p>
          </table:table-cell>
          <table:table-cell table:number-columns-repeated="2" office:value-type="float" office:value="0.830985915492958">
            <text:p>0.83</text:p>
          </table:table-cell>
          <table:table-cell/>
          <table:table-cell table:formula="of:=AVERAGE([.NX14:.NZ14])" office:value-type="float" office:value="0.830985915492958">
            <text:p>0.83</text:p>
          </table:table-cell>
          <table:table-cell table:formula="of:=STDEV([.NX14:.NZ14])" office:value-type="float" office:value="0">
            <text:p>0</text:p>
          </table:table-cell>
          <table:table-cell table:formula="of:=[.OB14]/[.OA14]" office:value-type="float" office:value="0">
            <text:p>0</text:p>
          </table:table-cell>
          <table:table-cell office:value-type="float" office:value="25.496">
            <text:p>25.5</text:p>
          </table:table-cell>
          <table:table-cell office:value-type="float" office:value="23.431">
            <text:p>23.43</text:p>
          </table:table-cell>
          <table:table-cell/>
          <table:table-cell table:formula="of:=AVERAGE([.OD14:.OF14])" office:value-type="float" office:value="24.4635">
            <text:p>24.46</text:p>
          </table:table-cell>
          <table:table-cell table:formula="of:=STDEV([.OD14:.OF14])" office:value-type="float" office:value="1.46017550315022">
            <text:p>1.46</text:p>
          </table:table-cell>
          <table:table-cell table:formula="of:=[.OH14]/[.OG14]" office:value-type="float" office:value="0.0596879229525709">
            <text:p>0.0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ABS([.OJ14])" office:value-type="float" office:value="0">
            <text:p>0</text:p>
          </table:table-cell>
          <table:table-cell table:formula="of:=ABS([.OK14])" office:value-type="float" office:value="0">
            <text:p>0</text:p>
          </table:table-cell>
          <table:table-cell/>
          <table:table-cell table:formula="of:=AVERAGE([.OM14:.OO14])" office:value-type="float" office:value="0">
            <text:p>0</text:p>
          </table:table-cell>
          <table:table-cell table:formula="of:=STDEV([.OM14:.OO14])" office:value-type="float" office:value="0">
            <text:p>0</text:p>
          </table:table-cell>
          <table:table-cell table:formula="of:=IF([.OP14] = 0; 0; [.OQ14]/[.OP14])" office:value-type="float" office:value="0">
            <text:p>0</text:p>
          </table:table-cell>
          <table:table-cell table:number-columns-repeated="2" office:value-type="float" office:value="0.830985915492958">
            <text:p>0.83</text:p>
          </table:table-cell>
          <table:table-cell/>
          <table:table-cell table:formula="of:=AVERAGE([.OS14:.OU14])" office:value-type="float" office:value="0.830985915492958">
            <text:p>0.83</text:p>
          </table:table-cell>
          <table:table-cell table:formula="of:=STDEV([.OS14:.OU14])" office:value-type="float" office:value="0">
            <text:p>0</text:p>
          </table:table-cell>
          <table:table-cell table:formula="of:=[.OW14]/[.OV14]" office:value-type="float" office:value="0">
            <text:p>0</text:p>
          </table:table-cell>
          <table:table-cell table:number-columns-repeated="2" office:value-type="float" office:value="0.577392686196475">
            <text:p>0.58</text:p>
          </table:table-cell>
          <table:table-cell/>
          <table:table-cell table:formula="of:=AVERAGE([.OY14:.PA14])" office:value-type="float" office:value="0.577392686196475">
            <text:p>0.58</text:p>
          </table:table-cell>
          <table:table-cell table:formula="of:=STDEV([.OY14:.PA14])" office:value-type="float" office:value="0">
            <text:p>0</text:p>
          </table:table-cell>
          <table:table-cell table:formula="of:=[.PC14]/[.PB14]" office:value-type="float" office:value="0">
            <text:p>0</text:p>
          </table:table-cell>
          <table:table-cell/>
          <table:table-cell table:number-columns-repeated="3" office:value-type="float" office:value="0.047">
            <text:p>0.05</text:p>
          </table:table-cell>
          <table:table-cell office:value-type="float" office:value="0.031">
            <text:p>0.03</text:p>
          </table:table-cell>
          <table:table-cell office:value-type="float" office:value="0.047">
            <text:p>0.05</text:p>
          </table:table-cell>
          <table:table-cell table:formula="of:=AVERAGE([.PF14:.PJ14])" office:value-type="float" office:value="0.0438">
            <text:p>0.04</text:p>
          </table:table-cell>
          <table:table-cell office:value-type="float" office:value="0.032">
            <text:p>0.03</text:p>
          </table:table-cell>
          <table:table-cell office:value-type="float" office:value="0.047">
            <text:p>0.05</text:p>
          </table:table-cell>
          <table:table-cell table:number-columns-repeated="2" office:value-type="float" office:value="0.031">
            <text:p>0.03</text:p>
          </table:table-cell>
          <table:table-cell office:value-type="float" office:value="0.047">
            <text:p>0.05</text:p>
          </table:table-cell>
          <table:table-cell table:formula="of:=AVERAGE([.PL14:.PP14])" office:value-type="float" office:value="0.0376">
            <text:p>0.04</text:p>
          </table:table-cell>
          <table:table-cell office:value-type="float" office:value="0.023">
            <text:p>0.02</text:p>
          </table:table-cell>
          <table:table-cell office:value-type="float" office:value="0.047">
            <text:p>0.05</text:p>
          </table:table-cell>
          <table:table-cell office:value-type="float" office:value="0.031">
            <text:p>0.03</text:p>
          </table:table-cell>
          <table:table-cell office:value-type="float" office:value="0.032">
            <text:p>0.03</text:p>
          </table:table-cell>
          <table:table-cell office:value-type="float" office:value="0.031">
            <text:p>0.03</text:p>
          </table:table-cell>
          <table:table-cell table:formula="of:=AVERAGE([.PR14:.PV14])" office:value-type="float" office:value="0.0328">
            <text:p>0.03</text:p>
          </table:table-cell>
          <table:table-cell/>
          <table:table-cell table:number-columns-repeated="5" office:value-type="float" office:value="0.845070422535211">
            <text:p>0.85</text:p>
          </table:table-cell>
          <table:table-cell table:formula="of:=AVERAGE([.PY14:.QC14])" office:value-type="float" office:value="0.845070422535211">
            <text:p>0.85</text:p>
          </table:table-cell>
          <table:table-cell table:formula="of:=STDEV([.PY14:.QC14])" office:value-type="float" office:value="0">
            <text:p>0</text:p>
          </table:table-cell>
          <table:table-cell table:formula="of:=[.QE14]/[.QD14]" office:value-type="float" office:value="0">
            <text:p>0</text:p>
          </table:table-cell>
          <table:table-cell office:value-type="float" office:value="0.754">
            <text:p>0.75</text:p>
          </table:table-cell>
          <table:table-cell office:value-type="float" office:value="0.712">
            <text:p>0.71</text:p>
          </table:table-cell>
          <table:table-cell office:value-type="float" office:value="0.799">
            <text:p>0.8</text:p>
          </table:table-cell>
          <table:table-cell office:value-type="float" office:value="0.774">
            <text:p>0.77</text:p>
          </table:table-cell>
          <table:table-cell office:value-type="float" office:value="0.776">
            <text:p>0.78</text:p>
          </table:table-cell>
          <table:table-cell table:formula="of:=AVERAGE([.QG14:.QK14])" office:value-type="float" office:value="0.763">
            <text:p>0.76</text:p>
          </table:table-cell>
          <table:table-cell table:formula="of:=STDEV([.QG14:.QK14])" office:value-type="float" office:value="0.0326649659421222">
            <text:p>0.03</text:p>
          </table:table-cell>
          <table:table-cell table:formula="of:=[.QM14]/[.QL14]" office:value-type="float" office:value="0.0428112266607106">
            <text:p>0.04</text:p>
          </table:table-cell>
          <table:table-cell table:number-columns-repeated="5" office:value-type="float" office:value="0.845070422535211">
            <text:p>0.85</text:p>
          </table:table-cell>
          <table:table-cell table:formula="of:=AVERAGE([.QO14:.QS14])" office:value-type="float" office:value="0.845070422535211">
            <text:p>0.85</text:p>
          </table:table-cell>
          <table:table-cell table:formula="of:=STDEV([.QO14:.QS14])" office:value-type="float" office:value="0">
            <text:p>0</text:p>
          </table:table-cell>
          <table:table-cell table:formula="of:=[.QU14]/[.QT14]" office:value-type="float" office:value="0">
            <text:p>0</text:p>
          </table:table-cell>
          <table:table-cell table:number-columns-repeated="5" office:value-type="float" office:value="0.593662140217859">
            <text:p>0.59</text:p>
          </table:table-cell>
          <table:table-cell table:formula="of:=AVERAGE([.QW14:.RA14])" office:value-type="float" office:value="0.593662140217859">
            <text:p>0.59</text:p>
          </table:table-cell>
          <table:table-cell table:formula="of:=STDEV([.QW14:.RA14])" office:value-type="float" office:value="0">
            <text:p>0</text:p>
          </table:table-cell>
          <table:table-cell table:formula="of:=[.RC14]/[.RB14]" office:value-type="float" office:value="0">
            <text:p>0</text:p>
          </table:table-cell>
          <table:table-cell table:number-columns-repeated="5" office:value-type="float" office:value="0.640845070422535">
            <text:p>0.64</text:p>
          </table:table-cell>
          <table:table-cell table:formula="of:=AVERAGE([.RE14:.RI14])" office:value-type="float" office:value="0.640845070422535">
            <text:p>0.64</text:p>
          </table:table-cell>
          <table:table-cell table:formula="of:=STDEV([.RE14:.RI14])" office:value-type="float" office:value="0">
            <text:p>0</text:p>
          </table:table-cell>
          <table:table-cell table:formula="of:=[.RK14]/[.RJ14]"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41">
            <text:p>1.41</text:p>
          </table:table-cell>
          <table:table-cell office:value-type="float" office:value="1.346">
            <text:p>1.35</text:p>
          </table:table-cell>
          <table:table-cell office:value-type="float" office:value="1.318">
            <text:p>1.32</text:p>
          </table:table-cell>
          <table:table-cell office:value-type="float" office:value="1.284">
            <text:p>1.28</text:p>
          </table:table-cell>
          <table:table-cell table:formula="of:=AVERAGE([.RM14:.RQ14])" office:value-type="float" office:value="1.3616">
            <text:p>1.36</text:p>
          </table:table-cell>
          <table:table-cell table:formula="of:=STDEV([.RM14:.RQ14])" office:value-type="float" office:value="0.0676816075459205">
            <text:p>0.07</text:p>
          </table:table-cell>
          <table:table-cell table:formula="of:=[.RS14]/[.RR14]" office:value-type="float" office:value="0.0497074085971801">
            <text:p>0.05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RU14])" office:value-type="float" office:value="0.333333333333333">
            <text:p>0.33</text:p>
          </table:table-cell>
          <table:table-cell table:formula="of:=ABS([.RV14])" office:value-type="float" office:value="0.333333333333333">
            <text:p>0.33</text:p>
          </table:table-cell>
          <table:table-cell table:formula="of:=ABS([.RW14])" office:value-type="float" office:value="0.333333333333333">
            <text:p>0.33</text:p>
          </table:table-cell>
          <table:table-cell table:formula="of:=ABS([.RX14])" office:value-type="float" office:value="0.333333333333333">
            <text:p>0.33</text:p>
          </table:table-cell>
          <table:table-cell table:formula="of:=ABS([.RY14])" office:value-type="float" office:value="0.333333333333333">
            <text:p>0.33</text:p>
          </table:table-cell>
          <table:table-cell table:formula="of:=AVERAGE([.RZ14:.SD14])" office:value-type="float" office:value="0.333333333333333">
            <text:p>0.33</text:p>
          </table:table-cell>
          <table:table-cell table:formula="of:=STDEV([.RZ14:.SD14])" office:value-type="float" office:value="0">
            <text:p>0</text:p>
          </table:table-cell>
          <table:table-cell table:formula="of:=IF([.SE14] = 0; 0; [.SF14]/[.SE14])" office:value-type="float" office:value="0">
            <text:p>0</text:p>
          </table:table-cell>
          <table:table-cell table:number-columns-repeated="5" office:value-type="float" office:value="0.640845070422535">
            <text:p>0.64</text:p>
          </table:table-cell>
          <table:table-cell table:formula="of:=AVERAGE([.SH14:.SL14])" office:value-type="float" office:value="0.640845070422535">
            <text:p>0.64</text:p>
          </table:table-cell>
          <table:table-cell table:formula="of:=STDEV([.SH14:.SL14])" office:value-type="float" office:value="0">
            <text:p>0</text:p>
          </table:table-cell>
          <table:table-cell table:formula="of:=[.SN14]/[.SM14]" office:value-type="float" office:value="0">
            <text:p>0</text:p>
          </table:table-cell>
          <table:table-cell table:number-columns-repeated="5" office:value-type="float" office:value="0.457953964802611">
            <text:p>0.46</text:p>
          </table:table-cell>
          <table:table-cell table:formula="of:=AVERAGE([.SP14:.ST14])" office:value-type="float" office:value="0.457953964802611">
            <text:p>0.46</text:p>
          </table:table-cell>
          <table:table-cell table:formula="of:=STDEV([.SP14:.ST14])" office:value-type="float" office:value="0">
            <text:p>0</text:p>
          </table:table-cell>
          <table:table-cell table:formula="of:=[.SV14]/[.SU14]" office:value-type="float" office:value="0">
            <text:p>0</text:p>
          </table:table-cell>
          <table:table-cell table:number-columns-repeated="5" office:value-type="float" office:value="0.648648648648649">
            <text:p>0.65</text:p>
          </table:table-cell>
          <table:table-cell table:formula="of:=AVERAGE([.SX14:.TB14])" office:value-type="float" office:value="0.648648648648649">
            <text:p>0.65</text:p>
          </table:table-cell>
          <table:table-cell table:formula="of:=STDEV([.SX14:.TB14])" office:value-type="float" office:value="0">
            <text:p>0</text:p>
          </table:table-cell>
          <table:table-cell table:formula="of:=[.TD14]/[.TC14]" office:value-type="float" office:value="0">
            <text:p>0</text:p>
          </table:table-cell>
          <table:table-cell table:number-columns-repeated="5" office:value-type="float" office:value="0.598591549295775">
            <text:p>0.6</text:p>
          </table:table-cell>
          <table:table-cell table:formula="of:=AVERAGE([.TF14:.TJ14])" office:value-type="float" office:value="0.598591549295775">
            <text:p>0.6</text:p>
          </table:table-cell>
          <table:table-cell table:formula="of:=STDEV([.TF14:.TJ14])" office:value-type="float" office:value="0">
            <text:p>0</text:p>
          </table:table-cell>
          <table:table-cell table:formula="of:=[.TL14]/[.TK14]" office:value-type="float" office:value="0">
            <text:p>0</text:p>
          </table:table-cell>
          <table:table-cell office:value-type="float" office:value="0.067">
            <text:p>0.07</text:p>
          </table:table-cell>
          <table:table-cell office:value-type="float" office:value="0.047">
            <text:p>0.05</text:p>
          </table:table-cell>
          <table:table-cell office:value-type="float" office:value="0.053">
            <text:p>0.05</text:p>
          </table:table-cell>
          <table:table-cell table:number-columns-repeated="2" office:value-type="float" office:value="0.038">
            <text:p>0.04</text:p>
          </table:table-cell>
          <table:table-cell table:formula="of:=AVERAGE([.TN14:.TR14])" office:value-type="float" office:value="0.0486">
            <text:p>0.05</text:p>
          </table:table-cell>
          <table:table-cell table:formula="of:=STDEV([.TN14:.TR14])" office:value-type="float" office:value="0.0120954536913669">
            <text:p>0.01</text:p>
          </table:table-cell>
          <table:table-cell table:formula="of:=[.TT14]/[.TS14]" office:value-type="float" office:value="0.248877647970511">
            <text:p>0.25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TV14])" office:value-type="float" office:value="0.333333333333333">
            <text:p>0.33</text:p>
          </table:table-cell>
          <table:table-cell table:formula="of:=ABS([.TW14])" office:value-type="float" office:value="0.333333333333333">
            <text:p>0.33</text:p>
          </table:table-cell>
          <table:table-cell table:formula="of:=ABS([.TX14])" office:value-type="float" office:value="0.333333333333333">
            <text:p>0.33</text:p>
          </table:table-cell>
          <table:table-cell table:formula="of:=ABS([.TY14])" office:value-type="float" office:value="0.333333333333333">
            <text:p>0.33</text:p>
          </table:table-cell>
          <table:table-cell table:formula="of:=ABS([.TZ14])" office:value-type="float" office:value="0.333333333333333">
            <text:p>0.33</text:p>
          </table:table-cell>
          <table:table-cell table:formula="of:=AVERAGE([.UA14:.UE14])" office:value-type="float" office:value="0.333333333333333">
            <text:p>0.33</text:p>
          </table:table-cell>
          <table:table-cell table:formula="of:=STDEV([.UA14:.UE14])" office:value-type="float" office:value="0">
            <text:p>0</text:p>
          </table:table-cell>
          <table:table-cell table:formula="of:=IF([.UF14] = 0; 0; [.UG14]/[.UF14])" office:value-type="float" office:value="0">
            <text:p>0</text:p>
          </table:table-cell>
          <table:table-cell table:number-columns-repeated="5" office:value-type="float" office:value="0.598591549295775">
            <text:p>0.6</text:p>
          </table:table-cell>
          <table:table-cell table:formula="of:=AVERAGE([.UI14:.UM14])" office:value-type="float" office:value="0.598591549295775">
            <text:p>0.6</text:p>
          </table:table-cell>
          <table:table-cell table:formula="of:=STDEV([.UI14:.UM14])" office:value-type="float" office:value="0">
            <text:p>0</text:p>
          </table:table-cell>
          <table:table-cell table:formula="of:=[.UO14]/[.UN14]" office:value-type="float" office:value="0">
            <text:p>0</text:p>
          </table:table-cell>
          <table:table-cell table:number-columns-repeated="5" office:value-type="float" office:value="0.4078316324444">
            <text:p>0.41</text:p>
          </table:table-cell>
          <table:table-cell table:formula="of:=AVERAGE([.UQ14:.UU14])" office:value-type="float" office:value="0.4078316324444">
            <text:p>0.41</text:p>
          </table:table-cell>
          <table:table-cell table:formula="of:=STDEV([.UQ14:.UU14])" office:value-type="float" office:value="0">
            <text:p>0</text:p>
          </table:table-cell>
          <table:table-cell table:formula="of:=[.UW14]/[.UV14]" office:value-type="float" office:value="0">
            <text:p>0</text:p>
          </table:table-cell>
          <table:table-cell table:number-columns-repeated="5" office:value-type="float" office:value="0.648648648648649">
            <text:p>0.65</text:p>
          </table:table-cell>
          <table:table-cell table:formula="of:=AVERAGE([.UY14:.VC14])" office:value-type="float" office:value="0.648648648648649">
            <text:p>0.65</text:p>
          </table:table-cell>
          <table:table-cell table:formula="of:=STDEV([.UY14:.VC14])" office:value-type="float" office:value="0">
            <text:p>0</text:p>
          </table:table-cell>
          <table:table-cell table:formula="of:=[.VE14]/[.VD14]" office:value-type="float" office:value="0">
            <text:p>0</text:p>
          </table:table-cell>
          <table:table-cell table:number-columns-repeated="5" office:value-type="float" office:value="0.873239436619718">
            <text:p>0.87</text:p>
          </table:table-cell>
          <table:table-cell table:formula="of:=AVERAGE([.VG14:.VK14])" office:value-type="float" office:value="0.873239436619718">
            <text:p>0.87</text:p>
          </table:table-cell>
          <table:table-cell table:formula="of:=STDEV([.VG14:.VK14])" office:value-type="float" office:value="0">
            <text:p>0</text:p>
          </table:table-cell>
          <table:table-cell table:formula="of:=[.VM14]/[.VL14]" office:value-type="float" office:value="0">
            <text:p>0</text:p>
          </table:table-cell>
          <table:table-cell office:value-type="float" office:value="0.391">
            <text:p>0.39</text:p>
          </table:table-cell>
          <table:table-cell office:value-type="float" office:value="0.537">
            <text:p>0.54</text:p>
          </table:table-cell>
          <table:table-cell office:value-type="float" office:value="0.39">
            <text:p>0.39</text:p>
          </table:table-cell>
          <table:table-cell office:value-type="float" office:value="0.422">
            <text:p>0.42</text:p>
          </table:table-cell>
          <table:table-cell office:value-type="float" office:value="0.453">
            <text:p>0.45</text:p>
          </table:table-cell>
          <table:table-cell table:formula="of:=AVERAGE([.VO14:.VS14])" office:value-type="float" office:value="0.4386">
            <text:p>0.44</text:p>
          </table:table-cell>
          <table:table-cell table:formula="of:=STDEV([.VO14:.VS14])" office:value-type="float" office:value="0.0608136497835807">
            <text:p>0.06</text:p>
          </table:table-cell>
          <table:table-cell table:formula="of:=[.VU14]/[.VT14]" office:value-type="float" office:value="0.138654012274466">
            <text:p>0.14</text:p>
          </table:table-cell>
          <table:table-cell table:number-columns-repeated="5" office:value-type="float" office:value="0.873239436619718">
            <text:p>0.87</text:p>
          </table:table-cell>
          <table:table-cell table:formula="of:=AVERAGE([.VW14:.WA14])" office:value-type="float" office:value="0.873239436619718">
            <text:p>0.87</text:p>
          </table:table-cell>
          <table:table-cell table:formula="of:=STDEV([.VW14:.WA14])" office:value-type="float" office:value="0">
            <text:p>0</text:p>
          </table:table-cell>
          <table:table-cell table:formula="of:=[.WC14]/[.WB14]" office:value-type="float" office:value="0">
            <text:p>0</text:p>
          </table:table-cell>
          <table:table-cell table:number-columns-repeated="5" office:value-type="float" office:value="0.647861862159293">
            <text:p>0.65</text:p>
          </table:table-cell>
          <table:table-cell table:formula="of:=AVERAGE([.WE14:.WI14])" office:value-type="float" office:value="0.647861862159293">
            <text:p>0.65</text:p>
          </table:table-cell>
          <table:table-cell table:formula="of:=STDEV([.WE14:.WI14])" office:value-type="float" office:value="0">
            <text:p>0</text:p>
          </table:table-cell>
          <table:table-cell table:formula="of:=[.WK14]/[.WJ14]" office:value-type="float" office:value="0">
            <text:p>0</text:p>
          </table:table-cell>
          <table:table-cell table:number-columns-repeated="5" office:value-type="float" office:value="0.661971830985916">
            <text:p>0.66</text:p>
          </table:table-cell>
          <table:table-cell table:formula="of:=AVERAGE([.WM14:.WQ14])" office:value-type="float" office:value="0.661971830985916">
            <text:p>0.66</text:p>
          </table:table-cell>
          <table:table-cell table:formula="of:=STDEV([.WM14:.WQ14])" office:value-type="float" office:value="0">
            <text:p>0</text:p>
          </table:table-cell>
          <table:table-cell table:formula="of:=[.WS14]/[.WR14]" office:value-type="float" office:value="0">
            <text:p>0</text:p>
          </table:table-cell>
          <table:table-cell office:value-type="float" office:value="0.703">
            <text:p>0.7</text:p>
          </table:table-cell>
          <table:table-cell office:value-type="float" office:value="0.656">
            <text:p>0.66</text:p>
          </table:table-cell>
          <table:table-cell table:number-columns-repeated="3" office:value-type="float" office:value="0.438">
            <text:p>0.44</text:p>
          </table:table-cell>
          <table:table-cell table:formula="of:=AVERAGE([.WU14:.WY14])" office:value-type="float" office:value="0.5346">
            <text:p>0.53</text:p>
          </table:table-cell>
          <table:table-cell table:formula="of:=STDEV([.WU14:.WY14])" office:value-type="float" office:value="0.133314665359817">
            <text:p>0.13</text:p>
          </table:table-cell>
          <table:table-cell table:formula="of:=[.XA14]/[.WZ14]" office:value-type="float" office:value="0.249372737298573">
            <text:p>0.25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XC14])" office:value-type="float" office:value="0.333333333333333">
            <text:p>0.33</text:p>
          </table:table-cell>
          <table:table-cell table:formula="of:=ABS([.XD14])" office:value-type="float" office:value="0.333333333333333">
            <text:p>0.33</text:p>
          </table:table-cell>
          <table:table-cell table:formula="of:=ABS([.XE14])" office:value-type="float" office:value="0.333333333333333">
            <text:p>0.33</text:p>
          </table:table-cell>
          <table:table-cell table:formula="of:=ABS([.XF14])" office:value-type="float" office:value="0.333333333333333">
            <text:p>0.33</text:p>
          </table:table-cell>
          <table:table-cell table:formula="of:=ABS([.XG14])" office:value-type="float" office:value="0.333333333333333">
            <text:p>0.33</text:p>
          </table:table-cell>
          <table:table-cell table:formula="of:=AVERAGE([.XH14:.XL14])" office:value-type="float" office:value="0.333333333333333">
            <text:p>0.33</text:p>
          </table:table-cell>
          <table:table-cell table:formula="of:=STDEV([.XH14:.XL14])" office:value-type="float" office:value="0">
            <text:p>0</text:p>
          </table:table-cell>
          <table:table-cell table:formula="of:=[.XN14]/[.XM14]" office:value-type="float" office:value="0">
            <text:p>0</text:p>
          </table:table-cell>
          <table:table-cell table:number-columns-repeated="5" office:value-type="float" office:value="0.661971830985916">
            <text:p>0.66</text:p>
          </table:table-cell>
          <table:table-cell table:formula="of:=AVERAGE([.XP14:.XT14])" office:value-type="float" office:value="0.661971830985916">
            <text:p>0.66</text:p>
          </table:table-cell>
          <table:table-cell table:formula="of:=STDEV([.XP14:.XT14])" office:value-type="float" office:value="0">
            <text:p>0</text:p>
          </table:table-cell>
          <table:table-cell table:formula="of:=[.XV14]/[.XU14]" office:value-type="float" office:value="0">
            <text:p>0</text:p>
          </table:table-cell>
          <table:table-cell table:number-columns-repeated="5" office:value-type="float" office:value="0.488220072757927">
            <text:p>0.49</text:p>
          </table:table-cell>
          <table:table-cell table:formula="of:=AVERAGE([.XX14:.YB14])" office:value-type="float" office:value="0.488220072757927">
            <text:p>0.49</text:p>
          </table:table-cell>
          <table:table-cell table:formula="of:=STDEV([.XX14:.YB14])" office:value-type="float" office:value="0">
            <text:p>0</text:p>
          </table:table-cell>
          <table:table-cell table:formula="of:=[.YD14]/[.YC14]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office:value-type="float" office:value="0.623762376237624">
            <text:p>0.62</text:p>
          </table:table-cell>
          <table:table-cell office:value-type="float" office:value="0.633663366336634">
            <text:p>0.63</text:p>
          </table:table-cell>
          <table:table-cell office:value-type="float" office:value="0.623762376237624">
            <text:p>0.62</text:p>
          </table:table-cell>
          <table:table-cell office:value-type="float" office:value="0.613861386138614">
            <text:p>0.61</text:p>
          </table:table-cell>
          <table:table-cell office:value-type="float" office:value="0.633663366336634">
            <text:p>0.63</text:p>
          </table:table-cell>
          <table:table-cell table:formula="of:=AVERAGE([.C15:.G15])" office:value-type="float" office:value="0.625742574257426">
            <text:p>0.63</text:p>
          </table:table-cell>
          <table:table-cell table:formula="of:=STDEV([.C15:.G15])" office:value-type="float" office:value="0.00828376263895129">
            <text:p>0.01</text:p>
          </table:table-cell>
          <table:table-cell table:formula="of:=[.I15]/[.H15]" office:value-type="float" office:value="0.0132382915590835">
            <text:p>0.01</text:p>
          </table:table-cell>
          <table:table-cell office:value-type="float" office:value="0.093">
            <text:p>0.09</text:p>
          </table:table-cell>
          <table:table-cell office:value-type="float" office:value="0.063">
            <text:p>0.06</text:p>
          </table:table-cell>
          <table:table-cell office:value-type="float" office:value="0.062">
            <text:p>0.06</text:p>
          </table:table-cell>
          <table:table-cell office:value-type="float" office:value="0.047">
            <text:p>0.05</text:p>
          </table:table-cell>
          <table:table-cell office:value-type="float" office:value="0.063">
            <text:p>0.06</text:p>
          </table:table-cell>
          <table:table-cell table:formula="of:=AVERAGE([.K15:.O15])" office:value-type="float" office:value="0.0656">
            <text:p>0.07</text:p>
          </table:table-cell>
          <table:table-cell table:formula="of:=STDEV([.K15:.O15])" office:value-type="float" office:value="0.0167570880525227">
            <text:p>0.02</text:p>
          </table:table-cell>
          <table:table-cell table:formula="of:=IF([.P15]=0; [.Q15]; [.Q15]/[.P15])" office:value-type="float" office:value="0.255443415434798">
            <text:p>0.26</text:p>
          </table:table-cell>
          <table:table-cell table:number-columns-repeated="5"/>
          <table:table-cell table:formula="of:=AVERAGE([.S15:.W15])" office:value-type="float" office:value="0">
            <text:p>#DIV/0!</text:p>
          </table:table-cell>
          <table:table-cell table:formula="of:=STDEV([.S15:.W15])" office:value-type="float" office:value="0">
            <text:p>#DIV/0!</text:p>
          </table:table-cell>
          <table:table-cell table:formula="of:=[.Y15]/[.X15]" office:value-type="float" office:value="0">
            <text:p>#DIV/0!</text:p>
          </table:table-cell>
          <table:table-cell office:value-type="float" office:value="0.0518016216241653">
            <text:p>0.05</text:p>
          </table:table-cell>
          <table:table-cell office:value-type="float" office:value="0.062099515457821">
            <text:p>0.06</text:p>
          </table:table-cell>
          <table:table-cell office:value-type="float" office:value="0.0518016216241653">
            <text:p>0.05</text:p>
          </table:table-cell>
          <table:table-cell office:value-type="float" office:value="0.042277846013393">
            <text:p>0.04</text:p>
          </table:table-cell>
          <table:table-cell office:value-type="float" office:value="0.062099515457821">
            <text:p>0.06</text:p>
          </table:table-cell>
          <table:table-cell table:formula="of:=AVERAGE([.AA15:.AE15])" office:value-type="float" office:value="0.0540160240354731">
            <text:p>0.05</text:p>
          </table:table-cell>
          <table:table-cell table:formula="of:=STDEV([.AA15:.AE15])" office:value-type="float" office:value="0.00834082799407229">
            <text:p>0.01</text:p>
          </table:table-cell>
          <table:table-cell table:formula="of:=[.AG15]/[.AF15]" office:value-type="float" office:value="0.154413956654691">
            <text:p>0.15</text:p>
          </table:table-cell>
          <table:table-cell office:value-type="float" office:value="0.613861386138614">
            <text:p>0.61</text:p>
          </table:table-cell>
          <table:table-cell office:value-type="float" office:value="0.633663366336634">
            <text:p>0.63</text:p>
          </table:table-cell>
          <table:table-cell office:value-type="float" office:value="0.623762376237624">
            <text:p>0.62</text:p>
          </table:table-cell>
          <table:table-cell office:value-type="float" office:value="0.564356435643564">
            <text:p>0.56</text:p>
          </table:table-cell>
          <table:table-cell office:value-type="float" office:value="0.623762376237624">
            <text:p>0.62</text:p>
          </table:table-cell>
          <table:table-cell table:formula="of:=AVERAGE([.AI15:.AM15])" office:value-type="float" office:value="0.611881188118812">
            <text:p>0.61</text:p>
          </table:table-cell>
          <table:table-cell table:formula="of:=STDEV([.AI15:.AM15])" office:value-type="float" office:value="0.0274741325257658">
            <text:p>0.03</text:p>
          </table:table-cell>
          <table:table-cell table:formula="of:=[.AO15]/[.AN15]" office:value-type="float" office:value="0.0449010903738244">
            <text:p>0.04</text:p>
          </table:table-cell>
          <table:table-cell office:value-type="float" office:value="0.14">
            <text:p>0.14</text:p>
          </table:table-cell>
          <table:table-cell office:value-type="float" office:value="0.219">
            <text:p>0.22</text:p>
          </table:table-cell>
          <table:table-cell office:value-type="float" office:value="0.282">
            <text:p>0.28</text:p>
          </table:table-cell>
          <table:table-cell office:value-type="float" office:value="0.266">
            <text:p>0.27</text:p>
          </table:table-cell>
          <table:table-cell office:value-type="float" office:value="0.282">
            <text:p>0.28</text:p>
          </table:table-cell>
          <table:table-cell table:formula="of:=AVERAGE([.AQ15:.AU15])" office:value-type="float" office:value="0.2378">
            <text:p>0.24</text:p>
          </table:table-cell>
          <table:table-cell table:formula="of:=STDEV([.AQ15:.AU15])" office:value-type="float" office:value="0.0604582500573743">
            <text:p>0.06</text:p>
          </table:table-cell>
          <table:table-cell table:formula="of:=IF([.AV15]=0; 0; [.AW15]/[.AV15])" office:value-type="float" office:value="0.254239907726553">
            <text:p>0.25</text:p>
          </table:table-cell>
          <table:table-cell table:number-columns-repeated="5"/>
          <table:table-cell table:formula="of:=AVERAGE([.AY15:.BC15])" office:value-type="float" office:value="0">
            <text:p>#DIV/0!</text:p>
          </table:table-cell>
          <table:table-cell table:formula="of:=STDEV([.AY15:.BC15])" office:value-type="float" office:value="0">
            <text:p>#DIV/0!</text:p>
          </table:table-cell>
          <table:table-cell table:formula="of:=[.BE15]/[.BD15]" office:value-type="float" office:value="0">
            <text:p>#DIV/0!</text:p>
          </table:table-cell>
          <table:table-cell office:value-type="float" office:value="0.042277846013393">
            <text:p>0.04</text:p>
          </table:table-cell>
          <table:table-cell office:value-type="float" office:value="0.062099515457821">
            <text:p>0.06</text:p>
          </table:table-cell>
          <table:table-cell office:value-type="float" office:value="0.0517837731001087">
            <text:p>0.05</text:p>
          </table:table-cell>
          <table:table-cell office:value-type="float" office:value="0.00616292920399814">
            <text:p>0.01</text:p>
          </table:table-cell>
          <table:table-cell office:value-type="float" office:value="0.0517837731001087">
            <text:p>0.05</text:p>
          </table:table-cell>
          <table:table-cell table:formula="of:=AVERAGE([.BG15:.BK15])" office:value-type="float" office:value="0.0428215673750859">
            <text:p>0.04</text:p>
          </table:table-cell>
          <table:table-cell table:formula="of:=STDEV([.BG15:.BK15])" office:value-type="float" office:value="0.0216589065436934">
            <text:p>0.02</text:p>
          </table:table-cell>
          <table:table-cell table:formula="of:=[.BM15]/[.BL15]" office:value-type="float" office:value="0.50579434316304">
            <text:p>0.51</text:p>
          </table:table-cell>
          <table:table-cell office:value-type="float" office:value="0.633663366336634">
            <text:p>0.63</text:p>
          </table:table-cell>
          <table:table-cell office:value-type="float" office:value="0.613861386138614">
            <text:p>0.61</text:p>
          </table:table-cell>
          <table:table-cell table:number-columns-repeated="2" office:value-type="float" office:value="0.633663366336634">
            <text:p>0.63</text:p>
          </table:table-cell>
          <table:table-cell office:value-type="float" office:value="0.623762376237624">
            <text:p>0.62</text:p>
          </table:table-cell>
          <table:table-cell table:formula="of:=AVERAGE([.BO15:.BS15])" office:value-type="float" office:value="0.627722772277228">
            <text:p>0.63</text:p>
          </table:table-cell>
          <table:table-cell table:formula="of:=STDEV([.BO15:.BS15])" office:value-type="float" office:value="0.00885571476237545">
            <text:p>0.01</text:p>
          </table:table-cell>
          <table:table-cell table:formula="of:=[.BU15]/[.BT15]" office:value-type="float" office:value="0.0141076844006297">
            <text:p>0.01</text:p>
          </table:table-cell>
          <table:table-cell office:value-type="float" office:value="3.157">
            <text:p>3.16</text:p>
          </table:table-cell>
          <table:table-cell office:value-type="float" office:value="3.469">
            <text:p>3.47</text:p>
          </table:table-cell>
          <table:table-cell office:value-type="float" office:value="3.188">
            <text:p>3.19</text:p>
          </table:table-cell>
          <table:table-cell office:value-type="float" office:value="2.875">
            <text:p>2.88</text:p>
          </table:table-cell>
          <table:table-cell office:value-type="float" office:value="2.828">
            <text:p>2.83</text:p>
          </table:table-cell>
          <table:table-cell table:formula="of:=AVERAGE([.BW15:.CA15])" office:value-type="float" office:value="3.1034">
            <text:p>3.1</text:p>
          </table:table-cell>
          <table:table-cell table:formula="of:=STDEV([.BW15:.CA15])" office:value-type="float" office:value="0.260626744598477">
            <text:p>0.26</text:p>
          </table:table-cell>
          <table:table-cell table:formula="of:=[.CC15]/[.CB15]" office:value-type="float" office:value="0.0839810351867234">
            <text:p>0.08</text:p>
          </table:table-cell>
          <table:table-cell table:number-columns-repeated="5"/>
          <table:table-cell table:formula="of:=AVERAGE([.CE15:.CI15])" office:value-type="float" office:value="0">
            <text:p>#DIV/0!</text:p>
          </table:table-cell>
          <table:table-cell table:formula="of:=STDEV([.CE15:.CI15])" office:value-type="float" office:value="0">
            <text:p>#DIV/0!</text:p>
          </table:table-cell>
          <table:table-cell table:formula="of:=[.CK15]/[.CJ15]" office:value-type="float" office:value="0">
            <text:p>#DIV/0!</text:p>
          </table:table-cell>
          <table:table-cell office:value-type="float" office:value="0.062099515457821">
            <text:p>0.06</text:p>
          </table:table-cell>
          <table:table-cell office:value-type="float" office:value="0.042277846013393">
            <text:p>0.04</text:p>
          </table:table-cell>
          <table:table-cell table:number-columns-repeated="2" office:value-type="float" office:value="0.062099515457821">
            <text:p>0.06</text:p>
          </table:table-cell>
          <table:table-cell office:value-type="float" office:value="0.0517837731001087">
            <text:p>0.05</text:p>
          </table:table-cell>
          <table:table-cell table:formula="of:=AVERAGE([.CM15:.CQ15])" office:value-type="float" office:value="0.056072033097393">
            <text:p>0.06</text:p>
          </table:table-cell>
          <table:table-cell table:formula="of:=STDEV([.CM15:.CQ15])" office:value-type="float" office:value="0.00891151504976165">
            <text:p>0.01</text:p>
          </table:table-cell>
          <table:table-cell table:formula="of:=[.CS15]/[.CR15]" office:value-type="float" office:value="0.158929765116293">
            <text:p>0.16</text:p>
          </table:table-cell>
          <table:table-cell table:number-columns-repeated="5" office:value-type="float" office:value="0.633663366336634">
            <text:p>0.63</text:p>
          </table:table-cell>
          <table:table-cell table:formula="of:=AVERAGE([.CU15:.CY15])" office:value-type="float" office:value="0.633663366336634">
            <text:p>0.63</text:p>
          </table:table-cell>
          <table:table-cell table:formula="of:=STDEV([.CU15:.CY15])" office:value-type="float" office:value="0">
            <text:p>0</text:p>
          </table:table-cell>
          <table:table-cell table:formula="of:=[.DA15]/[.CZ15]" office:value-type="float" office:value="0">
            <text:p>0</text:p>
          </table:table-cell>
          <table:table-cell office:value-type="float" office:value="6.36">
            <text:p>6.36</text:p>
          </table:table-cell>
          <table:table-cell office:value-type="float" office:value="6.969">
            <text:p>6.97</text:p>
          </table:table-cell>
          <table:table-cell office:value-type="float" office:value="7.578">
            <text:p>7.58</text:p>
          </table:table-cell>
          <table:table-cell office:value-type="float" office:value="7.406">
            <text:p>7.41</text:p>
          </table:table-cell>
          <table:table-cell office:value-type="float" office:value="6.687">
            <text:p>6.69</text:p>
          </table:table-cell>
          <table:table-cell table:formula="of:=AVERAGE([.DC15:.DG15])" office:value-type="float" office:value="7">
            <text:p>7</text:p>
          </table:table-cell>
          <table:table-cell table:formula="of:=STDEV([.DC15:.DG15])" office:value-type="float" office:value="0.501859043955571">
            <text:p>0.5</text:p>
          </table:table-cell>
          <table:table-cell table:formula="of:=[.DI15]/[.DH15]" office:value-type="float" office:value="0.0716941491365102">
            <text:p>0.07</text:p>
          </table:table-cell>
          <table:table-cell table:number-columns-repeated="5" office:value-type="float" office:value="0.5">
            <text:p>0.5</text:p>
          </table:table-cell>
          <table:table-cell table:formula="of:=ABS([.DK15])" office:value-type="float" office:value="0.5">
            <text:p>0.5</text:p>
          </table:table-cell>
          <table:table-cell table:formula="of:=ABS([.DL15])" office:value-type="float" office:value="0.5">
            <text:p>0.5</text:p>
          </table:table-cell>
          <table:table-cell table:formula="of:=ABS([.DM15])" office:value-type="float" office:value="0.5">
            <text:p>0.5</text:p>
          </table:table-cell>
          <table:table-cell table:formula="of:=ABS([.DN15])" office:value-type="float" office:value="0.5">
            <text:p>0.5</text:p>
          </table:table-cell>
          <table:table-cell table:formula="of:=ABS([.DO15])" office:value-type="float" office:value="0.5">
            <text:p>0.5</text:p>
          </table:table-cell>
          <table:table-cell table:formula="of:=AVERAGE([.DP15:.DT15])" office:value-type="float" office:value="0.5">
            <text:p>0.5</text:p>
          </table:table-cell>
          <table:table-cell table:formula="of:=STDEV([.DP15:.DT15])" office:value-type="float" office:value="0">
            <text:p>0</text:p>
          </table:table-cell>
          <table:table-cell table:formula="of:=IF([.DU15] = 0; 0; [.DV15]/[.DU15])" office:value-type="float" office:value="0">
            <text:p>0</text:p>
          </table:table-cell>
          <table:table-cell table:number-columns-repeated="5"/>
          <table:table-cell table:formula="of:=AVERAGE([.DX15:.EB15])" office:value-type="float" office:value="0">
            <text:p>#DIV/0!</text:p>
          </table:table-cell>
          <table:table-cell table:formula="of:=STDEV([.DX15:.EB15])" office:value-type="float" office:value="0">
            <text:p>#DIV/0!</text:p>
          </table:table-cell>
          <table:table-cell table:formula="of:=[.ED15]/[.EC15]" office:value-type="float" office:value="0">
            <text:p>#DIV/0!</text:p>
          </table:table-cell>
          <table:table-cell table:number-columns-repeated="5" office:value-type="float" office:value="0.0580204243179485">
            <text:p>0.06</text:p>
          </table:table-cell>
          <table:table-cell table:formula="of:=AVERAGE([.EF15:.EJ15])" office:value-type="float" office:value="0.0580204243179485">
            <text:p>0.06</text:p>
          </table:table-cell>
          <table:table-cell table:formula="of:=STDEV([.EF15:.EJ15])" office:value-type="float" office:value="0">
            <text:p>0</text:p>
          </table:table-cell>
          <table:table-cell table:formula="of:=[.EL15]/[.EK15]" office:value-type="float" office:value="0">
            <text:p>0</text:p>
          </table:table-cell>
          <table:table-cell table:number-columns-repeated="5"/>
          <table:table-cell table:formula="of:=AVERAGE([.EN15:.ER29])" office:value-type="float" office:value="0">
            <text:p>#DIV/0!</text:p>
          </table:table-cell>
          <table:table-cell table:formula="of:=STDEV([.EN15:.ER15])" office:value-type="float" office:value="0">
            <text:p>#DIV/0!</text:p>
          </table:table-cell>
          <table:table-cell table:formula="of:=[.ET15]/[.ES15]" office:value-type="float" office:value="0">
            <text:p>#DIV/0!</text:p>
          </table:table-cell>
          <table:table-cell office:value-type="float" office:value="1.711">
            <text:p>1.71</text:p>
          </table:table-cell>
          <table:table-cell office:value-type="float" office:value="1.494">
            <text:p>1.49</text:p>
          </table:table-cell>
          <table:table-cell office:value-type="float" office:value="3.193">
            <text:p>3.19</text:p>
          </table:table-cell>
          <table:table-cell office:value-type="float" office:value="1.793">
            <text:p>1.79</text:p>
          </table:table-cell>
          <table:table-cell office:value-type="float" office:value="0.722">
            <text:p>0.72</text:p>
          </table:table-cell>
          <table:table-cell table:formula="of:=AVERAGE([.EV15:.EZ15])" office:value-type="float" office:value="1.7826">
            <text:p>1.78</text:p>
          </table:table-cell>
          <table:table-cell table:formula="of:=STDEV([.EV15:.EZ15])" office:value-type="float" office:value="0.894793998638793">
            <text:p>0.89</text:p>
          </table:table-cell>
          <table:table-cell table:formula="of:=[.FB15]/[.FA15]" office:value-type="float" office:value="0.50196005757814">
            <text:p>0.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ABS([.FD15])" office:value-type="float" office:value="0.5">
            <text:p>0.5</text:p>
          </table:table-cell>
          <table:table-cell table:formula="of:=ABS([.FE15])" office:value-type="float" office:value="0.5">
            <text:p>0.5</text:p>
          </table:table-cell>
          <table:table-cell table:formula="of:=ABS([.FF15])" office:value-type="float" office:value="1">
            <text:p>1</text:p>
          </table:table-cell>
          <table:table-cell table:formula="of:=ABS([.FG15])" office:value-type="float" office:value="0.5">
            <text:p>0.5</text:p>
          </table:table-cell>
          <table:table-cell table:formula="of:=ABS([.FH15])" office:value-type="float" office:value="0">
            <text:p>0</text:p>
          </table:table-cell>
          <table:table-cell table:formula="of:=AVERAGE([.FI15:.FM15])" office:value-type="float" office:value="0.5">
            <text:p>0.5</text:p>
          </table:table-cell>
          <table:table-cell table:formula="of:=STDEV([.FI15:.FM15])" office:value-type="float" office:value="0.353553390593274">
            <text:p>0.35</text:p>
          </table:table-cell>
          <table:table-cell table:formula="of:=IF([.FN15] = 0; 0; [.FO15]/[.FN15])" office:value-type="float" office:value="0.707106781186548">
            <text:p>0.71</text:p>
          </table:table-cell>
          <table:table-cell table:number-columns-repeated="5"/>
          <table:table-cell table:formula="of:=AVERAGE([.FQ15:.FU15])" office:value-type="float" office:value="0">
            <text:p>#DIV/0!</text:p>
          </table:table-cell>
          <table:table-cell table:formula="of:=STDEV([.FQ15:.FU15])" office:value-type="float" office:value="0">
            <text:p>#DIV/0!</text:p>
          </table:table-cell>
          <table:table-cell table:formula="of:=[.FW15]/[.FV15]" office:value-type="float" office:value="0">
            <text:p>#DIV/0!</text:p>
          </table:table-cell>
          <table:table-cell table:number-columns-repeated="2" office:value-type="float" office:value="0.0580204243179485">
            <text:p>0.06</text:p>
          </table:table-cell>
          <table:table-cell office:value-type="float" office:value="0.0576416215957798">
            <text:p>0.06</text:p>
          </table:table-cell>
          <table:table-cell office:value-type="float" office:value="0.0580204243179485">
            <text:p>0.06</text:p>
          </table:table-cell>
          <table:table-cell office:value-type="float" office:value="0.0517837731001087">
            <text:p>0.05</text:p>
          </table:table-cell>
          <table:table-cell table:formula="of:=AVERAGE([.FY15:.GC15])" office:value-type="float" office:value="0.0566973335299468">
            <text:p>0.06</text:p>
          </table:table-cell>
          <table:table-cell table:formula="of:=STDEV([.FY15:.GC15])" office:value-type="float" office:value="0.00275165694395351">
            <text:p>0</text:p>
          </table:table-cell>
          <table:table-cell table:formula="of:=[.GE15]/[.GD15]" office:value-type="float" office:value="0.0485323871977175">
            <text:p>0.05</text:p>
          </table:table-cell>
          <table:table-cell table:number-columns-repeated="2" office:value-type="float" office:value="0.633663366336634">
            <text:p>0.63</text:p>
          </table:table-cell>
          <table:table-cell office:value-type="float" office:value="0.613861386138614">
            <text:p>0.61</text:p>
          </table:table-cell>
          <table:table-cell table:number-columns-repeated="2" office:value-type="float" office:value="0.633663366336634">
            <text:p>0.63</text:p>
          </table:table-cell>
          <table:table-cell table:formula="of:=AVERAGE([.GG15:.GK15])" office:value-type="float" office:value="0.62970297029703">
            <text:p>0.63</text:p>
          </table:table-cell>
          <table:table-cell table:formula="of:=STDEV([.GG15:.GK15])" office:value-type="float" office:value="0.00885571476237546">
            <text:p>0.01</text:p>
          </table:table-cell>
          <table:table-cell table:formula="of:=[.GM15]/[.GL15]" office:value-type="float" office:value="0.0140633206132063">
            <text:p>0.01</text:p>
          </table:table-cell>
          <table:table-cell office:value-type="float" office:value="0.75">
            <text:p>0.75</text:p>
          </table:table-cell>
          <table:table-cell office:value-type="float" office:value="0.703">
            <text:p>0.7</text:p>
          </table:table-cell>
          <table:table-cell office:value-type="float" office:value="0.75">
            <text:p>0.75</text:p>
          </table:table-cell>
          <table:table-cell office:value-type="float" office:value="1.235">
            <text:p>1.24</text:p>
          </table:table-cell>
          <table:table-cell office:value-type="float" office:value="0.75">
            <text:p>0.75</text:p>
          </table:table-cell>
          <table:table-cell table:formula="of:=AVERAGE([.GO15:.GS15])" office:value-type="float" office:value="0.8376">
            <text:p>0.84</text:p>
          </table:table-cell>
          <table:table-cell table:formula="of:=STDEV([.GO15:.GS15])" office:value-type="float" office:value="0.223083616610454">
            <text:p>0.22</text:p>
          </table:table-cell>
          <table:table-cell table:formula="of:=IF([.GT15]=0;0;[.GU15]/[.GT15])" office:value-type="float" office:value="0.266336696048775">
            <text:p>0.27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ABS([.GW15])" office:value-type="float" office:value="0">
            <text:p>0</text:p>
          </table:table-cell>
          <table:table-cell table:formula="of:=ABS([.GX15])" office:value-type="float" office:value="0">
            <text:p>0</text:p>
          </table:table-cell>
          <table:table-cell table:formula="of:=ABS([.GY15])" office:value-type="float" office:value="0">
            <text:p>0</text:p>
          </table:table-cell>
          <table:table-cell table:formula="of:=ABS([.GZ15])" office:value-type="float" office:value="0.5">
            <text:p>0.5</text:p>
          </table:table-cell>
          <table:table-cell table:formula="of:=ABS([.HA15])" office:value-type="float" office:value="0">
            <text:p>0</text:p>
          </table:table-cell>
          <table:table-cell table:formula="of:=AVERAGE([.HB15:.HF15])" office:value-type="float" office:value="0.1">
            <text:p>0.1</text:p>
          </table:table-cell>
          <table:table-cell table:formula="of:=STDEV([.HB15:.HF15])" office:value-type="float" office:value="0.223606797749979">
            <text:p>0.22</text:p>
          </table:table-cell>
          <table:table-cell table:formula="of:=[.HH15]/[.HG15]" office:value-type="float" office:value="2.23606797749979">
            <text:p>2.24</text:p>
          </table:table-cell>
          <table:table-cell table:number-columns-repeated="2" office:value-type="float" office:value="0.633663366336634">
            <text:p>0.63</text:p>
          </table:table-cell>
          <table:table-cell office:value-type="float" office:value="0.613861386138614">
            <text:p>0.61</text:p>
          </table:table-cell>
          <table:table-cell office:value-type="float" office:value="0.504950495049505">
            <text:p>0.5</text:p>
          </table:table-cell>
          <table:table-cell office:value-type="float" office:value="0.633663366336634">
            <text:p>0.63</text:p>
          </table:table-cell>
          <table:table-cell table:formula="of:=AVERAGE([.HJ15:.HN15])" office:value-type="float" office:value="0.603960396039604">
            <text:p>0.6</text:p>
          </table:table-cell>
          <table:table-cell table:formula="of:=STDEV([.HJ15:.HN15])" office:value-type="float" office:value="0.0560084579157662">
            <text:p>0.06</text:p>
          </table:table-cell>
          <table:table-cell table:formula="of:=[.HP15]/[.HO15]" office:value-type="float" office:value="0.092735315565449">
            <text:p>0.09</text:p>
          </table:table-cell>
          <table:table-cell table:number-columns-repeated="2" office:value-type="float" office:value="0.062099515457821">
            <text:p>0.06</text:p>
          </table:table-cell>
          <table:table-cell office:value-type="float" office:value="0.042277846013393">
            <text:p>0.04</text:p>
          </table:table-cell>
          <table:table-cell office:value-type="float" office:value="0.0580204243179485">
            <text:p>0.06</text:p>
          </table:table-cell>
          <table:table-cell office:value-type="float" office:value="0.062099515457821">
            <text:p>0.06</text:p>
          </table:table-cell>
          <table:table-cell table:formula="of:=AVERAGE([.HR15:.HV15])" office:value-type="float" office:value="0.0573193633409609">
            <text:p>0.06</text:p>
          </table:table-cell>
          <table:table-cell table:formula="of:=STDEV([.HR15:.HV15])" office:value-type="float" office:value="0.00859197725773798">
            <text:p>0.01</text:p>
          </table:table-cell>
          <table:table-cell table:formula="of:=[.HX15]/[.HW15]" office:value-type="float" office:value="0.149896592651058">
            <text:p>0.15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HZ15:.ID15])" office:value-type="float" office:value="0.613861386138614">
            <text:p>0.61</text:p>
          </table:table-cell>
          <table:table-cell table:formula="of:=STDEV([.HZ15:.ID15])" office:value-type="float" office:value="0">
            <text:p>0</text:p>
          </table:table-cell>
          <table:table-cell table:formula="of:=[.IF15]/[.IE15]" office:value-type="float" office:value="0">
            <text:p>0</text:p>
          </table:table-cell>
          <table:table-cell office:value-type="float" office:value="11.493">
            <text:p>11.49</text:p>
          </table:table-cell>
          <table:table-cell office:value-type="float" office:value="11.805">
            <text:p>11.81</text:p>
          </table:table-cell>
          <table:table-cell office:value-type="float" office:value="12.016">
            <text:p>12.02</text:p>
          </table:table-cell>
          <table:table-cell office:value-type="float" office:value="11.968">
            <text:p>11.97</text:p>
          </table:table-cell>
          <table:table-cell office:value-type="float" office:value="11.955">
            <text:p>11.96</text:p>
          </table:table-cell>
          <table:table-cell table:formula="of:=AVERAGE([.IH15:.IL15])" office:value-type="float" office:value="11.8474">
            <text:p>11.85</text:p>
          </table:table-cell>
          <table:table-cell table:formula="of:=STDEV([.IH15:.IL15])" office:value-type="float" office:value="0.213275174364013">
            <text:p>0.21</text:p>
          </table:table-cell>
          <table:table-cell table:formula="of:=[.IN15]/[.IM15]" office:value-type="float" office:value="0.0180018547836667">
            <text:p>0.02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IP15:.IT15])" office:value-type="float" office:value="0.613861386138614">
            <text:p>0.61</text:p>
          </table:table-cell>
          <table:table-cell table:formula="of:=STDEV([.IP15:.IT15])" office:value-type="float" office:value="0">
            <text:p>0</text:p>
          </table:table-cell>
          <table:table-cell table:formula="of:=[.IV15]/[.IU15]" office:value-type="float" office:value="0">
            <text:p>0</text:p>
          </table:table-cell>
          <table:table-cell table:number-columns-repeated="5" office:value-type="float" office:value="0.0422583155028205">
            <text:p>0.04</text:p>
          </table:table-cell>
          <table:table-cell table:formula="of:=AVERAGE([.IX15:.JB15])" office:value-type="float" office:value="0.0422583155028205">
            <text:p>0.04</text:p>
          </table:table-cell>
          <table:table-cell table:formula="of:=STDEV([.IX15:.JB15])" office:value-type="float" office:value="0">
            <text:p>0</text:p>
          </table:table-cell>
          <table:table-cell table:formula="of:=[.JD15]/[.JC15]" office:value-type="float" office:value="0">
            <text:p>0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JF15:.JJ15])" office:value-type="float" office:value="0.613861386138614">
            <text:p>0.61</text:p>
          </table:table-cell>
          <table:table-cell table:formula="of:=STDEV([.JF15:.JJ15])" office:value-type="float" office:value="0">
            <text:p>0</text:p>
          </table:table-cell>
          <table:table-cell table:formula="of:=[.JL15]/[.JK15]" office:value-type="float" office:value="0">
            <text:p>0</text:p>
          </table:table-cell>
          <table:table-cell office:value-type="float" office:value="23.793">
            <text:p>23.79</text:p>
          </table:table-cell>
          <table:table-cell office:value-type="float" office:value="23.408">
            <text:p>23.41</text:p>
          </table:table-cell>
          <table:table-cell office:value-type="float" office:value="24.215">
            <text:p>24.22</text:p>
          </table:table-cell>
          <table:table-cell office:value-type="float" office:value="24.726">
            <text:p>24.73</text:p>
          </table:table-cell>
          <table:table-cell office:value-type="float" office:value="26.444">
            <text:p>26.44</text:p>
          </table:table-cell>
          <table:table-cell table:formula="of:=AVERAGE([.JN15:.JR15])" office:value-type="float" office:value="24.5172">
            <text:p>24.52</text:p>
          </table:table-cell>
          <table:table-cell table:formula="of:=STDEV([.JN15:.JR15])" office:value-type="float" office:value="1.18345582934049">
            <text:p>1.18</text:p>
          </table:table-cell>
          <table:table-cell table:formula="of:=[.JT15]/[.JS15]" office:value-type="float" office:value="0.0482704317516068">
            <text:p>0.05</text:p>
          </table:table-cell>
          <table:table-cell table:number-columns-repeated="5" office:value-type="float" office:value="0">
            <text:p>0</text:p>
          </table:table-cell>
          <table:table-cell table:formula="of:=ABS([.JV15])" office:value-type="float" office:value="0">
            <text:p>0</text:p>
          </table:table-cell>
          <table:table-cell table:formula="of:=ABS([.JW15])" office:value-type="float" office:value="0">
            <text:p>0</text:p>
          </table:table-cell>
          <table:table-cell table:formula="of:=ABS([.JX15])" office:value-type="float" office:value="0">
            <text:p>0</text:p>
          </table:table-cell>
          <table:table-cell table:formula="of:=ABS([.JY15])" office:value-type="float" office:value="0">
            <text:p>0</text:p>
          </table:table-cell>
          <table:table-cell table:formula="of:=ABS([.JZ15])" office:value-type="float" office:value="0">
            <text:p>0</text:p>
          </table:table-cell>
          <table:table-cell table:formula="of:=AVERAGE([.KA15:.KE15])" office:value-type="float" office:value="0">
            <text:p>0</text:p>
          </table:table-cell>
          <table:table-cell table:formula="of:=STDEV([.KA15:.KE15])" office:value-type="float" office:value="0">
            <text:p>0</text:p>
          </table:table-cell>
          <table:table-cell table:formula="of:=IF([.KF15] = 0; 0; [.KG15]/[.KF15])" office:value-type="float" office:value="0">
            <text:p>0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KI15:.KM15])" office:value-type="float" office:value="0.613861386138614">
            <text:p>0.61</text:p>
          </table:table-cell>
          <table:table-cell table:formula="of:=STDEV([.KI15:.KM15])" office:value-type="float" office:value="0">
            <text:p>0</text:p>
          </table:table-cell>
          <table:table-cell table:formula="of:=[.KO15]/[.KN15]" office:value-type="float" office:value="0">
            <text:p>0</text:p>
          </table:table-cell>
          <table:table-cell table:number-columns-repeated="5" office:value-type="float" office:value="0.0422583155028205">
            <text:p>0.04</text:p>
          </table:table-cell>
          <table:table-cell table:formula="of:=AVERAGE([.KQ15:.KU15])" office:value-type="float" office:value="0.0422583155028205">
            <text:p>0.04</text:p>
          </table:table-cell>
          <table:table-cell table:formula="of:=STDEV([.KQ15:.KU15])" office:value-type="float" office:value="0">
            <text:p>0</text:p>
          </table:table-cell>
          <table:table-cell table:formula="of:=[.KW15]/[.KV15]" office:value-type="float" office:value="0">
            <text:p>0</text:p>
          </table:table-cell>
          <table:table-cell office:value-type="float" office:value="0.633663366336634">
            <text:p>0.63</text:p>
          </table:table-cell>
          <table:table-cell office:value-type="float" office:value="0.623762376237624">
            <text:p>0.62</text:p>
          </table:table-cell>
          <table:table-cell table:number-columns-repeated="3" office:value-type="float" office:value="0.613861386138614">
            <text:p>0.61</text:p>
          </table:table-cell>
          <table:table-cell table:formula="of:=AVERAGE([.KY15:.LC15])" office:value-type="float" office:value="0.61980198019802">
            <text:p>0.62</text:p>
          </table:table-cell>
          <table:table-cell table:formula="of:=STDEV([.KY15:.LC15])" office:value-type="float" office:value="0.00885571476237547">
            <text:p>0.01</text:p>
          </table:table-cell>
          <table:table-cell table:formula="of:=[.LE15]/[.LD15]" office:value-type="float" office:value="0.0142879742971234">
            <text:p>0.01</text:p>
          </table:table-cell>
          <table:table-cell office:value-type="float" office:value="0.331">
            <text:p>0.33</text:p>
          </table:table-cell>
          <table:table-cell office:value-type="float" office:value="0.396">
            <text:p>0.4</text:p>
          </table:table-cell>
          <table:table-cell office:value-type="float" office:value="0.645">
            <text:p>0.65</text:p>
          </table:table-cell>
          <table:table-cell office:value-type="float" office:value="0.351">
            <text:p>0.35</text:p>
          </table:table-cell>
          <table:table-cell office:value-type="float" office:value="0.254">
            <text:p>0.25</text:p>
          </table:table-cell>
          <table:table-cell table:formula="of:=AVERAGE([.LG15:.LK15])" office:value-type="float" office:value="0.3954">
            <text:p>0.4</text:p>
          </table:table-cell>
          <table:table-cell table:formula="of:=STDEV([.LG15:.LK15])" office:value-type="float" office:value="0.148671786159984">
            <text:p>0.15</text:p>
          </table:table-cell>
          <table:table-cell table:formula="of:=IF([.LL15]=0; [.LM15]; [.LM15]/[.LL15])" office:value-type="float" office:value="0.37600350571569">
            <text:p>0.38</text:p>
          </table:table-cell>
          <table:table-cell office:value-type="float" office:value="0.633663366336634">
            <text:p>0.63</text:p>
          </table:table-cell>
          <table:table-cell office:value-type="float" office:value="0.623762376237624">
            <text:p>0.62</text:p>
          </table:table-cell>
          <table:table-cell table:number-columns-repeated="3" office:value-type="float" office:value="0.613861386138614">
            <text:p>0.61</text:p>
          </table:table-cell>
          <table:table-cell table:formula="of:=AVERAGE([.LO15:.LS15])" office:value-type="float" office:value="0.61980198019802">
            <text:p>0.62</text:p>
          </table:table-cell>
          <table:table-cell table:formula="of:=STDEV([.LO15:.LS15])" office:value-type="float" office:value="0.00885571476237547">
            <text:p>0.01</text:p>
          </table:table-cell>
          <table:table-cell table:formula="of:=[.LU15]/[.LT15]" office:value-type="float" office:value="0.0142879742971234">
            <text:p>0.01</text:p>
          </table:table-cell>
          <table:table-cell office:value-type="float" office:value="0.062099515457821">
            <text:p>0.06</text:p>
          </table:table-cell>
          <table:table-cell office:value-type="float" office:value="0.0517837731001087">
            <text:p>0.05</text:p>
          </table:table-cell>
          <table:table-cell table:number-columns-repeated="3" office:value-type="float" office:value="0.042277846013393">
            <text:p>0.04</text:p>
          </table:table-cell>
          <table:table-cell table:formula="of:=AVERAGE([.LW15:.MA15])" office:value-type="float" office:value="0.0481433653196218">
            <text:p>0.05</text:p>
          </table:table-cell>
          <table:table-cell table:formula="of:=STDEV([.LW15:.MA15])" office:value-type="float" office:value="0.00882099265507311">
            <text:p>0.01</text:p>
          </table:table-cell>
          <table:table-cell table:formula="of:=[.MC15]/[.MB15]" office:value-type="float" office:value="0.183223432689238">
            <text:p>0.18</text:p>
          </table:table-cell>
          <table:table-cell table:number-columns-repeated="4" office:value-type="float" office:value="0.633663366336634">
            <text:p>0.63</text:p>
          </table:table-cell>
          <table:table-cell office:value-type="float" office:value="0.613861386138614">
            <text:p>0.61</text:p>
          </table:table-cell>
          <table:table-cell table:formula="of:=AVERAGE([.ME15:.MI15])" office:value-type="float" office:value="0.62970297029703">
            <text:p>0.63</text:p>
          </table:table-cell>
          <table:table-cell table:formula="of:=STDEV([.ME15:.MI15])" office:value-type="float" office:value="0.00885571476237546">
            <text:p>0.01</text:p>
          </table:table-cell>
          <table:table-cell table:formula="of:=[.MK15]/[.MJ15]" office:value-type="float" office:value="0.0140633206132063">
            <text:p>0.01</text:p>
          </table:table-cell>
          <table:table-cell office:value-type="float" office:value="1.284">
            <text:p>1.28</text:p>
          </table:table-cell>
          <table:table-cell office:value-type="float" office:value="1.356">
            <text:p>1.36</text:p>
          </table:table-cell>
          <table:table-cell office:value-type="float" office:value="1.253">
            <text:p>1.25</text:p>
          </table:table-cell>
          <table:table-cell office:value-type="float" office:value="1.489">
            <text:p>1.49</text:p>
          </table:table-cell>
          <table:table-cell office:value-type="float" office:value="0.841">
            <text:p>0.84</text:p>
          </table:table-cell>
          <table:table-cell table:formula="of:=AVERAGE([.MM15:.MQ15])" office:value-type="float" office:value="1.2446">
            <text:p>1.24</text:p>
          </table:table-cell>
          <table:table-cell table:formula="of:=STDEV([.MM15:.MQ15])" office:value-type="float" office:value="0.243237127100285">
            <text:p>0.24</text:p>
          </table:table-cell>
          <table:table-cell table:formula="of:=[.MS15]/[.MR15]" office:value-type="float" office:value="0.195433976458529">
            <text:p>0.2</text:p>
          </table:table-cell>
          <table:table-cell table:number-columns-repeated="4"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ABS([.MU15])" office:value-type="float" office:value="0.5">
            <text:p>0.5</text:p>
          </table:table-cell>
          <table:table-cell table:formula="of:=ABS([.MV15])" office:value-type="float" office:value="0.5">
            <text:p>0.5</text:p>
          </table:table-cell>
          <table:table-cell table:formula="of:=ABS([.MW15])" office:value-type="float" office:value="0.5">
            <text:p>0.5</text:p>
          </table:table-cell>
          <table:table-cell table:formula="of:=ABS([.MX15])" office:value-type="float" office:value="0.5">
            <text:p>0.5</text:p>
          </table:table-cell>
          <table:table-cell table:formula="of:=ABS([.MY15])" office:value-type="float" office:value="0">
            <text:p>0</text:p>
          </table:table-cell>
          <table:table-cell table:formula="of:=AVERAGE([.MZ15:.ND15])" office:value-type="float" office:value="0.4">
            <text:p>0.4</text:p>
          </table:table-cell>
          <table:table-cell table:formula="of:=STDEV([.MZ15:.ND15])" office:value-type="float" office:value="0.223606797749979">
            <text:p>0.22</text:p>
          </table:table-cell>
          <table:table-cell table:formula="of:=IF([.NE15] = 0; 0; [.NF15]/[.NE15])" office:value-type="float" office:value="0.559016994374947">
            <text:p>0.56</text:p>
          </table:table-cell>
          <table:table-cell office:value-type="float" office:value="0.603960396039604">
            <text:p>0.6</text:p>
          </table:table-cell>
          <table:table-cell table:number-columns-repeated="3" office:value-type="float" office:value="0.504950495049505">
            <text:p>0.5</text:p>
          </table:table-cell>
          <table:table-cell office:value-type="float" office:value="0.613861386138614">
            <text:p>0.61</text:p>
          </table:table-cell>
          <table:table-cell table:formula="of:=AVERAGE([.NH15:.NL15])" office:value-type="float" office:value="0.546534653465347">
            <text:p>0.55</text:p>
          </table:table-cell>
          <table:table-cell table:formula="of:=STDEV([.NH15:.NL15])" office:value-type="float" office:value="0.057048951647081">
            <text:p>0.06</text:p>
          </table:table-cell>
          <table:table-cell table:formula="of:=[.NN15]/[.NM15]" office:value-type="float" office:value="0.104383045586144">
            <text:p>0.1</text:p>
          </table:table-cell>
          <table:table-cell office:value-type="float" office:value="0.0431690672137499">
            <text:p>0.04</text:p>
          </table:table-cell>
          <table:table-cell table:number-columns-repeated="3" office:value-type="float" office:value="0.0580204243179485">
            <text:p>0.06</text:p>
          </table:table-cell>
          <table:table-cell office:value-type="float" office:value="0.042277846013393">
            <text:p>0.04</text:p>
          </table:table-cell>
          <table:table-cell table:formula="of:=AVERAGE([.NP15:.NT15])" office:value-type="float" office:value="0.0519016372361977">
            <text:p>0.05</text:p>
          </table:table-cell>
          <table:table-cell table:formula="of:=STDEV([.NP15:.NT15])" office:value-type="float" office:value="0.00838441713466846">
            <text:p>0.01</text:p>
          </table:table-cell>
          <table:table-cell table:formula="of:=[.NV15]/[.NU15]" office:value-type="float" office:value="0.161544367020872">
            <text:p>0.16</text:p>
          </table:table-cell>
          <table:table-cell table:number-columns-repeated="2" office:value-type="float" office:value="0.633663366336634">
            <text:p>0.63</text:p>
          </table:table-cell>
          <table:table-cell/>
          <table:table-cell table:formula="of:=AVERAGE([.NX15:.NZ15])" office:value-type="float" office:value="0.633663366336634">
            <text:p>0.63</text:p>
          </table:table-cell>
          <table:table-cell table:formula="of:=STDEV([.NX15:.NZ15])" office:value-type="float" office:value="0">
            <text:p>0</text:p>
          </table:table-cell>
          <table:table-cell table:formula="of:=[.OB15]/[.OA15]" office:value-type="float" office:value="0">
            <text:p>0</text:p>
          </table:table-cell>
          <table:table-cell office:value-type="float" office:value="1.105">
            <text:p>1.11</text:p>
          </table:table-cell>
          <table:table-cell office:value-type="float" office:value="2.658">
            <text:p>2.66</text:p>
          </table:table-cell>
          <table:table-cell/>
          <table:table-cell table:formula="of:=AVERAGE([.OD15:.OF15])" office:value-type="float" office:value="1.8815">
            <text:p>1.88</text:p>
          </table:table-cell>
          <table:table-cell table:formula="of:=STDEV([.OD15:.OF15])" office:value-type="float" office:value="1.09813683118271">
            <text:p>1.1</text:p>
          </table:table-cell>
          <table:table-cell table:formula="of:=[.OH15]/[.OG15]" office:value-type="float" office:value="0.583649657817012">
            <text:p>0.58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/>
          <table:table-cell table:formula="of:=ABS([.OJ15])" office:value-type="float" office:value="0">
            <text:p>0</text:p>
          </table:table-cell>
          <table:table-cell table:formula="of:=ABS([.OK15])" office:value-type="float" office:value="0.5">
            <text:p>0.5</text:p>
          </table:table-cell>
          <table:table-cell/>
          <table:table-cell table:formula="of:=AVERAGE([.OM15:.OO15])" office:value-type="float" office:value="0.25">
            <text:p>0.25</text:p>
          </table:table-cell>
          <table:table-cell table:formula="of:=STDEV([.OM15:.OO15])" office:value-type="float" office:value="0.353553390593274">
            <text:p>0.35</text:p>
          </table:table-cell>
          <table:table-cell table:formula="of:=IF([.OP15] = 0; 0; [.OQ15]/[.OP15])" office:value-type="float" office:value="1.4142135623731">
            <text:p>1.41</text:p>
          </table:table-cell>
          <table:table-cell office:value-type="float" office:value="0.633663366336634">
            <text:p>0.63</text:p>
          </table:table-cell>
          <table:table-cell office:value-type="float" office:value="0.504950495049505">
            <text:p>0.5</text:p>
          </table:table-cell>
          <table:table-cell/>
          <table:table-cell table:formula="of:=AVERAGE([.OS15:.OU15])" office:value-type="float" office:value="0.56930693069307">
            <text:p>0.57</text:p>
          </table:table-cell>
          <table:table-cell table:formula="of:=STDEV([.OS15:.OU15])" office:value-type="float" office:value="0.0910137441131201">
            <text:p>0.09</text:p>
          </table:table-cell>
          <table:table-cell table:formula="of:=[.OW15]/[.OV15]" office:value-type="float" office:value="0.15986762009435">
            <text:p>0.16</text:p>
          </table:table-cell>
          <table:table-cell office:value-type="float" office:value="0.062099515457821">
            <text:p>0.06</text:p>
          </table:table-cell>
          <table:table-cell office:value-type="float" office:value="0.0580204243179485">
            <text:p>0.06</text:p>
          </table:table-cell>
          <table:table-cell/>
          <table:table-cell table:formula="of:=AVERAGE([.OY15:.PA15])" office:value-type="float" office:value="0.0600599698878848">
            <text:p>0.06</text:p>
          </table:table-cell>
          <table:table-cell table:formula="of:=STDEV([.OY15:.PA15])" office:value-type="float" office:value="0.00288435300608181">
            <text:p>0</text:p>
          </table:table-cell>
          <table:table-cell table:formula="of:=[.PC15]/[.PB15]" office:value-type="float" office:value="0.0480245496537227">
            <text:p>0.05</text:p>
          </table:table-cell>
          <table:table-cell/>
          <table:table-cell office:value-type="float" office:value="4.844">
            <text:p>4.84</text:p>
          </table:table-cell>
          <table:table-cell office:value-type="float" office:value="6.297">
            <text:p>6.3</text:p>
          </table:table-cell>
          <table:table-cell office:value-type="float" office:value="4.625">
            <text:p>4.63</text:p>
          </table:table-cell>
          <table:table-cell office:value-type="float" office:value="4.812">
            <text:p>4.81</text:p>
          </table:table-cell>
          <table:table-cell office:value-type="float" office:value="5.297">
            <text:p>5.3</text:p>
          </table:table-cell>
          <table:table-cell table:formula="of:=AVERAGE([.PF15:.PJ15])" office:value-type="float" office:value="5.175">
            <text:p>5.18</text:p>
          </table:table-cell>
          <table:table-cell office:value-type="float" office:value="4.375">
            <text:p>4.38</text:p>
          </table:table-cell>
          <table:table-cell office:value-type="float" office:value="4.047">
            <text:p>4.05</text:p>
          </table:table-cell>
          <table:table-cell office:value-type="float" office:value="5.391">
            <text:p>5.39</text:p>
          </table:table-cell>
          <table:table-cell office:value-type="float" office:value="3.5">
            <text:p>3.5</text:p>
          </table:table-cell>
          <table:table-cell office:value-type="float" office:value="4.344">
            <text:p>4.34</text:p>
          </table:table-cell>
          <table:table-cell table:formula="of:=AVERAGE([.PL15:.PP15])" office:value-type="float" office:value="4.3314">
            <text:p>4.33</text:p>
          </table:table-cell>
          <table:table-cell office:value-type="float" office:value="5.104">
            <text:p>5.1</text:p>
          </table:table-cell>
          <table:table-cell office:value-type="float" office:value="4.797">
            <text:p>4.8</text:p>
          </table:table-cell>
          <table:table-cell office:value-type="float" office:value="4.516">
            <text:p>4.52</text:p>
          </table:table-cell>
          <table:table-cell office:value-type="float" office:value="4.61">
            <text:p>4.61</text:p>
          </table:table-cell>
          <table:table-cell office:value-type="float" office:value="4.719">
            <text:p>4.72</text:p>
          </table:table-cell>
          <table:table-cell table:formula="of:=AVERAGE([.PR15:.PV15])" office:value-type="float" office:value="4.7492">
            <text:p>4.75</text:p>
          </table:table-cell>
          <table:table-cell/>
          <table:table-cell table:number-columns-repeated="5" office:value-type="float" office:value="0.613861386138614">
            <text:p>0.61</text:p>
          </table:table-cell>
          <table:table-cell table:formula="of:=AVERAGE([.PY15:.QC15])" office:value-type="float" office:value="0.613861386138614">
            <text:p>0.61</text:p>
          </table:table-cell>
          <table:table-cell table:formula="of:=STDEV([.PY15:.QC15])" office:value-type="float" office:value="0">
            <text:p>0</text:p>
          </table:table-cell>
          <table:table-cell table:formula="of:=[.QE15]/[.QD15]" office:value-type="float" office:value="0">
            <text:p>0</text:p>
          </table:table-cell>
          <table:table-cell office:value-type="float" office:value="170.246">
            <text:p>170.25</text:p>
          </table:table-cell>
          <table:table-cell office:value-type="float" office:value="166.387">
            <text:p>166.39</text:p>
          </table:table-cell>
          <table:table-cell office:value-type="float" office:value="168.822">
            <text:p>168.82</text:p>
          </table:table-cell>
          <table:table-cell office:value-type="float" office:value="170.673">
            <text:p>170.67</text:p>
          </table:table-cell>
          <table:table-cell office:value-type="float" office:value="170.204">
            <text:p>170.2</text:p>
          </table:table-cell>
          <table:table-cell table:formula="of:=AVERAGE([.QG15:.QK15])" office:value-type="float" office:value="169.2664">
            <text:p>169.27</text:p>
          </table:table-cell>
          <table:table-cell table:formula="of:=STDEV([.QG15:.QK15])" office:value-type="float" office:value="1.75397186408449">
            <text:p>1.75</text:p>
          </table:table-cell>
          <table:table-cell table:formula="of:=[.QM15]/[.QL15]" office:value-type="float" office:value="0.0103621974832837">
            <text:p>0.01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QO15:.QS15])" office:value-type="float" office:value="0.613861386138614">
            <text:p>0.61</text:p>
          </table:table-cell>
          <table:table-cell table:formula="of:=STDEV([.QO15:.QS15])" office:value-type="float" office:value="0">
            <text:p>0</text:p>
          </table:table-cell>
          <table:table-cell table:formula="of:=[.QU15]/[.QT15]" office:value-type="float" office:value="0">
            <text:p>0</text:p>
          </table:table-cell>
          <table:table-cell table:number-columns-repeated="5" office:value-type="float" office:value="0.0422583155028205">
            <text:p>0.04</text:p>
          </table:table-cell>
          <table:table-cell table:formula="of:=AVERAGE([.QW15:.RA15])" office:value-type="float" office:value="0.0422583155028205">
            <text:p>0.04</text:p>
          </table:table-cell>
          <table:table-cell table:formula="of:=STDEV([.QW15:.RA15])" office:value-type="float" office:value="0">
            <text:p>0</text:p>
          </table:table-cell>
          <table:table-cell table:formula="of:=[.RC15]/[.RB15]" office:value-type="float" office:value="0">
            <text:p>0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RE15:.RI15])" office:value-type="float" office:value="0.613861386138614">
            <text:p>0.61</text:p>
          </table:table-cell>
          <table:table-cell table:formula="of:=STDEV([.RE15:.RI15])" office:value-type="float" office:value="0">
            <text:p>0</text:p>
          </table:table-cell>
          <table:table-cell table:formula="of:=[.RK15]/[.RJ15]" office:value-type="float" office:value="0">
            <text:p>0</text:p>
          </table:table-cell>
          <table:table-cell office:value-type="float" office:value="341.684">
            <text:p>341.68</text:p>
          </table:table-cell>
          <table:table-cell office:value-type="float" office:value="347.895">
            <text:p>347.9</text:p>
          </table:table-cell>
          <table:table-cell office:value-type="float" office:value="346.396">
            <text:p>346.4</text:p>
          </table:table-cell>
          <table:table-cell office:value-type="float" office:value="349.614">
            <text:p>349.61</text:p>
          </table:table-cell>
          <table:table-cell office:value-type="float" office:value="342.06">
            <text:p>342.06</text:p>
          </table:table-cell>
          <table:table-cell table:formula="of:=AVERAGE([.RM15:.RQ15])" office:value-type="float" office:value="345.5298">
            <text:p>345.53</text:p>
          </table:table-cell>
          <table:table-cell table:formula="of:=STDEV([.RM15:.RQ15])" office:value-type="float" office:value="3.5303984477676">
            <text:p>3.53</text:p>
          </table:table-cell>
          <table:table-cell table:formula="of:=[.RS15]/[.RR15]" office:value-type="float" office:value="0.0102173486853163">
            <text:p>0.01</text:p>
          </table:table-cell>
          <table:table-cell table:number-columns-repeated="5" office:value-type="float" office:value="0">
            <text:p>0</text:p>
          </table:table-cell>
          <table:table-cell table:formula="of:=ABS([.RU15])" office:value-type="float" office:value="0">
            <text:p>0</text:p>
          </table:table-cell>
          <table:table-cell table:formula="of:=ABS([.RV15])" office:value-type="float" office:value="0">
            <text:p>0</text:p>
          </table:table-cell>
          <table:table-cell table:formula="of:=ABS([.RW15])" office:value-type="float" office:value="0">
            <text:p>0</text:p>
          </table:table-cell>
          <table:table-cell table:formula="of:=ABS([.RX15])" office:value-type="float" office:value="0">
            <text:p>0</text:p>
          </table:table-cell>
          <table:table-cell table:formula="of:=ABS([.RY15])" office:value-type="float" office:value="0">
            <text:p>0</text:p>
          </table:table-cell>
          <table:table-cell table:formula="of:=AVERAGE([.RZ15:.SD15])" office:value-type="float" office:value="0">
            <text:p>0</text:p>
          </table:table-cell>
          <table:table-cell table:formula="of:=STDEV([.RZ15:.SD15])" office:value-type="float" office:value="0">
            <text:p>0</text:p>
          </table:table-cell>
          <table:table-cell table:formula="of:=IF([.SE15] = 0; 0; [.SF15]/[.SE15])" office:value-type="float" office:value="0">
            <text:p>0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SH15:.SL15])" office:value-type="float" office:value="0.613861386138614">
            <text:p>0.61</text:p>
          </table:table-cell>
          <table:table-cell table:formula="of:=STDEV([.SH15:.SL15])" office:value-type="float" office:value="0">
            <text:p>0</text:p>
          </table:table-cell>
          <table:table-cell table:formula="of:=[.SN15]/[.SM15]" office:value-type="float" office:value="0">
            <text:p>0</text:p>
          </table:table-cell>
          <table:table-cell table:number-columns-repeated="5" office:value-type="float" office:value="0.0422583155028205">
            <text:p>0.04</text:p>
          </table:table-cell>
          <table:table-cell table:formula="of:=AVERAGE([.SP15:.ST15])" office:value-type="float" office:value="0.0422583155028205">
            <text:p>0.04</text:p>
          </table:table-cell>
          <table:table-cell table:formula="of:=STDEV([.SP15:.ST15])" office:value-type="float" office:value="0">
            <text:p>0</text:p>
          </table:table-cell>
          <table:table-cell table:formula="of:=[.SV15]/[.SU15]" office:value-type="float" office:value="0">
            <text:p>0</text:p>
          </table:table-cell>
          <table:table-cell office:value-type="float" office:value="0.663366336633663">
            <text:p>0.66</text:p>
          </table:table-cell>
          <table:table-cell table:number-columns-repeated="2" office:value-type="float" office:value="0.653465346534654">
            <text:p>0.65</text:p>
          </table:table-cell>
          <table:table-cell office:value-type="float" office:value="0.663366336633663">
            <text:p>0.66</text:p>
          </table:table-cell>
          <table:table-cell office:value-type="float" office:value="0.653465346534654">
            <text:p>0.65</text:p>
          </table:table-cell>
          <table:table-cell table:formula="of:=AVERAGE([.SX15:.TB15])" office:value-type="float" office:value="0.657425742574258">
            <text:p>0.66</text:p>
          </table:table-cell>
          <table:table-cell table:formula="of:=STDEV([.SX15:.TB15])" office:value-type="float" office:value="0.00542299561886255">
            <text:p>0.01</text:p>
          </table:table-cell>
          <table:table-cell table:formula="of:=[.TD15]/[.TC15]" office:value-type="float" office:value="0.00824883369736622">
            <text:p>0.01</text:p>
          </table:table-cell>
          <table:table-cell table:number-columns-repeated="5" office:value-type="float" office:value="0.633663366336634">
            <text:p>0.63</text:p>
          </table:table-cell>
          <table:table-cell table:formula="of:=AVERAGE([.TF15:.TJ15])" office:value-type="float" office:value="0.633663366336634">
            <text:p>0.63</text:p>
          </table:table-cell>
          <table:table-cell table:formula="of:=STDEV([.TF15:.TJ15])" office:value-type="float" office:value="0">
            <text:p>0</text:p>
          </table:table-cell>
          <table:table-cell table:formula="of:=[.TL15]/[.TK15]" office:value-type="float" office:value="0">
            <text:p>0</text:p>
          </table:table-cell>
          <table:table-cell office:value-type="float" office:value="16.007">
            <text:p>16.01</text:p>
          </table:table-cell>
          <table:table-cell office:value-type="float" office:value="15.716">
            <text:p>15.72</text:p>
          </table:table-cell>
          <table:table-cell office:value-type="float" office:value="15.81">
            <text:p>15.81</text:p>
          </table:table-cell>
          <table:table-cell office:value-type="float" office:value="17.2">
            <text:p>17.2</text:p>
          </table:table-cell>
          <table:table-cell office:value-type="float" office:value="15.926">
            <text:p>15.93</text:p>
          </table:table-cell>
          <table:table-cell table:formula="of:=AVERAGE([.TN15:.TR15])" office:value-type="float" office:value="16.1318">
            <text:p>16.13</text:p>
          </table:table-cell>
          <table:table-cell table:formula="of:=STDEV([.TN15:.TR15])" office:value-type="float" office:value="0.607335327475687">
            <text:p>0.61</text:p>
          </table:table-cell>
          <table:table-cell table:formula="of:=[.TT15]/[.TS15]" office:value-type="float" office:value="0.0376483298500903">
            <text:p>0.04</text:p>
          </table:table-cell>
          <table:table-cell table:number-columns-repeated="5" office:value-type="float" office:value="0.5">
            <text:p>0.5</text:p>
          </table:table-cell>
          <table:table-cell table:formula="of:=ABS([.TV15])" office:value-type="float" office:value="0.5">
            <text:p>0.5</text:p>
          </table:table-cell>
          <table:table-cell table:formula="of:=ABS([.TW15])" office:value-type="float" office:value="0.5">
            <text:p>0.5</text:p>
          </table:table-cell>
          <table:table-cell table:formula="of:=ABS([.TX15])" office:value-type="float" office:value="0.5">
            <text:p>0.5</text:p>
          </table:table-cell>
          <table:table-cell table:formula="of:=ABS([.TY15])" office:value-type="float" office:value="0.5">
            <text:p>0.5</text:p>
          </table:table-cell>
          <table:table-cell table:formula="of:=ABS([.TZ15])" office:value-type="float" office:value="0.5">
            <text:p>0.5</text:p>
          </table:table-cell>
          <table:table-cell table:formula="of:=AVERAGE([.UA15:.UE15])" office:value-type="float" office:value="0.5">
            <text:p>0.5</text:p>
          </table:table-cell>
          <table:table-cell table:formula="of:=STDEV([.UA15:.UE15])" office:value-type="float" office:value="0">
            <text:p>0</text:p>
          </table:table-cell>
          <table:table-cell table:formula="of:=IF([.UF15] = 0; 0; [.UG15]/[.UF15])" office:value-type="float" office:value="0">
            <text:p>0</text:p>
          </table:table-cell>
          <table:table-cell table:number-columns-repeated="5" office:value-type="float" office:value="0.504950495049505">
            <text:p>0.5</text:p>
          </table:table-cell>
          <table:table-cell table:formula="of:=AVERAGE([.UI15:.UM15])" office:value-type="float" office:value="0.504950495049505">
            <text:p>0.5</text:p>
          </table:table-cell>
          <table:table-cell table:formula="of:=STDEV([.UI15:.UM15])" office:value-type="float" office:value="0">
            <text:p>0</text:p>
          </table:table-cell>
          <table:table-cell table:formula="of:=[.UO15]/[.UN15]" office:value-type="float" office:value="0">
            <text:p>0</text:p>
          </table:table-cell>
          <table:table-cell table:number-columns-repeated="5" office:value-type="float" office:value="0.0580204243179485">
            <text:p>0.06</text:p>
          </table:table-cell>
          <table:table-cell table:formula="of:=AVERAGE([.UQ15:.UU15])" office:value-type="float" office:value="0.0580204243179485">
            <text:p>0.06</text:p>
          </table:table-cell>
          <table:table-cell table:formula="of:=STDEV([.UQ15:.UU15])" office:value-type="float" office:value="0">
            <text:p>0</text:p>
          </table:table-cell>
          <table:table-cell table:formula="of:=[.UW15]/[.UV15]" office:value-type="float" office:value="0">
            <text:p>0</text:p>
          </table:table-cell>
          <table:table-cell table:number-columns-repeated="5" office:value-type="float" office:value="0.534653465346535">
            <text:p>0.53</text:p>
          </table:table-cell>
          <table:table-cell table:formula="of:=AVERAGE([.UY15:.VC15])" office:value-type="float" office:value="0.534653465346535">
            <text:p>0.53</text:p>
          </table:table-cell>
          <table:table-cell table:formula="of:=STDEV([.UY15:.VC15])" office:value-type="float" office:value="0">
            <text:p>0</text:p>
          </table:table-cell>
          <table:table-cell table:formula="of:=[.VE15]/[.VD15]" office:value-type="float" office:value="0">
            <text:p>0</text:p>
          </table:table-cell>
          <table:table-cell table:number-columns-repeated="5" office:value-type="float" office:value="0.633663366336634">
            <text:p>0.63</text:p>
          </table:table-cell>
          <table:table-cell table:formula="of:=AVERAGE([.VG15:.VK15])" office:value-type="float" office:value="0.633663366336634">
            <text:p>0.63</text:p>
          </table:table-cell>
          <table:table-cell table:formula="of:=STDEV([.VG15:.VK15])" office:value-type="float" office:value="0">
            <text:p>0</text:p>
          </table:table-cell>
          <table:table-cell table:formula="of:=[.VM15]/[.VL15]" office:value-type="float" office:value="0">
            <text:p>0</text:p>
          </table:table-cell>
          <table:table-cell office:value-type="float" office:value="0.469">
            <text:p>0.47</text:p>
          </table:table-cell>
          <table:table-cell office:value-type="float" office:value="0.578">
            <text:p>0.58</text:p>
          </table:table-cell>
          <table:table-cell office:value-type="float" office:value="0.5">
            <text:p>0.5</text:p>
          </table:table-cell>
          <table:table-cell office:value-type="float" office:value="0.516">
            <text:p>0.52</text:p>
          </table:table-cell>
          <table:table-cell office:value-type="float" office:value="0.532">
            <text:p>0.53</text:p>
          </table:table-cell>
          <table:table-cell table:formula="of:=AVERAGE([.VO15:.VS15])" office:value-type="float" office:value="0.519">
            <text:p>0.52</text:p>
          </table:table-cell>
          <table:table-cell table:formula="of:=STDEV([.VO15:.VS15])" office:value-type="float" office:value="0.0403732584763727">
            <text:p>0.04</text:p>
          </table:table-cell>
          <table:table-cell table:formula="of:=[.VU15]/[.VT15]" office:value-type="float" office:value="0.0777904787598703">
            <text:p>0.08</text:p>
          </table:table-cell>
          <table:table-cell table:number-columns-repeated="5" office:value-type="float" office:value="0.633663366336634">
            <text:p>0.63</text:p>
          </table:table-cell>
          <table:table-cell table:formula="of:=AVERAGE([.VW15:.WA15])" office:value-type="float" office:value="0.633663366336634">
            <text:p>0.63</text:p>
          </table:table-cell>
          <table:table-cell table:formula="of:=STDEV([.VW15:.WA15])" office:value-type="float" office:value="0">
            <text:p>0</text:p>
          </table:table-cell>
          <table:table-cell table:formula="of:=[.WC15]/[.WB15]" office:value-type="float" office:value="0">
            <text:p>0</text:p>
          </table:table-cell>
          <table:table-cell table:number-columns-repeated="5" office:value-type="float" office:value="0.062099515457821">
            <text:p>0.06</text:p>
          </table:table-cell>
          <table:table-cell table:formula="of:=AVERAGE([.WE15:.WI15])" office:value-type="float" office:value="0.062099515457821">
            <text:p>0.06</text:p>
          </table:table-cell>
          <table:table-cell table:formula="of:=STDEV([.WE15:.WI15])" office:value-type="float" office:value="0">
            <text:p>0</text:p>
          </table:table-cell>
          <table:table-cell table:formula="of:=[.WK15]/[.WJ15]" office:value-type="float" office:value="0">
            <text:p>0</text:p>
          </table:table-cell>
          <table:table-cell table:number-columns-repeated="5" office:value-type="float" office:value="0.633663366336634">
            <text:p>0.63</text:p>
          </table:table-cell>
          <table:table-cell table:formula="of:=AVERAGE([.WM15:.WQ15])" office:value-type="float" office:value="0.633663366336634">
            <text:p>0.63</text:p>
          </table:table-cell>
          <table:table-cell table:formula="of:=STDEV([.WM15:.WQ15])" office:value-type="float" office:value="0">
            <text:p>0</text:p>
          </table:table-cell>
          <table:table-cell table:formula="of:=[.WS15]/[.WR15]" office:value-type="float" office:value="0">
            <text:p>0</text:p>
          </table:table-cell>
          <table:table-cell office:value-type="float" office:value="17.72">
            <text:p>17.72</text:p>
          </table:table-cell>
          <table:table-cell office:value-type="float" office:value="17.688">
            <text:p>17.69</text:p>
          </table:table-cell>
          <table:table-cell office:value-type="float" office:value="10.923">
            <text:p>10.92</text:p>
          </table:table-cell>
          <table:table-cell office:value-type="float" office:value="11.219">
            <text:p>11.22</text:p>
          </table:table-cell>
          <table:table-cell office:value-type="float" office:value="10.829">
            <text:p>10.83</text:p>
          </table:table-cell>
          <table:table-cell table:formula="of:=AVERAGE([.WU15:.WY15])" office:value-type="float" office:value="13.6758">
            <text:p>13.68</text:p>
          </table:table-cell>
          <table:table-cell table:formula="of:=STDEV([.WU15:.WY15])" office:value-type="float" office:value="3.6800593337608">
            <text:p>3.68</text:p>
          </table:table-cell>
          <table:table-cell table:formula="of:=[.XA15]/[.WZ15]" office:value-type="float" office:value="0.269092801427397">
            <text:p>0.27</text:p>
          </table:table-cell>
          <table:table-cell table:number-columns-repeated="5" office:value-type="float" office:value="0.5">
            <text:p>0.5</text:p>
          </table:table-cell>
          <table:table-cell table:formula="of:=ABS([.XC15])" office:value-type="float" office:value="0.5">
            <text:p>0.5</text:p>
          </table:table-cell>
          <table:table-cell table:formula="of:=ABS([.XD15])" office:value-type="float" office:value="0.5">
            <text:p>0.5</text:p>
          </table:table-cell>
          <table:table-cell table:formula="of:=ABS([.XE15])" office:value-type="float" office:value="0.5">
            <text:p>0.5</text:p>
          </table:table-cell>
          <table:table-cell table:formula="of:=ABS([.XF15])" office:value-type="float" office:value="0.5">
            <text:p>0.5</text:p>
          </table:table-cell>
          <table:table-cell table:formula="of:=ABS([.XG15])" office:value-type="float" office:value="0.5">
            <text:p>0.5</text:p>
          </table:table-cell>
          <table:table-cell table:formula="of:=AVERAGE([.XH15:.XL15])" office:value-type="float" office:value="0.5">
            <text:p>0.5</text:p>
          </table:table-cell>
          <table:table-cell table:formula="of:=STDEV([.XH15:.XL15])" office:value-type="float" office:value="0">
            <text:p>0</text:p>
          </table:table-cell>
          <table:table-cell table:formula="of:=[.XN15]/[.XM15]" office:value-type="float" office:value="0">
            <text:p>0</text:p>
          </table:table-cell>
          <table:table-cell table:number-columns-repeated="5" office:value-type="float" office:value="0.514851485148515">
            <text:p>0.51</text:p>
          </table:table-cell>
          <table:table-cell table:formula="of:=AVERAGE([.XP15:.XT15])" office:value-type="float" office:value="0.514851485148515">
            <text:p>0.51</text:p>
          </table:table-cell>
          <table:table-cell table:formula="of:=STDEV([.XP15:.XT15])" office:value-type="float" office:value="0">
            <text:p>0</text:p>
          </table:table-cell>
          <table:table-cell table:formula="of:=[.XV15]/[.XU15]" office:value-type="float" office:value="0">
            <text:p>0</text:p>
          </table:table-cell>
          <table:table-cell table:number-columns-repeated="5" office:value-type="float" office:value="0.0599883221060964">
            <text:p>0.06</text:p>
          </table:table-cell>
          <table:table-cell table:formula="of:=AVERAGE([.XX15:.YB15])" office:value-type="float" office:value="0.0599883221060964">
            <text:p>0.06</text:p>
          </table:table-cell>
          <table:table-cell table:formula="of:=STDEV([.XX15:.YB15])" office:value-type="float" office:value="0">
            <text:p>0</text:p>
          </table:table-cell>
          <table:table-cell table:formula="of:=[.YD15]/[.YC15]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office:value-type="float" office:value="0.588705647176412">
            <text:p>0.59</text:p>
          </table:table-cell>
          <table:table-cell office:value-type="float" office:value="0.503248375812094">
            <text:p>0.5</text:p>
          </table:table-cell>
          <table:table-cell office:value-type="float" office:value="0.503748125937031">
            <text:p>0.5</text:p>
          </table:table-cell>
          <table:table-cell office:value-type="float" office:value="0.502748625687156">
            <text:p>0.5</text:p>
          </table:table-cell>
          <table:table-cell office:value-type="float" office:value="0.585707146426787">
            <text:p>0.59</text:p>
          </table:table-cell>
          <table:table-cell table:formula="of:=AVERAGE([.C16:.G16])" office:value-type="float" office:value="0.536831584207896">
            <text:p>0.54</text:p>
          </table:table-cell>
          <table:table-cell table:formula="of:=STDEV([.C16:.G16])" office:value-type="float" office:value="0.0459992775756225">
            <text:p>0.05</text:p>
          </table:table-cell>
          <table:table-cell table:formula="of:=[.I16]/[.H16]" office:value-type="float" office:value="0.0856866081072618">
            <text:p>0.09</text:p>
          </table:table-cell>
          <table:table-cell office:value-type="float" office:value="0.297">
            <text:p>0.3</text:p>
          </table:table-cell>
          <table:table-cell office:value-type="float" office:value="0.14">
            <text:p>0.14</text:p>
          </table:table-cell>
          <table:table-cell office:value-type="float" office:value="0.141">
            <text:p>0.14</text:p>
          </table:table-cell>
          <table:table-cell office:value-type="float" office:value="0.203">
            <text:p>0.2</text:p>
          </table:table-cell>
          <table:table-cell office:value-type="float" office:value="0.141">
            <text:p>0.14</text:p>
          </table:table-cell>
          <table:table-cell table:formula="of:=AVERAGE([.K16:.O16])" office:value-type="float" office:value="0.1844">
            <text:p>0.18</text:p>
          </table:table-cell>
          <table:table-cell table:formula="of:=STDEV([.K16:.O16])" office:value-type="float" office:value="0.0684894152406049">
            <text:p>0.07</text:p>
          </table:table-cell>
          <table:table-cell table:formula="of:=IF([.P16]=0; [.Q16]; [.Q16]/[.P16])" office:value-type="float" office:value="0.371417653148616">
            <text:p>0.37</text:p>
          </table:table-cell>
          <table:table-cell table:number-columns-repeated="5"/>
          <table:table-cell table:formula="of:=AVERAGE([.S16:.W16])" office:value-type="float" office:value="0">
            <text:p>#DIV/0!</text:p>
          </table:table-cell>
          <table:table-cell table:formula="of:=STDEV([.S16:.W16])" office:value-type="float" office:value="0">
            <text:p>#DIV/0!</text:p>
          </table:table-cell>
          <table:table-cell table:formula="of:=[.Y16]/[.X16]" office:value-type="float" office:value="0">
            <text:p>#DIV/0!</text:p>
          </table:table-cell>
          <table:table-cell office:value-type="float" office:value="0.515429466486601">
            <text:p>0.52</text:p>
          </table:table-cell>
          <table:table-cell office:value-type="float" office:value="0.499702873373976">
            <text:p>0.5</text:p>
          </table:table-cell>
          <table:table-cell office:value-type="float" office:value="0.499709893573742">
            <text:p>0.5</text:p>
          </table:table-cell>
          <table:table-cell office:value-type="float" office:value="0.499696878053725">
            <text:p>0.5</text:p>
          </table:table-cell>
          <table:table-cell office:value-type="float" office:value="0.515422707533571">
            <text:p>0.52</text:p>
          </table:table-cell>
          <table:table-cell table:formula="of:=AVERAGE([.AA16:.AE16])" office:value-type="float" office:value="0.505992363804323">
            <text:p>0.51</text:p>
          </table:table-cell>
          <table:table-cell table:formula="of:=STDEV([.AA16:.AE16])" office:value-type="float" office:value="0.00861177323196522">
            <text:p>0.01</text:p>
          </table:table-cell>
          <table:table-cell table:formula="of:=[.AG16]/[.AF16]" office:value-type="float" office:value="0.0170195715350668">
            <text:p>0.02</text:p>
          </table:table-cell>
          <table:table-cell office:value-type="float" office:value="0.500249875062469">
            <text:p>0.5</text:p>
          </table:table-cell>
          <table:table-cell office:value-type="float" office:value="0.608195902048976">
            <text:p>0.61</text:p>
          </table:table-cell>
          <table:table-cell office:value-type="float" office:value="0.51424287856072">
            <text:p>0.51</text:p>
          </table:table-cell>
          <table:table-cell office:value-type="float" office:value="0.500249875062469">
            <text:p>0.5</text:p>
          </table:table-cell>
          <table:table-cell office:value-type="float" office:value="0.51224387806097">
            <text:p>0.51</text:p>
          </table:table-cell>
          <table:table-cell table:formula="of:=AVERAGE([.AI16:.AM16])" office:value-type="float" office:value="0.527036481759121">
            <text:p>0.53</text:p>
          </table:table-cell>
          <table:table-cell table:formula="of:=STDEV([.AI16:.AM16])" office:value-type="float" office:value="0.0458377396513949">
            <text:p>0.05</text:p>
          </table:table-cell>
          <table:table-cell table:formula="of:=[.AO16]/[.AN16]" office:value-type="float" office:value="0.0869726124051216">
            <text:p>0.09</text:p>
          </table:table-cell>
          <table:table-cell office:value-type="float" office:value="0.312">
            <text:p>0.31</text:p>
          </table:table-cell>
          <table:table-cell office:value-type="float" office:value="2.125">
            <text:p>2.13</text:p>
          </table:table-cell>
          <table:table-cell office:value-type="float" office:value="2.235">
            <text:p>2.24</text:p>
          </table:table-cell>
          <table:table-cell office:value-type="float" office:value="0.407">
            <text:p>0.41</text:p>
          </table:table-cell>
          <table:table-cell office:value-type="float" office:value="6.219">
            <text:p>6.22</text:p>
          </table:table-cell>
          <table:table-cell table:formula="of:=AVERAGE([.AQ16:.AU16])" office:value-type="float" office:value="2.2596">
            <text:p>2.26</text:p>
          </table:table-cell>
          <table:table-cell table:formula="of:=STDEV([.AQ16:.AU16])" office:value-type="float" office:value="2.39378587179388">
            <text:p>2.39</text:p>
          </table:table-cell>
          <table:table-cell table:formula="of:=IF([.AV16]=0; 0; [.AW16]/[.AV16])" office:value-type="float" office:value="1.05938479013714">
            <text:p>1.06</text:p>
          </table:table-cell>
          <table:table-cell table:number-columns-repeated="5"/>
          <table:table-cell table:formula="of:=AVERAGE([.AY16:.BC16])" office:value-type="float" office:value="0">
            <text:p>#DIV/0!</text:p>
          </table:table-cell>
          <table:table-cell table:formula="of:=STDEV([.AY16:.BC16])" office:value-type="float" office:value="0">
            <text:p>#DIV/0!</text:p>
          </table:table-cell>
          <table:table-cell table:formula="of:=[.BE16]/[.BD16]" office:value-type="float" office:value="0">
            <text:p>#DIV/0!</text:p>
          </table:table-cell>
          <table:table-cell office:value-type="float" office:value="0.666017242286207">
            <text:p>0.67</text:p>
          </table:table-cell>
          <table:table-cell office:value-type="float" office:value="0.523109364395474">
            <text:p>0.52</text:p>
          </table:table-cell>
          <table:table-cell office:value-type="float" office:value="0.502224869044114">
            <text:p>0.5</text:p>
          </table:table-cell>
          <table:table-cell office:value-type="float" office:value="0.666017242286207">
            <text:p>0.67</text:p>
          </table:table-cell>
          <table:table-cell office:value-type="float" office:value="0.501053206049741">
            <text:p>0.5</text:p>
          </table:table-cell>
          <table:table-cell table:formula="of:=AVERAGE([.BG16:.BK16])" office:value-type="float" office:value="0.571684384812349">
            <text:p>0.57</text:p>
          </table:table-cell>
          <table:table-cell table:formula="of:=STDEV([.BG16:.BK16])" office:value-type="float" office:value="0.0865596562363487">
            <text:p>0.09</text:p>
          </table:table-cell>
          <table:table-cell table:formula="of:=[.BM16]/[.BL16]" office:value-type="float" office:value="0.151411615457647">
            <text:p>0.15</text:p>
          </table:table-cell>
          <table:table-cell office:value-type="float" office:value="0.608695652173913">
            <text:p>0.61</text:p>
          </table:table-cell>
          <table:table-cell office:value-type="float" office:value="0.527736131934033">
            <text:p>0.53</text:p>
          </table:table-cell>
          <table:table-cell office:value-type="float" office:value="0.528235882058971">
            <text:p>0.53</text:p>
          </table:table-cell>
          <table:table-cell office:value-type="float" office:value="0.60519740129935">
            <text:p>0.61</text:p>
          </table:table-cell>
          <table:table-cell office:value-type="float" office:value="0.509745127436282">
            <text:p>0.51</text:p>
          </table:table-cell>
          <table:table-cell table:formula="of:=AVERAGE([.BO16:.BS16])" office:value-type="float" office:value="0.55592203898051">
            <text:p>0.56</text:p>
          </table:table-cell>
          <table:table-cell table:formula="of:=STDEV([.BO16:.BS16])" office:value-type="float" office:value="0.0471868397490764">
            <text:p>0.05</text:p>
          </table:table-cell>
          <table:table-cell table:formula="of:=[.BU16]/[.BT16]" office:value-type="float" office:value="0.0848803185346114">
            <text:p>0.08</text:p>
          </table:table-cell>
          <table:table-cell office:value-type="float" office:value="33.377">
            <text:p>33.38</text:p>
          </table:table-cell>
          <table:table-cell office:value-type="float" office:value="28.939">
            <text:p>28.94</text:p>
          </table:table-cell>
          <table:table-cell office:value-type="float" office:value="43.346">
            <text:p>43.35</text:p>
          </table:table-cell>
          <table:table-cell office:value-type="float" office:value="28.596">
            <text:p>28.6</text:p>
          </table:table-cell>
          <table:table-cell office:value-type="float" office:value="23.111">
            <text:p>23.11</text:p>
          </table:table-cell>
          <table:table-cell table:formula="of:=AVERAGE([.BW16:.CA16])" office:value-type="float" office:value="31.4738">
            <text:p>31.47</text:p>
          </table:table-cell>
          <table:table-cell table:formula="of:=STDEV([.BW16:.CA16])" office:value-type="float" office:value="7.56991860590324">
            <text:p>7.57</text:p>
          </table:table-cell>
          <table:table-cell table:formula="of:=[.CC16]/[.CB16]" office:value-type="float" office:value="0.240514923711253">
            <text:p>0.24</text:p>
          </table:table-cell>
          <table:table-cell table:number-columns-repeated="5"/>
          <table:table-cell table:formula="of:=AVERAGE([.CE16:.CI16])" office:value-type="float" office:value="0">
            <text:p>#DIV/0!</text:p>
          </table:table-cell>
          <table:table-cell table:formula="of:=STDEV([.CE16:.CI16])" office:value-type="float" office:value="0">
            <text:p>#DIV/0!</text:p>
          </table:table-cell>
          <table:table-cell table:formula="of:=[.CK16]/[.CJ16]" office:value-type="float" office:value="0">
            <text:p>#DIV/0!</text:p>
          </table:table-cell>
          <table:table-cell office:value-type="float" office:value="0.523326283394795">
            <text:p>0.52</text:p>
          </table:table-cell>
          <table:table-cell office:value-type="float" office:value="0.502290017465961">
            <text:p>0.5</text:p>
          </table:table-cell>
          <table:table-cell office:value-type="float" office:value="0.50234593819978">
            <text:p>0.5</text:p>
          </table:table-cell>
          <table:table-cell office:value-type="float" office:value="0.521828819876167">
            <text:p>0.52</text:p>
          </table:table-cell>
          <table:table-cell office:value-type="float" office:value="0.503072098957269">
            <text:p>0.5</text:p>
          </table:table-cell>
          <table:table-cell table:formula="of:=AVERAGE([.CM16:.CQ16])" office:value-type="float" office:value="0.510572631578795">
            <text:p>0.51</text:p>
          </table:table-cell>
          <table:table-cell table:formula="of:=STDEV([.CM16:.CQ16])" office:value-type="float" office:value="0.0109760600824098">
            <text:p>0.01</text:p>
          </table:table-cell>
          <table:table-cell table:formula="of:=[.CS16]/[.CR16]" office:value-type="float" office:value="0.0214975488374094">
            <text:p>0.02</text:p>
          </table:table-cell>
          <table:table-cell office:value-type="float" office:value="0.598200899550225">
            <text:p>0.6</text:p>
          </table:table-cell>
          <table:table-cell office:value-type="float" office:value="0.526736631684158">
            <text:p>0.53</text:p>
          </table:table-cell>
          <table:table-cell office:value-type="float" office:value="0.55472263868066">
            <text:p>0.55</text:p>
          </table:table-cell>
          <table:table-cell office:value-type="float" office:value="0.607696151924038">
            <text:p>0.61</text:p>
          </table:table-cell>
          <table:table-cell office:value-type="float" office:value="0.556221889055472">
            <text:p>0.56</text:p>
          </table:table-cell>
          <table:table-cell table:formula="of:=AVERAGE([.CU16:.CY16])" office:value-type="float" office:value="0.568715642178911">
            <text:p>0.57</text:p>
          </table:table-cell>
          <table:table-cell table:formula="of:=STDEV([.CU16:.CY16])" office:value-type="float" office:value="0.0335521827843311">
            <text:p>0.03</text:p>
          </table:table-cell>
          <table:table-cell table:formula="of:=[.DA16]/[.CZ16]" office:value-type="float" office:value="0.0589964127868598">
            <text:p>0.06</text:p>
          </table:table-cell>
          <table:table-cell office:value-type="float" office:value="40.299">
            <text:p>40.3</text:p>
          </table:table-cell>
          <table:table-cell office:value-type="float" office:value="25.001">
            <text:p>25</text:p>
          </table:table-cell>
          <table:table-cell office:value-type="float" office:value="42.143">
            <text:p>42.14</text:p>
          </table:table-cell>
          <table:table-cell office:value-type="float" office:value="25.251">
            <text:p>25.25</text:p>
          </table:table-cell>
          <table:table-cell office:value-type="float" office:value="39.096">
            <text:p>39.1</text:p>
          </table:table-cell>
          <table:table-cell table:formula="of:=AVERAGE([.DC16:.DG16])" office:value-type="float" office:value="34.358">
            <text:p>34.36</text:p>
          </table:table-cell>
          <table:table-cell table:formula="of:=STDEV([.DC16:.DG16])" office:value-type="float" office:value="8.4976650910706">
            <text:p>8.5</text:p>
          </table:table-cell>
          <table:table-cell table:formula="of:=[.DI16]/[.DH16]" office:value-type="float" office:value="0.247327117150899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ABS([.DK16])" office:value-type="float" office:value="0.5">
            <text:p>0.5</text:p>
          </table:table-cell>
          <table:table-cell table:formula="of:=ABS([.DL16])" office:value-type="float" office:value="0">
            <text:p>0</text:p>
          </table:table-cell>
          <table:table-cell table:formula="of:=ABS([.DM16])" office:value-type="float" office:value="0.5">
            <text:p>0.5</text:p>
          </table:table-cell>
          <table:table-cell table:formula="of:=ABS([.DN16])" office:value-type="float" office:value="0">
            <text:p>0</text:p>
          </table:table-cell>
          <table:table-cell table:formula="of:=ABS([.DO16])" office:value-type="float" office:value="0.5">
            <text:p>0.5</text:p>
          </table:table-cell>
          <table:table-cell table:formula="of:=AVERAGE([.DP16:.DT16])" office:value-type="float" office:value="0.3">
            <text:p>0.3</text:p>
          </table:table-cell>
          <table:table-cell table:formula="of:=STDEV([.DP16:.DT16])" office:value-type="float" office:value="0.273861278752583">
            <text:p>0.27</text:p>
          </table:table-cell>
          <table:table-cell table:formula="of:=IF([.DU16] = 0; 0; [.DV16]/[.DU16])" office:value-type="float" office:value="0.912870929175277">
            <text:p>0.91</text:p>
          </table:table-cell>
          <table:table-cell table:number-columns-repeated="5"/>
          <table:table-cell table:formula="of:=AVERAGE([.DX16:.EB16])" office:value-type="float" office:value="0">
            <text:p>#DIV/0!</text:p>
          </table:table-cell>
          <table:table-cell table:formula="of:=STDEV([.DX16:.EB16])" office:value-type="float" office:value="0">
            <text:p>#DIV/0!</text:p>
          </table:table-cell>
          <table:table-cell table:formula="of:=[.ED16]/[.EC16]" office:value-type="float" office:value="0">
            <text:p>#DIV/0!</text:p>
          </table:table-cell>
          <table:table-cell office:value-type="float" office:value="0.42166304029551">
            <text:p>0.42</text:p>
          </table:table-cell>
          <table:table-cell office:value-type="float" office:value="0.502181372431104">
            <text:p>0.5</text:p>
          </table:table-cell>
          <table:table-cell office:value-type="float" office:value="0.406308327522762">
            <text:p>0.41</text:p>
          </table:table-cell>
          <table:table-cell office:value-type="float" office:value="0.522893432878983">
            <text:p>0.52</text:p>
          </table:table-cell>
          <table:table-cell office:value-type="float" office:value="0.406544197783431">
            <text:p>0.41</text:p>
          </table:table-cell>
          <table:table-cell table:formula="of:=AVERAGE([.EF16:.EJ16])" office:value-type="float" office:value="0.451918074182358">
            <text:p>0.45</text:p>
          </table:table-cell>
          <table:table-cell table:formula="of:=STDEV([.EF16:.EJ16])" office:value-type="float" office:value="0.0561656154116309">
            <text:p>0.06</text:p>
          </table:table-cell>
          <table:table-cell table:formula="of:=[.EL16]/[.EK16]" office:value-type="float" office:value="0.124282737558682">
            <text:p>0.12</text:p>
          </table:table-cell>
          <table:table-cell table:number-columns-repeated="5"/>
          <table:table-cell table:formula="of:=AVERAGE([.EN16:.ER30])" office:value-type="float" office:value="0">
            <text:p>#DIV/0!</text:p>
          </table:table-cell>
          <table:table-cell table:formula="of:=STDEV([.EN16:.ER16])" office:value-type="float" office:value="0">
            <text:p>#DIV/0!</text:p>
          </table:table-cell>
          <table:table-cell table:formula="of:=[.ET16]/[.ES16]" office:value-type="float" office:value="0">
            <text:p>#DIV/0!</text:p>
          </table:table-cell>
          <table:table-cell office:value-type="float" office:value="7.531">
            <text:p>7.53</text:p>
          </table:table-cell>
          <table:table-cell office:value-type="float" office:value="2.682">
            <text:p>2.68</text:p>
          </table:table-cell>
          <table:table-cell office:value-type="float" office:value="4.259">
            <text:p>4.26</text:p>
          </table:table-cell>
          <table:table-cell office:value-type="float" office:value="7.546">
            <text:p>7.55</text:p>
          </table:table-cell>
          <table:table-cell office:value-type="float" office:value="4.751">
            <text:p>4.75</text:p>
          </table:table-cell>
          <table:table-cell table:formula="of:=AVERAGE([.EV16:.EZ16])" office:value-type="float" office:value="5.3538">
            <text:p>5.35</text:p>
          </table:table-cell>
          <table:table-cell table:formula="of:=STDEV([.EV16:.EZ16])" office:value-type="float" office:value="2.13579088395845">
            <text:p>2.14</text:p>
          </table:table-cell>
          <table:table-cell table:formula="of:=[.FB16]/[.FA16]" office:value-type="float" office:value="0.398929897261468">
            <text:p>0.4</text:p>
          </table:table-cell>
          <table:table-cell table:number-columns-repeated="5" office:value-type="float" office:value="0">
            <text:p>0</text:p>
          </table:table-cell>
          <table:table-cell table:formula="of:=ABS([.FD16])" office:value-type="float" office:value="0">
            <text:p>0</text:p>
          </table:table-cell>
          <table:table-cell table:formula="of:=ABS([.FE16])" office:value-type="float" office:value="0">
            <text:p>0</text:p>
          </table:table-cell>
          <table:table-cell table:formula="of:=ABS([.FF16])" office:value-type="float" office:value="0">
            <text:p>0</text:p>
          </table:table-cell>
          <table:table-cell table:formula="of:=ABS([.FG16])" office:value-type="float" office:value="0">
            <text:p>0</text:p>
          </table:table-cell>
          <table:table-cell table:formula="of:=ABS([.FH16])" office:value-type="float" office:value="0">
            <text:p>0</text:p>
          </table:table-cell>
          <table:table-cell table:formula="of:=AVERAGE([.FI16:.FM16])" office:value-type="float" office:value="0">
            <text:p>0</text:p>
          </table:table-cell>
          <table:table-cell table:formula="of:=STDEV([.FI16:.FM16])" office:value-type="float" office:value="0">
            <text:p>0</text:p>
          </table:table-cell>
          <table:table-cell table:formula="of:=IF([.FN16] = 0; 0; [.FO16]/[.FN16])" office:value-type="float" office:value="0">
            <text:p>0</text:p>
          </table:table-cell>
          <table:table-cell table:number-columns-repeated="5"/>
          <table:table-cell table:formula="of:=AVERAGE([.FQ16:.FU16])" office:value-type="float" office:value="0">
            <text:p>#DIV/0!</text:p>
          </table:table-cell>
          <table:table-cell table:formula="of:=STDEV([.FQ16:.FU16])" office:value-type="float" office:value="0">
            <text:p>#DIV/0!</text:p>
          </table:table-cell>
          <table:table-cell table:formula="of:=[.FW16]/[.FV16]" office:value-type="float" office:value="0">
            <text:p>#DIV/0!</text:p>
          </table:table-cell>
          <table:table-cell office:value-type="float" office:value="0.516695735799163">
            <text:p>0.52</text:p>
          </table:table-cell>
          <table:table-cell office:value-type="float" office:value="0.666017242286207">
            <text:p>0.67</text:p>
          </table:table-cell>
          <table:table-cell office:value-type="float" office:value="0.503053199276973">
            <text:p>0.5</text:p>
          </table:table-cell>
          <table:table-cell office:value-type="float" office:value="0.522039744874903">
            <text:p>0.52</text:p>
          </table:table-cell>
          <table:table-cell office:value-type="float" office:value="0.520995150930719">
            <text:p>0.52</text:p>
          </table:table-cell>
          <table:table-cell table:formula="of:=AVERAGE([.FY16:.GC16])" office:value-type="float" office:value="0.545760214633593">
            <text:p>0.55</text:p>
          </table:table-cell>
          <table:table-cell table:formula="of:=STDEV([.FY16:.GC16])" office:value-type="float" office:value="0.0676504893851654">
            <text:p>0.07</text:p>
          </table:table-cell>
          <table:table-cell table:formula="of:=[.GE16]/[.GD16]" office:value-type="float" office:value="0.123956432827527">
            <text:p>0.12</text:p>
          </table:table-cell>
          <table:table-cell office:value-type="float" office:value="0.606696651674163">
            <text:p>0.61</text:p>
          </table:table-cell>
          <table:table-cell office:value-type="float" office:value="0.500249875062469">
            <text:p>0.5</text:p>
          </table:table-cell>
          <table:table-cell office:value-type="float" office:value="0.602698650674663">
            <text:p>0.6</text:p>
          </table:table-cell>
          <table:table-cell office:value-type="float" office:value="0.525237381309345">
            <text:p>0.53</text:p>
          </table:table-cell>
          <table:table-cell office:value-type="float" office:value="0.510744627686157">
            <text:p>0.51</text:p>
          </table:table-cell>
          <table:table-cell table:formula="of:=AVERAGE([.GG16:.GK16])" office:value-type="float" office:value="0.549125437281359">
            <text:p>0.55</text:p>
          </table:table-cell>
          <table:table-cell table:formula="of:=STDEV([.GG16:.GK16])" office:value-type="float" office:value="0.0515196085618488">
            <text:p>0.05</text:p>
          </table:table-cell>
          <table:table-cell table:formula="of:=[.GM16]/[.GL16]" office:value-type="float" office:value="0.093821201976938">
            <text:p>0.09</text:p>
          </table:table-cell>
          <table:table-cell office:value-type="float" office:value="9.016">
            <text:p>9.02</text:p>
          </table:table-cell>
          <table:table-cell office:value-type="float" office:value="3.39">
            <text:p>3.39</text:p>
          </table:table-cell>
          <table:table-cell office:value-type="float" office:value="4.547">
            <text:p>4.55</text:p>
          </table:table-cell>
          <table:table-cell office:value-type="float" office:value="5.297">
            <text:p>5.3</text:p>
          </table:table-cell>
          <table:table-cell office:value-type="float" office:value="12.314">
            <text:p>12.31</text:p>
          </table:table-cell>
          <table:table-cell table:formula="of:=AVERAGE([.GO16:.GS16])" office:value-type="float" office:value="6.9128">
            <text:p>6.91</text:p>
          </table:table-cell>
          <table:table-cell table:formula="of:=STDEV([.GO16:.GS16])" office:value-type="float" office:value="3.68151975412329">
            <text:p>3.68</text:p>
          </table:table-cell>
          <table:table-cell table:formula="of:=IF([.GT16]=0;0;[.GU16]/[.GT16])" office:value-type="float" office:value="0.532565639700742">
            <text:p>0.53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formula="of:=ABS([.GW16])" office:value-type="float" office:value="0.5">
            <text:p>0.5</text:p>
          </table:table-cell>
          <table:table-cell table:formula="of:=ABS([.GX16])" office:value-type="float" office:value="0">
            <text:p>0</text:p>
          </table:table-cell>
          <table:table-cell table:formula="of:=ABS([.GY16])" office:value-type="float" office:value="0">
            <text:p>0</text:p>
          </table:table-cell>
          <table:table-cell table:formula="of:=ABS([.GZ16])" office:value-type="float" office:value="0">
            <text:p>0</text:p>
          </table:table-cell>
          <table:table-cell table:formula="of:=ABS([.HA16])" office:value-type="float" office:value="0">
            <text:p>0</text:p>
          </table:table-cell>
          <table:table-cell table:formula="of:=AVERAGE([.HB16:.HF16])" office:value-type="float" office:value="0.1">
            <text:p>0.1</text:p>
          </table:table-cell>
          <table:table-cell table:formula="of:=STDEV([.HB16:.HF16])" office:value-type="float" office:value="0.223606797749979">
            <text:p>0.22</text:p>
          </table:table-cell>
          <table:table-cell table:formula="of:=[.HH16]/[.HG16]" office:value-type="float" office:value="2.23606797749979">
            <text:p>2.24</text:p>
          </table:table-cell>
          <table:table-cell office:value-type="float" office:value="0.606196901549225">
            <text:p>0.61</text:p>
          </table:table-cell>
          <table:table-cell office:value-type="float" office:value="0.499750124937531">
            <text:p>0.5</text:p>
          </table:table-cell>
          <table:table-cell office:value-type="float" office:value="0.602698650674663">
            <text:p>0.6</text:p>
          </table:table-cell>
          <table:table-cell office:value-type="float" office:value="0.525237381309345">
            <text:p>0.53</text:p>
          </table:table-cell>
          <table:table-cell office:value-type="float" office:value="0.510744627686157">
            <text:p>0.51</text:p>
          </table:table-cell>
          <table:table-cell table:formula="of:=AVERAGE([.HJ16:.HN16])" office:value-type="float" office:value="0.548925537231384">
            <text:p>0.55</text:p>
          </table:table-cell>
          <table:table-cell table:formula="of:=STDEV([.HJ16:.HN16])" office:value-type="float" office:value="0.0514992443128263">
            <text:p>0.05</text:p>
          </table:table-cell>
          <table:table-cell table:formula="of:=[.HP16]/[.HO16]" office:value-type="float" office:value="0.0938182700928309">
            <text:p>0.09</text:p>
          </table:table-cell>
          <table:table-cell office:value-type="float" office:value="0.522358013290476">
            <text:p>0.52</text:p>
          </table:table-cell>
          <table:table-cell office:value-type="float" office:value="0.666017242286207">
            <text:p>0.67</text:p>
          </table:table-cell>
          <table:table-cell office:value-type="float" office:value="0.520789301209098">
            <text:p>0.52</text:p>
          </table:table-cell>
          <table:table-cell office:value-type="float" office:value="0.50202570146349">
            <text:p>0.5</text:p>
          </table:table-cell>
          <table:table-cell office:value-type="float" office:value="0.502050526180853">
            <text:p>0.5</text:p>
          </table:table-cell>
          <table:table-cell table:formula="of:=AVERAGE([.HR16:.HV16])" office:value-type="float" office:value="0.542648156886025">
            <text:p>0.54</text:p>
          </table:table-cell>
          <table:table-cell table:formula="of:=STDEV([.HR16:.HV16])" office:value-type="float" office:value="0.0696559082823193">
            <text:p>0.07</text:p>
          </table:table-cell>
          <table:table-cell table:formula="of:=[.HX16]/[.HW16]" office:value-type="float" office:value="0.128362931668354">
            <text:p>0.13</text:p>
          </table:table-cell>
          <table:table-cell office:value-type="float" office:value="0.568715642178911">
            <text:p>0.57</text:p>
          </table:table-cell>
          <table:table-cell office:value-type="float" office:value="0.517241379310345">
            <text:p>0.52</text:p>
          </table:table-cell>
          <table:table-cell office:value-type="float" office:value="0.511244377811094">
            <text:p>0.51</text:p>
          </table:table-cell>
          <table:table-cell office:value-type="float" office:value="0.515242378810595">
            <text:p>0.52</text:p>
          </table:table-cell>
          <table:table-cell office:value-type="float" office:value="0.516741629185407">
            <text:p>0.52</text:p>
          </table:table-cell>
          <table:table-cell table:formula="of:=AVERAGE([.HZ16:.ID16])" office:value-type="float" office:value="0.52583708145927">
            <text:p>0.53</text:p>
          </table:table-cell>
          <table:table-cell table:formula="of:=STDEV([.HZ16:.ID16])" office:value-type="float" office:value="0.0240851564291392">
            <text:p>0.02</text:p>
          </table:table-cell>
          <table:table-cell table:formula="of:=[.IF16]/[.IE16]" office:value-type="float" office:value="0.0458034575315601">
            <text:p>0.05</text:p>
          </table:table-cell>
          <table:table-cell office:value-type="float" office:value="143.201">
            <text:p>143.2</text:p>
          </table:table-cell>
          <table:table-cell office:value-type="float" office:value="146.046">
            <text:p>146.05</text:p>
          </table:table-cell>
          <table:table-cell office:value-type="float" office:value="146.934">
            <text:p>146.93</text:p>
          </table:table-cell>
          <table:table-cell office:value-type="float" office:value="145.63">
            <text:p>145.63</text:p>
          </table:table-cell>
          <table:table-cell office:value-type="float" office:value="145.597">
            <text:p>145.6</text:p>
          </table:table-cell>
          <table:table-cell table:formula="of:=AVERAGE([.IH16:.IL16])" office:value-type="float" office:value="145.4816">
            <text:p>145.48</text:p>
          </table:table-cell>
          <table:table-cell table:formula="of:=STDEV([.IH16:.IL16])" office:value-type="float" office:value="1.38424069438808">
            <text:p>1.38</text:p>
          </table:table-cell>
          <table:table-cell table:formula="of:=[.IN16]/[.IM16]" office:value-type="float" office:value="0.00951488500530709">
            <text:p>0.01</text:p>
          </table:table-cell>
          <table:table-cell office:value-type="float" office:value="0.568715642178911">
            <text:p>0.57</text:p>
          </table:table-cell>
          <table:table-cell office:value-type="float" office:value="0.517241379310345">
            <text:p>0.52</text:p>
          </table:table-cell>
          <table:table-cell office:value-type="float" office:value="0.511244377811094">
            <text:p>0.51</text:p>
          </table:table-cell>
          <table:table-cell office:value-type="float" office:value="0.515242378810595">
            <text:p>0.52</text:p>
          </table:table-cell>
          <table:table-cell office:value-type="float" office:value="0.516741629185407">
            <text:p>0.52</text:p>
          </table:table-cell>
          <table:table-cell table:formula="of:=AVERAGE([.IP16:.IT16])" office:value-type="float" office:value="0.52583708145927">
            <text:p>0.53</text:p>
          </table:table-cell>
          <table:table-cell table:formula="of:=STDEV([.IP16:.IT16])" office:value-type="float" office:value="0.0240851564291392">
            <text:p>0.02</text:p>
          </table:table-cell>
          <table:table-cell table:formula="of:=[.IV16]/[.IU16]" office:value-type="float" office:value="0.0458034575315601">
            <text:p>0.05</text:p>
          </table:table-cell>
          <table:table-cell office:value-type="float" office:value="0.529338859782952">
            <text:p>0.53</text:p>
          </table:table-cell>
          <table:table-cell office:value-type="float" office:value="0.510778944344745">
            <text:p>0.51</text:p>
          </table:table-cell>
          <table:table-cell office:value-type="float" office:value="0.508377902442948">
            <text:p>0.51</text:p>
          </table:table-cell>
          <table:table-cell office:value-type="float" office:value="0.507546637249179">
            <text:p>0.51</text:p>
          </table:table-cell>
          <table:table-cell office:value-type="float" office:value="0.500242870627495">
            <text:p>0.5</text:p>
          </table:table-cell>
          <table:table-cell table:formula="of:=AVERAGE([.IX16:.JB16])" office:value-type="float" office:value="0.511257042889464">
            <text:p>0.51</text:p>
          </table:table-cell>
          <table:table-cell table:formula="of:=STDEV([.IX16:.JB16])" office:value-type="float" office:value="0.0108460733762344">
            <text:p>0.01</text:p>
          </table:table-cell>
          <table:table-cell table:formula="of:=[.JD16]/[.JC16]" office:value-type="float" office:value="0.0212145212023599">
            <text:p>0.02</text:p>
          </table:table-cell>
          <table:table-cell office:value-type="float" office:value="0.578710644677661">
            <text:p>0.58</text:p>
          </table:table-cell>
          <table:table-cell office:value-type="float" office:value="0.559720139930035">
            <text:p>0.56</text:p>
          </table:table-cell>
          <table:table-cell office:value-type="float" office:value="0.515242378810595">
            <text:p>0.52</text:p>
          </table:table-cell>
          <table:table-cell office:value-type="float" office:value="0.517241379310345">
            <text:p>0.52</text:p>
          </table:table-cell>
          <table:table-cell office:value-type="float" office:value="0.529235382308846">
            <text:p>0.53</text:p>
          </table:table-cell>
          <table:table-cell table:formula="of:=AVERAGE([.JF16:.JJ16])" office:value-type="float" office:value="0.540029985007496">
            <text:p>0.54</text:p>
          </table:table-cell>
          <table:table-cell table:formula="of:=STDEV([.JF16:.JJ16])" office:value-type="float" office:value="0.0279918070665654">
            <text:p>0.03</text:p>
          </table:table-cell>
          <table:table-cell table:formula="of:=[.JL16]/[.JK16]" office:value-type="float" office:value="0.0518338015363662">
            <text:p>0.05</text:p>
          </table:table-cell>
          <table:table-cell office:value-type="float" office:value="298.454">
            <text:p>298.45</text:p>
          </table:table-cell>
          <table:table-cell office:value-type="float" office:value="295.228">
            <text:p>295.23</text:p>
          </table:table-cell>
          <table:table-cell office:value-type="float" office:value="299.225">
            <text:p>299.23</text:p>
          </table:table-cell>
          <table:table-cell office:value-type="float" office:value="346.496">
            <text:p>346.5</text:p>
          </table:table-cell>
          <table:table-cell office:value-type="float" office:value="475.626">
            <text:p>475.63</text:p>
          </table:table-cell>
          <table:table-cell table:formula="of:=AVERAGE([.JN16:.JR16])" office:value-type="float" office:value="343.0058">
            <text:p>343.01</text:p>
          </table:table-cell>
          <table:table-cell table:formula="of:=STDEV([.JN16:.JR16])" office:value-type="float" office:value="77.1113455478505">
            <text:p>77.11</text:p>
          </table:table-cell>
          <table:table-cell table:formula="of:=[.JT16]/[.JS16]" office:value-type="float" office:value="0.224810617044524">
            <text:p>0.22</text:p>
          </table:table-cell>
          <table:table-cell table:number-columns-repeated="4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ABS([.JV16])" office:value-type="float" office:value="0">
            <text:p>0</text:p>
          </table:table-cell>
          <table:table-cell table:formula="of:=ABS([.JW16])" office:value-type="float" office:value="0">
            <text:p>0</text:p>
          </table:table-cell>
          <table:table-cell table:formula="of:=ABS([.JX16])" office:value-type="float" office:value="0">
            <text:p>0</text:p>
          </table:table-cell>
          <table:table-cell table:formula="of:=ABS([.JY16])" office:value-type="float" office:value="0">
            <text:p>0</text:p>
          </table:table-cell>
          <table:table-cell table:formula="of:=ABS([.JZ16])" office:value-type="float" office:value="0.5">
            <text:p>0.5</text:p>
          </table:table-cell>
          <table:table-cell table:formula="of:=AVERAGE([.KA16:.KE16])" office:value-type="float" office:value="0.1">
            <text:p>0.1</text:p>
          </table:table-cell>
          <table:table-cell table:formula="of:=STDEV([.KA16:.KE16])" office:value-type="float" office:value="0.223606797749979">
            <text:p>0.22</text:p>
          </table:table-cell>
          <table:table-cell table:formula="of:=IF([.KF16] = 0; 0; [.KG16]/[.KF16])" office:value-type="float" office:value="2.23606797749979">
            <text:p>2.24</text:p>
          </table:table-cell>
          <table:table-cell office:value-type="float" office:value="0.578710644677661">
            <text:p>0.58</text:p>
          </table:table-cell>
          <table:table-cell office:value-type="float" office:value="0.559720139930035">
            <text:p>0.56</text:p>
          </table:table-cell>
          <table:table-cell office:value-type="float" office:value="0.515242378810595">
            <text:p>0.52</text:p>
          </table:table-cell>
          <table:table-cell office:value-type="float" office:value="0.517241379310345">
            <text:p>0.52</text:p>
          </table:table-cell>
          <table:table-cell office:value-type="float" office:value="0.374812593703148">
            <text:p>0.37</text:p>
          </table:table-cell>
          <table:table-cell table:formula="of:=AVERAGE([.KI16:.KM16])" office:value-type="float" office:value="0.509145427286357">
            <text:p>0.51</text:p>
          </table:table-cell>
          <table:table-cell table:formula="of:=STDEV([.KI16:.KM16])" office:value-type="float" office:value="0.0799142485187212">
            <text:p>0.08</text:p>
          </table:table-cell>
          <table:table-cell table:formula="of:=[.KO16]/[.KN16]" office:value-type="float" office:value="0.156957608250845">
            <text:p>0.16</text:p>
          </table:table-cell>
          <table:table-cell office:value-type="float" office:value="0.514166451535956">
            <text:p>0.51</text:p>
          </table:table-cell>
          <table:table-cell office:value-type="float" office:value="0.509975437980013">
            <text:p>0.51</text:p>
          </table:table-cell>
          <table:table-cell office:value-type="float" office:value="0.507546637249179">
            <text:p>0.51</text:p>
          </table:table-cell>
          <table:table-cell office:value-type="float" office:value="0.510778944344745">
            <text:p>0.51</text:p>
          </table:table-cell>
          <table:table-cell office:value-type="float" office:value="0.405334697786868">
            <text:p>0.41</text:p>
          </table:table-cell>
          <table:table-cell table:formula="of:=AVERAGE([.KQ16:.KU16])" office:value-type="float" office:value="0.489560433779352">
            <text:p>0.49</text:p>
          </table:table-cell>
          <table:table-cell table:formula="of:=STDEV([.KQ16:.KU16])" office:value-type="float" office:value="0.047143217475313">
            <text:p>0.05</text:p>
          </table:table-cell>
          <table:table-cell table:formula="of:=[.KW16]/[.KV16]" office:value-type="float" office:value="0.096297033466068">
            <text:p>0.1</text:p>
          </table:table-cell>
          <table:table-cell office:value-type="float" office:value="0.527236381809095">
            <text:p>0.53</text:p>
          </table:table-cell>
          <table:table-cell office:value-type="float" office:value="0.501749125437281">
            <text:p>0.5</text:p>
          </table:table-cell>
          <table:table-cell office:value-type="float" office:value="0.510744627686157">
            <text:p>0.51</text:p>
          </table:table-cell>
          <table:table-cell office:value-type="float" office:value="0.587706146926537">
            <text:p>0.59</text:p>
          </table:table-cell>
          <table:table-cell office:value-type="float" office:value="0.51224387806097">
            <text:p>0.51</text:p>
          </table:table-cell>
          <table:table-cell table:formula="of:=AVERAGE([.KY16:.LC16])" office:value-type="float" office:value="0.527936031984008">
            <text:p>0.53</text:p>
          </table:table-cell>
          <table:table-cell table:formula="of:=STDEV([.KY16:.LC16])" office:value-type="float" office:value="0.0346428141956376">
            <text:p>0.03</text:p>
          </table:table-cell>
          <table:table-cell table:formula="of:=[.LE16]/[.LD16]" office:value-type="float" office:value="0.0656193404065419">
            <text:p>0.07</text:p>
          </table:table-cell>
          <table:table-cell office:value-type="float" office:value="3.125">
            <text:p>3.13</text:p>
          </table:table-cell>
          <table:table-cell office:value-type="float" office:value="3.646">
            <text:p>3.65</text:p>
          </table:table-cell>
          <table:table-cell office:value-type="float" office:value="7.438">
            <text:p>7.44</text:p>
          </table:table-cell>
          <table:table-cell office:value-type="float" office:value="1.741">
            <text:p>1.74</text:p>
          </table:table-cell>
          <table:table-cell office:value-type="float" office:value="5.608">
            <text:p>5.61</text:p>
          </table:table-cell>
          <table:table-cell table:formula="of:=AVERAGE([.LG16:.LK16])" office:value-type="float" office:value="4.3116">
            <text:p>4.31</text:p>
          </table:table-cell>
          <table:table-cell table:formula="of:=STDEV([.LG16:.LK16])" office:value-type="float" office:value="2.23125845656661">
            <text:p>2.23</text:p>
          </table:table-cell>
          <table:table-cell table:formula="of:=IF([.LL16]=0; [.LM16]; [.LM16]/[.LL16])" office:value-type="float" office:value="0.517501265554923">
            <text:p>0.52</text:p>
          </table:table-cell>
          <table:table-cell office:value-type="float" office:value="0.527236381809095">
            <text:p>0.53</text:p>
          </table:table-cell>
          <table:table-cell office:value-type="float" office:value="0.501749125437281">
            <text:p>0.5</text:p>
          </table:table-cell>
          <table:table-cell office:value-type="float" office:value="0.510744627686157">
            <text:p>0.51</text:p>
          </table:table-cell>
          <table:table-cell office:value-type="float" office:value="0.587706146926537">
            <text:p>0.59</text:p>
          </table:table-cell>
          <table:table-cell office:value-type="float" office:value="0.51224387806097">
            <text:p>0.51</text:p>
          </table:table-cell>
          <table:table-cell table:formula="of:=AVERAGE([.LO16:.LS16])" office:value-type="float" office:value="0.527936031984008">
            <text:p>0.53</text:p>
          </table:table-cell>
          <table:table-cell table:formula="of:=STDEV([.LO16:.LS16])" office:value-type="float" office:value="0.0346428141956376">
            <text:p>0.03</text:p>
          </table:table-cell>
          <table:table-cell table:formula="of:=[.LU16]/[.LT16]" office:value-type="float" office:value="0.0656193404065419">
            <text:p>0.07</text:p>
          </table:table-cell>
          <table:table-cell office:value-type="float" office:value="0.503298711937254">
            <text:p>0.5</text:p>
          </table:table-cell>
          <table:table-cell office:value-type="float" office:value="0.50288937117495">
            <text:p>0.5</text:p>
          </table:table-cell>
          <table:table-cell office:value-type="float" office:value="0.502050526180853">
            <text:p>0.5</text:p>
          </table:table-cell>
          <table:table-cell office:value-type="float" office:value="0.515076462722332">
            <text:p>0.52</text:p>
          </table:table-cell>
          <table:table-cell office:value-type="float" office:value="0.502119627531641">
            <text:p>0.5</text:p>
          </table:table-cell>
          <table:table-cell table:formula="of:=AVERAGE([.LW16:.MA16])" office:value-type="float" office:value="0.505086939909406">
            <text:p>0.51</text:p>
          </table:table-cell>
          <table:table-cell table:formula="of:=STDEV([.LW16:.MA16])" office:value-type="float" office:value="0.00560897461063954">
            <text:p>0.01</text:p>
          </table:table-cell>
          <table:table-cell table:formula="of:=[.MC16]/[.MB16]" office:value-type="float" office:value="0.0111049686052971">
            <text:p>0.01</text:p>
          </table:table-cell>
          <table:table-cell office:value-type="float" office:value="0.511244377811094">
            <text:p>0.51</text:p>
          </table:table-cell>
          <table:table-cell office:value-type="float" office:value="0.527236381809095">
            <text:p>0.53</text:p>
          </table:table-cell>
          <table:table-cell office:value-type="float" office:value="0.500249875062469">
            <text:p>0.5</text:p>
          </table:table-cell>
          <table:table-cell office:value-type="float" office:value="0.515742128935532">
            <text:p>0.52</text:p>
          </table:table-cell>
          <table:table-cell office:value-type="float" office:value="0.608695652173913">
            <text:p>0.61</text:p>
          </table:table-cell>
          <table:table-cell table:formula="of:=AVERAGE([.ME16:.MI16])" office:value-type="float" office:value="0.532633683158421">
            <text:p>0.53</text:p>
          </table:table-cell>
          <table:table-cell table:formula="of:=STDEV([.ME16:.MI16])" office:value-type="float" office:value="0.0436064559625939">
            <text:p>0.04</text:p>
          </table:table-cell>
          <table:table-cell table:formula="of:=[.MK16]/[.MJ16]" office:value-type="float" office:value="0.0818695049551044">
            <text:p>0.08</text:p>
          </table:table-cell>
          <table:table-cell office:value-type="float" office:value="10.859">
            <text:p>10.86</text:p>
          </table:table-cell>
          <table:table-cell office:value-type="float" office:value="4.995">
            <text:p>5</text:p>
          </table:table-cell>
          <table:table-cell office:value-type="float" office:value="2.84">
            <text:p>2.84</text:p>
          </table:table-cell>
          <table:table-cell office:value-type="float" office:value="12.397">
            <text:p>12.4</text:p>
          </table:table-cell>
          <table:table-cell office:value-type="float" office:value="6.538">
            <text:p>6.54</text:p>
          </table:table-cell>
          <table:table-cell table:formula="of:=AVERAGE([.MM16:.MQ16])" office:value-type="float" office:value="7.5258">
            <text:p>7.53</text:p>
          </table:table-cell>
          <table:table-cell table:formula="of:=STDEV([.MM16:.MQ16])" office:value-type="float" office:value="4.00550342653704">
            <text:p>4.01</text:p>
          </table:table-cell>
          <table:table-cell table:formula="of:=[.MS16]/[.MR16]" office:value-type="float" office:value="0.532236230903963">
            <text:p>0.53</text:p>
          </table:table-cell>
          <table:table-cell table:number-columns-repeated="5" office:value-type="float" office:value="0">
            <text:p>0</text:p>
          </table:table-cell>
          <table:table-cell table:formula="of:=ABS([.MU16])" office:value-type="float" office:value="0">
            <text:p>0</text:p>
          </table:table-cell>
          <table:table-cell table:formula="of:=ABS([.MV16])" office:value-type="float" office:value="0">
            <text:p>0</text:p>
          </table:table-cell>
          <table:table-cell table:formula="of:=ABS([.MW16])" office:value-type="float" office:value="0">
            <text:p>0</text:p>
          </table:table-cell>
          <table:table-cell table:formula="of:=ABS([.MX16])" office:value-type="float" office:value="0">
            <text:p>0</text:p>
          </table:table-cell>
          <table:table-cell table:formula="of:=ABS([.MY16])" office:value-type="float" office:value="0">
            <text:p>0</text:p>
          </table:table-cell>
          <table:table-cell table:formula="of:=AVERAGE([.MZ16:.ND16])" office:value-type="float" office:value="0">
            <text:p>0</text:p>
          </table:table-cell>
          <table:table-cell table:formula="of:=STDEV([.MZ16:.ND16])" office:value-type="float" office:value="0">
            <text:p>0</text:p>
          </table:table-cell>
          <table:table-cell table:formula="of:=IF([.NE16] = 0; 0; [.NF16]/[.NE16])" office:value-type="float" office:value="0">
            <text:p>0</text:p>
          </table:table-cell>
          <table:table-cell office:value-type="float" office:value="0.511244377811094">
            <text:p>0.51</text:p>
          </table:table-cell>
          <table:table-cell office:value-type="float" office:value="0.527236381809095">
            <text:p>0.53</text:p>
          </table:table-cell>
          <table:table-cell office:value-type="float" office:value="0.499750124937531">
            <text:p>0.5</text:p>
          </table:table-cell>
          <table:table-cell office:value-type="float" office:value="0.515742128935532">
            <text:p>0.52</text:p>
          </table:table-cell>
          <table:table-cell office:value-type="float" office:value="0.608695652173913">
            <text:p>0.61</text:p>
          </table:table-cell>
          <table:table-cell table:formula="of:=AVERAGE([.NH16:.NL16])" office:value-type="float" office:value="0.532533733133433">
            <text:p>0.53</text:p>
          </table:table-cell>
          <table:table-cell table:formula="of:=STDEV([.NH16:.NL16])" office:value-type="float" office:value="0.0436997123300151">
            <text:p>0.04</text:p>
          </table:table-cell>
          <table:table-cell table:formula="of:=[.NN16]/[.NM16]" office:value-type="float" office:value="0.0820599890881759">
            <text:p>0.08</text:p>
          </table:table-cell>
          <table:table-cell office:value-type="float" office:value="0.502072445477541">
            <text:p>0.5</text:p>
          </table:table-cell>
          <table:table-cell office:value-type="float" office:value="0.503298843134371">
            <text:p>0.5</text:p>
          </table:table-cell>
          <table:table-cell office:value-type="float" office:value="0.666017242286207">
            <text:p>0.67</text:p>
          </table:table-cell>
          <table:table-cell office:value-type="float" office:value="0.502314428950147">
            <text:p>0.5</text:p>
          </table:table-cell>
          <table:table-cell office:value-type="float" office:value="0.523326283394795">
            <text:p>0.52</text:p>
          </table:table-cell>
          <table:table-cell table:formula="of:=AVERAGE([.NP16:.NT16])" office:value-type="float" office:value="0.539405848648612">
            <text:p>0.54</text:p>
          </table:table-cell>
          <table:table-cell table:formula="of:=STDEV([.NP16:.NT16])" office:value-type="float" office:value="0.0713482124380013">
            <text:p>0.07</text:p>
          </table:table-cell>
          <table:table-cell table:formula="of:=[.NV16]/[.NU16]" office:value-type="float" office:value="0.132271855443822">
            <text:p>0.13</text:p>
          </table:table-cell>
          <table:table-cell office:value-type="float" office:value="0.51224387806097">
            <text:p>0.51</text:p>
          </table:table-cell>
          <table:table-cell office:value-type="float" office:value="0.500249875062469">
            <text:p>0.5</text:p>
          </table:table-cell>
          <table:table-cell/>
          <table:table-cell table:formula="of:=AVERAGE([.NX16:.NZ16])" office:value-type="float" office:value="0.506246876561719">
            <text:p>0.51</text:p>
          </table:table-cell>
          <table:table-cell table:formula="of:=STDEV([.NX16:.NZ16])" office:value-type="float" office:value="0.00848104085381189">
            <text:p>0.01</text:p>
          </table:table-cell>
          <table:table-cell table:formula="of:=[.OB16]/[.OA16]" office:value-type="float" office:value="0.0167527766520016">
            <text:p>0.02</text:p>
          </table:table-cell>
          <table:table-cell office:value-type="float" office:value="15.216">
            <text:p>15.22</text:p>
          </table:table-cell>
          <table:table-cell office:value-type="float" office:value="7.944">
            <text:p>7.94</text:p>
          </table:table-cell>
          <table:table-cell/>
          <table:table-cell table:formula="of:=AVERAGE([.OD16:.OF16])" office:value-type="float" office:value="11.58">
            <text:p>11.58</text:p>
          </table:table-cell>
          <table:table-cell table:formula="of:=STDEV([.OD16:.OF16])" office:value-type="float" office:value="5.14208051278857">
            <text:p>5.14</text:p>
          </table:table-cell>
          <table:table-cell table:formula="of:=[.OH16]/[.OG16]" office:value-type="float" office:value="0.444048403522329">
            <text:p>0.4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ABS([.OJ16])" office:value-type="float" office:value="0">
            <text:p>0</text:p>
          </table:table-cell>
          <table:table-cell table:formula="of:=ABS([.OK16])" office:value-type="float" office:value="0">
            <text:p>0</text:p>
          </table:table-cell>
          <table:table-cell/>
          <table:table-cell table:formula="of:=AVERAGE([.OM16:.OO16])" office:value-type="float" office:value="0">
            <text:p>0</text:p>
          </table:table-cell>
          <table:table-cell table:formula="of:=STDEV([.OM16:.OO16])" office:value-type="float" office:value="0">
            <text:p>0</text:p>
          </table:table-cell>
          <table:table-cell table:formula="of:=IF([.OP16] = 0; 0; [.OQ16]/[.OP16])" office:value-type="float" office:value="0">
            <text:p>0</text:p>
          </table:table-cell>
          <table:table-cell office:value-type="float" office:value="0.51224387806097">
            <text:p>0.51</text:p>
          </table:table-cell>
          <table:table-cell office:value-type="float" office:value="0.499750124937531">
            <text:p>0.5</text:p>
          </table:table-cell>
          <table:table-cell/>
          <table:table-cell table:formula="of:=AVERAGE([.OS16:.OU16])" office:value-type="float" office:value="0.505997001499251">
            <text:p>0.51</text:p>
          </table:table-cell>
          <table:table-cell table:formula="of:=STDEV([.OS16:.OU16])" office:value-type="float" office:value="0.00883441755605435">
            <text:p>0.01</text:p>
          </table:table-cell>
          <table:table-cell table:formula="of:=[.OW16]/[.OV16]" office:value-type="float" office:value="0.0174594266959652">
            <text:p>0.02</text:p>
          </table:table-cell>
          <table:table-cell office:value-type="float" office:value="0.501053206049741">
            <text:p>0.5</text:p>
          </table:table-cell>
          <table:table-cell office:value-type="float" office:value="0.666017242286207">
            <text:p>0.67</text:p>
          </table:table-cell>
          <table:table-cell/>
          <table:table-cell table:formula="of:=AVERAGE([.OY16:.PA16])" office:value-type="float" office:value="0.583535224167974">
            <text:p>0.58</text:p>
          </table:table-cell>
          <table:table-cell table:formula="of:=STDEV([.OY16:.PA16])" office:value-type="float" office:value="0.116647188674709">
            <text:p>0.12</text:p>
          </table:table-cell>
          <table:table-cell table:formula="of:=[.PC16]/[.PB16]" office:value-type="float" office:value="0.19989742494299">
            <text:p>0.2</text:p>
          </table:table-cell>
          <table:table-cell/>
          <table:table-cell office:value-type="float" office:value="40.127">
            <text:p>40.13</text:p>
          </table:table-cell>
          <table:table-cell office:value-type="float" office:value="45.862">
            <text:p>45.86</text:p>
          </table:table-cell>
          <table:table-cell office:value-type="float" office:value="48.721">
            <text:p>48.72</text:p>
          </table:table-cell>
          <table:table-cell office:value-type="float" office:value="45.05">
            <text:p>45.05</text:p>
          </table:table-cell>
          <table:table-cell office:value-type="float" office:value="51.815">
            <text:p>51.82</text:p>
          </table:table-cell>
          <table:table-cell table:formula="of:=AVERAGE([.PF16:.PJ16])" office:value-type="float" office:value="46.315">
            <text:p>46.32</text:p>
          </table:table-cell>
          <table:table-cell office:value-type="float" office:value="35.502">
            <text:p>35.5</text:p>
          </table:table-cell>
          <table:table-cell office:value-type="float" office:value="51.987">
            <text:p>51.99</text:p>
          </table:table-cell>
          <table:table-cell office:value-type="float" office:value="28.142">
            <text:p>28.14</text:p>
          </table:table-cell>
          <table:table-cell office:value-type="float" office:value="48.768">
            <text:p>48.77</text:p>
          </table:table-cell>
          <table:table-cell office:value-type="float" office:value="52.456">
            <text:p>52.46</text:p>
          </table:table-cell>
          <table:table-cell table:formula="of:=AVERAGE([.PL16:.PP16])" office:value-type="float" office:value="43.371">
            <text:p>43.37</text:p>
          </table:table-cell>
          <table:table-cell office:value-type="float" office:value="31.892">
            <text:p>31.89</text:p>
          </table:table-cell>
          <table:table-cell office:value-type="float" office:value="51.831">
            <text:p>51.83</text:p>
          </table:table-cell>
          <table:table-cell office:value-type="float" office:value="41.174">
            <text:p>41.17</text:p>
          </table:table-cell>
          <table:table-cell office:value-type="float" office:value="37.018">
            <text:p>37.02</text:p>
          </table:table-cell>
          <table:table-cell office:value-type="float" office:value="37.564">
            <text:p>37.56</text:p>
          </table:table-cell>
          <table:table-cell table:formula="of:=AVERAGE([.PR16:.PV16])" office:value-type="float" office:value="39.8958">
            <text:p>39.9</text:p>
          </table:table-cell>
          <table:table-cell/>
          <table:table-cell table:number-columns-repeated="5" office:value-type="float" office:value="0.568715642178911">
            <text:p>0.57</text:p>
          </table:table-cell>
          <table:table-cell table:formula="of:=AVERAGE([.PY16:.QC16])" office:value-type="float" office:value="0.568715642178911">
            <text:p>0.57</text:p>
          </table:table-cell>
          <table:table-cell table:formula="of:=STDEV([.PY16:.QC16])" office:value-type="float" office:value="0">
            <text:p>0</text:p>
          </table:table-cell>
          <table:table-cell table:formula="of:=[.QE16]/[.QD16]" office:value-type="float" office:value="0">
            <text:p>0</text:p>
          </table:table-cell>
          <table:table-cell office:value-type="float" office:value="2175.474">
            <text:p>2175.47</text:p>
          </table:table-cell>
          <table:table-cell office:value-type="float" office:value="2141.719">
            <text:p>2141.72</text:p>
          </table:table-cell>
          <table:table-cell office:value-type="float" office:value="2141.887">
            <text:p>2141.89</text:p>
          </table:table-cell>
          <table:table-cell office:value-type="float" office:value="2137.667">
            <text:p>2137.67</text:p>
          </table:table-cell>
          <table:table-cell office:value-type="float" office:value="2134.232">
            <text:p>2134.23</text:p>
          </table:table-cell>
          <table:table-cell table:formula="of:=AVERAGE([.QG16:.QK16])" office:value-type="float" office:value="2146.1958">
            <text:p>2146.2</text:p>
          </table:table-cell>
          <table:table-cell table:formula="of:=STDEV([.QG16:.QK16])" office:value-type="float" office:value="16.6710334922584">
            <text:p>16.67</text:p>
          </table:table-cell>
          <table:table-cell table:formula="of:=[.QM16]/[.QL16]" office:value-type="float" office:value="0.00776771322181249">
            <text:p>0.01</text:p>
          </table:table-cell>
          <table:table-cell table:number-columns-repeated="5" office:value-type="float" office:value="0.568715642178911">
            <text:p>0.57</text:p>
          </table:table-cell>
          <table:table-cell table:formula="of:=AVERAGE([.QO16:.QS16])" office:value-type="float" office:value="0.568715642178911">
            <text:p>0.57</text:p>
          </table:table-cell>
          <table:table-cell table:formula="of:=STDEV([.QO16:.QS16])" office:value-type="float" office:value="0">
            <text:p>0</text:p>
          </table:table-cell>
          <table:table-cell table:formula="of:=[.QU16]/[.QT16]" office:value-type="float" office:value="0">
            <text:p>0</text:p>
          </table:table-cell>
          <table:table-cell table:number-columns-repeated="5" office:value-type="float" office:value="0.529338859782952">
            <text:p>0.53</text:p>
          </table:table-cell>
          <table:table-cell table:formula="of:=AVERAGE([.QW16:.RA16])" office:value-type="float" office:value="0.529338859782952">
            <text:p>0.53</text:p>
          </table:table-cell>
          <table:table-cell table:formula="of:=STDEV([.QW16:.RA16])" office:value-type="float" office:value="0">
            <text:p>0</text:p>
          </table:table-cell>
          <table:table-cell table:formula="of:=[.RC16]/[.RB16]" office:value-type="float" office:value="0">
            <text:p>0</text:p>
          </table:table-cell>
          <table:table-cell table:number-columns-repeated="5" office:value-type="float" office:value="0.568715642178911">
            <text:p>0.57</text:p>
          </table:table-cell>
          <table:table-cell table:formula="of:=AVERAGE([.RE16:.RI16])" office:value-type="float" office:value="0.568715642178911">
            <text:p>0.57</text:p>
          </table:table-cell>
          <table:table-cell table:formula="of:=STDEV([.RE16:.RI16])" office:value-type="float" office:value="0">
            <text:p>0</text:p>
          </table:table-cell>
          <table:table-cell table:formula="of:=[.RK16]/[.RJ16]" office:value-type="float" office:value="0">
            <text:p>0</text:p>
          </table:table-cell>
          <table:table-cell office:value-type="float" office:value="4368.458">
            <text:p>4368.46</text:p>
          </table:table-cell>
          <table:table-cell office:value-type="float" office:value="4308.052">
            <text:p>4308.05</text:p>
          </table:table-cell>
          <table:table-cell office:value-type="float" office:value="4375.936">
            <text:p>4375.94</text:p>
          </table:table-cell>
          <table:table-cell office:value-type="float" office:value="4958.923">
            <text:p>4958.92</text:p>
          </table:table-cell>
          <table:table-cell office:value-type="float" office:value="4286.715">
            <text:p>4286.72</text:p>
          </table:table-cell>
          <table:table-cell table:formula="of:=AVERAGE([.RM16:.RQ16])" office:value-type="float" office:value="4459.6168">
            <text:p>4459.62</text:p>
          </table:table-cell>
          <table:table-cell table:formula="of:=STDEV([.RM16:.RQ16])" office:value-type="float" office:value="281.729482618877">
            <text:p>281.73</text:p>
          </table:table-cell>
          <table:table-cell table:formula="of:=[.RS16]/[.RR16]" office:value-type="float" office:value="0.0631734732497368">
            <text:p>0.06</text:p>
          </table:table-cell>
          <table:table-cell table:number-columns-repeated="5" office:value-type="float" office:value="0">
            <text:p>0</text:p>
          </table:table-cell>
          <table:table-cell table:formula="of:=ABS([.RU16])" office:value-type="float" office:value="0">
            <text:p>0</text:p>
          </table:table-cell>
          <table:table-cell table:formula="of:=ABS([.RV16])" office:value-type="float" office:value="0">
            <text:p>0</text:p>
          </table:table-cell>
          <table:table-cell table:formula="of:=ABS([.RW16])" office:value-type="float" office:value="0">
            <text:p>0</text:p>
          </table:table-cell>
          <table:table-cell table:formula="of:=ABS([.RX16])" office:value-type="float" office:value="0">
            <text:p>0</text:p>
          </table:table-cell>
          <table:table-cell table:formula="of:=ABS([.RY16])" office:value-type="float" office:value="0">
            <text:p>0</text:p>
          </table:table-cell>
          <table:table-cell table:formula="of:=AVERAGE([.RZ16:.SD16])" office:value-type="float" office:value="0">
            <text:p>0</text:p>
          </table:table-cell>
          <table:table-cell table:formula="of:=STDEV([.RZ16:.SD16])" office:value-type="float" office:value="0">
            <text:p>0</text:p>
          </table:table-cell>
          <table:table-cell table:formula="of:=IF([.SE16] = 0; 0; [.SF16]/[.SE16])" office:value-type="float" office:value="0">
            <text:p>0</text:p>
          </table:table-cell>
          <table:table-cell table:number-columns-repeated="5" office:value-type="float" office:value="0.568715642178911">
            <text:p>0.57</text:p>
          </table:table-cell>
          <table:table-cell table:formula="of:=AVERAGE([.SH16:.SL16])" office:value-type="float" office:value="0.568715642178911">
            <text:p>0.57</text:p>
          </table:table-cell>
          <table:table-cell table:formula="of:=STDEV([.SH16:.SL16])" office:value-type="float" office:value="0">
            <text:p>0</text:p>
          </table:table-cell>
          <table:table-cell table:formula="of:=[.SN16]/[.SM16]" office:value-type="float" office:value="0">
            <text:p>0</text:p>
          </table:table-cell>
          <table:table-cell table:number-columns-repeated="5" office:value-type="float" office:value="0.529338859782952">
            <text:p>0.53</text:p>
          </table:table-cell>
          <table:table-cell table:formula="of:=AVERAGE([.SP16:.ST16])" office:value-type="float" office:value="0.529338859782952">
            <text:p>0.53</text:p>
          </table:table-cell>
          <table:table-cell table:formula="of:=STDEV([.SP16:.ST16])" office:value-type="float" office:value="0">
            <text:p>0</text:p>
          </table:table-cell>
          <table:table-cell table:formula="of:=[.SV16]/[.SU16]" office:value-type="float" office:value="0">
            <text:p>0</text:p>
          </table:table-cell>
          <table:table-cell office:value-type="float" office:value="0.590682196339434">
            <text:p>0.59</text:p>
          </table:table-cell>
          <table:table-cell office:value-type="float" office:value="0.589018302828619">
            <text:p>0.59</text:p>
          </table:table-cell>
          <table:table-cell office:value-type="float" office:value="0.59567387687188">
            <text:p>0.6</text:p>
          </table:table-cell>
          <table:table-cell table:number-columns-repeated="2" office:value-type="float" office:value="0.590682196339434">
            <text:p>0.59</text:p>
          </table:table-cell>
          <table:table-cell table:formula="of:=AVERAGE([.SX16:.TB16])" office:value-type="float" office:value="0.59134775374376">
            <text:p>0.59</text:p>
          </table:table-cell>
          <table:table-cell table:formula="of:=STDEV([.SX16:.TB16])" office:value-type="float" office:value="0.00252341944893557">
            <text:p>0</text:p>
          </table:table-cell>
          <table:table-cell table:formula="of:=[.TD16]/[.TC16]" office:value-type="float" office:value="0.00426723435230804">
            <text:p>0</text:p>
          </table:table-cell>
          <table:table-cell office:value-type="float" office:value="0.513743128435782">
            <text:p>0.51</text:p>
          </table:table-cell>
          <table:table-cell office:value-type="float" office:value="0.508745627186407">
            <text:p>0.51</text:p>
          </table:table-cell>
          <table:table-cell office:value-type="float" office:value="0.502748625687156">
            <text:p>0.5</text:p>
          </table:table-cell>
          <table:table-cell office:value-type="float" office:value="0.500249875062469">
            <text:p>0.5</text:p>
          </table:table-cell>
          <table:table-cell office:value-type="float" office:value="0.501749125437281">
            <text:p>0.5</text:p>
          </table:table-cell>
          <table:table-cell table:formula="of:=AVERAGE([.TF16:.TJ16])" office:value-type="float" office:value="0.505447276361819">
            <text:p>0.51</text:p>
          </table:table-cell>
          <table:table-cell table:formula="of:=STDEV([.TF16:.TJ16])" office:value-type="float" office:value="0.00564960830027496">
            <text:p>0.01</text:p>
          </table:table-cell>
          <table:table-cell table:formula="of:=[.TL16]/[.TK16]" office:value-type="float" office:value="0.0111774433546077">
            <text:p>0.01</text:p>
          </table:table-cell>
          <table:table-cell office:value-type="float" office:value="165.51">
            <text:p>165.51</text:p>
          </table:table-cell>
          <table:table-cell office:value-type="float" office:value="99.187">
            <text:p>99.19</text:p>
          </table:table-cell>
          <table:table-cell office:value-type="float" office:value="153.301">
            <text:p>153.3</text:p>
          </table:table-cell>
          <table:table-cell office:value-type="float" office:value="83.611">
            <text:p>83.61</text:p>
          </table:table-cell>
          <table:table-cell office:value-type="float" office:value="154.223">
            <text:p>154.22</text:p>
          </table:table-cell>
          <table:table-cell table:formula="of:=AVERAGE([.TN16:.TR16])" office:value-type="float" office:value="131.1664">
            <text:p>131.17</text:p>
          </table:table-cell>
          <table:table-cell table:formula="of:=STDEV([.TN16:.TR16])" office:value-type="float" office:value="37.0311634815867">
            <text:p>37.03</text:p>
          </table:table-cell>
          <table:table-cell table:formula="of:=[.TT16]/[.TS16]" office:value-type="float" office:value="0.282322023640099">
            <text:p>0.28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ABS([.TV16])" office:value-type="float" office:value="0.5">
            <text:p>0.5</text:p>
          </table:table-cell>
          <table:table-cell table:formula="of:=ABS([.TW16])" office:value-type="float" office:value="0">
            <text:p>0</text:p>
          </table:table-cell>
          <table:table-cell table:formula="of:=ABS([.TX16])" office:value-type="float" office:value="0.5">
            <text:p>0.5</text:p>
          </table:table-cell>
          <table:table-cell table:formula="of:=ABS([.TY16])" office:value-type="float" office:value="0">
            <text:p>0</text:p>
          </table:table-cell>
          <table:table-cell table:formula="of:=ABS([.TZ16])" office:value-type="float" office:value="0.5">
            <text:p>0.5</text:p>
          </table:table-cell>
          <table:table-cell table:formula="of:=AVERAGE([.UA16:.UE16])" office:value-type="float" office:value="0.3">
            <text:p>0.3</text:p>
          </table:table-cell>
          <table:table-cell table:formula="of:=STDEV([.UA16:.UE16])" office:value-type="float" office:value="0.273861278752583">
            <text:p>0.27</text:p>
          </table:table-cell>
          <table:table-cell table:formula="of:=IF([.UF16] = 0; 0; [.UG16]/[.UF16])" office:value-type="float" office:value="0.912870929175277">
            <text:p>0.91</text:p>
          </table:table-cell>
          <table:table-cell office:value-type="float" office:value="0.513243378310845">
            <text:p>0.51</text:p>
          </table:table-cell>
          <table:table-cell office:value-type="float" office:value="0.508745627186407">
            <text:p>0.51</text:p>
          </table:table-cell>
          <table:table-cell office:value-type="float" office:value="0.502248875562219">
            <text:p>0.5</text:p>
          </table:table-cell>
          <table:table-cell office:value-type="float" office:value="0.499750124937531">
            <text:p>0.5</text:p>
          </table:table-cell>
          <table:table-cell office:value-type="float" office:value="0.501249375312344">
            <text:p>0.5</text:p>
          </table:table-cell>
          <table:table-cell table:formula="of:=AVERAGE([.UI16:.UM16])" office:value-type="float" office:value="0.505047476261869">
            <text:p>0.51</text:p>
          </table:table-cell>
          <table:table-cell table:formula="of:=STDEV([.UI16:.UM16])" office:value-type="float" office:value="0.00572644738056238">
            <text:p>0.01</text:p>
          </table:table-cell>
          <table:table-cell table:formula="of:=[.UO16]/[.UN16]" office:value-type="float" office:value="0.0113384338101181">
            <text:p>0.01</text:p>
          </table:table-cell>
          <table:table-cell office:value-type="float" office:value="0.50218364133481">
            <text:p>0.5</text:p>
          </table:table-cell>
          <table:table-cell office:value-type="float" office:value="0.503035643859039">
            <text:p>0.5</text:p>
          </table:table-cell>
          <table:table-cell office:value-type="float" office:value="0.502895633413528">
            <text:p>0.5</text:p>
          </table:table-cell>
          <table:table-cell office:value-type="float" office:value="0.666017242286207">
            <text:p>0.67</text:p>
          </table:table-cell>
          <table:table-cell office:value-type="float" office:value="0.501825518823166">
            <text:p>0.5</text:p>
          </table:table-cell>
          <table:table-cell table:formula="of:=AVERAGE([.UQ16:.UU16])" office:value-type="float" office:value="0.53519153594335">
            <text:p>0.54</text:p>
          </table:table-cell>
          <table:table-cell table:formula="of:=STDEV([.UQ16:.UU16])" office:value-type="float" office:value="0.0731354981541351">
            <text:p>0.07</text:p>
          </table:table-cell>
          <table:table-cell table:formula="of:=[.UW16]/[.UV16]" office:value-type="float" office:value="0.136652942437185">
            <text:p>0.14</text:p>
          </table:table-cell>
          <table:table-cell office:value-type="float" office:value="0.499168053244592">
            <text:p>0.5</text:p>
          </table:table-cell>
          <table:table-cell office:value-type="float" office:value="0.512479201331115">
            <text:p>0.51</text:p>
          </table:table-cell>
          <table:table-cell office:value-type="float" office:value="0.5108153078203">
            <text:p>0.51</text:p>
          </table:table-cell>
          <table:table-cell office:value-type="float" office:value="0.500831946755408">
            <text:p>0.5</text:p>
          </table:table-cell>
          <table:table-cell office:value-type="float" office:value="0.51414309484193">
            <text:p>0.51</text:p>
          </table:table-cell>
          <table:table-cell table:formula="of:=AVERAGE([.UY16:.VC16])" office:value-type="float" office:value="0.507487520798669">
            <text:p>0.51</text:p>
          </table:table-cell>
          <table:table-cell table:formula="of:=STDEV([.UY16:.VC16])" office:value-type="float" office:value="0.00696056594454315">
            <text:p>0.01</text:p>
          </table:table-cell>
          <table:table-cell table:formula="of:=[.VE16]/[.VD16]" office:value-type="float" office:value="0.0137157381399031">
            <text:p>0.01</text:p>
          </table:table-cell>
          <table:table-cell table:number-columns-repeated="5" office:value-type="float" office:value="0.510744627686157">
            <text:p>0.51</text:p>
          </table:table-cell>
          <table:table-cell table:formula="of:=AVERAGE([.VG16:.VK16])" office:value-type="float" office:value="0.510744627686157">
            <text:p>0.51</text:p>
          </table:table-cell>
          <table:table-cell table:formula="of:=STDEV([.VG16:.VK16])" office:value-type="float" office:value="0">
            <text:p>0</text:p>
          </table:table-cell>
          <table:table-cell table:formula="of:=[.VM16]/[.VL16]" office:value-type="float" office:value="0">
            <text:p>0</text:p>
          </table:table-cell>
          <table:table-cell office:value-type="float" office:value="1817.005">
            <text:p>1817.01</text:p>
          </table:table-cell>
          <table:table-cell office:value-type="float" office:value="2019.012">
            <text:p>2019.01</text:p>
          </table:table-cell>
          <table:table-cell office:value-type="float" office:value="1822.098">
            <text:p>1822.1</text:p>
          </table:table-cell>
          <table:table-cell office:value-type="float" office:value="1911.9">
            <text:p>1911.9</text:p>
          </table:table-cell>
          <table:table-cell office:value-type="float" office:value="1832.037">
            <text:p>1832.04</text:p>
          </table:table-cell>
          <table:table-cell table:formula="of:=AVERAGE([.VO16:.VS16])" office:value-type="float" office:value="1880.4104">
            <text:p>1880.41</text:p>
          </table:table-cell>
          <table:table-cell table:formula="of:=STDEV([.VO16:.VS16])" office:value-type="float" office:value="86.5484907453619">
            <text:p>86.55</text:p>
          </table:table-cell>
          <table:table-cell table:formula="of:=[.VU16]/[.VT16]" office:value-type="float" office:value="0.046026383785881">
            <text:p>0.05</text:p>
          </table:table-cell>
          <table:table-cell table:number-columns-repeated="5" office:value-type="float" office:value="0.510744627686157">
            <text:p>0.51</text:p>
          </table:table-cell>
          <table:table-cell table:formula="of:=AVERAGE([.VW16:.WA16])" office:value-type="float" office:value="0.510744627686157">
            <text:p>0.51</text:p>
          </table:table-cell>
          <table:table-cell table:formula="of:=STDEV([.VW16:.WA16])" office:value-type="float" office:value="0">
            <text:p>0</text:p>
          </table:table-cell>
          <table:table-cell table:formula="of:=[.WC16]/[.WB16]" office:value-type="float" office:value="0">
            <text:p>0</text:p>
          </table:table-cell>
          <table:table-cell table:number-columns-repeated="5" office:value-type="float" office:value="0.500984040860252">
            <text:p>0.5</text:p>
          </table:table-cell>
          <table:table-cell table:formula="of:=AVERAGE([.WE16:.WI16])" office:value-type="float" office:value="0.500984040860252">
            <text:p>0.5</text:p>
          </table:table-cell>
          <table:table-cell table:formula="of:=STDEV([.WE16:.WI16])" office:value-type="float" office:value="0">
            <text:p>0</text:p>
          </table:table-cell>
          <table:table-cell table:formula="of:=[.WK16]/[.WJ16]" office:value-type="float" office:value="0">
            <text:p>0</text:p>
          </table:table-cell>
          <table:table-cell table:number-columns-repeated="5" office:value-type="float" office:value="0.510744627686157">
            <text:p>0.51</text:p>
          </table:table-cell>
          <table:table-cell table:formula="of:=AVERAGE([.WM16:.WQ16])" office:value-type="float" office:value="0.510744627686157">
            <text:p>0.51</text:p>
          </table:table-cell>
          <table:table-cell table:formula="of:=STDEV([.WM16:.WQ16])" office:value-type="float" office:value="0">
            <text:p>0</text:p>
          </table:table-cell>
          <table:table-cell table:formula="of:=[.WS16]/[.WR16]" office:value-type="float" office:value="0">
            <text:p>0</text:p>
          </table:table-cell>
          <table:table-cell office:value-type="float" office:value="4429.671">
            <text:p>4429.67</text:p>
          </table:table-cell>
          <table:table-cell office:value-type="float" office:value="3859.884">
            <text:p>3859.88</text:p>
          </table:table-cell>
          <table:table-cell office:value-type="float" office:value="2341.924">
            <text:p>2341.92</text:p>
          </table:table-cell>
          <table:table-cell office:value-type="float" office:value="2368.097">
            <text:p>2368.1</text:p>
          </table:table-cell>
          <table:table-cell office:value-type="float" office:value="2302.484">
            <text:p>2302.48</text:p>
          </table:table-cell>
          <table:table-cell table:formula="of:=AVERAGE([.WU16:.WY16])" office:value-type="float" office:value="3060.412">
            <text:p>3060.41</text:p>
          </table:table-cell>
          <table:table-cell table:formula="of:=STDEV([.WU16:.WY16])" office:value-type="float" office:value="1010.44613988302">
            <text:p>1010.45</text:p>
          </table:table-cell>
          <table:table-cell table:formula="of:=[.XA16]/[.WZ16]" office:value-type="float" office:value="0.330166703006988">
            <text:p>0.33</text:p>
          </table:table-cell>
          <table:table-cell table:number-columns-repeated="5" office:value-type="float" office:value="0">
            <text:p>0</text:p>
          </table:table-cell>
          <table:table-cell table:formula="of:=ABS([.XC16])" office:value-type="float" office:value="0">
            <text:p>0</text:p>
          </table:table-cell>
          <table:table-cell table:formula="of:=ABS([.XD16])" office:value-type="float" office:value="0">
            <text:p>0</text:p>
          </table:table-cell>
          <table:table-cell table:formula="of:=ABS([.XE16])" office:value-type="float" office:value="0">
            <text:p>0</text:p>
          </table:table-cell>
          <table:table-cell table:formula="of:=ABS([.XF16])" office:value-type="float" office:value="0">
            <text:p>0</text:p>
          </table:table-cell>
          <table:table-cell table:formula="of:=ABS([.XG16])" office:value-type="float" office:value="0">
            <text:p>0</text:p>
          </table:table-cell>
          <table:table-cell table:formula="of:=AVERAGE([.XH16:.XL16])" office:value-type="float" office:value="0">
            <text:p>0</text:p>
          </table:table-cell>
          <table:table-cell table:formula="of:=STDEV([.XH16:.XL16])" office:value-type="float" office:value="0">
            <text:p>0</text:p>
          </table:table-cell>
          <table:table-cell table:formula="of:=[.XN16]/[.XM16]" office:value-type="float" office:value="0">
            <text:p>#DIV/0!</text:p>
          </table:table-cell>
          <table:table-cell table:number-columns-repeated="5" office:value-type="float" office:value="0.510744627686157">
            <text:p>0.51</text:p>
          </table:table-cell>
          <table:table-cell table:formula="of:=AVERAGE([.XP16:.XT16])" office:value-type="float" office:value="0.510744627686157">
            <text:p>0.51</text:p>
          </table:table-cell>
          <table:table-cell table:formula="of:=STDEV([.XP16:.XT16])" office:value-type="float" office:value="0">
            <text:p>0</text:p>
          </table:table-cell>
          <table:table-cell table:formula="of:=[.XV16]/[.XU16]" office:value-type="float" office:value="0">
            <text:p>0</text:p>
          </table:table-cell>
          <table:table-cell table:number-columns-repeated="5" office:value-type="float" office:value="0.500984040860252">
            <text:p>0.5</text:p>
          </table:table-cell>
          <table:table-cell table:formula="of:=AVERAGE([.XX16:.YB16])" office:value-type="float" office:value="0.500984040860252">
            <text:p>0.5</text:p>
          </table:table-cell>
          <table:table-cell table:formula="of:=STDEV([.XX16:.YB16])" office:value-type="float" office:value="0">
            <text:p>0</text:p>
          </table:table-cell>
          <table:table-cell table:formula="of:=[.YD16]/[.YC16]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AVERAGE([.J2:.J16])" office:value-type="float" office:value="0.0432191310222243">
            <text:p>0.04</text:p>
          </table:table-cell>
          <table:table-cell table:number-columns-repeated="7"/>
          <table:table-cell table:formula="of:=AVERAGE([.R2:.R16])" office:value-type="float" office:value="0.874368889228298">
            <text:p>0.87</text:p>
          </table:table-cell>
          <table:table-cell table:number-columns-repeated="7"/>
          <table:table-cell table:formula="of:=AVERAGE([.Z2:.Z16])" office:value-type="float" office:value="0">
            <text:p>#DIV/0!</text:p>
          </table:table-cell>
          <table:table-cell table:number-columns-repeated="7"/>
          <table:table-cell table:formula="of:=AVERAGE([.AH2:.AH16])" office:value-type="float" office:value="0.127523605274556">
            <text:p>0.13</text:p>
          </table:table-cell>
          <table:table-cell table:number-columns-repeated="7"/>
          <table:table-cell table:formula="of:=AVERAGE([.AP2:.AP16])" office:value-type="float" office:value="0.0342663028867794">
            <text:p>0.03</text:p>
          </table:table-cell>
          <table:table-cell table:number-columns-repeated="7"/>
          <table:table-cell table:formula="of:=AVERAGE([.AX2:.AX16])" office:value-type="float" office:value="0.798982667980217">
            <text:p>0.8</text:p>
          </table:table-cell>
          <table:table-cell table:number-columns-repeated="7"/>
          <table:table-cell table:formula="of:=AVERAGE([.BF2:.BF16])" office:value-type="float" office:value="0">
            <text:p>#DIV/0!</text:p>
          </table:table-cell>
          <table:table-cell table:number-columns-repeated="7"/>
          <table:table-cell table:formula="of:=AVERAGE([.BN2:.BN16])" office:value-type="float" office:value="0.0888926696089261">
            <text:p>0.09</text:p>
          </table:table-cell>
          <table:table-cell table:number-columns-repeated="7"/>
          <table:table-cell table:formula="of:=AVERAGE([.BV2:.BV16])" office:value-type="float" office:value="0.0397508264115364">
            <text:p>0.04</text:p>
          </table:table-cell>
          <table:table-cell table:number-columns-repeated="7"/>
          <table:table-cell table:formula="of:=AVERAGE([.CD2:.CD16])" office:value-type="float" office:value="0.181458946553556">
            <text:p>0.18</text:p>
          </table:table-cell>
          <table:table-cell table:number-columns-repeated="7"/>
          <table:table-cell table:formula="of:=AVERAGE([.CL2:.CL16])" office:value-type="float" office:value="0">
            <text:p>#DIV/0!</text:p>
          </table:table-cell>
          <table:table-cell table:number-columns-repeated="7"/>
          <table:table-cell table:formula="of:=AVERAGE([.CT2:.CT16])" office:value-type="float" office:value="0.0864854155166958">
            <text:p>0.09</text:p>
          </table:table-cell>
          <table:table-cell table:number-columns-repeated="7"/>
          <table:table-cell table:formula="of:=AVERAGE([.DB2:.DB16])" office:value-type="float" office:value="0.102661290345729">
            <text:p>0.1</text:p>
          </table:table-cell>
          <table:table-cell table:number-columns-repeated="7"/>
          <table:table-cell table:formula="of:=AVERAGE([.DH2:.DI2])" office:value-type="float" office:value="0.0360556177086318">
            <text:p>0.04</text:p>
          </table:table-cell>
          <table:table-cell table:number-columns-repeated="3"/>
          <table:table-cell/>
          <table:table-cell table:number-columns-repeated="8"/>
          <table:table-cell table:formula="of:=AVERAGE([.DW2:.DW16])" office:value-type="float" office:value="0.830322141990123">
            <text:p>0.83</text:p>
          </table:table-cell>
          <table:table-cell table:number-columns-repeated="7"/>
          <table:table-cell table:formula="of:=AVERAGE([.EE2:.EE16])" office:value-type="float" office:value="0">
            <text:p>#DIV/0!</text:p>
          </table:table-cell>
          <table:table-cell table:number-columns-repeated="7"/>
          <table:table-cell table:formula="of:=AVERAGE([.EM2:.EM16])" office:value-type="float" office:value="0.168149755336279">
            <text:p>0.17</text:p>
          </table:table-cell>
          <table:table-cell table:number-columns-repeated="7"/>
          <table:table-cell table:formula="of:=AVERAGE([.EU2:.EU16])" office:value-type="float" office:value="0">
            <text:p>#DIV/0!</text:p>
          </table:table-cell>
          <table:table-cell table:number-columns-repeated="7"/>
          <table:table-cell table:formula="of:=AVERAGE([.FC2:.FC16])" office:value-type="float" office:value="0.362621656457764">
            <text:p>0.36</text:p>
          </table:table-cell>
          <table:table-cell table:number-columns-repeated="12"/>
          <table:table-cell table:formula="of:=AVERAGE([.FP2:.FP16])" office:value-type="float" office:value="0.491517824692086">
            <text:p>0.49</text:p>
          </table:table-cell>
          <table:table-cell table:number-columns-repeated="7"/>
          <table:table-cell table:formula="of:=AVERAGE([.FX2:.FX16])" office:value-type="float" office:value="0">
            <text:p>#DIV/0!</text:p>
          </table:table-cell>
          <table:table-cell table:number-columns-repeated="7"/>
          <table:table-cell table:formula="of:=AVERAGE([.GF2:.GF16])" office:value-type="float" office:value="0.097022954370141">
            <text:p>0.1</text:p>
          </table:table-cell>
          <table:table-cell table:number-columns-repeated="7"/>
          <table:table-cell table:formula="of:=AVERAGE([.GN2:.GN16])" office:value-type="float" office:value="0.0505961338730121">
            <text:p>0.05</text:p>
          </table:table-cell>
          <table:table-cell table:number-columns-repeated="7"/>
          <table:table-cell table:formula="of:=AVERAGE([.GV2:.GV16])" office:value-type="float" office:value="0.433012884843541">
            <text:p>0.43</text:p>
          </table:table-cell>
          <table:table-cell table:number-columns-repeated="12"/>
          <table:table-cell table:formula="of:=AVERAGE([.HI2:.HI16])" office:value-type="float" office:value="0">
            <text:p>#DIV/0!</text:p>
          </table:table-cell>
          <table:table-cell table:number-columns-repeated="7"/>
          <table:table-cell table:formula="of:=AVERAGE([.HQ2:.HQ16])" office:value-type="float" office:value="0.0650088301156932">
            <text:p>0.07</text:p>
          </table:table-cell>
          <table:table-cell table:number-columns-repeated="7"/>
          <table:table-cell table:formula="of:=AVERAGE([.HY2:.HY16])" office:value-type="float" office:value="0.0884962576018463">
            <text:p>0.09</text:p>
          </table:table-cell>
          <table:table-cell table:number-columns-repeated="7"/>
          <table:table-cell table:formula="of:=AVERAGE([.IG2:.IG16])" office:value-type="float" office:value="0.0110694370686159">
            <text:p>0.01</text:p>
          </table:table-cell>
          <table:table-cell table:number-columns-repeated="7"/>
          <table:table-cell table:formula="of:=AVERAGE([.IO2:.IO16])" office:value-type="float" office:value="0.103572482678094">
            <text:p>0.1</text:p>
          </table:table-cell>
          <table:table-cell table:number-columns-repeated="7"/>
          <table:table-cell table:formula="of:=AVERAGE([.IW2:.IW16])" office:value-type="float" office:value="0.0170326292215864">
            <text:p>0.02</text:p>
          </table:table-cell>
          <table:table-cell table:number-columns-repeated="7"/>
          <table:table-cell table:formula="of:=AVERAGE([.JE2:.JE16])" office:value-type="float" office:value="0.014984546084857">
            <text:p>0.01</text:p>
          </table:table-cell>
          <table:table-cell table:number-columns-repeated="7"/>
          <table:table-cell table:formula="of:=AVERAGE([.JM2:.JM16])" office:value-type="float" office:value="0.0559986413332113">
            <text:p>0.06</text:p>
          </table:table-cell>
          <table:table-cell table:number-columns-repeated="7"/>
          <table:table-cell table:formula="of:=AVERAGE([.JU2:.JU16])" office:value-type="float" office:value="0.146224782363537">
            <text:p>0.15</text:p>
          </table:table-cell>
          <table:table-cell table:number-columns-repeated="12"/>
          <table:table-cell table:formula="of:=AVERAGE([.KH2:.KH16])" office:value-type="float" office:value="0.277202984219907">
            <text:p>0.28</text:p>
          </table:table-cell>
          <table:table-cell table:number-columns-repeated="7"/>
          <table:table-cell table:formula="of:=AVERAGE([.KP2:.KP16])" office:value-type="float" office:value="0.0693129764668548">
            <text:p>0.07</text:p>
          </table:table-cell>
          <table:table-cell table:number-columns-repeated="7"/>
          <table:table-cell table:formula="of:=AVERAGE([.KX2:.KX16])" office:value-type="float" office:value="0.045028394361565">
            <text:p>0.05</text:p>
          </table:table-cell>
          <table:table-cell table:number-columns-repeated="7"/>
          <table:table-cell table:formula="of:=AVERAGE([.LF2:.LF16])" office:value-type="float" office:value="0.0254661215633403">
            <text:p>0.03</text:p>
          </table:table-cell>
          <table:table-cell table:number-columns-repeated="7"/>
          <table:table-cell table:formula="of:=AVERAGE([.LN2:.LN16])" office:value-type="float" office:value="0.223007379459496">
            <text:p>0.22</text:p>
          </table:table-cell>
          <table:table-cell table:number-columns-repeated="7"/>
          <table:table-cell table:formula="of:=AVERAGE([.LV2:.LV16])" office:value-type="float" office:value="0.0248618142329737">
            <text:p>0.02</text:p>
          </table:table-cell>
          <table:table-cell table:number-columns-repeated="7"/>
          <table:table-cell table:formula="of:=AVERAGE([.MD2:.MD16])" office:value-type="float" office:value="0.0375880218989178">
            <text:p>0.04</text:p>
          </table:table-cell>
          <table:table-cell table:number-columns-repeated="7"/>
          <table:table-cell table:formula="of:=AVERAGE([.ML2:.ML16])" office:value-type="float" office:value="0.0433961620029024">
            <text:p>0.04</text:p>
          </table:table-cell>
          <table:table-cell table:number-columns-repeated="7"/>
          <table:table-cell table:formula="of:=AVERAGE([.MT2:.MT16])" office:value-type="float" office:value="0.223404281278013">
            <text:p>0.22</text:p>
          </table:table-cell>
          <table:table-cell table:number-columns-repeated="12"/>
          <table:table-cell table:formula="of:=AVERAGE([.NG2:.NG16])" office:value-type="float" office:value="0.0983783857029135">
            <text:p>0.1</text:p>
          </table:table-cell>
          <table:table-cell table:number-columns-repeated="7"/>
          <table:table-cell table:formula="of:=AVERAGE([.NO2:.NO16])" office:value-type="float" office:value="0.0670355312167178">
            <text:p>0.07</text:p>
          </table:table-cell>
          <table:table-cell table:number-columns-repeated="7"/>
          <table:table-cell table:formula="of:=AVERAGE([.NW2:.NW16])" office:value-type="float" office:value="0.0554166377867682">
            <text:p>0.06</text:p>
          </table:table-cell>
          <table:table-cell table:number-columns-repeated="5"/>
          <table:table-cell table:formula="of:=AVERAGE([.OC2:.OC16])" office:value-type="float" office:value="0.0454778105016238">
            <text:p>0.05</text:p>
          </table:table-cell>
          <table:table-cell table:number-columns-repeated="5"/>
          <table:table-cell table:formula="of:=AVERAGE([.OI2:.OI16])" office:value-type="float" office:value="0.246636418006611">
            <text:p>0.25</text:p>
          </table:table-cell>
          <table:table-cell table:number-columns-repeated="8"/>
          <table:table-cell table:formula="of:=AVERAGE([.OR2:.OR16])" office:value-type="float" office:value="0.188230925513093">
            <text:p>0.19</text:p>
          </table:table-cell>
          <table:table-cell table:number-columns-repeated="5"/>
          <table:table-cell table:formula="of:=AVERAGE([.OX2:.OX16])" office:value-type="float" office:value="0.0825423400396971">
            <text:p>0.08</text:p>
          </table:table-cell>
          <table:table-cell table:number-columns-repeated="5"/>
          <table:table-cell table:formula="of:=AVERAGE([.PD2:.PD16])" office:value-type="float" office:value="0.123825214689869">
            <text:p>0.12</text:p>
          </table:table-cell>
          <table:table-cell table:number-columns-repeated="27"/>
          <table:table-cell table:formula="of:=AVERAGE([.QF2:.QF16])" office:value-type="float" office:value="0.0026028231576327">
            <text:p>0</text:p>
          </table:table-cell>
          <table:table-cell table:number-columns-repeated="7"/>
          <table:table-cell table:formula="of:=AVERAGE([.QN2:.QN16])" office:value-type="float" office:value="0.0358206989807038">
            <text:p>0.04</text:p>
          </table:table-cell>
          <table:table-cell table:number-columns-repeated="7"/>
          <table:table-cell table:formula="of:=AVERAGE([.QV2:.QV16])" office:value-type="float" office:value="0.0038950206738774">
            <text:p>0</text:p>
          </table:table-cell>
          <table:table-cell table:number-columns-repeated="7"/>
          <table:table-cell table:formula="of:=AVERAGE([.RD2:.RD16])" office:value-type="float" office:value="0.00406692843329004">
            <text:p>0</text:p>
          </table:table-cell>
          <table:table-cell table:number-columns-repeated="7"/>
          <table:table-cell table:formula="of:=AVERAGE([.RL2:.RL16])" office:value-type="float" office:value="0.053357150609989">
            <text:p>0.05</text:p>
          </table:table-cell>
          <table:table-cell table:number-columns-repeated="7"/>
          <table:table-cell table:formula="of:=AVERAGE([.RT2:.RT16])" office:value-type="float" office:value="0.103026745074142">
            <text:p>0.1</text:p>
          </table:table-cell>
          <table:table-cell table:number-columns-repeated="12"/>
          <table:table-cell table:formula="of:=AVERAGE([.SG2:.SG16])" office:value-type="float" office:value="0.0578194600397744">
            <text:p>0.06</text:p>
          </table:table-cell>
          <table:table-cell table:number-columns-repeated="7"/>
          <table:table-cell table:formula="of:=AVERAGE([.SO2:.SO16])" office:value-type="float" office:value="0.0541897414563677">
            <text:p>0.05</text:p>
          </table:table-cell>
          <table:table-cell table:number-columns-repeated="7"/>
          <table:table-cell table:formula="of:=AVERAGE([.SW2:.SW16])" office:value-type="float" office:value="0.0358681296792809">
            <text:p>0.04</text:p>
          </table:table-cell>
          <table:table-cell table:number-columns-repeated="7"/>
          <table:table-cell table:formula="of:=AVERAGE([.TE2:.TE16])" office:value-type="float" office:value="0.0606298196833788">
            <text:p>0.06</text:p>
          </table:table-cell>
          <table:table-cell table:number-columns-repeated="7"/>
          <table:table-cell table:formula="of:=AVERAGE([.TM2:.TM16])" office:value-type="float" office:value="0.0180836542014852">
            <text:p>0.02</text:p>
          </table:table-cell>
          <table:table-cell table:number-columns-repeated="7"/>
          <table:table-cell table:formula="of:=AVERAGE([.TU2:.TU16])" office:value-type="float" office:value="0.184192750256688">
            <text:p>0.18</text:p>
          </table:table-cell>
          <table:table-cell table:number-columns-repeated="10"/>
          <table:table-cell/>
          <table:table-cell/>
          <table:table-cell table:formula="of:=AVERAGE([.UH2:.UH16])" office:value-type="float" office:value="0.198422639466571">
            <text:p>0.2</text:p>
          </table:table-cell>
          <table:table-cell table:number-columns-repeated="7"/>
          <table:table-cell table:formula="of:=AVERAGE([.UP2:.UP16])" office:value-type="float" office:value="0.0222189833826087">
            <text:p>0.02</text:p>
          </table:table-cell>
          <table:table-cell table:number-columns-repeated="7"/>
          <table:table-cell table:formula="of:=AVERAGE([.UX2:.UX16])" office:value-type="float" office:value="0.029337076762566">
            <text:p>0.03</text:p>
          </table:table-cell>
          <table:table-cell table:number-columns-repeated="7"/>
          <table:table-cell table:formula="of:=AVERAGE([.VF2:.VF16])" office:value-type="float" office:value="0.0241353049311907">
            <text:p>0.02</text:p>
          </table:table-cell>
          <table:table-cell table:number-columns-repeated="7"/>
          <table:table-cell table:formula="of:=AVERAGE([.VN2:.VN16])" office:value-type="float" office:value="0.001692648318364">
            <text:p>0</text:p>
          </table:table-cell>
          <table:table-cell table:number-columns-repeated="7"/>
          <table:table-cell table:formula="of:=AVERAGE([.VV2:.VV16])" office:value-type="float" office:value="0.050729739051377">
            <text:p>0.05</text:p>
          </table:table-cell>
          <table:table-cell table:number-columns-repeated="7"/>
          <table:table-cell table:formula="of:=AVERAGE([.WD2:.WD16])" office:value-type="float" office:value="0.00187061180669615">
            <text:p>0</text:p>
          </table:table-cell>
          <table:table-cell table:number-columns-repeated="6"/>
          <table:table-cell/>
          <table:table-cell table:formula="of:=AVERAGE([.WL2:.WL16])" office:value-type="float" office:value="0.00105283480080871">
            <text:p>0</text:p>
          </table:table-cell>
          <table:table-cell table:number-columns-repeated="7"/>
          <table:table-cell table:formula="of:=AVERAGE([.WT2:.WT16])" office:value-type="float" office:value="0.00234004599840955">
            <text:p>0</text:p>
          </table:table-cell>
          <table:table-cell table:number-columns-repeated="7"/>
          <table:table-cell table:formula="of:=AVERAGE([.XB2:.XB16])" office:value-type="float" office:value="0.240380375367877">
            <text:p>0.24</text:p>
          </table:table-cell>
          <table:table-cell table:number-columns-repeated="12"/>
          <table:table-cell table:formula="of:=AVERAGE([.XO2:.XO16])" office:value-type="float" office:value="0">
            <text:p>#DIV/0!</text:p>
          </table:table-cell>
          <table:table-cell table:number-columns-repeated="7"/>
          <table:table-cell table:formula="of:=AVERAGE([.XW2:.XW16])" office:value-type="float" office:value="0.00234004599840955">
            <text:p>0</text:p>
          </table:table-cell>
          <table:table-cell table:number-columns-repeated="7"/>
          <table:table-cell table:formula="of:=AVERAGE([.YE2:.YE16])" office:value-type="float" office:value="0.000482510175153414">
            <text:p>0</text:p>
          </table:table-cell>
          <table:table-cell table:number-columns-repeated="9"/>
        </table:table-row>
        <table:table-row table:style-name="ro1">
          <table:table-cell table:number-columns-repeated="387"/>
          <table:table-cell office:value-type="string">
            <text:p>*Computation aborted before full 5 runs—too slow to use anyway</text:p>
          </table:table-cell>
          <table:table-cell table:number-columns-repeated="276"/>
        </table:table-row>
      </table:table>
      <table:table table:name="GlobalEval" table:style-name="ta1" table:print="false">
        <table:table-column table:style-name="co25" table:default-cell-style-name="ce3"/>
        <table:table-column table:style-name="co26" table:default-cell-style-name="ce6"/>
        <table:table-column table:style-name="co14" table:default-cell-style-name="ce9"/>
        <table:table-column table:style-name="co27" table:default-cell-style-name="ce6"/>
        <table:table-column table:style-name="co28" table:default-cell-style-name="ce6"/>
        <table:table-column table:style-name="co29" table:default-cell-style-name="ce12"/>
        <table:table-column table:style-name="co3" table:default-cell-style-name="ce2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6"/>
        <table:table-row table:style-name="ro1">
          <table:table-cell/>
          <table:table-cell table:formula="of:=[ARand.K1]" office:value-type="string" office:string-value="kMeansPP01">
            <text:p>kMeansPP01</text:p>
          </table:table-cell>
          <table:table-cell table:formula="of:=[ARand.L1]" office:value-type="string" office:string-value="kMeansPP01R10">
            <text:p>kMeansPP01R10</text:p>
          </table:table-cell>
          <table:table-cell table:formula="of:=[ARand.M1]" office:value-type="string" office:string-value="kMed01">
            <text:p>kMed01</text:p>
          </table:table-cell>
          <table:table-cell table:formula="of:=[ARand.N1]" office:value-type="string" office:string-value="kMed01R10">
            <text:p>kMed01R10</text:p>
          </table:table-cell>
          <table:table-cell office:value-type="string">
            <text:p>Spectral</text:p>
          </table:table-cell>
          <table:table-cell table:number-columns-repeated="2"/>
          <table:table-cell table:formula="of:=[ARand.D1]" office:value-type="string" office:string-value="kMeansPP01Gap">
            <text:p>kMeansPP01Gap</text:p>
          </table:table-cell>
          <table:table-cell table:formula="of:=[ARand.E1]" office:value-type="string" office:string-value="kMeansPPSimpSil">
            <text:p>kMeansPPSimpSil</text:p>
          </table:table-cell>
          <table:table-cell table:style-name="ce16" table:formula="of:=[ARand.F1]" office:value-type="string" office:string-value="kMeansPPR10SimpSil">
            <text:p>kMeansPPR10SimpSil</text:p>
          </table:table-cell>
          <table:table-cell table:formula="of:=[ARand.G1]" office:value-type="string" office:string-value="kMed01SimpSil">
            <text:p>kMed01SimpSil</text:p>
          </table:table-cell>
          <table:table-cell table:style-name="ce16" table:formula="of:=[ARand.H1]" office:value-type="string" office:string-value="kMed01R10SimpSil">
            <text:p>kMed01R10SimpSil</text:p>
          </table:table-cell>
          <table:table-cell office:value-type="string">
            <text:p>Spectral</text:p>
          </table:table-cell>
        </table:table-row>
        <table:table-row table:style-name="ro1">
          <table:table-cell table:style-name="ce4" office:value-type="string">
            <text:p>A_Rand</text:p>
          </table:table-cell>
          <table:table-cell table:style-name="ce7" table:formula="of:=[ARand.K35]" office:value-type="float" office:value="3">
            <text:p>3</text:p>
          </table:table-cell>
          <table:table-cell table:style-name="ce10" table:formula="of:=[ARand.L35]" office:value-type="float" office:value="3.06666666666667">
            <text:p>3.07</text:p>
          </table:table-cell>
          <table:table-cell table:style-name="ce7" table:formula="of:=[ARand.M35]" office:value-type="float" office:value="3.13333333333333">
            <text:p>3.13</text:p>
          </table:table-cell>
          <table:table-cell table:style-name="ce10" table:formula="of:=[ARand.N35]" office:value-type="float" office:value="2.86666666666667">
            <text:p>2.87</text:p>
          </table:table-cell>
          <table:table-cell table:style-name="ce13" table:formula="of:=[ARand.O35]" office:value-type="float" office:value="2.33333333333333">
            <text:p>2.33</text:p>
          </table:table-cell>
          <table:table-cell/>
          <table:table-cell table:formula="of:=[.A2]" office:value-type="string" office:string-value="A_Rand">
            <text:p>A_Rand</text:p>
          </table:table-cell>
          <table:table-cell table:formula="of:=[ARand.D35]" office:value-type="float" office:value="3.66666666666667">
            <text:p>3.67</text:p>
          </table:table-cell>
          <table:table-cell table:formula="of:=[ARand.E35]" office:value-type="float" office:value="3.4">
            <text:p>3.4</text:p>
          </table:table-cell>
          <table:table-cell table:formula="of:=[ARand.F35]" office:value-type="float" office:value="3.6">
            <text:p>3.6</text:p>
          </table:table-cell>
          <table:table-cell table:formula="of:=[ARand.G35]" office:value-type="float" office:value="3.2">
            <text:p>3.2</text:p>
          </table:table-cell>
          <table:table-cell table:style-name="ce17" table:formula="of:=[ARand.H35]" office:value-type="float" office:value="2.86666666666667">
            <text:p>2.87</text:p>
          </table:table-cell>
          <table:table-cell table:style-name="ce15" table:formula="of:=[ARand.I35]" office:value-type="float" office:value="3.2">
            <text:p>3.2</text:p>
          </table:table-cell>
        </table:table-row>
        <table:table-row table:style-name="ro1">
          <table:table-cell table:style-name="ce5" office:value-type="string">
            <text:p>Stability</text:p>
          </table:table-cell>
          <table:table-cell table:style-name="ce8" table:formula="of:=[Stab.J33]" office:value-type="float" office:value="2.93333333333333">
            <text:p>2.93</text:p>
          </table:table-cell>
          <table:table-cell table:style-name="ce11" table:formula="of:=[Stab.K33]" office:value-type="float" office:value="1.26666666666667">
            <text:p>1.27</text:p>
          </table:table-cell>
          <table:table-cell table:style-name="ce8" table:formula="of:=[Stab.L33]" office:value-type="float" office:value="3.06666666666667">
            <text:p>3.07</text:p>
          </table:table-cell>
          <table:table-cell table:style-name="ce8" table:formula="of:=[Stab.M33]" office:value-type="float" office:value="2.73333333333333">
            <text:p>2.73</text:p>
          </table:table-cell>
          <table:table-cell table:style-name="ce14" office:value-type="string">
            <text:p>N/A</text:p>
          </table:table-cell>
          <table:table-cell/>
          <table:table-cell table:formula="of:=[.A3]" office:value-type="string" office:string-value="Stability">
            <text:p>Stability</text:p>
          </table:table-cell>
          <table:table-cell table:formula="of:=[Stab.D33]" office:value-type="float" office:value="4.46666666666667">
            <text:p>4.47</text:p>
          </table:table-cell>
          <table:table-cell table:formula="of:=[Stab.E33]" office:value-type="float" office:value="2.73333333333333">
            <text:p>2.73</text:p>
          </table:table-cell>
          <table:table-cell table:style-name="ce17" table:formula="of:=[Stab.F33]" office:value-type="float" office:value="1.4">
            <text:p>1.4</text:p>
          </table:table-cell>
          <table:table-cell table:formula="of:=[Stab.G33]" office:value-type="float" office:value="3.4">
            <text:p>3.4</text:p>
          </table:table-cell>
          <table:table-cell table:formula="of:=[Stab.H33]" office:value-type="float" office:value="3">
            <text:p>3</text:p>
          </table:table-cell>
          <table:table-cell table:style-name="ce15" office:value-type="string">
            <text:p>N/A</text:p>
          </table:table-cell>
        </table:table-row>
        <table:table-row table:style-name="ro1">
          <table:table-cell table:style-name="Default" table:number-columns-repeated="7"/>
          <table:table-cell office:value-type="string">
            <text:p>AbsKDiff</text:p>
          </table:table-cell>
          <table:table-cell table:formula="of:=[KDiff.C51]" office:value-type="float" office:value="2.6">
            <text:p>2.6</text:p>
          </table:table-cell>
          <table:table-cell table:formula="of:=[KDiff.D51]" office:value-type="float" office:value="2.66666666666667">
            <text:p>2.67</text:p>
          </table:table-cell>
          <table:table-cell table:formula="of:=[KDiff.E51]" office:value-type="float" office:value="2.33333333333333">
            <text:p>2.33</text:p>
          </table:table-cell>
          <table:table-cell table:formula="of:=[KDiff.F51]" office:value-type="float" office:value="2.73333333333333">
            <text:p>2.73</text:p>
          </table:table-cell>
          <table:table-cell table:formula="of:=[KDiff.G51]" office:value-type="float" office:value="2.46666666666667">
            <text:p>2.47</text:p>
          </table:table-cell>
          <table:table-cell table:formula="of:=[KDiff.H51]" office:value-type="float" office:value="1.8">
            <text:p>1.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2/17/2020</text:date>, <text:time>16:2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50DT15H38M18S</meta:editing-duration>
    <meta:editing-cycles>1487</meta:editing-cycles>
    <meta:generator>OpenOffice/4.1.2$Win32 OpenOffice.org_project/412m3$Build-9782</meta:generator>
    <dc:date>2020-02-17T16:22:16.80</dc:date>
    <meta:document-statistic meta:table-count="9" meta:cell-count="13021" meta:object-count="0"/>
    <meta:user-defined meta:name="Info 1"/>
    <meta:user-defined meta:name="Info 2"/>
    <meta:user-defined meta:name="Info 3"/>
    <meta:user-defined meta:name="Info 4"/>
  </office:meta>
</office:document-meta>
</file>